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1.5035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1.2217in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>
      <style:table-cell-properties fo:background-color="#ff0000"/>
    </style:style>
    <style:style style:name="ce3" style:family="table-cell" style:parent-style-name="Default" style:data-style-name="N126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3" table:number-columns-repeated="3" table:default-cell-style-name="Default"/>
        <table:table-row table:style-name="ro2">
          <table:table-cell table:style-name="ce1" office:value-type="string">
            <text:p>mm/rotation</text:p>
          </table:table-cell>
          <table:table-cell table:style-name="ce1" office:value-type="string">
            <text:p>steps/rotation</text:p>
          </table:table-cell>
          <table:table-cell table:style-name="ce1" office:value-type="string">
            <text:p>microsteps</text:p>
          </table:table-cell>
          <table:table-cell office:value-type="string">
            <text:p>length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table:style-name="Default" office:value-type="string">
            <text:p>minh</text:p>
          </table:table-cell>
          <table:table-cell office:value-type="string">
            <text:p>maxd</text:p>
          </table:table-cell>
          <table:table-cell table:number-columns-repeated="3"/>
        </table:table-row>
        <table:table-row table:style-name="ro2">
          <table:table-cell table:formula="of:= 1/13 * 25.4" office:value-type="float" office:value="1.95384615384615">
            <text:p>1.95384615384615</text:p>
          </table:table-cell>
          <table:table-cell table:formula="of:=200*[.C2]" office:value-type="float" office:value="3200">
            <text:p>3200</text:p>
          </table:table-cell>
          <table:table-cell office:value-type="float" office:value="16">
            <text:p>16</text:p>
          </table:table-cell>
          <table:table-cell table:formula="of:=330/2" office:value-type="float" office:value="165">
            <text:p>165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style-name="Default" table:formula="of:=SQRT(ABS([.H2]^2-[.D2]^2))" office:value-type="float" office:value="72.9451848993475">
            <text:p>72.9451848993475</text:p>
          </table:table-cell>
          <table:table-cell office:value-type="float" office:value="148">
            <text:p>148</text:p>
          </table:table-cell>
          <table:table-cell table:number-columns-repeated="3"/>
        </table:table-row>
        <table:table-row table:style-name="ro2">
          <table:table-cell office:value-type="string">
            <text:p>layer ht</text:p>
          </table:table-cell>
          <table:table-cell office:value-type="string">
            <text:p>steps/mm</text:p>
          </table:table-cell>
          <table:table-cell office:value-type="string">
            <text:p>mm/step</text:p>
          </table:table-cell>
          <table:table-cell office:value-type="string">
            <text:p>tiers</text:p>
          </table:table-cell>
          <table:table-cell table:number-columns-repeated="2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number-columns-repeated="3"/>
        </table:table-row>
        <table:table-row table:style-name="ro2">
          <table:table-cell office:value-type="float" office:value="0.3">
            <text:p>0.3</text:p>
          </table:table-cell>
          <table:table-cell table:formula="of:=[.B2]/[.A2]" office:value-type="float" office:value="1637.79527559055">
            <text:p>1637.79527559055</text:p>
          </table:table-cell>
          <table:table-cell table:formula="of:=1/[.B4]" office:value-type="float" office:value="0.000610576923076923">
            <text:p>0.000610576923076923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max error between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20">
            <text:p>320</text:p>
          </table:table-cell>
          <table:table-cell table:style-name="ce1" office:value-type="string">
            <text:p>mm</text:p>
          </table:table-cell>
          <table:table-cell table:formula="of:=MATCH([.G4];[.A10:.A1300])" office:value-type="float" office:value="216">
            <text:p>216</text:p>
          </table:table-cell>
          <table:table-cell table:formula="of:=ADDRESS([.J4];8)" office:value-type="string" office:string-value="$H$216">
            <text:p>$H$216</text:p>
          </table:table-cell>
        </table:table-row>
        <table:table-row table:style-name="ro2">
          <table:table-cell table:number-columns-repeated="5"/>
          <table:table-cell table:style-name="ce2" table:formula="of:=MAX([.H225:.H1076])*([.$D$4]*2)" office:value-type="float" office:value="0.00342684405526938">
            <text:p>0.00343</text:p>
          </table:table-cell>
          <table:table-cell table:style-name="Default"/>
          <table:table-cell table:number-columns-repeated="2"/>
          <table:table-cell table:formula="of:=MATCH([.H4];[.A10:.A1300])" office:value-type="float" office:value="1066">
            <text:p>1066</text:p>
          </table:table-cell>
          <table:table-cell table:formula="of:=ADDRESS([.J5];8)" office:value-type="string" office:string-value="$H$1066">
            <text:p>$H$1066</text:p>
          </table:table-cell>
        </table:table-row>
        <table:table-row table:style-name="ro2">
          <table:table-cell table:number-columns-repeated="4"/>
          <table:table-cell office:value-type="string">
            <text:p>max d</text:p>
          </table:table-cell>
          <table:table-cell table:style-name="ce3" table:formula="of:=MAX([.C471:.C1076])*2" office:value-type="float" office:value="299.482954439815">
            <text:p>299.48295</text:p>
          </table:table-cell>
          <table:table-cell table:style-name="Default" office:value-type="string">
            <text:p>travel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min d</text:p>
          </table:table-cell>
          <table:table-cell table:style-name="ce3" table:formula="of:=MIN([.C471:.C1381])*2" office:value-type="float" office:value="0.0000668388956754121">
            <text:p>0.00007</text:p>
          </table:table-cell>
          <table:table-cell table:style-name="Default" table:formula="of:=[.F6]-[.F7]" office:value-type="float" office:value="299.482887600919">
            <text:p>299.482887600919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D2]" office:value-type="float" office:value="165">
            <text:p>165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ayer ht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bsolute steps</text:p>
          </table:table-cell>
          <table:table-cell office:value-type="string">
            <text:p>actual step</text:p>
          </table:table-cell>
          <table:table-cell office:value-type="string">
            <text:p>actual d</text:p>
          </table:table-cell>
          <table:table-cell table:style-name="Default" office:value-type="string">
            <text:p>actual h</text:p>
          </table:table-cell>
          <table:table-cell office:value-type="string">
            <text:p>error in ht mm</text:p>
          </table:table-cell>
          <table:table-cell table:number-columns-repeated="3"/>
        </table:table-row>
        <table:table-row table:style-name="ro2">
          <table:table-cell table:formula="of:=[.A4]" office:value-type="float" office:value="0.3">
            <text:p>0.3</text:p>
          </table:table-cell>
          <table:table-cell table:formula="of:=[.A10]/([.$D$4]*2)" office:value-type="float" office:value="0.15">
            <text:p>0.15</text:p>
          </table:table-cell>
          <table:table-cell table:formula="of:=SQRT(ABS([.$D$2]^2-[.B10]^2))" office:value-type="float" office:value="164.999931818168">
            <text:p>164.999931818168</text:p>
          </table:table-cell>
          <table:table-cell table:formula="of:=([.$C$8]-[.C10])*[.$B$4]" office:value-type="float" office:value="0.1116678827596">
            <text:p>0.1116678827596</text:p>
          </table:table-cell>
          <table:table-cell table:formula="of:=ROUND([.D10])" office:value-type="float" office:value="0">
            <text:p>0</text:p>
          </table:table-cell>
          <table:table-cell table:formula="of:=([.$C$8]-([.E10]*[.$C$4]))" office:value-type="float" office:value="165">
            <text:p>165</text:p>
          </table:table-cell>
          <table:table-cell table:formula="of:=SQRT(ABS([.$D$2]^2-[.F10]^2))" office:value-type="float" office:value="0">
            <text:p>0</text:p>
          </table:table-cell>
          <table:table-cell table:formula="of:=ABS([.B10]-[.G10])" office:value-type="float" office:value="0.15">
            <text:p>0.15</text:p>
          </table:table-cell>
          <table:table-cell table:number-columns-repeated="3"/>
        </table:table-row>
        <table:table-row table:style-name="ro2">
          <table:table-cell table:formula="of:=[.A10]+[.A$4]" office:value-type="float" office:value="0.6">
            <text:p>0.6</text:p>
          </table:table-cell>
          <table:table-cell table:formula="of:=[.A11]/([.$D$4]*2)" office:value-type="float" office:value="0.3">
            <text:p>0.3</text:p>
          </table:table-cell>
          <table:table-cell table:formula="of:=SQRT(ABS([.$D$2]^2-[.B11]^2))" office:value-type="float" office:value="164.999727272502">
            <text:p>164.999727272502</text:p>
          </table:table-cell>
          <table:table-cell table:formula="of:=([.$C$8]-[.C11])*[.$B$4]" office:value-type="float" office:value="0.446671807958052">
            <text:p>0.446671807958052</text:p>
          </table:table-cell>
          <table:table-cell table:formula="of:=ROUND([.D11])" office:value-type="float" office:value="0">
            <text:p>0</text:p>
          </table:table-cell>
          <table:table-cell table:formula="of:=([.$C$8]-([.E11]*[.$C$4]))" office:value-type="float" office:value="165">
            <text:p>165</text:p>
          </table:table-cell>
          <table:table-cell table:formula="of:=SQRT(ABS([.$D$2]^2-[.F11]^2))" office:value-type="float" office:value="0">
            <text:p>0</text:p>
          </table:table-cell>
          <table:table-cell table:formula="of:=ABS([.B11]-[.G11])" office:value-type="float" office:value="0.3">
            <text:p>0.3</text:p>
          </table:table-cell>
          <table:table-cell table:number-columns-repeated="3"/>
        </table:table-row>
        <table:table-row table:style-name="ro2">
          <table:table-cell table:formula="of:=[.A11]+[.A$4]" office:value-type="float" office:value="0.9">
            <text:p>0.9</text:p>
          </table:table-cell>
          <table:table-cell table:formula="of:=[.A12]/([.$D$4]*2)" office:value-type="float" office:value="0.45">
            <text:p>0.45</text:p>
          </table:table-cell>
          <table:table-cell table:formula="of:=SQRT(ABS([.$D$2]^2-[.B12]^2))" office:value-type="float" office:value="164.999386362495">
            <text:p>164.999386362495</text:p>
          </table:table-cell>
          <table:table-cell table:formula="of:=([.$C$8]-[.C12])*[.$B$4]" office:value-type="float" office:value="1.00501260612157">
            <text:p>1.00501260612157</text:p>
          </table:table-cell>
          <table:table-cell table:formula="of:=ROUND([.D12])" office:value-type="float" office:value="1">
            <text:p>1</text:p>
          </table:table-cell>
          <table:table-cell table:formula="of:=([.$C$8]-([.E12]*[.$C$4]))" office:value-type="float" office:value="164.999389423077">
            <text:p>164.999389423077</text:p>
          </table:table-cell>
          <table:table-cell table:formula="of:=SQRT(ABS([.$D$2]^2-[.F12]^2))" office:value-type="float" office:value="0.448876388116312">
            <text:p>0.448876388116312</text:p>
          </table:table-cell>
          <table:table-cell table:formula="of:=ABS([.B12]-[.G12])" office:value-type="float" office:value="0.00112361188368798">
            <text:p>0.00112361188368798</text:p>
          </table:table-cell>
          <table:table-cell table:number-columns-repeated="3"/>
        </table:table-row>
        <table:table-row table:style-name="ro2">
          <table:table-cell table:formula="of:=[.A12]+[.A$4]" office:value-type="float" office:value="1.2">
            <text:p>1.2</text:p>
          </table:table-cell>
          <table:table-cell table:formula="of:=[.A13]/([.$D$4]*2)" office:value-type="float" office:value="0.6">
            <text:p>0.6</text:p>
          </table:table-cell>
          <table:table-cell table:formula="of:=SQRT(ABS([.$D$2]^2-[.B13]^2))" office:value-type="float" office:value="164.998909087303">
            <text:p>164.998909087303</text:p>
          </table:table-cell>
          <table:table-cell table:formula="of:=([.$C$8]-[.C13])*[.$B$4]" office:value-type="float" office:value="1.78669166161567">
            <text:p>1.78669166161567</text:p>
          </table:table-cell>
          <table:table-cell table:formula="of:=ROUND([.D13])" office:value-type="float" office:value="2">
            <text:p>2</text:p>
          </table:table-cell>
          <table:table-cell table:formula="of:=([.$C$8]-([.E13]*[.$C$4]))" office:value-type="float" office:value="164.998778846154">
            <text:p>164.998778846154</text:p>
          </table:table-cell>
          <table:table-cell table:formula="of:=SQRT(ABS([.$D$2]^2-[.F13]^2))" office:value-type="float" office:value="0.634806488637737">
            <text:p>0.634806488637737</text:p>
          </table:table-cell>
          <table:table-cell table:formula="of:=ABS([.B13]-[.G13])" office:value-type="float" office:value="0.0348064886377371">
            <text:p>0.0348064886377371</text:p>
          </table:table-cell>
          <table:table-cell table:number-columns-repeated="3"/>
        </table:table-row>
        <table:table-row table:style-name="ro2">
          <table:table-cell table:formula="of:=[.A13]+[.A$4]" office:value-type="float" office:value="1.5">
            <text:p>1.5</text:p>
          </table:table-cell>
          <table:table-cell table:formula="of:=[.A14]/([.$D$4]*2)" office:value-type="float" office:value="0.75">
            <text:p>0.75</text:p>
          </table:table-cell>
          <table:table-cell table:formula="of:=SQRT(ABS([.$D$2]^2-[.B14]^2))" office:value-type="float" office:value="164.998295445741">
            <text:p>164.998295445741</text:p>
          </table:table-cell>
          <table:table-cell table:formula="of:=([.$C$8]-[.C14])*[.$B$4]" office:value-type="float" office:value="2.79171091255208">
            <text:p>2.79171091255208</text:p>
          </table:table-cell>
          <table:table-cell table:formula="of:=ROUND([.D14])" office:value-type="float" office:value="3">
            <text:p>3</text:p>
          </table:table-cell>
          <table:table-cell table:formula="of:=([.$C$8]-([.E14]*[.$C$4]))" office:value-type="float" office:value="164.998168269231">
            <text:p>164.998168269231</text:p>
          </table:table-cell>
          <table:table-cell table:formula="of:=SQRT(ABS([.$D$2]^2-[.F14]^2))" office:value-type="float" office:value="0.777475272022521">
            <text:p>0.777475272022521</text:p>
          </table:table-cell>
          <table:table-cell table:formula="of:=ABS([.B14]-[.G14])" office:value-type="float" office:value="0.0274752720225206">
            <text:p>0.0274752720225206</text:p>
          </table:table-cell>
          <table:table-cell table:number-columns-repeated="3"/>
        </table:table-row>
        <table:table-row table:style-name="ro2">
          <table:table-cell table:formula="of:=[.A14]+[.A$4]" office:value-type="float" office:value="1.8">
            <text:p>1.8</text:p>
          </table:table-cell>
          <table:table-cell table:formula="of:=[.A15]/([.$D$4]*2)" office:value-type="float" office:value="0.9">
            <text:p>0.9</text:p>
          </table:table-cell>
          <table:table-cell table:formula="of:=SQRT(ABS([.$D$2]^2-[.B15]^2))" office:value-type="float" office:value="164.997545436288">
            <text:p>164.997545436288</text:p>
          </table:table-cell>
          <table:table-cell table:formula="of:=([.$C$8]-[.C15])*[.$B$4]" office:value-type="float" office:value="4.02007285078873">
            <text:p>4.02007285078873</text:p>
          </table:table-cell>
          <table:table-cell table:formula="of:=ROUND([.D15])" office:value-type="float" office:value="4">
            <text:p>4</text:p>
          </table:table-cell>
          <table:table-cell table:formula="of:=([.$C$8]-([.E15]*[.$C$4]))" office:value-type="float" office:value="164.997557692308">
            <text:p>164.997557692308</text:p>
          </table:table-cell>
          <table:table-cell table:formula="of:=SQRT(ABS([.$D$2]^2-[.F15]^2))" office:value-type="float" office:value="0.897750284656001">
            <text:p>0.897750284656001</text:p>
          </table:table-cell>
          <table:table-cell table:formula="of:=ABS([.B15]-[.G15])" office:value-type="float" office:value="0.00224971534399898">
            <text:p>0.00224971534399898</text:p>
          </table:table-cell>
          <table:table-cell table:number-columns-repeated="3"/>
        </table:table-row>
        <table:table-row table:style-name="ro2">
          <table:table-cell table:formula="of:=[.A15]+[.A$4]" office:value-type="float" office:value="2.1">
            <text:p>2.1</text:p>
          </table:table-cell>
          <table:table-cell table:formula="of:=[.A16]/([.$D$4]*2)" office:value-type="float" office:value="1.05">
            <text:p>1.05</text:p>
          </table:table-cell>
          <table:table-cell table:formula="of:=SQRT(ABS([.$D$2]^2-[.B16]^2))" office:value-type="float" office:value="164.996659057085">
            <text:p>164.996659057085</text:p>
          </table:table-cell>
          <table:table-cell table:formula="of:=([.$C$8]-[.C16])*[.$B$4]" office:value-type="float" office:value="5.47178052197631">
            <text:p>5.47178052197631</text:p>
          </table:table-cell>
          <table:table-cell table:formula="of:=ROUND([.D16])" office:value-type="float" office:value="5">
            <text:p>5</text:p>
          </table:table-cell>
          <table:table-cell table:formula="of:=([.$C$8]-([.E16]*[.$C$4]))" office:value-type="float" office:value="164.996947115385">
            <text:p>164.996947115385</text:p>
          </table:table-cell>
          <table:table-cell table:formula="of:=SQRT(ABS([.$D$2]^2-[.F16]^2))" office:value-type="float" office:value="1.00371440309055">
            <text:p>1.00371440309055</text:p>
          </table:table-cell>
          <table:table-cell table:formula="of:=ABS([.B16]-[.G16])" office:value-type="float" office:value="0.0462855969094482">
            <text:p>0.0462855969094482</text:p>
          </table:table-cell>
          <table:table-cell table:number-columns-repeated="3"/>
        </table:table-row>
        <table:table-row table:style-name="ro2">
          <table:table-cell table:formula="of:=[.A16]+[.A$4]" office:value-type="float" office:value="2.4">
            <text:p>2.4</text:p>
          </table:table-cell>
          <table:table-cell table:formula="of:=[.A17]/([.$D$4]*2)" office:value-type="float" office:value="1.2">
            <text:p>1.2</text:p>
          </table:table-cell>
          <table:table-cell table:formula="of:=SQRT(ABS([.$D$2]^2-[.B17]^2))" office:value-type="float" office:value="164.995636305934">
            <text:p>164.995636305934</text:p>
          </table:table-cell>
          <table:table-cell table:formula="of:=([.$C$8]-[.C17])*[.$B$4]" office:value-type="float" office:value="7.14683752565136">
            <text:p>7.14683752565136</text:p>
          </table:table-cell>
          <table:table-cell table:formula="of:=ROUND([.D17])" office:value-type="float" office:value="7">
            <text:p>7</text:p>
          </table:table-cell>
          <table:table-cell table:formula="of:=([.$C$8]-([.E17]*[.$C$4]))" office:value-type="float" office:value="164.995725961538">
            <text:p>164.995725961538</text:p>
          </table:table-cell>
          <table:table-cell table:formula="of:=SQRT(ABS([.$D$2]^2-[.F17]^2))" office:value-type="float" office:value="1.18760870024886">
            <text:p>1.18760870024886</text:p>
          </table:table-cell>
          <table:table-cell table:formula="of:=ABS([.B17]-[.G17])" office:value-type="float" office:value="0.0123912997511446">
            <text:p>0.0123912997511446</text:p>
          </table:table-cell>
          <table:table-cell table:number-columns-repeated="3"/>
        </table:table-row>
        <table:table-row table:style-name="ro2">
          <table:table-cell table:formula="of:=[.A17]+[.A$4]" office:value-type="float" office:value="2.7">
            <text:p>2.7</text:p>
          </table:table-cell>
          <table:table-cell table:formula="of:=[.A18]/([.$D$4]*2)" office:value-type="float" office:value="1.35">
            <text:p>1.35</text:p>
          </table:table-cell>
          <table:table-cell table:formula="of:=SQRT(ABS([.$D$2]^2-[.B18]^2))" office:value-type="float" office:value="164.994477180298">
            <text:p>164.994477180298</text:p>
          </table:table-cell>
          <table:table-cell table:formula="of:=([.$C$8]-[.C18])*[.$B$4]" office:value-type="float" office:value="9.04524801523628">
            <text:p>9.04524801523628</text:p>
          </table:table-cell>
          <table:table-cell table:formula="of:=ROUND([.D18])" office:value-type="float" office:value="9">
            <text:p>9</text:p>
          </table:table-cell>
          <table:table-cell table:formula="of:=([.$C$8]-([.E18]*[.$C$4]))" office:value-type="float" office:value="164.994504807692">
            <text:p>164.994504807692</text:p>
          </table:table-cell>
          <table:table-cell table:formula="of:=SQRT(ABS([.$D$2]^2-[.F18]^2))" office:value-type="float" office:value="1.34661919799373">
            <text:p>1.34661919799373</text:p>
          </table:table-cell>
          <table:table-cell table:formula="of:=ABS([.B18]-[.G18])" office:value-type="float" office:value="0.00338080200627089">
            <text:p>0.00338080200627089</text:p>
          </table:table-cell>
          <table:table-cell table:number-columns-repeated="3"/>
        </table:table-row>
        <table:table-row table:style-name="ro2">
          <table:table-cell table:formula="of:=[.A18]+[.A$4]" office:value-type="float" office:value="3">
            <text:p>3</text:p>
          </table:table-cell>
          <table:table-cell table:formula="of:=[.A19]/([.$D$4]*2)" office:value-type="float" office:value="1.5">
            <text:p>1.5</text:p>
          </table:table-cell>
          <table:table-cell table:formula="of:=SQRT(ABS([.$D$2]^2-[.B19]^2))" office:value-type="float" office:value="164.993181677304">
            <text:p>164.993181677304</text:p>
          </table:table-cell>
          <table:table-cell table:formula="of:=([.$C$10]-[.C19])*[.$B$4]" office:value-type="float" office:value="11.0553488154194">
            <text:p>11.0553488154194</text:p>
          </table:table-cell>
          <table:table-cell table:formula="of:=ROUND([.D19])" office:value-type="float" office:value="11">
            <text:p>11</text:p>
          </table:table-cell>
          <table:table-cell table:formula="of:=([.$C$8]-([.E19]*[.$C$4]))" office:value-type="float" office:value="164.993283653846">
            <text:p>164.993283653846</text:p>
          </table:table-cell>
          <table:table-cell table:formula="of:=SQRT(ABS([.$D$2]^2-[.F19]^2))" office:value-type="float" office:value="1.48874078383701">
            <text:p>1.48874078383701</text:p>
          </table:table-cell>
          <table:table-cell table:formula="of:=ABS([.B19]-[.G19])" office:value-type="float" office:value="0.0112592161629872">
            <text:p>0.0112592161629872</text:p>
          </table:table-cell>
          <table:table-cell table:number-columns-repeated="3"/>
        </table:table-row>
        <table:table-row table:style-name="ro2">
          <table:table-cell table:formula="of:=[.A19]+[.A$4]" office:value-type="float" office:value="3.3">
            <text:p>3.3</text:p>
          </table:table-cell>
          <table:table-cell table:formula="of:=[.A20]/([.$D$4]*2)" office:value-type="float" office:value="1.65">
            <text:p>1.65</text:p>
          </table:table-cell>
          <table:table-cell table:formula="of:=SQRT(ABS([.$D$2]^2-[.B20]^2))" office:value-type="float" office:value="164.99174979374">
            <text:p>164.99174979374</text:p>
          </table:table-cell>
          <table:table-cell table:formula="of:=([.$C$10]-[.C20])*[.$B$4]" office:value-type="float" office:value="13.400480953007">
            <text:p>13.400480953007</text:p>
          </table:table-cell>
          <table:table-cell table:formula="of:=ROUND([.D20])" office:value-type="float" office:value="13">
            <text:p>13</text:p>
          </table:table-cell>
          <table:table-cell table:formula="of:=([.$C$8]-([.E20]*[.$C$4]))" office:value-type="float" office:value="164.9920625">
            <text:p>164.9920625</text:p>
          </table:table-cell>
          <table:table-cell table:formula="of:=SQRT(ABS([.$D$2]^2-[.F20]^2))" office:value-type="float" office:value="1.6184288665529">
            <text:p>1.6184288665529</text:p>
          </table:table-cell>
          <table:table-cell table:formula="of:=ABS([.B20]-[.G20])" office:value-type="float" office:value="0.0315711334470983">
            <text:p>0.0315711334470983</text:p>
          </table:table-cell>
          <table:table-cell table:number-columns-repeated="3"/>
        </table:table-row>
        <table:table-row table:style-name="ro2">
          <table:table-cell table:formula="of:=[.A20]+[.A$4]" office:value-type="float" office:value="3.6">
            <text:p>3.6</text:p>
          </table:table-cell>
          <table:table-cell table:formula="of:=[.A21]/([.$D$4]*2)" office:value-type="float" office:value="1.8">
            <text:p>1.8</text:p>
          </table:table-cell>
          <table:table-cell table:formula="of:=SQRT(ABS([.$D$2]^2-[.B21]^2))" office:value-type="float" office:value="164.990181526053">
            <text:p>164.990181526053</text:p>
          </table:table-cell>
          <table:table-cell table:formula="of:=([.$C$10]-[.C21])*[.$B$4]" office:value-type="float" office:value="15.9689823607386">
            <text:p>15.9689823607386</text:p>
          </table:table-cell>
          <table:table-cell table:formula="of:=ROUND([.D21])" office:value-type="float" office:value="16">
            <text:p>16</text:p>
          </table:table-cell>
          <table:table-cell table:formula="of:=([.$C$8]-([.E21]*[.$C$4]))" office:value-type="float" office:value="164.990230769231">
            <text:p>164.990230769231</text:p>
          </table:table-cell>
          <table:table-cell table:formula="of:=SQRT(ABS([.$D$2]^2-[.F21]^2))" office:value-type="float" office:value="1.79548063647967">
            <text:p>1.79548063647967</text:p>
          </table:table-cell>
          <table:table-cell table:formula="of:=ABS([.B21]-[.G21])" office:value-type="float" office:value="0.00451936352033067">
            <text:p>0.00451936352033067</text:p>
          </table:table-cell>
          <table:table-cell table:number-columns-repeated="3"/>
        </table:table-row>
        <table:table-row table:style-name="ro2">
          <table:table-cell table:formula="of:=[.A21]+[.A$4]" office:value-type="float" office:value="3.9">
            <text:p>3.9</text:p>
          </table:table-cell>
          <table:table-cell table:formula="of:=[.A22]/([.$D$4]*2)" office:value-type="float" office:value="1.95">
            <text:p>1.95</text:p>
          </table:table-cell>
          <table:table-cell table:formula="of:=SQRT(ABS([.$D$2]^2-[.B22]^2))" office:value-type="float" office:value="164.988476870356">
            <text:p>164.988476870356</text:p>
          </table:table-cell>
          <table:table-cell table:formula="of:=([.$C$10]-[.C22])*[.$B$4]" office:value-type="float" office:value="18.7608594081849">
            <text:p>18.7608594081849</text:p>
          </table:table-cell>
          <table:table-cell table:formula="of:=ROUND([.D22])" office:value-type="float" office:value="19">
            <text:p>19</text:p>
          </table:table-cell>
          <table:table-cell table:formula="of:=([.$C$8]-([.E22]*[.$C$4]))" office:value-type="float" office:value="164.988399038462">
            <text:p>164.988399038462</text:p>
          </table:table-cell>
          <table:table-cell table:formula="of:=SQRT(ABS([.$D$2]^2-[.F22]^2))" office:value-type="float" office:value="1.95657423201311">
            <text:p>1.95657423201311</text:p>
          </table:table-cell>
          <table:table-cell table:formula="of:=ABS([.B22]-[.G22])" office:value-type="float" office:value="0.0065742320131128">
            <text:p>0.0065742320131128</text:p>
          </table:table-cell>
          <table:table-cell table:number-columns-repeated="3"/>
        </table:table-row>
        <table:table-row table:style-name="ro2">
          <table:table-cell table:formula="of:=[.A22]+[.A$4]" office:value-type="float" office:value="4.2">
            <text:p>4.2</text:p>
          </table:table-cell>
          <table:table-cell table:formula="of:=[.A23]/([.$D$4]*2)" office:value-type="float" office:value="2.1">
            <text:p>2.1</text:p>
          </table:table-cell>
          <table:table-cell table:formula="of:=SQRT(ABS([.$D$2]^2-[.B23]^2))" office:value-type="float" office:value="164.98663582242">
            <text:p>164.98663582242</text:p>
          </table:table-cell>
          <table:table-cell table:formula="of:=([.$C$10]-[.C23])*[.$B$4]" office:value-type="float" office:value="21.7761190191287">
            <text:p>21.7761190191287</text:p>
          </table:table-cell>
          <table:table-cell table:formula="of:=ROUND([.D23])" office:value-type="float" office:value="22">
            <text:p>22</text:p>
          </table:table-cell>
          <table:table-cell table:formula="of:=([.$C$8]-([.E23]*[.$C$4]))" office:value-type="float" office:value="164.986567307692">
            <text:p>164.986567307692</text:p>
          </table:table-cell>
          <table:table-cell table:formula="of:=SQRT(ABS([.$D$2]^2-[.F23]^2))" office:value-type="float" office:value="2.10537598169996">
            <text:p>2.10537598169996</text:p>
          </table:table-cell>
          <table:table-cell table:formula="of:=ABS([.B23]-[.G23])" office:value-type="float" office:value="0.0053759816999559">
            <text:p>0.0053759816999559</text:p>
          </table:table-cell>
          <table:table-cell table:number-columns-repeated="3"/>
        </table:table-row>
        <table:table-row table:style-name="ro2">
          <table:table-cell table:formula="of:=[.A23]+[.A$4]" office:value-type="float" office:value="4.5">
            <text:p>4.5</text:p>
          </table:table-cell>
          <table:table-cell table:formula="of:=[.A24]/([.$D$4]*2)" office:value-type="float" office:value="2.25">
            <text:p>2.25</text:p>
          </table:table-cell>
          <table:table-cell table:formula="of:=SQRT(ABS([.$D$2]^2-[.B24]^2))" office:value-type="float" office:value="164.984658377681">
            <text:p>164.984658377681</text:p>
          </table:table-cell>
          <table:table-cell table:formula="of:=([.$C$10]-[.C24])*[.$B$4]" office:value-type="float" office:value="25.014768671704">
            <text:p>25.014768671704</text:p>
          </table:table-cell>
          <table:table-cell table:formula="of:=ROUND([.D24])" office:value-type="float" office:value="25">
            <text:p>25</text:p>
          </table:table-cell>
          <table:table-cell table:formula="of:=([.$C$8]-([.E24]*[.$C$4]))" office:value-type="float" office:value="164.984735576923">
            <text:p>164.984735576923</text:p>
          </table:table-cell>
          <table:table-cell table:formula="of:=SQRT(ABS([.$D$2]^2-[.F24]^2))" office:value-type="float" office:value="2.24433210839565">
            <text:p>2.24433210839565</text:p>
          </table:table-cell>
          <table:table-cell table:formula="of:=ABS([.B24]-[.G24])" office:value-type="float" office:value="0.00566789160434977">
            <text:p>0.00566789160434977</text:p>
          </table:table-cell>
          <table:table-cell table:number-columns-repeated="3"/>
        </table:table-row>
        <table:table-row table:style-name="ro2">
          <table:table-cell table:formula="of:=[.A24]+[.A$4]" office:value-type="float" office:value="4.8">
            <text:p>4.8</text:p>
          </table:table-cell>
          <table:table-cell table:formula="of:=[.A25]/([.$D$4]*2)" office:value-type="float" office:value="2.4">
            <text:p>2.4</text:p>
          </table:table-cell>
          <table:table-cell table:formula="of:=SQRT(ABS([.$D$2]^2-[.B25]^2))" office:value-type="float" office:value="164.982544531232">
            <text:p>164.982544531232</text:p>
          </table:table-cell>
          <table:table-cell table:formula="of:=([.$C$10]-[.C25])*[.$B$4]" office:value-type="float" office:value="28.4768163984426">
            <text:p>28.4768163984426</text:p>
          </table:table-cell>
          <table:table-cell table:formula="of:=ROUND([.D25])" office:value-type="float" office:value="28">
            <text:p>28</text:p>
          </table:table-cell>
          <table:table-cell table:formula="of:=([.$C$8]-([.E25]*[.$C$4]))" office:value-type="float" office:value="164.982903846154">
            <text:p>164.982903846154</text:p>
          </table:table-cell>
          <table:table-cell table:formula="of:=SQRT(ABS([.$D$2]^2-[.F25]^2))" office:value-type="float" office:value="2.37517125503716">
            <text:p>2.37517125503716</text:p>
          </table:table-cell>
          <table:table-cell table:formula="of:=ABS([.B25]-[.G25])" office:value-type="float" office:value="0.024828744962837">
            <text:p>0.024828744962837</text:p>
          </table:table-cell>
          <table:table-cell table:number-columns-repeated="3"/>
        </table:table-row>
        <table:table-row table:style-name="ro2">
          <table:table-cell table:formula="of:=[.A25]+[.A$4]" office:value-type="float" office:value="5.1">
            <text:p>5.1</text:p>
          </table:table-cell>
          <table:table-cell table:formula="of:=[.A26]/([.$D$4]*2)" office:value-type="float" office:value="2.55">
            <text:p>2.55</text:p>
          </table:table-cell>
          <table:table-cell table:formula="of:=SQRT(ABS([.$D$2]^2-[.B26]^2))" office:value-type="float" office:value="164.980294277832">
            <text:p>164.980294277832</text:p>
          </table:table-cell>
          <table:table-cell table:formula="of:=([.$C$10]-[.C26])*[.$B$4]" office:value-type="float" office:value="32.1622707863209">
            <text:p>32.1622707863209</text:p>
          </table:table-cell>
          <table:table-cell table:formula="of:=ROUND([.D26])" office:value-type="float" office:value="32">
            <text:p>32</text:p>
          </table:table-cell>
          <table:table-cell table:formula="of:=([.$C$8]-([.E26]*[.$C$4]))" office:value-type="float" office:value="164.980461538462">
            <text:p>164.980461538462</text:p>
          </table:table-cell>
          <table:table-cell table:formula="of:=SQRT(ABS([.$D$2]^2-[.F26]^2))" office:value-type="float" office:value="2.53915548090648">
            <text:p>2.53915548090648</text:p>
          </table:table-cell>
          <table:table-cell table:formula="of:=ABS([.B26]-[.G26])" office:value-type="float" office:value="0.0108445190935194">
            <text:p>0.0108445190935194</text:p>
          </table:table-cell>
          <table:table-cell table:number-columns-repeated="3"/>
        </table:table-row>
        <table:table-row table:style-name="ro2">
          <table:table-cell table:formula="of:=[.A26]+[.A$4]" office:value-type="float" office:value="5.4">
            <text:p>5.4</text:p>
          </table:table-cell>
          <table:table-cell table:formula="of:=[.A27]/([.$D$4]*2)" office:value-type="float" office:value="2.7">
            <text:p>2.7</text:p>
          </table:table-cell>
          <table:table-cell table:formula="of:=SQRT(ABS([.$D$2]^2-[.B27]^2))" office:value-type="float" office:value="164.977907611898">
            <text:p>164.977907611898</text:p>
          </table:table-cell>
          <table:table-cell table:formula="of:=([.$C$10]-[.C27])*[.$B$4]" office:value-type="float" office:value="36.0711409769923">
            <text:p>36.0711409769923</text:p>
          </table:table-cell>
          <table:table-cell table:formula="of:=ROUND([.D27])" office:value-type="float" office:value="36">
            <text:p>36</text:p>
          </table:table-cell>
          <table:table-cell table:formula="of:=([.$C$8]-([.E27]*[.$C$4]))" office:value-type="float" office:value="164.978019230769">
            <text:p>164.978019230769</text:p>
          </table:table-cell>
          <table:table-cell table:formula="of:=SQRT(ABS([.$D$2]^2-[.F27]^2))" office:value-type="float" office:value="2.69317112191859">
            <text:p>2.69317112191859</text:p>
          </table:table-cell>
          <table:table-cell table:formula="of:=ABS([.B27]-[.G27])" office:value-type="float" office:value="0.0068288780814072">
            <text:p>0.0068288780814072</text:p>
          </table:table-cell>
          <table:table-cell table:number-columns-repeated="3"/>
        </table:table-row>
        <table:table-row table:style-name="ro2">
          <table:table-cell table:formula="of:=[.A27]+[.A$4]" office:value-type="float" office:value="5.7">
            <text:p>5.7</text:p>
          </table:table-cell>
          <table:table-cell table:formula="of:=[.A28]/([.$D$4]*2)" office:value-type="float" office:value="2.85">
            <text:p>2.85</text:p>
          </table:table-cell>
          <table:table-cell table:formula="of:=SQRT(ABS([.$D$2]^2-[.B28]^2))" office:value-type="float" office:value="164.975384527511">
            <text:p>164.975384527511</text:p>
          </table:table-cell>
          <table:table-cell table:formula="of:=([.$C$10]-[.C28])*[.$B$4]" office:value-type="float" office:value="40.2034366667411">
            <text:p>40.2034366667411</text:p>
          </table:table-cell>
          <table:table-cell table:formula="of:=ROUND([.D28])" office:value-type="float" office:value="40">
            <text:p>40</text:p>
          </table:table-cell>
          <table:table-cell table:formula="of:=([.$C$8]-([.E28]*[.$C$4]))" office:value-type="float" office:value="164.975576923077">
            <text:p>164.975576923077</text:p>
          </table:table-cell>
          <table:table-cell table:formula="of:=SQRT(ABS([.$D$2]^2-[.F28]^2))" office:value-type="float" office:value="2.83884111882527">
            <text:p>2.83884111882527</text:p>
          </table:table-cell>
          <table:table-cell table:formula="of:=ABS([.B28]-[.G28])" office:value-type="float" office:value="0.0111588811747261">
            <text:p>0.0111588811747261</text:p>
          </table:table-cell>
          <table:table-cell table:number-columns-repeated="3"/>
        </table:table-row>
        <table:table-row table:style-name="ro2">
          <table:table-cell table:formula="of:=[.A28]+[.A$4]" office:value-type="float" office:value="6">
            <text:p>6</text:p>
          </table:table-cell>
          <table:table-cell table:formula="of:=[.A29]/([.$D$4]*2)" office:value-type="float" office:value="3">
            <text:p>3</text:p>
          </table:table-cell>
          <table:table-cell table:formula="of:=SQRT(ABS([.$D$2]^2-[.B29]^2))" office:value-type="float" office:value="164.97272501841">
            <text:p>164.97272501841</text:p>
          </table:table-cell>
          <table:table-cell table:formula="of:=([.$C$10]-[.C29])*[.$B$4]" office:value-type="float" office:value="44.5591681067612">
            <text:p>44.5591681067612</text:p>
          </table:table-cell>
          <table:table-cell table:formula="of:=ROUND([.D29])" office:value-type="float" office:value="45">
            <text:p>45</text:p>
          </table:table-cell>
          <table:table-cell table:formula="of:=([.$C$8]-([.E29]*[.$C$4]))" office:value-type="float" office:value="164.972524038462">
            <text:p>164.972524038462</text:p>
          </table:table-cell>
          <table:table-cell table:formula="of:=SQRT(ABS([.$D$2]^2-[.F29]^2))" office:value-type="float" office:value="3.01103177984438">
            <text:p>3.01103177984438</text:p>
          </table:table-cell>
          <table:table-cell table:formula="of:=ABS([.B29]-[.G29])" office:value-type="float" office:value="0.0110317798443851">
            <text:p>0.0110317798443851</text:p>
          </table:table-cell>
          <table:table-cell table:number-columns-repeated="3"/>
        </table:table-row>
        <table:table-row table:style-name="ro2">
          <table:table-cell table:formula="of:=[.A29]+[.A$4]" office:value-type="float" office:value="6.3">
            <text:p>6.3</text:p>
          </table:table-cell>
          <table:table-cell table:formula="of:=[.A30]/([.$D$4]*2)" office:value-type="float" office:value="3.15">
            <text:p>3.15</text:p>
          </table:table-cell>
          <table:table-cell table:formula="of:=SQRT(ABS([.$D$2]^2-[.B30]^2))" office:value-type="float" office:value="164.969929077999">
            <text:p>164.969929077999</text:p>
          </table:table-cell>
          <table:table-cell table:formula="of:=([.$C$10]-[.C30])*[.$B$4]" office:value-type="float" office:value="49.1383461032499">
            <text:p>49.1383461032499</text:p>
          </table:table-cell>
          <table:table-cell table:formula="of:=ROUND([.D30])" office:value-type="float" office:value="49">
            <text:p>49</text:p>
          </table:table-cell>
          <table:table-cell table:formula="of:=([.$C$8]-([.E30]*[.$C$4]))" office:value-type="float" office:value="164.970081730769">
            <text:p>164.970081730769</text:p>
          </table:table-cell>
          <table:table-cell table:formula="of:=SQRT(ABS([.$D$2]^2-[.F30]^2))" office:value-type="float" office:value="3.14199518511983">
            <text:p>3.14199518511983</text:p>
          </table:table-cell>
          <table:table-cell table:formula="of:=ABS([.B30]-[.G30])" office:value-type="float" office:value="0.00800481488016391">
            <text:p>0.00800481488016391</text:p>
          </table:table-cell>
          <table:table-cell table:number-columns-repeated="3"/>
        </table:table-row>
        <table:table-row table:style-name="ro2">
          <table:table-cell table:formula="of:=[.A30]+[.A$4]" office:value-type="float" office:value="6.6">
            <text:p>6.6</text:p>
          </table:table-cell>
          <table:table-cell table:formula="of:=[.A31]/([.$D$4]*2)" office:value-type="float" office:value="3.3">
            <text:p>3.3</text:p>
          </table:table-cell>
          <table:table-cell table:formula="of:=SQRT(ABS([.$D$2]^2-[.B31]^2))" office:value-type="float" office:value="164.96699669934">
            <text:p>164.96699669934</text:p>
          </table:table-cell>
          <table:table-cell table:formula="of:=([.$C$10]-[.C31])*[.$B$4]" office:value-type="float" office:value="53.9409820173606">
            <text:p>53.9409820173606</text:p>
          </table:table-cell>
          <table:table-cell table:formula="of:=ROUND([.D31])" office:value-type="float" office:value="54">
            <text:p>54</text:p>
          </table:table-cell>
          <table:table-cell table:formula="of:=([.$C$8]-([.E31]*[.$C$4]))" office:value-type="float" office:value="164.967028846154">
            <text:p>164.967028846154</text:p>
          </table:table-cell>
          <table:table-cell table:formula="of:=SQRT(ABS([.$D$2]^2-[.F31]^2))" office:value-type="float" office:value="3.29839258916266">
            <text:p>3.29839258916266</text:p>
          </table:table-cell>
          <table:table-cell table:formula="of:=ABS([.B31]-[.G31])" office:value-type="float" office:value="0.00160741083733695">
            <text:p>0.00160741083733695</text:p>
          </table:table-cell>
          <table:table-cell table:number-columns-repeated="3"/>
        </table:table-row>
        <table:table-row table:style-name="ro2">
          <table:table-cell table:formula="of:=[.A31]+[.A$4]" office:value-type="float" office:value="6.9">
            <text:p>6.9</text:p>
          </table:table-cell>
          <table:table-cell table:formula="of:=[.A32]/([.$D$4]*2)" office:value-type="float" office:value="3.45">
            <text:p>3.45</text:p>
          </table:table-cell>
          <table:table-cell table:formula="of:=SQRT(ABS([.$D$2]^2-[.B32]^2))" office:value-type="float" office:value="164.963927875157">
            <text:p>164.963927875157</text:p>
          </table:table-cell>
          <table:table-cell table:formula="of:=([.$C$10]-[.C32])*[.$B$4]" office:value-type="float" office:value="58.9670877656224">
            <text:p>58.9670877656224</text:p>
          </table:table-cell>
          <table:table-cell table:formula="of:=ROUND([.D32])" office:value-type="float" office:value="59">
            <text:p>59</text:p>
          </table:table-cell>
          <table:table-cell table:formula="of:=([.$C$8]-([.E32]*[.$C$4]))" office:value-type="float" office:value="164.963975961538">
            <text:p>164.963975961538</text:p>
          </table:table-cell>
          <table:table-cell table:formula="of:=SQRT(ABS([.$D$2]^2-[.F32]^2))" office:value-type="float" office:value="3.4476999522812">
            <text:p>3.4476999522812</text:p>
          </table:table-cell>
          <table:table-cell table:formula="of:=ABS([.B32]-[.G32])" office:value-type="float" office:value="0.00230004771879999">
            <text:p>0.00230004771879999</text:p>
          </table:table-cell>
          <table:table-cell table:number-columns-repeated="3"/>
        </table:table-row>
        <table:table-row table:style-name="ro2">
          <table:table-cell table:formula="of:=[.A32]+[.A$4]" office:value-type="float" office:value="7.2">
            <text:p>7.2</text:p>
          </table:table-cell>
          <table:table-cell table:formula="of:=[.A33]/([.$D$4]*2)" office:value-type="float" office:value="3.6">
            <text:p>3.6</text:p>
          </table:table-cell>
          <table:table-cell table:formula="of:=SQRT(ABS([.$D$2]^2-[.B33]^2))" office:value-type="float" office:value="164.960722597835">
            <text:p>164.960722597835</text:p>
          </table:table-cell>
          <table:table-cell table:formula="of:=([.$C$10]-[.C33])*[.$B$4]" office:value-type="float" office:value="64.2166758198932">
            <text:p>64.2166758198932</text:p>
          </table:table-cell>
          <table:table-cell table:formula="of:=ROUND([.D33])" office:value-type="float" office:value="64">
            <text:p>64</text:p>
          </table:table-cell>
          <table:table-cell table:formula="of:=([.$C$8]-([.E33]*[.$C$4]))" office:value-type="float" office:value="164.960923076923">
            <text:p>164.960923076923</text:p>
          </table:table-cell>
          <table:table-cell table:formula="of:=SQRT(ABS([.$D$2]^2-[.F33]^2))" office:value-type="float" office:value="3.59080180592943">
            <text:p>3.59080180592943</text:p>
          </table:table-cell>
          <table:table-cell table:formula="of:=ABS([.B33]-[.G33])" office:value-type="float" office:value="0.00919819407056721">
            <text:p>0.00919819407056721</text:p>
          </table:table-cell>
          <table:table-cell table:number-columns-repeated="3"/>
        </table:table-row>
        <table:table-row table:style-name="ro2">
          <table:table-cell table:formula="of:=[.A33]+[.A$4]" office:value-type="float" office:value="7.5">
            <text:p>7.5</text:p>
          </table:table-cell>
          <table:table-cell table:formula="of:=[.A34]/([.$D$4]*2)" office:value-type="float" office:value="3.75">
            <text:p>3.75</text:p>
          </table:table-cell>
          <table:table-cell table:formula="of:=SQRT(ABS([.$D$2]^2-[.B34]^2))" office:value-type="float" office:value="164.957380859421">
            <text:p>164.957380859421</text:p>
          </table:table-cell>
          <table:table-cell table:formula="of:=([.$C$10]-[.C34])*[.$B$4]" office:value-type="float" office:value="69.689759207639">
            <text:p>69.689759207639</text:p>
          </table:table-cell>
          <table:table-cell table:formula="of:=ROUND([.D34])" office:value-type="float" office:value="70">
            <text:p>70</text:p>
          </table:table-cell>
          <table:table-cell table:formula="of:=([.$C$8]-([.E34]*[.$C$4]))" office:value-type="float" office:value="164.957259615385">
            <text:p>164.957259615385</text:p>
          </table:table-cell>
          <table:table-cell table:formula="of:=SQRT(ABS([.$D$2]^2-[.F34]^2))" office:value-type="float" office:value="3.75532957043648">
            <text:p>3.75532957043648</text:p>
          </table:table-cell>
          <table:table-cell table:formula="of:=ABS([.B34]-[.G34])" office:value-type="float" office:value="0.0053295704364853">
            <text:p>0.0053295704364853</text:p>
          </table:table-cell>
          <table:table-cell table:number-columns-repeated="3"/>
        </table:table-row>
        <table:table-row table:style-name="ro2">
          <table:table-cell table:formula="of:=[.A34]+[.A$4]" office:value-type="float" office:value="7.8">
            <text:p>7.8</text:p>
          </table:table-cell>
          <table:table-cell table:formula="of:=[.A35]/([.$D$4]*2)" office:value-type="float" office:value="3.9">
            <text:p>3.9</text:p>
          </table:table-cell>
          <table:table-cell table:formula="of:=SQRT(ABS([.$D$2]^2-[.B35]^2))" office:value-type="float" office:value="164.95390265162">
            <text:p>164.95390265162</text:p>
          </table:table-cell>
          <table:table-cell table:formula="of:=([.$C$10]-[.C35])*[.$B$4]" office:value-type="float" office:value="75.3863515118875">
            <text:p>75.3863515118875</text:p>
          </table:table-cell>
          <table:table-cell table:formula="of:=ROUND([.D35])" office:value-type="float" office:value="75">
            <text:p>75</text:p>
          </table:table-cell>
          <table:table-cell table:formula="of:=([.$C$8]-([.E35]*[.$C$4]))" office:value-type="float" office:value="164.954206730769">
            <text:p>164.954206730769</text:p>
          </table:table-cell>
          <table:table-cell table:formula="of:=SQRT(ABS([.$D$2]^2-[.F35]^2))" office:value-type="float" office:value="3.88711741817035">
            <text:p>3.88711741817035</text:p>
          </table:table-cell>
          <table:table-cell table:formula="of:=ABS([.B35]-[.G35])" office:value-type="float" office:value="0.0128825818296492">
            <text:p>0.0128825818296492</text:p>
          </table:table-cell>
          <table:table-cell table:number-columns-repeated="3"/>
        </table:table-row>
        <table:table-row table:style-name="ro2">
          <table:table-cell table:formula="of:=[.A35]+[.A$4]" office:value-type="float" office:value="8.1">
            <text:p>8.1</text:p>
          </table:table-cell>
          <table:table-cell table:formula="of:=[.A36]/([.$D$4]*2)" office:value-type="float" office:value="4.05">
            <text:p>4.05</text:p>
          </table:table-cell>
          <table:table-cell table:formula="of:=SQRT(ABS([.$D$2]^2-[.B36]^2))" office:value-type="float" office:value="164.950287965799">
            <text:p>164.950287965799</text:p>
          </table:table-cell>
          <table:table-cell table:formula="of:=([.$C$10]-[.C36])*[.$B$4]" office:value-type="float" office:value="81.3064668716934">
            <text:p>81.3064668716934</text:p>
          </table:table-cell>
          <table:table-cell table:formula="of:=ROUND([.D36])" office:value-type="float" office:value="81">
            <text:p>81</text:p>
          </table:table-cell>
          <table:table-cell table:formula="of:=([.$C$8]-([.E36]*[.$C$4]))" office:value-type="float" office:value="164.950543269231">
            <text:p>164.950543269231</text:p>
          </table:table-cell>
          <table:table-cell table:formula="of:=SQRT(ABS([.$D$2]^2-[.F36]^2))" office:value-type="float" office:value="4.03958849211517">
            <text:p>4.03958849211517</text:p>
          </table:table-cell>
          <table:table-cell table:formula="of:=ABS([.B36]-[.G36])" office:value-type="float" office:value="0.0104115078848279">
            <text:p>0.0104115078848279</text:p>
          </table:table-cell>
          <table:table-cell table:number-columns-repeated="3"/>
        </table:table-row>
        <table:table-row table:style-name="ro2">
          <table:table-cell table:formula="of:=[.A36]+[.A$4]" office:value-type="float" office:value="8.4">
            <text:p>8.4</text:p>
          </table:table-cell>
          <table:table-cell table:formula="of:=[.A37]/([.$D$4]*2)" office:value-type="float" office:value="4.2">
            <text:p>4.2</text:p>
          </table:table-cell>
          <table:table-cell table:formula="of:=SQRT(ABS([.$D$2]^2-[.B37]^2))" office:value-type="float" office:value="164.946536792986">
            <text:p>164.946536792986</text:p>
          </table:table-cell>
          <table:table-cell table:formula="of:=([.$C$10]-[.C37])*[.$B$4]" office:value-type="float" office:value="87.450119982092">
            <text:p>87.450119982092</text:p>
          </table:table-cell>
          <table:table-cell table:formula="of:=ROUND([.D37])" office:value-type="float" office:value="87">
            <text:p>87</text:p>
          </table:table-cell>
          <table:table-cell table:formula="of:=([.$C$8]-([.E37]*[.$C$4]))" office:value-type="float" office:value="164.946879807692">
            <text:p>164.946879807692</text:p>
          </table:table-cell>
          <table:table-cell table:formula="of:=SQRT(ABS([.$D$2]^2-[.F37]^2))" office:value-type="float" office:value="4.18650710099785">
            <text:p>4.18650710099785</text:p>
          </table:table-cell>
          <table:table-cell table:formula="of:=ABS([.B37]-[.G37])" office:value-type="float" office:value="0.0134928990021459">
            <text:p>0.0134928990021459</text:p>
          </table:table-cell>
          <table:table-cell table:number-columns-repeated="3"/>
        </table:table-row>
        <table:table-row table:style-name="ro2">
          <table:table-cell table:formula="of:=[.A37]+[.A$4]" office:value-type="float" office:value="8.7">
            <text:p>8.7</text:p>
          </table:table-cell>
          <table:table-cell table:formula="of:=[.A38]/([.$D$4]*2)" office:value-type="float" office:value="4.35">
            <text:p>4.35</text:p>
          </table:table-cell>
          <table:table-cell table:formula="of:=SQRT(ABS([.$D$2]^2-[.B38]^2))" office:value-type="float" office:value="164.94264912387">
            <text:p>164.94264912387</text:p>
          </table:table-cell>
          <table:table-cell table:formula="of:=([.$C$10]-[.C38])*[.$B$4]" office:value-type="float" office:value="93.8173260943786">
            <text:p>93.8173260943786</text:p>
          </table:table-cell>
          <table:table-cell table:formula="of:=ROUND([.D38])" office:value-type="float" office:value="94">
            <text:p>94</text:p>
          </table:table-cell>
          <table:table-cell table:formula="of:=([.$C$8]-([.E38]*[.$C$4]))" office:value-type="float" office:value="164.942605769231">
            <text:p>164.942605769231</text:p>
          </table:table-cell>
          <table:table-cell table:formula="of:=SQRT(ABS([.$D$2]^2-[.F38]^2))" office:value-type="float" office:value="4.35164360398685">
            <text:p>4.35164360398685</text:p>
          </table:table-cell>
          <table:table-cell table:formula="of:=ABS([.B38]-[.G38])" office:value-type="float" office:value="0.00164360398684682">
            <text:p>0.00164360398684682</text:p>
          </table:table-cell>
          <table:table-cell table:number-columns-repeated="3"/>
        </table:table-row>
        <table:table-row table:style-name="ro2">
          <table:table-cell table:formula="of:=[.A38]+[.A$4]" office:value-type="float" office:value="9">
            <text:p>9</text:p>
          </table:table-cell>
          <table:table-cell table:formula="of:=[.A39]/([.$D$4]*2)" office:value-type="float" office:value="4.5">
            <text:p>4.5</text:p>
          </table:table-cell>
          <table:table-cell table:formula="of:=SQRT(ABS([.$D$2]^2-[.B39]^2))" office:value-type="float" office:value="164.938624948797">
            <text:p>164.938624948797</text:p>
          </table:table-cell>
          <table:table-cell table:formula="of:=([.$C$10]-[.C39])*[.$B$4]" office:value-type="float" office:value="100.408101016248">
            <text:p>100.408101016248</text:p>
          </table:table-cell>
          <table:table-cell table:formula="of:=ROUND([.D39])" office:value-type="float" office:value="100">
            <text:p>100</text:p>
          </table:table-cell>
          <table:table-cell table:formula="of:=([.$C$8]-([.E39]*[.$C$4]))" office:value-type="float" office:value="164.938942307692">
            <text:p>164.938942307692</text:p>
          </table:table-cell>
          <table:table-cell table:formula="of:=SQRT(ABS([.$D$2]^2-[.F39]^2))" office:value-type="float" office:value="4.48835275126034">
            <text:p>4.48835275126034</text:p>
          </table:table-cell>
          <table:table-cell table:formula="of:=ABS([.B39]-[.G39])" office:value-type="float" office:value="0.0116472487396626">
            <text:p>0.0116472487396626</text:p>
          </table:table-cell>
          <table:table-cell table:number-columns-repeated="3"/>
        </table:table-row>
        <table:table-row table:style-name="ro2">
          <table:table-cell table:formula="of:=[.A39]+[.A$4]" office:value-type="float" office:value="9.3">
            <text:p>9.3</text:p>
          </table:table-cell>
          <table:table-cell table:formula="of:=[.A40]/([.$D$4]*2)" office:value-type="float" office:value="4.65">
            <text:p>4.65</text:p>
          </table:table-cell>
          <table:table-cell table:formula="of:=SQRT(ABS([.$D$2]^2-[.B40]^2))" office:value-type="float" office:value="164.934464257777">
            <text:p>164.934464257777</text:p>
          </table:table-cell>
          <table:table-cell table:formula="of:=([.$C$10]-[.C40])*[.$B$4]" office:value-type="float" office:value="107.22246111198">
            <text:p>107.22246111198</text:p>
          </table:table-cell>
          <table:table-cell table:formula="of:=ROUND([.D40])" office:value-type="float" office:value="107">
            <text:p>107</text:p>
          </table:table-cell>
          <table:table-cell table:formula="of:=([.$C$8]-([.E40]*[.$C$4]))" office:value-type="float" office:value="164.934668269231">
            <text:p>164.934668269231</text:p>
          </table:table-cell>
          <table:table-cell table:formula="of:=SQRT(ABS([.$D$2]^2-[.F40]^2))" office:value-type="float" office:value="4.64275811547406">
            <text:p>4.64275811547406</text:p>
          </table:table-cell>
          <table:table-cell table:formula="of:=ABS([.B40]-[.G40])" office:value-type="float" office:value="0.00724188452594454">
            <text:p>0.00724188452594454</text:p>
          </table:table-cell>
          <table:table-cell table:number-columns-repeated="3"/>
        </table:table-row>
        <table:table-row table:style-name="ro2">
          <table:table-cell table:formula="of:=[.A40]+[.A$4]" office:value-type="float" office:value="9.6">
            <text:p>9.6</text:p>
          </table:table-cell>
          <table:table-cell table:formula="of:=[.A41]/([.$D$4]*2)" office:value-type="float" office:value="4.8">
            <text:p>4.8</text:p>
          </table:table-cell>
          <table:table-cell table:formula="of:=SQRT(ABS([.$D$2]^2-[.B41]^2))" office:value-type="float" office:value="164.930167040478">
            <text:p>164.930167040478</text:p>
          </table:table-cell>
          <table:table-cell table:formula="of:=([.$C$10]-[.C41])*[.$B$4]" office:value-type="float" office:value="114.260423302767">
            <text:p>114.260423302767</text:p>
          </table:table-cell>
          <table:table-cell table:formula="of:=ROUND([.D41])" office:value-type="float" office:value="114">
            <text:p>114</text:p>
          </table:table-cell>
          <table:table-cell table:formula="of:=([.$C$8]-([.E41]*[.$C$4]))" office:value-type="float" office:value="164.930394230769">
            <text:p>164.930394230769</text:p>
          </table:table-cell>
          <table:table-cell table:formula="of:=SQRT(ABS([.$D$2]^2-[.F41]^2))" office:value-type="float" office:value="4.79218727545622">
            <text:p>4.79218727545622</text:p>
          </table:table-cell>
          <table:table-cell table:formula="of:=ABS([.B41]-[.G41])" office:value-type="float" office:value="0.00781272454377646">
            <text:p>0.00781272454377646</text:p>
          </table:table-cell>
          <table:table-cell table:number-columns-repeated="3"/>
        </table:table-row>
        <table:table-row table:style-name="ro2">
          <table:table-cell table:formula="of:=[.A41]+[.A$4]" office:value-type="float" office:value="9.9">
            <text:p>9.9</text:p>
          </table:table-cell>
          <table:table-cell table:formula="of:=[.A42]/([.$D$4]*2)" office:value-type="float" office:value="4.95">
            <text:p>4.95</text:p>
          </table:table-cell>
          <table:table-cell table:formula="of:=SQRT(ABS([.$D$2]^2-[.B42]^2))" office:value-type="float" office:value="164.925733286228">
            <text:p>164.925733286228</text:p>
          </table:table-cell>
          <table:table-cell table:formula="of:=([.$C$10]-[.C42])*[.$B$4]" office:value-type="float" office:value="121.522005066712">
            <text:p>121.522005066712</text:p>
          </table:table-cell>
          <table:table-cell table:formula="of:=ROUND([.D42])" office:value-type="float" office:value="122">
            <text:p>122</text:p>
          </table:table-cell>
          <table:table-cell table:formula="of:=([.$C$8]-([.E42]*[.$C$4]))" office:value-type="float" office:value="164.925509615385">
            <text:p>164.925509615385</text:p>
          </table:table-cell>
          <table:table-cell table:formula="of:=SQRT(ABS([.$D$2]^2-[.F42]^2))" office:value-type="float" office:value="4.95744673251024">
            <text:p>4.95744673251024</text:p>
          </table:table-cell>
          <table:table-cell table:formula="of:=ABS([.B42]-[.G42])" office:value-type="float" office:value="0.00744673251023986">
            <text:p>0.00744673251023986</text:p>
          </table:table-cell>
          <table:table-cell table:number-columns-repeated="3"/>
        </table:table-row>
        <table:table-row table:style-name="ro2">
          <table:table-cell table:formula="of:=[.A42]+[.A$4]" office:value-type="float" office:value="10.2">
            <text:p>10.2</text:p>
          </table:table-cell>
          <table:table-cell table:formula="of:=[.A43]/([.$D$4]*2)" office:value-type="float" office:value="5.1">
            <text:p>5.1</text:p>
          </table:table-cell>
          <table:table-cell table:formula="of:=SQRT(ABS([.$D$2]^2-[.B43]^2))" office:value-type="float" office:value="164.921162984015">
            <text:p>164.921162984015</text:p>
          </table:table-cell>
          <table:table-cell table:formula="of:=([.$C$10]-[.C43])*[.$B$4]" office:value-type="float" office:value="129.007224439296">
            <text:p>129.007224439296</text:p>
          </table:table-cell>
          <table:table-cell table:formula="of:=ROUND([.D43])" office:value-type="float" office:value="129">
            <text:p>129</text:p>
          </table:table-cell>
          <table:table-cell table:formula="of:=([.$C$8]-([.E43]*[.$C$4]))" office:value-type="float" office:value="164.921235576923">
            <text:p>164.921235576923</text:p>
          </table:table-cell>
          <table:table-cell table:formula="of:=SQRT(ABS([.$D$2]^2-[.F43]^2))" office:value-type="float" office:value="5.09765198704719">
            <text:p>5.09765198704719</text:p>
          </table:table-cell>
          <table:table-cell table:formula="of:=ABS([.B43]-[.G43])" office:value-type="float" office:value="0.00234801295281173">
            <text:p>0.00234801295281173</text:p>
          </table:table-cell>
          <table:table-cell table:number-columns-repeated="3"/>
        </table:table-row>
        <table:table-row table:style-name="ro2">
          <table:table-cell table:formula="of:=[.A43]+[.A$4]" office:value-type="float" office:value="10.5">
            <text:p>10.5</text:p>
          </table:table-cell>
          <table:table-cell table:formula="of:=[.A44]/([.$D$4]*2)" office:value-type="float" office:value="5.25">
            <text:p>5.25</text:p>
          </table:table-cell>
          <table:table-cell table:formula="of:=SQRT(ABS([.$D$2]^2-[.B44]^2))" office:value-type="float" office:value="164.916456122486">
            <text:p>164.916456122486</text:p>
          </table:table-cell>
          <table:table-cell table:formula="of:=([.$C$10]-[.C44])*[.$B$4]" office:value-type="float" office:value="136.716100013423">
            <text:p>136.716100013423</text:p>
          </table:table-cell>
          <table:table-cell table:formula="of:=ROUND([.D44])" office:value-type="float" office:value="137">
            <text:p>137</text:p>
          </table:table-cell>
          <table:table-cell table:formula="of:=([.$C$8]-([.E44]*[.$C$4]))" office:value-type="float" office:value="164.916350961538">
            <text:p>164.916350961538</text:p>
          </table:table-cell>
          <table:table-cell table:formula="of:=SQRT(ABS([.$D$2]^2-[.F44]^2))" office:value-type="float" office:value="5.2533023452562">
            <text:p>5.2533023452562</text:p>
          </table:table-cell>
          <table:table-cell table:formula="of:=ABS([.B44]-[.G44])" office:value-type="float" office:value="0.0033023452562011">
            <text:p>0.0033023452562011</text:p>
          </table:table-cell>
          <table:table-cell table:number-columns-repeated="3"/>
        </table:table-row>
        <table:table-row table:style-name="ro2">
          <table:table-cell table:formula="of:=[.A44]+[.A$4]" office:value-type="float" office:value="10.8">
            <text:p>10.8</text:p>
          </table:table-cell>
          <table:table-cell table:formula="of:=[.A45]/([.$D$4]*2)" office:value-type="float" office:value="5.4">
            <text:p>5.4</text:p>
          </table:table-cell>
          <table:table-cell table:formula="of:=SQRT(ABS([.$D$2]^2-[.B45]^2))" office:value-type="float" office:value="164.91161268995">
            <text:p>164.91161268995</text:p>
          </table:table-cell>
          <table:table-cell table:formula="of:=([.$C$10]-[.C45])*[.$B$4]" office:value-type="float" office:value="144.648650939653">
            <text:p>144.648650939653</text:p>
          </table:table-cell>
          <table:table-cell table:formula="of:=ROUND([.D45])" office:value-type="float" office:value="145">
            <text:p>145</text:p>
          </table:table-cell>
          <table:table-cell table:formula="of:=([.$C$8]-([.E45]*[.$C$4]))" office:value-type="float" office:value="164.911466346154">
            <text:p>164.911466346154</text:p>
          </table:table-cell>
          <table:table-cell table:formula="of:=SQRT(ABS([.$D$2]^2-[.F45]^2))" office:value-type="float" office:value="5.4044673707376">
            <text:p>5.4044673707376</text:p>
          </table:table-cell>
          <table:table-cell table:formula="of:=ABS([.B45]-[.G45])" office:value-type="float" office:value="0.00446737073759795">
            <text:p>0.00446737073759795</text:p>
          </table:table-cell>
          <table:table-cell table:number-columns-repeated="3"/>
        </table:table-row>
        <table:table-row table:style-name="ro2">
          <table:table-cell table:formula="of:=[.A45]+[.A$4]" office:value-type="float" office:value="11.1">
            <text:p>11.1</text:p>
          </table:table-cell>
          <table:table-cell table:formula="of:=[.A46]/([.$D$4]*2)" office:value-type="float" office:value="5.55">
            <text:p>5.55</text:p>
          </table:table-cell>
          <table:table-cell table:formula="of:=SQRT(ABS([.$D$2]^2-[.B46]^2))" office:value-type="float" office:value="164.906632674371">
            <text:p>164.906632674371</text:p>
          </table:table-cell>
          <table:table-cell table:formula="of:=([.$C$10]-[.C46])*[.$B$4]" office:value-type="float" office:value="152.804896926575">
            <text:p>152.804896926575</text:p>
          </table:table-cell>
          <table:table-cell table:formula="of:=ROUND([.D46])" office:value-type="float" office:value="153">
            <text:p>153</text:p>
          </table:table-cell>
          <table:table-cell table:formula="of:=([.$C$8]-([.E46]*[.$C$4]))" office:value-type="float" office:value="164.906581730769">
            <text:p>164.906581730769</text:p>
          </table:table-cell>
          <table:table-cell table:formula="of:=SQRT(ABS([.$D$2]^2-[.F46]^2))" office:value-type="float" office:value="5.55151347590235">
            <text:p>5.55151347590235</text:p>
          </table:table-cell>
          <table:table-cell table:formula="of:=ABS([.B46]-[.G46])" office:value-type="float" office:value="0.00151347590234519">
            <text:p>0.00151347590234519</text:p>
          </table:table-cell>
          <table:table-cell table:number-columns-repeated="3"/>
        </table:table-row>
        <table:table-row table:style-name="ro2">
          <table:table-cell table:formula="of:=[.A46]+[.A$4]" office:value-type="float" office:value="11.4">
            <text:p>11.4</text:p>
          </table:table-cell>
          <table:table-cell table:formula="of:=[.A47]/([.$D$4]*2)" office:value-type="float" office:value="5.7">
            <text:p>5.7</text:p>
          </table:table-cell>
          <table:table-cell table:formula="of:=SQRT(ABS([.$D$2]^2-[.B47]^2))" office:value-type="float" office:value="164.901516063376">
            <text:p>164.901516063376</text:p>
          </table:table-cell>
          <table:table-cell table:formula="of:=([.$C$10]-[.C47])*[.$B$4]" office:value-type="float" office:value="161.184858240853">
            <text:p>161.184858240853</text:p>
          </table:table-cell>
          <table:table-cell table:formula="of:=ROUND([.D47])" office:value-type="float" office:value="161">
            <text:p>161</text:p>
          </table:table-cell>
          <table:table-cell table:formula="of:=([.$C$8]-([.E47]*[.$C$4]))" office:value-type="float" office:value="164.901697115385">
            <text:p>164.901697115385</text:p>
          </table:table-cell>
          <table:table-cell table:formula="of:=SQRT(ABS([.$D$2]^2-[.F47]^2))" office:value-type="float" office:value="5.69475973733325">
            <text:p>5.69475973733325</text:p>
          </table:table-cell>
          <table:table-cell table:formula="of:=ABS([.B47]-[.G47])" office:value-type="float" office:value="0.00524026266675115">
            <text:p>0.00524026266675115</text:p>
          </table:table-cell>
          <table:table-cell table:number-columns-repeated="3"/>
        </table:table-row>
        <table:table-row table:style-name="ro2">
          <table:table-cell table:formula="of:=[.A47]+[.A$4]" office:value-type="float" office:value="11.7">
            <text:p>11.7</text:p>
          </table:table-cell>
          <table:table-cell table:formula="of:=[.A48]/([.$D$4]*2)" office:value-type="float" office:value="5.85">
            <text:p>5.85</text:p>
          </table:table-cell>
          <table:table-cell table:formula="of:=SQRT(ABS([.$D$2]^2-[.B48]^2))" office:value-type="float" office:value="164.89626284425">
            <text:p>164.89626284425</text:p>
          </table:table-cell>
          <table:table-cell table:formula="of:=([.$C$10]-[.C48])*[.$B$4]" office:value-type="float" office:value="169.788555707693">
            <text:p>169.788555707693</text:p>
          </table:table-cell>
          <table:table-cell table:formula="of:=ROUND([.D48])" office:value-type="float" office:value="170">
            <text:p>170</text:p>
          </table:table-cell>
          <table:table-cell table:formula="of:=([.$C$8]-([.E48]*[.$C$4]))" office:value-type="float" office:value="164.896201923077">
            <text:p>164.896201923077</text:p>
          </table:table-cell>
          <table:table-cell table:formula="of:=SQRT(ABS([.$D$2]^2-[.F48]^2))" office:value-type="float" office:value="5.85171695691492">
            <text:p>5.85171695691492</text:p>
          </table:table-cell>
          <table:table-cell table:formula="of:=ABS([.B48]-[.G48])" office:value-type="float" office:value="0.00171695691491269">
            <text:p>0.00171695691491269</text:p>
          </table:table-cell>
          <table:table-cell table:number-columns-repeated="3"/>
        </table:table-row>
        <table:table-row table:style-name="ro2">
          <table:table-cell table:formula="of:=[.A48]+[.A$4]" office:value-type="float" office:value="12">
            <text:p>12</text:p>
          </table:table-cell>
          <table:table-cell table:formula="of:=[.A49]/([.$D$4]*2)" office:value-type="float" office:value="6">
            <text:p>6</text:p>
          </table:table-cell>
          <table:table-cell table:formula="of:=SQRT(ABS([.$D$2]^2-[.B49]^2))" office:value-type="float" office:value="164.890873003936">
            <text:p>164.890873003936</text:p>
          </table:table-cell>
          <table:table-cell table:formula="of:=([.$C$10]-[.C49])*[.$B$4]" office:value-type="float" office:value="178.61601071098">
            <text:p>178.61601071098</text:p>
          </table:table-cell>
          <table:table-cell table:formula="of:=ROUND([.D49])" office:value-type="float" office:value="179">
            <text:p>179</text:p>
          </table:table-cell>
          <table:table-cell table:formula="of:=([.$C$8]-([.E49]*[.$C$4]))" office:value-type="float" office:value="164.890706730769">
            <text:p>164.890706730769</text:p>
          </table:table-cell>
          <table:table-cell table:formula="of:=SQRT(ABS([.$D$2]^2-[.F49]^2))" office:value-type="float" office:value="6.00456774692841">
            <text:p>6.00456774692841</text:p>
          </table:table-cell>
          <table:table-cell table:formula="of:=ABS([.B49]-[.G49])" office:value-type="float" office:value="0.00456774692841044">
            <text:p>0.00456774692841044</text:p>
          </table:table-cell>
          <table:table-cell table:number-columns-repeated="3"/>
        </table:table-row>
        <table:table-row table:style-name="ro2">
          <table:table-cell table:formula="of:=[.A49]+[.A$4]" office:value-type="float" office:value="12.3">
            <text:p>12.3</text:p>
          </table:table-cell>
          <table:table-cell table:formula="of:=[.A50]/([.$D$4]*2)" office:value-type="float" office:value="6.15">
            <text:p>6.15</text:p>
          </table:table-cell>
          <table:table-cell table:formula="of:=SQRT(ABS([.$D$2]^2-[.B50]^2))" office:value-type="float" office:value="164.885346529035">
            <text:p>164.885346529035</text:p>
          </table:table-cell>
          <table:table-cell table:formula="of:=([.$C$10]-[.C50])*[.$B$4]" office:value-type="float" office:value="187.667245193559">
            <text:p>187.667245193559</text:p>
          </table:table-cell>
          <table:table-cell table:formula="of:=ROUND([.D50])" office:value-type="float" office:value="188">
            <text:p>188</text:p>
          </table:table-cell>
          <table:table-cell table:formula="of:=([.$C$8]-([.E50]*[.$C$4]))" office:value-type="float" office:value="164.885211538462">
            <text:p>164.885211538462</text:p>
          </table:table-cell>
          <table:table-cell table:formula="of:=SQRT(ABS([.$D$2]^2-[.F50]^2))" office:value-type="float" office:value="6.15361811593735">
            <text:p>6.15361811593735</text:p>
          </table:table-cell>
          <table:table-cell table:formula="of:=ABS([.B50]-[.G50])" office:value-type="float" office:value="0.00361811593734274">
            <text:p>0.00361811593734274</text:p>
          </table:table-cell>
          <table:table-cell table:number-columns-repeated="3"/>
        </table:table-row>
        <table:table-row table:style-name="ro2">
          <table:table-cell table:formula="of:=[.A50]+[.A$4]" office:value-type="float" office:value="12.6">
            <text:p>12.6</text:p>
          </table:table-cell>
          <table:table-cell table:formula="of:=[.A51]/([.$D$4]*2)" office:value-type="float" office:value="6.3">
            <text:p>6.3</text:p>
          </table:table-cell>
          <table:table-cell table:formula="of:=SQRT(ABS([.$D$2]^2-[.B51]^2))" office:value-type="float" office:value="164.87968340581">
            <text:p>164.87968340581</text:p>
          </table:table-cell>
          <table:table-cell table:formula="of:=([.$C$10]-[.C51])*[.$B$4]" office:value-type="float" office:value="196.942281657421">
            <text:p>196.942281657421</text:p>
          </table:table-cell>
          <table:table-cell table:formula="of:=ROUND([.D51])" office:value-type="float" office:value="197">
            <text:p>197</text:p>
          </table:table-cell>
          <table:table-cell table:formula="of:=([.$C$8]-([.E51]*[.$C$4]))" office:value-type="float" office:value="164.879716346154">
            <text:p>164.879716346154</text:p>
          </table:table-cell>
          <table:table-cell table:formula="of:=SQRT(ABS([.$D$2]^2-[.F51]^2))" office:value-type="float" office:value="6.29913784670929">
            <text:p>6.29913784670929</text:p>
          </table:table-cell>
          <table:table-cell table:formula="of:=ABS([.B51]-[.G51])" office:value-type="float" office:value="0.000862153290713152">
            <text:p>0.000862153290713152</text:p>
          </table:table-cell>
          <table:table-cell table:number-columns-repeated="3"/>
        </table:table-row>
        <table:table-row table:style-name="ro2">
          <table:table-cell table:formula="of:=[.A51]+[.A$4]" office:value-type="float" office:value="12.9">
            <text:p>12.9</text:p>
          </table:table-cell>
          <table:table-cell table:formula="of:=[.A52]/([.$D$4]*2)" office:value-type="float" office:value="6.45">
            <text:p>6.45</text:p>
          </table:table-cell>
          <table:table-cell table:formula="of:=SQRT(ABS([.$D$2]^2-[.B52]^2))" office:value-type="float" office:value="164.873883620178">
            <text:p>164.873883620178</text:p>
          </table:table-cell>
          <table:table-cell table:formula="of:=([.$C$10]-[.C52])*[.$B$4]" office:value-type="float" office:value="206.441143164309">
            <text:p>206.441143164309</text:p>
          </table:table-cell>
          <table:table-cell table:formula="of:=ROUND([.D52])" office:value-type="float" office:value="206">
            <text:p>206</text:p>
          </table:table-cell>
          <table:table-cell table:formula="of:=([.$C$8]-([.E52]*[.$C$4]))" office:value-type="float" office:value="164.874221153846">
            <text:p>164.874221153846</text:p>
          </table:table-cell>
          <table:table-cell table:formula="of:=SQRT(ABS([.$D$2]^2-[.F52]^2))" office:value-type="float" office:value="6.44136623028301">
            <text:p>6.44136623028301</text:p>
          </table:table-cell>
          <table:table-cell table:formula="of:=ABS([.B52]-[.G52])" office:value-type="float" office:value="0.0086337697169947">
            <text:p>0.0086337697169947</text:p>
          </table:table-cell>
          <table:table-cell table:number-columns-repeated="3"/>
        </table:table-row>
        <table:table-row table:style-name="ro2">
          <table:table-cell table:formula="of:=[.A52]+[.A$4]" office:value-type="float" office:value="13.2">
            <text:p>13.2</text:p>
          </table:table-cell>
          <table:table-cell table:formula="of:=[.A53]/([.$D$4]*2)" office:value-type="float" office:value="6.60000000000001">
            <text:p>6.60000000000001</text:p>
          </table:table-cell>
          <table:table-cell table:formula="of:=SQRT(ABS([.$D$2]^2-[.B53]^2))" office:value-type="float" office:value="164.867947157718">
            <text:p>164.867947157718</text:p>
          </table:table-cell>
          <table:table-cell table:formula="of:=([.$C$10]-[.C53])*[.$B$4]" office:value-type="float" office:value="216.163853335482">
            <text:p>216.163853335482</text:p>
          </table:table-cell>
          <table:table-cell table:formula="of:=ROUND([.D53])" office:value-type="float" office:value="216">
            <text:p>216</text:p>
          </table:table-cell>
          <table:table-cell table:formula="of:=([.$C$8]-([.E53]*[.$C$4]))" office:value-type="float" office:value="164.868115384615">
            <text:p>164.868115384615</text:p>
          </table:table-cell>
          <table:table-cell table:formula="of:=SQRT(ABS([.$D$2]^2-[.F53]^2))" office:value-type="float" office:value="6.59579635261362">
            <text:p>6.59579635261362</text:p>
          </table:table-cell>
          <table:table-cell table:formula="of:=ABS([.B53]-[.G53])" office:value-type="float" office:value="0.00420364738638313">
            <text:p>0.00420364738638313</text:p>
          </table:table-cell>
          <table:table-cell table:number-columns-repeated="3"/>
        </table:table-row>
        <table:table-row table:style-name="ro2">
          <table:table-cell table:formula="of:=[.A53]+[.A$4]" office:value-type="float" office:value="13.5">
            <text:p>13.5</text:p>
          </table:table-cell>
          <table:table-cell table:formula="of:=[.A54]/([.$D$4]*2)" office:value-type="float" office:value="6.75000000000001">
            <text:p>6.75000000000001</text:p>
          </table:table-cell>
          <table:table-cell table:formula="of:=SQRT(ABS([.$D$2]^2-[.B54]^2))" office:value-type="float" office:value="164.861874003664">
            <text:p>164.861874003664</text:p>
          </table:table-cell>
          <table:table-cell table:formula="of:=([.$C$10]-[.C54])*[.$B$4]" office:value-type="float" office:value="226.110436352511">
            <text:p>226.110436352511</text:p>
          </table:table-cell>
          <table:table-cell table:formula="of:=ROUND([.D54])" office:value-type="float" office:value="226">
            <text:p>226</text:p>
          </table:table-cell>
          <table:table-cell table:formula="of:=([.$C$8]-([.E54]*[.$C$4]))" office:value-type="float" office:value="164.862009615385">
            <text:p>164.862009615385</text:p>
          </table:table-cell>
          <table:table-cell table:formula="of:=SQRT(ABS([.$D$2]^2-[.F54]^2))" office:value-type="float" office:value="6.74668700747517">
            <text:p>6.74668700747517</text:p>
          </table:table-cell>
          <table:table-cell table:formula="of:=ABS([.B54]-[.G54])" office:value-type="float" office:value="0.00331299252483408">
            <text:p>0.00331299252483408</text:p>
          </table:table-cell>
          <table:table-cell table:number-columns-repeated="3"/>
        </table:table-row>
        <table:table-row table:style-name="ro2">
          <table:table-cell table:formula="of:=[.A54]+[.A$4]" office:value-type="float" office:value="13.8">
            <text:p>13.8</text:p>
          </table:table-cell>
          <table:table-cell table:formula="of:=[.A55]/([.$D$4]*2)" office:value-type="float" office:value="6.90000000000001">
            <text:p>6.90000000000001</text:p>
          </table:table-cell>
          <table:table-cell table:formula="of:=SQRT(ABS([.$D$2]^2-[.B55]^2))" office:value-type="float" office:value="164.85566414291">
            <text:p>164.85566414291</text:p>
          </table:table-cell>
          <table:table-cell table:formula="of:=([.$C$10]-[.C55])*[.$B$4]" office:value-type="float" office:value="236.280916957274">
            <text:p>236.280916957274</text:p>
          </table:table-cell>
          <table:table-cell table:formula="of:=ROUND([.D55])" office:value-type="float" office:value="236">
            <text:p>236</text:p>
          </table:table-cell>
          <table:table-cell table:formula="of:=([.$C$8]-([.E55]*[.$C$4]))" office:value-type="float" office:value="164.855903846154">
            <text:p>164.855903846154</text:p>
          </table:table-cell>
          <table:table-cell table:formula="of:=SQRT(ABS([.$D$2]^2-[.F55]^2))" office:value-type="float" office:value="6.8942705972191">
            <text:p>6.8942705972191</text:p>
          </table:table-cell>
          <table:table-cell table:formula="of:=ABS([.B55]-[.G55])" office:value-type="float" office:value="0.0057294027809105">
            <text:p>0.0057294027809105</text:p>
          </table:table-cell>
          <table:table-cell table:number-columns-repeated="3"/>
        </table:table-row>
        <table:table-row table:style-name="ro2">
          <table:table-cell table:formula="of:=[.A55]+[.A$4]" office:value-type="float" office:value="14.1">
            <text:p>14.1</text:p>
          </table:table-cell>
          <table:table-cell table:formula="of:=[.A56]/([.$D$4]*2)" office:value-type="float" office:value="7.05000000000001">
            <text:p>7.05000000000001</text:p>
          </table:table-cell>
          <table:table-cell table:formula="of:=SQRT(ABS([.$D$2]^2-[.B56]^2))" office:value-type="float" office:value="164.849317560007">
            <text:p>164.849317560007</text:p>
          </table:table-cell>
          <table:table-cell table:formula="of:=([.$C$10]-[.C56])*[.$B$4]" office:value-type="float" office:value="246.675320452381">
            <text:p>246.675320452381</text:p>
          </table:table-cell>
          <table:table-cell table:formula="of:=ROUND([.D56])" office:value-type="float" office:value="247">
            <text:p>247</text:p>
          </table:table-cell>
          <table:table-cell table:formula="of:=([.$C$8]-([.E56]*[.$C$4]))" office:value-type="float" office:value="164.8491875">
            <text:p>164.8491875</text:p>
          </table:table-cell>
          <table:table-cell table:formula="of:=SQRT(ABS([.$D$2]^2-[.F56]^2))" office:value-type="float" office:value="7.05304052092741">
            <text:p>7.05304052092741</text:p>
          </table:table-cell>
          <table:table-cell table:formula="of:=ABS([.B56]-[.G56])" office:value-type="float" office:value="0.00304052092740381">
            <text:p>0.00304052092740381</text:p>
          </table:table-cell>
          <table:table-cell table:number-columns-repeated="3"/>
        </table:table-row>
        <table:table-row table:style-name="ro2">
          <table:table-cell table:formula="of:=[.A56]+[.A$4]" office:value-type="float" office:value="14.4">
            <text:p>14.4</text:p>
          </table:table-cell>
          <table:table-cell table:formula="of:=[.A57]/([.$D$4]*2)" office:value-type="float" office:value="7.20000000000001">
            <text:p>7.20000000000001</text:p>
          </table:table-cell>
          <table:table-cell table:formula="of:=SQRT(ABS([.$D$2]^2-[.B57]^2))" office:value-type="float" office:value="164.842834239163">
            <text:p>164.842834239163</text:p>
          </table:table-cell>
          <table:table-cell table:formula="of:=([.$C$10]-[.C57])*[.$B$4]" office:value-type="float" office:value="257.293672701493">
            <text:p>257.293672701493</text:p>
          </table:table-cell>
          <table:table-cell table:formula="of:=ROUND([.D57])" office:value-type="float" office:value="257">
            <text:p>257</text:p>
          </table:table-cell>
          <table:table-cell table:formula="of:=([.$C$8]-([.E57]*[.$C$4]))" office:value-type="float" office:value="164.843081730769">
            <text:p>164.843081730769</text:p>
          </table:table-cell>
          <table:table-cell table:formula="of:=SQRT(ABS([.$D$2]^2-[.F57]^2))" office:value-type="float" office:value="7.19433148408777">
            <text:p>7.19433148408777</text:p>
          </table:table-cell>
          <table:table-cell table:formula="of:=ABS([.B57]-[.G57])" office:value-type="float" office:value="0.00566851591223827">
            <text:p>0.00566851591223827</text:p>
          </table:table-cell>
          <table:table-cell table:number-columns-repeated="3"/>
        </table:table-row>
        <table:table-row table:style-name="ro2">
          <table:table-cell table:formula="of:=[.A57]+[.A$4]" office:value-type="float" office:value="14.7">
            <text:p>14.7</text:p>
          </table:table-cell>
          <table:table-cell table:formula="of:=[.A58]/([.$D$4]*2)" office:value-type="float" office:value="7.35000000000001">
            <text:p>7.35000000000001</text:p>
          </table:table-cell>
          <table:table-cell table:formula="of:=SQRT(ABS([.$D$2]^2-[.B58]^2))" office:value-type="float" office:value="164.836214164242">
            <text:p>164.836214164242</text:p>
          </table:table-cell>
          <table:table-cell table:formula="of:=([.$C$10]-[.C58])*[.$B$4]" office:value-type="float" office:value="268.136000129607">
            <text:p>268.136000129607</text:p>
          </table:table-cell>
          <table:table-cell table:formula="of:=ROUND([.D58])" office:value-type="float" office:value="268">
            <text:p>268</text:p>
          </table:table-cell>
          <table:table-cell table:formula="of:=([.$C$8]-([.E58]*[.$C$4]))" office:value-type="float" office:value="164.836365384615">
            <text:p>164.836365384615</text:p>
          </table:table-cell>
          <table:table-cell table:formula="of:=SQRT(ABS([.$D$2]^2-[.F58]^2))" office:value-type="float" office:value="7.34660784236989">
            <text:p>7.34660784236989</text:p>
          </table:table-cell>
          <table:table-cell table:formula="of:=ABS([.B58]-[.G58])" office:value-type="float" office:value="0.00339215763012035">
            <text:p>0.00339215763012035</text:p>
          </table:table-cell>
          <table:table-cell table:number-columns-repeated="3"/>
        </table:table-row>
        <table:table-row table:style-name="ro2">
          <table:table-cell table:formula="of:=[.A58]+[.A$4]" office:value-type="float" office:value="15">
            <text:p>15</text:p>
          </table:table-cell>
          <table:table-cell table:formula="of:=[.A59]/([.$D$4]*2)" office:value-type="float" office:value="7.50000000000001">
            <text:p>7.50000000000001</text:p>
          </table:table-cell>
          <table:table-cell table:formula="of:=SQRT(ABS([.$D$2]^2-[.B59]^2))" office:value-type="float" office:value="164.829457318769">
            <text:p>164.829457318769</text:p>
          </table:table-cell>
          <table:table-cell table:formula="of:=([.$C$10]-[.C59])*[.$B$4]" office:value-type="float" office:value="279.202329723379">
            <text:p>279.202329723379</text:p>
          </table:table-cell>
          <table:table-cell table:formula="of:=ROUND([.D59])" office:value-type="float" office:value="279">
            <text:p>279</text:p>
          </table:table-cell>
          <table:table-cell table:formula="of:=([.$C$8]-([.E59]*[.$C$4]))" office:value-type="float" office:value="164.829649038462">
            <text:p>164.829649038462</text:p>
          </table:table-cell>
          <table:table-cell table:formula="of:=SQRT(ABS([.$D$2]^2-[.F59]^2))" office:value-type="float" office:value="7.49578533961593">
            <text:p>7.49578533961593</text:p>
          </table:table-cell>
          <table:table-cell table:formula="of:=ABS([.B59]-[.G59])" office:value-type="float" office:value="0.00421466038408092">
            <text:p>0.00421466038408092</text:p>
          </table:table-cell>
          <table:table-cell table:number-columns-repeated="3"/>
        </table:table-row>
        <table:table-row table:style-name="ro2">
          <table:table-cell table:formula="of:=[.A59]+[.A$4]" office:value-type="float" office:value="15.3">
            <text:p>15.3</text:p>
          </table:table-cell>
          <table:table-cell table:formula="of:=[.A60]/([.$D$4]*2)" office:value-type="float" office:value="7.65000000000001">
            <text:p>7.65000000000001</text:p>
          </table:table-cell>
          <table:table-cell table:formula="of:=SQRT(ABS([.$D$2]^2-[.B60]^2))" office:value-type="float" office:value="164.822563685923">
            <text:p>164.822563685923</text:p>
          </table:table-cell>
          <table:table-cell table:formula="of:=([.$C$10]-[.C60])*[.$B$4]" office:value-type="float" office:value="290.492689031449">
            <text:p>290.492689031449</text:p>
          </table:table-cell>
          <table:table-cell table:formula="of:=ROUND([.D60])" office:value-type="float" office:value="290">
            <text:p>290</text:p>
          </table:table-cell>
          <table:table-cell table:formula="of:=([.$C$8]-([.E60]*[.$C$4]))" office:value-type="float" office:value="164.822932692308">
            <text:p>164.822932692308</text:p>
          </table:table-cell>
          <table:table-cell table:formula="of:=SQRT(ABS([.$D$2]^2-[.F60]^2))" office:value-type="float" office:value="7.64204545308449">
            <text:p>7.64204545308449</text:p>
          </table:table-cell>
          <table:table-cell table:formula="of:=ABS([.B60]-[.G60])" office:value-type="float" office:value="0.007954546915518">
            <text:p>0.007954546915518</text:p>
          </table:table-cell>
          <table:table-cell table:number-columns-repeated="3"/>
        </table:table-row>
        <table:table-row table:style-name="ro2">
          <table:table-cell table:formula="of:=[.A60]+[.A$4]" office:value-type="float" office:value="15.6">
            <text:p>15.6</text:p>
          </table:table-cell>
          <table:table-cell table:formula="of:=[.A61]/([.$D$4]*2)" office:value-type="float" office:value="7.80000000000001">
            <text:p>7.80000000000001</text:p>
          </table:table-cell>
          <table:table-cell table:formula="of:=SQRT(ABS([.$D$2]^2-[.B61]^2))" office:value-type="float" office:value="164.815533248538">
            <text:p>164.815533248538</text:p>
          </table:table-cell>
          <table:table-cell table:formula="of:=([.$C$10]-[.C61])*[.$B$4]" office:value-type="float" office:value="302.00710616491">
            <text:p>302.00710616491</text:p>
          </table:table-cell>
          <table:table-cell table:formula="of:=ROUND([.D61])" office:value-type="float" office:value="302">
            <text:p>302</text:p>
          </table:table-cell>
          <table:table-cell table:formula="of:=([.$C$8]-([.E61]*[.$C$4]))" office:value-type="float" office:value="164.815605769231">
            <text:p>164.815605769231</text:p>
          </table:table-cell>
          <table:table-cell table:formula="of:=SQRT(ABS([.$D$2]^2-[.F61]^2))" office:value-type="float" office:value="7.79846747261979">
            <text:p>7.79846747261979</text:p>
          </table:table-cell>
          <table:table-cell table:formula="of:=ABS([.B61]-[.G61])" office:value-type="float" office:value="0.00153252738021603">
            <text:p>0.00153252738021603</text:p>
          </table:table-cell>
          <table:table-cell table:number-columns-repeated="3"/>
        </table:table-row>
        <table:table-row table:style-name="ro2">
          <table:table-cell table:formula="of:=[.A61]+[.A$4]" office:value-type="float" office:value="15.9">
            <text:p>15.9</text:p>
          </table:table-cell>
          <table:table-cell table:formula="of:=[.A62]/([.$D$4]*2)" office:value-type="float" office:value="7.95000000000001">
            <text:p>7.95000000000001</text:p>
          </table:table-cell>
          <table:table-cell table:formula="of:=SQRT(ABS([.$D$2]^2-[.B62]^2))" office:value-type="float" office:value="164.808365989109">
            <text:p>164.808365989109</text:p>
          </table:table-cell>
          <table:table-cell table:formula="of:=([.$C$10]-[.C62])*[.$B$4]" office:value-type="float" office:value="313.74560979749">
            <text:p>313.74560979749</text:p>
          </table:table-cell>
          <table:table-cell table:formula="of:=ROUND([.D62])" office:value-type="float" office:value="314">
            <text:p>314</text:p>
          </table:table-cell>
          <table:table-cell table:formula="of:=([.$C$8]-([.E62]*[.$C$4]))" office:value-type="float" office:value="164.808278846154">
            <text:p>164.808278846154</text:p>
          </table:table-cell>
          <table:table-cell table:formula="of:=SQRT(ABS([.$D$2]^2-[.F62]^2))" office:value-type="float" office:value="7.95180632110683">
            <text:p>7.95180632110683</text:p>
          </table:table-cell>
          <table:table-cell table:formula="of:=ABS([.B62]-[.G62])" office:value-type="float" office:value="0.00180632110682311">
            <text:p>0.00180632110682311</text:p>
          </table:table-cell>
          <table:table-cell table:number-columns-repeated="3"/>
        </table:table-row>
        <table:table-row table:style-name="ro2">
          <table:table-cell table:formula="of:=[.A62]+[.A$4]" office:value-type="float" office:value="16.2">
            <text:p>16.2</text:p>
          </table:table-cell>
          <table:table-cell table:formula="of:=[.A63]/([.$D$4]*2)" office:value-type="float" office:value="8.10000000000001">
            <text:p>8.10000000000001</text:p>
          </table:table-cell>
          <table:table-cell table:formula="of:=SQRT(ABS([.$D$2]^2-[.B63]^2))" office:value-type="float" office:value="164.801061889783">
            <text:p>164.801061889783</text:p>
          </table:table-cell>
          <table:table-cell table:formula="of:=([.$C$10]-[.C63])*[.$B$4]" office:value-type="float" office:value="325.708229165974">
            <text:p>325.708229165974</text:p>
          </table:table-cell>
          <table:table-cell table:formula="of:=ROUND([.D63])" office:value-type="float" office:value="326">
            <text:p>326</text:p>
          </table:table-cell>
          <table:table-cell table:formula="of:=([.$C$8]-([.E63]*[.$C$4]))" office:value-type="float" office:value="164.800951923077">
            <text:p>164.800951923077</text:p>
          </table:table-cell>
          <table:table-cell table:formula="of:=SQRT(ABS([.$D$2]^2-[.F63]^2))" office:value-type="float" office:value="8.1022370520547">
            <text:p>8.1022370520547</text:p>
          </table:table-cell>
          <table:table-cell table:formula="of:=ABS([.B63]-[.G63])" office:value-type="float" office:value="0.00223705205469216">
            <text:p>0.00223705205469216</text:p>
          </table:table-cell>
          <table:table-cell table:number-columns-repeated="3"/>
        </table:table-row>
        <table:table-row table:style-name="ro2">
          <table:table-cell table:formula="of:=[.A63]+[.A$4]" office:value-type="float" office:value="16.5">
            <text:p>16.5</text:p>
          </table:table-cell>
          <table:table-cell table:formula="of:=[.A64]/([.$D$4]*2)" office:value-type="float" office:value="8.25000000000001">
            <text:p>8.25000000000001</text:p>
          </table:table-cell>
          <table:table-cell table:formula="of:=SQRT(ABS([.$D$2]^2-[.B64]^2))" office:value-type="float" office:value="164.793620932365">
            <text:p>164.793620932365</text:p>
          </table:table-cell>
          <table:table-cell table:formula="of:=([.$C$10]-[.C64])*[.$B$4]" office:value-type="float" office:value="337.89499407067">
            <text:p>337.89499407067</text:p>
          </table:table-cell>
          <table:table-cell table:formula="of:=ROUND([.D64])" office:value-type="float" office:value="338">
            <text:p>338</text:p>
          </table:table-cell>
          <table:table-cell table:formula="of:=([.$C$8]-([.E64]*[.$C$4]))" office:value-type="float" office:value="164.793625">
            <text:p>164.793625</text:p>
          </table:table-cell>
          <table:table-cell table:formula="of:=SQRT(ABS([.$D$2]^2-[.F64]^2))" office:value-type="float" office:value="8.24991874865314">
            <text:p>8.24991874865314</text:p>
          </table:table-cell>
          <table:table-cell table:formula="of:=ABS([.B64]-[.G64])" office:value-type="float" office:value="0.0000812513468737564">
            <text:p>0.0000812513468737564</text:p>
          </table:table-cell>
          <table:table-cell table:number-columns-repeated="3"/>
        </table:table-row>
        <table:table-row table:style-name="ro2">
          <table:table-cell table:formula="of:=[.A64]+[.A$4]" office:value-type="float" office:value="16.8">
            <text:p>16.8</text:p>
          </table:table-cell>
          <table:table-cell table:formula="of:=[.A65]/([.$D$4]*2)" office:value-type="float" office:value="8.40000000000001">
            <text:p>8.40000000000001</text:p>
          </table:table-cell>
          <table:table-cell table:formula="of:=SQRT(ABS([.$D$2]^2-[.B65]^2))" office:value-type="float" office:value="164.786043098316">
            <text:p>164.786043098316</text:p>
          </table:table-cell>
          <table:table-cell table:formula="of:=([.$C$10]-[.C65])*[.$B$4]" office:value-type="float" office:value="350.30593487559">
            <text:p>350.30593487559</text:p>
          </table:table-cell>
          <table:table-cell table:formula="of:=ROUND([.D65])" office:value-type="float" office:value="350">
            <text:p>350</text:p>
          </table:table-cell>
          <table:table-cell table:formula="of:=([.$C$8]-([.E65]*[.$C$4]))" office:value-type="float" office:value="164.786298076923">
            <text:p>164.786298076923</text:p>
          </table:table-cell>
          <table:table-cell table:formula="of:=SQRT(ABS([.$D$2]^2-[.F65]^2))" office:value-type="float" office:value="8.39499649216454">
            <text:p>8.39499649216454</text:p>
          </table:table-cell>
          <table:table-cell table:formula="of:=ABS([.B65]-[.G65])" office:value-type="float" office:value="0.00500350783546466">
            <text:p>0.00500350783546466</text:p>
          </table:table-cell>
          <table:table-cell table:number-columns-repeated="3"/>
        </table:table-row>
        <table:table-row table:style-name="ro2">
          <table:table-cell table:formula="of:=[.A65]+[.A$4]" office:value-type="float" office:value="17.1">
            <text:p>17.1</text:p>
          </table:table-cell>
          <table:table-cell table:formula="of:=[.A66]/([.$D$4]*2)" office:value-type="float" office:value="8.55000000000001">
            <text:p>8.55000000000001</text:p>
          </table:table-cell>
          <table:table-cell table:formula="of:=SQRT(ABS([.$D$2]^2-[.B66]^2))" office:value-type="float" office:value="164.778328368751">
            <text:p>164.778328368751</text:p>
          </table:table-cell>
          <table:table-cell table:formula="of:=([.$C$10]-[.C66])*[.$B$4]" office:value-type="float" office:value="362.941082508969">
            <text:p>362.941082508969</text:p>
          </table:table-cell>
          <table:table-cell table:formula="of:=ROUND([.D66])" office:value-type="float" office:value="363">
            <text:p>363</text:p>
          </table:table-cell>
          <table:table-cell table:formula="of:=([.$C$8]-([.E66]*[.$C$4]))" office:value-type="float" office:value="164.778360576923">
            <text:p>164.778360576923</text:p>
          </table:table-cell>
          <table:table-cell table:formula="of:=SQRT(ABS([.$D$2]^2-[.F66]^2))" office:value-type="float" office:value="8.54937925123976">
            <text:p>8.54937925123976</text:p>
          </table:table-cell>
          <table:table-cell table:formula="of:=ABS([.B66]-[.G66])" office:value-type="float" office:value="0.000620748760249867">
            <text:p>0.000620748760249867</text:p>
          </table:table-cell>
          <table:table-cell table:number-columns-repeated="3"/>
        </table:table-row>
        <table:table-row table:style-name="ro2">
          <table:table-cell table:formula="of:=[.A66]+[.A$4]" office:value-type="float" office:value="17.4">
            <text:p>17.4</text:p>
          </table:table-cell>
          <table:table-cell table:formula="of:=[.A67]/([.$D$4]*2)" office:value-type="float" office:value="8.70000000000001">
            <text:p>8.70000000000001</text:p>
          </table:table-cell>
          <table:table-cell table:formula="of:=SQRT(ABS([.$D$2]^2-[.B67]^2))" office:value-type="float" office:value="164.770476724442">
            <text:p>164.770476724442</text:p>
          </table:table-cell>
          <table:table-cell table:formula="of:=([.$C$10]-[.C67])*[.$B$4]" office:value-type="float" office:value="375.800468463634">
            <text:p>375.800468463634</text:p>
          </table:table-cell>
          <table:table-cell table:formula="of:=ROUND([.D67])" office:value-type="float" office:value="376">
            <text:p>376</text:p>
          </table:table-cell>
          <table:table-cell table:formula="of:=([.$C$8]-([.E67]*[.$C$4]))" office:value-type="float" office:value="164.770423076923">
            <text:p>164.770423076923</text:p>
          </table:table-cell>
          <table:table-cell table:formula="of:=SQRT(ABS([.$D$2]^2-[.F67]^2))" office:value-type="float" office:value="8.70101597813603">
            <text:p>8.70101597813603</text:p>
          </table:table-cell>
          <table:table-cell table:formula="of:=ABS([.B67]-[.G67])" office:value-type="float" office:value="0.00101597813602261">
            <text:p>0.00101597813602261</text:p>
          </table:table-cell>
          <table:table-cell table:number-columns-repeated="3"/>
        </table:table-row>
        <table:table-row table:style-name="ro2">
          <table:table-cell table:formula="of:=[.A67]+[.A$4]" office:value-type="float" office:value="17.7">
            <text:p>17.7</text:p>
          </table:table-cell>
          <table:table-cell table:formula="of:=[.A68]/([.$D$4]*2)" office:value-type="float" office:value="8.85000000000001">
            <text:p>8.85000000000001</text:p>
          </table:table-cell>
          <table:table-cell table:formula="of:=SQRT(ABS([.$D$2]^2-[.B68]^2))" office:value-type="float" office:value="164.762488145816">
            <text:p>164.762488145816</text:p>
          </table:table-cell>
          <table:table-cell table:formula="of:=([.$C$10]-[.C68])*[.$B$4]" office:value-type="float" office:value="388.884124797326">
            <text:p>388.884124797326</text:p>
          </table:table-cell>
          <table:table-cell table:formula="of:=ROUND([.D68])" office:value-type="float" office:value="389">
            <text:p>389</text:p>
          </table:table-cell>
          <table:table-cell table:formula="of:=([.$C$8]-([.E68]*[.$C$4]))" office:value-type="float" office:value="164.762485576923">
            <text:p>164.762485576923</text:p>
          </table:table-cell>
          <table:table-cell table:formula="of:=SQRT(ABS([.$D$2]^2-[.F68]^2))" office:value-type="float" office:value="8.85004782553283">
            <text:p>8.85004782553283</text:p>
          </table:table-cell>
          <table:table-cell table:formula="of:=ABS([.B68]-[.G68])" office:value-type="float" office:value="0.0000478255328228983">
            <text:p>0.0000478255328228983</text:p>
          </table:table-cell>
          <table:table-cell table:number-columns-repeated="3"/>
        </table:table-row>
        <table:table-row table:style-name="ro2">
          <table:table-cell table:formula="of:=[.A68]+[.A$4]" office:value-type="float" office:value="18">
            <text:p>18</text:p>
          </table:table-cell>
          <table:table-cell table:formula="of:=[.A69]/([.$D$4]*2)" office:value-type="float" office:value="9.00000000000001">
            <text:p>9.00000000000001</text:p>
          </table:table-cell>
          <table:table-cell table:formula="of:=SQRT(ABS([.$D$2]^2-[.B69]^2))" office:value-type="float" office:value="164.754362612952">
            <text:p>164.754362612952</text:p>
          </table:table-cell>
          <table:table-cell table:formula="of:=([.$C$10]-[.C69])*[.$B$4]" office:value-type="float" office:value="402.192084133222">
            <text:p>402.192084133222</text:p>
          </table:table-cell>
          <table:table-cell table:formula="of:=ROUND([.D69])" office:value-type="float" office:value="402">
            <text:p>402</text:p>
          </table:table-cell>
          <table:table-cell table:formula="of:=([.$C$8]-([.E69]*[.$C$4]))" office:value-type="float" office:value="164.754548076923">
            <text:p>164.754548076923</text:p>
          </table:table-cell>
          <table:table-cell table:formula="of:=SQRT(ABS([.$D$2]^2-[.F69]^2))" office:value-type="float" office:value="8.99660424653908">
            <text:p>8.99660424653908</text:p>
          </table:table-cell>
          <table:table-cell table:formula="of:=ABS([.B69]-[.G69])" office:value-type="float" office:value="0.0033957534609339">
            <text:p>0.0033957534609339</text:p>
          </table:table-cell>
          <table:table-cell table:number-columns-repeated="3"/>
        </table:table-row>
        <table:table-row table:style-name="ro2">
          <table:table-cell table:formula="of:=[.A69]+[.A$4]" office:value-type="float" office:value="18.3">
            <text:p>18.3</text:p>
          </table:table-cell>
          <table:table-cell table:formula="of:=[.A70]/([.$D$4]*2)" office:value-type="float" office:value="9.15000000000001">
            <text:p>9.15000000000001</text:p>
          </table:table-cell>
          <table:table-cell table:formula="of:=SQRT(ABS([.$D$2]^2-[.B70]^2))" office:value-type="float" office:value="164.746100105587">
            <text:p>164.746100105587</text:p>
          </table:table-cell>
          <table:table-cell table:formula="of:=([.$C$10]-[.C70])*[.$B$4]" office:value-type="float" office:value="415.72437966025">
            <text:p>415.72437966025</text:p>
          </table:table-cell>
          <table:table-cell table:formula="of:=ROUND([.D70])" office:value-type="float" office:value="416">
            <text:p>416</text:p>
          </table:table-cell>
          <table:table-cell table:formula="of:=([.$C$8]-([.E70]*[.$C$4]))" office:value-type="float" office:value="164.746">
            <text:p>164.746</text:p>
          </table:table-cell>
          <table:table-cell table:formula="of:=SQRT(ABS([.$D$2]^2-[.F70]^2))" office:value-type="float" office:value="9.15180222688392">
            <text:p>9.15180222688392</text:p>
          </table:table-cell>
          <table:table-cell table:formula="of:=ABS([.B70]-[.G70])" office:value-type="float" office:value="0.00180222688391218">
            <text:p>0.00180222688391218</text:p>
          </table:table-cell>
          <table:table-cell table:number-columns-repeated="3"/>
        </table:table-row>
        <table:table-row table:style-name="ro2">
          <table:table-cell table:formula="of:=[.A70]+[.A$4]" office:value-type="float" office:value="18.6">
            <text:p>18.6</text:p>
          </table:table-cell>
          <table:table-cell table:formula="of:=[.A71]/([.$D$4]*2)" office:value-type="float" office:value="9.30000000000001">
            <text:p>9.30000000000001</text:p>
          </table:table-cell>
          <table:table-cell table:formula="of:=SQRT(ABS([.$D$2]^2-[.B71]^2))" office:value-type="float" office:value="164.73770060311">
            <text:p>164.73770060311</text:p>
          </table:table-cell>
          <table:table-cell table:formula="of:=([.$C$10]-[.C71])*[.$B$4]" office:value-type="float" office:value="429.481045133469">
            <text:p>429.481045133469</text:p>
          </table:table-cell>
          <table:table-cell table:formula="of:=ROUND([.D71])" office:value-type="float" office:value="429">
            <text:p>429</text:p>
          </table:table-cell>
          <table:table-cell table:formula="of:=([.$C$8]-([.E71]*[.$C$4]))" office:value-type="float" office:value="164.7380625">
            <text:p>164.7380625</text:p>
          </table:table-cell>
          <table:table-cell table:formula="of:=SQRT(ABS([.$D$2]^2-[.F71]^2))" office:value-type="float" office:value="9.29358723777263">
            <text:p>9.29358723777263</text:p>
          </table:table-cell>
          <table:table-cell table:formula="of:=ABS([.B71]-[.G71])" office:value-type="float" office:value="0.00641276222738441">
            <text:p>0.00641276222738441</text:p>
          </table:table-cell>
          <table:table-cell table:number-columns-repeated="3"/>
        </table:table-row>
        <table:table-row table:style-name="ro2">
          <table:table-cell table:formula="of:=[.A71]+[.A$4]" office:value-type="float" office:value="18.9">
            <text:p>18.9</text:p>
          </table:table-cell>
          <table:table-cell table:formula="of:=[.A72]/([.$D$4]*2)" office:value-type="float" office:value="9.45000000000001">
            <text:p>9.45000000000001</text:p>
          </table:table-cell>
          <table:table-cell table:formula="of:=SQRT(ABS([.$D$2]^2-[.B72]^2))" office:value-type="float" office:value="164.729164084566">
            <text:p>164.729164084566</text:p>
          </table:table-cell>
          <table:table-cell table:formula="of:=([.$C$10]-[.C72])*[.$B$4]" office:value-type="float" office:value="443.462114874622">
            <text:p>443.462114874622</text:p>
          </table:table-cell>
          <table:table-cell table:formula="of:=ROUND([.D72])" office:value-type="float" office:value="443">
            <text:p>443</text:p>
          </table:table-cell>
          <table:table-cell table:formula="of:=([.$C$8]-([.E72]*[.$C$4]))" office:value-type="float" office:value="164.729514423077">
            <text:p>164.729514423077</text:p>
          </table:table-cell>
          <table:table-cell table:formula="of:=SQRT(ABS([.$D$2]^2-[.F72]^2))" office:value-type="float" office:value="9.44389103798276">
            <text:p>9.44389103798276</text:p>
          </table:table-cell>
          <table:table-cell table:formula="of:=ABS([.B72]-[.G72])" office:value-type="float" office:value="0.00610896201724742">
            <text:p>0.00610896201724742</text:p>
          </table:table-cell>
          <table:table-cell table:number-columns-repeated="3"/>
        </table:table-row>
        <table:table-row table:style-name="ro2">
          <table:table-cell table:formula="of:=[.A72]+[.A$4]" office:value-type="float" office:value="19.2">
            <text:p>19.2</text:p>
          </table:table-cell>
          <table:table-cell table:formula="of:=[.A73]/([.$D$4]*2)" office:value-type="float" office:value="9.60000000000001">
            <text:p>9.60000000000001</text:p>
          </table:table-cell>
          <table:table-cell table:formula="of:=SQRT(ABS([.$D$2]^2-[.B73]^2))" office:value-type="float" office:value="164.720490528653">
            <text:p>164.720490528653</text:p>
          </table:table-cell>
          <table:table-cell table:formula="of:=([.$C$10]-[.C73])*[.$B$4]" office:value-type="float" office:value="457.667623772469">
            <text:p>457.667623772469</text:p>
          </table:table-cell>
          <table:table-cell table:formula="of:=ROUND([.D73])" office:value-type="float" office:value="458">
            <text:p>458</text:p>
          </table:table-cell>
          <table:table-cell table:formula="of:=([.$C$8]-([.E73]*[.$C$4]))" office:value-type="float" office:value="164.720355769231">
            <text:p>164.720355769231</text:p>
          </table:table-cell>
          <table:table-cell table:formula="of:=SQRT(ABS([.$D$2]^2-[.F73]^2))" office:value-type="float" office:value="9.60231197462601">
            <text:p>9.60231197462601</text:p>
          </table:table-cell>
          <table:table-cell table:formula="of:=ABS([.B73]-[.G73])" office:value-type="float" office:value="0.00231197462600186">
            <text:p>0.00231197462600186</text:p>
          </table:table-cell>
          <table:table-cell table:number-columns-repeated="3"/>
        </table:table-row>
        <table:table-row table:style-name="ro2">
          <table:table-cell table:formula="of:=[.A73]+[.A$4]" office:value-type="float" office:value="19.5">
            <text:p>19.5</text:p>
          </table:table-cell>
          <table:table-cell table:formula="of:=[.A74]/([.$D$4]*2)" office:value-type="float" office:value="9.75000000000001">
            <text:p>9.75000000000001</text:p>
          </table:table-cell>
          <table:table-cell table:formula="of:=SQRT(ABS([.$D$2]^2-[.B74]^2))" office:value-type="float" office:value="164.711679913721">
            <text:p>164.711679913721</text:p>
          </table:table-cell>
          <table:table-cell table:formula="of:=([.$C$10]-[.C74])*[.$B$4]" office:value-type="float" office:value="472.097607283243">
            <text:p>472.097607283243</text:p>
          </table:table-cell>
          <table:table-cell table:formula="of:=ROUND([.D74])" office:value-type="float" office:value="472">
            <text:p>472</text:p>
          </table:table-cell>
          <table:table-cell table:formula="of:=([.$C$8]-([.E74]*[.$C$4]))" office:value-type="float" office:value="164.711807692308">
            <text:p>164.711807692308</text:p>
          </table:table-cell>
          <table:table-cell table:formula="of:=SQRT(ABS([.$D$2]^2-[.F74]^2))" office:value-type="float" office:value="9.74784113187349">
            <text:p>9.74784113187349</text:p>
          </table:table-cell>
          <table:table-cell table:formula="of:=ABS([.B74]-[.G74])" office:value-type="float" office:value="0.00215886812651789">
            <text:p>0.00215886812651789</text:p>
          </table:table-cell>
          <table:table-cell table:number-columns-repeated="3"/>
        </table:table-row>
        <table:table-row table:style-name="ro2">
          <table:table-cell table:formula="of:=[.A74]+[.A$4]" office:value-type="float" office:value="19.8">
            <text:p>19.8</text:p>
          </table:table-cell>
          <table:table-cell table:formula="of:=[.A75]/([.$D$4]*2)" office:value-type="float" office:value="9.90000000000001">
            <text:p>9.90000000000001</text:p>
          </table:table-cell>
          <table:table-cell table:formula="of:=SQRT(ABS([.$D$2]^2-[.B75]^2))" office:value-type="float" office:value="164.702732217775">
            <text:p>164.702732217775</text:p>
          </table:table-cell>
          <table:table-cell table:formula="of:=([.$C$10]-[.C75])*[.$B$4]" office:value-type="float" office:value="486.752101431125">
            <text:p>486.752101431125</text:p>
          </table:table-cell>
          <table:table-cell table:formula="of:=ROUND([.D75])" office:value-type="float" office:value="487">
            <text:p>487</text:p>
          </table:table-cell>
          <table:table-cell table:formula="of:=([.$C$8]-([.E75]*[.$C$4]))" office:value-type="float" office:value="164.702649038462">
            <text:p>164.702649038462</text:p>
          </table:table-cell>
          <table:table-cell table:formula="of:=SQRT(ABS([.$D$2]^2-[.F75]^2))" office:value-type="float" office:value="9.90138372720506">
            <text:p>9.90138372720506</text:p>
          </table:table-cell>
          <table:table-cell table:formula="of:=ABS([.B75]-[.G75])" office:value-type="float" office:value="0.00138372720504343">
            <text:p>0.00138372720504343</text:p>
          </table:table-cell>
          <table:table-cell table:number-columns-repeated="3"/>
        </table:table-row>
        <table:table-row table:style-name="ro2">
          <table:table-cell table:formula="of:=[.A75]+[.A$4]" office:value-type="float" office:value="20.1">
            <text:p>20.1</text:p>
          </table:table-cell>
          <table:table-cell table:formula="of:=[.A76]/([.$D$4]*2)" office:value-type="float" office:value="10.05">
            <text:p>10.05</text:p>
          </table:table-cell>
          <table:table-cell table:formula="of:=SQRT(ABS([.$D$2]^2-[.B76]^2))" office:value-type="float" office:value="164.693647418472">
            <text:p>164.693647418472</text:p>
          </table:table-cell>
          <table:table-cell table:formula="of:=([.$C$10]-[.C76])*[.$B$4]" office:value-type="float" office:value="501.63114280861">
            <text:p>501.63114280861</text:p>
          </table:table-cell>
          <table:table-cell table:formula="of:=ROUND([.D76])" office:value-type="float" office:value="502">
            <text:p>502</text:p>
          </table:table-cell>
          <table:table-cell table:formula="of:=([.$C$8]-([.E76]*[.$C$4]))" office:value-type="float" office:value="164.693490384615">
            <text:p>164.693490384615</text:p>
          </table:table-cell>
          <table:table-cell table:formula="of:=SQRT(ABS([.$D$2]^2-[.F76]^2))" office:value-type="float" office:value="10.0525730503488">
            <text:p>10.0525730503488</text:p>
          </table:table-cell>
          <table:table-cell table:formula="of:=ABS([.B76]-[.G76])" office:value-type="float" office:value="0.00257305034878996">
            <text:p>0.00257305034878996</text:p>
          </table:table-cell>
          <table:table-cell table:number-columns-repeated="3"/>
        </table:table-row>
        <table:table-row table:style-name="ro2">
          <table:table-cell table:formula="of:=[.A76]+[.A$4]" office:value-type="float" office:value="20.4">
            <text:p>20.4</text:p>
          </table:table-cell>
          <table:table-cell table:formula="of:=[.A77]/([.$D$4]*2)" office:value-type="float" office:value="10.2">
            <text:p>10.2</text:p>
          </table:table-cell>
          <table:table-cell table:formula="of:=SQRT(ABS([.$D$2]^2-[.B77]^2))" office:value-type="float" office:value="164.684425493123">
            <text:p>164.684425493123</text:p>
          </table:table-cell>
          <table:table-cell table:formula="of:=([.$C$10]-[.C77])*[.$B$4]" office:value-type="float" office:value="516.734768577114">
            <text:p>516.734768577114</text:p>
          </table:table-cell>
          <table:table-cell table:formula="of:=ROUND([.D77])" office:value-type="float" office:value="517">
            <text:p>517</text:p>
          </table:table-cell>
          <table:table-cell table:formula="of:=([.$C$8]-([.E77]*[.$C$4]))" office:value-type="float" office:value="164.684331730769">
            <text:p>164.684331730769</text:p>
          </table:table-cell>
          <table:table-cell table:formula="of:=SQRT(ABS([.$D$2]^2-[.F77]^2))" office:value-type="float" office:value="10.2015137303223">
            <text:p>10.2015137303223</text:p>
          </table:table-cell>
          <table:table-cell table:formula="of:=ABS([.B77]-[.G77])" office:value-type="float" office:value="0.00151373032231206">
            <text:p>0.00151373032231206</text:p>
          </table:table-cell>
          <table:table-cell table:number-columns-repeated="3"/>
        </table:table-row>
        <table:table-row table:style-name="ro2">
          <table:table-cell table:formula="of:=[.A77]+[.A$4]" office:value-type="float" office:value="20.7">
            <text:p>20.7</text:p>
          </table:table-cell>
          <table:table-cell table:formula="of:=[.A78]/([.$D$4]*2)" office:value-type="float" office:value="10.35">
            <text:p>10.35</text:p>
          </table:table-cell>
          <table:table-cell table:formula="of:=SQRT(ABS([.$D$2]^2-[.B78]^2))" office:value-type="float" office:value="164.67506641869">
            <text:p>164.67506641869</text:p>
          </table:table-cell>
          <table:table-cell table:formula="of:=([.$C$10]-[.C78])*[.$B$4]" office:value-type="float" office:value="532.0630164673">
            <text:p>532.0630164673</text:p>
          </table:table-cell>
          <table:table-cell table:formula="of:=ROUND([.D78])" office:value-type="float" office:value="532">
            <text:p>532</text:p>
          </table:table-cell>
          <table:table-cell table:formula="of:=([.$C$8]-([.E78]*[.$C$4]))" office:value-type="float" office:value="164.675173076923">
            <text:p>164.675173076923</text:p>
          </table:table-cell>
          <table:table-cell table:formula="of:=SQRT(ABS([.$D$2]^2-[.F78]^2))" office:value-type="float" office:value="10.3483028601519">
            <text:p>10.3483028601519</text:p>
          </table:table-cell>
          <table:table-cell table:formula="of:=ABS([.B78]-[.G78])" office:value-type="float" office:value="0.00169713984807451">
            <text:p>0.00169713984807451</text:p>
          </table:table-cell>
          <table:table-cell table:number-columns-repeated="3"/>
        </table:table-row>
        <table:table-row table:style-name="ro2">
          <table:table-cell table:formula="of:=[.A78]+[.A$4]" office:value-type="float" office:value="21">
            <text:p>21</text:p>
          </table:table-cell>
          <table:table-cell table:formula="of:=[.A79]/([.$D$4]*2)" office:value-type="float" office:value="10.5">
            <text:p>10.5</text:p>
          </table:table-cell>
          <table:table-cell table:formula="of:=SQRT(ABS([.$D$2]^2-[.B79]^2))" office:value-type="float" office:value="164.665570171788">
            <text:p>164.665570171788</text:p>
          </table:table-cell>
          <table:table-cell table:formula="of:=([.$C$10]-[.C79])*[.$B$4]" office:value-type="float" office:value="547.615924779592">
            <text:p>547.615924779592</text:p>
          </table:table-cell>
          <table:table-cell table:formula="of:=ROUND([.D79])" office:value-type="float" office:value="548">
            <text:p>548</text:p>
          </table:table-cell>
          <table:table-cell table:formula="of:=([.$C$8]-([.E79]*[.$C$4]))" office:value-type="float" office:value="164.665403846154">
            <text:p>164.665403846154</text:p>
          </table:table-cell>
          <table:table-cell table:formula="of:=SQRT(ABS([.$D$2]^2-[.F79]^2))" office:value-type="float" office:value="10.5026080657644">
            <text:p>10.5026080657644</text:p>
          </table:table-cell>
          <table:table-cell table:formula="of:=ABS([.B79]-[.G79])" office:value-type="float" office:value="0.00260806576442718">
            <text:p>0.00260806576442718</text:p>
          </table:table-cell>
          <table:table-cell table:number-columns-repeated="3"/>
        </table:table-row>
        <table:table-row table:style-name="ro2">
          <table:table-cell table:formula="of:=[.A79]+[.A$4]" office:value-type="float" office:value="21.3">
            <text:p>21.3</text:p>
          </table:table-cell>
          <table:table-cell table:formula="of:=[.A80]/([.$D$4]*2)" office:value-type="float" office:value="10.65">
            <text:p>10.65</text:p>
          </table:table-cell>
          <table:table-cell table:formula="of:=SQRT(ABS([.$D$2]^2-[.B80]^2))" office:value-type="float" office:value="164.655936728683">
            <text:p>164.655936728683</text:p>
          </table:table-cell>
          <table:table-cell table:formula="of:=([.$C$10]-[.C80])*[.$B$4]" office:value-type="float" office:value="563.393532384728">
            <text:p>563.393532384728</text:p>
          </table:table-cell>
          <table:table-cell table:formula="of:=ROUND([.D80])" office:value-type="float" office:value="563">
            <text:p>563</text:p>
          </table:table-cell>
          <table:table-cell table:formula="of:=([.$C$8]-([.E80]*[.$C$4]))" office:value-type="float" office:value="164.656245192308">
            <text:p>164.656245192308</text:p>
          </table:table-cell>
          <table:table-cell table:formula="of:=SQRT(ABS([.$D$2]^2-[.F80]^2))" office:value-type="float" office:value="10.6452298787132">
            <text:p>10.6452298787132</text:p>
          </table:table-cell>
          <table:table-cell table:formula="of:=ABS([.B80]-[.G80])" office:value-type="float" office:value="0.00477012128681409">
            <text:p>0.00477012128681409</text:p>
          </table:table-cell>
          <table:table-cell table:number-columns-repeated="3"/>
        </table:table-row>
        <table:table-row table:style-name="ro2">
          <table:table-cell table:formula="of:=[.A80]+[.A$4]" office:value-type="float" office:value="21.6">
            <text:p>21.6</text:p>
          </table:table-cell>
          <table:table-cell table:formula="of:=[.A81]/([.$D$4]*2)" office:value-type="float" office:value="10.8">
            <text:p>10.8</text:p>
          </table:table-cell>
          <table:table-cell table:formula="of:=SQRT(ABS([.$D$2]^2-[.B81]^2))" office:value-type="float" office:value="164.646166065293">
            <text:p>164.646166065293</text:p>
          </table:table-cell>
          <table:table-cell table:formula="of:=([.$C$10]-[.C81])*[.$B$4]" office:value-type="float" office:value="579.395878724187">
            <text:p>579.395878724187</text:p>
          </table:table-cell>
          <table:table-cell table:formula="of:=ROUND([.D81])" office:value-type="float" office:value="579">
            <text:p>579</text:p>
          </table:table-cell>
          <table:table-cell table:formula="of:=([.$C$8]-([.E81]*[.$C$4]))" office:value-type="float" office:value="164.646475961538">
            <text:p>164.646475961538</text:p>
          </table:table-cell>
          <table:table-cell table:formula="of:=SQRT(ABS([.$D$2]^2-[.F81]^2))" office:value-type="float" office:value="10.7952745887511">
            <text:p>10.7952745887511</text:p>
          </table:table-cell>
          <table:table-cell table:formula="of:=ABS([.B81]-[.G81])" office:value-type="float" office:value="0.00472541124890036">
            <text:p>0.00472541124890036</text:p>
          </table:table-cell>
          <table:table-cell table:number-columns-repeated="3"/>
        </table:table-row>
        <table:table-row table:style-name="ro2">
          <table:table-cell table:formula="of:=[.A81]+[.A$4]" office:value-type="float" office:value="21.9">
            <text:p>21.9</text:p>
          </table:table-cell>
          <table:table-cell table:formula="of:=[.A82]/([.$D$4]*2)" office:value-type="float" office:value="10.95">
            <text:p>10.95</text:p>
          </table:table-cell>
          <table:table-cell table:formula="of:=SQRT(ABS([.$D$2]^2-[.B82]^2))" office:value-type="float" office:value="164.636258157187">
            <text:p>164.636258157187</text:p>
          </table:table-cell>
          <table:table-cell table:formula="of:=([.$C$10]-[.C82])*[.$B$4]" office:value-type="float" office:value="595.623003810599">
            <text:p>595.623003810599</text:p>
          </table:table-cell>
          <table:table-cell table:formula="of:=ROUND([.D82])" office:value-type="float" office:value="596">
            <text:p>596</text:p>
          </table:table-cell>
          <table:table-cell table:formula="of:=([.$C$8]-([.E82]*[.$C$4]))" office:value-type="float" office:value="164.636096153846">
            <text:p>164.636096153846</text:p>
          </table:table-cell>
          <table:table-cell table:formula="of:=SQRT(ABS([.$D$2]^2-[.F82]^2))" office:value-type="float" office:value="10.9524354926894">
            <text:p>10.9524354926894</text:p>
          </table:table-cell>
          <table:table-cell table:formula="of:=ABS([.B82]-[.G82])" office:value-type="float" office:value="0.00243549268943255">
            <text:p>0.00243549268943255</text:p>
          </table:table-cell>
          <table:table-cell table:number-columns-repeated="3"/>
        </table:table-row>
        <table:table-row table:style-name="ro2">
          <table:table-cell table:formula="of:=[.A82]+[.A$4]" office:value-type="float" office:value="22.2">
            <text:p>22.2</text:p>
          </table:table-cell>
          <table:table-cell table:formula="of:=[.A83]/([.$D$4]*2)" office:value-type="float" office:value="11.1">
            <text:p>11.1</text:p>
          </table:table-cell>
          <table:table-cell table:formula="of:=SQRT(ABS([.$D$2]^2-[.B83]^2))" office:value-type="float" office:value="164.626212979586">
            <text:p>164.626212979586</text:p>
          </table:table-cell>
          <table:table-cell table:formula="of:=([.$C$10]-[.C83])*[.$B$4]" office:value-type="float" office:value="612.074948228404">
            <text:p>612.074948228404</text:p>
          </table:table-cell>
          <table:table-cell table:formula="of:=ROUND([.D83])" office:value-type="float" office:value="612">
            <text:p>612</text:p>
          </table:table-cell>
          <table:table-cell table:formula="of:=([.$C$8]-([.E83]*[.$C$4]))" office:value-type="float" office:value="164.626326923077">
            <text:p>164.626326923077</text:p>
          </table:table-cell>
          <table:table-cell table:formula="of:=SQRT(ABS([.$D$2]^2-[.F83]^2))" office:value-type="float" office:value="11.0983099531504">
            <text:p>11.0983099531504</text:p>
          </table:table-cell>
          <table:table-cell table:formula="of:=ABS([.B83]-[.G83])" office:value-type="float" office:value="0.00169004684961749">
            <text:p>0.00169004684961749</text:p>
          </table:table-cell>
          <table:table-cell table:number-columns-repeated="3"/>
        </table:table-row>
        <table:table-row table:style-name="ro2">
          <table:table-cell table:formula="of:=[.A83]+[.A$4]" office:value-type="float" office:value="22.5">
            <text:p>22.5</text:p>
          </table:table-cell>
          <table:table-cell table:formula="of:=[.A84]/([.$D$4]*2)" office:value-type="float" office:value="11.25">
            <text:p>11.25</text:p>
          </table:table-cell>
          <table:table-cell table:formula="of:=SQRT(ABS([.$D$2]^2-[.B84]^2))" office:value-type="float" office:value="164.61603050736">
            <text:p>164.61603050736</text:p>
          </table:table-cell>
          <table:table-cell table:formula="of:=([.$C$10]-[.C84])*[.$B$4]" office:value-type="float" office:value="628.751753134315">
            <text:p>628.751753134315</text:p>
          </table:table-cell>
          <table:table-cell table:formula="of:=ROUND([.D84])" office:value-type="float" office:value="629">
            <text:p>629</text:p>
          </table:table-cell>
          <table:table-cell table:formula="of:=([.$C$8]-([.E84]*[.$C$4]))" office:value-type="float" office:value="164.615947115385">
            <text:p>164.615947115385</text:p>
          </table:table-cell>
          <table:table-cell table:formula="of:=SQRT(ABS([.$D$2]^2-[.F84]^2))" office:value-type="float" office:value="11.2512201696036">
            <text:p>11.2512201696036</text:p>
          </table:table-cell>
          <table:table-cell table:formula="of:=ABS([.B84]-[.G84])" office:value-type="float" office:value="0.00122016960358273">
            <text:p>0.00122016960358273</text:p>
          </table:table-cell>
          <table:table-cell table:number-columns-repeated="3"/>
        </table:table-row>
        <table:table-row table:style-name="ro2">
          <table:table-cell table:formula="of:=[.A84]+[.A$4]" office:value-type="float" office:value="22.8">
            <text:p>22.8</text:p>
          </table:table-cell>
          <table:table-cell table:formula="of:=[.A85]/([.$D$4]*2)" office:value-type="float" office:value="11.4">
            <text:p>11.4</text:p>
          </table:table-cell>
          <table:table-cell table:formula="of:=SQRT(ABS([.$D$2]^2-[.B85]^2))" office:value-type="float" office:value="164.60571071503">
            <text:p>164.60571071503</text:p>
          </table:table-cell>
          <table:table-cell table:formula="of:=([.$C$10]-[.C85])*[.$B$4]" office:value-type="float" office:value="645.653460257781">
            <text:p>645.653460257781</text:p>
          </table:table-cell>
          <table:table-cell table:formula="of:=ROUND([.D85])" office:value-type="float" office:value="646">
            <text:p>646</text:p>
          </table:table-cell>
          <table:table-cell table:formula="of:=([.$C$8]-([.E85]*[.$C$4]))" office:value-type="float" office:value="164.605567307692">
            <text:p>164.605567307692</text:p>
          </table:table-cell>
          <table:table-cell table:formula="of:=SQRT(ABS([.$D$2]^2-[.F85]^2))" office:value-type="float" office:value="11.4020704835912">
            <text:p>11.4020704835912</text:p>
          </table:table-cell>
          <table:table-cell table:formula="of:=ABS([.B85]-[.G85])" office:value-type="float" office:value="0.00207048359122552">
            <text:p>0.00207048359122552</text:p>
          </table:table-cell>
          <table:table-cell table:number-columns-repeated="3"/>
        </table:table-row>
        <table:table-row table:style-name="ro2">
          <table:table-cell table:formula="of:=[.A85]+[.A$4]" office:value-type="float" office:value="23.1">
            <text:p>23.1</text:p>
          </table:table-cell>
          <table:table-cell table:formula="of:=[.A86]/([.$D$4]*2)" office:value-type="float" office:value="11.55">
            <text:p>11.55</text:p>
          </table:table-cell>
          <table:table-cell table:formula="of:=SQRT(ABS([.$D$2]^2-[.B86]^2))" office:value-type="float" office:value="164.595253576766">
            <text:p>164.595253576766</text:p>
          </table:table-cell>
          <table:table-cell table:formula="of:=([.$C$10]-[.C86])*[.$B$4]" office:value-type="float" office:value="662.78011190155">
            <text:p>662.78011190155</text:p>
          </table:table-cell>
          <table:table-cell table:formula="of:=ROUND([.D86])" office:value-type="float" office:value="663">
            <text:p>663</text:p>
          </table:table-cell>
          <table:table-cell table:formula="of:=([.$C$8]-([.E86]*[.$C$4]))" office:value-type="float" office:value="164.5951875">
            <text:p>164.5951875</text:p>
          </table:table-cell>
          <table:table-cell table:formula="of:=SQRT(ABS([.$D$2]^2-[.F86]^2))" office:value-type="float" office:value="11.550941599707">
            <text:p>11.550941599707</text:p>
          </table:table-cell>
          <table:table-cell table:formula="of:=ABS([.B86]-[.G86])" office:value-type="float" office:value="0.000941599707010354">
            <text:p>0.000941599707010354</text:p>
          </table:table-cell>
          <table:table-cell table:number-columns-repeated="3"/>
        </table:table-row>
        <table:table-row table:style-name="ro2">
          <table:table-cell table:formula="of:=[.A86]+[.A$4]" office:value-type="float" office:value="23.4">
            <text:p>23.4</text:p>
          </table:table-cell>
          <table:table-cell table:formula="of:=[.A87]/([.$D$4]*2)" office:value-type="float" office:value="11.7">
            <text:p>11.7</text:p>
          </table:table-cell>
          <table:table-cell table:formula="of:=SQRT(ABS([.$D$2]^2-[.B87]^2))" office:value-type="float" office:value="164.584659066391">
            <text:p>164.584659066391</text:p>
          </table:table-cell>
          <table:table-cell table:formula="of:=([.$C$10]-[.C87])*[.$B$4]" office:value-type="float" office:value="680.131750942224">
            <text:p>680.131750942224</text:p>
          </table:table-cell>
          <table:table-cell table:formula="of:=ROUND([.D87])" office:value-type="float" office:value="680">
            <text:p>680</text:p>
          </table:table-cell>
          <table:table-cell table:formula="of:=([.$C$8]-([.E87]*[.$C$4]))" office:value-type="float" office:value="164.584807692308">
            <text:p>164.584807692308</text:p>
          </table:table-cell>
          <table:table-cell table:formula="of:=SQRT(ABS([.$D$2]^2-[.F87]^2))" office:value-type="float" office:value="11.6979090818016">
            <text:p>11.6979090818016</text:p>
          </table:table-cell>
          <table:table-cell table:formula="of:=ABS([.B87]-[.G87])" office:value-type="float" office:value="0.00209091819843898">
            <text:p>0.00209091819843898</text:p>
          </table:table-cell>
          <table:table-cell table:number-columns-repeated="3"/>
        </table:table-row>
        <table:table-row table:style-name="ro2">
          <table:table-cell table:formula="of:=[.A87]+[.A$4]" office:value-type="float" office:value="23.7">
            <text:p>23.7</text:p>
          </table:table-cell>
          <table:table-cell table:formula="of:=[.A88]/([.$D$4]*2)" office:value-type="float" office:value="11.85">
            <text:p>11.85</text:p>
          </table:table-cell>
          <table:table-cell table:formula="of:=SQRT(ABS([.$D$2]^2-[.B88]^2))" office:value-type="float" office:value="164.573927157372">
            <text:p>164.573927157372</text:p>
          </table:table-cell>
          <table:table-cell table:formula="of:=([.$C$10]-[.C88])*[.$B$4]" office:value-type="float" office:value="697.708420830726">
            <text:p>697.708420830726</text:p>
          </table:table-cell>
          <table:table-cell table:formula="of:=ROUND([.D88])" office:value-type="float" office:value="698">
            <text:p>698</text:p>
          </table:table-cell>
          <table:table-cell table:formula="of:=([.$C$8]-([.E88]*[.$C$4]))" office:value-type="float" office:value="164.573817307692">
            <text:p>164.573817307692</text:p>
          </table:table-cell>
          <table:table-cell table:formula="of:=SQRT(ABS([.$D$2]^2-[.F88]^2))" office:value-type="float" office:value="11.8515255040993">
            <text:p>11.8515255040993</text:p>
          </table:table-cell>
          <table:table-cell table:formula="of:=ABS([.B88]-[.G88])" office:value-type="float" office:value="0.00152550409932672">
            <text:p>0.00152550409932672</text:p>
          </table:table-cell>
          <table:table-cell table:number-columns-repeated="3"/>
        </table:table-row>
        <table:table-row table:style-name="ro2">
          <table:table-cell table:formula="of:=[.A88]+[.A$4]" office:value-type="float" office:value="24">
            <text:p>24</text:p>
          </table:table-cell>
          <table:table-cell table:formula="of:=[.A89]/([.$D$4]*2)" office:value-type="float" office:value="12">
            <text:p>12</text:p>
          </table:table-cell>
          <table:table-cell table:formula="of:=SQRT(ABS([.$D$2]^2-[.B89]^2))" office:value-type="float" office:value="164.56305782283">
            <text:p>164.56305782283</text:p>
          </table:table-cell>
          <table:table-cell table:formula="of:=([.$C$10]-[.C89])*[.$B$4]" office:value-type="float" office:value="715.510165592952">
            <text:p>715.510165592952</text:p>
          </table:table-cell>
          <table:table-cell table:formula="of:=ROUND([.D89])" office:value-type="float" office:value="716">
            <text:p>716</text:p>
          </table:table-cell>
          <table:table-cell table:formula="of:=([.$C$8]-([.E89]*[.$C$4]))" office:value-type="float" office:value="164.562826923077">
            <text:p>164.562826923077</text:p>
          </table:table-cell>
          <table:table-cell table:formula="of:=SQRT(ABS([.$D$2]^2-[.F89]^2))" office:value-type="float" office:value="12.0031660442329">
            <text:p>12.0031660442329</text:p>
          </table:table-cell>
          <table:table-cell table:formula="of:=ABS([.B89]-[.G89])" office:value-type="float" office:value="0.00316604423290556">
            <text:p>0.00316604423290556</text:p>
          </table:table-cell>
          <table:table-cell table:number-columns-repeated="3"/>
        </table:table-row>
        <table:table-row table:style-name="ro2">
          <table:table-cell table:formula="of:=[.A89]+[.A$4]" office:value-type="float" office:value="24.3">
            <text:p>24.3</text:p>
          </table:table-cell>
          <table:table-cell table:formula="of:=[.A90]/([.$D$4]*2)" office:value-type="float" office:value="12.15">
            <text:p>12.15</text:p>
          </table:table-cell>
          <table:table-cell table:formula="of:=SQRT(ABS([.$D$2]^2-[.B90]^2))" office:value-type="float" office:value="164.552051035531">
            <text:p>164.552051035531</text:p>
          </table:table-cell>
          <table:table-cell table:formula="of:=([.$C$10]-[.C90])*[.$B$4]" office:value-type="float" office:value="733.537029830235">
            <text:p>733.537029830235</text:p>
          </table:table-cell>
          <table:table-cell table:formula="of:=ROUND([.D90])" office:value-type="float" office:value="734">
            <text:p>734</text:p>
          </table:table-cell>
          <table:table-cell table:formula="of:=([.$C$8]-([.E90]*[.$C$4]))" office:value-type="float" office:value="164.551836538462">
            <text:p>164.551836538462</text:p>
          </table:table-cell>
          <table:table-cell table:formula="of:=SQRT(ABS([.$D$2]^2-[.F90]^2))" office:value-type="float" office:value="12.1529046659403">
            <text:p>12.1529046659403</text:p>
          </table:table-cell>
          <table:table-cell table:formula="of:=ABS([.B90]-[.G90])" office:value-type="float" office:value="0.00290466594029759">
            <text:p>0.00290466594029759</text:p>
          </table:table-cell>
          <table:table-cell table:number-columns-repeated="3"/>
        </table:table-row>
        <table:table-row table:style-name="ro2">
          <table:table-cell table:formula="of:=[.A90]+[.A$4]" office:value-type="float" office:value="24.6">
            <text:p>24.6</text:p>
          </table:table-cell>
          <table:table-cell table:formula="of:=[.A91]/([.$D$4]*2)" office:value-type="float" office:value="12.3">
            <text:p>12.3</text:p>
          </table:table-cell>
          <table:table-cell table:formula="of:=SQRT(ABS([.$D$2]^2-[.B91]^2))" office:value-type="float" office:value="164.540906767892">
            <text:p>164.540906767892</text:p>
          </table:table-cell>
          <table:table-cell table:formula="of:=([.$C$10]-[.C91])*[.$B$4]" office:value-type="float" office:value="751.789058719953">
            <text:p>751.789058719953</text:p>
          </table:table-cell>
          <table:table-cell table:formula="of:=ROUND([.D91])" office:value-type="float" office:value="752">
            <text:p>752</text:p>
          </table:table-cell>
          <table:table-cell table:formula="of:=([.$C$8]-([.E91]*[.$C$4]))" office:value-type="float" office:value="164.540846153846">
            <text:p>164.540846153846</text:p>
          </table:table-cell>
          <table:table-cell table:formula="of:=SQRT(ABS([.$D$2]^2-[.F91]^2))" office:value-type="float" office:value="12.3008108259712">
            <text:p>12.3008108259712</text:p>
          </table:table-cell>
          <table:table-cell table:formula="of:=ABS([.B91]-[.G91])" office:value-type="float" office:value="0.000810825971138129">
            <text:p>0.000810825971138129</text:p>
          </table:table-cell>
          <table:table-cell table:number-columns-repeated="3"/>
        </table:table-row>
        <table:table-row table:style-name="ro2">
          <table:table-cell table:formula="of:=[.A91]+[.A$4]" office:value-type="float" office:value="24.9">
            <text:p>24.9</text:p>
          </table:table-cell>
          <table:table-cell table:formula="of:=[.A92]/([.$D$4]*2)" office:value-type="float" office:value="12.45">
            <text:p>12.45</text:p>
          </table:table-cell>
          <table:table-cell table:formula="of:=SQRT(ABS([.$D$2]^2-[.B92]^2))" office:value-type="float" office:value="164.529624991975">
            <text:p>164.529624991975</text:p>
          </table:table-cell>
          <table:table-cell table:formula="of:=([.$C$10]-[.C92])*[.$B$4]" office:value-type="float" office:value="770.266298016084">
            <text:p>770.266298016084</text:p>
          </table:table-cell>
          <table:table-cell table:formula="of:=ROUND([.D92])" office:value-type="float" office:value="770">
            <text:p>770</text:p>
          </table:table-cell>
          <table:table-cell table:formula="of:=([.$C$8]-([.E92]*[.$C$4]))" office:value-type="float" office:value="164.529855769231">
            <text:p>164.529855769231</text:p>
          </table:table-cell>
          <table:table-cell table:formula="of:=SQRT(ABS([.$D$2]^2-[.F92]^2))" office:value-type="float" office:value="12.4469498495059">
            <text:p>12.4469498495059</text:p>
          </table:table-cell>
          <table:table-cell table:formula="of:=ABS([.B92]-[.G92])" office:value-type="float" office:value="0.00305015049408119">
            <text:p>0.00305015049408119</text:p>
          </table:table-cell>
          <table:table-cell table:number-columns-repeated="3"/>
        </table:table-row>
        <table:table-row table:style-name="ro2">
          <table:table-cell table:formula="of:=[.A92]+[.A$4]" office:value-type="float" office:value="25.2">
            <text:p>25.2</text:p>
          </table:table-cell>
          <table:table-cell table:formula="of:=[.A93]/([.$D$4]*2)" office:value-type="float" office:value="12.6">
            <text:p>12.6</text:p>
          </table:table-cell>
          <table:table-cell table:formula="of:=SQRT(ABS([.$D$2]^2-[.B93]^2))" office:value-type="float" office:value="164.518205679493">
            <text:p>164.518205679493</text:p>
          </table:table-cell>
          <table:table-cell table:formula="of:=([.$C$10]-[.C93])*[.$B$4]" office:value-type="float" office:value="788.968794049813">
            <text:p>788.968794049813</text:p>
          </table:table-cell>
          <table:table-cell table:formula="of:=ROUND([.D93])" office:value-type="float" office:value="789">
            <text:p>789</text:p>
          </table:table-cell>
          <table:table-cell table:formula="of:=([.$C$8]-([.E93]*[.$C$4]))" office:value-type="float" office:value="164.518254807692">
            <text:p>164.518254807692</text:p>
          </table:table-cell>
          <table:table-cell table:formula="of:=SQRT(ABS([.$D$2]^2-[.F93]^2))" office:value-type="float" office:value="12.5993585166559">
            <text:p>12.5993585166559</text:p>
          </table:table-cell>
          <table:table-cell table:formula="of:=ABS([.B93]-[.G93])" office:value-type="float" office:value="0.000641483344120175">
            <text:p>0.000641483344120175</text:p>
          </table:table-cell>
          <table:table-cell table:number-columns-repeated="3"/>
        </table:table-row>
        <table:table-row table:style-name="ro2">
          <table:table-cell table:formula="of:=[.A93]+[.A$4]" office:value-type="float" office:value="25.5">
            <text:p>25.5</text:p>
          </table:table-cell>
          <table:table-cell table:formula="of:=[.A94]/([.$D$4]*2)" office:value-type="float" office:value="12.75">
            <text:p>12.75</text:p>
          </table:table-cell>
          <table:table-cell table:formula="of:=SQRT(ABS([.$D$2]^2-[.B94]^2))" office:value-type="float" office:value="164.506648801804">
            <text:p>164.506648801804</text:p>
          </table:table-cell>
          <table:table-cell table:formula="of:=([.$C$10]-[.C94])*[.$B$4]" office:value-type="float" office:value="807.896593729998">
            <text:p>807.896593729998</text:p>
          </table:table-cell>
          <table:table-cell table:formula="of:=ROUND([.D94])" office:value-type="float" office:value="808">
            <text:p>808</text:p>
          </table:table-cell>
          <table:table-cell table:formula="of:=([.$C$8]-([.E94]*[.$C$4]))" office:value-type="float" office:value="164.506653846154">
            <text:p>164.506653846154</text:p>
          </table:table-cell>
          <table:table-cell table:formula="of:=SQRT(ABS([.$D$2]^2-[.F94]^2))" office:value-type="float" office:value="12.7499349151952">
            <text:p>12.7499349151952</text:p>
          </table:table-cell>
          <table:table-cell table:formula="of:=ABS([.B94]-[.G94])" office:value-type="float" office:value="0.000065084804820259">
            <text:p>0.000065084804820259</text:p>
          </table:table-cell>
          <table:table-cell table:number-columns-repeated="3"/>
        </table:table-row>
        <table:table-row table:style-name="ro2">
          <table:table-cell table:formula="of:=[.A94]+[.A$4]" office:value-type="float" office:value="25.8">
            <text:p>25.8</text:p>
          </table:table-cell>
          <table:table-cell table:formula="of:=[.A95]/([.$D$4]*2)" office:value-type="float" office:value="12.9">
            <text:p>12.9</text:p>
          </table:table-cell>
          <table:table-cell table:formula="of:=SQRT(ABS([.$D$2]^2-[.B95]^2))" office:value-type="float" office:value="164.494954329913">
            <text:p>164.494954329913</text:p>
          </table:table-cell>
          <table:table-cell table:formula="of:=([.$C$10]-[.C95])*[.$B$4]" office:value-type="float" office:value="827.049744544008">
            <text:p>827.049744544008</text:p>
          </table:table-cell>
          <table:table-cell table:formula="of:=ROUND([.D95])" office:value-type="float" office:value="827">
            <text:p>827</text:p>
          </table:table-cell>
          <table:table-cell table:formula="of:=([.$C$8]-([.E95]*[.$C$4]))" office:value-type="float" office:value="164.495052884615">
            <text:p>164.495052884615</text:p>
          </table:table-cell>
          <table:table-cell table:formula="of:=SQRT(ABS([.$D$2]^2-[.F95]^2))" office:value-type="float" office:value="12.8987432134914">
            <text:p>12.8987432134914</text:p>
          </table:table-cell>
          <table:table-cell table:formula="of:=ABS([.B95]-[.G95])" office:value-type="float" office:value="0.00125678650863748">
            <text:p>0.00125678650863748</text:p>
          </table:table-cell>
          <table:table-cell table:number-columns-repeated="3"/>
        </table:table-row>
        <table:table-row table:style-name="ro2">
          <table:table-cell table:formula="of:=[.A95]+[.A$4]" office:value-type="float" office:value="26.1">
            <text:p>26.1</text:p>
          </table:table-cell>
          <table:table-cell table:formula="of:=[.A96]/([.$D$4]*2)" office:value-type="float" office:value="13.05">
            <text:p>13.05</text:p>
          </table:table-cell>
          <table:table-cell table:formula="of:=SQRT(ABS([.$D$2]^2-[.B96]^2))" office:value-type="float" office:value="164.483122234471">
            <text:p>164.483122234471</text:p>
          </table:table-cell>
          <table:table-cell table:formula="of:=([.$C$10]-[.C96])*[.$B$4]" office:value-type="float" office:value="846.428294558093">
            <text:p>846.428294558093</text:p>
          </table:table-cell>
          <table:table-cell table:formula="of:=ROUND([.D96])" office:value-type="float" office:value="846">
            <text:p>846</text:p>
          </table:table-cell>
          <table:table-cell table:formula="of:=([.$C$8]-([.E96]*[.$C$4]))" office:value-type="float" office:value="164.483451923077">
            <text:p>164.483451923077</text:p>
          </table:table-cell>
          <table:table-cell table:formula="of:=SQRT(ABS([.$D$2]^2-[.F96]^2))" office:value-type="float" office:value="13.045843915548">
            <text:p>13.045843915548</text:p>
          </table:table-cell>
          <table:table-cell table:formula="of:=ABS([.B96]-[.G96])" office:value-type="float" office:value="0.00415608445203475">
            <text:p>0.00415608445203475</text:p>
          </table:table-cell>
          <table:table-cell table:number-columns-repeated="3"/>
        </table:table-row>
        <table:table-row table:style-name="ro2">
          <table:table-cell table:formula="of:=[.A96]+[.A$4]" office:value-type="float" office:value="26.4">
            <text:p>26.4</text:p>
          </table:table-cell>
          <table:table-cell table:formula="of:=[.A97]/([.$D$4]*2)" office:value-type="float" office:value="13.2">
            <text:p>13.2</text:p>
          </table:table-cell>
          <table:table-cell table:formula="of:=SQRT(ABS([.$D$2]^2-[.B97]^2))" office:value-type="float" office:value="164.471152485778">
            <text:p>164.471152485778</text:p>
          </table:table-cell>
          <table:table-cell table:formula="of:=([.$C$10]-[.C97])*[.$B$4]" office:value-type="float" office:value="866.032292418038">
            <text:p>866.032292418038</text:p>
          </table:table-cell>
          <table:table-cell table:formula="of:=ROUND([.D97])" office:value-type="float" office:value="866">
            <text:p>866</text:p>
          </table:table-cell>
          <table:table-cell table:formula="of:=([.$C$8]-([.E97]*[.$C$4]))" office:value-type="float" office:value="164.471240384615">
            <text:p>164.471240384615</text:p>
          </table:table-cell>
          <table:table-cell table:formula="of:=SQRT(ABS([.$D$2]^2-[.F97]^2))" office:value-type="float" office:value="13.1989047403965">
            <text:p>13.1989047403965</text:p>
          </table:table-cell>
          <table:table-cell table:formula="of:=ABS([.B97]-[.G97])" office:value-type="float" office:value="0.00109525960348655">
            <text:p>0.00109525960348655</text:p>
          </table:table-cell>
          <table:table-cell table:number-columns-repeated="3"/>
        </table:table-row>
        <table:table-row table:style-name="ro2">
          <table:table-cell table:formula="of:=[.A97]+[.A$4]" office:value-type="float" office:value="26.7">
            <text:p>26.7</text:p>
          </table:table-cell>
          <table:table-cell table:formula="of:=[.A98]/([.$D$4]*2)" office:value-type="float" office:value="13.35">
            <text:p>13.35</text:p>
          </table:table-cell>
          <table:table-cell table:formula="of:=SQRT(ABS([.$D$2]^2-[.B98]^2))" office:value-type="float" office:value="164.459045053776">
            <text:p>164.459045053776</text:p>
          </table:table-cell>
          <table:table-cell table:formula="of:=([.$C$10]-[.C98])*[.$B$4]" office:value-type="float" office:value="885.861787349861">
            <text:p>885.861787349861</text:p>
          </table:table-cell>
          <table:table-cell table:formula="of:=ROUND([.D98])" office:value-type="float" office:value="886">
            <text:p>886</text:p>
          </table:table-cell>
          <table:table-cell table:formula="of:=([.$C$8]-([.E98]*[.$C$4]))" office:value-type="float" office:value="164.459028846154">
            <text:p>164.459028846154</text:p>
          </table:table-cell>
          <table:table-cell table:formula="of:=SQRT(ABS([.$D$2]^2-[.F98]^2))" office:value-type="float" office:value="13.3501996606769">
            <text:p>13.3501996606769</text:p>
          </table:table-cell>
          <table:table-cell table:formula="of:=ABS([.B98]-[.G98])" office:value-type="float" office:value="0.00019966067684507">
            <text:p>0.00019966067684507</text:p>
          </table:table-cell>
          <table:table-cell table:number-columns-repeated="3"/>
        </table:table-row>
        <table:table-row table:style-name="ro2">
          <table:table-cell table:formula="of:=[.A98]+[.A$4]" office:value-type="float" office:value="27">
            <text:p>27</text:p>
          </table:table-cell>
          <table:table-cell table:formula="of:=[.A99]/([.$D$4]*2)" office:value-type="float" office:value="13.5">
            <text:p>13.5</text:p>
          </table:table-cell>
          <table:table-cell table:formula="of:=SQRT(ABS([.$D$2]^2-[.B99]^2))" office:value-type="float" office:value="164.446799908055">
            <text:p>164.446799908055</text:p>
          </table:table-cell>
          <table:table-cell table:formula="of:=([.$C$10]-[.C99])*[.$B$4]" office:value-type="float" office:value="905.916829160417">
            <text:p>905.916829160417</text:p>
          </table:table-cell>
          <table:table-cell table:formula="of:=ROUND([.D99])" office:value-type="float" office:value="906">
            <text:p>906</text:p>
          </table:table-cell>
          <table:table-cell table:formula="of:=([.$C$8]-([.E99]*[.$C$4]))" office:value-type="float" office:value="164.446817307692">
            <text:p>164.446817307692</text:p>
          </table:table-cell>
          <table:table-cell table:formula="of:=SQRT(ABS([.$D$2]^2-[.F99]^2))" office:value-type="float" office:value="13.4997880490944">
            <text:p>13.4997880490944</text:p>
          </table:table-cell>
          <table:table-cell table:formula="of:=ABS([.B99]-[.G99])" office:value-type="float" office:value="0.000211950905638858">
            <text:p>0.000211950905638858</text:p>
          </table:table-cell>
          <table:table-cell table:number-columns-repeated="3"/>
        </table:table-row>
        <table:table-row table:style-name="ro2">
          <table:table-cell table:formula="of:=[.A99]+[.A$4]" office:value-type="float" office:value="27.3">
            <text:p>27.3</text:p>
          </table:table-cell>
          <table:table-cell table:formula="of:=[.A100]/([.$D$4]*2)" office:value-type="float" office:value="13.65">
            <text:p>13.65</text:p>
          </table:table-cell>
          <table:table-cell table:formula="of:=SQRT(ABS([.$D$2]^2-[.B100]^2))" office:value-type="float" office:value="164.434417017849">
            <text:p>164.434417017849</text:p>
          </table:table-cell>
          <table:table-cell table:formula="of:=([.$C$10]-[.C100])*[.$B$4]" office:value-type="float" office:value="926.197468237911">
            <text:p>926.197468237911</text:p>
          </table:table-cell>
          <table:table-cell table:formula="of:=ROUND([.D100])" office:value-type="float" office:value="926">
            <text:p>926</text:p>
          </table:table-cell>
          <table:table-cell table:formula="of:=([.$C$8]-([.E100]*[.$C$4]))" office:value-type="float" office:value="164.434605769231">
            <text:p>164.434605769231</text:p>
          </table:table-cell>
          <table:table-cell table:formula="of:=SQRT(ABS([.$D$2]^2-[.F100]^2))" office:value-type="float" office:value="13.6477260200248">
            <text:p>13.6477260200248</text:p>
          </table:table-cell>
          <table:table-cell table:formula="of:=ABS([.B100]-[.G100])" office:value-type="float" office:value="0.00227397997518608">
            <text:p>0.00227397997518608</text:p>
          </table:table-cell>
          <table:table-cell table:number-columns-repeated="3"/>
        </table:table-row>
        <table:table-row table:style-name="ro2">
          <table:table-cell table:formula="of:=[.A100]+[.A$4]" office:value-type="float" office:value="27.6">
            <text:p>27.6</text:p>
          </table:table-cell>
          <table:table-cell table:formula="of:=[.A101]/([.$D$4]*2)" office:value-type="float" office:value="13.8">
            <text:p>13.8</text:p>
          </table:table-cell>
          <table:table-cell table:formula="of:=SQRT(ABS([.$D$2]^2-[.B101]^2))" office:value-type="float" office:value="164.421896352037">
            <text:p>164.421896352037</text:p>
          </table:table-cell>
          <table:table-cell table:formula="of:=([.$C$10]-[.C101])*[.$B$4]" office:value-type="float" office:value="946.703755552689">
            <text:p>946.703755552689</text:p>
          </table:table-cell>
          <table:table-cell table:formula="of:=ROUND([.D101])" office:value-type="float" office:value="947">
            <text:p>947</text:p>
          </table:table-cell>
          <table:table-cell table:formula="of:=([.$C$8]-([.E101]*[.$C$4]))" office:value-type="float" office:value="164.421783653846">
            <text:p>164.421783653846</text:p>
          </table:table-cell>
          <table:table-cell table:formula="of:=SQRT(ABS([.$D$2]^2-[.F101]^2))" office:value-type="float" office:value="13.8013426914852">
            <text:p>13.8013426914852</text:p>
          </table:table-cell>
          <table:table-cell table:formula="of:=ABS([.B101]-[.G101])" office:value-type="float" office:value="0.00134269148514221">
            <text:p>0.00134269148514221</text:p>
          </table:table-cell>
          <table:table-cell table:number-columns-repeated="3"/>
        </table:table-row>
        <table:table-row table:style-name="ro2">
          <table:table-cell table:formula="of:=[.A101]+[.A$4]" office:value-type="float" office:value="27.9">
            <text:p>27.9</text:p>
          </table:table-cell>
          <table:table-cell table:formula="of:=[.A102]/([.$D$4]*2)" office:value-type="float" office:value="13.95">
            <text:p>13.95</text:p>
          </table:table-cell>
          <table:table-cell table:formula="of:=SQRT(ABS([.$D$2]^2-[.B102]^2))" office:value-type="float" office:value="164.409237879141">
            <text:p>164.409237879141</text:p>
          </table:table-cell>
          <table:table-cell table:formula="of:=([.$C$10]-[.C102])*[.$B$4]" office:value-type="float" office:value="967.435742657844">
            <text:p>967.435742657844</text:p>
          </table:table-cell>
          <table:table-cell table:formula="of:=ROUND([.D102])" office:value-type="float" office:value="967">
            <text:p>967</text:p>
          </table:table-cell>
          <table:table-cell table:formula="of:=([.$C$8]-([.E102]*[.$C$4]))" office:value-type="float" office:value="164.409572115385">
            <text:p>164.409572115385</text:p>
          </table:table-cell>
          <table:table-cell table:formula="of:=SQRT(ABS([.$D$2]^2-[.F102]^2))" office:value-type="float" office:value="13.9460602621726">
            <text:p>13.9460602621726</text:p>
          </table:table-cell>
          <table:table-cell table:formula="of:=ABS([.B102]-[.G102])" office:value-type="float" office:value="0.00393973782743018">
            <text:p>0.00393973782743018</text:p>
          </table:table-cell>
          <table:table-cell table:number-columns-repeated="3"/>
        </table:table-row>
        <table:table-row table:style-name="ro2">
          <table:table-cell table:formula="of:=[.A102]+[.A$4]" office:value-type="float" office:value="28.2">
            <text:p>28.2</text:p>
          </table:table-cell>
          <table:table-cell table:formula="of:=[.A103]/([.$D$4]*2)" office:value-type="float" office:value="14.1">
            <text:p>14.1</text:p>
          </table:table-cell>
          <table:table-cell table:formula="of:=SQRT(ABS([.$D$2]^2-[.B103]^2))" office:value-type="float" office:value="164.396441567328">
            <text:p>164.396441567328</text:p>
          </table:table-cell>
          <table:table-cell table:formula="of:=([.$C$10]-[.C103])*[.$B$4]" office:value-type="float" office:value="988.393481689726">
            <text:p>988.393481689726</text:p>
          </table:table-cell>
          <table:table-cell table:formula="of:=ROUND([.D103])" office:value-type="float" office:value="988">
            <text:p>988</text:p>
          </table:table-cell>
          <table:table-cell table:formula="of:=([.$C$8]-([.E103]*[.$C$4]))" office:value-type="float" office:value="164.39675">
            <text:p>164.39675</text:p>
          </table:table-cell>
          <table:table-cell table:formula="of:=SQRT(ABS([.$D$2]^2-[.F103]^2))" office:value-type="float" office:value="14.0964034220613">
            <text:p>14.0964034220613</text:p>
          </table:table-cell>
          <table:table-cell table:formula="of:=ABS([.B103]-[.G103])" office:value-type="float" office:value="0.00359657793872792">
            <text:p>0.00359657793872792</text:p>
          </table:table-cell>
          <table:table-cell table:number-columns-repeated="3"/>
        </table:table-row>
        <table:table-row table:style-name="ro2">
          <table:table-cell table:formula="of:=[.A103]+[.A$4]" office:value-type="float" office:value="28.5">
            <text:p>28.5</text:p>
          </table:table-cell>
          <table:table-cell table:formula="of:=[.A104]/([.$D$4]*2)" office:value-type="float" office:value="14.25">
            <text:p>14.25</text:p>
          </table:table-cell>
          <table:table-cell table:formula="of:=SQRT(ABS([.$D$2]^2-[.B104]^2))" office:value-type="float" office:value="164.383507384409">
            <text:p>164.383507384409</text:p>
          </table:table-cell>
          <table:table-cell table:formula="of:=([.$C$10]-[.C104])*[.$B$4]" office:value-type="float" office:value="1009.57702536887">
            <text:p>1009.57702536887</text:p>
          </table:table-cell>
          <table:table-cell table:formula="of:=ROUND([.D104])" office:value-type="float" office:value="1010">
            <text:p>1010</text:p>
          </table:table-cell>
          <table:table-cell table:formula="of:=([.$C$8]-([.E104]*[.$C$4]))" office:value-type="float" office:value="164.383317307692">
            <text:p>164.383317307692</text:p>
          </table:table-cell>
          <table:table-cell table:formula="of:=SQRT(ABS([.$D$2]^2-[.F104]^2))" office:value-type="float" office:value="14.2521924951409">
            <text:p>14.2521924951409</text:p>
          </table:table-cell>
          <table:table-cell table:formula="of:=ABS([.B104]-[.G104])" office:value-type="float" office:value="0.00219249514085185">
            <text:p>0.00219249514085185</text:p>
          </table:table-cell>
          <table:table-cell table:number-columns-repeated="3"/>
        </table:table-row>
        <table:table-row table:style-name="ro2">
          <table:table-cell table:formula="of:=[.A104]+[.A$4]" office:value-type="float" office:value="28.8">
            <text:p>28.8</text:p>
          </table:table-cell>
          <table:table-cell table:formula="of:=[.A105]/([.$D$4]*2)" office:value-type="float" office:value="14.4">
            <text:p>14.4</text:p>
          </table:table-cell>
          <table:table-cell table:formula="of:=SQRT(ABS([.$D$2]^2-[.B105]^2))" office:value-type="float" office:value="164.370435297836">
            <text:p>164.370435297836</text:p>
          </table:table-cell>
          <table:table-cell table:formula="of:=([.$C$10]-[.C105])*[.$B$4]" office:value-type="float" office:value="1030.98642700048">
            <text:p>1030.98642700048</text:p>
          </table:table-cell>
          <table:table-cell table:formula="of:=ROUND([.D105])" office:value-type="float" office:value="1031">
            <text:p>1031</text:p>
          </table:table-cell>
          <table:table-cell table:formula="of:=([.$C$8]-([.E105]*[.$C$4]))" office:value-type="float" office:value="164.370495192308">
            <text:p>164.370495192308</text:p>
          </table:table-cell>
          <table:table-cell table:formula="of:=SQRT(ABS([.$D$2]^2-[.F105]^2))" office:value-type="float" office:value="14.3993163113932">
            <text:p>14.3993163113932</text:p>
          </table:table-cell>
          <table:table-cell table:formula="of:=ABS([.B105]-[.G105])" office:value-type="float" office:value="0.00068368860679513">
            <text:p>0.00068368860679513</text:p>
          </table:table-cell>
          <table:table-cell table:number-columns-repeated="3"/>
        </table:table-row>
        <table:table-row table:style-name="ro2">
          <table:table-cell table:formula="of:=[.A105]+[.A$4]" office:value-type="float" office:value="29.1">
            <text:p>29.1</text:p>
          </table:table-cell>
          <table:table-cell table:formula="of:=[.A106]/([.$D$4]*2)" office:value-type="float" office:value="14.55">
            <text:p>14.55</text:p>
          </table:table-cell>
          <table:table-cell table:formula="of:=SQRT(ABS([.$D$2]^2-[.B106]^2))" office:value-type="float" office:value="164.357225274705">
            <text:p>164.357225274705</text:p>
          </table:table-cell>
          <table:table-cell table:formula="of:=([.$C$10]-[.C106])*[.$B$4]" office:value-type="float" office:value="1052.62174047506">
            <text:p>1052.62174047506</text:p>
          </table:table-cell>
          <table:table-cell table:formula="of:=ROUND([.D106])" office:value-type="float" office:value="1053">
            <text:p>1053</text:p>
          </table:table-cell>
          <table:table-cell table:formula="of:=([.$C$8]-([.E106]*[.$C$4]))" office:value-type="float" office:value="164.3570625">
            <text:p>164.3570625</text:p>
          </table:table-cell>
          <table:table-cell table:formula="of:=SQRT(ABS([.$D$2]^2-[.F106]^2))" office:value-type="float" office:value="14.5518385907447">
            <text:p>14.5518385907447</text:p>
          </table:table-cell>
          <table:table-cell table:formula="of:=ABS([.B106]-[.G106])" office:value-type="float" office:value="0.00183859074472181">
            <text:p>0.00183859074472181</text:p>
          </table:table-cell>
          <table:table-cell table:number-columns-repeated="3"/>
        </table:table-row>
        <table:table-row table:style-name="ro2">
          <table:table-cell table:formula="of:=[.A106]+[.A$4]" office:value-type="float" office:value="29.4">
            <text:p>29.4</text:p>
          </table:table-cell>
          <table:table-cell table:formula="of:=[.A107]/([.$D$4]*2)" office:value-type="float" office:value="14.7">
            <text:p>14.7</text:p>
          </table:table-cell>
          <table:table-cell table:formula="of:=SQRT(ABS([.$D$2]^2-[.B107]^2))" office:value-type="float" office:value="164.343877281753">
            <text:p>164.343877281753</text:p>
          </table:table-cell>
          <table:table-cell table:formula="of:=([.$C$10]-[.C107])*[.$B$4]" office:value-type="float" office:value="1074.48302026928">
            <text:p>1074.48302026928</text:p>
          </table:table-cell>
          <table:table-cell table:formula="of:=ROUND([.D107])" office:value-type="float" office:value="1074">
            <text:p>1074</text:p>
          </table:table-cell>
          <table:table-cell table:formula="of:=([.$C$8]-([.E107]*[.$C$4]))" office:value-type="float" office:value="164.344240384615">
            <text:p>164.344240384615</text:p>
          </table:table-cell>
          <table:table-cell table:formula="of:=SQRT(ABS([.$D$2]^2-[.F107]^2))" office:value-type="float" office:value="14.6959399972835">
            <text:p>14.6959399972835</text:p>
          </table:table-cell>
          <table:table-cell table:formula="of:=ABS([.B107]-[.G107])" office:value-type="float" office:value="0.00406000271650875">
            <text:p>0.00406000271650875</text:p>
          </table:table-cell>
          <table:table-cell table:number-columns-repeated="3"/>
        </table:table-row>
        <table:table-row table:style-name="ro2">
          <table:table-cell table:formula="of:=[.A107]+[.A$4]" office:value-type="float" office:value="29.7">
            <text:p>29.7</text:p>
          </table:table-cell>
          <table:table-cell table:formula="of:=[.A108]/([.$D$4]*2)" office:value-type="float" office:value="14.85">
            <text:p>14.85</text:p>
          </table:table-cell>
          <table:table-cell table:formula="of:=SQRT(ABS([.$D$2]^2-[.B108]^2))" office:value-type="float" office:value="164.330391285361">
            <text:p>164.330391285361</text:p>
          </table:table-cell>
          <table:table-cell table:formula="of:=([.$C$10]-[.C108])*[.$B$4]" office:value-type="float" office:value="1096.57032144651">
            <text:p>1096.57032144651</text:p>
          </table:table-cell>
          <table:table-cell table:formula="of:=ROUND([.D108])" office:value-type="float" office:value="1097">
            <text:p>1097</text:p>
          </table:table-cell>
          <table:table-cell table:formula="of:=([.$C$8]-([.E108]*[.$C$4]))" office:value-type="float" office:value="164.330197115385">
            <text:p>164.330197115385</text:p>
          </table:table-cell>
          <table:table-cell table:formula="of:=SQRT(ABS([.$D$2]^2-[.F108]^2))" office:value-type="float" office:value="14.8521485320758">
            <text:p>14.8521485320758</text:p>
          </table:table-cell>
          <table:table-cell table:formula="of:=ABS([.B108]-[.G108])" office:value-type="float" office:value="0.00214853207579502">
            <text:p>0.00214853207579502</text:p>
          </table:table-cell>
          <table:table-cell table:number-columns-repeated="3"/>
        </table:table-row>
        <table:table-row table:style-name="ro2">
          <table:table-cell table:formula="of:=[.A108]+[.A$4]" office:value-type="float" office:value="30">
            <text:p>30</text:p>
          </table:table-cell>
          <table:table-cell table:formula="of:=[.A109]/([.$D$4]*2)" office:value-type="float" office:value="15">
            <text:p>15</text:p>
          </table:table-cell>
          <table:table-cell table:formula="of:=SQRT(ABS([.$D$2]^2-[.B109]^2))" office:value-type="float" office:value="164.31676725155">
            <text:p>164.31676725155</text:p>
          </table:table-cell>
          <table:table-cell table:formula="of:=([.$C$10]-[.C109])*[.$B$4]" office:value-type="float" office:value="1118.88369965767">
            <text:p>1118.88369965767</text:p>
          </table:table-cell>
          <table:table-cell table:formula="of:=ROUND([.D109])" office:value-type="float" office:value="1119">
            <text:p>1119</text:p>
          </table:table-cell>
          <table:table-cell table:formula="of:=([.$C$8]-([.E109]*[.$C$4]))" office:value-type="float" office:value="164.316764423077">
            <text:p>164.316764423077</text:p>
          </table:table-cell>
          <table:table-cell table:formula="of:=SQRT(ABS([.$D$2]^2-[.F109]^2))" office:value-type="float" office:value="15.0000309843359">
            <text:p>15.0000309843359</text:p>
          </table:table-cell>
          <table:table-cell table:formula="of:=ABS([.B109]-[.G109])" office:value-type="float" office:value="0.0000309843358881068">
            <text:p>0.0000309843358881068</text:p>
          </table:table-cell>
          <table:table-cell table:number-columns-repeated="3"/>
        </table:table-row>
        <table:table-row table:style-name="ro2">
          <table:table-cell table:formula="of:=[.A109]+[.A$4]" office:value-type="float" office:value="30.3000000000001">
            <text:p>30.3000000000001</text:p>
          </table:table-cell>
          <table:table-cell table:formula="of:=[.A110]/([.$D$4]*2)" office:value-type="float" office:value="15.15">
            <text:p>15.15</text:p>
          </table:table-cell>
          <table:table-cell table:formula="of:=SQRT(ABS([.$D$2]^2-[.B110]^2))" office:value-type="float" office:value="164.30300514598">
            <text:p>164.30300514598</text:p>
          </table:table-cell>
          <table:table-cell table:formula="of:=([.$C$10]-[.C110])*[.$B$4]" office:value-type="float" office:value="1141.42321114176">
            <text:p>1141.42321114176</text:p>
          </table:table-cell>
          <table:table-cell table:formula="of:=ROUND([.D110])" office:value-type="float" office:value="1141">
            <text:p>1141</text:p>
          </table:table-cell>
          <table:table-cell table:formula="of:=([.$C$8]-([.E110]*[.$C$4]))" office:value-type="float" office:value="164.303331730769">
            <text:p>164.303331730769</text:p>
          </table:table-cell>
          <table:table-cell table:formula="of:=SQRT(ABS([.$D$2]^2-[.F110]^2))" office:value-type="float" office:value="15.1464577432746">
            <text:p>15.1464577432746</text:p>
          </table:table-cell>
          <table:table-cell table:formula="of:=ABS([.B110]-[.G110])" office:value-type="float" office:value="0.00354225672543329">
            <text:p>0.00354225672543329</text:p>
          </table:table-cell>
          <table:table-cell table:number-columns-repeated="3"/>
        </table:table-row>
        <table:table-row table:style-name="ro2">
          <table:table-cell table:formula="of:=[.A110]+[.A$4]" office:value-type="float" office:value="30.6">
            <text:p>30.6</text:p>
          </table:table-cell>
          <table:table-cell table:formula="of:=[.A111]/([.$D$4]*2)" office:value-type="float" office:value="15.3">
            <text:p>15.3</text:p>
          </table:table-cell>
          <table:table-cell table:formula="of:=SQRT(ABS([.$D$2]^2-[.B111]^2))" office:value-type="float" office:value="164.289104933955">
            <text:p>164.289104933955</text:p>
          </table:table-cell>
          <table:table-cell table:formula="of:=([.$C$10]-[.C111])*[.$B$4]" office:value-type="float" office:value="1164.18891272674">
            <text:p>1164.18891272674</text:p>
          </table:table-cell>
          <table:table-cell table:formula="of:=ROUND([.D111])" office:value-type="float" office:value="1164">
            <text:p>1164</text:p>
          </table:table-cell>
          <table:table-cell table:formula="of:=([.$C$8]-([.E111]*[.$C$4]))" office:value-type="float" office:value="164.289288461538">
            <text:p>164.289288461538</text:p>
          </table:table-cell>
          <table:table-cell table:formula="of:=SQRT(ABS([.$D$2]^2-[.F111]^2))" office:value-type="float" office:value="15.2980291803031">
            <text:p>15.2980291803031</text:p>
          </table:table-cell>
          <table:table-cell table:formula="of:=ABS([.B111]-[.G111])" office:value-type="float" office:value="0.00197081969694679">
            <text:p>0.00197081969694679</text:p>
          </table:table-cell>
          <table:table-cell table:number-columns-repeated="3"/>
        </table:table-row>
        <table:table-row table:style-name="ro2">
          <table:table-cell table:formula="of:=[.A111]+[.A$4]" office:value-type="float" office:value="30.9000000000001">
            <text:p>30.9000000000001</text:p>
          </table:table-cell>
          <table:table-cell table:formula="of:=[.A112]/([.$D$4]*2)" office:value-type="float" office:value="15.45">
            <text:p>15.45</text:p>
          </table:table-cell>
          <table:table-cell table:formula="of:=SQRT(ABS([.$D$2]^2-[.B112]^2))" office:value-type="float" office:value="164.275066580416">
            <text:p>164.275066580416</text:p>
          </table:table-cell>
          <table:table-cell table:formula="of:=([.$C$10]-[.C112])*[.$B$4]" office:value-type="float" office:value="1187.18086183019">
            <text:p>1187.18086183019</text:p>
          </table:table-cell>
          <table:table-cell table:formula="of:=ROUND([.D112])" office:value-type="float" office:value="1187">
            <text:p>1187</text:p>
          </table:table-cell>
          <table:table-cell table:formula="of:=([.$C$8]-([.E112]*[.$C$4]))" office:value-type="float" office:value="164.275245192308">
            <text:p>164.275245192308</text:p>
          </table:table-cell>
          <table:table-cell table:formula="of:=SQRT(ABS([.$D$2]^2-[.F112]^2))" office:value-type="float" office:value="15.4481007572837">
            <text:p>15.4481007572837</text:p>
          </table:table-cell>
          <table:table-cell table:formula="of:=ABS([.B112]-[.G112])" office:value-type="float" office:value="0.00189924271634112">
            <text:p>0.00189924271634112</text:p>
          </table:table-cell>
          <table:table-cell table:number-columns-repeated="3"/>
        </table:table-row>
        <table:table-row table:style-name="ro2">
          <table:table-cell table:formula="of:=[.A112]+[.A$4]" office:value-type="float" office:value="31.2000000000001">
            <text:p>31.2000000000001</text:p>
          </table:table-cell>
          <table:table-cell table:formula="of:=[.A113]/([.$D$4]*2)" office:value-type="float" office:value="15.6">
            <text:p>15.6</text:p>
          </table:table-cell>
          <table:table-cell table:formula="of:=SQRT(ABS([.$D$2]^2-[.B113]^2))" office:value-type="float" office:value="164.260890049945">
            <text:p>164.260890049945</text:p>
          </table:table-cell>
          <table:table-cell table:formula="of:=([.$C$10]-[.C113])*[.$B$4]" office:value-type="float" office:value="1210.39911645989">
            <text:p>1210.39911645989</text:p>
          </table:table-cell>
          <table:table-cell table:formula="of:=ROUND([.D113])" office:value-type="float" office:value="1210">
            <text:p>1210</text:p>
          </table:table-cell>
          <table:table-cell table:formula="of:=([.$C$8]-([.E113]*[.$C$4]))" office:value-type="float" office:value="164.261201923077">
            <text:p>164.261201923077</text:p>
          </table:table-cell>
          <table:table-cell table:formula="of:=SQRT(ABS([.$D$2]^2-[.F113]^2))" office:value-type="float" office:value="15.59671576923">
            <text:p>15.59671576923</text:p>
          </table:table-cell>
          <table:table-cell table:formula="of:=ABS([.B113]-[.G113])" office:value-type="float" office:value="0.00328423077000473">
            <text:p>0.00328423077000473</text:p>
          </table:table-cell>
          <table:table-cell table:number-columns-repeated="3"/>
        </table:table-row>
        <table:table-row table:style-name="ro2">
          <table:table-cell table:formula="of:=[.A113]+[.A$4]" office:value-type="float" office:value="31.5000000000001">
            <text:p>31.5000000000001</text:p>
          </table:table-cell>
          <table:table-cell table:formula="of:=[.A114]/([.$D$4]*2)" office:value-type="float" office:value="15.75">
            <text:p>15.75</text:p>
          </table:table-cell>
          <table:table-cell table:formula="of:=SQRT(ABS([.$D$2]^2-[.B114]^2))" office:value-type="float" office:value="164.246575306762">
            <text:p>164.246575306762</text:p>
          </table:table-cell>
          <table:table-cell table:formula="of:=([.$C$10]-[.C114])*[.$B$4]" office:value-type="float" office:value="1233.84373521491">
            <text:p>1233.84373521491</text:p>
          </table:table-cell>
          <table:table-cell table:formula="of:=ROUND([.D114])" office:value-type="float" office:value="1234">
            <text:p>1234</text:p>
          </table:table-cell>
          <table:table-cell table:formula="of:=([.$C$8]-([.E114]*[.$C$4]))" office:value-type="float" office:value="164.246548076923">
            <text:p>164.246548076923</text:p>
          </table:table-cell>
          <table:table-cell table:formula="of:=SQRT(ABS([.$D$2]^2-[.F114]^2))" office:value-type="float" office:value="15.7502839598209">
            <text:p>15.7502839598209</text:p>
          </table:table-cell>
          <table:table-cell table:formula="of:=ABS([.B114]-[.G114])" office:value-type="float" office:value="0.000283959820887247">
            <text:p>0.000283959820887247</text:p>
          </table:table-cell>
          <table:table-cell table:number-columns-repeated="3"/>
        </table:table-row>
        <table:table-row table:style-name="ro2">
          <table:table-cell table:formula="of:=[.A114]+[.A$4]" office:value-type="float" office:value="31.8000000000001">
            <text:p>31.8000000000001</text:p>
          </table:table-cell>
          <table:table-cell table:formula="of:=[.A115]/([.$D$4]*2)" office:value-type="float" office:value="15.9">
            <text:p>15.9</text:p>
          </table:table-cell>
          <table:table-cell table:formula="of:=SQRT(ABS([.$D$2]^2-[.B115]^2))" office:value-type="float" office:value="164.232122314729">
            <text:p>164.232122314729</text:p>
          </table:table-cell>
          <table:table-cell table:formula="of:=([.$C$10]-[.C115])*[.$B$4]" office:value-type="float" office:value="1257.51477728606">
            <text:p>1257.51477728606</text:p>
          </table:table-cell>
          <table:table-cell table:formula="of:=ROUND([.D115])" office:value-type="float" office:value="1258">
            <text:p>1258</text:p>
          </table:table-cell>
          <table:table-cell table:formula="of:=([.$C$8]-([.E115]*[.$C$4]))" office:value-type="float" office:value="164.231894230769">
            <text:p>164.231894230769</text:p>
          </table:table-cell>
          <table:table-cell table:formula="of:=SQRT(ABS([.$D$2]^2-[.F115]^2))" office:value-type="float" office:value="15.9023557177366">
            <text:p>15.9023557177366</text:p>
          </table:table-cell>
          <table:table-cell table:formula="of:=ABS([.B115]-[.G115])" office:value-type="float" office:value="0.00235571773659515">
            <text:p>0.00235571773659515</text:p>
          </table:table-cell>
          <table:table-cell table:number-columns-repeated="3"/>
        </table:table-row>
        <table:table-row table:style-name="ro2">
          <table:table-cell table:formula="of:=[.A115]+[.A$4]" office:value-type="float" office:value="32.1000000000001">
            <text:p>32.1000000000001</text:p>
          </table:table-cell>
          <table:table-cell table:formula="of:=[.A116]/([.$D$4]*2)" office:value-type="float" office:value="16.05">
            <text:p>16.05</text:p>
          </table:table-cell>
          <table:table-cell table:formula="of:=SQRT(ABS([.$D$2]^2-[.B116]^2))" office:value-type="float" office:value="164.217531037341">
            <text:p>164.217531037341</text:p>
          </table:table-cell>
          <table:table-cell table:formula="of:=([.$C$10]-[.C116])*[.$B$4]" office:value-type="float" office:value="1281.41230245669">
            <text:p>1281.41230245669</text:p>
          </table:table-cell>
          <table:table-cell table:formula="of:=ROUND([.D116])" office:value-type="float" office:value="1281">
            <text:p>1281</text:p>
          </table:table-cell>
          <table:table-cell table:formula="of:=([.$C$8]-([.E116]*[.$C$4]))" office:value-type="float" office:value="164.217850961538">
            <text:p>164.217850961538</text:p>
          </table:table-cell>
          <table:table-cell table:formula="of:=SQRT(ABS([.$D$2]^2-[.F116]^2))" office:value-type="float" office:value="16.0467263195315">
            <text:p>16.0467263195315</text:p>
          </table:table-cell>
          <table:table-cell table:formula="of:=ABS([.B116]-[.G116])" office:value-type="float" office:value="0.00327368046857046">
            <text:p>0.00327368046857046</text:p>
          </table:table-cell>
          <table:table-cell table:number-columns-repeated="3"/>
        </table:table-row>
        <table:table-row table:style-name="ro2">
          <table:table-cell table:formula="of:=[.A116]+[.A$4]" office:value-type="float" office:value="32.4">
            <text:p>32.4</text:p>
          </table:table-cell>
          <table:table-cell table:formula="of:=[.A117]/([.$D$4]*2)" office:value-type="float" office:value="16.2">
            <text:p>16.2</text:p>
          </table:table-cell>
          <table:table-cell table:formula="of:=SQRT(ABS([.$D$2]^2-[.B117]^2))" office:value-type="float" office:value="164.202801437734">
            <text:p>164.202801437734</text:p>
          </table:table-cell>
          <table:table-cell table:formula="of:=([.$C$10]-[.C117])*[.$B$4]" office:value-type="float" office:value="1305.53637110357">
            <text:p>1305.53637110357</text:p>
          </table:table-cell>
          <table:table-cell table:formula="of:=ROUND([.D117])" office:value-type="float" office:value="1306">
            <text:p>1306</text:p>
          </table:table-cell>
          <table:table-cell table:formula="of:=([.$C$8]-([.E117]*[.$C$4]))" office:value-type="float" office:value="164.202586538462">
            <text:p>164.202586538462</text:p>
          </table:table-cell>
          <table:table-cell table:formula="of:=SQRT(ABS([.$D$2]^2-[.F117]^2))" office:value-type="float" office:value="16.2021780658976">
            <text:p>16.2021780658976</text:p>
          </table:table-cell>
          <table:table-cell table:formula="of:=ABS([.B117]-[.G117])" office:value-type="float" office:value="0.00217806589757075">
            <text:p>0.00217806589757075</text:p>
          </table:table-cell>
          <table:table-cell table:number-columns-repeated="3"/>
        </table:table-row>
        <table:table-row table:style-name="ro2">
          <table:table-cell table:formula="of:=[.A117]+[.A$4]" office:value-type="float" office:value="32.7">
            <text:p>32.7</text:p>
          </table:table-cell>
          <table:table-cell table:formula="of:=[.A118]/([.$D$4]*2)" office:value-type="float" office:value="16.35">
            <text:p>16.35</text:p>
          </table:table-cell>
          <table:table-cell table:formula="of:=SQRT(ABS([.$D$2]^2-[.B118]^2))" office:value-type="float" office:value="164.187933478682">
            <text:p>164.187933478682</text:p>
          </table:table-cell>
          <table:table-cell table:formula="of:=([.$C$10]-[.C118])*[.$B$4]" office:value-type="float" office:value="1329.88704419763">
            <text:p>1329.88704419763</text:p>
          </table:table-cell>
          <table:table-cell table:formula="of:=ROUND([.D118])" office:value-type="float" office:value="1330">
            <text:p>1330</text:p>
          </table:table-cell>
          <table:table-cell table:formula="of:=([.$C$8]-([.E118]*[.$C$4]))" office:value-type="float" office:value="164.187932692308">
            <text:p>164.187932692308</text:p>
          </table:table-cell>
          <table:table-cell table:formula="of:=SQRT(ABS([.$D$2]^2-[.F118]^2))" office:value-type="float" office:value="16.3500078968249">
            <text:p>16.3500078968249</text:p>
          </table:table-cell>
          <table:table-cell table:formula="of:=ABS([.B118]-[.G118])" office:value-type="float" office:value="0.00000789682488999688">
            <text:p>0.00000789682488999688</text:p>
          </table:table-cell>
          <table:table-cell table:number-columns-repeated="3"/>
        </table:table-row>
        <table:table-row table:style-name="ro2">
          <table:table-cell table:formula="of:=[.A118]+[.A$4]" office:value-type="float" office:value="33">
            <text:p>33</text:p>
          </table:table-cell>
          <table:table-cell table:formula="of:=[.A119]/([.$D$4]*2)" office:value-type="float" office:value="16.5">
            <text:p>16.5</text:p>
          </table:table-cell>
          <table:table-cell table:formula="of:=SQRT(ABS([.$D$2]^2-[.B119]^2))" office:value-type="float" office:value="164.172927122592">
            <text:p>164.172927122592</text:p>
          </table:table-cell>
          <table:table-cell table:formula="of:=([.$C$10]-[.C119])*[.$B$4]" office:value-type="float" office:value="1354.46438330468">
            <text:p>1354.46438330468</text:p>
          </table:table-cell>
          <table:table-cell table:formula="of:=ROUND([.D119])" office:value-type="float" office:value="1354">
            <text:p>1354</text:p>
          </table:table-cell>
          <table:table-cell table:formula="of:=([.$C$8]-([.E119]*[.$C$4]))" office:value-type="float" office:value="164.173278846154">
            <text:p>164.173278846154</text:p>
          </table:table-cell>
          <table:table-cell table:formula="of:=SQRT(ABS([.$D$2]^2-[.F119]^2))" office:value-type="float" office:value="16.4965000197926">
            <text:p>16.4965000197926</text:p>
          </table:table-cell>
          <table:table-cell table:formula="of:=ABS([.B119]-[.G119])" office:value-type="float" office:value="0.00349998020745801">
            <text:p>0.00349998020745801</text:p>
          </table:table-cell>
          <table:table-cell table:number-columns-repeated="3"/>
        </table:table-row>
        <table:table-row table:style-name="ro2">
          <table:table-cell table:formula="of:=[.A119]+[.A$4]" office:value-type="float" office:value="33.3">
            <text:p>33.3</text:p>
          </table:table-cell>
          <table:table-cell table:formula="of:=[.A120]/([.$D$4]*2)" office:value-type="float" office:value="16.65">
            <text:p>16.65</text:p>
          </table:table-cell>
          <table:table-cell table:formula="of:=SQRT(ABS([.$D$2]^2-[.B120]^2))" office:value-type="float" office:value="164.157782331512">
            <text:p>164.157782331512</text:p>
          </table:table-cell>
          <table:table-cell table:formula="of:=([.$C$10]-[.C120])*[.$B$4]" office:value-type="float" office:value="1379.26845058613">
            <text:p>1379.26845058613</text:p>
          </table:table-cell>
          <table:table-cell table:formula="of:=ROUND([.D120])" office:value-type="float" office:value="1379">
            <text:p>1379</text:p>
          </table:table-cell>
          <table:table-cell table:formula="of:=([.$C$8]-([.E120]*[.$C$4]))" office:value-type="float" office:value="164.158014423077">
            <text:p>164.158014423077</text:p>
          </table:table-cell>
          <table:table-cell table:formula="of:=SQRT(ABS([.$D$2]^2-[.F120]^2))" office:value-type="float" office:value="16.6477115746539">
            <text:p>16.6477115746539</text:p>
          </table:table-cell>
          <table:table-cell table:formula="of:=ABS([.B120]-[.G120])" office:value-type="float" office:value="0.00228842534609086">
            <text:p>0.00228842534609086</text:p>
          </table:table-cell>
          <table:table-cell table:number-columns-repeated="3"/>
        </table:table-row>
        <table:table-row table:style-name="ro2">
          <table:table-cell table:formula="of:=[.A120]+[.A$4]" office:value-type="float" office:value="33.6">
            <text:p>33.6</text:p>
          </table:table-cell>
          <table:table-cell table:formula="of:=[.A121]/([.$D$4]*2)" office:value-type="float" office:value="16.8">
            <text:p>16.8</text:p>
          </table:table-cell>
          <table:table-cell table:formula="of:=SQRT(ABS([.$D$2]^2-[.B121]^2))" office:value-type="float" office:value="164.142499067122">
            <text:p>164.142499067122</text:p>
          </table:table-cell>
          <table:table-cell table:formula="of:=([.$C$10]-[.C121])*[.$B$4]" office:value-type="float" office:value="1404.29930880006">
            <text:p>1404.29930880006</text:p>
          </table:table-cell>
          <table:table-cell table:formula="of:=ROUND([.D121])" office:value-type="float" office:value="1404">
            <text:p>1404</text:p>
          </table:table-cell>
          <table:table-cell table:formula="of:=([.$C$8]-([.E121]*[.$C$4]))" office:value-type="float" office:value="164.14275">
            <text:p>164.14275</text:p>
          </table:table-cell>
          <table:table-cell table:formula="of:=SQRT(ABS([.$D$2]^2-[.F121]^2))" office:value-type="float" office:value="16.7975481079084">
            <text:p>16.7975481079084</text:p>
          </table:table-cell>
          <table:table-cell table:formula="of:=ABS([.B121]-[.G121])" office:value-type="float" office:value="0.00245189209157459">
            <text:p>0.00245189209157459</text:p>
          </table:table-cell>
          <table:table-cell table:number-columns-repeated="3"/>
        </table:table-row>
        <table:table-row table:style-name="ro2">
          <table:table-cell table:formula="of:=[.A121]+[.A$4]" office:value-type="float" office:value="33.9">
            <text:p>33.9</text:p>
          </table:table-cell>
          <table:table-cell table:formula="of:=[.A122]/([.$D$4]*2)" office:value-type="float" office:value="16.95">
            <text:p>16.95</text:p>
          </table:table-cell>
          <table:table-cell table:formula="of:=SQRT(ABS([.$D$2]^2-[.B122]^2))" office:value-type="float" office:value="164.127077290738">
            <text:p>164.127077290738</text:p>
          </table:table-cell>
          <table:table-cell table:formula="of:=([.$C$10]-[.C122])*[.$B$4]" office:value-type="float" office:value="1429.55702130167">
            <text:p>1429.55702130167</text:p>
          </table:table-cell>
          <table:table-cell table:formula="of:=ROUND([.D122])" office:value-type="float" office:value="1430">
            <text:p>1430</text:p>
          </table:table-cell>
          <table:table-cell table:formula="of:=([.$C$8]-([.E122]*[.$C$4]))" office:value-type="float" office:value="164.126875">
            <text:p>164.126875</text:p>
          </table:table-cell>
          <table:table-cell table:formula="of:=SQRT(ABS([.$D$2]^2-[.F122]^2))" office:value-type="float" office:value="16.9519586695571">
            <text:p>16.9519586695571</text:p>
          </table:table-cell>
          <table:table-cell table:formula="of:=ABS([.B122]-[.G122])" office:value-type="float" office:value="0.00195866955706947">
            <text:p>0.00195866955706947</text:p>
          </table:table-cell>
          <table:table-cell table:number-columns-repeated="3"/>
        </table:table-row>
        <table:table-row table:style-name="ro2">
          <table:table-cell table:formula="of:=[.A122]+[.A$4]" office:value-type="float" office:value="34.2">
            <text:p>34.2</text:p>
          </table:table-cell>
          <table:table-cell table:formula="of:=[.A123]/([.$D$4]*2)" office:value-type="float" office:value="17.1">
            <text:p>17.1</text:p>
          </table:table-cell>
          <table:table-cell table:formula="of:=SQRT(ABS([.$D$2]^2-[.B123]^2))" office:value-type="float" office:value="164.111516963314">
            <text:p>164.111516963314</text:p>
          </table:table-cell>
          <table:table-cell table:formula="of:=([.$C$10]-[.C123])*[.$B$4]" office:value-type="float" office:value="1455.0416520444">
            <text:p>1455.0416520444</text:p>
          </table:table-cell>
          <table:table-cell table:formula="of:=ROUND([.D123])" office:value-type="float" office:value="1455">
            <text:p>1455</text:p>
          </table:table-cell>
          <table:table-cell table:formula="of:=([.$C$8]-([.E123]*[.$C$4]))" office:value-type="float" office:value="164.111610576923">
            <text:p>164.111610576923</text:p>
          </table:table-cell>
          <table:table-cell table:formula="of:=SQRT(ABS([.$D$2]^2-[.F123]^2))" office:value-type="float" office:value="17.0991015509104">
            <text:p>17.0991015509104</text:p>
          </table:table-cell>
          <table:table-cell table:formula="of:=ABS([.B123]-[.G123])" office:value-type="float" office:value="0.000898449089621778">
            <text:p>0.000898449089621778</text:p>
          </table:table-cell>
          <table:table-cell table:number-columns-repeated="3"/>
        </table:table-row>
        <table:table-row table:style-name="ro2">
          <table:table-cell table:formula="of:=[.A123]+[.A$4]" office:value-type="float" office:value="34.5">
            <text:p>34.5</text:p>
          </table:table-cell>
          <table:table-cell table:formula="of:=[.A124]/([.$D$4]*2)" office:value-type="float" office:value="17.25">
            <text:p>17.25</text:p>
          </table:table-cell>
          <table:table-cell table:formula="of:=SQRT(ABS([.$D$2]^2-[.B124]^2))" office:value-type="float" office:value="164.095818045433">
            <text:p>164.095818045433</text:p>
          </table:table-cell>
          <table:table-cell table:formula="of:=([.$C$10]-[.C124])*[.$B$4]" office:value-type="float" office:value="1480.75326558057">
            <text:p>1480.75326558057</text:p>
          </table:table-cell>
          <table:table-cell table:formula="of:=ROUND([.D124])" office:value-type="float" office:value="1481">
            <text:p>1481</text:p>
          </table:table-cell>
          <table:table-cell table:formula="of:=([.$C$8]-([.E124]*[.$C$4]))" office:value-type="float" office:value="164.095735576923">
            <text:p>164.095735576923</text:p>
          </table:table-cell>
          <table:table-cell table:formula="of:=SQRT(ABS([.$D$2]^2-[.F124]^2))" office:value-type="float" office:value="17.2507844884961">
            <text:p>17.2507844884961</text:p>
          </table:table-cell>
          <table:table-cell table:formula="of:=ABS([.B124]-[.G124])" office:value-type="float" office:value="0.000784488496076818">
            <text:p>0.000784488496076818</text:p>
          </table:table-cell>
          <table:table-cell table:number-columns-repeated="3"/>
        </table:table-row>
        <table:table-row table:style-name="ro2">
          <table:table-cell table:formula="of:=[.A124]+[.A$4]" office:value-type="float" office:value="34.8">
            <text:p>34.8</text:p>
          </table:table-cell>
          <table:table-cell table:formula="of:=[.A125]/([.$D$4]*2)" office:value-type="float" office:value="17.4">
            <text:p>17.4</text:p>
          </table:table-cell>
          <table:table-cell table:formula="of:=SQRT(ABS([.$D$2]^2-[.B125]^2))" office:value-type="float" office:value="164.079980497317">
            <text:p>164.079980497317</text:p>
          </table:table-cell>
          <table:table-cell table:formula="of:=([.$C$10]-[.C125])*[.$B$4]" office:value-type="float" office:value="1506.69192706226">
            <text:p>1506.69192706226</text:p>
          </table:table-cell>
          <table:table-cell table:formula="of:=ROUND([.D125])" office:value-type="float" office:value="1507">
            <text:p>1507</text:p>
          </table:table-cell>
          <table:table-cell table:formula="of:=([.$C$8]-([.E125]*[.$C$4]))" office:value-type="float" office:value="164.079860576923">
            <text:p>164.079860576923</text:p>
          </table:table-cell>
          <table:table-cell table:formula="of:=SQRT(ABS([.$D$2]^2-[.F125]^2))" office:value-type="float" office:value="17.4011307982408">
            <text:p>17.4011307982408</text:p>
          </table:table-cell>
          <table:table-cell table:formula="of:=ABS([.B125]-[.G125])" office:value-type="float" office:value="0.00113079824082618">
            <text:p>0.00113079824082618</text:p>
          </table:table-cell>
          <table:table-cell table:number-columns-repeated="3"/>
        </table:table-row>
        <table:table-row table:style-name="ro2">
          <table:table-cell table:formula="of:=[.A125]+[.A$4]" office:value-type="float" office:value="35.1">
            <text:p>35.1</text:p>
          </table:table-cell>
          <table:table-cell table:formula="of:=[.A126]/([.$D$4]*2)" office:value-type="float" office:value="17.55">
            <text:p>17.55</text:p>
          </table:table-cell>
          <table:table-cell table:formula="of:=SQRT(ABS([.$D$2]^2-[.B126]^2))" office:value-type="float" office:value="164.064004278818">
            <text:p>164.064004278818</text:p>
          </table:table-cell>
          <table:table-cell table:formula="of:=([.$C$10]-[.C126])*[.$B$4]" office:value-type="float" office:value="1532.85770224213">
            <text:p>1532.85770224213</text:p>
          </table:table-cell>
          <table:table-cell table:formula="of:=ROUND([.D126])" office:value-type="float" office:value="1533">
            <text:p>1533</text:p>
          </table:table-cell>
          <table:table-cell table:formula="of:=([.$C$8]-([.E126]*[.$C$4]))" office:value-type="float" office:value="164.063985576923">
            <text:p>164.063985576923</text:p>
          </table:table-cell>
          <table:table-cell table:formula="of:=SQRT(ABS([.$D$2]^2-[.F126]^2))" office:value-type="float" office:value="17.5501748314704">
            <text:p>17.5501748314704</text:p>
          </table:table-cell>
          <table:table-cell table:formula="of:=ABS([.B126]-[.G126])" office:value-type="float" office:value="0.000174831470392434">
            <text:p>0.000174831470392434</text:p>
          </table:table-cell>
          <table:table-cell table:number-columns-repeated="3"/>
        </table:table-row>
        <table:table-row table:style-name="ro2">
          <table:table-cell table:formula="of:=[.A126]+[.A$4]" office:value-type="float" office:value="35.4">
            <text:p>35.4</text:p>
          </table:table-cell>
          <table:table-cell table:formula="of:=[.A127]/([.$D$4]*2)" office:value-type="float" office:value="17.7">
            <text:p>17.7</text:p>
          </table:table-cell>
          <table:table-cell table:formula="of:=SQRT(ABS([.$D$2]^2-[.B127]^2))" office:value-type="float" office:value="164.047889349421">
            <text:p>164.047889349421</text:p>
          </table:table-cell>
          <table:table-cell table:formula="of:=([.$C$10]-[.C127])*[.$B$4]" office:value-type="float" office:value="1559.25065747435">
            <text:p>1559.25065747435</text:p>
          </table:table-cell>
          <table:table-cell table:formula="of:=ROUND([.D127])" office:value-type="float" office:value="1559">
            <text:p>1559</text:p>
          </table:table-cell>
          <table:table-cell table:formula="of:=([.$C$8]-([.E127]*[.$C$4]))" office:value-type="float" office:value="164.048110576923">
            <text:p>164.048110576923</text:p>
          </table:table-cell>
          <table:table-cell table:formula="of:=SQRT(ABS([.$D$2]^2-[.F127]^2))" office:value-type="float" office:value="17.6979494897465">
            <text:p>17.6979494897465</text:p>
          </table:table-cell>
          <table:table-cell table:formula="of:=ABS([.B127]-[.G127])" office:value-type="float" office:value="0.00205051025350045">
            <text:p>0.00205051025350045</text:p>
          </table:table-cell>
          <table:table-cell table:number-columns-repeated="3"/>
        </table:table-row>
        <table:table-row table:style-name="ro2">
          <table:table-cell table:formula="of:=[.A127]+[.A$4]" office:value-type="float" office:value="35.7">
            <text:p>35.7</text:p>
          </table:table-cell>
          <table:table-cell table:formula="of:=[.A128]/([.$D$4]*2)" office:value-type="float" office:value="17.85">
            <text:p>17.85</text:p>
          </table:table-cell>
          <table:table-cell table:formula="of:=SQRT(ABS([.$D$2]^2-[.B128]^2))" office:value-type="float" office:value="164.031635668245">
            <text:p>164.031635668245</text:p>
          </table:table-cell>
          <table:table-cell table:formula="of:=([.$C$10]-[.C128])*[.$B$4]" office:value-type="float" office:value="1585.87085971533">
            <text:p>1585.87085971533</text:p>
          </table:table-cell>
          <table:table-cell table:formula="of:=ROUND([.D128])" office:value-type="float" office:value="1586">
            <text:p>1586</text:p>
          </table:table-cell>
          <table:table-cell table:formula="of:=([.$C$8]-([.E128]*[.$C$4]))" office:value-type="float" office:value="164.031625">
            <text:p>164.031625</text:p>
          </table:table-cell>
          <table:table-cell table:formula="of:=SQRT(ABS([.$D$2]^2-[.F128]^2))" office:value-type="float" office:value="17.8500980350075">
            <text:p>17.8500980350075</text:p>
          </table:table-cell>
          <table:table-cell table:formula="of:=ABS([.B128]-[.G128])" office:value-type="float" office:value="0.0000980350074684111">
            <text:p>0.0000980350074684111</text:p>
          </table:table-cell>
          <table:table-cell table:number-columns-repeated="3"/>
        </table:table-row>
        <table:table-row table:style-name="ro2">
          <table:table-cell table:formula="of:=[.A128]+[.A$4]" office:value-type="float" office:value="36">
            <text:p>36</text:p>
          </table:table-cell>
          <table:table-cell table:formula="of:=[.A129]/([.$D$4]*2)" office:value-type="float" office:value="18">
            <text:p>18</text:p>
          </table:table-cell>
          <table:table-cell table:formula="of:=SQRT(ABS([.$D$2]^2-[.B129]^2))" office:value-type="float" office:value="164.01524319404">
            <text:p>164.01524319404</text:p>
          </table:table-cell>
          <table:table-cell table:formula="of:=([.$C$10]-[.C129])*[.$B$4]" office:value-type="float" office:value="1612.71837652457">
            <text:p>1612.71837652457</text:p>
          </table:table-cell>
          <table:table-cell table:formula="of:=ROUND([.D129])" office:value-type="float" office:value="1613">
            <text:p>1613</text:p>
          </table:table-cell>
          <table:table-cell table:formula="of:=([.$C$8]-([.E129]*[.$C$4]))" office:value-type="float" office:value="164.015139423077">
            <text:p>164.015139423077</text:p>
          </table:table-cell>
          <table:table-cell table:formula="of:=SQRT(ABS([.$D$2]^2-[.F129]^2))" office:value-type="float" office:value="18.0009455315169">
            <text:p>18.0009455315169</text:p>
          </table:table-cell>
          <table:table-cell table:formula="of:=ABS([.B129]-[.G129])" office:value-type="float" office:value="0.000945531516851617">
            <text:p>0.000945531516851617</text:p>
          </table:table-cell>
          <table:table-cell table:number-columns-repeated="3"/>
        </table:table-row>
        <table:table-row table:style-name="ro2">
          <table:table-cell table:formula="of:=[.A129]+[.A$4]" office:value-type="float" office:value="36.3">
            <text:p>36.3</text:p>
          </table:table-cell>
          <table:table-cell table:formula="of:=[.A130]/([.$D$4]*2)" office:value-type="float" office:value="18.15">
            <text:p>18.15</text:p>
          </table:table-cell>
          <table:table-cell table:formula="of:=SQRT(ABS([.$D$2]^2-[.B130]^2))" office:value-type="float" office:value="163.998711885185">
            <text:p>163.998711885185</text:p>
          </table:table-cell>
          <table:table-cell table:formula="of:=([.$C$10]-[.C130])*[.$B$4]" office:value-type="float" office:value="1639.79327606584">
            <text:p>1639.79327606584</text:p>
          </table:table-cell>
          <table:table-cell table:formula="of:=ROUND([.D130])" office:value-type="float" office:value="1640">
            <text:p>1640</text:p>
          </table:table-cell>
          <table:table-cell table:formula="of:=([.$C$8]-([.E130]*[.$C$4]))" office:value-type="float" office:value="163.998653846154">
            <text:p>163.998653846154</text:p>
          </table:table-cell>
          <table:table-cell table:formula="of:=SQRT(ABS([.$D$2]^2-[.F130]^2))" office:value-type="float" office:value="18.1505244180274">
            <text:p>18.1505244180274</text:p>
          </table:table-cell>
          <table:table-cell table:formula="of:=ABS([.B130]-[.G130])" office:value-type="float" office:value="0.000524418027435303">
            <text:p>0.000524418027435303</text:p>
          </table:table-cell>
          <table:table-cell table:number-columns-repeated="3"/>
        </table:table-row>
        <table:table-row table:style-name="ro2">
          <table:table-cell table:formula="of:=[.A130]+[.A$4]" office:value-type="float" office:value="36.6">
            <text:p>36.6</text:p>
          </table:table-cell>
          <table:table-cell table:formula="of:=[.A131]/([.$D$4]*2)" office:value-type="float" office:value="18.3">
            <text:p>18.3</text:p>
          </table:table-cell>
          <table:table-cell table:formula="of:=SQRT(ABS([.$D$2]^2-[.B131]^2))" office:value-type="float" office:value="163.982041699693">
            <text:p>163.982041699693</text:p>
          </table:table-cell>
          <table:table-cell table:formula="of:=([.$C$10]-[.C131])*[.$B$4]" office:value-type="float" office:value="1667.09562710751">
            <text:p>1667.09562710751</text:p>
          </table:table-cell>
          <table:table-cell table:formula="of:=ROUND([.D131])" office:value-type="float" office:value="1667">
            <text:p>1667</text:p>
          </table:table-cell>
          <table:table-cell table:formula="of:=([.$C$8]-([.E131]*[.$C$4]))" office:value-type="float" office:value="163.982168269231">
            <text:p>163.982168269231</text:p>
          </table:table-cell>
          <table:table-cell table:formula="of:=SQRT(ABS([.$D$2]^2-[.F131]^2))" office:value-type="float" office:value="18.2988658042426">
            <text:p>18.2988658042426</text:p>
          </table:table-cell>
          <table:table-cell table:formula="of:=ABS([.B131]-[.G131])" office:value-type="float" office:value="0.00113419575736984">
            <text:p>0.00113419575736984</text:p>
          </table:table-cell>
          <table:table-cell table:number-columns-repeated="3"/>
        </table:table-row>
        <table:table-row table:style-name="ro2">
          <table:table-cell table:formula="of:=[.A131]+[.A$4]" office:value-type="float" office:value="36.9">
            <text:p>36.9</text:p>
          </table:table-cell>
          <table:table-cell table:formula="of:=[.A132]/([.$D$4]*2)" office:value-type="float" office:value="18.45">
            <text:p>18.45</text:p>
          </table:table-cell>
          <table:table-cell table:formula="of:=SQRT(ABS([.$D$2]^2-[.B132]^2))" office:value-type="float" office:value="163.965232595206">
            <text:p>163.965232595206</text:p>
          </table:table-cell>
          <table:table-cell table:formula="of:=([.$C$10]-[.C132])*[.$B$4]" office:value-type="float" office:value="1694.62549902399">
            <text:p>1694.62549902399</text:p>
          </table:table-cell>
          <table:table-cell table:formula="of:=ROUND([.D132])" office:value-type="float" office:value="1695">
            <text:p>1695</text:p>
          </table:table-cell>
          <table:table-cell table:formula="of:=([.$C$8]-([.E132]*[.$C$4]))" office:value-type="float" office:value="163.965072115385">
            <text:p>163.965072115385</text:p>
          </table:table-cell>
          <table:table-cell table:formula="of:=SQRT(ABS([.$D$2]^2-[.F132]^2))" office:value-type="float" office:value="18.4514261290751">
            <text:p>18.4514261290751</text:p>
          </table:table-cell>
          <table:table-cell table:formula="of:=ABS([.B132]-[.G132])" office:value-type="float" office:value="0.00142612907514561">
            <text:p>0.00142612907514561</text:p>
          </table:table-cell>
          <table:table-cell table:number-columns-repeated="3"/>
        </table:table-row>
        <table:table-row table:style-name="ro2">
          <table:table-cell table:formula="of:=[.A132]+[.A$4]" office:value-type="float" office:value="37.2">
            <text:p>37.2</text:p>
          </table:table-cell>
          <table:table-cell table:formula="of:=[.A133]/([.$D$4]*2)" office:value-type="float" office:value="18.6">
            <text:p>18.6</text:p>
          </table:table-cell>
          <table:table-cell table:formula="of:=SQRT(ABS([.$D$2]^2-[.B133]^2))" office:value-type="float" office:value="163.948284528994">
            <text:p>163.948284528994</text:p>
          </table:table-cell>
          <table:table-cell table:formula="of:=([.$C$10]-[.C133])*[.$B$4]" office:value-type="float" office:value="1722.3829617962">
            <text:p>1722.3829617962</text:p>
          </table:table-cell>
          <table:table-cell table:formula="of:=ROUND([.D133])" office:value-type="float" office:value="1722">
            <text:p>1722</text:p>
          </table:table-cell>
          <table:table-cell table:formula="of:=([.$C$8]-([.E133]*[.$C$4]))" office:value-type="float" office:value="163.948586538462">
            <text:p>163.948586538462</text:p>
          </table:table-cell>
          <table:table-cell table:formula="of:=SQRT(ABS([.$D$2]^2-[.F133]^2))" office:value-type="float" office:value="18.5973377675566">
            <text:p>18.5973377675566</text:p>
          </table:table-cell>
          <table:table-cell table:formula="of:=ABS([.B133]-[.G133])" office:value-type="float" office:value="0.00266223244339159">
            <text:p>0.00266223244339159</text:p>
          </table:table-cell>
          <table:table-cell table:number-columns-repeated="3"/>
        </table:table-row>
        <table:table-row table:style-name="ro2">
          <table:table-cell table:formula="of:=[.A133]+[.A$4]" office:value-type="float" office:value="37.5">
            <text:p>37.5</text:p>
          </table:table-cell>
          <table:table-cell table:formula="of:=[.A134]/([.$D$4]*2)" office:value-type="float" office:value="18.75">
            <text:p>18.75</text:p>
          </table:table-cell>
          <table:table-cell table:formula="of:=SQRT(ABS([.$D$2]^2-[.B134]^2))" office:value-type="float" office:value="163.931197457958">
            <text:p>163.931197457958</text:p>
          </table:table-cell>
          <table:table-cell table:formula="of:=([.$C$10]-[.C134])*[.$B$4]" office:value-type="float" office:value="1750.36808601288">
            <text:p>1750.36808601288</text:p>
          </table:table-cell>
          <table:table-cell table:formula="of:=ROUND([.D134])" office:value-type="float" office:value="1750">
            <text:p>1750</text:p>
          </table:table-cell>
          <table:table-cell table:formula="of:=([.$C$8]-([.E134]*[.$C$4]))" office:value-type="float" office:value="163.931490384615">
            <text:p>163.931490384615</text:p>
          </table:table-cell>
          <table:table-cell table:formula="of:=SQRT(ABS([.$D$2]^2-[.F134]^2))" office:value-type="float" office:value="18.7474387658355">
            <text:p>18.7474387658355</text:p>
          </table:table-cell>
          <table:table-cell table:formula="of:=ABS([.B134]-[.G134])" office:value-type="float" office:value="0.00256123416447807">
            <text:p>0.00256123416447807</text:p>
          </table:table-cell>
          <table:table-cell table:number-columns-repeated="3"/>
        </table:table-row>
        <table:table-row table:style-name="ro2">
          <table:table-cell table:formula="of:=[.A134]+[.A$4]" office:value-type="float" office:value="37.8">
            <text:p>37.8</text:p>
          </table:table-cell>
          <table:table-cell table:formula="of:=[.A135]/([.$D$4]*2)" office:value-type="float" office:value="18.9">
            <text:p>18.9</text:p>
          </table:table-cell>
          <table:table-cell table:formula="of:=SQRT(ABS([.$D$2]^2-[.B135]^2))" office:value-type="float" office:value="163.913971338626">
            <text:p>163.913971338626</text:p>
          </table:table-cell>
          <table:table-cell table:formula="of:=([.$C$10]-[.C135])*[.$B$4]" office:value-type="float" office:value="1778.58094287105">
            <text:p>1778.58094287105</text:p>
          </table:table-cell>
          <table:table-cell table:formula="of:=ROUND([.D135])" office:value-type="float" office:value="1779">
            <text:p>1779</text:p>
          </table:table-cell>
          <table:table-cell table:formula="of:=([.$C$8]-([.E135]*[.$C$4]))" office:value-type="float" office:value="163.913783653846">
            <text:p>163.913783653846</text:p>
          </table:table-cell>
          <table:table-cell table:formula="of:=SQRT(ABS([.$D$2]^2-[.F135]^2))" office:value-type="float" office:value="18.9016276621913">
            <text:p>18.9016276621913</text:p>
          </table:table-cell>
          <table:table-cell table:formula="of:=ABS([.B135]-[.G135])" office:value-type="float" office:value="0.0016276621912823">
            <text:p>0.0016276621912823</text:p>
          </table:table-cell>
          <table:table-cell table:number-columns-repeated="3"/>
        </table:table-row>
        <table:table-row table:style-name="ro2">
          <table:table-cell table:formula="of:=[.A135]+[.A$4]" office:value-type="float" office:value="38.1">
            <text:p>38.1</text:p>
          </table:table-cell>
          <table:table-cell table:formula="of:=[.A136]/([.$D$4]*2)" office:value-type="float" office:value="19.05">
            <text:p>19.05</text:p>
          </table:table-cell>
          <table:table-cell table:formula="of:=SQRT(ABS([.$D$2]^2-[.B136]^2))" office:value-type="float" office:value="163.896606127156">
            <text:p>163.896606127156</text:p>
          </table:table-cell>
          <table:table-cell table:formula="of:=([.$C$10]-[.C136])*[.$B$4]" office:value-type="float" office:value="1807.02160417723">
            <text:p>1807.02160417723</text:p>
          </table:table-cell>
          <table:table-cell table:formula="of:=ROUND([.D136])" office:value-type="float" office:value="1807">
            <text:p>1807</text:p>
          </table:table-cell>
          <table:table-cell table:formula="of:=([.$C$8]-([.E136]*[.$C$4]))" office:value-type="float" office:value="163.8966875">
            <text:p>163.8966875</text:p>
          </table:table-cell>
          <table:table-cell table:formula="of:=SQRT(ABS([.$D$2]^2-[.F136]^2))" office:value-type="float" office:value="19.0492998959893">
            <text:p>19.0492998959893</text:p>
          </table:table-cell>
          <table:table-cell table:formula="of:=ABS([.B136]-[.G136])" office:value-type="float" office:value="0.000700104010668667">
            <text:p>0.000700104010668667</text:p>
          </table:table-cell>
          <table:table-cell table:number-columns-repeated="3"/>
        </table:table-row>
        <table:table-row table:style-name="ro2">
          <table:table-cell table:formula="of:=[.A136]+[.A$4]" office:value-type="float" office:value="38.4">
            <text:p>38.4</text:p>
          </table:table-cell>
          <table:table-cell table:formula="of:=[.A137]/([.$D$4]*2)" office:value-type="float" office:value="19.2">
            <text:p>19.2</text:p>
          </table:table-cell>
          <table:table-cell table:formula="of:=SQRT(ABS([.$D$2]^2-[.B137]^2))" office:value-type="float" office:value="163.87910177933">
            <text:p>163.87910177933</text:p>
          </table:table-cell>
          <table:table-cell table:formula="of:=([.$C$10]-[.C137])*[.$B$4]" office:value-type="float" office:value="1835.69014234842">
            <text:p>1835.69014234842</text:p>
          </table:table-cell>
          <table:table-cell table:formula="of:=ROUND([.D137])" office:value-type="float" office:value="1836">
            <text:p>1836</text:p>
          </table:table-cell>
          <table:table-cell table:formula="of:=([.$C$8]-([.E137]*[.$C$4]))" office:value-type="float" office:value="163.878980769231">
            <text:p>163.878980769231</text:p>
          </table:table-cell>
          <table:table-cell table:formula="of:=SQRT(ABS([.$D$2]^2-[.F137]^2))" office:value-type="float" office:value="19.2010328377953">
            <text:p>19.2010328377953</text:p>
          </table:table-cell>
          <table:table-cell table:formula="of:=ABS([.B137]-[.G137])" office:value-type="float" office:value="0.00103283779526464">
            <text:p>0.00103283779526464</text:p>
          </table:table-cell>
          <table:table-cell table:number-columns-repeated="3"/>
        </table:table-row>
        <table:table-row table:style-name="ro2">
          <table:table-cell table:formula="of:=[.A137]+[.A$4]" office:value-type="float" office:value="38.7">
            <text:p>38.7</text:p>
          </table:table-cell>
          <table:table-cell table:formula="of:=[.A138]/([.$D$4]*2)" office:value-type="float" office:value="19.35">
            <text:p>19.35</text:p>
          </table:table-cell>
          <table:table-cell table:formula="of:=SQRT(ABS([.$D$2]^2-[.B138]^2))" office:value-type="float" office:value="163.86145825056">
            <text:p>163.86145825056</text:p>
          </table:table-cell>
          <table:table-cell table:formula="of:=([.$C$10]-[.C138])*[.$B$4]" office:value-type="float" office:value="1864.58663041278">
            <text:p>1864.58663041278</text:p>
          </table:table-cell>
          <table:table-cell table:formula="of:=ROUND([.D138])" office:value-type="float" office:value="1865">
            <text:p>1865</text:p>
          </table:table-cell>
          <table:table-cell table:formula="of:=([.$C$8]-([.E138]*[.$C$4]))" office:value-type="float" office:value="163.861274038462">
            <text:p>163.861274038462</text:p>
          </table:table-cell>
          <table:table-cell table:formula="of:=SQRT(ABS([.$D$2]^2-[.F138]^2))" office:value-type="float" office:value="19.3515598981634">
            <text:p>19.3515598981634</text:p>
          </table:table-cell>
          <table:table-cell table:formula="of:=ABS([.B138]-[.G138])" office:value-type="float" office:value="0.00155989816344615">
            <text:p>0.00155989816344615</text:p>
          </table:table-cell>
          <table:table-cell table:number-columns-repeated="3"/>
        </table:table-row>
        <table:table-row table:style-name="ro2">
          <table:table-cell table:formula="of:=[.A138]+[.A$4]" office:value-type="float" office:value="39">
            <text:p>39</text:p>
          </table:table-cell>
          <table:table-cell table:formula="of:=[.A139]/([.$D$4]*2)" office:value-type="float" office:value="19.5">
            <text:p>19.5</text:p>
          </table:table-cell>
          <table:table-cell table:formula="of:=SQRT(ABS([.$D$2]^2-[.B139]^2))" office:value-type="float" office:value="163.843675495882">
            <text:p>163.843675495882</text:p>
          </table:table-cell>
          <table:table-cell table:formula="of:=([.$C$10]-[.C139])*[.$B$4]" office:value-type="float" office:value="1893.71114201069">
            <text:p>1893.71114201069</text:p>
          </table:table-cell>
          <table:table-cell table:formula="of:=ROUND([.D139])" office:value-type="float" office:value="1894">
            <text:p>1894</text:p>
          </table:table-cell>
          <table:table-cell table:formula="of:=([.$C$8]-([.E139]*[.$C$4]))" office:value-type="float" office:value="163.843567307692">
            <text:p>163.843567307692</text:p>
          </table:table-cell>
          <table:table-cell table:formula="of:=SQRT(ABS([.$D$2]^2-[.F139]^2))" office:value-type="float" office:value="19.5009090016262">
            <text:p>19.5009090016262</text:p>
          </table:table-cell>
          <table:table-cell table:formula="of:=ABS([.B139]-[.G139])" office:value-type="float" office:value="0.000909001626158812">
            <text:p>0.000909001626158812</text:p>
          </table:table-cell>
          <table:table-cell table:number-columns-repeated="3"/>
        </table:table-row>
        <table:table-row table:style-name="ro2">
          <table:table-cell table:formula="of:=[.A139]+[.A$4]" office:value-type="float" office:value="39.3">
            <text:p>39.3</text:p>
          </table:table-cell>
          <table:table-cell table:formula="of:=[.A140]/([.$D$4]*2)" office:value-type="float" office:value="19.65">
            <text:p>19.65</text:p>
          </table:table-cell>
          <table:table-cell table:formula="of:=SQRT(ABS([.$D$2]^2-[.B140]^2))" office:value-type="float" office:value="163.82575346996">
            <text:p>163.82575346996</text:p>
          </table:table-cell>
          <table:table-cell table:formula="of:=([.$C$10]-[.C140])*[.$B$4]" office:value-type="float" office:value="1923.0637513959">
            <text:p>1923.0637513959</text:p>
          </table:table-cell>
          <table:table-cell table:formula="of:=ROUND([.D140])" office:value-type="float" office:value="1923">
            <text:p>1923</text:p>
          </table:table-cell>
          <table:table-cell table:formula="of:=([.$C$8]-([.E140]*[.$C$4]))" office:value-type="float" office:value="163.825860576923">
            <text:p>163.825860576923</text:p>
          </table:table-cell>
          <table:table-cell table:formula="of:=SQRT(ABS([.$D$2]^2-[.F140]^2))" office:value-type="float" office:value="19.6491070084766">
            <text:p>19.6491070084766</text:p>
          </table:table-cell>
          <table:table-cell table:formula="of:=ABS([.B140]-[.G140])" office:value-type="float" office:value="0.000892991523425479">
            <text:p>0.000892991523425479</text:p>
          </table:table-cell>
          <table:table-cell table:number-columns-repeated="3"/>
        </table:table-row>
        <table:table-row table:style-name="ro2">
          <table:table-cell table:formula="of:=[.A140]+[.A$4]" office:value-type="float" office:value="39.6">
            <text:p>39.6</text:p>
          </table:table-cell>
          <table:table-cell table:formula="of:=[.A141]/([.$D$4]*2)" office:value-type="float" office:value="19.8">
            <text:p>19.8</text:p>
          </table:table-cell>
          <table:table-cell table:formula="of:=SQRT(ABS([.$D$2]^2-[.B141]^2))" office:value-type="float" office:value="163.807692127079">
            <text:p>163.807692127079</text:p>
          </table:table-cell>
          <table:table-cell table:formula="of:=([.$C$10]-[.C141])*[.$B$4]" office:value-type="float" office:value="1952.6445334362">
            <text:p>1952.6445334362</text:p>
          </table:table-cell>
          <table:table-cell table:formula="of:=ROUND([.D141])" office:value-type="float" office:value="1953">
            <text:p>1953</text:p>
          </table:table-cell>
          <table:table-cell table:formula="of:=([.$C$8]-([.E141]*[.$C$4]))" office:value-type="float" office:value="163.807543269231">
            <text:p>163.807543269231</text:p>
          </table:table-cell>
          <table:table-cell table:formula="of:=SQRT(ABS([.$D$2]^2-[.F141]^2))" office:value-type="float" office:value="19.8012314793574">
            <text:p>19.8012314793574</text:p>
          </table:table-cell>
          <table:table-cell table:formula="of:=ABS([.B141]-[.G141])" office:value-type="float" office:value="0.00123147935736512">
            <text:p>0.00123147935736512</text:p>
          </table:table-cell>
          <table:table-cell table:number-columns-repeated="3"/>
        </table:table-row>
        <table:table-row table:style-name="ro2">
          <table:table-cell table:formula="of:=[.A141]+[.A$4]" office:value-type="float" office:value="39.9">
            <text:p>39.9</text:p>
          </table:table-cell>
          <table:table-cell table:formula="of:=[.A142]/([.$D$4]*2)" office:value-type="float" office:value="19.95">
            <text:p>19.95</text:p>
          </table:table-cell>
          <table:table-cell table:formula="of:=SQRT(ABS([.$D$2]^2-[.B142]^2))" office:value-type="float" office:value="163.789491421153">
            <text:p>163.789491421153</text:p>
          </table:table-cell>
          <table:table-cell table:formula="of:=([.$C$10]-[.C142])*[.$B$4]" office:value-type="float" office:value="1982.45356361445">
            <text:p>1982.45356361445</text:p>
          </table:table-cell>
          <table:table-cell table:formula="of:=ROUND([.D142])" office:value-type="float" office:value="1982">
            <text:p>1982</text:p>
          </table:table-cell>
          <table:table-cell table:formula="of:=([.$C$8]-([.E142]*[.$C$4]))" office:value-type="float" office:value="163.789836538462">
            <text:p>163.789836538462</text:p>
          </table:table-cell>
          <table:table-cell table:formula="of:=SQRT(ABS([.$D$2]^2-[.F142]^2))" office:value-type="float" office:value="19.9471663828236">
            <text:p>19.9471663828236</text:p>
          </table:table-cell>
          <table:table-cell table:formula="of:=ABS([.B142]-[.G142])" office:value-type="float" office:value="0.00283361717638186">
            <text:p>0.00283361717638186</text:p>
          </table:table-cell>
          <table:table-cell table:number-columns-repeated="3"/>
        </table:table-row>
        <table:table-row table:style-name="ro2">
          <table:table-cell table:formula="of:=[.A142]+[.A$4]" office:value-type="float" office:value="40.2">
            <text:p>40.2</text:p>
          </table:table-cell>
          <table:table-cell table:formula="of:=[.A143]/([.$D$4]*2)" office:value-type="float" office:value="20.1">
            <text:p>20.1</text:p>
          </table:table-cell>
          <table:table-cell table:formula="of:=SQRT(ABS([.$D$2]^2-[.B143]^2))" office:value-type="float" office:value="163.771151305717">
            <text:p>163.771151305717</text:p>
          </table:table-cell>
          <table:table-cell table:formula="of:=([.$C$10]-[.C143])*[.$B$4]" office:value-type="float" office:value="2012.49091802981">
            <text:p>2012.49091802981</text:p>
          </table:table-cell>
          <table:table-cell table:formula="of:=ROUND([.D143])" office:value-type="float" office:value="2012">
            <text:p>2012</text:p>
          </table:table-cell>
          <table:table-cell table:formula="of:=([.$C$8]-([.E143]*[.$C$4]))" office:value-type="float" office:value="163.771519230769">
            <text:p>163.771519230769</text:p>
          </table:table-cell>
          <table:table-cell table:formula="of:=SQRT(ABS([.$D$2]^2-[.F143]^2))" office:value-type="float" office:value="20.0970019865099">
            <text:p>20.0970019865099</text:p>
          </table:table-cell>
          <table:table-cell table:formula="of:=ABS([.B143]-[.G143])" office:value-type="float" office:value="0.00299801349007112">
            <text:p>0.00299801349007112</text:p>
          </table:table-cell>
          <table:table-cell table:number-columns-repeated="3"/>
        </table:table-row>
        <table:table-row table:style-name="ro2">
          <table:table-cell table:formula="of:=[.A143]+[.A$4]" office:value-type="float" office:value="40.5">
            <text:p>40.5</text:p>
          </table:table-cell>
          <table:table-cell table:formula="of:=[.A144]/([.$D$4]*2)" office:value-type="float" office:value="20.25">
            <text:p>20.25</text:p>
          </table:table-cell>
          <table:table-cell table:formula="of:=SQRT(ABS([.$D$2]^2-[.B144]^2))" office:value-type="float" office:value="163.752671733929">
            <text:p>163.752671733929</text:p>
          </table:table-cell>
          <table:table-cell table:formula="of:=([.$C$10]-[.C144])*[.$B$4]" office:value-type="float" office:value="2042.75667339843">
            <text:p>2042.75667339843</text:p>
          </table:table-cell>
          <table:table-cell table:formula="of:=ROUND([.D144])" office:value-type="float" office:value="2043">
            <text:p>2043</text:p>
          </table:table-cell>
          <table:table-cell table:formula="of:=([.$C$8]-([.E144]*[.$C$4]))" office:value-type="float" office:value="163.752591346154">
            <text:p>163.752591346154</text:p>
          </table:table-cell>
          <table:table-cell table:formula="of:=SQRT(ABS([.$D$2]^2-[.F144]^2))" office:value-type="float" office:value="20.250650049308">
            <text:p>20.250650049308</text:p>
          </table:table-cell>
          <table:table-cell table:formula="of:=ABS([.B144]-[.G144])" office:value-type="float" office:value="0.000650049308024592">
            <text:p>0.000650049308024592</text:p>
          </table:table-cell>
          <table:table-cell table:number-columns-repeated="3"/>
        </table:table-row>
        <table:table-row table:style-name="ro2">
          <table:table-cell table:formula="of:=[.A144]+[.A$4]" office:value-type="float" office:value="40.8">
            <text:p>40.8</text:p>
          </table:table-cell>
          <table:table-cell table:formula="of:=[.A145]/([.$D$4]*2)" office:value-type="float" office:value="20.4">
            <text:p>20.4</text:p>
          </table:table-cell>
          <table:table-cell table:formula="of:=SQRT(ABS([.$D$2]^2-[.B145]^2))" office:value-type="float" office:value="163.734052658572">
            <text:p>163.734052658572</text:p>
          </table:table-cell>
          <table:table-cell table:formula="of:=([.$C$10]-[.C145])*[.$B$4]" office:value-type="float" office:value="2073.25090705456">
            <text:p>2073.25090705456</text:p>
          </table:table-cell>
          <table:table-cell table:formula="of:=ROUND([.D145])" office:value-type="float" office:value="2073">
            <text:p>2073</text:p>
          </table:table-cell>
          <table:table-cell table:formula="of:=([.$C$8]-([.E145]*[.$C$4]))" office:value-type="float" office:value="163.734274038462">
            <text:p>163.734274038462</text:p>
          </table:table-cell>
          <table:table-cell table:formula="of:=SQRT(ABS([.$D$2]^2-[.F145]^2))" office:value-type="float" office:value="20.3982230867784">
            <text:p>20.3982230867784</text:p>
          </table:table-cell>
          <table:table-cell table:formula="of:=ABS([.B145]-[.G145])" office:value-type="float" office:value="0.00177691322153706">
            <text:p>0.00177691322153706</text:p>
          </table:table-cell>
          <table:table-cell table:number-columns-repeated="3"/>
        </table:table-row>
        <table:table-row table:style-name="ro2">
          <table:table-cell table:formula="of:=[.A145]+[.A$4]" office:value-type="float" office:value="41.1">
            <text:p>41.1</text:p>
          </table:table-cell>
          <table:table-cell table:formula="of:=[.A146]/([.$D$4]*2)" office:value-type="float" office:value="20.55">
            <text:p>20.55</text:p>
          </table:table-cell>
          <table:table-cell table:formula="of:=SQRT(ABS([.$D$2]^2-[.B146]^2))" office:value-type="float" office:value="163.715294032048">
            <text:p>163.715294032048</text:p>
          </table:table-cell>
          <table:table-cell table:formula="of:=([.$C$10]-[.C146])*[.$B$4]" office:value-type="float" office:value="2103.97369695167">
            <text:p>2103.97369695167</text:p>
          </table:table-cell>
          <table:table-cell table:formula="of:=ROUND([.D146])" office:value-type="float" office:value="2104">
            <text:p>2104</text:p>
          </table:table-cell>
          <table:table-cell table:formula="of:=([.$C$8]-([.E146]*[.$C$4]))" office:value-type="float" office:value="163.715346153846">
            <text:p>163.715346153846</text:p>
          </table:table-cell>
          <table:table-cell table:formula="of:=SQRT(ABS([.$D$2]^2-[.F146]^2))" office:value-type="float" office:value="20.5495847580025">
            <text:p>20.5495847580025</text:p>
          </table:table-cell>
          <table:table-cell table:formula="of:=ABS([.B146]-[.G146])" office:value-type="float" office:value="0.000415241997433924">
            <text:p>0.000415241997433924</text:p>
          </table:table-cell>
          <table:table-cell table:number-columns-repeated="3"/>
        </table:table-row>
        <table:table-row table:style-name="ro2">
          <table:table-cell table:formula="of:=[.A146]+[.A$4]" office:value-type="float" office:value="41.4">
            <text:p>41.4</text:p>
          </table:table-cell>
          <table:table-cell table:formula="of:=[.A147]/([.$D$4]*2)" office:value-type="float" office:value="20.7">
            <text:p>20.7</text:p>
          </table:table-cell>
          <table:table-cell table:formula="of:=SQRT(ABS([.$D$2]^2-[.B147]^2))" office:value-type="float" office:value="163.696395806383">
            <text:p>163.696395806383</text:p>
          </table:table-cell>
          <table:table-cell table:formula="of:=([.$C$10]-[.C147])*[.$B$4]" office:value-type="float" office:value="2134.92512166322">
            <text:p>2134.92512166322</text:p>
          </table:table-cell>
          <table:table-cell table:formula="of:=ROUND([.D147])" office:value-type="float" office:value="2135">
            <text:p>2135</text:p>
          </table:table-cell>
          <table:table-cell table:formula="of:=([.$C$8]-([.E147]*[.$C$4]))" office:value-type="float" office:value="163.696418269231">
            <text:p>163.696418269231</text:p>
          </table:table-cell>
          <table:table-cell table:formula="of:=SQRT(ABS([.$D$2]^2-[.F147]^2))" office:value-type="float" office:value="20.6998223621617">
            <text:p>20.6998223621617</text:p>
          </table:table-cell>
          <table:table-cell table:formula="of:=ABS([.B147]-[.G147])" office:value-type="float" office:value="0.000177637838270073">
            <text:p>0.000177637838270073</text:p>
          </table:table-cell>
          <table:table-cell table:number-columns-repeated="3"/>
        </table:table-row>
        <table:table-row table:style-name="ro2">
          <table:table-cell table:formula="of:=[.A147]+[.A$4]" office:value-type="float" office:value="41.7">
            <text:p>41.7</text:p>
          </table:table-cell>
          <table:table-cell table:formula="of:=[.A148]/([.$D$4]*2)" office:value-type="float" office:value="20.85">
            <text:p>20.85</text:p>
          </table:table-cell>
          <table:table-cell table:formula="of:=SQRT(ABS([.$D$2]^2-[.B148]^2))" office:value-type="float" office:value="163.677357933222">
            <text:p>163.677357933222</text:p>
          </table:table-cell>
          <table:table-cell table:formula="of:=([.$C$10]-[.C148])*[.$B$4]" office:value-type="float" office:value="2166.10526038395">
            <text:p>2166.10526038395</text:p>
          </table:table-cell>
          <table:table-cell table:formula="of:=ROUND([.D148])" office:value-type="float" office:value="2166">
            <text:p>2166</text:p>
          </table:table-cell>
          <table:table-cell table:formula="of:=([.$C$8]-([.E148]*[.$C$4]))" office:value-type="float" office:value="163.677490384615">
            <text:p>163.677490384615</text:p>
          </table:table-cell>
          <table:table-cell table:formula="of:=SQRT(ABS([.$D$2]^2-[.F148]^2))" office:value-type="float" office:value="20.8489601993513">
            <text:p>20.8489601993513</text:p>
          </table:table-cell>
          <table:table-cell table:formula="of:=ABS([.B148]-[.G148])" office:value-type="float" office:value="0.00103980064865894">
            <text:p>0.00103980064865894</text:p>
          </table:table-cell>
          <table:table-cell table:number-columns-repeated="3"/>
        </table:table-row>
        <table:table-row table:style-name="ro2">
          <table:table-cell table:formula="of:=[.A148]+[.A$4]" office:value-type="float" office:value="42">
            <text:p>42</text:p>
          </table:table-cell>
          <table:table-cell table:formula="of:=[.A149]/([.$D$4]*2)" office:value-type="float" office:value="21">
            <text:p>21</text:p>
          </table:table-cell>
          <table:table-cell table:formula="of:=SQRT(ABS([.$D$2]^2-[.B149]^2))" office:value-type="float" office:value="163.65818036383">
            <text:p>163.65818036383</text:p>
          </table:table-cell>
          <table:table-cell table:formula="of:=([.$C$10]-[.C149])*[.$B$4]" office:value-type="float" office:value="2197.51419293066">
            <text:p>2197.51419293066</text:p>
          </table:table-cell>
          <table:table-cell table:formula="of:=ROUND([.D149])" office:value-type="float" office:value="2198">
            <text:p>2198</text:p>
          </table:table-cell>
          <table:table-cell table:formula="of:=([.$C$8]-([.E149]*[.$C$4]))" office:value-type="float" office:value="163.657951923077">
            <text:p>163.657951923077</text:p>
          </table:table-cell>
          <table:table-cell table:formula="of:=SQRT(ABS([.$D$2]^2-[.F149]^2))" office:value-type="float" office:value="21.0017802184444">
            <text:p>21.0017802184444</text:p>
          </table:table-cell>
          <table:table-cell table:formula="of:=ABS([.B149]-[.G149])" office:value-type="float" office:value="0.00178021844444487">
            <text:p>0.00178021844444487</text:p>
          </table:table-cell>
          <table:table-cell table:number-columns-repeated="3"/>
        </table:table-row>
        <table:table-row table:style-name="ro2">
          <table:table-cell table:formula="of:=[.A149]+[.A$4]" office:value-type="float" office:value="42.3">
            <text:p>42.3</text:p>
          </table:table-cell>
          <table:table-cell table:formula="of:=[.A150]/([.$D$4]*2)" office:value-type="float" office:value="21.15">
            <text:p>21.15</text:p>
          </table:table-cell>
          <table:table-cell table:formula="of:=SQRT(ABS([.$D$2]^2-[.B150]^2))" office:value-type="float" office:value="163.638863049094">
            <text:p>163.638863049094</text:p>
          </table:table-cell>
          <table:table-cell table:formula="of:=([.$C$10]-[.C150])*[.$B$4]" office:value-type="float" office:value="2229.15199974352">
            <text:p>2229.15199974352</text:p>
          </table:table-cell>
          <table:table-cell table:formula="of:=ROUND([.D150])" office:value-type="float" office:value="2229">
            <text:p>2229</text:p>
          </table:table-cell>
          <table:table-cell table:formula="of:=([.$C$8]-([.E150]*[.$C$4]))" office:value-type="float" office:value="163.639024038462">
            <text:p>163.639024038462</text:p>
          </table:table-cell>
          <table:table-cell table:formula="of:=SQRT(ABS([.$D$2]^2-[.F150]^2))" office:value-type="float" office:value="21.1487543779724">
            <text:p>21.1487543779724</text:p>
          </table:table-cell>
          <table:table-cell table:formula="of:=ABS([.B150]-[.G150])" office:value-type="float" office:value="0.00124562202757872">
            <text:p>0.00124562202757872</text:p>
          </table:table-cell>
          <table:table-cell table:number-columns-repeated="3"/>
        </table:table-row>
        <table:table-row table:style-name="ro2">
          <table:table-cell table:formula="of:=[.A150]+[.A$4]" office:value-type="float" office:value="42.6">
            <text:p>42.6</text:p>
          </table:table-cell>
          <table:table-cell table:formula="of:=[.A151]/([.$D$4]*2)" office:value-type="float" office:value="21.3">
            <text:p>21.3</text:p>
          </table:table-cell>
          <table:table-cell table:formula="of:=SQRT(ABS([.$D$2]^2-[.B151]^2))" office:value-type="float" office:value="163.619405939516">
            <text:p>163.619405939516</text:p>
          </table:table-cell>
          <table:table-cell table:formula="of:=([.$C$10]-[.C151])*[.$B$4]" office:value-type="float" office:value="2261.01876188694">
            <text:p>2261.01876188694</text:p>
          </table:table-cell>
          <table:table-cell table:formula="of:=ROUND([.D151])" office:value-type="float" office:value="2261">
            <text:p>2261</text:p>
          </table:table-cell>
          <table:table-cell table:formula="of:=([.$C$8]-([.E151]*[.$C$4]))" office:value-type="float" office:value="163.619485576923">
            <text:p>163.619485576923</text:p>
          </table:table-cell>
          <table:table-cell table:formula="of:=SQRT(ABS([.$D$2]^2-[.F151]^2))" office:value-type="float" office:value="21.2993882433995">
            <text:p>21.2993882433995</text:p>
          </table:table-cell>
          <table:table-cell table:formula="of:=ABS([.B151]-[.G151])" office:value-type="float" office:value="0.00061175660047752">
            <text:p>0.00061175660047752</text:p>
          </table:table-cell>
          <table:table-cell table:number-columns-repeated="3"/>
        </table:table-row>
        <table:table-row table:style-name="ro2">
          <table:table-cell table:formula="of:=[.A151]+[.A$4]" office:value-type="float" office:value="42.9">
            <text:p>42.9</text:p>
          </table:table-cell>
          <table:table-cell table:formula="of:=[.A152]/([.$D$4]*2)" office:value-type="float" office:value="21.45">
            <text:p>21.45</text:p>
          </table:table-cell>
          <table:table-cell table:formula="of:=SQRT(ABS([.$D$2]^2-[.B152]^2))" office:value-type="float" office:value="163.599808985219">
            <text:p>163.599808985219</text:p>
          </table:table-cell>
          <table:table-cell table:formula="of:=([.$C$10]-[.C152])*[.$B$4]" office:value-type="float" office:value="2293.1145610506">
            <text:p>2293.1145610506</text:p>
          </table:table-cell>
          <table:table-cell table:formula="of:=ROUND([.D152])" office:value-type="float" office:value="2293">
            <text:p>2293</text:p>
          </table:table-cell>
          <table:table-cell table:formula="of:=([.$C$8]-([.E152]*[.$C$4]))" office:value-type="float" office:value="163.599947115385">
            <text:p>163.599947115385</text:p>
          </table:table-cell>
          <table:table-cell table:formula="of:=SQRT(ABS([.$D$2]^2-[.F152]^2))" office:value-type="float" office:value="21.4489464506617">
            <text:p>21.4489464506617</text:p>
          </table:table-cell>
          <table:table-cell table:formula="of:=ABS([.B152]-[.G152])" office:value-type="float" office:value="0.00105354933825552">
            <text:p>0.00105354933825552</text:p>
          </table:table-cell>
          <table:table-cell table:number-columns-repeated="3"/>
        </table:table-row>
        <table:table-row table:style-name="ro2">
          <table:table-cell table:formula="of:=[.A152]+[.A$4]" office:value-type="float" office:value="43.2">
            <text:p>43.2</text:p>
          </table:table-cell>
          <table:table-cell table:formula="of:=[.A153]/([.$D$4]*2)" office:value-type="float" office:value="21.6">
            <text:p>21.6</text:p>
          </table:table-cell>
          <table:table-cell table:formula="of:=SQRT(ABS([.$D$2]^2-[.B153]^2))" office:value-type="float" office:value="163.580072135942">
            <text:p>163.580072135942</text:p>
          </table:table-cell>
          <table:table-cell table:formula="of:=([.$C$10]-[.C153])*[.$B$4]" office:value-type="float" office:value="2325.43947955076">
            <text:p>2325.43947955076</text:p>
          </table:table-cell>
          <table:table-cell table:formula="of:=ROUND([.D153])" office:value-type="float" office:value="2325">
            <text:p>2325</text:p>
          </table:table-cell>
          <table:table-cell table:formula="of:=([.$C$8]-([.E153]*[.$C$4]))" office:value-type="float" office:value="163.580408653846">
            <text:p>163.580408653846</text:p>
          </table:table-cell>
          <table:table-cell table:formula="of:=SQRT(ABS([.$D$2]^2-[.F153]^2))" office:value-type="float" office:value="21.5974513459504">
            <text:p>21.5974513459504</text:p>
          </table:table-cell>
          <table:table-cell table:formula="of:=ABS([.B153]-[.G153])" office:value-type="float" office:value="0.00254865404953719">
            <text:p>0.00254865404953719</text:p>
          </table:table-cell>
          <table:table-cell table:number-columns-repeated="3"/>
        </table:table-row>
        <table:table-row table:style-name="ro2">
          <table:table-cell table:formula="of:=[.A153]+[.A$4]" office:value-type="float" office:value="43.4999999999999">
            <text:p>43.4999999999999</text:p>
          </table:table-cell>
          <table:table-cell table:formula="of:=[.A154]/([.$D$4]*2)" office:value-type="float" office:value="21.75">
            <text:p>21.75</text:p>
          </table:table-cell>
          <table:table-cell table:formula="of:=SQRT(ABS([.$D$2]^2-[.B154]^2))" office:value-type="float" office:value="163.560195341043">
            <text:p>163.560195341043</text:p>
          </table:table-cell>
          <table:table-cell table:formula="of:=([.$C$10]-[.C154])*[.$B$4]" office:value-type="float" office:value="2357.99360033098">
            <text:p>2357.99360033098</text:p>
          </table:table-cell>
          <table:table-cell table:formula="of:=ROUND([.D154])" office:value-type="float" office:value="2358">
            <text:p>2358</text:p>
          </table:table-cell>
          <table:table-cell table:formula="of:=([.$C$8]-([.E154]*[.$C$4]))" office:value-type="float" office:value="163.560259615385">
            <text:p>163.560259615385</text:p>
          </table:table-cell>
          <table:table-cell table:formula="of:=SQRT(ABS([.$D$2]^2-[.F154]^2))" office:value-type="float" office:value="21.7495166509048">
            <text:p>21.7495166509048</text:p>
          </table:table-cell>
          <table:table-cell table:formula="of:=ABS([.B154]-[.G154])" office:value-type="float" office:value="0.000483349095137697">
            <text:p>0.000483349095137697</text:p>
          </table:table-cell>
          <table:table-cell table:number-columns-repeated="3"/>
        </table:table-row>
        <table:table-row table:style-name="ro2">
          <table:table-cell table:formula="of:=[.A154]+[.A$4]" office:value-type="float" office:value="43.7999999999999">
            <text:p>43.7999999999999</text:p>
          </table:table-cell>
          <table:table-cell table:formula="of:=[.A155]/([.$D$4]*2)" office:value-type="float" office:value="21.9">
            <text:p>21.9</text:p>
          </table:table-cell>
          <table:table-cell table:formula="of:=SQRT(ABS([.$D$2]^2-[.B155]^2))" office:value-type="float" office:value="163.540178549493">
            <text:p>163.540178549493</text:p>
          </table:table-cell>
          <table:table-cell table:formula="of:=([.$C$10]-[.C155])*[.$B$4]" office:value-type="float" office:value="2390.7770069636">
            <text:p>2390.7770069636</text:p>
          </table:table-cell>
          <table:table-cell table:formula="of:=ROUND([.D155])" office:value-type="float" office:value="2391">
            <text:p>2391</text:p>
          </table:table-cell>
          <table:table-cell table:formula="of:=([.$C$8]-([.E155]*[.$C$4]))" office:value-type="float" office:value="163.540110576923">
            <text:p>163.540110576923</text:p>
          </table:table-cell>
          <table:table-cell table:formula="of:=SQRT(ABS([.$D$2]^2-[.F155]^2))" office:value-type="float" office:value="21.9005075851629">
            <text:p>21.9005075851629</text:p>
          </table:table-cell>
          <table:table-cell table:formula="of:=ABS([.B155]-[.G155])" office:value-type="float" office:value="0.00050758516290017">
            <text:p>0.00050758516290017</text:p>
          </table:table-cell>
          <table:table-cell table:number-columns-repeated="3"/>
        </table:table-row>
        <table:table-row table:style-name="ro2">
          <table:table-cell table:formula="of:=[.A155]+[.A$4]" office:value-type="float" office:value="44.0999999999999">
            <text:p>44.0999999999999</text:p>
          </table:table-cell>
          <table:table-cell table:formula="of:=[.A156]/([.$D$4]*2)" office:value-type="float" office:value="22.05">
            <text:p>22.05</text:p>
          </table:table-cell>
          <table:table-cell table:formula="of:=SQRT(ABS([.$D$2]^2-[.B156]^2))" office:value-type="float" office:value="163.520021709881">
            <text:p>163.520021709881</text:p>
          </table:table-cell>
          <table:table-cell table:formula="of:=([.$C$10]-[.C156])*[.$B$4]" office:value-type="float" office:value="2423.78978365048">
            <text:p>2423.78978365048</text:p>
          </table:table-cell>
          <table:table-cell table:formula="of:=ROUND([.D156])" office:value-type="float" office:value="2424">
            <text:p>2424</text:p>
          </table:table-cell>
          <table:table-cell table:formula="of:=([.$C$8]-([.E156]*[.$C$4]))" office:value-type="float" office:value="163.519961538462">
            <text:p>163.519961538462</text:p>
          </table:table-cell>
          <table:table-cell table:formula="of:=SQRT(ABS([.$D$2]^2-[.F156]^2))" office:value-type="float" office:value="22.0504462190692">
            <text:p>22.0504462190692</text:p>
          </table:table-cell>
          <table:table-cell table:formula="of:=ABS([.B156]-[.G156])" office:value-type="float" office:value="0.000446219069214493">
            <text:p>0.000446219069214493</text:p>
          </table:table-cell>
          <table:table-cell table:number-columns-repeated="3"/>
        </table:table-row>
        <table:table-row table:style-name="ro2">
          <table:table-cell table:formula="of:=[.A156]+[.A$4]" office:value-type="float" office:value="44.3999999999999">
            <text:p>44.3999999999999</text:p>
          </table:table-cell>
          <table:table-cell table:formula="of:=[.A157]/([.$D$4]*2)" office:value-type="float" office:value="22.2">
            <text:p>22.2</text:p>
          </table:table-cell>
          <table:table-cell table:formula="of:=SQRT(ABS([.$D$2]^2-[.B157]^2))" office:value-type="float" office:value="163.499724770411">
            <text:p>163.499724770411</text:p>
          </table:table-cell>
          <table:table-cell table:formula="of:=([.$C$10]-[.C157])*[.$B$4]" office:value-type="float" office:value="2457.03201522437">
            <text:p>2457.03201522437</text:p>
          </table:table-cell>
          <table:table-cell table:formula="of:=ROUND([.D157])" office:value-type="float" office:value="2457">
            <text:p>2457</text:p>
          </table:table-cell>
          <table:table-cell table:formula="of:=([.$C$8]-([.E157]*[.$C$4]))" office:value-type="float" office:value="163.4998125">
            <text:p>163.4998125</text:p>
          </table:table-cell>
          <table:table-cell table:formula="of:=SQRT(ABS([.$D$2]^2-[.F157]^2))" office:value-type="float" office:value="22.1993538749408">
            <text:p>22.1993538749408</text:p>
          </table:table-cell>
          <table:table-cell table:formula="of:=ABS([.B157]-[.G157])" office:value-type="float" office:value="0.000646125059191149">
            <text:p>0.000646125059191149</text:p>
          </table:table-cell>
          <table:table-cell table:number-columns-repeated="3"/>
        </table:table-row>
        <table:table-row table:style-name="ro2">
          <table:table-cell table:formula="of:=[.A157]+[.A$4]" office:value-type="float" office:value="44.6999999999999">
            <text:p>44.6999999999999</text:p>
          </table:table-cell>
          <table:table-cell table:formula="of:=[.A158]/([.$D$4]*2)" office:value-type="float" office:value="22.35">
            <text:p>22.35</text:p>
          </table:table-cell>
          <table:table-cell table:formula="of:=SQRT(ABS([.$D$2]^2-[.B158]^2))" office:value-type="float" office:value="163.479287678898">
            <text:p>163.479287678898</text:p>
          </table:table-cell>
          <table:table-cell table:formula="of:=([.$C$10]-[.C158])*[.$B$4]" office:value-type="float" office:value="2490.50378714987">
            <text:p>2490.50378714987</text:p>
          </table:table-cell>
          <table:table-cell table:formula="of:=ROUND([.D158])" office:value-type="float" office:value="2491">
            <text:p>2491</text:p>
          </table:table-cell>
          <table:table-cell table:formula="of:=([.$C$8]-([.E158]*[.$C$4]))" office:value-type="float" office:value="163.479052884615">
            <text:p>163.479052884615</text:p>
          </table:table-cell>
          <table:table-cell table:formula="of:=SQRT(ABS([.$D$2]^2-[.F158]^2))" office:value-type="float" office:value="22.3517173378048">
            <text:p>22.3517173378048</text:p>
          </table:table-cell>
          <table:table-cell table:formula="of:=ABS([.B158]-[.G158])" office:value-type="float" office:value="0.00171733780485539">
            <text:p>0.00171733780485539</text:p>
          </table:table-cell>
          <table:table-cell table:number-columns-repeated="3"/>
        </table:table-row>
        <table:table-row table:style-name="ro2">
          <table:table-cell table:formula="of:=[.A158]+[.A$4]" office:value-type="float" office:value="44.9999999999999">
            <text:p>44.9999999999999</text:p>
          </table:table-cell>
          <table:table-cell table:formula="of:=[.A159]/([.$D$4]*2)" office:value-type="float" office:value="22.5">
            <text:p>22.5</text:p>
          </table:table-cell>
          <table:table-cell table:formula="of:=SQRT(ABS([.$D$2]^2-[.B159]^2))" office:value-type="float" office:value="163.458710382775">
            <text:p>163.458710382775</text:p>
          </table:table-cell>
          <table:table-cell table:formula="of:=([.$C$10]-[.C159])*[.$B$4]" office:value-type="float" office:value="2524.2051855247">
            <text:p>2524.2051855247</text:p>
          </table:table-cell>
          <table:table-cell table:formula="of:=ROUND([.D159])" office:value-type="float" office:value="2524">
            <text:p>2524</text:p>
          </table:table-cell>
          <table:table-cell table:formula="of:=([.$C$8]-([.E159]*[.$C$4]))" office:value-type="float" office:value="163.458903846154">
            <text:p>163.458903846154</text:p>
          </table:table-cell>
          <table:table-cell table:formula="of:=SQRT(ABS([.$D$2]^2-[.F159]^2))" office:value-type="float" office:value="22.4985944764075">
            <text:p>22.4985944764075</text:p>
          </table:table-cell>
          <table:table-cell table:formula="of:=ABS([.B159]-[.G159])" office:value-type="float" office:value="0.00140552359249213">
            <text:p>0.00140552359249213</text:p>
          </table:table-cell>
          <table:table-cell table:number-columns-repeated="3"/>
        </table:table-row>
        <table:table-row table:style-name="ro2">
          <table:table-cell table:formula="of:=[.A159]+[.A$4]" office:value-type="float" office:value="45.2999999999999">
            <text:p>45.2999999999999</text:p>
          </table:table-cell>
          <table:table-cell table:formula="of:=[.A160]/([.$D$4]*2)" office:value-type="float" office:value="22.65">
            <text:p>22.65</text:p>
          </table:table-cell>
          <table:table-cell table:formula="of:=SQRT(ABS([.$D$2]^2-[.B160]^2))" office:value-type="float" office:value="163.437992829085">
            <text:p>163.437992829085</text:p>
          </table:table-cell>
          <table:table-cell table:formula="of:=([.$C$10]-[.C160])*[.$B$4]" office:value-type="float" office:value="2558.13629708057">
            <text:p>2558.13629708057</text:p>
          </table:table-cell>
          <table:table-cell table:formula="of:=ROUND([.D160])" office:value-type="float" office:value="2558">
            <text:p>2558</text:p>
          </table:table-cell>
          <table:table-cell table:formula="of:=([.$C$8]-([.E160]*[.$C$4]))" office:value-type="float" office:value="163.438144230769">
            <text:p>163.438144230769</text:p>
          </table:table-cell>
          <table:table-cell table:formula="of:=SQRT(ABS([.$D$2]^2-[.F160]^2))" office:value-type="float" office:value="22.6489074880505">
            <text:p>22.6489074880505</text:p>
          </table:table-cell>
          <table:table-cell table:formula="of:=ABS([.B160]-[.G160])" office:value-type="float" office:value="0.00109251194944093">
            <text:p>0.00109251194944093</text:p>
          </table:table-cell>
          <table:table-cell table:number-columns-repeated="3"/>
        </table:table-row>
        <table:table-row table:style-name="ro2">
          <table:table-cell table:formula="of:=[.A160]+[.A$4]" office:value-type="float" office:value="45.5999999999999">
            <text:p>45.5999999999999</text:p>
          </table:table-cell>
          <table:table-cell table:formula="of:=[.A161]/([.$D$4]*2)" office:value-type="float" office:value="22.8">
            <text:p>22.8</text:p>
          </table:table-cell>
          <table:table-cell table:formula="of:=SQRT(ABS([.$D$2]^2-[.B161]^2))" office:value-type="float" office:value="163.417134964483">
            <text:p>163.417134964483</text:p>
          </table:table-cell>
          <table:table-cell table:formula="of:=([.$C$10]-[.C161])*[.$B$4]" office:value-type="float" office:value="2592.29720918471">
            <text:p>2592.29720918471</text:p>
          </table:table-cell>
          <table:table-cell table:formula="of:=ROUND([.D161])" office:value-type="float" office:value="2592">
            <text:p>2592</text:p>
          </table:table-cell>
          <table:table-cell table:formula="of:=([.$C$8]-([.E161]*[.$C$4]))" office:value-type="float" office:value="163.417384615385">
            <text:p>163.417384615385</text:p>
          </table:table-cell>
          <table:table-cell table:formula="of:=SQRT(ABS([.$D$2]^2-[.F161]^2))" office:value-type="float" office:value="22.7982105759961">
            <text:p>22.7982105759961</text:p>
          </table:table-cell>
          <table:table-cell table:formula="of:=ABS([.B161]-[.G161])" office:value-type="float" office:value="0.00178942400389559">
            <text:p>0.00178942400389559</text:p>
          </table:table-cell>
          <table:table-cell table:number-columns-repeated="3"/>
        </table:table-row>
        <table:table-row table:style-name="ro2">
          <table:table-cell table:formula="of:=[.A161]+[.A$4]" office:value-type="float" office:value="45.8999999999999">
            <text:p>45.8999999999999</text:p>
          </table:table-cell>
          <table:table-cell table:formula="of:=[.A162]/([.$D$4]*2)" office:value-type="float" office:value="22.95">
            <text:p>22.95</text:p>
          </table:table-cell>
          <table:table-cell table:formula="of:=SQRT(ABS([.$D$2]^2-[.B162]^2))" office:value-type="float" office:value="163.396136735236">
            <text:p>163.396136735236</text:p>
          </table:table-cell>
          <table:table-cell table:formula="of:=([.$C$10]-[.C162])*[.$B$4]" office:value-type="float" office:value="2626.68800984066">
            <text:p>2626.68800984066</text:p>
          </table:table-cell>
          <table:table-cell table:formula="of:=ROUND([.D162])" office:value-type="float" office:value="2627">
            <text:p>2627</text:p>
          </table:table-cell>
          <table:table-cell table:formula="of:=([.$C$8]-([.E162]*[.$C$4]))" office:value-type="float" office:value="163.396014423077">
            <text:p>163.396014423077</text:p>
          </table:table-cell>
          <table:table-cell table:formula="of:=SQRT(ABS([.$D$2]^2-[.F162]^2))" office:value-type="float" office:value="22.9508708038199">
            <text:p>22.9508708038199</text:p>
          </table:table-cell>
          <table:table-cell table:formula="of:=ABS([.B162]-[.G162])" office:value-type="float" office:value="0.000870803819946531">
            <text:p>0.000870803819946531</text:p>
          </table:table-cell>
          <table:table-cell table:number-columns-repeated="3"/>
        </table:table-row>
        <table:table-row table:style-name="ro2">
          <table:table-cell table:formula="of:=[.A162]+[.A$4]" office:value-type="float" office:value="46.1999999999999">
            <text:p>46.1999999999999</text:p>
          </table:table-cell>
          <table:table-cell table:formula="of:=[.A163]/([.$D$4]*2)" office:value-type="float" office:value="23.1">
            <text:p>23.1</text:p>
          </table:table-cell>
          <table:table-cell table:formula="of:=SQRT(ABS([.$D$2]^2-[.B163]^2))" office:value-type="float" office:value="163.374998087223">
            <text:p>163.374998087223</text:p>
          </table:table-cell>
          <table:table-cell table:formula="of:=([.$C$10]-[.C163])*[.$B$4]" office:value-type="float" office:value="2661.30878768959">
            <text:p>2661.30878768959</text:p>
          </table:table-cell>
          <table:table-cell table:formula="of:=ROUND([.D163])" office:value-type="float" office:value="2661">
            <text:p>2661</text:p>
          </table:table-cell>
          <table:table-cell table:formula="of:=([.$C$8]-([.E163]*[.$C$4]))" office:value-type="float" office:value="163.375254807692">
            <text:p>163.375254807692</text:p>
          </table:table-cell>
          <table:table-cell table:formula="of:=SQRT(ABS([.$D$2]^2-[.F163]^2))" office:value-type="float" office:value="23.0981842689337">
            <text:p>23.0981842689337</text:p>
          </table:table-cell>
          <table:table-cell table:formula="of:=ABS([.B163]-[.G163])" office:value-type="float" office:value="0.0018157310663014">
            <text:p>0.0018157310663014</text:p>
          </table:table-cell>
          <table:table-cell table:number-columns-repeated="3"/>
        </table:table-row>
        <table:table-row table:style-name="ro2">
          <table:table-cell table:formula="of:=[.A163]+[.A$4]" office:value-type="float" office:value="46.4999999999999">
            <text:p>46.4999999999999</text:p>
          </table:table-cell>
          <table:table-cell table:formula="of:=[.A164]/([.$D$4]*2)" office:value-type="float" office:value="23.25">
            <text:p>23.25</text:p>
          </table:table-cell>
          <table:table-cell table:formula="of:=SQRT(ABS([.$D$2]^2-[.B164]^2))" office:value-type="float" office:value="163.35371896593">
            <text:p>163.35371896593</text:p>
          </table:table-cell>
          <table:table-cell table:formula="of:=([.$C$10]-[.C164])*[.$B$4]" office:value-type="float" office:value="2696.1596320116">
            <text:p>2696.1596320116</text:p>
          </table:table-cell>
          <table:table-cell table:formula="of:=ROUND([.D164])" office:value-type="float" office:value="2696">
            <text:p>2696</text:p>
          </table:table-cell>
          <table:table-cell table:formula="of:=([.$C$8]-([.E164]*[.$C$4]))" office:value-type="float" office:value="163.353884615385">
            <text:p>163.353884615385</text:p>
          </table:table-cell>
          <table:table-cell table:formula="of:=SQRT(ABS([.$D$2]^2-[.F164]^2))" office:value-type="float" office:value="23.2488361227741">
            <text:p>23.2488361227741</text:p>
          </table:table-cell>
          <table:table-cell table:formula="of:=ABS([.B164]-[.G164])" office:value-type="float" office:value="0.00116387722585287">
            <text:p>0.00116387722585287</text:p>
          </table:table-cell>
          <table:table-cell table:number-columns-repeated="3"/>
        </table:table-row>
        <table:table-row table:style-name="ro2">
          <table:table-cell table:formula="of:=[.A164]+[.A$4]" office:value-type="float" office:value="46.7999999999999">
            <text:p>46.7999999999999</text:p>
          </table:table-cell>
          <table:table-cell table:formula="of:=[.A165]/([.$D$4]*2)" office:value-type="float" office:value="23.4">
            <text:p>23.4</text:p>
          </table:table-cell>
          <table:table-cell table:formula="of:=SQRT(ABS([.$D$2]^2-[.B165]^2))" office:value-type="float" office:value="163.332299316455">
            <text:p>163.332299316455</text:p>
          </table:table-cell>
          <table:table-cell table:formula="of:=([.$C$10]-[.C165])*[.$B$4]" office:value-type="float" office:value="2731.24063272657">
            <text:p>2731.24063272657</text:p>
          </table:table-cell>
          <table:table-cell table:formula="of:=ROUND([.D165])" office:value-type="float" office:value="2731">
            <text:p>2731</text:p>
          </table:table-cell>
          <table:table-cell table:formula="of:=([.$C$8]-([.E165]*[.$C$4]))" office:value-type="float" office:value="163.332514423077">
            <text:p>163.332514423077</text:p>
          </table:table-cell>
          <table:table-cell table:formula="of:=SQRT(ABS([.$D$2]^2-[.F165]^2))" office:value-type="float" office:value="23.3984985038649">
            <text:p>23.3984985038649</text:p>
          </table:table-cell>
          <table:table-cell table:formula="of:=ABS([.B165]-[.G165])" office:value-type="float" office:value="0.00150149613505235">
            <text:p>0.00150149613505235</text:p>
          </table:table-cell>
          <table:table-cell table:number-columns-repeated="3"/>
        </table:table-row>
        <table:table-row table:style-name="ro2">
          <table:table-cell table:formula="of:=[.A165]+[.A$4]" office:value-type="float" office:value="47.0999999999999">
            <text:p>47.0999999999999</text:p>
          </table:table-cell>
          <table:table-cell table:formula="of:=[.A166]/([.$D$4]*2)" office:value-type="float" office:value="23.55">
            <text:p>23.55</text:p>
          </table:table-cell>
          <table:table-cell table:formula="of:=SQRT(ABS([.$D$2]^2-[.B166]^2))" office:value-type="float" office:value="163.310739083503">
            <text:p>163.310739083503</text:p>
          </table:table-cell>
          <table:table-cell table:formula="of:=([.$C$10]-[.C166])*[.$B$4]" office:value-type="float" office:value="2766.55188039575">
            <text:p>2766.55188039575</text:p>
          </table:table-cell>
          <table:table-cell table:formula="of:=ROUND([.D166])" office:value-type="float" office:value="2767">
            <text:p>2767</text:p>
          </table:table-cell>
          <table:table-cell table:formula="of:=([.$C$8]-([.E166]*[.$C$4]))" office:value-type="float" office:value="163.310533653846">
            <text:p>163.310533653846</text:p>
          </table:table-cell>
          <table:table-cell table:formula="of:=SQRT(ABS([.$D$2]^2-[.F166]^2))" office:value-type="float" office:value="23.5514245364474">
            <text:p>23.5514245364474</text:p>
          </table:table-cell>
          <table:table-cell table:formula="of:=ABS([.B166]-[.G166])" office:value-type="float" office:value="0.00142453644747675">
            <text:p>0.00142453644747675</text:p>
          </table:table-cell>
          <table:table-cell table:number-columns-repeated="3"/>
        </table:table-row>
        <table:table-row table:style-name="ro2">
          <table:table-cell table:formula="of:=[.A166]+[.A$4]" office:value-type="float" office:value="47.3999999999999">
            <text:p>47.3999999999999</text:p>
          </table:table-cell>
          <table:table-cell table:formula="of:=[.A167]/([.$D$4]*2)" office:value-type="float" office:value="23.7">
            <text:p>23.7</text:p>
          </table:table-cell>
          <table:table-cell table:formula="of:=SQRT(ABS([.$D$2]^2-[.B167]^2))" office:value-type="float" office:value="163.289038211388">
            <text:p>163.289038211388</text:p>
          </table:table-cell>
          <table:table-cell table:formula="of:=([.$C$10]-[.C167])*[.$B$4]" office:value-type="float" office:value="2802.09346622258">
            <text:p>2802.09346622258</text:p>
          </table:table-cell>
          <table:table-cell table:formula="of:=ROUND([.D167])" office:value-type="float" office:value="2802">
            <text:p>2802</text:p>
          </table:table-cell>
          <table:table-cell table:formula="of:=([.$C$8]-([.E167]*[.$C$4]))" office:value-type="float" office:value="163.289163461538">
            <text:p>163.289163461538</text:p>
          </table:table-cell>
          <table:table-cell table:formula="of:=SQRT(ABS([.$D$2]^2-[.F167]^2))" office:value-type="float" office:value="23.6991370313556">
            <text:p>23.6991370313556</text:p>
          </table:table-cell>
          <table:table-cell table:formula="of:=ABS([.B167]-[.G167])" office:value-type="float" office:value="0.000862968644337769">
            <text:p>0.000862968644337769</text:p>
          </table:table-cell>
          <table:table-cell table:number-columns-repeated="3"/>
        </table:table-row>
        <table:table-row table:style-name="ro2">
          <table:table-cell table:formula="of:=[.A167]+[.A$4]" office:value-type="float" office:value="47.6999999999999">
            <text:p>47.6999999999999</text:p>
          </table:table-cell>
          <table:table-cell table:formula="of:=[.A168]/([.$D$4]*2)" office:value-type="float" office:value="23.85">
            <text:p>23.85</text:p>
          </table:table-cell>
          <table:table-cell table:formula="of:=SQRT(ABS([.$D$2]^2-[.B168]^2))" office:value-type="float" office:value="163.267196644029">
            <text:p>163.267196644029</text:p>
          </table:table-cell>
          <table:table-cell table:formula="of:=([.$C$10]-[.C168])*[.$B$4]" office:value-type="float" office:value="2837.86548205416">
            <text:p>2837.86548205416</text:p>
          </table:table-cell>
          <table:table-cell table:formula="of:=ROUND([.D168])" office:value-type="float" office:value="2838">
            <text:p>2838</text:p>
          </table:table-cell>
          <table:table-cell table:formula="of:=([.$C$8]-([.E168]*[.$C$4]))" office:value-type="float" office:value="163.267182692308">
            <text:p>163.267182692308</text:p>
          </table:table-cell>
          <table:table-cell table:formula="of:=SQRT(ABS([.$D$2]^2-[.F168]^2))" office:value-type="float" office:value="23.8500955074948">
            <text:p>23.8500955074948</text:p>
          </table:table-cell>
          <table:table-cell table:formula="of:=ABS([.B168]-[.G168])" office:value-type="float" office:value="0.000095507494805247">
            <text:p>0.000095507494805247</text:p>
          </table:table-cell>
          <table:table-cell table:number-columns-repeated="3"/>
        </table:table-row>
        <table:table-row table:style-name="ro2">
          <table:table-cell table:formula="of:=[.A168]+[.A$4]" office:value-type="float" office:value="47.9999999999999">
            <text:p>47.9999999999999</text:p>
          </table:table-cell>
          <table:table-cell table:formula="of:=[.A169]/([.$D$4]*2)" office:value-type="float" office:value="24">
            <text:p>24</text:p>
          </table:table-cell>
          <table:table-cell table:formula="of:=SQRT(ABS([.$D$2]^2-[.B169]^2))" office:value-type="float" office:value="163.245214324954">
            <text:p>163.245214324954</text:p>
          </table:table-cell>
          <table:table-cell table:formula="of:=([.$C$10]-[.C169])*[.$B$4]" office:value-type="float" office:value="2873.86802038236">
            <text:p>2873.86802038236</text:p>
          </table:table-cell>
          <table:table-cell table:formula="of:=ROUND([.D169])" office:value-type="float" office:value="2874">
            <text:p>2874</text:p>
          </table:table-cell>
          <table:table-cell table:formula="of:=([.$C$8]-([.E169]*[.$C$4]))" office:value-type="float" office:value="163.245201923077">
            <text:p>163.245201923077</text:p>
          </table:table-cell>
          <table:table-cell table:formula="of:=SQRT(ABS([.$D$2]^2-[.F169]^2))" office:value-type="float" office:value="24.0000843559734">
            <text:p>24.0000843559734</text:p>
          </table:table-cell>
          <table:table-cell table:formula="of:=ABS([.B169]-[.G169])" office:value-type="float" office:value="0.0000843559734100552">
            <text:p>0.0000843559734100552</text:p>
          </table:table-cell>
          <table:table-cell table:number-columns-repeated="3"/>
        </table:table-row>
        <table:table-row table:style-name="ro2">
          <table:table-cell table:formula="of:=[.A169]+[.A$4]" office:value-type="float" office:value="48.2999999999999">
            <text:p>48.2999999999999</text:p>
          </table:table-cell>
          <table:table-cell table:formula="of:=[.A170]/([.$D$4]*2)" office:value-type="float" office:value="24.1499999999999">
            <text:p>24.1499999999999</text:p>
          </table:table-cell>
          <table:table-cell table:formula="of:=SQRT(ABS([.$D$2]^2-[.B170]^2))" office:value-type="float" office:value="163.223091197294">
            <text:p>163.223091197294</text:p>
          </table:table-cell>
          <table:table-cell table:formula="of:=([.$C$10]-[.C170])*[.$B$4]" office:value-type="float" office:value="2910.10117434514">
            <text:p>2910.10117434514</text:p>
          </table:table-cell>
          <table:table-cell table:formula="of:=ROUND([.D170])" office:value-type="float" office:value="2910">
            <text:p>2910</text:p>
          </table:table-cell>
          <table:table-cell table:formula="of:=([.$C$8]-([.E170]*[.$C$4]))" office:value-type="float" office:value="163.223221153846">
            <text:p>163.223221153846</text:p>
          </table:table-cell>
          <table:table-cell table:formula="of:=SQRT(ABS([.$D$2]^2-[.F170]^2))" office:value-type="float" office:value="24.1491216437085">
            <text:p>24.1491216437085</text:p>
          </table:table-cell>
          <table:table-cell table:formula="of:=ABS([.B170]-[.G170])" office:value-type="float" office:value="0.000878356291398319">
            <text:p>0.000878356291398319</text:p>
          </table:table-cell>
          <table:table-cell table:number-columns-repeated="3"/>
        </table:table-row>
        <table:table-row table:style-name="ro2">
          <table:table-cell table:formula="of:=[.A170]+[.A$4]" office:value-type="float" office:value="48.5999999999999">
            <text:p>48.5999999999999</text:p>
          </table:table-cell>
          <table:table-cell table:formula="of:=[.A171]/([.$D$4]*2)" office:value-type="float" office:value="24.2999999999999">
            <text:p>24.2999999999999</text:p>
          </table:table-cell>
          <table:table-cell table:formula="of:=SQRT(ABS([.$D$2]^2-[.B171]^2))" office:value-type="float" office:value="163.200827203786">
            <text:p>163.200827203786</text:p>
          </table:table-cell>
          <table:table-cell table:formula="of:=([.$C$10]-[.C171])*[.$B$4]" office:value-type="float" office:value="2946.56503772763">
            <text:p>2946.56503772763</text:p>
          </table:table-cell>
          <table:table-cell table:formula="of:=ROUND([.D171])" office:value-type="float" office:value="2947">
            <text:p>2947</text:p>
          </table:table-cell>
          <table:table-cell table:formula="of:=([.$C$8]-([.E171]*[.$C$4]))" office:value-type="float" office:value="163.200629807692">
            <text:p>163.200629807692</text:p>
          </table:table-cell>
          <table:table-cell table:formula="of:=SQRT(ABS([.$D$2]^2-[.F171]^2))" office:value-type="float" office:value="24.301325691669">
            <text:p>24.301325691669</text:p>
          </table:table-cell>
          <table:table-cell table:formula="of:=ABS([.B171]-[.G171])" office:value-type="float" office:value="0.00132569166907359">
            <text:p>0.00132569166907359</text:p>
          </table:table-cell>
          <table:table-cell table:number-columns-repeated="3"/>
        </table:table-row>
        <table:table-row table:style-name="ro2">
          <table:table-cell table:formula="of:=[.A171]+[.A$4]" office:value-type="float" office:value="48.8999999999999">
            <text:p>48.8999999999999</text:p>
          </table:table-cell>
          <table:table-cell table:formula="of:=[.A172]/([.$D$4]*2)" office:value-type="float" office:value="24.4499999999999">
            <text:p>24.4499999999999</text:p>
          </table:table-cell>
          <table:table-cell table:formula="of:=SQRT(ABS([.$D$2]^2-[.B172]^2))" office:value-type="float" office:value="163.178422286772">
            <text:p>163.178422286772</text:p>
          </table:table-cell>
          <table:table-cell table:formula="of:=([.$C$10]-[.C172])*[.$B$4]" office:value-type="float" office:value="2983.25970496353">
            <text:p>2983.25970496353</text:p>
          </table:table-cell>
          <table:table-cell table:formula="of:=ROUND([.D172])" office:value-type="float" office:value="2983">
            <text:p>2983</text:p>
          </table:table-cell>
          <table:table-cell table:formula="of:=([.$C$8]-([.E172]*[.$C$4]))" office:value-type="float" office:value="163.178649038462">
            <text:p>163.178649038462</text:p>
          </table:table-cell>
          <table:table-cell table:formula="of:=SQRT(ABS([.$D$2]^2-[.F172]^2))" office:value-type="float" office:value="24.4484866194739">
            <text:p>24.4484866194739</text:p>
          </table:table-cell>
          <table:table-cell table:formula="of:=ABS([.B172]-[.G172])" office:value-type="float" office:value="0.00151338052608097">
            <text:p>0.00151338052608097</text:p>
          </table:table-cell>
          <table:table-cell table:number-columns-repeated="3"/>
        </table:table-row>
        <table:table-row table:style-name="ro2">
          <table:table-cell table:formula="of:=[.A172]+[.A$4]" office:value-type="float" office:value="49.1999999999999">
            <text:p>49.1999999999999</text:p>
          </table:table-cell>
          <table:table-cell table:formula="of:=[.A173]/([.$D$4]*2)" office:value-type="float" office:value="24.5999999999999">
            <text:p>24.5999999999999</text:p>
          </table:table-cell>
          <table:table-cell table:formula="of:=SQRT(ABS([.$D$2]^2-[.B173]^2))" office:value-type="float" office:value="163.155876388195">
            <text:p>163.155876388195</text:p>
          </table:table-cell>
          <table:table-cell table:formula="of:=([.$C$10]-[.C173])*[.$B$4]" office:value-type="float" office:value="3020.18527113627">
            <text:p>3020.18527113627</text:p>
          </table:table-cell>
          <table:table-cell table:formula="of:=ROUND([.D173])" office:value-type="float" office:value="3020">
            <text:p>3020</text:p>
          </table:table-cell>
          <table:table-cell table:formula="of:=([.$C$8]-([.E173]*[.$C$4]))" office:value-type="float" office:value="163.156057692308">
            <text:p>163.156057692308</text:p>
          </table:table-cell>
          <table:table-cell table:formula="of:=SQRT(ABS([.$D$2]^2-[.F173]^2))" office:value-type="float" office:value="24.598797497121">
            <text:p>24.598797497121</text:p>
          </table:table-cell>
          <table:table-cell table:formula="of:=ABS([.B173]-[.G173])" office:value-type="float" office:value="0.00120250287894663">
            <text:p>0.00120250287894663</text:p>
          </table:table-cell>
          <table:table-cell table:number-columns-repeated="3"/>
        </table:table-row>
        <table:table-row table:style-name="ro2">
          <table:table-cell table:formula="of:=[.A173]+[.A$4]" office:value-type="float" office:value="49.4999999999999">
            <text:p>49.4999999999999</text:p>
          </table:table-cell>
          <table:table-cell table:formula="of:=[.A174]/([.$D$4]*2)" office:value-type="float" office:value="24.7499999999999">
            <text:p>24.7499999999999</text:p>
          </table:table-cell>
          <table:table-cell table:formula="of:=SQRT(ABS([.$D$2]^2-[.B174]^2))" office:value-type="float" office:value="163.133189449603">
            <text:p>163.133189449603</text:p>
          </table:table-cell>
          <table:table-cell table:formula="of:=([.$C$10]-[.C174])*[.$B$4]" office:value-type="float" office:value="3057.34183198035">
            <text:p>3057.34183198035</text:p>
          </table:table-cell>
          <table:table-cell table:formula="of:=ROUND([.D174])" office:value-type="float" office:value="3057">
            <text:p>3057</text:p>
          </table:table-cell>
          <table:table-cell table:formula="of:=([.$C$8]-([.E174]*[.$C$4]))" office:value-type="float" office:value="163.133466346154">
            <text:p>163.133466346154</text:p>
          </table:table-cell>
          <table:table-cell table:formula="of:=SQRT(ABS([.$D$2]^2-[.F174]^2))" office:value-type="float" office:value="24.7481748395369">
            <text:p>24.7481748395369</text:p>
          </table:table-cell>
          <table:table-cell table:formula="of:=ABS([.B174]-[.G174])" office:value-type="float" office:value="0.00182516046300663">
            <text:p>0.00182516046300663</text:p>
          </table:table-cell>
          <table:table-cell table:number-columns-repeated="3"/>
        </table:table-row>
        <table:table-row table:style-name="ro2">
          <table:table-cell table:formula="of:=[.A174]+[.A$4]" office:value-type="float" office:value="49.7999999999999">
            <text:p>49.7999999999999</text:p>
          </table:table-cell>
          <table:table-cell table:formula="of:=[.A175]/([.$D$4]*2)" office:value-type="float" office:value="24.8999999999999">
            <text:p>24.8999999999999</text:p>
          </table:table-cell>
          <table:table-cell table:formula="of:=SQRT(ABS([.$D$2]^2-[.B175]^2))" office:value-type="float" office:value="163.110361412143">
            <text:p>163.110361412143</text:p>
          </table:table-cell>
          <table:table-cell table:formula="of:=([.$C$10]-[.C175])*[.$B$4]" office:value-type="float" office:value="3094.72948388258">
            <text:p>3094.72948388258</text:p>
          </table:table-cell>
          <table:table-cell table:formula="of:=ROUND([.D175])" office:value-type="float" office:value="3095">
            <text:p>3095</text:p>
          </table:table-cell>
          <table:table-cell table:formula="of:=([.$C$8]-([.E175]*[.$C$4]))" office:value-type="float" office:value="163.110264423077">
            <text:p>163.110264423077</text:p>
          </table:table-cell>
          <table:table-cell table:formula="of:=SQRT(ABS([.$D$2]^2-[.F175]^2))" office:value-type="float" office:value="24.9006353299253">
            <text:p>24.9006353299253</text:p>
          </table:table-cell>
          <table:table-cell table:formula="of:=ABS([.B175]-[.G175])" office:value-type="float" office:value="0.000635329925390948">
            <text:p>0.000635329925390948</text:p>
          </table:table-cell>
          <table:table-cell table:number-columns-repeated="3"/>
        </table:table-row>
        <table:table-row table:style-name="ro2">
          <table:table-cell table:formula="of:=[.A175]+[.A$4]" office:value-type="float" office:value="50.0999999999999">
            <text:p>50.0999999999999</text:p>
          </table:table-cell>
          <table:table-cell table:formula="of:=[.A176]/([.$D$4]*2)" office:value-type="float" office:value="25.0499999999999">
            <text:p>25.0499999999999</text:p>
          </table:table-cell>
          <table:table-cell table:formula="of:=SQRT(ABS([.$D$2]^2-[.B176]^2))" office:value-type="float" office:value="163.087392216566">
            <text:p>163.087392216566</text:p>
          </table:table-cell>
          <table:table-cell table:formula="of:=([.$C$10]-[.C176])*[.$B$4]" office:value-type="float" office:value="3132.3483238833">
            <text:p>3132.3483238833</text:p>
          </table:table-cell>
          <table:table-cell table:formula="of:=ROUND([.D176])" office:value-type="float" office:value="3132">
            <text:p>3132</text:p>
          </table:table-cell>
          <table:table-cell table:formula="of:=([.$C$8]-([.E176]*[.$C$4]))" office:value-type="float" office:value="163.087673076923">
            <text:p>163.087673076923</text:p>
          </table:table-cell>
          <table:table-cell table:formula="of:=SQRT(ABS([.$D$2]^2-[.F176]^2))" office:value-type="float" office:value="25.0481713974226">
            <text:p>25.0481713974226</text:p>
          </table:table-cell>
          <table:table-cell table:formula="of:=ABS([.B176]-[.G176])" office:value-type="float" office:value="0.00182860257729089">
            <text:p>0.00182860257729089</text:p>
          </table:table-cell>
          <table:table-cell table:number-columns-repeated="3"/>
        </table:table-row>
        <table:table-row table:style-name="ro2">
          <table:table-cell table:formula="of:=[.A176]+[.A$4]" office:value-type="float" office:value="50.3999999999999">
            <text:p>50.3999999999999</text:p>
          </table:table-cell>
          <table:table-cell table:formula="of:=[.A177]/([.$D$4]*2)" office:value-type="float" office:value="25.1999999999999">
            <text:p>25.1999999999999</text:p>
          </table:table-cell>
          <table:table-cell table:formula="of:=SQRT(ABS([.$D$2]^2-[.B177]^2))" office:value-type="float" office:value="163.06428180322">
            <text:p>163.06428180322</text:p>
          </table:table-cell>
          <table:table-cell table:formula="of:=([.$C$10]-[.C177])*[.$B$4]" office:value-type="float" office:value="3170.19844967789">
            <text:p>3170.19844967789</text:p>
          </table:table-cell>
          <table:table-cell table:formula="of:=ROUND([.D177])" office:value-type="float" office:value="3170">
            <text:p>3170</text:p>
          </table:table-cell>
          <table:table-cell table:formula="of:=([.$C$8]-([.E177]*[.$C$4]))" office:value-type="float" office:value="163.064471153846">
            <text:p>163.064471153846</text:p>
          </table:table-cell>
          <table:table-cell table:formula="of:=SQRT(ABS([.$D$2]^2-[.F177]^2))" office:value-type="float" office:value="25.1987747185548">
            <text:p>25.1987747185548</text:p>
          </table:table-cell>
          <table:table-cell table:formula="of:=ABS([.B177]-[.G177])" office:value-type="float" office:value="0.00122528144511236">
            <text:p>0.00122528144511236</text:p>
          </table:table-cell>
          <table:table-cell table:number-columns-repeated="3"/>
        </table:table-row>
        <table:table-row table:style-name="ro2">
          <table:table-cell table:formula="of:=[.A177]+[.A$4]" office:value-type="float" office:value="50.6999999999999">
            <text:p>50.6999999999999</text:p>
          </table:table-cell>
          <table:table-cell table:formula="of:=[.A178]/([.$D$4]*2)" office:value-type="float" office:value="25.3499999999999">
            <text:p>25.3499999999999</text:p>
          </table:table-cell>
          <table:table-cell table:formula="of:=SQRT(ABS([.$D$2]^2-[.B178]^2))" office:value-type="float" office:value="163.041030112055">
            <text:p>163.041030112055</text:p>
          </table:table-cell>
          <table:table-cell table:formula="of:=([.$C$10]-[.C178])*[.$B$4]" office:value-type="float" office:value="3208.27995961783">
            <text:p>3208.27995961783</text:p>
          </table:table-cell>
          <table:table-cell table:formula="of:=ROUND([.D178])" office:value-type="float" office:value="3208">
            <text:p>3208</text:p>
          </table:table-cell>
          <table:table-cell table:formula="of:=([.$C$8]-([.E178]*[.$C$4]))" office:value-type="float" office:value="163.041269230769">
            <text:p>163.041269230769</text:p>
          </table:table-cell>
          <table:table-cell table:formula="of:=SQRT(ABS([.$D$2]^2-[.F178]^2))" office:value-type="float" office:value="25.3484620365778">
            <text:p>25.3484620365778</text:p>
          </table:table-cell>
          <table:table-cell table:formula="of:=ABS([.B178]-[.G178])" office:value-type="float" office:value="0.00153796342213397">
            <text:p>0.00153796342213397</text:p>
          </table:table-cell>
          <table:table-cell table:number-columns-repeated="3"/>
        </table:table-row>
        <table:table-row table:style-name="ro2">
          <table:table-cell table:formula="of:=[.A178]+[.A$4]" office:value-type="float" office:value="50.9999999999999">
            <text:p>50.9999999999999</text:p>
          </table:table-cell>
          <table:table-cell table:formula="of:=[.A179]/([.$D$4]*2)" office:value-type="float" office:value="25.4999999999999">
            <text:p>25.4999999999999</text:p>
          </table:table-cell>
          <table:table-cell table:formula="of:=SQRT(ABS([.$D$2]^2-[.B179]^2))" office:value-type="float" office:value="163.017637082618">
            <text:p>163.017637082618</text:p>
          </table:table-cell>
          <table:table-cell table:formula="of:=([.$C$10]-[.C179])*[.$B$4]" office:value-type="float" office:value="3246.59295271214">
            <text:p>3246.59295271214</text:p>
          </table:table-cell>
          <table:table-cell table:formula="of:=ROUND([.D179])" office:value-type="float" office:value="3247">
            <text:p>3247</text:p>
          </table:table-cell>
          <table:table-cell table:formula="of:=([.$C$8]-([.E179]*[.$C$4]))" office:value-type="float" office:value="163.017456730769">
            <text:p>163.017456730769</text:p>
          </table:table-cell>
          <table:table-cell table:formula="of:=SQRT(ABS([.$D$2]^2-[.F179]^2))" office:value-type="float" office:value="25.5011529353436">
            <text:p>25.5011529353436</text:p>
          </table:table-cell>
          <table:table-cell table:formula="of:=ABS([.B179]-[.G179])" office:value-type="float" office:value="0.00115293534367922">
            <text:p>0.00115293534367922</text:p>
          </table:table-cell>
          <table:table-cell table:number-columns-repeated="3"/>
        </table:table-row>
        <table:table-row table:style-name="ro2">
          <table:table-cell table:formula="of:=[.A179]+[.A$4]" office:value-type="float" office:value="51.2999999999999">
            <text:p>51.2999999999999</text:p>
          </table:table-cell>
          <table:table-cell table:formula="of:=[.A180]/([.$D$4]*2)" office:value-type="float" office:value="25.6499999999999">
            <text:p>25.6499999999999</text:p>
          </table:table-cell>
          <table:table-cell table:formula="of:=SQRT(ABS([.$D$2]^2-[.B180]^2))" office:value-type="float" office:value="162.994102654053">
            <text:p>162.994102654053</text:p>
          </table:table-cell>
          <table:table-cell table:formula="of:=([.$C$10]-[.C180])*[.$B$4]" office:value-type="float" office:value="3285.13752862868">
            <text:p>3285.13752862868</text:p>
          </table:table-cell>
          <table:table-cell table:formula="of:=ROUND([.D180])" office:value-type="float" office:value="3285">
            <text:p>3285</text:p>
          </table:table-cell>
          <table:table-cell table:formula="of:=([.$C$8]-([.E180]*[.$C$4]))" office:value-type="float" office:value="162.994254807692">
            <text:p>162.994254807692</text:p>
          </table:table-cell>
          <table:table-cell table:formula="of:=SQRT(ABS([.$D$2]^2-[.F180]^2))" office:value-type="float" office:value="25.6490331140391">
            <text:p>25.6490331140391</text:p>
          </table:table-cell>
          <table:table-cell table:formula="of:=ABS([.B180]-[.G180])" office:value-type="float" office:value="0.000966885960785646">
            <text:p>0.000966885960785646</text:p>
          </table:table-cell>
          <table:table-cell table:number-columns-repeated="3"/>
        </table:table-row>
        <table:table-row table:style-name="ro2">
          <table:table-cell table:formula="of:=[.A180]+[.A$4]" office:value-type="float" office:value="51.5999999999999">
            <text:p>51.5999999999999</text:p>
          </table:table-cell>
          <table:table-cell table:formula="of:=[.A181]/([.$D$4]*2)" office:value-type="float" office:value="25.7999999999999">
            <text:p>25.7999999999999</text:p>
          </table:table-cell>
          <table:table-cell table:formula="of:=SQRT(ABS([.$D$2]^2-[.B181]^2))" office:value-type="float" office:value="162.970426765104">
            <text:p>162.970426765104</text:p>
          </table:table-cell>
          <table:table-cell table:formula="of:=([.$C$10]-[.C181])*[.$B$4]" office:value-type="float" office:value="3323.91378769553">
            <text:p>3323.91378769553</text:p>
          </table:table-cell>
          <table:table-cell table:formula="of:=ROUND([.D181])" office:value-type="float" office:value="3324">
            <text:p>3324</text:p>
          </table:table-cell>
          <table:table-cell table:formula="of:=([.$C$8]-([.E181]*[.$C$4]))" office:value-type="float" office:value="162.970442307692">
            <text:p>162.970442307692</text:p>
          </table:table-cell>
          <table:table-cell table:formula="of:=SQRT(ABS([.$D$2]^2-[.F181]^2))" office:value-type="float" office:value="25.7999018221995">
            <text:p>25.7999018221995</text:p>
          </table:table-cell>
          <table:table-cell table:formula="of:=ABS([.B181]-[.G181])" office:value-type="float" office:value="0.0000981778004245371">
            <text:p>0.0000981778004245371</text:p>
          </table:table-cell>
          <table:table-cell table:number-columns-repeated="3"/>
        </table:table-row>
        <table:table-row table:style-name="ro2">
          <table:table-cell table:formula="of:=[.A181]+[.A$4]" office:value-type="float" office:value="51.8999999999999">
            <text:p>51.8999999999999</text:p>
          </table:table-cell>
          <table:table-cell table:formula="of:=[.A182]/([.$D$4]*2)" office:value-type="float" office:value="25.9499999999999">
            <text:p>25.9499999999999</text:p>
          </table:table-cell>
          <table:table-cell table:formula="of:=SQRT(ABS([.$D$2]^2-[.B182]^2))" office:value-type="float" office:value="162.946609354107">
            <text:p>162.946609354107</text:p>
          </table:table-cell>
          <table:table-cell table:formula="of:=([.$C$10]-[.C182])*[.$B$4]" office:value-type="float" office:value="3362.92183090238">
            <text:p>3362.92183090238</text:p>
          </table:table-cell>
          <table:table-cell table:formula="of:=ROUND([.D182])" office:value-type="float" office:value="3363">
            <text:p>3363</text:p>
          </table:table-cell>
          <table:table-cell table:formula="of:=([.$C$8]-([.E182]*[.$C$4]))" office:value-type="float" office:value="162.946629807692">
            <text:p>162.946629807692</text:p>
          </table:table-cell>
          <table:table-cell table:formula="of:=SQRT(ABS([.$D$2]^2-[.F182]^2))" office:value-type="float" office:value="25.9498715664428">
            <text:p>25.9498715664428</text:p>
          </table:table-cell>
          <table:table-cell table:formula="of:=ABS([.B182]-[.G182])" office:value-type="float" office:value="0.000128433557122776">
            <text:p>0.000128433557122776</text:p>
          </table:table-cell>
          <table:table-cell table:number-columns-repeated="3"/>
        </table:table-row>
        <table:table-row table:style-name="ro2">
          <table:table-cell table:formula="of:=[.A182]+[.A$4]" office:value-type="float" office:value="52.1999999999999">
            <text:p>52.1999999999999</text:p>
          </table:table-cell>
          <table:table-cell table:formula="of:=[.A183]/([.$D$4]*2)" office:value-type="float" office:value="26.0999999999999">
            <text:p>26.0999999999999</text:p>
          </table:table-cell>
          <table:table-cell table:formula="of:=SQRT(ABS([.$D$2]^2-[.B183]^2))" office:value-type="float" office:value="162.922650358997">
            <text:p>162.922650358997</text:p>
          </table:table-cell>
          <table:table-cell table:formula="of:=([.$C$10]-[.C183])*[.$B$4]" office:value-type="float" office:value="3402.16175990158">
            <text:p>3402.16175990158</text:p>
          </table:table-cell>
          <table:table-cell table:formula="of:=ROUND([.D183])" office:value-type="float" office:value="3402">
            <text:p>3402</text:p>
          </table:table-cell>
          <table:table-cell table:formula="of:=([.$C$8]-([.E183]*[.$C$4]))" office:value-type="float" office:value="162.922817307692">
            <text:p>162.922817307692</text:p>
          </table:table-cell>
          <table:table-cell table:formula="of:=SQRT(ABS([.$D$2]^2-[.F183]^2))" office:value-type="float" office:value="26.0989578436442">
            <text:p>26.0989578436442</text:p>
          </table:table-cell>
          <table:table-cell table:formula="of:=ABS([.B183]-[.G183])" office:value-type="float" office:value="0.00104215635570881">
            <text:p>0.00104215635570881</text:p>
          </table:table-cell>
          <table:table-cell table:number-columns-repeated="3"/>
        </table:table-row>
        <table:table-row table:style-name="ro2">
          <table:table-cell table:formula="of:=[.A183]+[.A$4]" office:value-type="float" office:value="52.4999999999999">
            <text:p>52.4999999999999</text:p>
          </table:table-cell>
          <table:table-cell table:formula="of:=[.A184]/([.$D$4]*2)" office:value-type="float" office:value="26.2499999999999">
            <text:p>26.2499999999999</text:p>
          </table:table-cell>
          <table:table-cell table:formula="of:=SQRT(ABS([.$D$2]^2-[.B184]^2))" office:value-type="float" office:value="162.898549717301">
            <text:p>162.898549717301</text:p>
          </table:table-cell>
          <table:table-cell table:formula="of:=([.$C$10]-[.C184])*[.$B$4]" office:value-type="float" office:value="3441.63367701001">
            <text:p>3441.63367701001</text:p>
          </table:table-cell>
          <table:table-cell table:formula="of:=ROUND([.D184])" office:value-type="float" office:value="3442">
            <text:p>3442</text:p>
          </table:table-cell>
          <table:table-cell table:formula="of:=([.$C$8]-([.E184]*[.$C$4]))" office:value-type="float" office:value="162.898394230769">
            <text:p>162.898394230769</text:p>
          </table:table-cell>
          <table:table-cell table:formula="of:=SQRT(ABS([.$D$2]^2-[.F184]^2))" office:value-type="float" office:value="26.2509648782075">
            <text:p>26.2509648782075</text:p>
          </table:table-cell>
          <table:table-cell table:formula="of:=ABS([.B184]-[.G184])" office:value-type="float" office:value="0.000964878207600606">
            <text:p>0.000964878207600606</text:p>
          </table:table-cell>
          <table:table-cell table:number-columns-repeated="3"/>
        </table:table-row>
        <table:table-row table:style-name="ro2">
          <table:table-cell table:formula="of:=[.A184]+[.A$4]" office:value-type="float" office:value="52.7999999999999">
            <text:p>52.7999999999999</text:p>
          </table:table-cell>
          <table:table-cell table:formula="of:=[.A185]/([.$D$4]*2)" office:value-type="float" office:value="26.3999999999999">
            <text:p>26.3999999999999</text:p>
          </table:table-cell>
          <table:table-cell table:formula="of:=SQRT(ABS([.$D$2]^2-[.B185]^2))" office:value-type="float" office:value="162.87430736614">
            <text:p>162.87430736614</text:p>
          </table:table-cell>
          <table:table-cell table:formula="of:=([.$C$10]-[.C185])*[.$B$4]" office:value-type="float" office:value="3481.33768521001">
            <text:p>3481.33768521001</text:p>
          </table:table-cell>
          <table:table-cell table:formula="of:=ROUND([.D185])" office:value-type="float" office:value="3481">
            <text:p>3481</text:p>
          </table:table-cell>
          <table:table-cell table:formula="of:=([.$C$8]-([.E185]*[.$C$4]))" office:value-type="float" office:value="162.874581730769">
            <text:p>162.874581730769</text:p>
          </table:table-cell>
          <table:table-cell table:formula="of:=SQRT(ABS([.$D$2]^2-[.F185]^2))" office:value-type="float" office:value="26.3983072568484">
            <text:p>26.3983072568484</text:p>
          </table:table-cell>
          <table:table-cell table:formula="of:=ABS([.B185]-[.G185])" office:value-type="float" office:value="0.00169274315151569">
            <text:p>0.00169274315151569</text:p>
          </table:table-cell>
          <table:table-cell table:number-columns-repeated="3"/>
        </table:table-row>
        <table:table-row table:style-name="ro2">
          <table:table-cell table:formula="of:=[.A185]+[.A$4]" office:value-type="float" office:value="53.0999999999999">
            <text:p>53.0999999999999</text:p>
          </table:table-cell>
          <table:table-cell table:formula="of:=[.A186]/([.$D$4]*2)" office:value-type="float" office:value="26.5499999999999">
            <text:p>26.5499999999999</text:p>
          </table:table-cell>
          <table:table-cell table:formula="of:=SQRT(ABS([.$D$2]^2-[.B186]^2))" office:value-type="float" office:value="162.849923242229">
            <text:p>162.849923242229</text:p>
          </table:table-cell>
          <table:table-cell table:formula="of:=([.$C$10]-[.C186])*[.$B$4]" office:value-type="float" office:value="3521.27388815101">
            <text:p>3521.27388815101</text:p>
          </table:table-cell>
          <table:table-cell table:formula="of:=ROUND([.D186])" office:value-type="float" office:value="3521">
            <text:p>3521</text:p>
          </table:table-cell>
          <table:table-cell table:formula="of:=([.$C$8]-([.E186]*[.$C$4]))" office:value-type="float" office:value="162.850158653846">
            <text:p>162.850158653846</text:p>
          </table:table-cell>
          <table:table-cell table:formula="of:=SQRT(ABS([.$D$2]^2-[.F186]^2))" office:value-type="float" office:value="26.548556013786">
            <text:p>26.548556013786</text:p>
          </table:table-cell>
          <table:table-cell table:formula="of:=ABS([.B186]-[.G186])" office:value-type="float" office:value="0.00144398621389286">
            <text:p>0.00144398621389286</text:p>
          </table:table-cell>
          <table:table-cell table:number-columns-repeated="3"/>
        </table:table-row>
        <table:table-row table:style-name="ro2">
          <table:table-cell table:formula="of:=[.A186]+[.A$4]" office:value-type="float" office:value="53.3999999999999">
            <text:p>53.3999999999999</text:p>
          </table:table-cell>
          <table:table-cell table:formula="of:=[.A187]/([.$D$4]*2)" office:value-type="float" office:value="26.6999999999999">
            <text:p>26.6999999999999</text:p>
          </table:table-cell>
          <table:table-cell table:formula="of:=SQRT(ABS([.$D$2]^2-[.B187]^2))" office:value-type="float" office:value="162.825397281874">
            <text:p>162.825397281874</text:p>
          </table:table-cell>
          <table:table-cell table:formula="of:=([.$C$10]-[.C187])*[.$B$4]" office:value-type="float" office:value="3561.44239015086">
            <text:p>3561.44239015086</text:p>
          </table:table-cell>
          <table:table-cell table:formula="of:=ROUND([.D187])" office:value-type="float" office:value="3561">
            <text:p>3561</text:p>
          </table:table-cell>
          <table:table-cell table:formula="of:=([.$C$8]-([.E187]*[.$C$4]))" office:value-type="float" office:value="162.825735576923">
            <text:p>162.825735576923</text:p>
          </table:table-cell>
          <table:table-cell table:formula="of:=SQRT(ABS([.$D$2]^2-[.F187]^2))" office:value-type="float" office:value="26.6979368834734">
            <text:p>26.6979368834734</text:p>
          </table:table-cell>
          <table:table-cell table:formula="of:=ABS([.B187]-[.G187])" office:value-type="float" office:value="0.00206311652656765">
            <text:p>0.00206311652656765</text:p>
          </table:table-cell>
          <table:table-cell table:number-columns-repeated="3"/>
        </table:table-row>
        <table:table-row table:style-name="ro2">
          <table:table-cell table:formula="of:=[.A187]+[.A$4]" office:value-type="float" office:value="53.6999999999999">
            <text:p>53.6999999999999</text:p>
          </table:table-cell>
          <table:table-cell table:formula="of:=[.A188]/([.$D$4]*2)" office:value-type="float" office:value="26.8499999999999">
            <text:p>26.8499999999999</text:p>
          </table:table-cell>
          <table:table-cell table:formula="of:=SQRT(ABS([.$D$2]^2-[.B188]^2))" office:value-type="float" office:value="162.80072942097">
            <text:p>162.80072942097</text:p>
          </table:table-cell>
          <table:table-cell table:formula="of:=([.$C$10]-[.C188])*[.$B$4]" office:value-type="float" office:value="3601.84329619729">
            <text:p>3601.84329619729</text:p>
          </table:table-cell>
          <table:table-cell table:formula="of:=ROUND([.D188])" office:value-type="float" office:value="3602">
            <text:p>3602</text:p>
          </table:table-cell>
          <table:table-cell table:formula="of:=([.$C$8]-([.E188]*[.$C$4]))" office:value-type="float" office:value="162.800701923077">
            <text:p>162.800701923077</text:p>
          </table:table-cell>
          <table:table-cell table:formula="of:=SQRT(ABS([.$D$2]^2-[.F188]^2))" office:value-type="float" office:value="26.850166728597">
            <text:p>26.850166728597</text:p>
          </table:table-cell>
          <table:table-cell table:formula="of:=ABS([.B188]-[.G188])" office:value-type="float" office:value="0.000166728597054799">
            <text:p>0.000166728597054799</text:p>
          </table:table-cell>
          <table:table-cell table:number-columns-repeated="3"/>
        </table:table-row>
        <table:table-row table:style-name="ro2">
          <table:table-cell table:formula="of:=[.A188]+[.A$4]" office:value-type="float" office:value="53.9999999999998">
            <text:p>53.9999999999998</text:p>
          </table:table-cell>
          <table:table-cell table:formula="of:=[.A189]/([.$D$4]*2)" office:value-type="float" office:value="26.9999999999999">
            <text:p>26.9999999999999</text:p>
          </table:table-cell>
          <table:table-cell table:formula="of:=SQRT(ABS([.$D$2]^2-[.B189]^2))" office:value-type="float" office:value="162.775919595006">
            <text:p>162.775919595006</text:p>
          </table:table-cell>
          <table:table-cell table:formula="of:=([.$C$10]-[.C189])*[.$B$4]" office:value-type="float" office:value="3642.47671194919">
            <text:p>3642.47671194919</text:p>
          </table:table-cell>
          <table:table-cell table:formula="of:=ROUND([.D189])" office:value-type="float" office:value="3642">
            <text:p>3642</text:p>
          </table:table-cell>
          <table:table-cell table:formula="of:=([.$C$8]-([.E189]*[.$C$4]))" office:value-type="float" office:value="162.776278846154">
            <text:p>162.776278846154</text:p>
          </table:table-cell>
          <table:table-cell table:formula="of:=SQRT(ABS([.$D$2]^2-[.F189]^2))" office:value-type="float" office:value="26.997834079777">
            <text:p>26.997834079777</text:p>
          </table:table-cell>
          <table:table-cell table:formula="of:=ABS([.B189]-[.G189])" office:value-type="float" office:value="0.0021659202229074">
            <text:p>0.0021659202229074</text:p>
          </table:table-cell>
          <table:table-cell table:number-columns-repeated="3"/>
        </table:table-row>
        <table:table-row table:style-name="ro2">
          <table:table-cell table:formula="of:=[.A189]+[.A$4]" office:value-type="float" office:value="54.2999999999998">
            <text:p>54.2999999999998</text:p>
          </table:table-cell>
          <table:table-cell table:formula="of:=[.A190]/([.$D$4]*2)" office:value-type="float" office:value="27.1499999999999">
            <text:p>27.1499999999999</text:p>
          </table:table-cell>
          <table:table-cell table:formula="of:=SQRT(ABS([.$D$2]^2-[.B190]^2))" office:value-type="float" office:value="162.750967739058">
            <text:p>162.750967739058</text:p>
          </table:table-cell>
          <table:table-cell table:formula="of:=([.$C$10]-[.C190])*[.$B$4]" office:value-type="float" office:value="3683.34274373825">
            <text:p>3683.34274373825</text:p>
          </table:table-cell>
          <table:table-cell table:formula="of:=ROUND([.D190])" office:value-type="float" office:value="3683">
            <text:p>3683</text:p>
          </table:table-cell>
          <table:table-cell table:formula="of:=([.$C$8]-([.E190]*[.$C$4]))" office:value-type="float" office:value="162.751245192308">
            <text:p>162.751245192308</text:p>
          </table:table-cell>
          <table:table-cell table:formula="of:=SQRT(ABS([.$D$2]^2-[.F190]^2))" office:value-type="float" office:value="27.1483367511408">
            <text:p>27.1483367511408</text:p>
          </table:table-cell>
          <table:table-cell table:formula="of:=ABS([.B190]-[.G190])" office:value-type="float" office:value="0.0016632488590993">
            <text:p>0.0016632488590993</text:p>
          </table:table-cell>
          <table:table-cell table:number-columns-repeated="3"/>
        </table:table-row>
        <table:table-row table:style-name="ro2">
          <table:table-cell table:formula="of:=[.A190]+[.A$4]" office:value-type="float" office:value="54.5999999999998">
            <text:p>54.5999999999998</text:p>
          </table:table-cell>
          <table:table-cell table:formula="of:=[.A191]/([.$D$4]*2)" office:value-type="float" office:value="27.2999999999999">
            <text:p>27.2999999999999</text:p>
          </table:table-cell>
          <table:table-cell table:formula="of:=SQRT(ABS([.$D$2]^2-[.B191]^2))" office:value-type="float" office:value="162.725873787791">
            <text:p>162.725873787791</text:p>
          </table:table-cell>
          <table:table-cell table:formula="of:=([.$C$10]-[.C191])*[.$B$4]" office:value-type="float" office:value="3724.44149857021">
            <text:p>3724.44149857021</text:p>
          </table:table-cell>
          <table:table-cell table:formula="of:=ROUND([.D191])" office:value-type="float" office:value="3724">
            <text:p>3724</text:p>
          </table:table-cell>
          <table:table-cell table:formula="of:=([.$C$8]-([.E191]*[.$C$4]))" office:value-type="float" office:value="162.726211538462">
            <text:p>162.726211538462</text:p>
          </table:table-cell>
          <table:table-cell table:formula="of:=SQRT(ABS([.$D$2]^2-[.F191]^2))" office:value-type="float" office:value="27.2979867085444">
            <text:p>27.2979867085444</text:p>
          </table:table-cell>
          <table:table-cell table:formula="of:=ABS([.B191]-[.G191])" office:value-type="float" office:value="0.00201329145555462">
            <text:p>0.00201329145555462</text:p>
          </table:table-cell>
          <table:table-cell table:number-columns-repeated="3"/>
        </table:table-row>
        <table:table-row table:style-name="ro2">
          <table:table-cell table:formula="of:=[.A191]+[.A$4]" office:value-type="float" office:value="54.8999999999998">
            <text:p>54.8999999999998</text:p>
          </table:table-cell>
          <table:table-cell table:formula="of:=[.A192]/([.$D$4]*2)" office:value-type="float" office:value="27.4499999999999">
            <text:p>27.4499999999999</text:p>
          </table:table-cell>
          <table:table-cell table:formula="of:=SQRT(ABS([.$D$2]^2-[.B192]^2))" office:value-type="float" office:value="162.700637675456">
            <text:p>162.700637675456</text:p>
          </table:table-cell>
          <table:table-cell table:formula="of:=([.$C$10]-[.C192])*[.$B$4]" office:value-type="float" office:value="3765.77308412637">
            <text:p>3765.77308412637</text:p>
          </table:table-cell>
          <table:table-cell table:formula="of:=ROUND([.D192])" office:value-type="float" office:value="3766">
            <text:p>3766</text:p>
          </table:table-cell>
          <table:table-cell table:formula="of:=([.$C$8]-([.E192]*[.$C$4]))" office:value-type="float" office:value="162.700567307692">
            <text:p>162.700567307692</text:p>
          </table:table-cell>
          <table:table-cell table:formula="of:=SQRT(ABS([.$D$2]^2-[.F192]^2))" office:value-type="float" office:value="27.4504170779806">
            <text:p>27.4504170779806</text:p>
          </table:table-cell>
          <table:table-cell table:formula="of:=ABS([.B192]-[.G192])" office:value-type="float" office:value="0.000417077980685576">
            <text:p>0.000417077980685576</text:p>
          </table:table-cell>
          <table:table-cell table:number-columns-repeated="3"/>
        </table:table-row>
        <table:table-row table:style-name="ro2">
          <table:table-cell table:formula="of:=[.A192]+[.A$4]" office:value-type="float" office:value="55.1999999999998">
            <text:p>55.1999999999998</text:p>
          </table:table-cell>
          <table:table-cell table:formula="of:=[.A193]/([.$D$4]*2)" office:value-type="float" office:value="27.5999999999999">
            <text:p>27.5999999999999</text:p>
          </table:table-cell>
          <table:table-cell table:formula="of:=SQRT(ABS([.$D$2]^2-[.B193]^2))" office:value-type="float" office:value="162.675259335893">
            <text:p>162.675259335893</text:p>
          </table:table-cell>
          <table:table-cell table:formula="of:=([.$C$10]-[.C193])*[.$B$4]" office:value-type="float" office:value="3807.33760876511">
            <text:p>3807.33760876511</text:p>
          </table:table-cell>
          <table:table-cell table:formula="of:=ROUND([.D193])" office:value-type="float" office:value="3807">
            <text:p>3807</text:p>
          </table:table-cell>
          <table:table-cell table:formula="of:=([.$C$8]-([.E193]*[.$C$4]))" office:value-type="float" office:value="162.675533653846">
            <text:p>162.675533653846</text:p>
          </table:table-cell>
          <table:table-cell table:formula="of:=SQRT(ABS([.$D$2]^2-[.F193]^2))" office:value-type="float" office:value="27.5983831127182">
            <text:p>27.5983831127182</text:p>
          </table:table-cell>
          <table:table-cell table:formula="of:=ABS([.B193]-[.G193])" office:value-type="float" office:value="0.00161688728170972">
            <text:p>0.00161688728170972</text:p>
          </table:table-cell>
          <table:table-cell table:number-columns-repeated="3"/>
        </table:table-row>
        <table:table-row table:style-name="ro2">
          <table:table-cell table:formula="of:=[.A193]+[.A$4]" office:value-type="float" office:value="55.4999999999998">
            <text:p>55.4999999999998</text:p>
          </table:table-cell>
          <table:table-cell table:formula="of:=[.A194]/([.$D$4]*2)" office:value-type="float" office:value="27.7499999999999">
            <text:p>27.7499999999999</text:p>
          </table:table-cell>
          <table:table-cell table:formula="of:=SQRT(ABS([.$D$2]^2-[.B194]^2))" office:value-type="float" office:value="162.649738702526">
            <text:p>162.649738702526</text:p>
          </table:table-cell>
          <table:table-cell table:formula="of:=([.$C$10]-[.C194])*[.$B$4]" office:value-type="float" office:value="3849.13518152337">
            <text:p>3849.13518152337</text:p>
          </table:table-cell>
          <table:table-cell table:formula="of:=ROUND([.D194])" office:value-type="float" office:value="3849">
            <text:p>3849</text:p>
          </table:table-cell>
          <table:table-cell table:formula="of:=([.$C$8]-([.E194]*[.$C$4]))" office:value-type="float" office:value="162.649889423077">
            <text:p>162.649889423077</text:p>
          </table:table-cell>
          <table:table-cell table:formula="of:=SQRT(ABS([.$D$2]^2-[.F194]^2))" office:value-type="float" office:value="27.7491165744217">
            <text:p>27.7491165744217</text:p>
          </table:table-cell>
          <table:table-cell table:formula="of:=ABS([.B194]-[.G194])" office:value-type="float" office:value="0.000883425578166452">
            <text:p>0.000883425578166452</text:p>
          </table:table-cell>
          <table:table-cell table:number-columns-repeated="3"/>
        </table:table-row>
        <table:table-row table:style-name="ro2">
          <table:table-cell table:formula="of:=[.A194]+[.A$4]" office:value-type="float" office:value="55.7999999999998">
            <text:p>55.7999999999998</text:p>
          </table:table-cell>
          <table:table-cell table:formula="of:=[.A195]/([.$D$4]*2)" office:value-type="float" office:value="27.8999999999999">
            <text:p>27.8999999999999</text:p>
          </table:table-cell>
          <table:table-cell table:formula="of:=SQRT(ABS([.$D$2]^2-[.B195]^2))" office:value-type="float" office:value="162.624075708365">
            <text:p>162.624075708365</text:p>
          </table:table-cell>
          <table:table-cell table:formula="of:=([.$C$10]-[.C195])*[.$B$4]" office:value-type="float" office:value="3891.16591211799">
            <text:p>3891.16591211799</text:p>
          </table:table-cell>
          <table:table-cell table:formula="of:=ROUND([.D195])" office:value-type="float" office:value="3891">
            <text:p>3891</text:p>
          </table:table-cell>
          <table:table-cell table:formula="of:=([.$C$8]-([.E195]*[.$C$4]))" office:value-type="float" office:value="162.624245192308">
            <text:p>162.624245192308</text:p>
          </table:table-cell>
          <table:table-cell table:formula="of:=SQRT(ABS([.$D$2]^2-[.F195]^2))" office:value-type="float" office:value="27.8990120906134">
            <text:p>27.8990120906134</text:p>
          </table:table-cell>
          <table:table-cell table:formula="of:=ABS([.B195]-[.G195])" office:value-type="float" office:value="0.00098790938654858">
            <text:p>0.00098790938654858</text:p>
          </table:table-cell>
          <table:table-cell table:number-columns-repeated="3"/>
        </table:table-row>
        <table:table-row table:style-name="ro2">
          <table:table-cell table:formula="of:=[.A195]+[.A$4]" office:value-type="float" office:value="56.0999999999998">
            <text:p>56.0999999999998</text:p>
          </table:table-cell>
          <table:table-cell table:formula="of:=[.A196]/([.$D$4]*2)" office:value-type="float" office:value="28.0499999999999">
            <text:p>28.0499999999999</text:p>
          </table:table-cell>
          <table:table-cell table:formula="of:=SQRT(ABS([.$D$2]^2-[.B196]^2))" office:value-type="float" office:value="162.598270286003">
            <text:p>162.598270286003</text:p>
          </table:table-cell>
          <table:table-cell table:formula="of:=([.$C$10]-[.C196])*[.$B$4]" office:value-type="float" office:value="3933.42991094737">
            <text:p>3933.42991094737</text:p>
          </table:table-cell>
          <table:table-cell table:formula="of:=ROUND([.D196])" office:value-type="float" office:value="3933">
            <text:p>3933</text:p>
          </table:table-cell>
          <table:table-cell table:formula="of:=([.$C$8]-([.E196]*[.$C$4]))" office:value-type="float" office:value="162.598600961538">
            <text:p>162.598600961538</text:p>
          </table:table-cell>
          <table:table-cell table:formula="of:=SQRT(ABS([.$D$2]^2-[.F196]^2))" office:value-type="float" office:value="28.0480830958264">
            <text:p>28.0480830958264</text:p>
          </table:table-cell>
          <table:table-cell table:formula="of:=ABS([.B196]-[.G196])" office:value-type="float" office:value="0.00191690417349832">
            <text:p>0.00191690417349832</text:p>
          </table:table-cell>
          <table:table-cell table:number-columns-repeated="3"/>
        </table:table-row>
        <table:table-row table:style-name="ro2">
          <table:table-cell table:formula="of:=[.A196]+[.A$4]" office:value-type="float" office:value="56.3999999999998">
            <text:p>56.3999999999998</text:p>
          </table:table-cell>
          <table:table-cell table:formula="of:=[.A197]/([.$D$4]*2)" office:value-type="float" office:value="28.1999999999999">
            <text:p>28.1999999999999</text:p>
          </table:table-cell>
          <table:table-cell table:formula="of:=SQRT(ABS([.$D$2]^2-[.B197]^2))" office:value-type="float" office:value="162.572322367616">
            <text:p>162.572322367616</text:p>
          </table:table-cell>
          <table:table-cell table:formula="of:=([.$C$10]-[.C197])*[.$B$4]" office:value-type="float" office:value="3975.92728909287">
            <text:p>3975.92728909287</text:p>
          </table:table-cell>
          <table:table-cell table:formula="of:=ROUND([.D197])" office:value-type="float" office:value="3976">
            <text:p>3976</text:p>
          </table:table-cell>
          <table:table-cell table:formula="of:=([.$C$8]-([.E197]*[.$C$4]))" office:value-type="float" office:value="162.572346153846">
            <text:p>162.572346153846</text:p>
          </table:table-cell>
          <table:table-cell table:formula="of:=SQRT(ABS([.$D$2]^2-[.F197]^2))" office:value-type="float" office:value="28.1998628726103">
            <text:p>28.1998628726103</text:p>
          </table:table-cell>
          <table:table-cell table:formula="of:=ABS([.B197]-[.G197])" office:value-type="float" office:value="0.000137127389606917">
            <text:p>0.000137127389606917</text:p>
          </table:table-cell>
          <table:table-cell table:number-columns-repeated="3"/>
        </table:table-row>
        <table:table-row table:style-name="ro2">
          <table:table-cell table:formula="of:=[.A197]+[.A$4]" office:value-type="float" office:value="56.6999999999998">
            <text:p>56.6999999999998</text:p>
          </table:table-cell>
          <table:table-cell table:formula="of:=[.A198]/([.$D$4]*2)" office:value-type="float" office:value="28.3499999999999">
            <text:p>28.3499999999999</text:p>
          </table:table-cell>
          <table:table-cell table:formula="of:=SQRT(ABS([.$D$2]^2-[.B198]^2))" office:value-type="float" office:value="162.546231884963">
            <text:p>162.546231884963</text:p>
          </table:table-cell>
          <table:table-cell table:formula="of:=([.$C$10]-[.C198])*[.$B$4]" office:value-type="float" office:value="4018.65815832038">
            <text:p>4018.65815832038</text:p>
          </table:table-cell>
          <table:table-cell table:formula="of:=ROUND([.D198])" office:value-type="float" office:value="4019">
            <text:p>4019</text:p>
          </table:table-cell>
          <table:table-cell table:formula="of:=([.$C$8]-([.E198]*[.$C$4]))" office:value-type="float" office:value="162.546091346154">
            <text:p>162.546091346154</text:p>
          </table:table-cell>
          <table:table-cell table:formula="of:=SQRT(ABS([.$D$2]^2-[.F198]^2))" office:value-type="float" office:value="28.3508057749301">
            <text:p>28.3508057749301</text:p>
          </table:table-cell>
          <table:table-cell table:formula="of:=ABS([.B198]-[.G198])" office:value-type="float" office:value="0.000805774930224601">
            <text:p>0.000805774930224601</text:p>
          </table:table-cell>
          <table:table-cell table:number-columns-repeated="3"/>
        </table:table-row>
        <table:table-row table:style-name="ro2">
          <table:table-cell table:formula="of:=[.A198]+[.A$4]" office:value-type="float" office:value="56.9999999999998">
            <text:p>56.9999999999998</text:p>
          </table:table-cell>
          <table:table-cell table:formula="of:=[.A199]/([.$D$4]*2)" office:value-type="float" office:value="28.4999999999999">
            <text:p>28.4999999999999</text:p>
          </table:table-cell>
          <table:table-cell table:formula="of:=SQRT(ABS([.$D$2]^2-[.B199]^2))" office:value-type="float" office:value="162.519998769382">
            <text:p>162.519998769382</text:p>
          </table:table-cell>
          <table:table-cell table:formula="of:=([.$C$10]-[.C199])*[.$B$4]" office:value-type="float" office:value="4061.62263108178">
            <text:p>4061.62263108178</text:p>
          </table:table-cell>
          <table:table-cell table:formula="of:=ROUND([.D199])" office:value-type="float" office:value="4062">
            <text:p>4062</text:p>
          </table:table-cell>
          <table:table-cell table:formula="of:=([.$C$8]-([.E199]*[.$C$4]))" office:value-type="float" office:value="162.519836538462">
            <text:p>162.519836538462</text:p>
          </table:table-cell>
          <table:table-cell table:formula="of:=SQRT(ABS([.$D$2]^2-[.F199]^2))" office:value-type="float" office:value="28.5009250992269">
            <text:p>28.5009250992269</text:p>
          </table:table-cell>
          <table:table-cell table:formula="of:=ABS([.B199]-[.G199])" office:value-type="float" office:value="0.000925099227018222">
            <text:p>0.000925099227018222</text:p>
          </table:table-cell>
          <table:table-cell table:number-columns-repeated="3"/>
        </table:table-row>
        <table:table-row table:style-name="ro2">
          <table:table-cell table:formula="of:=[.A199]+[.A$4]" office:value-type="float" office:value="57.2999999999998">
            <text:p>57.2999999999998</text:p>
          </table:table-cell>
          <table:table-cell table:formula="of:=[.A200]/([.$D$4]*2)" office:value-type="float" office:value="28.6499999999999">
            <text:p>28.6499999999999</text:p>
          </table:table-cell>
          <table:table-cell table:formula="of:=SQRT(ABS([.$D$2]^2-[.B200]^2))" office:value-type="float" office:value="162.493622951795">
            <text:p>162.493622951795</text:p>
          </table:table-cell>
          <table:table-cell table:formula="of:=([.$C$10]-[.C200])*[.$B$4]" office:value-type="float" office:value="4104.82082051653">
            <text:p>4104.82082051653</text:p>
          </table:table-cell>
          <table:table-cell table:formula="of:=ROUND([.D200])" office:value-type="float" office:value="4105">
            <text:p>4105</text:p>
          </table:table-cell>
          <table:table-cell table:formula="of:=([.$C$8]-([.E200]*[.$C$4]))" office:value-type="float" office:value="162.493581730769">
            <text:p>162.493581730769</text:p>
          </table:table-cell>
          <table:table-cell table:formula="of:=SQRT(ABS([.$D$2]^2-[.F200]^2))" office:value-type="float" office:value="28.6502337914688">
            <text:p>28.6502337914688</text:p>
          </table:table-cell>
          <table:table-cell table:formula="of:=ABS([.B200]-[.G200])" office:value-type="float" office:value="0.000233791468943423">
            <text:p>0.000233791468943423</text:p>
          </table:table-cell>
          <table:table-cell table:number-columns-repeated="3"/>
        </table:table-row>
        <table:table-row table:style-name="ro2">
          <table:table-cell table:formula="of:=[.A200]+[.A$4]" office:value-type="float" office:value="57.5999999999998">
            <text:p>57.5999999999998</text:p>
          </table:table-cell>
          <table:table-cell table:formula="of:=[.A201]/([.$D$4]*2)" office:value-type="float" office:value="28.7999999999999">
            <text:p>28.7999999999999</text:p>
          </table:table-cell>
          <table:table-cell table:formula="of:=SQRT(ABS([.$D$2]^2-[.B201]^2))" office:value-type="float" office:value="162.467104362699">
            <text:p>162.467104362699</text:p>
          </table:table-cell>
          <table:table-cell table:formula="of:=([.$C$10]-[.C201])*[.$B$4]" office:value-type="float" office:value="4148.25284045336">
            <text:p>4148.25284045336</text:p>
          </table:table-cell>
          <table:table-cell table:formula="of:=ROUND([.D201])" office:value-type="float" office:value="4148">
            <text:p>4148</text:p>
          </table:table-cell>
          <table:table-cell table:formula="of:=([.$C$8]-([.E201]*[.$C$4]))" office:value-type="float" office:value="162.467326923077">
            <text:p>162.467326923077</text:p>
          </table:table-cell>
          <table:table-cell table:formula="of:=SQRT(ABS([.$D$2]^2-[.F201]^2))" office:value-type="float" office:value="28.7987444599595">
            <text:p>28.7987444599595</text:p>
          </table:table-cell>
          <table:table-cell table:formula="of:=ABS([.B201]-[.G201])" office:value-type="float" office:value="0.0012555400403933">
            <text:p>0.0012555400403933</text:p>
          </table:table-cell>
          <table:table-cell table:number-columns-repeated="3"/>
        </table:table-row>
        <table:table-row table:style-name="ro2">
          <table:table-cell table:formula="of:=[.A201]+[.A$4]" office:value-type="float" office:value="57.8999999999998">
            <text:p>57.8999999999998</text:p>
          </table:table-cell>
          <table:table-cell table:formula="of:=[.A202]/([.$D$4]*2)" office:value-type="float" office:value="28.9499999999999">
            <text:p>28.9499999999999</text:p>
          </table:table-cell>
          <table:table-cell table:formula="of:=SQRT(ABS([.$D$2]^2-[.B202]^2))" office:value-type="float" office:value="162.440442932171">
            <text:p>162.440442932171</text:p>
          </table:table-cell>
          <table:table-cell table:formula="of:=([.$C$10]-[.C202])*[.$B$4]" office:value-type="float" office:value="4191.91880541145">
            <text:p>4191.91880541145</text:p>
          </table:table-cell>
          <table:table-cell table:formula="of:=ROUND([.D202])" office:value-type="float" office:value="4192">
            <text:p>4192</text:p>
          </table:table-cell>
          <table:table-cell table:formula="of:=([.$C$8]-([.E202]*[.$C$4]))" office:value-type="float" office:value="162.440461538462">
            <text:p>162.440461538462</text:p>
          </table:table-cell>
          <table:table-cell table:formula="of:=SQRT(ABS([.$D$2]^2-[.F202]^2))" office:value-type="float" office:value="28.9498955986304">
            <text:p>28.9498955986304</text:p>
          </table:table-cell>
          <table:table-cell table:formula="of:=ABS([.B202]-[.G202])" office:value-type="float" office:value="0.00010440136951928">
            <text:p>0.00010440136951928</text:p>
          </table:table-cell>
          <table:table-cell table:number-columns-repeated="3"/>
        </table:table-row>
        <table:table-row table:style-name="ro2">
          <table:table-cell table:formula="of:=[.A202]+[.A$4]" office:value-type="float" office:value="58.1999999999998">
            <text:p>58.1999999999998</text:p>
          </table:table-cell>
          <table:table-cell table:formula="of:=[.A203]/([.$D$4]*2)" office:value-type="float" office:value="29.0999999999999">
            <text:p>29.0999999999999</text:p>
          </table:table-cell>
          <table:table-cell table:formula="of:=SQRT(ABS([.$D$2]^2-[.B203]^2))" office:value-type="float" office:value="162.413638589867">
            <text:p>162.413638589867</text:p>
          </table:table-cell>
          <table:table-cell table:formula="of:=([.$C$10]-[.C203])*[.$B$4]" office:value-type="float" office:value="4235.81883060243">
            <text:p>4235.81883060243</text:p>
          </table:table-cell>
          <table:table-cell table:formula="of:=ROUND([.D203])" office:value-type="float" office:value="4236">
            <text:p>4236</text:p>
          </table:table-cell>
          <table:table-cell table:formula="of:=([.$C$8]-([.E203]*[.$C$4]))" office:value-type="float" office:value="162.413596153846">
            <text:p>162.413596153846</text:p>
          </table:table-cell>
          <table:table-cell table:formula="of:=SQRT(ABS([.$D$2]^2-[.F203]^2))" office:value-type="float" office:value="29.1002368439738">
            <text:p>29.1002368439738</text:p>
          </table:table-cell>
          <table:table-cell table:formula="of:=ABS([.B203]-[.G203])" office:value-type="float" office:value="0.000236843973901557">
            <text:p>0.000236843973901557</text:p>
          </table:table-cell>
          <table:table-cell table:number-columns-repeated="3"/>
        </table:table-row>
        <table:table-row table:style-name="ro2">
          <table:table-cell table:formula="of:=[.A203]+[.A$4]" office:value-type="float" office:value="58.4999999999998">
            <text:p>58.4999999999998</text:p>
          </table:table-cell>
          <table:table-cell table:formula="of:=[.A204]/([.$D$4]*2)" office:value-type="float" office:value="29.2499999999999">
            <text:p>29.2499999999999</text:p>
          </table:table-cell>
          <table:table-cell table:formula="of:=SQRT(ABS([.$D$2]^2-[.B204]^2))" office:value-type="float" office:value="162.386691265017">
            <text:p>162.386691265017</text:p>
          </table:table-cell>
          <table:table-cell table:formula="of:=([.$C$10]-[.C204])*[.$B$4]" office:value-type="float" office:value="4279.95303193161">
            <text:p>4279.95303193161</text:p>
          </table:table-cell>
          <table:table-cell table:formula="of:=ROUND([.D204])" office:value-type="float" office:value="4280">
            <text:p>4280</text:p>
          </table:table-cell>
          <table:table-cell table:formula="of:=([.$C$8]-([.E204]*[.$C$4]))" office:value-type="float" office:value="162.386730769231">
            <text:p>162.386730769231</text:p>
          </table:table-cell>
          <table:table-cell table:formula="of:=SQRT(ABS([.$D$2]^2-[.F204]^2))" office:value-type="float" office:value="29.2497806843292">
            <text:p>29.2497806843292</text:p>
          </table:table-cell>
          <table:table-cell table:formula="of:=ABS([.B204]-[.G204])" office:value-type="float" office:value="0.000219315670719311">
            <text:p>0.000219315670719311</text:p>
          </table:table-cell>
          <table:table-cell table:number-columns-repeated="3"/>
        </table:table-row>
        <table:table-row table:style-name="ro2">
          <table:table-cell table:formula="of:=[.A204]+[.A$4]" office:value-type="float" office:value="58.7999999999998">
            <text:p>58.7999999999998</text:p>
          </table:table-cell>
          <table:table-cell table:formula="of:=[.A205]/([.$D$4]*2)" office:value-type="float" office:value="29.3999999999999">
            <text:p>29.3999999999999</text:p>
          </table:table-cell>
          <table:table-cell table:formula="of:=SQRT(ABS([.$D$2]^2-[.B205]^2))" office:value-type="float" office:value="162.359600886427">
            <text:p>162.359600886427</text:p>
          </table:table-cell>
          <table:table-cell table:formula="of:=([.$C$10]-[.C205])*[.$B$4]" office:value-type="float" office:value="4324.32152599985">
            <text:p>4324.32152599985</text:p>
          </table:table-cell>
          <table:table-cell table:formula="of:=ROUND([.D205])" office:value-type="float" office:value="4324">
            <text:p>4324</text:p>
          </table:table-cell>
          <table:table-cell table:formula="of:=([.$C$8]-([.E205]*[.$C$4]))" office:value-type="float" office:value="162.359865384615">
            <text:p>162.359865384615</text:p>
          </table:table-cell>
          <table:table-cell table:formula="of:=SQRT(ABS([.$D$2]^2-[.F205]^2))" office:value-type="float" office:value="29.3985392883656">
            <text:p>29.3985392883656</text:p>
          </table:table-cell>
          <table:table-cell table:formula="of:=ABS([.B205]-[.G205])" office:value-type="float" office:value="0.00146071163431216">
            <text:p>0.00146071163431216</text:p>
          </table:table-cell>
          <table:table-cell table:number-columns-repeated="3"/>
        </table:table-row>
        <table:table-row table:style-name="ro2">
          <table:table-cell table:formula="of:=[.A205]+[.A$4]" office:value-type="float" office:value="59.0999999999998">
            <text:p>59.0999999999998</text:p>
          </table:table-cell>
          <table:table-cell table:formula="of:=[.A206]/([.$D$4]*2)" office:value-type="float" office:value="29.5499999999999">
            <text:p>29.5499999999999</text:p>
          </table:table-cell>
          <table:table-cell table:formula="of:=SQRT(ABS([.$D$2]^2-[.B206]^2))" office:value-type="float" office:value="162.332367382479">
            <text:p>162.332367382479</text:p>
          </table:table-cell>
          <table:table-cell table:formula="of:=([.$C$10]-[.C206])*[.$B$4]" office:value-type="float" office:value="4368.92443010501">
            <text:p>4368.92443010501</text:p>
          </table:table-cell>
          <table:table-cell table:formula="of:=ROUND([.D206])" office:value-type="float" office:value="4369">
            <text:p>4369</text:p>
          </table:table-cell>
          <table:table-cell table:formula="of:=([.$C$8]-([.E206]*[.$C$4]))" office:value-type="float" office:value="162.332389423077">
            <text:p>162.332389423077</text:p>
          </table:table-cell>
          <table:table-cell table:formula="of:=SQRT(ABS([.$D$2]^2-[.F206]^2))" office:value-type="float" office:value="29.5498789201327">
            <text:p>29.5498789201327</text:p>
          </table:table-cell>
          <table:table-cell table:formula="of:=ABS([.B206]-[.G206])" office:value-type="float" office:value="0.000121079867234641">
            <text:p>0.000121079867234641</text:p>
          </table:table-cell>
          <table:table-cell table:number-columns-repeated="3"/>
        </table:table-row>
        <table:table-row table:style-name="ro2">
          <table:table-cell table:formula="of:=[.A206]+[.A$4]" office:value-type="float" office:value="59.3999999999998">
            <text:p>59.3999999999998</text:p>
          </table:table-cell>
          <table:table-cell table:formula="of:=[.A207]/([.$D$4]*2)" office:value-type="float" office:value="29.6999999999999">
            <text:p>29.6999999999999</text:p>
          </table:table-cell>
          <table:table-cell table:formula="of:=SQRT(ABS([.$D$2]^2-[.B207]^2))" office:value-type="float" office:value="162.304990681125">
            <text:p>162.304990681125</text:p>
          </table:table-cell>
          <table:table-cell table:formula="of:=([.$C$10]-[.C207])*[.$B$4]" office:value-type="float" office:value="4413.76186224356">
            <text:p>4413.76186224356</text:p>
          </table:table-cell>
          <table:table-cell table:formula="of:=ROUND([.D207])" office:value-type="float" office:value="4414">
            <text:p>4414</text:p>
          </table:table-cell>
          <table:table-cell table:formula="of:=([.$C$8]-([.E207]*[.$C$4]))" office:value-type="float" office:value="162.304913461538">
            <text:p>162.304913461538</text:p>
          </table:table-cell>
          <table:table-cell table:formula="of:=SQRT(ABS([.$D$2]^2-[.F207]^2))" office:value-type="float" office:value="29.7004219876168">
            <text:p>29.7004219876168</text:p>
          </table:table-cell>
          <table:table-cell table:formula="of:=ABS([.B207]-[.G207])" office:value-type="float" office:value="0.000421987616874731">
            <text:p>0.000421987616874731</text:p>
          </table:table-cell>
          <table:table-cell table:number-columns-repeated="3"/>
        </table:table-row>
        <table:table-row table:style-name="ro2">
          <table:table-cell table:formula="of:=[.A207]+[.A$4]" office:value-type="float" office:value="59.6999999999998">
            <text:p>59.6999999999998</text:p>
          </table:table-cell>
          <table:table-cell table:formula="of:=[.A208]/([.$D$4]*2)" office:value-type="float" office:value="29.8499999999999">
            <text:p>29.8499999999999</text:p>
          </table:table-cell>
          <table:table-cell table:formula="of:=SQRT(ABS([.$D$2]^2-[.B208]^2))" office:value-type="float" office:value="162.277470709892">
            <text:p>162.277470709892</text:p>
          </table:table-cell>
          <table:table-cell table:formula="of:=([.$C$10]-[.C208])*[.$B$4]" office:value-type="float" office:value="4458.83394111225">
            <text:p>4458.83394111225</text:p>
          </table:table-cell>
          <table:table-cell table:formula="of:=ROUND([.D208])" office:value-type="float" office:value="4459">
            <text:p>4459</text:p>
          </table:table-cell>
          <table:table-cell table:formula="of:=([.$C$8]-([.E208]*[.$C$4]))" office:value-type="float" office:value="162.2774375">
            <text:p>162.2774375</text:p>
          </table:table-cell>
          <table:table-cell table:formula="of:=SQRT(ABS([.$D$2]^2-[.F208]^2))" office:value-type="float" office:value="29.8501805427303">
            <text:p>29.8501805427303</text:p>
          </table:table-cell>
          <table:table-cell table:formula="of:=ABS([.B208]-[.G208])" office:value-type="float" office:value="0.000180542730415567">
            <text:p>0.000180542730415567</text:p>
          </table:table-cell>
          <table:table-cell table:number-columns-repeated="3"/>
        </table:table-row>
        <table:table-row table:style-name="ro2">
          <table:table-cell table:formula="of:=[.A208]+[.A$4]" office:value-type="float" office:value="59.9999999999998">
            <text:p>59.9999999999998</text:p>
          </table:table-cell>
          <table:table-cell table:formula="of:=[.A209]/([.$D$4]*2)" office:value-type="float" office:value="29.9999999999999">
            <text:p>29.9999999999999</text:p>
          </table:table-cell>
          <table:table-cell table:formula="of:=SQRT(ABS([.$D$2]^2-[.B209]^2))" office:value-type="float" office:value="162.24980739588">
            <text:p>162.24980739588</text:p>
          </table:table-cell>
          <table:table-cell table:formula="of:=([.$C$10]-[.C209])*[.$B$4]" office:value-type="float" office:value="4504.1407861098">
            <text:p>4504.1407861098</text:p>
          </table:table-cell>
          <table:table-cell table:formula="of:=ROUND([.D209])" office:value-type="float" office:value="4504">
            <text:p>4504</text:p>
          </table:table-cell>
          <table:table-cell table:formula="of:=([.$C$8]-([.E209]*[.$C$4]))" office:value-type="float" office:value="162.249961538462">
            <text:p>162.249961538462</text:p>
          </table:table-cell>
          <table:table-cell table:formula="of:=SQRT(ABS([.$D$2]^2-[.F209]^2))" office:value-type="float" office:value="29.9991663345459">
            <text:p>29.9991663345459</text:p>
          </table:table-cell>
          <table:table-cell table:formula="of:=ABS([.B209]-[.G209])" office:value-type="float" office:value="0.000833665454038623">
            <text:p>0.000833665454038623</text:p>
          </table:table-cell>
          <table:table-cell table:number-columns-repeated="3"/>
        </table:table-row>
        <table:table-row table:style-name="ro2">
          <table:table-cell table:formula="of:=[.A209]+[.A$4]" office:value-type="float" office:value="60.2999999999998">
            <text:p>60.2999999999998</text:p>
          </table:table-cell>
          <table:table-cell table:formula="of:=[.A210]/([.$D$4]*2)" office:value-type="float" office:value="30.1499999999999">
            <text:p>30.1499999999999</text:p>
          </table:table-cell>
          <table:table-cell table:formula="of:=SQRT(ABS([.$D$2]^2-[.B210]^2))" office:value-type="float" office:value="162.222000665754">
            <text:p>162.222000665754</text:p>
          </table:table-cell>
          <table:table-cell table:formula="of:=([.$C$10]-[.C210])*[.$B$4]" office:value-type="float" office:value="4549.68251733844">
            <text:p>4549.68251733844</text:p>
          </table:table-cell>
          <table:table-cell table:formula="of:=ROUND([.D210])" office:value-type="float" office:value="4550">
            <text:p>4550</text:p>
          </table:table-cell>
          <table:table-cell table:formula="of:=([.$C$8]-([.E210]*[.$C$4]))" office:value-type="float" office:value="162.221875">
            <text:p>162.221875</text:p>
          </table:table-cell>
          <table:table-cell table:formula="of:=SQRT(ABS([.$D$2]^2-[.F210]^2))" office:value-type="float" office:value="30.150676136438">
            <text:p>30.150676136438</text:p>
          </table:table-cell>
          <table:table-cell table:formula="of:=ABS([.B210]-[.G210])" office:value-type="float" office:value="0.000676136438084285">
            <text:p>0.000676136438084285</text:p>
          </table:table-cell>
          <table:table-cell table:number-columns-repeated="3"/>
        </table:table-row>
        <table:table-row table:style-name="ro2">
          <table:table-cell table:formula="of:=[.A210]+[.A$4]" office:value-type="float" office:value="60.5999999999998">
            <text:p>60.5999999999998</text:p>
          </table:table-cell>
          <table:table-cell table:formula="of:=[.A211]/([.$D$4]*2)" office:value-type="float" office:value="30.2999999999999">
            <text:p>30.2999999999999</text:p>
          </table:table-cell>
          <table:table-cell table:formula="of:=SQRT(ABS([.$D$2]^2-[.B211]^2))" office:value-type="float" office:value="162.194050445755">
            <text:p>162.194050445755</text:p>
          </table:table-cell>
          <table:table-cell table:formula="of:=([.$C$10]-[.C211])*[.$B$4]" office:value-type="float" office:value="4595.45925560566">
            <text:p>4595.45925560566</text:p>
          </table:table-cell>
          <table:table-cell table:formula="of:=ROUND([.D211])" office:value-type="float" office:value="4595">
            <text:p>4595</text:p>
          </table:table-cell>
          <table:table-cell table:formula="of:=([.$C$8]-([.E211]*[.$C$4]))" office:value-type="float" office:value="162.194399038462">
            <text:p>162.194399038462</text:p>
          </table:table-cell>
          <table:table-cell table:formula="of:=SQRT(ABS([.$D$2]^2-[.F211]^2))" office:value-type="float" office:value="30.2981339450519">
            <text:p>30.2981339450519</text:p>
          </table:table-cell>
          <table:table-cell table:formula="of:=ABS([.B211]-[.G211])" office:value-type="float" office:value="0.00186605494802095">
            <text:p>0.00186605494802095</text:p>
          </table:table-cell>
          <table:table-cell table:number-columns-repeated="3"/>
        </table:table-row>
        <table:table-row table:style-name="ro2">
          <table:table-cell table:formula="of:=[.A211]+[.A$4]" office:value-type="float" office:value="60.8999999999998">
            <text:p>60.8999999999998</text:p>
          </table:table-cell>
          <table:table-cell table:formula="of:=[.A212]/([.$D$4]*2)" office:value-type="float" office:value="30.4499999999999">
            <text:p>30.4499999999999</text:p>
          </table:table-cell>
          <table:table-cell table:formula="of:=SQRT(ABS([.$D$2]^2-[.B212]^2))" office:value-type="float" office:value="162.165956661687">
            <text:p>162.165956661687</text:p>
          </table:table-cell>
          <table:table-cell table:formula="of:=([.$C$10]-[.C212])*[.$B$4]" office:value-type="float" office:value="4641.47112242584">
            <text:p>4641.47112242584</text:p>
          </table:table-cell>
          <table:table-cell table:formula="of:=ROUND([.D212])" office:value-type="float" office:value="4641">
            <text:p>4641</text:p>
          </table:table-cell>
          <table:table-cell table:formula="of:=([.$C$8]-([.E212]*[.$C$4]))" office:value-type="float" office:value="162.1663125">
            <text:p>162.1663125</text:p>
          </table:table-cell>
          <table:table-cell table:formula="of:=SQRT(ABS([.$D$2]^2-[.F212]^2))" office:value-type="float" office:value="30.4481048696358">
            <text:p>30.4481048696358</text:p>
          </table:table-cell>
          <table:table-cell table:formula="of:=ABS([.B212]-[.G212])" office:value-type="float" office:value="0.00189513036405842">
            <text:p>0.00189513036405842</text:p>
          </table:table-cell>
          <table:table-cell table:number-columns-repeated="3"/>
        </table:table-row>
        <table:table-row table:style-name="ro2">
          <table:table-cell table:formula="of:=[.A212]+[.A$4]" office:value-type="float" office:value="61.1999999999998">
            <text:p>61.1999999999998</text:p>
          </table:table-cell>
          <table:table-cell table:formula="of:=[.A213]/([.$D$4]*2)" office:value-type="float" office:value="30.5999999999999">
            <text:p>30.5999999999999</text:p>
          </table:table-cell>
          <table:table-cell table:formula="of:=SQRT(ABS([.$D$2]^2-[.B213]^2))" office:value-type="float" office:value="162.137719238924">
            <text:p>162.137719238924</text:p>
          </table:table-cell>
          <table:table-cell table:formula="of:=([.$C$10]-[.C213])*[.$B$4]" office:value-type="float" office:value="4687.71824002193">
            <text:p>4687.71824002193</text:p>
          </table:table-cell>
          <table:table-cell table:formula="of:=ROUND([.D213])" office:value-type="float" office:value="4688">
            <text:p>4688</text:p>
          </table:table-cell>
          <table:table-cell table:formula="of:=([.$C$8]-([.E213]*[.$C$4]))" office:value-type="float" office:value="162.137615384615">
            <text:p>162.137615384615</text:p>
          </table:table-cell>
          <table:table-cell table:formula="of:=SQRT(ABS([.$D$2]^2-[.F213]^2))" office:value-type="float" office:value="30.6005502792113">
            <text:p>30.6005502792113</text:p>
          </table:table-cell>
          <table:table-cell table:formula="of:=ABS([.B213]-[.G213])" office:value-type="float" office:value="0.000550279211385174">
            <text:p>0.000550279211385174</text:p>
          </table:table-cell>
          <table:table-cell table:number-columns-repeated="3"/>
        </table:table-row>
        <table:table-row table:style-name="ro2">
          <table:table-cell table:formula="of:=[.A213]+[.A$4]" office:value-type="float" office:value="61.4999999999998">
            <text:p>61.4999999999998</text:p>
          </table:table-cell>
          <table:table-cell table:formula="of:=[.A214]/([.$D$4]*2)" office:value-type="float" office:value="30.7499999999999">
            <text:p>30.7499999999999</text:p>
          </table:table-cell>
          <table:table-cell table:formula="of:=SQRT(ABS([.$D$2]^2-[.B214]^2))" office:value-type="float" office:value="162.109338102405">
            <text:p>162.109338102405</text:p>
          </table:table-cell>
          <table:table-cell table:formula="of:=([.$C$10]-[.C214])*[.$B$4]" office:value-type="float" office:value="4734.20073132717">
            <text:p>4734.20073132717</text:p>
          </table:table-cell>
          <table:table-cell table:formula="of:=ROUND([.D214])" office:value-type="float" office:value="4734">
            <text:p>4734</text:p>
          </table:table-cell>
          <table:table-cell table:formula="of:=([.$C$8]-([.E214]*[.$C$4]))" office:value-type="float" office:value="162.109528846154">
            <text:p>162.109528846154</text:p>
          </table:table-cell>
          <table:table-cell table:formula="of:=SQRT(ABS([.$D$2]^2-[.F214]^2))" office:value-type="float" office:value="30.7489944108424">
            <text:p>30.7489944108424</text:p>
          </table:table-cell>
          <table:table-cell table:formula="of:=ABS([.B214]-[.G214])" office:value-type="float" office:value="0.00100558915746518">
            <text:p>0.00100558915746518</text:p>
          </table:table-cell>
          <table:table-cell table:number-columns-repeated="3"/>
        </table:table-row>
        <table:table-row table:style-name="ro2">
          <table:table-cell table:formula="of:=[.A214]+[.A$4]" office:value-type="float" office:value="61.7999999999998">
            <text:p>61.7999999999998</text:p>
          </table:table-cell>
          <table:table-cell table:formula="of:=[.A215]/([.$D$4]*2)" office:value-type="float" office:value="30.8999999999999">
            <text:p>30.8999999999999</text:p>
          </table:table-cell>
          <table:table-cell table:formula="of:=SQRT(ABS([.$D$2]^2-[.B215]^2))" office:value-type="float" office:value="162.080813176637">
            <text:p>162.080813176637</text:p>
          </table:table-cell>
          <table:table-cell table:formula="of:=([.$C$10]-[.C215])*[.$B$4]" office:value-type="float" office:value="4780.91871998683">
            <text:p>4780.91871998683</text:p>
          </table:table-cell>
          <table:table-cell table:formula="of:=ROUND([.D215])" office:value-type="float" office:value="4781">
            <text:p>4781</text:p>
          </table:table-cell>
          <table:table-cell table:formula="of:=([.$C$8]-([.E215]*[.$C$4]))" office:value-type="float" office:value="162.080831730769">
            <text:p>162.080831730769</text:p>
          </table:table-cell>
          <table:table-cell table:formula="of:=SQRT(ABS([.$D$2]^2-[.F215]^2))" office:value-type="float" office:value="30.8999026772265">
            <text:p>30.8999026772265</text:p>
          </table:table-cell>
          <table:table-cell table:formula="of:=ABS([.B215]-[.G215])" office:value-type="float" office:value="0.0000973227733886972">
            <text:p>0.0000973227733886972</text:p>
          </table:table-cell>
          <table:table-cell table:number-columns-repeated="3"/>
        </table:table-row>
        <table:table-row table:style-name="ro2">
          <table:table-cell table:formula="of:=[.A215]+[.A$4]" office:value-type="float" office:value="62.0999999999998">
            <text:p>62.0999999999998</text:p>
          </table:table-cell>
          <table:table-cell table:formula="of:=[.A216]/([.$D$4]*2)" office:value-type="float" office:value="31.0499999999999">
            <text:p>31.0499999999999</text:p>
          </table:table-cell>
          <table:table-cell table:formula="of:=SQRT(ABS([.$D$2]^2-[.B216]^2))" office:value-type="float" office:value="162.052144385688">
            <text:p>162.052144385688</text:p>
          </table:table-cell>
          <table:table-cell table:formula="of:=([.$C$10]-[.C216])*[.$B$4]" office:value-type="float" office:value="4827.87233035983">
            <text:p>4827.87233035983</text:p>
          </table:table-cell>
          <table:table-cell table:formula="of:=ROUND([.D216])" office:value-type="float" office:value="4828">
            <text:p>4828</text:p>
          </table:table-cell>
          <table:table-cell table:formula="of:=([.$C$8]-([.E216]*[.$C$4]))" office:value-type="float" office:value="162.052134615385">
            <text:p>162.052134615385</text:p>
          </table:table-cell>
          <table:table-cell table:formula="of:=SQRT(ABS([.$D$2]^2-[.F216]^2))" office:value-type="float" office:value="31.0500509918626">
            <text:p>31.0500509918626</text:p>
          </table:table-cell>
          <table:table-cell table:formula="of:=ABS([.B216]-[.G216])" office:value-type="float" office:value="0.000050991862728722">
            <text:p>0.000050991862728722</text:p>
          </table:table-cell>
          <table:table-cell table:number-columns-repeated="3"/>
        </table:table-row>
        <table:table-row table:style-name="ro2">
          <table:table-cell table:formula="of:=[.A216]+[.A$4]" office:value-type="float" office:value="62.3999999999998">
            <text:p>62.3999999999998</text:p>
          </table:table-cell>
          <table:table-cell table:formula="of:=[.A217]/([.$D$4]*2)" office:value-type="float" office:value="31.1999999999999">
            <text:p>31.1999999999999</text:p>
          </table:table-cell>
          <table:table-cell table:formula="of:=SQRT(ABS([.$D$2]^2-[.B217]^2))" office:value-type="float" office:value="162.023331653191">
            <text:p>162.023331653191</text:p>
          </table:table-cell>
          <table:table-cell table:formula="of:=([.$C$10]-[.C217])*[.$B$4]" office:value-type="float" office:value="4875.06168752053">
            <text:p>4875.06168752053</text:p>
          </table:table-cell>
          <table:table-cell table:formula="of:=ROUND([.D217])" office:value-type="float" office:value="4875">
            <text:p>4875</text:p>
          </table:table-cell>
          <table:table-cell table:formula="of:=([.$C$8]-([.E217]*[.$C$4]))" office:value-type="float" office:value="162.0234375">
            <text:p>162.0234375</text:p>
          </table:table-cell>
          <table:table-cell table:formula="of:=SQRT(ABS([.$D$2]^2-[.F217]^2))" office:value-type="float" office:value="31.1994503266258">
            <text:p>31.1994503266258</text:p>
          </table:table-cell>
          <table:table-cell table:formula="of:=ABS([.B217]-[.G217])" office:value-type="float" office:value="0.000549673374035109">
            <text:p>0.000549673374035109</text:p>
          </table:table-cell>
          <table:table-cell table:number-columns-repeated="3"/>
        </table:table-row>
        <table:table-row table:style-name="ro2">
          <table:table-cell table:formula="of:=[.A217]+[.A$4]" office:value-type="float" office:value="62.6999999999998">
            <text:p>62.6999999999998</text:p>
          </table:table-cell>
          <table:table-cell table:formula="of:=[.A218]/([.$D$4]*2)" office:value-type="float" office:value="31.3499999999999">
            <text:p>31.3499999999999</text:p>
          </table:table-cell>
          <table:table-cell table:formula="of:=SQRT(ABS([.$D$2]^2-[.B218]^2))" office:value-type="float" office:value="161.99437490234">
            <text:p>161.99437490234</text:p>
          </table:table-cell>
          <table:table-cell table:formula="of:=([.$C$10]-[.C218])*[.$B$4]" office:value-type="float" office:value="4922.48691726055">
            <text:p>4922.48691726055</text:p>
          </table:table-cell>
          <table:table-cell table:formula="of:=ROUND([.D218])" office:value-type="float" office:value="4922">
            <text:p>4922</text:p>
          </table:table-cell>
          <table:table-cell table:formula="of:=([.$C$8]-([.E218]*[.$C$4]))" office:value-type="float" office:value="161.994740384615">
            <text:p>161.994740384615</text:p>
          </table:table-cell>
          <table:table-cell table:formula="of:=SQRT(ABS([.$D$2]^2-[.F218]^2))" office:value-type="float" office:value="31.3481113900193">
            <text:p>31.3481113900193</text:p>
          </table:table-cell>
          <table:table-cell table:formula="of:=ABS([.B218]-[.G218])" office:value-type="float" office:value="0.00188860998060036">
            <text:p>0.00188860998060036</text:p>
          </table:table-cell>
          <table:table-cell table:number-columns-repeated="3"/>
        </table:table-row>
        <table:table-row table:style-name="ro2">
          <table:table-cell table:formula="of:=[.A218]+[.A$4]" office:value-type="float" office:value="62.9999999999998">
            <text:p>62.9999999999998</text:p>
          </table:table-cell>
          <table:table-cell table:formula="of:=[.A219]/([.$D$4]*2)" office:value-type="float" office:value="31.4999999999999">
            <text:p>31.4999999999999</text:p>
          </table:table-cell>
          <table:table-cell table:formula="of:=SQRT(ABS([.$D$2]^2-[.B219]^2))" office:value-type="float" office:value="161.965274055891">
            <text:p>161.965274055891</text:p>
          </table:table-cell>
          <table:table-cell table:formula="of:=([.$C$10]-[.C219])*[.$B$4]" office:value-type="float" office:value="4970.14814609038">
            <text:p>4970.14814609038</text:p>
          </table:table-cell>
          <table:table-cell table:formula="of:=ROUND([.D219])" office:value-type="float" office:value="4970">
            <text:p>4970</text:p>
          </table:table-cell>
          <table:table-cell table:formula="of:=([.$C$8]-([.E219]*[.$C$4]))" office:value-type="float" office:value="161.965432692308">
            <text:p>161.965432692308</text:p>
          </table:table-cell>
          <table:table-cell table:formula="of:=SQRT(ABS([.$D$2]^2-[.F219]^2))" office:value-type="float" office:value="31.4991843194954">
            <text:p>31.4991843194954</text:p>
          </table:table-cell>
          <table:table-cell table:formula="of:=ABS([.B219]-[.G219])" office:value-type="float" office:value="0.000815680504473448">
            <text:p>0.000815680504473448</text:p>
          </table:table-cell>
          <table:table-cell table:number-columns-repeated="3"/>
        </table:table-row>
        <table:table-row table:style-name="ro2">
          <table:table-cell table:formula="of:=[.A219]+[.A$4]" office:value-type="float" office:value="63.2999999999998">
            <text:p>63.2999999999998</text:p>
          </table:table-cell>
          <table:table-cell table:formula="of:=[.A220]/([.$D$4]*2)" office:value-type="float" office:value="31.6499999999999">
            <text:p>31.6499999999999</text:p>
          </table:table-cell>
          <table:table-cell table:formula="of:=SQRT(ABS([.$D$2]^2-[.B220]^2))" office:value-type="float" office:value="161.93602903616">
            <text:p>161.93602903616</text:p>
          </table:table-cell>
          <table:table-cell table:formula="of:=([.$C$10]-[.C220])*[.$B$4]" office:value-type="float" office:value="5018.04550124126">
            <text:p>5018.04550124126</text:p>
          </table:table-cell>
          <table:table-cell table:formula="of:=ROUND([.D220])" office:value-type="float" office:value="5018">
            <text:p>5018</text:p>
          </table:table-cell>
          <table:table-cell table:formula="of:=([.$C$8]-([.E220]*[.$C$4]))" office:value-type="float" office:value="161.936125">
            <text:p>161.936125</text:p>
          </table:table-cell>
          <table:table-cell table:formula="of:=SQRT(ABS([.$D$2]^2-[.F220]^2))" office:value-type="float" office:value="31.6495090006839">
            <text:p>31.6495090006839</text:p>
          </table:table-cell>
          <table:table-cell table:formula="of:=ABS([.B220]-[.G220])" office:value-type="float" office:value="0.000490999315932328">
            <text:p>0.000490999315932328</text:p>
          </table:table-cell>
          <table:table-cell table:number-columns-repeated="3"/>
        </table:table-row>
        <table:table-row table:style-name="ro2">
          <table:table-cell table:formula="of:=[.A220]+[.A$4]" office:value-type="float" office:value="63.5999999999998">
            <text:p>63.5999999999998</text:p>
          </table:table-cell>
          <table:table-cell table:formula="of:=[.A221]/([.$D$4]*2)" office:value-type="float" office:value="31.7999999999999">
            <text:p>31.7999999999999</text:p>
          </table:table-cell>
          <table:table-cell table:formula="of:=SQRT(ABS([.$D$2]^2-[.B221]^2))" office:value-type="float" office:value="161.90663976502">
            <text:p>161.90663976502</text:p>
          </table:table-cell>
          <table:table-cell table:formula="of:=([.$C$10]-[.C221])*[.$B$4]" office:value-type="float" office:value="5066.17911066688">
            <text:p>5066.17911066688</text:p>
          </table:table-cell>
          <table:table-cell table:formula="of:=ROUND([.D221])" office:value-type="float" office:value="5066">
            <text:p>5066</text:p>
          </table:table-cell>
          <table:table-cell table:formula="of:=([.$C$8]-([.E221]*[.$C$4]))" office:value-type="float" office:value="161.906817307692">
            <text:p>161.906817307692</text:p>
          </table:table-cell>
          <table:table-cell table:formula="of:=SQRT(ABS([.$D$2]^2-[.F221]^2))" office:value-type="float" office:value="31.7990960452266">
            <text:p>31.7990960452266</text:p>
          </table:table-cell>
          <table:table-cell table:formula="of:=ABS([.B221]-[.G221])" office:value-type="float" office:value="0.000903954773260551">
            <text:p>0.000903954773260551</text:p>
          </table:table-cell>
          <table:table-cell table:number-columns-repeated="3"/>
        </table:table-row>
        <table:table-row table:style-name="ro2">
          <table:table-cell table:formula="of:=[.A221]+[.A$4]" office:value-type="float" office:value="63.8999999999998">
            <text:p>63.8999999999998</text:p>
          </table:table-cell>
          <table:table-cell table:formula="of:=[.A222]/([.$D$4]*2)" office:value-type="float" office:value="31.9499999999999">
            <text:p>31.9499999999999</text:p>
          </table:table-cell>
          <table:table-cell table:formula="of:=SQRT(ABS([.$D$2]^2-[.B222]^2))" office:value-type="float" office:value="161.877106163905">
            <text:p>161.877106163905</text:p>
          </table:table-cell>
          <table:table-cell table:formula="of:=([.$C$10]-[.C222])*[.$B$4]" office:value-type="float" office:value="5114.5491030453">
            <text:p>5114.5491030453</text:p>
          </table:table-cell>
          <table:table-cell table:formula="of:=ROUND([.D222])" office:value-type="float" office:value="5115">
            <text:p>5115</text:p>
          </table:table-cell>
          <table:table-cell table:formula="of:=([.$C$8]-([.E222]*[.$C$4]))" office:value-type="float" office:value="161.876899038462">
            <text:p>161.876899038462</text:p>
          </table:table-cell>
          <table:table-cell table:formula="of:=SQRT(ABS([.$D$2]^2-[.F222]^2))" office:value-type="float" office:value="31.9510493989122">
            <text:p>31.9510493989122</text:p>
          </table:table-cell>
          <table:table-cell table:formula="of:=ABS([.B222]-[.G222])" office:value-type="float" office:value="0.00104939891231481">
            <text:p>0.00104939891231481</text:p>
          </table:table-cell>
          <table:table-cell table:number-columns-repeated="3"/>
        </table:table-row>
        <table:table-row table:style-name="ro2">
          <table:table-cell table:formula="of:=[.A222]+[.A$4]" office:value-type="float" office:value="64.1999999999998">
            <text:p>64.1999999999998</text:p>
          </table:table-cell>
          <table:table-cell table:formula="of:=[.A223]/([.$D$4]*2)" office:value-type="float" office:value="32.0999999999999">
            <text:p>32.0999999999999</text:p>
          </table:table-cell>
          <table:table-cell table:formula="of:=SQRT(ABS([.$D$2]^2-[.B223]^2))" office:value-type="float" office:value="161.847428153802">
            <text:p>161.847428153802</text:p>
          </table:table-cell>
          <table:table-cell table:formula="of:=([.$C$10]-[.C223])*[.$B$4]" office:value-type="float" office:value="5163.1556077806">
            <text:p>5163.1556077806</text:p>
          </table:table-cell>
          <table:table-cell table:formula="of:=ROUND([.D223])" office:value-type="float" office:value="5163">
            <text:p>5163</text:p>
          </table:table-cell>
          <table:table-cell table:formula="of:=([.$C$8]-([.E223]*[.$C$4]))" office:value-type="float" office:value="161.847591346154">
            <text:p>161.847591346154</text:p>
          </table:table-cell>
          <table:table-cell table:formula="of:=SQRT(ABS([.$D$2]^2-[.F223]^2))" office:value-type="float" office:value="32.0991771771238">
            <text:p>32.0991771771238</text:p>
          </table:table-cell>
          <table:table-cell table:formula="of:=ABS([.B223]-[.G223])" office:value-type="float" office:value="0.00082282287607427">
            <text:p>0.00082282287607427</text:p>
          </table:table-cell>
          <table:table-cell table:number-columns-repeated="3"/>
        </table:table-row>
        <table:table-row table:style-name="ro2">
          <table:table-cell table:formula="of:=[.A223]+[.A$4]" office:value-type="float" office:value="64.4999999999997">
            <text:p>64.4999999999997</text:p>
          </table:table-cell>
          <table:table-cell table:formula="of:=[.A224]/([.$D$4]*2)" office:value-type="float" office:value="32.2499999999999">
            <text:p>32.2499999999999</text:p>
          </table:table-cell>
          <table:table-cell table:formula="of:=SQRT(ABS([.$D$2]^2-[.B224]^2))" office:value-type="float" office:value="161.817605655256">
            <text:p>161.817605655256</text:p>
          </table:table-cell>
          <table:table-cell table:formula="of:=([.$C$10]-[.C224])*[.$B$4]" office:value-type="float" office:value="5211.9987550047">
            <text:p>5211.9987550047</text:p>
          </table:table-cell>
          <table:table-cell table:formula="of:=ROUND([.D224])" office:value-type="float" office:value="5212">
            <text:p>5212</text:p>
          </table:table-cell>
          <table:table-cell table:formula="of:=([.$C$8]-([.E224]*[.$C$4]))" office:value-type="float" office:value="161.817673076923">
            <text:p>161.817673076923</text:p>
          </table:table-cell>
          <table:table-cell table:formula="of:=SQRT(ABS([.$D$2]^2-[.F224]^2))" office:value-type="float" office:value="32.2496617031876">
            <text:p>32.2496617031876</text:p>
          </table:table-cell>
          <table:table-cell table:formula="of:=ABS([.B224]-[.G224])" office:value-type="float" office:value="0.000338296812302019">
            <text:p>0.000338296812302019</text:p>
          </table:table-cell>
          <table:table-cell table:number-columns-repeated="3"/>
        </table:table-row>
        <table:table-row table:style-name="ro2">
          <table:table-cell table:formula="of:=[.A224]+[.A$4]" office:value-type="float" office:value="64.7999999999997">
            <text:p>64.7999999999997</text:p>
          </table:table-cell>
          <table:table-cell table:formula="of:=[.A225]/([.$D$4]*2)" office:value-type="float" office:value="32.3999999999999">
            <text:p>32.3999999999999</text:p>
          </table:table-cell>
          <table:table-cell table:formula="of:=SQRT(ABS([.$D$2]^2-[.B225]^2))" office:value-type="float" office:value="161.787638588367">
            <text:p>161.787638588367</text:p>
          </table:table-cell>
          <table:table-cell table:formula="of:=([.$C$10]-[.C225])*[.$B$4]" office:value-type="float" office:value="5261.07867557944">
            <text:p>5261.07867557944</text:p>
          </table:table-cell>
          <table:table-cell table:formula="of:=ROUND([.D225])" office:value-type="float" office:value="5261">
            <text:p>5261</text:p>
          </table:table-cell>
          <table:table-cell table:formula="of:=([.$C$8]-([.E225]*[.$C$4]))" office:value-type="float" office:value="161.787754807692">
            <text:p>161.787754807692</text:p>
          </table:table-cell>
          <table:table-cell table:formula="of:=SQRT(ABS([.$D$2]^2-[.F225]^2))" office:value-type="float" office:value="32.3994196597106">
            <text:p>32.3994196597106</text:p>
          </table:table-cell>
          <table:table-cell table:formula="of:=ABS([.B225]-[.G225])" office:value-type="float" office:value="0.000580340289296544">
            <text:p>0.000580340289296544</text:p>
          </table:table-cell>
          <table:table-cell table:number-columns-repeated="3"/>
        </table:table-row>
        <table:table-row table:style-name="ro2">
          <table:table-cell table:formula="of:=[.A225]+[.A$4]" office:value-type="float" office:value="65.0999999999997">
            <text:p>65.0999999999997</text:p>
          </table:table-cell>
          <table:table-cell table:formula="of:=[.A226]/([.$D$4]*2)" office:value-type="float" office:value="32.5499999999999">
            <text:p>32.5499999999999</text:p>
          </table:table-cell>
          <table:table-cell table:formula="of:=SQRT(ABS([.$D$2]^2-[.B226]^2))" office:value-type="float" office:value="161.757526872786">
            <text:p>161.757526872786</text:p>
          </table:table-cell>
          <table:table-cell table:formula="of:=([.$C$10]-[.C226])*[.$B$4]" office:value-type="float" office:value="5310.39550109802">
            <text:p>5310.39550109802</text:p>
          </table:table-cell>
          <table:table-cell table:formula="of:=ROUND([.D226])" office:value-type="float" office:value="5310">
            <text:p>5310</text:p>
          </table:table-cell>
          <table:table-cell table:formula="of:=([.$C$8]-([.E226]*[.$C$4]))" office:value-type="float" office:value="161.757836538462">
            <text:p>161.757836538462</text:p>
          </table:table-cell>
          <table:table-cell table:formula="of:=SQRT(ABS([.$D$2]^2-[.F226]^2))" office:value-type="float" office:value="32.5484610757">
            <text:p>32.5484610757</text:p>
          </table:table-cell>
          <table:table-cell table:formula="of:=ABS([.B226]-[.G226])" office:value-type="float" office:value="0.00153892429986513">
            <text:p>0.00153892429986513</text:p>
          </table:table-cell>
          <table:table-cell table:number-columns-repeated="3"/>
        </table:table-row>
        <table:table-row table:style-name="ro2">
          <table:table-cell table:formula="of:=[.A226]+[.A$4]" office:value-type="float" office:value="65.3999999999997">
            <text:p>65.3999999999997</text:p>
          </table:table-cell>
          <table:table-cell table:formula="of:=[.A227]/([.$D$4]*2)" office:value-type="float" office:value="32.6999999999999">
            <text:p>32.6999999999999</text:p>
          </table:table-cell>
          <table:table-cell table:formula="of:=SQRT(ABS([.$D$2]^2-[.B227]^2))" office:value-type="float" office:value="161.727270427717">
            <text:p>161.727270427717</text:p>
          </table:table-cell>
          <table:table-cell table:formula="of:=([.$C$10]-[.C227])*[.$B$4]" office:value-type="float" office:value="5359.94936388731">
            <text:p>5359.94936388731</text:p>
          </table:table-cell>
          <table:table-cell table:formula="of:=ROUND([.D227])" office:value-type="float" office:value="5360">
            <text:p>5360</text:p>
          </table:table-cell>
          <table:table-cell table:formula="of:=([.$C$8]-([.E227]*[.$C$4]))" office:value-type="float" office:value="161.727307692308">
            <text:p>161.727307692308</text:p>
          </table:table-cell>
          <table:table-cell table:formula="of:=SQRT(ABS([.$D$2]^2-[.F227]^2))" office:value-type="float" office:value="32.6998156966921">
            <text:p>32.6998156966921</text:p>
          </table:table-cell>
          <table:table-cell table:formula="of:=ABS([.B227]-[.G227])" office:value-type="float" office:value="0.000184303307769085">
            <text:p>0.000184303307769085</text:p>
          </table:table-cell>
          <table:table-cell table:number-columns-repeated="3"/>
        </table:table-row>
        <table:table-row table:style-name="ro2">
          <table:table-cell table:formula="of:=[.A227]+[.A$4]" office:value-type="float" office:value="65.6999999999997">
            <text:p>65.6999999999997</text:p>
          </table:table-cell>
          <table:table-cell table:formula="of:=[.A228]/([.$D$4]*2)" office:value-type="float" office:value="32.8499999999999">
            <text:p>32.8499999999999</text:p>
          </table:table-cell>
          <table:table-cell table:formula="of:=SQRT(ABS([.$D$2]^2-[.B228]^2))" office:value-type="float" office:value="161.696869171917">
            <text:p>161.696869171917</text:p>
          </table:table-cell>
          <table:table-cell table:formula="of:=([.$C$10]-[.C228])*[.$B$4]" office:value-type="float" office:value="5409.74039700927">
            <text:p>5409.74039700927</text:p>
          </table:table-cell>
          <table:table-cell table:formula="of:=ROUND([.D228])" office:value-type="float" office:value="5410">
            <text:p>5410</text:p>
          </table:table-cell>
          <table:table-cell table:formula="of:=([.$C$8]-([.E228]*[.$C$4]))" office:value-type="float" office:value="161.696778846154">
            <text:p>161.696778846154</text:p>
          </table:table-cell>
          <table:table-cell table:formula="of:=SQRT(ABS([.$D$2]^2-[.F228]^2))" office:value-type="float" office:value="32.8504446054846">
            <text:p>32.8504446054846</text:p>
          </table:table-cell>
          <table:table-cell table:formula="of:=ABS([.B228]-[.G228])" office:value-type="float" office:value="0.000444605484744898">
            <text:p>0.000444605484744898</text:p>
          </table:table-cell>
          <table:table-cell table:number-columns-repeated="3"/>
        </table:table-row>
        <table:table-row table:style-name="ro2">
          <table:table-cell table:formula="of:=[.A228]+[.A$4]" office:value-type="float" office:value="65.9999999999997">
            <text:p>65.9999999999997</text:p>
          </table:table-cell>
          <table:table-cell table:formula="of:=[.A229]/([.$D$4]*2)" office:value-type="float" office:value="32.9999999999999">
            <text:p>32.9999999999999</text:p>
          </table:table-cell>
          <table:table-cell table:formula="of:=SQRT(ABS([.$D$2]^2-[.B229]^2))" office:value-type="float" office:value="161.66632302369">
            <text:p>161.66632302369</text:p>
          </table:table-cell>
          <table:table-cell table:formula="of:=([.$C$10]-[.C229])*[.$B$4]" office:value-type="float" office:value="5459.76873426311">
            <text:p>5459.76873426311</text:p>
          </table:table-cell>
          <table:table-cell table:formula="of:=ROUND([.D229])" office:value-type="float" office:value="5460">
            <text:p>5460</text:p>
          </table:table-cell>
          <table:table-cell table:formula="of:=([.$C$8]-([.E229]*[.$C$4]))" office:value-type="float" office:value="161.66625">
            <text:p>161.66625</text:p>
          </table:table-cell>
          <table:table-cell table:formula="of:=SQRT(ABS([.$D$2]^2-[.F229]^2))" office:value-type="float" office:value="33.0003577395383">
            <text:p>33.0003577395383</text:p>
          </table:table-cell>
          <table:table-cell table:formula="of:=ABS([.B229]-[.G229])" office:value-type="float" office:value="0.000357739538408453">
            <text:p>0.000357739538408453</text:p>
          </table:table-cell>
          <table:table-cell table:number-columns-repeated="3"/>
        </table:table-row>
        <table:table-row table:style-name="ro2">
          <table:table-cell table:formula="of:=[.A229]+[.A$4]" office:value-type="float" office:value="66.2999999999997">
            <text:p>66.2999999999997</text:p>
          </table:table-cell>
          <table:table-cell table:formula="of:=[.A230]/([.$D$4]*2)" office:value-type="float" office:value="33.1499999999999">
            <text:p>33.1499999999999</text:p>
          </table:table-cell>
          <table:table-cell table:formula="of:=SQRT(ABS([.$D$2]^2-[.B230]^2))" office:value-type="float" office:value="161.63563190089">
            <text:p>161.63563190089</text:p>
          </table:table-cell>
          <table:table-cell table:formula="of:=([.$C$10]-[.C230])*[.$B$4]" office:value-type="float" office:value="5510.03451018718">
            <text:p>5510.03451018718</text:p>
          </table:table-cell>
          <table:table-cell table:formula="of:=ROUND([.D230])" office:value-type="float" office:value="5510">
            <text:p>5510</text:p>
          </table:table-cell>
          <table:table-cell table:formula="of:=([.$C$8]-([.E230]*[.$C$4]))" office:value-type="float" office:value="161.635721153846">
            <text:p>161.635721153846</text:p>
          </table:table-cell>
          <table:table-cell table:formula="of:=SQRT(ABS([.$D$2]^2-[.F230]^2))" office:value-type="float" office:value="33.1495648097541">
            <text:p>33.1495648097541</text:p>
          </table:table-cell>
          <table:table-cell table:formula="of:=ABS([.B230]-[.G230])" office:value-type="float" office:value="0.000435190245738681">
            <text:p>0.000435190245738681</text:p>
          </table:table-cell>
          <table:table-cell table:number-columns-repeated="3"/>
        </table:table-row>
        <table:table-row table:style-name="ro2">
          <table:table-cell table:formula="of:=[.A230]+[.A$4]" office:value-type="float" office:value="66.5999999999997">
            <text:p>66.5999999999997</text:p>
          </table:table-cell>
          <table:table-cell table:formula="of:=[.A231]/([.$D$4]*2)" office:value-type="float" office:value="33.2999999999999">
            <text:p>33.2999999999999</text:p>
          </table:table-cell>
          <table:table-cell table:formula="of:=SQRT(ABS([.$D$2]^2-[.B231]^2))" office:value-type="float" office:value="161.604795720919">
            <text:p>161.604795720919</text:p>
          </table:table-cell>
          <table:table-cell table:formula="of:=([.$C$10]-[.C231])*[.$B$4]" office:value-type="float" office:value="5560.53786006067">
            <text:p>5560.53786006067</text:p>
          </table:table-cell>
          <table:table-cell table:formula="of:=ROUND([.D231])" office:value-type="float" office:value="5561">
            <text:p>5561</text:p>
          </table:table-cell>
          <table:table-cell table:formula="of:=([.$C$8]-([.E231]*[.$C$4]))" office:value-type="float" office:value="161.604581730769">
            <text:p>161.604581730769</text:p>
          </table:table-cell>
          <table:table-cell table:formula="of:=SQRT(ABS([.$D$2]^2-[.F231]^2))" office:value-type="float" office:value="33.301038476647">
            <text:p>33.301038476647</text:p>
          </table:table-cell>
          <table:table-cell table:formula="of:=ABS([.B231]-[.G231])" office:value-type="float" office:value="0.00103847664713186">
            <text:p>0.00103847664713186</text:p>
          </table:table-cell>
          <table:table-cell table:number-columns-repeated="3"/>
        </table:table-row>
        <table:table-row table:style-name="ro2">
          <table:table-cell table:formula="of:=[.A231]+[.A$4]" office:value-type="float" office:value="66.8999999999997">
            <text:p>66.8999999999997</text:p>
          </table:table-cell>
          <table:table-cell table:formula="of:=[.A232]/([.$D$4]*2)" office:value-type="float" office:value="33.4499999999999">
            <text:p>33.4499999999999</text:p>
          </table:table-cell>
          <table:table-cell table:formula="of:=SQRT(ABS([.$D$2]^2-[.B232]^2))" office:value-type="float" office:value="161.573814400725">
            <text:p>161.573814400725</text:p>
          </table:table-cell>
          <table:table-cell table:formula="of:=([.$C$10]-[.C232])*[.$B$4]" office:value-type="float" office:value="5611.27891990582">
            <text:p>5611.27891990582</text:p>
          </table:table-cell>
          <table:table-cell table:formula="of:=ROUND([.D232])" office:value-type="float" office:value="5611">
            <text:p>5611</text:p>
          </table:table-cell>
          <table:table-cell table:formula="of:=([.$C$8]-([.E232]*[.$C$4]))" office:value-type="float" office:value="161.574052884615">
            <text:p>161.574052884615</text:p>
          </table:table-cell>
          <table:table-cell table:formula="of:=SQRT(ABS([.$D$2]^2-[.F232]^2))" office:value-type="float" office:value="33.448848028587">
            <text:p>33.448848028587</text:p>
          </table:table-cell>
          <table:table-cell table:formula="of:=ABS([.B232]-[.G232])" office:value-type="float" office:value="0.00115197141283829">
            <text:p>0.00115197141283829</text:p>
          </table:table-cell>
          <table:table-cell table:number-columns-repeated="3"/>
        </table:table-row>
        <table:table-row table:style-name="ro2">
          <table:table-cell table:formula="of:=[.A232]+[.A$4]" office:value-type="float" office:value="67.1999999999997">
            <text:p>67.1999999999997</text:p>
          </table:table-cell>
          <table:table-cell table:formula="of:=[.A233]/([.$D$4]*2)" office:value-type="float" office:value="33.5999999999999">
            <text:p>33.5999999999999</text:p>
          </table:table-cell>
          <table:table-cell table:formula="of:=SQRT(ABS([.$D$2]^2-[.B233]^2))" office:value-type="float" office:value="161.542687856802">
            <text:p>161.542687856802</text:p>
          </table:table-cell>
          <table:table-cell table:formula="of:=([.$C$10]-[.C233])*[.$B$4]" office:value-type="float" office:value="5662.25782648958">
            <text:p>5662.25782648958</text:p>
          </table:table-cell>
          <table:table-cell table:formula="of:=ROUND([.D233])" office:value-type="float" office:value="5662">
            <text:p>5662</text:p>
          </table:table-cell>
          <table:table-cell table:formula="of:=([.$C$8]-([.E233]*[.$C$4]))" office:value-type="float" office:value="161.542913461538">
            <text:p>161.542913461538</text:p>
          </table:table-cell>
          <table:table-cell table:formula="of:=SQRT(ABS([.$D$2]^2-[.F233]^2))" office:value-type="float" office:value="33.5989153151987">
            <text:p>33.5989153151987</text:p>
          </table:table-cell>
          <table:table-cell table:formula="of:=ABS([.B233]-[.G233])" office:value-type="float" office:value="0.00108468480111412">
            <text:p>0.00108468480111412</text:p>
          </table:table-cell>
          <table:table-cell table:number-columns-repeated="3"/>
        </table:table-row>
        <table:table-row table:style-name="ro2">
          <table:table-cell table:formula="of:=[.A233]+[.A$4]" office:value-type="float" office:value="67.4999999999997">
            <text:p>67.4999999999997</text:p>
          </table:table-cell>
          <table:table-cell table:formula="of:=[.A234]/([.$D$4]*2)" office:value-type="float" office:value="33.7499999999999">
            <text:p>33.7499999999999</text:p>
          </table:table-cell>
          <table:table-cell table:formula="of:=SQRT(ABS([.$D$2]^2-[.B234]^2))" office:value-type="float" office:value="161.511416005185">
            <text:p>161.511416005185</text:p>
          </table:table-cell>
          <table:table-cell table:formula="of:=([.$C$10]-[.C234])*[.$B$4]" office:value-type="float" office:value="5713.47471732564">
            <text:p>5713.47471732564</text:p>
          </table:table-cell>
          <table:table-cell table:formula="of:=ROUND([.D234])" office:value-type="float" office:value="5713">
            <text:p>5713</text:p>
          </table:table-cell>
          <table:table-cell table:formula="of:=([.$C$8]-([.E234]*[.$C$4]))" office:value-type="float" office:value="161.511774038462">
            <text:p>161.511774038462</text:p>
          </table:table-cell>
          <table:table-cell table:formula="of:=SQRT(ABS([.$D$2]^2-[.F234]^2))" office:value-type="float" office:value="33.7482865779722">
            <text:p>33.7482865779722</text:p>
          </table:table-cell>
          <table:table-cell table:formula="of:=ABS([.B234]-[.G234])" office:value-type="float" office:value="0.00171342202763469">
            <text:p>0.00171342202763469</text:p>
          </table:table-cell>
          <table:table-cell table:number-columns-repeated="3"/>
        </table:table-row>
        <table:table-row table:style-name="ro2">
          <table:table-cell table:formula="of:=[.A234]+[.A$4]" office:value-type="float" office:value="67.7999999999997">
            <text:p>67.7999999999997</text:p>
          </table:table-cell>
          <table:table-cell table:formula="of:=[.A235]/([.$D$4]*2)" office:value-type="float" office:value="33.8999999999999">
            <text:p>33.8999999999999</text:p>
          </table:table-cell>
          <table:table-cell table:formula="of:=SQRT(ABS([.$D$2]^2-[.B235]^2))" office:value-type="float" office:value="161.479998761457">
            <text:p>161.479998761457</text:p>
          </table:table-cell>
          <table:table-cell table:formula="of:=([.$C$10]-[.C235])*[.$B$4]" office:value-type="float" office:value="5764.92973067658">
            <text:p>5764.92973067658</text:p>
          </table:table-cell>
          <table:table-cell table:formula="of:=ROUND([.D235])" office:value-type="float" office:value="5765">
            <text:p>5765</text:p>
          </table:table-cell>
          <table:table-cell table:formula="of:=([.$C$8]-([.E235]*[.$C$4]))" office:value-type="float" office:value="161.480024038462">
            <text:p>161.480024038462</text:p>
          </table:table-cell>
          <table:table-cell table:formula="of:=SQRT(ABS([.$D$2]^2-[.F235]^2))" office:value-type="float" office:value="33.8998795947401">
            <text:p>33.8998795947401</text:p>
          </table:table-cell>
          <table:table-cell table:formula="of:=ABS([.B235]-[.G235])" office:value-type="float" office:value="0.000120405259714573">
            <text:p>0.000120405259714573</text:p>
          </table:table-cell>
          <table:table-cell table:number-columns-repeated="3"/>
        </table:table-row>
        <table:table-row table:style-name="ro2">
          <table:table-cell table:formula="of:=[.A235]+[.A$4]" office:value-type="float" office:value="68.0999999999997">
            <text:p>68.0999999999997</text:p>
          </table:table-cell>
          <table:table-cell table:formula="of:=[.A236]/([.$D$4]*2)" office:value-type="float" office:value="34.0499999999999">
            <text:p>34.0499999999999</text:p>
          </table:table-cell>
          <table:table-cell table:formula="of:=SQRT(ABS([.$D$2]^2-[.B236]^2))" office:value-type="float" office:value="161.448436040737">
            <text:p>161.448436040737</text:p>
          </table:table-cell>
          <table:table-cell table:formula="of:=([.$C$10]-[.C236])*[.$B$4]" office:value-type="float" office:value="5816.62300555554">
            <text:p>5816.62300555554</text:p>
          </table:table-cell>
          <table:table-cell table:formula="of:=ROUND([.D236])" office:value-type="float" office:value="5817">
            <text:p>5817</text:p>
          </table:table-cell>
          <table:table-cell table:formula="of:=([.$C$8]-([.E236]*[.$C$4]))" office:value-type="float" office:value="161.448274038462">
            <text:p>161.448274038462</text:p>
          </table:table-cell>
          <table:table-cell table:formula="of:=SQRT(ABS([.$D$2]^2-[.F236]^2))" office:value-type="float" office:value="34.0507681264583">
            <text:p>34.0507681264583</text:p>
          </table:table-cell>
          <table:table-cell table:formula="of:=ABS([.B236]-[.G236])" office:value-type="float" office:value="0.000768126458453367">
            <text:p>0.000768126458453367</text:p>
          </table:table-cell>
          <table:table-cell table:number-columns-repeated="3"/>
        </table:table-row>
        <table:table-row table:style-name="ro2">
          <table:table-cell table:formula="of:=[.A236]+[.A$4]" office:value-type="float" office:value="68.3999999999997">
            <text:p>68.3999999999997</text:p>
          </table:table-cell>
          <table:table-cell table:formula="of:=[.A237]/([.$D$4]*2)" office:value-type="float" office:value="34.1999999999999">
            <text:p>34.1999999999999</text:p>
          </table:table-cell>
          <table:table-cell table:formula="of:=SQRT(ABS([.$D$2]^2-[.B237]^2))" office:value-type="float" office:value="161.416727757689">
            <text:p>161.416727757689</text:p>
          </table:table-cell>
          <table:table-cell table:formula="of:=([.$C$10]-[.C237])*[.$B$4]" office:value-type="float" office:value="5868.55468172832">
            <text:p>5868.55468172832</text:p>
          </table:table-cell>
          <table:table-cell table:formula="of:=ROUND([.D237])" office:value-type="float" office:value="5869">
            <text:p>5869</text:p>
          </table:table-cell>
          <table:table-cell table:formula="of:=([.$C$8]-([.E237]*[.$C$4]))" office:value-type="float" office:value="161.416524038462">
            <text:p>161.416524038462</text:p>
          </table:table-cell>
          <table:table-cell table:formula="of:=SQRT(ABS([.$D$2]^2-[.F237]^2))" office:value-type="float" office:value="34.2009614973142">
            <text:p>34.2009614973142</text:p>
          </table:table-cell>
          <table:table-cell table:formula="of:=ABS([.B237]-[.G237])" office:value-type="float" office:value="0.000961497314300175">
            <text:p>0.000961497314300175</text:p>
          </table:table-cell>
          <table:table-cell table:number-columns-repeated="3"/>
        </table:table-row>
        <table:table-row table:style-name="ro2">
          <table:table-cell table:formula="of:=[.A237]+[.A$4]" office:value-type="float" office:value="68.6999999999997">
            <text:p>68.6999999999997</text:p>
          </table:table-cell>
          <table:table-cell table:formula="of:=[.A238]/([.$D$4]*2)" office:value-type="float" office:value="34.3499999999999">
            <text:p>34.3499999999999</text:p>
          </table:table-cell>
          <table:table-cell table:formula="of:=SQRT(ABS([.$D$2]^2-[.B238]^2))" office:value-type="float" office:value="161.384873826515">
            <text:p>161.384873826515</text:p>
          </table:table-cell>
          <table:table-cell table:formula="of:=([.$C$10]-[.C238])*[.$B$4]" office:value-type="float" office:value="5920.72489971553">
            <text:p>5920.72489971553</text:p>
          </table:table-cell>
          <table:table-cell table:formula="of:=ROUND([.D238])" office:value-type="float" office:value="5921">
            <text:p>5921</text:p>
          </table:table-cell>
          <table:table-cell table:formula="of:=([.$C$8]-([.E238]*[.$C$4]))" office:value-type="float" office:value="161.384774038462">
            <text:p>161.384774038462</text:p>
          </table:table-cell>
          <table:table-cell table:formula="of:=SQRT(ABS([.$D$2]^2-[.F238]^2))" office:value-type="float" office:value="34.3504688258357">
            <text:p>34.3504688258357</text:p>
          </table:table-cell>
          <table:table-cell table:formula="of:=ABS([.B238]-[.G238])" office:value-type="float" office:value="0.000468825835888254">
            <text:p>0.000468825835888254</text:p>
          </table:table-cell>
          <table:table-cell table:number-columns-repeated="3"/>
        </table:table-row>
        <table:table-row table:style-name="ro2">
          <table:table-cell table:formula="of:=[.A238]+[.A$4]" office:value-type="float" office:value="68.9999999999997">
            <text:p>68.9999999999997</text:p>
          </table:table-cell>
          <table:table-cell table:formula="of:=[.A239]/([.$D$4]*2)" office:value-type="float" office:value="34.4999999999998">
            <text:p>34.4999999999998</text:p>
          </table:table-cell>
          <table:table-cell table:formula="of:=SQRT(ABS([.$D$2]^2-[.B239]^2))" office:value-type="float" office:value="161.352874160952">
            <text:p>161.352874160952</text:p>
          </table:table-cell>
          <table:table-cell table:formula="of:=([.$C$10]-[.C239])*[.$B$4]" office:value-type="float" office:value="5973.13380079431">
            <text:p>5973.13380079431</text:p>
          </table:table-cell>
          <table:table-cell table:formula="of:=ROUND([.D239])" office:value-type="float" office:value="5973">
            <text:p>5973</text:p>
          </table:table-cell>
          <table:table-cell table:formula="of:=([.$C$8]-([.E239]*[.$C$4]))" office:value-type="float" office:value="161.353024038462">
            <text:p>161.353024038462</text:p>
          </table:table-cell>
          <table:table-cell table:formula="of:=SQRT(ABS([.$D$2]^2-[.F239]^2))" office:value-type="float" office:value="34.4992990311927">
            <text:p>34.4992990311927</text:p>
          </table:table-cell>
          <table:table-cell table:formula="of:=ABS([.B239]-[.G239])" office:value-type="float" office:value="0.00070096880715198">
            <text:p>0.00070096880715198</text:p>
          </table:table-cell>
          <table:table-cell table:number-columns-repeated="3"/>
        </table:table-row>
        <table:table-row table:style-name="ro2">
          <table:table-cell table:formula="of:=[.A239]+[.A$4]" office:value-type="float" office:value="69.2999999999997">
            <text:p>69.2999999999997</text:p>
          </table:table-cell>
          <table:table-cell table:formula="of:=[.A240]/([.$D$4]*2)" office:value-type="float" office:value="34.6499999999998">
            <text:p>34.6499999999998</text:p>
          </table:table-cell>
          <table:table-cell table:formula="of:=SQRT(ABS([.$D$2]^2-[.B240]^2))" office:value-type="float" office:value="161.320728674278">
            <text:p>161.320728674278</text:p>
          </table:table-cell>
          <table:table-cell table:formula="of:=([.$C$10]-[.C240])*[.$B$4]" office:value-type="float" office:value="6025.78152700056">
            <text:p>6025.78152700056</text:p>
          </table:table-cell>
          <table:table-cell table:formula="of:=ROUND([.D240])" office:value-type="float" office:value="6026">
            <text:p>6026</text:p>
          </table:table-cell>
          <table:table-cell table:formula="of:=([.$C$8]-([.E240]*[.$C$4]))" office:value-type="float" office:value="161.320663461538">
            <text:p>161.320663461538</text:p>
          </table:table-cell>
          <table:table-cell table:formula="of:=SQRT(ABS([.$D$2]^2-[.F240]^2))" office:value-type="float" office:value="34.6503036109216">
            <text:p>34.6503036109216</text:p>
          </table:table-cell>
          <table:table-cell table:formula="of:=ABS([.B240]-[.G240])" office:value-type="float" office:value="0.000303610921783104">
            <text:p>0.000303610921783104</text:p>
          </table:table-cell>
          <table:table-cell table:number-columns-repeated="3"/>
        </table:table-row>
        <table:table-row table:style-name="ro2">
          <table:table-cell table:formula="of:=[.A240]+[.A$4]" office:value-type="float" office:value="69.5999999999997">
            <text:p>69.5999999999997</text:p>
          </table:table-cell>
          <table:table-cell table:formula="of:=[.A241]/([.$D$4]*2)" office:value-type="float" office:value="34.7999999999998">
            <text:p>34.7999999999998</text:p>
          </table:table-cell>
          <table:table-cell table:formula="of:=SQRT(ABS([.$D$2]^2-[.B241]^2))" office:value-type="float" office:value="161.288437279304">
            <text:p>161.288437279304</text:p>
          </table:table-cell>
          <table:table-cell table:formula="of:=([.$C$10]-[.C241])*[.$B$4]" office:value-type="float" office:value="6078.66822113099">
            <text:p>6078.66822113099</text:p>
          </table:table-cell>
          <table:table-cell table:formula="of:=ROUND([.D241])" office:value-type="float" office:value="6079">
            <text:p>6079</text:p>
          </table:table-cell>
          <table:table-cell table:formula="of:=([.$C$8]-([.E241]*[.$C$4]))" office:value-type="float" office:value="161.288302884615">
            <text:p>161.288302884615</text:p>
          </table:table-cell>
          <table:table-cell table:formula="of:=SQRT(ABS([.$D$2]^2-[.F241]^2))" office:value-type="float" office:value="34.8006228766177">
            <text:p>34.8006228766177</text:p>
          </table:table-cell>
          <table:table-cell table:formula="of:=ABS([.B241]-[.G241])" office:value-type="float" office:value="0.00062287661788929">
            <text:p>0.00062287661788929</text:p>
          </table:table-cell>
          <table:table-cell table:number-columns-repeated="3"/>
        </table:table-row>
        <table:table-row table:style-name="ro2">
          <table:table-cell table:formula="of:=[.A241]+[.A$4]" office:value-type="float" office:value="69.8999999999997">
            <text:p>69.8999999999997</text:p>
          </table:table-cell>
          <table:table-cell table:formula="of:=[.A242]/([.$D$4]*2)" office:value-type="float" office:value="34.9499999999998">
            <text:p>34.9499999999998</text:p>
          </table:table-cell>
          <table:table-cell table:formula="of:=SQRT(ABS([.$D$2]^2-[.B242]^2))" office:value-type="float" office:value="161.255999888376">
            <text:p>161.255999888376</text:p>
          </table:table-cell>
          <table:table-cell table:formula="of:=([.$C$10]-[.C242])*[.$B$4]" office:value-type="float" office:value="6131.79402674504">
            <text:p>6131.79402674504</text:p>
          </table:table-cell>
          <table:table-cell table:formula="of:=ROUND([.D242])" office:value-type="float" office:value="6132">
            <text:p>6132</text:p>
          </table:table-cell>
          <table:table-cell table:formula="of:=([.$C$8]-([.E242]*[.$C$4]))" office:value-type="float" office:value="161.255942307692">
            <text:p>161.255942307692</text:p>
          </table:table-cell>
          <table:table-cell table:formula="of:=SQRT(ABS([.$D$2]^2-[.F242]^2))" office:value-type="float" office:value="34.9502656707816">
            <text:p>34.9502656707816</text:p>
          </table:table-cell>
          <table:table-cell table:formula="of:=ABS([.B242]-[.G242])" office:value-type="float" office:value="0.000265670781729455">
            <text:p>0.000265670781729455</text:p>
          </table:table-cell>
          <table:table-cell table:number-columns-repeated="3"/>
        </table:table-row>
        <table:table-row table:style-name="ro2">
          <table:table-cell table:formula="of:=[.A242]+[.A$4]" office:value-type="float" office:value="70.1999999999997">
            <text:p>70.1999999999997</text:p>
          </table:table-cell>
          <table:table-cell table:formula="of:=[.A243]/([.$D$4]*2)" office:value-type="float" office:value="35.0999999999998">
            <text:p>35.0999999999998</text:p>
          </table:table-cell>
          <table:table-cell table:formula="of:=SQRT(ABS([.$D$2]^2-[.B243]^2))" office:value-type="float" office:value="161.223416413373">
            <text:p>161.223416413373</text:p>
          </table:table-cell>
          <table:table-cell table:formula="of:=([.$C$10]-[.C243])*[.$B$4]" office:value-type="float" office:value="6185.15908816706">
            <text:p>6185.15908816706</text:p>
          </table:table-cell>
          <table:table-cell table:formula="of:=ROUND([.D243])" office:value-type="float" office:value="6185">
            <text:p>6185</text:p>
          </table:table-cell>
          <table:table-cell table:formula="of:=([.$C$8]-([.E243]*[.$C$4]))" office:value-type="float" office:value="161.223581730769">
            <text:p>161.223581730769</text:p>
          </table:table-cell>
          <table:table-cell table:formula="of:=SQRT(ABS([.$D$2]^2-[.F243]^2))" office:value-type="float" office:value="35.0992406456603">
            <text:p>35.0992406456603</text:p>
          </table:table-cell>
          <table:table-cell table:formula="of:=ABS([.B243]-[.G243])" office:value-type="float" office:value="0.000759354339557206">
            <text:p>0.000759354339557206</text:p>
          </table:table-cell>
          <table:table-cell table:number-columns-repeated="3"/>
        </table:table-row>
        <table:table-row table:style-name="ro2">
          <table:table-cell table:formula="of:=[.A243]+[.A$4]" office:value-type="float" office:value="70.4999999999997">
            <text:p>70.4999999999997</text:p>
          </table:table-cell>
          <table:table-cell table:formula="of:=[.A244]/([.$D$4]*2)" office:value-type="float" office:value="35.2499999999998">
            <text:p>35.2499999999998</text:p>
          </table:table-cell>
          <table:table-cell table:formula="of:=SQRT(ABS([.$D$2]^2-[.B244]^2))" office:value-type="float" office:value="161.190686765706">
            <text:p>161.190686765706</text:p>
          </table:table-cell>
          <table:table-cell table:formula="of:=([.$C$10]-[.C244])*[.$B$4]" office:value-type="float" office:value="6238.76355048818">
            <text:p>6238.76355048818</text:p>
          </table:table-cell>
          <table:table-cell table:formula="of:=ROUND([.D244])" office:value-type="float" office:value="6239">
            <text:p>6239</text:p>
          </table:table-cell>
          <table:table-cell table:formula="of:=([.$C$8]-([.E244]*[.$C$4]))" office:value-type="float" office:value="161.190610576923">
            <text:p>161.190610576923</text:p>
          </table:table-cell>
          <table:table-cell table:formula="of:=SQRT(ABS([.$D$2]^2-[.F244]^2))" office:value-type="float" office:value="35.250348393154">
            <text:p>35.250348393154</text:p>
          </table:table-cell>
          <table:table-cell table:formula="of:=ABS([.B244]-[.G244])" office:value-type="float" office:value="0.000348393154204985">
            <text:p>0.000348393154204985</text:p>
          </table:table-cell>
          <table:table-cell table:number-columns-repeated="3"/>
        </table:table-row>
        <table:table-row table:style-name="ro2">
          <table:table-cell table:formula="of:=[.A244]+[.A$4]" office:value-type="float" office:value="70.7999999999997">
            <text:p>70.7999999999997</text:p>
          </table:table-cell>
          <table:table-cell table:formula="of:=[.A245]/([.$D$4]*2)" office:value-type="float" office:value="35.3999999999998">
            <text:p>35.3999999999998</text:p>
          </table:table-cell>
          <table:table-cell table:formula="of:=SQRT(ABS([.$D$2]^2-[.B245]^2))" office:value-type="float" office:value="161.157810856316">
            <text:p>161.157810856316</text:p>
          </table:table-cell>
          <table:table-cell table:formula="of:=([.$C$10]-[.C245])*[.$B$4]" office:value-type="float" office:value="6292.60755956878">
            <text:p>6292.60755956878</text:p>
          </table:table-cell>
          <table:table-cell table:formula="of:=ROUND([.D245])" office:value-type="float" office:value="6293">
            <text:p>6293</text:p>
          </table:table-cell>
          <table:table-cell table:formula="of:=([.$C$8]-([.E245]*[.$C$4]))" office:value-type="float" office:value="161.157639423077">
            <text:p>161.157639423077</text:p>
          </table:table-cell>
          <table:table-cell table:formula="of:=SQRT(ABS([.$D$2]^2-[.F245]^2))" office:value-type="float" office:value="35.4007804374639">
            <text:p>35.4007804374639</text:p>
          </table:table-cell>
          <table:table-cell table:formula="of:=ABS([.B245]-[.G245])" office:value-type="float" office:value="0.000780437464051431">
            <text:p>0.000780437464051431</text:p>
          </table:table-cell>
          <table:table-cell table:number-columns-repeated="3"/>
        </table:table-row>
        <table:table-row table:style-name="ro2">
          <table:table-cell table:formula="of:=[.A245]+[.A$4]" office:value-type="float" office:value="71.0999999999997">
            <text:p>71.0999999999997</text:p>
          </table:table-cell>
          <table:table-cell table:formula="of:=[.A246]/([.$D$4]*2)" office:value-type="float" office:value="35.5499999999998">
            <text:p>35.5499999999998</text:p>
          </table:table-cell>
          <table:table-cell table:formula="of:=SQRT(ABS([.$D$2]^2-[.B246]^2))" office:value-type="float" office:value="161.124788595672">
            <text:p>161.124788595672</text:p>
          </table:table-cell>
          <table:table-cell table:formula="of:=([.$C$10]-[.C246])*[.$B$4]" office:value-type="float" office:value="6346.69126204015">
            <text:p>6346.69126204015</text:p>
          </table:table-cell>
          <table:table-cell table:formula="of:=ROUND([.D246])" office:value-type="float" office:value="6347">
            <text:p>6347</text:p>
          </table:table-cell>
          <table:table-cell table:formula="of:=([.$C$8]-([.E246]*[.$C$4]))" office:value-type="float" office:value="161.124668269231">
            <text:p>161.124668269231</text:p>
          </table:table-cell>
          <table:table-cell table:formula="of:=SQRT(ABS([.$D$2]^2-[.F246]^2))" office:value-type="float" office:value="35.5505453563">
            <text:p>35.5505453563</text:p>
          </table:table-cell>
          <table:table-cell table:formula="of:=ABS([.B246]-[.G246])" office:value-type="float" office:value="0.000545356300115429">
            <text:p>0.000545356300115429</text:p>
          </table:table-cell>
          <table:table-cell table:number-columns-repeated="3"/>
        </table:table-row>
        <table:table-row table:style-name="ro2">
          <table:table-cell table:formula="of:=[.A246]+[.A$4]" office:value-type="float" office:value="71.3999999999997">
            <text:p>71.3999999999997</text:p>
          </table:table-cell>
          <table:table-cell table:formula="of:=[.A247]/([.$D$4]*2)" office:value-type="float" office:value="35.6999999999998">
            <text:p>35.6999999999998</text:p>
          </table:table-cell>
          <table:table-cell table:formula="of:=SQRT(ABS([.$D$2]^2-[.B247]^2))" office:value-type="float" office:value="161.091619893774">
            <text:p>161.091619893774</text:p>
          </table:table-cell>
          <table:table-cell table:formula="of:=([.$C$10]-[.C247])*[.$B$4]" office:value-type="float" office:value="6401.01480530706">
            <text:p>6401.01480530706</text:p>
          </table:table-cell>
          <table:table-cell table:formula="of:=ROUND([.D247])" office:value-type="float" office:value="6401">
            <text:p>6401</text:p>
          </table:table-cell>
          <table:table-cell table:formula="of:=([.$C$8]-([.E247]*[.$C$4]))" office:value-type="float" office:value="161.091697115385">
            <text:p>161.091697115385</text:p>
          </table:table-cell>
          <table:table-cell table:formula="of:=SQRT(ABS([.$D$2]^2-[.F247]^2))" office:value-type="float" office:value="35.699651545711">
            <text:p>35.699651545711</text:p>
          </table:table-cell>
          <table:table-cell table:formula="of:=ABS([.B247]-[.G247])" office:value-type="float" office:value="0.000348454288875644">
            <text:p>0.000348454288875644</text:p>
          </table:table-cell>
          <table:table-cell table:number-columns-repeated="3"/>
        </table:table-row>
        <table:table-row table:style-name="ro2">
          <table:table-cell table:formula="of:=[.A247]+[.A$4]" office:value-type="float" office:value="71.6999999999997">
            <text:p>71.6999999999997</text:p>
          </table:table-cell>
          <table:table-cell table:formula="of:=[.A248]/([.$D$4]*2)" office:value-type="float" office:value="35.8499999999998">
            <text:p>35.8499999999998</text:p>
          </table:table-cell>
          <table:table-cell table:formula="of:=SQRT(ABS([.$D$2]^2-[.B248]^2))" office:value-type="float" office:value="161.058304660145">
            <text:p>161.058304660145</text:p>
          </table:table-cell>
          <table:table-cell table:formula="of:=([.$C$10]-[.C248])*[.$B$4]" office:value-type="float" office:value="6455.5783375494">
            <text:p>6455.5783375494</text:p>
          </table:table-cell>
          <table:table-cell table:formula="of:=ROUND([.D248])" office:value-type="float" office:value="6456">
            <text:p>6456</text:p>
          </table:table-cell>
          <table:table-cell table:formula="of:=([.$C$8]-([.E248]*[.$C$4]))" office:value-type="float" office:value="161.058115384615">
            <text:p>161.058115384615</text:p>
          </table:table-cell>
          <table:table-cell table:formula="of:=SQRT(ABS([.$D$2]^2-[.F248]^2))" office:value-type="float" office:value="35.8508503212395">
            <text:p>35.8508503212395</text:p>
          </table:table-cell>
          <table:table-cell table:formula="of:=ABS([.B248]-[.G248])" office:value-type="float" office:value="0.000850321239667551">
            <text:p>0.000850321239667551</text:p>
          </table:table-cell>
          <table:table-cell table:number-columns-repeated="3"/>
        </table:table-row>
        <table:table-row table:style-name="ro2">
          <table:table-cell table:formula="of:=[.A248]+[.A$4]" office:value-type="float" office:value="71.9999999999997">
            <text:p>71.9999999999997</text:p>
          </table:table-cell>
          <table:table-cell table:formula="of:=[.A249]/([.$D$4]*2)" office:value-type="float" office:value="35.9999999999998">
            <text:p>35.9999999999998</text:p>
          </table:table-cell>
          <table:table-cell table:formula="of:=SQRT(ABS([.$D$2]^2-[.B249]^2))" office:value-type="float" office:value="161.024842803836">
            <text:p>161.024842803836</text:p>
          </table:table-cell>
          <table:table-cell table:formula="of:=([.$C$10]-[.C249])*[.$B$4]" office:value-type="float" office:value="6510.38200772483">
            <text:p>6510.38200772483</text:p>
          </table:table-cell>
          <table:table-cell table:formula="of:=ROUND([.D249])" office:value-type="float" office:value="6510">
            <text:p>6510</text:p>
          </table:table-cell>
          <table:table-cell table:formula="of:=([.$C$8]-([.E249]*[.$C$4]))" office:value-type="float" office:value="161.025144230769">
            <text:p>161.025144230769</text:p>
          </table:table-cell>
          <table:table-cell table:formula="of:=SQRT(ABS([.$D$2]^2-[.F249]^2))" office:value-type="float" office:value="35.9986517172514">
            <text:p>35.9986517172514</text:p>
          </table:table-cell>
          <table:table-cell table:formula="of:=ABS([.B249]-[.G249])" office:value-type="float" office:value="0.00134828274844523">
            <text:p>0.00134828274844523</text:p>
          </table:table-cell>
          <table:table-cell table:number-columns-repeated="3"/>
        </table:table-row>
        <table:table-row table:style-name="ro2">
          <table:table-cell table:formula="of:=[.A249]+[.A$4]" office:value-type="float" office:value="72.2999999999997">
            <text:p>72.2999999999997</text:p>
          </table:table-cell>
          <table:table-cell table:formula="of:=[.A250]/([.$D$4]*2)" office:value-type="float" office:value="36.1499999999998">
            <text:p>36.1499999999998</text:p>
          </table:table-cell>
          <table:table-cell table:formula="of:=SQRT(ABS([.$D$2]^2-[.B250]^2))" office:value-type="float" office:value="160.99123423342">
            <text:p>160.99123423342</text:p>
          </table:table-cell>
          <table:table-cell table:formula="of:=([.$C$10]-[.C250])*[.$B$4]" office:value-type="float" office:value="6565.42596557056">
            <text:p>6565.42596557056</text:p>
          </table:table-cell>
          <table:table-cell table:formula="of:=ROUND([.D250])" office:value-type="float" office:value="6565">
            <text:p>6565</text:p>
          </table:table-cell>
          <table:table-cell table:formula="of:=([.$C$8]-([.E250]*[.$C$4]))" office:value-type="float" office:value="160.9915625">
            <text:p>160.9915625</text:p>
          </table:table-cell>
          <table:table-cell table:formula="of:=SQRT(ABS([.$D$2]^2-[.F250]^2))" office:value-type="float" office:value="36.1485380590778">
            <text:p>36.1485380590778</text:p>
          </table:table-cell>
          <table:table-cell table:formula="of:=ABS([.B250]-[.G250])" office:value-type="float" office:value="0.00146194092200602">
            <text:p>0.00146194092200602</text:p>
          </table:table-cell>
          <table:table-cell table:number-columns-repeated="3"/>
        </table:table-row>
        <table:table-row table:style-name="ro2">
          <table:table-cell table:formula="of:=[.A250]+[.A$4]" office:value-type="float" office:value="72.5999999999997">
            <text:p>72.5999999999997</text:p>
          </table:table-cell>
          <table:table-cell table:formula="of:=[.A251]/([.$D$4]*2)" office:value-type="float" office:value="36.2999999999998">
            <text:p>36.2999999999998</text:p>
          </table:table-cell>
          <table:table-cell table:formula="of:=SQRT(ABS([.$D$2]^2-[.B251]^2))" office:value-type="float" office:value="160.957478856995">
            <text:p>160.957478856995</text:p>
          </table:table-cell>
          <table:table-cell table:formula="of:=([.$C$10]-[.C251])*[.$B$4]" office:value-type="float" office:value="6620.71036160564">
            <text:p>6620.71036160564</text:p>
          </table:table-cell>
          <table:table-cell table:formula="of:=ROUND([.D251])" office:value-type="float" office:value="6621">
            <text:p>6621</text:p>
          </table:table-cell>
          <table:table-cell table:formula="of:=([.$C$8]-([.E251]*[.$C$4]))" office:value-type="float" office:value="160.957370192308">
            <text:p>160.957370192308</text:p>
          </table:table-cell>
          <table:table-cell table:formula="of:=SQRT(ABS([.$D$2]^2-[.F251]^2))" office:value-type="float" office:value="36.3004818256786">
            <text:p>36.3004818256786</text:p>
          </table:table-cell>
          <table:table-cell table:formula="of:=ABS([.B251]-[.G251])" office:value-type="float" office:value="0.000481825678782855">
            <text:p>0.000481825678782855</text:p>
          </table:table-cell>
          <table:table-cell table:number-columns-repeated="3"/>
        </table:table-row>
        <table:table-row table:style-name="ro2">
          <table:table-cell table:formula="of:=[.A251]+[.A$4]" office:value-type="float" office:value="72.8999999999997">
            <text:p>72.8999999999997</text:p>
          </table:table-cell>
          <table:table-cell table:formula="of:=[.A252]/([.$D$4]*2)" office:value-type="float" office:value="36.4499999999998">
            <text:p>36.4499999999998</text:p>
          </table:table-cell>
          <table:table-cell table:formula="of:=SQRT(ABS([.$D$2]^2-[.B252]^2))" office:value-type="float" office:value="160.923576582178">
            <text:p>160.923576582178</text:p>
          </table:table-cell>
          <table:table-cell table:formula="of:=([.$C$10]-[.C252])*[.$B$4]" office:value-type="float" office:value="6676.23534713329">
            <text:p>6676.23534713329</text:p>
          </table:table-cell>
          <table:table-cell table:formula="of:=ROUND([.D252])" office:value-type="float" office:value="6676">
            <text:p>6676</text:p>
          </table:table-cell>
          <table:table-cell table:formula="of:=([.$C$8]-([.E252]*[.$C$4]))" office:value-type="float" office:value="160.923788461538">
            <text:p>160.923788461538</text:p>
          </table:table-cell>
          <table:table-cell table:formula="of:=SQRT(ABS([.$D$2]^2-[.F252]^2))" office:value-type="float" office:value="36.4490645584495">
            <text:p>36.4490645584495</text:p>
          </table:table-cell>
          <table:table-cell table:formula="of:=ABS([.B252]-[.G252])" office:value-type="float" office:value="0.000935441550339533">
            <text:p>0.000935441550339533</text:p>
          </table:table-cell>
          <table:table-cell table:number-columns-repeated="3"/>
        </table:table-row>
        <table:table-row table:style-name="ro2">
          <table:table-cell table:formula="of:=[.A252]+[.A$4]" office:value-type="float" office:value="73.1999999999997">
            <text:p>73.1999999999997</text:p>
          </table:table-cell>
          <table:table-cell table:formula="of:=[.A253]/([.$D$4]*2)" office:value-type="float" office:value="36.5999999999998">
            <text:p>36.5999999999998</text:p>
          </table:table-cell>
          <table:table-cell table:formula="of:=SQRT(ABS([.$D$2]^2-[.B253]^2))" office:value-type="float" office:value="160.889527316106">
            <text:p>160.889527316106</text:p>
          </table:table-cell>
          <table:table-cell table:formula="of:=([.$C$10]-[.C253])*[.$B$4]" office:value-type="float" office:value="6732.00107424287">
            <text:p>6732.00107424287</text:p>
          </table:table-cell>
          <table:table-cell table:formula="of:=ROUND([.D253])" office:value-type="float" office:value="6732">
            <text:p>6732</text:p>
          </table:table-cell>
          <table:table-cell table:formula="of:=([.$C$8]-([.E253]*[.$C$4]))" office:value-type="float" office:value="160.889596153846">
            <text:p>160.889596153846</text:p>
          </table:table-cell>
          <table:table-cell table:formula="of:=SQRT(ABS([.$D$2]^2-[.F253]^2))" office:value-type="float" office:value="36.5996973956383">
            <text:p>36.5996973956383</text:p>
          </table:table-cell>
          <table:table-cell table:formula="of:=ABS([.B253]-[.G253])" office:value-type="float" office:value="0.000302604361543501">
            <text:p>0.000302604361543501</text:p>
          </table:table-cell>
          <table:table-cell table:number-columns-repeated="3"/>
        </table:table-row>
        <table:table-row table:style-name="ro2">
          <table:table-cell table:formula="of:=[.A253]+[.A$4]" office:value-type="float" office:value="73.4999999999997">
            <text:p>73.4999999999997</text:p>
          </table:table-cell>
          <table:table-cell table:formula="of:=[.A254]/([.$D$4]*2)" office:value-type="float" office:value="36.7499999999998">
            <text:p>36.7499999999998</text:p>
          </table:table-cell>
          <table:table-cell table:formula="of:=SQRT(ABS([.$D$2]^2-[.B254]^2))" office:value-type="float" office:value="160.855330965436">
            <text:p>160.855330965436</text:p>
          </table:table-cell>
          <table:table-cell table:formula="of:=([.$C$10]-[.C254])*[.$B$4]" office:value-type="float" office:value="6788.00769581234">
            <text:p>6788.00769581234</text:p>
          </table:table-cell>
          <table:table-cell table:formula="of:=ROUND([.D254])" office:value-type="float" office:value="6788">
            <text:p>6788</text:p>
          </table:table-cell>
          <table:table-cell table:formula="of:=([.$C$8]-([.E254]*[.$C$4]))" office:value-type="float" office:value="160.855403846154">
            <text:p>160.855403846154</text:p>
          </table:table-cell>
          <table:table-cell table:formula="of:=SQRT(ABS([.$D$2]^2-[.F254]^2))" office:value-type="float" office:value="36.7496809984897">
            <text:p>36.7496809984897</text:p>
          </table:table-cell>
          <table:table-cell table:formula="of:=ABS([.B254]-[.G254])" office:value-type="float" office:value="0.000319001510156625">
            <text:p>0.000319001510156625</text:p>
          </table:table-cell>
          <table:table-cell table:number-columns-repeated="3"/>
        </table:table-row>
        <table:table-row table:style-name="ro2">
          <table:table-cell table:formula="of:=[.A254]+[.A$4]" office:value-type="float" office:value="73.7999999999997">
            <text:p>73.7999999999997</text:p>
          </table:table-cell>
          <table:table-cell table:formula="of:=[.A255]/([.$D$4]*2)" office:value-type="float" office:value="36.8999999999998">
            <text:p>36.8999999999998</text:p>
          </table:table-cell>
          <table:table-cell table:formula="of:=SQRT(ABS([.$D$2]^2-[.B255]^2))" office:value-type="float" office:value="160.820987436342">
            <text:p>160.820987436342</text:p>
          </table:table-cell>
          <table:table-cell table:formula="of:=([.$C$10]-[.C255])*[.$B$4]" office:value-type="float" office:value="6844.25536551016">
            <text:p>6844.25536551016</text:p>
          </table:table-cell>
          <table:table-cell table:formula="of:=ROUND([.D255])" office:value-type="float" office:value="6844">
            <text:p>6844</text:p>
          </table:table-cell>
          <table:table-cell table:formula="of:=([.$C$8]-([.E255]*[.$C$4]))" office:value-type="float" office:value="160.821211538462">
            <text:p>160.821211538462</text:p>
          </table:table-cell>
          <table:table-cell table:formula="of:=SQRT(ABS([.$D$2]^2-[.F255]^2))" office:value-type="float" office:value="36.8990232838405">
            <text:p>36.8990232838405</text:p>
          </table:table-cell>
          <table:table-cell table:formula="of:=ABS([.B255]-[.G255])" office:value-type="float" office:value="0.0009767161593075">
            <text:p>0.0009767161593075</text:p>
          </table:table-cell>
          <table:table-cell table:number-columns-repeated="3"/>
        </table:table-row>
        <table:table-row table:style-name="ro2">
          <table:table-cell table:formula="of:=[.A255]+[.A$4]" office:value-type="float" office:value="74.0999999999997">
            <text:p>74.0999999999997</text:p>
          </table:table-cell>
          <table:table-cell table:formula="of:=[.A256]/([.$D$4]*2)" office:value-type="float" office:value="37.0499999999998">
            <text:p>37.0499999999998</text:p>
          </table:table-cell>
          <table:table-cell table:formula="of:=SQRT(ABS([.$D$2]^2-[.B256]^2))" office:value-type="float" office:value="160.786496634512">
            <text:p>160.786496634512</text:p>
          </table:table-cell>
          <table:table-cell table:formula="of:=([.$C$10]-[.C256])*[.$B$4]" office:value-type="float" office:value="6900.74423779802">
            <text:p>6900.74423779802</text:p>
          </table:table-cell>
          <table:table-cell table:formula="of:=ROUND([.D256])" office:value-type="float" office:value="6901">
            <text:p>6901</text:p>
          </table:table-cell>
          <table:table-cell table:formula="of:=([.$C$8]-([.E256]*[.$C$4]))" office:value-type="float" office:value="160.786408653846">
            <text:p>160.786408653846</text:p>
          </table:table-cell>
          <table:table-cell table:formula="of:=SQRT(ABS([.$D$2]^2-[.F256]^2))" office:value-type="float" office:value="37.050381809077">
            <text:p>37.050381809077</text:p>
          </table:table-cell>
          <table:table-cell table:formula="of:=ABS([.B256]-[.G256])" office:value-type="float" office:value="0.000381809077133255">
            <text:p>0.000381809077133255</text:p>
          </table:table-cell>
          <table:table-cell table:number-columns-repeated="3"/>
        </table:table-row>
        <table:table-row table:style-name="ro2">
          <table:table-cell table:formula="of:=[.A256]+[.A$4]" office:value-type="float" office:value="74.3999999999997">
            <text:p>74.3999999999997</text:p>
          </table:table-cell>
          <table:table-cell table:formula="of:=[.A257]/([.$D$4]*2)" office:value-type="float" office:value="37.1999999999998">
            <text:p>37.1999999999998</text:p>
          </table:table-cell>
          <table:table-cell table:formula="of:=SQRT(ABS([.$D$2]^2-[.B257]^2))" office:value-type="float" office:value="160.751858465151">
            <text:p>160.751858465151</text:p>
          </table:table-cell>
          <table:table-cell table:formula="of:=([.$C$10]-[.C257])*[.$B$4]" office:value-type="float" office:value="6957.47446793255">
            <text:p>6957.47446793255</text:p>
          </table:table-cell>
          <table:table-cell table:formula="of:=ROUND([.D257])" office:value-type="float" office:value="6957">
            <text:p>6957</text:p>
          </table:table-cell>
          <table:table-cell table:formula="of:=([.$C$8]-([.E257]*[.$C$4]))" office:value-type="float" office:value="160.752216346154">
            <text:p>160.752216346154</text:p>
          </table:table-cell>
          <table:table-cell table:formula="of:=SQRT(ABS([.$D$2]^2-[.F257]^2))" office:value-type="float" office:value="37.198453459779">
            <text:p>37.198453459779</text:p>
          </table:table-cell>
          <table:table-cell table:formula="of:=ABS([.B257]-[.G257])" office:value-type="float" office:value="0.00154654022082923">
            <text:p>0.00154654022082923</text:p>
          </table:table-cell>
          <table:table-cell table:number-columns-repeated="3"/>
        </table:table-row>
        <table:table-row table:style-name="ro2">
          <table:table-cell table:formula="of:=[.A257]+[.A$4]" office:value-type="float" office:value="74.6999999999997">
            <text:p>74.6999999999997</text:p>
          </table:table-cell>
          <table:table-cell table:formula="of:=[.A258]/([.$D$4]*2)" office:value-type="float" office:value="37.3499999999998">
            <text:p>37.3499999999998</text:p>
          </table:table-cell>
          <table:table-cell table:formula="of:=SQRT(ABS([.$D$2]^2-[.B258]^2))" office:value-type="float" office:value="160.717072832976">
            <text:p>160.717072832976</text:p>
          </table:table-cell>
          <table:table-cell table:formula="of:=([.$C$10]-[.C258])*[.$B$4]" office:value-type="float" office:value="7014.44621196811">
            <text:p>7014.44621196811</text:p>
          </table:table-cell>
          <table:table-cell table:formula="of:=ROUND([.D258])" office:value-type="float" office:value="7014">
            <text:p>7014</text:p>
          </table:table-cell>
          <table:table-cell table:formula="of:=([.$C$8]-([.E258]*[.$C$4]))" office:value-type="float" office:value="160.717413461538">
            <text:p>160.717413461538</text:p>
          </table:table-cell>
          <table:table-cell table:formula="of:=SQRT(ABS([.$D$2]^2-[.F258]^2))" office:value-type="float" office:value="37.3485342447719">
            <text:p>37.3485342447719</text:p>
          </table:table-cell>
          <table:table-cell table:formula="of:=ABS([.B258]-[.G258])" office:value-type="float" office:value="0.00146575522796155">
            <text:p>0.00146575522796155</text:p>
          </table:table-cell>
          <table:table-cell table:number-columns-repeated="3"/>
        </table:table-row>
        <table:table-row table:style-name="ro2">
          <table:table-cell table:formula="of:=[.A258]+[.A$4]" office:value-type="float" office:value="74.9999999999996">
            <text:p>74.9999999999996</text:p>
          </table:table-cell>
          <table:table-cell table:formula="of:=[.A259]/([.$D$4]*2)" office:value-type="float" office:value="37.4999999999998">
            <text:p>37.4999999999998</text:p>
          </table:table-cell>
          <table:table-cell table:formula="of:=SQRT(ABS([.$D$2]^2-[.B259]^2))" office:value-type="float" office:value="160.682139642214">
            <text:p>160.682139642214</text:p>
          </table:table-cell>
          <table:table-cell table:formula="of:=([.$C$10]-[.C259])*[.$B$4]" office:value-type="float" office:value="7071.6596267586">
            <text:p>7071.6596267586</text:p>
          </table:table-cell>
          <table:table-cell table:formula="of:=ROUND([.D259])" office:value-type="float" office:value="7072">
            <text:p>7072</text:p>
          </table:table-cell>
          <table:table-cell table:formula="of:=([.$C$8]-([.E259]*[.$C$4]))" office:value-type="float" office:value="160.682">
            <text:p>160.682</text:p>
          </table:table-cell>
          <table:table-cell table:formula="of:=SQRT(ABS([.$D$2]^2-[.F259]^2))" office:value-type="float" office:value="37.5005983418932">
            <text:p>37.5005983418932</text:p>
          </table:table-cell>
          <table:table-cell table:formula="of:=ABS([.B259]-[.G259])" office:value-type="float" office:value="0.000598341893386589">
            <text:p>0.000598341893386589</text:p>
          </table:table-cell>
          <table:table-cell table:number-columns-repeated="3"/>
        </table:table-row>
        <table:table-row table:style-name="ro2">
          <table:table-cell table:formula="of:=[.A259]+[.A$4]" office:value-type="float" office:value="75.2999999999996">
            <text:p>75.2999999999996</text:p>
          </table:table-cell>
          <table:table-cell table:formula="of:=[.A260]/([.$D$4]*2)" office:value-type="float" office:value="37.6499999999998">
            <text:p>37.6499999999998</text:p>
          </table:table-cell>
          <table:table-cell table:formula="of:=SQRT(ABS([.$D$2]^2-[.B260]^2))" office:value-type="float" office:value="160.647058796605">
            <text:p>160.647058796605</text:p>
          </table:table-cell>
          <table:table-cell table:formula="of:=([.$C$10]-[.C260])*[.$B$4]" office:value-type="float" office:value="7129.11486996028">
            <text:p>7129.11486996028</text:p>
          </table:table-cell>
          <table:table-cell table:formula="of:=ROUND([.D260])" office:value-type="float" office:value="7129">
            <text:p>7129</text:p>
          </table:table-cell>
          <table:table-cell table:formula="of:=([.$C$8]-([.E260]*[.$C$4]))" office:value-type="float" office:value="160.647197115385">
            <text:p>160.647197115385</text:p>
          </table:table-cell>
          <table:table-cell table:formula="of:=SQRT(ABS([.$D$2]^2-[.F260]^2))" office:value-type="float" office:value="37.6494098090629">
            <text:p>37.6494098090629</text:p>
          </table:table-cell>
          <table:table-cell table:formula="of:=ABS([.B260]-[.G260])" office:value-type="float" office:value="0.000590190936911483">
            <text:p>0.000590190936911483</text:p>
          </table:table-cell>
          <table:table-cell table:number-columns-repeated="3"/>
        </table:table-row>
        <table:table-row table:style-name="ro2">
          <table:table-cell table:formula="of:=[.A260]+[.A$4]" office:value-type="float" office:value="75.5999999999996">
            <text:p>75.5999999999996</text:p>
          </table:table-cell>
          <table:table-cell table:formula="of:=[.A261]/([.$D$4]*2)" office:value-type="float" office:value="37.7999999999998">
            <text:p>37.7999999999998</text:p>
          </table:table-cell>
          <table:table-cell table:formula="of:=SQRT(ABS([.$D$2]^2-[.B261]^2))" office:value-type="float" office:value="160.611830199397">
            <text:p>160.611830199397</text:p>
          </table:table-cell>
          <table:table-cell table:formula="of:=([.$C$10]-[.C261])*[.$B$4]" office:value-type="float" office:value="7186.81210003356">
            <text:p>7186.81210003356</text:p>
          </table:table-cell>
          <table:table-cell table:formula="of:=ROUND([.D261])" office:value-type="float" office:value="7187">
            <text:p>7187</text:p>
          </table:table-cell>
          <table:table-cell table:formula="of:=([.$C$8]-([.E261]*[.$C$4]))" office:value-type="float" office:value="160.611783653846">
            <text:p>160.611783653846</text:p>
          </table:table-cell>
          <table:table-cell table:formula="of:=SQRT(ABS([.$D$2]^2-[.F261]^2))" office:value-type="float" office:value="37.8001977710451">
            <text:p>37.8001977710451</text:p>
          </table:table-cell>
          <table:table-cell table:formula="of:=ABS([.B261]-[.G261])" office:value-type="float" office:value="0.000197771045243655">
            <text:p>0.000197771045243655</text:p>
          </table:table-cell>
          <table:table-cell table:number-columns-repeated="3"/>
        </table:table-row>
        <table:table-row table:style-name="ro2">
          <table:table-cell table:formula="of:=[.A261]+[.A$4]" office:value-type="float" office:value="75.8999999999996">
            <text:p>75.8999999999996</text:p>
          </table:table-cell>
          <table:table-cell table:formula="of:=[.A262]/([.$D$4]*2)" office:value-type="float" office:value="37.9499999999998">
            <text:p>37.9499999999998</text:p>
          </table:table-cell>
          <table:table-cell table:formula="of:=SQRT(ABS([.$D$2]^2-[.B262]^2))" office:value-type="float" office:value="160.576453753345">
            <text:p>160.576453753345</text:p>
          </table:table-cell>
          <table:table-cell table:formula="of:=([.$C$10]-[.C262])*[.$B$4]" office:value-type="float" office:value="7244.75147624578">
            <text:p>7244.75147624578</text:p>
          </table:table-cell>
          <table:table-cell table:formula="of:=ROUND([.D262])" office:value-type="float" office:value="7245">
            <text:p>7245</text:p>
          </table:table-cell>
          <table:table-cell table:formula="of:=([.$C$8]-([.E262]*[.$C$4]))" office:value-type="float" office:value="160.576370192308">
            <text:p>160.576370192308</text:p>
          </table:table-cell>
          <table:table-cell table:formula="of:=SQRT(ABS([.$D$2]^2-[.F262]^2))" office:value-type="float" office:value="37.9503535670348">
            <text:p>37.9503535670348</text:p>
          </table:table-cell>
          <table:table-cell table:formula="of:=ABS([.B262]-[.G262])" office:value-type="float" office:value="0.000353567035020319">
            <text:p>0.000353567035020319</text:p>
          </table:table-cell>
          <table:table-cell table:number-columns-repeated="3"/>
        </table:table-row>
        <table:table-row table:style-name="ro2">
          <table:table-cell table:formula="of:=[.A262]+[.A$4]" office:value-type="float" office:value="76.1999999999996">
            <text:p>76.1999999999996</text:p>
          </table:table-cell>
          <table:table-cell table:formula="of:=[.A263]/([.$D$4]*2)" office:value-type="float" office:value="38.0999999999998">
            <text:p>38.0999999999998</text:p>
          </table:table-cell>
          <table:table-cell table:formula="of:=SQRT(ABS([.$D$2]^2-[.B263]^2))" office:value-type="float" office:value="160.540929360709">
            <text:p>160.540929360709</text:p>
          </table:table-cell>
          <table:table-cell table:formula="of:=([.$C$10]-[.C263])*[.$B$4]" office:value-type="float" office:value="7302.9331586733">
            <text:p>7302.9331586733</text:p>
          </table:table-cell>
          <table:table-cell table:formula="of:=ROUND([.D263])" office:value-type="float" office:value="7303">
            <text:p>7303</text:p>
          </table:table-cell>
          <table:table-cell table:formula="of:=([.$C$8]-([.E263]*[.$C$4]))" office:value-type="float" office:value="160.540956730769">
            <text:p>160.540956730769</text:p>
          </table:table-cell>
          <table:table-cell table:formula="of:=SQRT(ABS([.$D$2]^2-[.F263]^2))" office:value-type="float" office:value="38.0998846713383">
            <text:p>38.0998846713383</text:p>
          </table:table-cell>
          <table:table-cell table:formula="of:=ABS([.B263]-[.G263])" office:value-type="float" office:value="0.000115328661522085">
            <text:p>0.000115328661522085</text:p>
          </table:table-cell>
          <table:table-cell table:number-columns-repeated="3"/>
        </table:table-row>
        <table:table-row table:style-name="ro2">
          <table:table-cell table:formula="of:=[.A263]+[.A$4]" office:value-type="float" office:value="76.4999999999996">
            <text:p>76.4999999999996</text:p>
          </table:table-cell>
          <table:table-cell table:formula="of:=[.A264]/([.$D$4]*2)" office:value-type="float" office:value="38.2499999999998">
            <text:p>38.2499999999998</text:p>
          </table:table-cell>
          <table:table-cell table:formula="of:=SQRT(ABS([.$D$2]^2-[.B264]^2))" office:value-type="float" office:value="160.505256923255">
            <text:p>160.505256923255</text:p>
          </table:table-cell>
          <table:table-cell table:formula="of:=([.$C$10]-[.C264])*[.$B$4]" office:value-type="float" office:value="7361.35730820398">
            <text:p>7361.35730820398</text:p>
          </table:table-cell>
          <table:table-cell table:formula="of:=ROUND([.D264])" office:value-type="float" office:value="7361">
            <text:p>7361</text:p>
          </table:table-cell>
          <table:table-cell table:formula="of:=([.$C$8]-([.E264]*[.$C$4]))" office:value-type="float" office:value="160.505543269231">
            <text:p>160.505543269231</text:p>
          </table:table-cell>
          <table:table-cell table:formula="of:=SQRT(ABS([.$D$2]^2-[.F264]^2))" office:value-type="float" office:value="38.2487984105264">
            <text:p>38.2487984105264</text:p>
          </table:table-cell>
          <table:table-cell table:formula="of:=ABS([.B264]-[.G264])" office:value-type="float" office:value="0.0012015894733679">
            <text:p>0.0012015894733679</text:p>
          </table:table-cell>
          <table:table-cell table:number-columns-repeated="3"/>
        </table:table-row>
        <table:table-row table:style-name="ro2">
          <table:table-cell table:formula="of:=[.A264]+[.A$4]" office:value-type="float" office:value="76.7999999999996">
            <text:p>76.7999999999996</text:p>
          </table:table-cell>
          <table:table-cell table:formula="of:=[.A265]/([.$D$4]*2)" office:value-type="float" office:value="38.3999999999998">
            <text:p>38.3999999999998</text:p>
          </table:table-cell>
          <table:table-cell table:formula="of:=SQRT(ABS([.$D$2]^2-[.B265]^2))" office:value-type="float" office:value="160.469436342252">
            <text:p>160.469436342252</text:p>
          </table:table-cell>
          <table:table-cell table:formula="of:=([.$C$10]-[.C265])*[.$B$4]" office:value-type="float" office:value="7420.02408653943">
            <text:p>7420.02408653943</text:p>
          </table:table-cell>
          <table:table-cell table:formula="of:=ROUND([.D265])" office:value-type="float" office:value="7420">
            <text:p>7420</text:p>
          </table:table-cell>
          <table:table-cell table:formula="of:=([.$C$8]-([.E265]*[.$C$4]))" office:value-type="float" office:value="160.469519230769">
            <text:p>160.469519230769</text:p>
          </table:table-cell>
          <table:table-cell table:formula="of:=SQRT(ABS([.$D$2]^2-[.F265]^2))" office:value-type="float" office:value="38.3996536162214">
            <text:p>38.3996536162214</text:p>
          </table:table-cell>
          <table:table-cell table:formula="of:=ABS([.B265]-[.G265])" office:value-type="float" office:value="0.000346383778456527">
            <text:p>0.000346383778456527</text:p>
          </table:table-cell>
          <table:table-cell table:number-columns-repeated="3"/>
        </table:table-row>
        <table:table-row table:style-name="ro2">
          <table:table-cell table:formula="of:=[.A265]+[.A$4]" office:value-type="float" office:value="77.0999999999996">
            <text:p>77.0999999999996</text:p>
          </table:table-cell>
          <table:table-cell table:formula="of:=[.A266]/([.$D$4]*2)" office:value-type="float" office:value="38.5499999999998">
            <text:p>38.5499999999998</text:p>
          </table:table-cell>
          <table:table-cell table:formula="of:=SQRT(ABS([.$D$2]^2-[.B266]^2))" office:value-type="float" office:value="160.43346751847">
            <text:p>160.43346751847</text:p>
          </table:table-cell>
          <table:table-cell table:formula="of:=([.$C$10]-[.C266])*[.$B$4]" office:value-type="float" office:value="7478.93365619764">
            <text:p>7478.93365619764</text:p>
          </table:table-cell>
          <table:table-cell table:formula="of:=ROUND([.D266])" office:value-type="float" office:value="7479">
            <text:p>7479</text:p>
          </table:table-cell>
          <table:table-cell table:formula="of:=([.$C$8]-([.E266]*[.$C$4]))" office:value-type="float" office:value="160.433495192308">
            <text:p>160.433495192308</text:p>
          </table:table-cell>
          <table:table-cell table:formula="of:=SQRT(ABS([.$D$2]^2-[.F266]^2))" office:value-type="float" office:value="38.5498848296565">
            <text:p>38.5498848296565</text:p>
          </table:table-cell>
          <table:table-cell table:formula="of:=ABS([.B266]-[.G266])" office:value-type="float" office:value="0.000115170343278237">
            <text:p>0.000115170343278237</text:p>
          </table:table-cell>
          <table:table-cell table:number-columns-repeated="3"/>
        </table:table-row>
        <table:table-row table:style-name="ro2">
          <table:table-cell table:formula="of:=[.A266]+[.A$4]" office:value-type="float" office:value="77.3999999999996">
            <text:p>77.3999999999996</text:p>
          </table:table-cell>
          <table:table-cell table:formula="of:=[.A267]/([.$D$4]*2)" office:value-type="float" office:value="38.6999999999998">
            <text:p>38.6999999999998</text:p>
          </table:table-cell>
          <table:table-cell table:formula="of:=SQRT(ABS([.$D$2]^2-[.B267]^2))" office:value-type="float" office:value="160.39735035218">
            <text:p>160.39735035218</text:p>
          </table:table-cell>
          <table:table-cell table:formula="of:=([.$C$10]-[.C267])*[.$B$4]" office:value-type="float" office:value="7538.08618051514">
            <text:p>7538.08618051514</text:p>
          </table:table-cell>
          <table:table-cell table:formula="of:=ROUND([.D267])" office:value-type="float" office:value="7538">
            <text:p>7538</text:p>
          </table:table-cell>
          <table:table-cell table:formula="of:=([.$C$8]-([.E267]*[.$C$4]))" office:value-type="float" office:value="160.397471153846">
            <text:p>160.397471153846</text:p>
          </table:table-cell>
          <table:table-cell table:formula="of:=SQRT(ABS([.$D$2]^2-[.F267]^2))" office:value-type="float" office:value="38.6994993178348">
            <text:p>38.6994993178348</text:p>
          </table:table-cell>
          <table:table-cell table:formula="of:=ABS([.B267]-[.G267])" office:value-type="float" office:value="0.000500682165004207">
            <text:p>0.000500682165004207</text:p>
          </table:table-cell>
          <table:table-cell table:number-columns-repeated="3"/>
        </table:table-row>
        <table:table-row table:style-name="ro2">
          <table:table-cell table:formula="of:=[.A267]+[.A$4]" office:value-type="float" office:value="77.6999999999996">
            <text:p>77.6999999999996</text:p>
          </table:table-cell>
          <table:table-cell table:formula="of:=[.A268]/([.$D$4]*2)" office:value-type="float" office:value="38.8499999999998">
            <text:p>38.8499999999998</text:p>
          </table:table-cell>
          <table:table-cell table:formula="of:=SQRT(ABS([.$D$2]^2-[.B268]^2))" office:value-type="float" office:value="160.361084743151">
            <text:p>160.361084743151</text:p>
          </table:table-cell>
          <table:table-cell table:formula="of:=([.$C$10]-[.C268])*[.$B$4]" office:value-type="float" office:value="7597.48182364965">
            <text:p>7597.48182364965</text:p>
          </table:table-cell>
          <table:table-cell table:formula="of:=ROUND([.D268])" office:value-type="float" office:value="7597">
            <text:p>7597</text:p>
          </table:table-cell>
          <table:table-cell table:formula="of:=([.$C$8]-([.E268]*[.$C$4]))" office:value-type="float" office:value="160.361447115385">
            <text:p>160.361447115385</text:p>
          </table:table-cell>
          <table:table-cell table:formula="of:=SQRT(ABS([.$D$2]^2-[.F268]^2))" office:value-type="float" office:value="38.8485042062073">
            <text:p>38.8485042062073</text:p>
          </table:table-cell>
          <table:table-cell table:formula="of:=ABS([.B268]-[.G268])" office:value-type="float" office:value="0.00149579379252884">
            <text:p>0.00149579379252884</text:p>
          </table:table-cell>
          <table:table-cell table:number-columns-repeated="3"/>
        </table:table-row>
        <table:table-row table:style-name="ro2">
          <table:table-cell table:formula="of:=[.A268]+[.A$4]" office:value-type="float" office:value="77.9999999999996">
            <text:p>77.9999999999996</text:p>
          </table:table-cell>
          <table:table-cell table:formula="of:=[.A269]/([.$D$4]*2)" office:value-type="float" office:value="38.9999999999998">
            <text:p>38.9999999999998</text:p>
          </table:table-cell>
          <table:table-cell table:formula="of:=SQRT(ABS([.$D$2]^2-[.B269]^2))" office:value-type="float" office:value="160.324670590649">
            <text:p>160.324670590649</text:p>
          </table:table-cell>
          <table:table-cell table:formula="of:=([.$C$10]-[.C269])*[.$B$4]" office:value-type="float" office:value="7657.12075058235">
            <text:p>7657.12075058235</text:p>
          </table:table-cell>
          <table:table-cell table:formula="of:=ROUND([.D269])" office:value-type="float" office:value="7657">
            <text:p>7657</text:p>
          </table:table-cell>
          <table:table-cell table:formula="of:=([.$C$8]-([.E269]*[.$C$4]))" office:value-type="float" office:value="160.3248125">
            <text:p>160.3248125</text:p>
          </table:table-cell>
          <table:table-cell table:formula="of:=SQRT(ABS([.$D$2]^2-[.F269]^2))" office:value-type="float" office:value="38.9994166217886">
            <text:p>38.9994166217886</text:p>
          </table:table-cell>
          <table:table-cell table:formula="of:=ABS([.B269]-[.G269])" office:value-type="float" office:value="0.000583378211217678">
            <text:p>0.000583378211217678</text:p>
          </table:table-cell>
          <table:table-cell table:number-columns-repeated="3"/>
        </table:table-row>
        <table:table-row table:style-name="ro2">
          <table:table-cell table:formula="of:=[.A269]+[.A$4]" office:value-type="float" office:value="78.2999999999996">
            <text:p>78.2999999999996</text:p>
          </table:table-cell>
          <table:table-cell table:formula="of:=[.A270]/([.$D$4]*2)" office:value-type="float" office:value="39.1499999999998">
            <text:p>39.1499999999998</text:p>
          </table:table-cell>
          <table:table-cell table:formula="of:=SQRT(ABS([.$D$2]^2-[.B270]^2))" office:value-type="float" office:value="160.288107793436">
            <text:p>160.288107793436</text:p>
          </table:table-cell>
          <table:table-cell table:formula="of:=([.$C$10]-[.C270])*[.$B$4]" office:value-type="float" office:value="7717.00312712042">
            <text:p>7717.00312712042</text:p>
          </table:table-cell>
          <table:table-cell table:formula="of:=ROUND([.D270])" office:value-type="float" office:value="7717">
            <text:p>7717</text:p>
          </table:table-cell>
          <table:table-cell table:formula="of:=([.$C$8]-([.E270]*[.$C$4]))" office:value-type="float" office:value="160.288177884615">
            <text:p>160.288177884615</text:p>
          </table:table-cell>
          <table:table-cell table:formula="of:=SQRT(ABS([.$D$2]^2-[.F270]^2))" office:value-type="float" office:value="39.1497130312586">
            <text:p>39.1497130312586</text:p>
          </table:table-cell>
          <table:table-cell table:formula="of:=ABS([.B270]-[.G270])" office:value-type="float" office:value="0.000286968741249893">
            <text:p>0.000286968741249893</text:p>
          </table:table-cell>
          <table:table-cell table:number-columns-repeated="3"/>
        </table:table-row>
        <table:table-row table:style-name="ro2">
          <table:table-cell table:formula="of:=[.A270]+[.A$4]" office:value-type="float" office:value="78.5999999999996">
            <text:p>78.5999999999996</text:p>
          </table:table-cell>
          <table:table-cell table:formula="of:=[.A271]/([.$D$4]*2)" office:value-type="float" office:value="39.2999999999998">
            <text:p>39.2999999999998</text:p>
          </table:table-cell>
          <table:table-cell table:formula="of:=SQRT(ABS([.$D$2]^2-[.B271]^2))" office:value-type="float" office:value="160.251396249768">
            <text:p>160.251396249768</text:p>
          </table:table-cell>
          <table:table-cell table:formula="of:=([.$C$10]-[.C271])*[.$B$4]" office:value-type="float" office:value="7777.12911989949">
            <text:p>7777.12911989949</text:p>
          </table:table-cell>
          <table:table-cell table:formula="of:=ROUND([.D271])" office:value-type="float" office:value="7777">
            <text:p>7777</text:p>
          </table:table-cell>
          <table:table-cell table:formula="of:=([.$C$8]-([.E271]*[.$C$4]))" office:value-type="float" office:value="160.251543269231">
            <text:p>160.251543269231</text:p>
          </table:table-cell>
          <table:table-cell table:formula="of:=SQRT(ABS([.$D$2]^2-[.F271]^2))" office:value-type="float" office:value="39.2994005021687">
            <text:p>39.2994005021687</text:p>
          </table:table-cell>
          <table:table-cell table:formula="of:=ABS([.B271]-[.G271])" office:value-type="float" office:value="0.000599497831146323">
            <text:p>0.000599497831146323</text:p>
          </table:table-cell>
          <table:table-cell table:number-columns-repeated="3"/>
        </table:table-row>
        <table:table-row table:style-name="ro2">
          <table:table-cell table:formula="of:=[.A271]+[.A$4]" office:value-type="float" office:value="78.8999999999996">
            <text:p>78.8999999999996</text:p>
          </table:table-cell>
          <table:table-cell table:formula="of:=[.A272]/([.$D$4]*2)" office:value-type="float" office:value="39.4499999999998">
            <text:p>39.4499999999998</text:p>
          </table:table-cell>
          <table:table-cell table:formula="of:=SQRT(ABS([.$D$2]^2-[.B272]^2))" office:value-type="float" office:value="160.214535857393">
            <text:p>160.214535857393</text:p>
          </table:table-cell>
          <table:table-cell table:formula="of:=([.$C$10]-[.C272])*[.$B$4]" office:value-type="float" office:value="7837.49889638622">
            <text:p>7837.49889638622</text:p>
          </table:table-cell>
          <table:table-cell table:formula="of:=ROUND([.D272])" office:value-type="float" office:value="7837">
            <text:p>7837</text:p>
          </table:table-cell>
          <table:table-cell table:formula="of:=([.$C$8]-([.E272]*[.$C$4]))" office:value-type="float" office:value="160.214908653846">
            <text:p>160.214908653846</text:p>
          </table:table-cell>
          <table:table-cell table:formula="of:=SQRT(ABS([.$D$2]^2-[.F272]^2))" office:value-type="float" office:value="39.4484859663807">
            <text:p>39.4484859663807</text:p>
          </table:table-cell>
          <table:table-cell table:formula="of:=ABS([.B272]-[.G272])" office:value-type="float" office:value="0.00151403361914504">
            <text:p>0.00151403361914504</text:p>
          </table:table-cell>
          <table:table-cell table:number-columns-repeated="3"/>
        </table:table-row>
        <table:table-row table:style-name="ro2">
          <table:table-cell table:formula="of:=[.A272]+[.A$4]" office:value-type="float" office:value="79.1999999999996">
            <text:p>79.1999999999996</text:p>
          </table:table-cell>
          <table:table-cell table:formula="of:=[.A273]/([.$D$4]*2)" office:value-type="float" office:value="39.5999999999998">
            <text:p>39.5999999999998</text:p>
          </table:table-cell>
          <table:table-cell table:formula="of:=SQRT(ABS([.$D$2]^2-[.B273]^2))" office:value-type="float" office:value="160.177526513553">
            <text:p>160.177526513553</text:p>
          </table:table-cell>
          <table:table-cell table:formula="of:=([.$C$10]-[.C273])*[.$B$4]" office:value-type="float" office:value="7898.11262488064">
            <text:p>7898.11262488064</text:p>
          </table:table-cell>
          <table:table-cell table:formula="of:=ROUND([.D273])" office:value-type="float" office:value="7898">
            <text:p>7898</text:p>
          </table:table-cell>
          <table:table-cell table:formula="of:=([.$C$8]-([.E273]*[.$C$4]))" office:value-type="float" office:value="160.177663461538">
            <text:p>160.177663461538</text:p>
          </table:table-cell>
          <table:table-cell table:formula="of:=SQRT(ABS([.$D$2]^2-[.F273]^2))" office:value-type="float" office:value="39.5994460567585">
            <text:p>39.5994460567585</text:p>
          </table:table-cell>
          <table:table-cell table:formula="of:=ABS([.B273]-[.G273])" office:value-type="float" office:value="0.000553943241307309">
            <text:p>0.000553943241307309</text:p>
          </table:table-cell>
          <table:table-cell table:number-columns-repeated="3"/>
        </table:table-row>
        <table:table-row table:style-name="ro2">
          <table:table-cell table:formula="of:=[.A273]+[.A$4]" office:value-type="float" office:value="79.4999999999996">
            <text:p>79.4999999999996</text:p>
          </table:table-cell>
          <table:table-cell table:formula="of:=[.A274]/([.$D$4]*2)" office:value-type="float" office:value="39.7499999999998">
            <text:p>39.7499999999998</text:p>
          </table:table-cell>
          <table:table-cell table:formula="of:=SQRT(ABS([.$D$2]^2-[.B274]^2))" office:value-type="float" office:value="160.140368114976">
            <text:p>160.140368114976</text:p>
          </table:table-cell>
          <table:table-cell table:formula="of:=([.$C$10]-[.C274])*[.$B$4]" office:value-type="float" office:value="7958.97047451878">
            <text:p>7958.97047451878</text:p>
          </table:table-cell>
          <table:table-cell table:formula="of:=ROUND([.D274])" office:value-type="float" office:value="7959">
            <text:p>7959</text:p>
          </table:table-cell>
          <table:table-cell table:formula="of:=([.$C$8]-([.E274]*[.$C$4]))" office:value-type="float" office:value="160.140418269231">
            <text:p>160.140418269231</text:p>
          </table:table-cell>
          <table:table-cell table:formula="of:=SQRT(ABS([.$D$2]^2-[.F274]^2))" office:value-type="float" office:value="39.7497979435848">
            <text:p>39.7497979435848</text:p>
          </table:table-cell>
          <table:table-cell table:formula="of:=ABS([.B274]-[.G274])" office:value-type="float" office:value="0.000202056414956076">
            <text:p>0.000202056414956076</text:p>
          </table:table-cell>
          <table:table-cell table:number-columns-repeated="3"/>
        </table:table-row>
        <table:table-row table:style-name="ro2">
          <table:table-cell table:formula="of:=[.A274]+[.A$4]" office:value-type="float" office:value="79.7999999999996">
            <text:p>79.7999999999996</text:p>
          </table:table-cell>
          <table:table-cell table:formula="of:=[.A275]/([.$D$4]*2)" office:value-type="float" office:value="39.8999999999998">
            <text:p>39.8999999999998</text:p>
          </table:table-cell>
          <table:table-cell table:formula="of:=SQRT(ABS([.$D$2]^2-[.B275]^2))" office:value-type="float" office:value="160.103060557879">
            <text:p>160.103060557879</text:p>
          </table:table-cell>
          <table:table-cell table:formula="of:=([.$C$10]-[.C275])*[.$B$4]" office:value-type="float" office:value="8020.07261527531">
            <text:p>8020.07261527531</text:p>
          </table:table-cell>
          <table:table-cell table:formula="of:=ROUND([.D275])" office:value-type="float" office:value="8020">
            <text:p>8020</text:p>
          </table:table-cell>
          <table:table-cell table:formula="of:=([.$C$8]-([.E275]*[.$C$4]))" office:value-type="float" office:value="160.103173076923">
            <text:p>160.103173076923</text:p>
          </table:table-cell>
          <table:table-cell table:formula="of:=SQRT(ABS([.$D$2]^2-[.F275]^2))" office:value-type="float" office:value="39.8995485024682">
            <text:p>39.8995485024682</text:p>
          </table:table-cell>
          <table:table-cell table:formula="of:=ABS([.B275]-[.G275])" office:value-type="float" office:value="0.000451497531557266">
            <text:p>0.000451497531557266</text:p>
          </table:table-cell>
          <table:table-cell table:number-columns-repeated="3"/>
        </table:table-row>
        <table:table-row table:style-name="ro2">
          <table:table-cell table:formula="of:=[.A275]+[.A$4]" office:value-type="float" office:value="80.0999999999996">
            <text:p>80.0999999999996</text:p>
          </table:table-cell>
          <table:table-cell table:formula="of:=[.A276]/([.$D$4]*2)" office:value-type="float" office:value="40.0499999999998">
            <text:p>40.0499999999998</text:p>
          </table:table-cell>
          <table:table-cell table:formula="of:=SQRT(ABS([.$D$2]^2-[.B276]^2))" office:value-type="float" office:value="160.065603737967">
            <text:p>160.065603737967</text:p>
          </table:table-cell>
          <table:table-cell table:formula="of:=([.$C$10]-[.C276])*[.$B$4]" office:value-type="float" office:value="8081.41921796583">
            <text:p>8081.41921796583</text:p>
          </table:table-cell>
          <table:table-cell table:formula="of:=ROUND([.D276])" office:value-type="float" office:value="8081">
            <text:p>8081</text:p>
          </table:table-cell>
          <table:table-cell table:formula="of:=([.$C$8]-([.E276]*[.$C$4]))" office:value-type="float" office:value="160.065927884615">
            <text:p>160.065927884615</text:p>
          </table:table-cell>
          <table:table-cell table:formula="of:=SQRT(ABS([.$D$2]^2-[.F276]^2))" office:value-type="float" office:value="40.0487044788856">
            <text:p>40.0487044788856</text:p>
          </table:table-cell>
          <table:table-cell table:formula="of:=ABS([.B276]-[.G276])" office:value-type="float" office:value="0.00129552111420139">
            <text:p>0.00129552111420139</text:p>
          </table:table-cell>
          <table:table-cell table:number-columns-repeated="3"/>
        </table:table-row>
        <table:table-row table:style-name="ro2">
          <table:table-cell table:formula="of:=[.A276]+[.A$4]" office:value-type="float" office:value="80.3999999999996">
            <text:p>80.3999999999996</text:p>
          </table:table-cell>
          <table:table-cell table:formula="of:=[.A277]/([.$D$4]*2)" office:value-type="float" office:value="40.1999999999998">
            <text:p>40.1999999999998</text:p>
          </table:table-cell>
          <table:table-cell table:formula="of:=SQRT(ABS([.$D$2]^2-[.B277]^2))" office:value-type="float" office:value="160.027997550429">
            <text:p>160.027997550429</text:p>
          </table:table-cell>
          <table:table-cell table:formula="of:=([.$C$10]-[.C277])*[.$B$4]" office:value-type="float" office:value="8143.01045424973">
            <text:p>8143.01045424973</text:p>
          </table:table-cell>
          <table:table-cell table:formula="of:=ROUND([.D277])" office:value-type="float" office:value="8143">
            <text:p>8143</text:p>
          </table:table-cell>
          <table:table-cell table:formula="of:=([.$C$8]-([.E277]*[.$C$4]))" office:value-type="float" office:value="160.028072115385">
            <text:p>160.028072115385</text:p>
          </table:table-cell>
          <table:table-cell table:formula="of:=SQRT(ABS([.$D$2]^2-[.F277]^2))" office:value-type="float" office:value="40.1997031709596">
            <text:p>40.1997031709596</text:p>
          </table:table-cell>
          <table:table-cell table:formula="of:=ABS([.B277]-[.G277])" office:value-type="float" office:value="0.000296829040188129">
            <text:p>0.000296829040188129</text:p>
          </table:table-cell>
          <table:table-cell table:number-columns-repeated="3"/>
        </table:table-row>
        <table:table-row table:style-name="ro2">
          <table:table-cell table:formula="of:=[.A277]+[.A$4]" office:value-type="float" office:value="80.6999999999996">
            <text:p>80.6999999999996</text:p>
          </table:table-cell>
          <table:table-cell table:formula="of:=[.A278]/([.$D$4]*2)" office:value-type="float" office:value="40.3499999999998">
            <text:p>40.3499999999998</text:p>
          </table:table-cell>
          <table:table-cell table:formula="of:=SQRT(ABS([.$D$2]^2-[.B278]^2))" office:value-type="float" office:value="159.990241889935">
            <text:p>159.990241889935</text:p>
          </table:table-cell>
          <table:table-cell table:formula="of:=([.$C$10]-[.C278])*[.$B$4]" office:value-type="float" office:value="8204.8464966326">
            <text:p>8204.8464966326</text:p>
          </table:table-cell>
          <table:table-cell table:formula="of:=ROUND([.D278])" office:value-type="float" office:value="8205">
            <text:p>8205</text:p>
          </table:table-cell>
          <table:table-cell table:formula="of:=([.$C$8]-([.E278]*[.$C$4]))" office:value-type="float" office:value="159.990216346154">
            <text:p>159.990216346154</text:p>
          </table:table-cell>
          <table:table-cell table:formula="of:=SQRT(ABS([.$D$2]^2-[.F278]^2))" office:value-type="float" office:value="40.3501012825357">
            <text:p>40.3501012825357</text:p>
          </table:table-cell>
          <table:table-cell table:formula="of:=ABS([.B278]-[.G278])" office:value-type="float" office:value="0.00010128253585151">
            <text:p>0.00010128253585151</text:p>
          </table:table-cell>
          <table:table-cell table:number-columns-repeated="3"/>
        </table:table-row>
        <table:table-row table:style-name="ro2">
          <table:table-cell table:formula="of:=[.A278]+[.A$4]" office:value-type="float" office:value="80.9999999999996">
            <text:p>80.9999999999996</text:p>
          </table:table-cell>
          <table:table-cell table:formula="of:=[.A279]/([.$D$4]*2)" office:value-type="float" office:value="40.4999999999998">
            <text:p>40.4999999999998</text:p>
          </table:table-cell>
          <table:table-cell table:formula="of:=SQRT(ABS([.$D$2]^2-[.B279]^2))" office:value-type="float" office:value="159.952336650641">
            <text:p>159.952336650641</text:p>
          </table:table-cell>
          <table:table-cell table:formula="of:=([.$C$10]-[.C279])*[.$B$4]" office:value-type="float" office:value="8266.92751846885">
            <text:p>8266.92751846885</text:p>
          </table:table-cell>
          <table:table-cell table:formula="of:=ROUND([.D279])" office:value-type="float" office:value="8267">
            <text:p>8267</text:p>
          </table:table-cell>
          <table:table-cell table:formula="of:=([.$C$8]-([.E279]*[.$C$4]))" office:value-type="float" office:value="159.952360576923">
            <text:p>159.952360576923</text:p>
          </table:table-cell>
          <table:table-cell table:formula="of:=SQRT(ABS([.$D$2]^2-[.F279]^2))" office:value-type="float" office:value="40.4999055044575">
            <text:p>40.4999055044575</text:p>
          </table:table-cell>
          <table:table-cell table:formula="of:=ABS([.B279]-[.G279])" office:value-type="float" office:value="0.0000944955423207716">
            <text:p>0.0000944955423207716</text:p>
          </table:table-cell>
          <table:table-cell table:number-columns-repeated="3"/>
        </table:table-row>
        <table:table-row table:style-name="ro2">
          <table:table-cell table:formula="of:=[.A279]+[.A$4]" office:value-type="float" office:value="81.2999999999996">
            <text:p>81.2999999999996</text:p>
          </table:table-cell>
          <table:table-cell table:formula="of:=[.A280]/([.$D$4]*2)" office:value-type="float" office:value="40.6499999999998">
            <text:p>40.6499999999998</text:p>
          </table:table-cell>
          <table:table-cell table:formula="of:=SQRT(ABS([.$D$2]^2-[.B280]^2))" office:value-type="float" office:value="159.91428172618">
            <text:p>159.91428172618</text:p>
          </table:table-cell>
          <table:table-cell table:formula="of:=([.$C$10]-[.C280])*[.$B$4]" office:value-type="float" office:value="8329.25369396444">
            <text:p>8329.25369396444</text:p>
          </table:table-cell>
          <table:table-cell table:formula="of:=ROUND([.D280])" office:value-type="float" office:value="8329">
            <text:p>8329</text:p>
          </table:table-cell>
          <table:table-cell table:formula="of:=([.$C$8]-([.E280]*[.$C$4]))" office:value-type="float" office:value="159.914504807692">
            <text:p>159.914504807692</text:p>
          </table:table-cell>
          <table:table-cell table:formula="of:=SQRT(ABS([.$D$2]^2-[.F280]^2))" office:value-type="float" office:value="40.6491224027107">
            <text:p>40.6491224027107</text:p>
          </table:table-cell>
          <table:table-cell table:formula="of:=ABS([.B280]-[.G280])" office:value-type="float" office:value="0.000877597289132837">
            <text:p>0.000877597289132837</text:p>
          </table:table-cell>
          <table:table-cell table:number-columns-repeated="3"/>
        </table:table-row>
        <table:table-row table:style-name="ro2">
          <table:table-cell table:formula="of:=[.A280]+[.A$4]" office:value-type="float" office:value="81.5999999999996">
            <text:p>81.5999999999996</text:p>
          </table:table-cell>
          <table:table-cell table:formula="of:=[.A281]/([.$D$4]*2)" office:value-type="float" office:value="40.7999999999998">
            <text:p>40.7999999999998</text:p>
          </table:table-cell>
          <table:table-cell table:formula="of:=SQRT(ABS([.$D$2]^2-[.B281]^2))" office:value-type="float" office:value="159.876077009664">
            <text:p>159.876077009664</text:p>
          </table:table-cell>
          <table:table-cell table:formula="of:=([.$C$10]-[.C281])*[.$B$4]" office:value-type="float" office:value="8391.82519817933">
            <text:p>8391.82519817933</text:p>
          </table:table-cell>
          <table:table-cell table:formula="of:=ROUND([.D281])" office:value-type="float" office:value="8392">
            <text:p>8392</text:p>
          </table:table-cell>
          <table:table-cell table:formula="of:=([.$C$8]-([.E281]*[.$C$4]))" office:value-type="float" office:value="159.876038461538">
            <text:p>159.876038461538</text:p>
          </table:table-cell>
          <table:table-cell table:formula="of:=SQRT(ABS([.$D$2]^2-[.F281]^2))" office:value-type="float" office:value="40.8001510517385">
            <text:p>40.8001510517385</text:p>
          </table:table-cell>
          <table:table-cell table:formula="of:=ABS([.B281]-[.G281])" office:value-type="float" office:value="0.00015105173868335">
            <text:p>0.00015105173868335</text:p>
          </table:table-cell>
          <table:table-cell table:number-columns-repeated="3"/>
        </table:table-row>
        <table:table-row table:style-name="ro2">
          <table:table-cell table:formula="of:=[.A281]+[.A$4]" office:value-type="float" office:value="81.8999999999996">
            <text:p>81.8999999999996</text:p>
          </table:table-cell>
          <table:table-cell table:formula="of:=[.A282]/([.$D$4]*2)" office:value-type="float" office:value="40.9499999999998">
            <text:p>40.9499999999998</text:p>
          </table:table-cell>
          <table:table-cell table:formula="of:=SQRT(ABS([.$D$2]^2-[.B282]^2))" office:value-type="float" office:value="159.837722393683">
            <text:p>159.837722393683</text:p>
          </table:table-cell>
          <table:table-cell table:formula="of:=([.$C$10]-[.C282])*[.$B$4]" office:value-type="float" office:value="8454.64220703039">
            <text:p>8454.64220703039</text:p>
          </table:table-cell>
          <table:table-cell table:formula="of:=ROUND([.D282])" office:value-type="float" office:value="8455">
            <text:p>8455</text:p>
          </table:table-cell>
          <table:table-cell table:formula="of:=([.$C$8]-([.E282]*[.$C$4]))" office:value-type="float" office:value="159.837572115385">
            <text:p>159.837572115385</text:p>
          </table:table-cell>
          <table:table-cell table:formula="of:=SQRT(ABS([.$D$2]^2-[.F282]^2))" office:value-type="float" office:value="40.9505865679507">
            <text:p>40.9505865679507</text:p>
          </table:table-cell>
          <table:table-cell table:formula="of:=ABS([.B282]-[.G282])" office:value-type="float" office:value="0.000586567950925598">
            <text:p>0.000586567950925598</text:p>
          </table:table-cell>
          <table:table-cell table:number-columns-repeated="3"/>
        </table:table-row>
        <table:table-row table:style-name="ro2">
          <table:table-cell table:formula="of:=[.A282]+[.A$4]" office:value-type="float" office:value="82.1999999999996">
            <text:p>82.1999999999996</text:p>
          </table:table-cell>
          <table:table-cell table:formula="of:=[.A283]/([.$D$4]*2)" office:value-type="float" office:value="41.0999999999998">
            <text:p>41.0999999999998</text:p>
          </table:table-cell>
          <table:table-cell table:formula="of:=SQRT(ABS([.$D$2]^2-[.B283]^2))" office:value-type="float" office:value="159.799217770301">
            <text:p>159.799217770301</text:p>
          </table:table-cell>
          <table:table-cell table:formula="of:=([.$C$10]-[.C283])*[.$B$4]" office:value-type="float" office:value="8517.70489729388">
            <text:p>8517.70489729388</text:p>
          </table:table-cell>
          <table:table-cell table:formula="of:=ROUND([.D283])" office:value-type="float" office:value="8518">
            <text:p>8518</text:p>
          </table:table-cell>
          <table:table-cell table:formula="of:=([.$C$8]-([.E283]*[.$C$4]))" office:value-type="float" office:value="159.799105769231">
            <text:p>159.799105769231</text:p>
          </table:table-cell>
          <table:table-cell table:formula="of:=SQRT(ABS([.$D$2]^2-[.F283]^2))" office:value-type="float" office:value="41.1004354642891">
            <text:p>41.1004354642891</text:p>
          </table:table-cell>
          <table:table-cell table:formula="of:=ABS([.B283]-[.G283])" office:value-type="float" office:value="0.000435464289346044">
            <text:p>0.000435464289346044</text:p>
          </table:table-cell>
          <table:table-cell table:number-columns-repeated="3"/>
        </table:table-row>
        <table:table-row table:style-name="ro2">
          <table:table-cell table:formula="of:=[.A283]+[.A$4]" office:value-type="float" office:value="82.4999999999996">
            <text:p>82.4999999999996</text:p>
          </table:table-cell>
          <table:table-cell table:formula="of:=[.A284]/([.$D$4]*2)" office:value-type="float" office:value="41.2499999999998">
            <text:p>41.2499999999998</text:p>
          </table:table-cell>
          <table:table-cell table:formula="of:=SQRT(ABS([.$D$2]^2-[.B284]^2))" office:value-type="float" office:value="159.760563031056">
            <text:p>159.760563031056</text:p>
          </table:table-cell>
          <table:table-cell table:formula="of:=([.$C$10]-[.C284])*[.$B$4]" office:value-type="float" office:value="8581.01344660821">
            <text:p>8581.01344660821</text:p>
          </table:table-cell>
          <table:table-cell table:formula="of:=ROUND([.D284])" office:value-type="float" office:value="8581">
            <text:p>8581</text:p>
          </table:table-cell>
          <table:table-cell table:formula="of:=([.$C$8]-([.E284]*[.$C$4]))" office:value-type="float" office:value="159.760639423077">
            <text:p>159.760639423077</text:p>
          </table:table-cell>
          <table:table-cell table:formula="of:=SQRT(ABS([.$D$2]^2-[.F284]^2))" office:value-type="float" office:value="41.2497041338432">
            <text:p>41.2497041338432</text:p>
          </table:table-cell>
          <table:table-cell table:formula="of:=ABS([.B284]-[.G284])" office:value-type="float" office:value="0.000295866156619695">
            <text:p>0.000295866156619695</text:p>
          </table:table-cell>
          <table:table-cell table:number-columns-repeated="3"/>
        </table:table-row>
        <table:table-row table:style-name="ro2">
          <table:table-cell table:formula="of:=[.A284]+[.A$4]" office:value-type="float" office:value="82.7999999999996">
            <text:p>82.7999999999996</text:p>
          </table:table-cell>
          <table:table-cell table:formula="of:=[.A285]/([.$D$4]*2)" office:value-type="float" office:value="41.3999999999998">
            <text:p>41.3999999999998</text:p>
          </table:table-cell>
          <table:table-cell table:formula="of:=SQRT(ABS([.$D$2]^2-[.B285]^2))" office:value-type="float" office:value="159.721758066959">
            <text:p>159.721758066959</text:p>
          </table:table-cell>
          <table:table-cell table:formula="of:=([.$C$10]-[.C285])*[.$B$4]" office:value-type="float" office:value="8644.56803347655">
            <text:p>8644.56803347655</text:p>
          </table:table-cell>
          <table:table-cell table:formula="of:=ROUND([.D285])" office:value-type="float" office:value="8645">
            <text:p>8645</text:p>
          </table:table-cell>
          <table:table-cell table:formula="of:=([.$C$8]-([.E285]*[.$C$4]))" office:value-type="float" office:value="159.7215625">
            <text:p>159.7215625</text:p>
          </table:table-cell>
          <table:table-cell table:formula="of:=SQRT(ABS([.$D$2]^2-[.F285]^2))" office:value-type="float" office:value="41.4007544926248">
            <text:p>41.4007544926248</text:p>
          </table:table-cell>
          <table:table-cell table:formula="of:=ABS([.B285]-[.G285])" office:value-type="float" office:value="0.000754492625034686">
            <text:p>0.000754492625034686</text:p>
          </table:table-cell>
          <table:table-cell table:number-columns-repeated="3"/>
        </table:table-row>
        <table:table-row table:style-name="ro2">
          <table:table-cell table:formula="of:=[.A285]+[.A$4]" office:value-type="float" office:value="83.0999999999996">
            <text:p>83.0999999999996</text:p>
          </table:table-cell>
          <table:table-cell table:formula="of:=[.A286]/([.$D$4]*2)" office:value-type="float" office:value="41.5499999999998">
            <text:p>41.5499999999998</text:p>
          </table:table-cell>
          <table:table-cell table:formula="of:=SQRT(ABS([.$D$2]^2-[.B286]^2))" office:value-type="float" office:value="159.682802768489">
            <text:p>159.682802768489</text:p>
          </table:table-cell>
          <table:table-cell table:formula="of:=([.$C$10]-[.C286])*[.$B$4]" office:value-type="float" office:value="8708.36883726984">
            <text:p>8708.36883726984</text:p>
          </table:table-cell>
          <table:table-cell table:formula="of:=ROUND([.D286])" office:value-type="float" office:value="8708">
            <text:p>8708</text:p>
          </table:table-cell>
          <table:table-cell table:formula="of:=([.$C$8]-([.E286]*[.$C$4]))" office:value-type="float" office:value="159.683096153846">
            <text:p>159.683096153846</text:p>
          </table:table-cell>
          <table:table-cell table:formula="of:=SQRT(ABS([.$D$2]^2-[.F286]^2))" office:value-type="float" office:value="41.5488724602909">
            <text:p>41.5488724602909</text:p>
          </table:table-cell>
          <table:table-cell table:formula="of:=ABS([.B286]-[.G286])" office:value-type="float" office:value="0.00112753970883972">
            <text:p>0.00112753970883972</text:p>
          </table:table-cell>
          <table:table-cell table:number-columns-repeated="3"/>
        </table:table-row>
        <table:table-row table:style-name="ro2">
          <table:table-cell table:formula="of:=[.A286]+[.A$4]" office:value-type="float" office:value="83.3999999999996">
            <text:p>83.3999999999996</text:p>
          </table:table-cell>
          <table:table-cell table:formula="of:=[.A287]/([.$D$4]*2)" office:value-type="float" office:value="41.6999999999998">
            <text:p>41.6999999999998</text:p>
          </table:table-cell>
          <table:table-cell table:formula="of:=SQRT(ABS([.$D$2]^2-[.B287]^2))" office:value-type="float" office:value="159.643697025595">
            <text:p>159.643697025595</text:p>
          </table:table-cell>
          <table:table-cell table:formula="of:=([.$C$10]-[.C287])*[.$B$4]" office:value-type="float" office:value="8772.41603822913">
            <text:p>8772.41603822913</text:p>
          </table:table-cell>
          <table:table-cell table:formula="of:=ROUND([.D287])" office:value-type="float" office:value="8772">
            <text:p>8772</text:p>
          </table:table-cell>
          <table:table-cell table:formula="of:=([.$C$8]-([.E287]*[.$C$4]))" office:value-type="float" office:value="159.644019230769">
            <text:p>159.644019230769</text:p>
          </table:table-cell>
          <table:table-cell table:formula="of:=SQRT(ABS([.$D$2]^2-[.F287]^2))" office:value-type="float" office:value="41.698766454726">
            <text:p>41.698766454726</text:p>
          </table:table-cell>
          <table:table-cell table:formula="of:=ABS([.B287]-[.G287])" office:value-type="float" office:value="0.00123354527375597">
            <text:p>0.00123354527375597</text:p>
          </table:table-cell>
          <table:table-cell table:number-columns-repeated="3"/>
        </table:table-row>
        <table:table-row table:style-name="ro2">
          <table:table-cell table:formula="of:=[.A287]+[.A$4]" office:value-type="float" office:value="83.6999999999996">
            <text:p>83.6999999999996</text:p>
          </table:table-cell>
          <table:table-cell table:formula="of:=[.A288]/([.$D$4]*2)" office:value-type="float" office:value="41.8499999999998">
            <text:p>41.8499999999998</text:p>
          </table:table-cell>
          <table:table-cell table:formula="of:=SQRT(ABS([.$D$2]^2-[.B288]^2))" office:value-type="float" office:value="159.604440727694">
            <text:p>159.604440727694</text:p>
          </table:table-cell>
          <table:table-cell table:formula="of:=([.$C$10]-[.C288])*[.$B$4]" office:value-type="float" office:value="8836.70981746866">
            <text:p>8836.70981746866</text:p>
          </table:table-cell>
          <table:table-cell table:formula="of:=ROUND([.D288])" office:value-type="float" office:value="8837">
            <text:p>8837</text:p>
          </table:table-cell>
          <table:table-cell table:formula="of:=([.$C$8]-([.E288]*[.$C$4]))" office:value-type="float" office:value="159.604331730769">
            <text:p>159.604331730769</text:p>
          </table:table-cell>
          <table:table-cell table:formula="of:=SQRT(ABS([.$D$2]^2-[.F288]^2))" office:value-type="float" office:value="41.8504156822196">
            <text:p>41.8504156822196</text:p>
          </table:table-cell>
          <table:table-cell table:formula="of:=ABS([.B288]-[.G288])" office:value-type="float" office:value="0.000415682219859548">
            <text:p>0.000415682219859548</text:p>
          </table:table-cell>
          <table:table-cell table:number-columns-repeated="3"/>
        </table:table-row>
        <table:table-row table:style-name="ro2">
          <table:table-cell table:formula="of:=[.A288]+[.A$4]" office:value-type="float" office:value="83.9999999999996">
            <text:p>83.9999999999996</text:p>
          </table:table-cell>
          <table:table-cell table:formula="of:=[.A289]/([.$D$4]*2)" office:value-type="float" office:value="41.9999999999998">
            <text:p>41.9999999999998</text:p>
          </table:table-cell>
          <table:table-cell table:formula="of:=SQRT(ABS([.$D$2]^2-[.B289]^2))" office:value-type="float" office:value="159.565033763666">
            <text:p>159.565033763666</text:p>
          </table:table-cell>
          <table:table-cell table:formula="of:=([.$C$10]-[.C289])*[.$B$4]" office:value-type="float" office:value="8901.25035697847">
            <text:p>8901.25035697847</text:p>
          </table:table-cell>
          <table:table-cell table:formula="of:=ROUND([.D289])" office:value-type="float" office:value="8901">
            <text:p>8901</text:p>
          </table:table-cell>
          <table:table-cell table:formula="of:=([.$C$8]-([.E289]*[.$C$4]))" office:value-type="float" office:value="159.565254807692">
            <text:p>159.565254807692</text:p>
          </table:table-cell>
          <table:table-cell table:formula="of:=SQRT(ABS([.$D$2]^2-[.F289]^2))" office:value-type="float" office:value="41.9991602077497">
            <text:p>41.9991602077497</text:p>
          </table:table-cell>
          <table:table-cell table:formula="of:=ABS([.B289]-[.G289])" office:value-type="float" office:value="0.000839792250054927">
            <text:p>0.000839792250054927</text:p>
          </table:table-cell>
          <table:table-cell table:number-columns-repeated="3"/>
        </table:table-row>
        <table:table-row table:style-name="ro2">
          <table:table-cell table:formula="of:=[.A289]+[.A$4]" office:value-type="float" office:value="84.2999999999996">
            <text:p>84.2999999999996</text:p>
          </table:table-cell>
          <table:table-cell table:formula="of:=[.A290]/([.$D$4]*2)" office:value-type="float" office:value="42.1499999999998">
            <text:p>42.1499999999998</text:p>
          </table:table-cell>
          <table:table-cell table:formula="of:=SQRT(ABS([.$D$2]^2-[.B290]^2))" office:value-type="float" office:value="159.525476021857">
            <text:p>159.525476021857</text:p>
          </table:table-cell>
          <table:table-cell table:formula="of:=([.$C$10]-[.C290])*[.$B$4]" office:value-type="float" office:value="8966.03783962731">
            <text:p>8966.03783962731</text:p>
          </table:table-cell>
          <table:table-cell table:formula="of:=ROUND([.D290])" office:value-type="float" office:value="8966">
            <text:p>8966</text:p>
          </table:table-cell>
          <table:table-cell table:formula="of:=([.$C$8]-([.E290]*[.$C$4]))" office:value-type="float" office:value="159.525567307692">
            <text:p>159.525567307692</text:p>
          </table:table-cell>
          <table:table-cell table:formula="of:=SQRT(ABS([.$D$2]^2-[.F290]^2))" office:value-type="float" office:value="42.1496545081799">
            <text:p>42.1496545081799</text:p>
          </table:table-cell>
          <table:table-cell table:formula="of:=ABS([.B290]-[.G290])" office:value-type="float" office:value="0.000345491819892629">
            <text:p>0.000345491819892629</text:p>
          </table:table-cell>
          <table:table-cell table:number-columns-repeated="3"/>
        </table:table-row>
        <table:table-row table:style-name="ro2">
          <table:table-cell table:formula="of:=[.A290]+[.A$4]" office:value-type="float" office:value="84.5999999999995">
            <text:p>84.5999999999995</text:p>
          </table:table-cell>
          <table:table-cell table:formula="of:=[.A291]/([.$D$4]*2)" office:value-type="float" office:value="42.2999999999998">
            <text:p>42.2999999999998</text:p>
          </table:table-cell>
          <table:table-cell table:formula="of:=SQRT(ABS([.$D$2]^2-[.B291]^2))" office:value-type="float" office:value="159.485767390072">
            <text:p>159.485767390072</text:p>
          </table:table-cell>
          <table:table-cell table:formula="of:=([.$C$10]-[.C291])*[.$B$4]" office:value-type="float" office:value="9031.07244916538">
            <text:p>9031.07244916538</text:p>
          </table:table-cell>
          <table:table-cell table:formula="of:=ROUND([.D291])" office:value-type="float" office:value="9031">
            <text:p>9031</text:p>
          </table:table-cell>
          <table:table-cell table:formula="of:=([.$C$8]-([.E291]*[.$C$4]))" office:value-type="float" office:value="159.485879807692">
            <text:p>159.485879807692</text:p>
          </table:table-cell>
          <table:table-cell table:formula="of:=SQRT(ABS([.$D$2]^2-[.F291]^2))" office:value-type="float" office:value="42.2995761440505">
            <text:p>42.2995761440505</text:p>
          </table:table-cell>
          <table:table-cell table:formula="of:=ABS([.B291]-[.G291])" office:value-type="float" office:value="0.000423855949293284">
            <text:p>0.000423855949293284</text:p>
          </table:table-cell>
          <table:table-cell table:number-columns-repeated="3"/>
        </table:table-row>
        <table:table-row table:style-name="ro2">
          <table:table-cell table:formula="of:=[.A291]+[.A$4]" office:value-type="float" office:value="84.8999999999996">
            <text:p>84.8999999999996</text:p>
          </table:table-cell>
          <table:table-cell table:formula="of:=[.A292]/([.$D$4]*2)" office:value-type="float" office:value="42.4499999999998">
            <text:p>42.4499999999998</text:p>
          </table:table-cell>
          <table:table-cell table:formula="of:=SQRT(ABS([.$D$2]^2-[.B292]^2))" office:value-type="float" office:value="159.445907755577">
            <text:p>159.445907755577</text:p>
          </table:table-cell>
          <table:table-cell table:formula="of:=([.$C$10]-[.C292])*[.$B$4]" office:value-type="float" office:value="9096.35437022708">
            <text:p>9096.35437022708</text:p>
          </table:table-cell>
          <table:table-cell table:formula="of:=ROUND([.D292])" office:value-type="float" office:value="9096">
            <text:p>9096</text:p>
          </table:table-cell>
          <table:table-cell table:formula="of:=([.$C$8]-([.E292]*[.$C$4]))" office:value-type="float" office:value="159.446192307692">
            <text:p>159.446192307692</text:p>
          </table:table-cell>
          <table:table-cell table:formula="of:=SQRT(ABS([.$D$2]^2-[.F292]^2))" office:value-type="float" office:value="42.4489311829921">
            <text:p>42.4489311829921</text:p>
          </table:table-cell>
          <table:table-cell table:formula="of:=ABS([.B292]-[.G292])" office:value-type="float" office:value="0.00106881700765626">
            <text:p>0.00106881700765626</text:p>
          </table:table-cell>
          <table:table-cell table:number-columns-repeated="3"/>
        </table:table-row>
        <table:table-row table:style-name="ro2">
          <table:table-cell table:formula="of:=[.A292]+[.A$4]" office:value-type="float" office:value="85.1999999999996">
            <text:p>85.1999999999996</text:p>
          </table:table-cell>
          <table:table-cell table:formula="of:=[.A293]/([.$D$4]*2)" office:value-type="float" office:value="42.5999999999998">
            <text:p>42.5999999999998</text:p>
          </table:table-cell>
          <table:table-cell table:formula="of:=SQRT(ABS([.$D$2]^2-[.B293]^2))" office:value-type="float" office:value="159.405897005098">
            <text:p>159.405897005098</text:p>
          </table:table-cell>
          <table:table-cell table:formula="of:=([.$C$10]-[.C293])*[.$B$4]" office:value-type="float" office:value="9161.88378833411">
            <text:p>9161.88378833411</text:p>
          </table:table-cell>
          <table:table-cell table:formula="of:=ROUND([.D293])" office:value-type="float" office:value="9162">
            <text:p>9162</text:p>
          </table:table-cell>
          <table:table-cell table:formula="of:=([.$C$8]-([.E293]*[.$C$4]))" office:value-type="float" office:value="159.405894230769">
            <text:p>159.405894230769</text:p>
          </table:table-cell>
          <table:table-cell table:formula="of:=SQRT(ABS([.$D$2]^2-[.F293]^2))" office:value-type="float" office:value="42.6000103813228">
            <text:p>42.6000103813228</text:p>
          </table:table-cell>
          <table:table-cell table:formula="of:=ABS([.B293]-[.G293])" office:value-type="float" office:value="0.0000103813230509786">
            <text:p>0.0000103813230509786</text:p>
          </table:table-cell>
          <table:table-cell table:number-columns-repeated="3"/>
        </table:table-row>
        <table:table-row table:style-name="ro2">
          <table:table-cell table:formula="of:=[.A293]+[.A$4]" office:value-type="float" office:value="85.4999999999995">
            <text:p>85.4999999999995</text:p>
          </table:table-cell>
          <table:table-cell table:formula="of:=[.A294]/([.$D$4]*2)" office:value-type="float" office:value="42.7499999999998">
            <text:p>42.7499999999998</text:p>
          </table:table-cell>
          <table:table-cell table:formula="of:=SQRT(ABS([.$D$2]^2-[.B294]^2))" office:value-type="float" office:value="159.365735024816">
            <text:p>159.365735024816</text:p>
          </table:table-cell>
          <table:table-cell table:formula="of:=([.$C$10]-[.C294])*[.$B$4]" office:value-type="float" office:value="9227.66088989813">
            <text:p>9227.66088989813</text:p>
          </table:table-cell>
          <table:table-cell table:formula="of:=ROUND([.D294])" office:value-type="float" office:value="9228">
            <text:p>9228</text:p>
          </table:table-cell>
          <table:table-cell table:formula="of:=([.$C$8]-([.E294]*[.$C$4]))" office:value-type="float" office:value="159.365596153846">
            <text:p>159.365596153846</text:p>
          </table:table-cell>
          <table:table-cell table:formula="of:=SQRT(ABS([.$D$2]^2-[.F294]^2))" office:value-type="float" office:value="42.7505176872657">
            <text:p>42.7505176872657</text:p>
          </table:table-cell>
          <table:table-cell table:formula="of:=ABS([.B294]-[.G294])" office:value-type="float" office:value="0.000517687265912059">
            <text:p>0.000517687265912059</text:p>
          </table:table-cell>
          <table:table-cell table:number-columns-repeated="3"/>
        </table:table-row>
        <table:table-row table:style-name="ro2">
          <table:table-cell table:formula="of:=[.A294]+[.A$4]" office:value-type="float" office:value="85.7999999999995">
            <text:p>85.7999999999995</text:p>
          </table:table-cell>
          <table:table-cell table:formula="of:=[.A295]/([.$D$4]*2)" office:value-type="float" office:value="42.8999999999998">
            <text:p>42.8999999999998</text:p>
          </table:table-cell>
          <table:table-cell table:formula="of:=SQRT(ABS([.$D$2]^2-[.B295]^2))" office:value-type="float" office:value="159.325421700368">
            <text:p>159.325421700368</text:p>
          </table:table-cell>
          <table:table-cell table:formula="of:=([.$C$10]-[.C295])*[.$B$4]" office:value-type="float" office:value="9293.68586222357">
            <text:p>9293.68586222357</text:p>
          </table:table-cell>
          <table:table-cell table:formula="of:=ROUND([.D295])" office:value-type="float" office:value="9294">
            <text:p>9294</text:p>
          </table:table-cell>
          <table:table-cell table:formula="of:=([.$C$8]-([.E295]*[.$C$4]))" office:value-type="float" office:value="159.325298076923">
            <text:p>159.325298076923</text:p>
          </table:table-cell>
          <table:table-cell table:formula="of:=SQRT(ABS([.$D$2]^2-[.F295]^2))" office:value-type="float" office:value="42.9004591199163">
            <text:p>42.9004591199163</text:p>
          </table:table-cell>
          <table:table-cell table:formula="of:=ABS([.B295]-[.G295])" office:value-type="float" office:value="0.000459119916541795">
            <text:p>0.000459119916541795</text:p>
          </table:table-cell>
          <table:table-cell table:number-columns-repeated="3"/>
        </table:table-row>
        <table:table-row table:style-name="ro2">
          <table:table-cell table:formula="of:=[.A295]+[.A$4]" office:value-type="float" office:value="86.0999999999995">
            <text:p>86.0999999999995</text:p>
          </table:table-cell>
          <table:table-cell table:formula="of:=[.A296]/([.$D$4]*2)" office:value-type="float" office:value="43.0499999999998">
            <text:p>43.0499999999998</text:p>
          </table:table-cell>
          <table:table-cell table:formula="of:=SQRT(ABS([.$D$2]^2-[.B296]^2))" office:value-type="float" office:value="159.284956916841">
            <text:p>159.284956916841</text:p>
          </table:table-cell>
          <table:table-cell table:formula="of:=([.$C$10]-[.C296])*[.$B$4]" office:value-type="float" office:value="9359.95889351086">
            <text:p>9359.95889351086</text:p>
          </table:table-cell>
          <table:table-cell table:formula="of:=ROUND([.D296])" office:value-type="float" office:value="9360">
            <text:p>9360</text:p>
          </table:table-cell>
          <table:table-cell table:formula="of:=([.$C$8]-([.E296]*[.$C$4]))" office:value-type="float" office:value="159.285">
            <text:p>159.285</text:p>
          </table:table-cell>
          <table:table-cell table:formula="of:=SQRT(ABS([.$D$2]^2-[.F296]^2))" office:value-type="float" office:value="43.0498405920394">
            <text:p>43.0498405920394</text:p>
          </table:table-cell>
          <table:table-cell table:formula="of:=ABS([.B296]-[.G296])" office:value-type="float" office:value="0.000159407960396152">
            <text:p>0.000159407960396152</text:p>
          </table:table-cell>
          <table:table-cell table:number-columns-repeated="3"/>
        </table:table-row>
        <table:table-row table:style-name="ro2">
          <table:table-cell table:formula="of:=[.A296]+[.A$4]" office:value-type="float" office:value="86.3999999999995">
            <text:p>86.3999999999995</text:p>
          </table:table-cell>
          <table:table-cell table:formula="of:=[.A297]/([.$D$4]*2)" office:value-type="float" office:value="43.1999999999998">
            <text:p>43.1999999999998</text:p>
          </table:table-cell>
          <table:table-cell table:formula="of:=SQRT(ABS([.$D$2]^2-[.B297]^2))" office:value-type="float" office:value="159.244340558778">
            <text:p>159.244340558778</text:p>
          </table:table-cell>
          <table:table-cell table:formula="of:=([.$C$10]-[.C297])*[.$B$4]" office:value-type="float" office:value="9426.48017285903">
            <text:p>9426.48017285903</text:p>
          </table:table-cell>
          <table:table-cell table:formula="of:=ROUND([.D297])" office:value-type="float" office:value="9426">
            <text:p>9426</text:p>
          </table:table-cell>
          <table:table-cell table:formula="of:=([.$C$8]-([.E297]*[.$C$4]))" office:value-type="float" office:value="159.244701923077">
            <text:p>159.244701923077</text:p>
          </table:table-cell>
          <table:table-cell table:formula="of:=SQRT(ABS([.$D$2]^2-[.F297]^2))" office:value-type="float" office:value="43.1986679126843">
            <text:p>43.1986679126843</text:p>
          </table:table-cell>
          <table:table-cell table:formula="of:=ABS([.B297]-[.G297])" office:value-type="float" office:value="0.00133208731544698">
            <text:p>0.00133208731544698</text:p>
          </table:table-cell>
          <table:table-cell table:number-columns-repeated="3"/>
        </table:table-row>
        <table:table-row table:style-name="ro2">
          <table:table-cell table:formula="of:=[.A297]+[.A$4]" office:value-type="float" office:value="86.6999999999995">
            <text:p>86.6999999999995</text:p>
          </table:table-cell>
          <table:table-cell table:formula="of:=[.A298]/([.$D$4]*2)" office:value-type="float" office:value="43.3499999999998">
            <text:p>43.3499999999998</text:p>
          </table:table-cell>
          <table:table-cell table:formula="of:=SQRT(ABS([.$D$2]^2-[.B298]^2))" office:value-type="float" office:value="159.203572510167">
            <text:p>159.203572510167</text:p>
          </table:table-cell>
          <table:table-cell table:formula="of:=([.$C$10]-[.C298])*[.$B$4]" office:value-type="float" office:value="9493.24989026885">
            <text:p>9493.24989026885</text:p>
          </table:table-cell>
          <table:table-cell table:formula="of:=ROUND([.D298])" office:value-type="float" office:value="9493">
            <text:p>9493</text:p>
          </table:table-cell>
          <table:table-cell table:formula="of:=([.$C$8]-([.E298]*[.$C$4]))" office:value-type="float" office:value="159.203793269231">
            <text:p>159.203793269231</text:p>
          </table:table-cell>
          <table:table-cell table:formula="of:=SQRT(ABS([.$D$2]^2-[.F298]^2))" office:value-type="float" office:value="43.3491892506427">
            <text:p>43.3491892506427</text:p>
          </table:table-cell>
          <table:table-cell table:formula="of:=ABS([.B298]-[.G298])" office:value-type="float" office:value="0.00081074935711456">
            <text:p>0.00081074935711456</text:p>
          </table:table-cell>
          <table:table-cell table:number-columns-repeated="3"/>
        </table:table-row>
        <table:table-row table:style-name="ro2">
          <table:table-cell table:formula="of:=[.A298]+[.A$4]" office:value-type="float" office:value="86.9999999999995">
            <text:p>86.9999999999995</text:p>
          </table:table-cell>
          <table:table-cell table:formula="of:=[.A299]/([.$D$4]*2)" office:value-type="float" office:value="43.4999999999998">
            <text:p>43.4999999999998</text:p>
          </table:table-cell>
          <table:table-cell table:formula="of:=SQRT(ABS([.$D$2]^2-[.B299]^2))" office:value-type="float" office:value="159.162652654447">
            <text:p>159.162652654447</text:p>
          </table:table-cell>
          <table:table-cell table:formula="of:=([.$C$10]-[.C299])*[.$B$4]" office:value-type="float" office:value="9560.26823664562">
            <text:p>9560.26823664562</text:p>
          </table:table-cell>
          <table:table-cell table:formula="of:=ROUND([.D299])" office:value-type="float" office:value="9560">
            <text:p>9560</text:p>
          </table:table-cell>
          <table:table-cell table:formula="of:=([.$C$8]-([.E299]*[.$C$4]))" office:value-type="float" office:value="159.162884615385">
            <text:p>159.162884615385</text:p>
          </table:table-cell>
          <table:table-cell table:formula="of:=SQRT(ABS([.$D$2]^2-[.F299]^2))" office:value-type="float" office:value="43.499151266545">
            <text:p>43.499151266545</text:p>
          </table:table-cell>
          <table:table-cell table:formula="of:=ABS([.B299]-[.G299])" office:value-type="float" office:value="0.000848733454816397">
            <text:p>0.000848733454816397</text:p>
          </table:table-cell>
          <table:table-cell table:number-columns-repeated="3"/>
        </table:table-row>
        <table:table-row table:style-name="ro2">
          <table:table-cell table:formula="of:=[.A299]+[.A$4]" office:value-type="float" office:value="87.2999999999995">
            <text:p>87.2999999999995</text:p>
          </table:table-cell>
          <table:table-cell table:formula="of:=[.A300]/([.$D$4]*2)" office:value-type="float" office:value="43.6499999999998">
            <text:p>43.6499999999998</text:p>
          </table:table-cell>
          <table:table-cell table:formula="of:=SQRT(ABS([.$D$2]^2-[.B300]^2))" office:value-type="float" office:value="159.1215808745">
            <text:p>159.1215808745</text:p>
          </table:table-cell>
          <table:table-cell table:formula="of:=([.$C$10]-[.C300])*[.$B$4]" office:value-type="float" office:value="9627.5354038024">
            <text:p>9627.5354038024</text:p>
          </table:table-cell>
          <table:table-cell table:formula="of:=ROUND([.D300])" office:value-type="float" office:value="9628">
            <text:p>9628</text:p>
          </table:table-cell>
          <table:table-cell table:formula="of:=([.$C$8]-([.E300]*[.$C$4]))" office:value-type="float" office:value="159.121365384615">
            <text:p>159.121365384615</text:p>
          </table:table-cell>
          <table:table-cell table:formula="of:=SQRT(ABS([.$D$2]^2-[.F300]^2))" office:value-type="float" office:value="43.6507855385871">
            <text:p>43.6507855385871</text:p>
          </table:table-cell>
          <table:table-cell table:formula="of:=ABS([.B300]-[.G300])" office:value-type="float" office:value="0.000785538587315671">
            <text:p>0.000785538587315671</text:p>
          </table:table-cell>
          <table:table-cell table:number-columns-repeated="3"/>
        </table:table-row>
        <table:table-row table:style-name="ro2">
          <table:table-cell table:formula="of:=[.A300]+[.A$4]" office:value-type="float" office:value="87.5999999999995">
            <text:p>87.5999999999995</text:p>
          </table:table-cell>
          <table:table-cell table:formula="of:=[.A301]/([.$D$4]*2)" office:value-type="float" office:value="43.7999999999998">
            <text:p>43.7999999999998</text:p>
          </table:table-cell>
          <table:table-cell table:formula="of:=SQRT(ABS([.$D$2]^2-[.B301]^2))" office:value-type="float" office:value="159.080357052654">
            <text:p>159.080357052654</text:p>
          </table:table-cell>
          <table:table-cell table:formula="of:=([.$C$10]-[.C301])*[.$B$4]" office:value-type="float" office:value="9695.05158446276">
            <text:p>9695.05158446276</text:p>
          </table:table-cell>
          <table:table-cell table:formula="of:=ROUND([.D301])" office:value-type="float" office:value="9695">
            <text:p>9695</text:p>
          </table:table-cell>
          <table:table-cell table:formula="of:=([.$C$8]-([.E301]*[.$C$4]))" office:value-type="float" office:value="159.080456730769">
            <text:p>159.080456730769</text:p>
          </table:table-cell>
          <table:table-cell table:formula="of:=SQRT(ABS([.$D$2]^2-[.F301]^2))" office:value-type="float" office:value="43.7996379703058">
            <text:p>43.7996379703058</text:p>
          </table:table-cell>
          <table:table-cell table:formula="of:=ABS([.B301]-[.G301])" office:value-type="float" office:value="0.000362029693960153">
            <text:p>0.000362029693960153</text:p>
          </table:table-cell>
          <table:table-cell table:number-columns-repeated="3"/>
        </table:table-row>
        <table:table-row table:style-name="ro2">
          <table:table-cell table:formula="of:=[.A301]+[.A$4]" office:value-type="float" office:value="87.8999999999995">
            <text:p>87.8999999999995</text:p>
          </table:table-cell>
          <table:table-cell table:formula="of:=[.A302]/([.$D$4]*2)" office:value-type="float" office:value="43.9499999999998">
            <text:p>43.9499999999998</text:p>
          </table:table-cell>
          <table:table-cell table:formula="of:=SQRT(ABS([.$D$2]^2-[.B302]^2))" office:value-type="float" office:value="159.03898107068">
            <text:p>159.03898107068</text:p>
          </table:table-cell>
          <table:table-cell table:formula="of:=([.$C$10]-[.C302])*[.$B$4]" office:value-type="float" office:value="9762.81697226386">
            <text:p>9762.81697226386</text:p>
          </table:table-cell>
          <table:table-cell table:formula="of:=ROUND([.D302])" office:value-type="float" office:value="9763">
            <text:p>9763</text:p>
          </table:table-cell>
          <table:table-cell table:formula="of:=([.$C$8]-([.E302]*[.$C$4]))" office:value-type="float" office:value="159.0389375">
            <text:p>159.0389375</text:p>
          </table:table-cell>
          <table:table-cell table:formula="of:=SQRT(ABS([.$D$2]^2-[.F302]^2))" office:value-type="float" office:value="43.950157666055">
            <text:p>43.950157666055</text:p>
          </table:table-cell>
          <table:table-cell table:formula="of:=ABS([.B302]-[.G302])" office:value-type="float" office:value="0.00015766605522316">
            <text:p>0.00015766605522316</text:p>
          </table:table-cell>
          <table:table-cell table:number-columns-repeated="3"/>
        </table:table-row>
        <table:table-row table:style-name="ro2">
          <table:table-cell table:formula="of:=[.A302]+[.A$4]" office:value-type="float" office:value="88.1999999999995">
            <text:p>88.1999999999995</text:p>
          </table:table-cell>
          <table:table-cell table:formula="of:=[.A303]/([.$D$4]*2)" office:value-type="float" office:value="44.0999999999998">
            <text:p>44.0999999999998</text:p>
          </table:table-cell>
          <table:table-cell table:formula="of:=SQRT(ABS([.$D$2]^2-[.B303]^2))" office:value-type="float" office:value="158.997452809786">
            <text:p>158.997452809786</text:p>
          </table:table-cell>
          <table:table-cell table:formula="of:=([.$C$10]-[.C303])*[.$B$4]" office:value-type="float" office:value="9830.83176175961">
            <text:p>9830.83176175961</text:p>
          </table:table-cell>
          <table:table-cell table:formula="of:=ROUND([.D303])" office:value-type="float" office:value="9831">
            <text:p>9831</text:p>
          </table:table-cell>
          <table:table-cell table:formula="of:=([.$C$8]-([.E303]*[.$C$4]))" office:value-type="float" office:value="158.997418269231">
            <text:p>158.997418269231</text:p>
          </table:table-cell>
          <table:table-cell table:formula="of:=SQRT(ABS([.$D$2]^2-[.F303]^2))" office:value-type="float" office:value="44.1001245317889">
            <text:p>44.1001245317889</text:p>
          </table:table-cell>
          <table:table-cell table:formula="of:=ABS([.B303]-[.G303])" office:value-type="float" office:value="0.000124531789083449">
            <text:p>0.000124531789083449</text:p>
          </table:table-cell>
          <table:table-cell table:number-columns-repeated="3"/>
        </table:table-row>
        <table:table-row table:style-name="ro2">
          <table:table-cell table:formula="of:=[.A303]+[.A$4]" office:value-type="float" office:value="88.4999999999995">
            <text:p>88.4999999999995</text:p>
          </table:table-cell>
          <table:table-cell table:formula="of:=[.A304]/([.$D$4]*2)" office:value-type="float" office:value="44.2499999999998">
            <text:p>44.2499999999998</text:p>
          </table:table-cell>
          <table:table-cell table:formula="of:=SQRT(ABS([.$D$2]^2-[.B304]^2))" office:value-type="float" office:value="158.955772150621">
            <text:p>158.955772150621</text:p>
          </table:table-cell>
          <table:table-cell table:formula="of:=([.$C$10]-[.C304])*[.$B$4]" office:value-type="float" office:value="9899.09614842358">
            <text:p>9899.09614842358</text:p>
          </table:table-cell>
          <table:table-cell table:formula="of:=ROUND([.D304])" office:value-type="float" office:value="9899">
            <text:p>9899</text:p>
          </table:table-cell>
          <table:table-cell table:formula="of:=([.$C$8]-([.E304]*[.$C$4]))" office:value-type="float" office:value="158.955899038462">
            <text:p>158.955899038462</text:p>
          </table:table-cell>
          <table:table-cell table:formula="of:=SQRT(ABS([.$D$2]^2-[.F304]^2))" office:value-type="float" office:value="44.2495441883238">
            <text:p>44.2495441883238</text:p>
          </table:table-cell>
          <table:table-cell table:formula="of:=ABS([.B304]-[.G304])" office:value-type="float" office:value="0.000455811675990958">
            <text:p>0.000455811675990958</text:p>
          </table:table-cell>
          <table:table-cell table:number-columns-repeated="3"/>
        </table:table-row>
        <table:table-row table:style-name="ro2">
          <table:table-cell table:formula="of:=[.A304]+[.A$4]" office:value-type="float" office:value="88.7999999999995">
            <text:p>88.7999999999995</text:p>
          </table:table-cell>
          <table:table-cell table:formula="of:=[.A305]/([.$D$4]*2)" office:value-type="float" office:value="44.3999999999998">
            <text:p>44.3999999999998</text:p>
          </table:table-cell>
          <table:table-cell table:formula="of:=SQRT(ABS([.$D$2]^2-[.B305]^2))" office:value-type="float" office:value="158.913938973269">
            <text:p>158.913938973269</text:p>
          </table:table-cell>
          <table:table-cell table:formula="of:=([.$C$10]-[.C305])*[.$B$4]" office:value-type="float" office:value="9967.61032865224">
            <text:p>9967.61032865224</text:p>
          </table:table-cell>
          <table:table-cell table:formula="of:=ROUND([.D305])" office:value-type="float" office:value="9968">
            <text:p>9968</text:p>
          </table:table-cell>
          <table:table-cell table:formula="of:=([.$C$8]-([.E305]*[.$C$4]))" office:value-type="float" office:value="158.913769230769">
            <text:p>158.913769230769</text:p>
          </table:table-cell>
          <table:table-cell table:formula="of:=SQRT(ABS([.$D$2]^2-[.F305]^2))" office:value-type="float" office:value="44.4006075281615">
            <text:p>44.4006075281615</text:p>
          </table:table-cell>
          <table:table-cell table:formula="of:=ABS([.B305]-[.G305])" office:value-type="float" office:value="0.000607528161694404">
            <text:p>0.000607528161694404</text:p>
          </table:table-cell>
          <table:table-cell table:number-columns-repeated="3"/>
        </table:table-row>
        <table:table-row table:style-name="ro2">
          <table:table-cell table:formula="of:=[.A305]+[.A$4]" office:value-type="float" office:value="89.0999999999995">
            <text:p>89.0999999999995</text:p>
          </table:table-cell>
          <table:table-cell table:formula="of:=[.A306]/([.$D$4]*2)" office:value-type="float" office:value="44.5499999999998">
            <text:p>44.5499999999998</text:p>
          </table:table-cell>
          <table:table-cell table:formula="of:=SQRT(ABS([.$D$2]^2-[.B306]^2))" office:value-type="float" office:value="158.871953157252">
            <text:p>158.871953157252</text:p>
          </table:table-cell>
          <table:table-cell table:formula="of:=([.$C$10]-[.C306])*[.$B$4]" office:value-type="float" office:value="10036.3744997678">
            <text:p>10036.3744997678</text:p>
          </table:table-cell>
          <table:table-cell table:formula="of:=ROUND([.D306])" office:value-type="float" office:value="10036">
            <text:p>10036</text:p>
          </table:table-cell>
          <table:table-cell table:formula="of:=([.$C$8]-([.E306]*[.$C$4]))" office:value-type="float" office:value="158.87225">
            <text:p>158.87225</text:p>
          </table:table-cell>
          <table:table-cell table:formula="of:=SQRT(ABS([.$D$2]^2-[.F306]^2))" office:value-type="float" office:value="44.5489414008627">
            <text:p>44.5489414008627</text:p>
          </table:table-cell>
          <table:table-cell table:formula="of:=ABS([.B306]-[.G306])" office:value-type="float" office:value="0.00105859913705331">
            <text:p>0.00105859913705331</text:p>
          </table:table-cell>
          <table:table-cell table:number-columns-repeated="3"/>
        </table:table-row>
        <table:table-row table:style-name="ro2">
          <table:table-cell table:formula="of:=[.A306]+[.A$4]" office:value-type="float" office:value="89.3999999999995">
            <text:p>89.3999999999995</text:p>
          </table:table-cell>
          <table:table-cell table:formula="of:=[.A307]/([.$D$4]*2)" office:value-type="float" office:value="44.6999999999998">
            <text:p>44.6999999999998</text:p>
          </table:table-cell>
          <table:table-cell table:formula="of:=SQRT(ABS([.$D$2]^2-[.B307]^2))" office:value-type="float" office:value="158.82981458152">
            <text:p>158.82981458152</text:p>
          </table:table-cell>
          <table:table-cell table:formula="of:=([.$C$10]-[.C307])*[.$B$4]" office:value-type="float" office:value="10105.3888600215">
            <text:p>10105.3888600215</text:p>
          </table:table-cell>
          <table:table-cell table:formula="of:=ROUND([.D307])" office:value-type="float" office:value="10105">
            <text:p>10105</text:p>
          </table:table-cell>
          <table:table-cell table:formula="of:=([.$C$8]-([.E307]*[.$C$4]))" office:value-type="float" office:value="158.830120192308">
            <text:p>158.830120192308</text:p>
          </table:table-cell>
          <table:table-cell table:formula="of:=SQRT(ABS([.$D$2]^2-[.F307]^2))" office:value-type="float" office:value="44.698914077381">
            <text:p>44.698914077381</text:p>
          </table:table-cell>
          <table:table-cell table:formula="of:=ABS([.B307]-[.G307])" office:value-type="float" office:value="0.0010859226187705">
            <text:p>0.0010859226187705</text:p>
          </table:table-cell>
          <table:table-cell table:number-columns-repeated="3"/>
        </table:table-row>
        <table:table-row table:style-name="ro2">
          <table:table-cell table:formula="of:=[.A307]+[.A$4]" office:value-type="float" office:value="89.6999999999995">
            <text:p>89.6999999999995</text:p>
          </table:table-cell>
          <table:table-cell table:formula="of:=[.A308]/([.$D$4]*2)" office:value-type="float" office:value="44.8499999999998">
            <text:p>44.8499999999998</text:p>
          </table:table-cell>
          <table:table-cell table:formula="of:=SQRT(ABS([.$D$2]^2-[.B308]^2))" office:value-type="float" office:value="158.787523124457">
            <text:p>158.787523124457</text:p>
          </table:table-cell>
          <table:table-cell table:formula="of:=([.$C$10]-[.C308])*[.$B$4]" office:value-type="float" office:value="10174.6536085968">
            <text:p>10174.6536085968</text:p>
          </table:table-cell>
          <table:table-cell table:formula="of:=ROUND([.D308])" office:value-type="float" office:value="10175">
            <text:p>10175</text:p>
          </table:table-cell>
          <table:table-cell table:formula="of:=([.$C$8]-([.E308]*[.$C$4]))" office:value-type="float" office:value="158.787379807692">
            <text:p>158.787379807692</text:p>
          </table:table-cell>
          <table:table-cell table:formula="of:=SQRT(ABS([.$D$2]^2-[.F308]^2))" office:value-type="float" office:value="44.8505073974383">
            <text:p>44.8505073974383</text:p>
          </table:table-cell>
          <table:table-cell table:formula="of:=ABS([.B308]-[.G308])" office:value-type="float" office:value="0.000507397438589408">
            <text:p>0.000507397438589408</text:p>
          </table:table-cell>
          <table:table-cell table:number-columns-repeated="3"/>
        </table:table-row>
        <table:table-row table:style-name="ro2">
          <table:table-cell table:formula="of:=[.A308]+[.A$4]" office:value-type="float" office:value="89.9999999999995">
            <text:p>89.9999999999995</text:p>
          </table:table-cell>
          <table:table-cell table:formula="of:=[.A309]/([.$D$4]*2)" office:value-type="float" office:value="44.9999999999998">
            <text:p>44.9999999999998</text:p>
          </table:table-cell>
          <table:table-cell table:formula="of:=SQRT(ABS([.$D$2]^2-[.B309]^2))" office:value-type="float" office:value="158.745078663876">
            <text:p>158.745078663876</text:p>
          </table:table-cell>
          <table:table-cell table:formula="of:=([.$C$10]-[.C309])*[.$B$4]" office:value-type="float" office:value="10244.1689456125">
            <text:p>10244.1689456125</text:p>
          </table:table-cell>
          <table:table-cell table:formula="of:=ROUND([.D309])" office:value-type="float" office:value="10244">
            <text:p>10244</text:p>
          </table:table-cell>
          <table:table-cell table:formula="of:=([.$C$8]-([.E309]*[.$C$4]))" office:value-type="float" office:value="158.74525">
            <text:p>158.74525</text:p>
          </table:table-cell>
          <table:table-cell table:formula="of:=SQRT(ABS([.$D$2]^2-[.F309]^2))" office:value-type="float" office:value="44.9993955785797">
            <text:p>44.9993955785797</text:p>
          </table:table-cell>
          <table:table-cell table:formula="of:=ABS([.B309]-[.G309])" office:value-type="float" office:value="0.000604421420035806">
            <text:p>0.000604421420035806</text:p>
          </table:table-cell>
          <table:table-cell table:number-columns-repeated="3"/>
        </table:table-row>
        <table:table-row table:style-name="ro2">
          <table:table-cell table:formula="of:=[.A309]+[.A$4]" office:value-type="float" office:value="90.2999999999995">
            <text:p>90.2999999999995</text:p>
          </table:table-cell>
          <table:table-cell table:formula="of:=[.A310]/([.$D$4]*2)" office:value-type="float" office:value="45.1499999999998">
            <text:p>45.1499999999998</text:p>
          </table:table-cell>
          <table:table-cell table:formula="of:=SQRT(ABS([.$D$2]^2-[.B310]^2))" office:value-type="float" office:value="158.702481077014">
            <text:p>158.702481077014</text:p>
          </table:table-cell>
          <table:table-cell table:formula="of:=([.$C$10]-[.C310])*[.$B$4]" office:value-type="float" office:value="10313.9350721256">
            <text:p>10313.9350721256</text:p>
          </table:table-cell>
          <table:table-cell table:formula="of:=ROUND([.D310])" office:value-type="float" office:value="10314">
            <text:p>10314</text:p>
          </table:table-cell>
          <table:table-cell table:formula="of:=([.$C$8]-([.E310]*[.$C$4]))" office:value-type="float" office:value="158.702509615385">
            <text:p>158.702509615385</text:p>
          </table:table-cell>
          <table:table-cell table:formula="of:=SQRT(ABS([.$D$2]^2-[.F310]^2))" office:value-type="float" office:value="45.1498996873609">
            <text:p>45.1498996873609</text:p>
          </table:table-cell>
          <table:table-cell table:formula="of:=ABS([.B310]-[.G310])" office:value-type="float" office:value="0.000100312638885214">
            <text:p>0.000100312638885214</text:p>
          </table:table-cell>
          <table:table-cell table:number-columns-repeated="3"/>
        </table:table-row>
        <table:table-row table:style-name="ro2">
          <table:table-cell table:formula="of:=[.A310]+[.A$4]" office:value-type="float" office:value="90.5999999999995">
            <text:p>90.5999999999995</text:p>
          </table:table-cell>
          <table:table-cell table:formula="of:=[.A311]/([.$D$4]*2)" office:value-type="float" office:value="45.2999999999997">
            <text:p>45.2999999999997</text:p>
          </table:table-cell>
          <table:table-cell table:formula="of:=SQRT(ABS([.$D$2]^2-[.B311]^2))" office:value-type="float" office:value="158.659730240537">
            <text:p>158.659730240537</text:p>
          </table:table-cell>
          <table:table-cell table:formula="of:=([.$C$10]-[.C311])*[.$B$4]" office:value-type="float" office:value="10383.9521901351">
            <text:p>10383.9521901351</text:p>
          </table:table-cell>
          <table:table-cell table:formula="of:=ROUND([.D311])" office:value-type="float" office:value="10384">
            <text:p>10384</text:p>
          </table:table-cell>
          <table:table-cell table:formula="of:=([.$C$8]-([.E311]*[.$C$4]))" office:value-type="float" office:value="158.659769230769">
            <text:p>158.659769230769</text:p>
          </table:table-cell>
          <table:table-cell table:formula="of:=SQRT(ABS([.$D$2]^2-[.F311]^2))" office:value-type="float" office:value="45.2998634395188">
            <text:p>45.2998634395188</text:p>
          </table:table-cell>
          <table:table-cell table:formula="of:=ABS([.B311]-[.G311])" office:value-type="float" office:value="0.000136560480932246">
            <text:p>0.000136560480932246</text:p>
          </table:table-cell>
          <table:table-cell table:number-columns-repeated="3"/>
        </table:table-row>
        <table:table-row table:style-name="ro2">
          <table:table-cell table:formula="of:=[.A311]+[.A$4]" office:value-type="float" office:value="90.8999999999995">
            <text:p>90.8999999999995</text:p>
          </table:table-cell>
          <table:table-cell table:formula="of:=[.A312]/([.$D$4]*2)" office:value-type="float" office:value="45.4499999999998">
            <text:p>45.4499999999998</text:p>
          </table:table-cell>
          <table:table-cell table:formula="of:=SQRT(ABS([.$D$2]^2-[.B312]^2))" office:value-type="float" office:value="158.616826030532">
            <text:p>158.616826030532</text:p>
          </table:table-cell>
          <table:table-cell table:formula="of:=([.$C$10]-[.C312])*[.$B$4]" office:value-type="float" office:value="10454.2205025847">
            <text:p>10454.2205025847</text:p>
          </table:table-cell>
          <table:table-cell table:formula="of:=ROUND([.D312])" office:value-type="float" office:value="10454">
            <text:p>10454</text:p>
          </table:table-cell>
          <table:table-cell table:formula="of:=([.$C$8]-([.E312]*[.$C$4]))" office:value-type="float" office:value="158.617028846154">
            <text:p>158.617028846154</text:p>
          </table:table-cell>
          <table:table-cell table:formula="of:=SQRT(ABS([.$D$2]^2-[.F312]^2))" office:value-type="float" office:value="45.4492921839097">
            <text:p>45.4492921839097</text:p>
          </table:table-cell>
          <table:table-cell table:formula="of:=ABS([.B312]-[.G312])" office:value-type="float" office:value="0.000707816090042002">
            <text:p>0.000707816090042002</text:p>
          </table:table-cell>
          <table:table-cell table:number-columns-repeated="3"/>
        </table:table-row>
        <table:table-row table:style-name="ro2">
          <table:table-cell table:formula="of:=[.A312]+[.A$4]" office:value-type="float" office:value="91.1999999999995">
            <text:p>91.1999999999995</text:p>
          </table:table-cell>
          <table:table-cell table:formula="of:=[.A313]/([.$D$4]*2)" office:value-type="float" office:value="45.5999999999998">
            <text:p>45.5999999999998</text:p>
          </table:table-cell>
          <table:table-cell table:formula="of:=SQRT(ABS([.$D$2]^2-[.B313]^2))" office:value-type="float" office:value="158.573768322507">
            <text:p>158.573768322507</text:p>
          </table:table-cell>
          <table:table-cell table:formula="of:=([.$C$10]-[.C313])*[.$B$4]" office:value-type="float" office:value="10524.7402133661">
            <text:p>10524.7402133661</text:p>
          </table:table-cell>
          <table:table-cell table:formula="of:=ROUND([.D313])" office:value-type="float" office:value="10525">
            <text:p>10525</text:p>
          </table:table-cell>
          <table:table-cell table:formula="of:=([.$C$8]-([.E313]*[.$C$4]))" office:value-type="float" office:value="158.573677884615">
            <text:p>158.573677884615</text:p>
          </table:table-cell>
          <table:table-cell table:formula="of:=SQRT(ABS([.$D$2]^2-[.F313]^2))" office:value-type="float" office:value="45.600314496133">
            <text:p>45.600314496133</text:p>
          </table:table-cell>
          <table:table-cell table:formula="of:=ABS([.B313]-[.G313])" office:value-type="float" office:value="0.000314496133285047">
            <text:p>0.000314496133285047</text:p>
          </table:table-cell>
          <table:table-cell table:number-columns-repeated="3"/>
        </table:table-row>
        <table:table-row table:style-name="ro2">
          <table:table-cell table:formula="of:=[.A313]+[.A$4]" office:value-type="float" office:value="91.4999999999995">
            <text:p>91.4999999999995</text:p>
          </table:table-cell>
          <table:table-cell table:formula="of:=[.A314]/([.$D$4]*2)" office:value-type="float" office:value="45.7499999999997">
            <text:p>45.7499999999997</text:p>
          </table:table-cell>
          <table:table-cell table:formula="of:=SQRT(ABS([.$D$2]^2-[.B314]^2))" office:value-type="float" office:value="158.530556991389">
            <text:p>158.530556991389</text:p>
          </table:table-cell>
          <table:table-cell table:formula="of:=([.$C$10]-[.C314])*[.$B$4]" office:value-type="float" office:value="10595.5115273227">
            <text:p>10595.5115273227</text:p>
          </table:table-cell>
          <table:table-cell table:formula="of:=ROUND([.D314])" office:value-type="float" office:value="10596">
            <text:p>10596</text:p>
          </table:table-cell>
          <table:table-cell table:formula="of:=([.$C$8]-([.E314]*[.$C$4]))" office:value-type="float" office:value="158.530326923077">
            <text:p>158.530326923077</text:p>
          </table:table-cell>
          <table:table-cell table:formula="of:=SQRT(ABS([.$D$2]^2-[.F314]^2))" office:value-type="float" office:value="45.7507972134077">
            <text:p>45.7507972134077</text:p>
          </table:table-cell>
          <table:table-cell table:formula="of:=ABS([.B314]-[.G314])" office:value-type="float" office:value="0.00079721340793526">
            <text:p>0.00079721340793526</text:p>
          </table:table-cell>
          <table:table-cell table:number-columns-repeated="3"/>
        </table:table-row>
        <table:table-row table:style-name="ro2">
          <table:table-cell table:formula="of:=[.A314]+[.A$4]" office:value-type="float" office:value="91.7999999999995">
            <text:p>91.7999999999995</text:p>
          </table:table-cell>
          <table:table-cell table:formula="of:=[.A315]/([.$D$4]*2)" office:value-type="float" office:value="45.8999999999997">
            <text:p>45.8999999999997</text:p>
          </table:table-cell>
          <table:table-cell table:formula="of:=SQRT(ABS([.$D$2]^2-[.B315]^2))" office:value-type="float" office:value="158.487191911523">
            <text:p>158.487191911523</text:p>
          </table:table-cell>
          <table:table-cell table:formula="of:=([.$C$10]-[.C315])*[.$B$4]" office:value-type="float" office:value="10666.5346502523">
            <text:p>10666.5346502523</text:p>
          </table:table-cell>
          <table:table-cell table:formula="of:=ROUND([.D315])" office:value-type="float" office:value="10667">
            <text:p>10667</text:p>
          </table:table-cell>
          <table:table-cell table:formula="of:=([.$C$8]-([.E315]*[.$C$4]))" office:value-type="float" office:value="158.486975961538">
            <text:p>158.486975961538</text:p>
          </table:table-cell>
          <table:table-cell table:formula="of:=SQRT(ABS([.$D$2]^2-[.F315]^2))" office:value-type="float" office:value="45.9007456428186">
            <text:p>45.9007456428186</text:p>
          </table:table-cell>
          <table:table-cell table:formula="of:=ABS([.B315]-[.G315])" office:value-type="float" office:value="0.000745642818827719">
            <text:p>0.000745642818827719</text:p>
          </table:table-cell>
          <table:table-cell table:number-columns-repeated="3"/>
        </table:table-row>
        <table:table-row table:style-name="ro2">
          <table:table-cell table:formula="of:=[.A315]+[.A$4]" office:value-type="float" office:value="92.0999999999995">
            <text:p>92.0999999999995</text:p>
          </table:table-cell>
          <table:table-cell table:formula="of:=[.A316]/([.$D$4]*2)" office:value-type="float" office:value="46.0499999999997">
            <text:p>46.0499999999997</text:p>
          </table:table-cell>
          <table:table-cell table:formula="of:=SQRT(ABS([.$D$2]^2-[.B316]^2))" office:value-type="float" office:value="158.443672956669">
            <text:p>158.443672956669</text:p>
          </table:table-cell>
          <table:table-cell table:formula="of:=([.$C$10]-[.C316])*[.$B$4]" office:value-type="float" office:value="10737.8097889106">
            <text:p>10737.8097889106</text:p>
          </table:table-cell>
          <table:table-cell table:formula="of:=ROUND([.D316])" office:value-type="float" office:value="10738">
            <text:p>10738</text:p>
          </table:table-cell>
          <table:table-cell table:formula="of:=([.$C$8]-([.E316]*[.$C$4]))" office:value-type="float" office:value="158.443625">
            <text:p>158.443625</text:p>
          </table:table-cell>
          <table:table-cell table:formula="of:=SQRT(ABS([.$D$2]^2-[.F316]^2))" office:value-type="float" office:value="46.0501650036064">
            <text:p>46.0501650036064</text:p>
          </table:table-cell>
          <table:table-cell table:formula="of:=ABS([.B316]-[.G316])" office:value-type="float" office:value="0.000165003606653613">
            <text:p>0.000165003606653613</text:p>
          </table:table-cell>
          <table:table-cell table:number-columns-repeated="3"/>
        </table:table-row>
        <table:table-row table:style-name="ro2">
          <table:table-cell table:formula="of:=[.A316]+[.A$4]" office:value-type="float" office:value="92.3999999999995">
            <text:p>92.3999999999995</text:p>
          </table:table-cell>
          <table:table-cell table:formula="of:=[.A317]/([.$D$4]*2)" office:value-type="float" office:value="46.1999999999997">
            <text:p>46.1999999999997</text:p>
          </table:table-cell>
          <table:table-cell table:formula="of:=SQRT(ABS([.$D$2]^2-[.B317]^2))" office:value-type="float" office:value="158.4">
            <text:p>158.4</text:p>
          </table:table-cell>
          <table:table-cell table:formula="of:=([.$C$10]-[.C317])*[.$B$4]" office:value-type="float" office:value="10809.3371510148">
            <text:p>10809.3371510148</text:p>
          </table:table-cell>
          <table:table-cell table:formula="of:=ROUND([.D317])" office:value-type="float" office:value="10809">
            <text:p>10809</text:p>
          </table:table-cell>
          <table:table-cell table:formula="of:=([.$C$8]-([.E317]*[.$C$4]))" office:value-type="float" office:value="158.400274038462">
            <text:p>158.400274038462</text:p>
          </table:table-cell>
          <table:table-cell table:formula="of:=SQRT(ABS([.$D$2]^2-[.F317]^2))" office:value-type="float" office:value="46.1990604291937">
            <text:p>46.1990604291937</text:p>
          </table:table-cell>
          <table:table-cell table:formula="of:=ABS([.B317]-[.G317])" office:value-type="float" office:value="0.000939570806046675">
            <text:p>0.000939570806046675</text:p>
          </table:table-cell>
          <table:table-cell table:number-columns-repeated="3"/>
        </table:table-row>
        <table:table-row table:style-name="ro2">
          <table:table-cell table:formula="of:=[.A317]+[.A$4]" office:value-type="float" office:value="92.6999999999995">
            <text:p>92.6999999999995</text:p>
          </table:table-cell>
          <table:table-cell table:formula="of:=[.A318]/([.$D$4]*2)" office:value-type="float" office:value="46.3499999999997">
            <text:p>46.3499999999997</text:p>
          </table:table-cell>
          <table:table-cell table:formula="of:=SQRT(ABS([.$D$2]^2-[.B318]^2))" office:value-type="float" office:value="158.356172914099">
            <text:p>158.356172914099</text:p>
          </table:table-cell>
          <table:table-cell table:formula="of:=([.$C$10]-[.C318])*[.$B$4]" office:value-type="float" office:value="10881.1169452464">
            <text:p>10881.1169452464</text:p>
          </table:table-cell>
          <table:table-cell table:formula="of:=ROUND([.D318])" office:value-type="float" office:value="10881">
            <text:p>10881</text:p>
          </table:table-cell>
          <table:table-cell table:formula="of:=([.$C$8]-([.E318]*[.$C$4]))" office:value-type="float" office:value="158.3563125">
            <text:p>158.3563125</text:p>
          </table:table-cell>
          <table:table-cell table:formula="of:=SQRT(ABS([.$D$2]^2-[.F318]^2))" office:value-type="float" office:value="46.3495230978955">
            <text:p>46.3495230978955</text:p>
          </table:table-cell>
          <table:table-cell table:formula="of:=ABS([.B318]-[.G318])" office:value-type="float" office:value="0.000476902104281862">
            <text:p>0.000476902104281862</text:p>
          </table:table-cell>
          <table:table-cell table:number-columns-repeated="3"/>
        </table:table-row>
        <table:table-row table:style-name="ro2">
          <table:table-cell table:formula="of:=[.A318]+[.A$4]" office:value-type="float" office:value="92.9999999999995">
            <text:p>92.9999999999995</text:p>
          </table:table-cell>
          <table:table-cell table:formula="of:=[.A319]/([.$D$4]*2)" office:value-type="float" office:value="46.4999999999997">
            <text:p>46.4999999999997</text:p>
          </table:table-cell>
          <table:table-cell table:formula="of:=SQRT(ABS([.$D$2]^2-[.B319]^2))" office:value-type="float" office:value="158.312191570959">
            <text:p>158.312191570959</text:p>
          </table:table-cell>
          <table:table-cell table:formula="of:=([.$C$10]-[.C319])*[.$B$4]" office:value-type="float" office:value="10953.1493812552">
            <text:p>10953.1493812552</text:p>
          </table:table-cell>
          <table:table-cell table:formula="of:=ROUND([.D319])" office:value-type="float" office:value="10953">
            <text:p>10953</text:p>
          </table:table-cell>
          <table:table-cell table:formula="of:=([.$C$8]-([.E319]*[.$C$4]))" office:value-type="float" office:value="158.312350961538">
            <text:p>158.312350961538</text:p>
          </table:table-cell>
          <table:table-cell table:formula="of:=SQRT(ABS([.$D$2]^2-[.F319]^2))" office:value-type="float" office:value="46.4994573412494">
            <text:p>46.4994573412494</text:p>
          </table:table-cell>
          <table:table-cell table:formula="of:=ABS([.B319]-[.G319])" office:value-type="float" office:value="0.000542658750354974">
            <text:p>0.000542658750354974</text:p>
          </table:table-cell>
          <table:table-cell table:number-columns-repeated="3"/>
        </table:table-row>
        <table:table-row table:style-name="ro2">
          <table:table-cell table:formula="of:=[.A319]+[.A$4]" office:value-type="float" office:value="93.2999999999995">
            <text:p>93.2999999999995</text:p>
          </table:table-cell>
          <table:table-cell table:formula="of:=[.A320]/([.$D$4]*2)" office:value-type="float" office:value="46.6499999999997">
            <text:p>46.6499999999997</text:p>
          </table:table-cell>
          <table:table-cell table:formula="of:=SQRT(ABS([.$D$2]^2-[.B320]^2))" office:value-type="float" office:value="158.26805584198">
            <text:p>158.26805584198</text:p>
          </table:table-cell>
          <table:table-cell table:formula="of:=([.$C$10]-[.C320])*[.$B$4]" office:value-type="float" office:value="11025.4346696622">
            <text:p>11025.4346696622</text:p>
          </table:table-cell>
          <table:table-cell table:formula="of:=ROUND([.D320])" office:value-type="float" office:value="11025">
            <text:p>11025</text:p>
          </table:table-cell>
          <table:table-cell table:formula="of:=([.$C$8]-([.E320]*[.$C$4]))" office:value-type="float" office:value="158.268389423077">
            <text:p>158.268389423077</text:p>
          </table:table-cell>
          <table:table-cell table:formula="of:=SQRT(ABS([.$D$2]^2-[.F320]^2))" office:value-type="float" office:value="46.6488682544955">
            <text:p>46.6488682544955</text:p>
          </table:table-cell>
          <table:table-cell table:formula="of:=ABS([.B320]-[.G320])" office:value-type="float" office:value="0.00113174550425299">
            <text:p>0.00113174550425299</text:p>
          </table:table-cell>
          <table:table-cell table:number-columns-repeated="3"/>
        </table:table-row>
        <table:table-row table:style-name="ro2">
          <table:table-cell table:formula="of:=[.A320]+[.A$4]" office:value-type="float" office:value="93.5999999999995">
            <text:p>93.5999999999995</text:p>
          </table:table-cell>
          <table:table-cell table:formula="of:=[.A321]/([.$D$4]*2)" office:value-type="float" office:value="46.7999999999997">
            <text:p>46.7999999999997</text:p>
          </table:table-cell>
          <table:table-cell table:formula="of:=SQRT(ABS([.$D$2]^2-[.B321]^2))" office:value-type="float" office:value="158.223765597966">
            <text:p>158.223765597966</text:p>
          </table:table-cell>
          <table:table-cell table:formula="of:=([.$C$10]-[.C321])*[.$B$4]" office:value-type="float" office:value="11097.9730220631">
            <text:p>11097.9730220631</text:p>
          </table:table-cell>
          <table:table-cell table:formula="of:=ROUND([.D321])" office:value-type="float" office:value="11098">
            <text:p>11098</text:p>
          </table:table-cell>
          <table:table-cell table:formula="of:=([.$C$8]-([.E321]*[.$C$4]))" office:value-type="float" office:value="158.223817307692">
            <text:p>158.223817307692</text:p>
          </table:table-cell>
          <table:table-cell table:formula="of:=SQRT(ABS([.$D$2]^2-[.F321]^2))" office:value-type="float" office:value="46.7998251768317">
            <text:p>46.7998251768317</text:p>
          </table:table-cell>
          <table:table-cell table:formula="of:=ABS([.B321]-[.G321])" office:value-type="float" office:value="0.000174823168073601">
            <text:p>0.000174823168073601</text:p>
          </table:table-cell>
          <table:table-cell table:number-columns-repeated="3"/>
        </table:table-row>
        <table:table-row table:style-name="ro2">
          <table:table-cell table:formula="of:=[.A321]+[.A$4]" office:value-type="float" office:value="93.8999999999995">
            <text:p>93.8999999999995</text:p>
          </table:table-cell>
          <table:table-cell table:formula="of:=[.A322]/([.$D$4]*2)" office:value-type="float" office:value="46.9499999999997">
            <text:p>46.9499999999997</text:p>
          </table:table-cell>
          <table:table-cell table:formula="of:=SQRT(ABS([.$D$2]^2-[.B322]^2))" office:value-type="float" office:value="158.179320709124">
            <text:p>158.179320709124</text:p>
          </table:table-cell>
          <table:table-cell table:formula="of:=([.$C$10]-[.C322])*[.$B$4]" office:value-type="float" office:value="11170.7646510317">
            <text:p>11170.7646510317</text:p>
          </table:table-cell>
          <table:table-cell table:formula="of:=ROUND([.D322])" office:value-type="float" office:value="11171">
            <text:p>11171</text:p>
          </table:table-cell>
          <table:table-cell table:formula="of:=([.$C$8]-([.E322]*[.$C$4]))" office:value-type="float" office:value="158.179245192308">
            <text:p>158.179245192308</text:p>
          </table:table-cell>
          <table:table-cell table:formula="of:=SQRT(ABS([.$D$2]^2-[.F322]^2))" office:value-type="float" office:value="46.9502544230785">
            <text:p>46.9502544230785</text:p>
          </table:table-cell>
          <table:table-cell table:formula="of:=ABS([.B322]-[.G322])" office:value-type="float" office:value="0.000254423078793309">
            <text:p>0.000254423078793309</text:p>
          </table:table-cell>
          <table:table-cell table:number-columns-repeated="3"/>
        </table:table-row>
        <table:table-row table:style-name="ro2">
          <table:table-cell table:formula="of:=[.A322]+[.A$4]" office:value-type="float" office:value="94.1999999999995">
            <text:p>94.1999999999995</text:p>
          </table:table-cell>
          <table:table-cell table:formula="of:=[.A323]/([.$D$4]*2)" office:value-type="float" office:value="47.0999999999997">
            <text:p>47.0999999999997</text:p>
          </table:table-cell>
          <table:table-cell table:formula="of:=SQRT(ABS([.$D$2]^2-[.B323]^2))" office:value-type="float" office:value="158.134721045063">
            <text:p>158.134721045063</text:p>
          </table:table-cell>
          <table:table-cell table:formula="of:=([.$C$10]-[.C323])*[.$B$4]" office:value-type="float" office:value="11243.8097701236">
            <text:p>11243.8097701236</text:p>
          </table:table-cell>
          <table:table-cell table:formula="of:=ROUND([.D323])" office:value-type="float" office:value="11244">
            <text:p>11244</text:p>
          </table:table-cell>
          <table:table-cell table:formula="of:=([.$C$8]-([.E323]*[.$C$4]))" office:value-type="float" office:value="158.134673076923">
            <text:p>158.134673076923</text:p>
          </table:table-cell>
          <table:table-cell table:formula="of:=SQRT(ABS([.$D$2]^2-[.F323]^2))" office:value-type="float" office:value="47.1001610491373">
            <text:p>47.1001610491373</text:p>
          </table:table-cell>
          <table:table-cell table:formula="of:=ABS([.B323]-[.G323])" office:value-type="float" office:value="0.000161049137517466">
            <text:p>0.000161049137517466</text:p>
          </table:table-cell>
          <table:table-cell table:number-columns-repeated="3"/>
        </table:table-row>
        <table:table-row table:style-name="ro2">
          <table:table-cell table:formula="of:=[.A323]+[.A$4]" office:value-type="float" office:value="94.4999999999995">
            <text:p>94.4999999999995</text:p>
          </table:table-cell>
          <table:table-cell table:formula="of:=[.A324]/([.$D$4]*2)" office:value-type="float" office:value="47.2499999999997">
            <text:p>47.2499999999997</text:p>
          </table:table-cell>
          <table:table-cell table:formula="of:=SQRT(ABS([.$D$2]^2-[.B324]^2))" office:value-type="float" office:value="158.089966474789">
            <text:p>158.089966474789</text:p>
          </table:table-cell>
          <table:table-cell table:formula="of:=([.$C$10]-[.C324])*[.$B$4]" office:value-type="float" office:value="11317.1085938795">
            <text:p>11317.1085938795</text:p>
          </table:table-cell>
          <table:table-cell table:formula="of:=ROUND([.D324])" office:value-type="float" office:value="11317">
            <text:p>11317</text:p>
          </table:table-cell>
          <table:table-cell table:formula="of:=([.$C$8]-([.E324]*[.$C$4]))" office:value-type="float" office:value="158.090100961538">
            <text:p>158.090100961538</text:p>
          </table:table-cell>
          <table:table-cell table:formula="of:=SQRT(ABS([.$D$2]^2-[.F324]^2))" office:value-type="float" office:value="47.2495500292921">
            <text:p>47.2495500292921</text:p>
          </table:table-cell>
          <table:table-cell table:formula="of:=ABS([.B324]-[.G324])" office:value-type="float" office:value="0.000449970707677494">
            <text:p>0.000449970707677494</text:p>
          </table:table-cell>
          <table:table-cell table:number-columns-repeated="3"/>
        </table:table-row>
        <table:table-row table:style-name="ro2">
          <table:table-cell table:formula="of:=[.A324]+[.A$4]" office:value-type="float" office:value="94.7999999999995">
            <text:p>94.7999999999995</text:p>
          </table:table-cell>
          <table:table-cell table:formula="of:=[.A325]/([.$D$4]*2)" office:value-type="float" office:value="47.3999999999997">
            <text:p>47.3999999999997</text:p>
          </table:table-cell>
          <table:table-cell table:formula="of:=SQRT(ABS([.$D$2]^2-[.B325]^2))" office:value-type="float" office:value="158.045056866705">
            <text:p>158.045056866705</text:p>
          </table:table-cell>
          <table:table-cell table:formula="of:=([.$C$10]-[.C325])*[.$B$4]" office:value-type="float" office:value="11390.6613378287">
            <text:p>11390.6613378287</text:p>
          </table:table-cell>
          <table:table-cell table:formula="of:=ROUND([.D325])" office:value-type="float" office:value="11391">
            <text:p>11391</text:p>
          </table:table-cell>
          <table:table-cell table:formula="of:=([.$C$8]-([.E325]*[.$C$4]))" office:value-type="float" office:value="158.044918269231">
            <text:p>158.044918269231</text:p>
          </table:table-cell>
          <table:table-cell table:formula="of:=SQRT(ABS([.$D$2]^2-[.F325]^2))" office:value-type="float" office:value="47.4004621208714">
            <text:p>47.4004621208714</text:p>
          </table:table-cell>
          <table:table-cell table:formula="of:=ABS([.B325]-[.G325])" office:value-type="float" office:value="0.000462120871681293">
            <text:p>0.000462120871681293</text:p>
          </table:table-cell>
          <table:table-cell table:number-columns-repeated="3"/>
        </table:table-row>
        <table:table-row table:style-name="ro2">
          <table:table-cell table:formula="of:=[.A325]+[.A$4]" office:value-type="float" office:value="95.0999999999995">
            <text:p>95.0999999999995</text:p>
          </table:table-cell>
          <table:table-cell table:formula="of:=[.A326]/([.$D$4]*2)" office:value-type="float" office:value="47.5499999999997">
            <text:p>47.5499999999997</text:p>
          </table:table-cell>
          <table:table-cell table:formula="of:=SQRT(ABS([.$D$2]^2-[.B326]^2))" office:value-type="float" office:value="157.999992088608">
            <text:p>157.999992088608</text:p>
          </table:table-cell>
          <table:table-cell table:formula="of:=([.$C$10]-[.C326])*[.$B$4]" office:value-type="float" office:value="11464.4682184924">
            <text:p>11464.4682184924</text:p>
          </table:table-cell>
          <table:table-cell table:formula="of:=ROUND([.D326])" office:value-type="float" office:value="11464">
            <text:p>11464</text:p>
          </table:table-cell>
          <table:table-cell table:formula="of:=([.$C$8]-([.E326]*[.$C$4]))" office:value-type="float" office:value="158.000346153846">
            <text:p>158.000346153846</text:p>
          </table:table-cell>
          <table:table-cell table:formula="of:=SQRT(ABS([.$D$2]^2-[.F326]^2))" office:value-type="float" office:value="47.5488234898067">
            <text:p>47.5488234898067</text:p>
          </table:table-cell>
          <table:table-cell table:formula="of:=ABS([.B326]-[.G326])" office:value-type="float" office:value="0.00117651019301945">
            <text:p>0.00117651019301945</text:p>
          </table:table-cell>
          <table:table-cell table:number-columns-repeated="3"/>
        </table:table-row>
        <table:table-row table:style-name="ro2">
          <table:table-cell table:formula="of:=[.A326]+[.A$4]" office:value-type="float" office:value="95.3999999999995">
            <text:p>95.3999999999995</text:p>
          </table:table-cell>
          <table:table-cell table:formula="of:=[.A327]/([.$D$4]*2)" office:value-type="float" office:value="47.6999999999997">
            <text:p>47.6999999999997</text:p>
          </table:table-cell>
          <table:table-cell table:formula="of:=SQRT(ABS([.$D$2]^2-[.B327]^2))" office:value-type="float" office:value="157.954772007686">
            <text:p>157.954772007686</text:p>
          </table:table-cell>
          <table:table-cell table:formula="of:=([.$C$10]-[.C327])*[.$B$4]" office:value-type="float" office:value="11538.5294533876">
            <text:p>11538.5294533876</text:p>
          </table:table-cell>
          <table:table-cell table:formula="of:=ROUND([.D327])" office:value-type="float" office:value="11539">
            <text:p>11539</text:p>
          </table:table-cell>
          <table:table-cell table:formula="of:=([.$C$8]-([.E327]*[.$C$4]))" office:value-type="float" office:value="157.954552884615">
            <text:p>157.954552884615</text:p>
          </table:table-cell>
          <table:table-cell table:formula="of:=SQRT(ABS([.$D$2]^2-[.F327]^2))" office:value-type="float" office:value="47.7007256026702">
            <text:p>47.7007256026702</text:p>
          </table:table-cell>
          <table:table-cell table:formula="of:=ABS([.B327]-[.G327])" office:value-type="float" office:value="0.000725602670492265">
            <text:p>0.000725602670492265</text:p>
          </table:table-cell>
          <table:table-cell table:number-columns-repeated="3"/>
        </table:table-row>
        <table:table-row table:style-name="ro2">
          <table:table-cell table:formula="of:=[.A327]+[.A$4]" office:value-type="float" office:value="95.6999999999995">
            <text:p>95.6999999999995</text:p>
          </table:table-cell>
          <table:table-cell table:formula="of:=[.A328]/([.$D$4]*2)" office:value-type="float" office:value="47.8499999999997">
            <text:p>47.8499999999997</text:p>
          </table:table-cell>
          <table:table-cell table:formula="of:=SQRT(ABS([.$D$2]^2-[.B328]^2))" office:value-type="float" office:value="157.909396490519">
            <text:p>157.909396490519</text:p>
          </table:table-cell>
          <table:table-cell table:formula="of:=([.$C$10]-[.C328])*[.$B$4]" office:value-type="float" office:value="11612.8452610305">
            <text:p>11612.8452610305</text:p>
          </table:table-cell>
          <table:table-cell table:formula="of:=ROUND([.D328])" office:value-type="float" office:value="11613">
            <text:p>11613</text:p>
          </table:table-cell>
          <table:table-cell table:formula="of:=([.$C$8]-([.E328]*[.$C$4]))" office:value-type="float" office:value="157.909370192308">
            <text:p>157.909370192308</text:p>
          </table:table-cell>
          <table:table-cell table:formula="of:=SQRT(ABS([.$D$2]^2-[.F328]^2))" office:value-type="float" office:value="47.8500867864283">
            <text:p>47.8500867864283</text:p>
          </table:table-cell>
          <table:table-cell table:formula="of:=ABS([.B328]-[.G328])" office:value-type="float" office:value="0.0000867864285893916">
            <text:p>0.0000867864285893916</text:p>
          </table:table-cell>
          <table:table-cell table:number-columns-repeated="3"/>
        </table:table-row>
        <table:table-row table:style-name="ro2">
          <table:table-cell table:formula="of:=[.A328]+[.A$4]" office:value-type="float" office:value="95.9999999999994">
            <text:p>95.9999999999994</text:p>
          </table:table-cell>
          <table:table-cell table:formula="of:=[.A329]/([.$D$4]*2)" office:value-type="float" office:value="47.9999999999997">
            <text:p>47.9999999999997</text:p>
          </table:table-cell>
          <table:table-cell table:formula="of:=SQRT(ABS([.$D$2]^2-[.B329]^2))" office:value-type="float" office:value="157.863865403075">
            <text:p>157.863865403075</text:p>
          </table:table-cell>
          <table:table-cell table:formula="of:=([.$C$10]-[.C329])*[.$B$4]" office:value-type="float" office:value="11687.4158609401">
            <text:p>11687.4158609401</text:p>
          </table:table-cell>
          <table:table-cell table:formula="of:=ROUND([.D329])" office:value-type="float" office:value="11687">
            <text:p>11687</text:p>
          </table:table-cell>
          <table:table-cell table:formula="of:=([.$C$8]-([.E329]*[.$C$4]))" office:value-type="float" office:value="157.8641875">
            <text:p>157.8641875</text:p>
          </table:table-cell>
          <table:table-cell table:formula="of:=SQRT(ABS([.$D$2]^2-[.F329]^2))" office:value-type="float" office:value="47.9989406650276">
            <text:p>47.9989406650276</text:p>
          </table:table-cell>
          <table:table-cell table:formula="of:=ABS([.B329]-[.G329])" office:value-type="float" office:value="0.0010593349721475">
            <text:p>0.0010593349721475</text:p>
          </table:table-cell>
          <table:table-cell table:number-columns-repeated="3"/>
        </table:table-row>
        <table:table-row table:style-name="ro2">
          <table:table-cell table:formula="of:=[.A329]+[.A$4]" office:value-type="float" office:value="96.2999999999994">
            <text:p>96.2999999999994</text:p>
          </table:table-cell>
          <table:table-cell table:formula="of:=[.A330]/([.$D$4]*2)" office:value-type="float" office:value="48.1499999999997">
            <text:p>48.1499999999997</text:p>
          </table:table-cell>
          <table:table-cell table:formula="of:=SQRT(ABS([.$D$2]^2-[.B330]^2))" office:value-type="float" office:value="157.818178610704">
            <text:p>157.818178610704</text:p>
          </table:table-cell>
          <table:table-cell table:formula="of:=([.$C$10]-[.C330])*[.$B$4]" office:value-type="float" office:value="11762.2414736416">
            <text:p>11762.2414736416</text:p>
          </table:table-cell>
          <table:table-cell table:formula="of:=ROUND([.D330])" office:value-type="float" office:value="11762">
            <text:p>11762</text:p>
          </table:table-cell>
          <table:table-cell table:formula="of:=([.$C$8]-([.E330]*[.$C$4]))" office:value-type="float" office:value="157.818394230769">
            <text:p>157.818394230769</text:p>
          </table:table-cell>
          <table:table-cell table:formula="of:=SQRT(ABS([.$D$2]^2-[.F330]^2))" office:value-type="float" office:value="48.1492932702185">
            <text:p>48.1492932702185</text:p>
          </table:table-cell>
          <table:table-cell table:formula="of:=ABS([.B330]-[.G330])" office:value-type="float" office:value="0.000706729781235538">
            <text:p>0.000706729781235538</text:p>
          </table:table-cell>
          <table:table-cell table:number-columns-repeated="3"/>
        </table:table-row>
        <table:table-row table:style-name="ro2">
          <table:table-cell table:formula="of:=[.A330]+[.A$4]" office:value-type="float" office:value="96.5999999999994">
            <text:p>96.5999999999994</text:p>
          </table:table-cell>
          <table:table-cell table:formula="of:=[.A331]/([.$D$4]*2)" office:value-type="float" office:value="48.2999999999997">
            <text:p>48.2999999999997</text:p>
          </table:table-cell>
          <table:table-cell table:formula="of:=SQRT(ABS([.$D$2]^2-[.B331]^2))" office:value-type="float" office:value="157.772335978143">
            <text:p>157.772335978143</text:p>
          </table:table-cell>
          <table:table-cell table:formula="of:=([.$C$10]-[.C331])*[.$B$4]" office:value-type="float" office:value="11837.3223206705">
            <text:p>11837.3223206705</text:p>
          </table:table-cell>
          <table:table-cell table:formula="of:=ROUND([.D331])" office:value-type="float" office:value="11837">
            <text:p>11837</text:p>
          </table:table-cell>
          <table:table-cell table:formula="of:=([.$C$8]-([.E331]*[.$C$4]))" office:value-type="float" office:value="157.772600961538">
            <text:p>157.772600961538</text:p>
          </table:table-cell>
          <table:table-cell table:formula="of:=SQRT(ABS([.$D$2]^2-[.F331]^2))" office:value-type="float" office:value="48.2991344211379">
            <text:p>48.2991344211379</text:p>
          </table:table-cell>
          <table:table-cell table:formula="of:=ABS([.B331]-[.G331])" office:value-type="float" office:value="0.000865578861791505">
            <text:p>0.000865578861791505</text:p>
          </table:table-cell>
          <table:table-cell table:number-columns-repeated="3"/>
        </table:table-row>
        <table:table-row table:style-name="ro2">
          <table:table-cell table:formula="of:=[.A331]+[.A$4]" office:value-type="float" office:value="96.8999999999994">
            <text:p>96.8999999999994</text:p>
          </table:table-cell>
          <table:table-cell table:formula="of:=[.A332]/([.$D$4]*2)" office:value-type="float" office:value="48.4499999999997">
            <text:p>48.4499999999997</text:p>
          </table:table-cell>
          <table:table-cell table:formula="of:=SQRT(ABS([.$D$2]^2-[.B332]^2))" office:value-type="float" office:value="157.726337369509">
            <text:p>157.726337369509</text:p>
          </table:table-cell>
          <table:table-cell table:formula="of:=([.$C$10]-[.C332])*[.$B$4]" office:value-type="float" office:value="11912.6586245757">
            <text:p>11912.6586245757</text:p>
          </table:table-cell>
          <table:table-cell table:formula="of:=ROUND([.D332])" office:value-type="float" office:value="11913">
            <text:p>11913</text:p>
          </table:table-cell>
          <table:table-cell table:formula="of:=([.$C$8]-([.E332]*[.$C$4]))" office:value-type="float" office:value="157.726197115385">
            <text:p>157.726197115385</text:p>
          </table:table-cell>
          <table:table-cell table:formula="of:=SQRT(ABS([.$D$2]^2-[.F332]^2))" office:value-type="float" office:value="48.4504565873102">
            <text:p>48.4504565873102</text:p>
          </table:table-cell>
          <table:table-cell table:formula="of:=ABS([.B332]-[.G332])" office:value-type="float" office:value="0.00045658731052356">
            <text:p>0.00045658731052356</text:p>
          </table:table-cell>
          <table:table-cell table:number-columns-repeated="3"/>
        </table:table-row>
        <table:table-row table:style-name="ro2">
          <table:table-cell table:formula="of:=[.A332]+[.A$4]" office:value-type="float" office:value="97.1999999999994">
            <text:p>97.1999999999994</text:p>
          </table:table-cell>
          <table:table-cell table:formula="of:=[.A333]/([.$D$4]*2)" office:value-type="float" office:value="48.5999999999997">
            <text:p>48.5999999999997</text:p>
          </table:table-cell>
          <table:table-cell table:formula="of:=SQRT(ABS([.$D$2]^2-[.B333]^2))" office:value-type="float" office:value="157.680182648296">
            <text:p>157.680182648296</text:p>
          </table:table-cell>
          <table:table-cell table:formula="of:=([.$C$10]-[.C333])*[.$B$4]" office:value-type="float" office:value="11988.2506089236">
            <text:p>11988.2506089236</text:p>
          </table:table-cell>
          <table:table-cell table:formula="of:=ROUND([.D333])" office:value-type="float" office:value="11988">
            <text:p>11988</text:p>
          </table:table-cell>
          <table:table-cell table:formula="of:=([.$C$8]-([.E333]*[.$C$4]))" office:value-type="float" office:value="157.680403846154">
            <text:p>157.680403846154</text:p>
          </table:table-cell>
          <table:table-cell table:formula="of:=SQRT(ABS([.$D$2]^2-[.F333]^2))" office:value-type="float" office:value="48.5992823292056">
            <text:p>48.5992823292056</text:p>
          </table:table-cell>
          <table:table-cell table:formula="of:=ABS([.B333]-[.G333])" office:value-type="float" office:value="0.000717670794152525">
            <text:p>0.000717670794152525</text:p>
          </table:table-cell>
          <table:table-cell table:number-columns-repeated="3"/>
        </table:table-row>
        <table:table-row table:style-name="ro2">
          <table:table-cell table:formula="of:=[.A333]+[.A$4]" office:value-type="float" office:value="97.4999999999994">
            <text:p>97.4999999999994</text:p>
          </table:table-cell>
          <table:table-cell table:formula="of:=[.A334]/([.$D$4]*2)" office:value-type="float" office:value="48.7499999999997">
            <text:p>48.7499999999997</text:p>
          </table:table-cell>
          <table:table-cell table:formula="of:=SQRT(ABS([.$D$2]^2-[.B334]^2))" office:value-type="float" office:value="157.633871677378">
            <text:p>157.633871677378</text:p>
          </table:table-cell>
          <table:table-cell table:formula="of:=([.$C$10]-[.C334])*[.$B$4]" office:value-type="float" office:value="12064.0984983015">
            <text:p>12064.0984983015</text:p>
          </table:table-cell>
          <table:table-cell table:formula="of:=ROUND([.D334])" office:value-type="float" office:value="12064">
            <text:p>12064</text:p>
          </table:table-cell>
          <table:table-cell table:formula="of:=([.$C$8]-([.E334]*[.$C$4]))" office:value-type="float" office:value="157.634">
            <text:p>157.634</text:p>
          </table:table-cell>
          <table:table-cell table:formula="of:=SQRT(ABS([.$D$2]^2-[.F334]^2))" office:value-type="float" office:value="48.7495850649009">
            <text:p>48.7495850649009</text:p>
          </table:table-cell>
          <table:table-cell table:formula="of:=ABS([.B334]-[.G334])" office:value-type="float" office:value="0.000414935098859814">
            <text:p>0.000414935098859814</text:p>
          </table:table-cell>
          <table:table-cell table:number-columns-repeated="3"/>
        </table:table-row>
        <table:table-row table:style-name="ro2">
          <table:table-cell table:formula="of:=[.A334]+[.A$4]" office:value-type="float" office:value="97.7999999999994">
            <text:p>97.7999999999994</text:p>
          </table:table-cell>
          <table:table-cell table:formula="of:=[.A335]/([.$D$4]*2)" office:value-type="float" office:value="48.8999999999997">
            <text:p>48.8999999999997</text:p>
          </table:table-cell>
          <table:table-cell table:formula="of:=SQRT(ABS([.$D$2]^2-[.B335]^2))" office:value-type="float" office:value="157.587404319">
            <text:p>157.587404319</text:p>
          </table:table-cell>
          <table:table-cell table:formula="of:=([.$C$10]-[.C335])*[.$B$4]" office:value-type="float" office:value="12140.2025183217">
            <text:p>12140.2025183217</text:p>
          </table:table-cell>
          <table:table-cell table:formula="of:=ROUND([.D335])" office:value-type="float" office:value="12140">
            <text:p>12140</text:p>
          </table:table-cell>
          <table:table-cell table:formula="of:=([.$C$8]-([.E335]*[.$C$4]))" office:value-type="float" office:value="157.587596153846">
            <text:p>157.587596153846</text:p>
          </table:table-cell>
          <table:table-cell table:formula="of:=SQRT(ABS([.$D$2]^2-[.F335]^2))" office:value-type="float" office:value="48.8993817798578">
            <text:p>48.8993817798578</text:p>
          </table:table-cell>
          <table:table-cell table:formula="of:=ABS([.B335]-[.G335])" office:value-type="float" office:value="0.000618220141909376">
            <text:p>0.000618220141909376</text:p>
          </table:table-cell>
          <table:table-cell table:number-columns-repeated="3"/>
        </table:table-row>
        <table:table-row table:style-name="ro2">
          <table:table-cell table:formula="of:=[.A335]+[.A$4]" office:value-type="float" office:value="98.0999999999994">
            <text:p>98.0999999999994</text:p>
          </table:table-cell>
          <table:table-cell table:formula="of:=[.A336]/([.$D$4]*2)" office:value-type="float" office:value="49.0499999999997">
            <text:p>49.0499999999997</text:p>
          </table:table-cell>
          <table:table-cell table:formula="of:=SQRT(ABS([.$D$2]^2-[.B336]^2))" office:value-type="float" office:value="157.540780434781">
            <text:p>157.540780434781</text:p>
          </table:table-cell>
          <table:table-cell table:formula="of:=([.$C$10]-[.C336])*[.$B$4]" office:value-type="float" office:value="12216.5628956247">
            <text:p>12216.5628956247</text:p>
          </table:table-cell>
          <table:table-cell table:formula="of:=ROUND([.D336])" office:value-type="float" office:value="12217">
            <text:p>12217</text:p>
          </table:table-cell>
          <table:table-cell table:formula="of:=([.$C$8]-([.E336]*[.$C$4]))" office:value-type="float" office:value="157.540581730769">
            <text:p>157.540581730769</text:p>
          </table:table-cell>
          <table:table-cell table:formula="of:=SQRT(ABS([.$D$2]^2-[.F336]^2))" office:value-type="float" office:value="49.0506382010553">
            <text:p>49.0506382010553</text:p>
          </table:table-cell>
          <table:table-cell table:formula="of:=ABS([.B336]-[.G336])" office:value-type="float" office:value="0.000638201055572552">
            <text:p>0.000638201055572552</text:p>
          </table:table-cell>
          <table:table-cell table:number-columns-repeated="3"/>
        </table:table-row>
        <table:table-row table:style-name="ro2">
          <table:table-cell table:formula="of:=[.A336]+[.A$4]" office:value-type="float" office:value="98.3999999999994">
            <text:p>98.3999999999994</text:p>
          </table:table-cell>
          <table:table-cell table:formula="of:=[.A337]/([.$D$4]*2)" office:value-type="float" office:value="49.1999999999997">
            <text:p>49.1999999999997</text:p>
          </table:table-cell>
          <table:table-cell table:formula="of:=SQRT(ABS([.$D$2]^2-[.B337]^2))" office:value-type="float" office:value="157.49399988571">
            <text:p>157.49399988571</text:p>
          </table:table-cell>
          <table:table-cell table:formula="of:=([.$C$10]-[.C337])*[.$B$4]" office:value-type="float" office:value="12293.1798578835">
            <text:p>12293.1798578835</text:p>
          </table:table-cell>
          <table:table-cell table:formula="of:=ROUND([.D337])" office:value-type="float" office:value="12293">
            <text:p>12293</text:p>
          </table:table-cell>
          <table:table-cell table:formula="of:=([.$C$8]-([.E337]*[.$C$4]))" office:value-type="float" office:value="157.494177884615">
            <text:p>157.494177884615</text:p>
          </table:table-cell>
          <table:table-cell table:formula="of:=SQRT(ABS([.$D$2]^2-[.F337]^2))" office:value-type="float" office:value="49.1994302045168">
            <text:p>49.1994302045168</text:p>
          </table:table-cell>
          <table:table-cell table:formula="of:=ABS([.B337]-[.G337])" office:value-type="float" office:value="0.000569795482903146">
            <text:p>0.000569795482903146</text:p>
          </table:table-cell>
          <table:table-cell table:number-columns-repeated="3"/>
        </table:table-row>
        <table:table-row table:style-name="ro2">
          <table:table-cell table:formula="of:=[.A337]+[.A$4]" office:value-type="float" office:value="98.6999999999994">
            <text:p>98.6999999999994</text:p>
          </table:table-cell>
          <table:table-cell table:formula="of:=[.A338]/([.$D$4]*2)" office:value-type="float" office:value="49.3499999999997">
            <text:p>49.3499999999997</text:p>
          </table:table-cell>
          <table:table-cell table:formula="of:=SQRT(ABS([.$D$2]^2-[.B338]^2))" office:value-type="float" office:value="157.447062532141">
            <text:p>157.447062532141</text:p>
          </table:table-cell>
          <table:table-cell table:formula="of:=([.$C$10]-[.C338])*[.$B$4]" office:value-type="float" office:value="12370.053633807">
            <text:p>12370.053633807</text:p>
          </table:table-cell>
          <table:table-cell table:formula="of:=ROUND([.D338])" office:value-type="float" office:value="12370">
            <text:p>12370</text:p>
          </table:table-cell>
          <table:table-cell table:formula="of:=([.$C$8]-([.E338]*[.$C$4]))" office:value-type="float" office:value="157.447163461538">
            <text:p>157.447163461538</text:p>
          </table:table-cell>
          <table:table-cell table:formula="of:=SQRT(ABS([.$D$2]^2-[.F338]^2))" office:value-type="float" office:value="49.3496779920152">
            <text:p>49.3496779920152</text:p>
          </table:table-cell>
          <table:table-cell table:formula="of:=ABS([.B338]-[.G338])" office:value-type="float" office:value="0.000322007984500772">
            <text:p>0.000322007984500772</text:p>
          </table:table-cell>
          <table:table-cell table:number-columns-repeated="3"/>
        </table:table-row>
        <table:table-row table:style-name="ro2">
          <table:table-cell table:formula="of:=[.A338]+[.A$4]" office:value-type="float" office:value="98.9999999999994">
            <text:p>98.9999999999994</text:p>
          </table:table-cell>
          <table:table-cell table:formula="of:=[.A339]/([.$D$4]*2)" office:value-type="float" office:value="49.4999999999997">
            <text:p>49.4999999999997</text:p>
          </table:table-cell>
          <table:table-cell table:formula="of:=SQRT(ABS([.$D$2]^2-[.B339]^2))" office:value-type="float" office:value="157.399968233796">
            <text:p>157.399968233796</text:p>
          </table:table-cell>
          <table:table-cell table:formula="of:=([.$C$10]-[.C339])*[.$B$4]" office:value-type="float" office:value="12447.1844531441">
            <text:p>12447.1844531441</text:p>
          </table:table-cell>
          <table:table-cell table:formula="of:=ROUND([.D339])" office:value-type="float" office:value="12447">
            <text:p>12447</text:p>
          </table:table-cell>
          <table:table-cell table:formula="of:=([.$C$8]-([.E339]*[.$C$4]))" office:value-type="float" office:value="157.400149038462">
            <text:p>157.400149038462</text:p>
          </table:table-cell>
          <table:table-cell table:formula="of:=SQRT(ABS([.$D$2]^2-[.F339]^2))" office:value-type="float" office:value="49.4994250741369">
            <text:p>49.4994250741369</text:p>
          </table:table-cell>
          <table:table-cell table:formula="of:=ABS([.B339]-[.G339])" office:value-type="float" office:value="0.000574925862778741">
            <text:p>0.000574925862778741</text:p>
          </table:table-cell>
          <table:table-cell table:number-columns-repeated="3"/>
        </table:table-row>
        <table:table-row table:style-name="ro2">
          <table:table-cell table:formula="of:=[.A339]+[.A$4]" office:value-type="float" office:value="99.2999999999994">
            <text:p>99.2999999999994</text:p>
          </table:table-cell>
          <table:table-cell table:formula="of:=[.A340]/([.$D$4]*2)" office:value-type="float" office:value="49.6499999999997">
            <text:p>49.6499999999997</text:p>
          </table:table-cell>
          <table:table-cell table:formula="of:=SQRT(ABS([.$D$2]^2-[.B340]^2))" office:value-type="float" office:value="157.352716849758">
            <text:p>157.352716849758</text:p>
          </table:table-cell>
          <table:table-cell table:formula="of:=([.$C$10]-[.C340])*[.$B$4]" office:value-type="float" office:value="12524.5725466873">
            <text:p>12524.5725466873</text:p>
          </table:table-cell>
          <table:table-cell table:formula="of:=ROUND([.D340])" office:value-type="float" office:value="12525">
            <text:p>12525</text:p>
          </table:table-cell>
          <table:table-cell table:formula="of:=([.$C$8]-([.E340]*[.$C$4]))" office:value-type="float" office:value="157.352524038462">
            <text:p>157.352524038462</text:p>
          </table:table-cell>
          <table:table-cell table:formula="of:=SQRT(ABS([.$D$2]^2-[.F340]^2))" office:value-type="float" office:value="49.6506110609465">
            <text:p>49.6506110609465</text:p>
          </table:table-cell>
          <table:table-cell table:formula="of:=ABS([.B340]-[.G340])" office:value-type="float" office:value="0.000611060946830833">
            <text:p>0.000611060946830833</text:p>
          </table:table-cell>
          <table:table-cell table:number-columns-repeated="3"/>
        </table:table-row>
        <table:table-row table:style-name="ro2">
          <table:table-cell table:formula="of:=[.A340]+[.A$4]" office:value-type="float" office:value="99.5999999999994">
            <text:p>99.5999999999994</text:p>
          </table:table-cell>
          <table:table-cell table:formula="of:=[.A341]/([.$D$4]*2)" office:value-type="float" office:value="49.7999999999997">
            <text:p>49.7999999999997</text:p>
          </table:table-cell>
          <table:table-cell table:formula="of:=SQRT(ABS([.$D$2]^2-[.B341]^2))" office:value-type="float" office:value="157.30530823847">
            <text:p>157.30530823847</text:p>
          </table:table-cell>
          <table:table-cell table:formula="of:=([.$C$10]-[.C341])*[.$B$4]" office:value-type="float" office:value="12602.2181462768">
            <text:p>12602.2181462768</text:p>
          </table:table-cell>
          <table:table-cell table:formula="of:=ROUND([.D341])" office:value-type="float" office:value="12602">
            <text:p>12602</text:p>
          </table:table-cell>
          <table:table-cell table:formula="of:=([.$C$8]-([.E341]*[.$C$4]))" office:value-type="float" office:value="157.305509615385">
            <text:p>157.305509615385</text:p>
          </table:table-cell>
          <table:table-cell table:formula="of:=SQRT(ABS([.$D$2]^2-[.F341]^2))" office:value-type="float" office:value="49.7993638979871">
            <text:p>49.7993638979871</text:p>
          </table:table-cell>
          <table:table-cell table:formula="of:=ABS([.B341]-[.G341])" office:value-type="float" office:value="0.000636102012627759">
            <text:p>0.000636102012627759</text:p>
          </table:table-cell>
          <table:table-cell table:number-columns-repeated="3"/>
        </table:table-row>
        <table:table-row table:style-name="ro2">
          <table:table-cell table:formula="of:=[.A341]+[.A$4]" office:value-type="float" office:value="99.8999999999994">
            <text:p>99.8999999999994</text:p>
          </table:table-cell>
          <table:table-cell table:formula="of:=[.A342]/([.$D$4]*2)" office:value-type="float" office:value="49.9499999999997">
            <text:p>49.9499999999997</text:p>
          </table:table-cell>
          <table:table-cell table:formula="of:=SQRT(ABS([.$D$2]^2-[.B342]^2))" office:value-type="float" office:value="157.257742257734">
            <text:p>157.257742257734</text:p>
          </table:table-cell>
          <table:table-cell table:formula="of:=([.$C$10]-[.C342])*[.$B$4]" office:value-type="float" office:value="12680.1214848042">
            <text:p>12680.1214848042</text:p>
          </table:table-cell>
          <table:table-cell table:formula="of:=ROUND([.D342])" office:value-type="float" office:value="12680">
            <text:p>12680</text:p>
          </table:table-cell>
          <table:table-cell table:formula="of:=([.$C$8]-([.E342]*[.$C$4]))" office:value-type="float" office:value="157.257884615385">
            <text:p>157.257884615385</text:p>
          </table:table-cell>
          <table:table-cell table:formula="of:=SQRT(ABS([.$D$2]^2-[.F342]^2))" office:value-type="float" office:value="49.9495518127478">
            <text:p>49.9495518127478</text:p>
          </table:table-cell>
          <table:table-cell table:formula="of:=ABS([.B342]-[.G342])" office:value-type="float" office:value="0.000448187251926413">
            <text:p>0.000448187251926413</text:p>
          </table:table-cell>
          <table:table-cell table:number-columns-repeated="3"/>
        </table:table-row>
        <table:table-row table:style-name="ro2">
          <table:table-cell table:formula="of:=[.A342]+[.A$4]" office:value-type="float" office:value="100.199999999999">
            <text:p>100.199999999999</text:p>
          </table:table-cell>
          <table:table-cell table:formula="of:=[.A343]/([.$D$4]*2)" office:value-type="float" office:value="50.0999999999997">
            <text:p>50.0999999999997</text:p>
          </table:table-cell>
          <table:table-cell table:formula="of:=SQRT(ABS([.$D$2]^2-[.B343]^2))" office:value-type="float" office:value="157.210018764709">
            <text:p>157.210018764709</text:p>
          </table:table-cell>
          <table:table-cell table:formula="of:=([.$C$10]-[.C343])*[.$B$4]" office:value-type="float" office:value="12758.2827962166">
            <text:p>12758.2827962166</text:p>
          </table:table-cell>
          <table:table-cell table:formula="of:=ROUND([.D343])" office:value-type="float" office:value="12758">
            <text:p>12758</text:p>
          </table:table-cell>
          <table:table-cell table:formula="of:=([.$C$8]-([.E343]*[.$C$4]))" office:value-type="float" office:value="157.210259615385">
            <text:p>157.210259615385</text:p>
          </table:table-cell>
          <table:table-cell table:formula="of:=SQRT(ABS([.$D$2]^2-[.F343]^2))" office:value-type="float" office:value="50.0992442224767">
            <text:p>50.0992442224767</text:p>
          </table:table-cell>
          <table:table-cell table:formula="of:=ABS([.B343]-[.G343])" office:value-type="float" office:value="0.000755777522961409">
            <text:p>0.000755777522961409</text:p>
          </table:table-cell>
          <table:table-cell table:number-columns-repeated="3"/>
        </table:table-row>
        <table:table-row table:style-name="ro2">
          <table:table-cell table:formula="of:=[.A343]+[.A$4]" office:value-type="float" office:value="100.499999999999">
            <text:p>100.499999999999</text:p>
          </table:table-cell>
          <table:table-cell table:formula="of:=[.A344]/([.$D$4]*2)" office:value-type="float" office:value="50.2499999999997">
            <text:p>50.2499999999997</text:p>
          </table:table-cell>
          <table:table-cell table:formula="of:=SQRT(ABS([.$D$2]^2-[.B344]^2))" office:value-type="float" office:value="157.162137615903">
            <text:p>157.162137615903</text:p>
          </table:table-cell>
          <table:table-cell table:formula="of:=([.$C$10]-[.C344])*[.$B$4]" office:value-type="float" office:value="12836.7023155202">
            <text:p>12836.7023155202</text:p>
          </table:table-cell>
          <table:table-cell table:formula="of:=ROUND([.D344])" office:value-type="float" office:value="12837">
            <text:p>12837</text:p>
          </table:table-cell>
          <table:table-cell table:formula="of:=([.$C$8]-([.E344]*[.$C$4]))" office:value-type="float" office:value="157.162024038462">
            <text:p>157.162024038462</text:p>
          </table:table-cell>
          <table:table-cell table:formula="of:=SQRT(ABS([.$D$2]^2-[.F344]^2))" office:value-type="float" office:value="50.2503552239588">
            <text:p>50.2503552239588</text:p>
          </table:table-cell>
          <table:table-cell table:formula="of:=ABS([.B344]-[.G344])" office:value-type="float" office:value="0.000355223959047635">
            <text:p>0.000355223959047635</text:p>
          </table:table-cell>
          <table:table-cell table:number-columns-repeated="3"/>
        </table:table-row>
        <table:table-row table:style-name="ro2">
          <table:table-cell table:formula="of:=[.A344]+[.A$4]" office:value-type="float" office:value="100.799999999999">
            <text:p>100.799999999999</text:p>
          </table:table-cell>
          <table:table-cell table:formula="of:=[.A345]/([.$D$4]*2)" office:value-type="float" office:value="50.3999999999997">
            <text:p>50.3999999999997</text:p>
          </table:table-cell>
          <table:table-cell table:formula="of:=SQRT(ABS([.$D$2]^2-[.B345]^2))" office:value-type="float" office:value="157.114098667179">
            <text:p>157.114098667179</text:p>
          </table:table-cell>
          <table:table-cell table:formula="of:=([.$C$10]-[.C345])*[.$B$4]" office:value-type="float" office:value="12915.3802787848">
            <text:p>12915.3802787848</text:p>
          </table:table-cell>
          <table:table-cell table:formula="of:=ROUND([.D345])" office:value-type="float" office:value="12915">
            <text:p>12915</text:p>
          </table:table-cell>
          <table:table-cell table:formula="of:=([.$C$8]-([.E345]*[.$C$4]))" office:value-type="float" office:value="157.114399038462">
            <text:p>157.114399038462</text:p>
          </table:table-cell>
          <table:table-cell table:formula="of:=SQRT(ABS([.$D$2]^2-[.F345]^2))" office:value-type="float" office:value="50.3990636300227">
            <text:p>50.3990636300227</text:p>
          </table:table-cell>
          <table:table-cell table:formula="of:=ABS([.B345]-[.G345])" office:value-type="float" office:value="0.000936369976990648">
            <text:p>0.000936369976990648</text:p>
          </table:table-cell>
          <table:table-cell table:number-columns-repeated="3"/>
        </table:table-row>
        <table:table-row table:style-name="ro2">
          <table:table-cell table:formula="of:=[.A345]+[.A$4]" office:value-type="float" office:value="101.099999999999">
            <text:p>101.099999999999</text:p>
          </table:table-cell>
          <table:table-cell table:formula="of:=[.A346]/([.$D$4]*2)" office:value-type="float" office:value="50.5499999999997">
            <text:p>50.5499999999997</text:p>
          </table:table-cell>
          <table:table-cell table:formula="of:=SQRT(ABS([.$D$2]^2-[.B346]^2))" office:value-type="float" office:value="157.065901773746">
            <text:p>157.065901773746</text:p>
          </table:table-cell>
          <table:table-cell table:formula="of:=([.$C$10]-[.C346])*[.$B$4]" office:value-type="float" office:value="12994.3169231474">
            <text:p>12994.3169231474</text:p>
          </table:table-cell>
          <table:table-cell table:formula="of:=ROUND([.D346])" office:value-type="float" office:value="12994">
            <text:p>12994</text:p>
          </table:table-cell>
          <table:table-cell table:formula="of:=([.$C$8]-([.E346]*[.$C$4]))" office:value-type="float" office:value="157.066163461538">
            <text:p>157.066163461538</text:p>
          </table:table-cell>
          <table:table-cell table:formula="of:=SQRT(ABS([.$D$2]^2-[.F346]^2))" office:value-type="float" office:value="50.549186892306">
            <text:p>50.549186892306</text:p>
          </table:table-cell>
          <table:table-cell table:formula="of:=ABS([.B346]-[.G346])" office:value-type="float" office:value="0.000813107693687698">
            <text:p>0.000813107693687698</text:p>
          </table:table-cell>
          <table:table-cell table:number-columns-repeated="3"/>
        </table:table-row>
        <table:table-row table:style-name="ro2">
          <table:table-cell table:formula="of:=[.A346]+[.A$4]" office:value-type="float" office:value="101.399999999999">
            <text:p>101.399999999999</text:p>
          </table:table-cell>
          <table:table-cell table:formula="of:=[.A347]/([.$D$4]*2)" office:value-type="float" office:value="50.6999999999997">
            <text:p>50.6999999999997</text:p>
          </table:table-cell>
          <table:table-cell table:formula="of:=SQRT(ABS([.$D$2]^2-[.B347]^2))" office:value-type="float" office:value="157.01754679016">
            <text:p>157.01754679016</text:p>
          </table:table-cell>
          <table:table-cell table:formula="of:=([.$C$10]-[.C347])*[.$B$4]" office:value-type="float" office:value="13073.5124868161">
            <text:p>13073.5124868161</text:p>
          </table:table-cell>
          <table:table-cell table:formula="of:=ROUND([.D347])" office:value-type="float" office:value="13074">
            <text:p>13074</text:p>
          </table:table-cell>
          <table:table-cell table:formula="of:=([.$C$8]-([.E347]*[.$C$4]))" office:value-type="float" office:value="157.017317307692">
            <text:p>157.017317307692</text:p>
          </table:table-cell>
          <table:table-cell table:formula="of:=SQRT(ABS([.$D$2]^2-[.F347]^2))" office:value-type="float" office:value="50.7007107001023">
            <text:p>50.7007107001023</text:p>
          </table:table-cell>
          <table:table-cell table:formula="of:=ABS([.B347]-[.G347])" office:value-type="float" office:value="0.000710700102615647">
            <text:p>0.000710700102615647</text:p>
          </table:table-cell>
          <table:table-cell table:number-columns-repeated="3"/>
        </table:table-row>
        <table:table-row table:style-name="ro2">
          <table:table-cell table:formula="of:=[.A347]+[.A$4]" office:value-type="float" office:value="101.699999999999">
            <text:p>101.699999999999</text:p>
          </table:table-cell>
          <table:table-cell table:formula="of:=[.A348]/([.$D$4]*2)" office:value-type="float" office:value="50.8499999999997">
            <text:p>50.8499999999997</text:p>
          </table:table-cell>
          <table:table-cell table:formula="of:=SQRT(ABS([.$D$2]^2-[.B348]^2))" office:value-type="float" office:value="156.969033570319">
            <text:p>156.969033570319</text:p>
          </table:table-cell>
          <table:table-cell table:formula="of:=([.$C$10]-[.C348])*[.$B$4]" office:value-type="float" office:value="13152.9672090746">
            <text:p>13152.9672090746</text:p>
          </table:table-cell>
          <table:table-cell table:formula="of:=ROUND([.D348])" office:value-type="float" office:value="13153">
            <text:p>13153</text:p>
          </table:table-cell>
          <table:table-cell table:formula="of:=([.$C$8]-([.E348]*[.$C$4]))" office:value-type="float" office:value="156.969081730769">
            <text:p>156.969081730769</text:p>
          </table:table-cell>
          <table:table-cell table:formula="of:=SQRT(ABS([.$D$2]^2-[.F348]^2))" office:value-type="float" office:value="50.849851333107">
            <text:p>50.849851333107</text:p>
          </table:table-cell>
          <table:table-cell table:formula="of:=ABS([.B348]-[.G348])" office:value-type="float" office:value="0.000148666892656024">
            <text:p>0.000148666892656024</text:p>
          </table:table-cell>
          <table:table-cell table:number-columns-repeated="3"/>
        </table:table-row>
        <table:table-row table:style-name="ro2">
          <table:table-cell table:formula="of:=[.A348]+[.A$4]" office:value-type="float" office:value="101.999999999999">
            <text:p>101.999999999999</text:p>
          </table:table-cell>
          <table:table-cell table:formula="of:=[.A349]/([.$D$4]*2)" office:value-type="float" office:value="50.9999999999997">
            <text:p>50.9999999999997</text:p>
          </table:table-cell>
          <table:table-cell table:formula="of:=SQRT(ABS([.$D$2]^2-[.B349]^2))" office:value-type="float" office:value="156.920361967464">
            <text:p>156.920361967464</text:p>
          </table:table-cell>
          <table:table-cell table:formula="of:=([.$C$10]-[.C349])*[.$B$4]" office:value-type="float" office:value="13232.6813302859">
            <text:p>13232.6813302859</text:p>
          </table:table-cell>
          <table:table-cell table:formula="of:=ROUND([.D349])" office:value-type="float" office:value="13233">
            <text:p>13233</text:p>
          </table:table-cell>
          <table:table-cell table:formula="of:=([.$C$8]-([.E349]*[.$C$4]))" office:value-type="float" office:value="156.920235576923">
            <text:p>156.920235576923</text:p>
          </table:table-cell>
          <table:table-cell table:formula="of:=SQRT(ABS([.$D$2]^2-[.F349]^2))" office:value-type="float" office:value="51.0003888856053">
            <text:p>51.0003888856053</text:p>
          </table:table-cell>
          <table:table-cell table:formula="of:=ABS([.B349]-[.G349])" office:value-type="float" office:value="0.000388885605595135">
            <text:p>0.000388885605595135</text:p>
          </table:table-cell>
          <table:table-cell table:number-columns-repeated="3"/>
        </table:table-row>
        <table:table-row table:style-name="ro2">
          <table:table-cell table:formula="of:=[.A349]+[.A$4]" office:value-type="float" office:value="102.299999999999">
            <text:p>102.299999999999</text:p>
          </table:table-cell>
          <table:table-cell table:formula="of:=[.A350]/([.$D$4]*2)" office:value-type="float" office:value="51.1499999999997">
            <text:p>51.1499999999997</text:p>
          </table:table-cell>
          <table:table-cell table:formula="of:=SQRT(ABS([.$D$2]^2-[.B350]^2))" office:value-type="float" office:value="156.871531834173">
            <text:p>156.871531834173</text:p>
          </table:table-cell>
          <table:table-cell table:formula="of:=([.$C$10]-[.C350])*[.$B$4]" office:value-type="float" office:value="13312.6550918965">
            <text:p>13312.6550918965</text:p>
          </table:table-cell>
          <table:table-cell table:formula="of:=ROUND([.D350])" office:value-type="float" office:value="13313">
            <text:p>13313</text:p>
          </table:table-cell>
          <table:table-cell table:formula="of:=([.$C$8]-([.E350]*[.$C$4]))" office:value-type="float" office:value="156.871389423077">
            <text:p>156.871389423077</text:p>
          </table:table-cell>
          <table:table-cell table:formula="of:=SQRT(ABS([.$D$2]^2-[.F350]^2))" office:value-type="float" office:value="51.1504367574056">
            <text:p>51.1504367574056</text:p>
          </table:table-cell>
          <table:table-cell table:formula="of:=ABS([.B350]-[.G350])" office:value-type="float" office:value="0.000436757405900323">
            <text:p>0.000436757405900323</text:p>
          </table:table-cell>
          <table:table-cell table:number-columns-repeated="3"/>
        </table:table-row>
        <table:table-row table:style-name="ro2">
          <table:table-cell table:formula="of:=[.A350]+[.A$4]" office:value-type="float" office:value="102.599999999999">
            <text:p>102.599999999999</text:p>
          </table:table-cell>
          <table:table-cell table:formula="of:=[.A351]/([.$D$4]*2)" office:value-type="float" office:value="51.2999999999997">
            <text:p>51.2999999999997</text:p>
          </table:table-cell>
          <table:table-cell table:formula="of:=SQRT(ABS([.$D$2]^2-[.B351]^2))" office:value-type="float" office:value="156.82254302236">
            <text:p>156.82254302236</text:p>
          </table:table-cell>
          <table:table-cell table:formula="of:=([.$C$10]-[.C351])*[.$B$4]" office:value-type="float" office:value="13392.8887364406">
            <text:p>13392.8887364406</text:p>
          </table:table-cell>
          <table:table-cell table:formula="of:=ROUND([.D351])" office:value-type="float" office:value="13393">
            <text:p>13393</text:p>
          </table:table-cell>
          <table:table-cell table:formula="of:=([.$C$8]-([.E351]*[.$C$4]))" office:value-type="float" office:value="156.822543269231">
            <text:p>156.822543269231</text:p>
          </table:table-cell>
          <table:table-cell table:formula="of:=SQRT(ABS([.$D$2]^2-[.F351]^2))" office:value-type="float" office:value="51.299999245324">
            <text:p>51.299999245324</text:p>
          </table:table-cell>
          <table:table-cell table:formula="of:=ABS([.B351]-[.G351])" office:value-type="float" office:value="0.000000754675717473674">
            <text:p>0.000000754675717473674</text:p>
          </table:table-cell>
          <table:table-cell table:number-columns-repeated="3"/>
        </table:table-row>
        <table:table-row table:style-name="ro2">
          <table:table-cell table:formula="of:=[.A351]+[.A$4]" office:value-type="float" office:value="102.899999999999">
            <text:p>102.899999999999</text:p>
          </table:table-cell>
          <table:table-cell table:formula="of:=[.A352]/([.$D$4]*2)" office:value-type="float" office:value="51.4499999999997">
            <text:p>51.4499999999997</text:p>
          </table:table-cell>
          <table:table-cell table:formula="of:=SQRT(ABS([.$D$2]^2-[.B352]^2))" office:value-type="float" office:value="156.773395383273">
            <text:p>156.773395383273</text:p>
          </table:table-cell>
          <table:table-cell table:formula="of:=([.$C$10]-[.C352])*[.$B$4]" office:value-type="float" office:value="13473.3825075442">
            <text:p>13473.3825075442</text:p>
          </table:table-cell>
          <table:table-cell table:formula="of:=ROUND([.D352])" office:value-type="float" office:value="13473">
            <text:p>13473</text:p>
          </table:table-cell>
          <table:table-cell table:formula="of:=([.$C$8]-([.E352]*[.$C$4]))" office:value-type="float" office:value="156.773697115385">
            <text:p>156.773697115385</text:p>
          </table:table-cell>
          <table:table-cell table:formula="of:=SQRT(ABS([.$D$2]^2-[.F352]^2))" office:value-type="float" office:value="51.4490805823938">
            <text:p>51.4490805823938</text:p>
          </table:table-cell>
          <table:table-cell table:formula="of:=ABS([.B352]-[.G352])" office:value-type="float" office:value="0.000919417605928174">
            <text:p>0.000919417605928174</text:p>
          </table:table-cell>
          <table:table-cell table:number-columns-repeated="3"/>
        </table:table-row>
        <table:table-row table:style-name="ro2">
          <table:table-cell table:formula="of:=[.A352]+[.A$4]" office:value-type="float" office:value="103.199999999999">
            <text:p>103.199999999999</text:p>
          </table:table-cell>
          <table:table-cell table:formula="of:=[.A353]/([.$D$4]*2)" office:value-type="float" office:value="51.5999999999997">
            <text:p>51.5999999999997</text:p>
          </table:table-cell>
          <table:table-cell table:formula="of:=SQRT(ABS([.$D$2]^2-[.B353]^2))" office:value-type="float" office:value="156.72408876749">
            <text:p>156.72408876749</text:p>
          </table:table-cell>
          <table:table-cell table:formula="of:=([.$C$10]-[.C353])*[.$B$4]" office:value-type="float" office:value="13554.1366499292">
            <text:p>13554.1366499292</text:p>
          </table:table-cell>
          <table:table-cell table:formula="of:=ROUND([.D353])" office:value-type="float" office:value="13554">
            <text:p>13554</text:p>
          </table:table-cell>
          <table:table-cell table:formula="of:=([.$C$8]-([.E353]*[.$C$4]))" office:value-type="float" office:value="156.724240384615">
            <text:p>156.724240384615</text:p>
          </table:table-cell>
          <table:table-cell table:formula="of:=SQRT(ABS([.$D$2]^2-[.F353]^2))" office:value-type="float" office:value="51.5995394927639">
            <text:p>51.5995394927639</text:p>
          </table:table-cell>
          <table:table-cell table:formula="of:=ABS([.B353]-[.G353])" office:value-type="float" office:value="0.000460507235835905">
            <text:p>0.000460507235835905</text:p>
          </table:table-cell>
          <table:table-cell table:number-columns-repeated="3"/>
        </table:table-row>
        <table:table-row table:style-name="ro2">
          <table:table-cell table:formula="of:=[.A353]+[.A$4]" office:value-type="float" office:value="103.499999999999">
            <text:p>103.499999999999</text:p>
          </table:table-cell>
          <table:table-cell table:formula="of:=[.A354]/([.$D$4]*2)" office:value-type="float" office:value="51.7499999999997">
            <text:p>51.7499999999997</text:p>
          </table:table-cell>
          <table:table-cell table:formula="of:=SQRT(ABS([.$D$2]^2-[.B354]^2))" office:value-type="float" office:value="156.674623024918">
            <text:p>156.674623024918</text:p>
          </table:table-cell>
          <table:table-cell table:formula="of:=([.$C$10]-[.C354])*[.$B$4]" office:value-type="float" office:value="13635.1514094176">
            <text:p>13635.1514094176</text:p>
          </table:table-cell>
          <table:table-cell table:formula="of:=ROUND([.D354])" office:value-type="float" office:value="13635">
            <text:p>13635</text:p>
          </table:table-cell>
          <table:table-cell table:formula="of:=([.$C$8]-([.E354]*[.$C$4]))" office:value-type="float" office:value="156.674783653846">
            <text:p>156.674783653846</text:p>
          </table:table-cell>
          <table:table-cell table:formula="of:=SQRT(ABS([.$D$2]^2-[.F354]^2))" office:value-type="float" office:value="51.7495136887343">
            <text:p>51.7495136887343</text:p>
          </table:table-cell>
          <table:table-cell table:formula="of:=ABS([.B354]-[.G354])" office:value-type="float" office:value="0.000486311265369466">
            <text:p>0.000486311265369466</text:p>
          </table:table-cell>
          <table:table-cell table:number-columns-repeated="3"/>
        </table:table-row>
        <table:table-row table:style-name="ro2">
          <table:table-cell table:formula="of:=[.A354]+[.A$4]" office:value-type="float" office:value="103.799999999999">
            <text:p>103.799999999999</text:p>
          </table:table-cell>
          <table:table-cell table:formula="of:=[.A355]/([.$D$4]*2)" office:value-type="float" office:value="51.8999999999997">
            <text:p>51.8999999999997</text:p>
          </table:table-cell>
          <table:table-cell table:formula="of:=SQRT(ABS([.$D$2]^2-[.B355]^2))" office:value-type="float" office:value="156.624998004789">
            <text:p>156.624998004789</text:p>
          </table:table-cell>
          <table:table-cell table:formula="of:=([.$C$10]-[.C355])*[.$B$4]" office:value-type="float" office:value="13716.4270329359">
            <text:p>13716.4270329359</text:p>
          </table:table-cell>
          <table:table-cell table:formula="of:=ROUND([.D355])" office:value-type="float" office:value="13716">
            <text:p>13716</text:p>
          </table:table-cell>
          <table:table-cell table:formula="of:=([.$C$8]-([.E355]*[.$C$4]))" office:value-type="float" office:value="156.625326923077">
            <text:p>156.625326923077</text:p>
          </table:table-cell>
          <table:table-cell table:formula="of:=SQRT(ABS([.$D$2]^2-[.F355]^2))" office:value-type="float" office:value="51.8990073723889">
            <text:p>51.8990073723889</text:p>
          </table:table-cell>
          <table:table-cell table:formula="of:=ABS([.B355]-[.G355])" office:value-type="float" office:value="0.000992627610813202">
            <text:p>0.000992627610813202</text:p>
          </table:table-cell>
          <table:table-cell table:number-columns-repeated="3"/>
        </table:table-row>
        <table:table-row table:style-name="ro2">
          <table:table-cell table:formula="of:=[.A355]+[.A$4]" office:value-type="float" office:value="104.099999999999">
            <text:p>104.099999999999</text:p>
          </table:table-cell>
          <table:table-cell table:formula="of:=[.A356]/([.$D$4]*2)" office:value-type="float" office:value="52.0499999999997">
            <text:p>52.0499999999997</text:p>
          </table:table-cell>
          <table:table-cell table:formula="of:=SQRT(ABS([.$D$2]^2-[.B356]^2))" office:value-type="float" office:value="156.575213555658">
            <text:p>156.575213555658</text:p>
          </table:table-cell>
          <table:table-cell table:formula="of:=([.$C$10]-[.C356])*[.$B$4]" office:value-type="float" office:value="13797.9637685192">
            <text:p>13797.9637685192</text:p>
          </table:table-cell>
          <table:table-cell table:formula="of:=ROUND([.D356])" office:value-type="float" office:value="13798">
            <text:p>13798</text:p>
          </table:table-cell>
          <table:table-cell table:formula="of:=([.$C$8]-([.E356]*[.$C$4]))" office:value-type="float" office:value="156.575259615385">
            <text:p>156.575259615385</text:p>
          </table:table-cell>
          <table:table-cell table:formula="of:=SQRT(ABS([.$D$2]^2-[.F356]^2))" office:value-type="float" office:value="52.0498614443392">
            <text:p>52.0498614443392</text:p>
          </table:table-cell>
          <table:table-cell table:formula="of:=ABS([.B356]-[.G356])" office:value-type="float" office:value="0.000138555660534223">
            <text:p>0.000138555660534223</text:p>
          </table:table-cell>
          <table:table-cell table:number-columns-repeated="3"/>
        </table:table-row>
        <table:table-row table:style-name="ro2">
          <table:table-cell table:formula="of:=[.A356]+[.A$4]" office:value-type="float" office:value="104.399999999999">
            <text:p>104.399999999999</text:p>
          </table:table-cell>
          <table:table-cell table:formula="of:=[.A357]/([.$D$4]*2)" office:value-type="float" office:value="52.1999999999997">
            <text:p>52.1999999999997</text:p>
          </table:table-cell>
          <table:table-cell table:formula="of:=SQRT(ABS([.$D$2]^2-[.B357]^2))" office:value-type="float" office:value="156.525269525403">
            <text:p>156.525269525403</text:p>
          </table:table-cell>
          <table:table-cell table:formula="of:=([.$C$10]-[.C357])*[.$B$4]" office:value-type="float" office:value="13879.7618653156">
            <text:p>13879.7618653156</text:p>
          </table:table-cell>
          <table:table-cell table:formula="of:=ROUND([.D357])" office:value-type="float" office:value="13880">
            <text:p>13880</text:p>
          </table:table-cell>
          <table:table-cell table:formula="of:=([.$C$8]-([.E357]*[.$C$4]))" office:value-type="float" office:value="156.525192307692">
            <text:p>156.525192307692</text:p>
          </table:table-cell>
          <table:table-cell table:formula="of:=SQRT(ABS([.$D$2]^2-[.F357]^2))" office:value-type="float" office:value="52.2002315420147">
            <text:p>52.2002315420147</text:p>
          </table:table-cell>
          <table:table-cell table:formula="of:=ABS([.B357]-[.G357])" office:value-type="float" office:value="0.000231542015022512">
            <text:p>0.000231542015022512</text:p>
          </table:table-cell>
          <table:table-cell table:number-columns-repeated="3"/>
        </table:table-row>
        <table:table-row table:style-name="ro2">
          <table:table-cell table:formula="of:=[.A357]+[.A$4]" office:value-type="float" office:value="104.699999999999">
            <text:p>104.699999999999</text:p>
          </table:table-cell>
          <table:table-cell table:formula="of:=[.A358]/([.$D$4]*2)" office:value-type="float" office:value="52.3499999999997">
            <text:p>52.3499999999997</text:p>
          </table:table-cell>
          <table:table-cell table:formula="of:=SQRT(ABS([.$D$2]^2-[.B358]^2))" office:value-type="float" office:value="156.475165761216">
            <text:p>156.475165761216</text:p>
          </table:table-cell>
          <table:table-cell table:formula="of:=([.$C$10]-[.C358])*[.$B$4]" office:value-type="float" office:value="13961.8215735902">
            <text:p>13961.8215735902</text:p>
          </table:table-cell>
          <table:table-cell table:formula="of:=ROUND([.D358])" office:value-type="float" office:value="13962">
            <text:p>13962</text:p>
          </table:table-cell>
          <table:table-cell table:formula="of:=([.$C$8]-([.E358]*[.$C$4]))" office:value-type="float" office:value="156.475125">
            <text:p>156.475125</text:p>
          </table:table-cell>
          <table:table-cell table:formula="of:=SQRT(ABS([.$D$2]^2-[.F358]^2))" office:value-type="float" office:value="52.3501218359077">
            <text:p>52.3501218359077</text:p>
          </table:table-cell>
          <table:table-cell table:formula="of:=ABS([.B358]-[.G358])" office:value-type="float" office:value="0.000121835907975765">
            <text:p>0.000121835907975765</text:p>
          </table:table-cell>
          <table:table-cell table:number-columns-repeated="3"/>
        </table:table-row>
        <table:table-row table:style-name="ro2">
          <table:table-cell table:formula="of:=[.A358]+[.A$4]" office:value-type="float" office:value="104.999999999999">
            <text:p>104.999999999999</text:p>
          </table:table-cell>
          <table:table-cell table:formula="of:=[.A359]/([.$D$4]*2)" office:value-type="float" office:value="52.4999999999997">
            <text:p>52.4999999999997</text:p>
          </table:table-cell>
          <table:table-cell table:formula="of:=SQRT(ABS([.$D$2]^2-[.B359]^2))" office:value-type="float" office:value="156.424902109607">
            <text:p>156.424902109607</text:p>
          </table:table-cell>
          <table:table-cell table:formula="of:=([.$C$10]-[.C359])*[.$B$4]" office:value-type="float" office:value="14044.1431447299">
            <text:p>14044.1431447299</text:p>
          </table:table-cell>
          <table:table-cell table:formula="of:=ROUND([.D359])" office:value-type="float" office:value="14044">
            <text:p>14044</text:p>
          </table:table-cell>
          <table:table-cell table:formula="of:=([.$C$8]-([.E359]*[.$C$4]))" office:value-type="float" office:value="156.425057692308">
            <text:p>156.425057692308</text:p>
          </table:table-cell>
          <table:table-cell table:formula="of:=SQRT(ABS([.$D$2]^2-[.F359]^2))" office:value-type="float" office:value="52.4995364356507">
            <text:p>52.4995364356507</text:p>
          </table:table-cell>
          <table:table-cell table:formula="of:=ABS([.B359]-[.G359])" office:value-type="float" office:value="0.000463564349004741">
            <text:p>0.000463564349004741</text:p>
          </table:table-cell>
          <table:table-cell table:number-columns-repeated="3"/>
        </table:table-row>
        <table:table-row table:style-name="ro2">
          <table:table-cell table:formula="of:=[.A359]+[.A$4]" office:value-type="float" office:value="105.299999999999">
            <text:p>105.299999999999</text:p>
          </table:table-cell>
          <table:table-cell table:formula="of:=[.A360]/([.$D$4]*2)" office:value-type="float" office:value="52.6499999999997">
            <text:p>52.6499999999997</text:p>
          </table:table-cell>
          <table:table-cell table:formula="of:=SQRT(ABS([.$D$2]^2-[.B360]^2))" office:value-type="float" office:value="156.374478416396">
            <text:p>156.374478416396</text:p>
          </table:table-cell>
          <table:table-cell table:formula="of:=([.$C$10]-[.C360])*[.$B$4]" office:value-type="float" office:value="14126.7268312475">
            <text:p>14126.7268312475</text:p>
          </table:table-cell>
          <table:table-cell table:formula="of:=ROUND([.D360])" office:value-type="float" office:value="14127">
            <text:p>14127</text:p>
          </table:table-cell>
          <table:table-cell table:formula="of:=([.$C$8]-([.E360]*[.$C$4]))" office:value-type="float" office:value="156.374379807692">
            <text:p>156.374379807692</text:p>
          </table:table-cell>
          <table:table-cell table:formula="of:=SQRT(ABS([.$D$2]^2-[.F360]^2))" office:value-type="float" office:value="52.6502928743952">
            <text:p>52.6502928743952</text:p>
          </table:table-cell>
          <table:table-cell table:formula="of:=ABS([.B360]-[.G360])" office:value-type="float" office:value="0.000292874395483977">
            <text:p>0.000292874395483977</text:p>
          </table:table-cell>
          <table:table-cell table:number-columns-repeated="3"/>
        </table:table-row>
        <table:table-row table:style-name="ro2">
          <table:table-cell table:formula="of:=[.A360]+[.A$4]" office:value-type="float" office:value="105.599999999999">
            <text:p>105.599999999999</text:p>
          </table:table-cell>
          <table:table-cell table:formula="of:=[.A361]/([.$D$4]*2)" office:value-type="float" office:value="52.7999999999997">
            <text:p>52.7999999999997</text:p>
          </table:table-cell>
          <table:table-cell table:formula="of:=SQRT(ABS([.$D$2]^2-[.B361]^2))" office:value-type="float" office:value="156.323894526717">
            <text:p>156.323894526717</text:p>
          </table:table-cell>
          <table:table-cell table:formula="of:=([.$C$10]-[.C361])*[.$B$4]" office:value-type="float" office:value="14209.572886786">
            <text:p>14209.572886786</text:p>
          </table:table-cell>
          <table:table-cell table:formula="of:=ROUND([.D361])" office:value-type="float" office:value="14210">
            <text:p>14210</text:p>
          </table:table-cell>
          <table:table-cell table:formula="of:=([.$C$8]-([.E361]*[.$C$4]))" office:value-type="float" office:value="156.323701923077">
            <text:p>156.323701923077</text:p>
          </table:table-cell>
          <table:table-cell table:formula="of:=SQRT(ABS([.$D$2]^2-[.F361]^2))" office:value-type="float" office:value="52.8005702342787">
            <text:p>52.8005702342787</text:p>
          </table:table-cell>
          <table:table-cell table:formula="of:=ABS([.B361]-[.G361])" office:value-type="float" office:value="0.000570234278988835">
            <text:p>0.000570234278988835</text:p>
          </table:table-cell>
          <table:table-cell table:number-columns-repeated="3"/>
        </table:table-row>
        <table:table-row table:style-name="ro2">
          <table:table-cell table:formula="of:=[.A361]+[.A$4]" office:value-type="float" office:value="105.899999999999">
            <text:p>105.899999999999</text:p>
          </table:table-cell>
          <table:table-cell table:formula="of:=[.A362]/([.$D$4]*2)" office:value-type="float" office:value="52.9499999999997">
            <text:p>52.9499999999997</text:p>
          </table:table-cell>
          <table:table-cell table:formula="of:=SQRT(ABS([.$D$2]^2-[.B362]^2))" office:value-type="float" office:value="156.273150285006">
            <text:p>156.273150285006</text:p>
          </table:table-cell>
          <table:table-cell table:formula="of:=([.$C$10]-[.C362])*[.$B$4]" office:value-type="float" office:value="14292.6815661234">
            <text:p>14292.6815661234</text:p>
          </table:table-cell>
          <table:table-cell table:formula="of:=ROUND([.D362])" office:value-type="float" office:value="14293">
            <text:p>14293</text:p>
          </table:table-cell>
          <table:table-cell table:formula="of:=([.$C$8]-([.E362]*[.$C$4]))" office:value-type="float" office:value="156.273024038462">
            <text:p>156.273024038462</text:p>
          </table:table-cell>
          <table:table-cell table:formula="of:=SQRT(ABS([.$D$2]^2-[.F362]^2))" office:value-type="float" office:value="52.9503725942927">
            <text:p>52.9503725942927</text:p>
          </table:table-cell>
          <table:table-cell table:formula="of:=ABS([.B362]-[.G362])" office:value-type="float" office:value="0.000372594293054362">
            <text:p>0.000372594293054362</text:p>
          </table:table-cell>
          <table:table-cell table:number-columns-repeated="3"/>
        </table:table-row>
        <table:table-row table:style-name="ro2">
          <table:table-cell table:formula="of:=[.A362]+[.A$4]" office:value-type="float" office:value="106.199999999999">
            <text:p>106.199999999999</text:p>
          </table:table-cell>
          <table:table-cell table:formula="of:=[.A363]/([.$D$4]*2)" office:value-type="float" office:value="53.0999999999997">
            <text:p>53.0999999999997</text:p>
          </table:table-cell>
          <table:table-cell table:formula="of:=SQRT(ABS([.$D$2]^2-[.B363]^2))" office:value-type="float" office:value="156.222245535007">
            <text:p>156.222245535007</text:p>
          </table:table-cell>
          <table:table-cell table:formula="of:=([.$C$10]-[.C363])*[.$B$4]" office:value-type="float" office:value="14376.0531251765">
            <text:p>14376.0531251765</text:p>
          </table:table-cell>
          <table:table-cell table:formula="of:=ROUND([.D363])" office:value-type="float" office:value="14376">
            <text:p>14376</text:p>
          </table:table-cell>
          <table:table-cell table:formula="of:=([.$C$8]-([.E363]*[.$C$4]))" office:value-type="float" office:value="156.222346153846">
            <text:p>156.222346153846</text:p>
          </table:table-cell>
          <table:table-cell table:formula="of:=SQRT(ABS([.$D$2]^2-[.F363]^2))" office:value-type="float" office:value="53.0997039745785">
            <text:p>53.0997039745785</text:p>
          </table:table-cell>
          <table:table-cell table:formula="of:=ABS([.B363]-[.G363])" office:value-type="float" office:value="0.00029602542117857">
            <text:p>0.00029602542117857</text:p>
          </table:table-cell>
          <table:table-cell table:number-columns-repeated="3"/>
        </table:table-row>
        <table:table-row table:style-name="ro2">
          <table:table-cell table:formula="of:=[.A363]+[.A$4]" office:value-type="float" office:value="106.499999999999">
            <text:p>106.499999999999</text:p>
          </table:table-cell>
          <table:table-cell table:formula="of:=[.A364]/([.$D$4]*2)" office:value-type="float" office:value="53.2499999999997">
            <text:p>53.2499999999997</text:p>
          </table:table-cell>
          <table:table-cell table:formula="of:=SQRT(ABS([.$D$2]^2-[.B364]^2))" office:value-type="float" office:value="156.171180119765">
            <text:p>156.171180119765</text:p>
          </table:table-cell>
          <table:table-cell table:formula="of:=([.$C$10]-[.C364])*[.$B$4]" office:value-type="float" office:value="14459.6878210063">
            <text:p>14459.6878210063</text:p>
          </table:table-cell>
          <table:table-cell table:formula="of:=ROUND([.D364])" office:value-type="float" office:value="14460">
            <text:p>14460</text:p>
          </table:table-cell>
          <table:table-cell table:formula="of:=([.$C$8]-([.E364]*[.$C$4]))" office:value-type="float" office:value="156.171057692308">
            <text:p>156.171057692308</text:p>
          </table:table-cell>
          <table:table-cell table:formula="of:=SQRT(ABS([.$D$2]^2-[.F364]^2))" office:value-type="float" office:value="53.2503590529294">
            <text:p>53.2503590529294</text:p>
          </table:table-cell>
          <table:table-cell table:formula="of:=ABS([.B364]-[.G364])" office:value-type="float" office:value="0.000359052929738368">
            <text:p>0.000359052929738368</text:p>
          </table:table-cell>
          <table:table-cell table:number-columns-repeated="3"/>
        </table:table-row>
        <table:table-row table:style-name="ro2">
          <table:table-cell table:formula="of:=[.A364]+[.A$4]" office:value-type="float" office:value="106.799999999999">
            <text:p>106.799999999999</text:p>
          </table:table-cell>
          <table:table-cell table:formula="of:=[.A365]/([.$D$4]*2)" office:value-type="float" office:value="53.3999999999997">
            <text:p>53.3999999999997</text:p>
          </table:table-cell>
          <table:table-cell table:formula="of:=SQRT(ABS([.$D$2]^2-[.B365]^2))" office:value-type="float" office:value="156.119953881623">
            <text:p>156.119953881623</text:p>
          </table:table-cell>
          <table:table-cell table:formula="of:=([.$C$10]-[.C365])*[.$B$4]" office:value-type="float" office:value="14543.5859118216">
            <text:p>14543.5859118216</text:p>
          </table:table-cell>
          <table:table-cell table:formula="of:=ROUND([.D365])" office:value-type="float" office:value="14544">
            <text:p>14544</text:p>
          </table:table-cell>
          <table:table-cell table:formula="of:=([.$C$8]-([.E365]*[.$C$4]))" office:value-type="float" office:value="156.119769230769">
            <text:p>156.119769230769</text:p>
          </table:table-cell>
          <table:table-cell table:formula="of:=SQRT(ABS([.$D$2]^2-[.F365]^2))" office:value-type="float" office:value="53.4005398411979">
            <text:p>53.4005398411979</text:p>
          </table:table-cell>
          <table:table-cell table:formula="of:=ABS([.B365]-[.G365])" office:value-type="float" office:value="0.000539841198190061">
            <text:p>0.000539841198190061</text:p>
          </table:table-cell>
          <table:table-cell table:number-columns-repeated="3"/>
        </table:table-row>
        <table:table-row table:style-name="ro2">
          <table:table-cell table:formula="of:=[.A365]+[.A$4]" office:value-type="float" office:value="107.099999999999">
            <text:p>107.099999999999</text:p>
          </table:table-cell>
          <table:table-cell table:formula="of:=[.A366]/([.$D$4]*2)" office:value-type="float" office:value="53.5499999999997">
            <text:p>53.5499999999997</text:p>
          </table:table-cell>
          <table:table-cell table:formula="of:=SQRT(ABS([.$D$2]^2-[.B366]^2))" office:value-type="float" office:value="156.068566662221">
            <text:p>156.068566662221</text:p>
          </table:table-cell>
          <table:table-cell table:formula="of:=([.$C$10]-[.C366])*[.$B$4]" office:value-type="float" office:value="14627.7476569841">
            <text:p>14627.7476569841</text:p>
          </table:table-cell>
          <table:table-cell table:formula="of:=ROUND([.D366])" office:value-type="float" office:value="14628">
            <text:p>14628</text:p>
          </table:table-cell>
          <table:table-cell table:formula="of:=([.$C$8]-([.E366]*[.$C$4]))" office:value-type="float" office:value="156.068480769231">
            <text:p>156.068480769231</text:p>
          </table:table-cell>
          <table:table-cell table:formula="of:=SQRT(ABS([.$D$2]^2-[.F366]^2))" office:value-type="float" office:value="53.5502503298">
            <text:p>53.5502503298</text:p>
          </table:table-cell>
          <table:table-cell table:formula="of:=ABS([.B366]-[.G366])" office:value-type="float" office:value="0.000250329800316251">
            <text:p>0.000250329800316251</text:p>
          </table:table-cell>
          <table:table-cell table:number-columns-repeated="3"/>
        </table:table-row>
        <table:table-row table:style-name="ro2">
          <table:table-cell table:formula="of:=[.A366]+[.A$4]" office:value-type="float" office:value="107.399999999999">
            <text:p>107.399999999999</text:p>
          </table:table-cell>
          <table:table-cell table:formula="of:=[.A367]/([.$D$4]*2)" office:value-type="float" office:value="53.6999999999997">
            <text:p>53.6999999999997</text:p>
          </table:table-cell>
          <table:table-cell table:formula="of:=SQRT(ABS([.$D$2]^2-[.B367]^2))" office:value-type="float" office:value="156.017018302492">
            <text:p>156.017018302492</text:p>
          </table:table-cell>
          <table:table-cell table:formula="of:=([.$C$10]-[.C367])*[.$B$4]" office:value-type="float" office:value="14712.1733170127">
            <text:p>14712.1733170127</text:p>
          </table:table-cell>
          <table:table-cell table:formula="of:=ROUND([.D367])" office:value-type="float" office:value="14712">
            <text:p>14712</text:p>
          </table:table-cell>
          <table:table-cell table:formula="of:=([.$C$8]-([.E367]*[.$C$4]))" office:value-type="float" office:value="156.017192307692">
            <text:p>156.017192307692</text:p>
          </table:table-cell>
          <table:table-cell table:formula="of:=SQRT(ABS([.$D$2]^2-[.F367]^2))" office:value-type="float" office:value="53.6994944522251">
            <text:p>53.6994944522251</text:p>
          </table:table-cell>
          <table:table-cell table:formula="of:=ABS([.B367]-[.G367])" office:value-type="float" office:value="0.000505547774551474">
            <text:p>0.000505547774551474</text:p>
          </table:table-cell>
          <table:table-cell table:number-columns-repeated="3"/>
        </table:table-row>
        <table:table-row table:style-name="ro2">
          <table:table-cell table:formula="of:=[.A367]+[.A$4]" office:value-type="float" office:value="107.699999999999">
            <text:p>107.699999999999</text:p>
          </table:table-cell>
          <table:table-cell table:formula="of:=[.A368]/([.$D$4]*2)" office:value-type="float" office:value="53.8499999999997">
            <text:p>53.8499999999997</text:p>
          </table:table-cell>
          <table:table-cell table:formula="of:=SQRT(ABS([.$D$2]^2-[.B368]^2))" office:value-type="float" office:value="155.96530864266">
            <text:p>155.96530864266</text:p>
          </table:table-cell>
          <table:table-cell table:formula="of:=([.$C$10]-[.C368])*[.$B$4]" office:value-type="float" office:value="14796.8631535883">
            <text:p>14796.8631535883</text:p>
          </table:table-cell>
          <table:table-cell table:formula="of:=ROUND([.D368])" office:value-type="float" office:value="14797">
            <text:p>14797</text:p>
          </table:table-cell>
          <table:table-cell table:formula="of:=([.$C$8]-([.E368]*[.$C$4]))" office:value-type="float" office:value="155.965293269231">
            <text:p>155.965293269231</text:p>
          </table:table-cell>
          <table:table-cell table:formula="of:=SQRT(ABS([.$D$2]^2-[.F368]^2))" office:value-type="float" office:value="53.8500445259133">
            <text:p>53.8500445259133</text:p>
          </table:table-cell>
          <table:table-cell table:formula="of:=ABS([.B368]-[.G368])" office:value-type="float" office:value="0.0000445259136157006">
            <text:p>0.0000445259136157006</text:p>
          </table:table-cell>
          <table:table-cell table:number-columns-repeated="3"/>
        </table:table-row>
        <table:table-row table:style-name="ro2">
          <table:table-cell table:formula="of:=[.A368]+[.A$4]" office:value-type="float" office:value="107.999999999999">
            <text:p>107.999999999999</text:p>
          </table:table-cell>
          <table:table-cell table:formula="of:=[.A369]/([.$D$4]*2)" office:value-type="float" office:value="53.9999999999997">
            <text:p>53.9999999999997</text:p>
          </table:table-cell>
          <table:table-cell table:formula="of:=SQRT(ABS([.$D$2]^2-[.B369]^2))" office:value-type="float" office:value="155.913437522236">
            <text:p>155.913437522236</text:p>
          </table:table-cell>
          <table:table-cell table:formula="of:=([.$C$10]-[.C369])*[.$B$4]" office:value-type="float" office:value="14881.8174295583">
            <text:p>14881.8174295583</text:p>
          </table:table-cell>
          <table:table-cell table:formula="of:=ROUND([.D369])" office:value-type="float" office:value="14882">
            <text:p>14882</text:p>
          </table:table-cell>
          <table:table-cell table:formula="of:=([.$C$8]-([.E369]*[.$C$4]))" office:value-type="float" office:value="155.913394230769">
            <text:p>155.913394230769</text:p>
          </table:table-cell>
          <table:table-cell table:formula="of:=SQRT(ABS([.$D$2]^2-[.F369]^2))" office:value-type="float" office:value="54.000124994677">
            <text:p>54.000124994677</text:p>
          </table:table-cell>
          <table:table-cell table:formula="of:=ABS([.B369]-[.G369])" office:value-type="float" office:value="0.000124994677321411">
            <text:p>0.000124994677321411</text:p>
          </table:table-cell>
          <table:table-cell table:number-columns-repeated="3"/>
        </table:table-row>
        <table:table-row table:style-name="ro2">
          <table:table-cell table:formula="of:=[.A369]+[.A$4]" office:value-type="float" office:value="108.299999999999">
            <text:p>108.299999999999</text:p>
          </table:table-cell>
          <table:table-cell table:formula="of:=[.A370]/([.$D$4]*2)" office:value-type="float" office:value="54.1499999999997">
            <text:p>54.1499999999997</text:p>
          </table:table-cell>
          <table:table-cell table:formula="of:=SQRT(ABS([.$D$2]^2-[.B370]^2))" office:value-type="float" office:value="155.861404780016">
            <text:p>155.861404780016</text:p>
          </table:table-cell>
          <table:table-cell table:formula="of:=([.$C$10]-[.C370])*[.$B$4]" office:value-type="float" office:value="14967.0364089412">
            <text:p>14967.0364089412</text:p>
          </table:table-cell>
          <table:table-cell table:formula="of:=ROUND([.D370])" office:value-type="float" office:value="14967">
            <text:p>14967</text:p>
          </table:table-cell>
          <table:table-cell table:formula="of:=([.$C$8]-([.E370]*[.$C$4]))" office:value-type="float" office:value="155.861495192308">
            <text:p>155.861495192308</text:p>
          </table:table-cell>
          <table:table-cell table:formula="of:=SQRT(ABS([.$D$2]^2-[.F370]^2))" office:value-type="float" office:value="54.1497397631627">
            <text:p>54.1497397631627</text:p>
          </table:table-cell>
          <table:table-cell table:formula="of:=ABS([.B370]-[.G370])" office:value-type="float" office:value="0.000260236836950867">
            <text:p>0.000260236836950867</text:p>
          </table:table-cell>
          <table:table-cell table:number-columns-repeated="3"/>
        </table:table-row>
        <table:table-row table:style-name="ro2">
          <table:table-cell table:formula="of:=[.A370]+[.A$4]" office:value-type="float" office:value="108.599999999999">
            <text:p>108.599999999999</text:p>
          </table:table-cell>
          <table:table-cell table:formula="of:=[.A371]/([.$D$4]*2)" office:value-type="float" office:value="54.2999999999997">
            <text:p>54.2999999999997</text:p>
          </table:table-cell>
          <table:table-cell table:formula="of:=SQRT(ABS([.$D$2]^2-[.B371]^2))" office:value-type="float" office:value="155.80921025408">
            <text:p>155.80921025408</text:p>
          </table:table-cell>
          <table:table-cell table:formula="of:=([.$C$10]-[.C371])*[.$B$4]" office:value-type="float" office:value="15052.5203569315">
            <text:p>15052.5203569315</text:p>
          </table:table-cell>
          <table:table-cell table:formula="of:=ROUND([.D371])" office:value-type="float" office:value="15053">
            <text:p>15053</text:p>
          </table:table-cell>
          <table:table-cell table:formula="of:=([.$C$8]-([.E371]*[.$C$4]))" office:value-type="float" office:value="155.808985576923">
            <text:p>155.808985576923</text:p>
          </table:table-cell>
          <table:table-cell table:formula="of:=SQRT(ABS([.$D$2]^2-[.F371]^2))" office:value-type="float" office:value="54.300644687611">
            <text:p>54.300644687611</text:p>
          </table:table-cell>
          <table:table-cell table:formula="of:=ABS([.B371]-[.G371])" office:value-type="float" office:value="0.000644687611327299">
            <text:p>0.000644687611327299</text:p>
          </table:table-cell>
          <table:table-cell table:number-columns-repeated="3"/>
        </table:table-row>
        <table:table-row table:style-name="ro2">
          <table:table-cell table:formula="of:=[.A371]+[.A$4]" office:value-type="float" office:value="108.899999999999">
            <text:p>108.899999999999</text:p>
          </table:table-cell>
          <table:table-cell table:formula="of:=[.A372]/([.$D$4]*2)" office:value-type="float" office:value="54.4499999999997">
            <text:p>54.4499999999997</text:p>
          </table:table-cell>
          <table:table-cell table:formula="of:=SQRT(ABS([.$D$2]^2-[.B372]^2))" office:value-type="float" office:value="155.756853781784">
            <text:p>155.756853781784</text:p>
          </table:table-cell>
          <table:table-cell table:formula="of:=([.$C$10]-[.C372])*[.$B$4]" office:value-type="float" office:value="15138.2695399041">
            <text:p>15138.2695399041</text:p>
          </table:table-cell>
          <table:table-cell table:formula="of:=ROUND([.D372])" office:value-type="float" office:value="15138">
            <text:p>15138</text:p>
          </table:table-cell>
          <table:table-cell table:formula="of:=([.$C$8]-([.E372]*[.$C$4]))" office:value-type="float" office:value="155.757086538462">
            <text:p>155.757086538462</text:p>
          </table:table-cell>
          <table:table-cell table:formula="of:=SQRT(ABS([.$D$2]^2-[.F372]^2))" office:value-type="float" office:value="54.449334183718">
            <text:p>54.449334183718</text:p>
          </table:table-cell>
          <table:table-cell table:formula="of:=ABS([.B372]-[.G372])" office:value-type="float" office:value="0.000665816281660625">
            <text:p>0.000665816281660625</text:p>
          </table:table-cell>
          <table:table-cell table:number-columns-repeated="3"/>
        </table:table-row>
        <table:table-row table:style-name="ro2">
          <table:table-cell table:formula="of:=[.A372]+[.A$4]" office:value-type="float" office:value="109.199999999999">
            <text:p>109.199999999999</text:p>
          </table:table-cell>
          <table:table-cell table:formula="of:=[.A373]/([.$D$4]*2)" office:value-type="float" office:value="54.5999999999997">
            <text:p>54.5999999999997</text:p>
          </table:table-cell>
          <table:table-cell table:formula="of:=SQRT(ABS([.$D$2]^2-[.B373]^2))" office:value-type="float" office:value="155.704335199763">
            <text:p>155.704335199763</text:p>
          </table:table-cell>
          <table:table-cell table:formula="of:=([.$C$10]-[.C373])*[.$B$4]" office:value-type="float" office:value="15224.2842254194">
            <text:p>15224.2842254194</text:p>
          </table:table-cell>
          <table:table-cell table:formula="of:=ROUND([.D373])" office:value-type="float" office:value="15224">
            <text:p>15224</text:p>
          </table:table-cell>
          <table:table-cell table:formula="of:=([.$C$8]-([.E373]*[.$C$4]))" office:value-type="float" office:value="155.704576923077">
            <text:p>155.704576923077</text:p>
          </table:table-cell>
          <table:table-cell table:formula="of:=SQRT(ABS([.$D$2]^2-[.F373]^2))" office:value-type="float" office:value="54.5993106660297">
            <text:p>54.5993106660297</text:p>
          </table:table-cell>
          <table:table-cell table:formula="of:=ABS([.B373]-[.G373])" office:value-type="float" office:value="0.000689333970008477">
            <text:p>0.000689333970008477</text:p>
          </table:table-cell>
          <table:table-cell table:number-columns-repeated="3"/>
        </table:table-row>
        <table:table-row table:style-name="ro2">
          <table:table-cell table:formula="of:=[.A373]+[.A$4]" office:value-type="float" office:value="109.499999999999">
            <text:p>109.499999999999</text:p>
          </table:table-cell>
          <table:table-cell table:formula="of:=[.A374]/([.$D$4]*2)" office:value-type="float" office:value="54.7499999999997">
            <text:p>54.7499999999997</text:p>
          </table:table-cell>
          <table:table-cell table:formula="of:=SQRT(ABS([.$D$2]^2-[.B374]^2))" office:value-type="float" office:value="155.651654343923">
            <text:p>155.651654343923</text:p>
          </table:table-cell>
          <table:table-cell table:formula="of:=([.$C$10]-[.C374])*[.$B$4]" office:value-type="float" office:value="15310.5646822279">
            <text:p>15310.5646822279</text:p>
          </table:table-cell>
          <table:table-cell table:formula="of:=ROUND([.D374])" office:value-type="float" office:value="15311">
            <text:p>15311</text:p>
          </table:table-cell>
          <table:table-cell table:formula="of:=([.$C$8]-([.E374]*[.$C$4]))" office:value-type="float" office:value="155.651456730769">
            <text:p>155.651456730769</text:p>
          </table:table-cell>
          <table:table-cell table:formula="of:=SQRT(ABS([.$D$2]^2-[.F374]^2))" office:value-type="float" office:value="54.7505618015877">
            <text:p>54.7505618015877</text:p>
          </table:table-cell>
          <table:table-cell table:formula="of:=ABS([.B374]-[.G374])" office:value-type="float" office:value="0.000561801588013111">
            <text:p>0.000561801588013111</text:p>
          </table:table-cell>
          <table:table-cell table:number-columns-repeated="3"/>
        </table:table-row>
        <table:table-row table:style-name="ro2">
          <table:table-cell table:formula="of:=[.A374]+[.A$4]" office:value-type="float" office:value="109.799999999999">
            <text:p>109.799999999999</text:p>
          </table:table-cell>
          <table:table-cell table:formula="of:=[.A375]/([.$D$4]*2)" office:value-type="float" office:value="54.8999999999997">
            <text:p>54.8999999999997</text:p>
          </table:table-cell>
          <table:table-cell table:formula="of:=SQRT(ABS([.$D$2]^2-[.B375]^2))" office:value-type="float" office:value="155.598811049442">
            <text:p>155.598811049442</text:p>
          </table:table-cell>
          <table:table-cell table:formula="of:=([.$C$10]-[.C375])*[.$B$4]" office:value-type="float" office:value="15397.1111802748">
            <text:p>15397.1111802748</text:p>
          </table:table-cell>
          <table:table-cell table:formula="of:=ROUND([.D375])" office:value-type="float" office:value="15397">
            <text:p>15397</text:p>
          </table:table-cell>
          <table:table-cell table:formula="of:=([.$C$8]-([.E375]*[.$C$4]))" office:value-type="float" office:value="155.598947115385">
            <text:p>155.598947115385</text:p>
          </table:table-cell>
          <table:table-cell table:formula="of:=SQRT(ABS([.$D$2]^2-[.F375]^2))" office:value-type="float" office:value="54.8996143573317">
            <text:p>54.8996143573317</text:p>
          </table:table-cell>
          <table:table-cell table:formula="of:=ABS([.B375]-[.G375])" office:value-type="float" office:value="0.000385642667964703">
            <text:p>0.000385642667964703</text:p>
          </table:table-cell>
          <table:table-cell table:number-columns-repeated="3"/>
        </table:table-row>
        <table:table-row table:style-name="ro2">
          <table:table-cell table:formula="of:=[.A375]+[.A$4]" office:value-type="float" office:value="110.099999999999">
            <text:p>110.099999999999</text:p>
          </table:table-cell>
          <table:table-cell table:formula="of:=[.A376]/([.$D$4]*2)" office:value-type="float" office:value="55.0499999999997">
            <text:p>55.0499999999997</text:p>
          </table:table-cell>
          <table:table-cell table:formula="of:=SQRT(ABS([.$D$2]^2-[.B376]^2))" office:value-type="float" office:value="155.545805150766">
            <text:p>155.545805150766</text:p>
          </table:table-cell>
          <table:table-cell table:formula="of:=([.$C$10]-[.C376])*[.$B$4]" office:value-type="float" office:value="15483.9239907053">
            <text:p>15483.9239907053</text:p>
          </table:table-cell>
          <table:table-cell table:formula="of:=ROUND([.D376])" office:value-type="float" office:value="15484">
            <text:p>15484</text:p>
          </table:table-cell>
          <table:table-cell table:formula="of:=([.$C$8]-([.E376]*[.$C$4]))" office:value-type="float" office:value="155.545826923077">
            <text:p>155.545826923077</text:p>
          </table:table-cell>
          <table:table-cell table:formula="of:=SQRT(ABS([.$D$2]^2-[.F376]^2))" office:value-type="float" office:value="55.0499384814933">
            <text:p>55.0499384814933</text:p>
          </table:table-cell>
          <table:table-cell table:formula="of:=ABS([.B376]-[.G376])" office:value-type="float" office:value="0.0000615185063637114">
            <text:p>0.0000615185063637114</text:p>
          </table:table-cell>
          <table:table-cell table:number-columns-repeated="3"/>
        </table:table-row>
        <table:table-row table:style-name="ro2">
          <table:table-cell table:formula="of:=[.A376]+[.A$4]" office:value-type="float" office:value="110.399999999999">
            <text:p>110.399999999999</text:p>
          </table:table-cell>
          <table:table-cell table:formula="of:=[.A377]/([.$D$4]*2)" office:value-type="float" office:value="55.1999999999997">
            <text:p>55.1999999999997</text:p>
          </table:table-cell>
          <table:table-cell table:formula="of:=SQRT(ABS([.$D$2]^2-[.B377]^2))" office:value-type="float" office:value="155.492636481603">
            <text:p>155.492636481603</text:p>
          </table:table-cell>
          <table:table-cell table:formula="of:=([.$C$10]-[.C377])*[.$B$4]" office:value-type="float" office:value="15571.0033858693">
            <text:p>15571.0033858693</text:p>
          </table:table-cell>
          <table:table-cell table:formula="of:=ROUND([.D377])" office:value-type="float" office:value="15571">
            <text:p>15571</text:p>
          </table:table-cell>
          <table:table-cell table:formula="of:=([.$C$8]-([.E377]*[.$C$4]))" office:value-type="float" office:value="155.492706730769">
            <text:p>155.492706730769</text:p>
          </table:table-cell>
          <table:table-cell table:formula="of:=SQRT(ABS([.$D$2]^2-[.F377]^2))" office:value-type="float" office:value="55.1998021150347">
            <text:p>55.1998021150347</text:p>
          </table:table-cell>
          <table:table-cell table:formula="of:=ABS([.B377]-[.G377])" office:value-type="float" office:value="0.000197884964954653">
            <text:p>0.000197884964954653</text:p>
          </table:table-cell>
          <table:table-cell table:number-columns-repeated="3"/>
        </table:table-row>
        <table:table-row table:style-name="ro2">
          <table:table-cell table:formula="of:=[.A377]+[.A$4]" office:value-type="float" office:value="110.699999999999">
            <text:p>110.699999999999</text:p>
          </table:table-cell>
          <table:table-cell table:formula="of:=[.A378]/([.$D$4]*2)" office:value-type="float" office:value="55.3499999999997">
            <text:p>55.3499999999997</text:p>
          </table:table-cell>
          <table:table-cell table:formula="of:=SQRT(ABS([.$D$2]^2-[.B378]^2))" office:value-type="float" office:value="155.439304874926">
            <text:p>155.439304874926</text:p>
          </table:table-cell>
          <table:table-cell table:formula="of:=([.$C$10]-[.C378])*[.$B$4]" office:value-type="float" office:value="15658.3496393259">
            <text:p>15658.3496393259</text:p>
          </table:table-cell>
          <table:table-cell table:formula="of:=ROUND([.D378])" office:value-type="float" office:value="15658">
            <text:p>15658</text:p>
          </table:table-cell>
          <table:table-cell table:formula="of:=([.$C$8]-([.E378]*[.$C$4]))" office:value-type="float" office:value="155.439586538462">
            <text:p>155.439586538462</text:p>
          </table:table-cell>
          <table:table-cell table:formula="of:=SQRT(ABS([.$D$2]^2-[.F378]^2))" office:value-type="float" office:value="55.3492089984322">
            <text:p>55.3492089984322</text:p>
          </table:table-cell>
          <table:table-cell table:formula="of:=ABS([.B378]-[.G378])" office:value-type="float" office:value="0.000791001567435501">
            <text:p>0.000791001567435501</text:p>
          </table:table-cell>
          <table:table-cell table:number-columns-repeated="3"/>
        </table:table-row>
        <table:table-row table:style-name="ro2">
          <table:table-cell table:formula="of:=[.A378]+[.A$4]" office:value-type="float" office:value="110.999999999999">
            <text:p>110.999999999999</text:p>
          </table:table-cell>
          <table:table-cell table:formula="of:=[.A379]/([.$D$4]*2)" office:value-type="float" office:value="55.4999999999997">
            <text:p>55.4999999999997</text:p>
          </table:table-cell>
          <table:table-cell table:formula="of:=SQRT(ABS([.$D$2]^2-[.B379]^2))" office:value-type="float" office:value="155.385810162962">
            <text:p>155.385810162962</text:p>
          </table:table-cell>
          <table:table-cell table:formula="of:=([.$C$10]-[.C379])*[.$B$4]" office:value-type="float" office:value="15745.9630258489">
            <text:p>15745.9630258489</text:p>
          </table:table-cell>
          <table:table-cell table:formula="of:=ROUND([.D379])" office:value-type="float" office:value="15746">
            <text:p>15746</text:p>
          </table:table-cell>
          <table:table-cell table:formula="of:=([.$C$8]-([.E379]*[.$C$4]))" office:value-type="float" office:value="155.385855769231">
            <text:p>155.385855769231</text:p>
          </table:table-cell>
          <table:table-cell table:formula="of:=SQRT(ABS([.$D$2]^2-[.F379]^2))" office:value-type="float" office:value="55.4998723139415">
            <text:p>55.4998723139415</text:p>
          </table:table-cell>
          <table:table-cell table:formula="of:=ABS([.B379]-[.G379])" office:value-type="float" office:value="0.000127686058128518">
            <text:p>0.000127686058128518</text:p>
          </table:table-cell>
          <table:table-cell table:number-columns-repeated="3"/>
        </table:table-row>
        <table:table-row table:style-name="ro2">
          <table:table-cell table:formula="of:=[.A379]+[.A$4]" office:value-type="float" office:value="111.299999999999">
            <text:p>111.299999999999</text:p>
          </table:table-cell>
          <table:table-cell table:formula="of:=[.A380]/([.$D$4]*2)" office:value-type="float" office:value="55.6499999999997">
            <text:p>55.6499999999997</text:p>
          </table:table-cell>
          <table:table-cell table:formula="of:=SQRT(ABS([.$D$2]^2-[.B380]^2))" office:value-type="float" office:value="155.332152177197">
            <text:p>155.332152177197</text:p>
          </table:table-cell>
          <table:table-cell table:formula="of:=([.$C$10]-[.C380])*[.$B$4]" office:value-type="float" office:value="15833.8438214316">
            <text:p>15833.8438214316</text:p>
          </table:table-cell>
          <table:table-cell table:formula="of:=ROUND([.D380])" office:value-type="float" office:value="15834">
            <text:p>15834</text:p>
          </table:table-cell>
          <table:table-cell table:formula="of:=([.$C$8]-([.E380]*[.$C$4]))" office:value-type="float" office:value="155.332125">
            <text:p>155.332125</text:p>
          </table:table-cell>
          <table:table-cell table:formula="of:=SQRT(ABS([.$D$2]^2-[.F380]^2))" office:value-type="float" office:value="55.6500758578493">
            <text:p>55.6500758578493</text:p>
          </table:table-cell>
          <table:table-cell table:formula="of:=ABS([.B380]-[.G380])" office:value-type="float" office:value="0.0000758578496160567">
            <text:p>0.0000758578496160567</text:p>
          </table:table-cell>
          <table:table-cell table:number-columns-repeated="3"/>
        </table:table-row>
        <table:table-row table:style-name="ro2">
          <table:table-cell table:formula="of:=[.A380]+[.A$4]" office:value-type="float" office:value="111.599999999999">
            <text:p>111.599999999999</text:p>
          </table:table-cell>
          <table:table-cell table:formula="of:=[.A381]/([.$D$4]*2)" office:value-type="float" office:value="55.7999999999996">
            <text:p>55.7999999999996</text:p>
          </table:table-cell>
          <table:table-cell table:formula="of:=SQRT(ABS([.$D$2]^2-[.B381]^2))" office:value-type="float" office:value="155.27833074837">
            <text:p>155.27833074837</text:p>
          </table:table-cell>
          <table:table-cell table:formula="of:=([.$C$10]-[.C381])*[.$B$4]" office:value-type="float" office:value="15921.9923032916">
            <text:p>15921.9923032916</text:p>
          </table:table-cell>
          <table:table-cell table:formula="of:=ROUND([.D381])" office:value-type="float" office:value="15922">
            <text:p>15922</text:p>
          </table:table-cell>
          <table:table-cell table:formula="of:=([.$C$8]-([.E381]*[.$C$4]))" office:value-type="float" office:value="155.278394230769">
            <text:p>155.278394230769</text:p>
          </table:table-cell>
          <table:table-cell table:formula="of:=SQRT(ABS([.$D$2]^2-[.F381]^2))" office:value-type="float" office:value="55.7998233430341">
            <text:p>55.7998233430341</text:p>
          </table:table-cell>
          <table:table-cell table:formula="of:=ABS([.B381]-[.G381])" office:value-type="float" office:value="0.000176656965564348">
            <text:p>0.000176656965564348</text:p>
          </table:table-cell>
          <table:table-cell table:number-columns-repeated="3"/>
        </table:table-row>
        <table:table-row table:style-name="ro2">
          <table:table-cell table:formula="of:=[.A381]+[.A$4]" office:value-type="float" office:value="111.899999999999">
            <text:p>111.899999999999</text:p>
          </table:table-cell>
          <table:table-cell table:formula="of:=[.A382]/([.$D$4]*2)" office:value-type="float" office:value="55.9499999999997">
            <text:p>55.9499999999997</text:p>
          </table:table-cell>
          <table:table-cell table:formula="of:=SQRT(ABS([.$D$2]^2-[.B382]^2))" office:value-type="float" office:value="155.224345706465">
            <text:p>155.224345706465</text:p>
          </table:table-cell>
          <table:table-cell table:formula="of:=([.$C$10]-[.C382])*[.$B$4]" office:value-type="float" office:value="16010.408749876">
            <text:p>16010.408749876</text:p>
          </table:table-cell>
          <table:table-cell table:formula="of:=ROUND([.D382])" office:value-type="float" office:value="16010">
            <text:p>16010</text:p>
          </table:table-cell>
          <table:table-cell table:formula="of:=([.$C$8]-([.E382]*[.$C$4]))" office:value-type="float" office:value="155.224663461538">
            <text:p>155.224663461538</text:p>
          </table:table-cell>
          <table:table-cell table:formula="of:=SQRT(ABS([.$D$2]^2-[.F382]^2))" office:value-type="float" office:value="55.9491184314117">
            <text:p>55.9491184314117</text:p>
          </table:table-cell>
          <table:table-cell table:formula="of:=ABS([.B382]-[.G382])" office:value-type="float" office:value="0.000881568587992376">
            <text:p>0.000881568587992376</text:p>
          </table:table-cell>
          <table:table-cell table:number-columns-repeated="3"/>
        </table:table-row>
        <table:table-row table:style-name="ro2">
          <table:table-cell table:formula="of:=[.A382]+[.A$4]" office:value-type="float" office:value="112.199999999999">
            <text:p>112.199999999999</text:p>
          </table:table-cell>
          <table:table-cell table:formula="of:=[.A383]/([.$D$4]*2)" office:value-type="float" office:value="56.0999999999997">
            <text:p>56.0999999999997</text:p>
          </table:table-cell>
          <table:table-cell table:formula="of:=SQRT(ABS([.$D$2]^2-[.B383]^2))" office:value-type="float" office:value="155.170196880716">
            <text:p>155.170196880716</text:p>
          </table:table-cell>
          <table:table-cell table:formula="of:=([.$C$10]-[.C383])*[.$B$4]" office:value-type="float" office:value="16099.0934408665">
            <text:p>16099.0934408665</text:p>
          </table:table-cell>
          <table:table-cell table:formula="of:=ROUND([.D383])" office:value-type="float" office:value="16099">
            <text:p>16099</text:p>
          </table:table-cell>
          <table:table-cell table:formula="of:=([.$C$8]-([.E383]*[.$C$4]))" office:value-type="float" office:value="155.170322115385">
            <text:p>155.170322115385</text:p>
          </table:table-cell>
          <table:table-cell table:formula="of:=SQRT(ABS([.$D$2]^2-[.F383]^2))" office:value-type="float" office:value="56.0996536050605">
            <text:p>56.0996536050605</text:p>
          </table:table-cell>
          <table:table-cell table:formula="of:=ABS([.B383]-[.G383])" office:value-type="float" office:value="0.000346394939100492">
            <text:p>0.000346394939100492</text:p>
          </table:table-cell>
          <table:table-cell table:number-columns-repeated="3"/>
        </table:table-row>
        <table:table-row table:style-name="ro2">
          <table:table-cell table:formula="of:=[.A383]+[.A$4]" office:value-type="float" office:value="112.499999999999">
            <text:p>112.499999999999</text:p>
          </table:table-cell>
          <table:table-cell table:formula="of:=[.A384]/([.$D$4]*2)" office:value-type="float" office:value="56.2499999999996">
            <text:p>56.2499999999996</text:p>
          </table:table-cell>
          <table:table-cell table:formula="of:=SQRT(ABS([.$D$2]^2-[.B384]^2))" office:value-type="float" office:value="155.115884099598">
            <text:p>155.115884099598</text:p>
          </table:table-cell>
          <table:table-cell table:formula="of:=([.$C$10]-[.C384])*[.$B$4]" office:value-type="float" office:value="16188.0466571844">
            <text:p>16188.0466571844</text:p>
          </table:table-cell>
          <table:table-cell table:formula="of:=ROUND([.D384])" office:value-type="float" office:value="16188">
            <text:p>16188</text:p>
          </table:table-cell>
          <table:table-cell table:formula="of:=([.$C$8]-([.E384]*[.$C$4]))" office:value-type="float" office:value="155.115980769231">
            <text:p>155.115980769231</text:p>
          </table:table-cell>
          <table:table-cell table:formula="of:=SQRT(ABS([.$D$2]^2-[.F384]^2))" office:value-type="float" office:value="56.2497334215873">
            <text:p>56.2497334215873</text:p>
          </table:table-cell>
          <table:table-cell table:formula="of:=ABS([.B384]-[.G384])" office:value-type="float" office:value="0.000266578412357887">
            <text:p>0.000266578412357887</text:p>
          </table:table-cell>
          <table:table-cell table:number-columns-repeated="3"/>
        </table:table-row>
        <table:table-row table:style-name="ro2">
          <table:table-cell table:formula="of:=[.A384]+[.A$4]" office:value-type="float" office:value="112.799999999999">
            <text:p>112.799999999999</text:p>
          </table:table-cell>
          <table:table-cell table:formula="of:=[.A385]/([.$D$4]*2)" office:value-type="float" office:value="56.3999999999996">
            <text:p>56.3999999999996</text:p>
          </table:table-cell>
          <table:table-cell table:formula="of:=SQRT(ABS([.$D$2]^2-[.B385]^2))" office:value-type="float" office:value="155.061407190829">
            <text:p>155.061407190829</text:p>
          </table:table-cell>
          <table:table-cell table:formula="of:=([.$C$10]-[.C385])*[.$B$4]" office:value-type="float" office:value="16277.2686809959">
            <text:p>16277.2686809959</text:p>
          </table:table-cell>
          <table:table-cell table:formula="of:=ROUND([.D385])" office:value-type="float" office:value="16277">
            <text:p>16277</text:p>
          </table:table-cell>
          <table:table-cell table:formula="of:=([.$C$8]-([.E385]*[.$C$4]))" office:value-type="float" office:value="155.061639423077">
            <text:p>155.061639423077</text:p>
          </table:table-cell>
          <table:table-cell table:formula="of:=SQRT(ABS([.$D$2]^2-[.F385]^2))" office:value-type="float" office:value="56.3993615161349">
            <text:p>56.3993615161349</text:p>
          </table:table-cell>
          <table:table-cell table:formula="of:=ABS([.B385]-[.G385])" office:value-type="float" office:value="0.000638483864726425">
            <text:p>0.000638483864726425</text:p>
          </table:table-cell>
          <table:table-cell table:number-columns-repeated="3"/>
        </table:table-row>
        <table:table-row table:style-name="ro2">
          <table:table-cell table:formula="of:=[.A385]+[.A$4]" office:value-type="float" office:value="113.099999999999">
            <text:p>113.099999999999</text:p>
          </table:table-cell>
          <table:table-cell table:formula="of:=[.A386]/([.$D$4]*2)" office:value-type="float" office:value="56.5499999999996">
            <text:p>56.5499999999996</text:p>
          </table:table-cell>
          <table:table-cell table:formula="of:=SQRT(ABS([.$D$2]^2-[.B386]^2))" office:value-type="float" office:value="155.00676598136">
            <text:p>155.00676598136</text:p>
          </table:table-cell>
          <table:table-cell table:formula="of:=([.$C$10]-[.C386])*[.$B$4]" office:value-type="float" office:value="16366.759795717">
            <text:p>16366.759795717</text:p>
          </table:table-cell>
          <table:table-cell table:formula="of:=ROUND([.D386])" office:value-type="float" office:value="16367">
            <text:p>16367</text:p>
          </table:table-cell>
          <table:table-cell table:formula="of:=([.$C$8]-([.E386]*[.$C$4]))" office:value-type="float" office:value="155.0066875">
            <text:p>155.0066875</text:p>
          </table:table-cell>
          <table:table-cell table:formula="of:=SQRT(ABS([.$D$2]^2-[.F386]^2))" office:value-type="float" office:value="56.5502151214064">
            <text:p>56.5502151214064</text:p>
          </table:table-cell>
          <table:table-cell table:formula="of:=ABS([.B386]-[.G386])" office:value-type="float" office:value="0.00021512140679647">
            <text:p>0.00021512140679647</text:p>
          </table:table-cell>
          <table:table-cell table:number-columns-repeated="3"/>
        </table:table-row>
        <table:table-row table:style-name="ro2">
          <table:table-cell table:formula="of:=[.A386]+[.A$4]" office:value-type="float" office:value="113.399999999999">
            <text:p>113.399999999999</text:p>
          </table:table-cell>
          <table:table-cell table:formula="of:=[.A387]/([.$D$4]*2)" office:value-type="float" office:value="56.6999999999996">
            <text:p>56.6999999999996</text:p>
          </table:table-cell>
          <table:table-cell table:formula="of:=SQRT(ABS([.$D$2]^2-[.B387]^2))" office:value-type="float" office:value="154.951960297377">
            <text:p>154.951960297377</text:p>
          </table:table-cell>
          <table:table-cell table:formula="of:=([.$C$10]-[.C387])*[.$B$4]" office:value-type="float" office:value="16456.5202860187">
            <text:p>16456.5202860187</text:p>
          </table:table-cell>
          <table:table-cell table:formula="of:=ROUND([.D387])" office:value-type="float" office:value="16457">
            <text:p>16457</text:p>
          </table:table-cell>
          <table:table-cell table:formula="of:=([.$C$8]-([.E387]*[.$C$4]))" office:value-type="float" office:value="154.951735576923">
            <text:p>154.951735576923</text:p>
          </table:table-cell>
          <table:table-cell table:formula="of:=SQRT(ABS([.$D$2]^2-[.F387]^2))" office:value-type="float" office:value="56.7006141210067">
            <text:p>56.7006141210067</text:p>
          </table:table-cell>
          <table:table-cell table:formula="of:=ABS([.B387]-[.G387])" office:value-type="float" office:value="0.000614121007089352">
            <text:p>0.000614121007089352</text:p>
          </table:table-cell>
          <table:table-cell table:number-columns-repeated="3"/>
        </table:table-row>
        <table:table-row table:style-name="ro2">
          <table:table-cell table:formula="of:=[.A387]+[.A$4]" office:value-type="float" office:value="113.699999999999">
            <text:p>113.699999999999</text:p>
          </table:table-cell>
          <table:table-cell table:formula="of:=[.A388]/([.$D$4]*2)" office:value-type="float" office:value="56.8499999999996">
            <text:p>56.8499999999996</text:p>
          </table:table-cell>
          <table:table-cell table:formula="of:=SQRT(ABS([.$D$2]^2-[.B388]^2))" office:value-type="float" office:value="154.896989964299">
            <text:p>154.896989964299</text:p>
          </table:table-cell>
          <table:table-cell table:formula="of:=([.$C$10]-[.C388])*[.$B$4]" office:value-type="float" office:value="16546.5504378328">
            <text:p>16546.5504378328</text:p>
          </table:table-cell>
          <table:table-cell table:formula="of:=ROUND([.D388])" office:value-type="float" office:value="16547">
            <text:p>16547</text:p>
          </table:table-cell>
          <table:table-cell table:formula="of:=([.$C$8]-([.E388]*[.$C$4]))" office:value-type="float" office:value="154.896783653846">
            <text:p>154.896783653846</text:p>
          </table:table-cell>
          <table:table-cell table:formula="of:=SQRT(ABS([.$D$2]^2-[.F388]^2))" office:value-type="float" office:value="56.850562122934">
            <text:p>56.850562122934</text:p>
          </table:table-cell>
          <table:table-cell table:formula="of:=ABS([.B388]-[.G388])" office:value-type="float" office:value="0.000562122934404385">
            <text:p>0.000562122934404385</text:p>
          </table:table-cell>
          <table:table-cell table:number-columns-repeated="3"/>
        </table:table-row>
        <table:table-row table:style-name="ro2">
          <table:table-cell table:formula="of:=[.A388]+[.A$4]" office:value-type="float" office:value="113.999999999999">
            <text:p>113.999999999999</text:p>
          </table:table-cell>
          <table:table-cell table:formula="of:=[.A389]/([.$D$4]*2)" office:value-type="float" office:value="56.9999999999996">
            <text:p>56.9999999999996</text:p>
          </table:table-cell>
          <table:table-cell table:formula="of:=SQRT(ABS([.$D$2]^2-[.B389]^2))" office:value-type="float" office:value="154.841854806767">
            <text:p>154.841854806767</text:p>
          </table:table-cell>
          <table:table-cell table:formula="of:=([.$C$10]-[.C389])*[.$B$4]" office:value-type="float" office:value="16636.8505383565">
            <text:p>16636.8505383565</text:p>
          </table:table-cell>
          <table:table-cell table:formula="of:=ROUND([.D389])" office:value-type="float" office:value="16637">
            <text:p>16637</text:p>
          </table:table-cell>
          <table:table-cell table:formula="of:=([.$C$8]-([.E389]*[.$C$4]))" office:value-type="float" office:value="154.841831730769">
            <text:p>154.841831730769</text:p>
          </table:table-cell>
          <table:table-cell table:formula="of:=SQRT(ABS([.$D$2]^2-[.F389]^2))" office:value-type="float" office:value="57.0000626864581">
            <text:p>57.0000626864581</text:p>
          </table:table-cell>
          <table:table-cell table:formula="of:=ABS([.B389]-[.G389])" office:value-type="float" office:value="0.0000626864584205578">
            <text:p>0.0000626864584205578</text:p>
          </table:table-cell>
          <table:table-cell table:number-columns-repeated="3"/>
        </table:table-row>
        <table:table-row table:style-name="ro2">
          <table:table-cell table:formula="of:=[.A389]+[.A$4]" office:value-type="float" office:value="114.299999999999">
            <text:p>114.299999999999</text:p>
          </table:table-cell>
          <table:table-cell table:formula="of:=[.A390]/([.$D$4]*2)" office:value-type="float" office:value="57.1499999999996">
            <text:p>57.1499999999996</text:p>
          </table:table-cell>
          <table:table-cell table:formula="of:=SQRT(ABS([.$D$2]^2-[.B390]^2))" office:value-type="float" office:value="154.786554648652">
            <text:p>154.786554648652</text:p>
          </table:table-cell>
          <table:table-cell table:formula="of:=([.$C$10]-[.C390])*[.$B$4]" office:value-type="float" office:value="16727.4208760578">
            <text:p>16727.4208760578</text:p>
          </table:table-cell>
          <table:table-cell table:formula="of:=ROUND([.D390])" office:value-type="float" office:value="16727">
            <text:p>16727</text:p>
          </table:table-cell>
          <table:table-cell table:formula="of:=([.$C$8]-([.E390]*[.$C$4]))" office:value-type="float" office:value="154.786879807692">
            <text:p>154.786879807692</text:p>
          </table:table-cell>
          <table:table-cell table:formula="of:=SQRT(ABS([.$D$2]^2-[.F390]^2))" office:value-type="float" office:value="57.1491193230396">
            <text:p>57.1491193230396</text:p>
          </table:table-cell>
          <table:table-cell table:formula="of:=ABS([.B390]-[.G390])" office:value-type="float" office:value="0.000880676960072435">
            <text:p>0.000880676960072435</text:p>
          </table:table-cell>
          <table:table-cell table:number-columns-repeated="3"/>
        </table:table-row>
        <table:table-row table:style-name="ro2">
          <table:table-cell table:formula="of:=[.A390]+[.A$4]" office:value-type="float" office:value="114.599999999999">
            <text:p>114.599999999999</text:p>
          </table:table-cell>
          <table:table-cell table:formula="of:=[.A391]/([.$D$4]*2)" office:value-type="float" office:value="57.2999999999996">
            <text:p>57.2999999999996</text:p>
          </table:table-cell>
          <table:table-cell table:formula="of:=SQRT(ABS([.$D$2]^2-[.B391]^2))" office:value-type="float" office:value="154.73108931304">
            <text:p>154.73108931304</text:p>
          </table:table-cell>
          <table:table-cell table:formula="of:=([.$C$10]-[.C391])*[.$B$4]" office:value-type="float" office:value="16818.2617406812">
            <text:p>16818.2617406812</text:p>
          </table:table-cell>
          <table:table-cell table:formula="of:=ROUND([.D391])" office:value-type="float" office:value="16818">
            <text:p>16818</text:p>
          </table:table-cell>
          <table:table-cell table:formula="of:=([.$C$8]-([.E391]*[.$C$4]))" office:value-type="float" office:value="154.731317307692">
            <text:p>154.731317307692</text:p>
          </table:table-cell>
          <table:table-cell table:formula="of:=SQRT(ABS([.$D$2]^2-[.F391]^2))" office:value-type="float" office:value="57.2993843267643">
            <text:p>57.2993843267643</text:p>
          </table:table-cell>
          <table:table-cell table:formula="of:=ABS([.B391]-[.G391])" office:value-type="float" office:value="0.000615673235380143">
            <text:p>0.000615673235380143</text:p>
          </table:table-cell>
          <table:table-cell table:number-columns-repeated="3"/>
        </table:table-row>
        <table:table-row table:style-name="ro2">
          <table:table-cell table:formula="of:=[.A391]+[.A$4]" office:value-type="float" office:value="114.899999999999">
            <text:p>114.899999999999</text:p>
          </table:table-cell>
          <table:table-cell table:formula="of:=[.A392]/([.$D$4]*2)" office:value-type="float" office:value="57.4499999999996">
            <text:p>57.4499999999996</text:p>
          </table:table-cell>
          <table:table-cell table:formula="of:=SQRT(ABS([.$D$2]^2-[.B392]^2))" office:value-type="float" office:value="154.675458622239">
            <text:p>154.675458622239</text:p>
          </table:table-cell>
          <table:table-cell table:formula="of:=([.$C$10]-[.C392])*[.$B$4]" office:value-type="float" office:value="16909.373423253">
            <text:p>16909.373423253</text:p>
          </table:table-cell>
          <table:table-cell table:formula="of:=ROUND([.D392])" office:value-type="float" office:value="16909">
            <text:p>16909</text:p>
          </table:table-cell>
          <table:table-cell table:formula="of:=([.$C$8]-([.E392]*[.$C$4]))" office:value-type="float" office:value="154.675754807692">
            <text:p>154.675754807692</text:p>
          </table:table-cell>
          <table:table-cell table:formula="of:=SQRT(ABS([.$D$2]^2-[.F392]^2))" office:value-type="float" office:value="57.4492025590491">
            <text:p>57.4492025590491</text:p>
          </table:table-cell>
          <table:table-cell table:formula="of:=ABS([.B392]-[.G392])" office:value-type="float" office:value="0.000797440950549344">
            <text:p>0.000797440950549344</text:p>
          </table:table-cell>
          <table:table-cell table:number-columns-repeated="3"/>
        </table:table-row>
        <table:table-row table:style-name="ro2">
          <table:table-cell table:formula="of:=[.A392]+[.A$4]" office:value-type="float" office:value="115.199999999999">
            <text:p>115.199999999999</text:p>
          </table:table-cell>
          <table:table-cell table:formula="of:=[.A393]/([.$D$4]*2)" office:value-type="float" office:value="57.5999999999996">
            <text:p>57.5999999999996</text:p>
          </table:table-cell>
          <table:table-cell table:formula="of:=SQRT(ABS([.$D$2]^2-[.B393]^2))" office:value-type="float" office:value="154.619662397769">
            <text:p>154.619662397769</text:p>
          </table:table-cell>
          <table:table-cell table:formula="of:=([.$C$10]-[.C393])*[.$B$4]" office:value-type="float" office:value="17000.7562160862">
            <text:p>17000.7562160862</text:p>
          </table:table-cell>
          <table:table-cell table:formula="of:=ROUND([.D393])" office:value-type="float" office:value="17001">
            <text:p>17001</text:p>
          </table:table-cell>
          <table:table-cell table:formula="of:=([.$C$8]-([.E393]*[.$C$4]))" office:value-type="float" office:value="154.619581730769">
            <text:p>154.619581730769</text:p>
          </table:table-cell>
          <table:table-cell table:formula="of:=SQRT(ABS([.$D$2]^2-[.F393]^2))" office:value-type="float" office:value="57.6002165395407">
            <text:p>57.6002165395407</text:p>
          </table:table-cell>
          <table:table-cell table:formula="of:=ABS([.B393]-[.G393])" office:value-type="float" office:value="0.000216539541035843">
            <text:p>0.000216539541035843</text:p>
          </table:table-cell>
          <table:table-cell table:number-columns-repeated="3"/>
        </table:table-row>
        <table:table-row table:style-name="ro2">
          <table:table-cell table:formula="of:=[.A393]+[.A$4]" office:value-type="float" office:value="115.499999999999">
            <text:p>115.499999999999</text:p>
          </table:table-cell>
          <table:table-cell table:formula="of:=[.A394]/([.$D$4]*2)" office:value-type="float" office:value="57.7499999999996">
            <text:p>57.7499999999996</text:p>
          </table:table-cell>
          <table:table-cell table:formula="of:=SQRT(ABS([.$D$2]^2-[.B394]^2))" office:value-type="float" office:value="154.563700460361">
            <text:p>154.563700460361</text:p>
          </table:table-cell>
          <table:table-cell table:formula="of:=([.$C$10]-[.C394])*[.$B$4]" office:value-type="float" office:value="17092.4104127866">
            <text:p>17092.4104127866</text:p>
          </table:table-cell>
          <table:table-cell table:formula="of:=ROUND([.D394])" office:value-type="float" office:value="17092">
            <text:p>17092</text:p>
          </table:table-cell>
          <table:table-cell table:formula="of:=([.$C$8]-([.E394]*[.$C$4]))" office:value-type="float" office:value="154.564019230769">
            <text:p>154.564019230769</text:p>
          </table:table-cell>
          <table:table-cell table:formula="of:=SQRT(ABS([.$D$2]^2-[.F394]^2))" office:value-type="float" office:value="57.7491468268615">
            <text:p>57.7491468268615</text:p>
          </table:table-cell>
          <table:table-cell table:formula="of:=ABS([.B394]-[.G394])" office:value-type="float" office:value="0.000853173138153807">
            <text:p>0.000853173138153807</text:p>
          </table:table-cell>
          <table:table-cell table:number-columns-repeated="3"/>
        </table:table-row>
        <table:table-row table:style-name="ro2">
          <table:table-cell table:formula="of:=[.A394]+[.A$4]" office:value-type="float" office:value="115.799999999999">
            <text:p>115.799999999999</text:p>
          </table:table-cell>
          <table:table-cell table:formula="of:=[.A395]/([.$D$4]*2)" office:value-type="float" office:value="57.8999999999996">
            <text:p>57.8999999999996</text:p>
          </table:table-cell>
          <table:table-cell table:formula="of:=SQRT(ABS([.$D$2]^2-[.B395]^2))" office:value-type="float" office:value="154.507572629952">
            <text:p>154.507572629952</text:p>
          </table:table-cell>
          <table:table-cell table:formula="of:=([.$C$10]-[.C395])*[.$B$4]" office:value-type="float" office:value="17184.3363082581">
            <text:p>17184.3363082581</text:p>
          </table:table-cell>
          <table:table-cell table:formula="of:=ROUND([.D395])" office:value-type="float" office:value="17184">
            <text:p>17184</text:p>
          </table:table-cell>
          <table:table-cell table:formula="of:=([.$C$8]-([.E395]*[.$C$4]))" office:value-type="float" office:value="154.507846153846">
            <text:p>154.507846153846</text:p>
          </table:table-cell>
          <table:table-cell table:formula="of:=SQRT(ABS([.$D$2]^2-[.F395]^2))" office:value-type="float" office:value="57.899270089522">
            <text:p>57.899270089522</text:p>
          </table:table-cell>
          <table:table-cell table:formula="of:=ABS([.B395]-[.G395])" office:value-type="float" office:value="0.000729910477673457">
            <text:p>0.000729910477673457</text:p>
          </table:table-cell>
          <table:table-cell table:number-columns-repeated="3"/>
        </table:table-row>
        <table:table-row table:style-name="ro2">
          <table:table-cell table:formula="of:=[.A395]+[.A$4]" office:value-type="float" office:value="116.099999999999">
            <text:p>116.099999999999</text:p>
          </table:table-cell>
          <table:table-cell table:formula="of:=[.A396]/([.$D$4]*2)" office:value-type="float" office:value="58.0499999999996">
            <text:p>58.0499999999996</text:p>
          </table:table-cell>
          <table:table-cell table:formula="of:=SQRT(ABS([.$D$2]^2-[.B396]^2))" office:value-type="float" office:value="154.451278725688">
            <text:p>154.451278725688</text:p>
          </table:table-cell>
          <table:table-cell table:formula="of:=([.$C$10]-[.C396])*[.$B$4]" office:value-type="float" office:value="17276.5341987076">
            <text:p>17276.5341987076</text:p>
          </table:table-cell>
          <table:table-cell table:formula="of:=ROUND([.D396])" office:value-type="float" office:value="17277">
            <text:p>17277</text:p>
          </table:table-cell>
          <table:table-cell table:formula="of:=([.$C$8]-([.E396]*[.$C$4]))" office:value-type="float" office:value="154.4510625">
            <text:p>154.4510625</text:p>
          </table:table-cell>
          <table:table-cell table:formula="of:=SQRT(ABS([.$D$2]^2-[.F396]^2))" office:value-type="float" office:value="58.0505752996565">
            <text:p>58.0505752996565</text:p>
          </table:table-cell>
          <table:table-cell table:formula="of:=ABS([.B396]-[.G396])" office:value-type="float" office:value="0.000575299656908612">
            <text:p>0.000575299656908612</text:p>
          </table:table-cell>
          <table:table-cell table:number-columns-repeated="3"/>
        </table:table-row>
        <table:table-row table:style-name="ro2">
          <table:table-cell table:formula="of:=[.A396]+[.A$4]" office:value-type="float" office:value="116.399999999999">
            <text:p>116.399999999999</text:p>
          </table:table-cell>
          <table:table-cell table:formula="of:=[.A397]/([.$D$4]*2)" office:value-type="float" office:value="58.1999999999996">
            <text:p>58.1999999999996</text:p>
          </table:table-cell>
          <table:table-cell table:formula="of:=SQRT(ABS([.$D$2]^2-[.B397]^2))" office:value-type="float" office:value="154.394818565909">
            <text:p>154.394818565909</text:p>
          </table:table-cell>
          <table:table-cell table:formula="of:=([.$C$10]-[.C397])*[.$B$4]" office:value-type="float" office:value="17369.0043816517">
            <text:p>17369.0043816517</text:p>
          </table:table-cell>
          <table:table-cell table:formula="of:=ROUND([.D397])" office:value-type="float" office:value="17369">
            <text:p>17369</text:p>
          </table:table-cell>
          <table:table-cell table:formula="of:=([.$C$8]-([.E397]*[.$C$4]))" office:value-type="float" office:value="154.394889423077">
            <text:p>154.394889423077</text:p>
          </table:table-cell>
          <table:table-cell table:formula="of:=SQRT(ABS([.$D$2]^2-[.F397]^2))" office:value-type="float" office:value="58.1998120274958">
            <text:p>58.1998120274958</text:p>
          </table:table-cell>
          <table:table-cell table:formula="of:=ABS([.B397]-[.G397])" office:value-type="float" office:value="0.000187972503809419">
            <text:p>0.000187972503809419</text:p>
          </table:table-cell>
          <table:table-cell table:number-columns-repeated="3"/>
        </table:table-row>
        <table:table-row table:style-name="ro2">
          <table:table-cell table:formula="of:=[.A397]+[.A$4]" office:value-type="float" office:value="116.699999999999">
            <text:p>116.699999999999</text:p>
          </table:table-cell>
          <table:table-cell table:formula="of:=[.A398]/([.$D$4]*2)" office:value-type="float" office:value="58.3499999999996">
            <text:p>58.3499999999996</text:p>
          </table:table-cell>
          <table:table-cell table:formula="of:=SQRT(ABS([.$D$2]^2-[.B398]^2))" office:value-type="float" office:value="154.338191968158">
            <text:p>154.338191968158</text:p>
          </table:table-cell>
          <table:table-cell table:formula="of:=([.$C$10]-[.C398])*[.$B$4]" office:value-type="float" office:value="17461.7471559212">
            <text:p>17461.7471559212</text:p>
          </table:table-cell>
          <table:table-cell table:formula="of:=ROUND([.D398])" office:value-type="float" office:value="17462">
            <text:p>17462</text:p>
          </table:table-cell>
          <table:table-cell table:formula="of:=([.$C$8]-([.E398]*[.$C$4]))" office:value-type="float" office:value="154.338105769231">
            <text:p>154.338105769231</text:p>
          </table:table-cell>
          <table:table-cell table:formula="of:=SQRT(ABS([.$D$2]^2-[.F398]^2))" office:value-type="float" office:value="58.350227999261">
            <text:p>58.350227999261</text:p>
          </table:table-cell>
          <table:table-cell table:formula="of:=ABS([.B398]-[.G398])" office:value-type="float" office:value="0.000227999261340983">
            <text:p>0.000227999261340983</text:p>
          </table:table-cell>
          <table:table-cell table:number-columns-repeated="3"/>
        </table:table-row>
        <table:table-row table:style-name="ro2">
          <table:table-cell table:formula="of:=[.A398]+[.A$4]" office:value-type="float" office:value="116.999999999999">
            <text:p>116.999999999999</text:p>
          </table:table-cell>
          <table:table-cell table:formula="of:=[.A399]/([.$D$4]*2)" office:value-type="float" office:value="58.4999999999996">
            <text:p>58.4999999999996</text:p>
          </table:table-cell>
          <table:table-cell table:formula="of:=SQRT(ABS([.$D$2]^2-[.B399]^2))" office:value-type="float" office:value="154.281398749169">
            <text:p>154.281398749169</text:p>
          </table:table-cell>
          <table:table-cell table:formula="of:=([.$C$10]-[.C399])*[.$B$4]" office:value-type="float" office:value="17554.7628216675">
            <text:p>17554.7628216675</text:p>
          </table:table-cell>
          <table:table-cell table:formula="of:=ROUND([.D399])" office:value-type="float" office:value="17555">
            <text:p>17555</text:p>
          </table:table-cell>
          <table:table-cell table:formula="of:=([.$C$8]-([.E399]*[.$C$4]))" office:value-type="float" office:value="154.281322115385">
            <text:p>154.281322115385</text:p>
          </table:table-cell>
          <table:table-cell table:formula="of:=SQRT(ABS([.$D$2]^2-[.F399]^2))" office:value-type="float" office:value="58.5002021050263">
            <text:p>58.5002021050263</text:p>
          </table:table-cell>
          <table:table-cell table:formula="of:=ABS([.B399]-[.G399])" office:value-type="float" office:value="0.000202105026723132">
            <text:p>0.000202105026723132</text:p>
          </table:table-cell>
          <table:table-cell table:number-columns-repeated="3"/>
        </table:table-row>
        <table:table-row table:style-name="ro2">
          <table:table-cell table:formula="of:=[.A399]+[.A$4]" office:value-type="float" office:value="117.299999999999">
            <text:p>117.299999999999</text:p>
          </table:table-cell>
          <table:table-cell table:formula="of:=[.A400]/([.$D$4]*2)" office:value-type="float" office:value="58.6499999999996">
            <text:p>58.6499999999996</text:p>
          </table:table-cell>
          <table:table-cell table:formula="of:=SQRT(ABS([.$D$2]^2-[.B400]^2))" office:value-type="float" office:value="154.224438724866">
            <text:p>154.224438724866</text:p>
          </table:table-cell>
          <table:table-cell table:formula="of:=([.$C$10]-[.C400])*[.$B$4]" office:value-type="float" office:value="17648.0516803677">
            <text:p>17648.0516803677</text:p>
          </table:table-cell>
          <table:table-cell table:formula="of:=ROUND([.D400])" office:value-type="float" office:value="17648">
            <text:p>17648</text:p>
          </table:table-cell>
          <table:table-cell table:formula="of:=([.$C$8]-([.E400]*[.$C$4]))" office:value-type="float" office:value="154.224538461538">
            <text:p>154.224538461538</text:p>
          </table:table-cell>
          <table:table-cell table:formula="of:=SQRT(ABS([.$D$2]^2-[.F400]^2))" office:value-type="float" office:value="58.6497377344984">
            <text:p>58.6497377344984</text:p>
          </table:table-cell>
          <table:table-cell table:formula="of:=ABS([.B400]-[.G400])" office:value-type="float" office:value="0.000262265501220327">
            <text:p>0.000262265501220327</text:p>
          </table:table-cell>
          <table:table-cell table:number-columns-repeated="3"/>
        </table:table-row>
        <table:table-row table:style-name="ro2">
          <table:table-cell table:formula="of:=[.A400]+[.A$4]" office:value-type="float" office:value="117.599999999999">
            <text:p>117.599999999999</text:p>
          </table:table-cell>
          <table:table-cell table:formula="of:=[.A401]/([.$D$4]*2)" office:value-type="float" office:value="58.7999999999996">
            <text:p>58.7999999999996</text:p>
          </table:table-cell>
          <table:table-cell table:formula="of:=SQRT(ABS([.$D$2]^2-[.B401]^2))" office:value-type="float" office:value="154.167311710362">
            <text:p>154.167311710362</text:p>
          </table:table-cell>
          <table:table-cell table:formula="of:=([.$C$10]-[.C401])*[.$B$4]" office:value-type="float" office:value="17741.6140348308">
            <text:p>17741.6140348308</text:p>
          </table:table-cell>
          <table:table-cell table:formula="of:=ROUND([.D401])" office:value-type="float" office:value="17742">
            <text:p>17742</text:p>
          </table:table-cell>
          <table:table-cell table:formula="of:=([.$C$8]-([.E401]*[.$C$4]))" office:value-type="float" office:value="154.167144230769">
            <text:p>154.167144230769</text:p>
          </table:table-cell>
          <table:table-cell table:formula="of:=SQRT(ABS([.$D$2]^2-[.F401]^2))" office:value-type="float" office:value="58.8004391117039">
            <text:p>58.8004391117039</text:p>
          </table:table-cell>
          <table:table-cell table:formula="of:=ABS([.B401]-[.G401])" office:value-type="float" office:value="0.000439111704295669">
            <text:p>0.000439111704295669</text:p>
          </table:table-cell>
          <table:table-cell table:number-columns-repeated="3"/>
        </table:table-row>
        <table:table-row table:style-name="ro2">
          <table:table-cell table:formula="of:=[.A401]+[.A$4]" office:value-type="float" office:value="117.899999999999">
            <text:p>117.899999999999</text:p>
          </table:table-cell>
          <table:table-cell table:formula="of:=[.A402]/([.$D$4]*2)" office:value-type="float" office:value="58.9499999999996">
            <text:p>58.9499999999996</text:p>
          </table:table-cell>
          <table:table-cell table:formula="of:=SQRT(ABS([.$D$2]^2-[.B402]^2))" office:value-type="float" office:value="154.110017519952">
            <text:p>154.110017519952</text:p>
          </table:table-cell>
          <table:table-cell table:formula="of:=([.$C$10]-[.C402])*[.$B$4]" office:value-type="float" office:value="17835.450189203">
            <text:p>17835.450189203</text:p>
          </table:table-cell>
          <table:table-cell table:formula="of:=ROUND([.D402])" office:value-type="float" office:value="17835">
            <text:p>17835</text:p>
          </table:table-cell>
          <table:table-cell table:formula="of:=([.$C$8]-([.E402]*[.$C$4]))" office:value-type="float" office:value="154.110360576923">
            <text:p>154.110360576923</text:p>
          </table:table-cell>
          <table:table-cell table:formula="of:=SQRT(ABS([.$D$2]^2-[.F402]^2))" office:value-type="float" office:value="58.94910315561">
            <text:p>58.94910315561</text:p>
          </table:table-cell>
          <table:table-cell table:formula="of:=ABS([.B402]-[.G402])" office:value-type="float" office:value="0.000896844389600915">
            <text:p>0.000896844389600915</text:p>
          </table:table-cell>
          <table:table-cell table:number-columns-repeated="3"/>
        </table:table-row>
        <table:table-row table:style-name="ro2">
          <table:table-cell table:formula="of:=[.A402]+[.A$4]" office:value-type="float" office:value="118.199999999999">
            <text:p>118.199999999999</text:p>
          </table:table-cell>
          <table:table-cell table:formula="of:=[.A403]/([.$D$4]*2)" office:value-type="float" office:value="59.0999999999996">
            <text:p>59.0999999999996</text:p>
          </table:table-cell>
          <table:table-cell table:formula="of:=SQRT(ABS([.$D$2]^2-[.B403]^2))" office:value-type="float" office:value="154.052555967112">
            <text:p>154.052555967112</text:p>
          </table:table-cell>
          <table:table-cell table:formula="of:=([.$C$10]-[.C403])*[.$B$4]" office:value-type="float" office:value="17929.5604489739">
            <text:p>17929.5604489739</text:p>
          </table:table-cell>
          <table:table-cell table:formula="of:=ROUND([.D403])" office:value-type="float" office:value="17930">
            <text:p>17930</text:p>
          </table:table-cell>
          <table:table-cell table:formula="of:=([.$C$8]-([.E403]*[.$C$4]))" office:value-type="float" office:value="154.052355769231">
            <text:p>154.052355769231</text:p>
          </table:table-cell>
          <table:table-cell table:formula="of:=SQRT(ABS([.$D$2]^2-[.F403]^2))" office:value-type="float" office:value="59.1005218416077">
            <text:p>59.1005218416077</text:p>
          </table:table-cell>
          <table:table-cell table:formula="of:=ABS([.B403]-[.G403])" office:value-type="float" office:value="0.000521841608119189">
            <text:p>0.000521841608119189</text:p>
          </table:table-cell>
          <table:table-cell table:number-columns-repeated="3"/>
        </table:table-row>
        <table:table-row table:style-name="ro2">
          <table:table-cell table:formula="of:=[.A403]+[.A$4]" office:value-type="float" office:value="118.499999999999">
            <text:p>118.499999999999</text:p>
          </table:table-cell>
          <table:table-cell table:formula="of:=[.A404]/([.$D$4]*2)" office:value-type="float" office:value="59.2499999999996">
            <text:p>59.2499999999996</text:p>
          </table:table-cell>
          <table:table-cell table:formula="of:=SQRT(ABS([.$D$2]^2-[.B404]^2))" office:value-type="float" office:value="153.994926864491">
            <text:p>153.994926864491</text:p>
          </table:table-cell>
          <table:table-cell table:formula="of:=([.$C$10]-[.C404])*[.$B$4]" office:value-type="float" office:value="18023.9451209818">
            <text:p>18023.9451209818</text:p>
          </table:table-cell>
          <table:table-cell table:formula="of:=ROUND([.D404])" office:value-type="float" office:value="18024">
            <text:p>18024</text:p>
          </table:table-cell>
          <table:table-cell table:formula="of:=([.$C$8]-([.E404]*[.$C$4]))" office:value-type="float" office:value="153.994961538462">
            <text:p>153.994961538462</text:p>
          </table:table-cell>
          <table:table-cell table:formula="of:=SQRT(ABS([.$D$2]^2-[.F404]^2))" office:value-type="float" office:value="59.2499098798281">
            <text:p>59.2499098798281</text:p>
          </table:table-cell>
          <table:table-cell table:formula="of:=ABS([.B404]-[.G404])" office:value-type="float" office:value="0.0000901201715421962">
            <text:p>0.0000901201715421962</text:p>
          </table:table-cell>
          <table:table-cell table:number-columns-repeated="3"/>
        </table:table-row>
        <table:table-row table:style-name="ro2">
          <table:table-cell table:formula="of:=[.A404]+[.A$4]" office:value-type="float" office:value="118.799999999999">
            <text:p>118.799999999999</text:p>
          </table:table-cell>
          <table:table-cell table:formula="of:=[.A405]/([.$D$4]*2)" office:value-type="float" office:value="59.3999999999996">
            <text:p>59.3999999999996</text:p>
          </table:table-cell>
          <table:table-cell table:formula="of:=SQRT(ABS([.$D$2]^2-[.B405]^2))" office:value-type="float" office:value="153.937130023916">
            <text:p>153.937130023916</text:p>
          </table:table-cell>
          <table:table-cell table:formula="of:=([.$C$10]-[.C405])*[.$B$4]" office:value-type="float" office:value="18118.60451342">
            <text:p>18118.60451342</text:p>
          </table:table-cell>
          <table:table-cell table:formula="of:=ROUND([.D405])" office:value-type="float" office:value="18119">
            <text:p>18119</text:p>
          </table:table-cell>
          <table:table-cell table:formula="of:=([.$C$8]-([.E405]*[.$C$4]))" office:value-type="float" office:value="153.936956730769">
            <text:p>153.936956730769</text:p>
          </table:table-cell>
          <table:table-cell table:formula="of:=SQRT(ABS([.$D$2]^2-[.F405]^2))" office:value-type="float" office:value="59.4004490931616">
            <text:p>59.4004490931616</text:p>
          </table:table-cell>
          <table:table-cell table:formula="of:=ABS([.B405]-[.G405])" office:value-type="float" office:value="0.000449093161996927">
            <text:p>0.000449093161996927</text:p>
          </table:table-cell>
          <table:table-cell table:number-columns-repeated="3"/>
        </table:table-row>
        <table:table-row table:style-name="ro2">
          <table:table-cell table:formula="of:=[.A405]+[.A$4]" office:value-type="float" office:value="119.099999999999">
            <text:p>119.099999999999</text:p>
          </table:table-cell>
          <table:table-cell table:formula="of:=[.A406]/([.$D$4]*2)" office:value-type="float" office:value="59.5499999999996">
            <text:p>59.5499999999996</text:p>
          </table:table-cell>
          <table:table-cell table:formula="of:=SQRT(ABS([.$D$2]^2-[.B406]^2))" office:value-type="float" office:value="153.879165256379">
            <text:p>153.879165256379</text:p>
          </table:table-cell>
          <table:table-cell table:formula="of:=([.$C$10]-[.C406])*[.$B$4]" office:value-type="float" office:value="18213.5389358427">
            <text:p>18213.5389358427</text:p>
          </table:table-cell>
          <table:table-cell table:formula="of:=ROUND([.D406])" office:value-type="float" office:value="18214">
            <text:p>18214</text:p>
          </table:table-cell>
          <table:table-cell table:formula="of:=([.$C$8]-([.E406]*[.$C$4]))" office:value-type="float" office:value="153.878951923077">
            <text:p>153.878951923077</text:p>
          </table:table-cell>
          <table:table-cell table:formula="of:=SQRT(ABS([.$D$2]^2-[.F406]^2))" office:value-type="float" office:value="59.5505512573593">
            <text:p>59.5505512573593</text:p>
          </table:table-cell>
          <table:table-cell table:formula="of:=ABS([.B406]-[.G406])" office:value-type="float" office:value="0.000551257359703072">
            <text:p>0.000551257359703072</text:p>
          </table:table-cell>
          <table:table-cell table:number-columns-repeated="3"/>
        </table:table-row>
        <table:table-row table:style-name="ro2">
          <table:table-cell table:formula="of:=[.A406]+[.A$4]" office:value-type="float" office:value="119.399999999999">
            <text:p>119.399999999999</text:p>
          </table:table-cell>
          <table:table-cell table:formula="of:=[.A407]/([.$D$4]*2)" office:value-type="float" office:value="59.6999999999996">
            <text:p>59.6999999999996</text:p>
          </table:table-cell>
          <table:table-cell table:formula="of:=SQRT(ABS([.$D$2]^2-[.B407]^2))" office:value-type="float" office:value="153.82103237204">
            <text:p>153.82103237204</text:p>
          </table:table-cell>
          <table:table-cell table:formula="of:=([.$C$10]-[.C407])*[.$B$4]" office:value-type="float" office:value="18308.7486991705">
            <text:p>18308.7486991705</text:p>
          </table:table-cell>
          <table:table-cell table:formula="of:=ROUND([.D407])" office:value-type="float" office:value="18309">
            <text:p>18309</text:p>
          </table:table-cell>
          <table:table-cell table:formula="of:=([.$C$8]-([.E407]*[.$C$4]))" office:value-type="float" office:value="153.820947115385">
            <text:p>153.820947115385</text:p>
          </table:table-cell>
          <table:table-cell table:formula="of:=SQRT(ABS([.$D$2]^2-[.F407]^2))" office:value-type="float" office:value="59.7002196689932">
            <text:p>59.7002196689932</text:p>
          </table:table-cell>
          <table:table-cell table:formula="of:=ABS([.B407]-[.G407])" office:value-type="float" office:value="0.00021966899362269">
            <text:p>0.00021966899362269</text:p>
          </table:table-cell>
          <table:table-cell table:number-columns-repeated="3"/>
        </table:table-row>
        <table:table-row table:style-name="ro2">
          <table:table-cell table:formula="of:=[.A407]+[.A$4]" office:value-type="float" office:value="119.699999999999">
            <text:p>119.699999999999</text:p>
          </table:table-cell>
          <table:table-cell table:formula="of:=[.A408]/([.$D$4]*2)" office:value-type="float" office:value="59.8499999999996">
            <text:p>59.8499999999996</text:p>
          </table:table-cell>
          <table:table-cell table:formula="of:=SQRT(ABS([.$D$2]^2-[.B408]^2))" office:value-type="float" office:value="153.762731180218">
            <text:p>153.762731180218</text:p>
          </table:table-cell>
          <table:table-cell table:formula="of:=([.$C$10]-[.C408])*[.$B$4]" office:value-type="float" office:value="18404.2341156969">
            <text:p>18404.2341156969</text:p>
          </table:table-cell>
          <table:table-cell table:formula="of:=ROUND([.D408])" office:value-type="float" office:value="18404">
            <text:p>18404</text:p>
          </table:table-cell>
          <table:table-cell table:formula="of:=([.$C$8]-([.E408]*[.$C$4]))" office:value-type="float" office:value="153.762942307692">
            <text:p>153.762942307692</text:p>
          </table:table-cell>
          <table:table-cell table:formula="of:=SQRT(ABS([.$D$2]^2-[.F408]^2))" office:value-type="float" office:value="59.8494575821811">
            <text:p>59.8494575821811</text:p>
          </table:table-cell>
          <table:table-cell table:formula="of:=ABS([.B408]-[.G408])" office:value-type="float" office:value="0.000542417818557794">
            <text:p>0.000542417818557794</text:p>
          </table:table-cell>
          <table:table-cell table:number-columns-repeated="3"/>
        </table:table-row>
        <table:table-row table:style-name="ro2">
          <table:table-cell table:formula="of:=[.A408]+[.A$4]" office:value-type="float" office:value="119.999999999999">
            <text:p>119.999999999999</text:p>
          </table:table-cell>
          <table:table-cell table:formula="of:=[.A409]/([.$D$4]*2)" office:value-type="float" office:value="59.9999999999996">
            <text:p>59.9999999999996</text:p>
          </table:table-cell>
          <table:table-cell table:formula="of:=SQRT(ABS([.$D$2]^2-[.B409]^2))" office:value-type="float" office:value="153.704261489394">
            <text:p>153.704261489394</text:p>
          </table:table-cell>
          <table:table-cell table:formula="of:=([.$C$10]-[.C409])*[.$B$4]" office:value-type="float" office:value="18499.9954990938">
            <text:p>18499.9954990938</text:p>
          </table:table-cell>
          <table:table-cell table:formula="of:=ROUND([.D409])" office:value-type="float" office:value="18500">
            <text:p>18500</text:p>
          </table:table-cell>
          <table:table-cell table:formula="of:=([.$C$8]-([.E409]*[.$C$4]))" office:value-type="float" office:value="153.704326923077">
            <text:p>153.704326923077</text:p>
          </table:table-cell>
          <table:table-cell table:formula="of:=SQRT(ABS([.$D$2]^2-[.F409]^2))" office:value-type="float" office:value="59.9998323757983">
            <text:p>59.9998323757983</text:p>
          </table:table-cell>
          <table:table-cell table:formula="of:=ABS([.B409]-[.G409])" office:value-type="float" office:value="0.000167624201353078">
            <text:p>0.000167624201353078</text:p>
          </table:table-cell>
          <table:table-cell table:number-columns-repeated="3"/>
        </table:table-row>
        <table:table-row table:style-name="ro2">
          <table:table-cell table:formula="of:=[.A409]+[.A$4]" office:value-type="float" office:value="120.299999999999">
            <text:p>120.299999999999</text:p>
          </table:table-cell>
          <table:table-cell table:formula="of:=[.A410]/([.$D$4]*2)" office:value-type="float" office:value="60.1499999999996">
            <text:p>60.1499999999996</text:p>
          </table:table-cell>
          <table:table-cell table:formula="of:=SQRT(ABS([.$D$2]^2-[.B410]^2))" office:value-type="float" office:value="153.645623107201">
            <text:p>153.645623107201</text:p>
          </table:table-cell>
          <table:table-cell table:formula="of:=([.$C$10]-[.C410])*[.$B$4]" office:value-type="float" office:value="18596.033164418">
            <text:p>18596.033164418</text:p>
          </table:table-cell>
          <table:table-cell table:formula="of:=ROUND([.D410])" office:value-type="float" office:value="18596">
            <text:p>18596</text:p>
          </table:table-cell>
          <table:table-cell table:formula="of:=([.$C$8]-([.E410]*[.$C$4]))" office:value-type="float" office:value="153.645711538462">
            <text:p>153.645711538462</text:p>
          </table:table-cell>
          <table:table-cell table:formula="of:=SQRT(ABS([.$D$2]^2-[.F410]^2))" office:value-type="float" office:value="60.149774112958">
            <text:p>60.149774112958</text:p>
          </table:table-cell>
          <table:table-cell table:formula="of:=ABS([.B410]-[.G410])" office:value-type="float" office:value="0.000225887041651163">
            <text:p>0.000225887041651163</text:p>
          </table:table-cell>
          <table:table-cell table:number-columns-repeated="3"/>
        </table:table-row>
        <table:table-row table:style-name="ro2">
          <table:table-cell table:formula="of:=[.A410]+[.A$4]" office:value-type="float" office:value="120.599999999999">
            <text:p>120.599999999999</text:p>
          </table:table-cell>
          <table:table-cell table:formula="of:=[.A411]/([.$D$4]*2)" office:value-type="float" office:value="60.2999999999996">
            <text:p>60.2999999999996</text:p>
          </table:table-cell>
          <table:table-cell table:formula="of:=SQRT(ABS([.$D$2]^2-[.B411]^2))" office:value-type="float" office:value="153.586815840423">
            <text:p>153.586815840423</text:p>
          </table:table-cell>
          <table:table-cell table:formula="of:=([.$C$10]-[.C411])*[.$B$4]" office:value-type="float" office:value="18692.3474281172">
            <text:p>18692.3474281172</text:p>
          </table:table-cell>
          <table:table-cell table:formula="of:=ROUND([.D411])" office:value-type="float" office:value="18692">
            <text:p>18692</text:p>
          </table:table-cell>
          <table:table-cell table:formula="of:=([.$C$8]-([.E411]*[.$C$4]))" office:value-type="float" office:value="153.587096153846">
            <text:p>153.587096153846</text:p>
          </table:table-cell>
          <table:table-cell table:formula="of:=SQRT(ABS([.$D$2]^2-[.F411]^2))" office:value-type="float" office:value="60.2992860242078">
            <text:p>60.2992860242078</text:p>
          </table:table-cell>
          <table:table-cell table:formula="of:=ABS([.B411]-[.G411])" office:value-type="float" office:value="0.000713975791839516">
            <text:p>0.000713975791839516</text:p>
          </table:table-cell>
          <table:table-cell table:number-columns-repeated="3"/>
        </table:table-row>
        <table:table-row table:style-name="ro2">
          <table:table-cell table:formula="of:=[.A411]+[.A$4]" office:value-type="float" office:value="120.899999999999">
            <text:p>120.899999999999</text:p>
          </table:table-cell>
          <table:table-cell table:formula="of:=[.A412]/([.$D$4]*2)" office:value-type="float" office:value="60.4499999999996">
            <text:p>60.4499999999996</text:p>
          </table:table-cell>
          <table:table-cell table:formula="of:=SQRT(ABS([.$D$2]^2-[.B412]^2))" office:value-type="float" office:value="153.527839494992">
            <text:p>153.527839494992</text:p>
          </table:table-cell>
          <table:table-cell table:formula="of:=([.$C$10]-[.C412])*[.$B$4]" office:value-type="float" office:value="18788.9386080357">
            <text:p>18788.9386080357</text:p>
          </table:table-cell>
          <table:table-cell table:formula="of:=ROUND([.D412])" office:value-type="float" office:value="18789">
            <text:p>18789</text:p>
          </table:table-cell>
          <table:table-cell table:formula="of:=([.$C$8]-([.E412]*[.$C$4]))" office:value-type="float" office:value="153.527870192308">
            <text:p>153.527870192308</text:p>
          </table:table-cell>
          <table:table-cell table:formula="of:=SQRT(ABS([.$D$2]^2-[.F412]^2))" office:value-type="float" office:value="60.4499220364586">
            <text:p>60.4499220364586</text:p>
          </table:table-cell>
          <table:table-cell table:formula="of:=ABS([.B412]-[.G412])" office:value-type="float" office:value="0.0000779635410381729">
            <text:p>0.0000779635410381729</text:p>
          </table:table-cell>
          <table:table-cell table:number-columns-repeated="3"/>
        </table:table-row>
        <table:table-row table:style-name="ro2">
          <table:table-cell table:formula="of:=[.A412]+[.A$4]" office:value-type="float" office:value="121.199999999999">
            <text:p>121.199999999999</text:p>
          </table:table-cell>
          <table:table-cell table:formula="of:=[.A413]/([.$D$4]*2)" office:value-type="float" office:value="60.5999999999996">
            <text:p>60.5999999999996</text:p>
          </table:table-cell>
          <table:table-cell table:formula="of:=SQRT(ABS([.$D$2]^2-[.B413]^2))" office:value-type="float" office:value="153.468693875983">
            <text:p>153.468693875983</text:p>
          </table:table-cell>
          <table:table-cell table:formula="of:=([.$C$10]-[.C413])*[.$B$4]" office:value-type="float" office:value="18885.8070234214">
            <text:p>18885.8070234214</text:p>
          </table:table-cell>
          <table:table-cell table:formula="of:=ROUND([.D413])" office:value-type="float" office:value="18886">
            <text:p>18886</text:p>
          </table:table-cell>
          <table:table-cell table:formula="of:=([.$C$8]-([.E413]*[.$C$4]))" office:value-type="float" office:value="153.468644230769">
            <text:p>153.468644230769</text:p>
          </table:table-cell>
          <table:table-cell table:formula="of:=SQRT(ABS([.$D$2]^2-[.F413]^2))" office:value-type="float" office:value="60.6001257256912">
            <text:p>60.6001257256912</text:p>
          </table:table-cell>
          <table:table-cell table:formula="of:=ABS([.B413]-[.G413])" office:value-type="float" office:value="0.000125725691624723">
            <text:p>0.000125725691624723</text:p>
          </table:table-cell>
          <table:table-cell table:number-columns-repeated="3"/>
        </table:table-row>
        <table:table-row table:style-name="ro2">
          <table:table-cell table:formula="of:=[.A413]+[.A$4]" office:value-type="float" office:value="121.499999999999">
            <text:p>121.499999999999</text:p>
          </table:table-cell>
          <table:table-cell table:formula="of:=[.A414]/([.$D$4]*2)" office:value-type="float" office:value="60.7499999999996">
            <text:p>60.7499999999996</text:p>
          </table:table-cell>
          <table:table-cell table:formula="of:=SQRT(ABS([.$D$2]^2-[.B414]^2))" office:value-type="float" office:value="153.409378787609">
            <text:p>153.409378787609</text:p>
          </table:table-cell>
          <table:table-cell table:formula="of:=([.$C$10]-[.C414])*[.$B$4]" office:value-type="float" office:value="18982.9529949311">
            <text:p>18982.9529949311</text:p>
          </table:table-cell>
          <table:table-cell table:formula="of:=ROUND([.D414])" office:value-type="float" office:value="18983">
            <text:p>18983</text:p>
          </table:table-cell>
          <table:table-cell table:formula="of:=([.$C$8]-([.E414]*[.$C$4]))" office:value-type="float" office:value="153.409418269231">
            <text:p>153.409418269231</text:p>
          </table:table-cell>
          <table:table-cell table:formula="of:=SQRT(ABS([.$D$2]^2-[.F414]^2))" office:value-type="float" office:value="60.7499002986524">
            <text:p>60.7499002986524</text:p>
          </table:table-cell>
          <table:table-cell table:formula="of:=ABS([.B414]-[.G414])" office:value-type="float" office:value="0.0000997013472314734">
            <text:p>0.0000997013472314734</text:p>
          </table:table-cell>
          <table:table-cell table:number-columns-repeated="3"/>
        </table:table-row>
        <table:table-row table:style-name="ro2">
          <table:table-cell table:formula="of:=[.A414]+[.A$4]" office:value-type="float" office:value="121.799999999999">
            <text:p>121.799999999999</text:p>
          </table:table-cell>
          <table:table-cell table:formula="of:=[.A415]/([.$D$4]*2)" office:value-type="float" office:value="60.8999999999996">
            <text:p>60.8999999999996</text:p>
          </table:table-cell>
          <table:table-cell table:formula="of:=SQRT(ABS([.$D$2]^2-[.B415]^2))" office:value-type="float" office:value="153.349894033221">
            <text:p>153.349894033221</text:p>
          </table:table-cell>
          <table:table-cell table:formula="of:=([.$C$10]-[.C415])*[.$B$4]" office:value-type="float" office:value="19080.3768446375">
            <text:p>19080.3768446375</text:p>
          </table:table-cell>
          <table:table-cell table:formula="of:=ROUND([.D415])" office:value-type="float" office:value="19080">
            <text:p>19080</text:p>
          </table:table-cell>
          <table:table-cell table:formula="of:=([.$C$8]-([.E415]*[.$C$4]))" office:value-type="float" office:value="153.350192307692">
            <text:p>153.350192307692</text:p>
          </table:table-cell>
          <table:table-cell table:formula="of:=SQRT(ABS([.$D$2]^2-[.F415]^2))" office:value-type="float" office:value="60.8992489214258">
            <text:p>60.8992489214258</text:p>
          </table:table-cell>
          <table:table-cell table:formula="of:=ABS([.B415]-[.G415])" office:value-type="float" office:value="0.000751078573763664">
            <text:p>0.000751078573763664</text:p>
          </table:table-cell>
          <table:table-cell table:number-columns-repeated="3"/>
        </table:table-row>
        <table:table-row table:style-name="ro2">
          <table:table-cell table:formula="of:=[.A415]+[.A$4]" office:value-type="float" office:value="122.099999999999">
            <text:p>122.099999999999</text:p>
          </table:table-cell>
          <table:table-cell table:formula="of:=[.A416]/([.$D$4]*2)" office:value-type="float" office:value="61.0499999999996">
            <text:p>61.0499999999996</text:p>
          </table:table-cell>
          <table:table-cell table:formula="of:=SQRT(ABS([.$D$2]^2-[.B416]^2))" office:value-type="float" office:value="153.2902394153">
            <text:p>153.2902394153</text:p>
          </table:table-cell>
          <table:table-cell table:formula="of:=([.$C$10]-[.C416])*[.$B$4]" office:value-type="float" office:value="19178.078896035">
            <text:p>19178.078896035</text:p>
          </table:table-cell>
          <table:table-cell table:formula="of:=ROUND([.D416])" office:value-type="float" office:value="19178">
            <text:p>19178</text:p>
          </table:table-cell>
          <table:table-cell table:formula="of:=([.$C$8]-([.E416]*[.$C$4]))" office:value-type="float" office:value="153.290355769231">
            <text:p>153.290355769231</text:p>
          </table:table-cell>
          <table:table-cell table:formula="of:=SQRT(ABS([.$D$2]^2-[.F416]^2))" office:value-type="float" office:value="61.0497078464972">
            <text:p>61.0497078464972</text:p>
          </table:table-cell>
          <table:table-cell table:formula="of:=ABS([.B416]-[.G416])" office:value-type="float" office:value="0.000292153502392978">
            <text:p>0.000292153502392978</text:p>
          </table:table-cell>
          <table:table-cell table:number-columns-repeated="3"/>
        </table:table-row>
        <table:table-row table:style-name="ro2">
          <table:table-cell table:formula="of:=[.A416]+[.A$4]" office:value-type="float" office:value="122.399999999999">
            <text:p>122.399999999999</text:p>
          </table:table-cell>
          <table:table-cell table:formula="of:=[.A417]/([.$D$4]*2)" office:value-type="float" office:value="61.1999999999996">
            <text:p>61.1999999999996</text:p>
          </table:table-cell>
          <table:table-cell table:formula="of:=SQRT(ABS([.$D$2]^2-[.B417]^2))" office:value-type="float" office:value="153.230414735457">
            <text:p>153.230414735457</text:p>
          </table:table-cell>
          <table:table-cell table:formula="of:=([.$C$10]-[.C417])*[.$B$4]" office:value-type="float" office:value="19276.0594740465">
            <text:p>19276.0594740465</text:p>
          </table:table-cell>
          <table:table-cell table:formula="of:=ROUND([.D417])" office:value-type="float" office:value="19276">
            <text:p>19276</text:p>
          </table:table-cell>
          <table:table-cell table:formula="of:=([.$C$8]-([.E417]*[.$C$4]))" office:value-type="float" office:value="153.230519230769">
            <text:p>153.230519230769</text:p>
          </table:table-cell>
          <table:table-cell table:formula="of:=SQRT(ABS([.$D$2]^2-[.F417]^2))" office:value-type="float" office:value="61.1997383676504">
            <text:p>61.1997383676504</text:p>
          </table:table-cell>
          <table:table-cell table:formula="of:=ABS([.B417]-[.G417])" office:value-type="float" office:value="0.000261632349200624">
            <text:p>0.000261632349200624</text:p>
          </table:table-cell>
          <table:table-cell table:number-columns-repeated="3"/>
        </table:table-row>
        <table:table-row table:style-name="ro2">
          <table:table-cell table:formula="of:=[.A417]+[.A$4]" office:value-type="float" office:value="122.699999999999">
            <text:p>122.699999999999</text:p>
          </table:table-cell>
          <table:table-cell table:formula="of:=[.A418]/([.$D$4]*2)" office:value-type="float" office:value="61.3499999999996">
            <text:p>61.3499999999996</text:p>
          </table:table-cell>
          <table:table-cell table:formula="of:=SQRT(ABS([.$D$2]^2-[.B418]^2))" office:value-type="float" office:value="153.170419794424">
            <text:p>153.170419794424</text:p>
          </table:table-cell>
          <table:table-cell table:formula="of:=([.$C$10]-[.C418])*[.$B$4]" office:value-type="float" office:value="19374.3189050293">
            <text:p>19374.3189050293</text:p>
          </table:table-cell>
          <table:table-cell table:formula="of:=ROUND([.D418])" office:value-type="float" office:value="19374">
            <text:p>19374</text:p>
          </table:table-cell>
          <table:table-cell table:formula="of:=([.$C$8]-([.E418]*[.$C$4]))" office:value-type="float" office:value="153.170682692308">
            <text:p>153.170682692308</text:p>
          </table:table-cell>
          <table:table-cell table:formula="of:=SQRT(ABS([.$D$2]^2-[.F418]^2))" office:value-type="float" office:value="61.3493436278857">
            <text:p>61.3493436278857</text:p>
          </table:table-cell>
          <table:table-cell table:formula="of:=ABS([.B418]-[.G418])" office:value-type="float" office:value="0.000656372113922998">
            <text:p>0.000656372113922998</text:p>
          </table:table-cell>
          <table:table-cell table:number-columns-repeated="3"/>
        </table:table-row>
        <table:table-row table:style-name="ro2">
          <table:table-cell table:formula="of:=[.A418]+[.A$4]" office:value-type="float" office:value="122.999999999999">
            <text:p>122.999999999999</text:p>
          </table:table-cell>
          <table:table-cell table:formula="of:=[.A419]/([.$D$4]*2)" office:value-type="float" office:value="61.4999999999996">
            <text:p>61.4999999999996</text:p>
          </table:table-cell>
          <table:table-cell table:formula="of:=SQRT(ABS([.$D$2]^2-[.B419]^2))" office:value-type="float" office:value="153.110254392056">
            <text:p>153.110254392056</text:p>
          </table:table-cell>
          <table:table-cell table:formula="of:=([.$C$10]-[.C419])*[.$B$4]" office:value-type="float" office:value="19472.8575167817">
            <text:p>19472.8575167817</text:p>
          </table:table-cell>
          <table:table-cell table:formula="of:=ROUND([.D419])" office:value-type="float" office:value="19473">
            <text:p>19473</text:p>
          </table:table-cell>
          <table:table-cell table:formula="of:=([.$C$8]-([.E419]*[.$C$4]))" office:value-type="float" office:value="153.110235576923">
            <text:p>153.110235576923</text:p>
          </table:table-cell>
          <table:table-cell table:formula="of:=SQRT(ABS([.$D$2]^2-[.F419]^2))" office:value-type="float" office:value="61.5000468420888">
            <text:p>61.5000468420888</text:p>
          </table:table-cell>
          <table:table-cell table:formula="of:=ABS([.B419]-[.G419])" office:value-type="float" office:value="0.0000468420891976962">
            <text:p>0.0000468420891976962</text:p>
          </table:table-cell>
          <table:table-cell table:number-columns-repeated="3"/>
        </table:table-row>
        <table:table-row table:style-name="ro2">
          <table:table-cell table:formula="of:=[.A419]+[.A$4]" office:value-type="float" office:value="123.299999999999">
            <text:p>123.299999999999</text:p>
          </table:table-cell>
          <table:table-cell table:formula="of:=[.A420]/([.$D$4]*2)" office:value-type="float" office:value="61.6499999999996">
            <text:p>61.6499999999996</text:p>
          </table:table-cell>
          <table:table-cell table:formula="of:=SQRT(ABS([.$D$2]^2-[.B420]^2))" office:value-type="float" office:value="153.049918327322">
            <text:p>153.049918327322</text:p>
          </table:table-cell>
          <table:table-cell table:formula="of:=([.$C$10]-[.C420])*[.$B$4]" office:value-type="float" office:value="19571.6756385499">
            <text:p>19571.6756385499</text:p>
          </table:table-cell>
          <table:table-cell table:formula="of:=ROUND([.D420])" office:value-type="float" office:value="19572">
            <text:p>19572</text:p>
          </table:table-cell>
          <table:table-cell table:formula="of:=([.$C$8]-([.E420]*[.$C$4]))" office:value-type="float" office:value="153.049788461538">
            <text:p>153.049788461538</text:p>
          </table:table-cell>
          <table:table-cell table:formula="of:=SQRT(ABS([.$D$2]^2-[.F420]^2))" office:value-type="float" office:value="61.650322398819">
            <text:p>61.650322398819</text:p>
          </table:table-cell>
          <table:table-cell table:formula="of:=ABS([.B420]-[.G420])" office:value-type="float" office:value="0.00032239881941365">
            <text:p>0.00032239881941365</text:p>
          </table:table-cell>
          <table:table-cell table:number-columns-repeated="3"/>
        </table:table-row>
        <table:table-row table:style-name="ro2">
          <table:table-cell table:formula="of:=[.A420]+[.A$4]" office:value-type="float" office:value="123.599999999999">
            <text:p>123.599999999999</text:p>
          </table:table-cell>
          <table:table-cell table:formula="of:=[.A421]/([.$D$4]*2)" office:value-type="float" office:value="61.7999999999996">
            <text:p>61.7999999999996</text:p>
          </table:table-cell>
          <table:table-cell table:formula="of:=SQRT(ABS([.$D$2]^2-[.B421]^2))" office:value-type="float" office:value="152.989411398306">
            <text:p>152.989411398306</text:p>
          </table:table-cell>
          <table:table-cell table:formula="of:=([.$C$10]-[.C421])*[.$B$4]" office:value-type="float" office:value="19670.7736010338">
            <text:p>19670.7736010338</text:p>
          </table:table-cell>
          <table:table-cell table:formula="of:=ROUND([.D421])" office:value-type="float" office:value="19671">
            <text:p>19671</text:p>
          </table:table-cell>
          <table:table-cell table:formula="of:=([.$C$8]-([.E421]*[.$C$4]))" office:value-type="float" office:value="152.989341346154">
            <text:p>152.989341346154</text:p>
          </table:table-cell>
          <table:table-cell table:formula="of:=SQRT(ABS([.$D$2]^2-[.F421]^2))" office:value-type="float" office:value="61.8001734177989">
            <text:p>61.8001734177989</text:p>
          </table:table-cell>
          <table:table-cell table:formula="of:=ABS([.B421]-[.G421])" office:value-type="float" office:value="0.000173417799324227">
            <text:p>0.000173417799324227</text:p>
          </table:table-cell>
          <table:table-cell table:number-columns-repeated="3"/>
        </table:table-row>
        <table:table-row table:style-name="ro2">
          <table:table-cell table:formula="of:=[.A421]+[.A$4]" office:value-type="float" office:value="123.899999999999">
            <text:p>123.899999999999</text:p>
          </table:table-cell>
          <table:table-cell table:formula="of:=[.A422]/([.$D$4]*2)" office:value-type="float" office:value="61.9499999999996">
            <text:p>61.9499999999996</text:p>
          </table:table-cell>
          <table:table-cell table:formula="of:=SQRT(ABS([.$D$2]^2-[.B422]^2))" office:value-type="float" office:value="152.928733402196">
            <text:p>152.928733402196</text:p>
          </table:table-cell>
          <table:table-cell table:formula="of:=([.$C$10]-[.C422])*[.$B$4]" office:value-type="float" office:value="19770.1517363941">
            <text:p>19770.1517363941</text:p>
          </table:table-cell>
          <table:table-cell table:formula="of:=ROUND([.D422])" office:value-type="float" office:value="19770">
            <text:p>19770</text:p>
          </table:table-cell>
          <table:table-cell table:formula="of:=([.$C$8]-([.E422]*[.$C$4]))" office:value-type="float" office:value="152.928894230769">
            <text:p>152.928894230769</text:p>
          </table:table-cell>
          <table:table-cell table:formula="of:=SQRT(ABS([.$D$2]^2-[.F422]^2))" office:value-type="float" office:value="61.9496029797948">
            <text:p>61.9496029797948</text:p>
          </table:table-cell>
          <table:table-cell table:formula="of:=ABS([.B422]-[.G422])" office:value-type="float" office:value="0.00039702020482224">
            <text:p>0.00039702020482224</text:p>
          </table:table-cell>
          <table:table-cell table:number-columns-repeated="3"/>
        </table:table-row>
        <table:table-row table:style-name="ro2">
          <table:table-cell table:formula="of:=[.A422]+[.A$4]" office:value-type="float" office:value="124.199999999999">
            <text:p>124.199999999999</text:p>
          </table:table-cell>
          <table:table-cell table:formula="of:=[.A423]/([.$D$4]*2)" office:value-type="float" office:value="62.0999999999996">
            <text:p>62.0999999999996</text:p>
          </table:table-cell>
          <table:table-cell table:formula="of:=SQRT(ABS([.$D$2]^2-[.B423]^2))" office:value-type="float" office:value="152.867884135289">
            <text:p>152.867884135289</text:p>
          </table:table-cell>
          <table:table-cell table:formula="of:=([.$C$10]-[.C423])*[.$B$4]" office:value-type="float" office:value="19869.8103782586">
            <text:p>19869.8103782586</text:p>
          </table:table-cell>
          <table:table-cell table:formula="of:=ROUND([.D423])" office:value-type="float" office:value="19870">
            <text:p>19870</text:p>
          </table:table-cell>
          <table:table-cell table:formula="of:=([.$C$8]-([.E423]*[.$C$4]))" office:value-type="float" office:value="152.867836538462">
            <text:p>152.867836538462</text:p>
          </table:table-cell>
          <table:table-cell table:formula="of:=SQRT(ABS([.$D$2]^2-[.F423]^2))" office:value-type="float" office:value="62.1001171661552">
            <text:p>62.1001171661552</text:p>
          </table:table-cell>
          <table:table-cell table:formula="of:=ABS([.B423]-[.G423])" office:value-type="float" office:value="0.000117166155590098">
            <text:p>0.000117166155590098</text:p>
          </table:table-cell>
          <table:table-cell table:number-columns-repeated="3"/>
        </table:table-row>
        <table:table-row table:style-name="ro2">
          <table:table-cell table:formula="of:=[.A423]+[.A$4]" office:value-type="float" office:value="124.499999999999">
            <text:p>124.499999999999</text:p>
          </table:table-cell>
          <table:table-cell table:formula="of:=[.A424]/([.$D$4]*2)" office:value-type="float" office:value="62.2499999999996">
            <text:p>62.2499999999996</text:p>
          </table:table-cell>
          <table:table-cell table:formula="of:=SQRT(ABS([.$D$2]^2-[.B424]^2))" office:value-type="float" office:value="152.806863392977">
            <text:p>152.806863392977</text:p>
          </table:table-cell>
          <table:table-cell table:formula="of:=([.$C$10]-[.C424])*[.$B$4]" office:value-type="float" office:value="19969.7498617291">
            <text:p>19969.7498617291</text:p>
          </table:table-cell>
          <table:table-cell table:formula="of:=ROUND([.D424])" office:value-type="float" office:value="19970">
            <text:p>19970</text:p>
          </table:table-cell>
          <table:table-cell table:formula="of:=([.$C$8]-([.E424]*[.$C$4]))" office:value-type="float" office:value="152.806778846154">
            <text:p>152.806778846154</text:p>
          </table:table-cell>
          <table:table-cell table:formula="of:=SQRT(ABS([.$D$2]^2-[.F424]^2))" office:value-type="float" office:value="62.2502075391129">
            <text:p>62.2502075391129</text:p>
          </table:table-cell>
          <table:table-cell table:formula="of:=ABS([.B424]-[.G424])" office:value-type="float" office:value="0.000207539113354471">
            <text:p>0.000207539113354471</text:p>
          </table:table-cell>
          <table:table-cell table:number-columns-repeated="3"/>
        </table:table-row>
        <table:table-row table:style-name="ro2">
          <table:table-cell table:formula="of:=[.A424]+[.A$4]" office:value-type="float" office:value="124.799999999999">
            <text:p>124.799999999999</text:p>
          </table:table-cell>
          <table:table-cell table:formula="of:=[.A425]/([.$D$4]*2)" office:value-type="float" office:value="62.3999999999996">
            <text:p>62.3999999999996</text:p>
          </table:table-cell>
          <table:table-cell table:formula="of:=SQRT(ABS([.$D$2]^2-[.B425]^2))" office:value-type="float" office:value="152.745670969753">
            <text:p>152.745670969753</text:p>
          </table:table-cell>
          <table:table-cell table:formula="of:=([.$C$10]-[.C425])*[.$B$4]" office:value-type="float" office:value="20069.9705233879">
            <text:p>20069.9705233879</text:p>
          </table:table-cell>
          <table:table-cell table:formula="of:=ROUND([.D425])" office:value-type="float" office:value="20070">
            <text:p>20070</text:p>
          </table:table-cell>
          <table:table-cell table:formula="of:=([.$C$8]-([.E425]*[.$C$4]))" office:value-type="float" office:value="152.745721153846">
            <text:p>152.745721153846</text:p>
          </table:table-cell>
          <table:table-cell table:formula="of:=SQRT(ABS([.$D$2]^2-[.F425]^2))" office:value-type="float" office:value="62.3998771568621">
            <text:p>62.3998771568621</text:p>
          </table:table-cell>
          <table:table-cell table:formula="of:=ABS([.B425]-[.G425])" office:value-type="float" office:value="0.000122843137511097">
            <text:p>0.000122843137511097</text:p>
          </table:table-cell>
          <table:table-cell table:number-columns-repeated="3"/>
        </table:table-row>
        <table:table-row table:style-name="ro2">
          <table:table-cell table:formula="of:=[.A425]+[.A$4]" office:value-type="float" office:value="125.099999999999">
            <text:p>125.099999999999</text:p>
          </table:table-cell>
          <table:table-cell table:formula="of:=[.A426]/([.$D$4]*2)" office:value-type="float" office:value="62.5499999999996">
            <text:p>62.5499999999996</text:p>
          </table:table-cell>
          <table:table-cell table:formula="of:=SQRT(ABS([.$D$2]^2-[.B426]^2))" office:value-type="float" office:value="152.684306659198">
            <text:p>152.684306659198</text:p>
          </table:table-cell>
          <table:table-cell table:formula="of:=([.$C$10]-[.C426])*[.$B$4]" office:value-type="float" office:value="20170.4727013046">
            <text:p>20170.4727013046</text:p>
          </table:table-cell>
          <table:table-cell table:formula="of:=ROUND([.D426])" office:value-type="float" office:value="20170">
            <text:p>20170</text:p>
          </table:table-cell>
          <table:table-cell table:formula="of:=([.$C$8]-([.E426]*[.$C$4]))" office:value-type="float" office:value="152.684663461538">
            <text:p>152.684663461538</text:p>
          </table:table-cell>
          <table:table-cell table:formula="of:=SQRT(ABS([.$D$2]^2-[.F426]^2))" office:value-type="float" office:value="62.5491290397935">
            <text:p>62.5491290397935</text:p>
          </table:table-cell>
          <table:table-cell table:formula="of:=ABS([.B426]-[.G426])" office:value-type="float" office:value="0.000870960206050597">
            <text:p>0.000870960206050597</text:p>
          </table:table-cell>
          <table:table-cell table:number-columns-repeated="3"/>
        </table:table-row>
        <table:table-row table:style-name="ro2">
          <table:table-cell table:formula="of:=[.A426]+[.A$4]" office:value-type="float" office:value="125.399999999999">
            <text:p>125.399999999999</text:p>
          </table:table-cell>
          <table:table-cell table:formula="of:=[.A427]/([.$D$4]*2)" office:value-type="float" office:value="62.6999999999996">
            <text:p>62.6999999999996</text:p>
          </table:table-cell>
          <table:table-cell table:formula="of:=SQRT(ABS([.$D$2]^2-[.B427]^2))" office:value-type="float" office:value="152.622770253983">
            <text:p>152.622770253983</text:p>
          </table:table-cell>
          <table:table-cell table:formula="of:=([.$C$10]-[.C427])*[.$B$4]" office:value-type="float" office:value="20271.2567350429">
            <text:p>20271.2567350429</text:p>
          </table:table-cell>
          <table:table-cell table:formula="of:=ROUND([.D427])" office:value-type="float" office:value="20271">
            <text:p>20271</text:p>
          </table:table-cell>
          <table:table-cell table:formula="of:=([.$C$8]-([.E427]*[.$C$4]))" office:value-type="float" office:value="152.622995192308">
            <text:p>152.622995192308</text:p>
          </table:table-cell>
          <table:table-cell table:formula="of:=SQRT(ABS([.$D$2]^2-[.F427]^2))" office:value-type="float" office:value="62.6994524579667">
            <text:p>62.6994524579667</text:p>
          </table:table-cell>
          <table:table-cell table:formula="of:=ABS([.B427]-[.G427])" office:value-type="float" office:value="0.000547542032883541">
            <text:p>0.000547542032883541</text:p>
          </table:table-cell>
          <table:table-cell table:number-columns-repeated="3"/>
        </table:table-row>
        <table:table-row table:style-name="ro2">
          <table:table-cell table:formula="of:=[.A427]+[.A$4]" office:value-type="float" office:value="125.699999999999">
            <text:p>125.699999999999</text:p>
          </table:table-cell>
          <table:table-cell table:formula="of:=[.A428]/([.$D$4]*2)" office:value-type="float" office:value="62.8499999999996">
            <text:p>62.8499999999996</text:p>
          </table:table-cell>
          <table:table-cell table:formula="of:=SQRT(ABS([.$D$2]^2-[.B428]^2))" office:value-type="float" office:value="152.561061545861">
            <text:p>152.561061545861</text:p>
          </table:table-cell>
          <table:table-cell table:formula="of:=([.$C$10]-[.C428])*[.$B$4]" office:value-type="float" office:value="20372.3229656674">
            <text:p>20372.3229656674</text:p>
          </table:table-cell>
          <table:table-cell table:formula="of:=ROUND([.D428])" office:value-type="float" office:value="20372">
            <text:p>20372</text:p>
          </table:table-cell>
          <table:table-cell table:formula="of:=([.$C$8]-([.E428]*[.$C$4]))" office:value-type="float" office:value="152.561326923077">
            <text:p>152.561326923077</text:p>
          </table:table-cell>
          <table:table-cell table:formula="of:=SQRT(ABS([.$D$2]^2-[.F428]^2))" office:value-type="float" office:value="62.8493558238272">
            <text:p>62.8493558238272</text:p>
          </table:table-cell>
          <table:table-cell table:formula="of:=ABS([.B428]-[.G428])" office:value-type="float" office:value="0.000644176172379218">
            <text:p>0.000644176172379218</text:p>
          </table:table-cell>
          <table:table-cell table:number-columns-repeated="3"/>
        </table:table-row>
        <table:table-row table:style-name="ro2">
          <table:table-cell table:formula="of:=[.A428]+[.A$4]" office:value-type="float" office:value="125.999999999999">
            <text:p>125.999999999999</text:p>
          </table:table-cell>
          <table:table-cell table:formula="of:=[.A429]/([.$D$4]*2)" office:value-type="float" office:value="62.9999999999996">
            <text:p>62.9999999999996</text:p>
          </table:table-cell>
          <table:table-cell table:formula="of:=SQRT(ABS([.$D$2]^2-[.B429]^2))" office:value-type="float" office:value="152.499180325666">
            <text:p>152.499180325666</text:p>
          </table:table-cell>
          <table:table-cell table:formula="of:=([.$C$10]-[.C429])*[.$B$4]" office:value-type="float" office:value="20473.6717357506">
            <text:p>20473.6717357506</text:p>
          </table:table-cell>
          <table:table-cell table:formula="of:=ROUND([.D429])" office:value-type="float" office:value="20474">
            <text:p>20474</text:p>
          </table:table-cell>
          <table:table-cell table:formula="of:=([.$C$8]-([.E429]*[.$C$4]))" office:value-type="float" office:value="152.499048076923">
            <text:p>152.499048076923</text:p>
          </table:table-cell>
          <table:table-cell table:formula="of:=SQRT(ABS([.$D$2]^2-[.F429]^2))" office:value-type="float" office:value="63.0003201232526">
            <text:p>63.0003201232526</text:p>
          </table:table-cell>
          <table:table-cell table:formula="of:=ABS([.B429]-[.G429])" office:value-type="float" office:value="0.00032012325296904">
            <text:p>0.00032012325296904</text:p>
          </table:table-cell>
          <table:table-cell table:number-columns-repeated="3"/>
        </table:table-row>
        <table:table-row table:style-name="ro2">
          <table:table-cell table:formula="of:=[.A429]+[.A$4]" office:value-type="float" office:value="126.299999999999">
            <text:p>126.299999999999</text:p>
          </table:table-cell>
          <table:table-cell table:formula="of:=[.A430]/([.$D$4]*2)" office:value-type="float" office:value="63.1499999999996">
            <text:p>63.1499999999996</text:p>
          </table:table-cell>
          <table:table-cell table:formula="of:=SQRT(ABS([.$D$2]^2-[.B430]^2))" office:value-type="float" office:value="152.437126383306">
            <text:p>152.437126383306</text:p>
          </table:table-cell>
          <table:table-cell table:formula="of:=([.$C$10]-[.C430])*[.$B$4]" office:value-type="float" office:value="20575.3033893796">
            <text:p>20575.3033893796</text:p>
          </table:table-cell>
          <table:table-cell table:formula="of:=ROUND([.D430])" office:value-type="float" office:value="20575">
            <text:p>20575</text:p>
          </table:table-cell>
          <table:table-cell table:formula="of:=([.$C$8]-([.E430]*[.$C$4]))" office:value-type="float" office:value="152.437379807692">
            <text:p>152.437379807692</text:p>
          </table:table-cell>
          <table:table-cell table:formula="of:=SQRT(ABS([.$D$2]^2-[.F430]^2))" office:value-type="float" office:value="63.1493882580454">
            <text:p>63.1493882580454</text:p>
          </table:table-cell>
          <table:table-cell table:formula="of:=ABS([.B430]-[.G430])" office:value-type="float" office:value="0.000611741954195111">
            <text:p>0.000611741954195111</text:p>
          </table:table-cell>
          <table:table-cell table:number-columns-repeated="3"/>
        </table:table-row>
        <table:table-row table:style-name="ro2">
          <table:table-cell table:formula="of:=[.A430]+[.A$4]" office:value-type="float" office:value="126.599999999999">
            <text:p>126.599999999999</text:p>
          </table:table-cell>
          <table:table-cell table:formula="of:=[.A431]/([.$D$4]*2)" office:value-type="float" office:value="63.2999999999996">
            <text:p>63.2999999999996</text:p>
          </table:table-cell>
          <table:table-cell table:formula="of:=SQRT(ABS([.$D$2]^2-[.B431]^2))" office:value-type="float" office:value="152.37489950776">
            <text:p>152.37489950776</text:p>
          </table:table-cell>
          <table:table-cell table:formula="of:=([.$C$10]-[.C431])*[.$B$4]" office:value-type="float" office:value="20677.2182721633">
            <text:p>20677.2182721633</text:p>
          </table:table-cell>
          <table:table-cell table:formula="of:=ROUND([.D431])" office:value-type="float" office:value="20677">
            <text:p>20677</text:p>
          </table:table-cell>
          <table:table-cell table:formula="of:=([.$C$8]-([.E431]*[.$C$4]))" office:value-type="float" office:value="152.375100961538">
            <text:p>152.375100961538</text:p>
          </table:table-cell>
          <table:table-cell table:formula="of:=SQRT(ABS([.$D$2]^2-[.F431]^2))" office:value-type="float" office:value="63.2995150610252">
            <text:p>63.2995150610252</text:p>
          </table:table-cell>
          <table:table-cell table:formula="of:=ABS([.B431]-[.G431])" office:value-type="float" office:value="0.000484938974345539">
            <text:p>0.000484938974345539</text:p>
          </table:table-cell>
          <table:table-cell table:number-columns-repeated="3"/>
        </table:table-row>
        <table:table-row table:style-name="ro2">
          <table:table-cell table:formula="of:=[.A431]+[.A$4]" office:value-type="float" office:value="126.899999999999">
            <text:p>126.899999999999</text:p>
          </table:table-cell>
          <table:table-cell table:formula="of:=[.A432]/([.$D$4]*2)" office:value-type="float" office:value="63.4499999999996">
            <text:p>63.4499999999996</text:p>
          </table:table-cell>
          <table:table-cell table:formula="of:=SQRT(ABS([.$D$2]^2-[.B432]^2))" office:value-type="float" office:value="152.312499487074">
            <text:p>152.312499487074</text:p>
          </table:table-cell>
          <table:table-cell table:formula="of:=([.$C$10]-[.C432])*[.$B$4]" office:value-type="float" office:value="20779.4167312394">
            <text:p>20779.4167312394</text:p>
          </table:table-cell>
          <table:table-cell table:formula="of:=ROUND([.D432])" office:value-type="float" office:value="20779">
            <text:p>20779</text:p>
          </table:table-cell>
          <table:table-cell table:formula="of:=([.$C$8]-([.E432]*[.$C$4]))" office:value-type="float" office:value="152.312822115385">
            <text:p>152.312822115385</text:p>
          </table:table-cell>
          <table:table-cell table:formula="of:=SQRT(ABS([.$D$2]^2-[.F432]^2))" office:value-type="float" office:value="63.449225521256">
            <text:p>63.449225521256</text:p>
          </table:table-cell>
          <table:table-cell table:formula="of:=ABS([.B432]-[.G432])" office:value-type="float" office:value="0.000774478743586826">
            <text:p>0.000774478743586826</text:p>
          </table:table-cell>
          <table:table-cell table:number-columns-repeated="3"/>
        </table:table-row>
        <table:table-row table:style-name="ro2">
          <table:table-cell table:formula="of:=[.A432]+[.A$4]" office:value-type="float" office:value="127.199999999999">
            <text:p>127.199999999999</text:p>
          </table:table-cell>
          <table:table-cell table:formula="of:=[.A433]/([.$D$4]*2)" office:value-type="float" office:value="63.5999999999996">
            <text:p>63.5999999999996</text:p>
          </table:table-cell>
          <table:table-cell table:formula="of:=SQRT(ABS([.$D$2]^2-[.B433]^2))" office:value-type="float" office:value="152.249926108357">
            <text:p>152.249926108357</text:p>
          </table:table-cell>
          <table:table-cell table:formula="of:=([.$C$10]-[.C433])*[.$B$4]" office:value-type="float" office:value="20881.8991152812">
            <text:p>20881.8991152812</text:p>
          </table:table-cell>
          <table:table-cell table:formula="of:=ROUND([.D433])" office:value-type="float" office:value="20882">
            <text:p>20882</text:p>
          </table:table-cell>
          <table:table-cell table:formula="of:=([.$C$8]-([.E433]*[.$C$4]))" office:value-type="float" office:value="152.249932692308">
            <text:p>152.249932692308</text:p>
          </table:table-cell>
          <table:table-cell table:formula="of:=SQRT(ABS([.$D$2]^2-[.F433]^2))" office:value-type="float" office:value="63.5999842388957">
            <text:p>63.5999842388957</text:p>
          </table:table-cell>
          <table:table-cell table:formula="of:=ABS([.B433]-[.G433])" office:value-type="float" office:value="0.0000157611038673622">
            <text:p>0.0000157611038673622</text:p>
          </table:table-cell>
          <table:table-cell table:number-columns-repeated="3"/>
        </table:table-row>
        <table:table-row table:style-name="ro2">
          <table:table-cell table:formula="of:=[.A433]+[.A$4]" office:value-type="float" office:value="127.499999999999">
            <text:p>127.499999999999</text:p>
          </table:table-cell>
          <table:table-cell table:formula="of:=[.A434]/([.$D$4]*2)" office:value-type="float" office:value="63.7499999999996">
            <text:p>63.7499999999996</text:p>
          </table:table-cell>
          <table:table-cell table:formula="of:=SQRT(ABS([.$D$2]^2-[.B434]^2))" office:value-type="float" office:value="152.187179157773">
            <text:p>152.187179157773</text:p>
          </table:table-cell>
          <table:table-cell table:formula="of:=([.$C$10]-[.C434])*[.$B$4]" office:value-type="float" office:value="20984.665774505">
            <text:p>20984.665774505</text:p>
          </table:table-cell>
          <table:table-cell table:formula="of:=ROUND([.D434])" office:value-type="float" office:value="20985">
            <text:p>20985</text:p>
          </table:table-cell>
          <table:table-cell table:formula="of:=([.$C$8]-([.E434]*[.$C$4]))" office:value-type="float" office:value="152.187043269231">
            <text:p>152.187043269231</text:p>
          </table:table-cell>
          <table:table-cell table:formula="of:=SQRT(ABS([.$D$2]^2-[.F434]^2))" office:value-type="float" office:value="63.7503243989337">
            <text:p>63.7503243989337</text:p>
          </table:table-cell>
          <table:table-cell table:formula="of:=ABS([.B434]-[.G434])" office:value-type="float" office:value="0.000324398934118619">
            <text:p>0.000324398934118619</text:p>
          </table:table-cell>
          <table:table-cell table:number-columns-repeated="3"/>
        </table:table-row>
        <table:table-row table:style-name="ro2">
          <table:table-cell table:formula="of:=[.A434]+[.A$4]" office:value-type="float" office:value="127.799999999999">
            <text:p>127.799999999999</text:p>
          </table:table-cell>
          <table:table-cell table:formula="of:=[.A435]/([.$D$4]*2)" office:value-type="float" office:value="63.8999999999996">
            <text:p>63.8999999999996</text:p>
          </table:table-cell>
          <table:table-cell table:formula="of:=SQRT(ABS([.$D$2]^2-[.B435]^2))" office:value-type="float" office:value="152.124258420543">
            <text:p>152.124258420543</text:p>
          </table:table-cell>
          <table:table-cell table:formula="of:=([.$C$10]-[.C435])*[.$B$4]" office:value-type="float" office:value="21087.7170606772">
            <text:p>21087.7170606772</text:p>
          </table:table-cell>
          <table:table-cell table:formula="of:=ROUND([.D435])" office:value-type="float" office:value="21088">
            <text:p>21088</text:p>
          </table:table-cell>
          <table:table-cell table:formula="of:=([.$C$8]-([.E435]*[.$C$4]))" office:value-type="float" office:value="152.124153846154">
            <text:p>152.124153846154</text:p>
          </table:table-cell>
          <table:table-cell table:formula="of:=SQRT(ABS([.$D$2]^2-[.F435]^2))" office:value-type="float" office:value="63.9002489556318">
            <text:p>63.9002489556318</text:p>
          </table:table-cell>
          <table:table-cell table:formula="of:=ABS([.B435]-[.G435])" office:value-type="float" office:value="0.000248955632194736">
            <text:p>0.000248955632194736</text:p>
          </table:table-cell>
          <table:table-cell table:number-columns-repeated="3"/>
        </table:table-row>
        <table:table-row table:style-name="ro2">
          <table:table-cell table:formula="of:=[.A435]+[.A$4]" office:value-type="float" office:value="128.099999999999">
            <text:p>128.099999999999</text:p>
          </table:table-cell>
          <table:table-cell table:formula="of:=[.A436]/([.$D$4]*2)" office:value-type="float" office:value="64.0499999999996">
            <text:p>64.0499999999996</text:p>
          </table:table-cell>
          <table:table-cell table:formula="of:=SQRT(ABS([.$D$2]^2-[.B436]^2))" office:value-type="float" office:value="152.061163680935">
            <text:p>152.061163680935</text:p>
          </table:table-cell>
          <table:table-cell table:formula="of:=([.$C$10]-[.C436])*[.$B$4]" office:value-type="float" office:value="21191.0533271216">
            <text:p>21191.0533271216</text:p>
          </table:table-cell>
          <table:table-cell table:formula="of:=ROUND([.D436])" office:value-type="float" office:value="21191">
            <text:p>21191</text:p>
          </table:table-cell>
          <table:table-cell table:formula="of:=([.$C$8]-([.E436]*[.$C$4]))" office:value-type="float" office:value="152.061264423077">
            <text:p>152.061264423077</text:p>
          </table:table-cell>
          <table:table-cell table:formula="of:=SQRT(ABS([.$D$2]^2-[.F436]^2))" office:value-type="float" office:value="64.049760827462">
            <text:p>64.049760827462</text:p>
          </table:table-cell>
          <table:table-cell table:formula="of:=ABS([.B436]-[.G436])" office:value-type="float" office:value="0.000239172537590093">
            <text:p>0.000239172537590093</text:p>
          </table:table-cell>
          <table:table-cell table:number-columns-repeated="3"/>
        </table:table-row>
        <table:table-row table:style-name="ro2">
          <table:table-cell table:formula="of:=[.A436]+[.A$4]" office:value-type="float" office:value="128.399999999999">
            <text:p>128.399999999999</text:p>
          </table:table-cell>
          <table:table-cell table:formula="of:=[.A437]/([.$D$4]*2)" office:value-type="float" office:value="64.1999999999996">
            <text:p>64.1999999999996</text:p>
          </table:table-cell>
          <table:table-cell table:formula="of:=SQRT(ABS([.$D$2]^2-[.B437]^2))" office:value-type="float" office:value="151.997894722263">
            <text:p>151.997894722263</text:p>
          </table:table-cell>
          <table:table-cell table:formula="of:=([.$C$10]-[.C437])*[.$B$4]" office:value-type="float" office:value="21294.6749287263">
            <text:p>21294.6749287263</text:p>
          </table:table-cell>
          <table:table-cell table:formula="of:=ROUND([.D437])" office:value-type="float" office:value="21295">
            <text:p>21295</text:p>
          </table:table-cell>
          <table:table-cell table:formula="of:=([.$C$8]-([.E437]*[.$C$4]))" office:value-type="float" office:value="151.997764423077">
            <text:p>151.997764423077</text:p>
          </table:table-cell>
          <table:table-cell table:formula="of:=SQRT(ABS([.$D$2]^2-[.F437]^2))" office:value-type="float" office:value="64.200308491368">
            <text:p>64.200308491368</text:p>
          </table:table-cell>
          <table:table-cell table:formula="of:=ABS([.B437]-[.G437])" office:value-type="float" office:value="0.00030849136840061">
            <text:p>0.00030849136840061</text:p>
          </table:table-cell>
          <table:table-cell table:number-columns-repeated="3"/>
        </table:table-row>
        <table:table-row table:style-name="ro2">
          <table:table-cell table:formula="of:=[.A437]+[.A$4]" office:value-type="float" office:value="128.699999999999">
            <text:p>128.699999999999</text:p>
          </table:table-cell>
          <table:table-cell table:formula="of:=[.A438]/([.$D$4]*2)" office:value-type="float" office:value="64.3499999999996">
            <text:p>64.3499999999996</text:p>
          </table:table-cell>
          <table:table-cell table:formula="of:=SQRT(ABS([.$D$2]^2-[.B438]^2))" office:value-type="float" office:value="151.93445132688">
            <text:p>151.93445132688</text:p>
          </table:table-cell>
          <table:table-cell table:formula="of:=([.$C$10]-[.C438])*[.$B$4]" office:value-type="float" office:value="21398.5822219517">
            <text:p>21398.5822219517</text:p>
          </table:table-cell>
          <table:table-cell table:formula="of:=ROUND([.D438])" office:value-type="float" office:value="21399">
            <text:p>21399</text:p>
          </table:table-cell>
          <table:table-cell table:formula="of:=([.$C$8]-([.E438]*[.$C$4]))" office:value-type="float" office:value="151.934264423077">
            <text:p>151.934264423077</text:p>
          </table:table-cell>
          <table:table-cell table:formula="of:=SQRT(ABS([.$D$2]^2-[.F438]^2))" office:value-type="float" office:value="64.3504412900063">
            <text:p>64.3504412900063</text:p>
          </table:table-cell>
          <table:table-cell table:formula="of:=ABS([.B438]-[.G438])" office:value-type="float" office:value="0.00044129000669102">
            <text:p>0.00044129000669102</text:p>
          </table:table-cell>
          <table:table-cell table:number-columns-repeated="3"/>
        </table:table-row>
        <table:table-row table:style-name="ro2">
          <table:table-cell table:formula="of:=[.A438]+[.A$4]" office:value-type="float" office:value="128.999999999999">
            <text:p>128.999999999999</text:p>
          </table:table-cell>
          <table:table-cell table:formula="of:=[.A439]/([.$D$4]*2)" office:value-type="float" office:value="64.4999999999996">
            <text:p>64.4999999999996</text:p>
          </table:table-cell>
          <table:table-cell table:formula="of:=SQRT(ABS([.$D$2]^2-[.B439]^2))" office:value-type="float" office:value="151.870833276176">
            <text:p>151.870833276176</text:p>
          </table:table-cell>
          <table:table-cell table:formula="of:=([.$C$10]-[.C439])*[.$B$4]" office:value-type="float" office:value="21502.7755648369">
            <text:p>21502.7755648369</text:p>
          </table:table-cell>
          <table:table-cell table:formula="of:=ROUND([.D439])" office:value-type="float" office:value="21503">
            <text:p>21503</text:p>
          </table:table-cell>
          <table:table-cell table:formula="of:=([.$C$8]-([.E439]*[.$C$4]))" office:value-type="float" office:value="151.870764423077">
            <text:p>151.870764423077</text:p>
          </table:table-cell>
          <table:table-cell table:formula="of:=SQRT(ABS([.$D$2]^2-[.F439]^2))" office:value-type="float" office:value="64.500162120341">
            <text:p>64.500162120341</text:p>
          </table:table-cell>
          <table:table-cell table:formula="of:=ABS([.B439]-[.G439])" office:value-type="float" office:value="0.000162120341400396">
            <text:p>0.000162120341400396</text:p>
          </table:table-cell>
          <table:table-cell table:number-columns-repeated="3"/>
        </table:table-row>
        <table:table-row table:style-name="ro2">
          <table:table-cell table:formula="of:=[.A439]+[.A$4]" office:value-type="float" office:value="129.299999999999">
            <text:p>129.299999999999</text:p>
          </table:table-cell>
          <table:table-cell table:formula="of:=[.A440]/([.$D$4]*2)" office:value-type="float" office:value="64.6499999999996">
            <text:p>64.6499999999996</text:p>
          </table:table-cell>
          <table:table-cell table:formula="of:=SQRT(ABS([.$D$2]^2-[.B440]^2))" office:value-type="float" office:value="151.807040350572">
            <text:p>151.807040350572</text:p>
          </table:table-cell>
          <table:table-cell table:formula="of:=([.$C$10]-[.C440])*[.$B$4]" office:value-type="float" office:value="21607.255317008">
            <text:p>21607.255317008</text:p>
          </table:table-cell>
          <table:table-cell table:formula="of:=ROUND([.D440])" office:value-type="float" office:value="21607">
            <text:p>21607</text:p>
          </table:table-cell>
          <table:table-cell table:formula="of:=([.$C$8]-([.E440]*[.$C$4]))" office:value-type="float" office:value="151.807264423077">
            <text:p>151.807264423077</text:p>
          </table:table-cell>
          <table:table-cell table:formula="of:=SQRT(ABS([.$D$2]^2-[.F440]^2))" office:value-type="float" office:value="64.6494738445875">
            <text:p>64.6494738445875</text:p>
          </table:table-cell>
          <table:table-cell table:formula="of:=ABS([.B440]-[.G440])" office:value-type="float" office:value="0.000526155412117646">
            <text:p>0.000526155412117646</text:p>
          </table:table-cell>
          <table:table-cell table:number-columns-repeated="3"/>
        </table:table-row>
        <table:table-row table:style-name="ro2">
          <table:table-cell table:formula="of:=[.A440]+[.A$4]" office:value-type="float" office:value="129.599999999999">
            <text:p>129.599999999999</text:p>
          </table:table-cell>
          <table:table-cell table:formula="of:=[.A441]/([.$D$4]*2)" office:value-type="float" office:value="64.7999999999996">
            <text:p>64.7999999999996</text:p>
          </table:table-cell>
          <table:table-cell table:formula="of:=SQRT(ABS([.$D$2]^2-[.B441]^2))" office:value-type="float" office:value="151.743072329514">
            <text:p>151.743072329514</text:p>
          </table:table-cell>
          <table:table-cell table:formula="of:=([.$C$10]-[.C441])*[.$B$4]" office:value-type="float" office:value="21712.0218396852">
            <text:p>21712.0218396852</text:p>
          </table:table-cell>
          <table:table-cell table:formula="of:=ROUND([.D441])" office:value-type="float" office:value="21712">
            <text:p>21712</text:p>
          </table:table-cell>
          <table:table-cell table:formula="of:=([.$C$8]-([.E441]*[.$C$4]))" office:value-type="float" office:value="151.743153846154">
            <text:p>151.743153846154</text:p>
          </table:table-cell>
          <table:table-cell table:formula="of:=SQRT(ABS([.$D$2]^2-[.F441]^2))" office:value-type="float" office:value="64.7998091110034">
            <text:p>64.7998091110034</text:p>
          </table:table-cell>
          <table:table-cell table:formula="of:=ABS([.B441]-[.G441])" office:value-type="float" office:value="0.0001908889961868">
            <text:p>0.0001908889961868</text:p>
          </table:table-cell>
          <table:table-cell table:number-columns-repeated="3"/>
        </table:table-row>
        <table:table-row table:style-name="ro2">
          <table:table-cell table:formula="of:=[.A441]+[.A$4]" office:value-type="float" office:value="129.899999999999">
            <text:p>129.899999999999</text:p>
          </table:table-cell>
          <table:table-cell table:formula="of:=[.A442]/([.$D$4]*2)" office:value-type="float" office:value="64.9499999999996">
            <text:p>64.9499999999996</text:p>
          </table:table-cell>
          <table:table-cell table:formula="of:=SQRT(ABS([.$D$2]^2-[.B442]^2))" office:value-type="float" office:value="151.678928991472">
            <text:p>151.678928991472</text:p>
          </table:table-cell>
          <table:table-cell table:formula="of:=([.$C$10]-[.C442])*[.$B$4]" office:value-type="float" office:value="21817.0754956904">
            <text:p>21817.0754956904</text:p>
          </table:table-cell>
          <table:table-cell table:formula="of:=ROUND([.D442])" office:value-type="float" office:value="21817">
            <text:p>21817</text:p>
          </table:table-cell>
          <table:table-cell table:formula="of:=([.$C$8]-([.E442]*[.$C$4]))" office:value-type="float" office:value="151.679043269231">
            <text:p>151.679043269231</text:p>
          </table:table-cell>
          <table:table-cell table:formula="of:=SQRT(ABS([.$D$2]^2-[.F442]^2))" office:value-type="float" office:value="64.9497331244003">
            <text:p>64.9497331244003</text:p>
          </table:table-cell>
          <table:table-cell table:formula="of:=ABS([.B442]-[.G442])" office:value-type="float" office:value="0.000266875599294281">
            <text:p>0.000266875599294281</text:p>
          </table:table-cell>
          <table:table-cell table:number-columns-repeated="3"/>
        </table:table-row>
        <table:table-row table:style-name="ro2">
          <table:table-cell table:formula="of:=[.A442]+[.A$4]" office:value-type="float" office:value="130.199999999999">
            <text:p>130.199999999999</text:p>
          </table:table-cell>
          <table:table-cell table:formula="of:=[.A443]/([.$D$4]*2)" office:value-type="float" office:value="65.0999999999996">
            <text:p>65.0999999999996</text:p>
          </table:table-cell>
          <table:table-cell table:formula="of:=SQRT(ABS([.$D$2]^2-[.B443]^2))" office:value-type="float" office:value="151.614610113933">
            <text:p>151.614610113933</text:p>
          </table:table-cell>
          <table:table-cell table:formula="of:=([.$C$10]-[.C443])*[.$B$4]" office:value-type="float" office:value="21922.4166494546">
            <text:p>21922.4166494546</text:p>
          </table:table-cell>
          <table:table-cell table:formula="of:=ROUND([.D443])" office:value-type="float" office:value="21922">
            <text:p>21922</text:p>
          </table:table-cell>
          <table:table-cell table:formula="of:=([.$C$8]-([.E443]*[.$C$4]))" office:value-type="float" office:value="151.614932692308">
            <text:p>151.614932692308</text:p>
          </table:table-cell>
          <table:table-cell table:formula="of:=SQRT(ABS([.$D$2]^2-[.F443]^2))" office:value-type="float" office:value="65.0992487261336">
            <text:p>65.0992487261336</text:p>
          </table:table-cell>
          <table:table-cell table:formula="of:=ABS([.B443]-[.G443])" office:value-type="float" office:value="0.000751273866001156">
            <text:p>0.000751273866001156</text:p>
          </table:table-cell>
          <table:table-cell table:number-columns-repeated="3"/>
        </table:table-row>
        <table:table-row table:style-name="ro2">
          <table:table-cell table:formula="of:=[.A443]+[.A$4]" office:value-type="float" office:value="130.499999999999">
            <text:p>130.499999999999</text:p>
          </table:table-cell>
          <table:table-cell table:formula="of:=[.A444]/([.$D$4]*2)" office:value-type="float" office:value="65.2499999999996">
            <text:p>65.2499999999996</text:p>
          </table:table-cell>
          <table:table-cell table:formula="of:=SQRT(ABS([.$D$2]^2-[.B444]^2))" office:value-type="float" office:value="151.550115473397">
            <text:p>151.550115473397</text:p>
          </table:table-cell>
          <table:table-cell table:formula="of:=([.$C$10]-[.C444])*[.$B$4]" office:value-type="float" office:value="22028.0456670256">
            <text:p>22028.0456670256</text:p>
          </table:table-cell>
          <table:table-cell table:formula="of:=ROUND([.D444])" office:value-type="float" office:value="22028">
            <text:p>22028</text:p>
          </table:table-cell>
          <table:table-cell table:formula="of:=([.$C$8]-([.E444]*[.$C$4]))" office:value-type="float" office:value="151.550211538462">
            <text:p>151.550211538462</text:p>
          </table:table-cell>
          <table:table-cell table:formula="of:=SQRT(ABS([.$D$2]^2-[.F444]^2))" office:value-type="float" office:value="65.2497768781439">
            <text:p>65.2497768781439</text:p>
          </table:table-cell>
          <table:table-cell table:formula="of:=ABS([.B444]-[.G444])" office:value-type="float" office:value="0.000223121855725594">
            <text:p>0.000223121855725594</text:p>
          </table:table-cell>
          <table:table-cell table:number-columns-repeated="3"/>
        </table:table-row>
        <table:table-row table:style-name="ro2">
          <table:table-cell table:formula="of:=[.A444]+[.A$4]" office:value-type="float" office:value="130.799999999999">
            <text:p>130.799999999999</text:p>
          </table:table-cell>
          <table:table-cell table:formula="of:=[.A445]/([.$D$4]*2)" office:value-type="float" office:value="65.3999999999996">
            <text:p>65.3999999999996</text:p>
          </table:table-cell>
          <table:table-cell table:formula="of:=SQRT(ABS([.$D$2]^2-[.B445]^2))" office:value-type="float" office:value="151.485444845371">
            <text:p>151.485444845371</text:p>
          </table:table-cell>
          <table:table-cell table:formula="of:=([.$C$10]-[.C445])*[.$B$4]" office:value-type="float" office:value="22133.962916076">
            <text:p>22133.962916076</text:p>
          </table:table-cell>
          <table:table-cell table:formula="of:=ROUND([.D445])" office:value-type="float" office:value="22134">
            <text:p>22134</text:p>
          </table:table-cell>
          <table:table-cell table:formula="of:=([.$C$8]-([.E445]*[.$C$4]))" office:value-type="float" office:value="151.485490384615">
            <text:p>151.485490384615</text:p>
          </table:table-cell>
          <table:table-cell table:formula="of:=SQRT(ABS([.$D$2]^2-[.F445]^2))" office:value-type="float" office:value="65.3998945177483">
            <text:p>65.3998945177483</text:p>
          </table:table-cell>
          <table:table-cell table:formula="of:=ABS([.B445]-[.G445])" office:value-type="float" office:value="0.000105482251356648">
            <text:p>0.000105482251356648</text:p>
          </table:table-cell>
          <table:table-cell table:number-columns-repeated="3"/>
        </table:table-row>
        <table:table-row table:style-name="ro2">
          <table:table-cell table:formula="of:=[.A445]+[.A$4]" office:value-type="float" office:value="131.099999999999">
            <text:p>131.099999999999</text:p>
          </table:table-cell>
          <table:table-cell table:formula="of:=[.A446]/([.$D$4]*2)" office:value-type="float" office:value="65.5499999999996">
            <text:p>65.5499999999996</text:p>
          </table:table-cell>
          <table:table-cell table:formula="of:=SQRT(ABS([.$D$2]^2-[.B446]^2))" office:value-type="float" office:value="151.420598004367">
            <text:p>151.420598004367</text:p>
          </table:table-cell>
          <table:table-cell table:formula="of:=([.$C$10]-[.C446])*[.$B$4]" office:value-type="float" office:value="22240.1687659102">
            <text:p>22240.1687659102</text:p>
          </table:table-cell>
          <table:table-cell table:formula="of:=ROUND([.D446])" office:value-type="float" office:value="22240">
            <text:p>22240</text:p>
          </table:table-cell>
          <table:table-cell table:formula="of:=([.$C$8]-([.E446]*[.$C$4]))" office:value-type="float" office:value="151.420769230769">
            <text:p>151.420769230769</text:p>
          </table:table-cell>
          <table:table-cell table:formula="of:=SQRT(ABS([.$D$2]^2-[.F446]^2))" office:value-type="float" office:value="65.549604465337">
            <text:p>65.549604465337</text:p>
          </table:table-cell>
          <table:table-cell table:formula="of:=ABS([.B446]-[.G446])" office:value-type="float" office:value="0.000395534662587238">
            <text:p>0.000395534662587238</text:p>
          </table:table-cell>
          <table:table-cell table:number-columns-repeated="3"/>
        </table:table-row>
        <table:table-row table:style-name="ro2">
          <table:table-cell table:formula="of:=[.A446]+[.A$4]" office:value-type="float" office:value="131.399999999999">
            <text:p>131.399999999999</text:p>
          </table:table-cell>
          <table:table-cell table:formula="of:=[.A447]/([.$D$4]*2)" office:value-type="float" office:value="65.6999999999996">
            <text:p>65.6999999999996</text:p>
          </table:table-cell>
          <table:table-cell table:formula="of:=SQRT(ABS([.$D$2]^2-[.B447]^2))" office:value-type="float" office:value="151.355574723893">
            <text:p>151.355574723893</text:p>
          </table:table-cell>
          <table:table-cell table:formula="of:=([.$C$10]-[.C447])*[.$B$4]" office:value-type="float" office:value="22346.6635874731">
            <text:p>22346.6635874731</text:p>
          </table:table-cell>
          <table:table-cell table:formula="of:=ROUND([.D447])" office:value-type="float" office:value="22347">
            <text:p>22347</text:p>
          </table:table-cell>
          <table:table-cell table:formula="of:=([.$C$8]-([.E447]*[.$C$4]))" office:value-type="float" office:value="151.3554375">
            <text:p>151.3554375</text:p>
          </table:table-cell>
          <table:table-cell table:formula="of:=SQRT(ABS([.$D$2]^2-[.F447]^2))" office:value-type="float" office:value="65.7003161269685">
            <text:p>65.7003161269685</text:p>
          </table:table-cell>
          <table:table-cell table:formula="of:=ABS([.B447]-[.G447])" office:value-type="float" office:value="0.000316126968868957">
            <text:p>0.000316126968868957</text:p>
          </table:table-cell>
          <table:table-cell table:number-columns-repeated="3"/>
        </table:table-row>
        <table:table-row table:style-name="ro2">
          <table:table-cell table:formula="of:=[.A447]+[.A$4]" office:value-type="float" office:value="131.699999999999">
            <text:p>131.699999999999</text:p>
          </table:table-cell>
          <table:table-cell table:formula="of:=[.A448]/([.$D$4]*2)" office:value-type="float" office:value="65.8499999999996">
            <text:p>65.8499999999996</text:p>
          </table:table-cell>
          <table:table-cell table:formula="of:=SQRT(ABS([.$D$2]^2-[.B448]^2))" office:value-type="float" office:value="151.290374776454">
            <text:p>151.290374776454</text:p>
          </table:table-cell>
          <table:table-cell table:formula="of:=([.$C$10]-[.C448])*[.$B$4]" office:value-type="float" office:value="22453.4477533572">
            <text:p>22453.4477533572</text:p>
          </table:table-cell>
          <table:table-cell table:formula="of:=ROUND([.D448])" office:value-type="float" office:value="22453">
            <text:p>22453</text:p>
          </table:table-cell>
          <table:table-cell table:formula="of:=([.$C$8]-([.E448]*[.$C$4]))" office:value-type="float" office:value="151.290716346154">
            <text:p>151.290716346154</text:p>
          </table:table-cell>
          <table:table-cell table:formula="of:=SQRT(ABS([.$D$2]^2-[.F448]^2))" office:value-type="float" office:value="65.8492152380544">
            <text:p>65.8492152380544</text:p>
          </table:table-cell>
          <table:table-cell table:formula="of:=ABS([.B448]-[.G448])" office:value-type="float" office:value="0.000784761945268997">
            <text:p>0.000784761945268997</text:p>
          </table:table-cell>
          <table:table-cell table:number-columns-repeated="3"/>
        </table:table-row>
        <table:table-row table:style-name="ro2">
          <table:table-cell table:formula="of:=[.A448]+[.A$4]" office:value-type="float" office:value="131.999999999999">
            <text:p>131.999999999999</text:p>
          </table:table-cell>
          <table:table-cell table:formula="of:=[.A449]/([.$D$4]*2)" office:value-type="float" office:value="65.9999999999996">
            <text:p>65.9999999999996</text:p>
          </table:table-cell>
          <table:table-cell table:formula="of:=SQRT(ABS([.$D$2]^2-[.B449]^2))" office:value-type="float" office:value="151.224997933543">
            <text:p>151.224997933543</text:p>
          </table:table-cell>
          <table:table-cell table:formula="of:=([.$C$10]-[.C449])*[.$B$4]" office:value-type="float" office:value="22560.5216378108">
            <text:p>22560.5216378108</text:p>
          </table:table-cell>
          <table:table-cell table:formula="of:=ROUND([.D449])" office:value-type="float" office:value="22561">
            <text:p>22561</text:p>
          </table:table-cell>
          <table:table-cell table:formula="of:=([.$C$8]-([.E449]*[.$C$4]))" office:value-type="float" office:value="151.224774038462">
            <text:p>151.224774038462</text:p>
          </table:table-cell>
          <table:table-cell table:formula="of:=SQRT(ABS([.$D$2]^2-[.F449]^2))" office:value-type="float" office:value="66.0005130057051">
            <text:p>66.0005130057051</text:p>
          </table:table-cell>
          <table:table-cell table:formula="of:=ABS([.B449]-[.G449])" office:value-type="float" office:value="0.000513005705485625">
            <text:p>0.000513005705485625</text:p>
          </table:table-cell>
          <table:table-cell table:number-columns-repeated="3"/>
        </table:table-row>
        <table:table-row table:style-name="ro2">
          <table:table-cell table:formula="of:=[.A449]+[.A$4]" office:value-type="float" office:value="132.299999999999">
            <text:p>132.299999999999</text:p>
          </table:table-cell>
          <table:table-cell table:formula="of:=[.A450]/([.$D$4]*2)" office:value-type="float" office:value="66.1499999999997">
            <text:p>66.1499999999997</text:p>
          </table:table-cell>
          <table:table-cell table:formula="of:=SQRT(ABS([.$D$2]^2-[.B450]^2))" office:value-type="float" office:value="151.159443965635">
            <text:p>151.159443965635</text:p>
          </table:table-cell>
          <table:table-cell table:formula="of:=([.$C$10]-[.C450])*[.$B$4]" office:value-type="float" office:value="22667.885616746">
            <text:p>22667.885616746</text:p>
          </table:table-cell>
          <table:table-cell table:formula="of:=ROUND([.D450])" office:value-type="float" office:value="22668">
            <text:p>22668</text:p>
          </table:table-cell>
          <table:table-cell table:formula="of:=([.$C$8]-([.E450]*[.$C$4]))" office:value-type="float" office:value="151.159442307692">
            <text:p>151.159442307692</text:p>
          </table:table-cell>
          <table:table-cell table:formula="of:=SQRT(ABS([.$D$2]^2-[.F450]^2))" office:value-type="float" office:value="66.1500037885671">
            <text:p>66.1500037885671</text:p>
          </table:table-cell>
          <table:table-cell table:formula="of:=ABS([.B450]-[.G450])" office:value-type="float" office:value="0.00000378856746863221">
            <text:p>0.00000378856746863221</text:p>
          </table:table-cell>
          <table:table-cell table:number-columns-repeated="3"/>
        </table:table-row>
        <table:table-row table:style-name="ro2">
          <table:table-cell table:formula="of:=[.A450]+[.A$4]" office:value-type="float" office:value="132.599999999999">
            <text:p>132.599999999999</text:p>
          </table:table-cell>
          <table:table-cell table:formula="of:=[.A451]/([.$D$4]*2)" office:value-type="float" office:value="66.2999999999997">
            <text:p>66.2999999999997</text:p>
          </table:table-cell>
          <table:table-cell table:formula="of:=SQRT(ABS([.$D$2]^2-[.B451]^2))" office:value-type="float" office:value="151.093712642188">
            <text:p>151.093712642188</text:p>
          </table:table-cell>
          <table:table-cell table:formula="of:=([.$C$10]-[.C451])*[.$B$4]" office:value-type="float" office:value="22775.5400677465">
            <text:p>22775.5400677465</text:p>
          </table:table-cell>
          <table:table-cell table:formula="of:=ROUND([.D451])" office:value-type="float" office:value="22776">
            <text:p>22776</text:p>
          </table:table-cell>
          <table:table-cell table:formula="of:=([.$C$8]-([.E451]*[.$C$4]))" office:value-type="float" office:value="151.0935">
            <text:p>151.0935</text:p>
          </table:table-cell>
          <table:table-cell table:formula="of:=SQRT(ABS([.$D$2]^2-[.F451]^2))" office:value-type="float" office:value="66.3004845966453">
            <text:p>66.3004845966453</text:p>
          </table:table-cell>
          <table:table-cell table:formula="of:=ABS([.B451]-[.G451])" office:value-type="float" office:value="0.000484596645634383">
            <text:p>0.000484596645634383</text:p>
          </table:table-cell>
          <table:table-cell table:number-columns-repeated="3"/>
        </table:table-row>
        <table:table-row table:style-name="ro2">
          <table:table-cell table:formula="of:=[.A451]+[.A$4]" office:value-type="float" office:value="132.899999999999">
            <text:p>132.899999999999</text:p>
          </table:table-cell>
          <table:table-cell table:formula="of:=[.A452]/([.$D$4]*2)" office:value-type="float" office:value="66.4499999999997">
            <text:p>66.4499999999997</text:p>
          </table:table-cell>
          <table:table-cell table:formula="of:=SQRT(ABS([.$D$2]^2-[.B452]^2))" office:value-type="float" office:value="151.027803731631">
            <text:p>151.027803731631</text:p>
          </table:table-cell>
          <table:table-cell table:formula="of:=([.$C$10]-[.C452])*[.$B$4]" office:value-type="float" office:value="22883.485370076">
            <text:p>22883.485370076</text:p>
          </table:table-cell>
          <table:table-cell table:formula="of:=ROUND([.D452])" office:value-type="float" office:value="22883">
            <text:p>22883</text:p>
          </table:table-cell>
          <table:table-cell table:formula="of:=([.$C$8]-([.E452]*[.$C$4]))" office:value-type="float" office:value="151.028168269231">
            <text:p>151.028168269231</text:p>
          </table:table-cell>
          <table:table-cell table:formula="of:=SQRT(ABS([.$D$2]^2-[.F452]^2))" office:value-type="float" office:value="66.4491714714406">
            <text:p>66.4491714714406</text:p>
          </table:table-cell>
          <table:table-cell table:formula="of:=ABS([.B452]-[.G452])" office:value-type="float" office:value="0.000828528559082997">
            <text:p>0.000828528559082997</text:p>
          </table:table-cell>
          <table:table-cell table:number-columns-repeated="3"/>
        </table:table-row>
        <table:table-row table:style-name="ro2">
          <table:table-cell table:formula="of:=[.A452]+[.A$4]" office:value-type="float" office:value="133.199999999999">
            <text:p>133.199999999999</text:p>
          </table:table-cell>
          <table:table-cell table:formula="of:=[.A453]/([.$D$4]*2)" office:value-type="float" office:value="66.5999999999997">
            <text:p>66.5999999999997</text:p>
          </table:table-cell>
          <table:table-cell table:formula="of:=SQRT(ABS([.$D$2]^2-[.B453]^2))" office:value-type="float" office:value="150.961717001364">
            <text:p>150.961717001364</text:p>
          </table:table-cell>
          <table:table-cell table:formula="of:=([.$C$10]-[.C453])*[.$B$4]" office:value-type="float" office:value="22991.7219046857">
            <text:p>22991.7219046857</text:p>
          </table:table-cell>
          <table:table-cell table:formula="of:=ROUND([.D453])" office:value-type="float" office:value="22992">
            <text:p>22992</text:p>
          </table:table-cell>
          <table:table-cell table:formula="of:=([.$C$8]-([.E453]*[.$C$4]))" office:value-type="float" office:value="150.961615384615">
            <text:p>150.961615384615</text:p>
          </table:table-cell>
          <table:table-cell table:formula="of:=SQRT(ABS([.$D$2]^2-[.F453]^2))" office:value-type="float" office:value="66.6002303334415">
            <text:p>66.6002303334415</text:p>
          </table:table-cell>
          <table:table-cell table:formula="of:=ABS([.B453]-[.G453])" office:value-type="float" office:value="0.000230333441791686">
            <text:p>0.000230333441791686</text:p>
          </table:table-cell>
          <table:table-cell table:number-columns-repeated="3"/>
        </table:table-row>
        <table:table-row table:style-name="ro2">
          <table:table-cell table:formula="of:=[.A453]+[.A$4]" office:value-type="float" office:value="133.499999999999">
            <text:p>133.499999999999</text:p>
          </table:table-cell>
          <table:table-cell table:formula="of:=[.A454]/([.$D$4]*2)" office:value-type="float" office:value="66.7499999999997">
            <text:p>66.7499999999997</text:p>
          </table:table-cell>
          <table:table-cell table:formula="of:=SQRT(ABS([.$D$2]^2-[.B454]^2))" office:value-type="float" office:value="150.895452217753">
            <text:p>150.895452217753</text:p>
          </table:table-cell>
          <table:table-cell table:formula="of:=([.$C$10]-[.C454])*[.$B$4]" office:value-type="float" office:value="23100.2500542233">
            <text:p>23100.2500542233</text:p>
          </table:table-cell>
          <table:table-cell table:formula="of:=ROUND([.D454])" office:value-type="float" office:value="23100">
            <text:p>23100</text:p>
          </table:table-cell>
          <table:table-cell table:formula="of:=([.$C$8]-([.E454]*[.$C$4]))" office:value-type="float" office:value="150.895673076923">
            <text:p>150.895673076923</text:p>
          </table:table-cell>
          <table:table-cell table:formula="of:=SQRT(ABS([.$D$2]^2-[.F454]^2))" office:value-type="float" office:value="66.7495007221953">
            <text:p>66.7495007221953</text:p>
          </table:table-cell>
          <table:table-cell table:formula="of:=ABS([.B454]-[.G454])" office:value-type="float" office:value="0.000499277804379972">
            <text:p>0.000499277804379972</text:p>
          </table:table-cell>
          <table:table-cell table:number-columns-repeated="3"/>
        </table:table-row>
        <table:table-row table:style-name="ro2">
          <table:table-cell table:formula="of:=[.A454]+[.A$4]" office:value-type="float" office:value="133.799999999999">
            <text:p>133.799999999999</text:p>
          </table:table-cell>
          <table:table-cell table:formula="of:=[.A455]/([.$D$4]*2)" office:value-type="float" office:value="66.8999999999997">
            <text:p>66.8999999999997</text:p>
          </table:table-cell>
          <table:table-cell table:formula="of:=SQRT(ABS([.$D$2]^2-[.B455]^2))" office:value-type="float" office:value="150.829009146119">
            <text:p>150.829009146119</text:p>
          </table:table-cell>
          <table:table-cell table:formula="of:=([.$C$10]-[.C455])*[.$B$4]" office:value-type="float" office:value="23209.0702030405">
            <text:p>23209.0702030405</text:p>
          </table:table-cell>
          <table:table-cell table:formula="of:=ROUND([.D455])" office:value-type="float" office:value="23209">
            <text:p>23209</text:p>
          </table:table-cell>
          <table:table-cell table:formula="of:=([.$C$8]-([.E455]*[.$C$4]))" office:value-type="float" office:value="150.829120192308">
            <text:p>150.829120192308</text:p>
          </table:table-cell>
          <table:table-cell table:formula="of:=SQRT(ABS([.$D$2]^2-[.F455]^2))" office:value-type="float" office:value="66.8997496408948">
            <text:p>66.8997496408948</text:p>
          </table:table-cell>
          <table:table-cell table:formula="of:=ABS([.B455]-[.G455])" office:value-type="float" office:value="0.000250359104910558">
            <text:p>0.000250359104910558</text:p>
          </table:table-cell>
          <table:table-cell table:number-columns-repeated="3"/>
        </table:table-row>
        <table:table-row table:style-name="ro2">
          <table:table-cell table:formula="of:=[.A455]+[.A$4]" office:value-type="float" office:value="134.099999999999">
            <text:p>134.099999999999</text:p>
          </table:table-cell>
          <table:table-cell table:formula="of:=[.A456]/([.$D$4]*2)" office:value-type="float" office:value="67.0499999999997">
            <text:p>67.0499999999997</text:p>
          </table:table-cell>
          <table:table-cell table:formula="of:=SQRT(ABS([.$D$2]^2-[.B456]^2))" office:value-type="float" office:value="150.762387550742">
            <text:p>150.762387550742</text:p>
          </table:table-cell>
          <table:table-cell table:formula="of:=([.$C$10]-[.C456])*[.$B$4]" office:value-type="float" office:value="23318.1827372017">
            <text:p>23318.1827372017</text:p>
          </table:table-cell>
          <table:table-cell table:formula="of:=ROUND([.D456])" office:value-type="float" office:value="23318">
            <text:p>23318</text:p>
          </table:table-cell>
          <table:table-cell table:formula="of:=([.$C$8]-([.E456]*[.$C$4]))" office:value-type="float" office:value="150.762567307692">
            <text:p>150.762567307692</text:p>
          </table:table-cell>
          <table:table-cell table:formula="of:=SQRT(ABS([.$D$2]^2-[.F456]^2))" office:value-type="float" office:value="67.049595813797">
            <text:p>67.049595813797</text:p>
          </table:table-cell>
          <table:table-cell table:formula="of:=ABS([.B456]-[.G456])" office:value-type="float" office:value="0.000404186202672463">
            <text:p>0.000404186202672463</text:p>
          </table:table-cell>
          <table:table-cell table:number-columns-repeated="3"/>
        </table:table-row>
        <table:table-row table:style-name="ro2">
          <table:table-cell table:formula="of:=[.A456]+[.A$4]" office:value-type="float" office:value="134.399999999999">
            <text:p>134.399999999999</text:p>
          </table:table-cell>
          <table:table-cell table:formula="of:=[.A457]/([.$D$4]*2)" office:value-type="float" office:value="67.1999999999997">
            <text:p>67.1999999999997</text:p>
          </table:table-cell>
          <table:table-cell table:formula="of:=SQRT(ABS([.$D$2]^2-[.B457]^2))" office:value-type="float" office:value="150.695587194848">
            <text:p>150.695587194848</text:p>
          </table:table-cell>
          <table:table-cell table:formula="of:=([.$C$10]-[.C457])*[.$B$4]" office:value-type="float" office:value="23427.5880444922">
            <text:p>23427.5880444922</text:p>
          </table:table-cell>
          <table:table-cell table:formula="of:=ROUND([.D457])" office:value-type="float" office:value="23428">
            <text:p>23428</text:p>
          </table:table-cell>
          <table:table-cell table:formula="of:=([.$C$8]-([.E457]*[.$C$4]))" office:value-type="float" office:value="150.695403846154">
            <text:p>150.695403846154</text:p>
          </table:table-cell>
          <table:table-cell table:formula="of:=SQRT(ABS([.$D$2]^2-[.F457]^2))" office:value-type="float" office:value="67.2004111568121">
            <text:p>67.2004111568121</text:p>
          </table:table-cell>
          <table:table-cell table:formula="of:=ABS([.B457]-[.G457])" office:value-type="float" office:value="0.000411156812432978">
            <text:p>0.000411156812432978</text:p>
          </table:table-cell>
          <table:table-cell table:number-columns-repeated="3"/>
        </table:table-row>
        <table:table-row table:style-name="ro2">
          <table:table-cell table:formula="of:=[.A457]+[.A$4]" office:value-type="float" office:value="134.699999999999">
            <text:p>134.699999999999</text:p>
          </table:table-cell>
          <table:table-cell table:formula="of:=[.A458]/([.$D$4]*2)" office:value-type="float" office:value="67.3499999999997">
            <text:p>67.3499999999997</text:p>
          </table:table-cell>
          <table:table-cell table:formula="of:=SQRT(ABS([.$D$2]^2-[.B458]^2))" office:value-type="float" office:value="150.628607840609">
            <text:p>150.628607840609</text:p>
          </table:table-cell>
          <table:table-cell table:formula="of:=([.$C$10]-[.C458])*[.$B$4]" office:value-type="float" office:value="23537.2865144265">
            <text:p>23537.2865144265</text:p>
          </table:table-cell>
          <table:table-cell table:formula="of:=ROUND([.D458])" office:value-type="float" office:value="23537">
            <text:p>23537</text:p>
          </table:table-cell>
          <table:table-cell table:formula="of:=([.$C$8]-([.E458]*[.$C$4]))" office:value-type="float" office:value="150.628850961538">
            <text:p>150.628850961538</text:p>
          </table:table-cell>
          <table:table-cell table:formula="of:=SQRT(ABS([.$D$2]^2-[.F458]^2))" office:value-type="float" office:value="67.3494562562062">
            <text:p>67.3494562562062</text:p>
          </table:table-cell>
          <table:table-cell table:formula="of:=ABS([.B458]-[.G458])" office:value-type="float" office:value="0.000543743793500084">
            <text:p>0.000543743793500084</text:p>
          </table:table-cell>
          <table:table-cell table:number-columns-repeated="3"/>
        </table:table-row>
        <table:table-row table:style-name="ro2">
          <table:table-cell table:formula="of:=[.A458]+[.A$4]" office:value-type="float" office:value="134.999999999999">
            <text:p>134.999999999999</text:p>
          </table:table-cell>
          <table:table-cell table:formula="of:=[.A459]/([.$D$4]*2)" office:value-type="float" office:value="67.4999999999997">
            <text:p>67.4999999999997</text:p>
          </table:table-cell>
          <table:table-cell table:formula="of:=SQRT(ABS([.$D$2]^2-[.B459]^2))" office:value-type="float" office:value="150.561449249136">
            <text:p>150.561449249136</text:p>
          </table:table-cell>
          <table:table-cell table:formula="of:=([.$C$10]-[.C459])*[.$B$4]" office:value-type="float" office:value="23647.2785382573">
            <text:p>23647.2785382573</text:p>
          </table:table-cell>
          <table:table-cell table:formula="of:=ROUND([.D459])" office:value-type="float" office:value="23647">
            <text:p>23647</text:p>
          </table:table-cell>
          <table:table-cell table:formula="of:=([.$C$8]-([.E459]*[.$C$4]))" office:value-type="float" office:value="150.5616875">
            <text:p>150.5616875</text:p>
          </table:table-cell>
          <table:table-cell table:formula="of:=SQRT(ABS([.$D$2]^2-[.F459]^2))" office:value-type="float" office:value="67.4994685694069">
            <text:p>67.4994685694069</text:p>
          </table:table-cell>
          <table:table-cell table:formula="of:=ABS([.B459]-[.G459])" office:value-type="float" office:value="0.000531430592843662">
            <text:p>0.000531430592843662</text:p>
          </table:table-cell>
          <table:table-cell table:number-columns-repeated="3"/>
        </table:table-row>
        <table:table-row table:style-name="ro2">
          <table:table-cell table:formula="of:=[.A459]+[.A$4]" office:value-type="float" office:value="135.299999999999">
            <text:p>135.299999999999</text:p>
          </table:table-cell>
          <table:table-cell table:formula="of:=[.A460]/([.$D$4]*2)" office:value-type="float" office:value="67.6499999999997">
            <text:p>67.6499999999997</text:p>
          </table:table-cell>
          <table:table-cell table:formula="of:=SQRT(ABS([.$D$2]^2-[.B460]^2))" office:value-type="float" office:value="150.494111180471">
            <text:p>150.494111180471</text:p>
          </table:table-cell>
          <table:table-cell table:formula="of:=([.$C$10]-[.C460])*[.$B$4]" office:value-type="float" office:value="23757.5645089832">
            <text:p>23757.5645089832</text:p>
          </table:table-cell>
          <table:table-cell table:formula="of:=ROUND([.D460])" office:value-type="float" office:value="23758">
            <text:p>23758</text:p>
          </table:table-cell>
          <table:table-cell table:formula="of:=([.$C$8]-([.E460]*[.$C$4]))" office:value-type="float" office:value="150.493913461538">
            <text:p>150.493913461538</text:p>
          </table:table-cell>
          <table:table-cell table:formula="of:=SQRT(ABS([.$D$2]^2-[.F460]^2))" office:value-type="float" office:value="67.6504398435884">
            <text:p>67.6504398435884</text:p>
          </table:table-cell>
          <table:table-cell table:formula="of:=ABS([.B460]-[.G460])" office:value-type="float" office:value="0.000439843588722511">
            <text:p>0.000439843588722511</text:p>
          </table:table-cell>
          <table:table-cell table:number-columns-repeated="3"/>
        </table:table-row>
        <table:table-row table:style-name="ro2">
          <table:table-cell table:formula="of:=[.A460]+[.A$4]" office:value-type="float" office:value="135.599999999999">
            <text:p>135.599999999999</text:p>
          </table:table-cell>
          <table:table-cell table:formula="of:=[.A461]/([.$D$4]*2)" office:value-type="float" office:value="67.7999999999997">
            <text:p>67.7999999999997</text:p>
          </table:table-cell>
          <table:table-cell table:formula="of:=SQRT(ABS([.$D$2]^2-[.B461]^2))" office:value-type="float" office:value="150.426593393589">
            <text:p>150.426593393589</text:p>
          </table:table-cell>
          <table:table-cell table:formula="of:=([.$C$10]-[.C461])*[.$B$4]" office:value-type="float" office:value="23868.1448213579">
            <text:p>23868.1448213579</text:p>
          </table:table-cell>
          <table:table-cell table:formula="of:=ROUND([.D461])" office:value-type="float" office:value="23868">
            <text:p>23868</text:p>
          </table:table-cell>
          <table:table-cell table:formula="of:=([.$C$8]-([.E461]*[.$C$4]))" office:value-type="float" office:value="150.42675">
            <text:p>150.42675</text:p>
          </table:table-cell>
          <table:table-cell table:formula="of:=SQRT(ABS([.$D$2]^2-[.F461]^2))" office:value-type="float" office:value="67.7996525392092">
            <text:p>67.7996525392092</text:p>
          </table:table-cell>
          <table:table-cell table:formula="of:=ABS([.B461]-[.G461])" office:value-type="float" office:value="0.000347460790479204">
            <text:p>0.000347460790479204</text:p>
          </table:table-cell>
          <table:table-cell table:number-columns-repeated="3"/>
        </table:table-row>
        <table:table-row table:style-name="ro2">
          <table:table-cell table:formula="of:=[.A461]+[.A$4]" office:value-type="float" office:value="135.899999999999">
            <text:p>135.899999999999</text:p>
          </table:table-cell>
          <table:table-cell table:formula="of:=[.A462]/([.$D$4]*2)" office:value-type="float" office:value="67.9499999999997">
            <text:p>67.9499999999997</text:p>
          </table:table-cell>
          <table:table-cell table:formula="of:=SQRT(ABS([.$D$2]^2-[.B462]^2))" office:value-type="float" office:value="150.358895646383">
            <text:p>150.358895646383</text:p>
          </table:table-cell>
          <table:table-cell table:formula="of:=([.$C$10]-[.C462])*[.$B$4]" office:value-type="float" office:value="23979.0198718986">
            <text:p>23979.0198718986</text:p>
          </table:table-cell>
          <table:table-cell table:formula="of:=ROUND([.D462])" office:value-type="float" office:value="23979">
            <text:p>23979</text:p>
          </table:table-cell>
          <table:table-cell table:formula="of:=([.$C$8]-([.E462]*[.$C$4]))" office:value-type="float" office:value="150.358975961538">
            <text:p>150.358975961538</text:p>
          </table:table-cell>
          <table:table-cell table:formula="of:=SQRT(ABS([.$D$2]^2-[.F462]^2))" office:value-type="float" office:value="67.9498222793666">
            <text:p>67.9498222793666</text:p>
          </table:table-cell>
          <table:table-cell table:formula="of:=ABS([.B462]-[.G462])" office:value-type="float" office:value="0.000177720633132594">
            <text:p>0.000177720633132594</text:p>
          </table:table-cell>
          <table:table-cell table:number-columns-repeated="3"/>
        </table:table-row>
        <table:table-row table:style-name="ro2">
          <table:table-cell table:formula="of:=[.A462]+[.A$4]" office:value-type="float" office:value="136.199999999999">
            <text:p>136.199999999999</text:p>
          </table:table-cell>
          <table:table-cell table:formula="of:=[.A463]/([.$D$4]*2)" office:value-type="float" office:value="68.0999999999997">
            <text:p>68.0999999999997</text:p>
          </table:table-cell>
          <table:table-cell table:formula="of:=SQRT(ABS([.$D$2]^2-[.B463]^2))" office:value-type="float" office:value="150.291017695669">
            <text:p>150.291017695669</text:p>
          </table:table-cell>
          <table:table-cell table:formula="of:=([.$C$10]-[.C463])*[.$B$4]" office:value-type="float" office:value="24090.1900588948">
            <text:p>24090.1900588948</text:p>
          </table:table-cell>
          <table:table-cell table:formula="of:=ROUND([.D463])" office:value-type="float" office:value="24090">
            <text:p>24090</text:p>
          </table:table-cell>
          <table:table-cell table:formula="of:=([.$C$8]-([.E463]*[.$C$4]))" office:value-type="float" office:value="150.291201923077">
            <text:p>150.291201923077</text:p>
          </table:table-cell>
          <table:table-cell table:formula="of:=SQRT(ABS([.$D$2]^2-[.F463]^2))" office:value-type="float" office:value="68.0995934240207">
            <text:p>68.0995934240207</text:p>
          </table:table-cell>
          <table:table-cell table:formula="of:=ABS([.B463]-[.G463])" office:value-type="float" office:value="0.000406575979070567">
            <text:p>0.000406575979070567</text:p>
          </table:table-cell>
          <table:table-cell table:number-columns-repeated="3"/>
        </table:table-row>
        <table:table-row table:style-name="ro2">
          <table:table-cell table:formula="of:=[.A463]+[.A$4]" office:value-type="float" office:value="136.499999999999">
            <text:p>136.499999999999</text:p>
          </table:table-cell>
          <table:table-cell table:formula="of:=[.A464]/([.$D$4]*2)" office:value-type="float" office:value="68.2499999999997">
            <text:p>68.2499999999997</text:p>
          </table:table-cell>
          <table:table-cell table:formula="of:=SQRT(ABS([.$D$2]^2-[.B464]^2))" office:value-type="float" office:value="150.222959297173">
            <text:p>150.222959297173</text:p>
          </table:table-cell>
          <table:table-cell table:formula="of:=([.$C$10]-[.C464])*[.$B$4]" office:value-type="float" office:value="24201.6557824169">
            <text:p>24201.6557824169</text:p>
          </table:table-cell>
          <table:table-cell table:formula="of:=ROUND([.D464])" office:value-type="float" office:value="24202">
            <text:p>24202</text:p>
          </table:table-cell>
          <table:table-cell table:formula="of:=([.$C$8]-([.E464]*[.$C$4]))" office:value-type="float" office:value="150.222817307692">
            <text:p>150.222817307692</text:p>
          </table:table-cell>
          <table:table-cell table:formula="of:=SQRT(ABS([.$D$2]^2-[.F464]^2))" office:value-type="float" office:value="68.2503125277804">
            <text:p>68.2503125277804</text:p>
          </table:table-cell>
          <table:table-cell table:formula="of:=ABS([.B464]-[.G464])" office:value-type="float" office:value="0.000312527780693017">
            <text:p>0.000312527780693017</text:p>
          </table:table-cell>
          <table:table-cell table:number-columns-repeated="3"/>
        </table:table-row>
        <table:table-row table:style-name="ro2">
          <table:table-cell table:formula="of:=[.A464]+[.A$4]" office:value-type="float" office:value="136.799999999999">
            <text:p>136.799999999999</text:p>
          </table:table-cell>
          <table:table-cell table:formula="of:=[.A465]/([.$D$4]*2)" office:value-type="float" office:value="68.3999999999997">
            <text:p>68.3999999999997</text:p>
          </table:table-cell>
          <table:table-cell table:formula="of:=SQRT(ABS([.$D$2]^2-[.B465]^2))" office:value-type="float" office:value="150.154720205527">
            <text:p>150.154720205527</text:p>
          </table:table-cell>
          <table:table-cell table:formula="of:=([.$C$10]-[.C465])*[.$B$4]" office:value-type="float" office:value="24313.4174443253">
            <text:p>24313.4174443253</text:p>
          </table:table-cell>
          <table:table-cell table:formula="of:=ROUND([.D465])" office:value-type="float" office:value="24313">
            <text:p>24313</text:p>
          </table:table-cell>
          <table:table-cell table:formula="of:=([.$C$8]-([.E465]*[.$C$4]))" office:value-type="float" office:value="150.155043269231">
            <text:p>150.155043269231</text:p>
          </table:table-cell>
          <table:table-cell table:formula="of:=SQRT(ABS([.$D$2]^2-[.F465]^2))" office:value-type="float" office:value="68.3992907917578">
            <text:p>68.3992907917578</text:p>
          </table:table-cell>
          <table:table-cell table:formula="of:=ABS([.B465]-[.G465])" office:value-type="float" office:value="0.000709208241971737">
            <text:p>0.000709208241971737</text:p>
          </table:table-cell>
          <table:table-cell table:number-columns-repeated="3"/>
        </table:table-row>
        <table:table-row table:style-name="ro2">
          <table:table-cell table:formula="of:=[.A465]+[.A$4]" office:value-type="float" office:value="137.099999999999">
            <text:p>137.099999999999</text:p>
          </table:table-cell>
          <table:table-cell table:formula="of:=[.A466]/([.$D$4]*2)" office:value-type="float" office:value="68.5499999999997">
            <text:p>68.5499999999997</text:p>
          </table:table-cell>
          <table:table-cell table:formula="of:=SQRT(ABS([.$D$2]^2-[.B466]^2))" office:value-type="float" office:value="150.086300174267">
            <text:p>150.086300174267</text:p>
          </table:table-cell>
          <table:table-cell table:formula="of:=([.$C$10]-[.C466])*[.$B$4]" office:value-type="float" office:value="24425.4754482792">
            <text:p>24425.4754482792</text:p>
          </table:table-cell>
          <table:table-cell table:formula="of:=ROUND([.D466])" office:value-type="float" office:value="24425">
            <text:p>24425</text:p>
          </table:table-cell>
          <table:table-cell table:formula="of:=([.$C$8]-([.E466]*[.$C$4]))" office:value-type="float" office:value="150.086658653846">
            <text:p>150.086658653846</text:p>
          </table:table-cell>
          <table:table-cell table:formula="of:=SQRT(ABS([.$D$2]^2-[.F466]^2))" office:value-type="float" office:value="68.5492151240543">
            <text:p>68.5492151240543</text:p>
          </table:table-cell>
          <table:table-cell table:formula="of:=ABS([.B466]-[.G466])" office:value-type="float" office:value="0.000784875945484487">
            <text:p>0.000784875945484487</text:p>
          </table:table-cell>
          <table:table-cell table:number-columns-repeated="3"/>
        </table:table-row>
        <table:table-row table:style-name="ro2">
          <table:table-cell table:formula="of:=[.A466]+[.A$4]" office:value-type="float" office:value="137.4">
            <text:p>137.4</text:p>
          </table:table-cell>
          <table:table-cell table:formula="of:=[.A467]/([.$D$4]*2)" office:value-type="float" office:value="68.6999999999997">
            <text:p>68.6999999999997</text:p>
          </table:table-cell>
          <table:table-cell table:formula="of:=SQRT(ABS([.$D$2]^2-[.B467]^2))" office:value-type="float" office:value="150.017698955823">
            <text:p>150.017698955823</text:p>
          </table:table-cell>
          <table:table-cell table:formula="of:=([.$C$10]-[.C467])*[.$B$4]" office:value-type="float" office:value="24537.8301997452">
            <text:p>24537.8301997452</text:p>
          </table:table-cell>
          <table:table-cell table:formula="of:=ROUND([.D467])" office:value-type="float" office:value="24538">
            <text:p>24538</text:p>
          </table:table-cell>
          <table:table-cell table:formula="of:=([.$C$8]-([.E467]*[.$C$4]))" office:value-type="float" office:value="150.017663461538">
            <text:p>150.017663461538</text:p>
          </table:table-cell>
          <table:table-cell table:formula="of:=SQRT(ABS([.$D$2]^2-[.F467]^2))" office:value-type="float" office:value="68.7000775075297">
            <text:p>68.7000775075297</text:p>
          </table:table-cell>
          <table:table-cell table:formula="of:=ABS([.B467]-[.G467])" office:value-type="float" office:value="0.0000775075299515038">
            <text:p>0.0000775075299515038</text:p>
          </table:table-cell>
          <table:table-cell table:number-columns-repeated="3"/>
        </table:table-row>
        <table:table-row table:style-name="ro2">
          <table:table-cell table:formula="of:=[.A467]+[.A$4]" office:value-type="float" office:value="137.7">
            <text:p>137.7</text:p>
          </table:table-cell>
          <table:table-cell table:formula="of:=[.A468]/([.$D$4]*2)" office:value-type="float" office:value="68.8499999999998">
            <text:p>68.8499999999998</text:p>
          </table:table-cell>
          <table:table-cell table:formula="of:=SQRT(ABS([.$D$2]^2-[.B468]^2))" office:value-type="float" office:value="149.948916301519">
            <text:p>149.948916301519</text:p>
          </table:table-cell>
          <table:table-cell table:formula="of:=([.$C$10]-[.C468])*[.$B$4]" office:value-type="float" office:value="24650.4821060069">
            <text:p>24650.4821060069</text:p>
          </table:table-cell>
          <table:table-cell table:formula="of:=ROUND([.D468])" office:value-type="float" office:value="24650">
            <text:p>24650</text:p>
          </table:table-cell>
          <table:table-cell table:formula="of:=([.$C$8]-([.E468]*[.$C$4]))" office:value-type="float" office:value="149.949278846154">
            <text:p>149.949278846154</text:p>
          </table:table-cell>
          <table:table-cell table:formula="of:=SQRT(ABS([.$D$2]^2-[.F468]^2))" office:value-type="float" office:value="68.8492104059182">
            <text:p>68.8492104059182</text:p>
          </table:table-cell>
          <table:table-cell table:formula="of:=ABS([.B468]-[.G468])" office:value-type="float" office:value="0.000789594081510359">
            <text:p>0.000789594081510359</text:p>
          </table:table-cell>
          <table:table-cell table:number-columns-repeated="3"/>
        </table:table-row>
        <table:table-row table:style-name="ro2">
          <table:table-cell table:formula="of:=[.A468]+[.A$4]" office:value-type="float" office:value="138">
            <text:p>138</text:p>
          </table:table-cell>
          <table:table-cell table:formula="of:=[.A469]/([.$D$4]*2)" office:value-type="float" office:value="68.9999999999998">
            <text:p>68.9999999999998</text:p>
          </table:table-cell>
          <table:table-cell table:formula="of:=SQRT(ABS([.$D$2]^2-[.B469]^2))" office:value-type="float" office:value="149.879951961562">
            <text:p>149.879951961562</text:p>
          </table:table-cell>
          <table:table-cell table:formula="of:=([.$C$10]-[.C469])*[.$B$4]" office:value-type="float" office:value="24763.4315761737">
            <text:p>24763.4315761737</text:p>
          </table:table-cell>
          <table:table-cell table:formula="of:=ROUND([.D469])" office:value-type="float" office:value="24763">
            <text:p>24763</text:p>
          </table:table-cell>
          <table:table-cell table:formula="of:=([.$C$8]-([.E469]*[.$C$4]))" office:value-type="float" office:value="149.880283653846">
            <text:p>149.880283653846</text:p>
          </table:table-cell>
          <table:table-cell table:formula="of:=SQRT(ABS([.$D$2]^2-[.F469]^2))" office:value-type="float" office:value="68.9992795023442">
            <text:p>68.9992795023442</text:p>
          </table:table-cell>
          <table:table-cell table:formula="of:=ABS([.B469]-[.G469])" office:value-type="float" office:value="0.000720497655564145">
            <text:p>0.000720497655564145</text:p>
          </table:table-cell>
          <table:table-cell table:number-columns-repeated="3"/>
        </table:table-row>
        <table:table-row table:style-name="ro2">
          <table:table-cell table:formula="of:=[.A469]+[.A$4]" office:value-type="float" office:value="138.3">
            <text:p>138.3</text:p>
          </table:table-cell>
          <table:table-cell table:formula="of:=[.A470]/([.$D$4]*2)" office:value-type="float" office:value="69.1499999999998">
            <text:p>69.1499999999998</text:p>
          </table:table-cell>
          <table:table-cell table:formula="of:=SQRT(ABS([.$D$2]^2-[.B470]^2))" office:value-type="float" office:value="149.810805685037">
            <text:p>149.810805685037</text:p>
          </table:table-cell>
          <table:table-cell table:formula="of:=([.$C$10]-[.C470])*[.$B$4]" office:value-type="float" office:value="24876.6790211899">
            <text:p>24876.6790211899</text:p>
          </table:table-cell>
          <table:table-cell table:formula="of:=ROUND([.D470])" office:value-type="float" office:value="24877">
            <text:p>24877</text:p>
          </table:table-cell>
          <table:table-cell table:formula="of:=([.$C$8]-([.E470]*[.$C$4]))" office:value-type="float" office:value="149.810677884615">
            <text:p>149.810677884615</text:p>
          </table:table-cell>
          <table:table-cell table:formula="of:=SQRT(ABS([.$D$2]^2-[.F470]^2))" office:value-type="float" office:value="69.1502768740083">
            <text:p>69.1502768740083</text:p>
          </table:table-cell>
          <table:table-cell table:formula="of:=ABS([.B470]-[.G470])" office:value-type="float" office:value="0.0002768740085628">
            <text:p>0.0002768740085628</text:p>
          </table:table-cell>
          <table:table-cell table:number-columns-repeated="3"/>
        </table:table-row>
        <table:table-row table:style-name="ro2">
          <table:table-cell table:formula="of:=[.A470]+[.A$4]" office:value-type="float" office:value="138.6">
            <text:p>138.6</text:p>
          </table:table-cell>
          <table:table-cell table:formula="of:=[.A471]/([.$D$4]*2)" office:value-type="float" office:value="69.2999999999998">
            <text:p>69.2999999999998</text:p>
          </table:table-cell>
          <table:table-cell table:formula="of:=SQRT(ABS([.$D$2]^2-[.B471]^2))" office:value-type="float" office:value="149.741477219907">
            <text:p>149.741477219907</text:p>
          </table:table-cell>
          <table:table-cell table:formula="of:=([.$C$10]-[.C471])*[.$B$4]" office:value-type="float" office:value="24990.2248538438">
            <text:p>24990.2248538438</text:p>
          </table:table-cell>
          <table:table-cell table:formula="of:=ROUND([.D471])" office:value-type="float" office:value="24990">
            <text:p>24990</text:p>
          </table:table-cell>
          <table:table-cell table:formula="of:=([.$C$8]-([.E471]*[.$C$4]))" office:value-type="float" office:value="149.741682692308">
            <text:p>149.741682692308</text:p>
          </table:table-cell>
          <table:table-cell table:formula="of:=SQRT(ABS([.$D$2]^2-[.F471]^2))" office:value-type="float" office:value="69.2995560193299">
            <text:p>69.2995560193299</text:p>
          </table:table-cell>
          <table:table-cell table:formula="of:=ABS([.B471]-[.G471])" office:value-type="float" office:value="0.000443980669857069">
            <text:p>0.000443980669857069</text:p>
          </table:table-cell>
          <table:table-cell table:number-columns-repeated="3"/>
        </table:table-row>
        <table:table-row table:style-name="ro2">
          <table:table-cell table:formula="of:=[.A471]+[.A$4]" office:value-type="float" office:value="138.9">
            <text:p>138.9</text:p>
          </table:table-cell>
          <table:table-cell table:formula="of:=[.A472]/([.$D$4]*2)" office:value-type="float" office:value="69.4499999999998">
            <text:p>69.4499999999998</text:p>
          </table:table-cell>
          <table:table-cell table:formula="of:=SQRT(ABS([.$D$2]^2-[.B472]^2))" office:value-type="float" office:value="149.671966313001">
            <text:p>149.671966313001</text:p>
          </table:table-cell>
          <table:table-cell table:formula="of:=([.$C$10]-[.C472])*[.$B$4]" office:value-type="float" office:value="25104.0694887774">
            <text:p>25104.0694887774</text:p>
          </table:table-cell>
          <table:table-cell table:formula="of:=ROUND([.D472])" office:value-type="float" office:value="25104">
            <text:p>25104</text:p>
          </table:table-cell>
          <table:table-cell table:formula="of:=([.$C$8]-([.E472]*[.$C$4]))" office:value-type="float" office:value="149.672076923077">
            <text:p>149.672076923077</text:p>
          </table:table-cell>
          <table:table-cell table:formula="of:=SQRT(ABS([.$D$2]^2-[.F472]^2))" office:value-type="float" office:value="69.4497616232953">
            <text:p>69.4497616232953</text:p>
          </table:table-cell>
          <table:table-cell table:formula="of:=ABS([.B472]-[.G472])" office:value-type="float" office:value="0.000238376704459142">
            <text:p>0.000238376704459142</text:p>
          </table:table-cell>
          <table:table-cell table:number-columns-repeated="3"/>
        </table:table-row>
        <table:table-row table:style-name="ro2">
          <table:table-cell table:formula="of:=[.A472]+[.A$4]" office:value-type="float" office:value="139.2">
            <text:p>139.2</text:p>
          </table:table-cell>
          <table:table-cell table:formula="of:=[.A473]/([.$D$4]*2)" office:value-type="float" office:value="69.5999999999998">
            <text:p>69.5999999999998</text:p>
          </table:table-cell>
          <table:table-cell table:formula="of:=SQRT(ABS([.$D$2]^2-[.B473]^2))" office:value-type="float" office:value="149.602272710009">
            <text:p>149.602272710009</text:p>
          </table:table-cell>
          <table:table-cell table:formula="of:=([.$C$10]-[.C473])*[.$B$4]" office:value-type="float" office:value="25218.2133424955">
            <text:p>25218.2133424955</text:p>
          </table:table-cell>
          <table:table-cell table:formula="of:=ROUND([.D473])" office:value-type="float" office:value="25218">
            <text:p>25218</text:p>
          </table:table-cell>
          <table:table-cell table:formula="of:=([.$C$8]-([.E473]*[.$C$4]))" office:value-type="float" office:value="149.602471153846">
            <text:p>149.602471153846</text:p>
          </table:table-cell>
          <table:table-cell table:formula="of:=SQRT(ABS([.$D$2]^2-[.F473]^2))" office:value-type="float" office:value="69.5995734517291">
            <text:p>69.5995734517291</text:p>
          </table:table-cell>
          <table:table-cell table:formula="of:=ABS([.B473]-[.G473])" office:value-type="float" office:value="0.000426548270695548">
            <text:p>0.000426548270695548</text:p>
          </table:table-cell>
          <table:table-cell table:number-columns-repeated="3"/>
        </table:table-row>
        <table:table-row table:style-name="ro2">
          <table:table-cell table:formula="of:=[.A473]+[.A$4]" office:value-type="float" office:value="139.5">
            <text:p>139.5</text:p>
          </table:table-cell>
          <table:table-cell table:formula="of:=[.A474]/([.$D$4]*2)" office:value-type="float" office:value="69.7499999999998">
            <text:p>69.7499999999998</text:p>
          </table:table-cell>
          <table:table-cell table:formula="of:=SQRT(ABS([.$D$2]^2-[.B474]^2))" office:value-type="float" office:value="149.532396155482">
            <text:p>149.532396155482</text:p>
          </table:table-cell>
          <table:table-cell table:formula="of:=([.$C$10]-[.C474])*[.$B$4]" office:value-type="float" office:value="25332.6568333749">
            <text:p>25332.6568333749</text:p>
          </table:table-cell>
          <table:table-cell table:formula="of:=ROUND([.D474])" office:value-type="float" office:value="25333">
            <text:p>25333</text:p>
          </table:table-cell>
          <table:table-cell table:formula="of:=([.$C$8]-([.E474]*[.$C$4]))" office:value-type="float" office:value="149.532254807692">
            <text:p>149.532254807692</text:p>
          </table:table-cell>
          <table:table-cell table:formula="of:=SQRT(ABS([.$D$2]^2-[.F474]^2))" office:value-type="float" office:value="69.7503030253445">
            <text:p>69.7503030253445</text:p>
          </table:table-cell>
          <table:table-cell table:formula="of:=ABS([.B474]-[.G474])" office:value-type="float" office:value="0.000303025344692287">
            <text:p>0.000303025344692287</text:p>
          </table:table-cell>
          <table:table-cell table:number-columns-repeated="3"/>
        </table:table-row>
        <table:table-row table:style-name="ro2">
          <table:table-cell table:formula="of:=[.A474]+[.A$4]" office:value-type="float" office:value="139.8">
            <text:p>139.8</text:p>
          </table:table-cell>
          <table:table-cell table:formula="of:=[.A475]/([.$D$4]*2)" office:value-type="float" office:value="69.8999999999998">
            <text:p>69.8999999999998</text:p>
          </table:table-cell>
          <table:table-cell table:formula="of:=SQRT(ABS([.$D$2]^2-[.B475]^2))" office:value-type="float" office:value="149.462336392818">
            <text:p>149.462336392818</text:p>
          </table:table-cell>
          <table:table-cell table:formula="of:=([.$C$10]-[.C475])*[.$B$4]" office:value-type="float" office:value="25447.4003816744">
            <text:p>25447.4003816744</text:p>
          </table:table-cell>
          <table:table-cell table:formula="of:=ROUND([.D475])" office:value-type="float" office:value="25447">
            <text:p>25447</text:p>
          </table:table-cell>
          <table:table-cell table:formula="of:=([.$C$8]-([.E475]*[.$C$4]))" office:value-type="float" office:value="149.462649038462">
            <text:p>149.462649038462</text:p>
          </table:table-cell>
          <table:table-cell table:formula="of:=SQRT(ABS([.$D$2]^2-[.F475]^2))" office:value-type="float" office:value="69.8993314875448">
            <text:p>69.8993314875448</text:p>
          </table:table-cell>
          <table:table-cell table:formula="of:=ABS([.B475]-[.G475])" office:value-type="float" office:value="0.000668512454979009">
            <text:p>0.000668512454979009</text:p>
          </table:table-cell>
          <table:table-cell table:number-columns-repeated="3"/>
        </table:table-row>
        <table:table-row table:style-name="ro2">
          <table:table-cell table:formula="of:=[.A475]+[.A$4]" office:value-type="float" office:value="140.1">
            <text:p>140.1</text:p>
          </table:table-cell>
          <table:table-cell table:formula="of:=[.A476]/([.$D$4]*2)" office:value-type="float" office:value="70.0499999999998">
            <text:p>70.0499999999998</text:p>
          </table:table-cell>
          <table:table-cell table:formula="of:=SQRT(ABS([.$D$2]^2-[.B476]^2))" office:value-type="float" office:value="149.392093164264">
            <text:p>149.392093164264</text:p>
          </table:table-cell>
          <table:table-cell table:formula="of:=([.$C$10]-[.C476])*[.$B$4]" office:value-type="float" office:value="25562.4444095437">
            <text:p>25562.4444095437</text:p>
          </table:table-cell>
          <table:table-cell table:formula="of:=ROUND([.D476])" office:value-type="float" office:value="25562">
            <text:p>25562</text:p>
          </table:table-cell>
          <table:table-cell table:formula="of:=([.$C$8]-([.E476]*[.$C$4]))" office:value-type="float" office:value="149.392432692308">
            <text:p>149.392432692308</text:p>
          </table:table-cell>
          <table:table-cell table:formula="of:=SQRT(ABS([.$D$2]^2-[.F476]^2))" office:value-type="float" office:value="70.049275901142">
            <text:p>70.049275901142</text:p>
          </table:table-cell>
          <table:table-cell table:formula="of:=ABS([.B476]-[.G476])" office:value-type="float" office:value="0.00072409885777347">
            <text:p>0.00072409885777347</text:p>
          </table:table-cell>
          <table:table-cell table:number-columns-repeated="3"/>
        </table:table-row>
        <table:table-row table:style-name="ro2">
          <table:table-cell table:formula="of:=[.A476]+[.A$4]" office:value-type="float" office:value="140.4">
            <text:p>140.4</text:p>
          </table:table-cell>
          <table:table-cell table:formula="of:=[.A477]/([.$D$4]*2)" office:value-type="float" office:value="70.1999999999998">
            <text:p>70.1999999999998</text:p>
          </table:table-cell>
          <table:table-cell table:formula="of:=SQRT(ABS([.$D$2]^2-[.B477]^2))" office:value-type="float" office:value="149.321666210902">
            <text:p>149.321666210902</text:p>
          </table:table-cell>
          <table:table-cell table:formula="of:=([.$C$10]-[.C477])*[.$B$4]" office:value-type="float" office:value="25677.7893410337">
            <text:p>25677.7893410337</text:p>
          </table:table-cell>
          <table:table-cell table:formula="of:=ROUND([.D477])" office:value-type="float" office:value="25678">
            <text:p>25678</text:p>
          </table:table-cell>
          <table:table-cell table:formula="of:=([.$C$8]-([.E477]*[.$C$4]))" office:value-type="float" office:value="149.321605769231">
            <text:p>149.321605769231</text:p>
          </table:table-cell>
          <table:table-cell table:formula="of:=SQRT(ABS([.$D$2]^2-[.F477]^2))" office:value-type="float" office:value="70.2001285646859">
            <text:p>70.2001285646859</text:p>
          </table:table-cell>
          <table:table-cell table:formula="of:=ABS([.B477]-[.G477])" office:value-type="float" office:value="0.000128564686107779">
            <text:p>0.000128564686107779</text:p>
          </table:table-cell>
          <table:table-cell table:number-columns-repeated="3"/>
        </table:table-row>
        <table:table-row table:style-name="ro2">
          <table:table-cell table:formula="of:=[.A477]+[.A$4]" office:value-type="float" office:value="140.7">
            <text:p>140.7</text:p>
          </table:table-cell>
          <table:table-cell table:formula="of:=[.A478]/([.$D$4]*2)" office:value-type="float" office:value="70.3499999999998">
            <text:p>70.3499999999998</text:p>
          </table:table-cell>
          <table:table-cell table:formula="of:=SQRT(ABS([.$D$2]^2-[.B478]^2))" office:value-type="float" office:value="149.251055272651">
            <text:p>149.251055272651</text:p>
          </table:table-cell>
          <table:table-cell table:formula="of:=([.$C$10]-[.C478])*[.$B$4]" office:value-type="float" office:value="25793.4356021056">
            <text:p>25793.4356021056</text:p>
          </table:table-cell>
          <table:table-cell table:formula="of:=ROUND([.D478])" office:value-type="float" office:value="25793">
            <text:p>25793</text:p>
          </table:table-cell>
          <table:table-cell table:formula="of:=([.$C$8]-([.E478]*[.$C$4]))" office:value-type="float" office:value="149.251389423077">
            <text:p>149.251389423077</text:p>
          </table:table-cell>
          <table:table-cell table:formula="of:=SQRT(ABS([.$D$2]^2-[.F478]^2))" office:value-type="float" office:value="70.3492910787383">
            <text:p>70.3492910787383</text:p>
          </table:table-cell>
          <table:table-cell table:formula="of:=ABS([.B478]-[.G478])" office:value-type="float" office:value="0.000708921261548312">
            <text:p>0.000708921261548312</text:p>
          </table:table-cell>
          <table:table-cell table:number-columns-repeated="3"/>
        </table:table-row>
        <table:table-row table:style-name="ro2">
          <table:table-cell table:formula="of:=[.A478]+[.A$4]" office:value-type="float" office:value="141">
            <text:p>141</text:p>
          </table:table-cell>
          <table:table-cell table:formula="of:=[.A479]/([.$D$4]*2)" office:value-type="float" office:value="70.4999999999998">
            <text:p>70.4999999999998</text:p>
          </table:table-cell>
          <table:table-cell table:formula="of:=SQRT(ABS([.$D$2]^2-[.B479]^2))" office:value-type="float" office:value="149.180260088257">
            <text:p>149.180260088257</text:p>
          </table:table-cell>
          <table:table-cell table:formula="of:=([.$C$10]-[.C479])*[.$B$4]" office:value-type="float" office:value="25909.3836206411">
            <text:p>25909.3836206411</text:p>
          </table:table-cell>
          <table:table-cell table:formula="of:=ROUND([.D479])" office:value-type="float" office:value="25909">
            <text:p>25909</text:p>
          </table:table-cell>
          <table:table-cell table:formula="of:=([.$C$8]-([.E479]*[.$C$4]))" office:value-type="float" office:value="149.1805625">
            <text:p>149.1805625</text:p>
          </table:table-cell>
          <table:table-cell table:formula="of:=SQRT(ABS([.$D$2]^2-[.F479]^2))" office:value-type="float" office:value="70.4993600835042">
            <text:p>70.4993600835042</text:p>
          </table:table-cell>
          <table:table-cell table:formula="of:=ABS([.B479]-[.G479])" office:value-type="float" office:value="0.00063991649558659">
            <text:p>0.00063991649558659</text:p>
          </table:table-cell>
          <table:table-cell table:number-columns-repeated="3"/>
        </table:table-row>
        <table:table-row table:style-name="ro2">
          <table:table-cell table:formula="of:=[.A479]+[.A$4]" office:value-type="float" office:value="141.3">
            <text:p>141.3</text:p>
          </table:table-cell>
          <table:table-cell table:formula="of:=[.A480]/([.$D$4]*2)" office:value-type="float" office:value="70.6499999999998">
            <text:p>70.6499999999998</text:p>
          </table:table-cell>
          <table:table-cell table:formula="of:=SQRT(ABS([.$D$2]^2-[.B480]^2))" office:value-type="float" office:value="149.109280395286">
            <text:p>149.109280395286</text:p>
          </table:table-cell>
          <table:table-cell table:formula="of:=([.$C$10]-[.C480])*[.$B$4]" office:value-type="float" office:value="26025.6338264519">
            <text:p>26025.6338264519</text:p>
          </table:table-cell>
          <table:table-cell table:formula="of:=ROUND([.D480])" office:value-type="float" office:value="26026">
            <text:p>26026</text:p>
          </table:table-cell>
          <table:table-cell table:formula="of:=([.$C$8]-([.E480]*[.$C$4]))" office:value-type="float" office:value="149.109125">
            <text:p>149.109125</text:p>
          </table:table-cell>
          <table:table-cell table:formula="of:=SQRT(ABS([.$D$2]^2-[.F480]^2))" office:value-type="float" office:value="70.6503279662195">
            <text:p>70.6503279662195</text:p>
          </table:table-cell>
          <table:table-cell table:formula="of:=ABS([.B480]-[.G480])" office:value-type="float" office:value="0.000327966219657583">
            <text:p>0.000327966219657583</text:p>
          </table:table-cell>
          <table:table-cell table:number-columns-repeated="3"/>
        </table:table-row>
        <table:table-row table:style-name="ro2">
          <table:table-cell table:formula="of:=[.A480]+[.A$4]" office:value-type="float" office:value="141.6">
            <text:p>141.6</text:p>
          </table:table-cell>
          <table:table-cell table:formula="of:=[.A481]/([.$D$4]*2)" office:value-type="float" office:value="70.7999999999998">
            <text:p>70.7999999999998</text:p>
          </table:table-cell>
          <table:table-cell table:formula="of:=SQRT(ABS([.$D$2]^2-[.B481]^2))" office:value-type="float" office:value="149.03811593012">
            <text:p>149.03811593012</text:p>
          </table:table-cell>
          <table:table-cell table:formula="of:=([.$C$10]-[.C481])*[.$B$4]" office:value-type="float" office:value="26142.18665129">
            <text:p>26142.18665129</text:p>
          </table:table-cell>
          <table:table-cell table:formula="of:=ROUND([.D481])" office:value-type="float" office:value="26142">
            <text:p>26142</text:p>
          </table:table-cell>
          <table:table-cell table:formula="of:=([.$C$8]-([.E481]*[.$C$4]))" office:value-type="float" office:value="149.038298076923">
            <text:p>149.038298076923</text:p>
          </table:table-cell>
          <table:table-cell table:formula="of:=SQRT(ABS([.$D$2]^2-[.F481]^2))" office:value-type="float" office:value="70.7996165691187">
            <text:p>70.7996165691187</text:p>
          </table:table-cell>
          <table:table-cell table:formula="of:=ABS([.B481]-[.G481])" office:value-type="float" office:value="0.000383430881100821">
            <text:p>0.000383430881100821</text:p>
          </table:table-cell>
          <table:table-cell table:number-columns-repeated="3"/>
        </table:table-row>
        <table:table-row table:style-name="ro2">
          <table:table-cell table:formula="of:=[.A481]+[.A$4]" office:value-type="float" office:value="141.9">
            <text:p>141.9</text:p>
          </table:table-cell>
          <table:table-cell table:formula="of:=[.A482]/([.$D$4]*2)" office:value-type="float" office:value="70.9499999999998">
            <text:p>70.9499999999998</text:p>
          </table:table-cell>
          <table:table-cell table:formula="of:=SQRT(ABS([.$D$2]^2-[.B482]^2))" office:value-type="float" office:value="148.966766427952">
            <text:p>148.966766427952</text:p>
          </table:table-cell>
          <table:table-cell table:formula="of:=([.$C$10]-[.C482])*[.$B$4]" office:value-type="float" office:value="26259.0425288572">
            <text:p>26259.0425288572</text:p>
          </table:table-cell>
          <table:table-cell table:formula="of:=ROUND([.D482])" office:value-type="float" office:value="26259">
            <text:p>26259</text:p>
          </table:table-cell>
          <table:table-cell table:formula="of:=([.$C$8]-([.E482]*[.$C$4]))" office:value-type="float" office:value="148.966860576923">
            <text:p>148.966860576923</text:p>
          </table:table-cell>
          <table:table-cell table:formula="of:=SQRT(ABS([.$D$2]^2-[.F482]^2))" office:value-type="float" office:value="70.9498023242882">
            <text:p>70.9498023242882</text:p>
          </table:table-cell>
          <table:table-cell table:formula="of:=ABS([.B482]-[.G482])" office:value-type="float" office:value="0.00019767571167506">
            <text:p>0.00019767571167506</text:p>
          </table:table-cell>
          <table:table-cell table:number-columns-repeated="3"/>
        </table:table-row>
        <table:table-row table:style-name="ro2">
          <table:table-cell table:formula="of:=[.A482]+[.A$4]" office:value-type="float" office:value="142.2">
            <text:p>142.2</text:p>
          </table:table-cell>
          <table:table-cell table:formula="of:=[.A483]/([.$D$4]*2)" office:value-type="float" office:value="71.0999999999998">
            <text:p>71.0999999999998</text:p>
          </table:table-cell>
          <table:table-cell table:formula="of:=SQRT(ABS([.$D$2]^2-[.B483]^2))" office:value-type="float" office:value="148.895231622776">
            <text:p>148.895231622776</text:p>
          </table:table-cell>
          <table:table-cell table:formula="of:=([.$C$10]-[.C483])*[.$B$4]" office:value-type="float" office:value="26376.2018948153">
            <text:p>26376.2018948153</text:p>
          </table:table-cell>
          <table:table-cell table:formula="of:=ROUND([.D483])" office:value-type="float" office:value="26376">
            <text:p>26376</text:p>
          </table:table-cell>
          <table:table-cell table:formula="of:=([.$C$8]-([.E483]*[.$C$4]))" office:value-type="float" office:value="148.895423076923">
            <text:p>148.895423076923</text:p>
          </table:table-cell>
          <table:table-cell table:formula="of:=SQRT(ABS([.$D$2]^2-[.F483]^2))" office:value-type="float" office:value="71.0995990617675">
            <text:p>71.0995990617675</text:p>
          </table:table-cell>
          <table:table-cell table:formula="of:=ABS([.B483]-[.G483])" office:value-type="float" office:value="0.000400938232360204">
            <text:p>0.000400938232360204</text:p>
          </table:table-cell>
          <table:table-cell table:number-columns-repeated="3"/>
        </table:table-row>
        <table:table-row table:style-name="ro2">
          <table:table-cell table:formula="of:=[.A483]+[.A$4]" office:value-type="float" office:value="142.5">
            <text:p>142.5</text:p>
          </table:table-cell>
          <table:table-cell table:formula="of:=[.A484]/([.$D$4]*2)" office:value-type="float" office:value="71.2499999999998">
            <text:p>71.2499999999998</text:p>
          </table:table-cell>
          <table:table-cell table:formula="of:=SQRT(ABS([.$D$2]^2-[.B484]^2))" office:value-type="float" office:value="148.823511247383">
            <text:p>148.823511247383</text:p>
          </table:table-cell>
          <table:table-cell table:formula="of:=([.$C$10]-[.C484])*[.$B$4]" office:value-type="float" office:value="26493.6651867966">
            <text:p>26493.6651867966</text:p>
          </table:table-cell>
          <table:table-cell table:formula="of:=ROUND([.D484])" office:value-type="float" office:value="26494">
            <text:p>26494</text:p>
          </table:table-cell>
          <table:table-cell table:formula="of:=([.$C$8]-([.E484]*[.$C$4]))" office:value-type="float" office:value="148.823375">
            <text:p>148.823375</text:p>
          </table:table-cell>
          <table:table-cell table:formula="of:=SQRT(ABS([.$D$2]^2-[.F484]^2))" office:value-type="float" office:value="71.2502845861641">
            <text:p>71.2502845861641</text:p>
          </table:table-cell>
          <table:table-cell table:formula="of:=ABS([.B484]-[.G484])" office:value-type="float" office:value="0.00028458616426974">
            <text:p>0.00028458616426974</text:p>
          </table:table-cell>
          <table:table-cell table:number-columns-repeated="3"/>
        </table:table-row>
        <table:table-row table:style-name="ro2">
          <table:table-cell table:formula="of:=[.A484]+[.A$4]" office:value-type="float" office:value="142.8">
            <text:p>142.8</text:p>
          </table:table-cell>
          <table:table-cell table:formula="of:=[.A485]/([.$D$4]*2)" office:value-type="float" office:value="71.3999999999998">
            <text:p>71.3999999999998</text:p>
          </table:table-cell>
          <table:table-cell table:formula="of:=SQRT(ABS([.$D$2]^2-[.B485]^2))" office:value-type="float" office:value="148.751605033358">
            <text:p>148.751605033358</text:p>
          </table:table-cell>
          <table:table-cell table:formula="of:=([.$C$10]-[.C485])*[.$B$4]" office:value-type="float" office:value="26611.4328444134">
            <text:p>26611.4328444134</text:p>
          </table:table-cell>
          <table:table-cell table:formula="of:=ROUND([.D485])" office:value-type="float" office:value="26611">
            <text:p>26611</text:p>
          </table:table-cell>
          <table:table-cell table:formula="of:=([.$C$8]-([.E485]*[.$C$4]))" office:value-type="float" office:value="148.7519375">
            <text:p>148.7519375</text:p>
          </table:table-cell>
          <table:table-cell table:formula="of:=SQRT(ABS([.$D$2]^2-[.F485]^2))" office:value-type="float" office:value="71.3993073495541">
            <text:p>71.3993073495541</text:p>
          </table:table-cell>
          <table:table-cell table:formula="of:=ABS([.B485]-[.G485])" office:value-type="float" office:value="0.000692650445714094">
            <text:p>0.000692650445714094</text:p>
          </table:table-cell>
          <table:table-cell table:number-columns-repeated="3"/>
        </table:table-row>
        <table:table-row table:style-name="ro2">
          <table:table-cell table:formula="of:=[.A485]+[.A$4]" office:value-type="float" office:value="143.1">
            <text:p>143.1</text:p>
          </table:table-cell>
          <table:table-cell table:formula="of:=[.A486]/([.$D$4]*2)" office:value-type="float" office:value="71.5499999999999">
            <text:p>71.5499999999999</text:p>
          </table:table-cell>
          <table:table-cell table:formula="of:=SQRT(ABS([.$D$2]^2-[.B486]^2))" office:value-type="float" office:value="148.679512711066">
            <text:p>148.679512711066</text:p>
          </table:table-cell>
          <table:table-cell table:formula="of:=([.$C$10]-[.C486])*[.$B$4]" office:value-type="float" office:value="26729.5053092691">
            <text:p>26729.5053092691</text:p>
          </table:table-cell>
          <table:table-cell table:formula="of:=ROUND([.D486])" office:value-type="float" office:value="26730">
            <text:p>26730</text:p>
          </table:table-cell>
          <table:table-cell table:formula="of:=([.$C$8]-([.E486]*[.$C$4]))" office:value-type="float" office:value="148.679278846154">
            <text:p>148.679278846154</text:p>
          </table:table-cell>
          <table:table-cell table:formula="of:=SQRT(ABS([.$D$2]^2-[.F486]^2))" office:value-type="float" office:value="71.5504859647203">
            <text:p>71.5504859647203</text:p>
          </table:table-cell>
          <table:table-cell table:formula="of:=ABS([.B486]-[.G486])" office:value-type="float" office:value="0.000485964720425613">
            <text:p>0.000485964720425613</text:p>
          </table:table-cell>
          <table:table-cell table:number-columns-repeated="3"/>
        </table:table-row>
        <table:table-row table:style-name="ro2">
          <table:table-cell table:formula="of:=[.A486]+[.A$4]" office:value-type="float" office:value="143.4">
            <text:p>143.4</text:p>
          </table:table-cell>
          <table:table-cell table:formula="of:=[.A487]/([.$D$4]*2)" office:value-type="float" office:value="71.6999999999999">
            <text:p>71.6999999999999</text:p>
          </table:table-cell>
          <table:table-cell table:formula="of:=SQRT(ABS([.$D$2]^2-[.B487]^2))" office:value-type="float" office:value="148.607234009654">
            <text:p>148.607234009654</text:p>
          </table:table-cell>
          <table:table-cell table:formula="of:=([.$C$10]-[.C487])*[.$B$4]" office:value-type="float" office:value="26847.8830249677">
            <text:p>26847.8830249677</text:p>
          </table:table-cell>
          <table:table-cell table:formula="of:=ROUND([.D487])" office:value-type="float" office:value="26848">
            <text:p>26848</text:p>
          </table:table-cell>
          <table:table-cell table:formula="of:=([.$C$8]-([.E487]*[.$C$4]))" office:value-type="float" office:value="148.607230769231">
            <text:p>148.607230769231</text:p>
          </table:table-cell>
          <table:table-cell table:formula="of:=SQRT(ABS([.$D$2]^2-[.F487]^2))" office:value-type="float" office:value="71.7000067161823">
            <text:p>71.7000067161823</text:p>
          </table:table-cell>
          <table:table-cell table:formula="of:=ABS([.B487]-[.G487])" office:value-type="float" office:value="0.00000671618246883554">
            <text:p>0.00000671618246883554</text:p>
          </table:table-cell>
          <table:table-cell table:number-columns-repeated="3"/>
        </table:table-row>
        <table:table-row table:style-name="ro2">
          <table:table-cell table:formula="of:=[.A487]+[.A$4]" office:value-type="float" office:value="143.7">
            <text:p>143.7</text:p>
          </table:table-cell>
          <table:table-cell table:formula="of:=[.A488]/([.$D$4]*2)" office:value-type="float" office:value="71.8499999999999">
            <text:p>71.8499999999999</text:p>
          </table:table-cell>
          <table:table-cell table:formula="of:=SQRT(ABS([.$D$2]^2-[.B488]^2))" office:value-type="float" office:value="148.534768657039">
            <text:p>148.534768657039</text:p>
          </table:table-cell>
          <table:table-cell table:formula="of:=([.$C$10]-[.C488])*[.$B$4]" office:value-type="float" office:value="26966.5664371247">
            <text:p>26966.5664371247</text:p>
          </table:table-cell>
          <table:table-cell table:formula="of:=ROUND([.D488])" office:value-type="float" office:value="26967">
            <text:p>26967</text:p>
          </table:table-cell>
          <table:table-cell table:formula="of:=([.$C$8]-([.E488]*[.$C$4]))" office:value-type="float" office:value="148.534572115385">
            <text:p>148.534572115385</text:p>
          </table:table-cell>
          <table:table-cell table:formula="of:=SQRT(ABS([.$D$2]^2-[.F488]^2))" office:value-type="float" office:value="71.8504063071296">
            <text:p>71.8504063071296</text:p>
          </table:table-cell>
          <table:table-cell table:formula="of:=ABS([.B488]-[.G488])" office:value-type="float" office:value="0.000406307129736661">
            <text:p>0.000406307129736661</text:p>
          </table:table-cell>
          <table:table-cell table:number-columns-repeated="3"/>
        </table:table-row>
        <table:table-row table:style-name="ro2">
          <table:table-cell table:formula="of:=[.A488]+[.A$4]" office:value-type="float" office:value="144">
            <text:p>144</text:p>
          </table:table-cell>
          <table:table-cell table:formula="of:=[.A489]/([.$D$4]*2)" office:value-type="float" office:value="71.9999999999999">
            <text:p>71.9999999999999</text:p>
          </table:table-cell>
          <table:table-cell table:formula="of:=SQRT(ABS([.$D$2]^2-[.B489]^2))" office:value-type="float" office:value="148.462116379904">
            <text:p>148.462116379904</text:p>
          </table:table-cell>
          <table:table-cell table:formula="of:=([.$C$10]-[.C489])*[.$B$4]" office:value-type="float" office:value="27085.5559933776">
            <text:p>27085.5559933776</text:p>
          </table:table-cell>
          <table:table-cell table:formula="of:=ROUND([.D489])" office:value-type="float" office:value="27086">
            <text:p>27086</text:p>
          </table:table-cell>
          <table:table-cell table:formula="of:=([.$C$8]-([.E489]*[.$C$4]))" office:value-type="float" office:value="148.461913461538">
            <text:p>148.461913461538</text:p>
          </table:table-cell>
          <table:table-cell table:formula="of:=SQRT(ABS([.$D$2]^2-[.F489]^2))" office:value-type="float" office:value="72.0004184108583">
            <text:p>72.0004184108583</text:p>
          </table:table-cell>
          <table:table-cell table:formula="of:=ABS([.B489]-[.G489])" office:value-type="float" office:value="0.000418410858415541">
            <text:p>0.000418410858415541</text:p>
          </table:table-cell>
          <table:table-cell table:number-columns-repeated="3"/>
        </table:table-row>
        <table:table-row table:style-name="ro2">
          <table:table-cell table:formula="of:=[.A489]+[.A$4]" office:value-type="float" office:value="144.3">
            <text:p>144.3</text:p>
          </table:table-cell>
          <table:table-cell table:formula="of:=[.A490]/([.$D$4]*2)" office:value-type="float" office:value="72.1499999999999">
            <text:p>72.1499999999999</text:p>
          </table:table-cell>
          <table:table-cell table:formula="of:=SQRT(ABS([.$D$2]^2-[.B490]^2))" office:value-type="float" office:value="148.38927690369">
            <text:p>148.38927690369</text:p>
          </table:table-cell>
          <table:table-cell table:formula="of:=([.$C$10]-[.C490])*[.$B$4]" office:value-type="float" office:value="27204.8521433964">
            <text:p>27204.8521433964</text:p>
          </table:table-cell>
          <table:table-cell table:formula="of:=ROUND([.D490])" office:value-type="float" office:value="27205">
            <text:p>27205</text:p>
          </table:table-cell>
          <table:table-cell table:formula="of:=([.$C$8]-([.E490]*[.$C$4]))" office:value-type="float" office:value="148.389254807692">
            <text:p>148.389254807692</text:p>
          </table:table-cell>
          <table:table-cell table:formula="of:=SQRT(ABS([.$D$2]^2-[.F490]^2))" office:value-type="float" office:value="72.1500454443222">
            <text:p>72.1500454443222</text:p>
          </table:table-cell>
          <table:table-cell table:formula="of:=ABS([.B490]-[.G490])" office:value-type="float" office:value="0.0000454443223532053">
            <text:p>0.0000454443223532053</text:p>
          </table:table-cell>
          <table:table-cell table:number-columns-repeated="3"/>
        </table:table-row>
        <table:table-row table:style-name="ro2">
          <table:table-cell table:formula="of:=[.A490]+[.A$4]" office:value-type="float" office:value="144.6">
            <text:p>144.6</text:p>
          </table:table-cell>
          <table:table-cell table:formula="of:=[.A491]/([.$D$4]*2)" office:value-type="float" office:value="72.2999999999999">
            <text:p>72.2999999999999</text:p>
          </table:table-cell>
          <table:table-cell table:formula="of:=SQRT(ABS([.$D$2]^2-[.B491]^2))" office:value-type="float" office:value="148.316249952593">
            <text:p>148.316249952593</text:p>
          </table:table-cell>
          <table:table-cell table:formula="of:=([.$C$10]-[.C491])*[.$B$4]" office:value-type="float" office:value="27324.4553388942">
            <text:p>27324.4553388942</text:p>
          </table:table-cell>
          <table:table-cell table:formula="of:=ROUND([.D491])" office:value-type="float" office:value="27324">
            <text:p>27324</text:p>
          </table:table-cell>
          <table:table-cell table:formula="of:=([.$C$8]-([.E491]*[.$C$4]))" office:value-type="float" office:value="148.316596153846">
            <text:p>148.316596153846</text:p>
          </table:table-cell>
          <table:table-cell table:formula="of:=SQRT(ABS([.$D$2]^2-[.F491]^2))" office:value-type="float" office:value="72.2992897982885">
            <text:p>72.2992897982885</text:p>
          </table:table-cell>
          <table:table-cell table:formula="of:=ABS([.B491]-[.G491])" office:value-type="float" office:value="0.000710201711342506">
            <text:p>0.000710201711342506</text:p>
          </table:table-cell>
          <table:table-cell table:number-columns-repeated="3"/>
        </table:table-row>
        <table:table-row table:style-name="ro2">
          <table:table-cell table:formula="of:=[.A491]+[.A$4]" office:value-type="float" office:value="144.9">
            <text:p>144.9</text:p>
          </table:table-cell>
          <table:table-cell table:formula="of:=[.A492]/([.$D$4]*2)" office:value-type="float" office:value="72.4499999999999">
            <text:p>72.4499999999999</text:p>
          </table:table-cell>
          <table:table-cell table:formula="of:=SQRT(ABS([.$D$2]^2-[.B492]^2))" office:value-type="float" office:value="148.243035249552">
            <text:p>148.243035249552</text:p>
          </table:table-cell>
          <table:table-cell table:formula="of:=([.$C$10]-[.C492])*[.$B$4]" office:value-type="float" office:value="27444.3660336378">
            <text:p>27444.3660336378</text:p>
          </table:table-cell>
          <table:table-cell table:formula="of:=ROUND([.D492])" office:value-type="float" office:value="27444">
            <text:p>27444</text:p>
          </table:table-cell>
          <table:table-cell table:formula="of:=([.$C$8]-([.E492]*[.$C$4]))" office:value-type="float" office:value="148.243326923077">
            <text:p>148.243326923077</text:p>
          </table:table-cell>
          <table:table-cell table:formula="of:=SQRT(ABS([.$D$2]^2-[.F492]^2))" office:value-type="float" office:value="72.4494031913151">
            <text:p>72.4494031913151</text:p>
          </table:table-cell>
          <table:table-cell table:formula="of:=ABS([.B492]-[.G492])" office:value-type="float" office:value="0.000596808684804273">
            <text:p>0.000596808684804273</text:p>
          </table:table-cell>
          <table:table-cell table:number-columns-repeated="3"/>
        </table:table-row>
        <table:table-row table:style-name="ro2">
          <table:table-cell table:formula="of:=[.A492]+[.A$4]" office:value-type="float" office:value="145.2">
            <text:p>145.2</text:p>
          </table:table-cell>
          <table:table-cell table:formula="of:=[.A493]/([.$D$4]*2)" office:value-type="float" office:value="72.5999999999999">
            <text:p>72.5999999999999</text:p>
          </table:table-cell>
          <table:table-cell table:formula="of:=SQRT(ABS([.$D$2]^2-[.B493]^2))" office:value-type="float" office:value="148.169632516248">
            <text:p>148.169632516248</text:p>
          </table:table-cell>
          <table:table-cell table:formula="of:=([.$C$10]-[.C493])*[.$B$4]" office:value-type="float" office:value="27564.5846834589">
            <text:p>27564.5846834589</text:p>
          </table:table-cell>
          <table:table-cell table:formula="of:=ROUND([.D493])" office:value-type="float" office:value="27565">
            <text:p>27565</text:p>
          </table:table-cell>
          <table:table-cell table:formula="of:=([.$C$8]-([.E493]*[.$C$4]))" office:value-type="float" office:value="148.169447115385">
            <text:p>148.169447115385</text:p>
          </table:table-cell>
          <table:table-cell table:formula="of:=SQRT(ABS([.$D$2]^2-[.F493]^2))" office:value-type="float" office:value="72.6003783841465">
            <text:p>72.6003783841465</text:p>
          </table:table-cell>
          <table:table-cell table:formula="of:=ABS([.B493]-[.G493])" office:value-type="float" office:value="0.000378384146557664">
            <text:p>0.000378384146557664</text:p>
          </table:table-cell>
          <table:table-cell table:number-columns-repeated="3"/>
        </table:table-row>
        <table:table-row table:style-name="ro2">
          <table:table-cell table:formula="of:=[.A493]+[.A$4]" office:value-type="float" office:value="145.5">
            <text:p>145.5</text:p>
          </table:table-cell>
          <table:table-cell table:formula="of:=[.A494]/([.$D$4]*2)" office:value-type="float" office:value="72.7499999999999">
            <text:p>72.7499999999999</text:p>
          </table:table-cell>
          <table:table-cell table:formula="of:=SQRT(ABS([.$D$2]^2-[.B494]^2))" office:value-type="float" office:value="148.096041473093">
            <text:p>148.096041473093</text:p>
          </table:table-cell>
          <table:table-cell table:formula="of:=([.$C$10]-[.C494])*[.$B$4]" office:value-type="float" office:value="27685.1117462645">
            <text:p>27685.1117462645</text:p>
          </table:table-cell>
          <table:table-cell table:formula="of:=ROUND([.D494])" office:value-type="float" office:value="27685">
            <text:p>27685</text:p>
          </table:table-cell>
          <table:table-cell table:formula="of:=([.$C$8]-([.E494]*[.$C$4]))" office:value-type="float" office:value="148.096177884615">
            <text:p>148.096177884615</text:p>
          </table:table-cell>
          <table:table-cell table:formula="of:=SQRT(ABS([.$D$2]^2-[.F494]^2))" office:value-type="float" office:value="72.7497223085309">
            <text:p>72.7497223085309</text:p>
          </table:table-cell>
          <table:table-cell table:formula="of:=ABS([.B494]-[.G494])" office:value-type="float" office:value="0.000277691468980379">
            <text:p>0.000277691468980379</text:p>
          </table:table-cell>
          <table:table-cell table:number-columns-repeated="3"/>
        </table:table-row>
        <table:table-row table:style-name="ro2">
          <table:table-cell table:formula="of:=[.A494]+[.A$4]" office:value-type="float" office:value="145.8">
            <text:p>145.8</text:p>
          </table:table-cell>
          <table:table-cell table:formula="of:=[.A495]/([.$D$4]*2)" office:value-type="float" office:value="72.8999999999999">
            <text:p>72.8999999999999</text:p>
          </table:table-cell>
          <table:table-cell table:formula="of:=SQRT(ABS([.$D$2]^2-[.B495]^2))" office:value-type="float" office:value="148.022261839225">
            <text:p>148.022261839225</text:p>
          </table:table-cell>
          <table:table-cell table:formula="of:=([.$C$10]-[.C495])*[.$B$4]" office:value-type="float" office:value="27805.9476820483">
            <text:p>27805.9476820483</text:p>
          </table:table-cell>
          <table:table-cell table:formula="of:=ROUND([.D495])" office:value-type="float" office:value="27806">
            <text:p>27806</text:p>
          </table:table-cell>
          <table:table-cell table:formula="of:=([.$C$8]-([.E495]*[.$C$4]))" office:value-type="float" office:value="148.022298076923">
            <text:p>148.022298076923</text:p>
          </table:table-cell>
          <table:table-cell table:formula="of:=SQRT(ABS([.$D$2]^2-[.F495]^2))" office:value-type="float" office:value="72.8999264198979">
            <text:p>72.8999264198979</text:p>
          </table:table-cell>
          <table:table-cell table:formula="of:=ABS([.B495]-[.G495])" office:value-type="float" office:value="0.0000735801019686733">
            <text:p>0.0000735801019686733</text:p>
          </table:table-cell>
          <table:table-cell table:number-columns-repeated="3"/>
        </table:table-row>
        <table:table-row table:style-name="ro2">
          <table:table-cell table:formula="of:=[.A495]+[.A$4]" office:value-type="float" office:value="146.1">
            <text:p>146.1</text:p>
          </table:table-cell>
          <table:table-cell table:formula="of:=[.A496]/([.$D$4]*2)" office:value-type="float" office:value="73.0499999999999">
            <text:p>73.0499999999999</text:p>
          </table:table-cell>
          <table:table-cell table:formula="of:=SQRT(ABS([.$D$2]^2-[.B496]^2))" office:value-type="float" office:value="147.948293332502">
            <text:p>147.948293332502</text:p>
          </table:table-cell>
          <table:table-cell table:formula="of:=([.$C$10]-[.C496])*[.$B$4]" office:value-type="float" office:value="27927.0929529016">
            <text:p>27927.0929529016</text:p>
          </table:table-cell>
          <table:table-cell table:formula="of:=ROUND([.D496])" office:value-type="float" office:value="27927">
            <text:p>27927</text:p>
          </table:table-cell>
          <table:table-cell table:formula="of:=([.$C$8]-([.E496]*[.$C$4]))" office:value-type="float" office:value="147.948418269231">
            <text:p>147.948418269231</text:p>
          </table:table-cell>
          <table:table-cell table:formula="of:=SQRT(ABS([.$D$2]^2-[.F496]^2))" office:value-type="float" office:value="73.0497469648783">
            <text:p>73.0497469648783</text:p>
          </table:table-cell>
          <table:table-cell table:formula="of:=ABS([.B496]-[.G496])" office:value-type="float" office:value="0.000253035121602352">
            <text:p>0.000253035121602352</text:p>
          </table:table-cell>
          <table:table-cell table:number-columns-repeated="3"/>
        </table:table-row>
        <table:table-row table:style-name="ro2">
          <table:table-cell table:formula="of:=[.A496]+[.A$4]" office:value-type="float" office:value="146.4">
            <text:p>146.4</text:p>
          </table:table-cell>
          <table:table-cell table:formula="of:=[.A497]/([.$D$4]*2)" office:value-type="float" office:value="73.1999999999999">
            <text:p>73.1999999999999</text:p>
          </table:table-cell>
          <table:table-cell table:formula="of:=SQRT(ABS([.$D$2]^2-[.B497]^2))" office:value-type="float" office:value="147.874135669494">
            <text:p>147.874135669494</text:p>
          </table:table-cell>
          <table:table-cell table:formula="of:=([.$C$10]-[.C497])*[.$B$4]" office:value-type="float" office:value="28048.5480230242">
            <text:p>28048.5480230242</text:p>
          </table:table-cell>
          <table:table-cell table:formula="of:=ROUND([.D497])" office:value-type="float" office:value="28049">
            <text:p>28049</text:p>
          </table:table-cell>
          <table:table-cell table:formula="of:=([.$C$8]-([.E497]*[.$C$4]))" office:value-type="float" office:value="147.873927884615">
            <text:p>147.873927884615</text:p>
          </table:table-cell>
          <table:table-cell table:formula="of:=SQRT(ABS([.$D$2]^2-[.F497]^2))" office:value-type="float" office:value="73.2004197527279">
            <text:p>73.2004197527279</text:p>
          </table:table-cell>
          <table:table-cell table:formula="of:=ABS([.B497]-[.G497])" office:value-type="float" office:value="0.000419752728021194">
            <text:p>0.000419752728021194</text:p>
          </table:table-cell>
          <table:table-cell table:number-columns-repeated="3"/>
        </table:table-row>
        <table:table-row table:style-name="ro2">
          <table:table-cell table:formula="of:=[.A497]+[.A$4]" office:value-type="float" office:value="146.7">
            <text:p>146.7</text:p>
          </table:table-cell>
          <table:table-cell table:formula="of:=[.A498]/([.$D$4]*2)" office:value-type="float" office:value="73.3499999999999">
            <text:p>73.3499999999999</text:p>
          </table:table-cell>
          <table:table-cell table:formula="of:=SQRT(ABS([.$D$2]^2-[.B498]^2))" office:value-type="float" office:value="147.799788565478">
            <text:p>147.799788565478</text:p>
          </table:table-cell>
          <table:table-cell table:formula="of:=([.$C$10]-[.C498])*[.$B$4]" office:value-type="float" office:value="28170.3133587359">
            <text:p>28170.3133587359</text:p>
          </table:table-cell>
          <table:table-cell table:formula="of:=ROUND([.D498])" office:value-type="float" office:value="28170">
            <text:p>28170</text:p>
          </table:table-cell>
          <table:table-cell table:formula="of:=([.$C$8]-([.E498]*[.$C$4]))" office:value-type="float" office:value="147.800048076923">
            <text:p>147.800048076923</text:p>
          </table:table-cell>
          <table:table-cell table:formula="of:=SQRT(ABS([.$D$2]^2-[.F498]^2))" office:value-type="float" office:value="73.3494770837477">
            <text:p>73.3494770837477</text:p>
          </table:table-cell>
          <table:table-cell table:formula="of:=ABS([.B498]-[.G498])" office:value-type="float" office:value="0.000522916252236882">
            <text:p>0.000522916252236882</text:p>
          </table:table-cell>
          <table:table-cell table:number-columns-repeated="3"/>
        </table:table-row>
        <table:table-row table:style-name="ro2">
          <table:table-cell table:formula="of:=[.A498]+[.A$4]" office:value-type="float" office:value="147">
            <text:p>147</text:p>
          </table:table-cell>
          <table:table-cell table:formula="of:=[.A499]/([.$D$4]*2)" office:value-type="float" office:value="73.4999999999999">
            <text:p>73.4999999999999</text:p>
          </table:table-cell>
          <table:table-cell table:formula="of:=SQRT(ABS([.$D$2]^2-[.B499]^2))" office:value-type="float" office:value="147.725251734428">
            <text:p>147.725251734428</text:p>
          </table:table-cell>
          <table:table-cell table:formula="of:=([.$C$10]-[.C499])*[.$B$4]" office:value-type="float" office:value="28292.3894284878">
            <text:p>28292.3894284878</text:p>
          </table:table-cell>
          <table:table-cell table:formula="of:=ROUND([.D499])" office:value-type="float" office:value="28292">
            <text:p>28292</text:p>
          </table:table-cell>
          <table:table-cell table:formula="of:=([.$C$8]-([.E499]*[.$C$4]))" office:value-type="float" office:value="147.725557692308">
            <text:p>147.725557692308</text:p>
          </table:table-cell>
          <table:table-cell table:formula="of:=SQRT(ABS([.$D$2]^2-[.F499]^2))" office:value-type="float" office:value="73.4993850620308">
            <text:p>73.4993850620308</text:p>
          </table:table-cell>
          <table:table-cell table:formula="of:=ABS([.B499]-[.G499])" office:value-type="float" office:value="0.000614937969160678">
            <text:p>0.000614937969160678</text:p>
          </table:table-cell>
          <table:table-cell table:number-columns-repeated="3"/>
        </table:table-row>
        <table:table-row table:style-name="ro2">
          <table:table-cell table:formula="of:=[.A499]+[.A$4]" office:value-type="float" office:value="147.3">
            <text:p>147.3</text:p>
          </table:table-cell>
          <table:table-cell table:formula="of:=[.A500]/([.$D$4]*2)" office:value-type="float" office:value="73.6499999999999">
            <text:p>73.6499999999999</text:p>
          </table:table-cell>
          <table:table-cell table:formula="of:=SQRT(ABS([.$D$2]^2-[.B500]^2))" office:value-type="float" office:value="147.65052488901">
            <text:p>147.65052488901</text:p>
          </table:table-cell>
          <table:table-cell table:formula="of:=([.$C$10]-[.C500])*[.$B$4]" office:value-type="float" office:value="28414.7767028734">
            <text:p>28414.7767028734</text:p>
          </table:table-cell>
          <table:table-cell table:formula="of:=ROUND([.D500])" office:value-type="float" office:value="28415">
            <text:p>28415</text:p>
          </table:table-cell>
          <table:table-cell table:formula="of:=([.$C$8]-([.E500]*[.$C$4]))" office:value-type="float" office:value="147.650456730769">
            <text:p>147.650456730769</text:p>
          </table:table-cell>
          <table:table-cell table:formula="of:=SQRT(ABS([.$D$2]^2-[.F500]^2))" office:value-type="float" office:value="73.6501366407099">
            <text:p>73.6501366407099</text:p>
          </table:table-cell>
          <table:table-cell table:formula="of:=ABS([.B500]-[.G500])" office:value-type="float" office:value="0.000136640709982316">
            <text:p>0.000136640709982316</text:p>
          </table:table-cell>
          <table:table-cell table:number-columns-repeated="3"/>
        </table:table-row>
        <table:table-row table:style-name="ro2">
          <table:table-cell table:formula="of:=[.A500]+[.A$4]" office:value-type="float" office:value="147.6">
            <text:p>147.6</text:p>
          </table:table-cell>
          <table:table-cell table:formula="of:=[.A501]/([.$D$4]*2)" office:value-type="float" office:value="73.7999999999999">
            <text:p>73.7999999999999</text:p>
          </table:table-cell>
          <table:table-cell table:formula="of:=SQRT(ABS([.$D$2]^2-[.B501]^2))" office:value-type="float" office:value="147.575607740575">
            <text:p>147.575607740575</text:p>
          </table:table-cell>
          <table:table-cell table:formula="of:=([.$C$10]-[.C501])*[.$B$4]" office:value-type="float" office:value="28537.4756546403">
            <text:p>28537.4756546403</text:p>
          </table:table-cell>
          <table:table-cell table:formula="of:=ROUND([.D501])" office:value-type="float" office:value="28537">
            <text:p>28537</text:p>
          </table:table-cell>
          <table:table-cell table:formula="of:=([.$C$8]-([.E501]*[.$C$4]))" office:value-type="float" office:value="147.575966346154">
            <text:p>147.575966346154</text:p>
          </table:table-cell>
          <table:table-cell table:formula="of:=SQRT(ABS([.$D$2]^2-[.F501]^2))" office:value-type="float" office:value="73.7992829030125">
            <text:p>73.7992829030125</text:p>
          </table:table-cell>
          <table:table-cell table:formula="of:=ABS([.B501]-[.G501])" office:value-type="float" office:value="0.000717096987486343">
            <text:p>0.000717096987486343</text:p>
          </table:table-cell>
          <table:table-cell table:number-columns-repeated="3"/>
        </table:table-row>
        <table:table-row table:style-name="ro2">
          <table:table-cell table:formula="of:=[.A501]+[.A$4]" office:value-type="float" office:value="147.9">
            <text:p>147.9</text:p>
          </table:table-cell>
          <table:table-cell table:formula="of:=[.A502]/([.$D$4]*2)" office:value-type="float" office:value="73.9499999999999">
            <text:p>73.9499999999999</text:p>
          </table:table-cell>
          <table:table-cell table:formula="of:=SQRT(ABS([.$D$2]^2-[.B502]^2))" office:value-type="float" office:value="147.500499999153">
            <text:p>147.500499999153</text:p>
          </table:table-cell>
          <table:table-cell table:formula="of:=([.$C$10]-[.C502])*[.$B$4]" office:value-type="float" office:value="28660.486758702">
            <text:p>28660.486758702</text:p>
          </table:table-cell>
          <table:table-cell table:formula="of:=ROUND([.D502])" office:value-type="float" office:value="28660">
            <text:p>28660</text:p>
          </table:table-cell>
          <table:table-cell table:formula="of:=([.$C$8]-([.E502]*[.$C$4]))" office:value-type="float" office:value="147.500865384615">
            <text:p>147.500865384615</text:p>
          </table:table-cell>
          <table:table-cell table:formula="of:=SQRT(ABS([.$D$2]^2-[.F502]^2))" office:value-type="float" office:value="73.9492711985018">
            <text:p>73.9492711985018</text:p>
          </table:table-cell>
          <table:table-cell table:formula="of:=ABS([.B502]-[.G502])" office:value-type="float" office:value="0.000728801498141252">
            <text:p>0.000728801498141252</text:p>
          </table:table-cell>
          <table:table-cell table:number-columns-repeated="3"/>
        </table:table-row>
        <table:table-row table:style-name="ro2">
          <table:table-cell table:formula="of:=[.A502]+[.A$4]" office:value-type="float" office:value="148.2">
            <text:p>148.2</text:p>
          </table:table-cell>
          <table:table-cell table:formula="of:=[.A503]/([.$D$4]*2)" office:value-type="float" office:value="74.1">
            <text:p>74.1</text:p>
          </table:table-cell>
          <table:table-cell table:formula="of:=SQRT(ABS([.$D$2]^2-[.B503]^2))" office:value-type="float" office:value="147.425201373442">
            <text:p>147.425201373442</text:p>
          </table:table-cell>
          <table:table-cell table:formula="of:=([.$C$10]-[.C503])*[.$B$4]" office:value-type="float" office:value="28783.8104921488">
            <text:p>28783.8104921488</text:p>
          </table:table-cell>
          <table:table-cell table:formula="of:=ROUND([.D503])" office:value-type="float" office:value="28784">
            <text:p>28784</text:p>
          </table:table-cell>
          <table:table-cell table:formula="of:=([.$C$8]-([.E503]*[.$C$4]))" office:value-type="float" office:value="147.425153846154">
            <text:p>147.425153846154</text:p>
          </table:table-cell>
          <table:table-cell table:formula="of:=SQRT(ABS([.$D$2]^2-[.F503]^2))" office:value-type="float" office:value="74.1000945575501">
            <text:p>74.1000945575501</text:p>
          </table:table-cell>
          <table:table-cell table:formula="of:=ABS([.B503]-[.G503])" office:value-type="float" office:value="0.0000945575501702933">
            <text:p>0.0000945575501702933</text:p>
          </table:table-cell>
          <table:table-cell table:number-columns-repeated="3"/>
        </table:table-row>
        <table:table-row table:style-name="ro2">
          <table:table-cell table:formula="of:=[.A503]+[.A$4]" office:value-type="float" office:value="148.5">
            <text:p>148.5</text:p>
          </table:table-cell>
          <table:table-cell table:formula="of:=[.A504]/([.$D$4]*2)" office:value-type="float" office:value="74.25">
            <text:p>74.25</text:p>
          </table:table-cell>
          <table:table-cell table:formula="of:=SQRT(ABS([.$D$2]^2-[.B504]^2))" office:value-type="float" office:value="147.349711570807">
            <text:p>147.349711570807</text:p>
          </table:table-cell>
          <table:table-cell table:formula="of:=([.$C$10]-[.C504])*[.$B$4]" office:value-type="float" office:value="28907.4473342601">
            <text:p>28907.4473342601</text:p>
          </table:table-cell>
          <table:table-cell table:formula="of:=ROUND([.D504])" office:value-type="float" office:value="28907">
            <text:p>28907</text:p>
          </table:table-cell>
          <table:table-cell table:formula="of:=([.$C$8]-([.E504]*[.$C$4]))" office:value-type="float" office:value="147.350052884615">
            <text:p>147.350052884615</text:p>
          </table:table-cell>
          <table:table-cell table:formula="of:=SQRT(ABS([.$D$2]^2-[.F504]^2))" office:value-type="float" office:value="74.2493226561768">
            <text:p>74.2493226561768</text:p>
          </table:table-cell>
          <table:table-cell table:formula="of:=ABS([.B504]-[.G504])" office:value-type="float" office:value="0.000677343823170418">
            <text:p>0.000677343823170418</text:p>
          </table:table-cell>
          <table:table-cell table:number-columns-repeated="3"/>
        </table:table-row>
        <table:table-row table:style-name="ro2">
          <table:table-cell table:formula="of:=[.A504]+[.A$4]" office:value-type="float" office:value="148.8">
            <text:p>148.8</text:p>
          </table:table-cell>
          <table:table-cell table:formula="of:=[.A505]/([.$D$4]*2)" office:value-type="float" office:value="74.4">
            <text:p>74.4</text:p>
          </table:table-cell>
          <table:table-cell table:formula="of:=SQRT(ABS([.$D$2]^2-[.B505]^2))" office:value-type="float" office:value="147.274030297266">
            <text:p>147.274030297266</text:p>
          </table:table-cell>
          <table:table-cell table:formula="of:=([.$C$10]-[.C505])*[.$B$4]" office:value-type="float" office:value="29031.3977665163">
            <text:p>29031.3977665163</text:p>
          </table:table-cell>
          <table:table-cell table:formula="of:=ROUND([.D505])" office:value-type="float" office:value="29031">
            <text:p>29031</text:p>
          </table:table-cell>
          <table:table-cell table:formula="of:=([.$C$8]-([.E505]*[.$C$4]))" office:value-type="float" office:value="147.274341346154">
            <text:p>147.274341346154</text:p>
          </table:table-cell>
          <table:table-cell table:formula="of:=SQRT(ABS([.$D$2]^2-[.F505]^2))" office:value-type="float" office:value="74.3993842787463">
            <text:p>74.3993842787463</text:p>
          </table:table-cell>
          <table:table-cell table:formula="of:=ABS([.B505]-[.G505])" office:value-type="float" office:value="0.000615721253666379">
            <text:p>0.000615721253666379</text:p>
          </table:table-cell>
          <table:table-cell table:number-columns-repeated="3"/>
        </table:table-row>
        <table:table-row table:style-name="ro2">
          <table:table-cell table:formula="of:=[.A505]+[.A$4]" office:value-type="float" office:value="149.1">
            <text:p>149.1</text:p>
          </table:table-cell>
          <table:table-cell table:formula="of:=[.A506]/([.$D$4]*2)" office:value-type="float" office:value="74.55">
            <text:p>74.55</text:p>
          </table:table-cell>
          <table:table-cell table:formula="of:=SQRT(ABS([.$D$2]^2-[.B506]^2))" office:value-type="float" office:value="147.198157257487">
            <text:p>147.198157257487</text:p>
          </table:table-cell>
          <table:table-cell table:formula="of:=([.$C$10]-[.C506])*[.$B$4]" office:value-type="float" office:value="29155.6622726102">
            <text:p>29155.6622726102</text:p>
          </table:table-cell>
          <table:table-cell table:formula="of:=ROUND([.D506])" office:value-type="float" office:value="29156">
            <text:p>29156</text:p>
          </table:table-cell>
          <table:table-cell table:formula="of:=([.$C$8]-([.E506]*[.$C$4]))" office:value-type="float" office:value="147.198019230769">
            <text:p>147.198019230769</text:p>
          </table:table-cell>
          <table:table-cell table:formula="of:=SQRT(ABS([.$D$2]^2-[.F506]^2))" office:value-type="float" office:value="74.5502725316151">
            <text:p>74.5502725316151</text:p>
          </table:table-cell>
          <table:table-cell table:formula="of:=ABS([.B506]-[.G506])" office:value-type="float" office:value="0.000272531615166827">
            <text:p>0.000272531615166827</text:p>
          </table:table-cell>
          <table:table-cell table:number-columns-repeated="3"/>
        </table:table-row>
        <table:table-row table:style-name="ro2">
          <table:table-cell table:formula="of:=[.A506]+[.A$4]" office:value-type="float" office:value="149.4">
            <text:p>149.4</text:p>
          </table:table-cell>
          <table:table-cell table:formula="of:=[.A507]/([.$D$4]*2)" office:value-type="float" office:value="74.7">
            <text:p>74.7</text:p>
          </table:table-cell>
          <table:table-cell table:formula="of:=SQRT(ABS([.$D$2]^2-[.B507]^2))" office:value-type="float" office:value="147.122092154781">
            <text:p>147.122092154781</text:p>
          </table:table-cell>
          <table:table-cell table:formula="of:=([.$C$10]-[.C507])*[.$B$4]" office:value-type="float" office:value="29280.2413384594">
            <text:p>29280.2413384594</text:p>
          </table:table-cell>
          <table:table-cell table:formula="of:=ROUND([.D507])" office:value-type="float" office:value="29280">
            <text:p>29280</text:p>
          </table:table-cell>
          <table:table-cell table:formula="of:=([.$C$8]-([.E507]*[.$C$4]))" office:value-type="float" office:value="147.122307692308">
            <text:p>147.122307692308</text:p>
          </table:table-cell>
          <table:table-cell table:formula="of:=SQRT(ABS([.$D$2]^2-[.F507]^2))" office:value-type="float" office:value="74.6995754960491">
            <text:p>74.6995754960491</text:p>
          </table:table-cell>
          <table:table-cell table:formula="of:=ABS([.B507]-[.G507])" office:value-type="float" office:value="0.000424503950839039">
            <text:p>0.000424503950839039</text:p>
          </table:table-cell>
          <table:table-cell table:number-columns-repeated="3"/>
        </table:table-row>
        <table:table-row table:style-name="ro2">
          <table:table-cell table:formula="of:=[.A507]+[.A$4]" office:value-type="float" office:value="149.7">
            <text:p>149.7</text:p>
          </table:table-cell>
          <table:table-cell table:formula="of:=[.A508]/([.$D$4]*2)" office:value-type="float" office:value="74.85">
            <text:p>74.85</text:p>
          </table:table-cell>
          <table:table-cell table:formula="of:=SQRT(ABS([.$D$2]^2-[.B508]^2))" office:value-type="float" office:value="147.045834691092">
            <text:p>147.045834691092</text:p>
          </table:table-cell>
          <table:table-cell table:formula="of:=([.$C$10]-[.C508])*[.$B$4]" office:value-type="float" office:value="29405.1354522183">
            <text:p>29405.1354522183</text:p>
          </table:table-cell>
          <table:table-cell table:formula="of:=ROUND([.D508])" office:value-type="float" office:value="29405">
            <text:p>29405</text:p>
          </table:table-cell>
          <table:table-cell table:formula="of:=([.$C$8]-([.E508]*[.$C$4]))" office:value-type="float" office:value="147.045985576923">
            <text:p>147.045985576923</text:p>
          </table:table-cell>
          <table:table-cell table:formula="of:=SQRT(ABS([.$D$2]^2-[.F508]^2))" office:value-type="float" office:value="74.8497035779791">
            <text:p>74.8497035779791</text:p>
          </table:table-cell>
          <table:table-cell table:formula="of:=ABS([.B508]-[.G508])" office:value-type="float" office:value="0.000296422020923615">
            <text:p>0.000296422020923615</text:p>
          </table:table-cell>
          <table:table-cell table:number-columns-repeated="3"/>
        </table:table-row>
        <table:table-row table:style-name="ro2">
          <table:table-cell table:formula="of:=[.A508]+[.A$4]" office:value-type="float" office:value="150">
            <text:p>150</text:p>
          </table:table-cell>
          <table:table-cell table:formula="of:=[.A509]/([.$D$4]*2)" office:value-type="float" office:value="75">
            <text:p>75</text:p>
          </table:table-cell>
          <table:table-cell table:formula="of:=SQRT(ABS([.$D$2]^2-[.B509]^2))" office:value-type="float" office:value="146.969384566991">
            <text:p>146.969384566991</text:p>
          </table:table-cell>
          <table:table-cell table:formula="of:=([.$C$10]-[.C509])*[.$B$4]" office:value-type="float" office:value="29530.34510429">
            <text:p>29530.34510429</text:p>
          </table:table-cell>
          <table:table-cell table:formula="of:=ROUND([.D509])" office:value-type="float" office:value="29530">
            <text:p>29530</text:p>
          </table:table-cell>
          <table:table-cell table:formula="of:=([.$C$8]-([.E509]*[.$C$4]))" office:value-type="float" office:value="146.969663461538">
            <text:p>146.969663461538</text:p>
          </table:table-cell>
          <table:table-cell table:formula="of:=SQRT(ABS([.$D$2]^2-[.F509]^2))" office:value-type="float" office:value="74.9994534780229">
            <text:p>74.9994534780229</text:p>
          </table:table-cell>
          <table:table-cell table:formula="of:=ABS([.B509]-[.G509])" office:value-type="float" office:value="0.000546521977057068">
            <text:p>0.000546521977057068</text:p>
          </table:table-cell>
          <table:table-cell table:number-columns-repeated="3"/>
        </table:table-row>
        <table:table-row table:style-name="ro2">
          <table:table-cell table:formula="of:=[.A509]+[.A$4]" office:value-type="float" office:value="150.3">
            <text:p>150.3</text:p>
          </table:table-cell>
          <table:table-cell table:formula="of:=[.A510]/([.$D$4]*2)" office:value-type="float" office:value="75.15">
            <text:p>75.15</text:p>
          </table:table-cell>
          <table:table-cell table:formula="of:=SQRT(ABS([.$D$2]^2-[.B510]^2))" office:value-type="float" office:value="146.892741481668">
            <text:p>146.892741481668</text:p>
          </table:table-cell>
          <table:table-cell table:formula="of:=([.$C$10]-[.C510])*[.$B$4]" office:value-type="float" office:value="29655.870787339">
            <text:p>29655.870787339</text:p>
          </table:table-cell>
          <table:table-cell table:formula="of:=ROUND([.D510])" office:value-type="float" office:value="29656">
            <text:p>29656</text:p>
          </table:table-cell>
          <table:table-cell table:formula="of:=([.$C$8]-([.E510]*[.$C$4]))" office:value-type="float" office:value="146.892730769231">
            <text:p>146.892730769231</text:p>
          </table:table-cell>
          <table:table-cell table:formula="of:=SQRT(ABS([.$D$2]^2-[.F510]^2))" office:value-type="float" office:value="75.1500209391739">
            <text:p>75.1500209391739</text:p>
          </table:table-cell>
          <table:table-cell table:formula="of:=ABS([.B510]-[.G510])" office:value-type="float" office:value="0.0000209391739360854">
            <text:p>0.0000209391739360854</text:p>
          </table:table-cell>
          <table:table-cell table:number-columns-repeated="3"/>
        </table:table-row>
        <table:table-row table:style-name="ro2">
          <table:table-cell table:formula="of:=[.A510]+[.A$4]" office:value-type="float" office:value="150.6">
            <text:p>150.6</text:p>
          </table:table-cell>
          <table:table-cell table:formula="of:=[.A511]/([.$D$4]*2)" office:value-type="float" office:value="75.3">
            <text:p>75.3</text:p>
          </table:table-cell>
          <table:table-cell table:formula="of:=SQRT(ABS([.$D$2]^2-[.B511]^2))" office:value-type="float" office:value="146.815905132925">
            <text:p>146.815905132925</text:p>
          </table:table-cell>
          <table:table-cell table:formula="of:=([.$C$10]-[.C511])*[.$B$4]" office:value-type="float" office:value="29781.7129963033">
            <text:p>29781.7129963033</text:p>
          </table:table-cell>
          <table:table-cell table:formula="of:=ROUND([.D511])" office:value-type="float" office:value="29782">
            <text:p>29782</text:p>
          </table:table-cell>
          <table:table-cell table:formula="of:=([.$C$8]-([.E511]*[.$C$4]))" office:value-type="float" office:value="146.815798076923">
            <text:p>146.815798076923</text:p>
          </table:table-cell>
          <table:table-cell table:formula="of:=SQRT(ABS([.$D$2]^2-[.F511]^2))" office:value-type="float" office:value="75.3002087316905">
            <text:p>75.3002087316905</text:p>
          </table:table-cell>
          <table:table-cell table:formula="of:=ABS([.B511]-[.G511])" office:value-type="float" office:value="0.000208731690463537">
            <text:p>0.000208731690463537</text:p>
          </table:table-cell>
          <table:table-cell table:number-columns-repeated="3"/>
        </table:table-row>
        <table:table-row table:style-name="ro2">
          <table:table-cell table:formula="of:=[.A511]+[.A$4]" office:value-type="float" office:value="150.9">
            <text:p>150.9</text:p>
          </table:table-cell>
          <table:table-cell table:formula="of:=[.A512]/([.$D$4]*2)" office:value-type="float" office:value="75.45">
            <text:p>75.45</text:p>
          </table:table-cell>
          <table:table-cell table:formula="of:=SQRT(ABS([.$D$2]^2-[.B512]^2))" office:value-type="float" office:value="146.738875217169">
            <text:p>146.738875217169</text:p>
          </table:table-cell>
          <table:table-cell table:formula="of:=([.$C$10]-[.C512])*[.$B$4]" office:value-type="float" office:value="29907.8722284068">
            <text:p>29907.8722284068</text:p>
          </table:table-cell>
          <table:table-cell table:formula="of:=ROUND([.D512])" office:value-type="float" office:value="29908">
            <text:p>29908</text:p>
          </table:table-cell>
          <table:table-cell table:formula="of:=([.$C$8]-([.E512]*[.$C$4]))" office:value-type="float" office:value="146.738865384615">
            <text:p>146.738865384615</text:p>
          </table:table-cell>
          <table:table-cell table:formula="of:=SQRT(ABS([.$D$2]^2-[.F512]^2))" office:value-type="float" office:value="75.4500191228321">
            <text:p>75.4500191228321</text:p>
          </table:table-cell>
          <table:table-cell table:formula="of:=ABS([.B512]-[.G512])" office:value-type="float" office:value="0.0000191228320574055">
            <text:p>0.0000191228320574055</text:p>
          </table:table-cell>
          <table:table-cell table:number-columns-repeated="3"/>
        </table:table-row>
        <table:table-row table:style-name="ro2">
          <table:table-cell table:formula="of:=[.A512]+[.A$4]" office:value-type="float" office:value="151.2">
            <text:p>151.2</text:p>
          </table:table-cell>
          <table:table-cell table:formula="of:=[.A513]/([.$D$4]*2)" office:value-type="float" office:value="75.6">
            <text:p>75.6</text:p>
          </table:table-cell>
          <table:table-cell table:formula="of:=SQRT(ABS([.$D$2]^2-[.B513]^2))" office:value-type="float" office:value="146.661651429404">
            <text:p>146.661651429404</text:p>
          </table:table-cell>
          <table:table-cell table:formula="of:=([.$C$10]-[.C513])*[.$B$4]" office:value-type="float" office:value="30034.3489831721">
            <text:p>30034.3489831721</text:p>
          </table:table-cell>
          <table:table-cell table:formula="of:=ROUND([.D513])" office:value-type="float" office:value="30034">
            <text:p>30034</text:p>
          </table:table-cell>
          <table:table-cell table:formula="of:=([.$C$8]-([.E513]*[.$C$4]))" office:value-type="float" office:value="146.661932692308">
            <text:p>146.661932692308</text:p>
          </table:table-cell>
          <table:table-cell table:formula="of:=SQRT(ABS([.$D$2]^2-[.F513]^2))" office:value-type="float" office:value="75.5994543562122">
            <text:p>75.5994543562122</text:p>
          </table:table-cell>
          <table:table-cell table:formula="of:=ABS([.B513]-[.G513])" office:value-type="float" office:value="0.00054564378781663">
            <text:p>0.00054564378781663</text:p>
          </table:table-cell>
          <table:table-cell table:number-columns-repeated="3"/>
        </table:table-row>
        <table:table-row table:style-name="ro2">
          <table:table-cell table:formula="of:=[.A513]+[.A$4]" office:value-type="float" office:value="151.5">
            <text:p>151.5</text:p>
          </table:table-cell>
          <table:table-cell table:formula="of:=[.A514]/([.$D$4]*2)" office:value-type="float" office:value="75.75">
            <text:p>75.75</text:p>
          </table:table-cell>
          <table:table-cell table:formula="of:=SQRT(ABS([.$D$2]^2-[.B514]^2))" office:value-type="float" office:value="146.584233463221">
            <text:p>146.584233463221</text:p>
          </table:table-cell>
          <table:table-cell table:formula="of:=([.$C$10]-[.C514])*[.$B$4]" office:value-type="float" office:value="30161.1437624329">
            <text:p>30161.1437624329</text:p>
          </table:table-cell>
          <table:table-cell table:formula="of:=ROUND([.D514])" office:value-type="float" office:value="30161">
            <text:p>30161</text:p>
          </table:table-cell>
          <table:table-cell table:formula="of:=([.$C$8]-([.E514]*[.$C$4]))" office:value-type="float" office:value="146.584389423077">
            <text:p>146.584389423077</text:p>
          </table:table-cell>
          <table:table-cell table:formula="of:=SQRT(ABS([.$D$2]^2-[.F514]^2))" office:value-type="float" office:value="75.7496982004796">
            <text:p>75.7496982004796</text:p>
          </table:table-cell>
          <table:table-cell table:formula="of:=ABS([.B514]-[.G514])" office:value-type="float" office:value="0.000301799520443069">
            <text:p>0.000301799520443069</text:p>
          </table:table-cell>
          <table:table-cell table:number-columns-repeated="3"/>
        </table:table-row>
        <table:table-row table:style-name="ro2">
          <table:table-cell table:formula="of:=[.A514]+[.A$4]" office:value-type="float" office:value="151.8">
            <text:p>151.8</text:p>
          </table:table-cell>
          <table:table-cell table:formula="of:=[.A515]/([.$D$4]*2)" office:value-type="float" office:value="75.9">
            <text:p>75.9</text:p>
          </table:table-cell>
          <table:table-cell table:formula="of:=SQRT(ABS([.$D$2]^2-[.B515]^2))" office:value-type="float" office:value="146.506621010793">
            <text:p>146.506621010793</text:p>
          </table:table-cell>
          <table:table-cell table:formula="of:=([.$C$10]-[.C515])*[.$B$4]" office:value-type="float" office:value="30288.2570703468">
            <text:p>30288.2570703468</text:p>
          </table:table-cell>
          <table:table-cell table:formula="of:=ROUND([.D515])" office:value-type="float" office:value="30288">
            <text:p>30288</text:p>
          </table:table-cell>
          <table:table-cell table:formula="of:=([.$C$8]-([.E515]*[.$C$4]))" office:value-type="float" office:value="146.506846153846">
            <text:p>146.506846153846</text:p>
          </table:table-cell>
          <table:table-cell table:formula="of:=SQRT(ABS([.$D$2]^2-[.F515]^2))" office:value-type="float" office:value="75.8995654141264">
            <text:p>75.8995654141264</text:p>
          </table:table-cell>
          <table:table-cell table:formula="of:=ABS([.B515]-[.G515])" office:value-type="float" office:value="0.000434585873577476">
            <text:p>0.000434585873577476</text:p>
          </table:table-cell>
          <table:table-cell table:number-columns-repeated="3"/>
        </table:table-row>
        <table:table-row table:style-name="ro2">
          <table:table-cell table:formula="of:=[.A515]+[.A$4]" office:value-type="float" office:value="152.1">
            <text:p>152.1</text:p>
          </table:table-cell>
          <table:table-cell table:formula="of:=[.A516]/([.$D$4]*2)" office:value-type="float" office:value="76.05">
            <text:p>76.05</text:p>
          </table:table-cell>
          <table:table-cell table:formula="of:=SQRT(ABS([.$D$2]^2-[.B516]^2))" office:value-type="float" office:value="146.428813762866">
            <text:p>146.428813762866</text:p>
          </table:table-cell>
          <table:table-cell table:formula="of:=([.$C$10]-[.C516])*[.$B$4]" office:value-type="float" office:value="30415.6894134081">
            <text:p>30415.6894134081</text:p>
          </table:table-cell>
          <table:table-cell table:formula="of:=ROUND([.D516])" office:value-type="float" office:value="30416">
            <text:p>30416</text:p>
          </table:table-cell>
          <table:table-cell table:formula="of:=([.$C$8]-([.E516]*[.$C$4]))" office:value-type="float" office:value="146.428692307692">
            <text:p>146.428692307692</text:p>
          </table:table-cell>
          <table:table-cell table:formula="of:=SQRT(ABS([.$D$2]^2-[.F516]^2))" office:value-type="float" office:value="76.050233852758">
            <text:p>76.050233852758</text:p>
          </table:table-cell>
          <table:table-cell table:formula="of:=ABS([.B516]-[.G516])" office:value-type="float" office:value="0.000233852757929753">
            <text:p>0.000233852757929753</text:p>
          </table:table-cell>
          <table:table-cell table:number-columns-repeated="3"/>
        </table:table-row>
        <table:table-row table:style-name="ro2">
          <table:table-cell table:formula="of:=[.A516]+[.A$4]" office:value-type="float" office:value="152.4">
            <text:p>152.4</text:p>
          </table:table-cell>
          <table:table-cell table:formula="of:=[.A517]/([.$D$4]*2)" office:value-type="float" office:value="76.2">
            <text:p>76.2</text:p>
          </table:table-cell>
          <table:table-cell table:formula="of:=SQRT(ABS([.$D$2]^2-[.B517]^2))" office:value-type="float" office:value="146.350811408752">
            <text:p>146.350811408752</text:p>
          </table:table-cell>
          <table:table-cell table:formula="of:=([.$C$10]-[.C517])*[.$B$4]" office:value-type="float" office:value="30543.441300461">
            <text:p>30543.441300461</text:p>
          </table:table-cell>
          <table:table-cell table:formula="of:=ROUND([.D517])" office:value-type="float" office:value="30543">
            <text:p>30543</text:p>
          </table:table-cell>
          <table:table-cell table:formula="of:=([.$C$8]-([.E517]*[.$C$4]))" office:value-type="float" office:value="146.351149038462">
            <text:p>146.351149038462</text:p>
          </table:table-cell>
          <table:table-cell table:formula="of:=SQRT(ABS([.$D$2]^2-[.F517]^2))" office:value-type="float" office:value="76.1993515400362">
            <text:p>76.1993515400362</text:p>
          </table:table-cell>
          <table:table-cell table:formula="of:=ABS([.B517]-[.G517])" office:value-type="float" office:value="0.000648459963798587">
            <text:p>0.000648459963798587</text:p>
          </table:table-cell>
          <table:table-cell table:number-columns-repeated="3"/>
        </table:table-row>
        <table:table-row table:style-name="ro2">
          <table:table-cell table:formula="of:=[.A517]+[.A$4]" office:value-type="float" office:value="152.7">
            <text:p>152.7</text:p>
          </table:table-cell>
          <table:table-cell table:formula="of:=[.A518]/([.$D$4]*2)" office:value-type="float" office:value="76.35">
            <text:p>76.35</text:p>
          </table:table-cell>
          <table:table-cell table:formula="of:=SQRT(ABS([.$D$2]^2-[.B518]^2))" office:value-type="float" office:value="146.272613636319">
            <text:p>146.272613636319</text:p>
          </table:table-cell>
          <table:table-cell table:formula="of:=([.$C$10]-[.C518])*[.$B$4]" office:value-type="float" office:value="30671.5132427121">
            <text:p>30671.5132427121</text:p>
          </table:table-cell>
          <table:table-cell table:formula="of:=ROUND([.D518])" office:value-type="float" office:value="30672">
            <text:p>30672</text:p>
          </table:table-cell>
          <table:table-cell table:formula="of:=([.$C$8]-([.E518]*[.$C$4]))" office:value-type="float" office:value="146.272384615385">
            <text:p>146.272384615385</text:p>
          </table:table-cell>
          <table:table-cell table:formula="of:=SQRT(ABS([.$D$2]^2-[.F518]^2))" office:value-type="float" office:value="76.3504387605533">
            <text:p>76.3504387605533</text:p>
          </table:table-cell>
          <table:table-cell table:formula="of:=ABS([.B518]-[.G518])" office:value-type="float" office:value="0.000438760553208795">
            <text:p>0.000438760553208795</text:p>
          </table:table-cell>
          <table:table-cell table:number-columns-repeated="3"/>
        </table:table-row>
        <table:table-row table:style-name="ro2">
          <table:table-cell table:formula="of:=[.A518]+[.A$4]" office:value-type="float" office:value="153">
            <text:p>153</text:p>
          </table:table-cell>
          <table:table-cell table:formula="of:=[.A519]/([.$D$4]*2)" office:value-type="float" office:value="76.5">
            <text:p>76.5</text:p>
          </table:table-cell>
          <table:table-cell table:formula="of:=SQRT(ABS([.$D$2]^2-[.B519]^2))" office:value-type="float" office:value="146.194220131987">
            <text:p>146.194220131987</text:p>
          </table:table-cell>
          <table:table-cell table:formula="of:=([.$C$10]-[.C519])*[.$B$4]" office:value-type="float" office:value="30799.9057537442">
            <text:p>30799.9057537442</text:p>
          </table:table-cell>
          <table:table-cell table:formula="of:=ROUND([.D519])" office:value-type="float" office:value="30800">
            <text:p>30800</text:p>
          </table:table-cell>
          <table:table-cell table:formula="of:=([.$C$8]-([.E519]*[.$C$4]))" office:value-type="float" office:value="146.194230769231">
            <text:p>146.194230769231</text:p>
          </table:table-cell>
          <table:table-cell table:formula="of:=SQRT(ABS([.$D$2]^2-[.F519]^2))" office:value-type="float" office:value="76.4999796718463">
            <text:p>76.4999796718463</text:p>
          </table:table-cell>
          <table:table-cell table:formula="of:=ABS([.B519]-[.G519])" office:value-type="float" office:value="0.00002032815370967">
            <text:p>0.00002032815370967</text:p>
          </table:table-cell>
          <table:table-cell table:number-columns-repeated="3"/>
        </table:table-row>
        <table:table-row table:style-name="ro2">
          <table:table-cell table:formula="of:=[.A519]+[.A$4]" office:value-type="float" office:value="153.3">
            <text:p>153.3</text:p>
          </table:table-cell>
          <table:table-cell table:formula="of:=[.A520]/([.$D$4]*2)" office:value-type="float" office:value="76.65">
            <text:p>76.65</text:p>
          </table:table-cell>
          <table:table-cell table:formula="of:=SQRT(ABS([.$D$2]^2-[.B520]^2))" office:value-type="float" office:value="146.115630580715">
            <text:p>146.115630580715</text:p>
          </table:table-cell>
          <table:table-cell table:formula="of:=([.$C$10]-[.C520])*[.$B$4]" office:value-type="float" office:value="30928.6193495288">
            <text:p>30928.6193495288</text:p>
          </table:table-cell>
          <table:table-cell table:formula="of:=ROUND([.D520])" office:value-type="float" office:value="30929">
            <text:p>30929</text:p>
          </table:table-cell>
          <table:table-cell table:formula="of:=([.$C$8]-([.E520]*[.$C$4]))" office:value-type="float" office:value="146.115466346154">
            <text:p>146.115466346154</text:p>
          </table:table-cell>
          <table:table-cell table:formula="of:=SQRT(ABS([.$D$2]^2-[.F520]^2))" office:value-type="float" office:value="76.6503130746769">
            <text:p>76.6503130746769</text:p>
          </table:table-cell>
          <table:table-cell table:formula="of:=ABS([.B520]-[.G520])" office:value-type="float" office:value="0.000313074676824954">
            <text:p>0.000313074676824954</text:p>
          </table:table-cell>
          <table:table-cell table:number-columns-repeated="3"/>
        </table:table-row>
        <table:table-row table:style-name="ro2">
          <table:table-cell table:formula="of:=[.A520]+[.A$4]" office:value-type="float" office:value="153.6">
            <text:p>153.6</text:p>
          </table:table-cell>
          <table:table-cell table:formula="of:=[.A521]/([.$D$4]*2)" office:value-type="float" office:value="76.8000000000001">
            <text:p>76.8000000000001</text:p>
          </table:table-cell>
          <table:table-cell table:formula="of:=SQRT(ABS([.$D$2]^2-[.B521]^2))" office:value-type="float" office:value="146.036844665995">
            <text:p>146.036844665995</text:p>
          </table:table-cell>
          <table:table-cell table:formula="of:=([.$C$10]-[.C521])*[.$B$4]" office:value-type="float" office:value="31057.6545484402">
            <text:p>31057.6545484402</text:p>
          </table:table-cell>
          <table:table-cell table:formula="of:=ROUND([.D521])" office:value-type="float" office:value="31058">
            <text:p>31058</text:p>
          </table:table-cell>
          <table:table-cell table:formula="of:=([.$C$8]-([.E521]*[.$C$4]))" office:value-type="float" office:value="146.036701923077">
            <text:p>146.036701923077</text:p>
          </table:table-cell>
          <table:table-cell table:formula="of:=SQRT(ABS([.$D$2]^2-[.F521]^2))" office:value-type="float" office:value="76.8002714281036">
            <text:p>76.8002714281036</text:p>
          </table:table-cell>
          <table:table-cell table:formula="of:=ABS([.B521]-[.G521])" office:value-type="float" office:value="0.00027142810353098">
            <text:p>0.00027142810353098</text:p>
          </table:table-cell>
          <table:table-cell table:number-columns-repeated="3"/>
        </table:table-row>
        <table:table-row table:style-name="ro2">
          <table:table-cell table:formula="of:=[.A521]+[.A$4]" office:value-type="float" office:value="153.9">
            <text:p>153.9</text:p>
          </table:table-cell>
          <table:table-cell table:formula="of:=[.A522]/([.$D$4]*2)" office:value-type="float" office:value="76.9500000000001">
            <text:p>76.9500000000001</text:p>
          </table:table-cell>
          <table:table-cell table:formula="of:=SQRT(ABS([.$D$2]^2-[.B522]^2))" office:value-type="float" office:value="145.957862069845">
            <text:p>145.957862069845</text:p>
          </table:table-cell>
          <table:table-cell table:formula="of:=([.$C$10]-[.C522])*[.$B$4]" office:value-type="float" office:value="31187.0118712682">
            <text:p>31187.0118712682</text:p>
          </table:table-cell>
          <table:table-cell table:formula="of:=ROUND([.D522])" office:value-type="float" office:value="31187">
            <text:p>31187</text:p>
          </table:table-cell>
          <table:table-cell table:formula="of:=([.$C$8]-([.E522]*[.$C$4]))" office:value-type="float" office:value="145.9579375">
            <text:p>145.9579375</text:p>
          </table:table-cell>
          <table:table-cell table:formula="of:=SQRT(ABS([.$D$2]^2-[.F522]^2))" office:value-type="float" office:value="76.9498569247928">
            <text:p>76.9498569247928</text:p>
          </table:table-cell>
          <table:table-cell table:formula="of:=ABS([.B522]-[.G522])" office:value-type="float" office:value="0.000143075207219567">
            <text:p>0.000143075207219567</text:p>
          </table:table-cell>
          <table:table-cell table:number-columns-repeated="3"/>
        </table:table-row>
        <table:table-row table:style-name="ro2">
          <table:table-cell table:formula="of:=[.A522]+[.A$4]" office:value-type="float" office:value="154.2">
            <text:p>154.2</text:p>
          </table:table-cell>
          <table:table-cell table:formula="of:=[.A523]/([.$D$4]*2)" office:value-type="float" office:value="77.1000000000001">
            <text:p>77.1000000000001</text:p>
          </table:table-cell>
          <table:table-cell table:formula="of:=SQRT(ABS([.$D$2]^2-[.B523]^2))" office:value-type="float" office:value="145.8786824728">
            <text:p>145.8786824728</text:p>
          </table:table-cell>
          <table:table-cell table:formula="of:=([.$C$10]-[.C523])*[.$B$4]" office:value-type="float" office:value="31316.6918412323">
            <text:p>31316.6918412323</text:p>
          </table:table-cell>
          <table:table-cell table:formula="of:=ROUND([.D523])" office:value-type="float" office:value="31317">
            <text:p>31317</text:p>
          </table:table-cell>
          <table:table-cell table:formula="of:=([.$C$8]-([.E523]*[.$C$4]))" office:value-type="float" office:value="145.8785625">
            <text:p>145.8785625</text:p>
          </table:table-cell>
          <table:table-cell table:formula="of:=SQRT(ABS([.$D$2]^2-[.F523]^2))" office:value-type="float" office:value="77.1002269966412">
            <text:p>77.1002269966412</text:p>
          </table:table-cell>
          <table:table-cell table:formula="of:=ABS([.B523]-[.G523])" office:value-type="float" office:value="0.000226996641103483">
            <text:p>0.000226996641103483</text:p>
          </table:table-cell>
          <table:table-cell table:number-columns-repeated="3"/>
        </table:table-row>
        <table:table-row table:style-name="ro2">
          <table:table-cell table:formula="of:=[.A523]+[.A$4]" office:value-type="float" office:value="154.5">
            <text:p>154.5</text:p>
          </table:table-cell>
          <table:table-cell table:formula="of:=[.A524]/([.$D$4]*2)" office:value-type="float" office:value="77.2500000000001">
            <text:p>77.2500000000001</text:p>
          </table:table-cell>
          <table:table-cell table:formula="of:=SQRT(ABS([.$D$2]^2-[.B524]^2))" office:value-type="float" office:value="145.799305553902">
            <text:p>145.799305553902</text:p>
          </table:table-cell>
          <table:table-cell table:formula="of:=([.$C$10]-[.C524])*[.$B$4]" office:value-type="float" office:value="31446.6949839948">
            <text:p>31446.6949839948</text:p>
          </table:table-cell>
          <table:table-cell table:formula="of:=ROUND([.D524])" office:value-type="float" office:value="31447">
            <text:p>31447</text:p>
          </table:table-cell>
          <table:table-cell table:formula="of:=([.$C$8]-([.E524]*[.$C$4]))" office:value-type="float" office:value="145.7991875">
            <text:p>145.7991875</text:p>
          </table:table-cell>
          <table:table-cell table:formula="of:=SQRT(ABS([.$D$2]^2-[.F524]^2))" office:value-type="float" office:value="77.2502228109398">
            <text:p>77.2502228109398</text:p>
          </table:table-cell>
          <table:table-cell table:formula="of:=ABS([.B524]-[.G524])" office:value-type="float" office:value="0.00022281093974641">
            <text:p>0.00022281093974641</text:p>
          </table:table-cell>
          <table:table-cell table:number-columns-repeated="3"/>
        </table:table-row>
        <table:table-row table:style-name="ro2">
          <table:table-cell table:formula="of:=[.A524]+[.A$4]" office:value-type="float" office:value="154.8">
            <text:p>154.8</text:p>
          </table:table-cell>
          <table:table-cell table:formula="of:=[.A525]/([.$D$4]*2)" office:value-type="float" office:value="77.4000000000001">
            <text:p>77.4000000000001</text:p>
          </table:table-cell>
          <table:table-cell table:formula="of:=SQRT(ABS([.$D$2]^2-[.B525]^2))" office:value-type="float" office:value="145.719730990693">
            <text:p>145.719730990693</text:p>
          </table:table-cell>
          <table:table-cell table:formula="of:=([.$C$10]-[.C525])*[.$B$4]" office:value-type="float" office:value="31577.0218276748">
            <text:p>31577.0218276748</text:p>
          </table:table-cell>
          <table:table-cell table:formula="of:=ROUND([.D525])" office:value-type="float" office:value="31577">
            <text:p>31577</text:p>
          </table:table-cell>
          <table:table-cell table:formula="of:=([.$C$8]-([.E525]*[.$C$4]))" office:value-type="float" office:value="145.7198125">
            <text:p>145.7198125</text:p>
          </table:table-cell>
          <table:table-cell table:formula="of:=SQRT(ABS([.$D$2]^2-[.F525]^2))" office:value-type="float" office:value="77.3998465435484">
            <text:p>77.3998465435484</text:p>
          </table:table-cell>
          <table:table-cell table:formula="of:=ABS([.B525]-[.G525])" office:value-type="float" office:value="0.000153456451641887">
            <text:p>0.000153456451641887</text:p>
          </table:table-cell>
          <table:table-cell table:number-columns-repeated="3"/>
        </table:table-row>
        <table:table-row table:style-name="ro2">
          <table:table-cell table:formula="of:=[.A525]+[.A$4]" office:value-type="float" office:value="155.1">
            <text:p>155.1</text:p>
          </table:table-cell>
          <table:table-cell table:formula="of:=[.A526]/([.$D$4]*2)" office:value-type="float" office:value="77.5500000000001">
            <text:p>77.5500000000001</text:p>
          </table:table-cell>
          <table:table-cell table:formula="of:=SQRT(ABS([.$D$2]^2-[.B526]^2))" office:value-type="float" office:value="145.639958459209">
            <text:p>145.639958459209</text:p>
          </table:table-cell>
          <table:table-cell table:formula="of:=([.$C$10]-[.C526])*[.$B$4]" office:value-type="float" office:value="31707.6729028623">
            <text:p>31707.6729028623</text:p>
          </table:table-cell>
          <table:table-cell table:formula="of:=ROUND([.D526])" office:value-type="float" office:value="31708">
            <text:p>31708</text:p>
          </table:table-cell>
          <table:table-cell table:formula="of:=([.$C$8]-([.E526]*[.$C$4]))" office:value-type="float" office:value="145.639826923077">
            <text:p>145.639826923077</text:p>
          </table:table-cell>
          <table:table-cell table:formula="of:=SQRT(ABS([.$D$2]^2-[.F526]^2))" office:value-type="float" office:value="77.5502470261456">
            <text:p>77.5502470261456</text:p>
          </table:table-cell>
          <table:table-cell table:formula="of:=ABS([.B526]-[.G526])" office:value-type="float" office:value="0.000247026145473228">
            <text:p>0.000247026145473228</text:p>
          </table:table-cell>
          <table:table-cell table:number-columns-repeated="3"/>
        </table:table-row>
        <table:table-row table:style-name="ro2">
          <table:table-cell table:formula="of:=[.A526]+[.A$4]" office:value-type="float" office:value="155.4">
            <text:p>155.4</text:p>
          </table:table-cell>
          <table:table-cell table:formula="of:=[.A527]/([.$D$4]*2)" office:value-type="float" office:value="77.7000000000001">
            <text:p>77.7000000000001</text:p>
          </table:table-cell>
          <table:table-cell table:formula="of:=SQRT(ABS([.$D$2]^2-[.B527]^2))" office:value-type="float" office:value="145.559987633965">
            <text:p>145.559987633965</text:p>
          </table:table-cell>
          <table:table-cell table:formula="of:=([.$C$10]-[.C527])*[.$B$4]" office:value-type="float" office:value="31838.6487426316">
            <text:p>31838.6487426316</text:p>
          </table:table-cell>
          <table:table-cell table:formula="of:=ROUND([.D527])" office:value-type="float" office:value="31839">
            <text:p>31839</text:p>
          </table:table-cell>
          <table:table-cell table:formula="of:=([.$C$8]-([.E527]*[.$C$4]))" office:value-type="float" office:value="145.559841346154">
            <text:p>145.559841346154</text:p>
          </table:table-cell>
          <table:table-cell table:formula="of:=SQRT(ABS([.$D$2]^2-[.F527]^2))" office:value-type="float" office:value="77.7002740489538">
            <text:p>77.7002740489538</text:p>
          </table:table-cell>
          <table:table-cell table:formula="of:=ABS([.B527]-[.G527])" office:value-type="float" office:value="0.000274048953684769">
            <text:p>0.000274048953684769</text:p>
          </table:table-cell>
          <table:table-cell table:number-columns-repeated="3"/>
        </table:table-row>
        <table:table-row table:style-name="ro2">
          <table:table-cell table:formula="of:=[.A527]+[.A$4]" office:value-type="float" office:value="155.7">
            <text:p>155.7</text:p>
          </table:table-cell>
          <table:table-cell table:formula="of:=[.A528]/([.$D$4]*2)" office:value-type="float" office:value="77.8500000000001">
            <text:p>77.8500000000001</text:p>
          </table:table-cell>
          <table:table-cell table:formula="of:=SQRT(ABS([.$D$2]^2-[.B528]^2))" office:value-type="float" office:value="145.479818187953">
            <text:p>145.479818187953</text:p>
          </table:table-cell>
          <table:table-cell table:formula="of:=([.$C$10]-[.C528])*[.$B$4]" office:value-type="float" office:value="31969.9498825557">
            <text:p>31969.9498825557</text:p>
          </table:table-cell>
          <table:table-cell table:formula="of:=ROUND([.D528])" office:value-type="float" office:value="31970">
            <text:p>31970</text:p>
          </table:table-cell>
          <table:table-cell table:formula="of:=([.$C$8]-([.E528]*[.$C$4]))" office:value-type="float" office:value="145.479855769231">
            <text:p>145.479855769231</text:p>
          </table:table-cell>
          <table:table-cell table:formula="of:=SQRT(ABS([.$D$2]^2-[.F528]^2))" office:value-type="float" office:value="77.8499297710911">
            <text:p>77.8499297710911</text:p>
          </table:table-cell>
          <table:table-cell table:formula="of:=ABS([.B528]-[.G528])" office:value-type="float" office:value="0.000070228908995773">
            <text:p>0.000070228908995773</text:p>
          </table:table-cell>
          <table:table-cell table:number-columns-repeated="3"/>
        </table:table-row>
        <table:table-row table:style-name="ro2">
          <table:table-cell table:formula="of:=[.A528]+[.A$4]" office:value-type="float" office:value="156">
            <text:p>156</text:p>
          </table:table-cell>
          <table:table-cell table:formula="of:=[.A529]/([.$D$4]*2)" office:value-type="float" office:value="78.0000000000001">
            <text:p>78.0000000000001</text:p>
          </table:table-cell>
          <table:table-cell table:formula="of:=SQRT(ABS([.$D$2]^2-[.B529]^2))" office:value-type="float" office:value="145.399449792632">
            <text:p>145.399449792632</text:p>
          </table:table-cell>
          <table:table-cell table:formula="of:=([.$C$10]-[.C529])*[.$B$4]" office:value-type="float" office:value="32101.5768607206">
            <text:p>32101.5768607206</text:p>
          </table:table-cell>
          <table:table-cell table:formula="of:=ROUND([.D529])" office:value-type="float" office:value="32102">
            <text:p>32102</text:p>
          </table:table-cell>
          <table:table-cell table:formula="of:=([.$C$8]-([.E529]*[.$C$4]))" office:value-type="float" office:value="145.399259615385">
            <text:p>145.399259615385</text:p>
          </table:table-cell>
          <table:table-cell table:formula="of:=SQRT(ABS([.$D$2]^2-[.F529]^2))" office:value-type="float" office:value="78.0003545075148">
            <text:p>78.0003545075148</text:p>
          </table:table-cell>
          <table:table-cell table:formula="of:=ABS([.B529]-[.G529])" office:value-type="float" office:value="0.000354507514728652">
            <text:p>0.000354507514728652</text:p>
          </table:table-cell>
          <table:table-cell table:number-columns-repeated="3"/>
        </table:table-row>
        <table:table-row table:style-name="ro2">
          <table:table-cell table:formula="of:=[.A529]+[.A$4]" office:value-type="float" office:value="156.3">
            <text:p>156.3</text:p>
          </table:table-cell>
          <table:table-cell table:formula="of:=[.A530]/([.$D$4]*2)" office:value-type="float" office:value="78.1500000000001">
            <text:p>78.1500000000001</text:p>
          </table:table-cell>
          <table:table-cell table:formula="of:=SQRT(ABS([.$D$2]^2-[.B530]^2))" office:value-type="float" office:value="145.318882117913">
            <text:p>145.318882117913</text:p>
          </table:table-cell>
          <table:table-cell table:formula="of:=([.$C$10]-[.C530])*[.$B$4]" office:value-type="float" office:value="32233.5302177395">
            <text:p>32233.5302177395</text:p>
          </table:table-cell>
          <table:table-cell table:formula="of:=ROUND([.D530])" office:value-type="float" office:value="32234">
            <text:p>32234</text:p>
          </table:table-cell>
          <table:table-cell table:formula="of:=([.$C$8]-([.E530]*[.$C$4]))" office:value-type="float" office:value="145.318663461538">
            <text:p>145.318663461538</text:p>
          </table:table-cell>
          <table:table-cell table:formula="of:=SQRT(ABS([.$D$2]^2-[.F530]^2))" office:value-type="float" office:value="78.1504065872477">
            <text:p>78.1504065872477</text:p>
          </table:table-cell>
          <table:table-cell table:formula="of:=ABS([.B530]-[.G530])" office:value-type="float" office:value="0.000406587247596235">
            <text:p>0.000406587247596235</text:p>
          </table:table-cell>
          <table:table-cell table:number-columns-repeated="3"/>
        </table:table-row>
        <table:table-row table:style-name="ro2">
          <table:table-cell table:formula="of:=[.A530]+[.A$4]" office:value-type="float" office:value="156.6">
            <text:p>156.6</text:p>
          </table:table-cell>
          <table:table-cell table:formula="of:=[.A531]/([.$D$4]*2)" office:value-type="float" office:value="78.3000000000001">
            <text:p>78.3000000000001</text:p>
          </table:table-cell>
          <table:table-cell table:formula="of:=SQRT(ABS([.$D$2]^2-[.B531]^2))" office:value-type="float" office:value="145.238114832161">
            <text:p>145.238114832161</text:p>
          </table:table-cell>
          <table:table-cell table:formula="of:=([.$C$10]-[.C531])*[.$B$4]" office:value-type="float" office:value="32365.810496767">
            <text:p>32365.810496767</text:p>
          </table:table-cell>
          <table:table-cell table:formula="of:=ROUND([.D531])" office:value-type="float" office:value="32366">
            <text:p>32366</text:p>
          </table:table-cell>
          <table:table-cell table:formula="of:=([.$C$8]-([.E531]*[.$C$4]))" office:value-type="float" office:value="145.238067307692">
            <text:p>145.238067307692</text:p>
          </table:table-cell>
          <table:table-cell table:formula="of:=SQRT(ABS([.$D$2]^2-[.F531]^2))" office:value-type="float" office:value="78.3000881527361">
            <text:p>78.3000881527361</text:p>
          </table:table-cell>
          <table:table-cell table:formula="of:=ABS([.B531]-[.G531])" office:value-type="float" office:value="0.0000881527359410939">
            <text:p>0.0000881527359410939</text:p>
          </table:table-cell>
          <table:table-cell table:number-columns-repeated="3"/>
        </table:table-row>
        <table:table-row table:style-name="ro2">
          <table:table-cell table:formula="of:=[.A531]+[.A$4]" office:value-type="float" office:value="156.9">
            <text:p>156.9</text:p>
          </table:table-cell>
          <table:table-cell table:formula="of:=[.A532]/([.$D$4]*2)" office:value-type="float" office:value="78.4500000000001">
            <text:p>78.4500000000001</text:p>
          </table:table-cell>
          <table:table-cell table:formula="of:=SQRT(ABS([.$D$2]^2-[.B532]^2))" office:value-type="float" office:value="145.157147602176">
            <text:p>145.157147602176</text:p>
          </table:table-cell>
          <table:table-cell table:formula="of:=([.$C$10]-[.C532])*[.$B$4]" office:value-type="float" office:value="32498.4182435136">
            <text:p>32498.4182435136</text:p>
          </table:table-cell>
          <table:table-cell table:formula="of:=ROUND([.D532])" office:value-type="float" office:value="32498">
            <text:p>32498</text:p>
          </table:table-cell>
          <table:table-cell table:formula="of:=([.$C$8]-([.E532]*[.$C$4]))" office:value-type="float" office:value="145.157471153846">
            <text:p>145.157471153846</text:p>
          </table:table-cell>
          <table:table-cell table:formula="of:=SQRT(ABS([.$D$2]^2-[.F532]^2))" office:value-type="float" office:value="78.449401324805">
            <text:p>78.449401324805</text:p>
          </table:table-cell>
          <table:table-cell table:formula="of:=ABS([.B532]-[.G532])" office:value-type="float" office:value="0.000598675195092824">
            <text:p>0.000598675195092824</text:p>
          </table:table-cell>
          <table:table-cell table:number-columns-repeated="3"/>
        </table:table-row>
        <table:table-row table:style-name="ro2">
          <table:table-cell table:formula="of:=[.A532]+[.A$4]" office:value-type="float" office:value="157.2">
            <text:p>157.2</text:p>
          </table:table-cell>
          <table:table-cell table:formula="of:=[.A533]/([.$D$4]*2)" office:value-type="float" office:value="78.6000000000001">
            <text:p>78.6000000000001</text:p>
          </table:table-cell>
          <table:table-cell table:formula="of:=SQRT(ABS([.$D$2]^2-[.B533]^2))" office:value-type="float" office:value="145.075980093191">
            <text:p>145.075980093191</text:p>
          </table:table-cell>
          <table:table-cell table:formula="of:=([.$C$10]-[.C533])*[.$B$4]" office:value-type="float" office:value="32631.3540062609">
            <text:p>32631.3540062609</text:p>
          </table:table-cell>
          <table:table-cell table:formula="of:=ROUND([.D533])" office:value-type="float" office:value="32631">
            <text:p>32631</text:p>
          </table:table-cell>
          <table:table-cell table:formula="of:=([.$C$8]-([.E533]*[.$C$4]))" office:value-type="float" office:value="145.076264423077">
            <text:p>145.076264423077</text:p>
          </table:table-cell>
          <table:table-cell table:formula="of:=SQRT(ABS([.$D$2]^2-[.F533]^2))" office:value-type="float" office:value="78.5994751957382">
            <text:p>78.5994751957382</text:p>
          </table:table-cell>
          <table:table-cell table:formula="of:=ABS([.B533]-[.G533])" office:value-type="float" office:value="0.000524804261885947">
            <text:p>0.000524804261885947</text:p>
          </table:table-cell>
          <table:table-cell table:number-columns-repeated="3"/>
        </table:table-row>
        <table:table-row table:style-name="ro2">
          <table:table-cell table:formula="of:=[.A533]+[.A$4]" office:value-type="float" office:value="157.5">
            <text:p>157.5</text:p>
          </table:table-cell>
          <table:table-cell table:formula="of:=[.A534]/([.$D$4]*2)" office:value-type="float" office:value="78.7500000000001">
            <text:p>78.7500000000001</text:p>
          </table:table-cell>
          <table:table-cell table:formula="of:=SQRT(ABS([.$D$2]^2-[.B534]^2))" office:value-type="float" office:value="144.994611968859">
            <text:p>144.994611968859</text:p>
          </table:table-cell>
          <table:table-cell table:formula="of:=([.$C$10]-[.C534])*[.$B$4]" office:value-type="float" office:value="32764.6183358758">
            <text:p>32764.6183358758</text:p>
          </table:table-cell>
          <table:table-cell table:formula="of:=ROUND([.D534])" office:value-type="float" office:value="32765">
            <text:p>32765</text:p>
          </table:table-cell>
          <table:table-cell table:formula="of:=([.$C$8]-([.E534]*[.$C$4]))" office:value-type="float" office:value="144.994447115385">
            <text:p>144.994447115385</text:p>
          </table:table-cell>
          <table:table-cell table:formula="of:=SQRT(ABS([.$D$2]^2-[.F534]^2))" office:value-type="float" office:value="78.750303527694">
            <text:p>78.750303527694</text:p>
          </table:table-cell>
          <table:table-cell table:formula="of:=ABS([.B534]-[.G534])" office:value-type="float" office:value="0.000303527693858996">
            <text:p>0.000303527693858996</text:p>
          </table:table-cell>
          <table:table-cell table:number-columns-repeated="3"/>
        </table:table-row>
        <table:table-row table:style-name="ro2">
          <table:table-cell table:formula="of:=[.A534]+[.A$4]" office:value-type="float" office:value="157.8">
            <text:p>157.8</text:p>
          </table:table-cell>
          <table:table-cell table:formula="of:=[.A535]/([.$D$4]*2)" office:value-type="float" office:value="78.9000000000001">
            <text:p>78.9000000000001</text:p>
          </table:table-cell>
          <table:table-cell table:formula="of:=SQRT(ABS([.$D$2]^2-[.B535]^2))" office:value-type="float" office:value="144.913042891246">
            <text:p>144.913042891246</text:p>
          </table:table-cell>
          <table:table-cell table:formula="of:=([.$C$10]-[.C535])*[.$B$4]" office:value-type="float" office:value="32898.2117858253">
            <text:p>32898.2117858253</text:p>
          </table:table-cell>
          <table:table-cell table:formula="of:=ROUND([.D535])" office:value-type="float" office:value="32898">
            <text:p>32898</text:p>
          </table:table-cell>
          <table:table-cell table:formula="of:=([.$C$8]-([.E535]*[.$C$4]))" office:value-type="float" office:value="144.913240384615">
            <text:p>144.913240384615</text:p>
          </table:table-cell>
          <table:table-cell table:formula="of:=SQRT(ABS([.$D$2]^2-[.F535]^2))" office:value-type="float" office:value="78.8996372693226">
            <text:p>78.8996372693226</text:p>
          </table:table-cell>
          <table:table-cell table:formula="of:=ABS([.B535]-[.G535])" office:value-type="float" office:value="0.000362730677565537">
            <text:p>0.000362730677565537</text:p>
          </table:table-cell>
          <table:table-cell table:number-columns-repeated="3"/>
        </table:table-row>
        <table:table-row table:style-name="ro2">
          <table:table-cell table:formula="of:=[.A535]+[.A$4]" office:value-type="float" office:value="158.1">
            <text:p>158.1</text:p>
          </table:table-cell>
          <table:table-cell table:formula="of:=[.A536]/([.$D$4]*2)" office:value-type="float" office:value="79.0500000000001">
            <text:p>79.0500000000001</text:p>
          </table:table-cell>
          <table:table-cell table:formula="of:=SQRT(ABS([.$D$2]^2-[.B536]^2))" office:value-type="float" office:value="144.83127252082">
            <text:p>144.83127252082</text:p>
          </table:table-cell>
          <table:table-cell table:formula="of:=([.$C$10]-[.C536])*[.$B$4]" office:value-type="float" office:value="33032.1349121919">
            <text:p>33032.1349121919</text:p>
          </table:table-cell>
          <table:table-cell table:formula="of:=ROUND([.D536])" office:value-type="float" office:value="33032">
            <text:p>33032</text:p>
          </table:table-cell>
          <table:table-cell table:formula="of:=([.$C$8]-([.E536]*[.$C$4]))" office:value-type="float" office:value="144.831423076923">
            <text:p>144.831423076923</text:p>
          </table:table-cell>
          <table:table-cell table:formula="of:=SQRT(ABS([.$D$2]^2-[.F536]^2))" office:value-type="float" office:value="79.0497241583632">
            <text:p>79.0497241583632</text:p>
          </table:table-cell>
          <table:table-cell table:formula="of:=ABS([.B536]-[.G536])" office:value-type="float" office:value="0.000275841636920404">
            <text:p>0.000275841636920404</text:p>
          </table:table-cell>
          <table:table-cell table:number-columns-repeated="3"/>
        </table:table-row>
        <table:table-row table:style-name="ro2">
          <table:table-cell table:formula="of:=[.A536]+[.A$4]" office:value-type="float" office:value="158.4">
            <text:p>158.4</text:p>
          </table:table-cell>
          <table:table-cell table:formula="of:=[.A537]/([.$D$4]*2)" office:value-type="float" office:value="79.2000000000001">
            <text:p>79.2000000000001</text:p>
          </table:table-cell>
          <table:table-cell table:formula="of:=SQRT(ABS([.$D$2]^2-[.B537]^2))" office:value-type="float" office:value="144.749300516445">
            <text:p>144.749300516445</text:p>
          </table:table-cell>
          <table:table-cell table:formula="of:=([.$C$10]-[.C537])*[.$B$4]" office:value-type="float" office:value="33166.3882736883">
            <text:p>33166.3882736883</text:p>
          </table:table-cell>
          <table:table-cell table:formula="of:=ROUND([.D537])" office:value-type="float" office:value="33166">
            <text:p>33166</text:p>
          </table:table-cell>
          <table:table-cell table:formula="of:=([.$C$8]-([.E537]*[.$C$4]))" office:value-type="float" office:value="144.749605769231">
            <text:p>144.749605769231</text:p>
          </table:table-cell>
          <table:table-cell table:formula="of:=SQRT(ABS([.$D$2]^2-[.F537]^2))" office:value-type="float" office:value="79.1994421044257">
            <text:p>79.1994421044257</text:p>
          </table:table-cell>
          <table:table-cell table:formula="of:=ABS([.B537]-[.G537])" office:value-type="float" office:value="0.0005578955744312">
            <text:p>0.0005578955744312</text:p>
          </table:table-cell>
          <table:table-cell table:number-columns-repeated="3"/>
        </table:table-row>
        <table:table-row table:style-name="ro2">
          <table:table-cell table:formula="of:=[.A537]+[.A$4]" office:value-type="float" office:value="158.7">
            <text:p>158.7</text:p>
          </table:table-cell>
          <table:table-cell table:formula="of:=[.A538]/([.$D$4]*2)" office:value-type="float" office:value="79.3500000000002">
            <text:p>79.3500000000002</text:p>
          </table:table-cell>
          <table:table-cell table:formula="of:=SQRT(ABS([.$D$2]^2-[.B538]^2))" office:value-type="float" office:value="144.667126535367">
            <text:p>144.667126535367</text:p>
          </table:table-cell>
          <table:table-cell table:formula="of:=([.$C$10]-[.C538])*[.$B$4]" office:value-type="float" office:value="33300.9724316731">
            <text:p>33300.9724316731</text:p>
          </table:table-cell>
          <table:table-cell table:formula="of:=ROUND([.D538])" office:value-type="float" office:value="33301">
            <text:p>33301</text:p>
          </table:table-cell>
          <table:table-cell table:formula="of:=([.$C$8]-([.E538]*[.$C$4]))" office:value-type="float" office:value="144.667177884615">
            <text:p>144.667177884615</text:p>
          </table:table-cell>
          <table:table-cell table:formula="of:=SQRT(ABS([.$D$2]^2-[.F538]^2))" office:value-type="float" office:value="79.349906382434">
            <text:p>79.349906382434</text:p>
          </table:table-cell>
          <table:table-cell table:formula="of:=ABS([.B538]-[.G538])" office:value-type="float" office:value="0.0000936175661223615">
            <text:p>0.0000936175661223615</text:p>
          </table:table-cell>
          <table:table-cell table:number-columns-repeated="3"/>
        </table:table-row>
        <table:table-row table:style-name="ro2">
          <table:table-cell table:formula="of:=[.A538]+[.A$4]" office:value-type="float" office:value="159">
            <text:p>159</text:p>
          </table:table-cell>
          <table:table-cell table:formula="of:=[.A539]/([.$D$4]*2)" office:value-type="float" office:value="79.5000000000002">
            <text:p>79.5000000000002</text:p>
          </table:table-cell>
          <table:table-cell table:formula="of:=SQRT(ABS([.$D$2]^2-[.B539]^2))" office:value-type="float" office:value="144.584750233211">
            <text:p>144.584750233211</text:p>
          </table:table-cell>
          <table:table-cell table:formula="of:=([.$C$10]-[.C539])*[.$B$4]" office:value-type="float" office:value="33435.8879501656">
            <text:p>33435.8879501656</text:p>
          </table:table-cell>
          <table:table-cell table:formula="of:=ROUND([.D539])" office:value-type="float" office:value="33436">
            <text:p>33436</text:p>
          </table:table-cell>
          <table:table-cell table:formula="of:=([.$C$8]-([.E539]*[.$C$4]))" office:value-type="float" office:value="144.58475">
            <text:p>144.58475</text:p>
          </table:table-cell>
          <table:table-cell table:formula="of:=SQRT(ABS([.$D$2]^2-[.F539]^2))" office:value-type="float" office:value="79.5000004241353">
            <text:p>79.5000004241353</text:p>
          </table:table-cell>
          <table:table-cell table:formula="of:=ABS([.B539]-[.G539])" office:value-type="float" office:value="0.000000424135095045131">
            <text:p>0.000000424135095045131</text:p>
          </table:table-cell>
          <table:table-cell table:number-columns-repeated="3"/>
        </table:table-row>
        <table:table-row table:style-name="ro2">
          <table:table-cell table:formula="of:=[.A539]+[.A$4]" office:value-type="float" office:value="159.3">
            <text:p>159.3</text:p>
          </table:table-cell>
          <table:table-cell table:formula="of:=[.A540]/([.$D$4]*2)" office:value-type="float" office:value="79.6500000000002">
            <text:p>79.6500000000002</text:p>
          </table:table-cell>
          <table:table-cell table:formula="of:=SQRT(ABS([.$D$2]^2-[.B540]^2))" office:value-type="float" office:value="144.502171263964">
            <text:p>144.502171263964</text:p>
          </table:table-cell>
          <table:table-cell table:formula="of:=([.$C$10]-[.C540])*[.$B$4]" office:value-type="float" office:value="33571.1353958613">
            <text:p>33571.1353958613</text:p>
          </table:table-cell>
          <table:table-cell table:formula="of:=ROUND([.D540])" office:value-type="float" office:value="33571">
            <text:p>33571</text:p>
          </table:table-cell>
          <table:table-cell table:formula="of:=([.$C$8]-([.E540]*[.$C$4]))" office:value-type="float" office:value="144.502322115385">
            <text:p>144.502322115385</text:p>
          </table:table-cell>
          <table:table-cell table:formula="of:=SQRT(ABS([.$D$2]^2-[.F540]^2))" office:value-type="float" office:value="79.6497263225783">
            <text:p>79.6497263225783</text:p>
          </table:table-cell>
          <table:table-cell table:formula="of:=ABS([.B540]-[.G540])" office:value-type="float" office:value="0.00027367742185902">
            <text:p>0.00027367742185902</text:p>
          </table:table-cell>
          <table:table-cell table:number-columns-repeated="3"/>
        </table:table-row>
        <table:table-row table:style-name="ro2">
          <table:table-cell table:formula="of:=[.A540]+[.A$4]" office:value-type="float" office:value="159.6">
            <text:p>159.6</text:p>
          </table:table-cell>
          <table:table-cell table:formula="of:=[.A541]/([.$D$4]*2)" office:value-type="float" office:value="79.8000000000002">
            <text:p>79.8000000000002</text:p>
          </table:table-cell>
          <table:table-cell table:formula="of:=SQRT(ABS([.$D$2]^2-[.B541]^2))" office:value-type="float" office:value="144.419389279972">
            <text:p>144.419389279972</text:p>
          </table:table-cell>
          <table:table-cell table:formula="of:=([.$C$10]-[.C541])*[.$B$4]" office:value-type="float" office:value="33706.715338148">
            <text:p>33706.715338148</text:p>
          </table:table-cell>
          <table:table-cell table:formula="of:=ROUND([.D541])" office:value-type="float" office:value="33707">
            <text:p>33707</text:p>
          </table:table-cell>
          <table:table-cell table:formula="of:=([.$C$8]-([.E541]*[.$C$4]))" office:value-type="float" office:value="144.419283653846">
            <text:p>144.419283653846</text:p>
          </table:table-cell>
          <table:table-cell table:formula="of:=SQRT(ABS([.$D$2]^2-[.F541]^2))" office:value-type="float" office:value="79.8001911583545">
            <text:p>79.8001911583545</text:p>
          </table:table-cell>
          <table:table-cell table:formula="of:=ABS([.B541]-[.G541])" office:value-type="float" office:value="0.000191158354368781">
            <text:p>0.000191158354368781</text:p>
          </table:table-cell>
          <table:table-cell table:number-columns-repeated="3"/>
        </table:table-row>
        <table:table-row table:style-name="ro2">
          <table:table-cell table:formula="of:=[.A541]+[.A$4]" office:value-type="float" office:value="159.9">
            <text:p>159.9</text:p>
          </table:table-cell>
          <table:table-cell table:formula="of:=[.A542]/([.$D$4]*2)" office:value-type="float" office:value="79.9500000000002">
            <text:p>79.9500000000002</text:p>
          </table:table-cell>
          <table:table-cell table:formula="of:=SQRT(ABS([.$D$2]^2-[.B542]^2))" office:value-type="float" office:value="144.336403931926">
            <text:p>144.336403931926</text:p>
          </table:table-cell>
          <table:table-cell table:formula="of:=([.$C$10]-[.C542])*[.$B$4]" office:value-type="float" office:value="33842.628349121">
            <text:p>33842.628349121</text:p>
          </table:table-cell>
          <table:table-cell table:formula="of:=ROUND([.D542])" office:value-type="float" office:value="33843">
            <text:p>33843</text:p>
          </table:table-cell>
          <table:table-cell table:formula="of:=([.$C$8]-([.E542]*[.$C$4]))" office:value-type="float" office:value="144.336245192308">
            <text:p>144.336245192308</text:p>
          </table:table-cell>
          <table:table-cell table:formula="of:=SQRT(ABS([.$D$2]^2-[.F542]^2))" office:value-type="float" office:value="79.9502865772602">
            <text:p>79.9502865772602</text:p>
          </table:table-cell>
          <table:table-cell table:formula="of:=ABS([.B542]-[.G542])" office:value-type="float" office:value="0.000286577260027343">
            <text:p>0.000286577260027343</text:p>
          </table:table-cell>
          <table:table-cell table:number-columns-repeated="3"/>
        </table:table-row>
        <table:table-row table:style-name="ro2">
          <table:table-cell table:formula="of:=[.A542]+[.A$4]" office:value-type="float" office:value="160.2">
            <text:p>160.2</text:p>
          </table:table-cell>
          <table:table-cell table:formula="of:=[.A543]/([.$D$4]*2)" office:value-type="float" office:value="80.1000000000002">
            <text:p>80.1000000000002</text:p>
          </table:table-cell>
          <table:table-cell table:formula="of:=SQRT(ABS([.$D$2]^2-[.B543]^2))" office:value-type="float" office:value="144.253214868855">
            <text:p>144.253214868855</text:p>
          </table:table-cell>
          <table:table-cell table:formula="of:=([.$C$10]-[.C543])*[.$B$4]" office:value-type="float" office:value="33978.8750035992">
            <text:p>33978.8750035992</text:p>
          </table:table-cell>
          <table:table-cell table:formula="of:=ROUND([.D543])" office:value-type="float" office:value="33979">
            <text:p>33979</text:p>
          </table:table-cell>
          <table:table-cell table:formula="of:=([.$C$8]-([.E543]*[.$C$4]))" office:value-type="float" office:value="144.253206730769">
            <text:p>144.253206730769</text:p>
          </table:table-cell>
          <table:table-cell table:formula="of:=SQRT(ABS([.$D$2]^2-[.F543]^2))" office:value-type="float" office:value="80.1000146559909">
            <text:p>80.1000146559909</text:p>
          </table:table-cell>
          <table:table-cell table:formula="of:=ABS([.B543]-[.G543])" office:value-type="float" office:value="0.0000146559907250321">
            <text:p>0.0000146559907250321</text:p>
          </table:table-cell>
          <table:table-cell table:number-columns-repeated="3"/>
        </table:table-row>
        <table:table-row table:style-name="ro2">
          <table:table-cell table:formula="of:=[.A543]+[.A$4]" office:value-type="float" office:value="160.5">
            <text:p>160.5</text:p>
          </table:table-cell>
          <table:table-cell table:formula="of:=[.A544]/([.$D$4]*2)" office:value-type="float" office:value="80.2500000000002">
            <text:p>80.2500000000002</text:p>
          </table:table-cell>
          <table:table-cell table:formula="of:=SQRT(ABS([.$D$2]^2-[.B544]^2))" office:value-type="float" office:value="144.169821738115">
            <text:p>144.169821738115</text:p>
          </table:table-cell>
          <table:table-cell table:formula="of:=([.$C$10]-[.C544])*[.$B$4]" office:value-type="float" office:value="34115.4558791409">
            <text:p>34115.4558791409</text:p>
          </table:table-cell>
          <table:table-cell table:formula="of:=ROUND([.D544])" office:value-type="float" office:value="34115">
            <text:p>34115</text:p>
          </table:table-cell>
          <table:table-cell table:formula="of:=([.$C$8]-([.E544]*[.$C$4]))" office:value-type="float" office:value="144.170168269231">
            <text:p>144.170168269231</text:p>
          </table:table-cell>
          <table:table-cell table:formula="of:=SQRT(ABS([.$D$2]^2-[.F544]^2))" office:value-type="float" office:value="80.2493774506798">
            <text:p>80.2493774506798</text:p>
          </table:table-cell>
          <table:table-cell table:formula="of:=ABS([.B544]-[.G544])" office:value-type="float" office:value="0.000622549320340227">
            <text:p>0.000622549320340227</text:p>
          </table:table-cell>
          <table:table-cell table:number-columns-repeated="3"/>
        </table:table-row>
        <table:table-row table:style-name="ro2">
          <table:table-cell table:formula="of:=[.A544]+[.A$4]" office:value-type="float" office:value="160.8">
            <text:p>160.8</text:p>
          </table:table-cell>
          <table:table-cell table:formula="of:=[.A545]/([.$D$4]*2)" office:value-type="float" office:value="80.4000000000002">
            <text:p>80.4000000000002</text:p>
          </table:table-cell>
          <table:table-cell table:formula="of:=SQRT(ABS([.$D$2]^2-[.B545]^2))" office:value-type="float" office:value="144.086224185381">
            <text:p>144.086224185381</text:p>
          </table:table-cell>
          <table:table-cell table:formula="of:=([.$C$10]-[.C545])*[.$B$4]" office:value-type="float" office:value="34252.3715560596">
            <text:p>34252.3715560596</text:p>
          </table:table-cell>
          <table:table-cell table:formula="of:=ROUND([.D545])" office:value-type="float" office:value="34252">
            <text:p>34252</text:p>
          </table:table-cell>
          <table:table-cell table:formula="of:=([.$C$8]-([.E545]*[.$C$4]))" office:value-type="float" office:value="144.086519230769">
            <text:p>144.086519230769</text:p>
          </table:table-cell>
          <table:table-cell table:formula="of:=SQRT(ABS([.$D$2]^2-[.F545]^2))" office:value-type="float" office:value="80.3994712418009">
            <text:p>80.3994712418009</text:p>
          </table:table-cell>
          <table:table-cell table:formula="of:=ABS([.B545]-[.G545])" office:value-type="float" office:value="0.000528758199308754">
            <text:p>0.000528758199308754</text:p>
          </table:table-cell>
          <table:table-cell table:number-columns-repeated="3"/>
        </table:table-row>
        <table:table-row table:style-name="ro2">
          <table:table-cell table:formula="of:=[.A545]+[.A$4]" office:value-type="float" office:value="161.1">
            <text:p>161.1</text:p>
          </table:table-cell>
          <table:table-cell table:formula="of:=[.A546]/([.$D$4]*2)" office:value-type="float" office:value="80.5500000000002">
            <text:p>80.5500000000002</text:p>
          </table:table-cell>
          <table:table-cell table:formula="of:=SQRT(ABS([.$D$2]^2-[.B546]^2))" office:value-type="float" office:value="144.002421854634">
            <text:p>144.002421854634</text:p>
          </table:table-cell>
          <table:table-cell table:formula="of:=([.$C$10]-[.C546])*[.$B$4]" office:value-type="float" office:value="34389.6226174411">
            <text:p>34389.6226174411</text:p>
          </table:table-cell>
          <table:table-cell table:formula="of:=ROUND([.D546])" office:value-type="float" office:value="34390">
            <text:p>34390</text:p>
          </table:table-cell>
          <table:table-cell table:formula="of:=([.$C$8]-([.E546]*[.$C$4]))" office:value-type="float" office:value="144.002259615385">
            <text:p>144.002259615385</text:p>
          </table:table-cell>
          <table:table-cell table:formula="of:=SQRT(ABS([.$D$2]^2-[.F546]^2))" office:value-type="float" office:value="80.5502900408395">
            <text:p>80.5502900408395</text:p>
          </table:table-cell>
          <table:table-cell table:formula="of:=ABS([.B546]-[.G546])" office:value-type="float" office:value="0.000290040839317385">
            <text:p>0.000290040839317385</text:p>
          </table:table-cell>
          <table:table-cell table:number-columns-repeated="3"/>
        </table:table-row>
        <table:table-row table:style-name="ro2">
          <table:table-cell table:formula="of:=[.A546]+[.A$4]" office:value-type="float" office:value="161.4">
            <text:p>161.4</text:p>
          </table:table-cell>
          <table:table-cell table:formula="of:=[.A547]/([.$D$4]*2)" office:value-type="float" office:value="80.7000000000002">
            <text:p>80.7000000000002</text:p>
          </table:table-cell>
          <table:table-cell table:formula="of:=SQRT(ABS([.$D$2]^2-[.B547]^2))" office:value-type="float" office:value="143.918414388152">
            <text:p>143.918414388152</text:p>
          </table:table-cell>
          <table:table-cell table:formula="of:=([.$C$10]-[.C547])*[.$B$4]" office:value-type="float" office:value="34527.2096491589">
            <text:p>34527.2096491589</text:p>
          </table:table-cell>
          <table:table-cell table:formula="of:=ROUND([.D547])" office:value-type="float" office:value="34527">
            <text:p>34527</text:p>
          </table:table-cell>
          <table:table-cell table:formula="of:=([.$C$8]-([.E547]*[.$C$4]))" office:value-type="float" office:value="143.918610576923">
            <text:p>143.918610576923</text:p>
          </table:table-cell>
          <table:table-cell table:formula="of:=SQRT(ABS([.$D$2]^2-[.F547]^2))" office:value-type="float" office:value="80.6996501207283">
            <text:p>80.6996501207283</text:p>
          </table:table-cell>
          <table:table-cell table:formula="of:=ABS([.B547]-[.G547])" office:value-type="float" office:value="0.000349879271880127">
            <text:p>0.000349879271880127</text:p>
          </table:table-cell>
          <table:table-cell table:number-columns-repeated="3"/>
        </table:table-row>
        <table:table-row table:style-name="ro2">
          <table:table-cell table:formula="of:=[.A547]+[.A$4]" office:value-type="float" office:value="161.7">
            <text:p>161.7</text:p>
          </table:table-cell>
          <table:table-cell table:formula="of:=[.A548]/([.$D$4]*2)" office:value-type="float" office:value="80.8500000000002">
            <text:p>80.8500000000002</text:p>
          </table:table-cell>
          <table:table-cell table:formula="of:=SQRT(ABS([.$D$2]^2-[.B548]^2))" office:value-type="float" office:value="143.834201426503">
            <text:p>143.834201426503</text:p>
          </table:table-cell>
          <table:table-cell table:formula="of:=([.$C$10]-[.C548])*[.$B$4]" office:value-type="float" office:value="34665.1332398911">
            <text:p>34665.1332398911</text:p>
          </table:table-cell>
          <table:table-cell table:formula="of:=ROUND([.D548])" office:value-type="float" office:value="34665">
            <text:p>34665</text:p>
          </table:table-cell>
          <table:table-cell table:formula="of:=([.$C$8]-([.E548]*[.$C$4]))" office:value-type="float" office:value="143.834350961538">
            <text:p>143.834350961538</text:p>
          </table:table-cell>
          <table:table-cell table:formula="of:=SQRT(ABS([.$D$2]^2-[.F548]^2))" office:value-type="float" office:value="80.8497339728028">
            <text:p>80.8497339728028</text:p>
          </table:table-cell>
          <table:table-cell table:formula="of:=ABS([.B548]-[.G548])" office:value-type="float" office:value="0.000266027197426411">
            <text:p>0.000266027197426411</text:p>
          </table:table-cell>
          <table:table-cell table:number-columns-repeated="3"/>
        </table:table-row>
        <table:table-row table:style-name="ro2">
          <table:table-cell table:formula="of:=[.A548]+[.A$4]" office:value-type="float" office:value="162">
            <text:p>162</text:p>
          </table:table-cell>
          <table:table-cell table:formula="of:=[.A549]/([.$D$4]*2)" office:value-type="float" office:value="81.0000000000002">
            <text:p>81.0000000000002</text:p>
          </table:table-cell>
          <table:table-cell table:formula="of:=SQRT(ABS([.$D$2]^2-[.B549]^2))" office:value-type="float" office:value="143.749782608531">
            <text:p>143.749782608531</text:p>
          </table:table-cell>
          <table:table-cell table:formula="of:=([.$C$10]-[.C549])*[.$B$4]" office:value-type="float" office:value="34803.3939811371">
            <text:p>34803.3939811371</text:p>
          </table:table-cell>
          <table:table-cell table:formula="of:=ROUND([.D549])" office:value-type="float" office:value="34803">
            <text:p>34803</text:p>
          </table:table-cell>
          <table:table-cell table:formula="of:=([.$C$8]-([.E549]*[.$C$4]))" office:value-type="float" office:value="143.750091346154">
            <text:p>143.750091346154</text:p>
          </table:table-cell>
          <table:table-cell table:formula="of:=SQRT(ABS([.$D$2]^2-[.F549]^2))" office:value-type="float" office:value="80.9994520843964">
            <text:p>80.9994520843964</text:p>
          </table:table-cell>
          <table:table-cell table:formula="of:=ABS([.B549]-[.G549])" office:value-type="float" office:value="0.000547915603831939">
            <text:p>0.000547915603831939</text:p>
          </table:table-cell>
          <table:table-cell table:number-columns-repeated="3"/>
        </table:table-row>
        <table:table-row table:style-name="ro2">
          <table:table-cell table:formula="of:=[.A549]+[.A$4]" office:value-type="float" office:value="162.3">
            <text:p>162.3</text:p>
          </table:table-cell>
          <table:table-cell table:formula="of:=[.A550]/([.$D$4]*2)" office:value-type="float" office:value="81.1500000000002">
            <text:p>81.1500000000002</text:p>
          </table:table-cell>
          <table:table-cell table:formula="of:=SQRT(ABS([.$D$2]^2-[.B550]^2))" office:value-type="float" office:value="143.665157571347">
            <text:p>143.665157571347</text:p>
          </table:table-cell>
          <table:table-cell table:formula="of:=([.$C$10]-[.C550])*[.$B$4]" office:value-type="float" office:value="34941.9924672339">
            <text:p>34941.9924672339</text:p>
          </table:table-cell>
          <table:table-cell table:formula="of:=ROUND([.D550])" office:value-type="float" office:value="34942">
            <text:p>34942</text:p>
          </table:table-cell>
          <table:table-cell table:formula="of:=([.$C$8]-([.E550]*[.$C$4]))" office:value-type="float" office:value="143.665221153846">
            <text:p>143.665221153846</text:p>
          </table:table-cell>
          <table:table-cell table:formula="of:=SQRT(ABS([.$D$2]^2-[.F550]^2))" office:value-type="float" office:value="81.1498874356365">
            <text:p>81.1498874356365</text:p>
          </table:table-cell>
          <table:table-cell table:formula="of:=ABS([.B550]-[.G550])" office:value-type="float" office:value="0.000112564363703882">
            <text:p>0.000112564363703882</text:p>
          </table:table-cell>
          <table:table-cell table:number-columns-repeated="3"/>
        </table:table-row>
        <table:table-row table:style-name="ro2">
          <table:table-cell table:formula="of:=[.A550]+[.A$4]" office:value-type="float" office:value="162.6">
            <text:p>162.6</text:p>
          </table:table-cell>
          <table:table-cell table:formula="of:=[.A551]/([.$D$4]*2)" office:value-type="float" office:value="81.3000000000002">
            <text:p>81.3000000000002</text:p>
          </table:table-cell>
          <table:table-cell table:formula="of:=SQRT(ABS([.$D$2]^2-[.B551]^2))" office:value-type="float" office:value="143.580325950319">
            <text:p>143.580325950319</text:p>
          </table:table-cell>
          <table:table-cell table:formula="of:=([.$C$10]-[.C551])*[.$B$4]" office:value-type="float" office:value="35080.9292953737">
            <text:p>35080.9292953737</text:p>
          </table:table-cell>
          <table:table-cell table:formula="of:=ROUND([.D551])" office:value-type="float" office:value="35081">
            <text:p>35081</text:p>
          </table:table-cell>
          <table:table-cell table:formula="of:=([.$C$8]-([.E551]*[.$C$4]))" office:value-type="float" office:value="143.580350961538">
            <text:p>143.580350961538</text:p>
          </table:table-cell>
          <table:table-cell table:formula="of:=SQRT(ABS([.$D$2]^2-[.F551]^2))" office:value-type="float" office:value="81.2999558287791">
            <text:p>81.2999558287791</text:p>
          </table:table-cell>
          <table:table-cell table:formula="of:=ABS([.B551]-[.G551])" office:value-type="float" office:value="0.0000441712210914602">
            <text:p>0.0000441712210914602</text:p>
          </table:table-cell>
          <table:table-cell table:number-columns-repeated="3"/>
        </table:table-row>
        <table:table-row table:style-name="ro2">
          <table:table-cell table:formula="of:=[.A551]+[.A$4]" office:value-type="float" office:value="162.9">
            <text:p>162.9</text:p>
          </table:table-cell>
          <table:table-cell table:formula="of:=[.A552]/([.$D$4]*2)" office:value-type="float" office:value="81.4500000000002">
            <text:p>81.4500000000002</text:p>
          </table:table-cell>
          <table:table-cell table:formula="of:=SQRT(ABS([.$D$2]^2-[.B552]^2))" office:value-type="float" office:value="143.495287379063">
            <text:p>143.495287379063</text:p>
          </table:table-cell>
          <table:table-cell table:formula="of:=([.$C$10]-[.C552])*[.$B$4]" office:value-type="float" office:value="35220.2050656199">
            <text:p>35220.2050656199</text:p>
          </table:table-cell>
          <table:table-cell table:formula="of:=ROUND([.D552])" office:value-type="float" office:value="35220">
            <text:p>35220</text:p>
          </table:table-cell>
          <table:table-cell table:formula="of:=([.$C$8]-([.E552]*[.$C$4]))" office:value-type="float" office:value="143.495480769231">
            <text:p>143.495480769231</text:p>
          </table:table-cell>
          <table:table-cell table:formula="of:=SQRT(ABS([.$D$2]^2-[.F552]^2))" office:value-type="float" office:value="81.44965929215">
            <text:p>81.44965929215</text:p>
          </table:table-cell>
          <table:table-cell table:formula="of:=ABS([.B552]-[.G552])" office:value-type="float" office:value="0.00034070785018514">
            <text:p>0.00034070785018514</text:p>
          </table:table-cell>
          <table:table-cell table:number-columns-repeated="3"/>
        </table:table-row>
        <table:table-row table:style-name="ro2">
          <table:table-cell table:formula="of:=[.A552]+[.A$4]" office:value-type="float" office:value="163.2">
            <text:p>163.2</text:p>
          </table:table-cell>
          <table:table-cell table:formula="of:=[.A553]/([.$D$4]*2)" office:value-type="float" office:value="81.6000000000002">
            <text:p>81.6000000000002</text:p>
          </table:table-cell>
          <table:table-cell table:formula="of:=SQRT(ABS([.$D$2]^2-[.B553]^2))" office:value-type="float" office:value="143.41004148943">
            <text:p>143.41004148943</text:p>
          </table:table-cell>
          <table:table-cell table:formula="of:=([.$C$10]-[.C553])*[.$B$4]" office:value-type="float" office:value="35359.8203809252">
            <text:p>35359.8203809252</text:p>
          </table:table-cell>
          <table:table-cell table:formula="of:=ROUND([.D553])" office:value-type="float" office:value="35360">
            <text:p>35360</text:p>
          </table:table-cell>
          <table:table-cell table:formula="of:=([.$C$8]-([.E553]*[.$C$4]))" office:value-type="float" office:value="143.41">
            <text:p>143.41</text:p>
          </table:table-cell>
          <table:table-cell table:formula="of:=SQRT(ABS([.$D$2]^2-[.F553]^2))" office:value-type="float" office:value="81.6000729166341">
            <text:p>81.6000729166341</text:p>
          </table:table-cell>
          <table:table-cell table:formula="of:=ABS([.B553]-[.G553])" office:value-type="float" office:value="0.0000729166338686582">
            <text:p>0.0000729166338686582</text:p>
          </table:table-cell>
          <table:table-cell table:number-columns-repeated="3"/>
        </table:table-row>
        <table:table-row table:style-name="ro2">
          <table:table-cell table:formula="of:=[.A553]+[.A$4]" office:value-type="float" office:value="163.500000000001">
            <text:p>163.500000000001</text:p>
          </table:table-cell>
          <table:table-cell table:formula="of:=[.A554]/([.$D$4]*2)" office:value-type="float" office:value="81.7500000000002">
            <text:p>81.7500000000002</text:p>
          </table:table-cell>
          <table:table-cell table:formula="of:=SQRT(ABS([.$D$2]^2-[.B554]^2))" office:value-type="float" office:value="143.324587911495">
            <text:p>143.324587911495</text:p>
          </table:table-cell>
          <table:table-cell table:formula="of:=([.$C$10]-[.C554])*[.$B$4]" office:value-type="float" office:value="35499.7758471485">
            <text:p>35499.7758471485</text:p>
          </table:table-cell>
          <table:table-cell table:formula="of:=ROUND([.D554])" office:value-type="float" office:value="35500">
            <text:p>35500</text:p>
          </table:table-cell>
          <table:table-cell table:formula="of:=([.$C$8]-([.E554]*[.$C$4]))" office:value-type="float" office:value="143.324519230769">
            <text:p>143.324519230769</text:p>
          </table:table-cell>
          <table:table-cell table:formula="of:=SQRT(ABS([.$D$2]^2-[.F554]^2))" office:value-type="float" office:value="81.7501204113417">
            <text:p>81.7501204113417</text:p>
          </table:table-cell>
          <table:table-cell table:formula="of:=ABS([.B554]-[.G554])" office:value-type="float" office:value="0.000120411341427484">
            <text:p>0.000120411341427484</text:p>
          </table:table-cell>
          <table:table-cell table:number-columns-repeated="3"/>
        </table:table-row>
        <table:table-row table:style-name="ro2">
          <table:table-cell table:formula="of:=[.A554]+[.A$4]" office:value-type="float" office:value="163.800000000001">
            <text:p>163.800000000001</text:p>
          </table:table-cell>
          <table:table-cell table:formula="of:=[.A555]/([.$D$4]*2)" office:value-type="float" office:value="81.9000000000002">
            <text:p>81.9000000000002</text:p>
          </table:table-cell>
          <table:table-cell table:formula="of:=SQRT(ABS([.$D$2]^2-[.B555]^2))" office:value-type="float" office:value="143.238926273552">
            <text:p>143.238926273552</text:p>
          </table:table-cell>
          <table:table-cell table:formula="of:=([.$C$10]-[.C555])*[.$B$4]" office:value-type="float" office:value="35640.072073072">
            <text:p>35640.072073072</text:p>
          </table:table-cell>
          <table:table-cell table:formula="of:=ROUND([.D555])" office:value-type="float" office:value="35640">
            <text:p>35640</text:p>
          </table:table-cell>
          <table:table-cell table:formula="of:=([.$C$8]-([.E555]*[.$C$4]))" office:value-type="float" office:value="143.239038461538">
            <text:p>143.239038461538</text:p>
          </table:table-cell>
          <table:table-cell table:formula="of:=SQRT(ABS([.$D$2]^2-[.F555]^2))" office:value-type="float" office:value="81.8998037886167">
            <text:p>81.8998037886167</text:p>
          </table:table-cell>
          <table:table-cell table:formula="of:=ABS([.B555]-[.G555])" office:value-type="float" office:value="0.000196211383595823">
            <text:p>0.000196211383595823</text:p>
          </table:table-cell>
          <table:table-cell table:number-columns-repeated="3"/>
        </table:table-row>
        <table:table-row table:style-name="ro2">
          <table:table-cell table:formula="of:=[.A555]+[.A$4]" office:value-type="float" office:value="164.100000000001">
            <text:p>164.100000000001</text:p>
          </table:table-cell>
          <table:table-cell table:formula="of:=[.A556]/([.$D$4]*2)" office:value-type="float" office:value="82.0500000000003">
            <text:p>82.0500000000003</text:p>
          </table:table-cell>
          <table:table-cell table:formula="of:=SQRT(ABS([.$D$2]^2-[.B556]^2))" office:value-type="float" office:value="143.153056202094">
            <text:p>143.153056202094</text:p>
          </table:table-cell>
          <table:table-cell table:formula="of:=([.$C$10]-[.C556])*[.$B$4]" office:value-type="float" office:value="35780.7096704195">
            <text:p>35780.7096704195</text:p>
          </table:table-cell>
          <table:table-cell table:formula="of:=ROUND([.D556])" office:value-type="float" office:value="35781">
            <text:p>35781</text:p>
          </table:table-cell>
          <table:table-cell table:formula="of:=([.$C$8]-([.E556]*[.$C$4]))" office:value-type="float" office:value="143.152947115385">
            <text:p>143.152947115385</text:p>
          </table:table-cell>
          <table:table-cell table:formula="of:=SQRT(ABS([.$D$2]^2-[.F556]^2))" office:value-type="float" office:value="82.0501903238493">
            <text:p>82.0501903238493</text:p>
          </table:table-cell>
          <table:table-cell table:formula="of:=ABS([.B556]-[.G556])" office:value-type="float" office:value="0.000190323849054153">
            <text:p>0.000190323849054153</text:p>
          </table:table-cell>
          <table:table-cell table:number-columns-repeated="3"/>
        </table:table-row>
        <table:table-row table:style-name="ro2">
          <table:table-cell table:formula="of:=[.A556]+[.A$4]" office:value-type="float" office:value="164.400000000001">
            <text:p>164.400000000001</text:p>
          </table:table-cell>
          <table:table-cell table:formula="of:=[.A557]/([.$D$4]*2)" office:value-type="float" office:value="82.2000000000003">
            <text:p>82.2000000000003</text:p>
          </table:table-cell>
          <table:table-cell table:formula="of:=SQRT(ABS([.$D$2]^2-[.B557]^2))" office:value-type="float" office:value="143.066977321812">
            <text:p>143.066977321812</text:p>
          </table:table-cell>
          <table:table-cell table:formula="of:=([.$C$10]-[.C557])*[.$B$4]" office:value-type="float" office:value="35921.6892538734">
            <text:p>35921.6892538734</text:p>
          </table:table-cell>
          <table:table-cell table:formula="of:=ROUND([.D557])" office:value-type="float" office:value="35922">
            <text:p>35922</text:p>
          </table:table-cell>
          <table:table-cell table:formula="of:=([.$C$8]-([.E557]*[.$C$4]))" office:value-type="float" office:value="143.066855769231">
            <text:p>143.066855769231</text:p>
          </table:table-cell>
          <table:table-cell table:formula="of:=SQRT(ABS([.$D$2]^2-[.F557]^2))" office:value-type="float" office:value="82.2002115587674">
            <text:p>82.2002115587674</text:p>
          </table:table-cell>
          <table:table-cell table:formula="of:=ABS([.B557]-[.G557])" office:value-type="float" office:value="0.000211558767176712">
            <text:p>0.000211558767176712</text:p>
          </table:table-cell>
          <table:table-cell table:number-columns-repeated="3"/>
        </table:table-row>
        <table:table-row table:style-name="ro2">
          <table:table-cell table:formula="of:=[.A557]+[.A$4]" office:value-type="float" office:value="164.700000000001">
            <text:p>164.700000000001</text:p>
          </table:table-cell>
          <table:table-cell table:formula="of:=[.A558]/([.$D$4]*2)" office:value-type="float" office:value="82.3500000000003">
            <text:p>82.3500000000003</text:p>
          </table:table-cell>
          <table:table-cell table:formula="of:=SQRT(ABS([.$D$2]^2-[.B558]^2))" office:value-type="float" office:value="142.980689255577">
            <text:p>142.980689255577</text:p>
          </table:table-cell>
          <table:table-cell table:formula="of:=([.$C$10]-[.C558])*[.$B$4]" office:value-type="float" office:value="36063.011441093">
            <text:p>36063.011441093</text:p>
          </table:table-cell>
          <table:table-cell table:formula="of:=ROUND([.D558])" office:value-type="float" office:value="36063">
            <text:p>36063</text:p>
          </table:table-cell>
          <table:table-cell table:formula="of:=([.$C$8]-([.E558]*[.$C$4]))" office:value-type="float" office:value="142.980764423077">
            <text:p>142.980764423077</text:p>
          </table:table-cell>
          <table:table-cell table:formula="of:=SQRT(ABS([.$D$2]^2-[.F558]^2))" office:value-type="float" office:value="82.3498694898333">
            <text:p>82.3498694898333</text:p>
          </table:table-cell>
          <table:table-cell table:formula="of:=ABS([.B558]-[.G558])" office:value-type="float" office:value="0.000130510166940212">
            <text:p>0.000130510166940212</text:p>
          </table:table-cell>
          <table:table-cell table:number-columns-repeated="3"/>
        </table:table-row>
        <table:table-row table:style-name="ro2">
          <table:table-cell table:formula="of:=[.A558]+[.A$4]" office:value-type="float" office:value="165.000000000001">
            <text:p>165.000000000001</text:p>
          </table:table-cell>
          <table:table-cell table:formula="of:=[.A559]/([.$D$4]*2)" office:value-type="float" office:value="82.5000000000003">
            <text:p>82.5000000000003</text:p>
          </table:table-cell>
          <table:table-cell table:formula="of:=SQRT(ABS([.$D$2]^2-[.B559]^2))" office:value-type="float" office:value="142.894191624432">
            <text:p>142.894191624432</text:p>
          </table:table-cell>
          <table:table-cell table:formula="of:=([.$C$10]-[.C559])*[.$B$4]" office:value-type="float" office:value="36204.6768527322">
            <text:p>36204.6768527322</text:p>
          </table:table-cell>
          <table:table-cell table:formula="of:=ROUND([.D559])" office:value-type="float" office:value="36205">
            <text:p>36205</text:p>
          </table:table-cell>
          <table:table-cell table:formula="of:=([.$C$8]-([.E559]*[.$C$4]))" office:value-type="float" office:value="142.8940625">
            <text:p>142.8940625</text:p>
          </table:table-cell>
          <table:table-cell table:formula="of:=SQRT(ABS([.$D$2]^2-[.F559]^2))" office:value-type="float" office:value="82.5002236496732">
            <text:p>82.5002236496732</text:p>
          </table:table-cell>
          <table:table-cell table:formula="of:=ABS([.B559]-[.G559])" office:value-type="float" office:value="0.000223649672932424">
            <text:p>0.000223649672932424</text:p>
          </table:table-cell>
          <table:table-cell table:number-columns-repeated="3"/>
        </table:table-row>
        <table:table-row table:style-name="ro2">
          <table:table-cell table:formula="of:=[.A559]+[.A$4]" office:value-type="float" office:value="165.300000000001">
            <text:p>165.300000000001</text:p>
          </table:table-cell>
          <table:table-cell table:formula="of:=[.A560]/([.$D$4]*2)" office:value-type="float" office:value="82.6500000000003">
            <text:p>82.6500000000003</text:p>
          </table:table-cell>
          <table:table-cell table:formula="of:=SQRT(ABS([.$D$2]^2-[.B560]^2))" office:value-type="float" office:value="142.80748404758">
            <text:p>142.80748404758</text:p>
          </table:table-cell>
          <table:table-cell table:formula="of:=([.$C$10]-[.C560])*[.$B$4]" office:value-type="float" office:value="36346.6861124579">
            <text:p>36346.6861124579</text:p>
          </table:table-cell>
          <table:table-cell table:formula="of:=ROUND([.D560])" office:value-type="float" office:value="36347">
            <text:p>36347</text:p>
          </table:table-cell>
          <table:table-cell table:formula="of:=([.$C$8]-([.E560]*[.$C$4]))" office:value-type="float" office:value="142.807360576923">
            <text:p>142.807360576923</text:p>
          </table:table-cell>
          <table:table-cell table:formula="of:=SQRT(ABS([.$D$2]^2-[.F560]^2))" office:value-type="float" office:value="82.6502133394262">
            <text:p>82.6502133394262</text:p>
          </table:table-cell>
          <table:table-cell table:formula="of:=ABS([.B560]-[.G560])" office:value-type="float" office:value="0.000213339425968684">
            <text:p>0.000213339425968684</text:p>
          </table:table-cell>
          <table:table-cell table:number-columns-repeated="3"/>
        </table:table-row>
        <table:table-row table:style-name="ro2">
          <table:table-cell table:formula="of:=[.A560]+[.A$4]" office:value-type="float" office:value="165.600000000001">
            <text:p>165.600000000001</text:p>
          </table:table-cell>
          <table:table-cell table:formula="of:=[.A561]/([.$D$4]*2)" office:value-type="float" office:value="82.8000000000003">
            <text:p>82.8000000000003</text:p>
          </table:table-cell>
          <table:table-cell table:formula="of:=SQRT(ABS([.$D$2]^2-[.B561]^2))" office:value-type="float" office:value="142.720566142375">
            <text:p>142.720566142375</text:p>
          </table:table-cell>
          <table:table-cell table:formula="of:=([.$C$10]-[.C561])*[.$B$4]" office:value-type="float" office:value="36489.0398469681">
            <text:p>36489.0398469681</text:p>
          </table:table-cell>
          <table:table-cell table:formula="of:=ROUND([.D561])" office:value-type="float" office:value="36489">
            <text:p>36489</text:p>
          </table:table-cell>
          <table:table-cell table:formula="of:=([.$C$8]-([.E561]*[.$C$4]))" office:value-type="float" office:value="142.720658653846">
            <text:p>142.720658653846</text:p>
          </table:table-cell>
          <table:table-cell table:formula="of:=SQRT(ABS([.$D$2]^2-[.F561]^2))" office:value-type="float" office:value="82.799840539776">
            <text:p>82.799840539776</text:p>
          </table:table-cell>
          <table:table-cell table:formula="of:=ABS([.B561]-[.G561])" office:value-type="float" office:value="0.000159460224310237">
            <text:p>0.000159460224310237</text:p>
          </table:table-cell>
          <table:table-cell table:number-columns-repeated="3"/>
        </table:table-row>
        <table:table-row table:style-name="ro2">
          <table:table-cell table:formula="of:=[.A561]+[.A$4]" office:value-type="float" office:value="165.900000000001">
            <text:p>165.900000000001</text:p>
          </table:table-cell>
          <table:table-cell table:formula="of:=[.A562]/([.$D$4]*2)" office:value-type="float" office:value="82.9500000000003">
            <text:p>82.9500000000003</text:p>
          </table:table-cell>
          <table:table-cell table:formula="of:=SQRT(ABS([.$D$2]^2-[.B562]^2))" office:value-type="float" office:value="142.633437524305">
            <text:p>142.633437524305</text:p>
          </table:table-cell>
          <table:table-cell table:formula="of:=([.$C$10]-[.C562])*[.$B$4]" office:value-type="float" office:value="36631.7386860107">
            <text:p>36631.7386860107</text:p>
          </table:table-cell>
          <table:table-cell table:formula="of:=ROUND([.D562])" office:value-type="float" office:value="36632">
            <text:p>36632</text:p>
          </table:table-cell>
          <table:table-cell table:formula="of:=([.$C$8]-([.E562]*[.$C$4]))" office:value-type="float" office:value="142.633346153846">
            <text:p>142.633346153846</text:p>
          </table:table-cell>
          <table:table-cell table:formula="of:=SQRT(ABS([.$D$2]^2-[.F562]^2))" office:value-type="float" office:value="82.9501571123111">
            <text:p>82.9501571123111</text:p>
          </table:table-cell>
          <table:table-cell table:formula="of:=ABS([.B562]-[.G562])" office:value-type="float" office:value="0.000157112310830598">
            <text:p>0.000157112310830598</text:p>
          </table:table-cell>
          <table:table-cell table:number-columns-repeated="3"/>
        </table:table-row>
        <table:table-row table:style-name="ro2">
          <table:table-cell table:formula="of:=[.A562]+[.A$4]" office:value-type="float" office:value="166.200000000001">
            <text:p>166.200000000001</text:p>
          </table:table-cell>
          <table:table-cell table:formula="of:=[.A563]/([.$D$4]*2)" office:value-type="float" office:value="83.1000000000003">
            <text:p>83.1000000000003</text:p>
          </table:table-cell>
          <table:table-cell table:formula="of:=SQRT(ABS([.$D$2]^2-[.B563]^2))" office:value-type="float" office:value="142.54609780699">
            <text:p>142.54609780699</text:p>
          </table:table-cell>
          <table:table-cell table:formula="of:=([.$C$10]-[.C563])*[.$B$4]" office:value-type="float" office:value="36774.7832624014">
            <text:p>36774.7832624014</text:p>
          </table:table-cell>
          <table:table-cell table:formula="of:=ROUND([.D563])" office:value-type="float" office:value="36775">
            <text:p>36775</text:p>
          </table:table-cell>
          <table:table-cell table:formula="of:=([.$C$8]-([.E563]*[.$C$4]))" office:value-type="float" office:value="142.546033653846">
            <text:p>142.546033653846</text:p>
          </table:table-cell>
          <table:table-cell table:formula="of:=SQRT(ABS([.$D$2]^2-[.F563]^2))" office:value-type="float" office:value="83.1001100453938">
            <text:p>83.1001100453938</text:p>
          </table:table-cell>
          <table:table-cell table:formula="of:=ABS([.B563]-[.G563])" office:value-type="float" office:value="0.000110045393483915">
            <text:p>0.000110045393483915</text:p>
          </table:table-cell>
          <table:table-cell table:number-columns-repeated="3"/>
        </table:table-row>
        <table:table-row table:style-name="ro2">
          <table:table-cell table:formula="of:=[.A563]+[.A$4]" office:value-type="float" office:value="166.500000000001">
            <text:p>166.500000000001</text:p>
          </table:table-cell>
          <table:table-cell table:formula="of:=[.A564]/([.$D$4]*2)" office:value-type="float" office:value="83.2500000000003">
            <text:p>83.2500000000003</text:p>
          </table:table-cell>
          <table:table-cell table:formula="of:=SQRT(ABS([.$D$2]^2-[.B564]^2))" office:value-type="float" office:value="142.458546602161">
            <text:p>142.458546602161</text:p>
          </table:table-cell>
          <table:table-cell table:formula="of:=([.$C$10]-[.C564])*[.$B$4]" office:value-type="float" office:value="36918.1742120433">
            <text:p>36918.1742120433</text:p>
          </table:table-cell>
          <table:table-cell table:formula="of:=ROUND([.D564])" office:value-type="float" office:value="36918">
            <text:p>36918</text:p>
          </table:table-cell>
          <table:table-cell table:formula="of:=([.$C$8]-([.E564]*[.$C$4]))" office:value-type="float" office:value="142.458721153846">
            <text:p>142.458721153846</text:p>
          </table:table-cell>
          <table:table-cell table:formula="of:=SQRT(ABS([.$D$2]^2-[.F564]^2))" office:value-type="float" office:value="83.249701304033">
            <text:p>83.249701304033</text:p>
          </table:table-cell>
          <table:table-cell table:formula="of:=ABS([.B564]-[.G564])" office:value-type="float" office:value="0.000298695967330787">
            <text:p>0.000298695967330787</text:p>
          </table:table-cell>
          <table:table-cell table:number-columns-repeated="3"/>
        </table:table-row>
        <table:table-row table:style-name="ro2">
          <table:table-cell table:formula="of:=[.A564]+[.A$4]" office:value-type="float" office:value="166.800000000001">
            <text:p>166.800000000001</text:p>
          </table:table-cell>
          <table:table-cell table:formula="of:=[.A565]/([.$D$4]*2)" office:value-type="float" office:value="83.4000000000003">
            <text:p>83.4000000000003</text:p>
          </table:table-cell>
          <table:table-cell table:formula="of:=SQRT(ABS([.$D$2]^2-[.B565]^2))" office:value-type="float" office:value="142.370783519653">
            <text:p>142.370783519653</text:p>
          </table:table-cell>
          <table:table-cell table:formula="of:=([.$C$10]-[.C565])*[.$B$4]" office:value-type="float" office:value="37061.9121739451">
            <text:p>37061.9121739451</text:p>
          </table:table-cell>
          <table:table-cell table:formula="of:=ROUND([.D565])" office:value-type="float" office:value="37062">
            <text:p>37062</text:p>
          </table:table-cell>
          <table:table-cell table:formula="of:=([.$C$8]-([.E565]*[.$C$4]))" office:value-type="float" office:value="142.370798076923">
            <text:p>142.370798076923</text:p>
          </table:table-cell>
          <table:table-cell table:formula="of:=SQRT(ABS([.$D$2]^2-[.F565]^2))" office:value-type="float" office:value="83.3999751495167">
            <text:p>83.3999751495167</text:p>
          </table:table-cell>
          <table:table-cell table:formula="of:=ABS([.B565]-[.G565])" office:value-type="float" office:value="0.0000248504836548591">
            <text:p>0.0000248504836548591</text:p>
          </table:table-cell>
          <table:table-cell table:number-columns-repeated="3"/>
        </table:table-row>
        <table:table-row table:style-name="ro2">
          <table:table-cell table:formula="of:=[.A565]+[.A$4]" office:value-type="float" office:value="167.100000000001">
            <text:p>167.100000000001</text:p>
          </table:table-cell>
          <table:table-cell table:formula="of:=[.A566]/([.$D$4]*2)" office:value-type="float" office:value="83.5500000000003">
            <text:p>83.5500000000003</text:p>
          </table:table-cell>
          <table:table-cell table:formula="of:=SQRT(ABS([.$D$2]^2-[.B566]^2))" office:value-type="float" office:value="142.282808167396">
            <text:p>142.282808167396</text:p>
          </table:table-cell>
          <table:table-cell table:formula="of:=([.$C$10]-[.C566])*[.$B$4]" office:value-type="float" office:value="37205.9977902407">
            <text:p>37205.9977902407</text:p>
          </table:table-cell>
          <table:table-cell table:formula="of:=ROUND([.D566])" office:value-type="float" office:value="37206">
            <text:p>37206</text:p>
          </table:table-cell>
          <table:table-cell table:formula="of:=([.$C$8]-([.E566]*[.$C$4]))" office:value-type="float" office:value="142.282875">
            <text:p>142.282875</text:p>
          </table:table-cell>
          <table:table-cell table:formula="of:=SQRT(ABS([.$D$2]^2-[.F566]^2))" office:value-type="float" office:value="83.5498861862443">
            <text:p>83.5498861862443</text:p>
          </table:table-cell>
          <table:table-cell table:formula="of:=ABS([.B566]-[.G566])" office:value-type="float" office:value="0.000113813756001946">
            <text:p>0.000113813756001946</text:p>
          </table:table-cell>
          <table:table-cell table:number-columns-repeated="3"/>
        </table:table-row>
        <table:table-row table:style-name="ro2">
          <table:table-cell table:formula="of:=[.A566]+[.A$4]" office:value-type="float" office:value="167.400000000001">
            <text:p>167.400000000001</text:p>
          </table:table-cell>
          <table:table-cell table:formula="of:=[.A567]/([.$D$4]*2)" office:value-type="float" office:value="83.7000000000003">
            <text:p>83.7000000000003</text:p>
          </table:table-cell>
          <table:table-cell table:formula="of:=SQRT(ABS([.$D$2]^2-[.B567]^2))" office:value-type="float" office:value="142.194620151397">
            <text:p>142.194620151397</text:p>
          </table:table-cell>
          <table:table-cell table:formula="of:=([.$C$10]-[.C567])*[.$B$4]" office:value-type="float" office:value="37350.4317062079">
            <text:p>37350.4317062079</text:p>
          </table:table-cell>
          <table:table-cell table:formula="of:=ROUND([.D567])" office:value-type="float" office:value="37350">
            <text:p>37350</text:p>
          </table:table-cell>
          <table:table-cell table:formula="of:=([.$C$8]-([.E567]*[.$C$4]))" office:value-type="float" office:value="142.194951923077">
            <text:p>142.194951923077</text:p>
          </table:table-cell>
          <table:table-cell table:formula="of:=SQRT(ABS([.$D$2]^2-[.F567]^2))" office:value-type="float" office:value="83.6994363636568">
            <text:p>83.6994363636568</text:p>
          </table:table-cell>
          <table:table-cell table:formula="of:=ABS([.B567]-[.G567])" office:value-type="float" office:value="0.000563636343485996">
            <text:p>0.000563636343485996</text:p>
          </table:table-cell>
          <table:table-cell table:number-columns-repeated="3"/>
        </table:table-row>
        <table:table-row table:style-name="ro2">
          <table:table-cell table:formula="of:=[.A567]+[.A$4]" office:value-type="float" office:value="167.700000000001">
            <text:p>167.700000000001</text:p>
          </table:table-cell>
          <table:table-cell table:formula="of:=[.A568]/([.$D$4]*2)" office:value-type="float" office:value="83.8500000000003">
            <text:p>83.8500000000003</text:p>
          </table:table-cell>
          <table:table-cell table:formula="of:=SQRT(ABS([.$D$2]^2-[.B568]^2))" office:value-type="float" office:value="142.106219075732">
            <text:p>142.106219075732</text:p>
          </table:table-cell>
          <table:table-cell table:formula="of:=([.$C$10]-[.C568])*[.$B$4]" office:value-type="float" office:value="37495.2145702884">
            <text:p>37495.2145702884</text:p>
          </table:table-cell>
          <table:table-cell table:formula="of:=ROUND([.D568])" office:value-type="float" office:value="37495">
            <text:p>37495</text:p>
          </table:table-cell>
          <table:table-cell table:formula="of:=([.$C$8]-([.E568]*[.$C$4]))" office:value-type="float" office:value="142.106418269231">
            <text:p>142.106418269231</text:p>
          </table:table-cell>
          <table:table-cell table:formula="of:=SQRT(ABS([.$D$2]^2-[.F568]^2))" office:value-type="float" office:value="83.8496624125013">
            <text:p>83.8496624125013</text:p>
          </table:table-cell>
          <table:table-cell table:formula="of:=ABS([.B568]-[.G568])" office:value-type="float" office:value="0.000337587499018355">
            <text:p>0.000337587499018355</text:p>
          </table:table-cell>
          <table:table-cell table:number-columns-repeated="3"/>
        </table:table-row>
        <table:table-row table:style-name="ro2">
          <table:table-cell table:formula="of:=[.A568]+[.A$4]" office:value-type="float" office:value="168.000000000001">
            <text:p>168.000000000001</text:p>
          </table:table-cell>
          <table:table-cell table:formula="of:=[.A569]/([.$D$4]*2)" office:value-type="float" office:value="84.0000000000003">
            <text:p>84.0000000000003</text:p>
          </table:table-cell>
          <table:table-cell table:formula="of:=SQRT(ABS([.$D$2]^2-[.B569]^2))" office:value-type="float" office:value="142.017604542535">
            <text:p>142.017604542535</text:p>
          </table:table-cell>
          <table:table-cell table:formula="of:=([.$C$10]-[.C569])*[.$B$4]" office:value-type="float" office:value="37640.3470341067">
            <text:p>37640.3470341067</text:p>
          </table:table-cell>
          <table:table-cell table:formula="of:=ROUND([.D569])" office:value-type="float" office:value="37640">
            <text:p>37640</text:p>
          </table:table-cell>
          <table:table-cell table:formula="of:=([.$C$8]-([.E569]*[.$C$4]))" office:value-type="float" office:value="142.017884615385">
            <text:p>142.017884615385</text:p>
          </table:table-cell>
          <table:table-cell table:formula="of:=SQRT(ABS([.$D$2]^2-[.F569]^2))" office:value-type="float" office:value="83.9995264830183">
            <text:p>83.9995264830183</text:p>
          </table:table-cell>
          <table:table-cell table:formula="of:=ABS([.B569]-[.G569])" office:value-type="float" office:value="0.000473516981983835">
            <text:p>0.000473516981983835</text:p>
          </table:table-cell>
          <table:table-cell table:number-columns-repeated="3"/>
        </table:table-row>
        <table:table-row table:style-name="ro2">
          <table:table-cell table:formula="of:=[.A569]+[.A$4]" office:value-type="float" office:value="168.300000000001">
            <text:p>168.300000000001</text:p>
          </table:table-cell>
          <table:table-cell table:formula="of:=[.A570]/([.$D$4]*2)" office:value-type="float" office:value="84.1500000000003">
            <text:p>84.1500000000003</text:p>
          </table:table-cell>
          <table:table-cell table:formula="of:=SQRT(ABS([.$D$2]^2-[.B570]^2))" office:value-type="float" office:value="141.928776151984">
            <text:p>141.928776151984</text:p>
          </table:table-cell>
          <table:table-cell table:formula="of:=([.$C$10]-[.C570])*[.$B$4]" office:value-type="float" office:value="37785.8297524901">
            <text:p>37785.8297524901</text:p>
          </table:table-cell>
          <table:table-cell table:formula="of:=ROUND([.D570])" office:value-type="float" office:value="37786">
            <text:p>37786</text:p>
          </table:table-cell>
          <table:table-cell table:formula="of:=([.$C$8]-([.E570]*[.$C$4]))" office:value-type="float" office:value="141.928740384615">
            <text:p>141.928740384615</text:p>
          </table:table-cell>
          <table:table-cell table:formula="of:=SQRT(ABS([.$D$2]^2-[.F570]^2))" office:value-type="float" office:value="84.150060325804">
            <text:p>84.150060325804</text:p>
          </table:table-cell>
          <table:table-cell table:formula="of:=ABS([.B570]-[.G570])" office:value-type="float" office:value="0.0000603258036164789">
            <text:p>0.0000603258036164789</text:p>
          </table:table-cell>
          <table:table-cell table:number-columns-repeated="3"/>
        </table:table-row>
        <table:table-row table:style-name="ro2">
          <table:table-cell table:formula="of:=[.A570]+[.A$4]" office:value-type="float" office:value="168.600000000001">
            <text:p>168.600000000001</text:p>
          </table:table-cell>
          <table:table-cell table:formula="of:=[.A571]/([.$D$4]*2)" office:value-type="float" office:value="84.3000000000003">
            <text:p>84.3000000000003</text:p>
          </table:table-cell>
          <table:table-cell table:formula="of:=SQRT(ABS([.$D$2]^2-[.B571]^2))" office:value-type="float" office:value="141.839733502288">
            <text:p>141.839733502288</text:p>
          </table:table-cell>
          <table:table-cell table:formula="of:=([.$C$10]-[.C571])*[.$B$4]" office:value-type="float" office:value="37931.6633834889">
            <text:p>37931.6633834889</text:p>
          </table:table-cell>
          <table:table-cell table:formula="of:=ROUND([.D571])" office:value-type="float" office:value="37932">
            <text:p>37932</text:p>
          </table:table-cell>
          <table:table-cell table:formula="of:=([.$C$8]-([.E571]*[.$C$4]))" office:value-type="float" office:value="141.839596153846">
            <text:p>141.839596153846</text:p>
          </table:table-cell>
          <table:table-cell table:formula="of:=SQRT(ABS([.$D$2]^2-[.F571]^2))" office:value-type="float" office:value="84.3002310964438">
            <text:p>84.3002310964438</text:p>
          </table:table-cell>
          <table:table-cell table:formula="of:=ABS([.B571]-[.G571])" office:value-type="float" office:value="0.000231096443485512">
            <text:p>0.000231096443485512</text:p>
          </table:table-cell>
          <table:table-cell table:number-columns-repeated="3"/>
        </table:table-row>
        <table:table-row table:style-name="ro2">
          <table:table-cell table:formula="of:=[.A571]+[.A$4]" office:value-type="float" office:value="168.900000000001">
            <text:p>168.900000000001</text:p>
          </table:table-cell>
          <table:table-cell table:formula="of:=[.A572]/([.$D$4]*2)" office:value-type="float" office:value="84.4500000000003">
            <text:p>84.4500000000003</text:p>
          </table:table-cell>
          <table:table-cell table:formula="of:=SQRT(ABS([.$D$2]^2-[.B572]^2))" office:value-type="float" office:value="141.750476189676">
            <text:p>141.750476189676</text:p>
          </table:table-cell>
          <table:table-cell table:formula="of:=([.$C$10]-[.C572])*[.$B$4]" office:value-type="float" office:value="38077.8485883957">
            <text:p>38077.8485883957</text:p>
          </table:table-cell>
          <table:table-cell table:formula="of:=ROUND([.D572])" office:value-type="float" office:value="38078">
            <text:p>38078</text:p>
          </table:table-cell>
          <table:table-cell table:formula="of:=([.$C$8]-([.E572]*[.$C$4]))" office:value-type="float" office:value="141.750451923077">
            <text:p>141.750451923077</text:p>
          </table:table-cell>
          <table:table-cell table:formula="of:=SQRT(ABS([.$D$2]^2-[.F572]^2))" office:value-type="float" office:value="84.4500407318046">
            <text:p>84.4500407318046</text:p>
          </table:table-cell>
          <table:table-cell table:formula="of:=ABS([.B572]-[.G572])" office:value-type="float" office:value="0.0000407318042761062">
            <text:p>0.0000407318042761062</text:p>
          </table:table-cell>
          <table:table-cell table:number-columns-repeated="3"/>
        </table:table-row>
        <table:table-row table:style-name="ro2">
          <table:table-cell table:formula="of:=[.A572]+[.A$4]" office:value-type="float" office:value="169.200000000001">
            <text:p>169.200000000001</text:p>
          </table:table-cell>
          <table:table-cell table:formula="of:=[.A573]/([.$D$4]*2)" office:value-type="float" office:value="84.6000000000003">
            <text:p>84.6000000000003</text:p>
          </table:table-cell>
          <table:table-cell table:formula="of:=SQRT(ABS([.$D$2]^2-[.B573]^2))" office:value-type="float" office:value="141.661003808387">
            <text:p>141.661003808387</text:p>
          </table:table-cell>
          <table:table-cell table:formula="of:=([.$C$10]-[.C573])*[.$B$4]" office:value-type="float" office:value="38224.3860317663">
            <text:p>38224.3860317663</text:p>
          </table:table-cell>
          <table:table-cell table:formula="of:=ROUND([.D573])" office:value-type="float" office:value="38224">
            <text:p>38224</text:p>
          </table:table-cell>
          <table:table-cell table:formula="of:=([.$C$8]-([.E573]*[.$C$4]))" office:value-type="float" office:value="141.661307692308">
            <text:p>141.661307692308</text:p>
          </table:table-cell>
          <table:table-cell table:formula="of:=SQRT(ABS([.$D$2]^2-[.F573]^2))" office:value-type="float" office:value="84.5994911503924">
            <text:p>84.5994911503924</text:p>
          </table:table-cell>
          <table:table-cell table:formula="of:=ABS([.B573]-[.G573])" office:value-type="float" office:value="0.000508849607953721">
            <text:p>0.000508849607953721</text:p>
          </table:table-cell>
          <table:table-cell table:number-columns-repeated="3"/>
        </table:table-row>
        <table:table-row table:style-name="ro2">
          <table:table-cell table:formula="of:=[.A573]+[.A$4]" office:value-type="float" office:value="169.500000000001">
            <text:p>169.500000000001</text:p>
          </table:table-cell>
          <table:table-cell table:formula="of:=[.A574]/([.$D$4]*2)" office:value-type="float" office:value="84.7500000000004">
            <text:p>84.7500000000004</text:p>
          </table:table-cell>
          <table:table-cell table:formula="of:=SQRT(ABS([.$D$2]^2-[.B574]^2))" office:value-type="float" office:value="141.571315950654">
            <text:p>141.571315950654</text:p>
          </table:table-cell>
          <table:table-cell table:formula="of:=([.$C$10]-[.C574])*[.$B$4]" office:value-type="float" office:value="38371.2763814396">
            <text:p>38371.2763814396</text:p>
          </table:table-cell>
          <table:table-cell table:formula="of:=ROUND([.D574])" office:value-type="float" office:value="38371">
            <text:p>38371</text:p>
          </table:table-cell>
          <table:table-cell table:formula="of:=([.$C$8]-([.E574]*[.$C$4]))" office:value-type="float" office:value="141.571552884615">
            <text:p>141.571552884615</text:p>
          </table:table-cell>
          <table:table-cell table:formula="of:=SQRT(ABS([.$D$2]^2-[.F574]^2))" office:value-type="float" office:value="84.7496042105127">
            <text:p>84.7496042105127</text:p>
          </table:table-cell>
          <table:table-cell table:formula="of:=ABS([.B574]-[.G574])" office:value-type="float" office:value="0.000395789487683373">
            <text:p>0.000395789487683373</text:p>
          </table:table-cell>
          <table:table-cell table:number-columns-repeated="3"/>
        </table:table-row>
        <table:table-row table:style-name="ro2">
          <table:table-cell table:formula="of:=[.A574]+[.A$4]" office:value-type="float" office:value="169.800000000001">
            <text:p>169.800000000001</text:p>
          </table:table-cell>
          <table:table-cell table:formula="of:=[.A575]/([.$D$4]*2)" office:value-type="float" office:value="84.9000000000004">
            <text:p>84.9000000000004</text:p>
          </table:table-cell>
          <table:table-cell table:formula="of:=SQRT(ABS([.$D$2]^2-[.B575]^2))" office:value-type="float" office:value="141.481412206692">
            <text:p>141.481412206692</text:p>
          </table:table-cell>
          <table:table-cell table:formula="of:=([.$C$10]-[.C575])*[.$B$4]" office:value-type="float" office:value="38518.5203085585">
            <text:p>38518.5203085585</text:p>
          </table:table-cell>
          <table:table-cell table:formula="of:=ROUND([.D575])" office:value-type="float" office:value="38519">
            <text:p>38519</text:p>
          </table:table-cell>
          <table:table-cell table:formula="of:=([.$C$8]-([.E575]*[.$C$4]))" office:value-type="float" office:value="141.4811875">
            <text:p>141.4811875</text:p>
          </table:table-cell>
          <table:table-cell table:formula="of:=SQRT(ABS([.$D$2]^2-[.F575]^2))" office:value-type="float" office:value="84.900374460834">
            <text:p>84.900374460834</text:p>
          </table:table-cell>
          <table:table-cell table:formula="of:=ABS([.B575]-[.G575])" office:value-type="float" office:value="0.000374460833683088">
            <text:p>0.000374460833683088</text:p>
          </table:table-cell>
          <table:table-cell table:number-columns-repeated="3"/>
        </table:table-row>
        <table:table-row table:style-name="ro2">
          <table:table-cell table:formula="of:=[.A575]+[.A$4]" office:value-type="float" office:value="170.100000000001">
            <text:p>170.100000000001</text:p>
          </table:table-cell>
          <table:table-cell table:formula="of:=[.A576]/([.$D$4]*2)" office:value-type="float" office:value="85.0500000000004">
            <text:p>85.0500000000004</text:p>
          </table:table-cell>
          <table:table-cell table:formula="of:=SQRT(ABS([.$D$2]^2-[.B576]^2))" office:value-type="float" office:value="141.391292164687">
            <text:p>141.391292164687</text:p>
          </table:table-cell>
          <table:table-cell table:formula="of:=([.$C$10]-[.C576])*[.$B$4]" office:value-type="float" office:value="38666.1184875902">
            <text:p>38666.1184875902</text:p>
          </table:table-cell>
          <table:table-cell table:formula="of:=ROUND([.D576])" office:value-type="float" office:value="38666">
            <text:p>38666</text:p>
          </table:table-cell>
          <table:table-cell table:formula="of:=([.$C$8]-([.E576]*[.$C$4]))" office:value-type="float" office:value="141.391432692308">
            <text:p>141.391432692308</text:p>
          </table:table-cell>
          <table:table-cell table:formula="of:=SQRT(ABS([.$D$2]^2-[.F576]^2))" office:value-type="float" office:value="85.0497663795535">
            <text:p>85.0497663795535</text:p>
          </table:table-cell>
          <table:table-cell table:formula="of:=ABS([.B576]-[.G576])" office:value-type="float" office:value="0.00023362044687758">
            <text:p>0.00023362044687758</text:p>
          </table:table-cell>
          <table:table-cell table:number-columns-repeated="3"/>
        </table:table-row>
        <table:table-row table:style-name="ro2">
          <table:table-cell table:formula="of:=[.A576]+[.A$4]" office:value-type="float" office:value="170.400000000001">
            <text:p>170.400000000001</text:p>
          </table:table-cell>
          <table:table-cell table:formula="of:=[.A577]/([.$D$4]*2)" office:value-type="float" office:value="85.2000000000004">
            <text:p>85.2000000000004</text:p>
          </table:table-cell>
          <table:table-cell table:formula="of:=SQRT(ABS([.$D$2]^2-[.B577]^2))" office:value-type="float" office:value="141.300955410782">
            <text:p>141.300955410782</text:p>
          </table:table-cell>
          <table:table-cell table:formula="of:=([.$C$10]-[.C577])*[.$B$4]" office:value-type="float" office:value="38814.0715963475">
            <text:p>38814.0715963475</text:p>
          </table:table-cell>
          <table:table-cell table:formula="of:=ROUND([.D577])" office:value-type="float" office:value="38814">
            <text:p>38814</text:p>
          </table:table-cell>
          <table:table-cell table:formula="of:=([.$C$8]-([.E577]*[.$C$4]))" office:value-type="float" office:value="141.301067307692">
            <text:p>141.301067307692</text:p>
          </table:table-cell>
          <table:table-cell table:formula="of:=SQRT(ABS([.$D$2]^2-[.F577]^2))" office:value-type="float" office:value="85.1998144229611">
            <text:p>85.1998144229611</text:p>
          </table:table-cell>
          <table:table-cell table:formula="of:=ABS([.B577]-[.G577])" office:value-type="float" office:value="0.000185577039289342">
            <text:p>0.000185577039289342</text:p>
          </table:table-cell>
          <table:table-cell table:number-columns-repeated="3"/>
        </table:table-row>
        <table:table-row table:style-name="ro2">
          <table:table-cell table:formula="of:=[.A577]+[.A$4]" office:value-type="float" office:value="170.700000000001">
            <text:p>170.700000000001</text:p>
          </table:table-cell>
          <table:table-cell table:formula="of:=[.A578]/([.$D$4]*2)" office:value-type="float" office:value="85.3500000000004">
            <text:p>85.3500000000004</text:p>
          </table:table-cell>
          <table:table-cell table:formula="of:=SQRT(ABS([.$D$2]^2-[.B578]^2))" office:value-type="float" office:value="141.210401529066">
            <text:p>141.210401529066</text:p>
          </table:table-cell>
          <table:table-cell table:formula="of:=([.$C$10]-[.C578])*[.$B$4]" office:value-type="float" office:value="38962.3803160098">
            <text:p>38962.3803160098</text:p>
          </table:table-cell>
          <table:table-cell table:formula="of:=ROUND([.D578])" office:value-type="float" office:value="38962">
            <text:p>38962</text:p>
          </table:table-cell>
          <table:table-cell table:formula="of:=([.$C$8]-([.E578]*[.$C$4]))" office:value-type="float" office:value="141.210701923077">
            <text:p>141.210701923077</text:p>
          </table:table-cell>
          <table:table-cell table:formula="of:=SQRT(ABS([.$D$2]^2-[.F578]^2))" office:value-type="float" office:value="85.3495030002631">
            <text:p>85.3495030002631</text:p>
          </table:table-cell>
          <table:table-cell table:formula="of:=ABS([.B578]-[.G578])" office:value-type="float" office:value="0.000496999737293891">
            <text:p>0.000496999737293891</text:p>
          </table:table-cell>
          <table:table-cell table:number-columns-repeated="3"/>
        </table:table-row>
        <table:table-row table:style-name="ro2">
          <table:table-cell table:formula="of:=[.A578]+[.A$4]" office:value-type="float" office:value="171.000000000001">
            <text:p>171.000000000001</text:p>
          </table:table-cell>
          <table:table-cell table:formula="of:=[.A579]/([.$D$4]*2)" office:value-type="float" office:value="85.5000000000004">
            <text:p>85.5000000000004</text:p>
          </table:table-cell>
          <table:table-cell table:formula="of:=SQRT(ABS([.$D$2]^2-[.B579]^2))" office:value-type="float" office:value="141.119630101556">
            <text:p>141.119630101556</text:p>
          </table:table-cell>
          <table:table-cell table:formula="of:=([.$C$10]-[.C579])*[.$B$4]" office:value-type="float" office:value="39111.045331144">
            <text:p>39111.045331144</text:p>
          </table:table-cell>
          <table:table-cell table:formula="of:=ROUND([.D579])" office:value-type="float" office:value="39111">
            <text:p>39111</text:p>
          </table:table-cell>
          <table:table-cell table:formula="of:=([.$C$8]-([.E579]*[.$C$4]))" office:value-type="float" office:value="141.119725961538">
            <text:p>141.119725961538</text:p>
          </table:table-cell>
          <table:table-cell table:formula="of:=SQRT(ABS([.$D$2]^2-[.F579]^2))" office:value-type="float" office:value="85.499841780791">
            <text:p>85.499841780791</text:p>
          </table:table-cell>
          <table:table-cell table:formula="of:=ABS([.B579]-[.G579])" office:value-type="float" office:value="0.000158219209396293">
            <text:p>0.000158219209396293</text:p>
          </table:table-cell>
          <table:table-cell table:number-columns-repeated="3"/>
        </table:table-row>
        <table:table-row table:style-name="ro2">
          <table:table-cell table:formula="of:=[.A579]+[.A$4]" office:value-type="float" office:value="171.300000000001">
            <text:p>171.300000000001</text:p>
          </table:table-cell>
          <table:table-cell table:formula="of:=[.A580]/([.$D$4]*2)" office:value-type="float" office:value="85.6500000000004">
            <text:p>85.6500000000004</text:p>
          </table:table-cell>
          <table:table-cell table:formula="of:=SQRT(ABS([.$D$2]^2-[.B580]^2))" office:value-type="float" office:value="141.028640708191">
            <text:p>141.028640708191</text:p>
          </table:table-cell>
          <table:table-cell table:formula="of:=([.$C$10]-[.C580])*[.$B$4]" office:value-type="float" office:value="39260.0673297262">
            <text:p>39260.0673297262</text:p>
          </table:table-cell>
          <table:table-cell table:formula="of:=ROUND([.D580])" office:value-type="float" office:value="39260">
            <text:p>39260</text:p>
          </table:table-cell>
          <table:table-cell table:formula="of:=([.$C$8]-([.E580]*[.$C$4]))" office:value-type="float" office:value="141.02875">
            <text:p>141.02875</text:p>
          </table:table-cell>
          <table:table-cell table:formula="of:=SQRT(ABS([.$D$2]^2-[.F580]^2))" office:value-type="float" office:value="85.6498200432289">
            <text:p>85.6498200432289</text:p>
          </table:table-cell>
          <table:table-cell table:formula="of:=ABS([.B580]-[.G580])" office:value-type="float" office:value="0.000179956771475531">
            <text:p>0.000179956771475531</text:p>
          </table:table-cell>
          <table:table-cell table:number-columns-repeated="3"/>
        </table:table-row>
        <table:table-row table:style-name="ro2">
          <table:table-cell table:formula="of:=[.A580]+[.A$4]" office:value-type="float" office:value="171.600000000001">
            <text:p>171.600000000001</text:p>
          </table:table-cell>
          <table:table-cell table:formula="of:=[.A581]/([.$D$4]*2)" office:value-type="float" office:value="85.8000000000004">
            <text:p>85.8000000000004</text:p>
          </table:table-cell>
          <table:table-cell table:formula="of:=SQRT(ABS([.$D$2]^2-[.B581]^2))" office:value-type="float" office:value="140.937432926813">
            <text:p>140.937432926813</text:p>
          </table:table-cell>
          <table:table-cell table:formula="of:=([.$C$10]-[.C581])*[.$B$4]" office:value-type="float" office:value="39409.4470031635">
            <text:p>39409.4470031635</text:p>
          </table:table-cell>
          <table:table-cell table:formula="of:=ROUND([.D581])" office:value-type="float" office:value="39409">
            <text:p>39409</text:p>
          </table:table-cell>
          <table:table-cell table:formula="of:=([.$C$8]-([.E581]*[.$C$4]))" office:value-type="float" office:value="140.937774038462">
            <text:p>140.937774038462</text:p>
          </table:table-cell>
          <table:table-cell table:formula="of:=SQRT(ABS([.$D$2]^2-[.F581]^2))" office:value-type="float" office:value="85.7994396781445">
            <text:p>85.7994396781445</text:p>
          </table:table-cell>
          <table:table-cell table:formula="of:=ABS([.B581]-[.G581])" office:value-type="float" office:value="0.000560321855886059">
            <text:p>0.000560321855886059</text:p>
          </table:table-cell>
          <table:table-cell table:number-columns-repeated="3"/>
        </table:table-row>
        <table:table-row table:style-name="ro2">
          <table:table-cell table:formula="of:=[.A581]+[.A$4]" office:value-type="float" office:value="171.900000000001">
            <text:p>171.900000000001</text:p>
          </table:table-cell>
          <table:table-cell table:formula="of:=[.A582]/([.$D$4]*2)" office:value-type="float" office:value="85.9500000000004">
            <text:p>85.9500000000004</text:p>
          </table:table-cell>
          <table:table-cell table:formula="of:=SQRT(ABS([.$D$2]^2-[.B582]^2))" office:value-type="float" office:value="140.846006333158">
            <text:p>140.846006333158</text:p>
          </table:table-cell>
          <table:table-cell table:formula="of:=([.$C$10]-[.C582])*[.$B$4]" office:value-type="float" office:value="39559.1850463155">
            <text:p>39559.1850463155</text:p>
          </table:table-cell>
          <table:table-cell table:formula="of:=ROUND([.D582])" office:value-type="float" office:value="39559">
            <text:p>39559</text:p>
          </table:table-cell>
          <table:table-cell table:formula="of:=([.$C$8]-([.E582]*[.$C$4]))" office:value-type="float" office:value="140.8461875">
            <text:p>140.8461875</text:p>
          </table:table-cell>
          <table:table-cell table:formula="of:=SQRT(ABS([.$D$2]^2-[.F582]^2))" office:value-type="float" office:value="85.9497031217377">
            <text:p>85.9497031217377</text:p>
          </table:table-cell>
          <table:table-cell table:formula="of:=ABS([.B582]-[.G582])" office:value-type="float" office:value="0.000296878262687983">
            <text:p>0.000296878262687983</text:p>
          </table:table-cell>
          <table:table-cell table:number-columns-repeated="3"/>
        </table:table-row>
        <table:table-row table:style-name="ro2">
          <table:table-cell table:formula="of:=[.A582]+[.A$4]" office:value-type="float" office:value="172.200000000001">
            <text:p>172.200000000001</text:p>
          </table:table-cell>
          <table:table-cell table:formula="of:=[.A583]/([.$D$4]*2)" office:value-type="float" office:value="86.1000000000004">
            <text:p>86.1000000000004</text:p>
          </table:table-cell>
          <table:table-cell table:formula="of:=SQRT(ABS([.$D$2]^2-[.B583]^2))" office:value-type="float" office:value="140.754360500838">
            <text:p>140.754360500838</text:p>
          </table:table-cell>
          <table:table-cell table:formula="of:=([.$C$10]-[.C583])*[.$B$4]" office:value-type="float" office:value="39709.282157516">
            <text:p>39709.282157516</text:p>
          </table:table-cell>
          <table:table-cell table:formula="of:=ROUND([.D583])" office:value-type="float" office:value="39709">
            <text:p>39709</text:p>
          </table:table-cell>
          <table:table-cell table:formula="of:=([.$C$8]-([.E583]*[.$C$4]))" office:value-type="float" office:value="140.754600961538">
            <text:p>140.754600961538</text:p>
          </table:table-cell>
          <table:table-cell table:formula="of:=SQRT(ABS([.$D$2]^2-[.F583]^2))" office:value-type="float" office:value="86.0996068989753">
            <text:p>86.0996068989753</text:p>
          </table:table-cell>
          <table:table-cell table:formula="of:=ABS([.B583]-[.G583])" office:value-type="float" office:value="0.00039310102512502">
            <text:p>0.00039310102512502</text:p>
          </table:table-cell>
          <table:table-cell table:number-columns-repeated="3"/>
        </table:table-row>
        <table:table-row table:style-name="ro2">
          <table:table-cell table:formula="of:=[.A583]+[.A$4]" office:value-type="float" office:value="172.500000000001">
            <text:p>172.500000000001</text:p>
          </table:table-cell>
          <table:table-cell table:formula="of:=[.A584]/([.$D$4]*2)" office:value-type="float" office:value="86.2500000000004">
            <text:p>86.2500000000004</text:p>
          </table:table-cell>
          <table:table-cell table:formula="of:=SQRT(ABS([.$D$2]^2-[.B584]^2))" office:value-type="float" office:value="140.662495001333">
            <text:p>140.662495001333</text:p>
          </table:table-cell>
          <table:table-cell table:formula="of:=([.$C$10]-[.C584])*[.$B$4]" office:value-type="float" office:value="39859.7390385961">
            <text:p>39859.7390385961</text:p>
          </table:table-cell>
          <table:table-cell table:formula="of:=ROUND([.D584])" office:value-type="float" office:value="39860">
            <text:p>39860</text:p>
          </table:table-cell>
          <table:table-cell table:formula="of:=([.$C$8]-([.E584]*[.$C$4]))" office:value-type="float" office:value="140.662403846154">
            <text:p>140.662403846154</text:p>
          </table:table-cell>
          <table:table-cell table:formula="of:=SQRT(ABS([.$D$2]^2-[.F584]^2))" office:value-type="float" office:value="86.2501486620257">
            <text:p>86.2501486620257</text:p>
          </table:table-cell>
          <table:table-cell table:formula="of:=ABS([.B584]-[.G584])" office:value-type="float" office:value="0.000148662025239332">
            <text:p>0.000148662025239332</text:p>
          </table:table-cell>
          <table:table-cell table:number-columns-repeated="3"/>
        </table:table-row>
        <table:table-row table:style-name="ro2">
          <table:table-cell table:formula="of:=[.A584]+[.A$4]" office:value-type="float" office:value="172.800000000001">
            <text:p>172.800000000001</text:p>
          </table:table-cell>
          <table:table-cell table:formula="of:=[.A585]/([.$D$4]*2)" office:value-type="float" office:value="86.4000000000004">
            <text:p>86.4000000000004</text:p>
          </table:table-cell>
          <table:table-cell table:formula="of:=SQRT(ABS([.$D$2]^2-[.B585]^2))" office:value-type="float" office:value="140.570409403971">
            <text:p>140.570409403971</text:p>
          </table:table-cell>
          <table:table-cell table:formula="of:=([.$C$10]-[.C585])*[.$B$4]" office:value-type="float" office:value="40010.5563949054">
            <text:p>40010.5563949054</text:p>
          </table:table-cell>
          <table:table-cell table:formula="of:=ROUND([.D585])" office:value-type="float" office:value="40011">
            <text:p>40011</text:p>
          </table:table-cell>
          <table:table-cell table:formula="of:=([.$C$8]-([.E585]*[.$C$4]))" office:value-type="float" office:value="140.570206730769">
            <text:p>140.570206730769</text:p>
          </table:table-cell>
          <table:table-cell table:formula="of:=SQRT(ABS([.$D$2]^2-[.F585]^2))" office:value-type="float" office:value="86.4003297428245">
            <text:p>86.4003297428245</text:p>
          </table:table-cell>
          <table:table-cell table:formula="of:=ABS([.B585]-[.G585])" office:value-type="float" office:value="0.000329742824078494">
            <text:p>0.000329742824078494</text:p>
          </table:table-cell>
          <table:table-cell table:number-columns-repeated="3"/>
        </table:table-row>
        <table:table-row table:style-name="ro2">
          <table:table-cell table:formula="of:=[.A585]+[.A$4]" office:value-type="float" office:value="173.100000000001">
            <text:p>173.100000000001</text:p>
          </table:table-cell>
          <table:table-cell table:formula="of:=[.A586]/([.$D$4]*2)" office:value-type="float" office:value="86.5500000000004">
            <text:p>86.5500000000004</text:p>
          </table:table-cell>
          <table:table-cell table:formula="of:=SQRT(ABS([.$D$2]^2-[.B586]^2))" office:value-type="float" office:value="140.47810327592">
            <text:p>140.47810327592</text:p>
          </table:table-cell>
          <table:table-cell table:formula="of:=([.$C$10]-[.C586])*[.$B$4]" office:value-type="float" office:value="40161.7349353356">
            <text:p>40161.7349353356</text:p>
          </table:table-cell>
          <table:table-cell table:formula="of:=ROUND([.D586])" office:value-type="float" office:value="40162">
            <text:p>40162</text:p>
          </table:table-cell>
          <table:table-cell table:formula="of:=([.$C$8]-([.E586]*[.$C$4]))" office:value-type="float" office:value="140.478009615385">
            <text:p>140.478009615385</text:p>
          </table:table-cell>
          <table:table-cell table:formula="of:=SQRT(ABS([.$D$2]^2-[.F586]^2))" office:value-type="float" office:value="86.5501520189301">
            <text:p>86.5501520189301</text:p>
          </table:table-cell>
          <table:table-cell table:formula="of:=ABS([.B586]-[.G586])" office:value-type="float" office:value="0.000152018929640008">
            <text:p>0.000152018929640008</text:p>
          </table:table-cell>
          <table:table-cell table:number-columns-repeated="3"/>
        </table:table-row>
        <table:table-row table:style-name="ro2">
          <table:table-cell table:formula="of:=[.A586]+[.A$4]" office:value-type="float" office:value="173.400000000001">
            <text:p>173.400000000001</text:p>
          </table:table-cell>
          <table:table-cell table:formula="of:=[.A587]/([.$D$4]*2)" office:value-type="float" office:value="86.7000000000004">
            <text:p>86.7000000000004</text:p>
          </table:table-cell>
          <table:table-cell table:formula="of:=SQRT(ABS([.$D$2]^2-[.B587]^2))" office:value-type="float" office:value="140.38557618217">
            <text:p>140.38557618217</text:p>
          </table:table-cell>
          <table:table-cell table:formula="of:=([.$C$10]-[.C587])*[.$B$4]" office:value-type="float" office:value="40313.2753723424">
            <text:p>40313.2753723424</text:p>
          </table:table-cell>
          <table:table-cell table:formula="of:=ROUND([.D587])" office:value-type="float" office:value="40313">
            <text:p>40313</text:p>
          </table:table-cell>
          <table:table-cell table:formula="of:=([.$C$8]-([.E587]*[.$C$4]))" office:value-type="float" office:value="140.3858125">
            <text:p>140.3858125</text:p>
          </table:table-cell>
          <table:table-cell table:formula="of:=SQRT(ABS([.$D$2]^2-[.F587]^2))" office:value-type="float" office:value="86.6996173504523">
            <text:p>86.6996173504523</text:p>
          </table:table-cell>
          <table:table-cell table:formula="of:=ABS([.B587]-[.G587])" office:value-type="float" office:value="0.000382649548143377">
            <text:p>0.000382649548143377</text:p>
          </table:table-cell>
          <table:table-cell table:number-columns-repeated="3"/>
        </table:table-row>
        <table:table-row table:style-name="ro2">
          <table:table-cell table:formula="of:=[.A587]+[.A$4]" office:value-type="float" office:value="173.700000000001">
            <text:p>173.700000000001</text:p>
          </table:table-cell>
          <table:table-cell table:formula="of:=[.A588]/([.$D$4]*2)" office:value-type="float" office:value="86.8500000000004">
            <text:p>86.8500000000004</text:p>
          </table:table-cell>
          <table:table-cell table:formula="of:=SQRT(ABS([.$D$2]^2-[.B588]^2))" office:value-type="float" office:value="140.292827685523">
            <text:p>140.292827685523</text:p>
          </table:table-cell>
          <table:table-cell table:formula="of:=([.$C$10]-[.C588])*[.$B$4]" office:value-type="float" office:value="40465.1784219689">
            <text:p>40465.1784219689</text:p>
          </table:table-cell>
          <table:table-cell table:formula="of:=ROUND([.D588])" office:value-type="float" office:value="40465">
            <text:p>40465</text:p>
          </table:table-cell>
          <table:table-cell table:formula="of:=([.$C$8]-([.E588]*[.$C$4]))" office:value-type="float" office:value="140.293004807692">
            <text:p>140.293004807692</text:p>
          </table:table-cell>
          <table:table-cell table:formula="of:=SQRT(ABS([.$D$2]^2-[.F588]^2))" office:value-type="float" office:value="86.849713885705">
            <text:p>86.849713885705</text:p>
          </table:table-cell>
          <table:table-cell table:formula="of:=ABS([.B588]-[.G588])" office:value-type="float" office:value="0.000286114295420248">
            <text:p>0.000286114295420248</text:p>
          </table:table-cell>
          <table:table-cell table:number-columns-repeated="3"/>
        </table:table-row>
        <table:table-row table:style-name="ro2">
          <table:table-cell table:formula="of:=[.A588]+[.A$4]" office:value-type="float" office:value="174.000000000001">
            <text:p>174.000000000001</text:p>
          </table:table-cell>
          <table:table-cell table:formula="of:=[.A589]/([.$D$4]*2)" office:value-type="float" office:value="87.0000000000004">
            <text:p>87.0000000000004</text:p>
          </table:table-cell>
          <table:table-cell table:formula="of:=SQRT(ABS([.$D$2]^2-[.B589]^2))" office:value-type="float" office:value="140.199857346575">
            <text:p>140.199857346575</text:p>
          </table:table-cell>
          <table:table-cell table:formula="of:=([.$C$10]-[.C589])*[.$B$4]" office:value-type="float" office:value="40617.4448038688">
            <text:p>40617.4448038688</text:p>
          </table:table-cell>
          <table:table-cell table:formula="of:=ROUND([.D589])" office:value-type="float" office:value="40617">
            <text:p>40617</text:p>
          </table:table-cell>
          <table:table-cell table:formula="of:=([.$C$8]-([.E589]*[.$C$4]))" office:value-type="float" office:value="140.200197115385">
            <text:p>140.200197115385</text:p>
          </table:table-cell>
          <table:table-cell table:formula="of:=SQRT(ABS([.$D$2]^2-[.F589]^2))" office:value-type="float" office:value="86.9994524626868">
            <text:p>86.9994524626868</text:p>
          </table:table-cell>
          <table:table-cell table:formula="of:=ABS([.B589]-[.G589])" office:value-type="float" office:value="0.000547537313636326">
            <text:p>0.000547537313636326</text:p>
          </table:table-cell>
          <table:table-cell table:number-columns-repeated="3"/>
        </table:table-row>
        <table:table-row table:style-name="ro2">
          <table:table-cell table:formula="of:=[.A589]+[.A$4]" office:value-type="float" office:value="174.300000000001">
            <text:p>174.300000000001</text:p>
          </table:table-cell>
          <table:table-cell table:formula="of:=[.A590]/([.$D$4]*2)" office:value-type="float" office:value="87.1500000000004">
            <text:p>87.1500000000004</text:p>
          </table:table-cell>
          <table:table-cell table:formula="of:=SQRT(ABS([.$D$2]^2-[.B590]^2))" office:value-type="float" office:value="140.106664723702">
            <text:p>140.106664723702</text:p>
          </table:table-cell>
          <table:table-cell table:formula="of:=([.$C$10]-[.C590])*[.$B$4]" office:value-type="float" office:value="40770.0752413292">
            <text:p>40770.0752413292</text:p>
          </table:table-cell>
          <table:table-cell table:formula="of:=ROUND([.D590])" office:value-type="float" office:value="40770">
            <text:p>40770</text:p>
          </table:table-cell>
          <table:table-cell table:formula="of:=([.$C$8]-([.E590]*[.$C$4]))" office:value-type="float" office:value="140.106778846154">
            <text:p>140.106778846154</text:p>
          </table:table-cell>
          <table:table-cell table:formula="of:=SQRT(ABS([.$D$2]^2-[.F590]^2))" office:value-type="float" office:value="87.1498165308163">
            <text:p>87.1498165308163</text:p>
          </table:table-cell>
          <table:table-cell table:formula="of:=ABS([.B590]-[.G590])" office:value-type="float" office:value="0.000183469184165119">
            <text:p>0.000183469184165119</text:p>
          </table:table-cell>
          <table:table-cell table:number-columns-repeated="3"/>
        </table:table-row>
        <table:table-row table:style-name="ro2">
          <table:table-cell table:formula="of:=[.A590]+[.A$4]" office:value-type="float" office:value="174.600000000001">
            <text:p>174.600000000001</text:p>
          </table:table-cell>
          <table:table-cell table:formula="of:=[.A591]/([.$D$4]*2)" office:value-type="float" office:value="87.3000000000005">
            <text:p>87.3000000000005</text:p>
          </table:table-cell>
          <table:table-cell table:formula="of:=SQRT(ABS([.$D$2]^2-[.B591]^2))" office:value-type="float" office:value="140.01324937305">
            <text:p>140.01324937305</text:p>
          </table:table-cell>
          <table:table-cell table:formula="of:=([.$C$10]-[.C591])*[.$B$4]" office:value-type="float" office:value="40923.070461295">
            <text:p>40923.070461295</text:p>
          </table:table-cell>
          <table:table-cell table:formula="of:=ROUND([.D591])" office:value-type="float" office:value="40923">
            <text:p>40923</text:p>
          </table:table-cell>
          <table:table-cell table:formula="of:=([.$C$8]-([.E591]*[.$C$4]))" office:value-type="float" office:value="140.013360576923">
            <text:p>140.013360576923</text:p>
          </table:table-cell>
          <table:table-cell table:formula="of:=SQRT(ABS([.$D$2]^2-[.F591]^2))" office:value-type="float" office:value="87.2998216490534">
            <text:p>87.2998216490534</text:p>
          </table:table-cell>
          <table:table-cell table:formula="of:=ABS([.B591]-[.G591])" office:value-type="float" office:value="0.000178350947095396">
            <text:p>0.000178350947095396</text:p>
          </table:table-cell>
          <table:table-cell table:number-columns-repeated="3"/>
        </table:table-row>
        <table:table-row table:style-name="ro2">
          <table:table-cell table:formula="of:=[.A591]+[.A$4]" office:value-type="float" office:value="174.900000000001">
            <text:p>174.900000000001</text:p>
          </table:table-cell>
          <table:table-cell table:formula="of:=[.A592]/([.$D$4]*2)" office:value-type="float" office:value="87.4500000000005">
            <text:p>87.4500000000005</text:p>
          </table:table-cell>
          <table:table-cell table:formula="of:=SQRT(ABS([.$D$2]^2-[.B592]^2))" office:value-type="float" office:value="139.919610848515">
            <text:p>139.919610848515</text:p>
          </table:table-cell>
          <table:table-cell table:formula="of:=([.$C$10]-[.C592])*[.$B$4]" office:value-type="float" office:value="41076.4311943916">
            <text:p>41076.4311943916</text:p>
          </table:table-cell>
          <table:table-cell table:formula="of:=ROUND([.D592])" office:value-type="float" office:value="41076">
            <text:p>41076</text:p>
          </table:table-cell>
          <table:table-cell table:formula="of:=([.$C$8]-([.E592]*[.$C$4]))" office:value-type="float" office:value="139.919942307692">
            <text:p>139.919942307692</text:p>
          </table:table-cell>
          <table:table-cell table:formula="of:=SQRT(ABS([.$D$2]^2-[.F592]^2))" office:value-type="float" office:value="87.4494696645557">
            <text:p>87.4494696645557</text:p>
          </table:table-cell>
          <table:table-cell table:formula="of:=ABS([.B592]-[.G592])" office:value-type="float" office:value="0.000530335444722141">
            <text:p>0.000530335444722141</text:p>
          </table:table-cell>
          <table:table-cell table:number-columns-repeated="3"/>
        </table:table-row>
        <table:table-row table:style-name="ro2">
          <table:table-cell table:formula="of:=[.A592]+[.A$4]" office:value-type="float" office:value="175.200000000001">
            <text:p>175.200000000001</text:p>
          </table:table-cell>
          <table:table-cell table:formula="of:=[.A593]/([.$D$4]*2)" office:value-type="float" office:value="87.6000000000005">
            <text:p>87.6000000000005</text:p>
          </table:table-cell>
          <table:table-cell table:formula="of:=SQRT(ABS([.$D$2]^2-[.B593]^2))" office:value-type="float" office:value="139.825748701732">
            <text:p>139.825748701732</text:p>
          </table:table-cell>
          <table:table-cell table:formula="of:=([.$C$10]-[.C593])*[.$B$4]" office:value-type="float" office:value="41230.1581749498">
            <text:p>41230.1581749498</text:p>
          </table:table-cell>
          <table:table-cell table:formula="of:=ROUND([.D593])" office:value-type="float" office:value="41230">
            <text:p>41230</text:p>
          </table:table-cell>
          <table:table-cell table:formula="of:=([.$C$8]-([.E593]*[.$C$4]))" office:value-type="float" office:value="139.825913461538">
            <text:p>139.825913461538</text:p>
          </table:table-cell>
          <table:table-cell table:formula="of:=SQRT(ABS([.$D$2]^2-[.F593]^2))" office:value-type="float" office:value="87.5997370124269">
            <text:p>87.5997370124269</text:p>
          </table:table-cell>
          <table:table-cell table:formula="of:=ABS([.B593]-[.G593])" office:value-type="float" office:value="0.000262987573535156">
            <text:p>0.000262987573535156</text:p>
          </table:table-cell>
          <table:table-cell table:number-columns-repeated="3"/>
        </table:table-row>
        <table:table-row table:style-name="ro2">
          <table:table-cell table:formula="of:=[.A593]+[.A$4]" office:value-type="float" office:value="175.500000000001">
            <text:p>175.500000000001</text:p>
          </table:table-cell>
          <table:table-cell table:formula="of:=[.A594]/([.$D$4]*2)" office:value-type="float" office:value="87.7500000000005">
            <text:p>87.7500000000005</text:p>
          </table:table-cell>
          <table:table-cell table:formula="of:=SQRT(ABS([.$D$2]^2-[.B594]^2))" office:value-type="float" office:value="139.731662482059">
            <text:p>139.731662482059</text:p>
          </table:table-cell>
          <table:table-cell table:formula="of:=([.$C$10]-[.C594])*[.$B$4]" office:value-type="float" office:value="41384.2521410293">
            <text:p>41384.2521410293</text:p>
          </table:table-cell>
          <table:table-cell table:formula="of:=ROUND([.D594])" office:value-type="float" office:value="41384">
            <text:p>41384</text:p>
          </table:table-cell>
          <table:table-cell table:formula="of:=([.$C$8]-([.E594]*[.$C$4]))" office:value-type="float" office:value="139.731884615385">
            <text:p>139.731884615385</text:p>
          </table:table-cell>
          <table:table-cell table:formula="of:=SQRT(ABS([.$D$2]^2-[.F594]^2))" office:value-type="float" office:value="87.7496462775369">
            <text:p>87.7496462775369</text:p>
          </table:table-cell>
          <table:table-cell table:formula="of:=ABS([.B594]-[.G594])" office:value-type="float" office:value="0.000353722463600548">
            <text:p>0.000353722463600548</text:p>
          </table:table-cell>
          <table:table-cell table:number-columns-repeated="3"/>
        </table:table-row>
        <table:table-row table:style-name="ro2">
          <table:table-cell table:formula="of:=[.A594]+[.A$4]" office:value-type="float" office:value="175.800000000001">
            <text:p>175.800000000001</text:p>
          </table:table-cell>
          <table:table-cell table:formula="of:=[.A595]/([.$D$4]*2)" office:value-type="float" office:value="87.9000000000005">
            <text:p>87.9000000000005</text:p>
          </table:table-cell>
          <table:table-cell table:formula="of:=SQRT(ABS([.$D$2]^2-[.B595]^2))" office:value-type="float" office:value="139.637351736561">
            <text:p>139.637351736561</text:p>
          </table:table-cell>
          <table:table-cell table:formula="of:=([.$C$10]-[.C595])*[.$B$4]" office:value-type="float" office:value="41538.7138344433">
            <text:p>41538.7138344433</text:p>
          </table:table-cell>
          <table:table-cell table:formula="of:=ROUND([.D595])" office:value-type="float" office:value="41539">
            <text:p>41539</text:p>
          </table:table-cell>
          <table:table-cell table:formula="of:=([.$C$8]-([.E595]*[.$C$4]))" office:value-type="float" office:value="139.637245192308">
            <text:p>139.637245192308</text:p>
          </table:table-cell>
          <table:table-cell table:formula="of:=SQRT(ABS([.$D$2]^2-[.F595]^2))" office:value-type="float" office:value="87.9001692552599">
            <text:p>87.9001692552599</text:p>
          </table:table-cell>
          <table:table-cell table:formula="of:=ABS([.B595]-[.G595])" office:value-type="float" office:value="0.000169255259464762">
            <text:p>0.000169255259464762</text:p>
          </table:table-cell>
          <table:table-cell table:number-columns-repeated="3"/>
        </table:table-row>
        <table:table-row table:style-name="ro2">
          <table:table-cell table:formula="of:=[.A595]+[.A$4]" office:value-type="float" office:value="176.100000000001">
            <text:p>176.100000000001</text:p>
          </table:table-cell>
          <table:table-cell table:formula="of:=[.A596]/([.$D$4]*2)" office:value-type="float" office:value="88.0500000000005">
            <text:p>88.0500000000005</text:p>
          </table:table-cell>
          <table:table-cell table:formula="of:=SQRT(ABS([.$D$2]^2-[.B596]^2))" office:value-type="float" office:value="139.542816009997">
            <text:p>139.542816009997</text:p>
          </table:table-cell>
          <table:table-cell table:formula="of:=([.$C$10]-[.C596])*[.$B$4]" office:value-type="float" office:value="41693.5440007833">
            <text:p>41693.5440007833</text:p>
          </table:table-cell>
          <table:table-cell table:formula="of:=ROUND([.D596])" office:value-type="float" office:value="41694">
            <text:p>41694</text:p>
          </table:table-cell>
          <table:table-cell table:formula="of:=([.$C$8]-([.E596]*[.$C$4]))" office:value-type="float" office:value="139.542605769231">
            <text:p>139.542605769231</text:p>
          </table:table-cell>
          <table:table-cell table:formula="of:=SQRT(ABS([.$D$2]^2-[.F596]^2))" office:value-type="float" office:value="88.0503331914936">
            <text:p>88.0503331914936</text:p>
          </table:table-cell>
          <table:table-cell table:formula="of:=ABS([.B596]-[.G596])" office:value-type="float" office:value="0.000333191493155027">
            <text:p>0.000333191493155027</text:p>
          </table:table-cell>
          <table:table-cell table:number-columns-repeated="3"/>
        </table:table-row>
        <table:table-row table:style-name="ro2">
          <table:table-cell table:formula="of:=[.A596]+[.A$4]" office:value-type="float" office:value="176.400000000001">
            <text:p>176.400000000001</text:p>
          </table:table-cell>
          <table:table-cell table:formula="of:=[.A597]/([.$D$4]*2)" office:value-type="float" office:value="88.2000000000005">
            <text:p>88.2000000000005</text:p>
          </table:table-cell>
          <table:table-cell table:formula="of:=SQRT(ABS([.$D$2]^2-[.B597]^2))" office:value-type="float" office:value="139.448054844806">
            <text:p>139.448054844806</text:p>
          </table:table-cell>
          <table:table-cell table:formula="of:=([.$C$10]-[.C597])*[.$B$4]" office:value-type="float" office:value="41848.7433894435">
            <text:p>41848.7433894435</text:p>
          </table:table-cell>
          <table:table-cell table:formula="of:=ROUND([.D597])" office:value-type="float" office:value="41849">
            <text:p>41849</text:p>
          </table:table-cell>
          <table:table-cell table:formula="of:=([.$C$8]-([.E597]*[.$C$4]))" office:value-type="float" office:value="139.447966346154">
            <text:p>139.447966346154</text:p>
          </table:table-cell>
          <table:table-cell table:formula="of:=SQRT(ABS([.$D$2]^2-[.F597]^2))" office:value-type="float" office:value="88.2001399200815">
            <text:p>88.2001399200815</text:p>
          </table:table-cell>
          <table:table-cell table:formula="of:=ABS([.B597]-[.G597])" office:value-type="float" office:value="0.000139920080982847">
            <text:p>0.000139920080982847</text:p>
          </table:table-cell>
          <table:table-cell table:number-columns-repeated="3"/>
        </table:table-row>
        <table:table-row table:style-name="ro2">
          <table:table-cell table:formula="of:=[.A597]+[.A$4]" office:value-type="float" office:value="176.700000000001">
            <text:p>176.700000000001</text:p>
          </table:table-cell>
          <table:table-cell table:formula="of:=[.A598]/([.$D$4]*2)" office:value-type="float" office:value="88.3500000000005">
            <text:p>88.3500000000005</text:p>
          </table:table-cell>
          <table:table-cell table:formula="of:=SQRT(ABS([.$D$2]^2-[.B598]^2))" office:value-type="float" office:value="139.353067781086">
            <text:p>139.353067781086</text:p>
          </table:table-cell>
          <table:table-cell table:formula="of:=([.$C$10]-[.C598])*[.$B$4]" office:value-type="float" office:value="42004.3127536459">
            <text:p>42004.3127536459</text:p>
          </table:table-cell>
          <table:table-cell table:formula="of:=ROUND([.D598])" office:value-type="float" office:value="42004">
            <text:p>42004</text:p>
          </table:table-cell>
          <table:table-cell table:formula="of:=([.$C$8]-([.E598]*[.$C$4]))" office:value-type="float" office:value="139.353326923077">
            <text:p>139.353326923077</text:p>
          </table:table-cell>
          <table:table-cell table:formula="of:=SQRT(ABS([.$D$2]^2-[.F598]^2))" office:value-type="float" office:value="88.3495912580814">
            <text:p>88.3495912580814</text:p>
          </table:table-cell>
          <table:table-cell table:formula="of:=ABS([.B598]-[.G598])" office:value-type="float" office:value="0.000408741919116551">
            <text:p>0.000408741919116551</text:p>
          </table:table-cell>
          <table:table-cell table:number-columns-repeated="3"/>
        </table:table-row>
        <table:table-row table:style-name="ro2">
          <table:table-cell table:formula="of:=[.A598]+[.A$4]" office:value-type="float" office:value="177.000000000001">
            <text:p>177.000000000001</text:p>
          </table:table-cell>
          <table:table-cell table:formula="of:=[.A599]/([.$D$4]*2)" office:value-type="float" office:value="88.5000000000005">
            <text:p>88.5000000000005</text:p>
          </table:table-cell>
          <table:table-cell table:formula="of:=SQRT(ABS([.$D$2]^2-[.B599]^2))" office:value-type="float" office:value="139.257854356585">
            <text:p>139.257854356585</text:p>
          </table:table-cell>
          <table:table-cell table:formula="of:=([.$C$10]-[.C599])*[.$B$4]" office:value-type="float" office:value="42160.2528504658">
            <text:p>42160.2528504658</text:p>
          </table:table-cell>
          <table:table-cell table:formula="of:=ROUND([.D599])" office:value-type="float" office:value="42160">
            <text:p>42160</text:p>
          </table:table-cell>
          <table:table-cell table:formula="of:=([.$C$8]-([.E599]*[.$C$4]))" office:value-type="float" office:value="139.258076923077">
            <text:p>139.258076923077</text:p>
          </table:table-cell>
          <table:table-cell table:formula="of:=SQRT(ABS([.$D$2]^2-[.F599]^2))" office:value-type="float" office:value="88.499649782846">
            <text:p>88.499649782846</text:p>
          </table:table-cell>
          <table:table-cell table:formula="of:=ABS([.B599]-[.G599])" office:value-type="float" office:value="0.000350217154490906">
            <text:p>0.000350217154490906</text:p>
          </table:table-cell>
          <table:table-cell table:number-columns-repeated="3"/>
        </table:table-row>
        <table:table-row table:style-name="ro2">
          <table:table-cell table:formula="of:=[.A599]+[.A$4]" office:value-type="float" office:value="177.300000000001">
            <text:p>177.300000000001</text:p>
          </table:table-cell>
          <table:table-cell table:formula="of:=[.A600]/([.$D$4]*2)" office:value-type="float" office:value="88.6500000000005">
            <text:p>88.6500000000005</text:p>
          </table:table-cell>
          <table:table-cell table:formula="of:=SQRT(ABS([.$D$2]^2-[.B600]^2))" office:value-type="float" office:value="139.162414106683">
            <text:p>139.162414106683</text:p>
          </table:table-cell>
          <table:table-cell table:formula="of:=([.$C$10]-[.C600])*[.$B$4]" office:value-type="float" office:value="42316.564440857">
            <text:p>42316.564440857</text:p>
          </table:table-cell>
          <table:table-cell table:formula="of:=ROUND([.D600])" office:value-type="float" office:value="42317">
            <text:p>42317</text:p>
          </table:table-cell>
          <table:table-cell table:formula="of:=([.$C$8]-([.E600]*[.$C$4]))" office:value-type="float" office:value="139.162216346154">
            <text:p>139.162216346154</text:p>
          </table:table-cell>
          <table:table-cell table:formula="of:=SQRT(ABS([.$D$2]^2-[.F600]^2))" office:value-type="float" office:value="88.650310442921">
            <text:p>88.650310442921</text:p>
          </table:table-cell>
          <table:table-cell table:formula="of:=ABS([.B600]-[.G600])" office:value-type="float" office:value="0.00031044292049387">
            <text:p>0.00031044292049387</text:p>
          </table:table-cell>
          <table:table-cell table:number-columns-repeated="3"/>
        </table:table-row>
        <table:table-row table:style-name="ro2">
          <table:table-cell table:formula="of:=[.A600]+[.A$4]" office:value-type="float" office:value="177.600000000001">
            <text:p>177.600000000001</text:p>
          </table:table-cell>
          <table:table-cell table:formula="of:=[.A601]/([.$D$4]*2)" office:value-type="float" office:value="88.8000000000005">
            <text:p>88.8000000000005</text:p>
          </table:table-cell>
          <table:table-cell table:formula="of:=SQRT(ABS([.$D$2]^2-[.B601]^2))" office:value-type="float" office:value="139.066746564374">
            <text:p>139.066746564374</text:p>
          </table:table-cell>
          <table:table-cell table:formula="of:=([.$C$10]-[.C601])*[.$B$4]" office:value-type="float" office:value="42473.2482896775">
            <text:p>42473.2482896775</text:p>
          </table:table-cell>
          <table:table-cell table:formula="of:=ROUND([.D601])" office:value-type="float" office:value="42473">
            <text:p>42473</text:p>
          </table:table-cell>
          <table:table-cell table:formula="of:=([.$C$8]-([.E601]*[.$C$4]))" office:value-type="float" office:value="139.066966346154">
            <text:p>139.066966346154</text:p>
          </table:table-cell>
          <table:table-cell table:formula="of:=SQRT(ABS([.$D$2]^2-[.F601]^2))" office:value-type="float" office:value="88.7996558060769">
            <text:p>88.7996558060769</text:p>
          </table:table-cell>
          <table:table-cell table:formula="of:=ABS([.B601]-[.G601])" office:value-type="float" office:value="0.00034419392366658">
            <text:p>0.00034419392366658</text:p>
          </table:table-cell>
          <table:table-cell table:number-columns-repeated="3"/>
        </table:table-row>
        <table:table-row table:style-name="ro2">
          <table:table-cell table:formula="of:=[.A601]+[.A$4]" office:value-type="float" office:value="177.900000000001">
            <text:p>177.900000000001</text:p>
          </table:table-cell>
          <table:table-cell table:formula="of:=[.A602]/([.$D$4]*2)" office:value-type="float" office:value="88.9500000000005">
            <text:p>88.9500000000005</text:p>
          </table:table-cell>
          <table:table-cell table:formula="of:=SQRT(ABS([.$D$2]^2-[.B602]^2))" office:value-type="float" office:value="138.970851260255">
            <text:p>138.970851260255</text:p>
          </table:table-cell>
          <table:table-cell table:formula="of:=([.$C$10]-[.C602])*[.$B$4]" office:value-type="float" office:value="42630.3051657154">
            <text:p>42630.3051657154</text:p>
          </table:table-cell>
          <table:table-cell table:formula="of:=ROUND([.D602])" office:value-type="float" office:value="42630">
            <text:p>42630</text:p>
          </table:table-cell>
          <table:table-cell table:formula="of:=([.$C$8]-([.E602]*[.$C$4]))" office:value-type="float" office:value="138.971105769231">
            <text:p>138.971105769231</text:p>
          </table:table-cell>
          <table:table-cell table:formula="of:=SQRT(ABS([.$D$2]^2-[.F602]^2))" office:value-type="float" office:value="88.9496023671679">
            <text:p>88.9496023671679</text:p>
          </table:table-cell>
          <table:table-cell table:formula="of:=ABS([.B602]-[.G602])" office:value-type="float" office:value="0.000397632832658701">
            <text:p>0.000397632832658701</text:p>
          </table:table-cell>
          <table:table-cell table:number-columns-repeated="3"/>
        </table:table-row>
        <table:table-row table:style-name="ro2">
          <table:table-cell table:formula="of:=[.A602]+[.A$4]" office:value-type="float" office:value="178.200000000001">
            <text:p>178.200000000001</text:p>
          </table:table-cell>
          <table:table-cell table:formula="of:=[.A603]/([.$D$4]*2)" office:value-type="float" office:value="89.1000000000005">
            <text:p>89.1000000000005</text:p>
          </table:table-cell>
          <table:table-cell table:formula="of:=SQRT(ABS([.$D$2]^2-[.B603]^2))" office:value-type="float" office:value="138.874727722505">
            <text:p>138.874727722505</text:p>
          </table:table-cell>
          <table:table-cell table:formula="of:=([.$C$10]-[.C603])*[.$B$4]" office:value-type="float" office:value="42787.7358417153">
            <text:p>42787.7358417153</text:p>
          </table:table-cell>
          <table:table-cell table:formula="of:=ROUND([.D603])" office:value-type="float" office:value="42788">
            <text:p>42788</text:p>
          </table:table-cell>
          <table:table-cell table:formula="of:=([.$C$8]-([.E603]*[.$C$4]))" office:value-type="float" office:value="138.874634615385">
            <text:p>138.874634615385</text:p>
          </table:table-cell>
          <table:table-cell table:formula="of:=SQRT(ABS([.$D$2]^2-[.F603]^2))" office:value-type="float" office:value="89.1001451202152">
            <text:p>89.1001451202152</text:p>
          </table:table-cell>
          <table:table-cell table:formula="of:=ABS([.B603]-[.G603])" office:value-type="float" office:value="0.000145120214710914">
            <text:p>0.000145120214710914</text:p>
          </table:table-cell>
          <table:table-cell table:number-columns-repeated="3"/>
        </table:table-row>
        <table:table-row table:style-name="ro2">
          <table:table-cell table:formula="of:=[.A603]+[.A$4]" office:value-type="float" office:value="178.500000000001">
            <text:p>178.500000000001</text:p>
          </table:table-cell>
          <table:table-cell table:formula="of:=[.A604]/([.$D$4]*2)" office:value-type="float" office:value="89.2500000000005">
            <text:p>89.2500000000005</text:p>
          </table:table-cell>
          <table:table-cell table:formula="of:=SQRT(ABS([.$D$2]^2-[.B604]^2))" office:value-type="float" office:value="138.778375476873">
            <text:p>138.778375476873</text:p>
          </table:table-cell>
          <table:table-cell table:formula="of:=([.$C$10]-[.C604])*[.$B$4]" office:value-type="float" office:value="42945.5410944042">
            <text:p>42945.5410944042</text:p>
          </table:table-cell>
          <table:table-cell table:formula="of:=ROUND([.D604])" office:value-type="float" office:value="42946">
            <text:p>42946</text:p>
          </table:table-cell>
          <table:table-cell table:formula="of:=([.$C$8]-([.E604]*[.$C$4]))" office:value-type="float" office:value="138.778163461538">
            <text:p>138.778163461538</text:p>
          </table:table-cell>
          <table:table-cell table:formula="of:=SQRT(ABS([.$D$2]^2-[.F604]^2))" office:value-type="float" office:value="89.2503296702175">
            <text:p>89.2503296702175</text:p>
          </table:table-cell>
          <table:table-cell table:formula="of:=ABS([.B604]-[.G604])" office:value-type="float" office:value="0.000329670216984823">
            <text:p>0.000329670216984823</text:p>
          </table:table-cell>
          <table:table-cell table:number-columns-repeated="3"/>
        </table:table-row>
        <table:table-row table:style-name="ro2">
          <table:table-cell table:formula="of:=[.A604]+[.A$4]" office:value-type="float" office:value="178.800000000001">
            <text:p>178.800000000001</text:p>
          </table:table-cell>
          <table:table-cell table:formula="of:=[.A605]/([.$D$4]*2)" office:value-type="float" office:value="89.4000000000005">
            <text:p>89.4000000000005</text:p>
          </table:table-cell>
          <table:table-cell table:formula="of:=SQRT(ABS([.$D$2]^2-[.B605]^2))" office:value-type="float" office:value="138.681794046659">
            <text:p>138.681794046659</text:p>
          </table:table-cell>
          <table:table-cell table:formula="of:=([.$C$10]-[.C605])*[.$B$4]" office:value-type="float" office:value="43103.7217045185">
            <text:p>43103.7217045185</text:p>
          </table:table-cell>
          <table:table-cell table:formula="of:=ROUND([.D605])" office:value-type="float" office:value="43104">
            <text:p>43104</text:p>
          </table:table-cell>
          <table:table-cell table:formula="of:=([.$C$8]-([.E605]*[.$C$4]))" office:value-type="float" office:value="138.681692307692">
            <text:p>138.681692307692</text:p>
          </table:table-cell>
          <table:table-cell table:formula="of:=SQRT(ABS([.$D$2]^2-[.F605]^2))" office:value-type="float" office:value="89.4001578224253">
            <text:p>89.4001578224253</text:p>
          </table:table-cell>
          <table:table-cell table:formula="of:=ABS([.B605]-[.G605])" office:value-type="float" office:value="0.000157822424782239">
            <text:p>0.000157822424782239</text:p>
          </table:table-cell>
          <table:table-cell table:number-columns-repeated="3"/>
        </table:table-row>
        <table:table-row table:style-name="ro2">
          <table:table-cell table:formula="of:=[.A605]+[.A$4]" office:value-type="float" office:value="179.100000000001">
            <text:p>179.100000000001</text:p>
          </table:table-cell>
          <table:table-cell table:formula="of:=[.A606]/([.$D$4]*2)" office:value-type="float" office:value="89.5500000000005">
            <text:p>89.5500000000005</text:p>
          </table:table-cell>
          <table:table-cell table:formula="of:=SQRT(ABS([.$D$2]^2-[.B606]^2))" office:value-type="float" office:value="138.584982952699">
            <text:p>138.584982952699</text:p>
          </table:table-cell>
          <table:table-cell table:formula="of:=([.$C$10]-[.C606])*[.$B$4]" office:value-type="float" office:value="43262.2784568305">
            <text:p>43262.2784568305</text:p>
          </table:table-cell>
          <table:table-cell table:formula="of:=ROUND([.D606])" office:value-type="float" office:value="43262">
            <text:p>43262</text:p>
          </table:table-cell>
          <table:table-cell table:formula="of:=([.$C$8]-([.E606]*[.$C$4]))" office:value-type="float" office:value="138.585221153846">
            <text:p>138.585221153846</text:p>
          </table:table-cell>
          <table:table-cell table:formula="of:=SQRT(ABS([.$D$2]^2-[.F606]^2))" office:value-type="float" office:value="89.5496313657379">
            <text:p>89.5496313657379</text:p>
          </table:table-cell>
          <table:table-cell table:formula="of:=ABS([.B606]-[.G606])" office:value-type="float" office:value="0.00036863426262812">
            <text:p>0.00036863426262812</text:p>
          </table:table-cell>
          <table:table-cell table:number-columns-repeated="3"/>
        </table:table-row>
        <table:table-row table:style-name="ro2">
          <table:table-cell table:formula="of:=[.A606]+[.A$4]" office:value-type="float" office:value="179.400000000001">
            <text:p>179.400000000001</text:p>
          </table:table-cell>
          <table:table-cell table:formula="of:=[.A607]/([.$D$4]*2)" office:value-type="float" office:value="89.7000000000005">
            <text:p>89.7000000000005</text:p>
          </table:table-cell>
          <table:table-cell table:formula="of:=SQRT(ABS([.$D$2]^2-[.B607]^2))" office:value-type="float" office:value="138.487941713349">
            <text:p>138.487941713349</text:p>
          </table:table-cell>
          <table:table-cell table:formula="of:=([.$C$10]-[.C607])*[.$B$4]" office:value-type="float" office:value="43421.2121401759">
            <text:p>43421.2121401759</text:p>
          </table:table-cell>
          <table:table-cell table:formula="of:=ROUND([.D607])" office:value-type="float" office:value="43421">
            <text:p>43421</text:p>
          </table:table-cell>
          <table:table-cell table:formula="of:=([.$C$8]-([.E607]*[.$C$4]))" office:value-type="float" office:value="138.488139423077">
            <text:p>138.488139423077</text:p>
          </table:table-cell>
          <table:table-cell table:formula="of:=SQRT(ABS([.$D$2]^2-[.F607]^2))" office:value-type="float" office:value="89.6996947549679">
            <text:p>89.6996947549679</text:p>
          </table:table-cell>
          <table:table-cell table:formula="of:=ABS([.B607]-[.G607])" office:value-type="float" office:value="0.000305245032677703">
            <text:p>0.000305245032677703</text:p>
          </table:table-cell>
          <table:table-cell table:number-columns-repeated="3"/>
        </table:table-row>
        <table:table-row table:style-name="ro2">
          <table:table-cell table:formula="of:=[.A607]+[.A$4]" office:value-type="float" office:value="179.700000000001">
            <text:p>179.700000000001</text:p>
          </table:table-cell>
          <table:table-cell table:formula="of:=[.A608]/([.$D$4]*2)" office:value-type="float" office:value="89.8500000000005">
            <text:p>89.8500000000005</text:p>
          </table:table-cell>
          <table:table-cell table:formula="of:=SQRT(ABS([.$D$2]^2-[.B608]^2))" office:value-type="float" office:value="138.390669844466">
            <text:p>138.390669844466</text:p>
          </table:table-cell>
          <table:table-cell table:formula="of:=([.$C$10]-[.C608])*[.$B$4]" office:value-type="float" office:value="43580.5235474805">
            <text:p>43580.5235474805</text:p>
          </table:table-cell>
          <table:table-cell table:formula="of:=ROUND([.D608])" office:value-type="float" office:value="43581">
            <text:p>43581</text:p>
          </table:table-cell>
          <table:table-cell table:formula="of:=([.$C$8]-([.E608]*[.$C$4]))" office:value-type="float" office:value="138.390447115385">
            <text:p>138.390447115385</text:p>
          </table:table-cell>
          <table:table-cell table:formula="of:=SQRT(ABS([.$D$2]^2-[.F608]^2))" office:value-type="float" office:value="89.8503430555718">
            <text:p>89.8503430555718</text:p>
          </table:table-cell>
          <table:table-cell table:formula="of:=ABS([.B608]-[.G608])" office:value-type="float" office:value="0.000343055571235595">
            <text:p>0.000343055571235595</text:p>
          </table:table-cell>
          <table:table-cell table:number-columns-repeated="3"/>
        </table:table-row>
        <table:table-row table:style-name="ro2">
          <table:table-cell table:formula="of:=[.A608]+[.A$4]" office:value-type="float" office:value="180.000000000001">
            <text:p>180.000000000001</text:p>
          </table:table-cell>
          <table:table-cell table:formula="of:=[.A609]/([.$D$4]*2)" office:value-type="float" office:value="90.0000000000006">
            <text:p>90.0000000000006</text:p>
          </table:table-cell>
          <table:table-cell table:formula="of:=SQRT(ABS([.$D$2]^2-[.B609]^2))" office:value-type="float" office:value="138.293166859393">
            <text:p>138.293166859393</text:p>
          </table:table-cell>
          <table:table-cell table:formula="of:=([.$C$10]-[.C609])*[.$B$4]" office:value-type="float" office:value="43740.2134757886">
            <text:p>43740.2134757886</text:p>
          </table:table-cell>
          <table:table-cell table:formula="of:=ROUND([.D609])" office:value-type="float" office:value="43740">
            <text:p>43740</text:p>
          </table:table-cell>
          <table:table-cell table:formula="of:=([.$C$8]-([.E609]*[.$C$4]))" office:value-type="float" office:value="138.293365384615">
            <text:p>138.293365384615</text:p>
          </table:table-cell>
          <table:table-cell table:formula="of:=SQRT(ABS([.$D$2]^2-[.F609]^2))" office:value-type="float" office:value="89.9996949472456">
            <text:p>89.9996949472456</text:p>
          </table:table-cell>
          <table:table-cell table:formula="of:=ABS([.B609]-[.G609])" office:value-type="float" office:value="0.000305052754967505">
            <text:p>0.000305052754967505</text:p>
          </table:table-cell>
          <table:table-cell table:number-columns-repeated="3"/>
        </table:table-row>
        <table:table-row table:style-name="ro2">
          <table:table-cell table:formula="of:=[.A609]+[.A$4]" office:value-type="float" office:value="180.300000000001">
            <text:p>180.300000000001</text:p>
          </table:table-cell>
          <table:table-cell table:formula="of:=[.A610]/([.$D$4]*2)" office:value-type="float" office:value="90.1500000000006">
            <text:p>90.1500000000006</text:p>
          </table:table-cell>
          <table:table-cell table:formula="of:=SQRT(ABS([.$D$2]^2-[.B610]^2))" office:value-type="float" office:value="138.195432268943">
            <text:p>138.195432268943</text:p>
          </table:table-cell>
          <table:table-cell table:formula="of:=([.$C$10]-[.C610])*[.$B$4]" office:value-type="float" office:value="43900.28272629">
            <text:p>43900.28272629</text:p>
          </table:table-cell>
          <table:table-cell table:formula="of:=ROUND([.D610])" office:value-type="float" office:value="43900">
            <text:p>43900</text:p>
          </table:table-cell>
          <table:table-cell table:formula="of:=([.$C$8]-([.E610]*[.$C$4]))" office:value-type="float" office:value="138.195673076923">
            <text:p>138.195673076923</text:p>
          </table:table-cell>
          <table:table-cell table:formula="of:=SQRT(ABS([.$D$2]^2-[.F610]^2))" office:value-type="float" office:value="90.1496308523568">
            <text:p>90.1496308523568</text:p>
          </table:table-cell>
          <table:table-cell table:formula="of:=ABS([.B610]-[.G610])" office:value-type="float" office:value="0.00036914764376661">
            <text:p>0.00036914764376661</text:p>
          </table:table-cell>
          <table:table-cell table:number-columns-repeated="3"/>
        </table:table-row>
        <table:table-row table:style-name="ro2">
          <table:table-cell table:formula="of:=[.A610]+[.A$4]" office:value-type="float" office:value="180.600000000001">
            <text:p>180.600000000001</text:p>
          </table:table-cell>
          <table:table-cell table:formula="of:=[.A611]/([.$D$4]*2)" office:value-type="float" office:value="90.3000000000006">
            <text:p>90.3000000000006</text:p>
          </table:table-cell>
          <table:table-cell table:formula="of:=SQRT(ABS([.$D$2]^2-[.B611]^2))" office:value-type="float" office:value="138.097465581378">
            <text:p>138.097465581378</text:p>
          </table:table-cell>
          <table:table-cell table:formula="of:=([.$C$10]-[.C611])*[.$B$4]" office:value-type="float" office:value="44060.7321043485">
            <text:p>44060.7321043485</text:p>
          </table:table-cell>
          <table:table-cell table:formula="of:=ROUND([.D611])" office:value-type="float" office:value="44061">
            <text:p>44061</text:p>
          </table:table-cell>
          <table:table-cell table:formula="of:=([.$C$8]-([.E611]*[.$C$4]))" office:value-type="float" office:value="138.097370192308">
            <text:p>138.097370192308</text:p>
          </table:table-cell>
          <table:table-cell table:formula="of:=SQRT(ABS([.$D$2]^2-[.F611]^2))" office:value-type="float" office:value="90.3001458801077">
            <text:p>90.3001458801077</text:p>
          </table:table-cell>
          <table:table-cell table:formula="of:=ABS([.B611]-[.G611])" office:value-type="float" office:value="0.000145880107112362">
            <text:p>0.000145880107112362</text:p>
          </table:table-cell>
          <table:table-cell table:number-columns-repeated="3"/>
        </table:table-row>
        <table:table-row table:style-name="ro2">
          <table:table-cell table:formula="of:=[.A611]+[.A$4]" office:value-type="float" office:value="180.900000000001">
            <text:p>180.900000000001</text:p>
          </table:table-cell>
          <table:table-cell table:formula="of:=[.A612]/([.$D$4]*2)" office:value-type="float" office:value="90.4500000000006">
            <text:p>90.4500000000006</text:p>
          </table:table-cell>
          <table:table-cell table:formula="of:=SQRT(ABS([.$D$2]^2-[.B612]^2))" office:value-type="float" office:value="137.999266302397">
            <text:p>137.999266302397</text:p>
          </table:table-cell>
          <table:table-cell table:formula="of:=([.$C$10]-[.C612])*[.$B$4]" office:value-type="float" office:value="44221.56241953">
            <text:p>44221.56241953</text:p>
          </table:table-cell>
          <table:table-cell table:formula="of:=ROUND([.D612])" office:value-type="float" office:value="44222">
            <text:p>44222</text:p>
          </table:table-cell>
          <table:table-cell table:formula="of:=([.$C$8]-([.E612]*[.$C$4]))" office:value-type="float" office:value="137.999067307692">
            <text:p>137.999067307692</text:p>
          </table:table-cell>
          <table:table-cell table:formula="of:=SQRT(ABS([.$D$2]^2-[.F612]^2))" office:value-type="float" office:value="90.450303604836">
            <text:p>90.450303604836</text:p>
          </table:table-cell>
          <table:table-cell table:formula="of:=ABS([.B612]-[.G612])" office:value-type="float" office:value="0.000303604835423243">
            <text:p>0.000303604835423243</text:p>
          </table:table-cell>
          <table:table-cell table:number-columns-repeated="3"/>
        </table:table-row>
        <table:table-row table:style-name="ro2">
          <table:table-cell table:formula="of:=[.A612]+[.A$4]" office:value-type="float" office:value="181.200000000001">
            <text:p>181.200000000001</text:p>
          </table:table-cell>
          <table:table-cell table:formula="of:=[.A613]/([.$D$4]*2)" office:value-type="float" office:value="90.6000000000006">
            <text:p>90.6000000000006</text:p>
          </table:table-cell>
          <table:table-cell table:formula="of:=SQRT(ABS([.$D$2]^2-[.B613]^2))" office:value-type="float" office:value="137.900833935114">
            <text:p>137.900833935114</text:p>
          </table:table-cell>
          <table:table-cell table:formula="of:=([.$C$10]-[.C613])*[.$B$4]" office:value-type="float" office:value="44382.7744856313">
            <text:p>44382.7744856313</text:p>
          </table:table-cell>
          <table:table-cell table:formula="of:=ROUND([.D613])" office:value-type="float" office:value="44383">
            <text:p>44383</text:p>
          </table:table-cell>
          <table:table-cell table:formula="of:=([.$C$8]-([.E613]*[.$C$4]))" office:value-type="float" office:value="137.900764423077">
            <text:p>137.900764423077</text:p>
          </table:table-cell>
          <table:table-cell table:formula="of:=SQRT(ABS([.$D$2]^2-[.F613]^2))" office:value-type="float" office:value="90.6001058030897">
            <text:p>90.6001058030897</text:p>
          </table:table-cell>
          <table:table-cell table:formula="of:=ABS([.B613]-[.G613])" office:value-type="float" office:value="0.00010580308911301">
            <text:p>0.00010580308911301</text:p>
          </table:table-cell>
          <table:table-cell table:number-columns-repeated="3"/>
        </table:table-row>
        <table:table-row table:style-name="ro2">
          <table:table-cell table:formula="of:=[.A613]+[.A$4]" office:value-type="float" office:value="181.500000000001">
            <text:p>181.500000000001</text:p>
          </table:table-cell>
          <table:table-cell table:formula="of:=[.A614]/([.$D$4]*2)" office:value-type="float" office:value="90.7500000000006">
            <text:p>90.7500000000006</text:p>
          </table:table-cell>
          <table:table-cell table:formula="of:=SQRT(ABS([.$D$2]^2-[.B614]^2))" office:value-type="float" office:value="137.802167980043">
            <text:p>137.802167980043</text:p>
          </table:table-cell>
          <table:table-cell table:formula="of:=([.$C$10]-[.C614])*[.$B$4]" office:value-type="float" office:value="44544.3691207088">
            <text:p>44544.3691207088</text:p>
          </table:table-cell>
          <table:table-cell table:formula="of:=ROUND([.D614])" office:value-type="float" office:value="44544">
            <text:p>44544</text:p>
          </table:table-cell>
          <table:table-cell table:formula="of:=([.$C$8]-([.E614]*[.$C$4]))" office:value-type="float" office:value="137.802461538462">
            <text:p>137.802461538462</text:p>
          </table:table-cell>
          <table:table-cell table:formula="of:=SQRT(ABS([.$D$2]^2-[.F614]^2))" office:value-type="float" office:value="90.7495542354938">
            <text:p>90.7495542354938</text:p>
          </table:table-cell>
          <table:table-cell table:formula="of:=ABS([.B614]-[.G614])" office:value-type="float" office:value="0.000445764506778801">
            <text:p>0.000445764506778801</text:p>
          </table:table-cell>
          <table:table-cell table:number-columns-repeated="3"/>
        </table:table-row>
        <table:table-row table:style-name="ro2">
          <table:table-cell table:formula="of:=[.A614]+[.A$4]" office:value-type="float" office:value="181.800000000001">
            <text:p>181.800000000001</text:p>
          </table:table-cell>
          <table:table-cell table:formula="of:=[.A615]/([.$D$4]*2)" office:value-type="float" office:value="90.9000000000006">
            <text:p>90.9000000000006</text:p>
          </table:table-cell>
          <table:table-cell table:formula="of:=SQRT(ABS([.$D$2]^2-[.B615]^2))" office:value-type="float" office:value="137.703267935078">
            <text:p>137.703267935078</text:p>
          </table:table-cell>
          <table:table-cell table:formula="of:=([.$C$10]-[.C615])*[.$B$4]" office:value-type="float" office:value="44706.3471471076">
            <text:p>44706.3471471076</text:p>
          </table:table-cell>
          <table:table-cell table:formula="of:=ROUND([.D615])" office:value-type="float" office:value="44706">
            <text:p>44706</text:p>
          </table:table-cell>
          <table:table-cell table:formula="of:=([.$C$8]-([.E615]*[.$C$4]))" office:value-type="float" office:value="137.703548076923">
            <text:p>137.703548076923</text:p>
          </table:table-cell>
          <table:table-cell table:formula="of:=SQRT(ABS([.$D$2]^2-[.F615]^2))" office:value-type="float" office:value="90.8995756152169">
            <text:p>90.8995756152169</text:p>
          </table:table-cell>
          <table:table-cell table:formula="of:=ABS([.B615]-[.G615])" office:value-type="float" office:value="0.000424384783713094">
            <text:p>0.000424384783713094</text:p>
          </table:table-cell>
          <table:table-cell table:number-columns-repeated="3"/>
        </table:table-row>
        <table:table-row table:style-name="ro2">
          <table:table-cell table:formula="of:=[.A615]+[.A$4]" office:value-type="float" office:value="182.100000000001">
            <text:p>182.100000000001</text:p>
          </table:table-cell>
          <table:table-cell table:formula="of:=[.A616]/([.$D$4]*2)" office:value-type="float" office:value="91.0500000000006">
            <text:p>91.0500000000006</text:p>
          </table:table-cell>
          <table:table-cell table:formula="of:=SQRT(ABS([.$D$2]^2-[.B616]^2))" office:value-type="float" office:value="137.604133295479">
            <text:p>137.604133295479</text:p>
          </table:table-cell>
          <table:table-cell table:formula="of:=([.$C$10]-[.C616])*[.$B$4]" office:value-type="float" office:value="44868.7093914906">
            <text:p>44868.7093914906</text:p>
          </table:table-cell>
          <table:table-cell table:formula="of:=ROUND([.D616])" office:value-type="float" office:value="44869">
            <text:p>44869</text:p>
          </table:table-cell>
          <table:table-cell table:formula="of:=([.$C$8]-([.E616]*[.$C$4]))" office:value-type="float" office:value="137.604024038462">
            <text:p>137.604024038462</text:p>
          </table:table-cell>
          <table:table-cell table:formula="of:=SQRT(ABS([.$D$2]^2-[.F616]^2))" office:value-type="float" office:value="91.0501651202374">
            <text:p>91.0501651202374</text:p>
          </table:table-cell>
          <table:table-cell table:formula="of:=ABS([.B616]-[.G616])" office:value-type="float" office:value="0.000165120236815142">
            <text:p>0.000165120236815142</text:p>
          </table:table-cell>
          <table:table-cell table:number-columns-repeated="3"/>
        </table:table-row>
        <table:table-row table:style-name="ro2">
          <table:table-cell table:formula="of:=[.A616]+[.A$4]" office:value-type="float" office:value="182.400000000001">
            <text:p>182.400000000001</text:p>
          </table:table-cell>
          <table:table-cell table:formula="of:=[.A617]/([.$D$4]*2)" office:value-type="float" office:value="91.2000000000006">
            <text:p>91.2000000000006</text:p>
          </table:table-cell>
          <table:table-cell table:formula="of:=SQRT(ABS([.$D$2]^2-[.B617]^2))" office:value-type="float" office:value="137.504763553849">
            <text:p>137.504763553849</text:p>
          </table:table-cell>
          <table:table-cell table:formula="of:=([.$C$10]-[.C617])*[.$B$4]" office:value-type="float" office:value="45031.4566848687">
            <text:p>45031.4566848687</text:p>
          </table:table-cell>
          <table:table-cell table:formula="of:=ROUND([.D617])" office:value-type="float" office:value="45031">
            <text:p>45031</text:p>
          </table:table-cell>
          <table:table-cell table:formula="of:=([.$C$8]-([.E617]*[.$C$4]))" office:value-type="float" office:value="137.505110576923">
            <text:p>137.505110576923</text:p>
          </table:table-cell>
          <table:table-cell table:formula="of:=SQRT(ABS([.$D$2]^2-[.F617]^2))" office:value-type="float" office:value="91.1994767815483">
            <text:p>91.1994767815483</text:p>
          </table:table-cell>
          <table:table-cell table:formula="of:=ABS([.B617]-[.G617])" office:value-type="float" office:value="0.000523218452343599">
            <text:p>0.000523218452343599</text:p>
          </table:table-cell>
          <table:table-cell table:number-columns-repeated="3"/>
        </table:table-row>
        <table:table-row table:style-name="ro2">
          <table:table-cell table:formula="of:=[.A617]+[.A$4]" office:value-type="float" office:value="182.700000000001">
            <text:p>182.700000000001</text:p>
          </table:table-cell>
          <table:table-cell table:formula="of:=[.A618]/([.$D$4]*2)" office:value-type="float" office:value="91.3500000000006">
            <text:p>91.3500000000006</text:p>
          </table:table-cell>
          <table:table-cell table:formula="of:=SQRT(ABS([.$D$2]^2-[.B618]^2))" office:value-type="float" office:value="137.40515820012">
            <text:p>137.40515820012</text:p>
          </table:table-cell>
          <table:table-cell table:formula="of:=([.$C$10]-[.C618])*[.$B$4]" office:value-type="float" office:value="45194.5898626301">
            <text:p>45194.5898626301</text:p>
          </table:table-cell>
          <table:table-cell table:formula="of:=ROUND([.D618])" office:value-type="float" office:value="45195">
            <text:p>45195</text:p>
          </table:table-cell>
          <table:table-cell table:formula="of:=([.$C$8]-([.E618]*[.$C$4]))" office:value-type="float" office:value="137.404975961538">
            <text:p>137.404975961538</text:p>
          </table:table-cell>
          <table:table-cell table:formula="of:=SQRT(ABS([.$D$2]^2-[.F618]^2))" office:value-type="float" office:value="91.3502741156754">
            <text:p>91.3502741156754</text:p>
          </table:table-cell>
          <table:table-cell table:formula="of:=ABS([.B618]-[.G618])" office:value-type="float" office:value="0.000274115674798736">
            <text:p>0.000274115674798736</text:p>
          </table:table-cell>
          <table:table-cell table:number-columns-repeated="3"/>
        </table:table-row>
        <table:table-row table:style-name="ro2">
          <table:table-cell table:formula="of:=[.A618]+[.A$4]" office:value-type="float" office:value="183.000000000001">
            <text:p>183.000000000001</text:p>
          </table:table-cell>
          <table:table-cell table:formula="of:=[.A619]/([.$D$4]*2)" office:value-type="float" office:value="91.5000000000006">
            <text:p>91.5000000000006</text:p>
          </table:table-cell>
          <table:table-cell table:formula="of:=SQRT(ABS([.$D$2]^2-[.B619]^2))" office:value-type="float" office:value="137.305316721531">
            <text:p>137.305316721531</text:p>
          </table:table-cell>
          <table:table-cell table:formula="of:=([.$C$10]-[.C619])*[.$B$4]" office:value-type="float" office:value="45358.1097645707">
            <text:p>45358.1097645707</text:p>
          </table:table-cell>
          <table:table-cell table:formula="of:=ROUND([.D619])" office:value-type="float" office:value="45358">
            <text:p>45358</text:p>
          </table:table-cell>
          <table:table-cell table:formula="of:=([.$C$8]-([.E619]*[.$C$4]))" office:value-type="float" office:value="137.305451923077">
            <text:p>137.305451923077</text:p>
          </table:table-cell>
          <table:table-cell table:formula="of:=SQRT(ABS([.$D$2]^2-[.F619]^2))" office:value-type="float" office:value="91.4997971156199">
            <text:p>91.4997971156199</text:p>
          </table:table-cell>
          <table:table-cell table:formula="of:=ABS([.B619]-[.G619])" office:value-type="float" office:value="0.000202884380684054">
            <text:p>0.000202884380684054</text:p>
          </table:table-cell>
          <table:table-cell table:number-columns-repeated="3"/>
        </table:table-row>
        <table:table-row table:style-name="ro2">
          <table:table-cell table:formula="of:=[.A619]+[.A$4]" office:value-type="float" office:value="183.300000000001">
            <text:p>183.300000000001</text:p>
          </table:table-cell>
          <table:table-cell table:formula="of:=[.A620]/([.$D$4]*2)" office:value-type="float" office:value="91.6500000000006">
            <text:p>91.6500000000006</text:p>
          </table:table-cell>
          <table:table-cell table:formula="of:=SQRT(ABS([.$D$2]^2-[.B620]^2))" office:value-type="float" office:value="137.205238602613">
            <text:p>137.205238602613</text:p>
          </table:table-cell>
          <table:table-cell table:formula="of:=([.$C$10]-[.C620])*[.$B$4]" office:value-type="float" office:value="45522.0172349248">
            <text:p>45522.0172349248</text:p>
          </table:table-cell>
          <table:table-cell table:formula="of:=ROUND([.D620])" office:value-type="float" office:value="45522">
            <text:p>45522</text:p>
          </table:table-cell>
          <table:table-cell table:formula="of:=([.$C$8]-([.E620]*[.$C$4]))" office:value-type="float" office:value="137.205317307692">
            <text:p>137.205317307692</text:p>
          </table:table-cell>
          <table:table-cell table:formula="of:=SQRT(ABS([.$D$2]^2-[.F620]^2))" office:value-type="float" office:value="91.6498821739312">
            <text:p>91.6498821739312</text:p>
          </table:table-cell>
          <table:table-cell table:formula="of:=ABS([.B620]-[.G620])" office:value-type="float" office:value="0.00011782606941324">
            <text:p>0.00011782606941324</text:p>
          </table:table-cell>
          <table:table-cell table:number-columns-repeated="3"/>
        </table:table-row>
        <table:table-row table:style-name="ro2">
          <table:table-cell table:formula="of:=[.A620]+[.A$4]" office:value-type="float" office:value="183.600000000001">
            <text:p>183.600000000001</text:p>
          </table:table-cell>
          <table:table-cell table:formula="of:=[.A621]/([.$D$4]*2)" office:value-type="float" office:value="91.8000000000006">
            <text:p>91.8000000000006</text:p>
          </table:table-cell>
          <table:table-cell table:formula="of:=SQRT(ABS([.$D$2]^2-[.B621]^2))" office:value-type="float" office:value="137.104923325167">
            <text:p>137.104923325167</text:p>
          </table:table-cell>
          <table:table-cell table:formula="of:=([.$C$10]-[.C621])*[.$B$4]" office:value-type="float" office:value="45686.3131223951">
            <text:p>45686.3131223951</text:p>
          </table:table-cell>
          <table:table-cell table:formula="of:=ROUND([.D621])" office:value-type="float" office:value="45686">
            <text:p>45686</text:p>
          </table:table-cell>
          <table:table-cell table:formula="of:=([.$C$8]-([.E621]*[.$C$4]))" office:value-type="float" office:value="137.105182692308">
            <text:p>137.105182692308</text:p>
          </table:table-cell>
          <table:table-cell table:formula="of:=SQRT(ABS([.$D$2]^2-[.F621]^2))" office:value-type="float" office:value="91.7996126294056">
            <text:p>91.7996126294056</text:p>
          </table:table-cell>
          <table:table-cell table:formula="of:=ABS([.B621]-[.G621])" office:value-type="float" office:value="0.00038737059497862">
            <text:p>0.00038737059497862</text:p>
          </table:table-cell>
          <table:table-cell table:number-columns-repeated="3"/>
        </table:table-row>
        <table:table-row table:style-name="ro2">
          <table:table-cell table:formula="of:=[.A621]+[.A$4]" office:value-type="float" office:value="183.900000000001">
            <text:p>183.900000000001</text:p>
          </table:table-cell>
          <table:table-cell table:formula="of:=[.A622]/([.$D$4]*2)" office:value-type="float" office:value="91.9500000000006">
            <text:p>91.9500000000006</text:p>
          </table:table-cell>
          <table:table-cell table:formula="of:=SQRT(ABS([.$D$2]^2-[.B622]^2))" office:value-type="float" office:value="137.004370368247">
            <text:p>137.004370368247</text:p>
          </table:table-cell>
          <table:table-cell table:formula="of:=([.$C$10]-[.C622])*[.$B$4]" office:value-type="float" office:value="45850.9982801846">
            <text:p>45850.9982801846</text:p>
          </table:table-cell>
          <table:table-cell table:formula="of:=ROUND([.D622])" office:value-type="float" office:value="45851">
            <text:p>45851</text:p>
          </table:table-cell>
          <table:table-cell table:formula="of:=([.$C$8]-([.E622]*[.$C$4]))" office:value-type="float" office:value="137.0044375">
            <text:p>137.0044375</text:p>
          </table:table-cell>
          <table:table-cell table:formula="of:=SQRT(ABS([.$D$2]^2-[.F622]^2))" office:value-type="float" office:value="91.949899974435">
            <text:p>91.949899974435</text:p>
          </table:table-cell>
          <table:table-cell table:formula="of:=ABS([.B622]-[.G622])" office:value-type="float" office:value="0.000100025565672013">
            <text:p>0.000100025565672013</text:p>
          </table:table-cell>
          <table:table-cell table:number-columns-repeated="3"/>
        </table:table-row>
        <table:table-row table:style-name="ro2">
          <table:table-cell table:formula="of:=[.A622]+[.A$4]" office:value-type="float" office:value="184.200000000001">
            <text:p>184.200000000001</text:p>
          </table:table-cell>
          <table:table-cell table:formula="of:=[.A623]/([.$D$4]*2)" office:value-type="float" office:value="92.1000000000006">
            <text:p>92.1000000000006</text:p>
          </table:table-cell>
          <table:table-cell table:formula="of:=SQRT(ABS([.$D$2]^2-[.B623]^2))" office:value-type="float" office:value="136.903579208142">
            <text:p>136.903579208142</text:p>
          </table:table-cell>
          <table:table-cell table:formula="of:=([.$C$10]-[.C623])*[.$B$4]" office:value-type="float" office:value="46016.0735660272">
            <text:p>46016.0735660272</text:p>
          </table:table-cell>
          <table:table-cell table:formula="of:=ROUND([.D623])" office:value-type="float" office:value="46016">
            <text:p>46016</text:p>
          </table:table-cell>
          <table:table-cell table:formula="of:=([.$C$8]-([.E623]*[.$C$4]))" office:value-type="float" office:value="136.903692307692">
            <text:p>136.903692307692</text:p>
          </table:table-cell>
          <table:table-cell table:formula="of:=SQRT(ABS([.$D$2]^2-[.F623]^2))" office:value-type="float" office:value="92.0998318810665">
            <text:p>92.0998318810665</text:p>
          </table:table-cell>
          <table:table-cell table:formula="of:=ABS([.B623]-[.G623])" office:value-type="float" office:value="0.000168118934141148">
            <text:p>0.000168118934141148</text:p>
          </table:table-cell>
          <table:table-cell table:number-columns-repeated="3"/>
        </table:table-row>
        <table:table-row table:style-name="ro2">
          <table:table-cell table:formula="of:=[.A623]+[.A$4]" office:value-type="float" office:value="184.500000000001">
            <text:p>184.500000000001</text:p>
          </table:table-cell>
          <table:table-cell table:formula="of:=[.A624]/([.$D$4]*2)" office:value-type="float" office:value="92.2500000000006">
            <text:p>92.2500000000006</text:p>
          </table:table-cell>
          <table:table-cell table:formula="of:=SQRT(ABS([.$D$2]^2-[.B624]^2))" office:value-type="float" office:value="136.802549318351">
            <text:p>136.802549318351</text:p>
          </table:table-cell>
          <table:table-cell table:formula="of:=([.$C$10]-[.C624])*[.$B$4]" office:value-type="float" office:value="46181.5398422194">
            <text:p>46181.5398422194</text:p>
          </table:table-cell>
          <table:table-cell table:formula="of:=ROUND([.D624])" office:value-type="float" office:value="46182">
            <text:p>46182</text:p>
          </table:table-cell>
          <table:table-cell table:formula="of:=([.$C$8]-([.E624]*[.$C$4]))" office:value-type="float" office:value="136.802336538462">
            <text:p>136.802336538462</text:p>
          </table:table-cell>
          <table:table-cell table:formula="of:=SQRT(ABS([.$D$2]^2-[.F624]^2))" office:value-type="float" office:value="92.2503155421027">
            <text:p>92.2503155421027</text:p>
          </table:table-cell>
          <table:table-cell table:formula="of:=ABS([.B624]-[.G624])" office:value-type="float" office:value="0.000315542102043764">
            <text:p>0.000315542102043764</text:p>
          </table:table-cell>
          <table:table-cell table:number-columns-repeated="3"/>
        </table:table-row>
        <table:table-row table:style-name="ro2">
          <table:table-cell table:formula="of:=[.A624]+[.A$4]" office:value-type="float" office:value="184.800000000001">
            <text:p>184.800000000001</text:p>
          </table:table-cell>
          <table:table-cell table:formula="of:=[.A625]/([.$D$4]*2)" office:value-type="float" office:value="92.4000000000006">
            <text:p>92.4000000000006</text:p>
          </table:table-cell>
          <table:table-cell table:formula="of:=SQRT(ABS([.$D$2]^2-[.B625]^2))" office:value-type="float" office:value="136.701280169572">
            <text:p>136.701280169572</text:p>
          </table:table-cell>
          <table:table-cell table:formula="of:=([.$C$10]-[.C625])*[.$B$4]" office:value-type="float" office:value="46347.3979756525">
            <text:p>46347.3979756525</text:p>
          </table:table-cell>
          <table:table-cell table:formula="of:=ROUND([.D625])" office:value-type="float" office:value="46347">
            <text:p>46347</text:p>
          </table:table-cell>
          <table:table-cell table:formula="of:=([.$C$8]-([.E625]*[.$C$4]))" office:value-type="float" office:value="136.701591346154">
            <text:p>136.701591346154</text:p>
          </table:table-cell>
          <table:table-cell table:formula="of:=SQRT(ABS([.$D$2]^2-[.F625]^2))" office:value-type="float" office:value="92.3995396277988">
            <text:p>92.3995396277988</text:p>
          </table:table-cell>
          <table:table-cell table:formula="of:=ABS([.B625]-[.G625])" office:value-type="float" office:value="0.000460372201843029">
            <text:p>0.000460372201843029</text:p>
          </table:table-cell>
          <table:table-cell table:number-columns-repeated="3"/>
        </table:table-row>
        <table:table-row table:style-name="ro2">
          <table:table-cell table:formula="of:=[.A625]+[.A$4]" office:value-type="float" office:value="185.100000000001">
            <text:p>185.100000000001</text:p>
          </table:table-cell>
          <table:table-cell table:formula="of:=[.A626]/([.$D$4]*2)" office:value-type="float" office:value="92.5500000000007">
            <text:p>92.5500000000007</text:p>
          </table:table-cell>
          <table:table-cell table:formula="of:=SQRT(ABS([.$D$2]^2-[.B626]^2))" office:value-type="float" office:value="136.599771229676">
            <text:p>136.599771229676</text:p>
          </table:table-cell>
          <table:table-cell table:formula="of:=([.$C$10]-[.C626])*[.$B$4]" office:value-type="float" office:value="46513.6488378444">
            <text:p>46513.6488378444</text:p>
          </table:table-cell>
          <table:table-cell table:formula="of:=ROUND([.D626])" office:value-type="float" office:value="46514">
            <text:p>46514</text:p>
          </table:table-cell>
          <table:table-cell table:formula="of:=([.$C$8]-([.E626]*[.$C$4]))" office:value-type="float" office:value="136.599625">
            <text:p>136.599625</text:p>
          </table:table-cell>
          <table:table-cell table:formula="of:=SQRT(ABS([.$D$2]^2-[.F626]^2))" office:value-type="float" office:value="92.5502158282701">
            <text:p>92.5502158282701</text:p>
          </table:table-cell>
          <table:table-cell table:formula="of:=ABS([.B626]-[.G626])" office:value-type="float" office:value="0.00021582826943245">
            <text:p>0.00021582826943245</text:p>
          </table:table-cell>
          <table:table-cell table:number-columns-repeated="3"/>
        </table:table-row>
        <table:table-row table:style-name="ro2">
          <table:table-cell table:formula="of:=[.A626]+[.A$4]" office:value-type="float" office:value="185.400000000001">
            <text:p>185.400000000001</text:p>
          </table:table-cell>
          <table:table-cell table:formula="of:=[.A627]/([.$D$4]*2)" office:value-type="float" office:value="92.7000000000007">
            <text:p>92.7000000000007</text:p>
          </table:table-cell>
          <table:table-cell table:formula="of:=SQRT(ABS([.$D$2]^2-[.B627]^2))" office:value-type="float" office:value="136.49802196369">
            <text:p>136.49802196369</text:p>
          </table:table-cell>
          <table:table-cell table:formula="of:=([.$C$10]-[.C627])*[.$B$4]" office:value-type="float" office:value="46680.2933049721">
            <text:p>46680.2933049721</text:p>
          </table:table-cell>
          <table:table-cell table:formula="of:=ROUND([.D627])" office:value-type="float" office:value="46680">
            <text:p>46680</text:p>
          </table:table-cell>
          <table:table-cell table:formula="of:=([.$C$8]-([.E627]*[.$C$4]))" office:value-type="float" office:value="136.498269230769">
            <text:p>136.498269230769</text:p>
          </table:table-cell>
          <table:table-cell table:formula="of:=SQRT(ABS([.$D$2]^2-[.F627]^2))" office:value-type="float" office:value="92.6996359054578">
            <text:p>92.6996359054578</text:p>
          </table:table-cell>
          <table:table-cell table:formula="of:=ABS([.B627]-[.G627])" office:value-type="float" office:value="0.000364094542874227">
            <text:p>0.000364094542874227</text:p>
          </table:table-cell>
          <table:table-cell table:number-columns-repeated="3"/>
        </table:table-row>
        <table:table-row table:style-name="ro2">
          <table:table-cell table:formula="of:=[.A627]+[.A$4]" office:value-type="float" office:value="185.700000000001">
            <text:p>185.700000000001</text:p>
          </table:table-cell>
          <table:table-cell table:formula="of:=[.A628]/([.$D$4]*2)" office:value-type="float" office:value="92.8500000000007">
            <text:p>92.8500000000007</text:p>
          </table:table-cell>
          <table:table-cell table:formula="of:=SQRT(ABS([.$D$2]^2-[.B628]^2))" office:value-type="float" office:value="136.396031833774">
            <text:p>136.396031833774</text:p>
          </table:table-cell>
          <table:table-cell table:formula="of:=([.$C$10]-[.C628])*[.$B$4]" office:value-type="float" office:value="46847.3322579048">
            <text:p>46847.3322579048</text:p>
          </table:table-cell>
          <table:table-cell table:formula="of:=ROUND([.D628])" office:value-type="float" office:value="46847">
            <text:p>46847</text:p>
          </table:table-cell>
          <table:table-cell table:formula="of:=([.$C$8]-([.E628]*[.$C$4]))" office:value-type="float" office:value="136.396302884615">
            <text:p>136.396302884615</text:p>
          </table:table-cell>
          <table:table-cell table:formula="of:=SQRT(ABS([.$D$2]^2-[.F628]^2))" office:value-type="float" office:value="92.8496018268698">
            <text:p>92.8496018268698</text:p>
          </table:table-cell>
          <table:table-cell table:formula="of:=ABS([.B628]-[.G628])" office:value-type="float" office:value="0.000398173130861323">
            <text:p>0.000398173130861323</text:p>
          </table:table-cell>
          <table:table-cell table:number-columns-repeated="3"/>
        </table:table-row>
        <table:table-row table:style-name="ro2">
          <table:table-cell table:formula="of:=[.A628]+[.A$4]" office:value-type="float" office:value="186.000000000001">
            <text:p>186.000000000001</text:p>
          </table:table-cell>
          <table:table-cell table:formula="of:=[.A629]/([.$D$4]*2)" office:value-type="float" office:value="93.0000000000007">
            <text:p>93.0000000000007</text:p>
          </table:table-cell>
          <table:table-cell table:formula="of:=SQRT(ABS([.$D$2]^2-[.B629]^2))" office:value-type="float" office:value="136.293800299206">
            <text:p>136.293800299206</text:p>
          </table:table-cell>
          <table:table-cell table:formula="of:=([.$C$10]-[.C629])*[.$B$4]" office:value-type="float" office:value="47014.7665822364">
            <text:p>47014.7665822364</text:p>
          </table:table-cell>
          <table:table-cell table:formula="of:=ROUND([.D629])" office:value-type="float" office:value="47015">
            <text:p>47015</text:p>
          </table:table-cell>
          <table:table-cell table:formula="of:=([.$C$8]-([.E629]*[.$C$4]))" office:value-type="float" office:value="136.293725961538">
            <text:p>136.293725961538</text:p>
          </table:table-cell>
          <table:table-cell table:formula="of:=SQRT(ABS([.$D$2]^2-[.F629]^2))" office:value-type="float" office:value="93.0001089435978">
            <text:p>93.0001089435978</text:p>
          </table:table-cell>
          <table:table-cell table:formula="of:=ABS([.B629]-[.G629])" office:value-type="float" office:value="0.000108943597126654">
            <text:p>0.000108943597126654</text:p>
          </table:table-cell>
          <table:table-cell table:number-columns-repeated="3"/>
        </table:table-row>
        <table:table-row table:style-name="ro2">
          <table:table-cell table:formula="of:=[.A629]+[.A$4]" office:value-type="float" office:value="186.300000000001">
            <text:p>186.300000000001</text:p>
          </table:table-cell>
          <table:table-cell table:formula="of:=[.A630]/([.$D$4]*2)" office:value-type="float" office:value="93.1500000000007">
            <text:p>93.1500000000007</text:p>
          </table:table-cell>
          <table:table-cell table:formula="of:=SQRT(ABS([.$D$2]^2-[.B630]^2))" office:value-type="float" office:value="136.191326816357">
            <text:p>136.191326816357</text:p>
          </table:table-cell>
          <table:table-cell table:formula="of:=([.$C$10]-[.C630])*[.$B$4]" office:value-type="float" office:value="47182.5971683193">
            <text:p>47182.5971683193</text:p>
          </table:table-cell>
          <table:table-cell table:formula="of:=ROUND([.D630])" office:value-type="float" office:value="47183">
            <text:p>47183</text:p>
          </table:table-cell>
          <table:table-cell table:formula="of:=([.$C$8]-([.E630]*[.$C$4]))" office:value-type="float" office:value="136.191149038462">
            <text:p>136.191149038462</text:p>
          </table:table-cell>
          <table:table-cell table:formula="of:=SQRT(ABS([.$D$2]^2-[.F630]^2))" office:value-type="float" office:value="93.1502599222544">
            <text:p>93.1502599222544</text:p>
          </table:table-cell>
          <table:table-cell table:formula="of:=ABS([.B630]-[.G630])" office:value-type="float" office:value="0.000259922253746936">
            <text:p>0.000259922253746936</text:p>
          </table:table-cell>
          <table:table-cell table:number-columns-repeated="3"/>
        </table:table-row>
        <table:table-row table:style-name="ro2">
          <table:table-cell table:formula="of:=[.A630]+[.A$4]" office:value-type="float" office:value="186.600000000001">
            <text:p>186.600000000001</text:p>
          </table:table-cell>
          <table:table-cell table:formula="of:=[.A631]/([.$D$4]*2)" office:value-type="float" office:value="93.3000000000007">
            <text:p>93.3000000000007</text:p>
          </table:table-cell>
          <table:table-cell table:formula="of:=SQRT(ABS([.$D$2]^2-[.B631]^2))" office:value-type="float" office:value="136.088610838673">
            <text:p>136.088610838673</text:p>
          </table:table-cell>
          <table:table-cell table:formula="of:=([.$C$10]-[.C631])*[.$B$4]" office:value-type="float" office:value="47350.8249112979">
            <text:p>47350.8249112979</text:p>
          </table:table-cell>
          <table:table-cell table:formula="of:=ROUND([.D631])" office:value-type="float" office:value="47351">
            <text:p>47351</text:p>
          </table:table-cell>
          <table:table-cell table:formula="of:=([.$C$8]-([.E631]*[.$C$4]))" office:value-type="float" office:value="136.088572115385">
            <text:p>136.088572115385</text:p>
          </table:table-cell>
          <table:table-cell table:formula="of:=SQRT(ABS([.$D$2]^2-[.F631]^2))" office:value-type="float" office:value="93.3000564822753">
            <text:p>93.3000564822753</text:p>
          </table:table-cell>
          <table:table-cell table:formula="of:=ABS([.B631]-[.G631])" office:value-type="float" office:value="0.0000564822746440541">
            <text:p>0.0000564822746440541</text:p>
          </table:table-cell>
          <table:table-cell table:number-columns-repeated="3"/>
        </table:table-row>
        <table:table-row table:style-name="ro2">
          <table:table-cell table:formula="of:=[.A631]+[.A$4]" office:value-type="float" office:value="186.900000000001">
            <text:p>186.900000000001</text:p>
          </table:table-cell>
          <table:table-cell table:formula="of:=[.A632]/([.$D$4]*2)" office:value-type="float" office:value="93.4500000000007">
            <text:p>93.4500000000007</text:p>
          </table:table-cell>
          <table:table-cell table:formula="of:=SQRT(ABS([.$D$2]^2-[.B632]^2))" office:value-type="float" office:value="135.985651816653">
            <text:p>135.985651816653</text:p>
          </table:table-cell>
          <table:table-cell table:formula="of:=([.$C$10]-[.C632])*[.$B$4]" office:value-type="float" office:value="47519.4507111429">
            <text:p>47519.4507111429</text:p>
          </table:table-cell>
          <table:table-cell table:formula="of:=ROUND([.D632])" office:value-type="float" office:value="47519">
            <text:p>47519</text:p>
          </table:table-cell>
          <table:table-cell table:formula="of:=([.$C$8]-([.E632]*[.$C$4]))" office:value-type="float" office:value="135.985995192308">
            <text:p>135.985995192308</text:p>
          </table:table-cell>
          <table:table-cell table:formula="of:=SQRT(ABS([.$D$2]^2-[.F632]^2))" office:value-type="float" office:value="93.4495003280257">
            <text:p>93.4495003280257</text:p>
          </table:table-cell>
          <table:table-cell table:formula="of:=ABS([.B632]-[.G632])" office:value-type="float" office:value="0.000499671975006777">
            <text:p>0.000499671975006777</text:p>
          </table:table-cell>
          <table:table-cell table:number-columns-repeated="3"/>
        </table:table-row>
        <table:table-row table:style-name="ro2">
          <table:table-cell table:formula="of:=[.A632]+[.A$4]" office:value-type="float" office:value="187.200000000001">
            <text:p>187.200000000001</text:p>
          </table:table-cell>
          <table:table-cell table:formula="of:=[.A633]/([.$D$4]*2)" office:value-type="float" office:value="93.6000000000007">
            <text:p>93.6000000000007</text:p>
          </table:table-cell>
          <table:table-cell table:formula="of:=SQRT(ABS([.$D$2]^2-[.B633]^2))" office:value-type="float" office:value="135.882449197826">
            <text:p>135.882449197826</text:p>
          </table:table-cell>
          <table:table-cell table:formula="of:=([.$C$10]-[.C633])*[.$B$4]" office:value-type="float" office:value="47688.475472685">
            <text:p>47688.475472685</text:p>
          </table:table-cell>
          <table:table-cell table:formula="of:=ROUND([.D633])" office:value-type="float" office:value="47688">
            <text:p>47688</text:p>
          </table:table-cell>
          <table:table-cell table:formula="of:=([.$C$8]-([.E633]*[.$C$4]))" office:value-type="float" office:value="135.882807692308">
            <text:p>135.882807692308</text:p>
          </table:table-cell>
          <table:table-cell table:formula="of:=SQRT(ABS([.$D$2]^2-[.F633]^2))" office:value-type="float" office:value="93.5994795586777">
            <text:p>93.5994795586777</text:p>
          </table:table-cell>
          <table:table-cell table:formula="of:=ABS([.B633]-[.G633])" office:value-type="float" office:value="0.00052044132299045">
            <text:p>0.00052044132299045</text:p>
          </table:table-cell>
          <table:table-cell table:number-columns-repeated="3"/>
        </table:table-row>
        <table:table-row table:style-name="ro2">
          <table:table-cell table:formula="of:=[.A633]+[.A$4]" office:value-type="float" office:value="187.500000000001">
            <text:p>187.500000000001</text:p>
          </table:table-cell>
          <table:table-cell table:formula="of:=[.A634]/([.$D$4]*2)" office:value-type="float" office:value="93.7500000000007">
            <text:p>93.7500000000007</text:p>
          </table:table-cell>
          <table:table-cell table:formula="of:=SQRT(ABS([.$D$2]^2-[.B634]^2))" office:value-type="float" office:value="135.779002426737">
            <text:p>135.779002426737</text:p>
          </table:table-cell>
          <table:table-cell table:formula="of:=([.$C$10]-[.C634])*[.$B$4]" office:value-type="float" office:value="47857.9001056502">
            <text:p>47857.9001056502</text:p>
          </table:table-cell>
          <table:table-cell table:formula="of:=ROUND([.D634])" office:value-type="float" office:value="47858">
            <text:p>47858</text:p>
          </table:table-cell>
          <table:table-cell table:formula="of:=([.$C$8]-([.E634]*[.$C$4]))" office:value-type="float" office:value="135.779009615385">
            <text:p>135.779009615385</text:p>
          </table:table-cell>
          <table:table-cell table:formula="of:=SQRT(ABS([.$D$2]^2-[.F634]^2))" office:value-type="float" office:value="93.7499895886143">
            <text:p>93.7499895886143</text:p>
          </table:table-cell>
          <table:table-cell table:formula="of:=ABS([.B634]-[.G634])" office:value-type="float" office:value="0.000010411386369924">
            <text:p>0.000010411386369924</text:p>
          </table:table-cell>
          <table:table-cell table:number-columns-repeated="3"/>
        </table:table-row>
        <table:table-row table:style-name="ro2">
          <table:table-cell table:formula="of:=[.A634]+[.A$4]" office:value-type="float" office:value="187.800000000001">
            <text:p>187.800000000001</text:p>
          </table:table-cell>
          <table:table-cell table:formula="of:=[.A635]/([.$D$4]*2)" office:value-type="float" office:value="93.9000000000007">
            <text:p>93.9000000000007</text:p>
          </table:table-cell>
          <table:table-cell table:formula="of:=SQRT(ABS([.$D$2]^2-[.B635]^2))" office:value-type="float" office:value="135.675310944917">
            <text:p>135.675310944917</text:p>
          </table:table-cell>
          <table:table-cell table:formula="of:=([.$C$10]-[.C635])*[.$B$4]" office:value-type="float" office:value="48027.7255246944">
            <text:p>48027.7255246944</text:p>
          </table:table-cell>
          <table:table-cell table:formula="of:=ROUND([.D635])" office:value-type="float" office:value="48028">
            <text:p>48028</text:p>
          </table:table-cell>
          <table:table-cell table:formula="of:=([.$C$8]-([.E635]*[.$C$4]))" office:value-type="float" office:value="135.675211538462">
            <text:p>135.675211538462</text:p>
          </table:table-cell>
          <table:table-cell table:formula="of:=SQRT(ABS([.$D$2]^2-[.F635]^2))" office:value-type="float" office:value="93.9001436313796">
            <text:p>93.9001436313796</text:p>
          </table:table-cell>
          <table:table-cell table:formula="of:=ABS([.B635]-[.G635])" office:value-type="float" office:value="0.000143631378890063">
            <text:p>0.000143631378890063</text:p>
          </table:table-cell>
          <table:table-cell table:number-columns-repeated="3"/>
        </table:table-row>
        <table:table-row table:style-name="ro2">
          <table:table-cell table:formula="of:=[.A635]+[.A$4]" office:value-type="float" office:value="188.100000000001">
            <text:p>188.100000000001</text:p>
          </table:table-cell>
          <table:table-cell table:formula="of:=[.A636]/([.$D$4]*2)" office:value-type="float" office:value="94.0500000000007">
            <text:p>94.0500000000007</text:p>
          </table:table-cell>
          <table:table-cell table:formula="of:=SQRT(ABS([.$D$2]^2-[.B636]^2))" office:value-type="float" office:value="135.571374190866">
            <text:p>135.571374190866</text:p>
          </table:table-cell>
          <table:table-cell table:formula="of:=([.$C$10]-[.C636])*[.$B$4]" office:value-type="float" office:value="48197.9526494387">
            <text:p>48197.9526494387</text:p>
          </table:table-cell>
          <table:table-cell table:formula="of:=ROUND([.D636])" office:value-type="float" office:value="48198">
            <text:p>48198</text:p>
          </table:table-cell>
          <table:table-cell table:formula="of:=([.$C$8]-([.E636]*[.$C$4]))" office:value-type="float" office:value="135.571413461538">
            <text:p>135.571413461538</text:p>
          </table:table-cell>
          <table:table-cell table:formula="of:=SQRT(ABS([.$D$2]^2-[.F636]^2))" office:value-type="float" office:value="94.0499433920116">
            <text:p>94.0499433920116</text:p>
          </table:table-cell>
          <table:table-cell table:formula="of:=ABS([.B636]-[.G636])" office:value-type="float" office:value="0.0000566079891086701">
            <text:p>0.0000566079891086701</text:p>
          </table:table-cell>
          <table:table-cell table:number-columns-repeated="3"/>
        </table:table-row>
        <table:table-row table:style-name="ro2">
          <table:table-cell table:formula="of:=[.A636]+[.A$4]" office:value-type="float" office:value="188.400000000001">
            <text:p>188.400000000001</text:p>
          </table:table-cell>
          <table:table-cell table:formula="of:=[.A637]/([.$D$4]*2)" office:value-type="float" office:value="94.2000000000007">
            <text:p>94.2000000000007</text:p>
          </table:table-cell>
          <table:table-cell table:formula="of:=SQRT(ABS([.$D$2]^2-[.B637]^2))" office:value-type="float" office:value="135.467191600032">
            <text:p>135.467191600032</text:p>
          </table:table-cell>
          <table:table-cell table:formula="of:=([.$C$10]-[.C637])*[.$B$4]" office:value-type="float" office:value="48368.5824045053">
            <text:p>48368.5824045053</text:p>
          </table:table-cell>
          <table:table-cell table:formula="of:=ROUND([.D637])" office:value-type="float" office:value="48369">
            <text:p>48369</text:p>
          </table:table-cell>
          <table:table-cell table:formula="of:=([.$C$8]-([.E637]*[.$C$4]))" office:value-type="float" office:value="135.467004807692">
            <text:p>135.467004807692</text:p>
          </table:table-cell>
          <table:table-cell table:formula="of:=SQRT(ABS([.$D$2]^2-[.F637]^2))" office:value-type="float" office:value="94.2002686218711">
            <text:p>94.2002686218711</text:p>
          </table:table-cell>
          <table:table-cell table:formula="of:=ABS([.B637]-[.G637])" office:value-type="float" office:value="0.000268621870347374">
            <text:p>0.000268621870347374</text:p>
          </table:table-cell>
          <table:table-cell table:number-columns-repeated="3"/>
        </table:table-row>
        <table:table-row table:style-name="ro2">
          <table:table-cell table:formula="of:=[.A637]+[.A$4]" office:value-type="float" office:value="188.700000000001">
            <text:p>188.700000000001</text:p>
          </table:table-cell>
          <table:table-cell table:formula="of:=[.A638]/([.$D$4]*2)" office:value-type="float" office:value="94.3500000000007">
            <text:p>94.3500000000007</text:p>
          </table:table-cell>
          <table:table-cell table:formula="of:=SQRT(ABS([.$D$2]^2-[.B638]^2))" office:value-type="float" office:value="135.362762604787">
            <text:p>135.362762604787</text:p>
          </table:table-cell>
          <table:table-cell table:formula="of:=([.$C$10]-[.C638])*[.$B$4]" office:value-type="float" office:value="48539.6157195531">
            <text:p>48539.6157195531</text:p>
          </table:table-cell>
          <table:table-cell table:formula="of:=ROUND([.D638])" office:value-type="float" office:value="48540">
            <text:p>48540</text:p>
          </table:table-cell>
          <table:table-cell table:formula="of:=([.$C$8]-([.E638]*[.$C$4]))" office:value-type="float" office:value="135.362596153846">
            <text:p>135.362596153846</text:p>
          </table:table-cell>
          <table:table-cell table:formula="of:=SQRT(ABS([.$D$2]^2-[.F638]^2))" office:value-type="float" office:value="94.3502388046303">
            <text:p>94.3502388046303</text:p>
          </table:table-cell>
          <table:table-cell table:formula="of:=ABS([.B638]-[.G638])" office:value-type="float" office:value="0.000238804629546507">
            <text:p>0.000238804629546507</text:p>
          </table:table-cell>
          <table:table-cell table:number-columns-repeated="3"/>
        </table:table-row>
        <table:table-row table:style-name="ro2">
          <table:table-cell table:formula="of:=[.A638]+[.A$4]" office:value-type="float" office:value="189.000000000001">
            <text:p>189.000000000001</text:p>
          </table:table-cell>
          <table:table-cell table:formula="of:=[.A639]/([.$D$4]*2)" office:value-type="float" office:value="94.5000000000007">
            <text:p>94.5000000000007</text:p>
          </table:table-cell>
          <table:table-cell table:formula="of:=SQRT(ABS([.$D$2]^2-[.B639]^2))" office:value-type="float" office:value="135.258086634404">
            <text:p>135.258086634404</text:p>
          </table:table-cell>
          <table:table-cell table:formula="of:=([.$C$10]-[.C639])*[.$B$4]" office:value-type="float" office:value="48711.0535293143">
            <text:p>48711.0535293143</text:p>
          </table:table-cell>
          <table:table-cell table:formula="of:=ROUND([.D639])" office:value-type="float" office:value="48711">
            <text:p>48711</text:p>
          </table:table-cell>
          <table:table-cell table:formula="of:=([.$C$8]-([.E639]*[.$C$4]))" office:value-type="float" office:value="135.2581875">
            <text:p>135.2581875</text:p>
          </table:table-cell>
          <table:table-cell table:formula="of:=SQRT(ABS([.$D$2]^2-[.F639]^2))" office:value-type="float" office:value="94.4998556306561">
            <text:p>94.4998556306561</text:p>
          </table:table-cell>
          <table:table-cell table:formula="of:=ABS([.B639]-[.G639])" office:value-type="float" office:value="0.000144369344610595">
            <text:p>0.000144369344610595</text:p>
          </table:table-cell>
          <table:table-cell table:number-columns-repeated="3"/>
        </table:table-row>
        <table:table-row table:style-name="ro2">
          <table:table-cell table:formula="of:=[.A639]+[.A$4]" office:value-type="float" office:value="189.300000000001">
            <text:p>189.300000000001</text:p>
          </table:table-cell>
          <table:table-cell table:formula="of:=[.A640]/([.$D$4]*2)" office:value-type="float" office:value="94.6500000000007">
            <text:p>94.6500000000007</text:p>
          </table:table-cell>
          <table:table-cell table:formula="of:=SQRT(ABS([.$D$2]^2-[.B640]^2))" office:value-type="float" office:value="135.153163115037">
            <text:p>135.153163115037</text:p>
          </table:table-cell>
          <table:table-cell table:formula="of:=([.$C$10]-[.C640])*[.$B$4]" office:value-type="float" office:value="48882.896773631">
            <text:p>48882.896773631</text:p>
          </table:table-cell>
          <table:table-cell table:formula="of:=ROUND([.D640])" office:value-type="float" office:value="48883">
            <text:p>48883</text:p>
          </table:table-cell>
          <table:table-cell table:formula="of:=([.$C$8]-([.E640]*[.$C$4]))" office:value-type="float" office:value="135.153168269231">
            <text:p>135.153168269231</text:p>
          </table:table-cell>
          <table:table-cell table:formula="of:=SQRT(ABS([.$D$2]^2-[.F640]^2))" office:value-type="float" office:value="94.6499926401951">
            <text:p>94.6499926401951</text:p>
          </table:table-cell>
          <table:table-cell table:formula="of:=ABS([.B640]-[.G640])" office:value-type="float" office:value="0.00000735980559340987">
            <text:p>0.00000735980559340987</text:p>
          </table:table-cell>
          <table:table-cell table:number-columns-repeated="3"/>
        </table:table-row>
        <table:table-row table:style-name="ro2">
          <table:table-cell table:formula="of:=[.A640]+[.A$4]" office:value-type="float" office:value="189.600000000001">
            <text:p>189.600000000001</text:p>
          </table:table-cell>
          <table:table-cell table:formula="of:=[.A641]/([.$D$4]*2)" office:value-type="float" office:value="94.8000000000007">
            <text:p>94.8000000000007</text:p>
          </table:table-cell>
          <table:table-cell table:formula="of:=SQRT(ABS([.$D$2]^2-[.B641]^2))" office:value-type="float" office:value="135.047991469699">
            <text:p>135.047991469699</text:p>
          </table:table-cell>
          <table:table-cell table:formula="of:=([.$C$10]-[.C641])*[.$B$4]" office:value-type="float" office:value="49055.1463974923">
            <text:p>49055.1463974923</text:p>
          </table:table-cell>
          <table:table-cell table:formula="of:=ROUND([.D641])" office:value-type="float" office:value="49055">
            <text:p>49055</text:p>
          </table:table-cell>
          <table:table-cell table:formula="of:=([.$C$8]-([.E641]*[.$C$4]))" office:value-type="float" office:value="135.048149038462">
            <text:p>135.048149038462</text:p>
          </table:table-cell>
          <table:table-cell table:formula="of:=SQRT(ABS([.$D$2]^2-[.F641]^2))" office:value-type="float" office:value="94.7997755339404">
            <text:p>94.7997755339404</text:p>
          </table:table-cell>
          <table:table-cell table:formula="of:=ABS([.B641]-[.G641])" office:value-type="float" office:value="0.000224466060345208">
            <text:p>0.000224466060345208</text:p>
          </table:table-cell>
          <table:table-cell table:number-columns-repeated="3"/>
        </table:table-row>
        <table:table-row table:style-name="ro2">
          <table:table-cell table:formula="of:=[.A641]+[.A$4]" office:value-type="float" office:value="189.900000000002">
            <text:p>189.900000000002</text:p>
          </table:table-cell>
          <table:table-cell table:formula="of:=[.A642]/([.$D$4]*2)" office:value-type="float" office:value="94.9500000000007">
            <text:p>94.9500000000007</text:p>
          </table:table-cell>
          <table:table-cell table:formula="of:=SQRT(ABS([.$D$2]^2-[.B642]^2))" office:value-type="float" office:value="134.942571118235">
            <text:p>134.942571118235</text:p>
          </table:table-cell>
          <table:table-cell table:formula="of:=([.$C$10]-[.C642])*[.$B$4]" office:value-type="float" office:value="49227.8033510713">
            <text:p>49227.8033510713</text:p>
          </table:table-cell>
          <table:table-cell table:formula="of:=ROUND([.D642])" office:value-type="float" office:value="49228">
            <text:p>49228</text:p>
          </table:table-cell>
          <table:table-cell table:formula="of:=([.$C$8]-([.E642]*[.$C$4]))" office:value-type="float" office:value="134.942519230769">
            <text:p>134.942519230769</text:p>
          </table:table-cell>
          <table:table-cell table:formula="of:=SQRT(ABS([.$D$2]^2-[.F642]^2))" office:value-type="float" office:value="94.9500737422224">
            <text:p>94.9500737422224</text:p>
          </table:table-cell>
          <table:table-cell table:formula="of:=ABS([.B642]-[.G642])" office:value-type="float" office:value="0.0000737422216872119">
            <text:p>0.0000737422216872119</text:p>
          </table:table-cell>
          <table:table-cell table:number-columns-repeated="3"/>
        </table:table-row>
        <table:table-row table:style-name="ro2">
          <table:table-cell table:formula="of:=[.A642]+[.A$4]" office:value-type="float" office:value="190.200000000002">
            <text:p>190.200000000002</text:p>
          </table:table-cell>
          <table:table-cell table:formula="of:=[.A643]/([.$D$4]*2)" office:value-type="float" office:value="95.1000000000007">
            <text:p>95.1000000000007</text:p>
          </table:table-cell>
          <table:table-cell table:formula="of:=SQRT(ABS([.$D$2]^2-[.B643]^2))" office:value-type="float" office:value="134.836901477303">
            <text:p>134.836901477303</text:p>
          </table:table-cell>
          <table:table-cell table:formula="of:=([.$C$10]-[.C643])*[.$B$4]" office:value-type="float" office:value="49400.868589763">
            <text:p>49400.868589763</text:p>
          </table:table-cell>
          <table:table-cell table:formula="of:=ROUND([.D643])" office:value-type="float" office:value="49401">
            <text:p>49401</text:p>
          </table:table-cell>
          <table:table-cell table:formula="of:=([.$C$8]-([.E643]*[.$C$4]))" office:value-type="float" office:value="134.836889423077">
            <text:p>134.836889423077</text:p>
          </table:table-cell>
          <table:table-cell table:formula="of:=SQRT(ABS([.$D$2]^2-[.F643]^2))" office:value-type="float" office:value="95.1000170910023">
            <text:p>95.1000170910023</text:p>
          </table:table-cell>
          <table:table-cell table:formula="of:=ABS([.B643]-[.G643])" office:value-type="float" office:value="0.0000170910015526715">
            <text:p>0.0000170910015526715</text:p>
          </table:table-cell>
          <table:table-cell table:number-columns-repeated="3"/>
        </table:table-row>
        <table:table-row table:style-name="ro2">
          <table:table-cell table:formula="of:=[.A643]+[.A$4]" office:value-type="float" office:value="190.500000000002">
            <text:p>190.500000000002</text:p>
          </table:table-cell>
          <table:table-cell table:formula="of:=[.A644]/([.$D$4]*2)" office:value-type="float" office:value="95.2500000000008">
            <text:p>95.2500000000008</text:p>
          </table:table-cell>
          <table:table-cell table:formula="of:=SQRT(ABS([.$D$2]^2-[.B644]^2))" office:value-type="float" office:value="134.730981960349">
            <text:p>134.730981960349</text:p>
          </table:table-cell>
          <table:table-cell table:formula="of:=([.$C$10]-[.C644])*[.$B$4]" office:value-type="float" office:value="49574.343074223">
            <text:p>49574.343074223</text:p>
          </table:table-cell>
          <table:table-cell table:formula="of:=ROUND([.D644])" office:value-type="float" office:value="49574">
            <text:p>49574</text:p>
          </table:table-cell>
          <table:table-cell table:formula="of:=([.$C$8]-([.E644]*[.$C$4]))" office:value-type="float" office:value="134.731259615385">
            <text:p>134.731259615385</text:p>
          </table:table-cell>
          <table:table-cell table:formula="of:=SQRT(ABS([.$D$2]^2-[.F644]^2))" office:value-type="float" office:value="95.2496072561553">
            <text:p>95.2496072561553</text:p>
          </table:table-cell>
          <table:table-cell table:formula="of:=ABS([.B644]-[.G644])" office:value-type="float" office:value="0.000392743845438304">
            <text:p>0.000392743845438304</text:p>
          </table:table-cell>
          <table:table-cell table:number-columns-repeated="3"/>
        </table:table-row>
        <table:table-row table:style-name="ro2">
          <table:table-cell table:formula="of:=[.A644]+[.A$4]" office:value-type="float" office:value="190.800000000002">
            <text:p>190.800000000002</text:p>
          </table:table-cell>
          <table:table-cell table:formula="of:=[.A645]/([.$D$4]*2)" office:value-type="float" office:value="95.4000000000008">
            <text:p>95.4000000000008</text:p>
          </table:table-cell>
          <table:table-cell table:formula="of:=SQRT(ABS([.$D$2]^2-[.B645]^2))" office:value-type="float" office:value="134.624811977584">
            <text:p>134.624811977584</text:p>
          </table:table-cell>
          <table:table-cell table:formula="of:=([.$C$10]-[.C645])*[.$B$4]" office:value-type="float" office:value="49748.2277704048">
            <text:p>49748.2277704048</text:p>
          </table:table-cell>
          <table:table-cell table:formula="of:=ROUND([.D645])" office:value-type="float" office:value="49748">
            <text:p>49748</text:p>
          </table:table-cell>
          <table:table-cell table:formula="of:=([.$C$8]-([.E645]*[.$C$4]))" office:value-type="float" office:value="134.625019230769">
            <text:p>134.625019230769</text:p>
          </table:table-cell>
          <table:table-cell table:formula="of:=SQRT(ABS([.$D$2]^2-[.F645]^2))" office:value-type="float" office:value="95.399707531601">
            <text:p>95.399707531601</text:p>
          </table:table-cell>
          <table:table-cell table:formula="of:=ABS([.B645]-[.G645])" office:value-type="float" office:value="0.000292468399720747">
            <text:p>0.000292468399720747</text:p>
          </table:table-cell>
          <table:table-cell table:number-columns-repeated="3"/>
        </table:table-row>
        <table:table-row table:style-name="ro2">
          <table:table-cell table:formula="of:=[.A645]+[.A$4]" office:value-type="float" office:value="191.100000000002">
            <text:p>191.100000000002</text:p>
          </table:table-cell>
          <table:table-cell table:formula="of:=[.A646]/([.$D$4]*2)" office:value-type="float" office:value="95.5500000000008">
            <text:p>95.5500000000008</text:p>
          </table:table-cell>
          <table:table-cell table:formula="of:=SQRT(ABS([.$D$2]^2-[.B646]^2))" office:value-type="float" office:value="134.51839093596">
            <text:p>134.51839093596</text:p>
          </table:table-cell>
          <table:table-cell table:formula="of:=([.$C$10]-[.C646])*[.$B$4]" office:value-type="float" office:value="49922.5236495995">
            <text:p>49922.5236495995</text:p>
          </table:table-cell>
          <table:table-cell table:formula="of:=ROUND([.D646])" office:value-type="float" office:value="49923">
            <text:p>49923</text:p>
          </table:table-cell>
          <table:table-cell table:formula="of:=([.$C$8]-([.E646]*[.$C$4]))" office:value-type="float" office:value="134.518168269231">
            <text:p>134.518168269231</text:p>
          </table:table-cell>
          <table:table-cell table:formula="of:=SQRT(ABS([.$D$2]^2-[.F646]^2))" office:value-type="float" office:value="95.5503134766753">
            <text:p>95.5503134766753</text:p>
          </table:table-cell>
          <table:table-cell table:formula="of:=ABS([.B646]-[.G646])" office:value-type="float" office:value="0.000313476674548951">
            <text:p>0.000313476674548951</text:p>
          </table:table-cell>
          <table:table-cell table:number-columns-repeated="3"/>
        </table:table-row>
        <table:table-row table:style-name="ro2">
          <table:table-cell table:formula="of:=[.A646]+[.A$4]" office:value-type="float" office:value="191.400000000002">
            <text:p>191.400000000002</text:p>
          </table:table-cell>
          <table:table-cell table:formula="of:=[.A647]/([.$D$4]*2)" office:value-type="float" office:value="95.7000000000008">
            <text:p>95.7000000000008</text:p>
          </table:table-cell>
          <table:table-cell table:formula="of:=SQRT(ABS([.$D$2]^2-[.B647]^2))" office:value-type="float" office:value="134.411718239147">
            <text:p>134.411718239147</text:p>
          </table:table-cell>
          <table:table-cell table:formula="of:=([.$C$10]-[.C647])*[.$B$4]" office:value-type="float" office:value="50097.2316884749">
            <text:p>50097.2316884749</text:p>
          </table:table-cell>
          <table:table-cell table:formula="of:=ROUND([.D647])" office:value-type="float" office:value="50097">
            <text:p>50097</text:p>
          </table:table-cell>
          <table:table-cell table:formula="of:=([.$C$8]-([.E647]*[.$C$4]))" office:value-type="float" office:value="134.411927884615">
            <text:p>134.411927884615</text:p>
          </table:table-cell>
          <table:table-cell table:formula="of:=SQRT(ABS([.$D$2]^2-[.F647]^2))" office:value-type="float" office:value="95.6997055499177">
            <text:p>95.6997055499177</text:p>
          </table:table-cell>
          <table:table-cell table:formula="of:=ABS([.B647]-[.G647])" office:value-type="float" office:value="0.000294450083032416">
            <text:p>0.000294450083032416</text:p>
          </table:table-cell>
          <table:table-cell table:number-columns-repeated="3"/>
        </table:table-row>
        <table:table-row table:style-name="ro2">
          <table:table-cell table:formula="of:=[.A647]+[.A$4]" office:value-type="float" office:value="191.700000000002">
            <text:p>191.700000000002</text:p>
          </table:table-cell>
          <table:table-cell table:formula="of:=[.A648]/([.$D$4]*2)" office:value-type="float" office:value="95.8500000000008">
            <text:p>95.8500000000008</text:p>
          </table:table-cell>
          <table:table-cell table:formula="of:=SQRT(ABS([.$D$2]^2-[.B648]^2))" office:value-type="float" office:value="134.304793287507">
            <text:p>134.304793287507</text:p>
          </table:table-cell>
          <table:table-cell table:formula="of:=([.$C$10]-[.C648])*[.$B$4]" office:value-type="float" office:value="50272.3528691145">
            <text:p>50272.3528691145</text:p>
          </table:table-cell>
          <table:table-cell table:formula="of:=ROUND([.D648])" office:value-type="float" office:value="50272">
            <text:p>50272</text:p>
          </table:table-cell>
          <table:table-cell table:formula="of:=([.$C$8]-([.E648]*[.$C$4]))" office:value-type="float" office:value="134.305076923077">
            <text:p>134.305076923077</text:p>
          </table:table-cell>
          <table:table-cell table:formula="of:=SQRT(ABS([.$D$2]^2-[.F648]^2))" office:value-type="float" office:value="95.8496025692668">
            <text:p>95.8496025692668</text:p>
          </table:table-cell>
          <table:table-cell table:formula="of:=ABS([.B648]-[.G648])" office:value-type="float" office:value="0.000397430733997339">
            <text:p>0.000397430733997339</text:p>
          </table:table-cell>
          <table:table-cell table:number-columns-repeated="3"/>
        </table:table-row>
        <table:table-row table:style-name="ro2">
          <table:table-cell table:formula="of:=[.A648]+[.A$4]" office:value-type="float" office:value="192.000000000002">
            <text:p>192.000000000002</text:p>
          </table:table-cell>
          <table:table-cell table:formula="of:=[.A649]/([.$D$4]*2)" office:value-type="float" office:value="96.0000000000008">
            <text:p>96.0000000000008</text:p>
          </table:table-cell>
          <table:table-cell table:formula="of:=SQRT(ABS([.$D$2]^2-[.B649]^2))" office:value-type="float" office:value="134.19761547807">
            <text:p>134.19761547807</text:p>
          </table:table-cell>
          <table:table-cell table:formula="of:=([.$C$10]-[.C649])*[.$B$4]" office:value-type="float" office:value="50447.8881790582">
            <text:p>50447.8881790582</text:p>
          </table:table-cell>
          <table:table-cell table:formula="of:=ROUND([.D649])" office:value-type="float" office:value="50448">
            <text:p>50448</text:p>
          </table:table-cell>
          <table:table-cell table:formula="of:=([.$C$8]-([.E649]*[.$C$4]))" office:value-type="float" office:value="134.197615384615">
            <text:p>134.197615384615</text:p>
          </table:table-cell>
          <table:table-cell table:formula="of:=SQRT(ABS([.$D$2]^2-[.F649]^2))" office:value-type="float" office:value="96.0000001306398">
            <text:p>96.0000001306398</text:p>
          </table:table-cell>
          <table:table-cell table:formula="of:=ABS([.B649]-[.G649])" office:value-type="float" office:value="0.000000130639023154799">
            <text:p>0.000000130639023154799</text:p>
          </table:table-cell>
          <table:table-cell table:number-columns-repeated="3"/>
        </table:table-row>
        <table:table-row table:style-name="ro2">
          <table:table-cell table:formula="of:=[.A649]+[.A$4]" office:value-type="float" office:value="192.300000000002">
            <text:p>192.300000000002</text:p>
          </table:table-cell>
          <table:table-cell table:formula="of:=[.A650]/([.$D$4]*2)" office:value-type="float" office:value="96.1500000000008">
            <text:p>96.1500000000008</text:p>
          </table:table-cell>
          <table:table-cell table:formula="of:=SQRT(ABS([.$D$2]^2-[.B650]^2))" office:value-type="float" office:value="134.090184204512">
            <text:p>134.090184204512</text:p>
          </table:table-cell>
          <table:table-cell table:formula="of:=([.$C$10]-[.C650])*[.$B$4]" office:value-type="float" office:value="50623.8386113424">
            <text:p>50623.8386113424</text:p>
          </table:table-cell>
          <table:table-cell table:formula="of:=ROUND([.D650])" office:value-type="float" office:value="50624">
            <text:p>50624</text:p>
          </table:table-cell>
          <table:table-cell table:formula="of:=([.$C$8]-([.E650]*[.$C$4]))" office:value-type="float" office:value="134.090153846154">
            <text:p>134.090153846154</text:p>
          </table:table-cell>
          <table:table-cell table:formula="of:=SQRT(ABS([.$D$2]^2-[.F650]^2))" office:value-type="float" office:value="96.1500423375611">
            <text:p>96.1500423375611</text:p>
          </table:table-cell>
          <table:table-cell table:formula="of:=ABS([.B650]-[.G650])" office:value-type="float" office:value="0.0000423375603304521">
            <text:p>0.0000423375603304521</text:p>
          </table:table-cell>
          <table:table-cell table:number-columns-repeated="3"/>
        </table:table-row>
        <table:table-row table:style-name="ro2">
          <table:table-cell table:formula="of:=[.A650]+[.A$4]" office:value-type="float" office:value="192.600000000002">
            <text:p>192.600000000002</text:p>
          </table:table-cell>
          <table:table-cell table:formula="of:=[.A651]/([.$D$4]*2)" office:value-type="float" office:value="96.3000000000008">
            <text:p>96.3000000000008</text:p>
          </table:table-cell>
          <table:table-cell table:formula="of:=SQRT(ABS([.$D$2]^2-[.B651]^2))" office:value-type="float" office:value="133.982498857126">
            <text:p>133.982498857126</text:p>
          </table:table-cell>
          <table:table-cell table:formula="of:=([.$C$10]-[.C651])*[.$B$4]" office:value-type="float" office:value="50800.2051645404">
            <text:p>50800.2051645404</text:p>
          </table:table-cell>
          <table:table-cell table:formula="of:=ROUND([.D651])" office:value-type="float" office:value="50800">
            <text:p>50800</text:p>
          </table:table-cell>
          <table:table-cell table:formula="of:=([.$C$8]-([.E651]*[.$C$4]))" office:value-type="float" office:value="133.982692307692">
            <text:p>133.982692307692</text:p>
          </table:table-cell>
          <table:table-cell table:formula="of:=SQRT(ABS([.$D$2]^2-[.F651]^2))" office:value-type="float" office:value="96.2997308510374">
            <text:p>96.2997308510374</text:p>
          </table:table-cell>
          <table:table-cell table:formula="of:=ABS([.B651]-[.G651])" office:value-type="float" office:value="0.000269148963369048">
            <text:p>0.000269148963369048</text:p>
          </table:table-cell>
          <table:table-cell table:number-columns-repeated="3"/>
        </table:table-row>
        <table:table-row table:style-name="ro2">
          <table:table-cell table:formula="of:=[.A651]+[.A$4]" office:value-type="float" office:value="192.900000000002">
            <text:p>192.900000000002</text:p>
          </table:table-cell>
          <table:table-cell table:formula="of:=[.A652]/([.$D$4]*2)" office:value-type="float" office:value="96.4500000000008">
            <text:p>96.4500000000008</text:p>
          </table:table-cell>
          <table:table-cell table:formula="of:=SQRT(ABS([.$D$2]^2-[.B652]^2))" office:value-type="float" office:value="133.874558822802">
            <text:p>133.874558822802</text:p>
          </table:table-cell>
          <table:table-cell table:formula="of:=([.$C$10]-[.C652])*[.$B$4]" office:value-type="float" office:value="50976.9888428039">
            <text:p>50976.9888428039</text:p>
          </table:table-cell>
          <table:table-cell table:formula="of:=ROUND([.D652])" office:value-type="float" office:value="50977">
            <text:p>50977</text:p>
          </table:table-cell>
          <table:table-cell table:formula="of:=([.$C$8]-([.E652]*[.$C$4]))" office:value-type="float" office:value="133.874620192308">
            <text:p>133.874620192308</text:p>
          </table:table-cell>
          <table:table-cell table:formula="of:=SQRT(ABS([.$D$2]^2-[.F652]^2))" office:value-type="float" office:value="96.4499148178232">
            <text:p>96.4499148178232</text:p>
          </table:table-cell>
          <table:table-cell table:formula="of:=ABS([.B652]-[.G652])" office:value-type="float" office:value="0.0000851821775569306">
            <text:p>0.0000851821775569306</text:p>
          </table:table-cell>
          <table:table-cell table:number-columns-repeated="3"/>
        </table:table-row>
        <table:table-row table:style-name="ro2">
          <table:table-cell table:formula="of:=[.A652]+[.A$4]" office:value-type="float" office:value="193.200000000002">
            <text:p>193.200000000002</text:p>
          </table:table-cell>
          <table:table-cell table:formula="of:=[.A653]/([.$D$4]*2)" office:value-type="float" office:value="96.6000000000008">
            <text:p>96.6000000000008</text:p>
          </table:table-cell>
          <table:table-cell table:formula="of:=SQRT(ABS([.$D$2]^2-[.B653]^2))" office:value-type="float" office:value="133.766363484995">
            <text:p>133.766363484995</text:p>
          </table:table-cell>
          <table:table-cell table:formula="of:=([.$C$10]-[.C653])*[.$B$4]" office:value-type="float" office:value="51154.1906559047">
            <text:p>51154.1906559047</text:p>
          </table:table-cell>
          <table:table-cell table:formula="of:=ROUND([.D653])" office:value-type="float" office:value="51154">
            <text:p>51154</text:p>
          </table:table-cell>
          <table:table-cell table:formula="of:=([.$C$8]-([.E653]*[.$C$4]))" office:value-type="float" office:value="133.766548076923">
            <text:p>133.766548076923</text:p>
          </table:table-cell>
          <table:table-cell table:formula="of:=SQRT(ABS([.$D$2]^2-[.F653]^2))" office:value-type="float" office:value="96.5997443867438">
            <text:p>96.5997443867438</text:p>
          </table:table-cell>
          <table:table-cell table:formula="of:=ABS([.B653]-[.G653])" office:value-type="float" office:value="0.000255613257053255">
            <text:p>0.000255613257053255</text:p>
          </table:table-cell>
          <table:table-cell table:number-columns-repeated="3"/>
        </table:table-row>
        <table:table-row table:style-name="ro2">
          <table:table-cell table:formula="of:=[.A653]+[.A$4]" office:value-type="float" office:value="193.500000000002">
            <text:p>193.500000000002</text:p>
          </table:table-cell>
          <table:table-cell table:formula="of:=[.A654]/([.$D$4]*2)" office:value-type="float" office:value="96.7500000000008">
            <text:p>96.7500000000008</text:p>
          </table:table-cell>
          <table:table-cell table:formula="of:=SQRT(ABS([.$D$2]^2-[.B654]^2))" office:value-type="float" office:value="133.657912223706">
            <text:p>133.657912223706</text:p>
          </table:table-cell>
          <table:table-cell table:formula="of:=([.$C$10]-[.C654])*[.$B$4]" office:value-type="float" office:value="51331.8116192762">
            <text:p>51331.8116192762</text:p>
          </table:table-cell>
          <table:table-cell table:formula="of:=ROUND([.D654])" office:value-type="float" office:value="51332">
            <text:p>51332</text:p>
          </table:table-cell>
          <table:table-cell table:formula="of:=([.$C$8]-([.E654]*[.$C$4]))" office:value-type="float" office:value="133.657865384615">
            <text:p>133.657865384615</text:p>
          </table:table-cell>
          <table:table-cell table:formula="of:=SQRT(ABS([.$D$2]^2-[.F654]^2))" office:value-type="float" office:value="96.7500647071">
            <text:p>96.7500647071</text:p>
          </table:table-cell>
          <table:table-cell table:formula="of:=ABS([.B654]-[.G654])" office:value-type="float" office:value="0.0000647070991703913">
            <text:p>0.0000647070991703913</text:p>
          </table:table-cell>
          <table:table-cell table:number-columns-repeated="3"/>
        </table:table-row>
        <table:table-row table:style-name="ro2">
          <table:table-cell table:formula="of:=[.A654]+[.A$4]" office:value-type="float" office:value="193.800000000002">
            <text:p>193.800000000002</text:p>
          </table:table-cell>
          <table:table-cell table:formula="of:=[.A655]/([.$D$4]*2)" office:value-type="float" office:value="96.9000000000008">
            <text:p>96.9000000000008</text:p>
          </table:table-cell>
          <table:table-cell table:formula="of:=SQRT(ABS([.$D$2]^2-[.B655]^2))" office:value-type="float" office:value="133.549204415451">
            <text:p>133.549204415451</text:p>
          </table:table-cell>
          <table:table-cell table:formula="of:=([.$C$10]-[.C655])*[.$B$4]" office:value-type="float" office:value="51509.8527540563">
            <text:p>51509.8527540563</text:p>
          </table:table-cell>
          <table:table-cell table:formula="of:=ROUND([.D655])" office:value-type="float" office:value="51510">
            <text:p>51510</text:p>
          </table:table-cell>
          <table:table-cell table:formula="of:=([.$C$8]-([.E655]*[.$C$4]))" office:value-type="float" office:value="133.549182692308">
            <text:p>133.549182692308</text:p>
          </table:table-cell>
          <table:table-cell table:formula="of:=SQRT(ABS([.$D$2]^2-[.F655]^2))" office:value-type="float" office:value="96.9000299391937">
            <text:p>96.9000299391937</text:p>
          </table:table-cell>
          <table:table-cell table:formula="of:=ABS([.B655]-[.G655])" office:value-type="float" office:value="0.000029939192842221">
            <text:p>0.000029939192842221</text:p>
          </table:table-cell>
          <table:table-cell table:number-columns-repeated="3"/>
        </table:table-row>
        <table:table-row table:style-name="ro2">
          <table:table-cell table:formula="of:=[.A655]+[.A$4]" office:value-type="float" office:value="194.100000000002">
            <text:p>194.100000000002</text:p>
          </table:table-cell>
          <table:table-cell table:formula="of:=[.A656]/([.$D$4]*2)" office:value-type="float" office:value="97.0500000000008">
            <text:p>97.0500000000008</text:p>
          </table:table-cell>
          <table:table-cell table:formula="of:=SQRT(ABS([.$D$2]^2-[.B656]^2))" office:value-type="float" office:value="133.440239433238">
            <text:p>133.440239433238</text:p>
          </table:table-cell>
          <table:table-cell table:formula="of:=([.$C$10]-[.C656])*[.$B$4]" office:value-type="float" office:value="51688.3150871293">
            <text:p>51688.3150871293</text:p>
          </table:table-cell>
          <table:table-cell table:formula="of:=ROUND([.D656])" office:value-type="float" office:value="51688">
            <text:p>51688</text:p>
          </table:table-cell>
          <table:table-cell table:formula="of:=([.$C$8]-([.E656]*[.$C$4]))" office:value-type="float" office:value="133.4405">
            <text:p>133.4405</text:p>
          </table:table-cell>
          <table:table-cell table:formula="of:=SQRT(ABS([.$D$2]^2-[.F656]^2))" office:value-type="float" office:value="97.0496417291172">
            <text:p>97.0496417291172</text:p>
          </table:table-cell>
          <table:table-cell table:formula="of:=ABS([.B656]-[.G656])" office:value-type="float" office:value="0.000358270883637601">
            <text:p>0.000358270883637601</text:p>
          </table:table-cell>
          <table:table-cell table:number-columns-repeated="3"/>
        </table:table-row>
        <table:table-row table:style-name="ro2">
          <table:table-cell table:formula="of:=[.A656]+[.A$4]" office:value-type="float" office:value="194.400000000002">
            <text:p>194.400000000002</text:p>
          </table:table-cell>
          <table:table-cell table:formula="of:=[.A657]/([.$D$4]*2)" office:value-type="float" office:value="97.2000000000008">
            <text:p>97.2000000000008</text:p>
          </table:table-cell>
          <table:table-cell table:formula="of:=SQRT(ABS([.$D$2]^2-[.B657]^2))" office:value-type="float" office:value="133.33101664654">
            <text:p>133.33101664654</text:p>
          </table:table-cell>
          <table:table-cell table:formula="of:=([.$C$10]-[.C657])*[.$B$4]" office:value-type="float" office:value="51867.1996511704">
            <text:p>51867.1996511704</text:p>
          </table:table-cell>
          <table:table-cell table:formula="of:=ROUND([.D657])" office:value-type="float" office:value="51867">
            <text:p>51867</text:p>
          </table:table-cell>
          <table:table-cell table:formula="of:=([.$C$8]-([.E657]*[.$C$4]))" office:value-type="float" office:value="133.331206730769">
            <text:p>133.331206730769</text:p>
          </table:table-cell>
          <table:table-cell table:formula="of:=SQRT(ABS([.$D$2]^2-[.F657]^2))" office:value-type="float" office:value="97.1997392574531">
            <text:p>97.1997392574531</text:p>
          </table:table-cell>
          <table:table-cell table:formula="of:=ABS([.B657]-[.G657])" office:value-type="float" office:value="0.000260742547681048">
            <text:p>0.000260742547681048</text:p>
          </table:table-cell>
          <table:table-cell table:number-columns-repeated="3"/>
        </table:table-row>
        <table:table-row table:style-name="ro2">
          <table:table-cell table:formula="of:=[.A657]+[.A$4]" office:value-type="float" office:value="194.700000000002">
            <text:p>194.700000000002</text:p>
          </table:table-cell>
          <table:table-cell table:formula="of:=[.A658]/([.$D$4]*2)" office:value-type="float" office:value="97.3500000000008">
            <text:p>97.3500000000008</text:p>
          </table:table-cell>
          <table:table-cell table:formula="of:=SQRT(ABS([.$D$2]^2-[.B658]^2))" office:value-type="float" office:value="133.221535421267">
            <text:p>133.221535421267</text:p>
          </table:table-cell>
          <table:table-cell table:formula="of:=([.$C$10]-[.C658])*[.$B$4]" office:value-type="float" office:value="52046.5074846882">
            <text:p>52046.5074846882</text:p>
          </table:table-cell>
          <table:table-cell table:formula="of:=ROUND([.D658])" office:value-type="float" office:value="52047">
            <text:p>52047</text:p>
          </table:table-cell>
          <table:table-cell table:formula="of:=([.$C$8]-([.E658]*[.$C$4]))" office:value-type="float" office:value="133.221302884615">
            <text:p>133.221302884615</text:p>
          </table:table-cell>
          <table:table-cell table:formula="of:=SQRT(ABS([.$D$2]^2-[.F658]^2))" office:value-type="float" office:value="97.3503182209774">
            <text:p>97.3503182209774</text:p>
          </table:table-cell>
          <table:table-cell table:formula="of:=ABS([.B658]-[.G658])" office:value-type="float" office:value="0.000318220976581074">
            <text:p>0.000318220976581074</text:p>
          </table:table-cell>
          <table:table-cell table:number-columns-repeated="3"/>
        </table:table-row>
        <table:table-row table:style-name="ro2">
          <table:table-cell table:formula="of:=[.A658]+[.A$4]" office:value-type="float" office:value="195.000000000002">
            <text:p>195.000000000002</text:p>
          </table:table-cell>
          <table:table-cell table:formula="of:=[.A659]/([.$D$4]*2)" office:value-type="float" office:value="97.5000000000008">
            <text:p>97.5000000000008</text:p>
          </table:table-cell>
          <table:table-cell table:formula="of:=SQRT(ABS([.$D$2]^2-[.B659]^2))" office:value-type="float" office:value="133.111795119741">
            <text:p>133.111795119741</text:p>
          </table:table-cell>
          <table:table-cell table:formula="of:=([.$C$10]-[.C659])*[.$B$4]" office:value-type="float" office:value="52226.2396320694">
            <text:p>52226.2396320694</text:p>
          </table:table-cell>
          <table:table-cell table:formula="of:=ROUND([.D659])" office:value-type="float" office:value="52226">
            <text:p>52226</text:p>
          </table:table-cell>
          <table:table-cell table:formula="of:=([.$C$8]-([.E659]*[.$C$4]))" office:value-type="float" office:value="133.112009615385">
            <text:p>133.112009615385</text:p>
          </table:table-cell>
          <table:table-cell table:formula="of:=SQRT(ABS([.$D$2]^2-[.F659]^2))" office:value-type="float" office:value="97.4997071593231">
            <text:p>97.4997071593231</text:p>
          </table:table-cell>
          <table:table-cell table:formula="of:=ABS([.B659]-[.G659])" office:value-type="float" office:value="0.000292840677758477">
            <text:p>0.000292840677758477</text:p>
          </table:table-cell>
          <table:table-cell table:number-columns-repeated="3"/>
        </table:table-row>
        <table:table-row table:style-name="ro2">
          <table:table-cell table:formula="of:=[.A659]+[.A$4]" office:value-type="float" office:value="195.300000000002">
            <text:p>195.300000000002</text:p>
          </table:table-cell>
          <table:table-cell table:formula="of:=[.A660]/([.$D$4]*2)" office:value-type="float" office:value="97.6500000000008">
            <text:p>97.6500000000008</text:p>
          </table:table-cell>
          <table:table-cell table:formula="of:=SQRT(ABS([.$D$2]^2-[.B660]^2))" office:value-type="float" office:value="133.001795100667">
            <text:p>133.001795100667</text:p>
          </table:table-cell>
          <table:table-cell table:formula="of:=([.$C$10]-[.C660])*[.$B$4]" office:value-type="float" office:value="52406.3971436231">
            <text:p>52406.3971436231</text:p>
          </table:table-cell>
          <table:table-cell table:formula="of:=ROUND([.D660])" office:value-type="float" office:value="52406">
            <text:p>52406</text:p>
          </table:table-cell>
          <table:table-cell table:formula="of:=([.$C$8]-([.E660]*[.$C$4]))" office:value-type="float" office:value="133.002105769231">
            <text:p>133.002105769231</text:p>
          </table:table-cell>
          <table:table-cell table:formula="of:=SQRT(ABS([.$D$2]^2-[.F660]^2))" office:value-type="float" office:value="97.6495768600681">
            <text:p>97.6495768600681</text:p>
          </table:table-cell>
          <table:table-cell table:formula="of:=ABS([.B660]-[.G660])" office:value-type="float" office:value="0.000423139932706818">
            <text:p>0.000423139932706818</text:p>
          </table:table-cell>
          <table:table-cell table:number-columns-repeated="3"/>
        </table:table-row>
        <table:table-row table:style-name="ro2">
          <table:table-cell table:formula="of:=[.A660]+[.A$4]" office:value-type="float" office:value="195.600000000002">
            <text:p>195.600000000002</text:p>
          </table:table-cell>
          <table:table-cell table:formula="of:=[.A661]/([.$D$4]*2)" office:value-type="float" office:value="97.8000000000008">
            <text:p>97.8000000000008</text:p>
          </table:table-cell>
          <table:table-cell table:formula="of:=SQRT(ABS([.$D$2]^2-[.B661]^2))" office:value-type="float" office:value="132.891534719108">
            <text:p>132.891534719108</text:p>
          </table:table-cell>
          <table:table-cell table:formula="of:=([.$C$10]-[.C661])*[.$B$4]" office:value-type="float" office:value="52586.9810756257">
            <text:p>52586.9810756257</text:p>
          </table:table-cell>
          <table:table-cell table:formula="of:=ROUND([.D661])" office:value-type="float" office:value="52587">
            <text:p>52587</text:p>
          </table:table-cell>
          <table:table-cell table:formula="of:=([.$C$8]-([.E661]*[.$C$4]))" office:value-type="float" office:value="132.891591346154">
            <text:p>132.891591346154</text:p>
          </table:table-cell>
          <table:table-cell table:formula="of:=SQRT(ABS([.$D$2]^2-[.F661]^2))" office:value-type="float" office:value="97.7999230546059">
            <text:p>97.7999230546059</text:p>
          </table:table-cell>
          <table:table-cell table:formula="of:=ABS([.B661]-[.G661])" office:value-type="float" office:value="0.0000769453949089893">
            <text:p>0.0000769453949089893</text:p>
          </table:table-cell>
          <table:table-cell table:number-columns-repeated="3"/>
        </table:table-row>
        <table:table-row table:style-name="ro2">
          <table:table-cell table:formula="of:=[.A661]+[.A$4]" office:value-type="float" office:value="195.900000000002">
            <text:p>195.900000000002</text:p>
          </table:table-cell>
          <table:table-cell table:formula="of:=[.A662]/([.$D$4]*2)" office:value-type="float" office:value="97.9500000000009">
            <text:p>97.9500000000009</text:p>
          </table:table-cell>
          <table:table-cell table:formula="of:=SQRT(ABS([.$D$2]^2-[.B662]^2))" office:value-type="float" office:value="132.781013326454">
            <text:p>132.781013326454</text:p>
          </table:table-cell>
          <table:table-cell table:formula="of:=([.$C$10]-[.C662])*[.$B$4]" office:value-type="float" office:value="52767.9924903666">
            <text:p>52767.9924903666</text:p>
          </table:table-cell>
          <table:table-cell table:formula="of:=ROUND([.D662])" office:value-type="float" office:value="52768">
            <text:p>52768</text:p>
          </table:table-cell>
          <table:table-cell table:formula="of:=([.$C$8]-([.E662]*[.$C$4]))" office:value-type="float" office:value="132.781076923077">
            <text:p>132.781076923077</text:p>
          </table:table-cell>
          <table:table-cell table:formula="of:=SQRT(ABS([.$D$2]^2-[.F662]^2))" office:value-type="float" office:value="97.949913788364">
            <text:p>97.949913788364</text:p>
          </table:table-cell>
          <table:table-cell table:formula="of:=ABS([.B662]-[.G662])" office:value-type="float" office:value="0.000086211636897815">
            <text:p>0.000086211636897815</text:p>
          </table:table-cell>
          <table:table-cell table:number-columns-repeated="3"/>
        </table:table-row>
        <table:table-row table:style-name="ro2">
          <table:table-cell table:formula="of:=[.A662]+[.A$4]" office:value-type="float" office:value="196.200000000002">
            <text:p>196.200000000002</text:p>
          </table:table-cell>
          <table:table-cell table:formula="of:=[.A663]/([.$D$4]*2)" office:value-type="float" office:value="98.1000000000009">
            <text:p>98.1000000000009</text:p>
          </table:table-cell>
          <table:table-cell table:formula="of:=SQRT(ABS([.$D$2]^2-[.B663]^2))" office:value-type="float" office:value="132.670230270396">
            <text:p>132.670230270396</text:p>
          </table:table-cell>
          <table:table-cell table:formula="of:=([.$C$10]-[.C663])*[.$B$4]" office:value-type="float" office:value="52949.4324561935">
            <text:p>52949.4324561935</text:p>
          </table:table-cell>
          <table:table-cell table:formula="of:=ROUND([.D663])" office:value-type="float" office:value="52949">
            <text:p>52949</text:p>
          </table:table-cell>
          <table:table-cell table:formula="of:=([.$C$8]-([.E663]*[.$C$4]))" office:value-type="float" office:value="132.6705625">
            <text:p>132.6705625</text:p>
          </table:table-cell>
          <table:table-cell table:formula="of:=SQRT(ABS([.$D$2]^2-[.F663]^2))" office:value-type="float" office:value="98.0995506918029">
            <text:p>98.0995506918029</text:p>
          </table:table-cell>
          <table:table-cell table:formula="of:=ABS([.B663]-[.G663])" office:value-type="float" office:value="0.000449308198014364">
            <text:p>0.000449308198014364</text:p>
          </table:table-cell>
          <table:table-cell table:number-columns-repeated="3"/>
        </table:table-row>
        <table:table-row table:style-name="ro2">
          <table:table-cell table:formula="of:=[.A663]+[.A$4]" office:value-type="float" office:value="196.500000000002">
            <text:p>196.500000000002</text:p>
          </table:table-cell>
          <table:table-cell table:formula="of:=[.A664]/([.$D$4]*2)" office:value-type="float" office:value="98.2500000000009">
            <text:p>98.2500000000009</text:p>
          </table:table-cell>
          <table:table-cell table:formula="of:=SQRT(ABS([.$D$2]^2-[.B664]^2))" office:value-type="float" office:value="132.559184894898">
            <text:p>132.559184894898</text:p>
          </table:table-cell>
          <table:table-cell table:formula="of:=([.$C$10]-[.C664])*[.$B$4]" office:value-type="float" office:value="53131.3020475594">
            <text:p>53131.3020475594</text:p>
          </table:table-cell>
          <table:table-cell table:formula="of:=ROUND([.D664])" office:value-type="float" office:value="53131">
            <text:p>53131</text:p>
          </table:table-cell>
          <table:table-cell table:formula="of:=([.$C$8]-([.E664]*[.$C$4]))" office:value-type="float" office:value="132.5594375">
            <text:p>132.5594375</text:p>
          </table:table-cell>
          <table:table-cell table:formula="of:=SQRT(ABS([.$D$2]^2-[.F664]^2))" office:value-type="float" office:value="98.2496591835493">
            <text:p>98.2496591835493</text:p>
          </table:table-cell>
          <table:table-cell table:formula="of:=ABS([.B664]-[.G664])" office:value-type="float" office:value="0.000340816451569026">
            <text:p>0.000340816451569026</text:p>
          </table:table-cell>
          <table:table-cell table:number-columns-repeated="3"/>
        </table:table-row>
        <table:table-row table:style-name="ro2">
          <table:table-cell table:formula="of:=[.A664]+[.A$4]" office:value-type="float" office:value="196.800000000002">
            <text:p>196.800000000002</text:p>
          </table:table-cell>
          <table:table-cell table:formula="of:=[.A665]/([.$D$4]*2)" office:value-type="float" office:value="98.4000000000009">
            <text:p>98.4000000000009</text:p>
          </table:table-cell>
          <table:table-cell table:formula="of:=SQRT(ABS([.$D$2]^2-[.B665]^2))" office:value-type="float" office:value="132.447876540169">
            <text:p>132.447876540169</text:p>
          </table:table-cell>
          <table:table-cell table:formula="of:=([.$C$10]-[.C665])*[.$B$4]" office:value-type="float" office:value="53313.6023450689">
            <text:p>53313.6023450689</text:p>
          </table:table-cell>
          <table:table-cell table:formula="of:=ROUND([.D665])" office:value-type="float" office:value="53314">
            <text:p>53314</text:p>
          </table:table-cell>
          <table:table-cell table:formula="of:=([.$C$8]-([.E665]*[.$C$4]))" office:value-type="float" office:value="132.447701923077">
            <text:p>132.447701923077</text:p>
          </table:table-cell>
          <table:table-cell table:formula="of:=SQRT(ABS([.$D$2]^2-[.F665]^2))" office:value-type="float" office:value="98.4002350367913">
            <text:p>98.4002350367913</text:p>
          </table:table-cell>
          <table:table-cell table:formula="of:=ABS([.B665]-[.G665])" office:value-type="float" office:value="0.000235036790414256">
            <text:p>0.000235036790414256</text:p>
          </table:table-cell>
          <table:table-cell table:number-columns-repeated="3"/>
        </table:table-row>
        <table:table-row table:style-name="ro2">
          <table:table-cell table:formula="of:=[.A665]+[.A$4]" office:value-type="float" office:value="197.100000000002">
            <text:p>197.100000000002</text:p>
          </table:table-cell>
          <table:table-cell table:formula="of:=[.A666]/([.$D$4]*2)" office:value-type="float" office:value="98.5500000000009">
            <text:p>98.5500000000009</text:p>
          </table:table-cell>
          <table:table-cell table:formula="of:=SQRT(ABS([.$D$2]^2-[.B666]^2))" office:value-type="float" office:value="132.33630454263">
            <text:p>132.33630454263</text:p>
          </table:table-cell>
          <table:table-cell table:formula="of:=([.$C$10]-[.C666])*[.$B$4]" office:value-type="float" office:value="53496.3344355257">
            <text:p>53496.3344355257</text:p>
          </table:table-cell>
          <table:table-cell table:formula="of:=ROUND([.D666])" office:value-type="float" office:value="53496">
            <text:p>53496</text:p>
          </table:table-cell>
          <table:table-cell table:formula="of:=([.$C$8]-([.E666]*[.$C$4]))" office:value-type="float" office:value="132.336576923077">
            <text:p>132.336576923077</text:p>
          </table:table-cell>
          <table:table-cell table:formula="of:=SQRT(ABS([.$D$2]^2-[.F666]^2))" office:value-type="float" office:value="98.549634237183">
            <text:p>98.549634237183</text:p>
          </table:table-cell>
          <table:table-cell table:formula="of:=ABS([.B666]-[.G666])" office:value-type="float" office:value="0.000365762817892801">
            <text:p>0.000365762817892801</text:p>
          </table:table-cell>
          <table:table-cell table:number-columns-repeated="3"/>
        </table:table-row>
        <table:table-row table:style-name="ro2">
          <table:table-cell table:formula="of:=[.A666]+[.A$4]" office:value-type="float" office:value="197.400000000002">
            <text:p>197.400000000002</text:p>
          </table:table-cell>
          <table:table-cell table:formula="of:=[.A667]/([.$D$4]*2)" office:value-type="float" office:value="98.7000000000009">
            <text:p>98.7000000000009</text:p>
          </table:table-cell>
          <table:table-cell table:formula="of:=SQRT(ABS([.$D$2]^2-[.B667]^2))" office:value-type="float" office:value="132.224468234891">
            <text:p>132.224468234891</text:p>
          </table:table-cell>
          <table:table-cell table:formula="of:=([.$C$10]-[.C667])*[.$B$4]" office:value-type="float" office:value="53679.49941198">
            <text:p>53679.49941198</text:p>
          </table:table-cell>
          <table:table-cell table:formula="of:=ROUND([.D667])" office:value-type="float" office:value="53679">
            <text:p>53679</text:p>
          </table:table-cell>
          <table:table-cell table:formula="of:=([.$C$8]-([.E667]*[.$C$4]))" office:value-type="float" office:value="132.224841346154">
            <text:p>132.224841346154</text:p>
          </table:table-cell>
          <table:table-cell table:formula="of:=SQRT(ABS([.$D$2]^2-[.F667]^2))" office:value-type="float" office:value="98.6995001556971">
            <text:p>98.6995001556971</text:p>
          </table:table-cell>
          <table:table-cell table:formula="of:=ABS([.B667]-[.G667])" office:value-type="float" office:value="0.000499844303831765">
            <text:p>0.000499844303831765</text:p>
          </table:table-cell>
          <table:table-cell table:number-columns-repeated="3"/>
        </table:table-row>
        <table:table-row table:style-name="ro2">
          <table:table-cell table:formula="of:=[.A667]+[.A$4]" office:value-type="float" office:value="197.700000000002">
            <text:p>197.700000000002</text:p>
          </table:table-cell>
          <table:table-cell table:formula="of:=[.A668]/([.$D$4]*2)" office:value-type="float" office:value="98.8500000000009">
            <text:p>98.8500000000009</text:p>
          </table:table-cell>
          <table:table-cell table:formula="of:=SQRT(ABS([.$D$2]^2-[.B668]^2))" office:value-type="float" office:value="132.112366945717">
            <text:p>132.112366945717</text:p>
          </table:table-cell>
          <table:table-cell table:formula="of:=([.$C$10]-[.C668])*[.$B$4]" office:value-type="float" office:value="53863.0983737773">
            <text:p>53863.0983737773</text:p>
          </table:table-cell>
          <table:table-cell table:formula="of:=ROUND([.D668])" office:value-type="float" office:value="53863">
            <text:p>53863</text:p>
          </table:table-cell>
          <table:table-cell table:formula="of:=([.$C$8]-([.E668]*[.$C$4]))" office:value-type="float" office:value="132.112495192308">
            <text:p>132.112495192308</text:p>
          </table:table-cell>
          <table:table-cell table:formula="of:=SQRT(ABS([.$D$2]^2-[.F668]^2))" office:value-type="float" office:value="98.8498285990546">
            <text:p>98.8498285990546</text:p>
          </table:table-cell>
          <table:table-cell table:formula="of:=ABS([.B668]-[.G668])" office:value-type="float" office:value="0.00017140094625745">
            <text:p>0.00017140094625745</text:p>
          </table:table-cell>
          <table:table-cell table:number-columns-repeated="3"/>
        </table:table-row>
        <table:table-row table:style-name="ro2">
          <table:table-cell table:formula="of:=[.A668]+[.A$4]" office:value-type="float" office:value="198.000000000002">
            <text:p>198.000000000002</text:p>
          </table:table-cell>
          <table:table-cell table:formula="of:=[.A669]/([.$D$4]*2)" office:value-type="float" office:value="99.0000000000009">
            <text:p>99.0000000000009</text:p>
          </table:table-cell>
          <table:table-cell table:formula="of:=SQRT(ABS([.$D$2]^2-[.B669]^2))" office:value-type="float" office:value="131.999999999999">
            <text:p>131.999999999999</text:p>
          </table:table-cell>
          <table:table-cell table:formula="of:=([.$C$10]-[.C669])*[.$B$4]" office:value-type="float" office:value="54047.1324266065">
            <text:p>54047.1324266065</text:p>
          </table:table-cell>
          <table:table-cell table:formula="of:=ROUND([.D669])" office:value-type="float" office:value="54047">
            <text:p>54047</text:p>
          </table:table-cell>
          <table:table-cell table:formula="of:=([.$C$8]-([.E669]*[.$C$4]))" office:value-type="float" office:value="132.000149038462">
            <text:p>132.000149038462</text:p>
          </table:table-cell>
          <table:table-cell table:formula="of:=SQRT(ABS([.$D$2]^2-[.F669]^2))" office:value-type="float" office:value="98.9998012817397">
            <text:p>98.9998012817397</text:p>
          </table:table-cell>
          <table:table-cell table:formula="of:=ABS([.B669]-[.G669])" office:value-type="float" office:value="0.000198718261231079">
            <text:p>0.000198718261231079</text:p>
          </table:table-cell>
          <table:table-cell table:number-columns-repeated="3"/>
        </table:table-row>
        <table:table-row table:style-name="ro2">
          <table:table-cell table:formula="of:=[.A669]+[.A$4]" office:value-type="float" office:value="198.300000000002">
            <text:p>198.300000000002</text:p>
          </table:table-cell>
          <table:table-cell table:formula="of:=[.A670]/([.$D$4]*2)" office:value-type="float" office:value="99.1500000000009">
            <text:p>99.1500000000009</text:p>
          </table:table-cell>
          <table:table-cell table:formula="of:=SQRT(ABS([.$D$2]^2-[.B670]^2))" office:value-type="float" office:value="131.887366718726">
            <text:p>131.887366718726</text:p>
          </table:table-cell>
          <table:table-cell table:formula="of:=([.$C$10]-[.C670])*[.$B$4]" office:value-type="float" office:value="54231.6026825496">
            <text:p>54231.6026825496</text:p>
          </table:table-cell>
          <table:table-cell table:formula="of:=ROUND([.D670])" office:value-type="float" office:value="54232">
            <text:p>54232</text:p>
          </table:table-cell>
          <table:table-cell table:formula="of:=([.$C$8]-([.E670]*[.$C$4]))" office:value-type="float" office:value="131.887192307692">
            <text:p>131.887192307692</text:p>
          </table:table-cell>
          <table:table-cell table:formula="of:=SQRT(ABS([.$D$2]^2-[.F670]^2))" office:value-type="float" office:value="99.1502319976801">
            <text:p>99.1502319976801</text:p>
          </table:table-cell>
          <table:table-cell table:formula="of:=ABS([.B670]-[.G670])" office:value-type="float" office:value="0.000231997679179585">
            <text:p>0.000231997679179585</text:p>
          </table:table-cell>
          <table:table-cell table:number-columns-repeated="3"/>
        </table:table-row>
        <table:table-row table:style-name="ro2">
          <table:table-cell table:formula="of:=[.A670]+[.A$4]" office:value-type="float" office:value="198.600000000002">
            <text:p>198.600000000002</text:p>
          </table:table-cell>
          <table:table-cell table:formula="of:=[.A671]/([.$D$4]*2)" office:value-type="float" office:value="99.3000000000009">
            <text:p>99.3000000000009</text:p>
          </table:table-cell>
          <table:table-cell table:formula="of:=SQRT(ABS([.$D$2]^2-[.B671]^2))" office:value-type="float" office:value="131.774466418953">
            <text:p>131.774466418953</text:p>
          </table:table-cell>
          <table:table-cell table:formula="of:=([.$C$10]-[.C671])*[.$B$4]" office:value-type="float" office:value="54416.5102601309">
            <text:p>54416.5102601309</text:p>
          </table:table-cell>
          <table:table-cell table:formula="of:=ROUND([.D671])" office:value-type="float" office:value="54417">
            <text:p>54417</text:p>
          </table:table-cell>
          <table:table-cell table:formula="of:=([.$C$8]-([.E671]*[.$C$4]))" office:value-type="float" office:value="131.774235576923">
            <text:p>131.774235576923</text:p>
          </table:table-cell>
          <table:table-cell table:formula="of:=SQRT(ABS([.$D$2]^2-[.F671]^2))" office:value-type="float" office:value="99.3003063344599">
            <text:p>99.3003063344599</text:p>
          </table:table-cell>
          <table:table-cell table:formula="of:=ABS([.B671]-[.G671])" office:value-type="float" office:value="0.000306334459025948">
            <text:p>0.000306334459025948</text:p>
          </table:table-cell>
          <table:table-cell table:number-columns-repeated="3"/>
        </table:table-row>
        <table:table-row table:style-name="ro2">
          <table:table-cell table:formula="of:=[.A671]+[.A$4]" office:value-type="float" office:value="198.900000000002">
            <text:p>198.900000000002</text:p>
          </table:table-cell>
          <table:table-cell table:formula="of:=[.A672]/([.$D$4]*2)" office:value-type="float" office:value="99.4500000000009">
            <text:p>99.4500000000009</text:p>
          </table:table-cell>
          <table:table-cell table:formula="of:=SQRT(ABS([.$D$2]^2-[.B672]^2))" office:value-type="float" office:value="131.66129841377">
            <text:p>131.66129841377</text:p>
          </table:table-cell>
          <table:table-cell table:formula="of:=([.$C$10]-[.C672])*[.$B$4]" office:value-type="float" office:value="54601.8562843678">
            <text:p>54601.8562843678</text:p>
          </table:table-cell>
          <table:table-cell table:formula="of:=ROUND([.D672])" office:value-type="float" office:value="54602">
            <text:p>54602</text:p>
          </table:table-cell>
          <table:table-cell table:formula="of:=([.$C$8]-([.E672]*[.$C$4]))" office:value-type="float" office:value="131.661278846154">
            <text:p>131.661278846154</text:p>
          </table:table-cell>
          <table:table-cell table:formula="of:=SQRT(ABS([.$D$2]^2-[.F672]^2))" office:value-type="float" office:value="99.4500259054533">
            <text:p>99.4500259054533</text:p>
          </table:table-cell>
          <table:table-cell table:formula="of:=ABS([.B672]-[.G672])" office:value-type="float" office:value="0.0000259054523468194">
            <text:p>0.0000259054523468194</text:p>
          </table:table-cell>
          <table:table-cell table:number-columns-repeated="3"/>
        </table:table-row>
        <table:table-row table:style-name="ro2">
          <table:table-cell table:formula="of:=[.A672]+[.A$4]" office:value-type="float" office:value="199.200000000002">
            <text:p>199.200000000002</text:p>
          </table:table-cell>
          <table:table-cell table:formula="of:=[.A673]/([.$D$4]*2)" office:value-type="float" office:value="99.6000000000009">
            <text:p>99.6000000000009</text:p>
          </table:table-cell>
          <table:table-cell table:formula="of:=SQRT(ABS([.$D$2]^2-[.B673]^2))" office:value-type="float" office:value="131.547862012272">
            <text:p>131.547862012272</text:p>
          </table:table-cell>
          <table:table-cell table:formula="of:=([.$C$10]-[.C673])*[.$B$4]" office:value-type="float" office:value="54787.641886821">
            <text:p>54787.641886821</text:p>
          </table:table-cell>
          <table:table-cell table:formula="of:=ROUND([.D673])" office:value-type="float" office:value="54788">
            <text:p>54788</text:p>
          </table:table-cell>
          <table:table-cell table:formula="of:=([.$C$8]-([.E673]*[.$C$4]))" office:value-type="float" office:value="131.547711538462">
            <text:p>131.547711538462</text:p>
          </table:table-cell>
          <table:table-cell table:formula="of:=SQRT(ABS([.$D$2]^2-[.F673]^2))" office:value-type="float" office:value="99.60019873973">
            <text:p>99.60019873973</text:p>
          </table:table-cell>
          <table:table-cell table:formula="of:=ABS([.B673]-[.G673])" office:value-type="float" office:value="0.000198739729100339">
            <text:p>0.000198739729100339</text:p>
          </table:table-cell>
          <table:table-cell table:number-columns-repeated="3"/>
        </table:table-row>
        <table:table-row table:style-name="ro2">
          <table:table-cell table:formula="of:=[.A673]+[.A$4]" office:value-type="float" office:value="199.500000000002">
            <text:p>199.500000000002</text:p>
          </table:table-cell>
          <table:table-cell table:formula="of:=[.A674]/([.$D$4]*2)" office:value-type="float" office:value="99.7500000000009">
            <text:p>99.7500000000009</text:p>
          </table:table-cell>
          <table:table-cell table:formula="of:=SQRT(ABS([.$D$2]^2-[.B674]^2))" office:value-type="float" office:value="131.434156519528">
            <text:p>131.434156519528</text:p>
          </table:table-cell>
          <table:table-cell table:formula="of:=([.$C$10]-[.C674])*[.$B$4]" office:value-type="float" office:value="54973.868205646">
            <text:p>54973.868205646</text:p>
          </table:table-cell>
          <table:table-cell table:formula="of:=ROUND([.D674])" office:value-type="float" office:value="54974">
            <text:p>54974</text:p>
          </table:table-cell>
          <table:table-cell table:formula="of:=([.$C$8]-([.E674]*[.$C$4]))" office:value-type="float" office:value="131.434144230769">
            <text:p>131.434144230769</text:p>
          </table:table-cell>
          <table:table-cell table:formula="of:=SQRT(ABS([.$D$2]^2-[.F674]^2))" office:value-type="float" office:value="99.7500161921057">
            <text:p>99.7500161921057</text:p>
          </table:table-cell>
          <table:table-cell table:formula="of:=ABS([.B674]-[.G674])" office:value-type="float" office:value="0.0000161921047947544">
            <text:p>0.0000161921047947544</text:p>
          </table:table-cell>
          <table:table-cell table:number-columns-repeated="3"/>
        </table:table-row>
        <table:table-row table:style-name="ro2">
          <table:table-cell table:formula="of:=[.A674]+[.A$4]" office:value-type="float" office:value="199.800000000002">
            <text:p>199.800000000002</text:p>
          </table:table-cell>
          <table:table-cell table:formula="of:=[.A675]/([.$D$4]*2)" office:value-type="float" office:value="99.9000000000009">
            <text:p>99.9000000000009</text:p>
          </table:table-cell>
          <table:table-cell table:formula="of:=SQRT(ABS([.$D$2]^2-[.B675]^2))" office:value-type="float" office:value="131.320181236548">
            <text:p>131.320181236548</text:p>
          </table:table-cell>
          <table:table-cell table:formula="of:=([.$C$10]-[.C675])*[.$B$4]" office:value-type="float" office:value="55160.5363856449">
            <text:p>55160.5363856449</text:p>
          </table:table-cell>
          <table:table-cell table:formula="of:=ROUND([.D675])" office:value-type="float" office:value="55161">
            <text:p>55161</text:p>
          </table:table-cell>
          <table:table-cell table:formula="of:=([.$C$8]-([.E675]*[.$C$4]))" office:value-type="float" office:value="131.319966346154">
            <text:p>131.319966346154</text:p>
          </table:table-cell>
          <table:table-cell table:formula="of:=SQRT(ABS([.$D$2]^2-[.F675]^2))" office:value-type="float" office:value="99.9002824763024">
            <text:p>99.9002824763024</text:p>
          </table:table-cell>
          <table:table-cell table:formula="of:=ABS([.B675]-[.G675])" office:value-type="float" office:value="0.000282476301507018">
            <text:p>0.000282476301507018</text:p>
          </table:table-cell>
          <table:table-cell table:number-columns-repeated="3"/>
        </table:table-row>
        <table:table-row table:style-name="ro2">
          <table:table-cell table:formula="of:=[.A675]+[.A$4]" office:value-type="float" office:value="200.100000000002">
            <text:p>200.100000000002</text:p>
          </table:table-cell>
          <table:table-cell table:formula="of:=[.A676]/([.$D$4]*2)" office:value-type="float" office:value="100.050000000001">
            <text:p>100.050000000001</text:p>
          </table:table-cell>
          <table:table-cell table:formula="of:=SQRT(ABS([.$D$2]^2-[.B676]^2))" office:value-type="float" office:value="131.205935460252">
            <text:p>131.205935460252</text:p>
          </table:table-cell>
          <table:table-cell table:formula="of:=([.$C$10]-[.C676])*[.$B$4]" office:value-type="float" office:value="55347.6475783187">
            <text:p>55347.6475783187</text:p>
          </table:table-cell>
          <table:table-cell table:formula="of:=ROUND([.D676])" office:value-type="float" office:value="55348">
            <text:p>55348</text:p>
          </table:table-cell>
          <table:table-cell table:formula="of:=([.$C$8]-([.E676]*[.$C$4]))" office:value-type="float" office:value="131.205788461538">
            <text:p>131.205788461538</text:p>
          </table:table-cell>
          <table:table-cell table:formula="of:=SQRT(ABS([.$D$2]^2-[.F676]^2))" office:value-type="float" office:value="100.050192774357">
            <text:p>100.050192774357</text:p>
          </table:table-cell>
          <table:table-cell table:formula="of:=ABS([.B676]-[.G676])" office:value-type="float" office:value="0.00019277435616516">
            <text:p>0.00019277435616516</text:p>
          </table:table-cell>
          <table:table-cell table:number-columns-repeated="3"/>
        </table:table-row>
        <table:table-row table:style-name="ro2">
          <table:table-cell table:formula="of:=[.A676]+[.A$4]" office:value-type="float" office:value="200.400000000002">
            <text:p>200.400000000002</text:p>
          </table:table-cell>
          <table:table-cell table:formula="of:=[.A677]/([.$D$4]*2)" office:value-type="float" office:value="100.200000000001">
            <text:p>100.200000000001</text:p>
          </table:table-cell>
          <table:table-cell table:formula="of:=SQRT(ABS([.$D$2]^2-[.B677]^2))" office:value-type="float" office:value="131.091418483438">
            <text:p>131.091418483438</text:p>
          </table:table-cell>
          <table:table-cell table:formula="of:=([.$C$10]-[.C677])*[.$B$4]" office:value-type="float" office:value="55535.20294192">
            <text:p>55535.20294192</text:p>
          </table:table-cell>
          <table:table-cell table:formula="of:=ROUND([.D677])" office:value-type="float" office:value="55535">
            <text:p>55535</text:p>
          </table:table-cell>
          <table:table-cell table:formula="of:=([.$C$8]-([.E677]*[.$C$4]))" office:value-type="float" office:value="131.091610576923">
            <text:p>131.091610576923</text:p>
          </table:table-cell>
          <table:table-cell table:formula="of:=SQRT(ABS([.$D$2]^2-[.F677]^2))" office:value-type="float" office:value="100.199748684058">
            <text:p>100.199748684058</text:p>
          </table:table-cell>
          <table:table-cell table:formula="of:=ABS([.B677]-[.G677])" office:value-type="float" office:value="0.000251315943103236">
            <text:p>0.000251315943103236</text:p>
          </table:table-cell>
          <table:table-cell table:number-columns-repeated="3"/>
        </table:table-row>
        <table:table-row table:style-name="ro2">
          <table:table-cell table:formula="of:=[.A677]+[.A$4]" office:value-type="float" office:value="200.700000000002">
            <text:p>200.700000000002</text:p>
          </table:table-cell>
          <table:table-cell table:formula="of:=[.A678]/([.$D$4]*2)" office:value-type="float" office:value="100.350000000001">
            <text:p>100.350000000001</text:p>
          </table:table-cell>
          <table:table-cell table:formula="of:=SQRT(ABS([.$D$2]^2-[.B678]^2))" office:value-type="float" office:value="130.976629594748">
            <text:p>130.976629594748</text:p>
          </table:table-cell>
          <table:table-cell table:formula="of:=([.$C$10]-[.C678])*[.$B$4]" office:value-type="float" office:value="55723.2036415064">
            <text:p>55723.2036415064</text:p>
          </table:table-cell>
          <table:table-cell table:formula="of:=ROUND([.D678])" office:value-type="float" office:value="55723">
            <text:p>55723</text:p>
          </table:table-cell>
          <table:table-cell table:formula="of:=([.$C$8]-([.E678]*[.$C$4]))" office:value-type="float" office:value="130.976822115385">
            <text:p>130.976822115385</text:p>
          </table:table-cell>
          <table:table-cell table:formula="of:=SQRT(ABS([.$D$2]^2-[.F678]^2))" office:value-type="float" office:value="100.349748721932">
            <text:p>100.349748721932</text:p>
          </table:table-cell>
          <table:table-cell table:formula="of:=ABS([.B678]-[.G678])" office:value-type="float" office:value="0.000251278068915894">
            <text:p>0.000251278068915894</text:p>
          </table:table-cell>
          <table:table-cell table:number-columns-repeated="3"/>
        </table:table-row>
        <table:table-row table:style-name="ro2">
          <table:table-cell table:formula="of:=[.A678]+[.A$4]" office:value-type="float" office:value="201.000000000002">
            <text:p>201.000000000002</text:p>
          </table:table-cell>
          <table:table-cell table:formula="of:=[.A679]/([.$D$4]*2)" office:value-type="float" office:value="100.500000000001">
            <text:p>100.500000000001</text:p>
          </table:table-cell>
          <table:table-cell table:formula="of:=SQRT(ABS([.$D$2]^2-[.B679]^2))" office:value-type="float" office:value="130.861568078637">
            <text:p>130.861568078637</text:p>
          </table:table-cell>
          <table:table-cell table:formula="of:=([.$C$10]-[.C679])*[.$B$4]" office:value-type="float" office:value="55911.6508489948">
            <text:p>55911.6508489948</text:p>
          </table:table-cell>
          <table:table-cell table:formula="of:=ROUND([.D679])" office:value-type="float" office:value="55912">
            <text:p>55912</text:p>
          </table:table-cell>
          <table:table-cell table:formula="of:=([.$C$8]-([.E679]*[.$C$4]))" office:value-type="float" office:value="130.861423076923">
            <text:p>130.861423076923</text:p>
          </table:table-cell>
          <table:table-cell table:formula="of:=SQRT(ABS([.$D$2]^2-[.F679]^2))" office:value-type="float" office:value="100.500188807198">
            <text:p>100.500188807198</text:p>
          </table:table-cell>
          <table:table-cell table:formula="of:=ABS([.B679]-[.G679])" office:value-type="float" office:value="0.000188807197545771">
            <text:p>0.000188807197545771</text:p>
          </table:table-cell>
          <table:table-cell table:number-columns-repeated="3"/>
        </table:table-row>
        <table:table-row table:style-name="ro2">
          <table:table-cell table:formula="of:=[.A679]+[.A$4]" office:value-type="float" office:value="201.300000000002">
            <text:p>201.300000000002</text:p>
          </table:table-cell>
          <table:table-cell table:formula="of:=[.A680]/([.$D$4]*2)" office:value-type="float" office:value="100.650000000001">
            <text:p>100.650000000001</text:p>
          </table:table-cell>
          <table:table-cell table:formula="of:=SQRT(ABS([.$D$2]^2-[.B680]^2))" office:value-type="float" office:value="130.746233215339">
            <text:p>130.746233215339</text:p>
          </table:table-cell>
          <table:table-cell table:formula="of:=([.$C$10]-[.C680])*[.$B$4]" office:value-type="float" office:value="56100.5457432156">
            <text:p>56100.5457432156</text:p>
          </table:table-cell>
          <table:table-cell table:formula="of:=ROUND([.D680])" office:value-type="float" office:value="56101">
            <text:p>56101</text:p>
          </table:table-cell>
          <table:table-cell table:formula="of:=([.$C$8]-([.E680]*[.$C$4]))" office:value-type="float" office:value="130.746024038462">
            <text:p>130.746024038462</text:p>
          </table:table-cell>
          <table:table-cell table:formula="of:=SQRT(ABS([.$D$2]^2-[.F680]^2))" office:value-type="float" office:value="100.650271724094">
            <text:p>100.650271724094</text:p>
          </table:table-cell>
          <table:table-cell table:formula="of:=ABS([.B680]-[.G680])" office:value-type="float" office:value="0.000271724093451553">
            <text:p>0.000271724093451553</text:p>
          </table:table-cell>
          <table:table-cell table:number-columns-repeated="3"/>
        </table:table-row>
        <table:table-row table:style-name="ro2">
          <table:table-cell table:formula="of:=[.A680]+[.A$4]" office:value-type="float" office:value="201.600000000002">
            <text:p>201.600000000002</text:p>
          </table:table-cell>
          <table:table-cell table:formula="of:=[.A681]/([.$D$4]*2)" office:value-type="float" office:value="100.800000000001">
            <text:p>100.800000000001</text:p>
          </table:table-cell>
          <table:table-cell table:formula="of:=SQRT(ABS([.$D$2]^2-[.B681]^2))" office:value-type="float" office:value="130.630624280832">
            <text:p>130.630624280832</text:p>
          </table:table-cell>
          <table:table-cell table:formula="of:=([.$C$10]-[.C681])*[.$B$4]" office:value-type="float" office:value="56289.8895099678">
            <text:p>56289.8895099678</text:p>
          </table:table-cell>
          <table:table-cell table:formula="of:=ROUND([.D681])" office:value-type="float" office:value="56290">
            <text:p>56290</text:p>
          </table:table-cell>
          <table:table-cell table:formula="of:=([.$C$8]-([.E681]*[.$C$4]))" office:value-type="float" office:value="130.630625">
            <text:p>130.630625</text:p>
          </table:table-cell>
          <table:table-cell table:formula="of:=SQRT(ABS([.$D$2]^2-[.F681]^2))" office:value-type="float" office:value="100.799999068003">
            <text:p>100.799999068003</text:p>
          </table:table-cell>
          <table:table-cell table:formula="of:=ABS([.B681]-[.G681])" office:value-type="float" office:value="0.00000093199813022693">
            <text:p>0.00000093199813022693</text:p>
          </table:table-cell>
          <table:table-cell table:number-columns-repeated="3"/>
        </table:table-row>
        <table:table-row table:style-name="ro2">
          <table:table-cell table:formula="of:=[.A681]+[.A$4]" office:value-type="float" office:value="201.900000000002">
            <text:p>201.900000000002</text:p>
          </table:table-cell>
          <table:table-cell table:formula="of:=[.A682]/([.$D$4]*2)" office:value-type="float" office:value="100.950000000001">
            <text:p>100.950000000001</text:p>
          </table:table-cell>
          <table:table-cell table:formula="of:=SQRT(ABS([.$D$2]^2-[.B682]^2))" office:value-type="float" office:value="130.514740546805">
            <text:p>130.514740546805</text:p>
          </table:table-cell>
          <table:table-cell table:formula="of:=([.$C$10]-[.C682])*[.$B$4]" office:value-type="float" office:value="56479.6833420745">
            <text:p>56479.6833420745</text:p>
          </table:table-cell>
          <table:table-cell table:formula="of:=ROUND([.D682])" office:value-type="float" office:value="56480">
            <text:p>56480</text:p>
          </table:table-cell>
          <table:table-cell table:formula="of:=([.$C$8]-([.E682]*[.$C$4]))" office:value-type="float" office:value="130.514615384615">
            <text:p>130.514615384615</text:p>
          </table:table-cell>
          <table:table-cell table:formula="of:=SQRT(ABS([.$D$2]^2-[.F682]^2))" office:value-type="float" office:value="100.950161817631">
            <text:p>100.950161817631</text:p>
          </table:table-cell>
          <table:table-cell table:formula="of:=ABS([.B682]-[.G682])" office:value-type="float" office:value="0.000161817630186079">
            <text:p>0.000161817630186079</text:p>
          </table:table-cell>
          <table:table-cell table:number-columns-repeated="3"/>
        </table:table-row>
        <table:table-row table:style-name="ro2">
          <table:table-cell table:formula="of:=[.A682]+[.A$4]" office:value-type="float" office:value="202.200000000002">
            <text:p>202.200000000002</text:p>
          </table:table-cell>
          <table:table-cell table:formula="of:=[.A683]/([.$D$4]*2)" office:value-type="float" office:value="101.100000000001">
            <text:p>101.100000000001</text:p>
          </table:table-cell>
          <table:table-cell table:formula="of:=SQRT(ABS([.$D$2]^2-[.B683]^2))" office:value-type="float" office:value="130.398581280625">
            <text:p>130.398581280625</text:p>
          </table:table-cell>
          <table:table-cell table:formula="of:=([.$C$10]-[.C683])*[.$B$4]" office:value-type="float" office:value="56669.9284394398">
            <text:p>56669.9284394398</text:p>
          </table:table-cell>
          <table:table-cell table:formula="of:=ROUND([.D683])" office:value-type="float" office:value="56670">
            <text:p>56670</text:p>
          </table:table-cell>
          <table:table-cell table:formula="of:=([.$C$8]-([.E683]*[.$C$4]))" office:value-type="float" office:value="130.398605769231">
            <text:p>130.398605769231</text:p>
          </table:table-cell>
          <table:table-cell table:formula="of:=SQRT(ABS([.$D$2]^2-[.F683]^2))" office:value-type="float" office:value="101.099968414638">
            <text:p>101.099968414638</text:p>
          </table:table-cell>
          <table:table-cell table:formula="of:=ABS([.B683]-[.G683])" office:value-type="float" office:value="0.0000315853632884">
            <text:p>0.0000315853632884</text:p>
          </table:table-cell>
          <table:table-cell table:number-columns-repeated="3"/>
        </table:table-row>
        <table:table-row table:style-name="ro2">
          <table:table-cell table:formula="of:=[.A683]+[.A$4]" office:value-type="float" office:value="202.500000000002">
            <text:p>202.500000000002</text:p>
          </table:table-cell>
          <table:table-cell table:formula="of:=[.A684]/([.$D$4]*2)" office:value-type="float" office:value="101.250000000001">
            <text:p>101.250000000001</text:p>
          </table:table-cell>
          <table:table-cell table:formula="of:=SQRT(ABS([.$D$2]^2-[.B684]^2))" office:value-type="float" office:value="130.282145745301">
            <text:p>130.282145745301</text:p>
          </table:table-cell>
          <table:table-cell table:formula="of:=([.$C$10]-[.C684])*[.$B$4]" office:value-type="float" office:value="56860.6260091049">
            <text:p>56860.6260091049</text:p>
          </table:table-cell>
          <table:table-cell table:formula="of:=ROUND([.D684])" office:value-type="float" office:value="56861">
            <text:p>56861</text:p>
          </table:table-cell>
          <table:table-cell table:formula="of:=([.$C$8]-([.E684]*[.$C$4]))" office:value-type="float" office:value="130.281985576923">
            <text:p>130.281985576923</text:p>
          </table:table-cell>
          <table:table-cell table:formula="of:=SQRT(ABS([.$D$2]^2-[.F684]^2))" office:value-type="float" office:value="101.250206094281">
            <text:p>101.250206094281</text:p>
          </table:table-cell>
          <table:table-cell table:formula="of:=ABS([.B684]-[.G684])" office:value-type="float" office:value="0.000206094280144953">
            <text:p>0.000206094280144953</text:p>
          </table:table-cell>
          <table:table-cell table:number-columns-repeated="3"/>
        </table:table-row>
        <table:table-row table:style-name="ro2">
          <table:table-cell table:formula="of:=[.A684]+[.A$4]" office:value-type="float" office:value="202.800000000002">
            <text:p>202.800000000002</text:p>
          </table:table-cell>
          <table:table-cell table:formula="of:=[.A685]/([.$D$4]*2)" office:value-type="float" office:value="101.400000000001">
            <text:p>101.400000000001</text:p>
          </table:table-cell>
          <table:table-cell table:formula="of:=SQRT(ABS([.$D$2]^2-[.B685]^2))" office:value-type="float" office:value="130.165433199447">
            <text:p>130.165433199447</text:p>
          </table:table-cell>
          <table:table-cell table:formula="of:=([.$C$10]-[.C685])*[.$B$4]" office:value-type="float" office:value="57051.7772653058">
            <text:p>57051.7772653058</text:p>
          </table:table-cell>
          <table:table-cell table:formula="of:=ROUND([.D685])" office:value-type="float" office:value="57052">
            <text:p>57052</text:p>
          </table:table-cell>
          <table:table-cell table:formula="of:=([.$C$8]-([.E685]*[.$C$4]))" office:value-type="float" office:value="130.165365384615">
            <text:p>130.165365384615</text:p>
          </table:table-cell>
          <table:table-cell table:formula="of:=SQRT(ABS([.$D$2]^2-[.F685]^2))" office:value-type="float" office:value="101.400087052673">
            <text:p>101.400087052673</text:p>
          </table:table-cell>
          <table:table-cell table:formula="of:=ABS([.B685]-[.G685])" office:value-type="float" office:value="0.0000870526715743836">
            <text:p>0.0000870526715743836</text:p>
          </table:table-cell>
          <table:table-cell table:number-columns-repeated="3"/>
        </table:table-row>
        <table:table-row table:style-name="ro2">
          <table:table-cell table:formula="of:=[.A685]+[.A$4]" office:value-type="float" office:value="203.100000000002">
            <text:p>203.100000000002</text:p>
          </table:table-cell>
          <table:table-cell table:formula="of:=[.A686]/([.$D$4]*2)" office:value-type="float" office:value="101.550000000001">
            <text:p>101.550000000001</text:p>
          </table:table-cell>
          <table:table-cell table:formula="of:=SQRT(ABS([.$D$2]^2-[.B686]^2))" office:value-type="float" office:value="130.048442897252">
            <text:p>130.048442897252</text:p>
          </table:table-cell>
          <table:table-cell table:formula="of:=([.$C$10]-[.C686])*[.$B$4]" office:value-type="float" office:value="57243.3834295314">
            <text:p>57243.3834295314</text:p>
          </table:table-cell>
          <table:table-cell table:formula="of:=ROUND([.D686])" office:value-type="float" office:value="57243">
            <text:p>57243</text:p>
          </table:table-cell>
          <table:table-cell table:formula="of:=([.$C$8]-([.E686]*[.$C$4]))" office:value-type="float" office:value="130.048745192308">
            <text:p>130.048745192308</text:p>
          </table:table-cell>
          <table:table-cell table:formula="of:=SQRT(ABS([.$D$2]^2-[.F686]^2))" office:value-type="float" office:value="101.549612869308">
            <text:p>101.549612869308</text:p>
          </table:table-cell>
          <table:table-cell table:formula="of:=ABS([.B686]-[.G686])" office:value-type="float" office:value="0.000387130693496829">
            <text:p>0.000387130693496829</text:p>
          </table:table-cell>
          <table:table-cell table:number-columns-repeated="3"/>
        </table:table-row>
        <table:table-row table:style-name="ro2">
          <table:table-cell table:formula="of:=[.A686]+[.A$4]" office:value-type="float" office:value="203.400000000002">
            <text:p>203.400000000002</text:p>
          </table:table-cell>
          <table:table-cell table:formula="of:=[.A687]/([.$D$4]*2)" office:value-type="float" office:value="101.700000000001">
            <text:p>101.700000000001</text:p>
          </table:table-cell>
          <table:table-cell table:formula="of:=SQRT(ABS([.$D$2]^2-[.B687]^2))" office:value-type="float" office:value="129.931174088437">
            <text:p>129.931174088437</text:p>
          </table:table-cell>
          <table:table-cell table:formula="of:=([.$C$10]-[.C687])*[.$B$4]" office:value-type="float" office:value="57435.4457305822">
            <text:p>57435.4457305822</text:p>
          </table:table-cell>
          <table:table-cell table:formula="of:=ROUND([.D687])" office:value-type="float" office:value="57435">
            <text:p>57435</text:p>
          </table:table-cell>
          <table:table-cell table:formula="of:=([.$C$8]-([.E687]*[.$C$4]))" office:value-type="float" office:value="129.931514423077">
            <text:p>129.931514423077</text:p>
          </table:table-cell>
          <table:table-cell table:formula="of:=SQRT(ABS([.$D$2]^2-[.F687]^2))" office:value-type="float" office:value="101.699565189463">
            <text:p>101.699565189463</text:p>
          </table:table-cell>
          <table:table-cell table:formula="of:=ABS([.B687]-[.G687])" office:value-type="float" office:value="0.000434810538394004">
            <text:p>0.000434810538394004</text:p>
          </table:table-cell>
          <table:table-cell table:number-columns-repeated="3"/>
        </table:table-row>
        <table:table-row table:style-name="ro2">
          <table:table-cell table:formula="of:=[.A687]+[.A$4]" office:value-type="float" office:value="203.700000000002">
            <text:p>203.700000000002</text:p>
          </table:table-cell>
          <table:table-cell table:formula="of:=[.A688]/([.$D$4]*2)" office:value-type="float" office:value="101.850000000001">
            <text:p>101.850000000001</text:p>
          </table:table-cell>
          <table:table-cell table:formula="of:=SQRT(ABS([.$D$2]^2-[.B688]^2))" office:value-type="float" office:value="129.813626018226">
            <text:p>129.813626018226</text:p>
          </table:table-cell>
          <table:table-cell table:formula="of:=([.$C$10]-[.C688])*[.$B$4]" office:value-type="float" office:value="57627.9654046293">
            <text:p>57627.9654046293</text:p>
          </table:table-cell>
          <table:table-cell table:formula="of:=ROUND([.D688])" office:value-type="float" office:value="57628">
            <text:p>57628</text:p>
          </table:table-cell>
          <table:table-cell table:formula="of:=([.$C$8]-([.E688]*[.$C$4]))" office:value-type="float" office:value="129.813673076923">
            <text:p>129.813673076923</text:p>
          </table:table-cell>
          <table:table-cell table:formula="of:=SQRT(ABS([.$D$2]^2-[.F688]^2))" office:value-type="float" office:value="101.849940020983">
            <text:p>101.849940020983</text:p>
          </table:table-cell>
          <table:table-cell table:formula="of:=ABS([.B688]-[.G688])" office:value-type="float" office:value="0.0000599790184736548">
            <text:p>0.0000599790184736548</text:p>
          </table:table-cell>
          <table:table-cell table:number-columns-repeated="3"/>
        </table:table-row>
        <table:table-row table:style-name="ro2">
          <table:table-cell table:formula="of:=[.A688]+[.A$4]" office:value-type="float" office:value="204.000000000002">
            <text:p>204.000000000002</text:p>
          </table:table-cell>
          <table:table-cell table:formula="of:=[.A689]/([.$D$4]*2)" office:value-type="float" office:value="102.000000000001">
            <text:p>102.000000000001</text:p>
          </table:table-cell>
          <table:table-cell table:formula="of:=SQRT(ABS([.$D$2]^2-[.B689]^2))" office:value-type="float" office:value="129.695797927303">
            <text:p>129.695797927303</text:p>
          </table:table-cell>
          <table:table-cell table:formula="of:=([.$C$10]-[.C689])*[.$B$4]" office:value-type="float" office:value="57820.9436952746">
            <text:p>57820.9436952746</text:p>
          </table:table-cell>
          <table:table-cell table:formula="of:=ROUND([.D689])" office:value-type="float" office:value="57821">
            <text:p>57821</text:p>
          </table:table-cell>
          <table:table-cell table:formula="of:=([.$C$8]-([.E689]*[.$C$4]))" office:value-type="float" office:value="129.695831730769">
            <text:p>129.695831730769</text:p>
          </table:table-cell>
          <table:table-cell table:formula="of:=SQRT(ABS([.$D$2]^2-[.F689]^2))" office:value-type="float" office:value="101.999957017952">
            <text:p>101.999957017952</text:p>
          </table:table-cell>
          <table:table-cell table:formula="of:=ABS([.B689]-[.G689])" office:value-type="float" office:value="0.0000429820492939825">
            <text:p>0.0000429820492939825</text:p>
          </table:table-cell>
          <table:table-cell table:number-columns-repeated="3"/>
        </table:table-row>
        <table:table-row table:style-name="ro2">
          <table:table-cell table:formula="of:=[.A689]+[.A$4]" office:value-type="float" office:value="204.300000000002">
            <text:p>204.300000000002</text:p>
          </table:table-cell>
          <table:table-cell table:formula="of:=[.A690]/([.$D$4]*2)" office:value-type="float" office:value="102.150000000001">
            <text:p>102.150000000001</text:p>
          </table:table-cell>
          <table:table-cell table:formula="of:=SQRT(ABS([.$D$2]^2-[.B690]^2))" office:value-type="float" office:value="129.57768905178">
            <text:p>129.57768905178</text:p>
          </table:table-cell>
          <table:table-cell table:formula="of:=([.$C$10]-[.C690])*[.$B$4]" office:value-type="float" office:value="58014.3818536114">
            <text:p>58014.3818536114</text:p>
          </table:table-cell>
          <table:table-cell table:formula="of:=ROUND([.D690])" office:value-type="float" office:value="58014">
            <text:p>58014</text:p>
          </table:table-cell>
          <table:table-cell table:formula="of:=([.$C$8]-([.E690]*[.$C$4]))" office:value-type="float" office:value="129.577990384615">
            <text:p>129.577990384615</text:p>
          </table:table-cell>
          <table:table-cell table:formula="of:=SQRT(ABS([.$D$2]^2-[.F690]^2))" office:value-type="float" office:value="102.149617756918">
            <text:p>102.149617756918</text:p>
          </table:table-cell>
          <table:table-cell table:formula="of:=ABS([.B690]-[.G690])" office:value-type="float" office:value="0.000382243082697187">
            <text:p>0.000382243082697187</text:p>
          </table:table-cell>
          <table:table-cell table:number-columns-repeated="3"/>
        </table:table-row>
        <table:table-row table:style-name="ro2">
          <table:table-cell table:formula="of:=[.A690]+[.A$4]" office:value-type="float" office:value="204.600000000002">
            <text:p>204.600000000002</text:p>
          </table:table-cell>
          <table:table-cell table:formula="of:=[.A691]/([.$D$4]*2)" office:value-type="float" office:value="102.300000000001">
            <text:p>102.300000000001</text:p>
          </table:table-cell>
          <table:table-cell table:formula="of:=SQRT(ABS([.$D$2]^2-[.B691]^2))" office:value-type="float" office:value="129.459298623157">
            <text:p>129.459298623157</text:p>
          </table:table-cell>
          <table:table-cell table:formula="of:=([.$C$10]-[.C691])*[.$B$4]" office:value-type="float" office:value="58208.281138285">
            <text:p>58208.281138285</text:p>
          </table:table-cell>
          <table:table-cell table:formula="of:=ROUND([.D691])" office:value-type="float" office:value="58208">
            <text:p>58208</text:p>
          </table:table-cell>
          <table:table-cell table:formula="of:=([.$C$8]-([.E691]*[.$C$4]))" office:value-type="float" office:value="129.459538461538">
            <text:p>129.459538461538</text:p>
          </table:table-cell>
          <table:table-cell table:formula="of:=SQRT(ABS([.$D$2]^2-[.F691]^2))" office:value-type="float" office:value="102.299696486966">
            <text:p>102.299696486966</text:p>
          </table:table-cell>
          <table:table-cell table:formula="of:=ABS([.B691]-[.G691])" office:value-type="float" office:value="0.000303513034609182">
            <text:p>0.000303513034609182</text:p>
          </table:table-cell>
          <table:table-cell table:number-columns-repeated="3"/>
        </table:table-row>
        <table:table-row table:style-name="ro2">
          <table:table-cell table:formula="of:=[.A691]+[.A$4]" office:value-type="float" office:value="204.900000000002">
            <text:p>204.900000000002</text:p>
          </table:table-cell>
          <table:table-cell table:formula="of:=[.A692]/([.$D$4]*2)" office:value-type="float" office:value="102.450000000001">
            <text:p>102.450000000001</text:p>
          </table:table-cell>
          <table:table-cell table:formula="of:=SQRT(ABS([.$D$2]^2-[.B692]^2))" office:value-type="float" office:value="129.340625868285">
            <text:p>129.340625868285</text:p>
          </table:table-cell>
          <table:table-cell table:formula="of:=([.$C$10]-[.C692])*[.$B$4]" office:value-type="float" office:value="58402.6428155552">
            <text:p>58402.6428155552</text:p>
          </table:table-cell>
          <table:table-cell table:formula="of:=ROUND([.D692])" office:value-type="float" office:value="58403">
            <text:p>58403</text:p>
          </table:table-cell>
          <table:table-cell table:formula="of:=([.$C$8]-([.E692]*[.$C$4]))" office:value-type="float" office:value="129.340475961538">
            <text:p>129.340475961538</text:p>
          </table:table-cell>
          <table:table-cell table:formula="of:=SQRT(ABS([.$D$2]^2-[.F692]^2))" office:value-type="float" office:value="102.450189253328">
            <text:p>102.450189253328</text:p>
          </table:table-cell>
          <table:table-cell table:formula="of:=ABS([.B692]-[.G692])" office:value-type="float" office:value="0.000189253326823291">
            <text:p>0.000189253326823291</text:p>
          </table:table-cell>
          <table:table-cell table:number-columns-repeated="3"/>
        </table:table-row>
        <table:table-row table:style-name="ro2">
          <table:table-cell table:formula="of:=[.A692]+[.A$4]" office:value-type="float" office:value="205.200000000002">
            <text:p>205.200000000002</text:p>
          </table:table-cell>
          <table:table-cell table:formula="of:=[.A693]/([.$D$4]*2)" office:value-type="float" office:value="102.600000000001">
            <text:p>102.600000000001</text:p>
          </table:table-cell>
          <table:table-cell table:formula="of:=SQRT(ABS([.$D$2]^2-[.B693]^2))" office:value-type="float" office:value="129.221670009329">
            <text:p>129.221670009329</text:p>
          </table:table-cell>
          <table:table-cell table:formula="of:=([.$C$10]-[.C693])*[.$B$4]" office:value-type="float" office:value="58597.4681593588">
            <text:p>58597.4681593588</text:p>
          </table:table-cell>
          <table:table-cell table:formula="of:=ROUND([.D693])" office:value-type="float" office:value="58597">
            <text:p>58597</text:p>
          </table:table-cell>
          <table:table-cell table:formula="of:=([.$C$8]-([.E693]*[.$C$4]))" office:value-type="float" office:value="129.222024038462">
            <text:p>129.222024038462</text:p>
          </table:table-cell>
          <table:table-cell table:formula="of:=SQRT(ABS([.$D$2]^2-[.F693]^2))" office:value-type="float" office:value="102.599554109183">
            <text:p>102.599554109183</text:p>
          </table:table-cell>
          <table:table-cell table:formula="of:=ABS([.B693]-[.G693])" office:value-type="float" office:value="0.000445890817559302">
            <text:p>0.000445890817559302</text:p>
          </table:table-cell>
          <table:table-cell table:number-columns-repeated="3"/>
        </table:table-row>
        <table:table-row table:style-name="ro2">
          <table:table-cell table:formula="of:=[.A693]+[.A$4]" office:value-type="float" office:value="205.500000000002">
            <text:p>205.500000000002</text:p>
          </table:table-cell>
          <table:table-cell table:formula="of:=[.A694]/([.$D$4]*2)" office:value-type="float" office:value="102.750000000001">
            <text:p>102.750000000001</text:p>
          </table:table-cell>
          <table:table-cell table:formula="of:=SQRT(ABS([.$D$2]^2-[.B694]^2))" office:value-type="float" office:value="129.102430263724">
            <text:p>129.102430263724</text:p>
          </table:table-cell>
          <table:table-cell table:formula="of:=([.$C$10]-[.C694])*[.$B$4]" office:value-type="float" office:value="58792.758451372">
            <text:p>58792.758451372</text:p>
          </table:table-cell>
          <table:table-cell table:formula="of:=ROUND([.D694])" office:value-type="float" office:value="58793">
            <text:p>58793</text:p>
          </table:table-cell>
          <table:table-cell table:formula="of:=([.$C$8]-([.E694]*[.$C$4]))" office:value-type="float" office:value="129.102350961538">
            <text:p>129.102350961538</text:p>
          </table:table-cell>
          <table:table-cell table:formula="of:=SQRT(ABS([.$D$2]^2-[.F694]^2))" office:value-type="float" office:value="102.750099640846">
            <text:p>102.750099640846</text:p>
          </table:table-cell>
          <table:table-cell table:formula="of:=ABS([.B694]-[.G694])" office:value-type="float" office:value="0.0000996408448088459">
            <text:p>0.0000996408448088459</text:p>
          </table:table-cell>
          <table:table-cell table:number-columns-repeated="3"/>
        </table:table-row>
        <table:table-row table:style-name="ro2">
          <table:table-cell table:formula="of:=[.A694]+[.A$4]" office:value-type="float" office:value="205.800000000002">
            <text:p>205.800000000002</text:p>
          </table:table-cell>
          <table:table-cell table:formula="of:=[.A695]/([.$D$4]*2)" office:value-type="float" office:value="102.900000000001">
            <text:p>102.900000000001</text:p>
          </table:table-cell>
          <table:table-cell table:formula="of:=SQRT(ABS([.$D$2]^2-[.B695]^2))" office:value-type="float" office:value="128.982905844146">
            <text:p>128.982905844146</text:p>
          </table:table-cell>
          <table:table-cell table:formula="of:=([.$C$10]-[.C695])*[.$B$4]" office:value-type="float" office:value="58988.5149810753">
            <text:p>58988.5149810753</text:p>
          </table:table-cell>
          <table:table-cell table:formula="of:=ROUND([.D695])" office:value-type="float" office:value="58989">
            <text:p>58989</text:p>
          </table:table-cell>
          <table:table-cell table:formula="of:=([.$C$8]-([.E695]*[.$C$4]))" office:value-type="float" office:value="128.982677884615">
            <text:p>128.982677884615</text:p>
          </table:table-cell>
          <table:table-cell table:formula="of:=SQRT(ABS([.$D$2]^2-[.F695]^2))" office:value-type="float" office:value="102.900285741652">
            <text:p>102.900285741652</text:p>
          </table:table-cell>
          <table:table-cell table:formula="of:=ABS([.B695]-[.G695])" office:value-type="float" office:value="0.000285741650571936">
            <text:p>0.000285741650571936</text:p>
          </table:table-cell>
          <table:table-cell table:number-columns-repeated="3"/>
        </table:table-row>
        <table:table-row table:style-name="ro2">
          <table:table-cell table:formula="of:=[.A695]+[.A$4]" office:value-type="float" office:value="206.100000000002">
            <text:p>206.100000000002</text:p>
          </table:table-cell>
          <table:table-cell table:formula="of:=[.A696]/([.$D$4]*2)" office:value-type="float" office:value="103.050000000001">
            <text:p>103.050000000001</text:p>
          </table:table-cell>
          <table:table-cell table:formula="of:=SQRT(ABS([.$D$2]^2-[.B696]^2))" office:value-type="float" office:value="128.863095958462">
            <text:p>128.863095958462</text:p>
          </table:table-cell>
          <table:table-cell table:formula="of:=([.$C$10]-[.C696])*[.$B$4]" office:value-type="float" office:value="59184.7390458173">
            <text:p>59184.7390458173</text:p>
          </table:table-cell>
          <table:table-cell table:formula="of:=ROUND([.D696])" office:value-type="float" office:value="59185">
            <text:p>59185</text:p>
          </table:table-cell>
          <table:table-cell table:formula="of:=([.$C$8]-([.E696]*[.$C$4]))" office:value-type="float" office:value="128.863004807692">
            <text:p>128.863004807692</text:p>
          </table:table-cell>
          <table:table-cell table:formula="of:=SQRT(ABS([.$D$2]^2-[.F696]^2))" office:value-type="float" office:value="103.050113983113">
            <text:p>103.050113983113</text:p>
          </table:table-cell>
          <table:table-cell table:formula="of:=ABS([.B696]-[.G696])" office:value-type="float" office:value="0.000113983112385085">
            <text:p>0.000113983112385085</text:p>
          </table:table-cell>
          <table:table-cell table:number-columns-repeated="3"/>
        </table:table-row>
        <table:table-row table:style-name="ro2">
          <table:table-cell table:formula="of:=[.A696]+[.A$4]" office:value-type="float" office:value="206.400000000002">
            <text:p>206.400000000002</text:p>
          </table:table-cell>
          <table:table-cell table:formula="of:=[.A697]/([.$D$4]*2)" office:value-type="float" office:value="103.200000000001">
            <text:p>103.200000000001</text:p>
          </table:table-cell>
          <table:table-cell table:formula="of:=SQRT(ABS([.$D$2]^2-[.B697]^2))" office:value-type="float" office:value="128.742999809698">
            <text:p>128.742999809698</text:p>
          </table:table-cell>
          <table:table-cell table:formula="of:=([.$C$10]-[.C697])*[.$B$4]" office:value-type="float" office:value="59381.4319508803">
            <text:p>59381.4319508803</text:p>
          </table:table-cell>
          <table:table-cell table:formula="of:=ROUND([.D697])" office:value-type="float" office:value="59381">
            <text:p>59381</text:p>
          </table:table-cell>
          <table:table-cell table:formula="of:=([.$C$8]-([.E697]*[.$C$4]))" office:value-type="float" office:value="128.743331730769">
            <text:p>128.743331730769</text:p>
          </table:table-cell>
          <table:table-cell table:formula="of:=SQRT(ABS([.$D$2]^2-[.F697]^2))" office:value-type="float" office:value="103.199585923884">
            <text:p>103.199585923884</text:p>
          </table:table-cell>
          <table:table-cell table:formula="of:=ABS([.B697]-[.G697])" office:value-type="float" office:value="0.000414076117081663">
            <text:p>0.000414076117081663</text:p>
          </table:table-cell>
          <table:table-cell table:number-columns-repeated="3"/>
        </table:table-row>
        <table:table-row table:style-name="ro2">
          <table:table-cell table:formula="of:=[.A697]+[.A$4]" office:value-type="float" office:value="206.700000000002">
            <text:p>206.700000000002</text:p>
          </table:table-cell>
          <table:table-cell table:formula="of:=[.A698]/([.$D$4]*2)" office:value-type="float" office:value="103.350000000001">
            <text:p>103.350000000001</text:p>
          </table:table-cell>
          <table:table-cell table:formula="of:=SQRT(ABS([.$D$2]^2-[.B698]^2))" office:value-type="float" office:value="128.622616595993">
            <text:p>128.622616595993</text:p>
          </table:table-cell>
          <table:table-cell table:formula="of:=([.$C$10]-[.C698])*[.$B$4]" office:value-type="float" office:value="59578.5950095462">
            <text:p>59578.5950095462</text:p>
          </table:table-cell>
          <table:table-cell table:formula="of:=ROUND([.D698])" office:value-type="float" office:value="59579">
            <text:p>59579</text:p>
          </table:table-cell>
          <table:table-cell table:formula="of:=([.$C$8]-([.E698]*[.$C$4]))" office:value-type="float" office:value="128.6224375">
            <text:p>128.6224375</text:p>
          </table:table-cell>
          <table:table-cell table:formula="of:=SQRT(ABS([.$D$2]^2-[.F698]^2))" office:value-type="float" office:value="103.350222890706">
            <text:p>103.350222890706</text:p>
          </table:table-cell>
          <table:table-cell table:formula="of:=ABS([.B698]-[.G698])" office:value-type="float" office:value="0.000222890704876022">
            <text:p>0.000222890704876022</text:p>
          </table:table-cell>
          <table:table-cell table:number-columns-repeated="3"/>
        </table:table-row>
        <table:table-row table:style-name="ro2">
          <table:table-cell table:formula="of:=[.A698]+[.A$4]" office:value-type="float" office:value="207.000000000002">
            <text:p>207.000000000002</text:p>
          </table:table-cell>
          <table:table-cell table:formula="of:=[.A699]/([.$D$4]*2)" office:value-type="float" office:value="103.500000000001">
            <text:p>103.500000000001</text:p>
          </table:table-cell>
          <table:table-cell table:formula="of:=SQRT(ABS([.$D$2]^2-[.B699]^2))" office:value-type="float" office:value="128.501945510563">
            <text:p>128.501945510563</text:p>
          </table:table-cell>
          <table:table-cell table:formula="of:=([.$C$10]-[.C699])*[.$B$4]" office:value-type="float" office:value="59776.2295431632">
            <text:p>59776.2295431632</text:p>
          </table:table-cell>
          <table:table-cell table:formula="of:=ROUND([.D699])" office:value-type="float" office:value="59776">
            <text:p>59776</text:p>
          </table:table-cell>
          <table:table-cell table:formula="of:=([.$C$8]-([.E699]*[.$C$4]))" office:value-type="float" office:value="128.502153846154">
            <text:p>128.502153846154</text:p>
          </table:table-cell>
          <table:table-cell table:formula="of:=SQRT(ABS([.$D$2]^2-[.F699]^2))" office:value-type="float" office:value="103.499741337355">
            <text:p>103.499741337355</text:p>
          </table:table-cell>
          <table:table-cell table:formula="of:=ABS([.B699]-[.G699])" office:value-type="float" office:value="0.000258662645990171">
            <text:p>0.000258662645990171</text:p>
          </table:table-cell>
          <table:table-cell table:number-columns-repeated="3"/>
        </table:table-row>
        <table:table-row table:style-name="ro2">
          <table:table-cell table:formula="of:=[.A699]+[.A$4]" office:value-type="float" office:value="207.300000000002">
            <text:p>207.300000000002</text:p>
          </table:table-cell>
          <table:table-cell table:formula="of:=[.A700]/([.$D$4]*2)" office:value-type="float" office:value="103.650000000001">
            <text:p>103.650000000001</text:p>
          </table:table-cell>
          <table:table-cell table:formula="of:=SQRT(ABS([.$D$2]^2-[.B700]^2))" office:value-type="float" office:value="128.380985741658">
            <text:p>128.380985741658</text:p>
          </table:table-cell>
          <table:table-cell table:formula="of:=([.$C$10]-[.C700])*[.$B$4]" office:value-type="float" office:value="59974.3368812129">
            <text:p>59974.3368812129</text:p>
          </table:table-cell>
          <table:table-cell table:formula="of:=ROUND([.D700])" office:value-type="float" office:value="59974">
            <text:p>59974</text:p>
          </table:table-cell>
          <table:table-cell table:formula="of:=([.$C$8]-([.E700]*[.$C$4]))" office:value-type="float" office:value="128.381259615385">
            <text:p>128.381259615385</text:p>
          </table:table-cell>
          <table:table-cell table:formula="of:=SQRT(ABS([.$D$2]^2-[.F700]^2))" office:value-type="float" office:value="103.649660778833">
            <text:p>103.649660778833</text:p>
          </table:table-cell>
          <table:table-cell table:formula="of:=ABS([.B700]-[.G700])" office:value-type="float" office:value="0.000339221167749315">
            <text:p>0.000339221167749315</text:p>
          </table:table-cell>
          <table:table-cell table:number-columns-repeated="3"/>
        </table:table-row>
        <table:table-row table:style-name="ro2">
          <table:table-cell table:formula="of:=[.A700]+[.A$4]" office:value-type="float" office:value="207.600000000002">
            <text:p>207.600000000002</text:p>
          </table:table-cell>
          <table:table-cell table:formula="of:=[.A701]/([.$D$4]*2)" office:value-type="float" office:value="103.800000000001">
            <text:p>103.800000000001</text:p>
          </table:table-cell>
          <table:table-cell table:formula="of:=SQRT(ABS([.$D$2]^2-[.B701]^2))" office:value-type="float" office:value="128.259736472518">
            <text:p>128.259736472518</text:p>
          </table:table-cell>
          <table:table-cell table:formula="of:=([.$C$10]-[.C701])*[.$B$4]" office:value-type="float" office:value="60172.918361379">
            <text:p>60172.918361379</text:p>
          </table:table-cell>
          <table:table-cell table:formula="of:=ROUND([.D701])" office:value-type="float" office:value="60173">
            <text:p>60173</text:p>
          </table:table-cell>
          <table:table-cell table:formula="of:=([.$C$8]-([.E701]*[.$C$4]))" office:value-type="float" office:value="128.259754807692">
            <text:p>128.259754807692</text:p>
          </table:table-cell>
          <table:table-cell table:formula="of:=SQRT(ABS([.$D$2]^2-[.F701]^2))" office:value-type="float" office:value="103.799977344269">
            <text:p>103.799977344269</text:p>
          </table:table-cell>
          <table:table-cell table:formula="of:=ABS([.B701]-[.G701])" office:value-type="float" office:value="0.0000226557325930798">
            <text:p>0.0000226557325930798</text:p>
          </table:table-cell>
          <table:table-cell table:number-columns-repeated="3"/>
        </table:table-row>
        <table:table-row table:style-name="ro2">
          <table:table-cell table:formula="of:=[.A701]+[.A$4]" office:value-type="float" office:value="207.900000000002">
            <text:p>207.900000000002</text:p>
          </table:table-cell>
          <table:table-cell table:formula="of:=[.A702]/([.$D$4]*2)" office:value-type="float" office:value="103.950000000001">
            <text:p>103.950000000001</text:p>
          </table:table-cell>
          <table:table-cell table:formula="of:=SQRT(ABS([.$D$2]^2-[.B702]^2))" office:value-type="float" office:value="128.138196881335">
            <text:p>128.138196881335</text:p>
          </table:table-cell>
          <table:table-cell table:formula="of:=([.$C$10]-[.C702])*[.$B$4]" office:value-type="float" office:value="60371.9753296158">
            <text:p>60371.9753296158</text:p>
          </table:table-cell>
          <table:table-cell table:formula="of:=ROUND([.D702])" office:value-type="float" office:value="60372">
            <text:p>60372</text:p>
          </table:table-cell>
          <table:table-cell table:formula="of:=([.$C$8]-([.E702]*[.$C$4]))" office:value-type="float" office:value="128.13825">
            <text:p>128.13825</text:p>
          </table:table-cell>
          <table:table-cell table:formula="of:=SQRT(ABS([.$D$2]^2-[.F702]^2))" office:value-type="float" office:value="103.949934521083">
            <text:p>103.949934521083</text:p>
          </table:table-cell>
          <table:table-cell table:formula="of:=ABS([.B702]-[.G702])" office:value-type="float" office:value="0.0000654789178042847">
            <text:p>0.0000654789178042847</text:p>
          </table:table-cell>
          <table:table-cell table:number-columns-repeated="3"/>
        </table:table-row>
        <table:table-row table:style-name="ro2">
          <table:table-cell table:formula="of:=[.A702]+[.A$4]" office:value-type="float" office:value="208.200000000002">
            <text:p>208.200000000002</text:p>
          </table:table-cell>
          <table:table-cell table:formula="of:=[.A703]/([.$D$4]*2)" office:value-type="float" office:value="104.100000000001">
            <text:p>104.100000000001</text:p>
          </table:table-cell>
          <table:table-cell table:formula="of:=SQRT(ABS([.$D$2]^2-[.B703]^2))" office:value-type="float" office:value="128.016366141208">
            <text:p>128.016366141208</text:p>
          </table:table-cell>
          <table:table-cell table:formula="of:=([.$C$10]-[.C703])*[.$B$4]" office:value-type="float" office:value="60571.5091402179">
            <text:p>60571.5091402179</text:p>
          </table:table-cell>
          <table:table-cell table:formula="of:=ROUND([.D703])" office:value-type="float" office:value="60572">
            <text:p>60572</text:p>
          </table:table-cell>
          <table:table-cell table:formula="of:=([.$C$8]-([.E703]*[.$C$4]))" office:value-type="float" office:value="128.016134615385">
            <text:p>128.016134615385</text:p>
          </table:table-cell>
          <table:table-cell table:formula="of:=SQRT(ABS([.$D$2]^2-[.F703]^2))" office:value-type="float" office:value="104.100284716881">
            <text:p>104.100284716881</text:p>
          </table:table-cell>
          <table:table-cell table:formula="of:=ABS([.B703]-[.G703])" office:value-type="float" office:value="0.000284716880102565">
            <text:p>0.000284716880102565</text:p>
          </table:table-cell>
          <table:table-cell table:number-columns-repeated="3"/>
        </table:table-row>
        <table:table-row table:style-name="ro2">
          <table:table-cell table:formula="of:=[.A703]+[.A$4]" office:value-type="float" office:value="208.500000000002">
            <text:p>208.500000000002</text:p>
          </table:table-cell>
          <table:table-cell table:formula="of:=[.A704]/([.$D$4]*2)" office:value-type="float" office:value="104.250000000001">
            <text:p>104.250000000001</text:p>
          </table:table-cell>
          <table:table-cell table:formula="of:=SQRT(ABS([.$D$2]^2-[.B704]^2))" office:value-type="float" office:value="127.8942434201">
            <text:p>127.8942434201</text:p>
          </table:table-cell>
          <table:table-cell table:formula="of:=([.$C$10]-[.C704])*[.$B$4]" office:value-type="float" office:value="60771.5211558906">
            <text:p>60771.5211558906</text:p>
          </table:table-cell>
          <table:table-cell table:formula="of:=ROUND([.D704])" office:value-type="float" office:value="60772">
            <text:p>60772</text:p>
          </table:table-cell>
          <table:table-cell table:formula="of:=([.$C$8]-([.E704]*[.$C$4]))" office:value-type="float" office:value="127.894019230769">
            <text:p>127.894019230769</text:p>
          </table:table-cell>
          <table:table-cell table:formula="of:=SQRT(ABS([.$D$2]^2-[.F704]^2))" office:value-type="float" office:value="104.250275035607">
            <text:p>104.250275035607</text:p>
          </table:table-cell>
          <table:table-cell table:formula="of:=ABS([.B704]-[.G704])" office:value-type="float" office:value="0.000275035605554308">
            <text:p>0.000275035605554308</text:p>
          </table:table-cell>
          <table:table-cell table:number-columns-repeated="3"/>
        </table:table-row>
        <table:table-row table:style-name="ro2">
          <table:table-cell table:formula="of:=[.A704]+[.A$4]" office:value-type="float" office:value="208.800000000002">
            <text:p>208.800000000002</text:p>
          </table:table-cell>
          <table:table-cell table:formula="of:=[.A705]/([.$D$4]*2)" office:value-type="float" office:value="104.400000000001">
            <text:p>104.400000000001</text:p>
          </table:table-cell>
          <table:table-cell table:formula="of:=SQRT(ABS([.$D$2]^2-[.B705]^2))" office:value-type="float" office:value="127.771827880796">
            <text:p>127.771827880796</text:p>
          </table:table-cell>
          <table:table-cell table:formula="of:=([.$C$10]-[.C705])*[.$B$4]" office:value-type="float" office:value="60972.0127478214">
            <text:p>60972.0127478214</text:p>
          </table:table-cell>
          <table:table-cell table:formula="of:=ROUND([.D705])" office:value-type="float" office:value="60972">
            <text:p>60972</text:p>
          </table:table-cell>
          <table:table-cell table:formula="of:=([.$C$8]-([.E705]*[.$C$4]))" office:value-type="float" office:value="127.771903846154">
            <text:p>127.771903846154</text:p>
          </table:table-cell>
          <table:table-cell table:formula="of:=SQRT(ABS([.$D$2]^2-[.F705]^2))" office:value-type="float" office:value="104.399907028355">
            <text:p>104.399907028355</text:p>
          </table:table-cell>
          <table:table-cell table:formula="of:=ABS([.B705]-[.G705])" office:value-type="float" office:value="0.0000929716458699659">
            <text:p>0.0000929716458699659</text:p>
          </table:table-cell>
          <table:table-cell table:number-columns-repeated="3"/>
        </table:table-row>
        <table:table-row table:style-name="ro2">
          <table:table-cell table:formula="of:=[.A705]+[.A$4]" office:value-type="float" office:value="209.100000000002">
            <text:p>209.100000000002</text:p>
          </table:table-cell>
          <table:table-cell table:formula="of:=[.A706]/([.$D$4]*2)" office:value-type="float" office:value="104.550000000001">
            <text:p>104.550000000001</text:p>
          </table:table-cell>
          <table:table-cell table:formula="of:=SQRT(ABS([.$D$2]^2-[.B706]^2))" office:value-type="float" office:value="127.649118680858">
            <text:p>127.649118680858</text:p>
          </table:table-cell>
          <table:table-cell table:formula="of:=([.$C$10]-[.C706])*[.$B$4]" office:value-type="float" office:value="61172.9852957514">
            <text:p>61172.9852957514</text:p>
          </table:table-cell>
          <table:table-cell table:formula="of:=ROUND([.D706])" office:value-type="float" office:value="61173">
            <text:p>61173</text:p>
          </table:table-cell>
          <table:table-cell table:formula="of:=([.$C$8]-([.E706]*[.$C$4]))" office:value-type="float" office:value="127.649177884615">
            <text:p>127.649177884615</text:p>
          </table:table-cell>
          <table:table-cell table:formula="of:=SQRT(ABS([.$D$2]^2-[.F706]^2))" office:value-type="float" office:value="104.549927715813">
            <text:p>104.549927715813</text:p>
          </table:table-cell>
          <table:table-cell table:formula="of:=ABS([.B706]-[.G706])" office:value-type="float" office:value="0.0000722841876381608">
            <text:p>0.0000722841876381608</text:p>
          </table:table-cell>
          <table:table-cell table:number-columns-repeated="3"/>
        </table:table-row>
        <table:table-row table:style-name="ro2">
          <table:table-cell table:formula="of:=[.A706]+[.A$4]" office:value-type="float" office:value="209.400000000002">
            <text:p>209.400000000002</text:p>
          </table:table-cell>
          <table:table-cell table:formula="of:=[.A707]/([.$D$4]*2)" office:value-type="float" office:value="104.700000000001">
            <text:p>104.700000000001</text:p>
          </table:table-cell>
          <table:table-cell table:formula="of:=SQRT(ABS([.$D$2]^2-[.B707]^2))" office:value-type="float" office:value="127.52611497258">
            <text:p>127.52611497258</text:p>
          </table:table-cell>
          <table:table-cell table:formula="of:=([.$C$10]-[.C707])*[.$B$4]" office:value-type="float" office:value="61374.4401880487">
            <text:p>61374.4401880487</text:p>
          </table:table-cell>
          <table:table-cell table:formula="of:=ROUND([.D707])" office:value-type="float" office:value="61374">
            <text:p>61374</text:p>
          </table:table-cell>
          <table:table-cell table:formula="of:=([.$C$8]-([.E707]*[.$C$4]))" office:value-type="float" office:value="127.526451923077">
            <text:p>127.526451923077</text:p>
          </table:table-cell>
          <table:table-cell table:formula="of:=SQRT(ABS([.$D$2]^2-[.F707]^2))" office:value-type="float" office:value="104.699589588074">
            <text:p>104.699589588074</text:p>
          </table:table-cell>
          <table:table-cell table:formula="of:=ABS([.B707]-[.G707])" office:value-type="float" office:value="0.00041041192703517">
            <text:p>0.00041041192703517</text:p>
          </table:table-cell>
          <table:table-cell table:number-columns-repeated="3"/>
        </table:table-row>
        <table:table-row table:style-name="ro2">
          <table:table-cell table:formula="of:=[.A707]+[.A$4]" office:value-type="float" office:value="209.700000000002">
            <text:p>209.700000000002</text:p>
          </table:table-cell>
          <table:table-cell table:formula="of:=[.A708]/([.$D$4]*2)" office:value-type="float" office:value="104.850000000001">
            <text:p>104.850000000001</text:p>
          </table:table-cell>
          <table:table-cell table:formula="of:=SQRT(ABS([.$D$2]^2-[.B708]^2))" office:value-type="float" office:value="127.402815902945">
            <text:p>127.402815902945</text:p>
          </table:table-cell>
          <table:table-cell table:formula="of:=([.$C$10]-[.C708])*[.$B$4]" office:value-type="float" office:value="61576.3788217817">
            <text:p>61576.3788217817</text:p>
          </table:table-cell>
          <table:table-cell table:formula="of:=ROUND([.D708])" office:value-type="float" office:value="61576">
            <text:p>61576</text:p>
          </table:table-cell>
          <table:table-cell table:formula="of:=([.$C$8]-([.E708]*[.$C$4]))" office:value-type="float" office:value="127.403115384615">
            <text:p>127.403115384615</text:p>
          </table:table-cell>
          <table:table-cell table:formula="of:=SQRT(ABS([.$D$2]^2-[.F708]^2))" office:value-type="float" office:value="104.849636099962">
            <text:p>104.849636099962</text:p>
          </table:table-cell>
          <table:table-cell table:formula="of:=ABS([.B708]-[.G708])" office:value-type="float" office:value="0.000363900039474174">
            <text:p>0.000363900039474174</text:p>
          </table:table-cell>
          <table:table-cell table:number-columns-repeated="3"/>
        </table:table-row>
        <table:table-row table:style-name="ro2">
          <table:table-cell table:formula="of:=[.A708]+[.A$4]" office:value-type="float" office:value="210.000000000002">
            <text:p>210.000000000002</text:p>
          </table:table-cell>
          <table:table-cell table:formula="of:=[.A709]/([.$D$4]*2)" office:value-type="float" office:value="105.000000000001">
            <text:p>105.000000000001</text:p>
          </table:table-cell>
          <table:table-cell table:formula="of:=SQRT(ABS([.$D$2]^2-[.B709]^2))" office:value-type="float" office:value="127.279220613578">
            <text:p>127.279220613578</text:p>
          </table:table-cell>
          <table:table-cell table:formula="of:=([.$C$10]-[.C709])*[.$B$4]" office:value-type="float" office:value="61778.8026027933">
            <text:p>61778.8026027933</text:p>
          </table:table-cell>
          <table:table-cell table:formula="of:=ROUND([.D709])" office:value-type="float" office:value="61779">
            <text:p>61779</text:p>
          </table:table-cell>
          <table:table-cell table:formula="of:=([.$C$8]-([.E709]*[.$C$4]))" office:value-type="float" office:value="127.279168269231">
            <text:p>127.279168269231</text:p>
          </table:table-cell>
          <table:table-cell table:formula="of:=SQRT(ABS([.$D$2]^2-[.F709]^2))" office:value-type="float" office:value="105.000063450899">
            <text:p>105.000063450899</text:p>
          </table:table-cell>
          <table:table-cell table:formula="of:=ABS([.B709]-[.G709])" office:value-type="float" office:value="0.000063450897997086">
            <text:p>0.000063450897997086</text:p>
          </table:table-cell>
          <table:table-cell table:number-columns-repeated="3"/>
        </table:table-row>
        <table:table-row table:style-name="ro2">
          <table:table-cell table:formula="of:=[.A709]+[.A$4]" office:value-type="float" office:value="210.300000000002">
            <text:p>210.300000000002</text:p>
          </table:table-cell>
          <table:table-cell table:formula="of:=[.A710]/([.$D$4]*2)" office:value-type="float" office:value="105.150000000001">
            <text:p>105.150000000001</text:p>
          </table:table-cell>
          <table:table-cell table:formula="of:=SQRT(ABS([.$D$2]^2-[.B710]^2))" office:value-type="float" office:value="127.155328240698">
            <text:p>127.155328240698</text:p>
          </table:table-cell>
          <table:table-cell table:formula="of:=([.$C$10]-[.C710])*[.$B$4]" office:value-type="float" office:value="61981.7129457765">
            <text:p>61981.7129457765</text:p>
          </table:table-cell>
          <table:table-cell table:formula="of:=ROUND([.D710])" office:value-type="float" office:value="61982">
            <text:p>61982</text:p>
          </table:table-cell>
          <table:table-cell table:formula="of:=([.$C$8]-([.E710]*[.$C$4]))" office:value-type="float" office:value="127.155221153846">
            <text:p>127.155221153846</text:p>
          </table:table-cell>
          <table:table-cell table:formula="of:=SQRT(ABS([.$D$2]^2-[.F710]^2))" office:value-type="float" office:value="105.150129497383">
            <text:p>105.150129497383</text:p>
          </table:table-cell>
          <table:table-cell table:formula="of:=ABS([.B710]-[.G710])" office:value-type="float" office:value="0.000129497382161503">
            <text:p>0.000129497382161503</text:p>
          </table:table-cell>
          <table:table-cell table:number-columns-repeated="3"/>
        </table:table-row>
        <table:table-row table:style-name="ro2">
          <table:table-cell table:formula="of:=[.A710]+[.A$4]" office:value-type="float" office:value="210.600000000002">
            <text:p>210.600000000002</text:p>
          </table:table-cell>
          <table:table-cell table:formula="of:=[.A711]/([.$D$4]*2)" office:value-type="float" office:value="105.300000000001">
            <text:p>105.300000000001</text:p>
          </table:table-cell>
          <table:table-cell table:formula="of:=SQRT(ABS([.$D$2]^2-[.B711]^2))" office:value-type="float" office:value="127.031137915079">
            <text:p>127.031137915079</text:p>
          </table:table-cell>
          <table:table-cell table:formula="of:=([.$C$10]-[.C711])*[.$B$4]" office:value-type="float" office:value="62185.1112743505">
            <text:p>62185.1112743505</text:p>
          </table:table-cell>
          <table:table-cell table:formula="of:=ROUND([.D711])" office:value-type="float" office:value="62185">
            <text:p>62185</text:p>
          </table:table-cell>
          <table:table-cell table:formula="of:=([.$C$8]-([.E711]*[.$C$4]))" office:value-type="float" office:value="127.031274038462">
            <text:p>127.031274038462</text:p>
          </table:table-cell>
          <table:table-cell table:formula="of:=SQRT(ABS([.$D$2]^2-[.F711]^2))" office:value-type="float" office:value="105.299835784133">
            <text:p>105.299835784133</text:p>
          </table:table-cell>
          <table:table-cell table:formula="of:=ABS([.B711]-[.G711])" office:value-type="float" office:value="0.00016421586855131">
            <text:p>0.00016421586855131</text:p>
          </table:table-cell>
          <table:table-cell table:number-columns-repeated="3"/>
        </table:table-row>
        <table:table-row table:style-name="ro2">
          <table:table-cell table:formula="of:=[.A711]+[.A$4]" office:value-type="float" office:value="210.900000000002">
            <text:p>210.900000000002</text:p>
          </table:table-cell>
          <table:table-cell table:formula="of:=[.A712]/([.$D$4]*2)" office:value-type="float" office:value="105.450000000001">
            <text:p>105.450000000001</text:p>
          </table:table-cell>
          <table:table-cell table:formula="of:=SQRT(ABS([.$D$2]^2-[.B712]^2))" office:value-type="float" office:value="126.906648761993">
            <text:p>126.906648761993</text:p>
          </table:table-cell>
          <table:table-cell table:formula="of:=([.$C$10]-[.C712])*[.$B$4]" office:value-type="float" office:value="62388.9990211372">
            <text:p>62388.9990211372</text:p>
          </table:table-cell>
          <table:table-cell table:formula="of:=ROUND([.D712])" office:value-type="float" office:value="62389">
            <text:p>62389</text:p>
          </table:table-cell>
          <table:table-cell table:formula="of:=([.$C$8]-([.E712]*[.$C$4]))" office:value-type="float" office:value="126.906716346154">
            <text:p>126.906716346154</text:p>
          </table:table-cell>
          <table:table-cell table:formula="of:=SQRT(ABS([.$D$2]^2-[.F712]^2))" office:value-type="float" office:value="105.449918663965">
            <text:p>105.449918663965</text:p>
          </table:table-cell>
          <table:table-cell table:formula="of:=ABS([.B712]-[.G712])" office:value-type="float" office:value="0.0000813360360751858">
            <text:p>0.0000813360360751858</text:p>
          </table:table-cell>
          <table:table-cell table:number-columns-repeated="3"/>
        </table:table-row>
        <table:table-row table:style-name="ro2">
          <table:table-cell table:formula="of:=[.A712]+[.A$4]" office:value-type="float" office:value="211.200000000002">
            <text:p>211.200000000002</text:p>
          </table:table-cell>
          <table:table-cell table:formula="of:=[.A713]/([.$D$4]*2)" office:value-type="float" office:value="105.600000000001">
            <text:p>105.600000000001</text:p>
          </table:table-cell>
          <table:table-cell table:formula="of:=SQRT(ABS([.$D$2]^2-[.B713]^2))" office:value-type="float" office:value="126.781859901169">
            <text:p>126.781859901169</text:p>
          </table:table-cell>
          <table:table-cell table:formula="of:=([.$C$10]-[.C713])*[.$B$4]" office:value-type="float" office:value="62593.3776278397">
            <text:p>62593.3776278397</text:p>
          </table:table-cell>
          <table:table-cell table:formula="of:=ROUND([.D713])" office:value-type="float" office:value="62593">
            <text:p>62593</text:p>
          </table:table-cell>
          <table:table-cell table:formula="of:=([.$C$8]-([.E713]*[.$C$4]))" office:value-type="float" office:value="126.782158653846">
            <text:p>126.782158653846</text:p>
          </table:table-cell>
          <table:table-cell table:formula="of:=SQRT(ABS([.$D$2]^2-[.F713]^2))" office:value-type="float" office:value="105.59964132075">
            <text:p>105.59964132075</text:p>
          </table:table-cell>
          <table:table-cell table:formula="of:=ABS([.B713]-[.G713])" office:value-type="float" office:value="0.00035867925146249">
            <text:p>0.00035867925146249</text:p>
          </table:table-cell>
          <table:table-cell table:number-columns-repeated="3"/>
        </table:table-row>
        <table:table-row table:style-name="ro2">
          <table:table-cell table:formula="of:=[.A713]+[.A$4]" office:value-type="float" office:value="211.500000000002">
            <text:p>211.500000000002</text:p>
          </table:table-cell>
          <table:table-cell table:formula="of:=[.A714]/([.$D$4]*2)" office:value-type="float" office:value="105.750000000001">
            <text:p>105.750000000001</text:p>
          </table:table-cell>
          <table:table-cell table:formula="of:=SQRT(ABS([.$D$2]^2-[.B714]^2))" office:value-type="float" office:value="126.656770446746">
            <text:p>126.656770446746</text:p>
          </table:table-cell>
          <table:table-cell table:formula="of:=([.$C$10]-[.C714])*[.$B$4]" office:value-type="float" office:value="62798.2485453204">
            <text:p>62798.2485453204</text:p>
          </table:table-cell>
          <table:table-cell table:formula="of:=ROUND([.D714])" office:value-type="float" office:value="62798">
            <text:p>62798</text:p>
          </table:table-cell>
          <table:table-cell table:formula="of:=([.$C$8]-([.E714]*[.$C$4]))" office:value-type="float" office:value="126.656990384615">
            <text:p>126.656990384615</text:p>
          </table:table-cell>
          <table:table-cell table:formula="of:=SQRT(ABS([.$D$2]^2-[.F714]^2))" office:value-type="float" office:value="105.749736579868">
            <text:p>105.749736579868</text:p>
          </table:table-cell>
          <table:table-cell table:formula="of:=ABS([.B714]-[.G714])" office:value-type="float" office:value="0.000263420133265413">
            <text:p>0.000263420133265413</text:p>
          </table:table-cell>
          <table:table-cell table:number-columns-repeated="3"/>
        </table:table-row>
        <table:table-row table:style-name="ro2">
          <table:table-cell table:formula="of:=[.A714]+[.A$4]" office:value-type="float" office:value="211.800000000002">
            <text:p>211.800000000002</text:p>
          </table:table-cell>
          <table:table-cell table:formula="of:=[.A715]/([.$D$4]*2)" office:value-type="float" office:value="105.900000000001">
            <text:p>105.900000000001</text:p>
          </table:table-cell>
          <table:table-cell table:formula="of:=SQRT(ABS([.$D$2]^2-[.B715]^2))" office:value-type="float" office:value="126.531379507219">
            <text:p>126.531379507219</text:p>
          </table:table-cell>
          <table:table-cell table:formula="of:=([.$C$10]-[.C715])*[.$B$4]" office:value-type="float" office:value="63003.6132336806">
            <text:p>63003.6132336806</text:p>
          </table:table-cell>
          <table:table-cell table:formula="of:=ROUND([.D715])" office:value-type="float" office:value="63004">
            <text:p>63004</text:p>
          </table:table-cell>
          <table:table-cell table:formula="of:=([.$C$8]-([.E715]*[.$C$4]))" office:value-type="float" office:value="126.531211538462">
            <text:p>126.531211538462</text:p>
          </table:table-cell>
          <table:table-cell table:formula="of:=SQRT(ABS([.$D$2]^2-[.F715]^2))" office:value-type="float" office:value="105.900200692015">
            <text:p>105.900200692015</text:p>
          </table:table-cell>
          <table:table-cell table:formula="of:=ABS([.B715]-[.G715])" office:value-type="float" office:value="0.000200692014047377">
            <text:p>0.000200692014047377</text:p>
          </table:table-cell>
          <table:table-cell table:number-columns-repeated="3"/>
        </table:table-row>
        <table:table-row table:style-name="ro2">
          <table:table-cell table:formula="of:=[.A715]+[.A$4]" office:value-type="float" office:value="212.100000000002">
            <text:p>212.100000000002</text:p>
          </table:table-cell>
          <table:table-cell table:formula="of:=[.A716]/([.$D$4]*2)" office:value-type="float" office:value="106.050000000001">
            <text:p>106.050000000001</text:p>
          </table:table-cell>
          <table:table-cell table:formula="of:=SQRT(ABS([.$D$2]^2-[.B716]^2))" office:value-type="float" office:value="126.405686185392">
            <text:p>126.405686185392</text:p>
          </table:table-cell>
          <table:table-cell table:formula="of:=([.$C$10]-[.C716])*[.$B$4]" office:value-type="float" office:value="63209.4731623417">
            <text:p>63209.4731623417</text:p>
          </table:table-cell>
          <table:table-cell table:formula="of:=ROUND([.D716])" office:value-type="float" office:value="63209">
            <text:p>63209</text:p>
          </table:table-cell>
          <table:table-cell table:formula="of:=([.$C$8]-([.E716]*[.$C$4]))" office:value-type="float" office:value="126.406043269231">
            <text:p>126.406043269231</text:p>
          </table:table-cell>
          <table:table-cell table:formula="of:=SQRT(ABS([.$D$2]^2-[.F716]^2))" office:value-type="float" office:value="106.049574374522">
            <text:p>106.049574374522</text:p>
          </table:table-cell>
          <table:table-cell table:formula="of:=ABS([.B716]-[.G716])" office:value-type="float" office:value="0.00042562547875491">
            <text:p>0.00042562547875491</text:p>
          </table:table-cell>
          <table:table-cell table:number-columns-repeated="3"/>
        </table:table-row>
        <table:table-row table:style-name="ro2">
          <table:table-cell table:formula="of:=[.A716]+[.A$4]" office:value-type="float" office:value="212.400000000002">
            <text:p>212.400000000002</text:p>
          </table:table-cell>
          <table:table-cell table:formula="of:=[.A717]/([.$D$4]*2)" office:value-type="float" office:value="106.200000000001">
            <text:p>106.200000000001</text:p>
          </table:table-cell>
          <table:table-cell table:formula="of:=SQRT(ABS([.$D$2]^2-[.B717]^2))" office:value-type="float" office:value="126.279689578331">
            <text:p>126.279689578331</text:p>
          </table:table-cell>
          <table:table-cell table:formula="of:=([.$C$10]-[.C717])*[.$B$4]" office:value-type="float" office:value="63415.8298101256">
            <text:p>63415.8298101256</text:p>
          </table:table-cell>
          <table:table-cell table:formula="of:=ROUND([.D717])" office:value-type="float" office:value="63416">
            <text:p>63416</text:p>
          </table:table-cell>
          <table:table-cell table:formula="of:=([.$C$8]-([.E717]*[.$C$4]))" office:value-type="float" office:value="126.279653846154">
            <text:p>126.279653846154</text:p>
          </table:table-cell>
          <table:table-cell table:formula="of:=SQRT(ABS([.$D$2]^2-[.F717]^2))" office:value-type="float" office:value="106.2000424882">
            <text:p>106.2000424882</text:p>
          </table:table-cell>
          <table:table-cell table:formula="of:=ABS([.B717]-[.G717])" office:value-type="float" office:value="0.0000424881991847315">
            <text:p>0.0000424881991847315</text:p>
          </table:table-cell>
          <table:table-cell table:number-columns-repeated="3"/>
        </table:table-row>
        <table:table-row table:style-name="ro2">
          <table:table-cell table:formula="of:=[.A717]+[.A$4]" office:value-type="float" office:value="212.700000000002">
            <text:p>212.700000000002</text:p>
          </table:table-cell>
          <table:table-cell table:formula="of:=[.A718]/([.$D$4]*2)" office:value-type="float" office:value="106.350000000001">
            <text:p>106.350000000001</text:p>
          </table:table-cell>
          <table:table-cell table:formula="of:=SQRT(ABS([.$D$2]^2-[.B718]^2))" office:value-type="float" office:value="126.153388777312">
            <text:p>126.153388777312</text:p>
          </table:table-cell>
          <table:table-cell table:formula="of:=([.$C$10]-[.C718])*[.$B$4]" office:value-type="float" office:value="63622.6846653377">
            <text:p>63622.6846653377</text:p>
          </table:table-cell>
          <table:table-cell table:formula="of:=ROUND([.D718])" office:value-type="float" office:value="63623">
            <text:p>63623</text:p>
          </table:table-cell>
          <table:table-cell table:formula="of:=([.$C$8]-([.E718]*[.$C$4]))" office:value-type="float" office:value="126.153264423077">
            <text:p>126.153264423077</text:p>
          </table:table-cell>
          <table:table-cell table:formula="of:=SQRT(ABS([.$D$2]^2-[.F718]^2))" office:value-type="float" office:value="106.350147510012">
            <text:p>106.350147510012</text:p>
          </table:table-cell>
          <table:table-cell table:formula="of:=ABS([.B718]-[.G718])" office:value-type="float" office:value="0.000147510010464202">
            <text:p>0.000147510010464202</text:p>
          </table:table-cell>
          <table:table-cell table:number-columns-repeated="3"/>
        </table:table-row>
        <table:table-row table:style-name="ro2">
          <table:table-cell table:formula="of:=[.A718]+[.A$4]" office:value-type="float" office:value="213.000000000002">
            <text:p>213.000000000002</text:p>
          </table:table-cell>
          <table:table-cell table:formula="of:=[.A719]/([.$D$4]*2)" office:value-type="float" office:value="106.500000000001">
            <text:p>106.500000000001</text:p>
          </table:table-cell>
          <table:table-cell table:formula="of:=SQRT(ABS([.$D$2]^2-[.B719]^2))" office:value-type="float" office:value="126.026782867769">
            <text:p>126.026782867769</text:p>
          </table:table-cell>
          <table:table-cell table:formula="of:=([.$C$10]-[.C719])*[.$B$4]" office:value-type="float" office:value="63830.0392258502">
            <text:p>63830.0392258502</text:p>
          </table:table-cell>
          <table:table-cell table:formula="of:=ROUND([.D719])" office:value-type="float" office:value="63830">
            <text:p>63830</text:p>
          </table:table-cell>
          <table:table-cell table:formula="of:=([.$C$8]-([.E719]*[.$C$4]))" office:value-type="float" office:value="126.026875">
            <text:p>126.026875</text:p>
          </table:table-cell>
          <table:table-cell table:formula="of:=SQRT(ABS([.$D$2]^2-[.F719]^2))" office:value-type="float" office:value="106.499890975223">
            <text:p>106.499890975223</text:p>
          </table:table-cell>
          <table:table-cell table:formula="of:=ABS([.B719]-[.G719])" office:value-type="float" office:value="0.00010902477822583">
            <text:p>0.00010902477822583</text:p>
          </table:table-cell>
          <table:table-cell table:number-columns-repeated="3"/>
        </table:table-row>
        <table:table-row table:style-name="ro2">
          <table:table-cell table:formula="of:=[.A719]+[.A$4]" office:value-type="float" office:value="213.300000000002">
            <text:p>213.300000000002</text:p>
          </table:table-cell>
          <table:table-cell table:formula="of:=[.A720]/([.$D$4]*2)" office:value-type="float" office:value="106.650000000001">
            <text:p>106.650000000001</text:p>
          </table:table-cell>
          <table:table-cell table:formula="of:=SQRT(ABS([.$D$2]^2-[.B720]^2))" office:value-type="float" office:value="125.899870929242">
            <text:p>125.899870929242</text:p>
          </table:table-cell>
          <table:table-cell table:formula="of:=([.$C$10]-[.C720])*[.$B$4]" office:value-type="float" office:value="64037.8949991858">
            <text:p>64037.8949991858</text:p>
          </table:table-cell>
          <table:table-cell table:formula="of:=ROUND([.D720])" office:value-type="float" office:value="64038">
            <text:p>64038</text:p>
          </table:table-cell>
          <table:table-cell table:formula="of:=([.$C$8]-([.E720]*[.$C$4]))" office:value-type="float" office:value="125.899875">
            <text:p>125.899875</text:p>
          </table:table-cell>
          <table:table-cell table:formula="of:=SQRT(ABS([.$D$2]^2-[.F720]^2))" office:value-type="float" office:value="106.649995194488">
            <text:p>106.649995194488</text:p>
          </table:table-cell>
          <table:table-cell table:formula="of:=ABS([.B720]-[.G720])" office:value-type="float" office:value="0.00000480551290138465">
            <text:p>0.00000480551290138465</text:p>
          </table:table-cell>
          <table:table-cell table:number-columns-repeated="3"/>
        </table:table-row>
        <table:table-row table:style-name="ro2">
          <table:table-cell table:formula="of:=[.A720]+[.A$4]" office:value-type="float" office:value="213.600000000002">
            <text:p>213.600000000002</text:p>
          </table:table-cell>
          <table:table-cell table:formula="of:=[.A721]/([.$D$4]*2)" office:value-type="float" office:value="106.800000000001">
            <text:p>106.800000000001</text:p>
          </table:table-cell>
          <table:table-cell table:formula="of:=SQRT(ABS([.$D$2]^2-[.B721]^2))" office:value-type="float" office:value="125.772652035328">
            <text:p>125.772652035328</text:p>
          </table:table-cell>
          <table:table-cell table:formula="of:=([.$C$10]-[.C721])*[.$B$4]" office:value-type="float" office:value="64246.2535026034">
            <text:p>64246.2535026034</text:p>
          </table:table-cell>
          <table:table-cell table:formula="of:=ROUND([.D721])" office:value-type="float" office:value="64246">
            <text:p>64246</text:p>
          </table:table-cell>
          <table:table-cell table:formula="of:=([.$C$8]-([.E721]*[.$C$4]))" office:value-type="float" office:value="125.772875">
            <text:p>125.772875</text:p>
          </table:table-cell>
          <table:table-cell table:formula="of:=SQRT(ABS([.$D$2]^2-[.F721]^2))" office:value-type="float" office:value="106.799737425868">
            <text:p>106.799737425868</text:p>
          </table:table-cell>
          <table:table-cell table:formula="of:=ABS([.B721]-[.G721])" office:value-type="float" office:value="0.000262574133074622">
            <text:p>0.000262574133074622</text:p>
          </table:table-cell>
          <table:table-cell table:number-columns-repeated="3"/>
        </table:table-row>
        <table:table-row table:style-name="ro2">
          <table:table-cell table:formula="of:=[.A721]+[.A$4]" office:value-type="float" office:value="213.900000000002">
            <text:p>213.900000000002</text:p>
          </table:table-cell>
          <table:table-cell table:formula="of:=[.A722]/([.$D$4]*2)" office:value-type="float" office:value="106.950000000001">
            <text:p>106.950000000001</text:p>
          </table:table-cell>
          <table:table-cell table:formula="of:=SQRT(ABS([.$D$2]^2-[.B722]^2))" office:value-type="float" office:value="125.645125253628">
            <text:p>125.645125253628</text:p>
          </table:table-cell>
          <table:table-cell table:formula="of:=([.$C$10]-[.C722])*[.$B$4]" office:value-type="float" office:value="64455.116263184">
            <text:p>64455.116263184</text:p>
          </table:table-cell>
          <table:table-cell table:formula="of:=ROUND([.D722])" office:value-type="float" office:value="64455">
            <text:p>64455</text:p>
          </table:table-cell>
          <table:table-cell table:formula="of:=([.$C$8]-([.E722]*[.$C$4]))" office:value-type="float" office:value="125.645264423077">
            <text:p>125.645264423077</text:p>
          </table:table-cell>
          <table:table-cell table:formula="of:=SQRT(ABS([.$D$2]^2-[.F722]^2))" office:value-type="float" office:value="106.949836503171">
            <text:p>106.949836503171</text:p>
          </table:table-cell>
          <table:table-cell table:formula="of:=ABS([.B722]-[.G722])" office:value-type="float" office:value="0.000163496829856058">
            <text:p>0.000163496829856058</text:p>
          </table:table-cell>
          <table:table-cell table:number-columns-repeated="3"/>
        </table:table-row>
        <table:table-row table:style-name="ro2">
          <table:table-cell table:formula="of:=[.A722]+[.A$4]" office:value-type="float" office:value="214.200000000002">
            <text:p>214.200000000002</text:p>
          </table:table-cell>
          <table:table-cell table:formula="of:=[.A723]/([.$D$4]*2)" office:value-type="float" office:value="107.100000000001">
            <text:p>107.100000000001</text:p>
          </table:table-cell>
          <table:table-cell table:formula="of:=SQRT(ABS([.$D$2]^2-[.B723]^2))" office:value-type="float" office:value="125.517289645689">
            <text:p>125.517289645689</text:p>
          </table:table-cell>
          <table:table-cell table:formula="of:=([.$C$10]-[.C723])*[.$B$4]" office:value-type="float" office:value="64664.4848179182">
            <text:p>64664.4848179182</text:p>
          </table:table-cell>
          <table:table-cell table:formula="of:=ROUND([.D723])" office:value-type="float" office:value="64664">
            <text:p>64664</text:p>
          </table:table-cell>
          <table:table-cell table:formula="of:=([.$C$8]-([.E723]*[.$C$4]))" office:value-type="float" office:value="125.517653846154">
            <text:p>125.517653846154</text:p>
          </table:table-cell>
          <table:table-cell table:formula="of:=SQRT(ABS([.$D$2]^2-[.F723]^2))" office:value-type="float" office:value="107.099573168884">
            <text:p>107.099573168884</text:p>
          </table:table-cell>
          <table:table-cell table:formula="of:=ABS([.B723]-[.G723])" office:value-type="float" office:value="0.000426831117380289">
            <text:p>0.000426831117380289</text:p>
          </table:table-cell>
          <table:table-cell table:number-columns-repeated="3"/>
        </table:table-row>
        <table:table-row table:style-name="ro2">
          <table:table-cell table:formula="of:=[.A723]+[.A$4]" office:value-type="float" office:value="214.500000000002">
            <text:p>214.500000000002</text:p>
          </table:table-cell>
          <table:table-cell table:formula="of:=[.A724]/([.$D$4]*2)" office:value-type="float" office:value="107.250000000001">
            <text:p>107.250000000001</text:p>
          </table:table-cell>
          <table:table-cell table:formula="of:=SQRT(ABS([.$D$2]^2-[.B724]^2))" office:value-type="float" office:value="125.389144266957">
            <text:p>125.389144266957</text:p>
          </table:table-cell>
          <table:table-cell table:formula="of:=([.$C$10]-[.C724])*[.$B$4]" office:value-type="float" office:value="64874.3607137941">
            <text:p>64874.3607137941</text:p>
          </table:table-cell>
          <table:table-cell table:formula="of:=ROUND([.D724])" office:value-type="float" office:value="64874">
            <text:p>64874</text:p>
          </table:table-cell>
          <table:table-cell table:formula="of:=([.$C$8]-([.E724]*[.$C$4]))" office:value-type="float" office:value="125.389432692308">
            <text:p>125.389432692308</text:p>
          </table:table-cell>
          <table:table-cell table:formula="of:=SQRT(ABS([.$D$2]^2-[.F724]^2))" office:value-type="float" office:value="107.249662792483">
            <text:p>107.249662792483</text:p>
          </table:table-cell>
          <table:table-cell table:formula="of:=ABS([.B724]-[.G724])" office:value-type="float" office:value="0.00033720751855526">
            <text:p>0.00033720751855526</text:p>
          </table:table-cell>
          <table:table-cell table:number-columns-repeated="3"/>
        </table:table-row>
        <table:table-row table:style-name="ro2">
          <table:table-cell table:formula="of:=[.A724]+[.A$4]" office:value-type="float" office:value="214.800000000002">
            <text:p>214.800000000002</text:p>
          </table:table-cell>
          <table:table-cell table:formula="of:=[.A725]/([.$D$4]*2)" office:value-type="float" office:value="107.400000000001">
            <text:p>107.400000000001</text:p>
          </table:table-cell>
          <table:table-cell table:formula="of:=SQRT(ABS([.$D$2]^2-[.B725]^2))" office:value-type="float" office:value="125.260688166718">
            <text:p>125.260688166718</text:p>
          </table:table-cell>
          <table:table-cell table:formula="of:=([.$C$10]-[.C725])*[.$B$4]" office:value-type="float" office:value="65084.7455078864">
            <text:p>65084.7455078864</text:p>
          </table:table-cell>
          <table:table-cell table:formula="of:=ROUND([.D725])" office:value-type="float" office:value="65085">
            <text:p>65085</text:p>
          </table:table-cell>
          <table:table-cell table:formula="of:=([.$C$8]-([.E725]*[.$C$4]))" office:value-type="float" office:value="125.260600961538">
            <text:p>125.260600961538</text:p>
          </table:table-cell>
          <table:table-cell table:formula="of:=SQRT(ABS([.$D$2]^2-[.F725]^2))" office:value-type="float" office:value="107.400101707374">
            <text:p>107.400101707374</text:p>
          </table:table-cell>
          <table:table-cell table:formula="of:=ABS([.B725]-[.G725])" office:value-type="float" office:value="0.000101707372564874">
            <text:p>0.000101707372564874</text:p>
          </table:table-cell>
          <table:table-cell table:number-columns-repeated="3"/>
        </table:table-row>
        <table:table-row table:style-name="ro2">
          <table:table-cell table:formula="of:=[.A725]+[.A$4]" office:value-type="float" office:value="215.100000000002">
            <text:p>215.100000000002</text:p>
          </table:table-cell>
          <table:table-cell table:formula="of:=[.A726]/([.$D$4]*2)" office:value-type="float" office:value="107.550000000001">
            <text:p>107.550000000001</text:p>
          </table:table-cell>
          <table:table-cell table:formula="of:=SQRT(ABS([.$D$2]^2-[.B726]^2))" office:value-type="float" office:value="125.131920388044">
            <text:p>125.131920388044</text:p>
          </table:table-cell>
          <table:table-cell table:formula="of:=([.$C$10]-[.C726])*[.$B$4]" office:value-type="float" office:value="65295.640767447">
            <text:p>65295.640767447</text:p>
          </table:table-cell>
          <table:table-cell table:formula="of:=ROUND([.D726])" office:value-type="float" office:value="65296">
            <text:p>65296</text:p>
          </table:table-cell>
          <table:table-cell table:formula="of:=([.$C$8]-([.E726]*[.$C$4]))" office:value-type="float" office:value="125.131769230769">
            <text:p>125.131769230769</text:p>
          </table:table-cell>
          <table:table-cell table:formula="of:=SQRT(ABS([.$D$2]^2-[.F726]^2))" office:value-type="float" office:value="107.55017586772">
            <text:p>107.55017586772</text:p>
          </table:table-cell>
          <table:table-cell table:formula="of:=ABS([.B726]-[.G726])" office:value-type="float" office:value="0.000175867718837708">
            <text:p>0.000175867718837708</text:p>
          </table:table-cell>
          <table:table-cell table:number-columns-repeated="3"/>
        </table:table-row>
        <table:table-row table:style-name="ro2">
          <table:table-cell table:formula="of:=[.A726]+[.A$4]" office:value-type="float" office:value="215.400000000002">
            <text:p>215.400000000002</text:p>
          </table:table-cell>
          <table:table-cell table:formula="of:=[.A727]/([.$D$4]*2)" office:value-type="float" office:value="107.700000000001">
            <text:p>107.700000000001</text:p>
          </table:table-cell>
          <table:table-cell table:formula="of:=SQRT(ABS([.$D$2]^2-[.B727]^2))" office:value-type="float" office:value="125.002839967737">
            <text:p>125.002839967737</text:p>
          </table:table-cell>
          <table:table-cell table:formula="of:=([.$C$10]-[.C727])*[.$B$4]" office:value-type="float" office:value="65507.0480699964">
            <text:p>65507.0480699964</text:p>
          </table:table-cell>
          <table:table-cell table:formula="of:=ROUND([.D727])" office:value-type="float" office:value="65507">
            <text:p>65507</text:p>
          </table:table-cell>
          <table:table-cell table:formula="of:=([.$C$8]-([.E727]*[.$C$4]))" office:value-type="float" office:value="125.0029375">
            <text:p>125.0029375</text:p>
          </table:table-cell>
          <table:table-cell table:formula="of:=SQRT(ABS([.$D$2]^2-[.F727]^2))" office:value-type="float" office:value="107.699886798321">
            <text:p>107.699886798321</text:p>
          </table:table-cell>
          <table:table-cell table:formula="of:=ABS([.B727]-[.G727])" office:value-type="float" office:value="0.000113201680534303">
            <text:p>0.000113201680534303</text:p>
          </table:table-cell>
          <table:table-cell table:number-columns-repeated="3"/>
        </table:table-row>
        <table:table-row table:style-name="ro2">
          <table:table-cell table:formula="of:=[.A727]+[.A$4]" office:value-type="float" office:value="215.700000000002">
            <text:p>215.700000000002</text:p>
          </table:table-cell>
          <table:table-cell table:formula="of:=[.A728]/([.$D$4]*2)" office:value-type="float" office:value="107.850000000001">
            <text:p>107.850000000001</text:p>
          </table:table-cell>
          <table:table-cell table:formula="of:=SQRT(ABS([.$D$2]^2-[.B728]^2))" office:value-type="float" office:value="124.873445936275">
            <text:p>124.873445936275</text:p>
          </table:table-cell>
          <table:table-cell table:formula="of:=([.$C$10]-[.C728])*[.$B$4]" office:value-type="float" office:value="65718.9690034153">
            <text:p>65718.9690034153</text:p>
          </table:table-cell>
          <table:table-cell table:formula="of:=ROUND([.D728])" office:value-type="float" office:value="65719">
            <text:p>65719</text:p>
          </table:table-cell>
          <table:table-cell table:formula="of:=([.$C$8]-([.E728]*[.$C$4]))" office:value-type="float" office:value="124.873495192308">
            <text:p>124.873495192308</text:p>
          </table:table-cell>
          <table:table-cell table:formula="of:=SQRT(ABS([.$D$2]^2-[.F728]^2))" office:value-type="float" office:value="107.849942969186">
            <text:p>107.849942969186</text:p>
          </table:table-cell>
          <table:table-cell table:formula="of:=ABS([.B728]-[.G728])" office:value-type="float" office:value="0.0000570308150855681">
            <text:p>0.0000570308150855681</text:p>
          </table:table-cell>
          <table:table-cell table:number-columns-repeated="3"/>
        </table:table-row>
        <table:table-row table:style-name="ro2">
          <table:table-cell table:formula="of:=[.A728]+[.A$4]" office:value-type="float" office:value="216.000000000002">
            <text:p>216.000000000002</text:p>
          </table:table-cell>
          <table:table-cell table:formula="of:=[.A729]/([.$D$4]*2)" office:value-type="float" office:value="108.000000000001">
            <text:p>108.000000000001</text:p>
          </table:table-cell>
          <table:table-cell table:formula="of:=SQRT(ABS([.$D$2]^2-[.B729]^2))" office:value-type="float" office:value="124.74373731775">
            <text:p>124.74373731775</text:p>
          </table:table-cell>
          <table:table-cell table:formula="of:=([.$C$10]-[.C729])*[.$B$4]" office:value-type="float" office:value="65931.405166039">
            <text:p>65931.405166039</text:p>
          </table:table-cell>
          <table:table-cell table:formula="of:=ROUND([.D729])" office:value-type="float" office:value="65931">
            <text:p>65931</text:p>
          </table:table-cell>
          <table:table-cell table:formula="of:=([.$C$8]-([.E729]*[.$C$4]))" office:value-type="float" office:value="124.744052884615">
            <text:p>124.744052884615</text:p>
          </table:table-cell>
          <table:table-cell table:formula="of:=SQRT(ABS([.$D$2]^2-[.F729]^2))" office:value-type="float" office:value="107.999635508275">
            <text:p>107.999635508275</text:p>
          </table:table-cell>
          <table:table-cell table:formula="of:=ABS([.B729]-[.G729])" office:value-type="float" office:value="0.000364491726116967">
            <text:p>0.000364491726116967</text:p>
          </table:table-cell>
          <table:table-cell table:number-columns-repeated="3"/>
        </table:table-row>
        <table:table-row table:style-name="ro2">
          <table:table-cell table:formula="of:=[.A729]+[.A$4]" office:value-type="float" office:value="216.300000000002">
            <text:p>216.300000000002</text:p>
          </table:table-cell>
          <table:table-cell table:formula="of:=[.A730]/([.$D$4]*2)" office:value-type="float" office:value="108.150000000001">
            <text:p>108.150000000001</text:p>
          </table:table-cell>
          <table:table-cell table:formula="of:=SQRT(ABS([.$D$2]^2-[.B730]^2))" office:value-type="float" office:value="124.613713129815">
            <text:p>124.613713129815</text:p>
          </table:table-cell>
          <table:table-cell table:formula="of:=([.$C$10]-[.C730])*[.$B$4]" office:value-type="float" office:value="66144.3581667516">
            <text:p>66144.3581667516</text:p>
          </table:table-cell>
          <table:table-cell table:formula="of:=ROUND([.D730])" office:value-type="float" office:value="66144">
            <text:p>66144</text:p>
          </table:table-cell>
          <table:table-cell table:formula="of:=([.$C$8]-([.E730]*[.$C$4]))" office:value-type="float" office:value="124.614">
            <text:p>124.614</text:p>
          </table:table-cell>
          <table:table-cell table:formula="of:=SQRT(ABS([.$D$2]^2-[.F730]^2))" office:value-type="float" office:value="108.14966945858">
            <text:p>108.14966945858</text:p>
          </table:table-cell>
          <table:table-cell table:formula="of:=ABS([.B730]-[.G730])" office:value-type="float" office:value="0.000330541421760699">
            <text:p>0.000330541421760699</text:p>
          </table:table-cell>
          <table:table-cell table:number-columns-repeated="3"/>
        </table:table-row>
        <table:table-row table:style-name="ro2">
          <table:table-cell table:formula="of:=[.A730]+[.A$4]" office:value-type="float" office:value="216.600000000002">
            <text:p>216.600000000002</text:p>
          </table:table-cell>
          <table:table-cell table:formula="of:=[.A731]/([.$D$4]*2)" office:value-type="float" office:value="108.300000000001">
            <text:p>108.300000000001</text:p>
          </table:table-cell>
          <table:table-cell table:formula="of:=SQRT(ABS([.$D$2]^2-[.B731]^2))" office:value-type="float" office:value="124.483372383623">
            <text:p>124.483372383623</text:p>
          </table:table-cell>
          <table:table-cell table:formula="of:=([.$C$10]-[.C731])*[.$B$4]" office:value-type="float" office:value="66357.8296250813">
            <text:p>66357.8296250813</text:p>
          </table:table-cell>
          <table:table-cell table:formula="of:=ROUND([.D731])" office:value-type="float" office:value="66358">
            <text:p>66358</text:p>
          </table:table-cell>
          <table:table-cell table:formula="of:=([.$C$8]-([.E731]*[.$C$4]))" office:value-type="float" office:value="124.483336538462">
            <text:p>124.483336538462</text:p>
          </table:table-cell>
          <table:table-cell table:formula="of:=SQRT(ABS([.$D$2]^2-[.F731]^2))" office:value-type="float" office:value="108.300041201526">
            <text:p>108.300041201526</text:p>
          </table:table-cell>
          <table:table-cell table:formula="of:=ABS([.B731]-[.G731])" office:value-type="float" office:value="0.0000412015242687858">
            <text:p>0.0000412015242687858</text:p>
          </table:table-cell>
          <table:table-cell table:number-columns-repeated="3"/>
        </table:table-row>
        <table:table-row table:style-name="ro2">
          <table:table-cell table:formula="of:=[.A731]+[.A$4]" office:value-type="float" office:value="216.900000000002">
            <text:p>216.900000000002</text:p>
          </table:table-cell>
          <table:table-cell table:formula="of:=[.A732]/([.$D$4]*2)" office:value-type="float" office:value="108.450000000001">
            <text:p>108.450000000001</text:p>
          </table:table-cell>
          <table:table-cell table:formula="of:=SQRT(ABS([.$D$2]^2-[.B732]^2))" office:value-type="float" office:value="124.35271408377">
            <text:p>124.35271408377</text:p>
          </table:table-cell>
          <table:table-cell table:formula="of:=([.$C$10]-[.C732])*[.$B$4]" office:value-type="float" office:value="66571.8211712979">
            <text:p>66571.8211712979</text:p>
          </table:table-cell>
          <table:table-cell table:formula="of:=ROUND([.D732])" office:value-type="float" office:value="66572">
            <text:p>66572</text:p>
          </table:table-cell>
          <table:table-cell table:formula="of:=([.$C$8]-([.E732]*[.$C$4]))" office:value-type="float" office:value="124.352673076923">
            <text:p>124.352673076923</text:p>
          </table:table-cell>
          <table:table-cell table:formula="of:=SQRT(ABS([.$D$2]^2-[.F732]^2))" office:value-type="float" office:value="108.450047019925">
            <text:p>108.450047019925</text:p>
          </table:table-cell>
          <table:table-cell table:formula="of:=ABS([.B732]-[.G732])" office:value-type="float" office:value="0.0000470199234996471">
            <text:p>0.0000470199234996471</text:p>
          </table:table-cell>
          <table:table-cell table:number-columns-repeated="3"/>
        </table:table-row>
        <table:table-row table:style-name="ro2">
          <table:table-cell table:formula="of:=[.A732]+[.A$4]" office:value-type="float" office:value="217.200000000002">
            <text:p>217.200000000002</text:p>
          </table:table-cell>
          <table:table-cell table:formula="of:=[.A733]/([.$D$4]*2)" office:value-type="float" office:value="108.600000000001">
            <text:p>108.600000000001</text:p>
          </table:table-cell>
          <table:table-cell table:formula="of:=SQRT(ABS([.$D$2]^2-[.B733]^2))" office:value-type="float" office:value="124.221737228231">
            <text:p>124.221737228231</text:p>
          </table:table-cell>
          <table:table-cell table:formula="of:=([.$C$10]-[.C733])*[.$B$4]" office:value-type="float" office:value="66786.3344465102">
            <text:p>66786.3344465102</text:p>
          </table:table-cell>
          <table:table-cell table:formula="of:=ROUND([.D733])" office:value-type="float" office:value="66786">
            <text:p>66786</text:p>
          </table:table-cell>
          <table:table-cell table:formula="of:=([.$C$8]-([.E733]*[.$C$4]))" office:value-type="float" office:value="124.222009615385">
            <text:p>124.222009615385</text:p>
          </table:table-cell>
          <table:table-cell table:formula="of:=SQRT(ABS([.$D$2]^2-[.F733]^2))" office:value-type="float" office:value="108.599688430102">
            <text:p>108.599688430102</text:p>
          </table:table-cell>
          <table:table-cell table:formula="of:=ABS([.B733]-[.G733])" office:value-type="float" office:value="0.000311569898983066">
            <text:p>0.000311569898983066</text:p>
          </table:table-cell>
          <table:table-cell table:number-columns-repeated="3"/>
        </table:table-row>
        <table:table-row table:style-name="ro2">
          <table:table-cell table:formula="of:=[.A733]+[.A$4]" office:value-type="float" office:value="217.500000000003">
            <text:p>217.500000000003</text:p>
          </table:table-cell>
          <table:table-cell table:formula="of:=[.A734]/([.$D$4]*2)" office:value-type="float" office:value="108.750000000001">
            <text:p>108.750000000001</text:p>
          </table:table-cell>
          <table:table-cell table:formula="of:=SQRT(ABS([.$D$2]^2-[.B734]^2))" office:value-type="float" office:value="124.090440808306">
            <text:p>124.090440808306</text:p>
          </table:table-cell>
          <table:table-cell table:formula="of:=([.$C$10]-[.C734])*[.$B$4]" office:value-type="float" office:value="67001.3711027655">
            <text:p>67001.3711027655</text:p>
          </table:table-cell>
          <table:table-cell table:formula="of:=ROUND([.D734])" office:value-type="float" office:value="67001">
            <text:p>67001</text:p>
          </table:table-cell>
          <table:table-cell table:formula="of:=([.$C$8]-([.E734]*[.$C$4]))" office:value-type="float" office:value="124.090735576923">
            <text:p>124.090735576923</text:p>
          </table:table-cell>
          <table:table-cell table:formula="of:=SQRT(ABS([.$D$2]^2-[.F734]^2))" office:value-type="float" office:value="108.749663649954">
            <text:p>108.749663649954</text:p>
          </table:table-cell>
          <table:table-cell table:formula="of:=ABS([.B734]-[.G734])" office:value-type="float" office:value="0.000336350047106748">
            <text:p>0.000336350047106748</text:p>
          </table:table-cell>
          <table:table-cell table:number-columns-repeated="3"/>
        </table:table-row>
        <table:table-row table:style-name="ro2">
          <table:table-cell table:formula="of:=[.A734]+[.A$4]" office:value-type="float" office:value="217.800000000003">
            <text:p>217.800000000003</text:p>
          </table:table-cell>
          <table:table-cell table:formula="of:=[.A735]/([.$D$4]*2)" office:value-type="float" office:value="108.900000000001">
            <text:p>108.900000000001</text:p>
          </table:table-cell>
          <table:table-cell table:formula="of:=SQRT(ABS([.$D$2]^2-[.B735]^2))" office:value-type="float" office:value="123.958823808552">
            <text:p>123.958823808552</text:p>
          </table:table-cell>
          <table:table-cell table:formula="of:=([.$C$10]-[.C735])*[.$B$4]" office:value-type="float" office:value="67216.9328031496">
            <text:p>67216.9328031496</text:p>
          </table:table-cell>
          <table:table-cell table:formula="of:=ROUND([.D735])" office:value-type="float" office:value="67217">
            <text:p>67217</text:p>
          </table:table-cell>
          <table:table-cell table:formula="of:=([.$C$8]-([.E735]*[.$C$4]))" office:value-type="float" office:value="123.958850961538">
            <text:p>123.958850961538</text:p>
          </table:table-cell>
          <table:table-cell table:formula="of:=SQRT(ABS([.$D$2]^2-[.F735]^2))" office:value-type="float" office:value="108.89996909226">
            <text:p>108.89996909226</text:p>
          </table:table-cell>
          <table:table-cell table:formula="of:=ABS([.B735]-[.G735])" office:value-type="float" office:value="0.0000309077416744685">
            <text:p>0.0000309077416744685</text:p>
          </table:table-cell>
          <table:table-cell table:number-columns-repeated="3"/>
        </table:table-row>
        <table:table-row table:style-name="ro2">
          <table:table-cell table:formula="of:=[.A735]+[.A$4]" office:value-type="float" office:value="218.100000000003">
            <text:p>218.100000000003</text:p>
          </table:table-cell>
          <table:table-cell table:formula="of:=[.A736]/([.$D$4]*2)" office:value-type="float" office:value="109.050000000001">
            <text:p>109.050000000001</text:p>
          </table:table-cell>
          <table:table-cell table:formula="of:=SQRT(ABS([.$D$2]^2-[.B736]^2))" office:value-type="float" office:value="123.826885206726">
            <text:p>123.826885206726</text:p>
          </table:table-cell>
          <table:table-cell table:formula="of:=([.$C$10]-[.C736])*[.$B$4]" office:value-type="float" office:value="67433.0212218887">
            <text:p>67433.0212218887</text:p>
          </table:table-cell>
          <table:table-cell table:formula="of:=ROUND([.D736])" office:value-type="float" office:value="67433">
            <text:p>67433</text:p>
          </table:table-cell>
          <table:table-cell table:formula="of:=([.$C$8]-([.E736]*[.$C$4]))" office:value-type="float" office:value="123.826966346154">
            <text:p>123.826966346154</text:p>
          </table:table-cell>
          <table:table-cell table:formula="of:=SQRT(ABS([.$D$2]^2-[.F736]^2))" office:value-type="float" office:value="109.049907865658">
            <text:p>109.049907865658</text:p>
          </table:table-cell>
          <table:table-cell table:formula="of:=ABS([.B736]-[.G736])" office:value-type="float" office:value="0.0000921343433617494">
            <text:p>0.0000921343433617494</text:p>
          </table:table-cell>
          <table:table-cell table:number-columns-repeated="3"/>
        </table:table-row>
        <table:table-row table:style-name="ro2">
          <table:table-cell table:formula="of:=[.A736]+[.A$4]" office:value-type="float" office:value="218.400000000003">
            <text:p>218.400000000003</text:p>
          </table:table-cell>
          <table:table-cell table:formula="of:=[.A737]/([.$D$4]*2)" office:value-type="float" office:value="109.200000000001">
            <text:p>109.200000000001</text:p>
          </table:table-cell>
          <table:table-cell table:formula="of:=SQRT(ABS([.$D$2]^2-[.B737]^2))" office:value-type="float" office:value="123.694623973719">
            <text:p>123.694623973719</text:p>
          </table:table-cell>
          <table:table-cell table:formula="of:=([.$C$10]-[.C737])*[.$B$4]" office:value-type="float" office:value="67649.6380444516">
            <text:p>67649.6380444516</text:p>
          </table:table-cell>
          <table:table-cell table:formula="of:=ROUND([.D737])" office:value-type="float" office:value="67650">
            <text:p>67650</text:p>
          </table:table-cell>
          <table:table-cell table:formula="of:=([.$C$8]-([.E737]*[.$C$4]))" office:value-type="float" office:value="123.694471153846">
            <text:p>123.694471153846</text:p>
          </table:table-cell>
          <table:table-cell table:formula="of:=SQRT(ABS([.$D$2]^2-[.F737]^2))" office:value-type="float" office:value="109.200173104123">
            <text:p>109.200173104123</text:p>
          </table:table-cell>
          <table:table-cell table:formula="of:=ABS([.B737]-[.G737])" office:value-type="float" office:value="0.000173104121230949">
            <text:p>0.000173104121230949</text:p>
          </table:table-cell>
          <table:table-cell table:number-columns-repeated="3"/>
        </table:table-row>
        <table:table-row table:style-name="ro2">
          <table:table-cell table:formula="of:=[.A737]+[.A$4]" office:value-type="float" office:value="218.700000000003">
            <text:p>218.700000000003</text:p>
          </table:table-cell>
          <table:table-cell table:formula="of:=[.A738]/([.$D$4]*2)" office:value-type="float" office:value="109.350000000001">
            <text:p>109.350000000001</text:p>
          </table:table-cell>
          <table:table-cell table:formula="of:=SQRT(ABS([.$D$2]^2-[.B738]^2))" office:value-type="float" office:value="123.562039073494">
            <text:p>123.562039073494</text:p>
          </table:table-cell>
          <table:table-cell table:formula="of:=([.$C$10]-[.C738])*[.$B$4]" office:value-type="float" office:value="67866.7849676542">
            <text:p>67866.7849676542</text:p>
          </table:table-cell>
          <table:table-cell table:formula="of:=ROUND([.D738])" office:value-type="float" office:value="67867">
            <text:p>67867</text:p>
          </table:table-cell>
          <table:table-cell table:formula="of:=([.$C$8]-([.E738]*[.$C$4]))" office:value-type="float" office:value="123.561975961538">
            <text:p>123.561975961538</text:p>
          </table:table-cell>
          <table:table-cell table:formula="of:=SQRT(ABS([.$D$2]^2-[.F738]^2))" office:value-type="float" office:value="109.350071314472">
            <text:p>109.350071314472</text:p>
          </table:table-cell>
          <table:table-cell table:formula="of:=ABS([.B738]-[.G738])" office:value-type="float" office:value="0.0000713144710857705">
            <text:p>0.0000713144710857705</text:p>
          </table:table-cell>
          <table:table-cell table:number-columns-repeated="3"/>
        </table:table-row>
        <table:table-row table:style-name="ro2">
          <table:table-cell table:formula="of:=[.A738]+[.A$4]" office:value-type="float" office:value="219.000000000003">
            <text:p>219.000000000003</text:p>
          </table:table-cell>
          <table:table-cell table:formula="of:=[.A739]/([.$D$4]*2)" office:value-type="float" office:value="109.500000000001">
            <text:p>109.500000000001</text:p>
          </table:table-cell>
          <table:table-cell table:formula="of:=SQRT(ABS([.$D$2]^2-[.B739]^2))" office:value-type="float" office:value="123.429129463023">
            <text:p>123.429129463023</text:p>
          </table:table-cell>
          <table:table-cell table:formula="of:=([.$C$10]-[.C739])*[.$B$4]" office:value-type="float" office:value="68084.4636997644">
            <text:p>68084.4636997644</text:p>
          </table:table-cell>
          <table:table-cell table:formula="of:=ROUND([.D739])" office:value-type="float" office:value="68084">
            <text:p>68084</text:p>
          </table:table-cell>
          <table:table-cell table:formula="of:=([.$C$8]-([.E739]*[.$C$4]))" office:value-type="float" office:value="123.429480769231">
            <text:p>123.429480769231</text:p>
          </table:table-cell>
          <table:table-cell table:formula="of:=SQRT(ABS([.$D$2]^2-[.F739]^2))" office:value-type="float" office:value="109.499604004024">
            <text:p>109.499604004024</text:p>
          </table:table-cell>
          <table:table-cell table:formula="of:=ABS([.B739]-[.G739])" office:value-type="float" office:value="0.000395995977186203">
            <text:p>0.000395995977186203</text:p>
          </table:table-cell>
          <table:table-cell table:number-columns-repeated="3"/>
        </table:table-row>
        <table:table-row table:style-name="ro2">
          <table:table-cell table:formula="of:=[.A739]+[.A$4]" office:value-type="float" office:value="219.300000000003">
            <text:p>219.300000000003</text:p>
          </table:table-cell>
          <table:table-cell table:formula="of:=[.A740]/([.$D$4]*2)" office:value-type="float" office:value="109.650000000001">
            <text:p>109.650000000001</text:p>
          </table:table-cell>
          <table:table-cell table:formula="of:=SQRT(ABS([.$D$2]^2-[.B740]^2))" office:value-type="float" office:value="123.295894092219">
            <text:p>123.295894092219</text:p>
          </table:table-cell>
          <table:table-cell table:formula="of:=([.$C$10]-[.C740])*[.$B$4]" office:value-type="float" office:value="68302.6759606087">
            <text:p>68302.6759606087</text:p>
          </table:table-cell>
          <table:table-cell table:formula="of:=ROUND([.D740])" office:value-type="float" office:value="68303">
            <text:p>68303</text:p>
          </table:table-cell>
          <table:table-cell table:formula="of:=([.$C$8]-([.E740]*[.$C$4]))" office:value-type="float" office:value="123.295764423077">
            <text:p>123.295764423077</text:p>
          </table:table-cell>
          <table:table-cell table:formula="of:=SQRT(ABS([.$D$2]^2-[.F740]^2))" office:value-type="float" office:value="109.650145806237">
            <text:p>109.650145806237</text:p>
          </table:table-cell>
          <table:table-cell table:formula="of:=ABS([.B740]-[.G740])" office:value-type="float" office:value="0.000145806236091062">
            <text:p>0.000145806236091062</text:p>
          </table:table-cell>
          <table:table-cell table:number-columns-repeated="3"/>
        </table:table-row>
        <table:table-row table:style-name="ro2">
          <table:table-cell table:formula="of:=[.A740]+[.A$4]" office:value-type="float" office:value="219.600000000003">
            <text:p>219.600000000003</text:p>
          </table:table-cell>
          <table:table-cell table:formula="of:=[.A741]/([.$D$4]*2)" office:value-type="float" office:value="109.800000000001">
            <text:p>109.800000000001</text:p>
          </table:table-cell>
          <table:table-cell table:formula="of:=SQRT(ABS([.$D$2]^2-[.B741]^2))" office:value-type="float" office:value="123.162331903873">
            <text:p>123.162331903873</text:p>
          </table:table-cell>
          <table:table-cell table:formula="of:=([.$C$10]-[.C741])*[.$B$4]" office:value-type="float" office:value="68521.42348168">
            <text:p>68521.42348168</text:p>
          </table:table-cell>
          <table:table-cell table:formula="of:=ROUND([.D741])" office:value-type="float" office:value="68521">
            <text:p>68521</text:p>
          </table:table-cell>
          <table:table-cell table:formula="of:=([.$C$8]-([.E741]*[.$C$4]))" office:value-type="float" office:value="123.162658653846">
            <text:p>123.162658653846</text:p>
          </table:table-cell>
          <table:table-cell table:formula="of:=SQRT(ABS([.$D$2]^2-[.F741]^2))" office:value-type="float" office:value="109.799633484435">
            <text:p>109.799633484435</text:p>
          </table:table-cell>
          <table:table-cell table:formula="of:=ABS([.B741]-[.G741])" office:value-type="float" office:value="0.000366515566682324">
            <text:p>0.000366515566682324</text:p>
          </table:table-cell>
          <table:table-cell table:number-columns-repeated="3"/>
        </table:table-row>
        <table:table-row table:style-name="ro2">
          <table:table-cell table:formula="of:=[.A741]+[.A$4]" office:value-type="float" office:value="219.900000000003">
            <text:p>219.900000000003</text:p>
          </table:table-cell>
          <table:table-cell table:formula="of:=[.A742]/([.$D$4]*2)" office:value-type="float" office:value="109.950000000001">
            <text:p>109.950000000001</text:p>
          </table:table-cell>
          <table:table-cell table:formula="of:=SQRT(ABS([.$D$2]^2-[.B742]^2))" office:value-type="float" office:value="123.028441833585">
            <text:p>123.028441833585</text:p>
          </table:table-cell>
          <table:table-cell table:formula="of:=([.$C$10]-[.C742])*[.$B$4]" office:value-type="float" office:value="68740.7080062464">
            <text:p>68740.7080062464</text:p>
          </table:table-cell>
          <table:table-cell table:formula="of:=ROUND([.D742])" office:value-type="float" office:value="68741">
            <text:p>68741</text:p>
          </table:table-cell>
          <table:table-cell table:formula="of:=([.$C$8]-([.E742]*[.$C$4]))" office:value-type="float" office:value="123.028331730769">
            <text:p>123.028331730769</text:p>
          </table:table-cell>
          <table:table-cell table:formula="of:=SQRT(ABS([.$D$2]^2-[.F742]^2))" office:value-type="float" office:value="109.950123199312">
            <text:p>109.950123199312</text:p>
          </table:table-cell>
          <table:table-cell table:formula="of:=ABS([.B742]-[.G742])" office:value-type="float" office:value="0.000123199310309019">
            <text:p>0.000123199310309019</text:p>
          </table:table-cell>
          <table:table-cell table:number-columns-repeated="3"/>
        </table:table-row>
        <table:table-row table:style-name="ro2">
          <table:table-cell table:formula="of:=[.A742]+[.A$4]" office:value-type="float" office:value="220.200000000003">
            <text:p>220.200000000003</text:p>
          </table:table-cell>
          <table:table-cell table:formula="of:=[.A743]/([.$D$4]*2)" office:value-type="float" office:value="110.100000000001">
            <text:p>110.100000000001</text:p>
          </table:table-cell>
          <table:table-cell table:formula="of:=SQRT(ABS([.$D$2]^2-[.B743]^2))" office:value-type="float" office:value="122.894222809698">
            <text:p>122.894222809698</text:p>
          </table:table-cell>
          <table:table-cell table:formula="of:=([.$C$10]-[.C743])*[.$B$4]" office:value-type="float" office:value="68960.5312894622">
            <text:p>68960.5312894622</text:p>
          </table:table-cell>
          <table:table-cell table:formula="of:=ROUND([.D743])" office:value-type="float" office:value="68961">
            <text:p>68961</text:p>
          </table:table-cell>
          <table:table-cell table:formula="of:=([.$C$8]-([.E743]*[.$C$4]))" office:value-type="float" office:value="122.894004807692">
            <text:p>122.894004807692</text:p>
          </table:table-cell>
          <table:table-cell table:formula="of:=SQRT(ABS([.$D$2]^2-[.F743]^2))" office:value-type="float" office:value="110.100243334549">
            <text:p>110.100243334549</text:p>
          </table:table-cell>
          <table:table-cell table:formula="of:=ABS([.B743]-[.G743])" office:value-type="float" office:value="0.000243334547676">
            <text:p>0.000243334547676</text:p>
          </table:table-cell>
          <table:table-cell table:number-columns-repeated="3"/>
        </table:table-row>
        <table:table-row table:style-name="ro2">
          <table:table-cell table:formula="of:=[.A743]+[.A$4]" office:value-type="float" office:value="220.500000000003">
            <text:p>220.500000000003</text:p>
          </table:table-cell>
          <table:table-cell table:formula="of:=[.A744]/([.$D$4]*2)" office:value-type="float" office:value="110.250000000001">
            <text:p>110.250000000001</text:p>
          </table:table-cell>
          <table:table-cell table:formula="of:=SQRT(ABS([.$D$2]^2-[.B744]^2))" office:value-type="float" office:value="122.759673753231">
            <text:p>122.759673753231</text:p>
          </table:table-cell>
          <table:table-cell table:formula="of:=([.$C$10]-[.C744])*[.$B$4]" office:value-type="float" office:value="69180.8950984791">
            <text:p>69180.8950984791</text:p>
          </table:table-cell>
          <table:table-cell table:formula="of:=ROUND([.D744])" office:value-type="float" office:value="69181">
            <text:p>69181</text:p>
          </table:table-cell>
          <table:table-cell table:formula="of:=([.$C$8]-([.E744]*[.$C$4]))" office:value-type="float" office:value="122.759677884615">
            <text:p>122.759677884615</text:p>
          </table:table-cell>
          <table:table-cell table:formula="of:=SQRT(ABS([.$D$2]^2-[.F744]^2))" office:value-type="float" office:value="110.249995399843">
            <text:p>110.249995399843</text:p>
          </table:table-cell>
          <table:table-cell table:formula="of:=ABS([.B744]-[.G744])" office:value-type="float" office:value="0.00000460015800740621">
            <text:p>0.00000460015800740621</text:p>
          </table:table-cell>
          <table:table-cell table:number-columns-repeated="3"/>
        </table:table-row>
        <table:table-row table:style-name="ro2">
          <table:table-cell table:formula="of:=[.A744]+[.A$4]" office:value-type="float" office:value="220.800000000003">
            <text:p>220.800000000003</text:p>
          </table:table-cell>
          <table:table-cell table:formula="of:=[.A745]/([.$D$4]*2)" office:value-type="float" office:value="110.400000000001">
            <text:p>110.400000000001</text:p>
          </table:table-cell>
          <table:table-cell table:formula="of:=SQRT(ABS([.$D$2]^2-[.B745]^2))" office:value-type="float" office:value="122.624793577807">
            <text:p>122.624793577807</text:p>
          </table:table-cell>
          <table:table-cell table:formula="of:=([.$C$10]-[.C745])*[.$B$4]" office:value-type="float" office:value="69401.8012125598">
            <text:p>69401.8012125598</text:p>
          </table:table-cell>
          <table:table-cell table:formula="of:=ROUND([.D745])" office:value-type="float" office:value="69402">
            <text:p>69402</text:p>
          </table:table-cell>
          <table:table-cell table:formula="of:=([.$C$8]-([.E745]*[.$C$4]))" office:value-type="float" office:value="122.624740384615">
            <text:p>122.624740384615</text:p>
          </table:table-cell>
          <table:table-cell table:formula="of:=SQRT(ABS([.$D$2]^2-[.F745]^2))" office:value-type="float" office:value="110.400059083343">
            <text:p>110.400059083343</text:p>
          </table:table-cell>
          <table:table-cell table:formula="of:=ABS([.B745]-[.G745])" office:value-type="float" office:value="0.0000590833418954162">
            <text:p>0.0000590833418954162</text:p>
          </table:table-cell>
          <table:table-cell table:number-columns-repeated="3"/>
        </table:table-row>
        <table:table-row table:style-name="ro2">
          <table:table-cell table:formula="of:=[.A745]+[.A$4]" office:value-type="float" office:value="221.100000000003">
            <text:p>221.100000000003</text:p>
          </table:table-cell>
          <table:table-cell table:formula="of:=[.A746]/([.$D$4]*2)" office:value-type="float" office:value="110.550000000001">
            <text:p>110.550000000001</text:p>
          </table:table-cell>
          <table:table-cell table:formula="of:=SQRT(ABS([.$D$2]^2-[.B746]^2))" office:value-type="float" office:value="122.489581189584">
            <text:p>122.489581189584</text:p>
          </table:table-cell>
          <table:table-cell table:formula="of:=([.$C$10]-[.C746])*[.$B$4]" office:value-type="float" office:value="69623.2514231922">
            <text:p>69623.2514231922</text:p>
          </table:table-cell>
          <table:table-cell table:formula="of:=ROUND([.D746])" office:value-type="float" office:value="69623">
            <text:p>69623</text:p>
          </table:table-cell>
          <table:table-cell table:formula="of:=([.$C$8]-([.E746]*[.$C$4]))" office:value-type="float" office:value="122.489802884615">
            <text:p>122.489802884615</text:p>
          </table:table-cell>
          <table:table-cell table:formula="of:=SQRT(ABS([.$D$2]^2-[.F746]^2))" office:value-type="float" office:value="110.549754361048">
            <text:p>110.549754361048</text:p>
          </table:table-cell>
          <table:table-cell table:formula="of:=ABS([.B746]-[.G746])" office:value-type="float" office:value="0.000245638953259686">
            <text:p>0.000245638953259686</text:p>
          </table:table-cell>
          <table:table-cell table:number-columns-repeated="3"/>
        </table:table-row>
        <table:table-row table:style-name="ro2">
          <table:table-cell table:formula="of:=[.A746]+[.A$4]" office:value-type="float" office:value="221.400000000003">
            <text:p>221.400000000003</text:p>
          </table:table-cell>
          <table:table-cell table:formula="of:=[.A747]/([.$D$4]*2)" office:value-type="float" office:value="110.700000000001">
            <text:p>110.700000000001</text:p>
          </table:table-cell>
          <table:table-cell table:formula="of:=SQRT(ABS([.$D$2]^2-[.B747]^2))" office:value-type="float" office:value="122.354035487187">
            <text:p>122.354035487187</text:p>
          </table:table-cell>
          <table:table-cell table:formula="of:=([.$C$10]-[.C747])*[.$B$4]" office:value-type="float" office:value="69845.2475342054">
            <text:p>69845.2475342054</text:p>
          </table:table-cell>
          <table:table-cell table:formula="of:=ROUND([.D747])" office:value-type="float" office:value="69845">
            <text:p>69845</text:p>
          </table:table-cell>
          <table:table-cell table:formula="of:=([.$C$8]-([.E747]*[.$C$4]))" office:value-type="float" office:value="122.354254807692">
            <text:p>122.354254807692</text:p>
          </table:table-cell>
          <table:table-cell table:formula="of:=SQRT(ABS([.$D$2]^2-[.F747]^2))" office:value-type="float" office:value="110.699757589862">
            <text:p>110.699757589862</text:p>
          </table:table-cell>
          <table:table-cell table:formula="of:=ABS([.B747]-[.G747])" office:value-type="float" office:value="0.000242410138923788">
            <text:p>0.000242410138923788</text:p>
          </table:table-cell>
          <table:table-cell table:number-columns-repeated="3"/>
        </table:table-row>
        <table:table-row table:style-name="ro2">
          <table:table-cell table:formula="of:=[.A747]+[.A$4]" office:value-type="float" office:value="221.700000000003">
            <text:p>221.700000000003</text:p>
          </table:table-cell>
          <table:table-cell table:formula="of:=[.A748]/([.$D$4]*2)" office:value-type="float" office:value="110.850000000001">
            <text:p>110.850000000001</text:p>
          </table:table-cell>
          <table:table-cell table:formula="of:=SQRT(ABS([.$D$2]^2-[.B748]^2))" office:value-type="float" office:value="122.218155361631">
            <text:p>122.218155361631</text:p>
          </table:table-cell>
          <table:table-cell table:formula="of:=([.$C$10]-[.C748])*[.$B$4]" office:value-type="float" office:value="70067.7913618874">
            <text:p>70067.7913618874</text:p>
          </table:table-cell>
          <table:table-cell table:formula="of:=ROUND([.D748])" office:value-type="float" office:value="70068">
            <text:p>70068</text:p>
          </table:table-cell>
          <table:table-cell table:formula="of:=([.$C$8]-([.E748]*[.$C$4]))" office:value-type="float" office:value="122.218096153846">
            <text:p>122.218096153846</text:p>
          </table:table-cell>
          <table:table-cell table:formula="of:=SQRT(ABS([.$D$2]^2-[.F748]^2))" office:value-type="float" office:value="110.85006527977">
            <text:p>110.85006527977</text:p>
          </table:table-cell>
          <table:table-cell table:formula="of:=ABS([.B748]-[.G748])" office:value-type="float" office:value="0.0000652797684210782">
            <text:p>0.0000652797684210782</text:p>
          </table:table-cell>
          <table:table-cell table:number-columns-repeated="3"/>
        </table:table-row>
        <table:table-row table:style-name="ro2">
          <table:table-cell table:formula="of:=[.A748]+[.A$4]" office:value-type="float" office:value="222.000000000003">
            <text:p>222.000000000003</text:p>
          </table:table-cell>
          <table:table-cell table:formula="of:=[.A749]/([.$D$4]*2)" office:value-type="float" office:value="111.000000000001">
            <text:p>111.000000000001</text:p>
          </table:table-cell>
          <table:table-cell table:formula="of:=SQRT(ABS([.$D$2]^2-[.B749]^2))" office:value-type="float" office:value="122.081939696254">
            <text:p>122.081939696254</text:p>
          </table:table-cell>
          <table:table-cell table:formula="of:=([.$C$10]-[.C749])*[.$B$4]" office:value-type="float" office:value="70290.8847351035">
            <text:p>70290.8847351035</text:p>
          </table:table-cell>
          <table:table-cell table:formula="of:=ROUND([.D749])" office:value-type="float" office:value="70291">
            <text:p>70291</text:p>
          </table:table-cell>
          <table:table-cell table:formula="of:=([.$C$8]-([.E749]*[.$C$4]))" office:value-type="float" office:value="122.0819375">
            <text:p>122.0819375</text:p>
          </table:table-cell>
          <table:table-cell table:formula="of:=SQRT(ABS([.$D$2]^2-[.F749]^2))" office:value-type="float" office:value="111.000002415523">
            <text:p>111.000002415523</text:p>
          </table:table-cell>
          <table:table-cell table:formula="of:=ABS([.B749]-[.G749])" office:value-type="float" office:value="0.00000241552156410307">
            <text:p>0.00000241552156410307</text:p>
          </table:table-cell>
          <table:table-cell table:number-columns-repeated="3"/>
        </table:table-row>
        <table:table-row table:style-name="ro2">
          <table:table-cell table:formula="of:=[.A749]+[.A$4]" office:value-type="float" office:value="222.300000000003">
            <text:p>222.300000000003</text:p>
          </table:table-cell>
          <table:table-cell table:formula="of:=[.A750]/([.$D$4]*2)" office:value-type="float" office:value="111.150000000001">
            <text:p>111.150000000001</text:p>
          </table:table-cell>
          <table:table-cell table:formula="of:=SQRT(ABS([.$D$2]^2-[.B750]^2))" office:value-type="float" office:value="121.945387366639">
            <text:p>121.945387366639</text:p>
          </table:table-cell>
          <table:table-cell table:formula="of:=([.$C$10]-[.C750])*[.$B$4]" office:value-type="float" office:value="70514.5294954168">
            <text:p>70514.5294954168</text:p>
          </table:table-cell>
          <table:table-cell table:formula="of:=ROUND([.D750])" office:value-type="float" office:value="70515">
            <text:p>70515</text:p>
          </table:table-cell>
          <table:table-cell table:formula="of:=([.$C$8]-([.E750]*[.$C$4]))" office:value-type="float" office:value="121.945168269231">
            <text:p>121.945168269231</text:p>
          </table:table-cell>
          <table:table-cell table:formula="of:=SQRT(ABS([.$D$2]^2-[.F750]^2))" office:value-type="float" office:value="111.150240376659">
            <text:p>111.150240376659</text:p>
          </table:table-cell>
          <table:table-cell table:formula="of:=ABS([.B750]-[.G750])" office:value-type="float" office:value="0.000240376657259844">
            <text:p>0.000240376657259844</text:p>
          </table:table-cell>
          <table:table-cell table:number-columns-repeated="3"/>
        </table:table-row>
        <table:table-row table:style-name="ro2">
          <table:table-cell table:formula="of:=[.A750]+[.A$4]" office:value-type="float" office:value="222.600000000003">
            <text:p>222.600000000003</text:p>
          </table:table-cell>
          <table:table-cell table:formula="of:=[.A751]/([.$D$4]*2)" office:value-type="float" office:value="111.300000000001">
            <text:p>111.300000000001</text:p>
          </table:table-cell>
          <table:table-cell table:formula="of:=SQRT(ABS([.$D$2]^2-[.B751]^2))" office:value-type="float" office:value="121.808497240544">
            <text:p>121.808497240544</text:p>
          </table:table-cell>
          <table:table-cell table:formula="of:=([.$C$10]-[.C751])*[.$B$4]" office:value-type="float" office:value="70738.72749721">
            <text:p>70738.72749721</text:p>
          </table:table-cell>
          <table:table-cell table:formula="of:=ROUND([.D751])" office:value-type="float" office:value="70739">
            <text:p>70739</text:p>
          </table:table-cell>
          <table:table-cell table:formula="of:=([.$C$8]-([.E751]*[.$C$4]))" office:value-type="float" office:value="121.808399038462">
            <text:p>121.808399038462</text:p>
          </table:table-cell>
          <table:table-cell table:formula="of:=SQRT(ABS([.$D$2]^2-[.F751]^2))" office:value-type="float" office:value="111.300107473834">
            <text:p>111.300107473834</text:p>
          </table:table-cell>
          <table:table-cell table:formula="of:=ABS([.B751]-[.G751])" office:value-type="float" office:value="0.000107473832287042">
            <text:p>0.000107473832287042</text:p>
          </table:table-cell>
          <table:table-cell table:number-columns-repeated="3"/>
        </table:table-row>
        <table:table-row table:style-name="ro2">
          <table:table-cell table:formula="of:=[.A751]+[.A$4]" office:value-type="float" office:value="222.900000000003">
            <text:p>222.900000000003</text:p>
          </table:table-cell>
          <table:table-cell table:formula="of:=[.A752]/([.$D$4]*2)" office:value-type="float" office:value="111.450000000001">
            <text:p>111.450000000001</text:p>
          </table:table-cell>
          <table:table-cell table:formula="of:=SQRT(ABS([.$D$2]^2-[.B752]^2))" office:value-type="float" office:value="121.671268177823">
            <text:p>121.671268177823</text:p>
          </table:table-cell>
          <table:table-cell table:formula="of:=([.$C$10]-[.C752])*[.$B$4]" office:value-type="float" office:value="70963.4806078089">
            <text:p>70963.4806078089</text:p>
          </table:table-cell>
          <table:table-cell table:formula="of:=ROUND([.D752])" office:value-type="float" office:value="70963">
            <text:p>70963</text:p>
          </table:table-cell>
          <table:table-cell table:formula="of:=([.$C$8]-([.E752]*[.$C$4]))" office:value-type="float" office:value="121.671629807692">
            <text:p>121.671629807692</text:p>
          </table:table-cell>
          <table:table-cell table:formula="of:=SQRT(ABS([.$D$2]^2-[.F752]^2))" office:value-type="float" office:value="111.449605203158">
            <text:p>111.449605203158</text:p>
          </table:table-cell>
          <table:table-cell table:formula="of:=ABS([.B752]-[.G752])" office:value-type="float" office:value="0.000394796842925871">
            <text:p>0.000394796842925871</text:p>
          </table:table-cell>
          <table:table-cell table:number-columns-repeated="3"/>
        </table:table-row>
        <table:table-row table:style-name="ro2">
          <table:table-cell table:formula="of:=[.A752]+[.A$4]" office:value-type="float" office:value="223.200000000003">
            <text:p>223.200000000003</text:p>
          </table:table-cell>
          <table:table-cell table:formula="of:=[.A753]/([.$D$4]*2)" office:value-type="float" office:value="111.600000000001">
            <text:p>111.600000000001</text:p>
          </table:table-cell>
          <table:table-cell table:formula="of:=SQRT(ABS([.$D$2]^2-[.B753]^2))" office:value-type="float" office:value="121.53369903035">
            <text:p>121.53369903035</text:p>
          </table:table-cell>
          <table:table-cell table:formula="of:=([.$C$10]-[.C753])*[.$B$4]" office:value-type="float" office:value="71188.790707607">
            <text:p>71188.790707607</text:p>
          </table:table-cell>
          <table:table-cell table:formula="of:=ROUND([.D753])" office:value-type="float" office:value="71189">
            <text:p>71189</text:p>
          </table:table-cell>
          <table:table-cell table:formula="of:=([.$C$8]-([.E753]*[.$C$4]))" office:value-type="float" office:value="121.533639423077">
            <text:p>121.533639423077</text:p>
          </table:table-cell>
          <table:table-cell table:formula="of:=SQRT(ABS([.$D$2]^2-[.F753]^2))" office:value-type="float" office:value="111.600064912981">
            <text:p>111.600064912981</text:p>
          </table:table-cell>
          <table:table-cell table:formula="of:=ABS([.B753]-[.G753])" office:value-type="float" office:value="0.0000649129794112468">
            <text:p>0.0000649129794112468</text:p>
          </table:table-cell>
          <table:table-cell table:number-columns-repeated="3"/>
        </table:table-row>
        <table:table-row table:style-name="ro2">
          <table:table-cell table:formula="of:=[.A753]+[.A$4]" office:value-type="float" office:value="223.500000000003">
            <text:p>223.500000000003</text:p>
          </table:table-cell>
          <table:table-cell table:formula="of:=[.A754]/([.$D$4]*2)" office:value-type="float" office:value="111.750000000001">
            <text:p>111.750000000001</text:p>
          </table:table-cell>
          <table:table-cell table:formula="of:=SQRT(ABS([.$D$2]^2-[.B754]^2))" office:value-type="float" office:value="121.395788641945">
            <text:p>121.395788641945</text:p>
          </table:table-cell>
          <table:table-cell table:formula="of:=([.$C$10]-[.C754])*[.$B$4]" office:value-type="float" office:value="71414.6596901922">
            <text:p>71414.6596901922</text:p>
          </table:table-cell>
          <table:table-cell table:formula="of:=ROUND([.D754])" office:value-type="float" office:value="71415">
            <text:p>71415</text:p>
          </table:table-cell>
          <table:table-cell table:formula="of:=([.$C$8]-([.E754]*[.$C$4]))" office:value-type="float" office:value="121.395649038462">
            <text:p>121.395649038462</text:p>
          </table:table-cell>
          <table:table-cell table:formula="of:=SQRT(ABS([.$D$2]^2-[.F754]^2))" office:value-type="float" office:value="111.750151653278">
            <text:p>111.750151653278</text:p>
          </table:table-cell>
          <table:table-cell table:formula="of:=ABS([.B754]-[.G754])" office:value-type="float" office:value="0.000151653276816432">
            <text:p>0.000151653276816432</text:p>
          </table:table-cell>
          <table:table-cell table:number-columns-repeated="3"/>
        </table:table-row>
        <table:table-row table:style-name="ro2">
          <table:table-cell table:formula="of:=[.A754]+[.A$4]" office:value-type="float" office:value="223.800000000003">
            <text:p>223.800000000003</text:p>
          </table:table-cell>
          <table:table-cell table:formula="of:=[.A755]/([.$D$4]*2)" office:value-type="float" office:value="111.900000000001">
            <text:p>111.900000000001</text:p>
          </table:table-cell>
          <table:table-cell table:formula="of:=SQRT(ABS([.$D$2]^2-[.B755]^2))" office:value-type="float" office:value="121.257535848291">
            <text:p>121.257535848291</text:p>
          </table:table-cell>
          <table:table-cell table:formula="of:=([.$C$10]-[.C755])*[.$B$4]" office:value-type="float" office:value="71641.0894624745">
            <text:p>71641.0894624745</text:p>
          </table:table-cell>
          <table:table-cell table:formula="of:=ROUND([.D755])" office:value-type="float" office:value="71641">
            <text:p>71641</text:p>
          </table:table-cell>
          <table:table-cell table:formula="of:=([.$C$8]-([.E755]*[.$C$4]))" office:value-type="float" office:value="121.257658653846">
            <text:p>121.257658653846</text:p>
          </table:table-cell>
          <table:table-cell table:formula="of:=SQRT(ABS([.$D$2]^2-[.F755]^2))" office:value-type="float" office:value="111.899866924797">
            <text:p>111.899866924797</text:p>
          </table:table-cell>
          <table:table-cell table:formula="of:=ABS([.B755]-[.G755])" office:value-type="float" office:value="0.000133075204146849">
            <text:p>0.000133075204146849</text:p>
          </table:table-cell>
          <table:table-cell table:number-columns-repeated="3"/>
        </table:table-row>
        <table:table-row table:style-name="ro2">
          <table:table-cell table:formula="of:=[.A755]+[.A$4]" office:value-type="float" office:value="224.100000000003">
            <text:p>224.100000000003</text:p>
          </table:table-cell>
          <table:table-cell table:formula="of:=[.A756]/([.$D$4]*2)" office:value-type="float" office:value="112.050000000001">
            <text:p>112.050000000001</text:p>
          </table:table-cell>
          <table:table-cell table:formula="of:=SQRT(ABS([.$D$2]^2-[.B756]^2))" office:value-type="float" office:value="121.118939476862">
            <text:p>121.118939476862</text:p>
          </table:table-cell>
          <table:table-cell table:formula="of:=([.$C$10]-[.C756])*[.$B$4]" office:value-type="float" office:value="71868.0819448162">
            <text:p>71868.0819448162</text:p>
          </table:table-cell>
          <table:table-cell table:formula="of:=ROUND([.D756])" office:value-type="float" office:value="71868">
            <text:p>71868</text:p>
          </table:table-cell>
          <table:table-cell table:formula="of:=([.$C$8]-([.E756]*[.$C$4]))" office:value-type="float" office:value="121.119057692308">
            <text:p>121.119057692308</text:p>
          </table:table-cell>
          <table:table-cell table:formula="of:=SQRT(ABS([.$D$2]^2-[.F756]^2))" office:value-type="float" office:value="112.049872216471">
            <text:p>112.049872216471</text:p>
          </table:table-cell>
          <table:table-cell table:formula="of:=ABS([.B756]-[.G756])" office:value-type="float" office:value="0.000127783530558645">
            <text:p>0.000127783530558645</text:p>
          </table:table-cell>
          <table:table-cell table:number-columns-repeated="3"/>
        </table:table-row>
        <table:table-row table:style-name="ro2">
          <table:table-cell table:formula="of:=[.A756]+[.A$4]" office:value-type="float" office:value="224.400000000003">
            <text:p>224.400000000003</text:p>
          </table:table-cell>
          <table:table-cell table:formula="of:=[.A757]/([.$D$4]*2)" office:value-type="float" office:value="112.200000000001">
            <text:p>112.200000000001</text:p>
          </table:table-cell>
          <table:table-cell table:formula="of:=SQRT(ABS([.$D$2]^2-[.B757]^2))" office:value-type="float" office:value="120.979998346833">
            <text:p>120.979998346833</text:p>
          </table:table-cell>
          <table:table-cell table:formula="of:=([.$C$10]-[.C757])*[.$B$4]" office:value-type="float" office:value="72095.6390711626">
            <text:p>72095.6390711626</text:p>
          </table:table-cell>
          <table:table-cell table:formula="of:=ROUND([.D757])" office:value-type="float" office:value="72096">
            <text:p>72096</text:p>
          </table:table-cell>
          <table:table-cell table:formula="of:=([.$C$8]-([.E757]*[.$C$4]))" office:value-type="float" office:value="120.979846153846">
            <text:p>120.979846153846</text:p>
          </table:table-cell>
          <table:table-cell table:formula="of:=SQRT(ABS([.$D$2]^2-[.F757]^2))" office:value-type="float" office:value="112.200164102339">
            <text:p>112.200164102339</text:p>
          </table:table-cell>
          <table:table-cell table:formula="of:=ABS([.B757]-[.G757])" office:value-type="float" office:value="0.000164102337222971">
            <text:p>0.000164102337222971</text:p>
          </table:table-cell>
          <table:table-cell table:number-columns-repeated="3"/>
        </table:table-row>
        <table:table-row table:style-name="ro2">
          <table:table-cell table:formula="of:=[.A757]+[.A$4]" office:value-type="float" office:value="224.700000000003">
            <text:p>224.700000000003</text:p>
          </table:table-cell>
          <table:table-cell table:formula="of:=[.A758]/([.$D$4]*2)" office:value-type="float" office:value="112.350000000001">
            <text:p>112.350000000001</text:p>
          </table:table-cell>
          <table:table-cell table:formula="of:=SQRT(ABS([.$D$2]^2-[.B758]^2))" office:value-type="float" office:value="120.840711269008">
            <text:p>120.840711269008</text:p>
          </table:table-cell>
          <table:table-cell table:formula="of:=([.$C$10]-[.C758])*[.$B$4]" office:value-type="float" office:value="72323.7627891755">
            <text:p>72323.7627891755</text:p>
          </table:table-cell>
          <table:table-cell table:formula="of:=ROUND([.D758])" office:value-type="float" office:value="72324">
            <text:p>72324</text:p>
          </table:table-cell>
          <table:table-cell table:formula="of:=([.$C$8]-([.E758]*[.$C$4]))" office:value-type="float" office:value="120.840634615385">
            <text:p>120.840634615385</text:p>
          </table:table-cell>
          <table:table-cell table:formula="of:=SQRT(ABS([.$D$2]^2-[.F758]^2))" office:value-type="float" office:value="112.35008244657">
            <text:p>112.35008244657</text:p>
          </table:table-cell>
          <table:table-cell table:formula="of:=ABS([.B758]-[.G758])" office:value-type="float" office:value="0.0000824465687401244">
            <text:p>0.0000824465687401244</text:p>
          </table:table-cell>
          <table:table-cell table:number-columns-repeated="3"/>
        </table:table-row>
        <table:table-row table:style-name="ro2">
          <table:table-cell table:formula="of:=[.A758]+[.A$4]" office:value-type="float" office:value="225.000000000003">
            <text:p>225.000000000003</text:p>
          </table:table-cell>
          <table:table-cell table:formula="of:=[.A759]/([.$D$4]*2)" office:value-type="float" office:value="112.500000000001">
            <text:p>112.500000000001</text:p>
          </table:table-cell>
          <table:table-cell table:formula="of:=SQRT(ABS([.$D$2]^2-[.B759]^2))" office:value-type="float" office:value="120.701077045732">
            <text:p>120.701077045732</text:p>
          </table:table-cell>
          <table:table-cell table:formula="of:=([.$C$10]-[.C759])*[.$B$4]" office:value-type="float" office:value="72552.4550603675">
            <text:p>72552.4550603675</text:p>
          </table:table-cell>
          <table:table-cell table:formula="of:=ROUND([.D759])" office:value-type="float" office:value="72552">
            <text:p>72552</text:p>
          </table:table-cell>
          <table:table-cell table:formula="of:=([.$C$8]-([.E759]*[.$C$4]))" office:value-type="float" office:value="120.701423076923">
            <text:p>120.701423076923</text:p>
          </table:table-cell>
          <table:table-cell table:formula="of:=SQRT(ABS([.$D$2]^2-[.F759]^2))" office:value-type="float" office:value="112.499628742524">
            <text:p>112.499628742524</text:p>
          </table:table-cell>
          <table:table-cell table:formula="of:=ABS([.B759]-[.G759])" office:value-type="float" office:value="0.00037125747789446">
            <text:p>0.00037125747789446</text:p>
          </table:table-cell>
          <table:table-cell table:number-columns-repeated="3"/>
        </table:table-row>
        <table:table-row table:style-name="ro2">
          <table:table-cell table:formula="of:=[.A759]+[.A$4]" office:value-type="float" office:value="225.300000000003">
            <text:p>225.300000000003</text:p>
          </table:table-cell>
          <table:table-cell table:formula="of:=[.A760]/([.$D$4]*2)" office:value-type="float" office:value="112.650000000001">
            <text:p>112.650000000001</text:p>
          </table:table-cell>
          <table:table-cell table:formula="of:=SQRT(ABS([.$D$2]^2-[.B760]^2))" office:value-type="float" office:value="120.56109447081">
            <text:p>120.56109447081</text:p>
          </table:table-cell>
          <table:table-cell table:formula="of:=([.$C$10]-[.C760])*[.$B$4]" office:value-type="float" office:value="72781.7178602387">
            <text:p>72781.7178602387</text:p>
          </table:table-cell>
          <table:table-cell table:formula="of:=ROUND([.D760])" office:value-type="float" office:value="72782">
            <text:p>72782</text:p>
          </table:table-cell>
          <table:table-cell table:formula="of:=([.$C$8]-([.E760]*[.$C$4]))" office:value-type="float" office:value="120.560990384615">
            <text:p>120.560990384615</text:p>
          </table:table-cell>
          <table:table-cell table:formula="of:=SQRT(ABS([.$D$2]^2-[.F760]^2))" office:value-type="float" office:value="112.650111395776">
            <text:p>112.650111395776</text:p>
          </table:table-cell>
          <table:table-cell table:formula="of:=ABS([.B760]-[.G760])" office:value-type="float" office:value="0.000111395774297307">
            <text:p>0.000111395774297307</text:p>
          </table:table-cell>
          <table:table-cell table:number-columns-repeated="3"/>
        </table:table-row>
        <table:table-row table:style-name="ro2">
          <table:table-cell table:formula="of:=[.A760]+[.A$4]" office:value-type="float" office:value="225.600000000003">
            <text:p>225.600000000003</text:p>
          </table:table-cell>
          <table:table-cell table:formula="of:=[.A761]/([.$D$4]*2)" office:value-type="float" office:value="112.800000000001">
            <text:p>112.800000000001</text:p>
          </table:table-cell>
          <table:table-cell table:formula="of:=SQRT(ABS([.$D$2]^2-[.B761]^2))" office:value-type="float" office:value="120.420762329424">
            <text:p>120.420762329424</text:p>
          </table:table-cell>
          <table:table-cell table:formula="of:=([.$C$10]-[.C761])*[.$B$4]" office:value-type="float" office:value="73011.5531784146">
            <text:p>73011.5531784146</text:p>
          </table:table-cell>
          <table:table-cell table:formula="of:=ROUND([.D761])" office:value-type="float" office:value="73012">
            <text:p>73012</text:p>
          </table:table-cell>
          <table:table-cell table:formula="of:=([.$C$8]-([.E761]*[.$C$4]))" office:value-type="float" office:value="120.420557692308">
            <text:p>120.420557692308</text:p>
          </table:table-cell>
          <table:table-cell table:formula="of:=SQRT(ABS([.$D$2]^2-[.F761]^2))" office:value-type="float" office:value="112.800218461994">
            <text:p>112.800218461994</text:p>
          </table:table-cell>
          <table:table-cell table:formula="of:=ABS([.B761]-[.G761])" office:value-type="float" office:value="0.000218461992687935">
            <text:p>0.000218461992687935</text:p>
          </table:table-cell>
          <table:table-cell table:number-columns-repeated="3"/>
        </table:table-row>
        <table:table-row table:style-name="ro2">
          <table:table-cell table:formula="of:=[.A761]+[.A$4]" office:value-type="float" office:value="225.900000000003">
            <text:p>225.900000000003</text:p>
          </table:table-cell>
          <table:table-cell table:formula="of:=[.A762]/([.$D$4]*2)" office:value-type="float" office:value="112.950000000001">
            <text:p>112.950000000001</text:p>
          </table:table-cell>
          <table:table-cell table:formula="of:=SQRT(ABS([.$D$2]^2-[.B762]^2))" office:value-type="float" office:value="120.280079398044">
            <text:p>120.280079398044</text:p>
          </table:table-cell>
          <table:table-cell table:formula="of:=([.$C$10]-[.C762])*[.$B$4]" office:value-type="float" office:value="73241.963018786">
            <text:p>73241.963018786</text:p>
          </table:table-cell>
          <table:table-cell table:formula="of:=ROUND([.D762])" office:value-type="float" office:value="73242">
            <text:p>73242</text:p>
          </table:table-cell>
          <table:table-cell table:formula="of:=([.$C$8]-([.E762]*[.$C$4]))" office:value-type="float" office:value="120.280125">
            <text:p>120.280125</text:p>
          </table:table-cell>
          <table:table-cell table:formula="of:=SQRT(ABS([.$D$2]^2-[.F762]^2))" office:value-type="float" office:value="112.94995143861">
            <text:p>112.94995143861</text:p>
          </table:table-cell>
          <table:table-cell table:formula="of:=ABS([.B762]-[.G762])" office:value-type="float" office:value="0.0000485613913383531">
            <text:p>0.0000485613913383531</text:p>
          </table:table-cell>
          <table:table-cell table:number-columns-repeated="3"/>
        </table:table-row>
        <table:table-row table:style-name="ro2">
          <table:table-cell table:formula="of:=[.A762]+[.A$4]" office:value-type="float" office:value="226.200000000003">
            <text:p>226.200000000003</text:p>
          </table:table-cell>
          <table:table-cell table:formula="of:=[.A763]/([.$D$4]*2)" office:value-type="float" office:value="113.100000000001">
            <text:p>113.100000000001</text:p>
          </table:table-cell>
          <table:table-cell table:formula="of:=SQRT(ABS([.$D$2]^2-[.B763]^2))" office:value-type="float" office:value="120.139044444342">
            <text:p>120.139044444342</text:p>
          </table:table-cell>
          <table:table-cell table:formula="of:=([.$C$10]-[.C763])*[.$B$4]" office:value-type="float" office:value="73472.949399651">
            <text:p>73472.949399651</text:p>
          </table:table-cell>
          <table:table-cell table:formula="of:=ROUND([.D763])" office:value-type="float" office:value="73473">
            <text:p>73473</text:p>
          </table:table-cell>
          <table:table-cell table:formula="of:=([.$C$8]-([.E763]*[.$C$4]))" office:value-type="float" office:value="120.139081730769">
            <text:p>120.139081730769</text:p>
          </table:table-cell>
          <table:table-cell table:formula="of:=SQRT(ABS([.$D$2]^2-[.F763]^2))" office:value-type="float" office:value="113.099960392953">
            <text:p>113.099960392953</text:p>
          </table:table-cell>
          <table:table-cell table:formula="of:=ABS([.B763]-[.G763])" office:value-type="float" office:value="0.0000396070483645872">
            <text:p>0.0000396070483645872</text:p>
          </table:table-cell>
          <table:table-cell table:number-columns-repeated="3"/>
        </table:table-row>
        <table:table-row table:style-name="ro2">
          <table:table-cell table:formula="of:=[.A763]+[.A$4]" office:value-type="float" office:value="226.500000000003">
            <text:p>226.500000000003</text:p>
          </table:table-cell>
          <table:table-cell table:formula="of:=[.A764]/([.$D$4]*2)" office:value-type="float" office:value="113.250000000001">
            <text:p>113.250000000001</text:p>
          </table:table-cell>
          <table:table-cell table:formula="of:=SQRT(ABS([.$D$2]^2-[.B764]^2))" office:value-type="float" office:value="119.99765622711">
            <text:p>119.99765622711</text:p>
          </table:table-cell>
          <table:table-cell table:formula="of:=([.$C$10]-[.C764])*[.$B$4]" office:value-type="float" office:value="73704.5143538583">
            <text:p>73704.5143538583</text:p>
          </table:table-cell>
          <table:table-cell table:formula="of:=ROUND([.D764])" office:value-type="float" office:value="73705">
            <text:p>73705</text:p>
          </table:table-cell>
          <table:table-cell table:formula="of:=([.$C$8]-([.E764]*[.$C$4]))" office:value-type="float" office:value="119.997427884615">
            <text:p>119.997427884615</text:p>
          </table:table-cell>
          <table:table-cell table:formula="of:=SQRT(ABS([.$D$2]^2-[.F764]^2))" office:value-type="float" office:value="113.250241947099">
            <text:p>113.250241947099</text:p>
          </table:table-cell>
          <table:table-cell table:formula="of:=ABS([.B764]-[.G764])" office:value-type="float" office:value="0.000241947097876505">
            <text:p>0.000241947097876505</text:p>
          </table:table-cell>
          <table:table-cell table:number-columns-repeated="3"/>
        </table:table-row>
        <table:table-row table:style-name="ro2">
          <table:table-cell table:formula="of:=[.A764]+[.A$4]" office:value-type="float" office:value="226.800000000003">
            <text:p>226.800000000003</text:p>
          </table:table-cell>
          <table:table-cell table:formula="of:=[.A765]/([.$D$4]*2)" office:value-type="float" office:value="113.400000000001">
            <text:p>113.400000000001</text:p>
          </table:table-cell>
          <table:table-cell table:formula="of:=SQRT(ABS([.$D$2]^2-[.B765]^2))" office:value-type="float" office:value="119.855913496163">
            <text:p>119.855913496163</text:p>
          </table:table-cell>
          <table:table-cell table:formula="of:=([.$C$10]-[.C765])*[.$B$4]" office:value-type="float" office:value="73936.6599289529">
            <text:p>73936.6599289529</text:p>
          </table:table-cell>
          <table:table-cell table:formula="of:=ROUND([.D765])" office:value-type="float" office:value="73937">
            <text:p>73937</text:p>
          </table:table-cell>
          <table:table-cell table:formula="of:=([.$C$8]-([.E765]*[.$C$4]))" office:value-type="float" office:value="119.855774038462">
            <text:p>119.855774038462</text:p>
          </table:table-cell>
          <table:table-cell table:formula="of:=SQRT(ABS([.$D$2]^2-[.F765]^2))" office:value-type="float" office:value="113.400147396911">
            <text:p>113.400147396911</text:p>
          </table:table-cell>
          <table:table-cell table:formula="of:=ABS([.B765]-[.G765])" office:value-type="float" office:value="0.000147396910037401">
            <text:p>0.000147396910037401</text:p>
          </table:table-cell>
          <table:table-cell table:number-columns-repeated="3"/>
        </table:table-row>
        <table:table-row table:style-name="ro2">
          <table:table-cell table:formula="of:=[.A765]+[.A$4]" office:value-type="float" office:value="227.100000000003">
            <text:p>227.100000000003</text:p>
          </table:table-cell>
          <table:table-cell table:formula="of:=[.A766]/([.$D$4]*2)" office:value-type="float" office:value="113.550000000001">
            <text:p>113.550000000001</text:p>
          </table:table-cell>
          <table:table-cell table:formula="of:=SQRT(ABS([.$D$2]^2-[.B766]^2))" office:value-type="float" office:value="119.713814992254">
            <text:p>119.713814992254</text:p>
          </table:table-cell>
          <table:table-cell table:formula="of:=([.$C$10]-[.C766])*[.$B$4]" office:value-type="float" office:value="74169.3881873229">
            <text:p>74169.3881873229</text:p>
          </table:table-cell>
          <table:table-cell table:formula="of:=ROUND([.D766])" office:value-type="float" office:value="74169">
            <text:p>74169</text:p>
          </table:table-cell>
          <table:table-cell table:formula="of:=([.$C$8]-([.E766]*[.$C$4]))" office:value-type="float" office:value="119.714120192308">
            <text:p>119.714120192308</text:p>
          </table:table-cell>
          <table:table-cell table:formula="of:=SQRT(ABS([.$D$2]^2-[.F766]^2))" office:value-type="float" office:value="113.54967823196">
            <text:p>113.54967823196</text:p>
          </table:table-cell>
          <table:table-cell table:formula="of:=ABS([.B766]-[.G766])" office:value-type="float" office:value="0.00032176804118933">
            <text:p>0.00032176804118933</text:p>
          </table:table-cell>
          <table:table-cell table:number-columns-repeated="3"/>
        </table:table-row>
        <table:table-row table:style-name="ro2">
          <table:table-cell table:formula="of:=[.A766]+[.A$4]" office:value-type="float" office:value="227.400000000003">
            <text:p>227.400000000003</text:p>
          </table:table-cell>
          <table:table-cell table:formula="of:=[.A767]/([.$D$4]*2)" office:value-type="float" office:value="113.700000000001">
            <text:p>113.700000000001</text:p>
          </table:table-cell>
          <table:table-cell table:formula="of:=SQRT(ABS([.$D$2]^2-[.B767]^2))" office:value-type="float" office:value="119.571359446983">
            <text:p>119.571359446983</text:p>
          </table:table-cell>
          <table:table-cell table:formula="of:=([.$C$10]-[.C767])*[.$B$4]" office:value-type="float" office:value="74402.7012063494">
            <text:p>74402.7012063494</text:p>
          </table:table-cell>
          <table:table-cell table:formula="of:=ROUND([.D767])" office:value-type="float" office:value="74403">
            <text:p>74403</text:p>
          </table:table-cell>
          <table:table-cell table:formula="of:=([.$C$8]-([.E767]*[.$C$4]))" office:value-type="float" office:value="119.571245192308">
            <text:p>119.571245192308</text:p>
          </table:table-cell>
          <table:table-cell table:formula="of:=SQRT(ABS([.$D$2]^2-[.F767]^2))" office:value-type="float" office:value="113.700120154558">
            <text:p>113.700120154558</text:p>
          </table:table-cell>
          <table:table-cell table:formula="of:=ABS([.B767]-[.G767])" office:value-type="float" office:value="0.000120154557023966">
            <text:p>0.000120154557023966</text:p>
          </table:table-cell>
          <table:table-cell table:number-columns-repeated="3"/>
        </table:table-row>
        <table:table-row table:style-name="ro2">
          <table:table-cell table:formula="of:=[.A767]+[.A$4]" office:value-type="float" office:value="227.700000000003">
            <text:p>227.700000000003</text:p>
          </table:table-cell>
          <table:table-cell table:formula="of:=[.A768]/([.$D$4]*2)" office:value-type="float" office:value="113.850000000001">
            <text:p>113.850000000001</text:p>
          </table:table-cell>
          <table:table-cell table:formula="of:=SQRT(ABS([.$D$2]^2-[.B768]^2))" office:value-type="float" office:value="119.428545582703">
            <text:p>119.428545582703</text:p>
          </table:table-cell>
          <table:table-cell table:formula="of:=([.$C$10]-[.C768])*[.$B$4]" office:value-type="float" office:value="74636.6010785571">
            <text:p>74636.6010785571</text:p>
          </table:table-cell>
          <table:table-cell table:formula="of:=ROUND([.D768])" office:value-type="float" office:value="74637">
            <text:p>74637</text:p>
          </table:table-cell>
          <table:table-cell table:formula="of:=([.$C$8]-([.E768]*[.$C$4]))" office:value-type="float" office:value="119.428370192308">
            <text:p>119.428370192308</text:p>
          </table:table-cell>
          <table:table-cell table:formula="of:=SQRT(ABS([.$D$2]^2-[.F768]^2))" office:value-type="float" office:value="113.850183984081">
            <text:p>113.850183984081</text:p>
          </table:table-cell>
          <table:table-cell table:formula="of:=ABS([.B768]-[.G768])" office:value-type="float" office:value="0.000183984079626498">
            <text:p>0.000183984079626498</text:p>
          </table:table-cell>
          <table:table-cell table:number-columns-repeated="3"/>
        </table:table-row>
        <table:table-row table:style-name="ro2">
          <table:table-cell table:formula="of:=[.A768]+[.A$4]" office:value-type="float" office:value="228.000000000003">
            <text:p>228.000000000003</text:p>
          </table:table-cell>
          <table:table-cell table:formula="of:=[.A769]/([.$D$4]*2)" office:value-type="float" office:value="114.000000000001">
            <text:p>114.000000000001</text:p>
          </table:table-cell>
          <table:table-cell table:formula="of:=SQRT(ABS([.$D$2]^2-[.B769]^2))" office:value-type="float" office:value="119.285372112425">
            <text:p>119.285372112425</text:p>
          </table:table-cell>
          <table:table-cell table:formula="of:=([.$C$10]-[.C769])*[.$B$4]" office:value-type="float" office:value="74871.0899117679">
            <text:p>74871.0899117679</text:p>
          </table:table-cell>
          <table:table-cell table:formula="of:=ROUND([.D769])" office:value-type="float" office:value="74871">
            <text:p>74871</text:p>
          </table:table-cell>
          <table:table-cell table:formula="of:=([.$C$8]-([.E769]*[.$C$4]))" office:value-type="float" office:value="119.285495192308">
            <text:p>119.285495192308</text:p>
          </table:table-cell>
          <table:table-cell table:formula="of:=SQRT(ABS([.$D$2]^2-[.F769]^2))" office:value-type="float" office:value="113.999871213638">
            <text:p>113.999871213638</text:p>
          </table:table-cell>
          <table:table-cell table:formula="of:=ABS([.B769]-[.G769])" office:value-type="float" office:value="0.000128786363944755">
            <text:p>0.000128786363944755</text:p>
          </table:table-cell>
          <table:table-cell table:number-columns-repeated="3"/>
        </table:table-row>
        <table:table-row table:style-name="ro2">
          <table:table-cell table:formula="of:=[.A769]+[.A$4]" office:value-type="float" office:value="228.300000000003">
            <text:p>228.300000000003</text:p>
          </table:table-cell>
          <table:table-cell table:formula="of:=[.A770]/([.$D$4]*2)" office:value-type="float" office:value="114.150000000001">
            <text:p>114.150000000001</text:p>
          </table:table-cell>
          <table:table-cell table:formula="of:=SQRT(ABS([.$D$2]^2-[.B770]^2))" office:value-type="float" office:value="119.141837739728">
            <text:p>119.141837739728</text:p>
          </table:table-cell>
          <table:table-cell table:formula="of:=([.$C$10]-[.C770])*[.$B$4]" office:value-type="float" office:value="75106.1698292557">
            <text:p>75106.1698292557</text:p>
          </table:table-cell>
          <table:table-cell table:formula="of:=ROUND([.D770])" office:value-type="float" office:value="75106">
            <text:p>75106</text:p>
          </table:table-cell>
          <table:table-cell table:formula="of:=([.$C$8]-([.E770]*[.$C$4]))" office:value-type="float" office:value="119.142009615385">
            <text:p>119.142009615385</text:p>
          </table:table-cell>
          <table:table-cell table:formula="of:=SQRT(ABS([.$D$2]^2-[.F770]^2))" office:value-type="float" office:value="114.149820607864">
            <text:p>114.149820607864</text:p>
          </table:table-cell>
          <table:table-cell table:formula="of:=ABS([.B770]-[.G770])" office:value-type="float" office:value="0.000179392137169998">
            <text:p>0.000179392137169998</text:p>
          </table:table-cell>
          <table:table-cell table:number-columns-repeated="3"/>
        </table:table-row>
        <table:table-row table:style-name="ro2">
          <table:table-cell table:formula="of:=[.A770]+[.A$4]" office:value-type="float" office:value="228.600000000003">
            <text:p>228.600000000003</text:p>
          </table:table-cell>
          <table:table-cell table:formula="of:=[.A771]/([.$D$4]*2)" office:value-type="float" office:value="114.300000000001">
            <text:p>114.300000000001</text:p>
          </table:table-cell>
          <table:table-cell table:formula="of:=SQRT(ABS([.$D$2]^2-[.B771]^2))" office:value-type="float" office:value="118.997941158659">
            <text:p>118.997941158659</text:p>
          </table:table-cell>
          <table:table-cell table:formula="of:=([.$C$10]-[.C771])*[.$B$4]" office:value-type="float" office:value="75341.8429699041">
            <text:p>75341.8429699041</text:p>
          </table:table-cell>
          <table:table-cell table:formula="of:=ROUND([.D771])" office:value-type="float" office:value="75342">
            <text:p>75342</text:p>
          </table:table-cell>
          <table:table-cell table:formula="of:=([.$C$8]-([.E771]*[.$C$4]))" office:value-type="float" office:value="118.997913461538">
            <text:p>118.997913461538</text:p>
          </table:table-cell>
          <table:table-cell table:formula="of:=SQRT(ABS([.$D$2]^2-[.F771]^2))" office:value-type="float" office:value="114.300028835518">
            <text:p>114.300028835518</text:p>
          </table:table-cell>
          <table:table-cell table:formula="of:=ABS([.B771]-[.G771])" office:value-type="float" office:value="0.0000288355163320375">
            <text:p>0.0000288355163320375</text:p>
          </table:table-cell>
          <table:table-cell table:number-columns-repeated="3"/>
        </table:table-row>
        <table:table-row table:style-name="ro2">
          <table:table-cell table:formula="of:=[.A771]+[.A$4]" office:value-type="float" office:value="228.900000000003">
            <text:p>228.900000000003</text:p>
          </table:table-cell>
          <table:table-cell table:formula="of:=[.A772]/([.$D$4]*2)" office:value-type="float" office:value="114.450000000001">
            <text:p>114.450000000001</text:p>
          </table:table-cell>
          <table:table-cell table:formula="of:=SQRT(ABS([.$D$2]^2-[.B772]^2))" office:value-type="float" office:value="118.853681053637">
            <text:p>118.853681053637</text:p>
          </table:table-cell>
          <table:table-cell table:formula="of:=([.$C$10]-[.C772])*[.$B$4]" office:value-type="float" office:value="75578.1114883654">
            <text:p>75578.1114883654</text:p>
          </table:table-cell>
          <table:table-cell table:formula="of:=ROUND([.D772])" office:value-type="float" office:value="75578">
            <text:p>75578</text:p>
          </table:table-cell>
          <table:table-cell table:formula="of:=([.$C$8]-([.E772]*[.$C$4]))" office:value-type="float" office:value="118.853817307692">
            <text:p>118.853817307692</text:p>
          </table:table-cell>
          <table:table-cell table:formula="of:=SQRT(ABS([.$D$2]^2-[.F772]^2))" office:value-type="float" office:value="114.449858503144">
            <text:p>114.449858503144</text:p>
          </table:table-cell>
          <table:table-cell table:formula="of:=ABS([.B772]-[.G772])" office:value-type="float" office:value="0.000141496857409607">
            <text:p>0.000141496857409607</text:p>
          </table:table-cell>
          <table:table-cell table:number-columns-repeated="3"/>
        </table:table-row>
        <table:table-row table:style-name="ro2">
          <table:table-cell table:formula="of:=[.A772]+[.A$4]" office:value-type="float" office:value="229.200000000003">
            <text:p>229.200000000003</text:p>
          </table:table-cell>
          <table:table-cell table:formula="of:=[.A773]/([.$D$4]*2)" office:value-type="float" office:value="114.600000000001">
            <text:p>114.600000000001</text:p>
          </table:table-cell>
          <table:table-cell table:formula="of:=SQRT(ABS([.$D$2]^2-[.B773]^2))" office:value-type="float" office:value="118.709056099354">
            <text:p>118.709056099354</text:p>
          </table:table-cell>
          <table:table-cell table:formula="of:=([.$C$10]-[.C773])*[.$B$4]" office:value-type="float" office:value="75814.9775552219">
            <text:p>75814.9775552219</text:p>
          </table:table-cell>
          <table:table-cell table:formula="of:=ROUND([.D773])" office:value-type="float" office:value="75815">
            <text:p>75815</text:p>
          </table:table-cell>
          <table:table-cell table:formula="of:=([.$C$8]-([.E773]*[.$C$4]))" office:value-type="float" office:value="118.709110576923">
            <text:p>118.709110576923</text:p>
          </table:table-cell>
          <table:table-cell table:formula="of:=SQRT(ABS([.$D$2]^2-[.F773]^2))" office:value-type="float" office:value="114.599943569078">
            <text:p>114.599943569078</text:p>
          </table:table-cell>
          <table:table-cell table:formula="of:=ABS([.B773]-[.G773])" office:value-type="float" office:value="0.0000564309235500104">
            <text:p>0.0000564309235500104</text:p>
          </table:table-cell>
          <table:table-cell table:number-columns-repeated="3"/>
        </table:table-row>
        <table:table-row table:style-name="ro2">
          <table:table-cell table:formula="of:=[.A773]+[.A$4]" office:value-type="float" office:value="229.500000000003">
            <text:p>229.500000000003</text:p>
          </table:table-cell>
          <table:table-cell table:formula="of:=[.A774]/([.$D$4]*2)" office:value-type="float" office:value="114.750000000001">
            <text:p>114.750000000001</text:p>
          </table:table-cell>
          <table:table-cell table:formula="of:=SQRT(ABS([.$D$2]^2-[.B774]^2))" office:value-type="float" office:value="118.564064960677">
            <text:p>118.564064960677</text:p>
          </table:table-cell>
          <table:table-cell table:formula="of:=([.$C$10]-[.C774])*[.$B$4]" office:value-type="float" office:value="76052.44335715">
            <text:p>76052.44335715</text:p>
          </table:table-cell>
          <table:table-cell table:formula="of:=ROUND([.D774])" office:value-type="float" office:value="76052">
            <text:p>76052</text:p>
          </table:table-cell>
          <table:table-cell table:formula="of:=([.$C$8]-([.E774]*[.$C$4]))" office:value-type="float" office:value="118.564403846154">
            <text:p>118.564403846154</text:p>
          </table:table-cell>
          <table:table-cell table:formula="of:=SQRT(ABS([.$D$2]^2-[.F774]^2))" office:value-type="float" office:value="114.749649849601">
            <text:p>114.749649849601</text:p>
          </table:table-cell>
          <table:table-cell table:formula="of:=ABS([.B774]-[.G774])" office:value-type="float" office:value="0.000350150400038274">
            <text:p>0.000350150400038274</text:p>
          </table:table-cell>
          <table:table-cell table:number-columns-repeated="3"/>
        </table:table-row>
        <table:table-row table:style-name="ro2">
          <table:table-cell table:formula="of:=[.A774]+[.A$4]" office:value-type="float" office:value="229.800000000003">
            <text:p>229.800000000003</text:p>
          </table:table-cell>
          <table:table-cell table:formula="of:=[.A775]/([.$D$4]*2)" office:value-type="float" office:value="114.900000000002">
            <text:p>114.900000000002</text:p>
          </table:table-cell>
          <table:table-cell table:formula="of:=SQRT(ABS([.$D$2]^2-[.B775]^2))" office:value-type="float" office:value="118.418706292543">
            <text:p>118.418706292543</text:p>
          </table:table-cell>
          <table:table-cell table:formula="of:=([.$C$10]-[.C775])*[.$B$4]" office:value-type="float" office:value="76290.5110970856">
            <text:p>76290.5110970856</text:p>
          </table:table-cell>
          <table:table-cell table:formula="of:=ROUND([.D775])" office:value-type="float" office:value="76291">
            <text:p>76291</text:p>
          </table:table-cell>
          <table:table-cell table:formula="of:=([.$C$8]-([.E775]*[.$C$4]))" office:value-type="float" office:value="118.418475961538">
            <text:p>118.418475961538</text:p>
          </table:table-cell>
          <table:table-cell table:formula="of:=SQRT(ABS([.$D$2]^2-[.F775]^2))" office:value-type="float" office:value="114.900237384204">
            <text:p>114.900237384204</text:p>
          </table:table-cell>
          <table:table-cell table:formula="of:=ABS([.B775]-[.G775])" office:value-type="float" office:value="0.000237384202961266">
            <text:p>0.000237384202961266</text:p>
          </table:table-cell>
          <table:table-cell table:number-columns-repeated="3"/>
        </table:table-row>
        <table:table-row table:style-name="ro2">
          <table:table-cell table:formula="of:=[.A775]+[.A$4]" office:value-type="float" office:value="230.100000000003">
            <text:p>230.100000000003</text:p>
          </table:table-cell>
          <table:table-cell table:formula="of:=[.A776]/([.$D$4]*2)" office:value-type="float" office:value="115.050000000002">
            <text:p>115.050000000002</text:p>
          </table:table-cell>
          <table:table-cell table:formula="of:=SQRT(ABS([.$D$2]^2-[.B776]^2))" office:value-type="float" office:value="118.272978739861">
            <text:p>118.272978739861</text:p>
          </table:table-cell>
          <table:table-cell table:formula="of:=([.$C$10]-[.C776])*[.$B$4]" office:value-type="float" office:value="76529.1829943919">
            <text:p>76529.1829943919</text:p>
          </table:table-cell>
          <table:table-cell table:formula="of:=ROUND([.D776])" office:value-type="float" office:value="76529">
            <text:p>76529</text:p>
          </table:table-cell>
          <table:table-cell table:formula="of:=([.$C$8]-([.E776]*[.$C$4]))" office:value-type="float" office:value="118.273158653846">
            <text:p>118.273158653846</text:p>
          </table:table-cell>
          <table:table-cell table:formula="of:=SQRT(ABS([.$D$2]^2-[.F776]^2))" office:value-type="float" office:value="115.049815045667">
            <text:p>115.049815045667</text:p>
          </table:table-cell>
          <table:table-cell table:formula="of:=ABS([.B776]-[.G776])" office:value-type="float" office:value="0.000184954334713439">
            <text:p>0.000184954334713439</text:p>
          </table:table-cell>
          <table:table-cell table:number-columns-repeated="3"/>
        </table:table-row>
        <table:table-row table:style-name="ro2">
          <table:table-cell table:formula="of:=[.A776]+[.A$4]" office:value-type="float" office:value="230.400000000003">
            <text:p>230.400000000003</text:p>
          </table:table-cell>
          <table:table-cell table:formula="of:=[.A777]/([.$D$4]*2)" office:value-type="float" office:value="115.200000000002">
            <text:p>115.200000000002</text:p>
          </table:table-cell>
          <table:table-cell table:formula="of:=SQRT(ABS([.$D$2]^2-[.B777]^2))" office:value-type="float" office:value="118.126880937404">
            <text:p>118.126880937404</text:p>
          </table:table-cell>
          <table:table-cell table:formula="of:=([.$C$10]-[.C777])*[.$B$4]" office:value-type="float" office:value="76768.4612850302">
            <text:p>76768.4612850302</text:p>
          </table:table-cell>
          <table:table-cell table:formula="of:=ROUND([.D777])" office:value-type="float" office:value="76768">
            <text:p>76768</text:p>
          </table:table-cell>
          <table:table-cell table:formula="of:=([.$C$8]-([.E777]*[.$C$4]))" office:value-type="float" office:value="118.127230769231">
            <text:p>118.127230769231</text:p>
          </table:table-cell>
          <table:table-cell table:formula="of:=SQRT(ABS([.$D$2]^2-[.F777]^2))" office:value-type="float" office:value="115.199641278925">
            <text:p>115.199641278925</text:p>
          </table:table-cell>
          <table:table-cell table:formula="of:=ABS([.B777]-[.G777])" office:value-type="float" office:value="0.000358721076949564">
            <text:p>0.000358721076949564</text:p>
          </table:table-cell>
          <table:table-cell table:number-columns-repeated="3"/>
        </table:table-row>
        <table:table-row table:style-name="ro2">
          <table:table-cell table:formula="of:=[.A777]+[.A$4]" office:value-type="float" office:value="230.700000000003">
            <text:p>230.700000000003</text:p>
          </table:table-cell>
          <table:table-cell table:formula="of:=[.A778]/([.$D$4]*2)" office:value-type="float" office:value="115.350000000002">
            <text:p>115.350000000002</text:p>
          </table:table-cell>
          <table:table-cell table:formula="of:=SQRT(ABS([.$D$2]^2-[.B778]^2))" office:value-type="float" office:value="117.980411509706">
            <text:p>117.980411509706</text:p>
          </table:table-cell>
          <table:table-cell table:formula="of:=([.$C$10]-[.C778])*[.$B$4]" office:value-type="float" office:value="77008.348221732">
            <text:p>77008.348221732</text:p>
          </table:table-cell>
          <table:table-cell table:formula="of:=ROUND([.D778])" office:value-type="float" office:value="77008">
            <text:p>77008</text:p>
          </table:table-cell>
          <table:table-cell table:formula="of:=([.$C$8]-([.E778]*[.$C$4]))" office:value-type="float" office:value="117.980692307692">
            <text:p>117.980692307692</text:p>
          </table:table-cell>
          <table:table-cell table:formula="of:=SQRT(ABS([.$D$2]^2-[.F778]^2))" office:value-type="float" office:value="115.349712798072">
            <text:p>115.349712798072</text:p>
          </table:table-cell>
          <table:table-cell table:formula="of:=ABS([.B778]-[.G778])" office:value-type="float" office:value="0.000287201929779712">
            <text:p>0.000287201929779712</text:p>
          </table:table-cell>
          <table:table-cell table:number-columns-repeated="3"/>
        </table:table-row>
        <table:table-row table:style-name="ro2">
          <table:table-cell table:formula="of:=[.A778]+[.A$4]" office:value-type="float" office:value="231.000000000003">
            <text:p>231.000000000003</text:p>
          </table:table-cell>
          <table:table-cell table:formula="of:=[.A779]/([.$D$4]*2)" office:value-type="float" office:value="115.500000000002">
            <text:p>115.500000000002</text:p>
          </table:table-cell>
          <table:table-cell table:formula="of:=SQRT(ABS([.$D$2]^2-[.B779]^2))" office:value-type="float" office:value="117.833569070956">
            <text:p>117.833569070956</text:p>
          </table:table-cell>
          <table:table-cell table:formula="of:=([.$C$10]-[.C779])*[.$B$4]" office:value-type="float" office:value="77248.8460741743">
            <text:p>77248.8460741743</text:p>
          </table:table-cell>
          <table:table-cell table:formula="of:=ROUND([.D779])" office:value-type="float" office:value="77249">
            <text:p>77249</text:p>
          </table:table-cell>
          <table:table-cell table:formula="of:=([.$C$8]-([.E779]*[.$C$4]))" office:value-type="float" office:value="117.833543269231">
            <text:p>117.833543269231</text:p>
          </table:table-cell>
          <table:table-cell table:formula="of:=SQRT(ABS([.$D$2]^2-[.F779]^2))" office:value-type="float" office:value="115.50002632302">
            <text:p>115.50002632302</text:p>
          </table:table-cell>
          <table:table-cell table:formula="of:=ABS([.B779]-[.G779])" office:value-type="float" office:value="0.0000263230185026941">
            <text:p>0.0000263230185026941</text:p>
          </table:table-cell>
          <table:table-cell table:number-columns-repeated="3"/>
        </table:table-row>
        <table:table-row table:style-name="ro2">
          <table:table-cell table:formula="of:=[.A779]+[.A$4]" office:value-type="float" office:value="231.300000000003">
            <text:p>231.300000000003</text:p>
          </table:table-cell>
          <table:table-cell table:formula="of:=[.A780]/([.$D$4]*2)" office:value-type="float" office:value="115.650000000002">
            <text:p>115.650000000002</text:p>
          </table:table-cell>
          <table:table-cell table:formula="of:=SQRT(ABS([.$D$2]^2-[.B780]^2))" office:value-type="float" office:value="117.686352224885">
            <text:p>117.686352224885</text:p>
          </table:table-cell>
          <table:table-cell table:formula="of:=([.$C$10]-[.C780])*[.$B$4]" office:value-type="float" office:value="77489.9571291563">
            <text:p>77489.9571291563</text:p>
          </table:table-cell>
          <table:table-cell table:formula="of:=ROUND([.D780])" office:value-type="float" office:value="77490">
            <text:p>77490</text:p>
          </table:table-cell>
          <table:table-cell table:formula="of:=([.$C$8]-([.E780]*[.$C$4]))" office:value-type="float" office:value="117.686394230769">
            <text:p>117.686394230769</text:p>
          </table:table-cell>
          <table:table-cell table:formula="of:=SQRT(ABS([.$D$2]^2-[.F780]^2))" office:value-type="float" office:value="115.649957254467">
            <text:p>115.649957254467</text:p>
          </table:table-cell>
          <table:table-cell table:formula="of:=ABS([.B780]-[.G780])" office:value-type="float" office:value="0.000042745534855726">
            <text:p>0.000042745534855726</text:p>
          </table:table-cell>
          <table:table-cell table:number-columns-repeated="3"/>
        </table:table-row>
        <table:table-row table:style-name="ro2">
          <table:table-cell table:formula="of:=[.A780]+[.A$4]" office:value-type="float" office:value="231.600000000003">
            <text:p>231.600000000003</text:p>
          </table:table-cell>
          <table:table-cell table:formula="of:=[.A781]/([.$D$4]*2)" office:value-type="float" office:value="115.800000000002">
            <text:p>115.800000000002</text:p>
          </table:table-cell>
          <table:table-cell table:formula="of:=SQRT(ABS([.$D$2]^2-[.B781]^2))" office:value-type="float" office:value="117.538759564663">
            <text:p>117.538759564663</text:p>
          </table:table-cell>
          <table:table-cell table:formula="of:=([.$C$10]-[.C781])*[.$B$4]" office:value-type="float" office:value="77731.6836907795">
            <text:p>77731.6836907795</text:p>
          </table:table-cell>
          <table:table-cell table:formula="of:=ROUND([.D781])" office:value-type="float" office:value="77732">
            <text:p>77732</text:p>
          </table:table-cell>
          <table:table-cell table:formula="of:=([.$C$8]-([.E781]*[.$C$4]))" office:value-type="float" office:value="117.538634615385">
            <text:p>117.538634615385</text:p>
          </table:table-cell>
          <table:table-cell table:formula="of:=SQRT(ABS([.$D$2]^2-[.F781]^2))" office:value-type="float" office:value="115.800126825281">
            <text:p>115.800126825281</text:p>
          </table:table-cell>
          <table:table-cell table:formula="of:=ABS([.B781]-[.G781])" office:value-type="float" office:value="0.000126825279238574">
            <text:p>0.000126825279238574</text:p>
          </table:table-cell>
          <table:table-cell table:number-columns-repeated="3"/>
        </table:table-row>
        <table:table-row table:style-name="ro2">
          <table:table-cell table:formula="of:=[.A781]+[.A$4]" office:value-type="float" office:value="231.900000000003">
            <text:p>231.900000000003</text:p>
          </table:table-cell>
          <table:table-cell table:formula="of:=[.A782]/([.$D$4]*2)" office:value-type="float" office:value="115.950000000002">
            <text:p>115.950000000002</text:p>
          </table:table-cell>
          <table:table-cell table:formula="of:=SQRT(ABS([.$D$2]^2-[.B782]^2))" office:value-type="float" office:value="117.390789672783">
            <text:p>117.390789672783</text:p>
          </table:table-cell>
          <table:table-cell table:formula="of:=([.$C$10]-[.C782])*[.$B$4]" office:value-type="float" office:value="77974.0280806297">
            <text:p>77974.0280806297</text:p>
          </table:table-cell>
          <table:table-cell table:formula="of:=ROUND([.D782])" office:value-type="float" office:value="77974">
            <text:p>77974</text:p>
          </table:table-cell>
          <table:table-cell table:formula="of:=([.$C$8]-([.E782]*[.$C$4]))" office:value-type="float" office:value="117.390875">
            <text:p>117.390875</text:p>
          </table:table-cell>
          <table:table-cell table:formula="of:=SQRT(ABS([.$D$2]^2-[.F782]^2))" office:value-type="float" office:value="115.949913612449">
            <text:p>115.949913612449</text:p>
          </table:table-cell>
          <table:table-cell table:formula="of:=ABS([.B782]-[.G782])" office:value-type="float" office:value="0.0000863875525851654">
            <text:p>0.0000863875525851654</text:p>
          </table:table-cell>
          <table:table-cell table:number-columns-repeated="3"/>
        </table:table-row>
        <table:table-row table:style-name="ro2">
          <table:table-cell table:formula="of:=[.A782]+[.A$4]" office:value-type="float" office:value="232.200000000003">
            <text:p>232.200000000003</text:p>
          </table:table-cell>
          <table:table-cell table:formula="of:=[.A783]/([.$D$4]*2)" office:value-type="float" office:value="116.100000000002">
            <text:p>116.100000000002</text:p>
          </table:table-cell>
          <table:table-cell table:formula="of:=SQRT(ABS([.$D$2]^2-[.B783]^2))" office:value-type="float" office:value="117.242441120951">
            <text:p>117.242441120951</text:p>
          </table:table-cell>
          <table:table-cell table:formula="of:=([.$C$10]-[.C783])*[.$B$4]" office:value-type="float" office:value="78216.9926379614">
            <text:p>78216.9926379614</text:p>
          </table:table-cell>
          <table:table-cell table:formula="of:=ROUND([.D783])" office:value-type="float" office:value="78217">
            <text:p>78217</text:p>
          </table:table-cell>
          <table:table-cell table:formula="of:=([.$C$8]-([.E783]*[.$C$4]))" office:value-type="float" office:value="117.242504807692">
            <text:p>117.242504807692</text:p>
          </table:table-cell>
          <table:table-cell table:formula="of:=SQRT(ABS([.$D$2]^2-[.F783]^2))" office:value-type="float" office:value="116.099935686538">
            <text:p>116.099935686538</text:p>
          </table:table-cell>
          <table:table-cell table:formula="of:=ABS([.B783]-[.G783])" office:value-type="float" office:value="0.0000643134636106879">
            <text:p>0.0000643134636106879</text:p>
          </table:table-cell>
          <table:table-cell table:number-columns-repeated="3"/>
        </table:table-row>
        <table:table-row table:style-name="ro2">
          <table:table-cell table:formula="of:=[.A783]+[.A$4]" office:value-type="float" office:value="232.500000000003">
            <text:p>232.500000000003</text:p>
          </table:table-cell>
          <table:table-cell table:formula="of:=[.A784]/([.$D$4]*2)" office:value-type="float" office:value="116.250000000002">
            <text:p>116.250000000002</text:p>
          </table:table-cell>
          <table:table-cell table:formula="of:=SQRT(ABS([.$D$2]^2-[.B784]^2))" office:value-type="float" office:value="117.093712469968">
            <text:p>117.093712469968</text:p>
          </table:table-cell>
          <table:table-cell table:formula="of:=([.$C$10]-[.C784])*[.$B$4]" office:value-type="float" office:value="78460.5797198855">
            <text:p>78460.5797198855</text:p>
          </table:table-cell>
          <table:table-cell table:formula="of:=ROUND([.D784])" office:value-type="float" office:value="78461">
            <text:p>78461</text:p>
          </table:table-cell>
          <table:table-cell table:formula="of:=([.$C$8]-([.E784]*[.$C$4]))" office:value-type="float" office:value="117.093524038462">
            <text:p>117.093524038462</text:p>
          </table:table-cell>
          <table:table-cell table:formula="of:=SQRT(ABS([.$D$2]^2-[.F784]^2))" office:value-type="float" office:value="116.250189798788">
            <text:p>116.250189798788</text:p>
          </table:table-cell>
          <table:table-cell table:formula="of:=ABS([.B784]-[.G784])" office:value-type="float" office:value="0.000189798786436768">
            <text:p>0.000189798786436768</text:p>
          </table:table-cell>
          <table:table-cell table:number-columns-repeated="3"/>
        </table:table-row>
        <table:table-row table:style-name="ro2">
          <table:table-cell table:formula="of:=[.A784]+[.A$4]" office:value-type="float" office:value="232.800000000003">
            <text:p>232.800000000003</text:p>
          </table:table-cell>
          <table:table-cell table:formula="of:=[.A785]/([.$D$4]*2)" office:value-type="float" office:value="116.400000000002">
            <text:p>116.400000000002</text:p>
          </table:table-cell>
          <table:table-cell table:formula="of:=SQRT(ABS([.$D$2]^2-[.B785]^2))" office:value-type="float" office:value="116.94460226962">
            <text:p>116.94460226962</text:p>
          </table:table-cell>
          <table:table-cell table:formula="of:=([.$C$10]-[.C785])*[.$B$4]" office:value-type="float" office:value="78704.7917015583">
            <text:p>78704.7917015583</text:p>
          </table:table-cell>
          <table:table-cell table:formula="of:=ROUND([.D785])" office:value-type="float" office:value="78705">
            <text:p>78705</text:p>
          </table:table-cell>
          <table:table-cell table:formula="of:=([.$C$8]-([.E785]*[.$C$4]))" office:value-type="float" office:value="116.944543269231">
            <text:p>116.944543269231</text:p>
          </table:table-cell>
          <table:table-cell table:formula="of:=SQRT(ABS([.$D$2]^2-[.F785]^2))" office:value-type="float" office:value="116.400059276407">
            <text:p>116.400059276407</text:p>
          </table:table-cell>
          <table:table-cell table:formula="of:=ABS([.B785]-[.G785])" office:value-type="float" office:value="0.0000592764052242956">
            <text:p>0.0000592764052242956</text:p>
          </table:table-cell>
          <table:table-cell table:number-columns-repeated="3"/>
        </table:table-row>
        <table:table-row table:style-name="ro2">
          <table:table-cell table:formula="of:=[.A785]+[.A$4]" office:value-type="float" office:value="233.100000000003">
            <text:p>233.100000000003</text:p>
          </table:table-cell>
          <table:table-cell table:formula="of:=[.A786]/([.$D$4]*2)" office:value-type="float" office:value="116.550000000002">
            <text:p>116.550000000002</text:p>
          </table:table-cell>
          <table:table-cell table:formula="of:=SQRT(ABS([.$D$2]^2-[.B786]^2))" office:value-type="float" office:value="116.795109058554">
            <text:p>116.795109058554</text:p>
          </table:table-cell>
          <table:table-cell table:formula="of:=([.$C$10]-[.C786])*[.$B$4]" office:value-type="float" office:value="78949.6309763745">
            <text:p>78949.6309763745</text:p>
          </table:table-cell>
          <table:table-cell table:formula="of:=ROUND([.D786])" office:value-type="float" office:value="78950">
            <text:p>78950</text:p>
          </table:table-cell>
          <table:table-cell table:formula="of:=([.$C$8]-([.E786]*[.$C$4]))" office:value-type="float" office:value="116.794951923077">
            <text:p>116.794951923077</text:p>
          </table:table-cell>
          <table:table-cell table:formula="of:=SQRT(ABS([.$D$2]^2-[.F786]^2))" office:value-type="float" office:value="116.550157465729">
            <text:p>116.550157465729</text:p>
          </table:table-cell>
          <table:table-cell table:formula="of:=ABS([.B786]-[.G786])" office:value-type="float" office:value="0.000157465727113504">
            <text:p>0.000157465727113504</text:p>
          </table:table-cell>
          <table:table-cell table:number-columns-repeated="3"/>
        </table:table-row>
        <table:table-row table:style-name="ro2">
          <table:table-cell table:formula="of:=[.A786]+[.A$4]" office:value-type="float" office:value="233.400000000003">
            <text:p>233.400000000003</text:p>
          </table:table-cell>
          <table:table-cell table:formula="of:=[.A787]/([.$D$4]*2)" office:value-type="float" office:value="116.700000000002">
            <text:p>116.700000000002</text:p>
          </table:table-cell>
          <table:table-cell table:formula="of:=SQRT(ABS([.$D$2]^2-[.B787]^2))" office:value-type="float" office:value="116.645231364165">
            <text:p>116.645231364165</text:p>
          </table:table-cell>
          <table:table-cell table:formula="of:=([.$C$10]-[.C787])*[.$B$4]" office:value-type="float" office:value="79195.0999561616">
            <text:p>79195.0999561616</text:p>
          </table:table-cell>
          <table:table-cell table:formula="of:=ROUND([.D787])" office:value-type="float" office:value="79195">
            <text:p>79195</text:p>
          </table:table-cell>
          <table:table-cell table:formula="of:=([.$C$8]-([.E787]*[.$C$4]))" office:value-type="float" office:value="116.645360576923">
            <text:p>116.645360576923</text:p>
          </table:table-cell>
          <table:table-cell table:formula="of:=SQRT(ABS([.$D$2]^2-[.F787]^2))" office:value-type="float" office:value="116.699870847742">
            <text:p>116.699870847742</text:p>
          </table:table-cell>
          <table:table-cell table:formula="of:=ABS([.B787]-[.G787])" office:value-type="float" office:value="0.000129152259845">
            <text:p>0.000129152259845</text:p>
          </table:table-cell>
          <table:table-cell table:number-columns-repeated="3"/>
        </table:table-row>
        <table:table-row table:style-name="ro2">
          <table:table-cell table:formula="of:=[.A787]+[.A$4]" office:value-type="float" office:value="233.700000000003">
            <text:p>233.700000000003</text:p>
          </table:table-cell>
          <table:table-cell table:formula="of:=[.A788]/([.$D$4]*2)" office:value-type="float" office:value="116.850000000002">
            <text:p>116.850000000002</text:p>
          </table:table-cell>
          <table:table-cell table:formula="of:=SQRT(ABS([.$D$2]^2-[.B788]^2))" office:value-type="float" office:value="116.49496770247">
            <text:p>116.49496770247</text:p>
          </table:table-cell>
          <table:table-cell table:formula="of:=([.$C$10]-[.C788])*[.$B$4]" office:value-type="float" office:value="79441.2010713782">
            <text:p>79441.2010713782</text:p>
          </table:table-cell>
          <table:table-cell table:formula="of:=ROUND([.D788])" office:value-type="float" office:value="79441">
            <text:p>79441</text:p>
          </table:table-cell>
          <table:table-cell table:formula="of:=([.$C$8]-([.E788]*[.$C$4]))" office:value-type="float" office:value="116.495158653846">
            <text:p>116.495158653846</text:p>
          </table:table-cell>
          <table:table-cell table:formula="of:=SQRT(ABS([.$D$2]^2-[.F788]^2))" office:value-type="float" office:value="116.849809628494">
            <text:p>116.849809628494</text:p>
          </table:table-cell>
          <table:table-cell table:formula="of:=ABS([.B788]-[.G788])" office:value-type="float" office:value="0.000190371507883924">
            <text:p>0.000190371507883924</text:p>
          </table:table-cell>
          <table:table-cell table:number-columns-repeated="3"/>
        </table:table-row>
        <table:table-row table:style-name="ro2">
          <table:table-cell table:formula="of:=[.A788]+[.A$4]" office:value-type="float" office:value="234.000000000003">
            <text:p>234.000000000003</text:p>
          </table:table-cell>
          <table:table-cell table:formula="of:=[.A789]/([.$D$4]*2)" office:value-type="float" office:value="117.000000000002">
            <text:p>117.000000000002</text:p>
          </table:table-cell>
          <table:table-cell table:formula="of:=SQRT(ABS([.$D$2]^2-[.B789]^2))" office:value-type="float" office:value="116.34431657799">
            <text:p>116.34431657799</text:p>
          </table:table-cell>
          <table:table-cell table:formula="of:=([.$C$10]-[.C789])*[.$B$4]" office:value-type="float" office:value="79687.9367713142">
            <text:p>79687.9367713142</text:p>
          </table:table-cell>
          <table:table-cell table:formula="of:=ROUND([.D789])" office:value-type="float" office:value="79688">
            <text:p>79688</text:p>
          </table:table-cell>
          <table:table-cell table:formula="of:=([.$C$8]-([.E789]*[.$C$4]))" office:value-type="float" office:value="116.344346153846">
            <text:p>116.344346153846</text:p>
          </table:table-cell>
          <table:table-cell table:formula="of:=SQRT(ABS([.$D$2]^2-[.F789]^2))" office:value-type="float" office:value="116.999970589885">
            <text:p>116.999970589885</text:p>
          </table:table-cell>
          <table:table-cell table:formula="of:=ABS([.B789]-[.G789])" office:value-type="float" office:value="0.0000294101162836569">
            <text:p>0.0000294101162836569</text:p>
          </table:table-cell>
          <table:table-cell table:number-columns-repeated="3"/>
        </table:table-row>
        <table:table-row table:style-name="ro2">
          <table:table-cell table:formula="of:=[.A789]+[.A$4]" office:value-type="float" office:value="234.300000000003">
            <text:p>234.300000000003</text:p>
          </table:table-cell>
          <table:table-cell table:formula="of:=[.A790]/([.$D$4]*2)" office:value-type="float" office:value="117.150000000002">
            <text:p>117.150000000002</text:p>
          </table:table-cell>
          <table:table-cell table:formula="of:=SQRT(ABS([.$D$2]^2-[.B790]^2))" office:value-type="float" office:value="116.193276483623">
            <text:p>116.193276483623</text:p>
          </table:table-cell>
          <table:table-cell table:formula="of:=([.$C$10]-[.C790])*[.$B$4]" office:value-type="float" office:value="79935.309524294">
            <text:p>79935.309524294</text:p>
          </table:table-cell>
          <table:table-cell table:formula="of:=ROUND([.D790])" office:value-type="float" office:value="79935">
            <text:p>79935</text:p>
          </table:table-cell>
          <table:table-cell table:formula="of:=([.$C$8]-([.E790]*[.$C$4]))" office:value-type="float" office:value="116.193533653846">
            <text:p>116.193533653846</text:p>
          </table:table-cell>
          <table:table-cell table:formula="of:=SQRT(ABS([.$D$2]^2-[.F790]^2))" office:value-type="float" office:value="117.149744929439">
            <text:p>117.149744929439</text:p>
          </table:table-cell>
          <table:table-cell table:formula="of:=ABS([.B790]-[.G790])" office:value-type="float" office:value="0.000255070562985793">
            <text:p>0.000255070562985793</text:p>
          </table:table-cell>
          <table:table-cell table:number-columns-repeated="3"/>
        </table:table-row>
        <table:table-row table:style-name="ro2">
          <table:table-cell table:formula="of:=[.A790]+[.A$4]" office:value-type="float" office:value="234.600000000003">
            <text:p>234.600000000003</text:p>
          </table:table-cell>
          <table:table-cell table:formula="of:=[.A791]/([.$D$4]*2)" office:value-type="float" office:value="117.300000000002">
            <text:p>117.300000000002</text:p>
          </table:table-cell>
          <table:table-cell table:formula="of:=SQRT(ABS([.$D$2]^2-[.B791]^2))" office:value-type="float" office:value="116.041845900518">
            <text:p>116.041845900518</text:p>
          </table:table-cell>
          <table:table-cell table:formula="of:=([.$C$10]-[.C791])*[.$B$4]" office:value-type="float" office:value="80183.3218178826">
            <text:p>80183.3218178826</text:p>
          </table:table-cell>
          <table:table-cell table:formula="of:=ROUND([.D791])" office:value-type="float" office:value="80183">
            <text:p>80183</text:p>
          </table:table-cell>
          <table:table-cell table:formula="of:=([.$C$8]-([.E791]*[.$C$4]))" office:value-type="float" office:value="116.042110576923">
            <text:p>116.042110576923</text:p>
          </table:table-cell>
          <table:table-cell table:formula="of:=SQRT(ABS([.$D$2]^2-[.F791]^2))" office:value-type="float" office:value="117.299738161912">
            <text:p>117.299738161912</text:p>
          </table:table-cell>
          <table:table-cell table:formula="of:=ABS([.B791]-[.G791])" office:value-type="float" office:value="0.000261838089400612">
            <text:p>0.000261838089400612</text:p>
          </table:table-cell>
          <table:table-cell table:number-columns-repeated="3"/>
        </table:table-row>
        <table:table-row table:style-name="ro2">
          <table:table-cell table:formula="of:=[.A791]+[.A$4]" office:value-type="float" office:value="234.900000000003">
            <text:p>234.900000000003</text:p>
          </table:table-cell>
          <table:table-cell table:formula="of:=[.A792]/([.$D$4]*2)" office:value-type="float" office:value="117.450000000002">
            <text:p>117.450000000002</text:p>
          </table:table-cell>
          <table:table-cell table:formula="of:=SQRT(ABS([.$D$2]^2-[.B792]^2))" office:value-type="float" office:value="115.890023297951">
            <text:p>115.890023297951</text:p>
          </table:table-cell>
          <table:table-cell table:formula="of:=([.$C$10]-[.C792])*[.$B$4]" office:value-type="float" office:value="80431.9761590951">
            <text:p>80431.9761590951</text:p>
          </table:table-cell>
          <table:table-cell table:formula="of:=ROUND([.D792])" office:value-type="float" office:value="80432">
            <text:p>80432</text:p>
          </table:table-cell>
          <table:table-cell table:formula="of:=([.$C$8]-([.E792]*[.$C$4]))" office:value-type="float" office:value="115.890076923077">
            <text:p>115.890076923077</text:p>
          </table:table-cell>
          <table:table-cell table:formula="of:=SQRT(ABS([.$D$2]^2-[.F792]^2))" office:value-type="float" office:value="117.449947087103">
            <text:p>117.449947087103</text:p>
          </table:table-cell>
          <table:table-cell table:formula="of:=ABS([.B792]-[.G792])" office:value-type="float" office:value="0.0000529128985107263">
            <text:p>0.0000529128985107263</text:p>
          </table:table-cell>
          <table:table-cell table:number-columns-repeated="3"/>
        </table:table-row>
        <table:table-row table:style-name="ro2">
          <table:table-cell table:formula="of:=[.A792]+[.A$4]" office:value-type="float" office:value="235.200000000003">
            <text:p>235.200000000003</text:p>
          </table:table-cell>
          <table:table-cell table:formula="of:=[.A793]/([.$D$4]*2)" office:value-type="float" office:value="117.600000000002">
            <text:p>117.600000000002</text:p>
          </table:table-cell>
          <table:table-cell table:formula="of:=SQRT(ABS([.$D$2]^2-[.B793]^2))" office:value-type="float" office:value="115.737807133191">
            <text:p>115.737807133191</text:p>
          </table:table-cell>
          <table:table-cell table:formula="of:=([.$C$10]-[.C793])*[.$B$4]" office:value-type="float" office:value="80681.2750746082">
            <text:p>80681.2750746082</text:p>
          </table:table-cell>
          <table:table-cell table:formula="of:=ROUND([.D793])" office:value-type="float" office:value="80681">
            <text:p>80681</text:p>
          </table:table-cell>
          <table:table-cell table:formula="of:=([.$C$8]-([.E793]*[.$C$4]))" office:value-type="float" office:value="115.738043269231">
            <text:p>115.738043269231</text:p>
          </table:table-cell>
          <table:table-cell table:formula="of:=SQRT(ABS([.$D$2]^2-[.F793]^2))" office:value-type="float" office:value="117.599767602703">
            <text:p>117.599767602703</text:p>
          </table:table-cell>
          <table:table-cell table:formula="of:=ABS([.B793]-[.G793])" office:value-type="float" office:value="0.000232397298972842">
            <text:p>0.000232397298972842</text:p>
          </table:table-cell>
          <table:table-cell table:number-columns-repeated="3"/>
        </table:table-row>
        <table:table-row table:style-name="ro2">
          <table:table-cell table:formula="of:=[.A793]+[.A$4]" office:value-type="float" office:value="235.500000000003">
            <text:p>235.500000000003</text:p>
          </table:table-cell>
          <table:table-cell table:formula="of:=[.A794]/([.$D$4]*2)" office:value-type="float" office:value="117.750000000002">
            <text:p>117.750000000002</text:p>
          </table:table-cell>
          <table:table-cell table:formula="of:=SQRT(ABS([.$D$2]^2-[.B794]^2))" office:value-type="float" office:value="115.58519585137">
            <text:p>115.58519585137</text:p>
          </table:table-cell>
          <table:table-cell table:formula="of:=([.$C$10]-[.C794])*[.$B$4]" office:value-type="float" office:value="80931.2211109754">
            <text:p>80931.2211109754</text:p>
          </table:table-cell>
          <table:table-cell table:formula="of:=ROUND([.D794])" office:value-type="float" office:value="80931">
            <text:p>80931</text:p>
          </table:table-cell>
          <table:table-cell table:formula="of:=([.$C$8]-([.E794]*[.$C$4]))" office:value-type="float" office:value="115.585399038462">
            <text:p>115.585399038462</text:p>
          </table:table-cell>
          <table:table-cell table:formula="of:=SQRT(ABS([.$D$2]^2-[.F794]^2))" office:value-type="float" office:value="117.74980054811">
            <text:p>117.74980054811</text:p>
          </table:table-cell>
          <table:table-cell table:formula="of:=ABS([.B794]-[.G794])" office:value-type="float" office:value="0.000199451891901958">
            <text:p>0.000199451891901958</text:p>
          </table:table-cell>
          <table:table-cell table:number-columns-repeated="3"/>
        </table:table-row>
        <table:table-row table:style-name="ro2">
          <table:table-cell table:formula="of:=[.A794]+[.A$4]" office:value-type="float" office:value="235.800000000003">
            <text:p>235.800000000003</text:p>
          </table:table-cell>
          <table:table-cell table:formula="of:=[.A795]/([.$D$4]*2)" office:value-type="float" office:value="117.900000000002">
            <text:p>117.900000000002</text:p>
          </table:table-cell>
          <table:table-cell table:formula="of:=SQRT(ABS([.$D$2]^2-[.B795]^2))" office:value-type="float" office:value="115.432187885354">
            <text:p>115.432187885354</text:p>
          </table:table-cell>
          <table:table-cell table:formula="of:=([.$C$10]-[.C795])*[.$B$4]" office:value-type="float" office:value="81181.8168348449">
            <text:p>81181.8168348449</text:p>
          </table:table-cell>
          <table:table-cell table:formula="of:=ROUND([.D795])" office:value-type="float" office:value="81182">
            <text:p>81182</text:p>
          </table:table-cell>
          <table:table-cell table:formula="of:=([.$C$8]-([.E795]*[.$C$4]))" office:value-type="float" office:value="115.432144230769">
            <text:p>115.432144230769</text:p>
          </table:table-cell>
          <table:table-cell table:formula="of:=SQRT(ABS([.$D$2]^2-[.F795]^2))" office:value-type="float" office:value="117.900042740819">
            <text:p>117.900042740819</text:p>
          </table:table-cell>
          <table:table-cell table:formula="of:=ABS([.B795]-[.G795])" office:value-type="float" office:value="0.0000427408171361776">
            <text:p>0.0000427408171361776</text:p>
          </table:table-cell>
          <table:table-cell table:number-columns-repeated="3"/>
        </table:table-row>
        <table:table-row table:style-name="ro2">
          <table:table-cell table:formula="of:=[.A795]+[.A$4]" office:value-type="float" office:value="236.100000000003">
            <text:p>236.100000000003</text:p>
          </table:table-cell>
          <table:table-cell table:formula="of:=[.A796]/([.$D$4]*2)" office:value-type="float" office:value="118.050000000002">
            <text:p>118.050000000002</text:p>
          </table:table-cell>
          <table:table-cell table:formula="of:=SQRT(ABS([.$D$2]^2-[.B796]^2))" office:value-type="float" office:value="115.278781655601">
            <text:p>115.278781655601</text:p>
          </table:table-cell>
          <table:table-cell table:formula="of:=([.$C$10]-[.C796])*[.$B$4]" office:value-type="float" office:value="81433.064833181">
            <text:p>81433.064833181</text:p>
          </table:table-cell>
          <table:table-cell table:formula="of:=ROUND([.D796])" office:value-type="float" office:value="81433">
            <text:p>81433</text:p>
          </table:table-cell>
          <table:table-cell table:formula="of:=([.$C$8]-([.E796]*[.$C$4]))" office:value-type="float" office:value="115.278889423077">
            <text:p>115.278889423077</text:p>
          </table:table-cell>
          <table:table-cell table:formula="of:=SQRT(ABS([.$D$2]^2-[.F796]^2))" office:value-type="float" office:value="118.049894762266">
            <text:p>118.049894762266</text:p>
          </table:table-cell>
          <table:table-cell table:formula="of:=ABS([.B796]-[.G796])" office:value-type="float" office:value="0.000105237735922969">
            <text:p>0.000105237735922969</text:p>
          </table:table-cell>
          <table:table-cell table:number-columns-repeated="3"/>
        </table:table-row>
        <table:table-row table:style-name="ro2">
          <table:table-cell table:formula="of:=[.A796]+[.A$4]" office:value-type="float" office:value="236.400000000003">
            <text:p>236.400000000003</text:p>
          </table:table-cell>
          <table:table-cell table:formula="of:=[.A797]/([.$D$4]*2)" office:value-type="float" office:value="118.200000000002">
            <text:p>118.200000000002</text:p>
          </table:table-cell>
          <table:table-cell table:formula="of:=SQRT(ABS([.$D$2]^2-[.B797]^2))" office:value-type="float" office:value="115.124975570028">
            <text:p>115.124975570028</text:p>
          </table:table-cell>
          <table:table-cell table:formula="of:=([.$C$10]-[.C797])*[.$B$4]" office:value-type="float" office:value="81684.9677134882">
            <text:p>81684.9677134882</text:p>
          </table:table-cell>
          <table:table-cell table:formula="of:=ROUND([.D797])" office:value-type="float" office:value="81685">
            <text:p>81685</text:p>
          </table:table-cell>
          <table:table-cell table:formula="of:=([.$C$8]-([.E797]*[.$C$4]))" office:value-type="float" office:value="115.125024038462">
            <text:p>115.125024038462</text:p>
          </table:table-cell>
          <table:table-cell table:formula="of:=SQRT(ABS([.$D$2]^2-[.F797]^2))" office:value-type="float" office:value="118.199952792476">
            <text:p>118.199952792476</text:p>
          </table:table-cell>
          <table:table-cell table:formula="of:=ABS([.B797]-[.G797])" office:value-type="float" office:value="0.0000472075251991555">
            <text:p>0.0000472075251991555</text:p>
          </table:table-cell>
          <table:table-cell table:number-columns-repeated="3"/>
        </table:table-row>
        <table:table-row table:style-name="ro2">
          <table:table-cell table:formula="of:=[.A797]+[.A$4]" office:value-type="float" office:value="236.700000000003">
            <text:p>236.700000000003</text:p>
          </table:table-cell>
          <table:table-cell table:formula="of:=[.A798]/([.$D$4]*2)" office:value-type="float" office:value="118.350000000002">
            <text:p>118.350000000002</text:p>
          </table:table-cell>
          <table:table-cell table:formula="of:=SQRT(ABS([.$D$2]^2-[.B798]^2))" office:value-type="float" office:value="114.970768023875">
            <text:p>114.970768023875</text:p>
          </table:table-cell>
          <table:table-cell table:formula="of:=([.$C$10]-[.C798])*[.$B$4]" office:value-type="float" office:value="81937.528104039">
            <text:p>81937.528104039</text:p>
          </table:table-cell>
          <table:table-cell table:formula="of:=ROUND([.D798])" office:value-type="float" office:value="81938">
            <text:p>81938</text:p>
          </table:table-cell>
          <table:table-cell table:formula="of:=([.$C$8]-([.E798]*[.$C$4]))" office:value-type="float" office:value="114.970548076923">
            <text:p>114.970548076923</text:p>
          </table:table-cell>
          <table:table-cell table:formula="of:=SQRT(ABS([.$D$2]^2-[.F798]^2))" office:value-type="float" office:value="118.35021366644">
            <text:p>118.35021366644</text:p>
          </table:table-cell>
          <table:table-cell table:formula="of:=ABS([.B798]-[.G798])" office:value-type="float" office:value="0.00021366643801457">
            <text:p>0.00021366643801457</text:p>
          </table:table-cell>
          <table:table-cell table:number-columns-repeated="3"/>
        </table:table-row>
        <table:table-row table:style-name="ro2">
          <table:table-cell table:formula="of:=[.A798]+[.A$4]" office:value-type="float" office:value="237.000000000003">
            <text:p>237.000000000003</text:p>
          </table:table-cell>
          <table:table-cell table:formula="of:=[.A799]/([.$D$4]*2)" office:value-type="float" office:value="118.500000000002">
            <text:p>118.500000000002</text:p>
          </table:table-cell>
          <table:table-cell table:formula="of:=SQRT(ABS([.$D$2]^2-[.B799]^2))" office:value-type="float" office:value="114.816157399556">
            <text:p>114.816157399556</text:p>
          </table:table-cell>
          <table:table-cell table:formula="of:=([.$C$10]-[.C799])*[.$B$4]" office:value-type="float" office:value="82190.7486541043">
            <text:p>82190.7486541043</text:p>
          </table:table-cell>
          <table:table-cell table:formula="of:=ROUND([.D799])" office:value-type="float" office:value="82191">
            <text:p>82191</text:p>
          </table:table-cell>
          <table:table-cell table:formula="of:=([.$C$8]-([.E799]*[.$C$4]))" office:value-type="float" office:value="114.816072115385">
            <text:p>114.816072115385</text:p>
          </table:table-cell>
          <table:table-cell table:formula="of:=SQRT(ABS([.$D$2]^2-[.F799]^2))" office:value-type="float" office:value="118.500082632861">
            <text:p>118.500082632861</text:p>
          </table:table-cell>
          <table:table-cell table:formula="of:=ABS([.B799]-[.G799])" office:value-type="float" office:value="0.0000826328590051162">
            <text:p>0.0000826328590051162</text:p>
          </table:table-cell>
          <table:table-cell table:number-columns-repeated="3"/>
        </table:table-row>
        <table:table-row table:style-name="ro2">
          <table:table-cell table:formula="of:=[.A799]+[.A$4]" office:value-type="float" office:value="237.300000000003">
            <text:p>237.300000000003</text:p>
          </table:table-cell>
          <table:table-cell table:formula="of:=[.A800]/([.$D$4]*2)" office:value-type="float" office:value="118.650000000002">
            <text:p>118.650000000002</text:p>
          </table:table-cell>
          <table:table-cell table:formula="of:=SQRT(ABS([.$D$2]^2-[.B800]^2))" office:value-type="float" office:value="114.661142066524">
            <text:p>114.661142066524</text:p>
          </table:table-cell>
          <table:table-cell table:formula="of:=([.$C$10]-[.C800])*[.$B$4]" office:value-type="float" office:value="82444.6320341881">
            <text:p>82444.6320341881</text:p>
          </table:table-cell>
          <table:table-cell table:formula="of:=ROUND([.D800])" office:value-type="float" office:value="82445">
            <text:p>82445</text:p>
          </table:table-cell>
          <table:table-cell table:formula="of:=([.$C$8]-([.E800]*[.$C$4]))" office:value-type="float" office:value="114.660985576923">
            <text:p>114.660985576923</text:p>
          </table:table-cell>
          <table:table-cell table:formula="of:=SQRT(ABS([.$D$2]^2-[.F800]^2))" office:value-type="float" office:value="118.650151228427">
            <text:p>118.650151228427</text:p>
          </table:table-cell>
          <table:table-cell table:formula="of:=ABS([.B800]-[.G800])" office:value-type="float" office:value="0.000151228425522731">
            <text:p>0.000151228425522731</text:p>
          </table:table-cell>
          <table:table-cell table:number-columns-repeated="3"/>
        </table:table-row>
        <table:table-row table:style-name="ro2">
          <table:table-cell table:formula="of:=[.A800]+[.A$4]" office:value-type="float" office:value="237.600000000003">
            <text:p>237.600000000003</text:p>
          </table:table-cell>
          <table:table-cell table:formula="of:=[.A801]/([.$D$4]*2)" office:value-type="float" office:value="118.800000000002">
            <text:p>118.800000000002</text:p>
          </table:table-cell>
          <table:table-cell table:formula="of:=SQRT(ABS([.$D$2]^2-[.B801]^2))" office:value-type="float" office:value="114.505720381122">
            <text:p>114.505720381122</text:p>
          </table:table-cell>
          <table:table-cell table:formula="of:=([.$C$10]-[.C801])*[.$B$4]" office:value-type="float" office:value="82699.1809362645">
            <text:p>82699.1809362645</text:p>
          </table:table-cell>
          <table:table-cell table:formula="of:=ROUND([.D801])" office:value-type="float" office:value="82699">
            <text:p>82699</text:p>
          </table:table-cell>
          <table:table-cell table:formula="of:=([.$C$8]-([.E801]*[.$C$4]))" office:value-type="float" office:value="114.505899038462">
            <text:p>114.505899038462</text:p>
          </table:table-cell>
          <table:table-cell table:formula="of:=SQRT(ABS([.$D$2]^2-[.F801]^2))" office:value-type="float" office:value="118.799827800354">
            <text:p>118.799827800354</text:p>
          </table:table-cell>
          <table:table-cell table:formula="of:=ABS([.B801]-[.G801])" office:value-type="float" office:value="0.00017219964810522">
            <text:p>0.00017219964810522</text:p>
          </table:table-cell>
          <table:table-cell table:number-columns-repeated="3"/>
        </table:table-row>
        <table:table-row table:style-name="ro2">
          <table:table-cell table:formula="of:=[.A801]+[.A$4]" office:value-type="float" office:value="237.900000000003">
            <text:p>237.900000000003</text:p>
          </table:table-cell>
          <table:table-cell table:formula="of:=[.A802]/([.$D$4]*2)" office:value-type="float" office:value="118.950000000002">
            <text:p>118.950000000002</text:p>
          </table:table-cell>
          <table:table-cell table:formula="of:=SQRT(ABS([.$D$2]^2-[.B802]^2))" office:value-type="float" office:value="114.349890686435">
            <text:p>114.349890686435</text:p>
          </table:table-cell>
          <table:table-cell table:formula="of:=([.$C$10]-[.C802])*[.$B$4]" office:value-type="float" office:value="82954.3980740192">
            <text:p>82954.3980740192</text:p>
          </table:table-cell>
          <table:table-cell table:formula="of:=ROUND([.D802])" office:value-type="float" office:value="82954">
            <text:p>82954</text:p>
          </table:table-cell>
          <table:table-cell table:formula="of:=([.$C$8]-([.E802]*[.$C$4]))" office:value-type="float" office:value="114.350201923077">
            <text:p>114.350201923077</text:p>
          </table:table-cell>
          <table:table-cell table:formula="of:=SQRT(ABS([.$D$2]^2-[.F802]^2))" office:value-type="float" office:value="118.949700798916">
            <text:p>118.949700798916</text:p>
          </table:table-cell>
          <table:table-cell table:formula="of:=ABS([.B802]-[.G802])" office:value-type="float" office:value="0.000299201086079393">
            <text:p>0.000299201086079393</text:p>
          </table:table-cell>
          <table:table-cell table:number-columns-repeated="3"/>
        </table:table-row>
        <table:table-row table:style-name="ro2">
          <table:table-cell table:formula="of:=[.A802]+[.A$4]" office:value-type="float" office:value="238.200000000003">
            <text:p>238.200000000003</text:p>
          </table:table-cell>
          <table:table-cell table:formula="of:=[.A803]/([.$D$4]*2)" office:value-type="float" office:value="119.100000000002">
            <text:p>119.100000000002</text:p>
          </table:table-cell>
          <table:table-cell table:formula="of:=SQRT(ABS([.$D$2]^2-[.B803]^2))" office:value-type="float" office:value="114.193651312144">
            <text:p>114.193651312144</text:p>
          </table:table-cell>
          <table:table-cell table:formula="of:=([.$C$10]-[.C803])*[.$B$4]" office:value-type="float" office:value="83210.2861830934">
            <text:p>83210.2861830934</text:p>
          </table:table-cell>
          <table:table-cell table:formula="of:=ROUND([.D803])" office:value-type="float" office:value="83210">
            <text:p>83210</text:p>
          </table:table-cell>
          <table:table-cell table:formula="of:=([.$C$8]-([.E803]*[.$C$4]))" office:value-type="float" office:value="114.193894230769">
            <text:p>114.193894230769</text:p>
          </table:table-cell>
          <table:table-cell table:formula="of:=SQRT(ABS([.$D$2]^2-[.F803]^2))" office:value-type="float" office:value="119.099767087983">
            <text:p>119.099767087983</text:p>
          </table:table-cell>
          <table:table-cell table:formula="of:=ABS([.B803]-[.G803])" office:value-type="float" office:value="0.000232912018276465">
            <text:p>0.000232912018276465</text:p>
          </table:table-cell>
          <table:table-cell table:number-columns-repeated="3"/>
        </table:table-row>
        <table:table-row table:style-name="ro2">
          <table:table-cell table:formula="of:=[.A803]+[.A$4]" office:value-type="float" office:value="238.500000000003">
            <text:p>238.500000000003</text:p>
          </table:table-cell>
          <table:table-cell table:formula="of:=[.A804]/([.$D$4]*2)" office:value-type="float" office:value="119.250000000002">
            <text:p>119.250000000002</text:p>
          </table:table-cell>
          <table:table-cell table:formula="of:=SQRT(ABS([.$D$2]^2-[.B804]^2))" office:value-type="float" office:value="114.037000574373">
            <text:p>114.037000574373</text:p>
          </table:table-cell>
          <table:table-cell table:formula="of:=([.$C$10]-[.C804])*[.$B$4]" office:value-type="float" office:value="83466.8480213327">
            <text:p>83466.8480213327</text:p>
          </table:table-cell>
          <table:table-cell table:formula="of:=ROUND([.D804])" office:value-type="float" office:value="83467">
            <text:p>83467</text:p>
          </table:table-cell>
          <table:table-cell table:formula="of:=([.$C$8]-([.E804]*[.$C$4]))" office:value-type="float" office:value="114.036975961538">
            <text:p>114.036975961538</text:p>
          </table:table-cell>
          <table:table-cell table:formula="of:=SQRT(ABS([.$D$2]^2-[.F804]^2))" office:value-type="float" office:value="119.250023536884">
            <text:p>119.250023536884</text:p>
          </table:table-cell>
          <table:table-cell table:formula="of:=ABS([.B804]-[.G804])" office:value-type="float" office:value="0.0000235368828072069">
            <text:p>0.0000235368828072069</text:p>
          </table:table-cell>
          <table:table-cell table:number-columns-repeated="3"/>
        </table:table-row>
        <table:table-row table:style-name="ro2">
          <table:table-cell table:formula="of:=[.A804]+[.A$4]" office:value-type="float" office:value="238.800000000003">
            <text:p>238.800000000003</text:p>
          </table:table-cell>
          <table:table-cell table:formula="of:=[.A805]/([.$D$4]*2)" office:value-type="float" office:value="119.400000000002">
            <text:p>119.400000000002</text:p>
          </table:table-cell>
          <table:table-cell table:formula="of:=SQRT(ABS([.$D$2]^2-[.B805]^2))" office:value-type="float" office:value="113.879936775534">
            <text:p>113.879936775534</text:p>
          </table:table-cell>
          <table:table-cell table:formula="of:=([.$C$10]-[.C805])*[.$B$4]" office:value-type="float" office:value="83724.0863690381">
            <text:p>83724.0863690381</text:p>
          </table:table-cell>
          <table:table-cell table:formula="of:=ROUND([.D805])" office:value-type="float" office:value="83724">
            <text:p>83724</text:p>
          </table:table-cell>
          <table:table-cell table:formula="of:=([.$C$8]-([.E805]*[.$C$4]))" office:value-type="float" office:value="113.880057692308">
            <text:p>113.880057692308</text:p>
          </table:table-cell>
          <table:table-cell table:formula="of:=SQRT(ABS([.$D$2]^2-[.F805]^2))" office:value-type="float" office:value="119.399884673297">
            <text:p>119.399884673297</text:p>
          </table:table-cell>
          <table:table-cell table:formula="of:=ABS([.B805]-[.G805])" office:value-type="float" office:value="0.000115326704460017">
            <text:p>0.000115326704460017</text:p>
          </table:table-cell>
          <table:table-cell table:number-columns-repeated="3"/>
        </table:table-row>
        <table:table-row table:style-name="ro2">
          <table:table-cell table:formula="of:=[.A805]+[.A$4]" office:value-type="float" office:value="239.100000000003">
            <text:p>239.100000000003</text:p>
          </table:table-cell>
          <table:table-cell table:formula="of:=[.A806]/([.$D$4]*2)" office:value-type="float" office:value="119.550000000002">
            <text:p>119.550000000002</text:p>
          </table:table-cell>
          <table:table-cell table:formula="of:=SQRT(ABS([.$D$2]^2-[.B806]^2))" office:value-type="float" office:value="113.722458204172">
            <text:p>113.722458204172</text:p>
          </table:table-cell>
          <table:table-cell table:formula="of:=([.$C$10]-[.C806])*[.$B$4]" office:value-type="float" office:value="83982.0040292217">
            <text:p>83982.0040292217</text:p>
          </table:table-cell>
          <table:table-cell table:formula="of:=ROUND([.D806])" office:value-type="float" office:value="83982">
            <text:p>83982</text:p>
          </table:table-cell>
          <table:table-cell table:formula="of:=([.$C$8]-([.E806]*[.$C$4]))" office:value-type="float" office:value="113.722528846154">
            <text:p>113.722528846154</text:p>
          </table:table-cell>
          <table:table-cell table:formula="of:=SQRT(ABS([.$D$2]^2-[.F806]^2))" office:value-type="float" office:value="119.549932801469">
            <text:p>119.549932801469</text:p>
          </table:table-cell>
          <table:table-cell table:formula="of:=ABS([.B806]-[.G806])" office:value-type="float" office:value="0.0000671985328608571">
            <text:p>0.0000671985328608571</text:p>
          </table:table-cell>
          <table:table-cell table:number-columns-repeated="3"/>
        </table:table-row>
        <table:table-row table:style-name="ro2">
          <table:table-cell table:formula="of:=[.A806]+[.A$4]" office:value-type="float" office:value="239.400000000003">
            <text:p>239.400000000003</text:p>
          </table:table-cell>
          <table:table-cell table:formula="of:=[.A807]/([.$D$4]*2)" office:value-type="float" office:value="119.700000000002">
            <text:p>119.700000000002</text:p>
          </table:table-cell>
          <table:table-cell table:formula="of:=SQRT(ABS([.$D$2]^2-[.B807]^2))" office:value-type="float" office:value="113.564563134807">
            <text:p>113.564563134807</text:p>
          </table:table-cell>
          <table:table-cell table:formula="of:=([.$C$10]-[.C807])*[.$B$4]" office:value-type="float" office:value="84240.6038278662">
            <text:p>84240.6038278662</text:p>
          </table:table-cell>
          <table:table-cell table:formula="of:=ROUND([.D807])" office:value-type="float" office:value="84241">
            <text:p>84241</text:p>
          </table:table-cell>
          <table:table-cell table:formula="of:=([.$C$8]-([.E807]*[.$C$4]))" office:value-type="float" office:value="113.564389423077">
            <text:p>113.564389423077</text:p>
          </table:table-cell>
          <table:table-cell table:formula="of:=SQRT(ABS([.$D$2]^2-[.F807]^2))" office:value-type="float" office:value="119.700164807588">
            <text:p>119.700164807588</text:p>
          </table:table-cell>
          <table:table-cell table:formula="of:=ABS([.B807]-[.G807])" office:value-type="float" office:value="0.000164807586344296">
            <text:p>0.000164807586344296</text:p>
          </table:table-cell>
          <table:table-cell table:number-columns-repeated="3"/>
        </table:table-row>
        <table:table-row table:style-name="ro2">
          <table:table-cell table:formula="of:=[.A807]+[.A$4]" office:value-type="float" office:value="239.700000000003">
            <text:p>239.700000000003</text:p>
          </table:table-cell>
          <table:table-cell table:formula="of:=[.A808]/([.$D$4]*2)" office:value-type="float" office:value="119.850000000002">
            <text:p>119.850000000002</text:p>
          </table:table-cell>
          <table:table-cell table:formula="of:=SQRT(ABS([.$D$2]^2-[.B808]^2))" office:value-type="float" office:value="113.406249827774">
            <text:p>113.406249827774</text:p>
          </table:table-cell>
          <table:table-cell table:formula="of:=([.$C$10]-[.C808])*[.$B$4]" office:value-type="float" office:value="84499.8886141874">
            <text:p>84499.8886141874</text:p>
          </table:table-cell>
          <table:table-cell table:formula="of:=ROUND([.D808])" office:value-type="float" office:value="84500">
            <text:p>84500</text:p>
          </table:table-cell>
          <table:table-cell table:formula="of:=([.$C$8]-([.E808]*[.$C$4]))" office:value-type="float" office:value="113.40625">
            <text:p>113.40625</text:p>
          </table:table-cell>
          <table:table-cell table:formula="of:=SQRT(ABS([.$D$2]^2-[.F808]^2))" office:value-type="float" office:value="119.849999837036">
            <text:p>119.849999837036</text:p>
          </table:table-cell>
          <table:table-cell table:formula="of:=ABS([.B808]-[.G808])" office:value-type="float" office:value="0.000000162965804406667">
            <text:p>0.000000162965804406667</text:p>
          </table:table-cell>
          <table:table-cell table:number-columns-repeated="3"/>
        </table:table-row>
        <table:table-row table:style-name="ro2">
          <table:table-cell table:formula="of:=[.A808]+[.A$4]" office:value-type="float" office:value="240.000000000003">
            <text:p>240.000000000003</text:p>
          </table:table-cell>
          <table:table-cell table:formula="of:=[.A809]/([.$D$4]*2)" office:value-type="float" office:value="120.000000000002">
            <text:p>120.000000000002</text:p>
          </table:table-cell>
          <table:table-cell table:formula="of:=SQRT(ABS([.$D$2]^2-[.B809]^2))" office:value-type="float" office:value="113.247516529059">
            <text:p>113.247516529059</text:p>
          </table:table-cell>
          <table:table-cell table:formula="of:=([.$C$10]-[.C809])*[.$B$4]" office:value-type="float" office:value="84759.8612609018">
            <text:p>84759.8612609018</text:p>
          </table:table-cell>
          <table:table-cell table:formula="of:=ROUND([.D809])" office:value-type="float" office:value="84760">
            <text:p>84760</text:p>
          </table:table-cell>
          <table:table-cell table:formula="of:=([.$C$8]-([.E809]*[.$C$4]))" office:value-type="float" office:value="113.2475">
            <text:p>113.2475</text:p>
          </table:table-cell>
          <table:table-cell table:formula="of:=SQRT(ABS([.$D$2]^2-[.F809]^2))" office:value-type="float" office:value="120.000015598957">
            <text:p>120.000015598957</text:p>
          </table:table-cell>
          <table:table-cell table:formula="of:=ABS([.B809]-[.G809])" office:value-type="float" office:value="0.0000155989556276381">
            <text:p>0.0000155989556276381</text:p>
          </table:table-cell>
          <table:table-cell table:number-columns-repeated="3"/>
        </table:table-row>
        <table:table-row table:style-name="ro2">
          <table:table-cell table:formula="of:=[.A809]+[.A$4]" office:value-type="float" office:value="240.300000000003">
            <text:p>240.300000000003</text:p>
          </table:table-cell>
          <table:table-cell table:formula="of:=[.A810]/([.$D$4]*2)" office:value-type="float" office:value="120.150000000002">
            <text:p>120.150000000002</text:p>
          </table:table-cell>
          <table:table-cell table:formula="of:=SQRT(ABS([.$D$2]^2-[.B810]^2))" office:value-type="float" office:value="113.088361470134">
            <text:p>113.088361470134</text:p>
          </table:table-cell>
          <table:table-cell table:formula="of:=([.$C$10]-[.C810])*[.$B$4]" office:value-type="float" office:value="85020.5246644969">
            <text:p>85020.5246644969</text:p>
          </table:table-cell>
          <table:table-cell table:formula="of:=ROUND([.D810])" office:value-type="float" office:value="85021">
            <text:p>85021</text:p>
          </table:table-cell>
          <table:table-cell table:formula="of:=([.$C$8]-([.E810]*[.$C$4]))" office:value-type="float" office:value="113.088139423077">
            <text:p>113.088139423077</text:p>
          </table:table-cell>
          <table:table-cell table:formula="of:=SQRT(ABS([.$D$2]^2-[.F810]^2))" office:value-type="float" office:value="120.150208996184">
            <text:p>120.150208996184</text:p>
          </table:table-cell>
          <table:table-cell table:formula="of:=ABS([.B810]-[.G810])" office:value-type="float" office:value="0.000208996182408328">
            <text:p>0.000208996182408328</text:p>
          </table:table-cell>
          <table:table-cell table:number-columns-repeated="3"/>
        </table:table-row>
        <table:table-row table:style-name="ro2">
          <table:table-cell table:formula="of:=[.A810]+[.A$4]" office:value-type="float" office:value="240.600000000003">
            <text:p>240.600000000003</text:p>
          </table:table-cell>
          <table:table-cell table:formula="of:=[.A811]/([.$D$4]*2)" office:value-type="float" office:value="120.300000000002">
            <text:p>120.300000000002</text:p>
          </table:table-cell>
          <table:table-cell table:formula="of:=SQRT(ABS([.$D$2]^2-[.B811]^2))" office:value-type="float" office:value="112.928782867786">
            <text:p>112.928782867786</text:p>
          </table:table-cell>
          <table:table-cell table:formula="of:=([.$C$10]-[.C811])*[.$B$4]" office:value-type="float" office:value="85281.8817455069">
            <text:p>85281.8817455069</text:p>
          </table:table-cell>
          <table:table-cell table:formula="of:=ROUND([.D811])" office:value-type="float" office:value="85282">
            <text:p>85282</text:p>
          </table:table-cell>
          <table:table-cell table:formula="of:=([.$C$8]-([.E811]*[.$C$4]))" office:value-type="float" office:value="112.928778846154">
            <text:p>112.928778846154</text:p>
          </table:table-cell>
          <table:table-cell table:formula="of:=SQRT(ABS([.$D$2]^2-[.F811]^2))" office:value-type="float" office:value="120.300003775214">
            <text:p>120.300003775214</text:p>
          </table:table-cell>
          <table:table-cell table:formula="of:=ABS([.B811]-[.G811])" office:value-type="float" office:value="0.00000377521217842514">
            <text:p>0.00000377521217842514</text:p>
          </table:table-cell>
          <table:table-cell table:number-columns-repeated="3"/>
        </table:table-row>
        <table:table-row table:style-name="ro2">
          <table:table-cell table:formula="of:=[.A811]+[.A$4]" office:value-type="float" office:value="240.900000000003">
            <text:p>240.900000000003</text:p>
          </table:table-cell>
          <table:table-cell table:formula="of:=[.A812]/([.$D$4]*2)" office:value-type="float" office:value="120.450000000002">
            <text:p>120.450000000002</text:p>
          </table:table-cell>
          <table:table-cell table:formula="of:=SQRT(ABS([.$D$2]^2-[.B812]^2))" office:value-type="float" office:value="112.768778923954">
            <text:p>112.768778923954</text:p>
          </table:table-cell>
          <table:table-cell table:formula="of:=([.$C$10]-[.C812])*[.$B$4]" office:value-type="float" office:value="85543.9354487912">
            <text:p>85543.9354487912</text:p>
          </table:table-cell>
          <table:table-cell table:formula="of:=ROUND([.D812])" office:value-type="float" office:value="85544">
            <text:p>85544</text:p>
          </table:table-cell>
          <table:table-cell table:formula="of:=([.$C$8]-([.E812]*[.$C$4]))" office:value-type="float" office:value="112.768807692308">
            <text:p>112.768807692308</text:p>
          </table:table-cell>
          <table:table-cell table:formula="of:=SQRT(ABS([.$D$2]^2-[.F812]^2))" office:value-type="float" office:value="120.449973066229">
            <text:p>120.449973066229</text:p>
          </table:table-cell>
          <table:table-cell table:formula="of:=ABS([.B812]-[.G812])" office:value-type="float" office:value="0.0000269337725740115">
            <text:p>0.0000269337725740115</text:p>
          </table:table-cell>
          <table:table-cell table:number-columns-repeated="3"/>
        </table:table-row>
        <table:table-row table:style-name="ro2">
          <table:table-cell table:formula="of:=[.A812]+[.A$4]" office:value-type="float" office:value="241.200000000003">
            <text:p>241.200000000003</text:p>
          </table:table-cell>
          <table:table-cell table:formula="of:=[.A813]/([.$D$4]*2)" office:value-type="float" office:value="120.600000000002">
            <text:p>120.600000000002</text:p>
          </table:table-cell>
          <table:table-cell table:formula="of:=SQRT(ABS([.$D$2]^2-[.B813]^2))" office:value-type="float" office:value="112.608347825548">
            <text:p>112.608347825548</text:p>
          </table:table-cell>
          <table:table-cell table:formula="of:=([.$C$10]-[.C813])*[.$B$4]" office:value-type="float" office:value="85806.6887438183">
            <text:p>85806.6887438183</text:p>
          </table:table-cell>
          <table:table-cell table:formula="of:=ROUND([.D813])" office:value-type="float" office:value="85807">
            <text:p>85807</text:p>
          </table:table-cell>
          <table:table-cell table:formula="of:=([.$C$8]-([.E813]*[.$C$4]))" office:value-type="float" office:value="112.608225961538">
            <text:p>112.608225961538</text:p>
          </table:table-cell>
          <table:table-cell table:formula="of:=SQRT(ABS([.$D$2]^2-[.F813]^2))" office:value-type="float" office:value="120.600113788483">
            <text:p>120.600113788483</text:p>
          </table:table-cell>
          <table:table-cell table:formula="of:=ABS([.B813]-[.G813])" office:value-type="float" office:value="0.000113788481485244">
            <text:p>0.000113788481485244</text:p>
          </table:table-cell>
          <table:table-cell table:number-columns-repeated="3"/>
        </table:table-row>
        <table:table-row table:style-name="ro2">
          <table:table-cell table:formula="of:=[.A813]+[.A$4]" office:value-type="float" office:value="241.500000000003">
            <text:p>241.500000000003</text:p>
          </table:table-cell>
          <table:table-cell table:formula="of:=[.A814]/([.$D$4]*2)" office:value-type="float" office:value="120.750000000002">
            <text:p>120.750000000002</text:p>
          </table:table-cell>
          <table:table-cell table:formula="of:=SQRT(ABS([.$D$2]^2-[.B814]^2))" office:value-type="float" office:value="112.447487744278">
            <text:p>112.447487744278</text:p>
          </table:table-cell>
          <table:table-cell table:formula="of:=([.$C$10]-[.C814])*[.$B$4]" office:value-type="float" office:value="86070.144624953">
            <text:p>86070.144624953</text:p>
          </table:table-cell>
          <table:table-cell table:formula="of:=ROUND([.D814])" office:value-type="float" office:value="86070">
            <text:p>86070</text:p>
          </table:table-cell>
          <table:table-cell table:formula="of:=([.$C$8]-([.E814]*[.$C$4]))" office:value-type="float" office:value="112.447644230769">
            <text:p>112.447644230769</text:p>
          </table:table-cell>
          <table:table-cell table:formula="of:=SQRT(ABS([.$D$2]^2-[.F814]^2))" office:value-type="float" office:value="120.749854272998">
            <text:p>120.749854272998</text:p>
          </table:table-cell>
          <table:table-cell table:formula="of:=ABS([.B814]-[.G814])" office:value-type="float" office:value="0.000145727003314278">
            <text:p>0.000145727003314278</text:p>
          </table:table-cell>
          <table:table-cell table:number-columns-repeated="3"/>
        </table:table-row>
        <table:table-row table:style-name="ro2">
          <table:table-cell table:formula="of:=[.A814]+[.A$4]" office:value-type="float" office:value="241.800000000003">
            <text:p>241.800000000003</text:p>
          </table:table-cell>
          <table:table-cell table:formula="of:=[.A815]/([.$D$4]*2)" office:value-type="float" office:value="120.900000000002">
            <text:p>120.900000000002</text:p>
          </table:table-cell>
          <table:table-cell table:formula="of:=SQRT(ABS([.$D$2]^2-[.B815]^2))" office:value-type="float" office:value="112.286196836475">
            <text:p>112.286196836475</text:p>
          </table:table-cell>
          <table:table-cell table:formula="of:=([.$C$10]-[.C815])*[.$B$4]" office:value-type="float" office:value="86334.3061117489">
            <text:p>86334.3061117489</text:p>
          </table:table-cell>
          <table:table-cell table:formula="of:=ROUND([.D815])" office:value-type="float" office:value="86334">
            <text:p>86334</text:p>
          </table:table-cell>
          <table:table-cell table:formula="of:=([.$C$8]-([.E815]*[.$C$4]))" office:value-type="float" office:value="112.286451923077">
            <text:p>112.286451923077</text:p>
          </table:table-cell>
          <table:table-cell table:formula="of:=SQRT(ABS([.$D$2]^2-[.F815]^2))" office:value-type="float" office:value="120.89976308714">
            <text:p>120.89976308714</text:p>
          </table:table-cell>
          <table:table-cell table:formula="of:=ABS([.B815]-[.G815])" office:value-type="float" office:value="0.000236912861907967">
            <text:p>0.000236912861907967</text:p>
          </table:table-cell>
          <table:table-cell table:number-columns-repeated="3"/>
        </table:table-row>
        <table:table-row table:style-name="ro2">
          <table:table-cell table:formula="of:=[.A815]+[.A$4]" office:value-type="float" office:value="242.100000000003">
            <text:p>242.100000000003</text:p>
          </table:table-cell>
          <table:table-cell table:formula="of:=[.A816]/([.$D$4]*2)" office:value-type="float" office:value="121.050000000002">
            <text:p>121.050000000002</text:p>
          </table:table-cell>
          <table:table-cell table:formula="of:=SQRT(ABS([.$D$2]^2-[.B816]^2))" office:value-type="float" office:value="112.124473242908">
            <text:p>112.124473242908</text:p>
          </table:table-cell>
          <table:table-cell table:formula="of:=([.$C$10]-[.C816])*[.$B$4]" office:value-type="float" office:value="86599.1762492444">
            <text:p>86599.1762492444</text:p>
          </table:table-cell>
          <table:table-cell table:formula="of:=ROUND([.D816])" office:value-type="float" office:value="86599">
            <text:p>86599</text:p>
          </table:table-cell>
          <table:table-cell table:formula="of:=([.$C$8]-([.E816]*[.$C$4]))" office:value-type="float" office:value="112.124649038462">
            <text:p>112.124649038462</text:p>
          </table:table-cell>
          <table:table-cell table:formula="of:=SQRT(ABS([.$D$2]^2-[.F816]^2))" office:value-type="float" office:value="121.049837166358">
            <text:p>121.049837166358</text:p>
          </table:table-cell>
          <table:table-cell table:formula="of:=ABS([.B816]-[.G816])" office:value-type="float" office:value="0.000162833643571503">
            <text:p>0.000162833643571503</text:p>
          </table:table-cell>
          <table:table-cell table:number-columns-repeated="3"/>
        </table:table-row>
        <table:table-row table:style-name="ro2">
          <table:table-cell table:formula="of:=[.A816]+[.A$4]" office:value-type="float" office:value="242.400000000003">
            <text:p>242.400000000003</text:p>
          </table:table-cell>
          <table:table-cell table:formula="of:=[.A817]/([.$D$4]*2)" office:value-type="float" office:value="121.200000000002">
            <text:p>121.200000000002</text:p>
          </table:table-cell>
          <table:table-cell table:formula="of:=SQRT(ABS([.$D$2]^2-[.B817]^2))" office:value-type="float" office:value="111.962315088603">
            <text:p>111.962315088603</text:p>
          </table:table-cell>
          <table:table-cell table:formula="of:=([.$C$10]-[.C817])*[.$B$4]" office:value-type="float" office:value="86864.7581082638">
            <text:p>86864.7581082638</text:p>
          </table:table-cell>
          <table:table-cell table:formula="of:=ROUND([.D817])" office:value-type="float" office:value="86865">
            <text:p>86865</text:p>
          </table:table-cell>
          <table:table-cell table:formula="of:=([.$C$8]-([.E817]*[.$C$4]))" office:value-type="float" office:value="111.962235576923">
            <text:p>111.962235576923</text:p>
          </table:table-cell>
          <table:table-cell table:formula="of:=SQRT(ABS([.$D$2]^2-[.F817]^2))" office:value-type="float" office:value="121.20007345137">
            <text:p>121.20007345137</text:p>
          </table:table-cell>
          <table:table-cell table:formula="of:=ABS([.B817]-[.G817])" office:value-type="float" office:value="0.0000734513686637683">
            <text:p>0.0000734513686637683</text:p>
          </table:table-cell>
          <table:table-cell table:number-columns-repeated="3"/>
        </table:table-row>
        <table:table-row table:style-name="ro2">
          <table:table-cell table:formula="of:=[.A817]+[.A$4]" office:value-type="float" office:value="242.700000000003">
            <text:p>242.700000000003</text:p>
          </table:table-cell>
          <table:table-cell table:formula="of:=[.A818]/([.$D$4]*2)" office:value-type="float" office:value="121.350000000002">
            <text:p>121.350000000002</text:p>
          </table:table-cell>
          <table:table-cell table:formula="of:=SQRT(ABS([.$D$2]^2-[.B818]^2))" office:value-type="float" office:value="111.799720482654">
            <text:p>111.799720482654</text:p>
          </table:table-cell>
          <table:table-cell table:formula="of:=([.$C$10]-[.C818])*[.$B$4]" office:value-type="float" office:value="87131.0547857232">
            <text:p>87131.0547857232</text:p>
          </table:table-cell>
          <table:table-cell table:formula="of:=ROUND([.D818])" office:value-type="float" office:value="87131">
            <text:p>87131</text:p>
          </table:table-cell>
          <table:table-cell table:formula="of:=([.$C$8]-([.E818]*[.$C$4]))" office:value-type="float" office:value="111.799822115385">
            <text:p>111.799822115385</text:p>
          </table:table-cell>
          <table:table-cell table:formula="of:=SQRT(ABS([.$D$2]^2-[.F818]^2))" office:value-type="float" office:value="121.349906365717">
            <text:p>121.349906365717</text:p>
          </table:table-cell>
          <table:table-cell table:formula="of:=ABS([.B818]-[.G818])" office:value-type="float" office:value="0.0000936342844397586">
            <text:p>0.0000936342844397586</text:p>
          </table:table-cell>
          <table:table-cell table:number-columns-repeated="3"/>
        </table:table-row>
        <table:table-row table:style-name="ro2">
          <table:table-cell table:formula="of:=[.A818]+[.A$4]" office:value-type="float" office:value="243.000000000003">
            <text:p>243.000000000003</text:p>
          </table:table-cell>
          <table:table-cell table:formula="of:=[.A819]/([.$D$4]*2)" office:value-type="float" office:value="121.500000000002">
            <text:p>121.500000000002</text:p>
          </table:table-cell>
          <table:table-cell table:formula="of:=SQRT(ABS([.$D$2]^2-[.B819]^2))" office:value-type="float" office:value="111.636687518036">
            <text:p>111.636687518036</text:p>
          </table:table-cell>
          <table:table-cell table:formula="of:=([.$C$10]-[.C819])*[.$B$4]" office:value-type="float" office:value="87398.0694049405">
            <text:p>87398.0694049405</text:p>
          </table:table-cell>
          <table:table-cell table:formula="of:=ROUND([.D819])" office:value-type="float" office:value="87398">
            <text:p>87398</text:p>
          </table:table-cell>
          <table:table-cell table:formula="of:=([.$C$8]-([.E819]*[.$C$4]))" office:value-type="float" office:value="111.636798076923">
            <text:p>111.636798076923</text:p>
          </table:table-cell>
          <table:table-cell table:formula="of:=SQRT(ABS([.$D$2]^2-[.F819]^2))" office:value-type="float" office:value="121.49989841614">
            <text:p>121.49989841614</text:p>
          </table:table-cell>
          <table:table-cell table:formula="of:=ABS([.B819]-[.G819])" office:value-type="float" office:value="0.000101583861891186">
            <text:p>0.000101583861891186</text:p>
          </table:table-cell>
          <table:table-cell table:number-columns-repeated="3"/>
        </table:table-row>
        <table:table-row table:style-name="ro2">
          <table:table-cell table:formula="of:=[.A819]+[.A$4]" office:value-type="float" office:value="243.300000000003">
            <text:p>243.300000000003</text:p>
          </table:table-cell>
          <table:table-cell table:formula="of:=[.A820]/([.$D$4]*2)" office:value-type="float" office:value="121.650000000002">
            <text:p>121.650000000002</text:p>
          </table:table-cell>
          <table:table-cell table:formula="of:=SQRT(ABS([.$D$2]^2-[.B820]^2))" office:value-type="float" office:value="111.473214271409">
            <text:p>111.473214271409</text:p>
          </table:table-cell>
          <table:table-cell table:formula="of:=([.$C$10]-[.C820])*[.$B$4]" office:value-type="float" office:value="87665.8051159505">
            <text:p>87665.8051159505</text:p>
          </table:table-cell>
          <table:table-cell table:formula="of:=ROUND([.D820])" office:value-type="float" office:value="87666">
            <text:p>87666</text:p>
          </table:table-cell>
          <table:table-cell table:formula="of:=([.$C$8]-([.E820]*[.$C$4]))" office:value-type="float" office:value="111.473163461538">
            <text:p>111.473163461538</text:p>
          </table:table-cell>
          <table:table-cell table:formula="of:=SQRT(ABS([.$D$2]^2-[.F820]^2))" office:value-type="float" office:value="121.650046559289">
            <text:p>121.650046559289</text:p>
          </table:table-cell>
          <table:table-cell table:formula="of:=ABS([.B820]-[.G820])" office:value-type="float" office:value="0.0000465592870142473">
            <text:p>0.0000465592870142473</text:p>
          </table:table-cell>
          <table:table-cell table:number-columns-repeated="3"/>
        </table:table-row>
        <table:table-row table:style-name="ro2">
          <table:table-cell table:formula="of:=[.A820]+[.A$4]" office:value-type="float" office:value="243.600000000003">
            <text:p>243.600000000003</text:p>
          </table:table-cell>
          <table:table-cell table:formula="of:=[.A821]/([.$D$4]*2)" office:value-type="float" office:value="121.800000000002">
            <text:p>121.800000000002</text:p>
          </table:table-cell>
          <table:table-cell table:formula="of:=SQRT(ABS([.$D$2]^2-[.B821]^2))" office:value-type="float" office:value="111.309298802928">
            <text:p>111.309298802928</text:p>
          </table:table-cell>
          <table:table-cell table:formula="of:=([.$C$10]-[.C821])*[.$B$4]" office:value-type="float" office:value="87934.2650958253">
            <text:p>87934.2650958253</text:p>
          </table:table-cell>
          <table:table-cell table:formula="of:=ROUND([.D821])" office:value-type="float" office:value="87934">
            <text:p>87934</text:p>
          </table:table-cell>
          <table:table-cell table:formula="of:=([.$C$8]-([.E821]*[.$C$4]))" office:value-type="float" office:value="111.309528846154">
            <text:p>111.309528846154</text:p>
          </table:table-cell>
          <table:table-cell table:formula="of:=SQRT(ABS([.$D$2]^2-[.F821]^2))" office:value-type="float" office:value="121.799789770127">
            <text:p>121.799789770127</text:p>
          </table:table-cell>
          <table:table-cell table:formula="of:=ABS([.B821]-[.G821])" office:value-type="float" office:value="0.000210229874312517">
            <text:p>0.000210229874312517</text:p>
          </table:table-cell>
          <table:table-cell table:number-columns-repeated="3"/>
        </table:table-row>
        <table:table-row table:style-name="ro2">
          <table:table-cell table:formula="of:=[.A821]+[.A$4]" office:value-type="float" office:value="243.900000000004">
            <text:p>243.900000000004</text:p>
          </table:table-cell>
          <table:table-cell table:formula="of:=[.A822]/([.$D$4]*2)" office:value-type="float" office:value="121.950000000002">
            <text:p>121.950000000002</text:p>
          </table:table-cell>
          <table:table-cell table:formula="of:=SQRT(ABS([.$D$2]^2-[.B822]^2))" office:value-type="float" office:value="111.144939156039">
            <text:p>111.144939156039</text:p>
          </table:table-cell>
          <table:table-cell table:formula="of:=([.$C$10]-[.C822])*[.$B$4]" office:value-type="float" office:value="88203.4525489986">
            <text:p>88203.4525489986</text:p>
          </table:table-cell>
          <table:table-cell table:formula="of:=ROUND([.D822])" office:value-type="float" office:value="88203">
            <text:p>88203</text:p>
          </table:table-cell>
          <table:table-cell table:formula="of:=([.$C$8]-([.E822]*[.$C$4]))" office:value-type="float" office:value="111.145283653846">
            <text:p>111.145283653846</text:p>
          </table:table-cell>
          <table:table-cell table:formula="of:=SQRT(ABS([.$D$2]^2-[.F822]^2))" office:value-type="float" office:value="121.949686024631">
            <text:p>121.949686024631</text:p>
          </table:table-cell>
          <table:table-cell table:formula="of:=ABS([.B822]-[.G822])" office:value-type="float" office:value="0.000313975370772823">
            <text:p>0.000313975370772823</text:p>
          </table:table-cell>
          <table:table-cell table:number-columns-repeated="3"/>
        </table:table-row>
        <table:table-row table:style-name="ro2">
          <table:table-cell table:formula="of:=[.A822]+[.A$4]" office:value-type="float" office:value="244.200000000004">
            <text:p>244.200000000004</text:p>
          </table:table-cell>
          <table:table-cell table:formula="of:=[.A823]/([.$D$4]*2)" office:value-type="float" office:value="122.100000000002">
            <text:p>122.100000000002</text:p>
          </table:table-cell>
          <table:table-cell table:formula="of:=SQRT(ABS([.$D$2]^2-[.B823]^2))" office:value-type="float" office:value="110.98013335728">
            <text:p>110.98013335728</text:p>
          </table:table-cell>
          <table:table-cell table:formula="of:=([.$C$10]-[.C823])*[.$B$4]" office:value-type="float" office:value="88473.3707075963">
            <text:p>88473.3707075963</text:p>
          </table:table-cell>
          <table:table-cell table:formula="of:=ROUND([.D823])" office:value-type="float" office:value="88473">
            <text:p>88473</text:p>
          </table:table-cell>
          <table:table-cell table:formula="of:=([.$C$8]-([.E823]*[.$C$4]))" office:value-type="float" office:value="110.980427884615">
            <text:p>110.980427884615</text:p>
          </table:table-cell>
          <table:table-cell table:formula="of:=SQRT(ABS([.$D$2]^2-[.F823]^2))" office:value-type="float" office:value="122.099732295152">
            <text:p>122.099732295152</text:p>
          </table:table-cell>
          <table:table-cell table:formula="of:=ABS([.B823]-[.G823])" office:value-type="float" office:value="0.0002677048501738">
            <text:p>0.0002677048501738</text:p>
          </table:table-cell>
          <table:table-cell table:number-columns-repeated="3"/>
        </table:table-row>
        <table:table-row table:style-name="ro2">
          <table:table-cell table:formula="of:=[.A823]+[.A$4]" office:value-type="float" office:value="244.500000000004">
            <text:p>244.500000000004</text:p>
          </table:table-cell>
          <table:table-cell table:formula="of:=[.A824]/([.$D$4]*2)" office:value-type="float" office:value="122.250000000002">
            <text:p>122.250000000002</text:p>
          </table:table-cell>
          <table:table-cell table:formula="of:=SQRT(ABS([.$D$2]^2-[.B824]^2))" office:value-type="float" office:value="110.814879416076">
            <text:p>110.814879416076</text:p>
          </table:table-cell>
          <table:table-cell table:formula="of:=([.$C$10]-[.C824])*[.$B$4]" office:value-type="float" office:value="88744.0228317716">
            <text:p>88744.0228317716</text:p>
          </table:table-cell>
          <table:table-cell table:formula="of:=ROUND([.D824])" office:value-type="float" office:value="88744">
            <text:p>88744</text:p>
          </table:table-cell>
          <table:table-cell table:formula="of:=([.$C$8]-([.E824]*[.$C$4]))" office:value-type="float" office:value="110.814961538462">
            <text:p>110.814961538462</text:p>
          </table:table-cell>
          <table:table-cell table:formula="of:=SQRT(ABS([.$D$2]^2-[.F824]^2))" office:value-type="float" office:value="122.249925559197">
            <text:p>122.249925559197</text:p>
          </table:table-cell>
          <table:table-cell table:formula="of:=ABS([.B824]-[.G824])" office:value-type="float" office:value="0.0000744408044539568">
            <text:p>0.0000744408044539568</text:p>
          </table:table-cell>
          <table:table-cell table:number-columns-repeated="3"/>
        </table:table-row>
        <table:table-row table:style-name="ro2">
          <table:table-cell table:formula="of:=[.A824]+[.A$4]" office:value-type="float" office:value="244.800000000004">
            <text:p>244.800000000004</text:p>
          </table:table-cell>
          <table:table-cell table:formula="of:=[.A825]/([.$D$4]*2)" office:value-type="float" office:value="122.400000000002">
            <text:p>122.400000000002</text:p>
          </table:table-cell>
          <table:table-cell table:formula="of:=SQRT(ABS([.$D$2]^2-[.B825]^2))" office:value-type="float" office:value="110.649175324534">
            <text:p>110.649175324534</text:p>
          </table:table-cell>
          <table:table-cell table:formula="of:=([.$C$10]-[.C825])*[.$B$4]" office:value-type="float" office:value="89015.4122100451">
            <text:p>89015.4122100451</text:p>
          </table:table-cell>
          <table:table-cell table:formula="of:=ROUND([.D825])" office:value-type="float" office:value="89015">
            <text:p>89015</text:p>
          </table:table-cell>
          <table:table-cell table:formula="of:=([.$C$8]-([.E825]*[.$C$4]))" office:value-type="float" office:value="110.649495192308">
            <text:p>110.649495192308</text:p>
          </table:table-cell>
          <table:table-cell table:formula="of:=SQRT(ABS([.$D$2]^2-[.F825]^2))" office:value-type="float" office:value="122.399710839885">
            <text:p>122.399710839885</text:p>
          </table:table-cell>
          <table:table-cell table:formula="of:=ABS([.B825]-[.G825])" office:value-type="float" office:value="0.000289160116707876">
            <text:p>0.000289160116707876</text:p>
          </table:table-cell>
          <table:table-cell table:number-columns-repeated="3"/>
        </table:table-row>
        <table:table-row table:style-name="ro2">
          <table:table-cell table:formula="of:=[.A825]+[.A$4]" office:value-type="float" office:value="245.100000000004">
            <text:p>245.100000000004</text:p>
          </table:table-cell>
          <table:table-cell table:formula="of:=[.A826]/([.$D$4]*2)" office:value-type="float" office:value="122.550000000002">
            <text:p>122.550000000002</text:p>
          </table:table-cell>
          <table:table-cell table:formula="of:=SQRT(ABS([.$D$2]^2-[.B826]^2))" office:value-type="float" office:value="110.483019057227">
            <text:p>110.483019057227</text:p>
          </table:table-cell>
          <table:table-cell table:formula="of:=([.$C$10]-[.C826])*[.$B$4]" office:value-type="float" office:value="89287.5421596511">
            <text:p>89287.5421596511</text:p>
          </table:table-cell>
          <table:table-cell table:formula="of:=ROUND([.D826])" office:value-type="float" office:value="89288">
            <text:p>89288</text:p>
          </table:table-cell>
          <table:table-cell table:formula="of:=([.$C$8]-([.E826]*[.$C$4]))" office:value-type="float" office:value="110.482807692308">
            <text:p>110.482807692308</text:p>
          </table:table-cell>
          <table:table-cell table:formula="of:=SQRT(ABS([.$D$2]^2-[.F826]^2))" office:value-type="float" office:value="122.55019055238">
            <text:p>122.55019055238</text:p>
          </table:table-cell>
          <table:table-cell table:formula="of:=ABS([.B826]-[.G826])" office:value-type="float" office:value="0.00019055237784471">
            <text:p>0.00019055237784471</text:p>
          </table:table-cell>
          <table:table-cell table:number-columns-repeated="3"/>
        </table:table-row>
        <table:table-row table:style-name="ro2">
          <table:table-cell table:formula="of:=[.A826]+[.A$4]" office:value-type="float" office:value="245.400000000004">
            <text:p>245.400000000004</text:p>
          </table:table-cell>
          <table:table-cell table:formula="of:=[.A827]/([.$D$4]*2)" office:value-type="float" office:value="122.700000000002">
            <text:p>122.700000000002</text:p>
          </table:table-cell>
          <table:table-cell table:formula="of:=SQRT(ABS([.$D$2]^2-[.B827]^2))" office:value-type="float" office:value="110.316408570981">
            <text:p>110.316408570981</text:p>
          </table:table-cell>
          <table:table-cell table:formula="of:=([.$C$10]-[.C827])*[.$B$4]" office:value-type="float" office:value="89560.4160268889">
            <text:p>89560.4160268889</text:p>
          </table:table-cell>
          <table:table-cell table:formula="of:=ROUND([.D827])" office:value-type="float" office:value="89560">
            <text:p>89560</text:p>
          </table:table-cell>
          <table:table-cell table:formula="of:=([.$C$8]-([.E827]*[.$C$4]))" office:value-type="float" office:value="110.316730769231">
            <text:p>110.316730769231</text:p>
          </table:table-cell>
          <table:table-cell table:formula="of:=SQRT(ABS([.$D$2]^2-[.F827]^2))" office:value-type="float" office:value="122.699710319092">
            <text:p>122.699710319092</text:p>
          </table:table-cell>
          <table:table-cell table:formula="of:=ABS([.B827]-[.G827])" office:value-type="float" office:value="0.000289680909943968">
            <text:p>0.000289680909943968</text:p>
          </table:table-cell>
          <table:table-cell table:number-columns-repeated="3"/>
        </table:table-row>
        <table:table-row table:style-name="ro2">
          <table:table-cell table:formula="of:=[.A827]+[.A$4]" office:value-type="float" office:value="245.700000000004">
            <text:p>245.700000000004</text:p>
          </table:table-cell>
          <table:table-cell table:formula="of:=[.A828]/([.$D$4]*2)" office:value-type="float" office:value="122.850000000002">
            <text:p>122.850000000002</text:p>
          </table:table-cell>
          <table:table-cell table:formula="of:=SQRT(ABS([.$D$2]^2-[.B828]^2))" office:value-type="float" office:value="110.149341804659">
            <text:p>110.149341804659</text:p>
          </table:table-cell>
          <table:table-cell table:formula="of:=([.$C$10]-[.C828])*[.$B$4]" office:value-type="float" office:value="89834.0371874792">
            <text:p>89834.0371874792</text:p>
          </table:table-cell>
          <table:table-cell table:formula="of:=ROUND([.D828])" office:value-type="float" office:value="89834">
            <text:p>89834</text:p>
          </table:table-cell>
          <table:table-cell table:formula="of:=([.$C$8]-([.E828]*[.$C$4]))" office:value-type="float" office:value="110.149432692308">
            <text:p>110.149432692308</text:p>
          </table:table-cell>
          <table:table-cell table:formula="of:=SQRT(ABS([.$D$2]^2-[.F828]^2))" office:value-type="float" office:value="122.849918508572">
            <text:p>122.849918508572</text:p>
          </table:table-cell>
          <table:table-cell table:formula="of:=ABS([.B828]-[.G828])" office:value-type="float" office:value="0.0000814914298246094">
            <text:p>0.0000814914298246094</text:p>
          </table:table-cell>
          <table:table-cell table:number-columns-repeated="3"/>
        </table:table-row>
        <table:table-row table:style-name="ro2">
          <table:table-cell table:formula="of:=[.A828]+[.A$4]" office:value-type="float" office:value="246.000000000004">
            <text:p>246.000000000004</text:p>
          </table:table-cell>
          <table:table-cell table:formula="of:=[.A829]/([.$D$4]*2)" office:value-type="float" office:value="123.000000000002">
            <text:p>123.000000000002</text:p>
          </table:table-cell>
          <table:table-cell table:formula="of:=SQRT(ABS([.$D$2]^2-[.B829]^2))" office:value-type="float" office:value="109.981816678938">
            <text:p>109.981816678938</text:p>
          </table:table-cell>
          <table:table-cell table:formula="of:=([.$C$10]-[.C829])*[.$B$4]" office:value-type="float" office:value="90108.4090469272">
            <text:p>90108.4090469272</text:p>
          </table:table-cell>
          <table:table-cell table:formula="of:=ROUND([.D829])" office:value-type="float" office:value="90108">
            <text:p>90108</text:p>
          </table:table-cell>
          <table:table-cell table:formula="of:=([.$C$8]-([.E829]*[.$C$4]))" office:value-type="float" office:value="109.982134615385">
            <text:p>109.982134615385</text:p>
          </table:table-cell>
          <table:table-cell table:formula="of:=SQRT(ABS([.$D$2]^2-[.F829]^2))" office:value-type="float" office:value="122.999715712856">
            <text:p>122.999715712856</text:p>
          </table:table-cell>
          <table:table-cell table:formula="of:=ABS([.B829]-[.G829])" office:value-type="float" office:value="0.000284287145703388">
            <text:p>0.000284287145703388</text:p>
          </table:table-cell>
          <table:table-cell table:number-columns-repeated="3"/>
        </table:table-row>
        <table:table-row table:style-name="ro2">
          <table:table-cell table:formula="of:=[.A829]+[.A$4]" office:value-type="float" office:value="246.300000000004">
            <text:p>246.300000000004</text:p>
          </table:table-cell>
          <table:table-cell table:formula="of:=[.A830]/([.$D$4]*2)" office:value-type="float" office:value="123.150000000002">
            <text:p>123.150000000002</text:p>
          </table:table-cell>
          <table:table-cell table:formula="of:=SQRT(ABS([.$D$2]^2-[.B830]^2))" office:value-type="float" office:value="109.813831096085">
            <text:p>109.813831096085</text:p>
          </table:table-cell>
          <table:table-cell table:formula="of:=([.$C$10]-[.C830])*[.$B$4]" office:value-type="float" office:value="90383.5350408909">
            <text:p>90383.5350408909</text:p>
          </table:table-cell>
          <table:table-cell table:formula="of:=ROUND([.D830])" office:value-type="float" office:value="90384">
            <text:p>90384</text:p>
          </table:table-cell>
          <table:table-cell table:formula="of:=([.$C$8]-([.E830]*[.$C$4]))" office:value-type="float" office:value="109.813615384615">
            <text:p>109.813615384615</text:p>
          </table:table-cell>
          <table:table-cell table:formula="of:=SQRT(ABS([.$D$2]^2-[.F830]^2))" office:value-type="float" office:value="123.15019235129">
            <text:p>123.15019235129</text:p>
          </table:table-cell>
          <table:table-cell table:formula="of:=ABS([.B830]-[.G830])" office:value-type="float" office:value="0.000192351288333725">
            <text:p>0.000192351288333725</text:p>
          </table:table-cell>
          <table:table-cell table:number-columns-repeated="3"/>
        </table:table-row>
        <table:table-row table:style-name="ro2">
          <table:table-cell table:formula="of:=[.A830]+[.A$4]" office:value-type="float" office:value="246.600000000004">
            <text:p>246.600000000004</text:p>
          </table:table-cell>
          <table:table-cell table:formula="of:=[.A831]/([.$D$4]*2)" office:value-type="float" office:value="123.300000000002">
            <text:p>123.300000000002</text:p>
          </table:table-cell>
          <table:table-cell table:formula="of:=SQRT(ABS([.$D$2]^2-[.B831]^2))" office:value-type="float" office:value="109.645382939728">
            <text:p>109.645382939728</text:p>
          </table:table-cell>
          <table:table-cell table:formula="of:=([.$C$10]-[.C831])*[.$B$4]" office:value-type="float" office:value="90659.4186355552">
            <text:p>90659.4186355552</text:p>
          </table:table-cell>
          <table:table-cell table:formula="of:=ROUND([.D831])" office:value-type="float" office:value="90659">
            <text:p>90659</text:p>
          </table:table-cell>
          <table:table-cell table:formula="of:=([.$C$8]-([.E831]*[.$C$4]))" office:value-type="float" office:value="109.645706730769">
            <text:p>109.645706730769</text:p>
          </table:table-cell>
          <table:table-cell table:formula="of:=SQRT(ABS([.$D$2]^2-[.F831]^2))" office:value-type="float" office:value="123.299712065804">
            <text:p>123.299712065804</text:p>
          </table:table-cell>
          <table:table-cell table:formula="of:=ABS([.B831]-[.G831])" office:value-type="float" office:value="0.000287934197928053">
            <text:p>0.000287934197928053</text:p>
          </table:table-cell>
          <table:table-cell table:number-columns-repeated="3"/>
        </table:table-row>
        <table:table-row table:style-name="ro2">
          <table:table-cell table:formula="of:=[.A831]+[.A$4]" office:value-type="float" office:value="246.900000000004">
            <text:p>246.900000000004</text:p>
          </table:table-cell>
          <table:table-cell table:formula="of:=[.A832]/([.$D$4]*2)" office:value-type="float" office:value="123.450000000002">
            <text:p>123.450000000002</text:p>
          </table:table-cell>
          <table:table-cell table:formula="of:=SQRT(ABS([.$D$2]^2-[.B832]^2))" office:value-type="float" office:value="109.476470074622">
            <text:p>109.476470074622</text:p>
          </table:table-cell>
          <table:table-cell table:formula="of:=([.$C$10]-[.C832])*[.$B$4]" office:value-type="float" office:value="90936.0633280124">
            <text:p>90936.0633280124</text:p>
          </table:table-cell>
          <table:table-cell table:formula="of:=ROUND([.D832])" office:value-type="float" office:value="90936">
            <text:p>90936</text:p>
          </table:table-cell>
          <table:table-cell table:formula="of:=([.$C$8]-([.E832]*[.$C$4]))" office:value-type="float" office:value="109.476576923077">
            <text:p>109.476576923077</text:p>
          </table:table-cell>
          <table:table-cell table:formula="of:=SQRT(ABS([.$D$2]^2-[.F832]^2))" office:value-type="float" office:value="123.449905245835">
            <text:p>123.449905245835</text:p>
          </table:table-cell>
          <table:table-cell table:formula="of:=ABS([.B832]-[.G832])" office:value-type="float" office:value="0.0000947541668949725">
            <text:p>0.0000947541668949725</text:p>
          </table:table-cell>
          <table:table-cell table:number-columns-repeated="3"/>
        </table:table-row>
        <table:table-row table:style-name="ro2">
          <table:table-cell table:formula="of:=[.A832]+[.A$4]" office:value-type="float" office:value="247.200000000004">
            <text:p>247.200000000004</text:p>
          </table:table-cell>
          <table:table-cell table:formula="of:=[.A833]/([.$D$4]*2)" office:value-type="float" office:value="123.600000000002">
            <text:p>123.600000000002</text:p>
          </table:table-cell>
          <table:table-cell table:formula="of:=SQRT(ABS([.$D$2]^2-[.B833]^2))" office:value-type="float" office:value="109.307090346416">
            <text:p>109.307090346416</text:p>
          </table:table-cell>
          <table:table-cell table:formula="of:=([.$C$10]-[.C833])*[.$B$4]" office:value-type="float" office:value="91213.4726466485">
            <text:p>91213.4726466485</text:p>
          </table:table-cell>
          <table:table-cell table:formula="of:=ROUND([.D833])" office:value-type="float" office:value="91213">
            <text:p>91213</text:p>
          </table:table-cell>
          <table:table-cell table:formula="of:=([.$C$8]-([.E833]*[.$C$4]))" office:value-type="float" office:value="109.307447115385">
            <text:p>109.307447115385</text:p>
          </table:table-cell>
          <table:table-cell table:formula="of:=SQRT(ABS([.$D$2]^2-[.F833]^2))" office:value-type="float" office:value="123.599684486318">
            <text:p>123.599684486318</text:p>
          </table:table-cell>
          <table:table-cell table:formula="of:=ABS([.B833]-[.G833])" office:value-type="float" office:value="0.000315513683673885">
            <text:p>0.000315513683673885</text:p>
          </table:table-cell>
          <table:table-cell table:number-columns-repeated="3"/>
        </table:table-row>
        <table:table-row table:style-name="ro2">
          <table:table-cell table:formula="of:=[.A833]+[.A$4]" office:value-type="float" office:value="247.500000000004">
            <text:p>247.500000000004</text:p>
          </table:table-cell>
          <table:table-cell table:formula="of:=[.A834]/([.$D$4]*2)" office:value-type="float" office:value="123.750000000002">
            <text:p>123.750000000002</text:p>
          </table:table-cell>
          <table:table-cell table:formula="of:=SQRT(ABS([.$D$2]^2-[.B834]^2))" office:value-type="float" office:value="109.137241581412">
            <text:p>109.137241581412</text:p>
          </table:table-cell>
          <table:table-cell table:formula="of:=([.$C$10]-[.C834])*[.$B$4]" office:value-type="float" office:value="91491.6501515365">
            <text:p>91491.6501515365</text:p>
          </table:table-cell>
          <table:table-cell table:formula="of:=ROUND([.D834])" office:value-type="float" office:value="91492">
            <text:p>91492</text:p>
          </table:table-cell>
          <table:table-cell table:formula="of:=([.$C$8]-([.E834]*[.$C$4]))" office:value-type="float" office:value="109.137096153846">
            <text:p>109.137096153846</text:p>
          </table:table-cell>
          <table:table-cell table:formula="of:=SQRT(ABS([.$D$2]^2-[.F834]^2))" office:value-type="float" office:value="123.750128254908">
            <text:p>123.750128254908</text:p>
          </table:table-cell>
          <table:table-cell table:formula="of:=ABS([.B834]-[.G834])" office:value-type="float" office:value="0.000128254906002212">
            <text:p>0.000128254906002212</text:p>
          </table:table-cell>
          <table:table-cell table:number-columns-repeated="3"/>
        </table:table-row>
        <table:table-row table:style-name="ro2">
          <table:table-cell table:formula="of:=[.A834]+[.A$4]" office:value-type="float" office:value="247.800000000004">
            <text:p>247.800000000004</text:p>
          </table:table-cell>
          <table:table-cell table:formula="of:=[.A835]/([.$D$4]*2)" office:value-type="float" office:value="123.900000000002">
            <text:p>123.900000000002</text:p>
          </table:table-cell>
          <table:table-cell table:formula="of:=SQRT(ABS([.$D$2]^2-[.B835]^2))" office:value-type="float" office:value="108.966921586322">
            <text:p>108.966921586322</text:p>
          </table:table-cell>
          <table:table-cell table:formula="of:=([.$C$10]-[.C835])*[.$B$4]" office:value-type="float" office:value="91770.5994348347">
            <text:p>91770.5994348347</text:p>
          </table:table-cell>
          <table:table-cell table:formula="of:=ROUND([.D835])" office:value-type="float" office:value="91771">
            <text:p>91771</text:p>
          </table:table-cell>
          <table:table-cell table:formula="of:=([.$C$8]-([.E835]*[.$C$4]))" office:value-type="float" office:value="108.966745192308">
            <text:p>108.966745192308</text:p>
          </table:table-cell>
          <table:table-cell table:formula="of:=SQRT(ABS([.$D$2]^2-[.F835]^2))" office:value-type="float" office:value="123.90015513386">
            <text:p>123.90015513386</text:p>
          </table:table-cell>
          <table:table-cell table:formula="of:=ABS([.B835]-[.G835])" office:value-type="float" office:value="0.000155133858626755">
            <text:p>0.000155133858626755</text:p>
          </table:table-cell>
          <table:table-cell table:number-columns-repeated="3"/>
        </table:table-row>
        <table:table-row table:style-name="ro2">
          <table:table-cell table:formula="of:=[.A835]+[.A$4]" office:value-type="float" office:value="248.100000000004">
            <text:p>248.100000000004</text:p>
          </table:table-cell>
          <table:table-cell table:formula="of:=[.A836]/([.$D$4]*2)" office:value-type="float" office:value="124.050000000002">
            <text:p>124.050000000002</text:p>
          </table:table-cell>
          <table:table-cell table:formula="of:=SQRT(ABS([.$D$2]^2-[.B836]^2))" office:value-type="float" office:value="108.796128148016">
            <text:p>108.796128148016</text:p>
          </table:table-cell>
          <table:table-cell table:formula="of:=([.$C$10]-[.C836])*[.$B$4]" office:value-type="float" office:value="92050.3241211932">
            <text:p>92050.3241211932</text:p>
          </table:table-cell>
          <table:table-cell table:formula="of:=ROUND([.D836])" office:value-type="float" office:value="92050">
            <text:p>92050</text:p>
          </table:table-cell>
          <table:table-cell table:formula="of:=([.$C$8]-([.E836]*[.$C$4]))" office:value-type="float" office:value="108.796394230769">
            <text:p>108.796394230769</text:p>
          </table:table-cell>
          <table:table-cell table:formula="of:=SQRT(ABS([.$D$2]^2-[.F836]^2))" office:value-type="float" office:value="124.049766635746">
            <text:p>124.049766635746</text:p>
          </table:table-cell>
          <table:table-cell table:formula="of:=ABS([.B836]-[.G836])" office:value-type="float" office:value="0.000233364255848301">
            <text:p>0.000233364255848301</text:p>
          </table:table-cell>
          <table:table-cell table:number-columns-repeated="3"/>
        </table:table-row>
        <table:table-row table:style-name="ro2">
          <table:table-cell table:formula="of:=[.A836]+[.A$4]" office:value-type="float" office:value="248.400000000004">
            <text:p>248.400000000004</text:p>
          </table:table-cell>
          <table:table-cell table:formula="of:=[.A837]/([.$D$4]*2)" office:value-type="float" office:value="124.200000000002">
            <text:p>124.200000000002</text:p>
          </table:table-cell>
          <table:table-cell table:formula="of:=SQRT(ABS([.$D$2]^2-[.B837]^2))" office:value-type="float" office:value="108.624859033278">
            <text:p>108.624859033278</text:p>
          </table:table-cell>
          <table:table-cell table:formula="of:=([.$C$10]-[.C837])*[.$B$4]" office:value-type="float" office:value="92330.8278681657">
            <text:p>92330.8278681657</text:p>
          </table:table-cell>
          <table:table-cell table:formula="of:=ROUND([.D837])" office:value-type="float" office:value="92331">
            <text:p>92331</text:p>
          </table:table-cell>
          <table:table-cell table:formula="of:=([.$C$8]-([.E837]*[.$C$4]))" office:value-type="float" office:value="108.624822115385">
            <text:p>108.624822115385</text:p>
          </table:table-cell>
          <table:table-cell table:formula="of:=SQRT(ABS([.$D$2]^2-[.F837]^2))" office:value-type="float" office:value="124.200032288245">
            <text:p>124.200032288245</text:p>
          </table:table-cell>
          <table:table-cell table:formula="of:=ABS([.B837]-[.G837])" office:value-type="float" office:value="0.0000322882429486526">
            <text:p>0.0000322882429486526</text:p>
          </table:table-cell>
          <table:table-cell table:number-columns-repeated="3"/>
        </table:table-row>
        <table:table-row table:style-name="ro2">
          <table:table-cell table:formula="of:=[.A837]+[.A$4]" office:value-type="float" office:value="248.700000000004">
            <text:p>248.700000000004</text:p>
          </table:table-cell>
          <table:table-cell table:formula="of:=[.A838]/([.$D$4]*2)" office:value-type="float" office:value="124.350000000002">
            <text:p>124.350000000002</text:p>
          </table:table-cell>
          <table:table-cell table:formula="of:=SQRT(ABS([.$D$2]^2-[.B838]^2))" office:value-type="float" office:value="108.453111988543">
            <text:p>108.453111988543</text:p>
          </table:table-cell>
          <table:table-cell table:formula="of:=([.$C$10]-[.C838])*[.$B$4]" office:value-type="float" office:value="92612.1143666288">
            <text:p>92612.1143666288</text:p>
          </table:table-cell>
          <table:table-cell table:formula="of:=ROUND([.D838])" office:value-type="float" office:value="92612">
            <text:p>92612</text:p>
          </table:table-cell>
          <table:table-cell table:formula="of:=([.$C$8]-([.E838]*[.$C$4]))" office:value-type="float" office:value="108.45325">
            <text:p>108.45325</text:p>
          </table:table-cell>
          <table:table-cell table:formula="of:=SQRT(ABS([.$D$2]^2-[.F838]^2))" office:value-type="float" office:value="124.349879631777">
            <text:p>124.349879631777</text:p>
          </table:table-cell>
          <table:table-cell table:formula="of:=ABS([.B838]-[.G838])" office:value-type="float" office:value="0.00012036822455741">
            <text:p>0.00012036822455741</text:p>
          </table:table-cell>
          <table:table-cell table:number-columns-repeated="3"/>
        </table:table-row>
        <table:table-row table:style-name="ro2">
          <table:table-cell table:formula="of:=[.A838]+[.A$4]" office:value-type="float" office:value="249.000000000004">
            <text:p>249.000000000004</text:p>
          </table:table-cell>
          <table:table-cell table:formula="of:=[.A839]/([.$D$4]*2)" office:value-type="float" office:value="124.500000000002">
            <text:p>124.500000000002</text:p>
          </table:table-cell>
          <table:table-cell table:formula="of:=SQRT(ABS([.$D$2]^2-[.B839]^2))" office:value-type="float" office:value="108.280884739642">
            <text:p>108.280884739642</text:p>
          </table:table-cell>
          <table:table-cell table:formula="of:=([.$C$10]-[.C839])*[.$B$4]" office:value-type="float" office:value="92894.1873412083">
            <text:p>92894.1873412083</text:p>
          </table:table-cell>
          <table:table-cell table:formula="of:=ROUND([.D839])" office:value-type="float" office:value="92894">
            <text:p>92894</text:p>
          </table:table-cell>
          <table:table-cell table:formula="of:=([.$C$8]-([.E839]*[.$C$4]))" office:value-type="float" office:value="108.281067307692">
            <text:p>108.281067307692</text:p>
          </table:table-cell>
          <table:table-cell table:formula="of:=SQRT(ABS([.$D$2]^2-[.F839]^2))" office:value-type="float" office:value="124.49984121559">
            <text:p>124.49984121559</text:p>
          </table:table-cell>
          <table:table-cell table:formula="of:=ABS([.B839]-[.G839])" office:value-type="float" office:value="0.000158784412306545">
            <text:p>0.000158784412306545</text:p>
          </table:table-cell>
          <table:table-cell table:number-columns-repeated="3"/>
        </table:table-row>
        <table:table-row table:style-name="ro2">
          <table:table-cell table:formula="of:=[.A839]+[.A$4]" office:value-type="float" office:value="249.300000000004">
            <text:p>249.300000000004</text:p>
          </table:table-cell>
          <table:table-cell table:formula="of:=[.A840]/([.$D$4]*2)" office:value-type="float" office:value="124.650000000002">
            <text:p>124.650000000002</text:p>
          </table:table-cell>
          <table:table-cell table:formula="of:=SQRT(ABS([.$D$2]^2-[.B840]^2))" office:value-type="float" office:value="108.108174991531">
            <text:p>108.108174991531</text:p>
          </table:table-cell>
          <table:table-cell table:formula="of:=([.$C$10]-[.C840])*[.$B$4]" office:value-type="float" office:value="93177.0505507118">
            <text:p>93177.0505507118</text:p>
          </table:table-cell>
          <table:table-cell table:formula="of:=ROUND([.D840])" office:value-type="float" office:value="93177">
            <text:p>93177</text:p>
          </table:table-cell>
          <table:table-cell table:formula="of:=([.$C$8]-([.E840]*[.$C$4]))" office:value-type="float" office:value="108.108274038462">
            <text:p>108.108274038462</text:p>
          </table:table-cell>
          <table:table-cell table:formula="of:=SQRT(ABS([.$D$2]^2-[.F840]^2))" office:value-type="float" office:value="124.649914097142">
            <text:p>124.649914097142</text:p>
          </table:table-cell>
          <table:table-cell table:formula="of:=ABS([.B840]-[.G840])" office:value-type="float" office:value="0.0000859028597659517">
            <text:p>0.0000859028597659517</text:p>
          </table:table-cell>
          <table:table-cell table:number-columns-repeated="3"/>
        </table:table-row>
        <table:table-row table:style-name="ro2">
          <table:table-cell table:formula="of:=[.A840]+[.A$4]" office:value-type="float" office:value="249.600000000004">
            <text:p>249.600000000004</text:p>
          </table:table-cell>
          <table:table-cell table:formula="of:=[.A841]/([.$D$4]*2)" office:value-type="float" office:value="124.800000000002">
            <text:p>124.800000000002</text:p>
          </table:table-cell>
          <table:table-cell table:formula="of:=SQRT(ABS([.$D$2]^2-[.B841]^2))" office:value-type="float" office:value="107.934980428031">
            <text:p>107.934980428031</text:p>
          </table:table-cell>
          <table:table-cell table:formula="of:=([.$C$10]-[.C841])*[.$B$4]" office:value-type="float" office:value="93460.7077885697">
            <text:p>93460.7077885697</text:p>
          </table:table-cell>
          <table:table-cell table:formula="of:=ROUND([.D841])" office:value-type="float" office:value="93461">
            <text:p>93461</text:p>
          </table:table-cell>
          <table:table-cell table:formula="of:=([.$C$8]-([.E841]*[.$C$4]))" office:value-type="float" office:value="107.934870192308">
            <text:p>107.934870192308</text:p>
          </table:table-cell>
          <table:table-cell table:formula="of:=SQRT(ABS([.$D$2]^2-[.F841]^2))" office:value-type="float" office:value="124.800095338784">
            <text:p>124.800095338784</text:p>
          </table:table-cell>
          <table:table-cell table:formula="of:=ABS([.B841]-[.G841])" office:value-type="float" office:value="0.00009533878257173">
            <text:p>0.00009533878257173</text:p>
          </table:table-cell>
          <table:table-cell table:number-columns-repeated="3"/>
        </table:table-row>
        <table:table-row table:style-name="ro2">
          <table:table-cell table:formula="of:=[.A841]+[.A$4]" office:value-type="float" office:value="249.900000000004">
            <text:p>249.900000000004</text:p>
          </table:table-cell>
          <table:table-cell table:formula="of:=[.A842]/([.$D$4]*2)" office:value-type="float" office:value="124.950000000002">
            <text:p>124.950000000002</text:p>
          </table:table-cell>
          <table:table-cell table:formula="of:=SQRT(ABS([.$D$2]^2-[.B842]^2))" office:value-type="float" office:value="107.761298711548">
            <text:p>107.761298711548</text:p>
          </table:table-cell>
          <table:table-cell table:formula="of:=([.$C$10]-[.C842])*[.$B$4]" office:value-type="float" office:value="93745.1628832823">
            <text:p>93745.1628832823</text:p>
          </table:table-cell>
          <table:table-cell table:formula="of:=ROUND([.D842])" office:value-type="float" office:value="93745">
            <text:p>93745</text:p>
          </table:table-cell>
          <table:table-cell table:formula="of:=([.$C$8]-([.E842]*[.$C$4]))" office:value-type="float" office:value="107.761466346154">
            <text:p>107.761466346154</text:p>
          </table:table-cell>
          <table:table-cell table:formula="of:=SQRT(ABS([.$D$2]^2-[.F842]^2))" office:value-type="float" office:value="124.949855425794">
            <text:p>124.949855425794</text:p>
          </table:table-cell>
          <table:table-cell table:formula="of:=ABS([.B842]-[.G842])" office:value-type="float" office:value="0.000144574208150061">
            <text:p>0.000144574208150061</text:p>
          </table:table-cell>
          <table:table-cell table:number-columns-repeated="3"/>
        </table:table-row>
        <table:table-row table:style-name="ro2">
          <table:table-cell table:formula="of:=[.A842]+[.A$4]" office:value-type="float" office:value="250.200000000004">
            <text:p>250.200000000004</text:p>
          </table:table-cell>
          <table:table-cell table:formula="of:=[.A843]/([.$D$4]*2)" office:value-type="float" office:value="125.100000000002">
            <text:p>125.100000000002</text:p>
          </table:table-cell>
          <table:table-cell table:formula="of:=SQRT(ABS([.$D$2]^2-[.B843]^2))" office:value-type="float" office:value="107.587127482797">
            <text:p>107.587127482797</text:p>
          </table:table-cell>
          <table:table-cell table:formula="of:=([.$C$10]-[.C843])*[.$B$4]" office:value-type="float" office:value="94030.4196988756">
            <text:p>94030.4196988756</text:p>
          </table:table-cell>
          <table:table-cell table:formula="of:=ROUND([.D843])" office:value-type="float" office:value="94030">
            <text:p>94030</text:p>
          </table:table-cell>
          <table:table-cell table:formula="of:=([.$C$8]-([.E843]*[.$C$4]))" office:value-type="float" office:value="107.587451923077">
            <text:p>107.587451923077</text:p>
          </table:table-cell>
          <table:table-cell table:formula="of:=SQRT(ABS([.$D$2]^2-[.F843]^2))" office:value-type="float" office:value="125.099720977705">
            <text:p>125.099720977705</text:p>
          </table:table-cell>
          <table:table-cell table:formula="of:=ABS([.B843]-[.G843])" office:value-type="float" office:value="0.000279022297007714">
            <text:p>0.000279022297007714</text:p>
          </table:table-cell>
          <table:table-cell table:number-columns-repeated="3"/>
        </table:table-row>
        <table:table-row table:style-name="ro2">
          <table:table-cell table:formula="of:=[.A843]+[.A$4]" office:value-type="float" office:value="250.500000000004">
            <text:p>250.500000000004</text:p>
          </table:table-cell>
          <table:table-cell table:formula="of:=[.A844]/([.$D$4]*2)" office:value-type="float" office:value="125.250000000002">
            <text:p>125.250000000002</text:p>
          </table:table-cell>
          <table:table-cell table:formula="of:=SQRT(ABS([.$D$2]^2-[.B844]^2))" office:value-type="float" office:value="107.412464360518">
            <text:p>107.412464360518</text:p>
          </table:table-cell>
          <table:table-cell table:formula="of:=([.$C$10]-[.C844])*[.$B$4]" office:value-type="float" office:value="94316.4821353635">
            <text:p>94316.4821353635</text:p>
          </table:table-cell>
          <table:table-cell table:formula="of:=ROUND([.D844])" office:value-type="float" office:value="94316">
            <text:p>94316</text:p>
          </table:table-cell>
          <table:table-cell table:formula="of:=([.$C$8]-([.E844]*[.$C$4]))" office:value-type="float" office:value="107.412826923077">
            <text:p>107.412826923077</text:p>
          </table:table-cell>
          <table:table-cell table:formula="of:=SQRT(ABS([.$D$2]^2-[.F844]^2))" office:value-type="float" office:value="125.249689071044">
            <text:p>125.249689071044</text:p>
          </table:table-cell>
          <table:table-cell table:formula="of:=ABS([.B844]-[.G844])" office:value-type="float" office:value="0.000310928958199952">
            <text:p>0.000310928958199952</text:p>
          </table:table-cell>
          <table:table-cell table:number-columns-repeated="3"/>
        </table:table-row>
        <table:table-row table:style-name="ro2">
          <table:table-cell table:formula="of:=[.A844]+[.A$4]" office:value-type="float" office:value="250.800000000004">
            <text:p>250.800000000004</text:p>
          </table:table-cell>
          <table:table-cell table:formula="of:=[.A845]/([.$D$4]*2)" office:value-type="float" office:value="125.400000000002">
            <text:p>125.400000000002</text:p>
          </table:table-cell>
          <table:table-cell table:formula="of:=SQRT(ABS([.$D$2]^2-[.B845]^2))" office:value-type="float" office:value="107.237306941192">
            <text:p>107.237306941192</text:p>
          </table:table-cell>
          <table:table-cell table:formula="of:=([.$C$10]-[.C845])*[.$B$4]" office:value-type="float" office:value="94603.3541292194">
            <text:p>94603.3541292194</text:p>
          </table:table-cell>
          <table:table-cell table:formula="of:=ROUND([.D845])" office:value-type="float" office:value="94603">
            <text:p>94603</text:p>
          </table:table-cell>
          <table:table-cell table:formula="of:=([.$C$8]-([.E845]*[.$C$4]))" office:value-type="float" office:value="107.237591346154">
            <text:p>107.237591346154</text:p>
          </table:table-cell>
          <table:table-cell table:formula="of:=SQRT(ABS([.$D$2]^2-[.F845]^2))" office:value-type="float" office:value="125.399756787146">
            <text:p>125.399756787146</text:p>
          </table:table-cell>
          <table:table-cell table:formula="of:=ABS([.B845]-[.G845])" office:value-type="float" office:value="0.000243212856119612">
            <text:p>0.000243212856119612</text:p>
          </table:table-cell>
          <table:table-cell table:number-columns-repeated="3"/>
        </table:table-row>
        <table:table-row table:style-name="ro2">
          <table:table-cell table:formula="of:=[.A845]+[.A$4]" office:value-type="float" office:value="251.100000000004">
            <text:p>251.100000000004</text:p>
          </table:table-cell>
          <table:table-cell table:formula="of:=[.A846]/([.$D$4]*2)" office:value-type="float" office:value="125.550000000002">
            <text:p>125.550000000002</text:p>
          </table:table-cell>
          <table:table-cell table:formula="of:=SQRT(ABS([.$D$2]^2-[.B846]^2))" office:value-type="float" office:value="107.061652798747">
            <text:p>107.061652798747</text:p>
          </table:table-cell>
          <table:table-cell table:formula="of:=([.$C$10]-[.C846])*[.$B$4]" office:value-type="float" office:value="94891.0396538539">
            <text:p>94891.0396538539</text:p>
          </table:table-cell>
          <table:table-cell table:formula="of:=ROUND([.D846])" office:value-type="float" office:value="94891">
            <text:p>94891</text:p>
          </table:table-cell>
          <table:table-cell table:formula="of:=([.$C$8]-([.E846]*[.$C$4]))" office:value-type="float" office:value="107.061745192308">
            <text:p>107.061745192308</text:p>
          </table:table-cell>
          <table:table-cell table:formula="of:=SQRT(ABS([.$D$2]^2-[.F846]^2))" office:value-type="float" office:value="125.549921212151">
            <text:p>125.549921212151</text:p>
          </table:table-cell>
          <table:table-cell table:formula="of:=ABS([.B846]-[.G846])" office:value-type="float" office:value="0.0000787878506685047">
            <text:p>0.0000787878506685047</text:p>
          </table:table-cell>
          <table:table-cell table:number-columns-repeated="3"/>
        </table:table-row>
        <table:table-row table:style-name="ro2">
          <table:table-cell table:formula="of:=[.A846]+[.A$4]" office:value-type="float" office:value="251.400000000004">
            <text:p>251.400000000004</text:p>
          </table:table-cell>
          <table:table-cell table:formula="of:=[.A847]/([.$D$4]*2)" office:value-type="float" office:value="125.700000000002">
            <text:p>125.700000000002</text:p>
          </table:table-cell>
          <table:table-cell table:formula="of:=SQRT(ABS([.$D$2]^2-[.B847]^2))" office:value-type="float" office:value="106.885499484259">
            <text:p>106.885499484259</text:p>
          </table:table-cell>
          <table:table-cell table:formula="of:=([.$C$10]-[.C847])*[.$B$4]" office:value-type="float" office:value="95179.5427201026">
            <text:p>95179.5427201026</text:p>
          </table:table-cell>
          <table:table-cell table:formula="of:=ROUND([.D847])" office:value-type="float" office:value="95180">
            <text:p>95180</text:p>
          </table:table-cell>
          <table:table-cell table:formula="of:=([.$C$8]-([.E847]*[.$C$4]))" office:value-type="float" office:value="106.885288461538">
            <text:p>106.885288461538</text:p>
          </table:table-cell>
          <table:table-cell table:formula="of:=SQRT(ABS([.$D$2]^2-[.F847]^2))" office:value-type="float" office:value="125.700179436999">
            <text:p>125.700179436999</text:p>
          </table:table-cell>
          <table:table-cell table:formula="of:=ABS([.B847]-[.G847])" office:value-type="float" office:value="0.000179436996958771">
            <text:p>0.000179436996958771</text:p>
          </table:table-cell>
          <table:table-cell table:number-columns-repeated="3"/>
        </table:table-row>
        <table:table-row table:style-name="ro2">
          <table:table-cell table:formula="of:=[.A847]+[.A$4]" office:value-type="float" office:value="251.700000000004">
            <text:p>251.700000000004</text:p>
          </table:table-cell>
          <table:table-cell table:formula="of:=[.A848]/([.$D$4]*2)" office:value-type="float" office:value="125.850000000002">
            <text:p>125.850000000002</text:p>
          </table:table-cell>
          <table:table-cell table:formula="of:=SQRT(ABS([.$D$2]^2-[.B848]^2))" office:value-type="float" office:value="106.708844525651">
            <text:p>106.708844525651</text:p>
          </table:table-cell>
          <table:table-cell table:formula="of:=([.$C$10]-[.C848])*[.$B$4]" office:value-type="float" office:value="95468.8673767206">
            <text:p>95468.8673767206</text:p>
          </table:table-cell>
          <table:table-cell table:formula="of:=ROUND([.D848])" office:value-type="float" office:value="95469">
            <text:p>95469</text:p>
          </table:table-cell>
          <table:table-cell table:formula="of:=([.$C$8]-([.E848]*[.$C$4]))" office:value-type="float" office:value="106.708831730769">
            <text:p>106.708831730769</text:p>
          </table:table-cell>
          <table:table-cell table:formula="of:=SQRT(ABS([.$D$2]^2-[.F848]^2))" office:value-type="float" office:value="125.850010848845">
            <text:p>125.850010848845</text:p>
          </table:table-cell>
          <table:table-cell table:formula="of:=ABS([.B848]-[.G848])" office:value-type="float" office:value="0.0000108488429901854">
            <text:p>0.0000108488429901854</text:p>
          </table:table-cell>
          <table:table-cell table:number-columns-repeated="3"/>
        </table:table-row>
        <table:table-row table:style-name="ro2">
          <table:table-cell table:formula="of:=[.A848]+[.A$4]" office:value-type="float" office:value="252.000000000004">
            <text:p>252.000000000004</text:p>
          </table:table-cell>
          <table:table-cell table:formula="of:=[.A849]/([.$D$4]*2)" office:value-type="float" office:value="126.000000000002">
            <text:p>126.000000000002</text:p>
          </table:table-cell>
          <table:table-cell table:formula="of:=SQRT(ABS([.$D$2]^2-[.B849]^2))" office:value-type="float" office:value="106.531685427386">
            <text:p>106.531685427386</text:p>
          </table:table-cell>
          <table:table-cell table:formula="of:=([.$C$10]-[.C849])*[.$B$4]" office:value-type="float" office:value="95759.0177108867">
            <text:p>95759.0177108867</text:p>
          </table:table-cell>
          <table:table-cell table:formula="of:=ROUND([.D849])" office:value-type="float" office:value="95759">
            <text:p>95759</text:p>
          </table:table-cell>
          <table:table-cell table:formula="of:=([.$C$8]-([.E849]*[.$C$4]))" office:value-type="float" office:value="106.531764423077">
            <text:p>106.531764423077</text:p>
          </table:table-cell>
          <table:table-cell table:formula="of:=SQRT(ABS([.$D$2]^2-[.F849]^2))" office:value-type="float" office:value="125.999933209927">
            <text:p>125.999933209927</text:p>
          </table:table-cell>
          <table:table-cell table:formula="of:=ABS([.B849]-[.G849])" office:value-type="float" office:value="0.0000667900750102035">
            <text:p>0.0000667900750102035</text:p>
          </table:table-cell>
          <table:table-cell table:number-columns-repeated="3"/>
        </table:table-row>
        <table:table-row table:style-name="ro2">
          <table:table-cell table:formula="of:=[.A849]+[.A$4]" office:value-type="float" office:value="252.300000000004">
            <text:p>252.300000000004</text:p>
          </table:table-cell>
          <table:table-cell table:formula="of:=[.A850]/([.$D$4]*2)" office:value-type="float" office:value="126.150000000002">
            <text:p>126.150000000002</text:p>
          </table:table-cell>
          <table:table-cell table:formula="of:=SQRT(ABS([.$D$2]^2-[.B850]^2))" office:value-type="float" office:value="106.354019670154">
            <text:p>106.354019670154</text:p>
          </table:table-cell>
          <table:table-cell table:formula="of:=([.$C$10]-[.C850])*[.$B$4]" office:value-type="float" office:value="96049.9978487153">
            <text:p>96049.9978487153</text:p>
          </table:table-cell>
          <table:table-cell table:formula="of:=ROUND([.D850])" office:value-type="float" office:value="96050">
            <text:p>96050</text:p>
          </table:table-cell>
          <table:table-cell table:formula="of:=([.$C$8]-([.E850]*[.$C$4]))" office:value-type="float" office:value="106.354086538462">
            <text:p>106.354086538462</text:p>
          </table:table-cell>
          <table:table-cell table:formula="of:=SQRT(ABS([.$D$2]^2-[.F850]^2))" office:value-type="float" office:value="126.149943624916">
            <text:p>126.149943624916</text:p>
          </table:table-cell>
          <table:table-cell table:formula="of:=ABS([.B850]-[.G850])" office:value-type="float" office:value="0.0000563750861175549">
            <text:p>0.0000563750861175549</text:p>
          </table:table-cell>
          <table:table-cell table:number-columns-repeated="3"/>
        </table:table-row>
        <table:table-row table:style-name="ro2">
          <table:table-cell table:formula="of:=[.A850]+[.A$4]" office:value-type="float" office:value="252.600000000004">
            <text:p>252.600000000004</text:p>
          </table:table-cell>
          <table:table-cell table:formula="of:=[.A851]/([.$D$4]*2)" office:value-type="float" office:value="126.300000000002">
            <text:p>126.300000000002</text:p>
          </table:table-cell>
          <table:table-cell table:formula="of:=SQRT(ABS([.$D$2]^2-[.B851]^2))" office:value-type="float" office:value="106.175844710553">
            <text:p>106.175844710553</text:p>
          </table:table-cell>
          <table:table-cell table:formula="of:=([.$C$10]-[.C851])*[.$B$4]" office:value-type="float" office:value="96341.8119557781">
            <text:p>96341.8119557781</text:p>
          </table:table-cell>
          <table:table-cell table:formula="of:=ROUND([.D851])" office:value-type="float" office:value="96342">
            <text:p>96342</text:p>
          </table:table-cell>
          <table:table-cell table:formula="of:=([.$C$8]-([.E851]*[.$C$4]))" office:value-type="float" office:value="106.175798076923">
            <text:p>106.175798076923</text:p>
          </table:table-cell>
          <table:table-cell table:formula="of:=SQRT(ABS([.$D$2]^2-[.F851]^2))" office:value-type="float" office:value="126.300039203194">
            <text:p>126.300039203194</text:p>
          </table:table-cell>
          <table:table-cell table:formula="of:=ABS([.B851]-[.G851])" office:value-type="float" office:value="0.0000392031925287029">
            <text:p>0.0000392031925287029</text:p>
          </table:table-cell>
          <table:table-cell table:number-columns-repeated="3"/>
        </table:table-row>
        <table:table-row table:style-name="ro2">
          <table:table-cell table:formula="of:=[.A851]+[.A$4]" office:value-type="float" office:value="252.900000000004">
            <text:p>252.900000000004</text:p>
          </table:table-cell>
          <table:table-cell table:formula="of:=[.A852]/([.$D$4]*2)" office:value-type="float" office:value="126.450000000002">
            <text:p>126.450000000002</text:p>
          </table:table-cell>
          <table:table-cell table:formula="of:=SQRT(ABS([.$D$2]^2-[.B852]^2))" office:value-type="float" office:value="105.997157980766">
            <text:p>105.997157980766</text:p>
          </table:table-cell>
          <table:table-cell table:formula="of:=([.$C$10]-[.C852])*[.$B$4]" office:value-type="float" office:value="96634.464237634">
            <text:p>96634.464237634</text:p>
          </table:table-cell>
          <table:table-cell table:formula="of:=ROUND([.D852])" office:value-type="float" office:value="96634">
            <text:p>96634</text:p>
          </table:table-cell>
          <table:table-cell table:formula="of:=([.$C$8]-([.E852]*[.$C$4]))" office:value-type="float" office:value="105.997509615385">
            <text:p>105.997509615385</text:p>
          </table:table-cell>
          <table:table-cell table:formula="of:=SQRT(ABS([.$D$2]^2-[.F852]^2))" office:value-type="float" office:value="126.449705240212">
            <text:p>126.449705240212</text:p>
          </table:table-cell>
          <table:table-cell table:formula="of:=ABS([.B852]-[.G852])" office:value-type="float" office:value="0.000294759790151033">
            <text:p>0.000294759790151033</text:p>
          </table:table-cell>
          <table:table-cell table:number-columns-repeated="3"/>
        </table:table-row>
        <table:table-row table:style-name="ro2">
          <table:table-cell table:formula="of:=[.A852]+[.A$4]" office:value-type="float" office:value="253.200000000004">
            <text:p>253.200000000004</text:p>
          </table:table-cell>
          <table:table-cell table:formula="of:=[.A853]/([.$D$4]*2)" office:value-type="float" office:value="126.600000000002">
            <text:p>126.600000000002</text:p>
          </table:table-cell>
          <table:table-cell table:formula="of:=SQRT(ABS([.$D$2]^2-[.B853]^2))" office:value-type="float" office:value="105.817956888231">
            <text:p>105.817956888231</text:p>
          </table:table-cell>
          <table:table-cell table:formula="of:=([.$C$10]-[.C853])*[.$B$4]" office:value-type="float" office:value="96927.9589403689">
            <text:p>96927.9589403689</text:p>
          </table:table-cell>
          <table:table-cell table:formula="of:=ROUND([.D853])" office:value-type="float" office:value="96928">
            <text:p>96928</text:p>
          </table:table-cell>
          <table:table-cell table:formula="of:=([.$C$8]-([.E853]*[.$C$4]))" office:value-type="float" office:value="105.818">
            <text:p>105.818</text:p>
          </table:table-cell>
          <table:table-cell table:formula="of:=SQRT(ABS([.$D$2]^2-[.F853]^2))" office:value-type="float" office:value="126.59996396524">
            <text:p>126.59996396524</text:p>
          </table:table-cell>
          <table:table-cell table:formula="of:=ABS([.B853]-[.G853])" office:value-type="float" office:value="0.0000360347622034851">
            <text:p>0.0000360347622034851</text:p>
          </table:table-cell>
          <table:table-cell table:number-columns-repeated="3"/>
        </table:table-row>
        <table:table-row table:style-name="ro2">
          <table:table-cell table:formula="of:=[.A853]+[.A$4]" office:value-type="float" office:value="253.500000000004">
            <text:p>253.500000000004</text:p>
          </table:table-cell>
          <table:table-cell table:formula="of:=[.A854]/([.$D$4]*2)" office:value-type="float" office:value="126.750000000002">
            <text:p>126.750000000002</text:p>
          </table:table-cell>
          <table:table-cell table:formula="of:=SQRT(ABS([.$D$2]^2-[.B854]^2))" office:value-type="float" office:value="105.638238815305">
            <text:p>105.638238815305</text:p>
          </table:table-cell>
          <table:table-cell table:formula="of:=([.$C$10]-[.C854])*[.$B$4]" office:value-type="float" office:value="97222.3003511445">
            <text:p>97222.3003511445</text:p>
          </table:table-cell>
          <table:table-cell table:formula="of:=ROUND([.D854])" office:value-type="float" office:value="97222">
            <text:p>97222</text:p>
          </table:table-cell>
          <table:table-cell table:formula="of:=([.$C$8]-([.E854]*[.$C$4]))" office:value-type="float" office:value="105.638490384615">
            <text:p>105.638490384615</text:p>
          </table:table-cell>
          <table:table-cell table:formula="of:=SQRT(ABS([.$D$2]^2-[.F854]^2))" office:value-type="float" office:value="126.749790332211">
            <text:p>126.749790332211</text:p>
          </table:table-cell>
          <table:table-cell table:formula="of:=ABS([.B854]-[.G854])" office:value-type="float" office:value="0.000209667790656454">
            <text:p>0.000209667790656454</text:p>
          </table:table-cell>
          <table:table-cell table:number-columns-repeated="3"/>
        </table:table-row>
        <table:table-row table:style-name="ro2">
          <table:table-cell table:formula="of:=[.A854]+[.A$4]" office:value-type="float" office:value="253.800000000004">
            <text:p>253.800000000004</text:p>
          </table:table-cell>
          <table:table-cell table:formula="of:=[.A855]/([.$D$4]*2)" office:value-type="float" office:value="126.900000000002">
            <text:p>126.900000000002</text:p>
          </table:table-cell>
          <table:table-cell table:formula="of:=SQRT(ABS([.$D$2]^2-[.B855]^2))" office:value-type="float" office:value="105.458001118927">
            <text:p>105.458001118927</text:p>
          </table:table-cell>
          <table:table-cell table:formula="of:=([.$C$10]-[.C855])*[.$B$4]" office:value-type="float" office:value="97517.4927987573">
            <text:p>97517.4927987573</text:p>
          </table:table-cell>
          <table:table-cell table:formula="of:=ROUND([.D855])" office:value-type="float" office:value="97517">
            <text:p>97517</text:p>
          </table:table-cell>
          <table:table-cell table:formula="of:=([.$C$8]-([.E855]*[.$C$4]))" office:value-type="float" office:value="105.458370192308">
            <text:p>105.458370192308</text:p>
          </table:table-cell>
          <table:table-cell table:formula="of:=SQRT(ABS([.$D$2]^2-[.F855]^2))" office:value-type="float" office:value="126.899693287187">
            <text:p>126.899693287187</text:p>
          </table:table-cell>
          <table:table-cell table:formula="of:=ABS([.B855]-[.G855])" office:value-type="float" office:value="0.00030671281471939">
            <text:p>0.00030671281471939</text:p>
          </table:table-cell>
          <table:table-cell table:number-columns-repeated="3"/>
        </table:table-row>
        <table:table-row table:style-name="ro2">
          <table:table-cell table:formula="of:=[.A855]+[.A$4]" office:value-type="float" office:value="254.100000000004">
            <text:p>254.100000000004</text:p>
          </table:table-cell>
          <table:table-cell table:formula="of:=[.A856]/([.$D$4]*2)" office:value-type="float" office:value="127.050000000002">
            <text:p>127.050000000002</text:p>
          </table:table-cell>
          <table:table-cell table:formula="of:=SQRT(ABS([.$D$2]^2-[.B856]^2))" office:value-type="float" office:value="105.277241130263">
            <text:p>105.277241130263</text:p>
          </table:table-cell>
          <table:table-cell table:formula="of:=([.$C$10]-[.C856])*[.$B$4]" office:value-type="float" office:value="97813.5406542065">
            <text:p>97813.5406542065</text:p>
          </table:table-cell>
          <table:table-cell table:formula="of:=ROUND([.D856])" office:value-type="float" office:value="97814">
            <text:p>97814</text:p>
          </table:table-cell>
          <table:table-cell table:formula="of:=([.$C$8]-([.E856]*[.$C$4]))" office:value-type="float" office:value="105.277028846154">
            <text:p>105.277028846154</text:p>
          </table:table-cell>
          <table:table-cell table:formula="of:=SQRT(ABS([.$D$2]^2-[.F856]^2))" office:value-type="float" office:value="127.050175904349">
            <text:p>127.050175904349</text:p>
          </table:table-cell>
          <table:table-cell table:formula="of:=ABS([.B856]-[.G856])" office:value-type="float" office:value="0.000175904347301525">
            <text:p>0.000175904347301525</text:p>
          </table:table-cell>
          <table:table-cell table:number-columns-repeated="3"/>
        </table:table-row>
        <table:table-row table:style-name="ro2">
          <table:table-cell table:formula="of:=[.A856]+[.A$4]" office:value-type="float" office:value="254.400000000004">
            <text:p>254.400000000004</text:p>
          </table:table-cell>
          <table:table-cell table:formula="of:=[.A857]/([.$D$4]*2)" office:value-type="float" office:value="127.200000000002">
            <text:p>127.200000000002</text:p>
          </table:table-cell>
          <table:table-cell table:formula="of:=SQRT(ABS([.$D$2]^2-[.B857]^2))" office:value-type="float" office:value="105.095956154362">
            <text:p>105.095956154362</text:p>
          </table:table-cell>
          <table:table-cell table:formula="of:=([.$C$10]-[.C857])*[.$B$4]" office:value-type="float" office:value="98110.448331273">
            <text:p>98110.448331273</text:p>
          </table:table-cell>
          <table:table-cell table:formula="of:=ROUND([.D857])" office:value-type="float" office:value="98110">
            <text:p>98110</text:p>
          </table:table-cell>
          <table:table-cell table:formula="of:=([.$C$8]-([.E857]*[.$C$4]))" office:value-type="float" office:value="105.096298076923">
            <text:p>105.096298076923</text:p>
          </table:table-cell>
          <table:table-cell table:formula="of:=SQRT(ABS([.$D$2]^2-[.F857]^2))" office:value-type="float" office:value="127.199717493894">
            <text:p>127.199717493894</text:p>
          </table:table-cell>
          <table:table-cell table:formula="of:=ABS([.B857]-[.G857])" office:value-type="float" office:value="0.000282506107609493">
            <text:p>0.000282506107609493</text:p>
          </table:table-cell>
          <table:table-cell table:number-columns-repeated="3"/>
        </table:table-row>
        <table:table-row table:style-name="ro2">
          <table:table-cell table:formula="of:=[.A857]+[.A$4]" office:value-type="float" office:value="254.700000000004">
            <text:p>254.700000000004</text:p>
          </table:table-cell>
          <table:table-cell table:formula="of:=[.A858]/([.$D$4]*2)" office:value-type="float" office:value="127.350000000002">
            <text:p>127.350000000002</text:p>
          </table:table-cell>
          <table:table-cell table:formula="of:=SQRT(ABS([.$D$2]^2-[.B858]^2))" office:value-type="float" office:value="104.914143469789">
            <text:p>104.914143469789</text:p>
          </table:table-cell>
          <table:table-cell table:formula="of:=([.$C$10]-[.C858])*[.$B$4]" office:value-type="float" office:value="98408.2202871083">
            <text:p>98408.2202871083</text:p>
          </table:table-cell>
          <table:table-cell table:formula="of:=ROUND([.D858])" office:value-type="float" office:value="98408">
            <text:p>98408</text:p>
          </table:table-cell>
          <table:table-cell table:formula="of:=([.$C$8]-([.E858]*[.$C$4]))" office:value-type="float" office:value="104.914346153846">
            <text:p>104.914346153846</text:p>
          </table:table-cell>
          <table:table-cell table:formula="of:=SQRT(ABS([.$D$2]^2-[.F858]^2))" office:value-type="float" office:value="127.349833023491">
            <text:p>127.349833023491</text:p>
          </table:table-cell>
          <table:table-cell table:formula="of:=ABS([.B858]-[.G858])" office:value-type="float" office:value="0.00016697651133768">
            <text:p>0.00016697651133768</text:p>
          </table:table-cell>
          <table:table-cell table:number-columns-repeated="3"/>
        </table:table-row>
        <table:table-row table:style-name="ro2">
          <table:table-cell table:formula="of:=[.A858]+[.A$4]" office:value-type="float" office:value="255.000000000004">
            <text:p>255.000000000004</text:p>
          </table:table-cell>
          <table:table-cell table:formula="of:=[.A859]/([.$D$4]*2)" office:value-type="float" office:value="127.500000000002">
            <text:p>127.500000000002</text:p>
          </table:table-cell>
          <table:table-cell table:formula="of:=SQRT(ABS([.$D$2]^2-[.B859]^2))" office:value-type="float" office:value="104.731800328265">
            <text:p>104.731800328265</text:p>
          </table:table-cell>
          <table:table-cell table:formula="of:=([.$C$10]-[.C859])*[.$B$4]" office:value-type="float" office:value="98706.8610228334">
            <text:p>98706.8610228334</text:p>
          </table:table-cell>
          <table:table-cell table:formula="of:=ROUND([.D859])" office:value-type="float" office:value="98707">
            <text:p>98707</text:p>
          </table:table-cell>
          <table:table-cell table:formula="of:=([.$C$8]-([.E859]*[.$C$4]))" office:value-type="float" office:value="104.731783653846">
            <text:p>104.731783653846</text:p>
          </table:table-cell>
          <table:table-cell table:formula="of:=SQRT(ABS([.$D$2]^2-[.F859]^2))" office:value-type="float" office:value="127.500013696799">
            <text:p>127.500013696799</text:p>
          </table:table-cell>
          <table:table-cell table:formula="of:=ABS([.B859]-[.G859])" office:value-type="float" office:value="0.0000136967971400281">
            <text:p>0.0000136967971400281</text:p>
          </table:table-cell>
          <table:table-cell table:number-columns-repeated="3"/>
        </table:table-row>
        <table:table-row table:style-name="ro2">
          <table:table-cell table:formula="of:=[.A859]+[.A$4]" office:value-type="float" office:value="255.300000000004">
            <text:p>255.300000000004</text:p>
          </table:table-cell>
          <table:table-cell table:formula="of:=[.A860]/([.$D$4]*2)" office:value-type="float" office:value="127.650000000002">
            <text:p>127.650000000002</text:p>
          </table:table-cell>
          <table:table-cell table:formula="of:=SQRT(ABS([.$D$2]^2-[.B860]^2))" office:value-type="float" office:value="104.548923954288">
            <text:p>104.548923954288</text:p>
          </table:table-cell>
          <table:table-cell table:formula="of:=([.$C$10]-[.C860])*[.$B$4]" office:value-type="float" office:value="99006.3750841495">
            <text:p>99006.3750841495</text:p>
          </table:table-cell>
          <table:table-cell table:formula="of:=ROUND([.D860])" office:value-type="float" office:value="99006">
            <text:p>99006</text:p>
          </table:table-cell>
          <table:table-cell table:formula="of:=([.$C$8]-([.E860]*[.$C$4]))" office:value-type="float" office:value="104.549221153846">
            <text:p>104.549221153846</text:p>
          </table:table-cell>
          <table:table-cell table:formula="of:=SQRT(ABS([.$D$2]^2-[.F860]^2))" office:value-type="float" office:value="127.649756584665">
            <text:p>127.649756584665</text:p>
          </table:table-cell>
          <table:table-cell table:formula="of:=ABS([.B860]-[.G860])" office:value-type="float" office:value="0.000243415337209285">
            <text:p>0.000243415337209285</text:p>
          </table:table-cell>
          <table:table-cell table:number-columns-repeated="3"/>
        </table:table-row>
        <table:table-row table:style-name="ro2">
          <table:table-cell table:formula="of:=[.A860]+[.A$4]" office:value-type="float" office:value="255.600000000004">
            <text:p>255.600000000004</text:p>
          </table:table-cell>
          <table:table-cell table:formula="of:=[.A861]/([.$D$4]*2)" office:value-type="float" office:value="127.800000000002">
            <text:p>127.800000000002</text:p>
          </table:table-cell>
          <table:table-cell table:formula="of:=SQRT(ABS([.$D$2]^2-[.B861]^2))" office:value-type="float" office:value="104.36551154476">
            <text:p>104.36551154476</text:p>
          </table:table-cell>
          <table:table-cell table:formula="of:=([.$C$10]-[.C861])*[.$B$4]" office:value-type="float" office:value="99306.7670619587">
            <text:p>99306.7670619587</text:p>
          </table:table-cell>
          <table:table-cell table:formula="of:=ROUND([.D861])" office:value-type="float" office:value="99307">
            <text:p>99307</text:p>
          </table:table-cell>
          <table:table-cell table:formula="of:=([.$C$8]-([.E861]*[.$C$4]))" office:value-type="float" office:value="104.3654375">
            <text:p>104.3654375</text:p>
          </table:table-cell>
          <table:table-cell table:formula="of:=SQRT(ABS([.$D$2]^2-[.F861]^2))" office:value-type="float" office:value="127.800060467253">
            <text:p>127.800060467253</text:p>
          </table:table-cell>
          <table:table-cell table:formula="of:=ABS([.B861]-[.G861])" office:value-type="float" office:value="0.0000604672512878324">
            <text:p>0.0000604672512878324</text:p>
          </table:table-cell>
          <table:table-cell table:number-columns-repeated="3"/>
        </table:table-row>
        <table:table-row table:style-name="ro2">
          <table:table-cell table:formula="of:=[.A861]+[.A$4]" office:value-type="float" office:value="255.900000000004">
            <text:p>255.900000000004</text:p>
          </table:table-cell>
          <table:table-cell table:formula="of:=[.A862]/([.$D$4]*2)" office:value-type="float" office:value="127.950000000002">
            <text:p>127.950000000002</text:p>
          </table:table-cell>
          <table:table-cell table:formula="of:=SQRT(ABS([.$D$2]^2-[.B862]^2))" office:value-type="float" office:value="104.181560268598">
            <text:p>104.181560268598</text:p>
          </table:table-cell>
          <table:table-cell table:formula="of:=([.$C$10]-[.C862])*[.$B$4]" office:value-type="float" office:value="99608.0415929963">
            <text:p>99608.0415929963</text:p>
          </table:table-cell>
          <table:table-cell table:formula="of:=ROUND([.D862])" office:value-type="float" office:value="99608">
            <text:p>99608</text:p>
          </table:table-cell>
          <table:table-cell table:formula="of:=([.$C$8]-([.E862]*[.$C$4]))" office:value-type="float" office:value="104.181653846154">
            <text:p>104.181653846154</text:p>
          </table:table-cell>
          <table:table-cell table:formula="of:=SQRT(ABS([.$D$2]^2-[.F862]^2))" office:value-type="float" office:value="127.949923805683">
            <text:p>127.949923805683</text:p>
          </table:table-cell>
          <table:table-cell table:formula="of:=ABS([.B862]-[.G862])" office:value-type="float" office:value="0.0000761943186233793">
            <text:p>0.0000761943186233793</text:p>
          </table:table-cell>
          <table:table-cell table:number-columns-repeated="3"/>
        </table:table-row>
        <table:table-row table:style-name="ro2">
          <table:table-cell table:formula="of:=[.A862]+[.A$4]" office:value-type="float" office:value="256.200000000004">
            <text:p>256.200000000004</text:p>
          </table:table-cell>
          <table:table-cell table:formula="of:=[.A863]/([.$D$4]*2)" office:value-type="float" office:value="128.100000000002">
            <text:p>128.100000000002</text:p>
          </table:table-cell>
          <table:table-cell table:formula="of:=SQRT(ABS([.$D$2]^2-[.B863]^2))" office:value-type="float" office:value="103.997067266339">
            <text:p>103.997067266339</text:p>
          </table:table-cell>
          <table:table-cell table:formula="of:=([.$C$10]-[.C863])*[.$B$4]" office:value-type="float" office:value="99910.203360475">
            <text:p>99910.203360475</text:p>
          </table:table-cell>
          <table:table-cell table:formula="of:=ROUND([.D863])" office:value-type="float" office:value="99910">
            <text:p>99910</text:p>
          </table:table-cell>
          <table:table-cell table:formula="of:=([.$C$8]-([.E863]*[.$C$4]))" office:value-type="float" office:value="103.997259615385">
            <text:p>103.997259615385</text:p>
          </table:table-cell>
          <table:table-cell table:formula="of:=SQRT(ABS([.$D$2]^2-[.F863]^2))" office:value-type="float" office:value="128.099843842568">
            <text:p>128.099843842568</text:p>
          </table:table-cell>
          <table:table-cell table:formula="of:=ABS([.B863]-[.G863])" office:value-type="float" office:value="0.000156157434048509">
            <text:p>0.000156157434048509</text:p>
          </table:table-cell>
          <table:table-cell table:number-columns-repeated="3"/>
        </table:table-row>
        <table:table-row table:style-name="ro2">
          <table:table-cell table:formula="of:=[.A863]+[.A$4]" office:value-type="float" office:value="256.500000000004">
            <text:p>256.500000000004</text:p>
          </table:table-cell>
          <table:table-cell table:formula="of:=[.A864]/([.$D$4]*2)" office:value-type="float" office:value="128.250000000002">
            <text:p>128.250000000002</text:p>
          </table:table-cell>
          <table:table-cell table:formula="of:=SQRT(ABS([.$D$2]^2-[.B864]^2))" office:value-type="float" office:value="103.812029649745">
            <text:p>103.812029649745</text:p>
          </table:table-cell>
          <table:table-cell table:formula="of:=([.$C$10]-[.C864])*[.$B$4]" office:value-type="float" office:value="100213.25709474">
            <text:p>100213.25709474</text:p>
          </table:table-cell>
          <table:table-cell table:formula="of:=ROUND([.D864])" office:value-type="float" office:value="100213">
            <text:p>100213</text:p>
          </table:table-cell>
          <table:table-cell table:formula="of:=([.$C$8]-([.E864]*[.$C$4]))" office:value-type="float" office:value="103.812254807692">
            <text:p>103.812254807692</text:p>
          </table:table-cell>
          <table:table-cell table:formula="of:=SQRT(ABS([.$D$2]^2-[.F864]^2))" office:value-type="float" office:value="128.249817745456">
            <text:p>128.249817745456</text:p>
          </table:table-cell>
          <table:table-cell table:formula="of:=ABS([.B864]-[.G864])" office:value-type="float" office:value="0.00018225454564913">
            <text:p>0.00018225454564913</text:p>
          </table:table-cell>
          <table:table-cell table:number-columns-repeated="3"/>
        </table:table-row>
        <table:table-row table:style-name="ro2">
          <table:table-cell table:formula="of:=[.A864]+[.A$4]" office:value-type="float" office:value="256.800000000004">
            <text:p>256.800000000004</text:p>
          </table:table-cell>
          <table:table-cell table:formula="of:=[.A865]/([.$D$4]*2)" office:value-type="float" office:value="128.400000000002">
            <text:p>128.400000000002</text:p>
          </table:table-cell>
          <table:table-cell table:formula="of:=SQRT(ABS([.$D$2]^2-[.B865]^2))" office:value-type="float" office:value="103.626444501389">
            <text:p>103.626444501389</text:p>
          </table:table-cell>
          <table:table-cell table:formula="of:=([.$C$10]-[.C865])*[.$B$4]" office:value-type="float" office:value="100517.207573937">
            <text:p>100517.207573937</text:p>
          </table:table-cell>
          <table:table-cell table:formula="of:=ROUND([.D865])" office:value-type="float" office:value="100517">
            <text:p>100517</text:p>
          </table:table-cell>
          <table:table-cell table:formula="of:=([.$C$8]-([.E865]*[.$C$4]))" office:value-type="float" office:value="103.626639423077">
            <text:p>103.626639423077</text:p>
          </table:table-cell>
          <table:table-cell table:formula="of:=SQRT(ABS([.$D$2]^2-[.F865]^2))" office:value-type="float" office:value="128.399842686351">
            <text:p>128.399842686351</text:p>
          </table:table-cell>
          <table:table-cell table:formula="of:=ABS([.B865]-[.G865])" office:value-type="float" office:value="0.00015731365132865">
            <text:p>0.00015731365132865</text:p>
          </table:table-cell>
          <table:table-cell table:number-columns-repeated="3"/>
        </table:table-row>
        <table:table-row table:style-name="ro2">
          <table:table-cell table:formula="of:=[.A865]+[.A$4]" office:value-type="float" office:value="257.100000000004">
            <text:p>257.100000000004</text:p>
          </table:table-cell>
          <table:table-cell table:formula="of:=[.A866]/([.$D$4]*2)" office:value-type="float" office:value="128.550000000002">
            <text:p>128.550000000002</text:p>
          </table:table-cell>
          <table:table-cell table:formula="of:=SQRT(ABS([.$D$2]^2-[.B866]^2))" office:value-type="float" office:value="103.440308874246">
            <text:p>103.440308874246</text:p>
          </table:table-cell>
          <table:table-cell table:formula="of:=([.$C$10]-[.C866])*[.$B$4]" office:value-type="float" office:value="100822.05962469">
            <text:p>100822.05962469</text:p>
          </table:table-cell>
          <table:table-cell table:formula="of:=ROUND([.D866])" office:value-type="float" office:value="100822">
            <text:p>100822</text:p>
          </table:table-cell>
          <table:table-cell table:formula="of:=([.$C$8]-([.E866]*[.$C$4]))" office:value-type="float" office:value="103.440413461538">
            <text:p>103.440413461538</text:p>
          </table:table-cell>
          <table:table-cell table:formula="of:=SQRT(ABS([.$D$2]^2-[.F866]^2))" office:value-type="float" office:value="128.549915841692">
            <text:p>128.549915841692</text:p>
          </table:table-cell>
          <table:table-cell table:formula="of:=ABS([.B866]-[.G866])" office:value-type="float" office:value="0.0000841583105000154">
            <text:p>0.0000841583105000154</text:p>
          </table:table-cell>
          <table:table-cell table:number-columns-repeated="3"/>
        </table:table-row>
        <table:table-row table:style-name="ro2">
          <table:table-cell table:formula="of:=[.A866]+[.A$4]" office:value-type="float" office:value="257.400000000004">
            <text:p>257.400000000004</text:p>
          </table:table-cell>
          <table:table-cell table:formula="of:=[.A867]/([.$D$4]*2)" office:value-type="float" office:value="128.700000000002">
            <text:p>128.700000000002</text:p>
          </table:table-cell>
          <table:table-cell table:formula="of:=SQRT(ABS([.$D$2]^2-[.B867]^2))" office:value-type="float" office:value="103.253619791267">
            <text:p>103.253619791267</text:p>
          </table:table-cell>
          <table:table-cell table:formula="of:=([.$C$10]-[.C867])*[.$B$4]" office:value-type="float" office:value="101127.818122798">
            <text:p>101127.818122798</text:p>
          </table:table-cell>
          <table:table-cell table:formula="of:=ROUND([.D867])" office:value-type="float" office:value="101128">
            <text:p>101128</text:p>
          </table:table-cell>
          <table:table-cell table:formula="of:=([.$C$8]-([.E867]*[.$C$4]))" office:value-type="float" office:value="103.253576923077">
            <text:p>103.253576923077</text:p>
          </table:table-cell>
          <table:table-cell table:formula="of:=SQRT(ABS([.$D$2]^2-[.F867]^2))" office:value-type="float" office:value="128.700034392343">
            <text:p>128.700034392343</text:p>
          </table:table-cell>
          <table:table-cell table:formula="of:=ABS([.B867]-[.G867])" office:value-type="float" office:value="0.0000343923408649971">
            <text:p>0.0000343923408649971</text:p>
          </table:table-cell>
          <table:table-cell table:number-columns-repeated="3"/>
        </table:table-row>
        <table:table-row table:style-name="ro2">
          <table:table-cell table:formula="of:=[.A867]+[.A$4]" office:value-type="float" office:value="257.700000000004">
            <text:p>257.700000000004</text:p>
          </table:table-cell>
          <table:table-cell table:formula="of:=[.A868]/([.$D$4]*2)" office:value-type="float" office:value="128.850000000002">
            <text:p>128.850000000002</text:p>
          </table:table-cell>
          <table:table-cell table:formula="of:=SQRT(ABS([.$D$2]^2-[.B868]^2))" office:value-type="float" office:value="103.066374244947">
            <text:p>103.066374244947</text:p>
          </table:table-cell>
          <table:table-cell table:formula="of:=([.$C$10]-[.C868])*[.$B$4]" office:value-type="float" office:value="101434.487993936">
            <text:p>101434.487993936</text:p>
          </table:table-cell>
          <table:table-cell table:formula="of:=ROUND([.D868])" office:value-type="float" office:value="101434">
            <text:p>101434</text:p>
          </table:table-cell>
          <table:table-cell table:formula="of:=([.$C$8]-([.E868]*[.$C$4]))" office:value-type="float" office:value="103.066740384615">
            <text:p>103.066740384615</text:p>
          </table:table-cell>
          <table:table-cell table:formula="of:=SQRT(ABS([.$D$2]^2-[.F868]^2))" office:value-type="float" office:value="128.849707126133">
            <text:p>128.849707126133</text:p>
          </table:table-cell>
          <table:table-cell table:formula="of:=ABS([.B868]-[.G868])" office:value-type="float" office:value="0.000292873868829702">
            <text:p>0.000292873868829702</text:p>
          </table:table-cell>
          <table:table-cell table:number-columns-repeated="3"/>
        </table:table-row>
        <table:table-row table:style-name="ro2">
          <table:table-cell table:formula="of:=[.A868]+[.A$4]" office:value-type="float" office:value="258.000000000004">
            <text:p>258.000000000004</text:p>
          </table:table-cell>
          <table:table-cell table:formula="of:=[.A869]/([.$D$4]*2)" office:value-type="float" office:value="129.000000000002">
            <text:p>129.000000000002</text:p>
          </table:table-cell>
          <table:table-cell table:formula="of:=SQRT(ABS([.$D$2]^2-[.B869]^2))" office:value-type="float" office:value="102.878569196891">
            <text:p>102.878569196891</text:p>
          </table:table-cell>
          <table:table-cell table:formula="of:=([.$C$10]-[.C869])*[.$B$4]" office:value-type="float" office:value="101742.074214375">
            <text:p>101742.074214375</text:p>
          </table:table-cell>
          <table:table-cell table:formula="of:=ROUND([.D869])" office:value-type="float" office:value="101742">
            <text:p>101742</text:p>
          </table:table-cell>
          <table:table-cell table:formula="of:=([.$C$8]-([.E869]*[.$C$4]))" office:value-type="float" office:value="102.878682692308">
            <text:p>102.878682692308</text:p>
          </table:table-cell>
          <table:table-cell table:formula="of:=SQRT(ABS([.$D$2]^2-[.F869]^2))" office:value-type="float" office:value="128.999909486385">
            <text:p>128.999909486385</text:p>
          </table:table-cell>
          <table:table-cell table:formula="of:=ABS([.B869]-[.G869])" office:value-type="float" office:value="0.0000905136172093535">
            <text:p>0.0000905136172093535</text:p>
          </table:table-cell>
          <table:table-cell table:number-columns-repeated="3"/>
        </table:table-row>
        <table:table-row table:style-name="ro2">
          <table:table-cell table:formula="of:=[.A869]+[.A$4]" office:value-type="float" office:value="258.300000000004">
            <text:p>258.300000000004</text:p>
          </table:table-cell>
          <table:table-cell table:formula="of:=[.A870]/([.$D$4]*2)" office:value-type="float" office:value="129.150000000002">
            <text:p>129.150000000002</text:p>
          </table:table-cell>
          <table:table-cell table:formula="of:=SQRT(ABS([.$D$2]^2-[.B870]^2))" office:value-type="float" office:value="102.690201577363">
            <text:p>102.690201577363</text:p>
          </table:table-cell>
          <table:table-cell table:formula="of:=([.$C$10]-[.C870])*[.$B$4]" office:value-type="float" office:value="102050.581811711">
            <text:p>102050.581811711</text:p>
          </table:table-cell>
          <table:table-cell table:formula="of:=ROUND([.D870])" office:value-type="float" office:value="102051">
            <text:p>102051</text:p>
          </table:table-cell>
          <table:table-cell table:formula="of:=([.$C$8]-([.E870]*[.$C$4]))" office:value-type="float" office:value="102.690014423077">
            <text:p>102.690014423077</text:p>
          </table:table-cell>
          <table:table-cell table:formula="of:=SQRT(ABS([.$D$2]^2-[.F870]^2))" office:value-type="float" office:value="129.150148810554">
            <text:p>129.150148810554</text:p>
          </table:table-cell>
          <table:table-cell table:formula="of:=ABS([.B870]-[.G870])" office:value-type="float" office:value="0.00014881055201954">
            <text:p>0.00014881055201954</text:p>
          </table:table-cell>
          <table:table-cell table:number-columns-repeated="3"/>
        </table:table-row>
        <table:table-row table:style-name="ro2">
          <table:table-cell table:formula="of:=[.A870]+[.A$4]" office:value-type="float" office:value="258.600000000004">
            <text:p>258.600000000004</text:p>
          </table:table-cell>
          <table:table-cell table:formula="of:=[.A871]/([.$D$4]*2)" office:value-type="float" office:value="129.300000000002">
            <text:p>129.300000000002</text:p>
          </table:table-cell>
          <table:table-cell table:formula="of:=SQRT(ABS([.$D$2]^2-[.B871]^2))" office:value-type="float" office:value="102.501268284834">
            <text:p>102.501268284834</text:p>
          </table:table-cell>
          <table:table-cell table:formula="of:=([.$C$10]-[.C871])*[.$B$4]" office:value-type="float" office:value="102360.015865618">
            <text:p>102360.015865618</text:p>
          </table:table-cell>
          <table:table-cell table:formula="of:=ROUND([.D871])" office:value-type="float" office:value="102360">
            <text:p>102360</text:p>
          </table:table-cell>
          <table:table-cell table:formula="of:=([.$C$8]-([.E871]*[.$C$4]))" office:value-type="float" office:value="102.501346153846">
            <text:p>102.501346153846</text:p>
          </table:table-cell>
          <table:table-cell table:formula="of:=SQRT(ABS([.$D$2]^2-[.F871]^2))" office:value-type="float" office:value="129.299938270091">
            <text:p>129.299938270091</text:p>
          </table:table-cell>
          <table:table-cell table:formula="of:=ABS([.B871]-[.G871])" office:value-type="float" office:value="0.0000617299107830149">
            <text:p>0.0000617299107830149</text:p>
          </table:table-cell>
          <table:table-cell table:number-columns-repeated="3"/>
        </table:table-row>
        <table:table-row table:style-name="ro2">
          <table:table-cell table:formula="of:=[.A871]+[.A$4]" office:value-type="float" office:value="258.900000000004">
            <text:p>258.900000000004</text:p>
          </table:table-cell>
          <table:table-cell table:formula="of:=[.A872]/([.$D$4]*2)" office:value-type="float" office:value="129.450000000002">
            <text:p>129.450000000002</text:p>
          </table:table-cell>
          <table:table-cell table:formula="of:=SQRT(ABS([.$D$2]^2-[.B872]^2))" office:value-type="float" office:value="102.311766185515">
            <text:p>102.311766185515</text:p>
          </table:table-cell>
          <table:table-cell table:formula="of:=([.$C$10]-[.C872])*[.$B$4]" office:value-type="float" office:value="102670.381508597">
            <text:p>102670.381508597</text:p>
          </table:table-cell>
          <table:table-cell table:formula="of:=ROUND([.D872])" office:value-type="float" office:value="102670">
            <text:p>102670</text:p>
          </table:table-cell>
          <table:table-cell table:formula="of:=([.$C$8]-([.E872]*[.$C$4]))" office:value-type="float" office:value="102.312067307692">
            <text:p>102.312067307692</text:p>
          </table:table-cell>
          <table:table-cell table:formula="of:=SQRT(ABS([.$D$2]^2-[.F872]^2))" office:value-type="float" office:value="129.44976200529">
            <text:p>129.44976200529</text:p>
          </table:table-cell>
          <table:table-cell table:formula="of:=ABS([.B872]-[.G872])" office:value-type="float" office:value="0.000237994711966394">
            <text:p>0.000237994711966394</text:p>
          </table:table-cell>
          <table:table-cell table:number-columns-repeated="3"/>
        </table:table-row>
        <table:table-row table:style-name="ro2">
          <table:table-cell table:formula="of:=[.A872]+[.A$4]" office:value-type="float" office:value="259.200000000004">
            <text:p>259.200000000004</text:p>
          </table:table-cell>
          <table:table-cell table:formula="of:=[.A873]/([.$D$4]*2)" office:value-type="float" office:value="129.600000000002">
            <text:p>129.600000000002</text:p>
          </table:table-cell>
          <table:table-cell table:formula="of:=SQRT(ABS([.$D$2]^2-[.B873]^2))" office:value-type="float" office:value="102.121692112888">
            <text:p>102.121692112888</text:p>
          </table:table-cell>
          <table:table-cell table:formula="of:=([.$C$10]-[.C873])*[.$B$4]" office:value-type="float" office:value="102981.683926758">
            <text:p>102981.683926758</text:p>
          </table:table-cell>
          <table:table-cell table:formula="of:=ROUND([.D873])" office:value-type="float" office:value="102982">
            <text:p>102982</text:p>
          </table:table-cell>
          <table:table-cell table:formula="of:=([.$C$8]-([.E873]*[.$C$4]))" office:value-type="float" office:value="102.121567307692">
            <text:p>102.121567307692</text:p>
          </table:table-cell>
          <table:table-cell table:formula="of:=SQRT(ABS([.$D$2]^2-[.F873]^2))" office:value-type="float" office:value="129.600098343406">
            <text:p>129.600098343406</text:p>
          </table:table-cell>
          <table:table-cell table:formula="of:=ABS([.B873]-[.G873])" office:value-type="float" office:value="0.0000983434038062114">
            <text:p>0.0000983434038062114</text:p>
          </table:table-cell>
          <table:table-cell table:number-columns-repeated="3"/>
        </table:table-row>
        <table:table-row table:style-name="ro2">
          <table:table-cell table:formula="of:=[.A873]+[.A$4]" office:value-type="float" office:value="259.500000000004">
            <text:p>259.500000000004</text:p>
          </table:table-cell>
          <table:table-cell table:formula="of:=[.A874]/([.$D$4]*2)" office:value-type="float" office:value="129.750000000002">
            <text:p>129.750000000002</text:p>
          </table:table-cell>
          <table:table-cell table:formula="of:=SQRT(ABS([.$D$2]^2-[.B874]^2))" office:value-type="float" office:value="101.931042867222">
            <text:p>101.931042867222</text:p>
          </table:table-cell>
          <table:table-cell table:formula="of:=([.$C$10]-[.C874])*[.$B$4]" office:value-type="float" office:value="103293.928360604">
            <text:p>103293.928360604</text:p>
          </table:table-cell>
          <table:table-cell table:formula="of:=ROUND([.D874])" office:value-type="float" office:value="103294">
            <text:p>103294</text:p>
          </table:table-cell>
          <table:table-cell table:formula="of:=([.$C$8]-([.E874]*[.$C$4]))" office:value-type="float" office:value="101.931067307692">
            <text:p>101.931067307692</text:p>
          </table:table-cell>
          <table:table-cell table:formula="of:=SQRT(ABS([.$D$2]^2-[.F874]^2))" office:value-type="float" office:value="129.74998079967">
            <text:p>129.74998079967</text:p>
          </table:table-cell>
          <table:table-cell table:formula="of:=ABS([.B874]-[.G874])" office:value-type="float" office:value="0.0000192003321615175">
            <text:p>0.0000192003321615175</text:p>
          </table:table-cell>
          <table:table-cell table:number-columns-repeated="3"/>
        </table:table-row>
        <table:table-row table:style-name="ro2">
          <table:table-cell table:formula="of:=[.A874]+[.A$4]" office:value-type="float" office:value="259.800000000004">
            <text:p>259.800000000004</text:p>
          </table:table-cell>
          <table:table-cell table:formula="of:=[.A875]/([.$D$4]*2)" office:value-type="float" office:value="129.900000000002">
            <text:p>129.900000000002</text:p>
          </table:table-cell>
          <table:table-cell table:formula="of:=SQRT(ABS([.$D$2]^2-[.B875]^2))" office:value-type="float" office:value="101.739815215084">
            <text:p>101.739815215084</text:p>
          </table:table-cell>
          <table:table-cell table:formula="of:=([.$C$10]-[.C875])*[.$B$4]" office:value-type="float" office:value="103607.120105838">
            <text:p>103607.120105838</text:p>
          </table:table-cell>
          <table:table-cell table:formula="of:=ROUND([.D875])" office:value-type="float" office:value="103607">
            <text:p>103607</text:p>
          </table:table-cell>
          <table:table-cell table:formula="of:=([.$C$8]-([.E875]*[.$C$4]))" office:value-type="float" office:value="101.739956730769">
            <text:p>101.739956730769</text:p>
          </table:table-cell>
          <table:table-cell table:formula="of:=SQRT(ABS([.$D$2]^2-[.F875]^2))" office:value-type="float" office:value="129.899889162467">
            <text:p>129.899889162467</text:p>
          </table:table-cell>
          <table:table-cell table:formula="of:=ABS([.B875]-[.G875])" office:value-type="float" office:value="0.000110837535061137">
            <text:p>0.000110837535061137</text:p>
          </table:table-cell>
          <table:table-cell table:number-columns-repeated="3"/>
        </table:table-row>
        <table:table-row table:style-name="ro2">
          <table:table-cell table:formula="of:=[.A875]+[.A$4]" office:value-type="float" office:value="260.100000000004">
            <text:p>260.100000000004</text:p>
          </table:table-cell>
          <table:table-cell table:formula="of:=[.A876]/([.$D$4]*2)" office:value-type="float" office:value="130.050000000002">
            <text:p>130.050000000002</text:p>
          </table:table-cell>
          <table:table-cell table:formula="of:=SQRT(ABS([.$D$2]^2-[.B876]^2))" office:value-type="float" office:value="101.548005888838">
            <text:p>101.548005888838</text:p>
          </table:table-cell>
          <table:table-cell table:formula="of:=([.$C$10]-[.C876])*[.$B$4]" office:value-type="float" office:value="103921.264514178">
            <text:p>103921.264514178</text:p>
          </table:table-cell>
          <table:table-cell table:formula="of:=ROUND([.D876])" office:value-type="float" office:value="103921">
            <text:p>103921</text:p>
          </table:table-cell>
          <table:table-cell table:formula="of:=([.$C$8]-([.E876]*[.$C$4]))" office:value-type="float" office:value="101.548235576923">
            <text:p>101.548235576923</text:p>
          </table:table-cell>
          <table:table-cell table:formula="of:=SQRT(ABS([.$D$2]^2-[.F876]^2))" office:value-type="float" office:value="130.049820650448">
            <text:p>130.049820650448</text:p>
          </table:table-cell>
          <table:table-cell table:formula="of:=ABS([.B876]-[.G876])" office:value-type="float" office:value="0.000179349553889097">
            <text:p>0.000179349553889097</text:p>
          </table:table-cell>
          <table:table-cell table:number-columns-repeated="3"/>
        </table:table-row>
        <table:table-row table:style-name="ro2">
          <table:table-cell table:formula="of:=[.A876]+[.A$4]" office:value-type="float" office:value="260.400000000004">
            <text:p>260.400000000004</text:p>
          </table:table-cell>
          <table:table-cell table:formula="of:=[.A877]/([.$D$4]*2)" office:value-type="float" office:value="130.200000000002">
            <text:p>130.200000000002</text:p>
          </table:table-cell>
          <table:table-cell table:formula="of:=SQRT(ABS([.$D$2]^2-[.B877]^2))" office:value-type="float" office:value="101.355611586135">
            <text:p>101.355611586135</text:p>
          </table:table-cell>
          <table:table-cell table:formula="of:=([.$C$10]-[.C877])*[.$B$4]" office:value-type="float" office:value="104236.366994195">
            <text:p>104236.366994195</text:p>
          </table:table-cell>
          <table:table-cell table:formula="of:=ROUND([.D877])" office:value-type="float" office:value="104236">
            <text:p>104236</text:p>
          </table:table-cell>
          <table:table-cell table:formula="of:=([.$C$8]-([.E877]*[.$C$4]))" office:value-type="float" office:value="101.355903846154">
            <text:p>101.355903846154</text:p>
          </table:table-cell>
          <table:table-cell table:formula="of:=SQRT(ABS([.$D$2]^2-[.F877]^2))" office:value-type="float" office:value="130.199772486473">
            <text:p>130.199772486473</text:p>
          </table:table-cell>
          <table:table-cell table:formula="of:=ABS([.B877]-[.G877])" office:value-type="float" office:value="0.000227513529495127">
            <text:p>0.000227513529495127</text:p>
          </table:table-cell>
          <table:table-cell table:number-columns-repeated="3"/>
        </table:table-row>
        <table:table-row table:style-name="ro2">
          <table:table-cell table:formula="of:=[.A877]+[.A$4]" office:value-type="float" office:value="260.700000000004">
            <text:p>260.700000000004</text:p>
          </table:table-cell>
          <table:table-cell table:formula="of:=[.A878]/([.$D$4]*2)" office:value-type="float" office:value="130.350000000002">
            <text:p>130.350000000002</text:p>
          </table:table-cell>
          <table:table-cell table:formula="of:=SQRT(ABS([.$D$2]^2-[.B878]^2))" office:value-type="float" office:value="101.162628969395">
            <text:p>101.162628969395</text:p>
          </table:table-cell>
          <table:table-cell table:formula="of:=([.$C$10]-[.C878])*[.$B$4]" office:value-type="float" office:value="104552.433012163">
            <text:p>104552.433012163</text:p>
          </table:table-cell>
          <table:table-cell table:formula="of:=ROUND([.D878])" office:value-type="float" office:value="104552">
            <text:p>104552</text:p>
          </table:table-cell>
          <table:table-cell table:formula="of:=([.$C$8]-([.E878]*[.$C$4]))" office:value-type="float" office:value="101.162961538462">
            <text:p>101.162961538462</text:p>
          </table:table-cell>
          <table:table-cell table:formula="of:=SQRT(ABS([.$D$2]^2-[.F878]^2))" office:value-type="float" office:value="130.349741897588">
            <text:p>130.349741897588</text:p>
          </table:table-cell>
          <table:table-cell table:formula="of:=ABS([.B878]-[.G878])" office:value-type="float" office:value="0.000258102414278483">
            <text:p>0.000258102414278483</text:p>
          </table:table-cell>
          <table:table-cell table:number-columns-repeated="3"/>
        </table:table-row>
        <table:table-row table:style-name="ro2">
          <table:table-cell table:formula="of:=[.A878]+[.A$4]" office:value-type="float" office:value="261.000000000004">
            <text:p>261.000000000004</text:p>
          </table:table-cell>
          <table:table-cell table:formula="of:=[.A879]/([.$D$4]*2)" office:value-type="float" office:value="130.500000000002">
            <text:p>130.500000000002</text:p>
          </table:table-cell>
          <table:table-cell table:formula="of:=SQRT(ABS([.$D$2]^2-[.B879]^2))" office:value-type="float" office:value="100.969054665276">
            <text:p>100.969054665276</text:p>
          </table:table-cell>
          <table:table-cell table:formula="of:=([.$C$10]-[.C879])*[.$B$4]" office:value-type="float" office:value="104869.468092925">
            <text:p>104869.468092925</text:p>
          </table:table-cell>
          <table:table-cell table:formula="of:=ROUND([.D879])" office:value-type="float" office:value="104869">
            <text:p>104869</text:p>
          </table:table-cell>
          <table:table-cell table:formula="of:=([.$C$8]-([.E879]*[.$C$4]))" office:value-type="float" office:value="100.969408653846">
            <text:p>100.969408653846</text:p>
          </table:table-cell>
          <table:table-cell table:formula="of:=SQRT(ABS([.$D$2]^2-[.F879]^2))" office:value-type="float" office:value="130.49972611501">
            <text:p>130.49972611501</text:p>
          </table:table-cell>
          <table:table-cell table:formula="of:=ABS([.B879]-[.G879])" office:value-type="float" office:value="0.00027388499208314">
            <text:p>0.00027388499208314</text:p>
          </table:table-cell>
          <table:table-cell table:number-columns-repeated="3"/>
        </table:table-row>
        <table:table-row table:style-name="ro2">
          <table:table-cell table:formula="of:=[.A879]+[.A$4]" office:value-type="float" office:value="261.300000000004">
            <text:p>261.300000000004</text:p>
          </table:table-cell>
          <table:table-cell table:formula="of:=[.A880]/([.$D$4]*2)" office:value-type="float" office:value="130.650000000002">
            <text:p>130.650000000002</text:p>
          </table:table-cell>
          <table:table-cell table:formula="of:=SQRT(ABS([.$D$2]^2-[.B880]^2))" office:value-type="float" office:value="100.774885264134">
            <text:p>100.774885264134</text:p>
          </table:table-cell>
          <table:table-cell table:formula="of:=([.$C$10]-[.C880])*[.$B$4]" office:value-type="float" office:value="105187.477820779">
            <text:p>105187.477820779</text:p>
          </table:table-cell>
          <table:table-cell table:formula="of:=ROUND([.D880])" office:value-type="float" office:value="105187">
            <text:p>105187</text:p>
          </table:table-cell>
          <table:table-cell table:formula="of:=([.$C$8]-([.E880]*[.$C$4]))" office:value-type="float" office:value="100.775245192308">
            <text:p>100.775245192308</text:p>
          </table:table-cell>
          <table:table-cell table:formula="of:=SQRT(ABS([.$D$2]^2-[.F880]^2))" office:value-type="float" office:value="130.649722374103">
            <text:p>130.649722374103</text:p>
          </table:table-cell>
          <table:table-cell table:formula="of:=ABS([.B880]-[.G880])" office:value-type="float" office:value="0.000277625898803535">
            <text:p>0.000277625898803535</text:p>
          </table:table-cell>
          <table:table-cell table:number-columns-repeated="3"/>
        </table:table-row>
        <table:table-row table:style-name="ro2">
          <table:table-cell table:formula="of:=[.A880]+[.A$4]" office:value-type="float" office:value="261.600000000004">
            <text:p>261.600000000004</text:p>
          </table:table-cell>
          <table:table-cell table:formula="of:=[.A881]/([.$D$4]*2)" office:value-type="float" office:value="130.800000000002">
            <text:p>130.800000000002</text:p>
          </table:table-cell>
          <table:table-cell table:formula="of:=SQRT(ABS([.$D$2]^2-[.B881]^2))" office:value-type="float" office:value="100.580117319476">
            <text:p>100.580117319476</text:p>
          </table:table-cell>
          <table:table-cell table:formula="of:=([.$C$10]-[.C881])*[.$B$4]" office:value-type="float" office:value="105506.467840378">
            <text:p>105506.467840378</text:p>
          </table:table-cell>
          <table:table-cell table:formula="of:=ROUND([.D881])" office:value-type="float" office:value="105506">
            <text:p>105506</text:p>
          </table:table-cell>
          <table:table-cell table:formula="of:=([.$C$8]-([.E881]*[.$C$4]))" office:value-type="float" office:value="100.580471153846">
            <text:p>100.580471153846</text:p>
          </table:table-cell>
          <table:table-cell table:formula="of:=SQRT(ABS([.$D$2]^2-[.F881]^2))" office:value-type="float" office:value="130.799727914359">
            <text:p>130.799727914359</text:p>
          </table:table-cell>
          <table:table-cell table:formula="of:=ABS([.B881]-[.G881])" office:value-type="float" office:value="0.000272085643160835">
            <text:p>0.000272085643160835</text:p>
          </table:table-cell>
          <table:table-cell table:number-columns-repeated="3"/>
        </table:table-row>
        <table:table-row table:style-name="ro2">
          <table:table-cell table:formula="of:=[.A881]+[.A$4]" office:value-type="float" office:value="261.900000000004">
            <text:p>261.900000000004</text:p>
          </table:table-cell>
          <table:table-cell table:formula="of:=[.A882]/([.$D$4]*2)" office:value-type="float" office:value="130.950000000002">
            <text:p>130.950000000002</text:p>
          </table:table-cell>
          <table:table-cell table:formula="of:=SQRT(ABS([.$D$2]^2-[.B882]^2))" office:value-type="float" office:value="100.384747347391">
            <text:p>100.384747347391</text:p>
          </table:table-cell>
          <table:table-cell table:formula="of:=([.$C$10]-[.C882])*[.$B$4]" office:value-type="float" office:value="105826.443857651">
            <text:p>105826.443857651</text:p>
          </table:table-cell>
          <table:table-cell table:formula="of:=ROUND([.D882])" office:value-type="float" office:value="105826">
            <text:p>105826</text:p>
          </table:table-cell>
          <table:table-cell table:formula="of:=([.$C$8]-([.E882]*[.$C$4]))" office:value-type="float" office:value="100.385086538462">
            <text:p>100.385086538462</text:p>
          </table:table-cell>
          <table:table-cell table:formula="of:=SQRT(ABS([.$D$2]^2-[.F882]^2))" office:value-type="float" office:value="130.949739979374">
            <text:p>130.949739979374</text:p>
          </table:table-cell>
          <table:table-cell table:formula="of:=ABS([.B882]-[.G882])" office:value-type="float" office:value="0.00026002062836028">
            <text:p>0.00026002062836028</text:p>
          </table:table-cell>
          <table:table-cell table:number-columns-repeated="3"/>
        </table:table-row>
        <table:table-row table:style-name="ro2">
          <table:table-cell table:formula="of:=[.A882]+[.A$4]" office:value-type="float" office:value="262.200000000004">
            <text:p>262.200000000004</text:p>
          </table:table-cell>
          <table:table-cell table:formula="of:=[.A883]/([.$D$4]*2)" office:value-type="float" office:value="131.100000000002">
            <text:p>131.100000000002</text:p>
          </table:table-cell>
          <table:table-cell table:formula="of:=SQRT(ABS([.$D$2]^2-[.B883]^2))" office:value-type="float" office:value="100.188771825986">
            <text:p>100.188771825986</text:p>
          </table:table-cell>
          <table:table-cell table:formula="of:=([.$C$10]-[.C883])*[.$B$4]" office:value-type="float" office:value="106147.411640739">
            <text:p>106147.411640739</text:p>
          </table:table-cell>
          <table:table-cell table:formula="of:=ROUND([.D883])" office:value-type="float" office:value="106147">
            <text:p>106147</text:p>
          </table:table-cell>
          <table:table-cell table:formula="of:=([.$C$8]-([.E883]*[.$C$4]))" office:value-type="float" office:value="100.189091346154">
            <text:p>100.189091346154</text:p>
          </table:table-cell>
          <table:table-cell table:formula="of:=SQRT(ABS([.$D$2]^2-[.F883]^2))" office:value-type="float" office:value="131.099755816828">
            <text:p>131.099755816828</text:p>
          </table:table-cell>
          <table:table-cell table:formula="of:=ABS([.B883]-[.G883])" office:value-type="float" office:value="0.000244183173663259">
            <text:p>0.000244183173663259</text:p>
          </table:table-cell>
          <table:table-cell table:number-columns-repeated="3"/>
        </table:table-row>
        <table:table-row table:style-name="ro2">
          <table:table-cell table:formula="of:=[.A883]+[.A$4]" office:value-type="float" office:value="262.500000000004">
            <text:p>262.500000000004</text:p>
          </table:table-cell>
          <table:table-cell table:formula="of:=[.A884]/([.$D$4]*2)" office:value-type="float" office:value="131.250000000002">
            <text:p>131.250000000002</text:p>
          </table:table-cell>
          <table:table-cell table:formula="of:=SQRT(ABS([.$D$2]^2-[.B884]^2))" office:value-type="float" office:value="99.9921871947976">
            <text:p>99.9921871947976</text:p>
          </table:table-cell>
          <table:table-cell table:formula="of:=([.$C$10]-[.C884])*[.$B$4]" office:value-type="float" office:value="106469.377020953">
            <text:p>106469.377020953</text:p>
          </table:table-cell>
          <table:table-cell table:formula="of:=ROUND([.D884])" office:value-type="float" office:value="106469">
            <text:p>106469</text:p>
          </table:table-cell>
          <table:table-cell table:formula="of:=([.$C$8]-([.E884]*[.$C$4]))" office:value-type="float" office:value="99.9924855769231">
            <text:p>99.9924855769231</text:p>
          </table:table-cell>
          <table:table-cell table:formula="of:=SQRT(ABS([.$D$2]^2-[.F884]^2))" office:value-type="float" office:value="131.249772678465">
            <text:p>131.249772678465</text:p>
          </table:table-cell>
          <table:table-cell table:formula="of:=ABS([.B884]-[.G884])" office:value-type="float" office:value="0.000227321536755198">
            <text:p>0.000227321536755198</text:p>
          </table:table-cell>
          <table:table-cell table:number-columns-repeated="3"/>
        </table:table-row>
        <table:table-row table:style-name="ro2">
          <table:table-cell table:formula="of:=[.A884]+[.A$4]" office:value-type="float" office:value="262.800000000004">
            <text:p>262.800000000004</text:p>
          </table:table-cell>
          <table:table-cell table:formula="of:=[.A885]/([.$D$4]*2)" office:value-type="float" office:value="131.400000000002">
            <text:p>131.400000000002</text:p>
          </table:table-cell>
          <table:table-cell table:formula="of:=SQRT(ABS([.$D$2]^2-[.B885]^2))" office:value-type="float" office:value="99.7949898541978">
            <text:p>99.7949898541978</text:p>
          </table:table-cell>
          <table:table-cell table:formula="of:=([.$C$10]-[.C885])*[.$B$4]" office:value-type="float" office:value="106792.345893746">
            <text:p>106792.345893746</text:p>
          </table:table-cell>
          <table:table-cell table:formula="of:=ROUND([.D885])" office:value-type="float" office:value="106792">
            <text:p>106792</text:p>
          </table:table-cell>
          <table:table-cell table:formula="of:=([.$C$8]-([.E885]*[.$C$4]))" office:value-type="float" office:value="99.7952692307692">
            <text:p>99.7952692307692</text:p>
          </table:table-cell>
          <table:table-cell table:formula="of:=SQRT(ABS([.$D$2]^2-[.F885]^2))" office:value-type="float" office:value="131.399787820066">
            <text:p>131.399787820066</text:p>
          </table:table-cell>
          <table:table-cell table:formula="of:=ABS([.B885]-[.G885])" office:value-type="float" office:value="0.000212179936426082">
            <text:p>0.000212179936426082</text:p>
          </table:table-cell>
          <table:table-cell table:number-columns-repeated="3"/>
        </table:table-row>
        <table:table-row table:style-name="ro2">
          <table:table-cell table:formula="of:=[.A885]+[.A$4]" office:value-type="float" office:value="263.100000000004">
            <text:p>263.100000000004</text:p>
          </table:table-cell>
          <table:table-cell table:formula="of:=[.A886]/([.$D$4]*2)" office:value-type="float" office:value="131.550000000002">
            <text:p>131.550000000002</text:p>
          </table:table-cell>
          <table:table-cell table:formula="of:=SQRT(ABS([.$D$2]^2-[.B886]^2))" office:value-type="float" office:value="99.5971761647861">
            <text:p>99.5971761647861</text:p>
          </table:table-cell>
          <table:table-cell table:formula="of:=([.$C$10]-[.C886])*[.$B$4]" office:value-type="float" office:value="107116.324219712">
            <text:p>107116.324219712</text:p>
          </table:table-cell>
          <table:table-cell table:formula="of:=ROUND([.D886])" office:value-type="float" office:value="107116">
            <text:p>107116</text:p>
          </table:table-cell>
          <table:table-cell table:formula="of:=([.$C$8]-([.E886]*[.$C$4]))" office:value-type="float" office:value="99.5974423076923">
            <text:p>99.5974423076923</text:p>
          </table:table-cell>
          <table:table-cell table:formula="of:=SQRT(ABS([.$D$2]^2-[.F886]^2))" office:value-type="float" office:value="131.549798501426">
            <text:p>131.549798501426</text:p>
          </table:table-cell>
          <table:table-cell table:formula="of:=ABS([.B886]-[.G886])" office:value-type="float" office:value="0.000201498575648884">
            <text:p>0.000201498575648884</text:p>
          </table:table-cell>
          <table:table-cell table:number-columns-repeated="3"/>
        </table:table-row>
        <table:table-row table:style-name="ro2">
          <table:table-cell table:formula="of:=[.A886]+[.A$4]" office:value-type="float" office:value="263.400000000004">
            <text:p>263.400000000004</text:p>
          </table:table-cell>
          <table:table-cell table:formula="of:=[.A887]/([.$D$4]*2)" office:value-type="float" office:value="131.700000000002">
            <text:p>131.700000000002</text:p>
          </table:table-cell>
          <table:table-cell table:formula="of:=SQRT(ABS([.$D$2]^2-[.B887]^2))" office:value-type="float" office:value="99.3987424467706">
            <text:p>99.3987424467706</text:p>
          </table:table-cell>
          <table:table-cell table:formula="of:=([.$C$10]-[.C887])*[.$B$4]" office:value-type="float" office:value="107441.318025595">
            <text:p>107441.318025595</text:p>
          </table:table-cell>
          <table:table-cell table:formula="of:=ROUND([.D887])" office:value-type="float" office:value="107441">
            <text:p>107441</text:p>
          </table:table-cell>
          <table:table-cell table:formula="of:=([.$C$8]-([.E887]*[.$C$4]))" office:value-type="float" office:value="99.3990048076923">
            <text:p>99.3990048076923</text:p>
          </table:table-cell>
          <table:table-cell table:formula="of:=SQRT(ABS([.$D$2]^2-[.F887]^2))" office:value-type="float" office:value="131.699801986337">
            <text:p>131.699801986337</text:p>
          </table:table-cell>
          <table:table-cell table:formula="of:=ABS([.B887]-[.G887])" office:value-type="float" office:value="0.000198013665169583">
            <text:p>0.000198013665169583</text:p>
          </table:table-cell>
          <table:table-cell table:number-columns-repeated="3"/>
        </table:table-row>
        <table:table-row table:style-name="ro2">
          <table:table-cell table:formula="of:=[.A887]+[.A$4]" office:value-type="float" office:value="263.700000000004">
            <text:p>263.700000000004</text:p>
          </table:table-cell>
          <table:table-cell table:formula="of:=[.A888]/([.$D$4]*2)" office:value-type="float" office:value="131.850000000002">
            <text:p>131.850000000002</text:p>
          </table:table-cell>
          <table:table-cell table:formula="of:=SQRT(ABS([.$D$2]^2-[.B888]^2))" office:value-type="float" office:value="99.1996849793357">
            <text:p>99.1996849793357</text:p>
          </table:table-cell>
          <table:table-cell table:formula="of:=([.$C$10]-[.C888])*[.$B$4]" office:value-type="float" office:value="107767.333405331">
            <text:p>107767.333405331</text:p>
          </table:table-cell>
          <table:table-cell table:formula="of:=ROUND([.D888])" office:value-type="float" office:value="107767">
            <text:p>107767</text:p>
          </table:table-cell>
          <table:table-cell table:formula="of:=([.$C$8]-([.E888]*[.$C$4]))" office:value-type="float" office:value="99.1999567307692">
            <text:p>99.1999567307692</text:p>
          </table:table-cell>
          <table:table-cell table:formula="of:=SQRT(ABS([.$D$2]^2-[.F888]^2))" office:value-type="float" office:value="131.849795542555">
            <text:p>131.849795542555</text:p>
          </table:table-cell>
          <table:table-cell table:formula="of:=ABS([.B888]-[.G888])" office:value-type="float" office:value="0.000204457447296136">
            <text:p>0.000204457447296136</text:p>
          </table:table-cell>
          <table:table-cell table:number-columns-repeated="3"/>
        </table:table-row>
        <table:table-row table:style-name="ro2">
          <table:table-cell table:formula="of:=[.A888]+[.A$4]" office:value-type="float" office:value="264.000000000004">
            <text:p>264.000000000004</text:p>
          </table:table-cell>
          <table:table-cell table:formula="of:=[.A889]/([.$D$4]*2)" office:value-type="float" office:value="132.000000000002">
            <text:p>132.000000000002</text:p>
          </table:table-cell>
          <table:table-cell table:formula="of:=SQRT(ABS([.$D$2]^2-[.B889]^2))" office:value-type="float" office:value="98.9999999999972">
            <text:p>98.9999999999972</text:p>
          </table:table-cell>
          <table:table-cell table:formula="of:=([.$C$10]-[.C889])*[.$B$4]" office:value-type="float" office:value="108094.376521098">
            <text:p>108094.376521098</text:p>
          </table:table-cell>
          <table:table-cell table:formula="of:=ROUND([.D889])" office:value-type="float" office:value="108094">
            <text:p>108094</text:p>
          </table:table-cell>
          <table:table-cell table:formula="of:=([.$C$8]-([.E889]*[.$C$4]))" office:value-type="float" office:value="99.0002980769231">
            <text:p>99.0002980769231</text:p>
          </table:table-cell>
          <table:table-cell table:formula="of:=SQRT(ABS([.$D$2]^2-[.F889]^2))" office:value-type="float" office:value="131.999776441782">
            <text:p>131.999776441782</text:p>
          </table:table-cell>
          <table:table-cell table:formula="of:=ABS([.B889]-[.G889])" office:value-type="float" office:value="0.000223558220312725">
            <text:p>0.000223558220312725</text:p>
          </table:table-cell>
          <table:table-cell table:number-columns-repeated="3"/>
        </table:table-row>
        <table:table-row table:style-name="ro2">
          <table:table-cell table:formula="of:=[.A889]+[.A$4]" office:value-type="float" office:value="264.300000000004">
            <text:p>264.300000000004</text:p>
          </table:table-cell>
          <table:table-cell table:formula="of:=[.A890]/([.$D$4]*2)" office:value-type="float" office:value="132.150000000002">
            <text:p>132.150000000002</text:p>
          </table:table-cell>
          <table:table-cell table:formula="of:=SQRT(ABS([.$D$2]^2-[.B890]^2))" office:value-type="float" office:value="98.7996837039443">
            <text:p>98.7996837039443</text:p>
          </table:table-cell>
          <table:table-cell table:formula="of:=([.$C$10]-[.C890])*[.$B$4]" office:value-type="float" office:value="108422.453604397">
            <text:p>108422.453604397</text:p>
          </table:table-cell>
          <table:table-cell table:formula="of:=ROUND([.D890])" office:value-type="float" office:value="108422">
            <text:p>108422</text:p>
          </table:table-cell>
          <table:table-cell table:formula="of:=([.$C$8]-([.E890]*[.$C$4]))" office:value-type="float" office:value="98.8000288461539">
            <text:p>98.8000288461539</text:p>
          </table:table-cell>
          <table:table-cell table:formula="of:=SQRT(ABS([.$D$2]^2-[.F890]^2))" office:value-type="float" office:value="132.149741959639">
            <text:p>132.149741959639</text:p>
          </table:table-cell>
          <table:table-cell table:formula="of:=ABS([.B890]-[.G890])" office:value-type="float" office:value="0.000258040363149803">
            <text:p>0.000258040363149803</text:p>
          </table:table-cell>
          <table:table-cell table:number-columns-repeated="3"/>
        </table:table-row>
        <table:table-row table:style-name="ro2">
          <table:table-cell table:formula="of:=[.A890]+[.A$4]" office:value-type="float" office:value="264.600000000004">
            <text:p>264.600000000004</text:p>
          </table:table-cell>
          <table:table-cell table:formula="of:=[.A891]/([.$D$4]*2)" office:value-type="float" office:value="132.300000000002">
            <text:p>132.300000000002</text:p>
          </table:table-cell>
          <table:table-cell table:formula="of:=SQRT(ABS([.$D$2]^2-[.B891]^2))" office:value-type="float" office:value="98.5987322433683">
            <text:p>98.5987322433683</text:p>
          </table:table-cell>
          <table:table-cell table:formula="of:=([.$C$10]-[.C891])*[.$B$4]" office:value-type="float" office:value="108751.570957152">
            <text:p>108751.570957152</text:p>
          </table:table-cell>
          <table:table-cell table:formula="of:=ROUND([.D891])" office:value-type="float" office:value="108752">
            <text:p>108752</text:p>
          </table:table-cell>
          <table:table-cell table:formula="of:=([.$C$8]-([.E891]*[.$C$4]))" office:value-type="float" office:value="98.5985384615385">
            <text:p>98.5985384615385</text:p>
          </table:table-cell>
          <table:table-cell table:formula="of:=SQRT(ABS([.$D$2]^2-[.F891]^2))" office:value-type="float" office:value="132.30014441885">
            <text:p>132.30014441885</text:p>
          </table:table-cell>
          <table:table-cell table:formula="of:=ABS([.B891]-[.G891])" office:value-type="float" office:value="0.00014441884769667">
            <text:p>0.00014441884769667</text:p>
          </table:table-cell>
          <table:table-cell table:number-columns-repeated="3"/>
        </table:table-row>
        <table:table-row table:style-name="ro2">
          <table:table-cell table:formula="of:=[.A891]+[.A$4]" office:value-type="float" office:value="264.900000000004">
            <text:p>264.900000000004</text:p>
          </table:table-cell>
          <table:table-cell table:formula="of:=[.A892]/([.$D$4]*2)" office:value-type="float" office:value="132.450000000002">
            <text:p>132.450000000002</text:p>
          </table:table-cell>
          <table:table-cell table:formula="of:=SQRT(ABS([.$D$2]^2-[.B892]^2))" office:value-type="float" office:value="98.397141726777">
            <text:p>98.397141726777</text:p>
          </table:table-cell>
          <table:table-cell table:formula="of:=([.$C$10]-[.C892])*[.$B$4]" office:value-type="float" office:value="109081.734952829">
            <text:p>109081.734952829</text:p>
          </table:table-cell>
          <table:table-cell table:formula="of:=ROUND([.D892])" office:value-type="float" office:value="109082">
            <text:p>109082</text:p>
          </table:table-cell>
          <table:table-cell table:formula="of:=([.$C$8]-([.E892]*[.$C$4]))" office:value-type="float" office:value="98.3970480769231">
            <text:p>98.3970480769231</text:p>
          </table:table-cell>
          <table:table-cell table:formula="of:=SQRT(ABS([.$D$2]^2-[.F892]^2))" office:value-type="float" office:value="132.450069572453">
            <text:p>132.450069572453</text:p>
          </table:table-cell>
          <table:table-cell table:formula="of:=ABS([.B892]-[.G892])" office:value-type="float" office:value="0.0000695724510535456">
            <text:p>0.0000695724510535456</text:p>
          </table:table-cell>
          <table:table-cell table:number-columns-repeated="3"/>
        </table:table-row>
        <table:table-row table:style-name="ro2">
          <table:table-cell table:formula="of:=[.A892]+[.A$4]" office:value-type="float" office:value="265.200000000004">
            <text:p>265.200000000004</text:p>
          </table:table-cell>
          <table:table-cell table:formula="of:=[.A893]/([.$D$4]*2)" office:value-type="float" office:value="132.600000000002">
            <text:p>132.600000000002</text:p>
          </table:table-cell>
          <table:table-cell table:formula="of:=SQRT(ABS([.$D$2]^2-[.B893]^2))" office:value-type="float" office:value="98.1949082182953">
            <text:p>98.1949082182953</text:p>
          </table:table-cell>
          <table:table-cell table:formula="of:=([.$C$10]-[.C893])*[.$B$4]" office:value-type="float" office:value="109412.952037586">
            <text:p>109412.952037586</text:p>
          </table:table-cell>
          <table:table-cell table:formula="of:=ROUND([.D893])" office:value-type="float" office:value="109413">
            <text:p>109413</text:p>
          </table:table-cell>
          <table:table-cell table:formula="of:=([.$C$8]-([.E893]*[.$C$4]))" office:value-type="float" office:value="98.1949471153846">
            <text:p>98.1949471153846</text:p>
          </table:table-cell>
          <table:table-cell table:formula="of:=SQRT(ABS([.$D$2]^2-[.F893]^2))" office:value-type="float" office:value="132.599971195347">
            <text:p>132.599971195347</text:p>
          </table:table-cell>
          <table:table-cell table:formula="of:=ABS([.B893]-[.G893])" office:value-type="float" office:value="0.0000288046552725518">
            <text:p>0.0000288046552725518</text:p>
          </table:table-cell>
          <table:table-cell table:number-columns-repeated="3"/>
        </table:table-row>
        <table:table-row table:style-name="ro2">
          <table:table-cell table:formula="of:=[.A893]+[.A$4]" office:value-type="float" office:value="265.500000000004">
            <text:p>265.500000000004</text:p>
          </table:table-cell>
          <table:table-cell table:formula="of:=[.A894]/([.$D$4]*2)" office:value-type="float" office:value="132.750000000002">
            <text:p>132.750000000002</text:p>
          </table:table-cell>
          <table:table-cell table:formula="of:=SQRT(ABS([.$D$2]^2-[.B894]^2))" office:value-type="float" office:value="97.9920277369513">
            <text:p>97.9920277369513</text:p>
          </table:table-cell>
          <table:table-cell table:formula="of:=([.$C$10]-[.C894])*[.$B$4]" office:value-type="float" office:value="109745.228731441">
            <text:p>109745.228731441</text:p>
          </table:table-cell>
          <table:table-cell table:formula="of:=ROUND([.D894])" office:value-type="float" office:value="109745">
            <text:p>109745</text:p>
          </table:table-cell>
          <table:table-cell table:formula="of:=([.$C$8]-([.E894]*[.$C$4]))" office:value-type="float" office:value="97.9922355769231">
            <text:p>97.9922355769231</text:p>
          </table:table-cell>
          <table:table-cell table:formula="of:=SQRT(ABS([.$D$2]^2-[.F894]^2))" office:value-type="float" office:value="132.749846578581">
            <text:p>132.749846578581</text:p>
          </table:table-cell>
          <table:table-cell table:formula="of:=ABS([.B894]-[.G894])" office:value-type="float" office:value="0.000153421421089206">
            <text:p>0.000153421421089206</text:p>
          </table:table-cell>
          <table:table-cell table:number-columns-repeated="3"/>
        </table:table-row>
        <table:table-row table:style-name="ro2">
          <table:table-cell table:formula="of:=[.A894]+[.A$4]" office:value-type="float" office:value="265.800000000004">
            <text:p>265.800000000004</text:p>
          </table:table-cell>
          <table:table-cell table:formula="of:=[.A895]/([.$D$4]*2)" office:value-type="float" office:value="132.900000000002">
            <text:p>132.900000000002</text:p>
          </table:table-cell>
          <table:table-cell table:formula="of:=SQRT(ABS([.$D$2]^2-[.B895]^2))" office:value-type="float" office:value="97.7884962559473">
            <text:p>97.7884962559473</text:p>
          </table:table-cell>
          <table:table-cell table:formula="of:=([.$C$10]-[.C895])*[.$B$4]" office:value-type="float" office:value="110078.571629463">
            <text:p>110078.571629463</text:p>
          </table:table-cell>
          <table:table-cell table:formula="of:=ROUND([.D895])" office:value-type="float" office:value="110079">
            <text:p>110079</text:p>
          </table:table-cell>
          <table:table-cell table:formula="of:=([.$C$8]-([.E895]*[.$C$4]))" office:value-type="float" office:value="97.7883028846154">
            <text:p>97.7883028846154</text:p>
          </table:table-cell>
          <table:table-cell table:formula="of:=SQRT(ABS([.$D$2]^2-[.F895]^2))" office:value-type="float" office:value="132.900142283395">
            <text:p>132.900142283395</text:p>
          </table:table-cell>
          <table:table-cell table:formula="of:=ABS([.B895]-[.G895])" office:value-type="float" office:value="0.000142283393188336">
            <text:p>0.000142283393188336</text:p>
          </table:table-cell>
          <table:table-cell table:number-columns-repeated="3"/>
        </table:table-row>
        <table:table-row table:style-name="ro2">
          <table:table-cell table:formula="of:=[.A895]+[.A$4]" office:value-type="float" office:value="266.100000000004">
            <text:p>266.100000000004</text:p>
          </table:table-cell>
          <table:table-cell table:formula="of:=[.A896]/([.$D$4]*2)" office:value-type="float" office:value="133.050000000002">
            <text:p>133.050000000002</text:p>
          </table:table-cell>
          <table:table-cell table:formula="of:=SQRT(ABS([.$D$2]^2-[.B896]^2))" office:value-type="float" office:value="97.5843097019158">
            <text:p>97.5843097019158</text:p>
          </table:table-cell>
          <table:table-cell table:formula="of:=([.$C$10]-[.C896])*[.$B$4]" office:value-type="float" office:value="110412.987402995">
            <text:p>110412.987402995</text:p>
          </table:table-cell>
          <table:table-cell table:formula="of:=ROUND([.D896])" office:value-type="float" office:value="110413">
            <text:p>110413</text:p>
          </table:table-cell>
          <table:table-cell table:formula="of:=([.$C$8]-([.E896]*[.$C$4]))" office:value-type="float" office:value="97.5843701923077">
            <text:p>97.5843701923077</text:p>
          </table:table-cell>
          <table:table-cell table:formula="of:=SQRT(ABS([.$D$2]^2-[.F896]^2))" office:value-type="float" office:value="133.049955633855">
            <text:p>133.049955633855</text:p>
          </table:table-cell>
          <table:table-cell table:formula="of:=ABS([.B896]-[.G896])" office:value-type="float" office:value="0.0000443661476481339">
            <text:p>0.0000443661476481339</text:p>
          </table:table-cell>
          <table:table-cell table:number-columns-repeated="3"/>
        </table:table-row>
        <table:table-row table:style-name="ro2">
          <table:table-cell table:formula="of:=[.A896]+[.A$4]" office:value-type="float" office:value="266.400000000004">
            <text:p>266.400000000004</text:p>
          </table:table-cell>
          <table:table-cell table:formula="of:=[.A897]/([.$D$4]*2)" office:value-type="float" office:value="133.200000000002">
            <text:p>133.200000000002</text:p>
          </table:table-cell>
          <table:table-cell table:formula="of:=SQRT(ABS([.$D$2]^2-[.B897]^2))" office:value-type="float" office:value="97.3794639541594">
            <text:p>97.3794639541594</text:p>
          </table:table-cell>
          <table:table-cell table:formula="of:=([.$C$10]-[.C897])*[.$B$4]" office:value-type="float" office:value="110748.482800896">
            <text:p>110748.482800896</text:p>
          </table:table-cell>
          <table:table-cell table:formula="of:=ROUND([.D897])" office:value-type="float" office:value="110748">
            <text:p>110748</text:p>
          </table:table-cell>
          <table:table-cell table:formula="of:=([.$C$8]-([.E897]*[.$C$4]))" office:value-type="float" office:value="97.3798269230769">
            <text:p>97.3798269230769</text:p>
          </table:table-cell>
          <table:table-cell table:formula="of:=SQRT(ABS([.$D$2]^2-[.F897]^2))" office:value-type="float" office:value="133.199734640995">
            <text:p>133.199734640995</text:p>
          </table:table-cell>
          <table:table-cell table:formula="of:=ABS([.B897]-[.G897])" office:value-type="float" office:value="0.000265359006789367">
            <text:p>0.000265359006789367</text:p>
          </table:table-cell>
          <table:table-cell table:number-columns-repeated="3"/>
        </table:table-row>
        <table:table-row table:style-name="ro2">
          <table:table-cell table:formula="of:=[.A897]+[.A$4]" office:value-type="float" office:value="266.700000000004">
            <text:p>266.700000000004</text:p>
          </table:table-cell>
          <table:table-cell table:formula="of:=[.A898]/([.$D$4]*2)" office:value-type="float" office:value="133.350000000002">
            <text:p>133.350000000002</text:p>
          </table:table-cell>
          <table:table-cell table:formula="of:=SQRT(ABS([.$D$2]^2-[.B898]^2))" office:value-type="float" office:value="97.1739548438748">
            <text:p>97.1739548438748</text:p>
          </table:table-cell>
          <table:table-cell table:formula="of:=([.$C$10]-[.C898])*[.$B$4]" office:value-type="float" office:value="111085.064650811">
            <text:p>111085.064650811</text:p>
          </table:table-cell>
          <table:table-cell table:formula="of:=ROUND([.D898])" office:value-type="float" office:value="111085">
            <text:p>111085</text:p>
          </table:table-cell>
          <table:table-cell table:formula="of:=([.$C$8]-([.E898]*[.$C$4]))" office:value-type="float" office:value="97.1740625">
            <text:p>97.1740625</text:p>
          </table:table-cell>
          <table:table-cell table:formula="of:=SQRT(ABS([.$D$2]^2-[.F898]^2))" office:value-type="float" office:value="133.349921549456">
            <text:p>133.349921549456</text:p>
          </table:table-cell>
          <table:table-cell table:formula="of:=ABS([.B898]-[.G898])" office:value-type="float" office:value="0.0000784505460842411">
            <text:p>0.0000784505460842411</text:p>
          </table:table-cell>
          <table:table-cell table:number-columns-repeated="3"/>
        </table:table-row>
        <table:table-row table:style-name="ro2">
          <table:table-cell table:formula="of:=[.A898]+[.A$4]" office:value-type="float" office:value="267.000000000004">
            <text:p>267.000000000004</text:p>
          </table:table-cell>
          <table:table-cell table:formula="of:=[.A899]/([.$D$4]*2)" office:value-type="float" office:value="133.500000000002">
            <text:p>133.500000000002</text:p>
          </table:table-cell>
          <table:table-cell table:formula="of:=SQRT(ABS([.$D$2]^2-[.B899]^2))" office:value-type="float" office:value="96.9677781533609">
            <text:p>96.9677781533609</text:p>
          </table:table-cell>
          <table:table-cell table:formula="of:=([.$C$10]-[.C899])*[.$B$4]" office:value-type="float" office:value="111422.739860471">
            <text:p>111422.739860471</text:p>
          </table:table-cell>
          <table:table-cell table:formula="of:=ROUND([.D899])" office:value-type="float" office:value="111423">
            <text:p>111423</text:p>
          </table:table-cell>
          <table:table-cell table:formula="of:=([.$C$8]-([.E899]*[.$C$4]))" office:value-type="float" office:value="96.9676875">
            <text:p>96.9676875</text:p>
          </table:table-cell>
          <table:table-cell table:formula="of:=SQRT(ABS([.$D$2]^2-[.F899]^2))" office:value-type="float" office:value="133.50006584606">
            <text:p>133.50006584606</text:p>
          </table:table-cell>
          <table:table-cell table:formula="of:=ABS([.B899]-[.G899])" office:value-type="float" office:value="0.0000658460577653841">
            <text:p>0.0000658460577653841</text:p>
          </table:table-cell>
          <table:table-cell table:number-columns-repeated="3"/>
        </table:table-row>
        <table:table-row table:style-name="ro2">
          <table:table-cell table:formula="of:=[.A899]+[.A$4]" office:value-type="float" office:value="267.300000000004">
            <text:p>267.300000000004</text:p>
          </table:table-cell>
          <table:table-cell table:formula="of:=[.A900]/([.$D$4]*2)" office:value-type="float" office:value="133.650000000002">
            <text:p>133.650000000002</text:p>
          </table:table-cell>
          <table:table-cell table:formula="of:=SQRT(ABS([.$D$2]^2-[.B900]^2))" office:value-type="float" office:value="96.7609296152089">
            <text:p>96.7609296152089</text:p>
          </table:table-cell>
          <table:table-cell table:formula="of:=([.$C$10]-[.C900])*[.$B$4]" office:value-type="float" office:value="111761.515419019">
            <text:p>111761.515419019</text:p>
          </table:table-cell>
          <table:table-cell table:formula="of:=ROUND([.D900])" office:value-type="float" office:value="111762">
            <text:p>111762</text:p>
          </table:table-cell>
          <table:table-cell table:formula="of:=([.$C$8]-([.E900]*[.$C$4]))" office:value-type="float" office:value="96.7607019230769">
            <text:p>96.7607019230769</text:p>
          </table:table-cell>
          <table:table-cell table:formula="of:=SQRT(ABS([.$D$2]^2-[.F900]^2))" office:value-type="float" office:value="133.650164845964">
            <text:p>133.650164845964</text:p>
          </table:table-cell>
          <table:table-cell table:formula="of:=ABS([.B900]-[.G900])" office:value-type="float" office:value="0.000164845962217441">
            <text:p>0.000164845962217441</text:p>
          </table:table-cell>
          <table:table-cell table:number-columns-repeated="3"/>
        </table:table-row>
        <table:table-row table:style-name="ro2">
          <table:table-cell table:formula="of:=[.A900]+[.A$4]" office:value-type="float" office:value="267.600000000004">
            <text:p>267.600000000004</text:p>
          </table:table-cell>
          <table:table-cell table:formula="of:=[.A901]/([.$D$4]*2)" office:value-type="float" office:value="133.800000000002">
            <text:p>133.800000000002</text:p>
          </table:table-cell>
          <table:table-cell table:formula="of:=SQRT(ABS([.$D$2]^2-[.B901]^2))" office:value-type="float" office:value="96.5534049114759">
            <text:p>96.5534049114759</text:p>
          </table:table-cell>
          <table:table-cell table:formula="of:=([.$C$10]-[.C901])*[.$B$4]" office:value-type="float" office:value="112101.398398361">
            <text:p>112101.398398361</text:p>
          </table:table-cell>
          <table:table-cell table:formula="of:=ROUND([.D901])" office:value-type="float" office:value="112101">
            <text:p>112101</text:p>
          </table:table-cell>
          <table:table-cell table:formula="of:=([.$C$8]-([.E901]*[.$C$4]))" office:value-type="float" office:value="96.5537163461539">
            <text:p>96.5537163461539</text:p>
          </table:table-cell>
          <table:table-cell table:formula="of:=SQRT(ABS([.$D$2]^2-[.F901]^2))" office:value-type="float" office:value="133.799775260448">
            <text:p>133.799775260448</text:p>
          </table:table-cell>
          <table:table-cell table:formula="of:=ABS([.B901]-[.G901])" office:value-type="float" office:value="0.000224739553942754">
            <text:p>0.000224739553942754</text:p>
          </table:table-cell>
          <table:table-cell table:number-columns-repeated="3"/>
        </table:table-row>
        <table:table-row table:style-name="ro2">
          <table:table-cell table:formula="of:=[.A901]+[.A$4]" office:value-type="float" office:value="267.900000000004">
            <text:p>267.900000000004</text:p>
          </table:table-cell>
          <table:table-cell table:formula="of:=[.A902]/([.$D$4]*2)" office:value-type="float" office:value="133.950000000002">
            <text:p>133.950000000002</text:p>
          </table:table-cell>
          <table:table-cell table:formula="of:=SQRT(ABS([.$D$2]^2-[.B902]^2))" office:value-type="float" office:value="96.34519967284">
            <text:p>96.34519967284</text:p>
          </table:table-cell>
          <table:table-cell table:formula="of:=([.$C$10]-[.C902])*[.$B$4]" office:value-type="float" office:value="112442.395954553">
            <text:p>112442.395954553</text:p>
          </table:table-cell>
          <table:table-cell table:formula="of:=ROUND([.D902])" office:value-type="float" office:value="112442">
            <text:p>112442</text:p>
          </table:table-cell>
          <table:table-cell table:formula="of:=([.$C$8]-([.E902]*[.$C$4]))" office:value-type="float" office:value="96.3455096153846">
            <text:p>96.3455096153846</text:p>
          </table:table-cell>
          <table:table-cell table:formula="of:=SQRT(ABS([.$D$2]^2-[.F902]^2))" office:value-type="float" office:value="133.949777069437">
            <text:p>133.949777069437</text:p>
          </table:table-cell>
          <table:table-cell table:formula="of:=ABS([.B902]-[.G902])" office:value-type="float" office:value="0.000222930565371371">
            <text:p>0.000222930565371371</text:p>
          </table:table-cell>
          <table:table-cell table:number-columns-repeated="3"/>
        </table:table-row>
        <table:table-row table:style-name="ro2">
          <table:table-cell table:formula="of:=[.A902]+[.A$4]" office:value-type="float" office:value="268.200000000004">
            <text:p>268.200000000004</text:p>
          </table:table-cell>
          <table:table-cell table:formula="of:=[.A903]/([.$D$4]*2)" office:value-type="float" office:value="134.100000000002">
            <text:p>134.100000000002</text:p>
          </table:table-cell>
          <table:table-cell table:formula="of:=SQRT(ABS([.$D$2]^2-[.B903]^2))" office:value-type="float" office:value="96.1363094777379">
            <text:p>96.1363094777379</text:p>
          </table:table-cell>
          <table:table-cell table:formula="of:=([.$C$10]-[.C903])*[.$B$4]" office:value-type="float" office:value="112784.515329208">
            <text:p>112784.515329208</text:p>
          </table:table-cell>
          <table:table-cell table:formula="of:=ROUND([.D903])" office:value-type="float" office:value="112785">
            <text:p>112785</text:p>
          </table:table-cell>
          <table:table-cell table:formula="of:=([.$C$8]-([.E903]*[.$C$4]))" office:value-type="float" office:value="96.1360817307692">
            <text:p>96.1360817307692</text:p>
          </table:table-cell>
          <table:table-cell table:formula="of:=SQRT(ABS([.$D$2]^2-[.F903]^2))" office:value-type="float" office:value="134.100163271544">
            <text:p>134.100163271544</text:p>
          </table:table-cell>
          <table:table-cell table:formula="of:=ABS([.B903]-[.G903])" office:value-type="float" office:value="0.000163271542163557">
            <text:p>0.000163271542163557</text:p>
          </table:table-cell>
          <table:table-cell table:number-columns-repeated="3"/>
        </table:table-row>
        <table:table-row table:style-name="ro2">
          <table:table-cell table:formula="of:=[.A903]+[.A$4]" office:value-type="float" office:value="268.500000000004">
            <text:p>268.500000000004</text:p>
          </table:table-cell>
          <table:table-cell table:formula="of:=[.A904]/([.$D$4]*2)" office:value-type="float" office:value="134.250000000002">
            <text:p>134.250000000002</text:p>
          </table:table-cell>
          <table:table-cell table:formula="of:=SQRT(ABS([.$D$2]^2-[.B904]^2))" office:value-type="float" office:value="95.926729851483">
            <text:p>95.926729851483</text:p>
          </table:table-cell>
          <table:table-cell table:formula="of:=([.$C$10]-[.C904])*[.$B$4]" office:value-type="float" office:value="113127.763850948">
            <text:p>113127.763850948</text:p>
          </table:table-cell>
          <table:table-cell table:formula="of:=ROUND([.D904])" office:value-type="float" office:value="113128">
            <text:p>113128</text:p>
          </table:table-cell>
          <table:table-cell table:formula="of:=([.$C$8]-([.E904]*[.$C$4]))" office:value-type="float" office:value="95.9266538461538">
            <text:p>95.9266538461538</text:p>
          </table:table-cell>
          <table:table-cell table:formula="of:=SQRT(ABS([.$D$2]^2-[.F904]^2))" office:value-type="float" office:value="134.250054308668">
            <text:p>134.250054308668</text:p>
          </table:table-cell>
          <table:table-cell table:formula="of:=ABS([.B904]-[.G904])" office:value-type="float" office:value="0.0000543086653124192">
            <text:p>0.0000543086653124192</text:p>
          </table:table-cell>
          <table:table-cell table:number-columns-repeated="3"/>
        </table:table-row>
        <table:table-row table:style-name="ro2">
          <table:table-cell table:formula="of:=[.A904]+[.A$4]" office:value-type="float" office:value="268.800000000004">
            <text:p>268.800000000004</text:p>
          </table:table-cell>
          <table:table-cell table:formula="of:=[.A905]/([.$D$4]*2)" office:value-type="float" office:value="134.400000000002">
            <text:p>134.400000000002</text:p>
          </table:table-cell>
          <table:table-cell table:formula="of:=SQRT(ABS([.$D$2]^2-[.B905]^2))" office:value-type="float" office:value="95.7164562653643">
            <text:p>95.7164562653643</text:p>
          </table:table-cell>
          <table:table-cell table:formula="of:=([.$C$10]-[.C905])*[.$B$4]" office:value-type="float" office:value="113472.148936875">
            <text:p>113472.148936875</text:p>
          </table:table-cell>
          <table:table-cell table:formula="of:=ROUND([.D905])" office:value-type="float" office:value="113472">
            <text:p>113472</text:p>
          </table:table-cell>
          <table:table-cell table:formula="of:=([.$C$8]-([.E905]*[.$C$4]))" office:value-type="float" office:value="95.7166153846154">
            <text:p>95.7166153846154</text:p>
          </table:table-cell>
          <table:table-cell table:formula="of:=SQRT(ABS([.$D$2]^2-[.F905]^2))" office:value-type="float" office:value="134.399886678946">
            <text:p>134.399886678946</text:p>
          </table:table-cell>
          <table:table-cell table:formula="of:=ABS([.B905]-[.G905])" office:value-type="float" office:value="0.000113321055920323">
            <text:p>0.000113321055920323</text:p>
          </table:table-cell>
          <table:table-cell table:number-columns-repeated="3"/>
        </table:table-row>
        <table:table-row table:style-name="ro2">
          <table:table-cell table:formula="of:=[.A905]+[.A$4]" office:value-type="float" office:value="269.100000000004">
            <text:p>269.100000000004</text:p>
          </table:table-cell>
          <table:table-cell table:formula="of:=[.A906]/([.$D$4]*2)" office:value-type="float" office:value="134.550000000002">
            <text:p>134.550000000002</text:p>
          </table:table-cell>
          <table:table-cell table:formula="of:=SQRT(ABS([.$D$2]^2-[.B906]^2))" office:value-type="float" office:value="95.505484135726">
            <text:p>95.505484135726</text:p>
          </table:table-cell>
          <table:table-cell table:formula="of:=([.$C$10]-[.C906])*[.$B$4]" office:value-type="float" office:value="113817.678094078">
            <text:p>113817.678094078</text:p>
          </table:table-cell>
          <table:table-cell table:formula="of:=ROUND([.D906])" office:value-type="float" office:value="113818">
            <text:p>113818</text:p>
          </table:table-cell>
          <table:table-cell table:formula="of:=([.$C$8]-([.E906]*[.$C$4]))" office:value-type="float" office:value="95.5053557692308">
            <text:p>95.5053557692308</text:p>
          </table:table-cell>
          <table:table-cell table:formula="of:=SQRT(ABS([.$D$2]^2-[.F906]^2))" office:value-type="float" office:value="134.550091116256">
            <text:p>134.550091116256</text:p>
          </table:table-cell>
          <table:table-cell table:formula="of:=ABS([.B906]-[.G906])" office:value-type="float" office:value="0.0000911162532872822">
            <text:p>0.0000911162532872822</text:p>
          </table:table-cell>
          <table:table-cell table:number-columns-repeated="3"/>
        </table:table-row>
        <table:table-row table:style-name="ro2">
          <table:table-cell table:formula="of:=[.A906]+[.A$4]" office:value-type="float" office:value="269.400000000004">
            <text:p>269.400000000004</text:p>
          </table:table-cell>
          <table:table-cell table:formula="of:=[.A907]/([.$D$4]*2)" office:value-type="float" office:value="134.700000000002">
            <text:p>134.700000000002</text:p>
          </table:table-cell>
          <table:table-cell table:formula="of:=SQRT(ABS([.$D$2]^2-[.B907]^2))" office:value-type="float" office:value="95.2938088230259">
            <text:p>95.2938088230259</text:p>
          </table:table-cell>
          <table:table-cell table:formula="of:=([.$C$10]-[.C907])*[.$B$4]" office:value-type="float" office:value="114164.358921177">
            <text:p>114164.358921177</text:p>
          </table:table-cell>
          <table:table-cell table:formula="of:=ROUND([.D907])" office:value-type="float" office:value="114164">
            <text:p>114164</text:p>
          </table:table-cell>
          <table:table-cell table:formula="of:=([.$C$8]-([.E907]*[.$C$4]))" office:value-type="float" office:value="95.2940961538462">
            <text:p>95.2940961538462</text:p>
          </table:table-cell>
          <table:table-cell table:formula="of:=SQRT(ABS([.$D$2]^2-[.F907]^2))" office:value-type="float" office:value="134.699796726727">
            <text:p>134.699796726727</text:p>
          </table:table-cell>
          <table:table-cell table:formula="of:=ABS([.B907]-[.G907])" office:value-type="float" office:value="0.000203273275417359">
            <text:p>0.000203273275417359</text:p>
          </table:table-cell>
          <table:table-cell table:number-columns-repeated="3"/>
        </table:table-row>
        <table:table-row table:style-name="ro2">
          <table:table-cell table:formula="of:=[.A907]+[.A$4]" office:value-type="float" office:value="269.700000000004">
            <text:p>269.700000000004</text:p>
          </table:table-cell>
          <table:table-cell table:formula="of:=[.A908]/([.$D$4]*2)" office:value-type="float" office:value="134.850000000002">
            <text:p>134.850000000002</text:p>
          </table:table-cell>
          <table:table-cell table:formula="of:=SQRT(ABS([.$D$2]^2-[.B908]^2))" office:value-type="float" office:value="95.0814256308739">
            <text:p>95.0814256308739</text:p>
          </table:table-cell>
          <table:table-cell table:formula="of:=([.$C$10]-[.C908])*[.$B$4]" office:value-type="float" office:value="114512.199109899">
            <text:p>114512.199109899</text:p>
          </table:table-cell>
          <table:table-cell table:formula="of:=ROUND([.D908])" office:value-type="float" office:value="114512">
            <text:p>114512</text:p>
          </table:table-cell>
          <table:table-cell table:formula="of:=([.$C$8]-([.E908]*[.$C$4]))" office:value-type="float" office:value="95.0816153846154">
            <text:p>95.0816153846154</text:p>
          </table:table-cell>
          <table:table-cell table:formula="of:=SQRT(ABS([.$D$2]^2-[.F908]^2))" office:value-type="float" office:value="134.849866206282">
            <text:p>134.849866206282</text:p>
          </table:table-cell>
          <table:table-cell table:formula="of:=ABS([.B908]-[.G908])" office:value-type="float" office:value="0.000133793720550557">
            <text:p>0.000133793720550557</text:p>
          </table:table-cell>
          <table:table-cell table:number-columns-repeated="3"/>
        </table:table-row>
        <table:table-row table:style-name="ro2">
          <table:table-cell table:formula="of:=[.A908]+[.A$4]" office:value-type="float" office:value="270.000000000004">
            <text:p>270.000000000004</text:p>
          </table:table-cell>
          <table:table-cell table:formula="of:=[.A909]/([.$D$4]*2)" office:value-type="float" office:value="135.000000000002">
            <text:p>135.000000000002</text:p>
          </table:table-cell>
          <table:table-cell table:formula="of:=SQRT(ABS([.$D$2]^2-[.B909]^2))" office:value-type="float" office:value="94.8683298050482">
            <text:p>94.8683298050482</text:p>
          </table:table-cell>
          <table:table-cell table:formula="of:=([.$C$10]-[.C909])*[.$B$4]" office:value-type="float" office:value="114861.206446684">
            <text:p>114861.206446684</text:p>
          </table:table-cell>
          <table:table-cell table:formula="of:=ROUND([.D909])" office:value-type="float" office:value="114861">
            <text:p>114861</text:p>
          </table:table-cell>
          <table:table-cell table:formula="of:=([.$C$8]-([.E909]*[.$C$4]))" office:value-type="float" office:value="94.8685240384615">
            <text:p>94.8685240384615</text:p>
          </table:table-cell>
          <table:table-cell table:formula="of:=SQRT(ABS([.$D$2]^2-[.F909]^2))" office:value-type="float" office:value="134.999863506464">
            <text:p>134.999863506464</text:p>
          </table:table-cell>
          <table:table-cell table:formula="of:=ABS([.B909]-[.G909])" office:value-type="float" office:value="0.000136493538491322">
            <text:p>0.000136493538491322</text:p>
          </table:table-cell>
          <table:table-cell table:number-columns-repeated="3"/>
        </table:table-row>
        <table:table-row table:style-name="ro2">
          <table:table-cell table:formula="of:=[.A909]+[.A$4]" office:value-type="float" office:value="270.300000000005">
            <text:p>270.300000000005</text:p>
          </table:table-cell>
          <table:table-cell table:formula="of:=[.A910]/([.$D$4]*2)" office:value-type="float" office:value="135.150000000002">
            <text:p>135.150000000002</text:p>
          </table:table-cell>
          <table:table-cell table:formula="of:=SQRT(ABS([.$D$2]^2-[.B910]^2))" office:value-type="float" office:value="94.6545165324899">
            <text:p>94.6545165324899</text:p>
          </table:table-cell>
          <table:table-cell table:formula="of:=([.$C$10]-[.C910])*[.$B$4]" office:value-type="float" office:value="115211.388814339">
            <text:p>115211.388814339</text:p>
          </table:table-cell>
          <table:table-cell table:formula="of:=ROUND([.D910])" office:value-type="float" office:value="115211">
            <text:p>115211</text:p>
          </table:table-cell>
          <table:table-cell table:formula="of:=([.$C$8]-([.E910]*[.$C$4]))" office:value-type="float" office:value="94.6548221153846">
            <text:p>94.6548221153846</text:p>
          </table:table-cell>
          <table:table-cell table:formula="of:=SQRT(ABS([.$D$2]^2-[.F910]^2))" office:value-type="float" office:value="135.149785979501">
            <text:p>135.149785979501</text:p>
          </table:table-cell>
          <table:table-cell table:formula="of:=ABS([.B910]-[.G910])" office:value-type="float" office:value="0.000214020501374534">
            <text:p>0.000214020501374534</text:p>
          </table:table-cell>
          <table:table-cell table:number-columns-repeated="3"/>
        </table:table-row>
        <table:table-row table:style-name="ro2">
          <table:table-cell table:formula="of:=[.A910]+[.A$4]" office:value-type="float" office:value="270.600000000005">
            <text:p>270.600000000005</text:p>
          </table:table-cell>
          <table:table-cell table:formula="of:=[.A911]/([.$D$4]*2)" office:value-type="float" office:value="135.300000000002">
            <text:p>135.300000000002</text:p>
          </table:table-cell>
          <table:table-cell table:formula="of:=SQRT(ABS([.$D$2]^2-[.B911]^2))" office:value-type="float" office:value="94.4399809402744">
            <text:p>94.4399809402744</text:p>
          </table:table-cell>
          <table:table-cell table:formula="of:=([.$C$10]-[.C911])*[.$B$4]" office:value-type="float" office:value="115562.754193715">
            <text:p>115562.754193715</text:p>
          </table:table-cell>
          <table:table-cell table:formula="of:=ROUND([.D911])" office:value-type="float" office:value="115563">
            <text:p>115563</text:p>
          </table:table-cell>
          <table:table-cell table:formula="of:=([.$C$8]-([.E911]*[.$C$4]))" office:value-type="float" office:value="94.4398990384615">
            <text:p>94.4398990384615</text:p>
          </table:table-cell>
          <table:table-cell table:formula="of:=SQRT(ABS([.$D$2]^2-[.F911]^2))" office:value-type="float" office:value="135.300057167782">
            <text:p>135.300057167782</text:p>
          </table:table-cell>
          <table:table-cell table:formula="of:=ABS([.B911]-[.G911])" office:value-type="float" office:value="0.0000571677801701753">
            <text:p>0.0000571677801701753</text:p>
          </table:table-cell>
          <table:table-cell table:number-columns-repeated="3"/>
        </table:table-row>
        <table:table-row table:style-name="ro2">
          <table:table-cell table:formula="of:=[.A911]+[.A$4]" office:value-type="float" office:value="270.900000000005">
            <text:p>270.900000000005</text:p>
          </table:table-cell>
          <table:table-cell table:formula="of:=[.A912]/([.$D$4]*2)" office:value-type="float" office:value="135.450000000002">
            <text:p>135.450000000002</text:p>
          </table:table-cell>
          <table:table-cell table:formula="of:=SQRT(ABS([.$D$2]^2-[.B912]^2))" office:value-type="float" office:value="94.2247180945605">
            <text:p>94.2247180945605</text:p>
          </table:table-cell>
          <table:table-cell table:formula="of:=([.$C$10]-[.C912])*[.$B$4]" office:value-type="float" office:value="115915.310665436">
            <text:p>115915.310665436</text:p>
          </table:table-cell>
          <table:table-cell table:formula="of:=ROUND([.D912])" office:value-type="float" office:value="115915">
            <text:p>115915</text:p>
          </table:table-cell>
          <table:table-cell table:formula="of:=([.$C$8]-([.E912]*[.$C$4]))" office:value-type="float" office:value="94.2249759615385">
            <text:p>94.2249759615385</text:p>
          </table:table-cell>
          <table:table-cell table:formula="of:=SQRT(ABS([.$D$2]^2-[.F912]^2))" office:value-type="float" office:value="135.44982061652">
            <text:p>135.44982061652</text:p>
          </table:table-cell>
          <table:table-cell table:formula="of:=ABS([.B912]-[.G912])" office:value-type="float" office:value="0.000179383482077355">
            <text:p>0.000179383482077355</text:p>
          </table:table-cell>
          <table:table-cell table:number-columns-repeated="3"/>
        </table:table-row>
        <table:table-row table:style-name="ro2">
          <table:table-cell table:formula="of:=[.A912]+[.A$4]" office:value-type="float" office:value="271.200000000005">
            <text:p>271.200000000005</text:p>
          </table:table-cell>
          <table:table-cell table:formula="of:=[.A913]/([.$D$4]*2)" office:value-type="float" office:value="135.600000000002">
            <text:p>135.600000000002</text:p>
          </table:table-cell>
          <table:table-cell table:formula="of:=SQRT(ABS([.$D$2]^2-[.B913]^2))" office:value-type="float" office:value="94.0087229995142">
            <text:p>94.0087229995142</text:p>
          </table:table-cell>
          <table:table-cell table:formula="of:=([.$C$10]-[.C913])*[.$B$4]" office:value-type="float" office:value="116269.066411653">
            <text:p>116269.066411653</text:p>
          </table:table-cell>
          <table:table-cell table:formula="of:=ROUND([.D913])" office:value-type="float" office:value="116269">
            <text:p>116269</text:p>
          </table:table-cell>
          <table:table-cell table:formula="of:=([.$C$8]-([.E913]*[.$C$4]))" office:value-type="float" office:value="94.0088317307692">
            <text:p>94.0088317307692</text:p>
          </table:table-cell>
          <table:table-cell table:formula="of:=SQRT(ABS([.$D$2]^2-[.F913]^2))" office:value-type="float" office:value="135.599924618769">
            <text:p>135.599924618769</text:p>
          </table:table-cell>
          <table:table-cell table:formula="of:=ABS([.B913]-[.G913])" office:value-type="float" office:value="0.0000753812329605807">
            <text:p>0.0000753812329605807</text:p>
          </table:table-cell>
          <table:table-cell table:number-columns-repeated="3"/>
        </table:table-row>
        <table:table-row table:style-name="ro2">
          <table:table-cell table:formula="of:=[.A913]+[.A$4]" office:value-type="float" office:value="271.500000000005">
            <text:p>271.500000000005</text:p>
          </table:table-cell>
          <table:table-cell table:formula="of:=[.A914]/([.$D$4]*2)" office:value-type="float" office:value="135.750000000002">
            <text:p>135.750000000002</text:p>
          </table:table-cell>
          <table:table-cell table:formula="of:=SQRT(ABS([.$D$2]^2-[.B914]^2))" office:value-type="float" office:value="93.7919905962091">
            <text:p>93.7919905962091</text:p>
          </table:table-cell>
          <table:table-cell table:formula="of:=([.$C$10]-[.C914])*[.$B$4]" office:value-type="float" office:value="116624.029717853">
            <text:p>116624.029717853</text:p>
          </table:table-cell>
          <table:table-cell table:formula="of:=ROUND([.D914])" office:value-type="float" office:value="116624">
            <text:p>116624</text:p>
          </table:table-cell>
          <table:table-cell table:formula="of:=([.$C$8]-([.E914]*[.$C$4]))" office:value-type="float" office:value="93.7920769230769">
            <text:p>93.7920769230769</text:p>
          </table:table-cell>
          <table:table-cell table:formula="of:=SQRT(ABS([.$D$2]^2-[.F914]^2))" office:value-type="float" office:value="135.749940355256">
            <text:p>135.749940355256</text:p>
          </table:table-cell>
          <table:table-cell table:formula="of:=ABS([.B914]-[.G914])" office:value-type="float" office:value="0.0000596447460452509">
            <text:p>0.0000596447460452509</text:p>
          </table:table-cell>
          <table:table-cell table:number-columns-repeated="3"/>
        </table:table-row>
        <table:table-row table:style-name="ro2">
          <table:table-cell table:formula="of:=[.A914]+[.A$4]" office:value-type="float" office:value="271.800000000005">
            <text:p>271.800000000005</text:p>
          </table:table-cell>
          <table:table-cell table:formula="of:=[.A915]/([.$D$4]*2)" office:value-type="float" office:value="135.900000000002">
            <text:p>135.900000000002</text:p>
          </table:table-cell>
          <table:table-cell table:formula="of:=SQRT(ABS([.$D$2]^2-[.B915]^2))" office:value-type="float" office:value="93.5745157615009">
            <text:p>93.5745157615009</text:p>
          </table:table-cell>
          <table:table-cell table:formula="of:=([.$C$10]-[.C915])*[.$B$4]" office:value-type="float" office:value="116980.208974698">
            <text:p>116980.208974698</text:p>
          </table:table-cell>
          <table:table-cell table:formula="of:=ROUND([.D915])" office:value-type="float" office:value="116980">
            <text:p>116980</text:p>
          </table:table-cell>
          <table:table-cell table:formula="of:=([.$C$8]-([.E915]*[.$C$4]))" office:value-type="float" office:value="93.5747115384615">
            <text:p>93.5747115384615</text:p>
          </table:table-cell>
          <table:table-cell table:formula="of:=SQRT(ABS([.$D$2]^2-[.F915]^2))" office:value-type="float" office:value="135.899865196746">
            <text:p>135.899865196746</text:p>
          </table:table-cell>
          <table:table-cell table:formula="of:=ABS([.B915]-[.G915])" office:value-type="float" office:value="0.000134803256344185">
            <text:p>0.000134803256344185</text:p>
          </table:table-cell>
          <table:table-cell table:number-columns-repeated="3"/>
        </table:table-row>
        <table:table-row table:style-name="ro2">
          <table:table-cell table:formula="of:=[.A915]+[.A$4]" office:value-type="float" office:value="272.100000000005">
            <text:p>272.100000000005</text:p>
          </table:table-cell>
          <table:table-cell table:formula="of:=[.A916]/([.$D$4]*2)" office:value-type="float" office:value="136.050000000002">
            <text:p>136.050000000002</text:p>
          </table:table-cell>
          <table:table-cell table:formula="of:=SQRT(ABS([.$D$2]^2-[.B916]^2))" office:value-type="float" office:value="93.3562933068756">
            <text:p>93.3562933068756</text:p>
          </table:table-cell>
          <table:table-cell table:formula="of:=([.$C$10]-[.C916])*[.$B$4]" office:value-type="float" office:value="117337.612679912">
            <text:p>117337.612679912</text:p>
          </table:table-cell>
          <table:table-cell table:formula="of:=ROUND([.D916])" office:value-type="float" office:value="117338">
            <text:p>117338</text:p>
          </table:table-cell>
          <table:table-cell table:formula="of:=([.$C$8]-([.E916]*[.$C$4]))" office:value-type="float" office:value="93.356125">
            <text:p>93.356125</text:p>
          </table:table-cell>
          <table:table-cell table:formula="of:=SQRT(ABS([.$D$2]^2-[.F916]^2))" office:value-type="float" office:value="136.050115490522">
            <text:p>136.050115490522</text:p>
          </table:table-cell>
          <table:table-cell table:formula="of:=ABS([.B916]-[.G916])" office:value-type="float" office:value="0.000115490519732475">
            <text:p>0.000115490519732475</text:p>
          </table:table-cell>
          <table:table-cell table:number-columns-repeated="3"/>
        </table:table-row>
        <table:table-row table:style-name="ro2">
          <table:table-cell table:formula="of:=[.A916]+[.A$4]" office:value-type="float" office:value="272.400000000005">
            <text:p>272.400000000005</text:p>
          </table:table-cell>
          <table:table-cell table:formula="of:=[.A917]/([.$D$4]*2)" office:value-type="float" office:value="136.200000000002">
            <text:p>136.200000000002</text:p>
          </table:table-cell>
          <table:table-cell table:formula="of:=SQRT(ABS([.$D$2]^2-[.B917]^2))" office:value-type="float" office:value="93.1373179772715">
            <text:p>93.1373179772715</text:p>
          </table:table-cell>
          <table:table-cell table:formula="of:=([.$C$10]-[.C917])*[.$B$4]" office:value-type="float" office:value="117696.249440208">
            <text:p>117696.249440208</text:p>
          </table:table-cell>
          <table:table-cell table:formula="of:=ROUND([.D917])" office:value-type="float" office:value="117696">
            <text:p>117696</text:p>
          </table:table-cell>
          <table:table-cell table:formula="of:=([.$C$8]-([.E917]*[.$C$4]))" office:value-type="float" office:value="93.1375384615385">
            <text:p>93.1375384615385</text:p>
          </table:table-cell>
          <table:table-cell table:formula="of:=SQRT(ABS([.$D$2]^2-[.F917]^2))" office:value-type="float" office:value="136.199849226515">
            <text:p>136.199849226515</text:p>
          </table:table-cell>
          <table:table-cell table:formula="of:=ABS([.B917]-[.G917])" office:value-type="float" office:value="0.000150773487206379">
            <text:p>0.000150773487206379</text:p>
          </table:table-cell>
          <table:table-cell table:number-columns-repeated="3"/>
        </table:table-row>
        <table:table-row table:style-name="ro2">
          <table:table-cell table:formula="of:=[.A917]+[.A$4]" office:value-type="float" office:value="272.700000000005">
            <text:p>272.700000000005</text:p>
          </table:table-cell>
          <table:table-cell table:formula="of:=[.A918]/([.$D$4]*2)" office:value-type="float" office:value="136.350000000002">
            <text:p>136.350000000002</text:p>
          </table:table-cell>
          <table:table-cell table:formula="of:=SQRT(ABS([.$D$2]^2-[.B918]^2))" office:value-type="float" office:value="92.9175844498735">
            <text:p>92.9175844498735</text:p>
          </table:table-cell>
          <table:table-cell table:formula="of:=([.$C$10]-[.C918])*[.$B$4]" office:value-type="float" office:value="118056.127973269">
            <text:p>118056.127973269</text:p>
          </table:table-cell>
          <table:table-cell table:formula="of:=ROUND([.D918])" office:value-type="float" office:value="118056">
            <text:p>118056</text:p>
          </table:table-cell>
          <table:table-cell table:formula="of:=([.$C$8]-([.E918]*[.$C$4]))" office:value-type="float" office:value="92.9177307692308">
            <text:p>92.9177307692308</text:p>
          </table:table-cell>
          <table:table-cell table:formula="of:=SQRT(ABS([.$D$2]^2-[.F918]^2))" office:value-type="float" office:value="136.349900288547">
            <text:p>136.349900288547</text:p>
          </table:table-cell>
          <table:table-cell table:formula="of:=ABS([.B918]-[.G918])" office:value-type="float" office:value="0.0000997114551637424">
            <text:p>0.0000997114551637424</text:p>
          </table:table-cell>
          <table:table-cell table:number-columns-repeated="3"/>
        </table:table-row>
        <table:table-row table:style-name="ro2">
          <table:table-cell table:formula="of:=[.A918]+[.A$4]" office:value-type="float" office:value="273.000000000005">
            <text:p>273.000000000005</text:p>
          </table:table-cell>
          <table:table-cell table:formula="of:=[.A919]/([.$D$4]*2)" office:value-type="float" office:value="136.500000000002">
            <text:p>136.500000000002</text:p>
          </table:table-cell>
          <table:table-cell table:formula="of:=SQRT(ABS([.$D$2]^2-[.B919]^2))" office:value-type="float" office:value="92.6970873328789">
            <text:p>92.6970873328789</text:p>
          </table:table-cell>
          <table:table-cell table:formula="of:=([.$C$10]-[.C919])*[.$B$4]" office:value-type="float" office:value="118417.257109764">
            <text:p>118417.257109764</text:p>
          </table:table-cell>
          <table:table-cell table:formula="of:=ROUND([.D919])" office:value-type="float" office:value="118417">
            <text:p>118417</text:p>
          </table:table-cell>
          <table:table-cell table:formula="of:=([.$C$8]-([.E919]*[.$C$4]))" office:value-type="float" office:value="92.6973125">
            <text:p>92.6973125</text:p>
          </table:table-cell>
          <table:table-cell table:formula="of:=SQRT(ABS([.$D$2]^2-[.F919]^2))" office:value-type="float" office:value="136.499847088842">
            <text:p>136.499847088842</text:p>
          </table:table-cell>
          <table:table-cell table:formula="of:=ABS([.B919]-[.G919])" office:value-type="float" office:value="0.000152911159943869">
            <text:p>0.000152911159943869</text:p>
          </table:table-cell>
          <table:table-cell table:number-columns-repeated="3"/>
        </table:table-row>
        <table:table-row table:style-name="ro2">
          <table:table-cell table:formula="of:=[.A919]+[.A$4]" office:value-type="float" office:value="273.300000000005">
            <text:p>273.300000000005</text:p>
          </table:table-cell>
          <table:table-cell table:formula="of:=[.A920]/([.$D$4]*2)" office:value-type="float" office:value="136.650000000002">
            <text:p>136.650000000002</text:p>
          </table:table-cell>
          <table:table-cell table:formula="of:=SQRT(ABS([.$D$2]^2-[.B920]^2))" office:value-type="float" office:value="92.4758211642339">
            <text:p>92.4758211642339</text:p>
          </table:table-cell>
          <table:table-cell table:formula="of:=([.$C$10]-[.C920])*[.$B$4]" office:value-type="float" office:value="118779.645795419">
            <text:p>118779.645795419</text:p>
          </table:table-cell>
          <table:table-cell table:formula="of:=ROUND([.D920])" office:value-type="float" office:value="118780">
            <text:p>118780</text:p>
          </table:table-cell>
          <table:table-cell table:formula="of:=([.$C$8]-([.E920]*[.$C$4]))" office:value-type="float" office:value="92.4756730769231">
            <text:p>92.4756730769231</text:p>
          </table:table-cell>
          <table:table-cell table:formula="of:=SQRT(ABS([.$D$2]^2-[.F920]^2))" office:value-type="float" office:value="136.650100215734">
            <text:p>136.650100215734</text:p>
          </table:table-cell>
          <table:table-cell table:formula="of:=ABS([.B920]-[.G920])" office:value-type="float" office:value="0.000100215731322351">
            <text:p>0.000100215731322351</text:p>
          </table:table-cell>
          <table:table-cell table:number-columns-repeated="3"/>
        </table:table-row>
        <table:table-row table:style-name="ro2">
          <table:table-cell table:formula="of:=[.A920]+[.A$4]" office:value-type="float" office:value="273.600000000005">
            <text:p>273.600000000005</text:p>
          </table:table-cell>
          <table:table-cell table:formula="of:=[.A921]/([.$D$4]*2)" office:value-type="float" office:value="136.800000000002">
            <text:p>136.800000000002</text:p>
          </table:table-cell>
          <table:table-cell table:formula="of:=SQRT(ABS([.$D$2]^2-[.B921]^2))" office:value-type="float" office:value="92.2537804103407">
            <text:p>92.2537804103407</text:p>
          </table:table-cell>
          <table:table-cell table:formula="of:=([.$C$10]-[.C921])*[.$B$4]" office:value-type="float" office:value="119143.303093134">
            <text:p>119143.303093134</text:p>
          </table:table-cell>
          <table:table-cell table:formula="of:=ROUND([.D921])" office:value-type="float" office:value="119143">
            <text:p>119143</text:p>
          </table:table-cell>
          <table:table-cell table:formula="of:=([.$C$8]-([.E921]*[.$C$4]))" office:value-type="float" office:value="92.2540336538462">
            <text:p>92.2540336538462</text:p>
          </table:table-cell>
          <table:table-cell table:formula="of:=SQRT(ABS([.$D$2]^2-[.F921]^2))" office:value-type="float" office:value="136.799829219904">
            <text:p>136.799829219904</text:p>
          </table:table-cell>
          <table:table-cell table:formula="of:=ABS([.B921]-[.G921])" office:value-type="float" office:value="0.000170780097874967">
            <text:p>0.000170780097874967</text:p>
          </table:table-cell>
          <table:table-cell table:number-columns-repeated="3"/>
        </table:table-row>
        <table:table-row table:style-name="ro2">
          <table:table-cell table:formula="of:=[.A921]+[.A$4]" office:value-type="float" office:value="273.900000000005">
            <text:p>273.900000000005</text:p>
          </table:table-cell>
          <table:table-cell table:formula="of:=[.A922]/([.$D$4]*2)" office:value-type="float" office:value="136.950000000002">
            <text:p>136.950000000002</text:p>
          </table:table-cell>
          <table:table-cell table:formula="of:=SQRT(ABS([.$D$2]^2-[.B922]^2))" office:value-type="float" office:value="92.0309594647332">
            <text:p>92.0309594647332</text:p>
          </table:table-cell>
          <table:table-cell table:formula="of:=([.$C$10]-[.C922])*[.$B$4]" office:value-type="float" office:value="119508.238185153">
            <text:p>119508.238185153</text:p>
          </table:table-cell>
          <table:table-cell table:formula="of:=ROUND([.D922])" office:value-type="float" office:value="119508">
            <text:p>119508</text:p>
          </table:table-cell>
          <table:table-cell table:formula="of:=([.$C$8]-([.E922]*[.$C$4]))" office:value-type="float" office:value="92.0311730769231">
            <text:p>92.0311730769231</text:p>
          </table:table-cell>
          <table:table-cell table:formula="of:=SQRT(ABS([.$D$2]^2-[.F922]^2))" office:value-type="float" office:value="136.949856451496">
            <text:p>136.949856451496</text:p>
          </table:table-cell>
          <table:table-cell table:formula="of:=ABS([.B922]-[.G922])" office:value-type="float" office:value="0.000143548506059688">
            <text:p>0.000143548506059688</text:p>
          </table:table-cell>
          <table:table-cell table:number-columns-repeated="3"/>
        </table:table-row>
        <table:table-row table:style-name="ro2">
          <table:table-cell table:formula="of:=[.A922]+[.A$4]" office:value-type="float" office:value="274.200000000005">
            <text:p>274.200000000005</text:p>
          </table:table-cell>
          <table:table-cell table:formula="of:=[.A923]/([.$D$4]*2)" office:value-type="float" office:value="137.100000000002">
            <text:p>137.100000000002</text:p>
          </table:table-cell>
          <table:table-cell table:formula="of:=SQRT(ABS([.$D$2]^2-[.B923]^2))" office:value-type="float" office:value="91.8073526467209">
            <text:p>91.8073526467209</text:p>
          </table:table-cell>
          <table:table-cell table:formula="of:=([.$C$10]-[.C923])*[.$B$4]" office:value-type="float" office:value="119874.460375283">
            <text:p>119874.460375283</text:p>
          </table:table-cell>
          <table:table-cell table:formula="of:=ROUND([.D923])" office:value-type="float" office:value="119874">
            <text:p>119874</text:p>
          </table:table-cell>
          <table:table-cell table:formula="of:=([.$C$8]-([.E923]*[.$C$4]))" office:value-type="float" office:value="91.8077019230769">
            <text:p>91.8077019230769</text:p>
          </table:table-cell>
          <table:table-cell table:formula="of:=SQRT(ABS([.$D$2]^2-[.F923]^2))" office:value-type="float" office:value="137.099766110681">
            <text:p>137.099766110681</text:p>
          </table:table-cell>
          <table:table-cell table:formula="of:=ABS([.B923]-[.G923])" office:value-type="float" office:value="0.000233889321236802">
            <text:p>0.000233889321236802</text:p>
          </table:table-cell>
          <table:table-cell table:number-columns-repeated="3"/>
        </table:table-row>
        <table:table-row table:style-name="ro2">
          <table:table-cell table:formula="of:=[.A923]+[.A$4]" office:value-type="float" office:value="274.500000000005">
            <text:p>274.500000000005</text:p>
          </table:table-cell>
          <table:table-cell table:formula="of:=[.A924]/([.$D$4]*2)" office:value-type="float" office:value="137.250000000002">
            <text:p>137.250000000002</text:p>
          </table:table-cell>
          <table:table-cell table:formula="of:=SQRT(ABS([.$D$2]^2-[.B924]^2))" office:value-type="float" office:value="91.5829542000003">
            <text:p>91.5829542000003</text:p>
          </table:table-cell>
          <table:table-cell table:formula="of:=([.$C$10]-[.C924])*[.$B$4]" office:value-type="float" office:value="120241.979091172">
            <text:p>120241.979091172</text:p>
          </table:table-cell>
          <table:table-cell table:formula="of:=ROUND([.D924])" office:value-type="float" office:value="120242">
            <text:p>120242</text:p>
          </table:table-cell>
          <table:table-cell table:formula="of:=([.$C$8]-([.E924]*[.$C$4]))" office:value-type="float" office:value="91.5830096153846">
            <text:p>91.5830096153846</text:p>
          </table:table-cell>
          <table:table-cell table:formula="of:=SQRT(ABS([.$D$2]^2-[.F924]^2))" office:value-type="float" office:value="137.249963022903">
            <text:p>137.249963022903</text:p>
          </table:table-cell>
          <table:table-cell table:formula="of:=ABS([.B924]-[.G924])" office:value-type="float" office:value="0.000036977098858415">
            <text:p>0.000036977098858415</text:p>
          </table:table-cell>
          <table:table-cell table:number-columns-repeated="3"/>
        </table:table-row>
        <table:table-row table:style-name="ro2">
          <table:table-cell table:formula="of:=[.A924]+[.A$4]" office:value-type="float" office:value="274.800000000005">
            <text:p>274.800000000005</text:p>
          </table:table-cell>
          <table:table-cell table:formula="of:=[.A925]/([.$D$4]*2)" office:value-type="float" office:value="137.400000000002">
            <text:p>137.400000000002</text:p>
          </table:table-cell>
          <table:table-cell table:formula="of:=SQRT(ABS([.$D$2]^2-[.B925]^2))" office:value-type="float" office:value="91.357758291233">
            <text:p>91.357758291233</text:p>
          </table:table-cell>
          <table:table-cell table:formula="of:=([.$C$10]-[.C925])*[.$B$4]" office:value-type="float" office:value="120610.803886633">
            <text:p>120610.803886633</text:p>
          </table:table-cell>
          <table:table-cell table:formula="of:=ROUND([.D925])" office:value-type="float" office:value="120611">
            <text:p>120611</text:p>
          </table:table-cell>
          <table:table-cell table:formula="of:=([.$C$8]-([.E925]*[.$C$4]))" office:value-type="float" office:value="91.3577067307692">
            <text:p>91.3577067307692</text:p>
          </table:table-cell>
          <table:table-cell table:formula="of:=SQRT(ABS([.$D$2]^2-[.F925]^2))" office:value-type="float" office:value="137.400034282728">
            <text:p>137.400034282728</text:p>
          </table:table-cell>
          <table:table-cell table:formula="of:=ABS([.B925]-[.G925])" office:value-type="float" office:value="0.0000342827254371514">
            <text:p>0.0000342827254371514</text:p>
          </table:table-cell>
          <table:table-cell table:number-columns-repeated="3"/>
        </table:table-row>
        <table:table-row table:style-name="ro2">
          <table:table-cell table:formula="of:=[.A925]+[.A$4]" office:value-type="float" office:value="275.100000000005">
            <text:p>275.100000000005</text:p>
          </table:table-cell>
          <table:table-cell table:formula="of:=[.A926]/([.$D$4]*2)" office:value-type="float" office:value="137.550000000002">
            <text:p>137.550000000002</text:p>
          </table:table-cell>
          <table:table-cell table:formula="of:=SQRT(ABS([.$D$2]^2-[.B926]^2))" office:value-type="float" office:value="91.131759008588">
            <text:p>91.131759008588</text:p>
          </table:table-cell>
          <table:table-cell table:formula="of:=([.$C$10]-[.C926])*[.$B$4]" office:value-type="float" office:value="120980.944444036">
            <text:p>120980.944444036</text:p>
          </table:table-cell>
          <table:table-cell table:formula="of:=ROUND([.D926])" office:value-type="float" office:value="120981">
            <text:p>120981</text:p>
          </table:table-cell>
          <table:table-cell table:formula="of:=([.$C$8]-([.E926]*[.$C$4]))" office:value-type="float" office:value="91.1317932692308">
            <text:p>91.1317932692308</text:p>
          </table:table-cell>
          <table:table-cell table:formula="of:=SQRT(ABS([.$D$2]^2-[.F926]^2))" office:value-type="float" office:value="137.549977301104">
            <text:p>137.549977301104</text:p>
          </table:table-cell>
          <table:table-cell table:formula="of:=ABS([.B926]-[.G926])" office:value-type="float" office:value="0.0000226988985048138">
            <text:p>0.0000226988985048138</text:p>
          </table:table-cell>
          <table:table-cell table:number-columns-repeated="3"/>
        </table:table-row>
        <table:table-row table:style-name="ro2">
          <table:table-cell table:formula="of:=[.A926]+[.A$4]" office:value-type="float" office:value="275.400000000005">
            <text:p>275.400000000005</text:p>
          </table:table-cell>
          <table:table-cell table:formula="of:=[.A927]/([.$D$4]*2)" office:value-type="float" office:value="137.700000000002">
            <text:p>137.700000000002</text:p>
          </table:table-cell>
          <table:table-cell table:formula="of:=SQRT(ABS([.$D$2]^2-[.B927]^2))" office:value-type="float" office:value="90.9049503602491">
            <text:p>90.9049503602491</text:p>
          </table:table-cell>
          <table:table-cell table:formula="of:=([.$C$10]-[.C927])*[.$B$4]" office:value-type="float" office:value="121352.410576749">
            <text:p>121352.410576749</text:p>
          </table:table-cell>
          <table:table-cell table:formula="of:=ROUND([.D927])" office:value-type="float" office:value="121352">
            <text:p>121352</text:p>
          </table:table-cell>
          <table:table-cell table:formula="of:=([.$C$8]-([.E927]*[.$C$4]))" office:value-type="float" office:value="90.9052692307692">
            <text:p>90.9052692307692</text:p>
          </table:table-cell>
          <table:table-cell table:formula="of:=SQRT(ABS([.$D$2]^2-[.F927]^2))" office:value-type="float" office:value="137.699789491783">
            <text:p>137.699789491783</text:p>
          </table:table-cell>
          <table:table-cell table:formula="of:=ABS([.B927]-[.G927])" office:value-type="float" office:value="0.000210508219311123">
            <text:p>0.000210508219311123</text:p>
          </table:table-cell>
          <table:table-cell table:number-columns-repeated="3"/>
        </table:table-row>
        <table:table-row table:style-name="ro2">
          <table:table-cell table:formula="of:=[.A927]+[.A$4]" office:value-type="float" office:value="275.700000000005">
            <text:p>275.700000000005</text:p>
          </table:table-cell>
          <table:table-cell table:formula="of:=[.A928]/([.$D$4]*2)" office:value-type="float" office:value="137.850000000002">
            <text:p>137.850000000002</text:p>
          </table:table-cell>
          <table:table-cell table:formula="of:=SQRT(ABS([.$D$2]^2-[.B928]^2))" office:value-type="float" office:value="90.6773262728856">
            <text:p>90.6773262728856</text:p>
          </table:table-cell>
          <table:table-cell table:formula="of:=([.$C$10]-[.C928])*[.$B$4]" office:value-type="float" office:value="121725.212231643">
            <text:p>121725.212231643</text:p>
          </table:table-cell>
          <table:table-cell table:formula="of:=ROUND([.D928])" office:value-type="float" office:value="121725">
            <text:p>121725</text:p>
          </table:table-cell>
          <table:table-cell table:formula="of:=([.$C$8]-([.E928]*[.$C$4]))" office:value-type="float" office:value="90.6775240384615">
            <text:p>90.6775240384615</text:p>
          </table:table-cell>
          <table:table-cell table:formula="of:=SQRT(ABS([.$D$2]^2-[.F928]^2))" office:value-type="float" office:value="137.849869910182">
            <text:p>137.849869910182</text:p>
          </table:table-cell>
          <table:table-cell table:formula="of:=ABS([.B928]-[.G928])" office:value-type="float" office:value="0.0001300898198906">
            <text:p>0.0001300898198906</text:p>
          </table:table-cell>
          <table:table-cell table:number-columns-repeated="3"/>
        </table:table-row>
        <table:table-row table:style-name="ro2">
          <table:table-cell table:formula="of:=[.A928]+[.A$4]" office:value-type="float" office:value="276.000000000005">
            <text:p>276.000000000005</text:p>
          </table:table-cell>
          <table:table-cell table:formula="of:=[.A929]/([.$D$4]*2)" office:value-type="float" office:value="138.000000000002">
            <text:p>138.000000000002</text:p>
          </table:table-cell>
          <table:table-cell table:formula="of:=SQRT(ABS([.$D$2]^2-[.B929]^2))" office:value-type="float" office:value="90.4488805900844">
            <text:p>90.4488805900844</text:p>
          </table:table-cell>
          <table:table-cell table:formula="of:=([.$C$10]-[.C929])*[.$B$4]" office:value-type="float" office:value="122099.359491664">
            <text:p>122099.359491664</text:p>
          </table:table-cell>
          <table:table-cell table:formula="of:=ROUND([.D929])" office:value-type="float" office:value="122099">
            <text:p>122099</text:p>
          </table:table-cell>
          <table:table-cell table:formula="of:=([.$C$8]-([.E929]*[.$C$4]))" office:value-type="float" office:value="90.4491682692308">
            <text:p>90.4491682692308</text:p>
          </table:table-cell>
          <table:table-cell table:formula="of:=SQRT(ABS([.$D$2]^2-[.F929]^2))" office:value-type="float" office:value="137.999811446989">
            <text:p>137.999811446989</text:p>
          </table:table-cell>
          <table:table-cell table:formula="of:=ABS([.B929]-[.G929])" office:value-type="float" office:value="0.000188553013856563">
            <text:p>0.000188553013856563</text:p>
          </table:table-cell>
          <table:table-cell table:number-columns-repeated="3"/>
        </table:table-row>
        <table:table-row table:style-name="ro2">
          <table:table-cell table:formula="of:=[.A929]+[.A$4]" office:value-type="float" office:value="276.300000000005">
            <text:p>276.300000000005</text:p>
          </table:table-cell>
          <table:table-cell table:formula="of:=[.A930]/([.$D$4]*2)" office:value-type="float" office:value="138.150000000002">
            <text:p>138.150000000002</text:p>
          </table:table-cell>
          <table:table-cell table:formula="of:=SQRT(ABS([.$D$2]^2-[.B930]^2))" office:value-type="float" office:value="90.2196070707435">
            <text:p>90.2196070707435</text:p>
          </table:table-cell>
          <table:table-cell table:formula="of:=([.$C$10]-[.C930])*[.$B$4]" office:value-type="float" office:value="122474.862578459">
            <text:p>122474.862578459</text:p>
          </table:table-cell>
          <table:table-cell table:formula="of:=ROUND([.D930])" office:value-type="float" office:value="122475">
            <text:p>122475</text:p>
          </table:table-cell>
          <table:table-cell table:formula="of:=([.$C$8]-([.E930]*[.$C$4]))" office:value-type="float" office:value="90.2195913461538">
            <text:p>90.2195913461538</text:p>
          </table:table-cell>
          <table:table-cell table:formula="of:=SQRT(ABS([.$D$2]^2-[.F930]^2))" office:value-type="float" office:value="138.15001026903">
            <text:p>138.15001026903</text:p>
          </table:table-cell>
          <table:table-cell table:formula="of:=ABS([.B930]-[.G930])" office:value-type="float" office:value="0.0000102690273138251">
            <text:p>0.0000102690273138251</text:p>
          </table:table-cell>
          <table:table-cell table:number-columns-repeated="3"/>
        </table:table-row>
        <table:table-row table:style-name="ro2">
          <table:table-cell table:formula="of:=[.A930]+[.A$4]" office:value-type="float" office:value="276.600000000005">
            <text:p>276.600000000005</text:p>
          </table:table-cell>
          <table:table-cell table:formula="of:=[.A931]/([.$D$4]*2)" office:value-type="float" office:value="138.300000000002">
            <text:p>138.300000000002</text:p>
          </table:table-cell>
          <table:table-cell table:formula="of:=SQRT(ABS([.$D$2]^2-[.B931]^2))" office:value-type="float" office:value="89.9894993874249">
            <text:p>89.9894993874249</text:p>
          </table:table-cell>
          <table:table-cell table:formula="of:=([.$C$10]-[.C931])*[.$B$4]" office:value-type="float" office:value="122851.731855075">
            <text:p>122851.731855075</text:p>
          </table:table-cell>
          <table:table-cell table:formula="of:=ROUND([.D931])" office:value-type="float" office:value="122852">
            <text:p>122852</text:p>
          </table:table-cell>
          <table:table-cell table:formula="of:=([.$C$8]-([.E931]*[.$C$4]))" office:value-type="float" office:value="89.9894038461538">
            <text:p>89.9894038461538</text:p>
          </table:table-cell>
          <table:table-cell table:formula="of:=SQRT(ABS([.$D$2]^2-[.F931]^2))" office:value-type="float" office:value="138.300062167064">
            <text:p>138.300062167064</text:p>
          </table:table-cell>
          <table:table-cell table:formula="of:=ABS([.B931]-[.G931])" office:value-type="float" office:value="0.0000621670618556891">
            <text:p>0.0000621670618556891</text:p>
          </table:table-cell>
          <table:table-cell table:number-columns-repeated="3"/>
        </table:table-row>
        <table:table-row table:style-name="ro2">
          <table:table-cell table:formula="of:=[.A931]+[.A$4]" office:value-type="float" office:value="276.900000000005">
            <text:p>276.900000000005</text:p>
          </table:table-cell>
          <table:table-cell table:formula="of:=[.A932]/([.$D$4]*2)" office:value-type="float" office:value="138.450000000002">
            <text:p>138.450000000002</text:p>
          </table:table-cell>
          <table:table-cell table:formula="of:=SQRT(ABS([.$D$2]^2-[.B932]^2))" office:value-type="float" office:value="89.7585511246663">
            <text:p>89.7585511246663</text:p>
          </table:table-cell>
          <table:table-cell table:formula="of:=([.$C$10]-[.C932])*[.$B$4]" office:value-type="float" office:value="123229.977828727">
            <text:p>123229.977828727</text:p>
          </table:table-cell>
          <table:table-cell table:formula="of:=ROUND([.D932])" office:value-type="float" office:value="123230">
            <text:p>123230</text:p>
          </table:table-cell>
          <table:table-cell table:formula="of:=([.$C$8]-([.E932]*[.$C$4]))" office:value-type="float" office:value="89.7586057692308">
            <text:p>89.7586057692308</text:p>
          </table:table-cell>
          <table:table-cell table:formula="of:=SQRT(ABS([.$D$2]^2-[.F932]^2))" office:value-type="float" office:value="138.449964573357">
            <text:p>138.449964573357</text:p>
          </table:table-cell>
          <table:table-cell table:formula="of:=ABS([.B932]-[.G932])" office:value-type="float" office:value="0.0000354266453541641">
            <text:p>0.0000354266453541641</text:p>
          </table:table-cell>
          <table:table-cell table:number-columns-repeated="3"/>
        </table:table-row>
        <table:table-row table:style-name="ro2">
          <table:table-cell table:formula="of:=[.A932]+[.A$4]" office:value-type="float" office:value="277.200000000005">
            <text:p>277.200000000005</text:p>
          </table:table-cell>
          <table:table-cell table:formula="of:=[.A933]/([.$D$4]*2)" office:value-type="float" office:value="138.600000000002">
            <text:p>138.600000000002</text:p>
          </table:table-cell>
          <table:table-cell table:formula="of:=SQRT(ABS([.$D$2]^2-[.B933]^2))" office:value-type="float" office:value="89.5267557772499">
            <text:p>89.5267557772499</text:p>
          </table:table-cell>
          <table:table-cell table:formula="of:=([.$C$10]-[.C933])*[.$B$4]" office:value-type="float" office:value="123609.611153629">
            <text:p>123609.611153629</text:p>
          </table:table-cell>
          <table:table-cell table:formula="of:=ROUND([.D933])" office:value-type="float" office:value="123610">
            <text:p>123610</text:p>
          </table:table-cell>
          <table:table-cell table:formula="of:=([.$C$8]-([.E933]*[.$C$4]))" office:value-type="float" office:value="89.5265865384615">
            <text:p>89.5265865384615</text:p>
          </table:table-cell>
          <table:table-cell table:formula="of:=SQRT(ABS([.$D$2]^2-[.F933]^2))" office:value-type="float" office:value="138.600109317314">
            <text:p>138.600109317314</text:p>
          </table:table-cell>
          <table:table-cell table:formula="of:=ABS([.B933]-[.G933])" office:value-type="float" office:value="0.000109317311512314">
            <text:p>0.000109317311512314</text:p>
          </table:table-cell>
          <table:table-cell table:number-columns-repeated="3"/>
        </table:table-row>
        <table:table-row table:style-name="ro2">
          <table:table-cell table:formula="of:=[.A933]+[.A$4]" office:value-type="float" office:value="277.500000000005">
            <text:p>277.500000000005</text:p>
          </table:table-cell>
          <table:table-cell table:formula="of:=[.A934]/([.$D$4]*2)" office:value-type="float" office:value="138.750000000002">
            <text:p>138.750000000002</text:p>
          </table:table-cell>
          <table:table-cell table:formula="of:=SQRT(ABS([.$D$2]^2-[.B934]^2))" office:value-type="float" office:value="89.2941067484262">
            <text:p>89.2941067484262</text:p>
          </table:table-cell>
          <table:table-cell table:formula="of:=([.$C$10]-[.C934])*[.$B$4]" office:value-type="float" office:value="123990.642633907">
            <text:p>123990.642633907</text:p>
          </table:table-cell>
          <table:table-cell table:formula="of:=ROUND([.D934])" office:value-type="float" office:value="123991">
            <text:p>123991</text:p>
          </table:table-cell>
          <table:table-cell table:formula="of:=([.$C$8]-([.E934]*[.$C$4]))" office:value-type="float" office:value="89.2939567307692">
            <text:p>89.2939567307692</text:p>
          </table:table-cell>
          <table:table-cell table:formula="of:=SQRT(ABS([.$D$2]^2-[.F934]^2))" office:value-type="float" office:value="138.750096545421">
            <text:p>138.750096545421</text:p>
          </table:table-cell>
          <table:table-cell table:formula="of:=ABS([.B934]-[.G934])" office:value-type="float" office:value="0.0000965454181311998">
            <text:p>0.0000965454181311998</text:p>
          </table:table-cell>
          <table:table-cell table:number-columns-repeated="3"/>
        </table:table-row>
        <table:table-row table:style-name="ro2">
          <table:table-cell table:formula="of:=[.A934]+[.A$4]" office:value-type="float" office:value="277.800000000005">
            <text:p>277.800000000005</text:p>
          </table:table-cell>
          <table:table-cell table:formula="of:=[.A935]/([.$D$4]*2)" office:value-type="float" office:value="138.900000000002">
            <text:p>138.900000000002</text:p>
          </table:table-cell>
          <table:table-cell table:formula="of:=SQRT(ABS([.$D$2]^2-[.B935]^2))" office:value-type="float" office:value="89.060597348094">
            <text:p>89.060597348094</text:p>
          </table:table-cell>
          <table:table-cell table:formula="of:=([.$C$10]-[.C935])*[.$B$4]" office:value-type="float" office:value="124373.083226577">
            <text:p>124373.083226577</text:p>
          </table:table-cell>
          <table:table-cell table:formula="of:=ROUND([.D935])" office:value-type="float" office:value="124373">
            <text:p>124373</text:p>
          </table:table-cell>
          <table:table-cell table:formula="of:=([.$C$8]-([.E935]*[.$C$4]))" office:value-type="float" office:value="89.0607163461538">
            <text:p>89.0607163461538</text:p>
          </table:table-cell>
          <table:table-cell table:formula="of:=SQRT(ABS([.$D$2]^2-[.F935]^2))" office:value-type="float" office:value="138.899923700159">
            <text:p>138.899923700159</text:p>
          </table:table-cell>
          <table:table-cell table:formula="of:=ABS([.B935]-[.G935])" office:value-type="float" office:value="0.0000762998436130147">
            <text:p>0.0000762998436130147</text:p>
          </table:table-cell>
          <table:table-cell table:number-columns-repeated="3"/>
        </table:table-row>
        <table:table-row table:style-name="ro2">
          <table:table-cell table:formula="of:=[.A935]+[.A$4]" office:value-type="float" office:value="278.100000000005">
            <text:p>278.100000000005</text:p>
          </table:table-cell>
          <table:table-cell table:formula="of:=[.A936]/([.$D$4]*2)" office:value-type="float" office:value="139.050000000002">
            <text:p>139.050000000002</text:p>
          </table:table-cell>
          <table:table-cell table:formula="of:=SQRT(ABS([.$D$2]^2-[.B936]^2))" office:value-type="float" office:value="88.8262207909316">
            <text:p>88.8262207909316</text:p>
          </table:table-cell>
          <table:table-cell table:formula="of:=([.$C$10]-[.C936])*[.$B$4]" office:value-type="float" office:value="124756.944044607">
            <text:p>124756.944044607</text:p>
          </table:table-cell>
          <table:table-cell table:formula="of:=ROUND([.D936])" office:value-type="float" office:value="124757">
            <text:p>124757</text:p>
          </table:table-cell>
          <table:table-cell table:formula="of:=([.$C$8]-([.E936]*[.$C$4]))" office:value-type="float" office:value="88.8262548076923">
            <text:p>88.8262548076923</text:p>
          </table:table-cell>
          <table:table-cell table:formula="of:=SQRT(ABS([.$D$2]^2-[.F936]^2))" office:value-type="float" office:value="139.049978269825">
            <text:p>139.049978269825</text:p>
          </table:table-cell>
          <table:table-cell table:formula="of:=ABS([.B936]-[.G936])" office:value-type="float" office:value="0.0000217301769964706">
            <text:p>0.0000217301769964706</text:p>
          </table:table-cell>
          <table:table-cell table:number-columns-repeated="3"/>
        </table:table-row>
        <table:table-row table:style-name="ro2">
          <table:table-cell table:formula="of:=[.A936]+[.A$4]" office:value-type="float" office:value="278.400000000005">
            <text:p>278.400000000005</text:p>
          </table:table-cell>
          <table:table-cell table:formula="of:=[.A937]/([.$D$4]*2)" office:value-type="float" office:value="139.200000000002">
            <text:p>139.200000000002</text:p>
          </table:table-cell>
          <table:table-cell table:formula="of:=SQRT(ABS([.$D$2]^2-[.B937]^2))" office:value-type="float" office:value="88.5909701944805">
            <text:p>88.5909701944805</text:p>
          </table:table-cell>
          <table:table-cell table:formula="of:=([.$C$10]-[.C937])*[.$B$4]" office:value-type="float" office:value="125142.236360055">
            <text:p>125142.236360055</text:p>
          </table:table-cell>
          <table:table-cell table:formula="of:=ROUND([.D937])" office:value-type="float" office:value="125142">
            <text:p>125142</text:p>
          </table:table-cell>
          <table:table-cell table:formula="of:=([.$C$8]-([.E937]*[.$C$4]))" office:value-type="float" office:value="88.5911826923077">
            <text:p>88.5911826923077</text:p>
          </table:table-cell>
          <table:table-cell table:formula="of:=SQRT(ABS([.$D$2]^2-[.F937]^2))" office:value-type="float" office:value="139.199864759913">
            <text:p>139.199864759913</text:p>
          </table:table-cell>
          <table:table-cell table:formula="of:=ABS([.B937]-[.G937])" office:value-type="float" office:value="0.000135240089065292">
            <text:p>0.000135240089065292</text:p>
          </table:table-cell>
          <table:table-cell table:number-columns-repeated="3"/>
        </table:table-row>
        <table:table-row table:style-name="ro2">
          <table:table-cell table:formula="of:=[.A937]+[.A$4]" office:value-type="float" office:value="278.700000000005">
            <text:p>278.700000000005</text:p>
          </table:table-cell>
          <table:table-cell table:formula="of:=[.A938]/([.$D$4]*2)" office:value-type="float" office:value="139.350000000002">
            <text:p>139.350000000002</text:p>
          </table:table-cell>
          <table:table-cell table:formula="of:=SQRT(ABS([.$D$2]^2-[.B938]^2))" office:value-type="float" office:value="88.3548385771788">
            <text:p>88.3548385771788</text:p>
          </table:table-cell>
          <table:table-cell table:formula="of:=([.$C$10]-[.C938])*[.$B$4]" office:value-type="float" office:value="125528.971607289">
            <text:p>125528.971607289</text:p>
          </table:table-cell>
          <table:table-cell table:formula="of:=ROUND([.D938])" office:value-type="float" office:value="125529">
            <text:p>125529</text:p>
          </table:table-cell>
          <table:table-cell table:formula="of:=([.$C$8]-([.E938]*[.$C$4]))" office:value-type="float" office:value="88.3548894230769">
            <text:p>88.3548894230769</text:p>
          </table:table-cell>
          <table:table-cell table:formula="of:=SQRT(ABS([.$D$2]^2-[.F938]^2))" office:value-type="float" office:value="139.349967761158">
            <text:p>139.349967761158</text:p>
          </table:table-cell>
          <table:table-cell table:formula="of:=ABS([.B938]-[.G938])" office:value-type="float" office:value="0.0000322388441418298">
            <text:p>0.0000322388441418298</text:p>
          </table:table-cell>
          <table:table-cell table:number-columns-repeated="3"/>
        </table:table-row>
        <table:table-row table:style-name="ro2">
          <table:table-cell table:formula="of:=[.A938]+[.A$4]" office:value-type="float" office:value="279.000000000005">
            <text:p>279.000000000005</text:p>
          </table:table-cell>
          <table:table-cell table:formula="of:=[.A939]/([.$D$4]*2)" office:value-type="float" office:value="139.500000000002">
            <text:p>139.500000000002</text:p>
          </table:table-cell>
          <table:table-cell table:formula="of:=SQRT(ABS([.$D$2]^2-[.B939]^2))" office:value-type="float" office:value="88.1178188563433">
            <text:p>88.1178188563433</text:p>
          </table:table-cell>
          <table:table-cell table:formula="of:=([.$C$10]-[.C939])*[.$B$4]" office:value-type="float" office:value="125917.161386295">
            <text:p>125917.161386295</text:p>
          </table:table-cell>
          <table:table-cell table:formula="of:=ROUND([.D939])" office:value-type="float" office:value="125917">
            <text:p>125917</text:p>
          </table:table-cell>
          <table:table-cell table:formula="of:=([.$C$8]-([.E939]*[.$C$4]))" office:value-type="float" office:value="88.1179855769231">
            <text:p>88.1179855769231</text:p>
          </table:table-cell>
          <table:table-cell table:formula="of:=SQRT(ABS([.$D$2]^2-[.F939]^2))" office:value-type="float" office:value="139.499894687649">
            <text:p>139.499894687649</text:p>
          </table:table-cell>
          <table:table-cell table:formula="of:=ABS([.B939]-[.G939])" office:value-type="float" office:value="0.000105312353355203">
            <text:p>0.000105312353355203</text:p>
          </table:table-cell>
          <table:table-cell table:number-columns-repeated="3"/>
        </table:table-row>
        <table:table-row table:style-name="ro2">
          <table:table-cell table:formula="of:=[.A939]+[.A$4]" office:value-type="float" office:value="279.300000000005">
            <text:p>279.300000000005</text:p>
          </table:table-cell>
          <table:table-cell table:formula="of:=[.A940]/([.$D$4]*2)" office:value-type="float" office:value="139.650000000002">
            <text:p>139.650000000002</text:p>
          </table:table-cell>
          <table:table-cell table:formula="of:=SQRT(ABS([.$D$2]^2-[.B940]^2))" office:value-type="float" office:value="87.8799038460974">
            <text:p>87.8799038460974</text:p>
          </table:table-cell>
          <table:table-cell table:formula="of:=([.$C$10]-[.C940])*[.$B$4]" office:value-type="float" office:value="126306.817466068">
            <text:p>126306.817466068</text:p>
          </table:table-cell>
          <table:table-cell table:formula="of:=ROUND([.D940])" office:value-type="float" office:value="126307">
            <text:p>126307</text:p>
          </table:table-cell>
          <table:table-cell table:formula="of:=([.$C$8]-([.E940]*[.$C$4]))" office:value-type="float" office:value="87.8798605769231">
            <text:p>87.8798605769231</text:p>
          </table:table-cell>
          <table:table-cell table:formula="of:=SQRT(ABS([.$D$2]^2-[.F940]^2))" office:value-type="float" office:value="139.650027228714">
            <text:p>139.650027228714</text:p>
          </table:table-cell>
          <table:table-cell table:formula="of:=ABS([.B940]-[.G940])" office:value-type="float" office:value="0.0000272287115876679">
            <text:p>0.0000272287115876679</text:p>
          </table:table-cell>
          <table:table-cell table:number-columns-repeated="3"/>
        </table:table-row>
        <table:table-row table:style-name="ro2">
          <table:table-cell table:formula="of:=[.A940]+[.A$4]" office:value-type="float" office:value="279.600000000005">
            <text:p>279.600000000005</text:p>
          </table:table-cell>
          <table:table-cell table:formula="of:=[.A941]/([.$D$4]*2)" office:value-type="float" office:value="139.800000000002">
            <text:p>139.800000000002</text:p>
          </table:table-cell>
          <table:table-cell table:formula="of:=SQRT(ABS([.$D$2]^2-[.B941]^2))" office:value-type="float" office:value="87.6410862552452">
            <text:p>87.6410862552452</text:p>
          </table:table-cell>
          <table:table-cell table:formula="of:=([.$C$10]-[.C941])*[.$B$4]" office:value-type="float" office:value="126697.951788094">
            <text:p>126697.951788094</text:p>
          </table:table-cell>
          <table:table-cell table:formula="of:=ROUND([.D941])" office:value-type="float" office:value="126698">
            <text:p>126698</text:p>
          </table:table-cell>
          <table:table-cell table:formula="of:=([.$C$8]-([.E941]*[.$C$4]))" office:value-type="float" office:value="87.641125">
            <text:p>87.641125</text:p>
          </table:table-cell>
          <table:table-cell table:formula="of:=SQRT(ABS([.$D$2]^2-[.F941]^2))" office:value-type="float" office:value="139.799975710779">
            <text:p>139.799975710779</text:p>
          </table:table-cell>
          <table:table-cell table:formula="of:=ABS([.B941]-[.G941])" office:value-type="float" office:value="0.000024289223517826">
            <text:p>0.000024289223517826</text:p>
          </table:table-cell>
          <table:table-cell table:number-columns-repeated="3"/>
        </table:table-row>
        <table:table-row table:style-name="ro2">
          <table:table-cell table:formula="of:=[.A941]+[.A$4]" office:value-type="float" office:value="279.900000000005">
            <text:p>279.900000000005</text:p>
          </table:table-cell>
          <table:table-cell table:formula="of:=[.A942]/([.$D$4]*2)" office:value-type="float" office:value="139.950000000002">
            <text:p>139.950000000002</text:p>
          </table:table-cell>
          <table:table-cell table:formula="of:=SQRT(ABS([.$D$2]^2-[.B942]^2))" office:value-type="float" office:value="87.4013586850875">
            <text:p>87.4013586850875</text:p>
          </table:table-cell>
          <table:table-cell table:formula="of:=([.$C$10]-[.C942])*[.$B$4]" office:value-type="float" office:value="127090.576469927">
            <text:p>127090.576469927</text:p>
          </table:table-cell>
          <table:table-cell table:formula="of:=ROUND([.D942])" office:value-type="float" office:value="127091">
            <text:p>127091</text:p>
          </table:table-cell>
          <table:table-cell table:formula="of:=([.$C$8]-([.E942]*[.$C$4]))" office:value-type="float" office:value="87.4011682692308">
            <text:p>87.4011682692308</text:p>
          </table:table-cell>
          <table:table-cell table:formula="of:=SQRT(ABS([.$D$2]^2-[.F942]^2))" office:value-type="float" office:value="139.95011891804">
            <text:p>139.95011891804</text:p>
          </table:table-cell>
          <table:table-cell table:formula="of:=ABS([.B942]-[.G942])" office:value-type="float" office:value="0.000118918037827598">
            <text:p>0.000118918037827598</text:p>
          </table:table-cell>
          <table:table-cell table:number-columns-repeated="3"/>
        </table:table-row>
        <table:table-row table:style-name="ro2">
          <table:table-cell table:formula="of:=[.A942]+[.A$4]" office:value-type="float" office:value="280.200000000005">
            <text:p>280.200000000005</text:p>
          </table:table-cell>
          <table:table-cell table:formula="of:=[.A943]/([.$D$4]*2)" office:value-type="float" office:value="140.100000000002">
            <text:p>140.100000000002</text:p>
          </table:table-cell>
          <table:table-cell table:formula="of:=SQRT(ABS([.$D$2]^2-[.B943]^2))" office:value-type="float" office:value="87.1607136271802">
            <text:p>87.1607136271802</text:p>
          </table:table-cell>
          <table:table-cell table:formula="of:=([.$C$10]-[.C943])*[.$B$4]" office:value-type="float" office:value="127484.703808861">
            <text:p>127484.703808861</text:p>
          </table:table-cell>
          <table:table-cell table:formula="of:=ROUND([.D943])" office:value-type="float" office:value="127485">
            <text:p>127485</text:p>
          </table:table-cell>
          <table:table-cell table:formula="of:=([.$C$8]-([.E943]*[.$C$4]))" office:value-type="float" office:value="87.1606009615385">
            <text:p>87.1606009615385</text:p>
          </table:table-cell>
          <table:table-cell table:formula="of:=SQRT(ABS([.$D$2]^2-[.F943]^2))" office:value-type="float" office:value="140.100070092857">
            <text:p>140.100070092857</text:p>
          </table:table-cell>
          <table:table-cell table:formula="of:=ABS([.B943]-[.G943])" office:value-type="float" office:value="0.0000700928545995794">
            <text:p>0.0000700928545995794</text:p>
          </table:table-cell>
          <table:table-cell table:number-columns-repeated="3"/>
        </table:table-row>
        <table:table-row table:style-name="ro2">
          <table:table-cell table:formula="of:=[.A943]+[.A$4]" office:value-type="float" office:value="280.500000000005">
            <text:p>280.500000000005</text:p>
          </table:table-cell>
          <table:table-cell table:formula="of:=[.A944]/([.$D$4]*2)" office:value-type="float" office:value="140.250000000002">
            <text:p>140.250000000002</text:p>
          </table:table-cell>
          <table:table-cell table:formula="of:=SQRT(ABS([.$D$2]^2-[.B944]^2))" office:value-type="float" office:value="86.9191434610312">
            <text:p>86.9191434610312</text:p>
          </table:table-cell>
          <table:table-cell table:formula="of:=([.$C$10]-[.C944])*[.$B$4]" office:value-type="float" office:value="127880.346285704">
            <text:p>127880.346285704</text:p>
          </table:table-cell>
          <table:table-cell table:formula="of:=ROUND([.D944])" office:value-type="float" office:value="127880">
            <text:p>127880</text:p>
          </table:table-cell>
          <table:table-cell table:formula="of:=([.$C$8]-([.E944]*[.$C$4]))" office:value-type="float" office:value="86.9194230769231">
            <text:p>86.9194230769231</text:p>
          </table:table-cell>
          <table:table-cell table:formula="of:=SQRT(ABS([.$D$2]^2-[.F944]^2))" office:value-type="float" office:value="140.249826709251">
            <text:p>140.249826709251</text:p>
          </table:table-cell>
          <table:table-cell table:formula="of:=ABS([.B944]-[.G944])" office:value-type="float" office:value="0.000173290751746436">
            <text:p>0.000173290751746436</text:p>
          </table:table-cell>
          <table:table-cell table:number-columns-repeated="3"/>
        </table:table-row>
        <table:table-row table:style-name="ro2">
          <table:table-cell table:formula="of:=[.A944]+[.A$4]" office:value-type="float" office:value="280.800000000005">
            <text:p>280.800000000005</text:p>
          </table:table-cell>
          <table:table-cell table:formula="of:=[.A945]/([.$D$4]*2)" office:value-type="float" office:value="140.400000000002">
            <text:p>140.400000000002</text:p>
          </table:table-cell>
          <table:table-cell table:formula="of:=SQRT(ABS([.$D$2]^2-[.B945]^2))" office:value-type="float" office:value="86.6766404517348">
            <text:p>86.6766404517348</text:p>
          </table:table-cell>
          <table:table-cell table:formula="of:=([.$C$10]-[.C945])*[.$B$4]" office:value-type="float" office:value="128277.516568646">
            <text:p>128277.516568646</text:p>
          </table:table-cell>
          <table:table-cell table:formula="of:=ROUND([.D945])" office:value-type="float" office:value="128278">
            <text:p>128278</text:p>
          </table:table-cell>
          <table:table-cell table:formula="of:=([.$C$8]-([.E945]*[.$C$4]))" office:value-type="float" office:value="86.6764134615385">
            <text:p>86.6764134615385</text:p>
          </table:table-cell>
          <table:table-cell table:formula="of:=SQRT(ABS([.$D$2]^2-[.F945]^2))" office:value-type="float" office:value="140.400140133279">
            <text:p>140.400140133279</text:p>
          </table:table-cell>
          <table:table-cell table:formula="of:=ABS([.B945]-[.G945])" office:value-type="float" office:value="0.000140133276744336">
            <text:p>0.000140133276744336</text:p>
          </table:table-cell>
          <table:table-cell table:number-columns-repeated="3"/>
        </table:table-row>
        <table:table-row table:style-name="ro2">
          <table:table-cell table:formula="of:=[.A945]+[.A$4]" office:value-type="float" office:value="281.100000000005">
            <text:p>281.100000000005</text:p>
          </table:table-cell>
          <table:table-cell table:formula="of:=[.A946]/([.$D$4]*2)" office:value-type="float" office:value="140.550000000002">
            <text:p>140.550000000002</text:p>
          </table:table-cell>
          <table:table-cell table:formula="of:=SQRT(ABS([.$D$2]^2-[.B946]^2))" office:value-type="float" office:value="86.433196747542">
            <text:p>86.433196747542</text:p>
          </table:table-cell>
          <table:table-cell table:formula="of:=([.$C$10]-[.C946])*[.$B$4]" office:value-type="float" office:value="128676.227517245">
            <text:p>128676.227517245</text:p>
          </table:table-cell>
          <table:table-cell table:formula="of:=ROUND([.D946])" office:value-type="float" office:value="128676">
            <text:p>128676</text:p>
          </table:table-cell>
          <table:table-cell table:formula="of:=([.$C$8]-([.E946]*[.$C$4]))" office:value-type="float" office:value="86.4334038461538">
            <text:p>86.4334038461538</text:p>
          </table:table-cell>
          <table:table-cell table:formula="of:=SQRT(ABS([.$D$2]^2-[.F946]^2))" office:value-type="float" office:value="140.549872641592">
            <text:p>140.549872641592</text:p>
          </table:table-cell>
          <table:table-cell table:formula="of:=ABS([.B946]-[.G946])" office:value-type="float" office:value="0.000127358410651368">
            <text:p>0.000127358410651368</text:p>
          </table:table-cell>
          <table:table-cell table:number-columns-repeated="3"/>
        </table:table-row>
        <table:table-row table:style-name="ro2">
          <table:table-cell table:formula="of:=[.A946]+[.A$4]" office:value-type="float" office:value="281.400000000005">
            <text:p>281.400000000005</text:p>
          </table:table-cell>
          <table:table-cell table:formula="of:=[.A947]/([.$D$4]*2)" office:value-type="float" office:value="140.700000000002">
            <text:p>140.700000000002</text:p>
          </table:table-cell>
          <table:table-cell table:formula="of:=SQRT(ABS([.$D$2]^2-[.B947]^2))" office:value-type="float" office:value="86.1888043773628">
            <text:p>86.1888043773628</text:p>
          </table:table-cell>
          <table:table-cell table:formula="of:=([.$C$10]-[.C947])*[.$B$4]" office:value-type="float" office:value="129076.492186515">
            <text:p>129076.492186515</text:p>
          </table:table-cell>
          <table:table-cell table:formula="of:=ROUND([.D947])" office:value-type="float" office:value="129076">
            <text:p>129076</text:p>
          </table:table-cell>
          <table:table-cell table:formula="of:=([.$C$8]-([.E947]*[.$C$4]))" office:value-type="float" office:value="86.1891730769231">
            <text:p>86.1891730769231</text:p>
          </table:table-cell>
          <table:table-cell table:formula="of:=SQRT(ABS([.$D$2]^2-[.F947]^2))" office:value-type="float" office:value="140.69977414451">
            <text:p>140.69977414451</text:p>
          </table:table-cell>
          <table:table-cell table:formula="of:=ABS([.B947]-[.G947])" office:value-type="float" office:value="0.000225855492203664">
            <text:p>0.000225855492203664</text:p>
          </table:table-cell>
          <table:table-cell table:number-columns-repeated="3"/>
        </table:table-row>
        <table:table-row table:style-name="ro2">
          <table:table-cell table:formula="of:=[.A947]+[.A$4]" office:value-type="float" office:value="281.700000000005">
            <text:p>281.700000000005</text:p>
          </table:table-cell>
          <table:table-cell table:formula="of:=[.A948]/([.$D$4]*2)" office:value-type="float" office:value="140.850000000002">
            <text:p>140.850000000002</text:p>
          </table:table-cell>
          <table:table-cell table:formula="of:=SQRT(ABS([.$D$2]^2-[.B948]^2))" office:value-type="float" office:value="85.9434552481997">
            <text:p>85.9434552481997</text:p>
          </table:table-cell>
          <table:table-cell table:formula="of:=([.$C$10]-[.C948])*[.$B$4]" office:value-type="float" office:value="129478.323831129">
            <text:p>129478.323831129</text:p>
          </table:table-cell>
          <table:table-cell table:formula="of:=ROUND([.D948])" office:value-type="float" office:value="129478">
            <text:p>129478</text:p>
          </table:table-cell>
          <table:table-cell table:formula="of:=([.$C$8]-([.E948]*[.$C$4]))" office:value-type="float" office:value="85.9437211538462">
            <text:p>85.9437211538462</text:p>
          </table:table-cell>
          <table:table-cell table:formula="of:=SQRT(ABS([.$D$2]^2-[.F948]^2))" office:value-type="float" office:value="140.849837750102">
            <text:p>140.849837750102</text:p>
          </table:table-cell>
          <table:table-cell table:formula="of:=ABS([.B948]-[.G948])" office:value-type="float" office:value="0.000162249900910183">
            <text:p>0.000162249900910183</text:p>
          </table:table-cell>
          <table:table-cell table:number-columns-repeated="3"/>
        </table:table-row>
        <table:table-row table:style-name="ro2">
          <table:table-cell table:formula="of:=[.A948]+[.A$4]" office:value-type="float" office:value="282.000000000005">
            <text:p>282.000000000005</text:p>
          </table:table-cell>
          <table:table-cell table:formula="of:=[.A949]/([.$D$4]*2)" office:value-type="float" office:value="141.000000000002">
            <text:p>141.000000000002</text:p>
          </table:table-cell>
          <table:table-cell table:formula="of:=SQRT(ABS([.$D$2]^2-[.B949]^2))" office:value-type="float" office:value="85.6971411425101">
            <text:p>85.6971411425101</text:p>
          </table:table-cell>
          <table:table-cell table:formula="of:=([.$C$10]-[.C949])*[.$B$4]" office:value-type="float" office:value="129881.735909738">
            <text:p>129881.735909738</text:p>
          </table:table-cell>
          <table:table-cell table:formula="of:=ROUND([.D949])" office:value-type="float" office:value="129882">
            <text:p>129882</text:p>
          </table:table-cell>
          <table:table-cell table:formula="of:=([.$C$8]-([.E949]*[.$C$4]))" office:value-type="float" office:value="85.6970480769231">
            <text:p>85.6970480769231</text:p>
          </table:table-cell>
          <table:table-cell table:formula="of:=SQRT(ABS([.$D$2]^2-[.F949]^2))" office:value-type="float" office:value="141.000056563469">
            <text:p>141.000056563469</text:p>
          </table:table-cell>
          <table:table-cell table:formula="of:=ABS([.B949]-[.G949])" office:value-type="float" office:value="0.0000565634668134862">
            <text:p>0.0000565634668134862</text:p>
          </table:table-cell>
          <table:table-cell table:number-columns-repeated="3"/>
        </table:table-row>
        <table:table-row table:style-name="ro2">
          <table:table-cell table:formula="of:=[.A949]+[.A$4]" office:value-type="float" office:value="282.300000000005">
            <text:p>282.300000000005</text:p>
          </table:table-cell>
          <table:table-cell table:formula="of:=[.A950]/([.$D$4]*2)" office:value-type="float" office:value="141.150000000002">
            <text:p>141.150000000002</text:p>
          </table:table-cell>
          <table:table-cell table:formula="of:=SQRT(ABS([.$D$2]^2-[.B950]^2))" office:value-type="float" office:value="85.4498537154939">
            <text:p>85.4498537154939</text:p>
          </table:table-cell>
          <table:table-cell table:formula="of:=([.$C$10]-[.C950])*[.$B$4]" office:value-type="float" office:value="130286.742089419">
            <text:p>130286.742089419</text:p>
          </table:table-cell>
          <table:table-cell table:formula="of:=ROUND([.D950])" office:value-type="float" office:value="130287">
            <text:p>130287</text:p>
          </table:table-cell>
          <table:table-cell table:formula="of:=([.$C$8]-([.E950]*[.$C$4]))" office:value-type="float" office:value="85.4497644230769">
            <text:p>85.4497644230769</text:p>
          </table:table-cell>
          <table:table-cell table:formula="of:=SQRT(ABS([.$D$2]^2-[.F950]^2))" office:value-type="float" office:value="141.150054056103">
            <text:p>141.150054056103</text:p>
          </table:table-cell>
          <table:table-cell table:formula="of:=ABS([.B950]-[.G950])" office:value-type="float" office:value="0.0000540561000264006">
            <text:p>0.0000540561000264006</text:p>
          </table:table-cell>
          <table:table-cell table:number-columns-repeated="3"/>
        </table:table-row>
        <table:table-row table:style-name="ro2">
          <table:table-cell table:formula="of:=[.A950]+[.A$4]" office:value-type="float" office:value="282.600000000005">
            <text:p>282.600000000005</text:p>
          </table:table-cell>
          <table:table-cell table:formula="of:=[.A951]/([.$D$4]*2)" office:value-type="float" office:value="141.300000000003">
            <text:p>141.300000000003</text:p>
          </table:table-cell>
          <table:table-cell table:formula="of:=SQRT(ABS([.$D$2]^2-[.B951]^2))" office:value-type="float" office:value="85.2015844923045">
            <text:p>85.2015844923045</text:p>
          </table:table-cell>
          <table:table-cell table:formula="of:=([.$C$10]-[.C951])*[.$B$4]" office:value-type="float" office:value="130693.356250233">
            <text:p>130693.356250233</text:p>
          </table:table-cell>
          <table:table-cell table:formula="of:=ROUND([.D951])" office:value-type="float" office:value="130693">
            <text:p>130693</text:p>
          </table:table-cell>
          <table:table-cell table:formula="of:=([.$C$8]-([.E951]*[.$C$4]))" office:value-type="float" office:value="85.2018701923077">
            <text:p>85.2018701923077</text:p>
          </table:table-cell>
          <table:table-cell table:formula="of:=SQRT(ABS([.$D$2]^2-[.F951]^2))" office:value-type="float" office:value="141.299827727189">
            <text:p>141.299827727189</text:p>
          </table:table-cell>
          <table:table-cell table:formula="of:=ABS([.B951]-[.G951])" office:value-type="float" office:value="0.000172272813983909">
            <text:p>0.000172272813983909</text:p>
          </table:table-cell>
          <table:table-cell table:number-columns-repeated="3"/>
        </table:table-row>
        <table:table-row table:style-name="ro2">
          <table:table-cell table:formula="of:=[.A951]+[.A$4]" office:value-type="float" office:value="282.900000000005">
            <text:p>282.900000000005</text:p>
          </table:table-cell>
          <table:table-cell table:formula="of:=[.A952]/([.$D$4]*2)" office:value-type="float" office:value="141.450000000003">
            <text:p>141.450000000003</text:p>
          </table:table-cell>
          <table:table-cell table:formula="of:=SQRT(ABS([.$D$2]^2-[.B952]^2))" office:value-type="float" office:value="84.9523248651813">
            <text:p>84.9523248651813</text:p>
          </table:table-cell>
          <table:table-cell table:formula="of:=([.$C$10]-[.C952])*[.$B$4]" office:value-type="float" office:value="131101.592489931">
            <text:p>131101.592489931</text:p>
          </table:table-cell>
          <table:table-cell table:formula="of:=ROUND([.D952])" office:value-type="float" office:value="131102">
            <text:p>131102</text:p>
          </table:table-cell>
          <table:table-cell table:formula="of:=([.$C$8]-([.E952]*[.$C$4]))" office:value-type="float" office:value="84.9521442307692">
            <text:p>84.9521442307692</text:p>
          </table:table-cell>
          <table:table-cell table:formula="of:=SQRT(ABS([.$D$2]^2-[.F952]^2))" office:value-type="float" office:value="141.450108485623">
            <text:p>141.450108485623</text:p>
          </table:table-cell>
          <table:table-cell table:formula="of:=ABS([.B952]-[.G952])" office:value-type="float" office:value="0.000108485620756937">
            <text:p>0.000108485620756937</text:p>
          </table:table-cell>
          <table:table-cell table:number-columns-repeated="3"/>
        </table:table-row>
        <table:table-row table:style-name="ro2">
          <table:table-cell table:formula="of:=[.A952]+[.A$4]" office:value-type="float" office:value="283.200000000005">
            <text:p>283.200000000005</text:p>
          </table:table-cell>
          <table:table-cell table:formula="of:=[.A953]/([.$D$4]*2)" office:value-type="float" office:value="141.600000000003">
            <text:p>141.600000000003</text:p>
          </table:table-cell>
          <table:table-cell table:formula="of:=SQRT(ABS([.$D$2]^2-[.B953]^2))" office:value-type="float" office:value="84.7020660904992">
            <text:p>84.7020660904992</text:p>
          </table:table-cell>
          <table:table-cell table:formula="of:=([.$C$10]-[.C953])*[.$B$4]" office:value-type="float" office:value="131511.46512878">
            <text:p>131511.46512878</text:p>
          </table:table-cell>
          <table:table-cell table:formula="of:=ROUND([.D953])" office:value-type="float" office:value="131511">
            <text:p>131511</text:p>
          </table:table-cell>
          <table:table-cell table:formula="of:=([.$C$8]-([.E953]*[.$C$4]))" office:value-type="float" office:value="84.7024182692308">
            <text:p>84.7024182692308</text:p>
          </table:table-cell>
          <table:table-cell table:formula="of:=SQRT(ABS([.$D$2]^2-[.F953]^2))" office:value-type="float" office:value="141.599789333686">
            <text:p>141.599789333686</text:p>
          </table:table-cell>
          <table:table-cell table:formula="of:=ABS([.B953]-[.G953])" office:value-type="float" office:value="0.00021066631640565">
            <text:p>0.00021066631640565</text:p>
          </table:table-cell>
          <table:table-cell table:number-columns-repeated="3"/>
        </table:table-row>
        <table:table-row table:style-name="ro2">
          <table:table-cell table:formula="of:=[.A953]+[.A$4]" office:value-type="float" office:value="283.500000000005">
            <text:p>283.500000000005</text:p>
          </table:table-cell>
          <table:table-cell table:formula="of:=[.A954]/([.$D$4]*2)" office:value-type="float" office:value="141.750000000003">
            <text:p>141.750000000003</text:p>
          </table:table-cell>
          <table:table-cell table:formula="of:=SQRT(ABS([.$D$2]^2-[.B954]^2))" office:value-type="float" office:value="84.4507992857338">
            <text:p>84.4507992857338</text:p>
          </table:table-cell>
          <table:table-cell table:formula="of:=([.$C$10]-[.C954])*[.$B$4]" office:value-type="float" office:value="131922.988714538">
            <text:p>131922.988714538</text:p>
          </table:table-cell>
          <table:table-cell table:formula="of:=ROUND([.D954])" office:value-type="float" office:value="131923">
            <text:p>131923</text:p>
          </table:table-cell>
          <table:table-cell table:formula="of:=([.$C$8]-([.E954]*[.$C$4]))" office:value-type="float" office:value="84.4508605769231">
            <text:p>84.4508605769231</text:p>
          </table:table-cell>
          <table:table-cell table:formula="of:=SQRT(ABS([.$D$2]^2-[.F954]^2))" office:value-type="float" office:value="141.749963484359">
            <text:p>141.749963484359</text:p>
          </table:table-cell>
          <table:table-cell table:formula="of:=ABS([.B954]-[.G954])" office:value-type="float" office:value="0.0000365156435293557">
            <text:p>0.0000365156435293557</text:p>
          </table:table-cell>
          <table:table-cell table:number-columns-repeated="3"/>
        </table:table-row>
        <table:table-row table:style-name="ro2">
          <table:table-cell table:formula="of:=[.A954]+[.A$4]" office:value-type="float" office:value="283.800000000005">
            <text:p>283.800000000005</text:p>
          </table:table-cell>
          <table:table-cell table:formula="of:=[.A955]/([.$D$4]*2)" office:value-type="float" office:value="141.900000000003">
            <text:p>141.900000000003</text:p>
          </table:table-cell>
          <table:table-cell table:formula="of:=SQRT(ABS([.$D$2]^2-[.B955]^2))" office:value-type="float" office:value="84.1985154263381">
            <text:p>84.1985154263381</text:p>
          </table:table-cell>
          <table:table-cell table:formula="of:=([.$C$10]-[.C955])*[.$B$4]" office:value-type="float" office:value="132336.178027564">
            <text:p>132336.178027564</text:p>
          </table:table-cell>
          <table:table-cell table:formula="of:=ROUND([.D955])" office:value-type="float" office:value="132336">
            <text:p>132336</text:p>
          </table:table-cell>
          <table:table-cell table:formula="of:=([.$C$8]-([.E955]*[.$C$4]))" office:value-type="float" office:value="84.1986923076923">
            <text:p>84.1986923076923</text:p>
          </table:table-cell>
          <table:table-cell table:formula="of:=SQRT(ABS([.$D$2]^2-[.F955]^2))" office:value-type="float" office:value="141.899895044621">
            <text:p>141.899895044621</text:p>
          </table:table-cell>
          <table:table-cell table:formula="of:=ABS([.B955]-[.G955])" office:value-type="float" office:value="0.000104955381146965">
            <text:p>0.000104955381146965</text:p>
          </table:table-cell>
          <table:table-cell table:number-columns-repeated="3"/>
        </table:table-row>
        <table:table-row table:style-name="ro2">
          <table:table-cell table:formula="of:=[.A955]+[.A$4]" office:value-type="float" office:value="284.100000000005">
            <text:p>284.100000000005</text:p>
          </table:table-cell>
          <table:table-cell table:formula="of:=[.A956]/([.$D$4]*2)" office:value-type="float" office:value="142.050000000003">
            <text:p>142.050000000003</text:p>
          </table:table-cell>
          <table:table-cell table:formula="of:=SQRT(ABS([.$D$2]^2-[.B956]^2))" office:value-type="float" office:value="83.9452053425286">
            <text:p>83.9452053425286</text:p>
          </table:table-cell>
          <table:table-cell table:formula="of:=([.$C$10]-[.C956])*[.$B$4]" office:value-type="float" office:value="132751.048086086">
            <text:p>132751.048086086</text:p>
          </table:table-cell>
          <table:table-cell table:formula="of:=ROUND([.D956])" office:value-type="float" office:value="132751">
            <text:p>132751</text:p>
          </table:table-cell>
          <table:table-cell table:formula="of:=([.$C$8]-([.E956]*[.$C$4]))" office:value-type="float" office:value="83.9453028846154">
            <text:p>83.9453028846154</text:p>
          </table:table-cell>
          <table:table-cell table:formula="of:=SQRT(ABS([.$D$2]^2-[.F956]^2))" office:value-type="float" office:value="142.049942356941">
            <text:p>142.049942356941</text:p>
          </table:table-cell>
          <table:table-cell table:formula="of:=ABS([.B956]-[.G956])" office:value-type="float" office:value="0.0000576430617797996">
            <text:p>0.0000576430617797996</text:p>
          </table:table-cell>
          <table:table-cell table:number-columns-repeated="3"/>
        </table:table-row>
        <table:table-row table:style-name="ro2">
          <table:table-cell table:formula="of:=[.A956]+[.A$4]" office:value-type="float" office:value="284.400000000005">
            <text:p>284.400000000005</text:p>
          </table:table-cell>
          <table:table-cell table:formula="of:=[.A957]/([.$D$4]*2)" office:value-type="float" office:value="142.200000000003">
            <text:p>142.200000000003</text:p>
          </table:table-cell>
          <table:table-cell table:formula="of:=SQRT(ABS([.$D$2]^2-[.B957]^2))" office:value-type="float" office:value="83.6908597159766">
            <text:p>83.6908597159766</text:p>
          </table:table-cell>
          <table:table-cell table:formula="of:=([.$C$10]-[.C957])*[.$B$4]" office:value-type="float" office:value="133167.61415162">
            <text:p>133167.61415162</text:p>
          </table:table-cell>
          <table:table-cell table:formula="of:=ROUND([.D957])" office:value-type="float" office:value="133168">
            <text:p>133168</text:p>
          </table:table-cell>
          <table:table-cell table:formula="of:=([.$C$8]-([.E957]*[.$C$4]))" office:value-type="float" office:value="83.6906923076923">
            <text:p>83.6906923076923</text:p>
          </table:table-cell>
          <table:table-cell table:formula="of:=SQRT(ABS([.$D$2]^2-[.F957]^2))" office:value-type="float" office:value="142.200098526897">
            <text:p>142.200098526897</text:p>
          </table:table-cell>
          <table:table-cell table:formula="of:=ABS([.B957]-[.G957])" office:value-type="float" office:value="0.0000985268943338724">
            <text:p>0.0000985268943338724</text:p>
          </table:table-cell>
          <table:table-cell table:number-columns-repeated="3"/>
        </table:table-row>
        <table:table-row table:style-name="ro2">
          <table:table-cell table:formula="of:=[.A957]+[.A$4]" office:value-type="float" office:value="284.700000000005">
            <text:p>284.700000000005</text:p>
          </table:table-cell>
          <table:table-cell table:formula="of:=[.A958]/([.$D$4]*2)" office:value-type="float" office:value="142.350000000003">
            <text:p>142.350000000003</text:p>
          </table:table-cell>
          <table:table-cell table:formula="of:=SQRT(ABS([.$D$2]^2-[.B958]^2))" office:value-type="float" office:value="83.4354690764023">
            <text:p>83.4354690764023</text:p>
          </table:table-cell>
          <table:table-cell table:formula="of:=([.$C$10]-[.C958])*[.$B$4]" office:value-type="float" office:value="133585.891734545">
            <text:p>133585.891734545</text:p>
          </table:table-cell>
          <table:table-cell table:formula="of:=ROUND([.D958])" office:value-type="float" office:value="133586">
            <text:p>133586</text:p>
          </table:table-cell>
          <table:table-cell table:formula="of:=([.$C$8]-([.E958]*[.$C$4]))" office:value-type="float" office:value="83.4354711538462">
            <text:p>83.4354711538462</text:p>
          </table:table-cell>
          <table:table-cell table:formula="of:=SQRT(ABS([.$D$2]^2-[.F958]^2))" office:value-type="float" office:value="142.349998782352">
            <text:p>142.349998782352</text:p>
          </table:table-cell>
          <table:table-cell table:formula="of:=ABS([.B958]-[.G958])" office:value-type="float" office:value="0.0000012176502082184">
            <text:p>0.0000012176502082184</text:p>
          </table:table-cell>
          <table:table-cell table:number-columns-repeated="3"/>
        </table:table-row>
        <table:table-row table:style-name="ro2">
          <table:table-cell table:formula="of:=[.A958]+[.A$4]" office:value-type="float" office:value="285.000000000005">
            <text:p>285.000000000005</text:p>
          </table:table-cell>
          <table:table-cell table:formula="of:=[.A959]/([.$D$4]*2)" office:value-type="float" office:value="142.500000000003">
            <text:p>142.500000000003</text:p>
          </table:table-cell>
          <table:table-cell table:formula="of:=SQRT(ABS([.$D$2]^2-[.B959]^2))" office:value-type="float" office:value="83.1790237980663">
            <text:p>83.1790237980663</text:p>
          </table:table-cell>
          <table:table-cell table:formula="of:=([.$C$10]-[.C959])*[.$B$4]" office:value-type="float" office:value="134005.896599851">
            <text:p>134005.896599851</text:p>
          </table:table-cell>
          <table:table-cell table:formula="of:=ROUND([.D959])" office:value-type="float" office:value="134006">
            <text:p>134006</text:p>
          </table:table-cell>
          <table:table-cell table:formula="of:=([.$C$8]-([.E959]*[.$C$4]))" office:value-type="float" office:value="83.1790288461538">
            <text:p>83.1790288461538</text:p>
          </table:table-cell>
          <table:table-cell table:formula="of:=SQRT(ABS([.$D$2]^2-[.F959]^2))" office:value-type="float" office:value="142.499997053371">
            <text:p>142.499997053371</text:p>
          </table:table-cell>
          <table:table-cell table:formula="of:=ABS([.B959]-[.G959])" office:value-type="float" office:value="0.00000294663166755527">
            <text:p>0.00000294663166755527</text:p>
          </table:table-cell>
          <table:table-cell table:number-columns-repeated="3"/>
        </table:table-row>
        <table:table-row table:style-name="ro2">
          <table:table-cell table:formula="of:=[.A959]+[.A$4]" office:value-type="float" office:value="285.300000000005">
            <text:p>285.300000000005</text:p>
          </table:table-cell>
          <table:table-cell table:formula="of:=[.A960]/([.$D$4]*2)" office:value-type="float" office:value="142.650000000003">
            <text:p>142.650000000003</text:p>
          </table:table-cell>
          <table:table-cell table:formula="of:=SQRT(ABS([.$D$2]^2-[.B960]^2))" office:value-type="float" office:value="82.9215140961577">
            <text:p>82.9215140961577</text:p>
          </table:table-cell>
          <table:table-cell table:formula="of:=([.$C$10]-[.C960])*[.$B$4]" office:value-type="float" office:value="134427.644773056">
            <text:p>134427.644773056</text:p>
          </table:table-cell>
          <table:table-cell table:formula="of:=ROUND([.D960])" office:value-type="float" office:value="134428">
            <text:p>134428</text:p>
          </table:table-cell>
          <table:table-cell table:formula="of:=([.$C$8]-([.E960]*[.$C$4]))" office:value-type="float" office:value="82.9213653846154">
            <text:p>82.9213653846154</text:p>
          </table:table-cell>
          <table:table-cell table:formula="of:=SQRT(ABS([.$D$2]^2-[.F960]^2))" office:value-type="float" office:value="142.650086444948">
            <text:p>142.650086444948</text:p>
          </table:table-cell>
          <table:table-cell table:formula="of:=ABS([.B960]-[.G960])" office:value-type="float" office:value="0.0000864449453672478">
            <text:p>0.0000864449453672478</text:p>
          </table:table-cell>
          <table:table-cell table:number-columns-repeated="3"/>
        </table:table-row>
        <table:table-row table:style-name="ro2">
          <table:table-cell table:formula="of:=[.A960]+[.A$4]" office:value-type="float" office:value="285.600000000005">
            <text:p>285.600000000005</text:p>
          </table:table-cell>
          <table:table-cell table:formula="of:=[.A961]/([.$D$4]*2)" office:value-type="float" office:value="142.800000000003">
            <text:p>142.800000000003</text:p>
          </table:table-cell>
          <table:table-cell table:formula="of:=SQRT(ABS([.$D$2]^2-[.B961]^2))" office:value-type="float" office:value="82.6629300230719">
            <text:p>82.6629300230719</text:p>
          </table:table-cell>
          <table:table-cell table:formula="of:=([.$C$10]-[.C961])*[.$B$4]" office:value-type="float" office:value="134851.152546299">
            <text:p>134851.152546299</text:p>
          </table:table-cell>
          <table:table-cell table:formula="of:=ROUND([.D961])" office:value-type="float" office:value="134851">
            <text:p>134851</text:p>
          </table:table-cell>
          <table:table-cell table:formula="of:=([.$C$8]-([.E961]*[.$C$4]))" office:value-type="float" office:value="82.6630913461539">
            <text:p>82.6630913461539</text:p>
          </table:table-cell>
          <table:table-cell table:formula="of:=SQRT(ABS([.$D$2]^2-[.F961]^2))" office:value-type="float" office:value="142.799906614456">
            <text:p>142.799906614456</text:p>
          </table:table-cell>
          <table:table-cell table:formula="of:=ABS([.B961]-[.G961])" office:value-type="float" office:value="0.0000933855462790234">
            <text:p>0.0000933855462790234</text:p>
          </table:table-cell>
          <table:table-cell table:number-columns-repeated="3"/>
        </table:table-row>
        <table:table-row table:style-name="ro2">
          <table:table-cell table:formula="of:=[.A961]+[.A$4]" office:value-type="float" office:value="285.900000000005">
            <text:p>285.900000000005</text:p>
          </table:table-cell>
          <table:table-cell table:formula="of:=[.A962]/([.$D$4]*2)" office:value-type="float" office:value="142.950000000003">
            <text:p>142.950000000003</text:p>
          </table:table-cell>
          <table:table-cell table:formula="of:=SQRT(ABS([.$D$2]^2-[.B962]^2))" office:value-type="float" office:value="82.403261464576">
            <text:p>82.403261464576</text:p>
          </table:table-cell>
          <table:table-cell table:formula="of:=([.$C$10]-[.C962])*[.$B$4]" office:value-type="float" office:value="135276.436484623">
            <text:p>135276.436484623</text:p>
          </table:table-cell>
          <table:table-cell table:formula="of:=ROUND([.D962])" office:value-type="float" office:value="135276">
            <text:p>135276</text:p>
          </table:table-cell>
          <table:table-cell table:formula="of:=([.$C$8]-([.E962]*[.$C$4]))" office:value-type="float" office:value="82.4035961538462">
            <text:p>82.4035961538462</text:p>
          </table:table-cell>
          <table:table-cell table:formula="of:=SQRT(ABS([.$D$2]^2-[.F962]^2))" office:value-type="float" office:value="142.949807068474">
            <text:p>142.949807068474</text:p>
          </table:table-cell>
          <table:table-cell table:formula="of:=ABS([.B962]-[.G962])" office:value-type="float" office:value="0.000192931528914642">
            <text:p>0.000192931528914642</text:p>
          </table:table-cell>
          <table:table-cell table:number-columns-repeated="3"/>
        </table:table-row>
        <table:table-row table:style-name="ro2">
          <table:table-cell table:formula="of:=[.A962]+[.A$4]" office:value-type="float" office:value="286.200000000005">
            <text:p>286.200000000005</text:p>
          </table:table-cell>
          <table:table-cell table:formula="of:=[.A963]/([.$D$4]*2)" office:value-type="float" office:value="143.100000000003">
            <text:p>143.100000000003</text:p>
          </table:table-cell>
          <table:table-cell table:formula="of:=SQRT(ABS([.$D$2]^2-[.B963]^2))" office:value-type="float" office:value="82.142498135857">
            <text:p>82.142498135857</text:p>
          </table:table-cell>
          <table:table-cell table:formula="of:=([.$C$10]-[.C963])*[.$B$4]" office:value-type="float" office:value="135703.513432446">
            <text:p>135703.513432446</text:p>
          </table:table-cell>
          <table:table-cell table:formula="of:=ROUND([.D963])" office:value-type="float" office:value="135704">
            <text:p>135704</text:p>
          </table:table-cell>
          <table:table-cell table:formula="of:=([.$C$8]-([.E963]*[.$C$4]))" office:value-type="float" office:value="82.1422692307692">
            <text:p>82.1422692307692</text:p>
          </table:table-cell>
          <table:table-cell table:formula="of:=SQRT(ABS([.$D$2]^2-[.F963]^2))" office:value-type="float" office:value="143.100131396235">
            <text:p>143.100131396235</text:p>
          </table:table-cell>
          <table:table-cell table:formula="of:=ABS([.B963]-[.G963])" office:value-type="float" office:value="0.000131396232802672">
            <text:p>0.000131396232802672</text:p>
          </table:table-cell>
          <table:table-cell table:number-columns-repeated="3"/>
        </table:table-row>
        <table:table-row table:style-name="ro2">
          <table:table-cell table:formula="of:=[.A963]+[.A$4]" office:value-type="float" office:value="286.500000000005">
            <text:p>286.500000000005</text:p>
          </table:table-cell>
          <table:table-cell table:formula="of:=[.A964]/([.$D$4]*2)" office:value-type="float" office:value="143.250000000003">
            <text:p>143.250000000003</text:p>
          </table:table-cell>
          <table:table-cell table:formula="of:=SQRT(ABS([.$D$2]^2-[.B964]^2))" office:value-type="float" office:value="81.8806295774481">
            <text:p>81.8806295774481</text:p>
          </table:table-cell>
          <table:table-cell table:formula="of:=([.$C$10]-[.C964])*[.$B$4]" office:value-type="float" office:value="136132.400520234">
            <text:p>136132.400520234</text:p>
          </table:table-cell>
          <table:table-cell table:formula="of:=ROUND([.D964])" office:value-type="float" office:value="136132">
            <text:p>136132</text:p>
          </table:table-cell>
          <table:table-cell table:formula="of:=([.$C$8]-([.E964]*[.$C$4]))" office:value-type="float" office:value="81.8809423076923">
            <text:p>81.8809423076923</text:p>
          </table:table-cell>
          <table:table-cell table:formula="of:=SQRT(ABS([.$D$2]^2-[.F964]^2))" office:value-type="float" office:value="143.249821245279">
            <text:p>143.249821245279</text:p>
          </table:table-cell>
          <table:table-cell table:formula="of:=ABS([.B964]-[.G964])" office:value-type="float" office:value="0.000178754723634711">
            <text:p>0.000178754723634711</text:p>
          </table:table-cell>
          <table:table-cell table:number-columns-repeated="3"/>
        </table:table-row>
        <table:table-row table:style-name="ro2">
          <table:table-cell table:formula="of:=[.A964]+[.A$4]" office:value-type="float" office:value="286.800000000005">
            <text:p>286.800000000005</text:p>
          </table:table-cell>
          <table:table-cell table:formula="of:=[.A965]/([.$D$4]*2)" office:value-type="float" office:value="143.400000000003">
            <text:p>143.400000000003</text:p>
          </table:table-cell>
          <table:table-cell table:formula="of:=SQRT(ABS([.$D$2]^2-[.B965]^2))" office:value-type="float" office:value="81.6176451510288">
            <text:p>81.6176451510288</text:p>
          </table:table-cell>
          <table:table-cell table:formula="of:=([.$C$10]-[.C965])*[.$B$4]" office:value-type="float" office:value="136563.115171377">
            <text:p>136563.115171377</text:p>
          </table:table-cell>
          <table:table-cell table:formula="of:=ROUND([.D965])" office:value-type="float" office:value="136563">
            <text:p>136563</text:p>
          </table:table-cell>
          <table:table-cell table:formula="of:=([.$C$8]-([.E965]*[.$C$4]))" office:value-type="float" office:value="81.6177836538462">
            <text:p>81.6177836538462</text:p>
          </table:table-cell>
          <table:table-cell table:formula="of:=SQRT(ABS([.$D$2]^2-[.F965]^2))" office:value-type="float" office:value="143.399921169553">
            <text:p>143.399921169553</text:p>
          </table:table-cell>
          <table:table-cell table:formula="of:=ABS([.B965]-[.G965])" office:value-type="float" office:value="0.0000788304497234549">
            <text:p>0.0000788304497234549</text:p>
          </table:table-cell>
          <table:table-cell table:number-columns-repeated="3"/>
        </table:table-row>
        <table:table-row table:style-name="ro2">
          <table:table-cell table:formula="of:=[.A965]+[.A$4]" office:value-type="float" office:value="287.100000000005">
            <text:p>287.100000000005</text:p>
          </table:table-cell>
          <table:table-cell table:formula="of:=[.A966]/([.$D$4]*2)" office:value-type="float" office:value="143.550000000003">
            <text:p>143.550000000003</text:p>
          </table:table-cell>
          <table:table-cell table:formula="of:=SQRT(ABS([.$D$2]^2-[.B966]^2))" office:value-type="float" office:value="81.3535340350944">
            <text:p>81.3535340350944</text:p>
          </table:table-cell>
          <table:table-cell table:formula="of:=([.$C$10]-[.C966])*[.$B$4]" office:value-type="float" office:value="136995.675109285">
            <text:p>136995.675109285</text:p>
          </table:table-cell>
          <table:table-cell table:formula="of:=ROUND([.D966])" office:value-type="float" office:value="136996">
            <text:p>136996</text:p>
          </table:table-cell>
          <table:table-cell table:formula="of:=([.$C$8]-([.E966]*[.$C$4]))" office:value-type="float" office:value="81.3534038461538">
            <text:p>81.3534038461538</text:p>
          </table:table-cell>
          <table:table-cell table:formula="of:=SQRT(ABS([.$D$2]^2-[.F966]^2))" office:value-type="float" office:value="143.550073781397">
            <text:p>143.550073781397</text:p>
          </table:table-cell>
          <table:table-cell table:formula="of:=ABS([.B966]-[.G966])" office:value-type="float" office:value="0.0000737813947182531">
            <text:p>0.0000737813947182531</text:p>
          </table:table-cell>
          <table:table-cell table:number-columns-repeated="3"/>
        </table:table-row>
        <table:table-row table:style-name="ro2">
          <table:table-cell table:formula="of:=[.A966]+[.A$4]" office:value-type="float" office:value="287.400000000005">
            <text:p>287.400000000005</text:p>
          </table:table-cell>
          <table:table-cell table:formula="of:=[.A967]/([.$D$4]*2)" office:value-type="float" office:value="143.700000000003">
            <text:p>143.700000000003</text:p>
          </table:table-cell>
          <table:table-cell table:formula="of:=SQRT(ABS([.$D$2]^2-[.B967]^2))" office:value-type="float" office:value="81.0882852204883">
            <text:p>81.0882852204883</text:p>
          </table:table-cell>
          <table:table-cell table:formula="of:=([.$C$10]-[.C967])*[.$B$4]" office:value-type="float" office:value="137430.098364703">
            <text:p>137430.098364703</text:p>
          </table:table-cell>
          <table:table-cell table:formula="of:=ROUND([.D967])" office:value-type="float" office:value="137430">
            <text:p>137430</text:p>
          </table:table-cell>
          <table:table-cell table:formula="of:=([.$C$8]-([.E967]*[.$C$4]))" office:value-type="float" office:value="81.0884134615385">
            <text:p>81.0884134615385</text:p>
          </table:table-cell>
          <table:table-cell table:formula="of:=SQRT(ABS([.$D$2]^2-[.F967]^2))" office:value-type="float" office:value="143.699927634953">
            <text:p>143.699927634953</text:p>
          </table:table-cell>
          <table:table-cell table:formula="of:=ABS([.B967]-[.G967])" office:value-type="float" office:value="0.0000723650500447093">
            <text:p>0.0000723650500447093</text:p>
          </table:table-cell>
          <table:table-cell table:number-columns-repeated="3"/>
        </table:table-row>
        <table:table-row table:style-name="ro2">
          <table:table-cell table:formula="of:=[.A967]+[.A$4]" office:value-type="float" office:value="287.700000000005">
            <text:p>287.700000000005</text:p>
          </table:table-cell>
          <table:table-cell table:formula="of:=[.A968]/([.$D$4]*2)" office:value-type="float" office:value="143.850000000003">
            <text:p>143.850000000003</text:p>
          </table:table-cell>
          <table:table-cell table:formula="of:=SQRT(ABS([.$D$2]^2-[.B968]^2))" office:value-type="float" office:value="80.8218875057942">
            <text:p>80.8218875057942</text:p>
          </table:table-cell>
          <table:table-cell table:formula="of:=([.$C$10]-[.C968])*[.$B$4]" office:value-type="float" office:value="137866.403283257">
            <text:p>137866.403283257</text:p>
          </table:table-cell>
          <table:table-cell table:formula="of:=ROUND([.D968])" office:value-type="float" office:value="137866">
            <text:p>137866</text:p>
          </table:table-cell>
          <table:table-cell table:formula="of:=([.$C$8]-([.E968]*[.$C$4]))" office:value-type="float" office:value="80.8222019230769">
            <text:p>80.8222019230769</text:p>
          </table:table-cell>
          <table:table-cell table:formula="of:=SQRT(ABS([.$D$2]^2-[.F968]^2))" office:value-type="float" office:value="143.849823344714">
            <text:p>143.849823344714</text:p>
          </table:table-cell>
          <table:table-cell table:formula="of:=ABS([.B968]-[.G968])" office:value-type="float" office:value="0.000176655288726124">
            <text:p>0.000176655288726124</text:p>
          </table:table-cell>
          <table:table-cell table:number-columns-repeated="3"/>
        </table:table-row>
        <table:table-row table:style-name="ro2">
          <table:table-cell table:formula="of:=[.A968]+[.A$4]" office:value-type="float" office:value="288.000000000005">
            <text:p>288.000000000005</text:p>
          </table:table-cell>
          <table:table-cell table:formula="of:=[.A969]/([.$D$4]*2)" office:value-type="float" office:value="144.000000000003">
            <text:p>144.000000000003</text:p>
          </table:table-cell>
          <table:table-cell table:formula="of:=SQRT(ABS([.$D$2]^2-[.B969]^2))" office:value-type="float" office:value="80.5543294925807">
            <text:p>80.5543294925807</text:p>
          </table:table-cell>
          <table:table-cell table:formula="of:=([.$C$10]-[.C969])*[.$B$4]" office:value-type="float" office:value="138304.608533245">
            <text:p>138304.608533245</text:p>
          </table:table-cell>
          <table:table-cell table:formula="of:=ROUND([.D969])" office:value-type="float" office:value="138305">
            <text:p>138305</text:p>
          </table:table-cell>
          <table:table-cell table:formula="of:=([.$C$8]-([.E969]*[.$C$4]))" office:value-type="float" office:value="80.5541586538461">
            <text:p>80.5541586538461</text:p>
          </table:table-cell>
          <table:table-cell table:formula="of:=SQRT(ABS([.$D$2]^2-[.F969]^2))" office:value-type="float" office:value="144.000095567923">
            <text:p>144.000095567923</text:p>
          </table:table-cell>
          <table:table-cell table:formula="of:=ABS([.B969]-[.G969])" office:value-type="float" office:value="0.0000955679205105753">
            <text:p>0.0000955679205105753</text:p>
          </table:table-cell>
          <table:table-cell table:number-columns-repeated="3"/>
        </table:table-row>
        <table:table-row table:style-name="ro2">
          <table:table-cell table:formula="of:=[.A969]+[.A$4]" office:value-type="float" office:value="288.300000000005">
            <text:p>288.300000000005</text:p>
          </table:table-cell>
          <table:table-cell table:formula="of:=[.A970]/([.$D$4]*2)" office:value-type="float" office:value="144.150000000003">
            <text:p>144.150000000003</text:p>
          </table:table-cell>
          <table:table-cell table:formula="of:=SQRT(ABS([.$D$2]^2-[.B970]^2))" office:value-type="float" office:value="80.285599580493">
            <text:p>80.285599580493</text:p>
          </table:table-cell>
          <table:table-cell table:formula="of:=([.$C$10]-[.C970])*[.$B$4]" office:value-type="float" office:value="138744.733113672">
            <text:p>138744.733113672</text:p>
          </table:table-cell>
          <table:table-cell table:formula="of:=ROUND([.D970])" office:value-type="float" office:value="138745">
            <text:p>138745</text:p>
          </table:table-cell>
          <table:table-cell table:formula="of:=([.$C$8]-([.E970]*[.$C$4]))" office:value-type="float" office:value="80.2855048076923">
            <text:p>80.2855048076923</text:p>
          </table:table-cell>
          <table:table-cell table:formula="of:=SQRT(ABS([.$D$2]^2-[.F970]^2))" office:value-type="float" office:value="144.1500527845">
            <text:p>144.1500527845</text:p>
          </table:table-cell>
          <table:table-cell table:formula="of:=ABS([.B970]-[.G970])" office:value-type="float" office:value="0.0000527844970008573">
            <text:p>0.0000527844970008573</text:p>
          </table:table-cell>
          <table:table-cell table:number-columns-repeated="3"/>
        </table:table-row>
        <table:table-row table:style-name="ro2">
          <table:table-cell table:formula="of:=[.A970]+[.A$4]" office:value-type="float" office:value="288.600000000005">
            <text:p>288.600000000005</text:p>
          </table:table-cell>
          <table:table-cell table:formula="of:=[.A971]/([.$D$4]*2)" office:value-type="float" office:value="144.300000000003">
            <text:p>144.300000000003</text:p>
          </table:table-cell>
          <table:table-cell table:formula="of:=SQRT(ABS([.$D$2]^2-[.B971]^2))" office:value-type="float" office:value="80.0156859621865">
            <text:p>80.0156859621865</text:p>
          </table:table-cell>
          <table:table-cell table:formula="of:=([.$C$10]-[.C971])*[.$B$4]" office:value-type="float" office:value="139186.796362552">
            <text:p>139186.796362552</text:p>
          </table:table-cell>
          <table:table-cell table:formula="of:=ROUND([.D971])" office:value-type="float" office:value="139187">
            <text:p>139187</text:p>
          </table:table-cell>
          <table:table-cell table:formula="of:=([.$C$8]-([.E971]*[.$C$4]))" office:value-type="float" office:value="80.0156298076923">
            <text:p>80.0156298076923</text:p>
          </table:table-cell>
          <table:table-cell table:formula="of:=SQRT(ABS([.$D$2]^2-[.F971]^2))" office:value-type="float" office:value="144.300031138175">
            <text:p>144.300031138175</text:p>
          </table:table-cell>
          <table:table-cell table:formula="of:=ABS([.B971]-[.G971])" office:value-type="float" office:value="0.0000311381726305626">
            <text:p>0.0000311381726305626</text:p>
          </table:table-cell>
          <table:table-cell table:number-columns-repeated="3"/>
        </table:table-row>
        <table:table-row table:style-name="ro2">
          <table:table-cell table:formula="of:=[.A971]+[.A$4]" office:value-type="float" office:value="288.900000000005">
            <text:p>288.900000000005</text:p>
          </table:table-cell>
          <table:table-cell table:formula="of:=[.A972]/([.$D$4]*2)" office:value-type="float" office:value="144.450000000003">
            <text:p>144.450000000003</text:p>
          </table:table-cell>
          <table:table-cell table:formula="of:=SQRT(ABS([.$D$2]^2-[.B972]^2))" office:value-type="float" office:value="79.7445766180952">
            <text:p>79.7445766180952</text:p>
          </table:table-cell>
          <table:table-cell table:formula="of:=([.$C$10]-[.C972])*[.$B$4]" office:value-type="float" office:value="139630.817965473">
            <text:p>139630.817965473</text:p>
          </table:table-cell>
          <table:table-cell table:formula="of:=ROUND([.D972])" office:value-type="float" office:value="139631">
            <text:p>139631</text:p>
          </table:table-cell>
          <table:table-cell table:formula="of:=([.$C$8]-([.E972]*[.$C$4]))" office:value-type="float" office:value="79.7445336538461">
            <text:p>79.7445336538461</text:p>
          </table:table-cell>
          <table:table-cell table:formula="of:=SQRT(ABS([.$D$2]^2-[.F972]^2))" office:value-type="float" office:value="144.450023718692">
            <text:p>144.450023718692</text:p>
          </table:table-cell>
          <table:table-cell table:formula="of:=ABS([.B972]-[.G972])" office:value-type="float" office:value="0.0000237186891069996">
            <text:p>0.0000237186891069996</text:p>
          </table:table-cell>
          <table:table-cell table:number-columns-repeated="3"/>
        </table:table-row>
        <table:table-row table:style-name="ro2">
          <table:table-cell table:formula="of:=[.A972]+[.A$4]" office:value-type="float" office:value="289.200000000005">
            <text:p>289.200000000005</text:p>
          </table:table-cell>
          <table:table-cell table:formula="of:=[.A973]/([.$D$4]*2)" office:value-type="float" office:value="144.600000000003">
            <text:p>144.600000000003</text:p>
          </table:table-cell>
          <table:table-cell table:formula="of:=SQRT(ABS([.$D$2]^2-[.B973]^2))" office:value-type="float" office:value="79.4722593110278">
            <text:p>79.4722593110278</text:p>
          </table:table-cell>
          <table:table-cell table:formula="of:=([.$C$10]-[.C973])*[.$B$4]" office:value-type="float" office:value="140076.81796445">
            <text:p>140076.81796445</text:p>
          </table:table-cell>
          <table:table-cell table:formula="of:=ROUND([.D973])" office:value-type="float" office:value="140077">
            <text:p>140077</text:p>
          </table:table-cell>
          <table:table-cell table:formula="of:=([.$C$8]-([.E973]*[.$C$4]))" office:value-type="float" office:value="79.4722163461538">
            <text:p>79.4722163461538</text:p>
          </table:table-cell>
          <table:table-cell table:formula="of:=SQRT(ABS([.$D$2]^2-[.F973]^2))" office:value-type="float" office:value="144.600023613519">
            <text:p>144.600023613519</text:p>
          </table:table-cell>
          <table:table-cell table:formula="of:=ABS([.B973]-[.G973])" office:value-type="float" office:value="0.0000236135159354944">
            <text:p>0.0000236135159354944</text:p>
          </table:table-cell>
          <table:table-cell table:number-columns-repeated="3"/>
        </table:table-row>
        <table:table-row table:style-name="ro2">
          <table:table-cell table:formula="of:=[.A973]+[.A$4]" office:value-type="float" office:value="289.500000000005">
            <text:p>289.500000000005</text:p>
          </table:table-cell>
          <table:table-cell table:formula="of:=[.A974]/([.$D$4]*2)" office:value-type="float" office:value="144.750000000003">
            <text:p>144.750000000003</text:p>
          </table:table-cell>
          <table:table-cell table:formula="of:=SQRT(ABS([.$D$2]^2-[.B974]^2))" office:value-type="float" office:value="79.1987215805864">
            <text:p>79.1987215805864</text:p>
          </table:table-cell>
          <table:table-cell table:formula="of:=([.$C$10]-[.C974])*[.$B$4]" office:value-type="float" office:value="140524.816767062">
            <text:p>140524.816767062</text:p>
          </table:table-cell>
          <table:table-cell table:formula="of:=ROUND([.D974])" office:value-type="float" office:value="140525">
            <text:p>140525</text:p>
          </table:table-cell>
          <table:table-cell table:formula="of:=([.$C$8]-([.E974]*[.$C$4]))" office:value-type="float" office:value="79.1986778846154">
            <text:p>79.1986778846154</text:p>
          </table:table-cell>
          <table:table-cell table:formula="of:=SQRT(ABS([.$D$2]^2-[.F974]^2))" office:value-type="float" office:value="144.75002390787">
            <text:p>144.75002390787</text:p>
          </table:table-cell>
          <table:table-cell table:formula="of:=ABS([.B974]-[.G974])" office:value-type="float" office:value="0.0000239078673871518">
            <text:p>0.0000239078673871518</text:p>
          </table:table-cell>
          <table:table-cell table:number-columns-repeated="3"/>
        </table:table-row>
        <table:table-row table:style-name="ro2">
          <table:table-cell table:formula="of:=[.A974]+[.A$4]" office:value-type="float" office:value="289.800000000005">
            <text:p>289.800000000005</text:p>
          </table:table-cell>
          <table:table-cell table:formula="of:=[.A975]/([.$D$4]*2)" office:value-type="float" office:value="144.900000000003">
            <text:p>144.900000000003</text:p>
          </table:table-cell>
          <table:table-cell table:formula="of:=SQRT(ABS([.$D$2]^2-[.B975]^2))" office:value-type="float" office:value="78.9239507373981">
            <text:p>78.9239507373981</text:p>
          </table:table-cell>
          <table:table-cell table:formula="of:=([.$C$10]-[.C975])*[.$B$4]" office:value-type="float" office:value="140974.835155906">
            <text:p>140974.835155906</text:p>
          </table:table-cell>
          <table:table-cell table:formula="of:=ROUND([.D975])" office:value-type="float" office:value="140975">
            <text:p>140975</text:p>
          </table:table-cell>
          <table:table-cell table:formula="of:=([.$C$8]-([.E975]*[.$C$4]))" office:value-type="float" office:value="78.9239182692308">
            <text:p>78.9239182692308</text:p>
          </table:table-cell>
          <table:table-cell table:formula="of:=SQRT(ABS([.$D$2]^2-[.F975]^2))" office:value-type="float" office:value="144.900017684719">
            <text:p>144.900017684719</text:p>
          </table:table-cell>
          <table:table-cell table:formula="of:=ABS([.B975]-[.G975])" office:value-type="float" office:value="0.0000176847160560101">
            <text:p>0.0000176847160560101</text:p>
          </table:table-cell>
          <table:table-cell table:number-columns-repeated="3"/>
        </table:table-row>
        <table:table-row table:style-name="ro2">
          <table:table-cell table:formula="of:=[.A975]+[.A$4]" office:value-type="float" office:value="290.100000000005">
            <text:p>290.100000000005</text:p>
          </table:table-cell>
          <table:table-cell table:formula="of:=[.A976]/([.$D$4]*2)" office:value-type="float" office:value="145.050000000003">
            <text:p>145.050000000003</text:p>
          </table:table-cell>
          <table:table-cell table:formula="of:=SQRT(ABS([.$D$2]^2-[.B976]^2))" office:value-type="float" office:value="78.6479338571538">
            <text:p>78.6479338571538</text:p>
          </table:table-cell>
          <table:table-cell table:formula="of:=([.$C$10]-[.C976])*[.$B$4]" office:value-type="float" office:value="141426.894298354">
            <text:p>141426.894298354</text:p>
          </table:table-cell>
          <table:table-cell table:formula="of:=ROUND([.D976])" office:value-type="float" office:value="141427">
            <text:p>141427</text:p>
          </table:table-cell>
          <table:table-cell table:formula="of:=([.$C$8]-([.E976]*[.$C$4]))" office:value-type="float" office:value="78.6479375">
            <text:p>78.6479375</text:p>
          </table:table-cell>
          <table:table-cell table:formula="of:=SQRT(ABS([.$D$2]^2-[.F976]^2))" office:value-type="float" office:value="145.049998024806">
            <text:p>145.049998024806</text:p>
          </table:table-cell>
          <table:table-cell table:formula="of:=ABS([.B976]-[.G976])" office:value-type="float" office:value="0.00000197519707967331">
            <text:p>0.00000197519707967331</text:p>
          </table:table-cell>
          <table:table-cell table:number-columns-repeated="3"/>
        </table:table-row>
        <table:table-row table:style-name="ro2">
          <table:table-cell table:formula="of:=[.A976]+[.A$4]" office:value-type="float" office:value="290.400000000005">
            <text:p>290.400000000005</text:p>
          </table:table-cell>
          <table:table-cell table:formula="of:=[.A977]/([.$D$4]*2)" office:value-type="float" office:value="145.200000000003">
            <text:p>145.200000000003</text:p>
          </table:table-cell>
          <table:table-cell table:formula="of:=SQRT(ABS([.$D$2]^2-[.B977]^2))" office:value-type="float" office:value="78.3706577744454">
            <text:p>78.3706577744454</text:p>
          </table:table-cell>
          <table:table-cell table:formula="of:=([.$C$10]-[.C977])*[.$B$4]" office:value-type="float" office:value="141881.015756648">
            <text:p>141881.015756648</text:p>
          </table:table-cell>
          <table:table-cell table:formula="of:=ROUND([.D977])" office:value-type="float" office:value="141881">
            <text:p>141881</text:p>
          </table:table-cell>
          <table:table-cell table:formula="of:=([.$C$8]-([.E977]*[.$C$4]))" office:value-type="float" office:value="78.3707355769231">
            <text:p>78.3707355769231</text:p>
          </table:table-cell>
          <table:table-cell table:formula="of:=SQRT(ABS([.$D$2]^2-[.F977]^2))" office:value-type="float" office:value="145.199958006647">
            <text:p>145.199958006647</text:p>
          </table:table-cell>
          <table:table-cell table:formula="of:=ABS([.B977]-[.G977])" office:value-type="float" office:value="0.0000419933557793684">
            <text:p>0.0000419933557793684</text:p>
          </table:table-cell>
          <table:table-cell table:number-columns-repeated="3"/>
        </table:table-row>
        <table:table-row table:style-name="ro2">
          <table:table-cell table:formula="of:=[.A977]+[.A$4]" office:value-type="float" office:value="290.700000000005">
            <text:p>290.700000000005</text:p>
          </table:table-cell>
          <table:table-cell table:formula="of:=[.A978]/([.$D$4]*2)" office:value-type="float" office:value="145.350000000003">
            <text:p>145.350000000003</text:p>
          </table:table-cell>
          <table:table-cell table:formula="of:=SQRT(ABS([.$D$2]^2-[.B978]^2))" office:value-type="float" office:value="78.0921090763928">
            <text:p>78.0921090763928</text:p>
          </table:table-cell>
          <table:table-cell table:formula="of:=([.$C$10]-[.C978])*[.$B$4]" office:value-type="float" office:value="142337.22149834">
            <text:p>142337.22149834</text:p>
          </table:table-cell>
          <table:table-cell table:formula="of:=ROUND([.D978])" office:value-type="float" office:value="142337">
            <text:p>142337</text:p>
          </table:table-cell>
          <table:table-cell table:formula="of:=([.$C$8]-([.E978]*[.$C$4]))" office:value-type="float" office:value="78.0923125">
            <text:p>78.0923125</text:p>
          </table:table-cell>
          <table:table-cell table:formula="of:=SQRT(ABS([.$D$2]^2-[.F978]^2))" office:value-type="float" office:value="145.349890706537">
            <text:p>145.349890706537</text:p>
          </table:table-cell>
          <table:table-cell table:formula="of:=ABS([.B978]-[.G978])" office:value-type="float" office:value="0.000109293465300198">
            <text:p>0.000109293465300198</text:p>
          </table:table-cell>
          <table:table-cell table:number-columns-repeated="3"/>
        </table:table-row>
        <table:table-row table:style-name="ro2">
          <table:table-cell table:formula="of:=[.A978]+[.A$4]" office:value-type="float" office:value="291.000000000005">
            <text:p>291.000000000005</text:p>
          </table:table-cell>
          <table:table-cell table:formula="of:=[.A979]/([.$D$4]*2)" office:value-type="float" office:value="145.500000000003">
            <text:p>145.500000000003</text:p>
          </table:table-cell>
          <table:table-cell table:formula="of:=SQRT(ABS([.$D$2]^2-[.B979]^2))" office:value-type="float" office:value="77.8122740960527">
            <text:p>77.8122740960527</text:p>
          </table:table-cell>
          <table:table-cell table:formula="of:=([.$C$10]-[.C979])*[.$B$4]" office:value-type="float" office:value="142795.533907086">
            <text:p>142795.533907086</text:p>
          </table:table-cell>
          <table:table-cell table:formula="of:=ROUND([.D979])" office:value-type="float" office:value="142796">
            <text:p>142796</text:p>
          </table:table-cell>
          <table:table-cell table:formula="of:=([.$C$8]-([.E979]*[.$C$4]))" office:value-type="float" office:value="77.8120576923077">
            <text:p>77.8120576923077</text:p>
          </table:table-cell>
          <table:table-cell table:formula="of:=SQRT(ABS([.$D$2]^2-[.F979]^2))" office:value-type="float" office:value="145.500115730844">
            <text:p>145.500115730844</text:p>
          </table:table-cell>
          <table:table-cell table:formula="of:=ABS([.B979]-[.G979])" office:value-type="float" office:value="0.000115730841315553">
            <text:p>0.000115730841315553</text:p>
          </table:table-cell>
          <table:table-cell table:number-columns-repeated="3"/>
        </table:table-row>
        <table:table-row table:style-name="ro2">
          <table:table-cell table:formula="of:=[.A979]+[.A$4]" office:value-type="float" office:value="291.300000000005">
            <text:p>291.300000000005</text:p>
          </table:table-cell>
          <table:table-cell table:formula="of:=[.A980]/([.$D$4]*2)" office:value-type="float" office:value="145.650000000003">
            <text:p>145.650000000003</text:p>
          </table:table-cell>
          <table:table-cell table:formula="of:=SQRT(ABS([.$D$2]^2-[.B980]^2))" office:value-type="float" office:value="77.5311389055986">
            <text:p>77.5311389055986</text:p>
          </table:table-cell>
          <table:table-cell table:formula="of:=([.$C$10]-[.C980])*[.$B$4]" office:value-type="float" office:value="143255.975793814">
            <text:p>143255.975793814</text:p>
          </table:table-cell>
          <table:table-cell table:formula="of:=ROUND([.D980])" office:value-type="float" office:value="143256">
            <text:p>143256</text:p>
          </table:table-cell>
          <table:table-cell table:formula="of:=([.$C$8]-([.E980]*[.$C$4]))" office:value-type="float" office:value="77.5311923076923">
            <text:p>77.5311923076923</text:p>
          </table:table-cell>
          <table:table-cell table:formula="of:=SQRT(ABS([.$D$2]^2-[.F980]^2))" office:value-type="float" office:value="145.649971573453">
            <text:p>145.649971573453</text:p>
          </table:table-cell>
          <table:table-cell table:formula="of:=ABS([.B980]-[.G980])" office:value-type="float" office:value="0.0000284265497612068">
            <text:p>0.0000284265497612068</text:p>
          </table:table-cell>
          <table:table-cell table:number-columns-repeated="3"/>
        </table:table-row>
        <table:table-row table:style-name="ro2">
          <table:table-cell table:formula="of:=[.A980]+[.A$4]" office:value-type="float" office:value="291.600000000005">
            <text:p>291.600000000005</text:p>
          </table:table-cell>
          <table:table-cell table:formula="of:=[.A981]/([.$D$4]*2)" office:value-type="float" office:value="145.800000000003">
            <text:p>145.800000000003</text:p>
          </table:table-cell>
          <table:table-cell table:formula="of:=SQRT(ABS([.$D$2]^2-[.B981]^2))" office:value-type="float" office:value="77.2486893092642">
            <text:p>77.2486893092642</text:p>
          </table:table-cell>
          <table:table-cell table:formula="of:=([.$C$10]-[.C981])*[.$B$4]" office:value-type="float" office:value="143718.570408283">
            <text:p>143718.570408283</text:p>
          </table:table-cell>
          <table:table-cell table:formula="of:=ROUND([.D981])" office:value-type="float" office:value="143719">
            <text:p>143719</text:p>
          </table:table-cell>
          <table:table-cell table:formula="of:=([.$C$8]-([.E981]*[.$C$4]))" office:value-type="float" office:value="77.2484951923077">
            <text:p>77.2484951923077</text:p>
          </table:table-cell>
          <table:table-cell table:formula="of:=SQRT(ABS([.$D$2]^2-[.F981]^2))" office:value-type="float" office:value="145.800102848126">
            <text:p>145.800102848126</text:p>
          </table:table-cell>
          <table:table-cell table:formula="of:=ABS([.B981]-[.G981])" office:value-type="float" office:value="0.000102848122992327">
            <text:p>0.000102848122992327</text:p>
          </table:table-cell>
          <table:table-cell table:number-columns-repeated="3"/>
        </table:table-row>
        <table:table-row table:style-name="ro2">
          <table:table-cell table:formula="of:=[.A981]+[.A$4]" office:value-type="float" office:value="291.900000000005">
            <text:p>291.900000000005</text:p>
          </table:table-cell>
          <table:table-cell table:formula="of:=[.A982]/([.$D$4]*2)" office:value-type="float" office:value="145.950000000003">
            <text:p>145.950000000003</text:p>
          </table:table-cell>
          <table:table-cell table:formula="of:=SQRT(ABS([.$D$2]^2-[.B982]^2))" office:value-type="float" office:value="76.9649108360377">
            <text:p>76.9649108360377</text:p>
          </table:table-cell>
          <table:table-cell table:formula="of:=([.$C$10]-[.C982])*[.$B$4]" office:value-type="float" office:value="144183.341451048">
            <text:p>144183.341451048</text:p>
          </table:table-cell>
          <table:table-cell table:formula="of:=ROUND([.D982])" office:value-type="float" office:value="144183">
            <text:p>144183</text:p>
          </table:table-cell>
          <table:table-cell table:formula="of:=([.$C$8]-([.E982]*[.$C$4]))" office:value-type="float" office:value="76.9651875">
            <text:p>76.9651875</text:p>
          </table:table-cell>
          <table:table-cell table:formula="of:=SQRT(ABS([.$D$2]^2-[.F982]^2))" office:value-type="float" office:value="145.94985410438">
            <text:p>145.94985410438</text:p>
          </table:table-cell>
          <table:table-cell table:formula="of:=ABS([.B982]-[.G982])" office:value-type="float" office:value="0.00014589562252354">
            <text:p>0.00014589562252354</text:p>
          </table:table-cell>
          <table:table-cell table:number-columns-repeated="3"/>
        </table:table-row>
        <table:table-row table:style-name="ro2">
          <table:table-cell table:formula="of:=[.A982]+[.A$4]" office:value-type="float" office:value="292.200000000005">
            <text:p>292.200000000005</text:p>
          </table:table-cell>
          <table:table-cell table:formula="of:=[.A983]/([.$D$4]*2)" office:value-type="float" office:value="146.100000000003">
            <text:p>146.100000000003</text:p>
          </table:table-cell>
          <table:table-cell table:formula="of:=SQRT(ABS([.$D$2]^2-[.B983]^2))" office:value-type="float" office:value="76.6797887320983">
            <text:p>76.6797887320983</text:p>
          </table:table-cell>
          <table:table-cell table:formula="of:=([.$C$10]-[.C983])*[.$B$4]" office:value-type="float" office:value="144650.313085846">
            <text:p>144650.313085846</text:p>
          </table:table-cell>
          <table:table-cell table:formula="of:=ROUND([.D983])" office:value-type="float" office:value="144650">
            <text:p>144650</text:p>
          </table:table-cell>
          <table:table-cell table:formula="of:=([.$C$8]-([.E983]*[.$C$4]))" office:value-type="float" office:value="76.6800480769231">
            <text:p>76.6800480769231</text:p>
          </table:table-cell>
          <table:table-cell table:formula="of:=SQRT(ABS([.$D$2]^2-[.F983]^2))" office:value-type="float" office:value="146.099863883991">
            <text:p>146.099863883991</text:p>
          </table:table-cell>
          <table:table-cell table:formula="of:=ABS([.B983]-[.G983])" office:value-type="float" office:value="0.000136116011418608">
            <text:p>0.000136116011418608</text:p>
          </table:table-cell>
          <table:table-cell table:number-columns-repeated="3"/>
        </table:table-row>
        <table:table-row table:style-name="ro2">
          <table:table-cell table:formula="of:=[.A983]+[.A$4]" office:value-type="float" office:value="292.500000000005">
            <text:p>292.500000000005</text:p>
          </table:table-cell>
          <table:table-cell table:formula="of:=[.A984]/([.$D$4]*2)" office:value-type="float" office:value="146.250000000003">
            <text:p>146.250000000003</text:p>
          </table:table-cell>
          <table:table-cell table:formula="of:=SQRT(ABS([.$D$2]^2-[.B984]^2))" office:value-type="float" office:value="76.3933079529825">
            <text:p>76.3933079529825</text:p>
          </table:table-cell>
          <table:table-cell table:formula="of:=([.$C$10]-[.C984])*[.$B$4]" office:value-type="float" office:value="145119.509952429">
            <text:p>145119.509952429</text:p>
          </table:table-cell>
          <table:table-cell table:formula="of:=ROUND([.D984])" office:value-type="float" office:value="145120">
            <text:p>145120</text:p>
          </table:table-cell>
          <table:table-cell table:formula="of:=([.$C$8]-([.E984]*[.$C$4]))" office:value-type="float" office:value="76.3930769230769">
            <text:p>76.3930769230769</text:p>
          </table:table-cell>
          <table:table-cell table:formula="of:=SQRT(ABS([.$D$2]^2-[.F984]^2))" office:value-type="float" office:value="146.250120677642">
            <text:p>146.250120677642</text:p>
          </table:table-cell>
          <table:table-cell table:formula="of:=ABS([.B984]-[.G984])" office:value-type="float" office:value="0.000120677639330324">
            <text:p>0.000120677639330324</text:p>
          </table:table-cell>
          <table:table-cell table:number-columns-repeated="3"/>
        </table:table-row>
        <table:table-row table:style-name="ro2">
          <table:table-cell table:formula="of:=[.A984]+[.A$4]" office:value-type="float" office:value="292.800000000005">
            <text:p>292.800000000005</text:p>
          </table:table-cell>
          <table:table-cell table:formula="of:=[.A985]/([.$D$4]*2)" office:value-type="float" office:value="146.400000000003">
            <text:p>146.400000000003</text:p>
          </table:table-cell>
          <table:table-cell table:formula="of:=SQRT(ABS([.$D$2]^2-[.B985]^2))" office:value-type="float" office:value="76.1054531554685">
            <text:p>76.1054531554685</text:p>
          </table:table-cell>
          <table:table-cell table:formula="of:=([.$C$10]-[.C985])*[.$B$4]" office:value-type="float" office:value="145590.957179854">
            <text:p>145590.957179854</text:p>
          </table:table-cell>
          <table:table-cell table:formula="of:=ROUND([.D985])" office:value-type="float" office:value="145591">
            <text:p>145591</text:p>
          </table:table-cell>
          <table:table-cell table:formula="of:=([.$C$8]-([.E985]*[.$C$4]))" office:value-type="float" office:value="76.1054951923077">
            <text:p>76.1054951923077</text:p>
          </table:table-cell>
          <table:table-cell table:formula="of:=SQRT(ABS([.$D$2]^2-[.F985]^2))" office:value-type="float" office:value="146.399978147313">
            <text:p>146.399978147313</text:p>
          </table:table-cell>
          <table:table-cell table:formula="of:=ABS([.B985]-[.G985])" office:value-type="float" office:value="0.0000218526899971039">
            <text:p>0.0000218526899971039</text:p>
          </table:table-cell>
          <table:table-cell table:number-columns-repeated="3"/>
        </table:table-row>
        <table:table-row table:style-name="ro2">
          <table:table-cell table:formula="of:=[.A985]+[.A$4]" office:value-type="float" office:value="293.100000000005">
            <text:p>293.100000000005</text:p>
          </table:table-cell>
          <table:table-cell table:formula="of:=[.A986]/([.$D$4]*2)" office:value-type="float" office:value="146.550000000003">
            <text:p>146.550000000003</text:p>
          </table:table-cell>
          <table:table-cell table:formula="of:=SQRT(ABS([.$D$2]^2-[.B986]^2))" office:value-type="float" office:value="75.8162086891663">
            <text:p>75.8162086891663</text:p>
          </table:table-cell>
          <table:table-cell table:formula="of:=([.$C$10]-[.C986])*[.$B$4]" office:value-type="float" office:value="146064.680400254">
            <text:p>146064.680400254</text:p>
          </table:table-cell>
          <table:table-cell table:formula="of:=ROUND([.D986])" office:value-type="float" office:value="146065">
            <text:p>146065</text:p>
          </table:table-cell>
          <table:table-cell table:formula="of:=([.$C$8]-([.E986]*[.$C$4]))" office:value-type="float" office:value="75.8160817307692">
            <text:p>75.8160817307692</text:p>
          </table:table-cell>
          <table:table-cell table:formula="of:=SQRT(ABS([.$D$2]^2-[.F986]^2))" office:value-type="float" office:value="146.550065680618">
            <text:p>146.550065680618</text:p>
          </table:table-cell>
          <table:table-cell table:formula="of:=ABS([.B986]-[.G986])" office:value-type="float" office:value="0.0000656806148811029">
            <text:p>0.0000656806148811029</text:p>
          </table:table-cell>
          <table:table-cell table:number-columns-repeated="3"/>
        </table:table-row>
        <table:table-row table:style-name="ro2">
          <table:table-cell table:formula="of:=[.A986]+[.A$4]" office:value-type="float" office:value="293.400000000005">
            <text:p>293.400000000005</text:p>
          </table:table-cell>
          <table:table-cell table:formula="of:=[.A987]/([.$D$4]*2)" office:value-type="float" office:value="146.700000000003">
            <text:p>146.700000000003</text:p>
          </table:table-cell>
          <table:table-cell table:formula="of:=SQRT(ABS([.$D$2]^2-[.B987]^2))" office:value-type="float" office:value="75.5255585878">
            <text:p>75.5255585878</text:p>
          </table:table-cell>
          <table:table-cell table:formula="of:=([.$C$10]-[.C987])*[.$B$4]" office:value-type="float" office:value="146540.705763122">
            <text:p>146540.705763122</text:p>
          </table:table-cell>
          <table:table-cell table:formula="of:=ROUND([.D987])" office:value-type="float" office:value="146541">
            <text:p>146541</text:p>
          </table:table-cell>
          <table:table-cell table:formula="of:=([.$C$8]-([.E987]*[.$C$4]))" office:value-type="float" office:value="75.5254471153846">
            <text:p>75.5254471153846</text:p>
          </table:table-cell>
          <table:table-cell table:formula="of:=SQRT(ABS([.$D$2]^2-[.F987]^2))" office:value-type="float" office:value="146.700057389291">
            <text:p>146.700057389291</text:p>
          </table:table-cell>
          <table:table-cell table:formula="of:=ABS([.B987]-[.G987])" office:value-type="float" office:value="0.000057389288201648">
            <text:p>0.000057389288201648</text:p>
          </table:table-cell>
          <table:table-cell table:number-columns-repeated="3"/>
        </table:table-row>
        <table:table-row table:style-name="ro2">
          <table:table-cell table:formula="of:=[.A987]+[.A$4]" office:value-type="float" office:value="293.700000000005">
            <text:p>293.700000000005</text:p>
          </table:table-cell>
          <table:table-cell table:formula="of:=[.A988]/([.$D$4]*2)" office:value-type="float" office:value="146.850000000003">
            <text:p>146.850000000003</text:p>
          </table:table-cell>
          <table:table-cell table:formula="of:=SQRT(ABS([.$D$2]^2-[.B988]^2))" office:value-type="float" office:value="75.2334865601695">
            <text:p>75.2334865601695</text:p>
          </table:table-cell>
          <table:table-cell table:formula="of:=([.$C$10]-[.C988])*[.$B$4]" office:value-type="float" office:value="147019.059950107">
            <text:p>147019.059950107</text:p>
          </table:table-cell>
          <table:table-cell table:formula="of:=ROUND([.D988])" office:value-type="float" office:value="147019">
            <text:p>147019</text:p>
          </table:table-cell>
          <table:table-cell table:formula="of:=([.$C$8]-([.E988]*[.$C$4]))" office:value-type="float" office:value="75.2335913461539">
            <text:p>75.2335913461539</text:p>
          </table:table-cell>
          <table:table-cell table:formula="of:=SQRT(ABS([.$D$2]^2-[.F988]^2))" office:value-type="float" office:value="146.849946316503">
            <text:p>146.849946316503</text:p>
          </table:table-cell>
          <table:table-cell table:formula="of:=ABS([.B988]-[.G988])" office:value-type="float" office:value="0.0000536834993170032">
            <text:p>0.0000536834993170032</text:p>
          </table:table-cell>
          <table:table-cell table:number-columns-repeated="3"/>
        </table:table-row>
        <table:table-row table:style-name="ro2">
          <table:table-cell table:formula="of:=[.A988]+[.A$4]" office:value-type="float" office:value="294.000000000005">
            <text:p>294.000000000005</text:p>
          </table:table-cell>
          <table:table-cell table:formula="of:=[.A989]/([.$D$4]*2)" office:value-type="float" office:value="147.000000000003">
            <text:p>147.000000000003</text:p>
          </table:table-cell>
          <table:table-cell table:formula="of:=SQRT(ABS([.$D$2]^2-[.B989]^2))" office:value-type="float" office:value="74.9399759807755">
            <text:p>74.9399759807755</text:p>
          </table:table-cell>
          <table:table-cell table:formula="of:=([.$C$10]-[.C989])*[.$B$4]" office:value-type="float" office:value="147499.770190375">
            <text:p>147499.770190375</text:p>
          </table:table-cell>
          <table:table-cell table:formula="of:=ROUND([.D989])" office:value-type="float" office:value="147500">
            <text:p>147500</text:p>
          </table:table-cell>
          <table:table-cell table:formula="of:=([.$C$8]-([.E989]*[.$C$4]))" office:value-type="float" office:value="74.9399038461538">
            <text:p>74.9399038461538</text:p>
          </table:table-cell>
          <table:table-cell table:formula="of:=SQRT(ABS([.$D$2]^2-[.F989]^2))" office:value-type="float" office:value="147.000036773904">
            <text:p>147.000036773904</text:p>
          </table:table-cell>
          <table:table-cell table:formula="of:=ABS([.B989]-[.G989])" office:value-type="float" office:value="0.000036773901598508">
            <text:p>0.000036773901598508</text:p>
          </table:table-cell>
          <table:table-cell table:number-columns-repeated="3"/>
        </table:table-row>
        <table:table-row table:style-name="ro2">
          <table:table-cell table:formula="of:=[.A989]+[.A$4]" office:value-type="float" office:value="294.300000000005">
            <text:p>294.300000000005</text:p>
          </table:table-cell>
          <table:table-cell table:formula="of:=[.A990]/([.$D$4]*2)" office:value-type="float" office:value="147.150000000003">
            <text:p>147.150000000003</text:p>
          </table:table-cell>
          <table:table-cell table:formula="of:=SQRT(ABS([.$D$2]^2-[.B990]^2))" office:value-type="float" office:value="74.6450098800931">
            <text:p>74.6450098800931</text:p>
          </table:table-cell>
          <table:table-cell table:formula="of:=([.$C$10]-[.C990])*[.$B$4]" office:value-type="float" office:value="147982.864276532">
            <text:p>147982.864276532</text:p>
          </table:table-cell>
          <table:table-cell table:formula="of:=ROUND([.D990])" office:value-type="float" office:value="147983">
            <text:p>147983</text:p>
          </table:table-cell>
          <table:table-cell table:formula="of:=([.$C$8]-([.E990]*[.$C$4]))" office:value-type="float" office:value="74.6449951923077">
            <text:p>74.6449951923077</text:p>
          </table:table-cell>
          <table:table-cell table:formula="of:=SQRT(ABS([.$D$2]^2-[.F990]^2))" office:value-type="float" office:value="147.150007450698">
            <text:p>147.150007450698</text:p>
          </table:table-cell>
          <table:table-cell table:formula="of:=ABS([.B990]-[.G990])" office:value-type="float" office:value="0.00000745069490903916">
            <text:p>0.00000745069490903916</text:p>
          </table:table-cell>
          <table:table-cell table:number-columns-repeated="3"/>
        </table:table-row>
        <table:table-row table:style-name="ro2">
          <table:table-cell table:formula="of:=[.A990]+[.A$4]" office:value-type="float" office:value="294.600000000005">
            <text:p>294.600000000005</text:p>
          </table:table-cell>
          <table:table-cell table:formula="of:=[.A991]/([.$D$4]*2)" office:value-type="float" office:value="147.300000000003">
            <text:p>147.300000000003</text:p>
          </table:table-cell>
          <table:table-cell table:formula="of:=SQRT(ABS([.$D$2]^2-[.B991]^2))" office:value-type="float" office:value="74.3485709344786">
            <text:p>74.3485709344786</text:p>
          </table:table-cell>
          <table:table-cell table:formula="of:=([.$C$10]-[.C991])*[.$B$4]" office:value-type="float" office:value="148468.37058116">
            <text:p>148468.37058116</text:p>
          </table:table-cell>
          <table:table-cell table:formula="of:=ROUND([.D991])" office:value-type="float" office:value="148468">
            <text:p>148468</text:p>
          </table:table-cell>
          <table:table-cell table:formula="of:=([.$C$8]-([.E991]*[.$C$4]))" office:value-type="float" office:value="74.3488653846154">
            <text:p>74.3488653846154</text:p>
          </table:table-cell>
          <table:table-cell table:formula="of:=SQRT(ABS([.$D$2]^2-[.F991]^2))" office:value-type="float" office:value="147.299851378134">
            <text:p>147.299851378134</text:p>
          </table:table-cell>
          <table:table-cell table:formula="of:=ABS([.B991]-[.G991])" office:value-type="float" office:value="0.000148621868788723">
            <text:p>0.000148621868788723</text:p>
          </table:table-cell>
          <table:table-cell table:number-columns-repeated="3"/>
        </table:table-row>
        <table:table-row table:style-name="ro2">
          <table:table-cell table:formula="of:=[.A991]+[.A$4]" office:value-type="float" office:value="294.900000000005">
            <text:p>294.900000000005</text:p>
          </table:table-cell>
          <table:table-cell table:formula="of:=[.A992]/([.$D$4]*2)" office:value-type="float" office:value="147.450000000003">
            <text:p>147.450000000003</text:p>
          </table:table-cell>
          <table:table-cell table:formula="of:=SQRT(ABS([.$D$2]^2-[.B992]^2))" office:value-type="float" office:value="74.0506414556903">
            <text:p>74.0506414556903</text:p>
          </table:table-cell>
          <table:table-cell table:formula="of:=([.$C$10]-[.C992])*[.$B$4]" office:value-type="float" office:value="148956.318073979">
            <text:p>148956.318073979</text:p>
          </table:table-cell>
          <table:table-cell table:formula="of:=ROUND([.D992])" office:value-type="float" office:value="148956">
            <text:p>148956</text:p>
          </table:table-cell>
          <table:table-cell table:formula="of:=([.$C$8]-([.E992]*[.$C$4]))" office:value-type="float" office:value="74.0509038461538">
            <text:p>74.0509038461538</text:p>
          </table:table-cell>
          <table:table-cell table:formula="of:=SQRT(ABS([.$D$2]^2-[.F992]^2))" office:value-type="float" office:value="147.449868224993">
            <text:p>147.449868224993</text:p>
          </table:table-cell>
          <table:table-cell table:formula="of:=ABS([.B992]-[.G992])" office:value-type="float" office:value="0.000131775010117963">
            <text:p>0.000131775010117963</text:p>
          </table:table-cell>
          <table:table-cell table:number-columns-repeated="3"/>
        </table:table-row>
        <table:table-row table:style-name="ro2">
          <table:table-cell table:formula="of:=[.A992]+[.A$4]" office:value-type="float" office:value="295.200000000005">
            <text:p>295.200000000005</text:p>
          </table:table-cell>
          <table:table-cell table:formula="of:=[.A993]/([.$D$4]*2)" office:value-type="float" office:value="147.600000000003">
            <text:p>147.600000000003</text:p>
          </table:table-cell>
          <table:table-cell table:formula="of:=SQRT(ABS([.$D$2]^2-[.B993]^2))" office:value-type="float" office:value="73.7512033800073">
            <text:p>73.7512033800073</text:p>
          </table:table-cell>
          <table:table-cell table:formula="of:=([.$C$10]-[.C993])*[.$B$4]" office:value-type="float" office:value="149446.736339664">
            <text:p>149446.736339664</text:p>
          </table:table-cell>
          <table:table-cell table:formula="of:=ROUND([.D993])" office:value-type="float" office:value="149447">
            <text:p>149447</text:p>
          </table:table-cell>
          <table:table-cell table:formula="of:=([.$C$8]-([.E993]*[.$C$4]))" office:value-type="float" office:value="73.7511105769231">
            <text:p>73.7511105769231</text:p>
          </table:table-cell>
          <table:table-cell table:formula="of:=SQRT(ABS([.$D$2]^2-[.F993]^2))" office:value-type="float" office:value="147.600046370828">
            <text:p>147.600046370828</text:p>
          </table:table-cell>
          <table:table-cell table:formula="of:=ABS([.B993]-[.G993])" office:value-type="float" office:value="0.0000463708249185402">
            <text:p>0.0000463708249185402</text:p>
          </table:table-cell>
          <table:table-cell table:number-columns-repeated="3"/>
        </table:table-row>
        <table:table-row table:style-name="ro2">
          <table:table-cell table:formula="of:=[.A993]+[.A$4]" office:value-type="float" office:value="295.500000000005">
            <text:p>295.500000000005</text:p>
          </table:table-cell>
          <table:table-cell table:formula="of:=[.A994]/([.$D$4]*2)" office:value-type="float" office:value="147.750000000003">
            <text:p>147.750000000003</text:p>
          </table:table-cell>
          <table:table-cell table:formula="of:=SQRT(ABS([.$D$2]^2-[.B994]^2))" office:value-type="float" office:value="73.450238256926">
            <text:p>73.450238256926</text:p>
          </table:table-cell>
          <table:table-cell table:formula="of:=([.$C$10]-[.C994])*[.$B$4]" office:value-type="float" office:value="149939.655596364">
            <text:p>149939.655596364</text:p>
          </table:table-cell>
          <table:table-cell table:formula="of:=ROUND([.D994])" office:value-type="float" office:value="149940">
            <text:p>149940</text:p>
          </table:table-cell>
          <table:table-cell table:formula="of:=([.$C$8]-([.E994]*[.$C$4]))" office:value-type="float" office:value="73.4500961538461">
            <text:p>73.4500961538461</text:p>
          </table:table-cell>
          <table:table-cell table:formula="of:=SQRT(ABS([.$D$2]^2-[.F994]^2))" office:value-type="float" office:value="147.75007064293">
            <text:p>147.75007064293</text:p>
          </table:table-cell>
          <table:table-cell table:formula="of:=ABS([.B994]-[.G994])" office:value-type="float" office:value="0.0000706429270849185">
            <text:p>0.0000706429270849185</text:p>
          </table:table-cell>
          <table:table-cell table:number-columns-repeated="3"/>
        </table:table-row>
        <table:table-row table:style-name="ro2">
          <table:table-cell table:formula="of:=[.A994]+[.A$4]" office:value-type="float" office:value="295.800000000005">
            <text:p>295.800000000005</text:p>
          </table:table-cell>
          <table:table-cell table:formula="of:=[.A995]/([.$D$4]*2)" office:value-type="float" office:value="147.900000000003">
            <text:p>147.900000000003</text:p>
          </table:table-cell>
          <table:table-cell table:formula="of:=SQRT(ABS([.$D$2]^2-[.B995]^2))" office:value-type="float" office:value="73.1477272374145">
            <text:p>73.1477272374145</text:p>
          </table:table-cell>
          <table:table-cell table:formula="of:=([.$C$10]-[.C995])*[.$B$4]" office:value-type="float" office:value="150435.106714934">
            <text:p>150435.106714934</text:p>
          </table:table-cell>
          <table:table-cell table:formula="of:=ROUND([.D995])" office:value-type="float" office:value="150435">
            <text:p>150435</text:p>
          </table:table-cell>
          <table:table-cell table:formula="of:=([.$C$8]-([.E995]*[.$C$4]))" office:value-type="float" office:value="73.1478605769231">
            <text:p>73.1478605769231</text:p>
          </table:table-cell>
          <table:table-cell table:formula="of:=SQRT(ABS([.$D$2]^2-[.F995]^2))" office:value-type="float" office:value="147.899934053464">
            <text:p>147.899934053464</text:p>
          </table:table-cell>
          <table:table-cell table:formula="of:=ABS([.B995]-[.G995])" office:value-type="float" office:value="0.0000659465386547708">
            <text:p>0.0000659465386547708</text:p>
          </table:table-cell>
          <table:table-cell table:number-columns-repeated="3"/>
        </table:table-row>
        <table:table-row table:style-name="ro2">
          <table:table-cell table:formula="of:=[.A995]+[.A$4]" office:value-type="float" office:value="296.100000000005">
            <text:p>296.100000000005</text:p>
          </table:table-cell>
          <table:table-cell table:formula="of:=[.A996]/([.$D$4]*2)" office:value-type="float" office:value="148.050000000003">
            <text:p>148.050000000003</text:p>
          </table:table-cell>
          <table:table-cell table:formula="of:=SQRT(ABS([.$D$2]^2-[.B996]^2))" office:value-type="float" office:value="72.8436510617033">
            <text:p>72.8436510617033</text:p>
          </table:table-cell>
          <table:table-cell table:formula="of:=([.$C$10]-[.C996])*[.$B$4]" office:value-type="float" office:value="150933.121238934">
            <text:p>150933.121238934</text:p>
          </table:table-cell>
          <table:table-cell table:formula="of:=ROUND([.D996])" office:value-type="float" office:value="150933">
            <text:p>150933</text:p>
          </table:table-cell>
          <table:table-cell table:formula="of:=([.$C$8]-([.E996]*[.$C$4]))" office:value-type="float" office:value="72.8437932692308">
            <text:p>72.8437932692308</text:p>
          </table:table-cell>
          <table:table-cell table:formula="of:=SQRT(ABS([.$D$2]^2-[.F996]^2))" office:value-type="float" office:value="148.049930030884">
            <text:p>148.049930030884</text:p>
          </table:table-cell>
          <table:table-cell table:formula="of:=ABS([.B996]-[.G996])" office:value-type="float" office:value="0.0000699691190106932">
            <text:p>0.0000699691190106932</text:p>
          </table:table-cell>
          <table:table-cell table:number-columns-repeated="3"/>
        </table:table-row>
        <table:table-row table:style-name="ro2">
          <table:table-cell table:formula="of:=[.A996]+[.A$4]" office:value-type="float" office:value="296.400000000005">
            <text:p>296.400000000005</text:p>
          </table:table-cell>
          <table:table-cell table:formula="of:=[.A997]/([.$D$4]*2)" office:value-type="float" office:value="148.200000000003">
            <text:p>148.200000000003</text:p>
          </table:table-cell>
          <table:table-cell table:formula="of:=SQRT(ABS([.$D$2]^2-[.B997]^2))" office:value-type="float" office:value="72.53799004659">
            <text:p>72.53799004659</text:p>
          </table:table-cell>
          <table:table-cell table:formula="of:=([.$C$10]-[.C997])*[.$B$4]" office:value-type="float" office:value="151433.731405419">
            <text:p>151433.731405419</text:p>
          </table:table-cell>
          <table:table-cell table:formula="of:=ROUND([.D997])" office:value-type="float" office:value="151434">
            <text:p>151434</text:p>
          </table:table-cell>
          <table:table-cell table:formula="of:=([.$C$8]-([.E997]*[.$C$4]))" office:value-type="float" office:value="72.5378942307692">
            <text:p>72.5378942307692</text:p>
          </table:table-cell>
          <table:table-cell table:formula="of:=SQRT(ABS([.$D$2]^2-[.F997]^2))" office:value-type="float" office:value="148.200046897988">
            <text:p>148.200046897988</text:p>
          </table:table-cell>
          <table:table-cell table:formula="of:=ABS([.B997]-[.G997])" office:value-type="float" office:value="0.0000468979849017615">
            <text:p>0.0000468979849017615</text:p>
          </table:table-cell>
          <table:table-cell table:number-columns-repeated="3"/>
        </table:table-row>
        <table:table-row table:style-name="ro2">
          <table:table-cell table:formula="of:=[.A997]+[.A$4]" office:value-type="float" office:value="296.700000000006">
            <text:p>296.700000000006</text:p>
          </table:table-cell>
          <table:table-cell table:formula="of:=[.A998]/([.$D$4]*2)" office:value-type="float" office:value="148.350000000003">
            <text:p>148.350000000003</text:p>
          </table:table-cell>
          <table:table-cell table:formula="of:=SQRT(ABS([.$D$2]^2-[.B998]^2))" office:value-type="float" office:value="72.2307240722339">
            <text:p>72.2307240722339</text:p>
          </table:table-cell>
          <table:table-cell table:formula="of:=([.$C$10]-[.C998])*[.$B$4]" office:value-type="float" office:value="151936.970166569">
            <text:p>151936.970166569</text:p>
          </table:table-cell>
          <table:table-cell table:formula="of:=ROUND([.D998])" office:value-type="float" office:value="151937">
            <text:p>151937</text:p>
          </table:table-cell>
          <table:table-cell table:formula="of:=([.$C$8]-([.E998]*[.$C$4]))" office:value-type="float" office:value="72.2307740384615">
            <text:p>72.2307740384615</text:p>
          </table:table-cell>
          <table:table-cell table:formula="of:=SQRT(ABS([.$D$2]^2-[.F998]^2))" office:value-type="float" office:value="148.349975671736">
            <text:p>148.349975671736</text:p>
          </table:table-cell>
          <table:table-cell table:formula="of:=ABS([.B998]-[.G998])" office:value-type="float" office:value="0.0000243282665906008">
            <text:p>0.0000243282665906008</text:p>
          </table:table-cell>
          <table:table-cell table:number-columns-repeated="3"/>
        </table:table-row>
        <table:table-row table:style-name="ro2">
          <table:table-cell table:formula="of:=[.A998]+[.A$4]" office:value-type="float" office:value="297.000000000006">
            <text:p>297.000000000006</text:p>
          </table:table-cell>
          <table:table-cell table:formula="of:=[.A999]/([.$D$4]*2)" office:value-type="float" office:value="148.500000000003">
            <text:p>148.500000000003</text:p>
          </table:table-cell>
          <table:table-cell table:formula="of:=SQRT(ABS([.$D$2]^2-[.B999]^2))" office:value-type="float" office:value="71.9218325684154">
            <text:p>71.9218325684154</text:p>
          </table:table-cell>
          <table:table-cell table:formula="of:=([.$C$10]-[.C999])*[.$B$4]" office:value-type="float" office:value="152442.871212193">
            <text:p>152442.871212193</text:p>
          </table:table-cell>
          <table:table-cell table:formula="of:=ROUND([.D999])" office:value-type="float" office:value="152443">
            <text:p>152443</text:p>
          </table:table-cell>
          <table:table-cell table:formula="of:=([.$C$8]-([.E999]*[.$C$4]))" office:value-type="float" office:value="71.9218221153846">
            <text:p>71.9218221153846</text:p>
          </table:table-cell>
          <table:table-cell table:formula="of:=SQRT(ABS([.$D$2]^2-[.F999]^2))" office:value-type="float" office:value="148.500005062636">
            <text:p>148.500005062636</text:p>
          </table:table-cell>
          <table:table-cell table:formula="of:=ABS([.B999]-[.G999])" office:value-type="float" office:value="0.00000506263342003876">
            <text:p>0.00000506263342003876</text:p>
          </table:table-cell>
          <table:table-cell table:number-columns-repeated="3"/>
        </table:table-row>
        <table:table-row table:style-name="ro2">
          <table:table-cell table:formula="of:=[.A999]+[.A$4]" office:value-type="float" office:value="297.300000000006">
            <text:p>297.300000000006</text:p>
          </table:table-cell>
          <table:table-cell table:formula="of:=[.A1000]/([.$D$4]*2)" office:value-type="float" office:value="148.650000000003">
            <text:p>148.650000000003</text:p>
          </table:table-cell>
          <table:table-cell table:formula="of:=SQRT(ABS([.$D$2]^2-[.B1000]^2))" office:value-type="float" office:value="71.6112945002335">
            <text:p>71.6112945002335</text:p>
          </table:table-cell>
          <table:table-cell table:formula="of:=([.$C$10]-[.C1000])*[.$B$4]" office:value-type="float" office:value="152951.468993152">
            <text:p>152951.468993152</text:p>
          </table:table-cell>
          <table:table-cell table:formula="of:=ROUND([.D1000])" office:value-type="float" office:value="152951">
            <text:p>152951</text:p>
          </table:table-cell>
          <table:table-cell table:formula="of:=([.$C$8]-([.E1000]*[.$C$4]))" office:value-type="float" office:value="71.6116490384615">
            <text:p>71.6116490384615</text:p>
          </table:table-cell>
          <table:table-cell table:formula="of:=SQRT(ABS([.$D$2]^2-[.F1000]^2))" office:value-type="float" office:value="148.649829202701">
            <text:p>148.649829202701</text:p>
          </table:table-cell>
          <table:table-cell table:formula="of:=ABS([.B1000]-[.G1000])" office:value-type="float" office:value="0.000170797301649372">
            <text:p>0.000170797301649372</text:p>
          </table:table-cell>
          <table:table-cell table:number-columns-repeated="3"/>
        </table:table-row>
        <table:table-row table:style-name="ro2">
          <table:table-cell table:formula="of:=[.A1000]+[.A$4]" office:value-type="float" office:value="297.600000000006">
            <text:p>297.600000000006</text:p>
          </table:table-cell>
          <table:table-cell table:formula="of:=[.A1001]/([.$D$4]*2)" office:value-type="float" office:value="148.800000000003">
            <text:p>148.800000000003</text:p>
          </table:table-cell>
          <table:table-cell table:formula="of:=SQRT(ABS([.$D$2]^2-[.B1001]^2))" office:value-type="float" office:value="71.2990883532123">
            <text:p>71.2990883532123</text:p>
          </table:table-cell>
          <table:table-cell table:formula="of:=([.$C$10]-[.C1001])*[.$B$4]" office:value-type="float" office:value="153462.798745754">
            <text:p>153462.798745754</text:p>
          </table:table-cell>
          <table:table-cell table:formula="of:=ROUND([.D1001])" office:value-type="float" office:value="153463">
            <text:p>153463</text:p>
          </table:table-cell>
          <table:table-cell table:formula="of:=([.$C$8]-([.E1001]*[.$C$4]))" office:value-type="float" office:value="71.2990336538462">
            <text:p>71.2990336538462</text:p>
          </table:table-cell>
          <table:table-cell table:formula="of:=SQRT(ABS([.$D$2]^2-[.F1001]^2))" office:value-type="float" office:value="148.800026209768">
            <text:p>148.800026209768</text:p>
          </table:table-cell>
          <table:table-cell table:formula="of:=ABS([.B1001]-[.G1001])" office:value-type="float" office:value="0.0000262097654797344">
            <text:p>0.0000262097654797344</text:p>
          </table:table-cell>
          <table:table-cell table:number-columns-repeated="3"/>
        </table:table-row>
        <table:table-row table:style-name="ro2">
          <table:table-cell table:formula="of:=[.A1001]+[.A$4]" office:value-type="float" office:value="297.900000000006">
            <text:p>297.900000000006</text:p>
          </table:table-cell>
          <table:table-cell table:formula="of:=[.A1002]/([.$D$4]*2)" office:value-type="float" office:value="148.950000000003">
            <text:p>148.950000000003</text:p>
          </table:table-cell>
          <table:table-cell table:formula="of:=SQRT(ABS([.$D$2]^2-[.B1002]^2))" office:value-type="float" office:value="70.9851921177873">
            <text:p>70.9851921177873</text:p>
          </table:table-cell>
          <table:table-cell table:formula="of:=([.$C$10]-[.C1002])*[.$B$4]" office:value-type="float" office:value="153976.896517159">
            <text:p>153976.896517159</text:p>
          </table:table-cell>
          <table:table-cell table:formula="of:=ROUND([.D1002])" office:value-type="float" office:value="153977">
            <text:p>153977</text:p>
          </table:table-cell>
          <table:table-cell table:formula="of:=([.$C$8]-([.E1002]*[.$C$4]))" office:value-type="float" office:value="70.9851971153846">
            <text:p>70.9851971153846</text:p>
          </table:table-cell>
          <table:table-cell table:formula="of:=SQRT(ABS([.$D$2]^2-[.F1002]^2))" office:value-type="float" office:value="148.949997618295">
            <text:p>148.949997618295</text:p>
          </table:table-cell>
          <table:table-cell table:formula="of:=ABS([.B1002]-[.G1002])" office:value-type="float" office:value="0.00000238170810007432">
            <text:p>0.00000238170810007432</text:p>
          </table:table-cell>
          <table:table-cell table:number-columns-repeated="3"/>
        </table:table-row>
        <table:table-row table:style-name="ro2">
          <table:table-cell table:formula="of:=[.A1002]+[.A$4]" office:value-type="float" office:value="298.200000000006">
            <text:p>298.200000000006</text:p>
          </table:table-cell>
          <table:table-cell table:formula="of:=[.A1003]/([.$D$4]*2)" office:value-type="float" office:value="149.100000000003">
            <text:p>149.100000000003</text:p>
          </table:table-cell>
          <table:table-cell table:formula="of:=SQRT(ABS([.$D$2]^2-[.B1003]^2))" office:value-type="float" office:value="70.6695832731393">
            <text:p>70.6695832731393</text:p>
          </table:table-cell>
          <table:table-cell table:formula="of:=([.$C$10]-[.C1003])*[.$B$4]" office:value-type="float" office:value="154493.799191858">
            <text:p>154493.799191858</text:p>
          </table:table-cell>
          <table:table-cell table:formula="of:=ROUND([.D1003])" office:value-type="float" office:value="154494">
            <text:p>154494</text:p>
          </table:table-cell>
          <table:table-cell table:formula="of:=([.$C$8]-([.E1003]*[.$C$4]))" office:value-type="float" office:value="70.6695288461538">
            <text:p>70.6695288461538</text:p>
          </table:table-cell>
          <table:table-cell table:formula="of:=SQRT(ABS([.$D$2]^2-[.F1003]^2))" office:value-type="float" office:value="149.100025796988">
            <text:p>149.100025796988</text:p>
          </table:table-cell>
          <table:table-cell table:formula="of:=ABS([.B1003]-[.G1003])" office:value-type="float" office:value="0.000025796985710258">
            <text:p>0.000025796985710258</text:p>
          </table:table-cell>
          <table:table-cell table:number-columns-repeated="3"/>
        </table:table-row>
        <table:table-row table:style-name="ro2">
          <table:table-cell table:formula="of:=[.A1003]+[.A$4]" office:value-type="float" office:value="298.500000000006">
            <text:p>298.500000000006</text:p>
          </table:table-cell>
          <table:table-cell table:formula="of:=[.A1004]/([.$D$4]*2)" office:value-type="float" office:value="149.250000000003">
            <text:p>149.250000000003</text:p>
          </table:table-cell>
          <table:table-cell table:formula="of:=SQRT(ABS([.$D$2]^2-[.B1004]^2))" office:value-type="float" office:value="70.3522387703417">
            <text:p>70.3522387703417</text:p>
          </table:table-cell>
          <table:table-cell table:formula="of:=([.$C$10]-[.C1004])*[.$B$4]" office:value-type="float" office:value="155013.544519274">
            <text:p>155013.544519274</text:p>
          </table:table-cell>
          <table:table-cell table:formula="of:=ROUND([.D1004])" office:value-type="float" office:value="155014">
            <text:p>155014</text:p>
          </table:table-cell>
          <table:table-cell table:formula="of:=([.$C$8]-([.E1004]*[.$C$4]))" office:value-type="float" office:value="70.3520288461538">
            <text:p>70.3520288461538</text:p>
          </table:table-cell>
          <table:table-cell table:formula="of:=SQRT(ABS([.$D$2]^2-[.F1004]^2))" office:value-type="float" office:value="149.250098952161">
            <text:p>149.250098952161</text:p>
          </table:table-cell>
          <table:table-cell table:formula="of:=ABS([.B1004]-[.G1004])" office:value-type="float" office:value="0.0000989521585097464">
            <text:p>0.0000989521585097464</text:p>
          </table:table-cell>
          <table:table-cell table:number-columns-repeated="3"/>
        </table:table-row>
        <table:table-row table:style-name="ro2">
          <table:table-cell table:formula="of:=[.A1004]+[.A$4]" office:value-type="float" office:value="298.800000000006">
            <text:p>298.800000000006</text:p>
          </table:table-cell>
          <table:table-cell table:formula="of:=[.A1005]/([.$D$4]*2)" office:value-type="float" office:value="149.400000000003">
            <text:p>149.400000000003</text:p>
          </table:table-cell>
          <table:table-cell table:formula="of:=SQRT(ABS([.$D$2]^2-[.B1005]^2))" office:value-type="float" office:value="70.0331350147854">
            <text:p>70.0331350147854</text:p>
          </table:table-cell>
          <table:table-cell table:formula="of:=([.$C$10]-[.C1005])*[.$B$4]" office:value-type="float" office:value="155536.171142547">
            <text:p>155536.171142547</text:p>
          </table:table-cell>
          <table:table-cell table:formula="of:=ROUND([.D1005])" office:value-type="float" office:value="155536">
            <text:p>155536</text:p>
          </table:table-cell>
          <table:table-cell table:formula="of:=([.$C$8]-([.E1005]*[.$C$4]))" office:value-type="float" office:value="70.0333076923077">
            <text:p>70.0333076923077</text:p>
          </table:table-cell>
          <table:table-cell table:formula="of:=SQRT(ABS([.$D$2]^2-[.F1005]^2))" office:value-type="float" office:value="149.399919055114">
            <text:p>149.399919055114</text:p>
          </table:table-cell>
          <table:table-cell table:formula="of:=ABS([.B1005]-[.G1005])" office:value-type="float" office:value="0.0000809448889924624">
            <text:p>0.0000809448889924624</text:p>
          </table:table-cell>
          <table:table-cell table:number-columns-repeated="3"/>
        </table:table-row>
        <table:table-row table:style-name="ro2">
          <table:table-cell table:formula="of:=[.A1005]+[.A$4]" office:value-type="float" office:value="299.100000000006">
            <text:p>299.100000000006</text:p>
          </table:table-cell>
          <table:table-cell table:formula="of:=[.A1006]/([.$D$4]*2)" office:value-type="float" office:value="149.550000000003">
            <text:p>149.550000000003</text:p>
          </table:table-cell>
          <table:table-cell table:formula="of:=SQRT(ABS([.$D$2]^2-[.B1006]^2))" office:value-type="float" office:value="69.7122478478435">
            <text:p>69.7122478478435</text:p>
          </table:table-cell>
          <table:table-cell table:formula="of:=([.$C$10]-[.C1006])*[.$B$4]" office:value-type="float" office:value="156061.718628562">
            <text:p>156061.718628562</text:p>
          </table:table-cell>
          <table:table-cell table:formula="of:=ROUND([.D1006])" office:value-type="float" office:value="156062">
            <text:p>156062</text:p>
          </table:table-cell>
          <table:table-cell table:formula="of:=([.$C$8]-([.E1006]*[.$C$4]))" office:value-type="float" office:value="69.7121442307692">
            <text:p>69.7121442307692</text:p>
          </table:table-cell>
          <table:table-cell table:formula="of:=SQRT(ABS([.$D$2]^2-[.F1006]^2))" office:value-type="float" office:value="149.550048300723">
            <text:p>149.550048300723</text:p>
          </table:table-cell>
          <table:table-cell table:formula="of:=ABS([.B1006]-[.G1006])" office:value-type="float" office:value="0.0000483007196976359">
            <text:p>0.0000483007196976359</text:p>
          </table:table-cell>
          <table:table-cell table:number-columns-repeated="3"/>
        </table:table-row>
        <table:table-row table:style-name="ro2">
          <table:table-cell table:formula="of:=[.A1006]+[.A$4]" office:value-type="float" office:value="299.400000000006">
            <text:p>299.400000000006</text:p>
          </table:table-cell>
          <table:table-cell table:formula="of:=[.A1007]/([.$D$4]*2)" office:value-type="float" office:value="149.700000000003">
            <text:p>149.700000000003</text:p>
          </table:table-cell>
          <table:table-cell table:formula="of:=SQRT(ABS([.$D$2]^2-[.B1007]^2))" office:value-type="float" office:value="69.389552527734">
            <text:p>69.389552527734</text:p>
          </table:table-cell>
          <table:table-cell table:formula="of:=([.$C$10]-[.C1007])*[.$B$4]" office:value-type="float" office:value="156590.227499293">
            <text:p>156590.227499293</text:p>
          </table:table-cell>
          <table:table-cell table:formula="of:=ROUND([.D1007])" office:value-type="float" office:value="156590">
            <text:p>156590</text:p>
          </table:table-cell>
          <table:table-cell table:formula="of:=([.$C$8]-([.E1007]*[.$C$4]))" office:value-type="float" office:value="69.3897596153846">
            <text:p>69.3897596153846</text:p>
          </table:table-cell>
          <table:table-cell table:formula="of:=SQRT(ABS([.$D$2]^2-[.F1007]^2))" office:value-type="float" office:value="149.699904009719">
            <text:p>149.699904009719</text:p>
          </table:table-cell>
          <table:table-cell table:formula="of:=ABS([.B1007]-[.G1007])" office:value-type="float" office:value="0.0000959902835973026">
            <text:p>0.0000959902835973026</text:p>
          </table:table-cell>
          <table:table-cell table:number-columns-repeated="3"/>
        </table:table-row>
        <table:table-row table:style-name="ro2">
          <table:table-cell table:formula="of:=[.A1007]+[.A$4]" office:value-type="float" office:value="299.700000000006">
            <text:p>299.700000000006</text:p>
          </table:table-cell>
          <table:table-cell table:formula="of:=[.A1008]/([.$D$4]*2)" office:value-type="float" office:value="149.850000000003">
            <text:p>149.850000000003</text:p>
          </table:table-cell>
          <table:table-cell table:formula="of:=SQRT(ABS([.$D$2]^2-[.B1008]^2))" office:value-type="float" office:value="69.0650237095388">
            <text:p>69.0650237095388</text:p>
          </table:table-cell>
          <table:table-cell table:formula="of:=([.$C$10]-[.C1008])*[.$B$4]" office:value-type="float" office:value="157121.739264526">
            <text:p>157121.739264526</text:p>
          </table:table-cell>
          <table:table-cell table:formula="of:=ROUND([.D1008])" office:value-type="float" office:value="157122">
            <text:p>157122</text:p>
          </table:table-cell>
          <table:table-cell table:formula="of:=([.$C$8]-([.E1008]*[.$C$4]))" office:value-type="float" office:value="69.0649326923077">
            <text:p>69.0649326923077</text:p>
          </table:table-cell>
          <table:table-cell table:formula="of:=SQRT(ABS([.$D$2]^2-[.F1008]^2))" office:value-type="float" office:value="149.8500419493">
            <text:p>149.8500419493</text:p>
          </table:table-cell>
          <table:table-cell table:formula="of:=ABS([.B1008]-[.G1008])" office:value-type="float" office:value="0.0000419492973264823">
            <text:p>0.0000419492973264823</text:p>
          </table:table-cell>
          <table:table-cell table:number-columns-repeated="3"/>
        </table:table-row>
        <table:table-row table:style-name="ro2">
          <table:table-cell table:formula="of:=[.A1008]+[.A$4]" office:value-type="float" office:value="300.000000000006">
            <text:p>300.000000000006</text:p>
          </table:table-cell>
          <table:table-cell table:formula="of:=[.A1009]/([.$D$4]*2)" office:value-type="float" office:value="150.000000000003">
            <text:p>150.000000000003</text:p>
          </table:table-cell>
          <table:table-cell table:formula="of:=SQRT(ABS([.$D$2]^2-[.B1009]^2))" office:value-type="float" office:value="68.7386354243315">
            <text:p>68.7386354243315</text:p>
          </table:table-cell>
          <table:table-cell table:formula="of:=([.$C$10]-[.C1009])*[.$B$4]" office:value-type="float" office:value="157656.296456047">
            <text:p>157656.296456047</text:p>
          </table:table-cell>
          <table:table-cell table:formula="of:=ROUND([.D1009])" office:value-type="float" office:value="157656">
            <text:p>157656</text:p>
          </table:table-cell>
          <table:table-cell table:formula="of:=([.$C$8]-([.E1009]*[.$C$4]))" office:value-type="float" office:value="68.7388846153846">
            <text:p>68.7388846153846</text:p>
          </table:table-cell>
          <table:table-cell table:formula="of:=SQRT(ABS([.$D$2]^2-[.F1009]^2))" office:value-type="float" office:value="149.999885806066">
            <text:p>149.999885806066</text:p>
          </table:table-cell>
          <table:table-cell table:formula="of:=ABS([.B1009]-[.G1009])" office:value-type="float" office:value="0.00011419393680967">
            <text:p>0.00011419393680967</text:p>
          </table:table-cell>
          <table:table-cell table:number-columns-repeated="3"/>
        </table:table-row>
        <table:table-row table:style-name="ro2">
          <table:table-cell table:formula="of:=[.A1009]+[.A$4]" office:value-type="float" office:value="300.300000000006">
            <text:p>300.300000000006</text:p>
          </table:table-cell>
          <table:table-cell table:formula="of:=[.A1010]/([.$D$4]*2)" office:value-type="float" office:value="150.150000000003">
            <text:p>150.150000000003</text:p>
          </table:table-cell>
          <table:table-cell table:formula="of:=SQRT(ABS([.$D$2]^2-[.B1010]^2))" office:value-type="float" office:value="68.4103610573658">
            <text:p>68.4103610573658</text:p>
          </table:table-cell>
          <table:table-cell table:formula="of:=([.$C$10]-[.C1010])*[.$B$4]" office:value-type="float" office:value="158193.942663361">
            <text:p>158193.942663361</text:p>
          </table:table-cell>
          <table:table-cell table:formula="of:=ROUND([.D1010])" office:value-type="float" office:value="158194">
            <text:p>158194</text:p>
          </table:table-cell>
          <table:table-cell table:formula="of:=([.$C$8]-([.E1010]*[.$C$4]))" office:value-type="float" office:value="68.4103942307692">
            <text:p>68.4103942307692</text:p>
          </table:table-cell>
          <table:table-cell table:formula="of:=SQRT(ABS([.$D$2]^2-[.F1010]^2))" office:value-type="float" office:value="150.149984885749">
            <text:p>150.149984885749</text:p>
          </table:table-cell>
          <table:table-cell table:formula="of:=ABS([.B1010]-[.G1010])" office:value-type="float" office:value="0.0000151142535287363">
            <text:p>0.0000151142535287363</text:p>
          </table:table-cell>
          <table:table-cell table:number-columns-repeated="3"/>
        </table:table-row>
        <table:table-row table:style-name="ro2">
          <table:table-cell table:formula="of:=[.A1010]+[.A$4]" office:value-type="float" office:value="300.600000000006">
            <text:p>300.600000000006</text:p>
          </table:table-cell>
          <table:table-cell table:formula="of:=[.A1011]/([.$D$4]*2)" office:value-type="float" office:value="150.300000000003">
            <text:p>150.300000000003</text:p>
          </table:table-cell>
          <table:table-cell table:formula="of:=SQRT(ABS([.$D$2]^2-[.B1011]^2))" office:value-type="float" office:value="68.0801733252726">
            <text:p>68.0801733252726</text:p>
          </table:table-cell>
          <table:table-cell table:formula="of:=([.$C$10]-[.C1011])*[.$B$4]" office:value-type="float" office:value="158734.722571041">
            <text:p>158734.722571041</text:p>
          </table:table-cell>
          <table:table-cell table:formula="of:=ROUND([.D1011])" office:value-type="float" office:value="158735">
            <text:p>158735</text:p>
          </table:table-cell>
          <table:table-cell table:formula="of:=([.$C$8]-([.E1011]*[.$C$4]))" office:value-type="float" office:value="68.0800721153846">
            <text:p>68.0800721153846</text:p>
          </table:table-cell>
          <table:table-cell table:formula="of:=SQRT(ABS([.$D$2]^2-[.F1011]^2))" office:value-type="float" office:value="150.300045844185">
            <text:p>150.300045844185</text:p>
          </table:table-cell>
          <table:table-cell table:formula="of:=ABS([.B1011]-[.G1011])" office:value-type="float" office:value="0.0000458441818977917">
            <text:p>0.0000458441818977917</text:p>
          </table:table-cell>
          <table:table-cell table:number-columns-repeated="3"/>
        </table:table-row>
        <table:table-row table:style-name="ro2">
          <table:table-cell table:formula="of:=[.A1011]+[.A$4]" office:value-type="float" office:value="300.900000000006">
            <text:p>300.900000000006</text:p>
          </table:table-cell>
          <table:table-cell table:formula="of:=[.A1012]/([.$D$4]*2)" office:value-type="float" office:value="150.450000000003">
            <text:p>150.450000000003</text:p>
          </table:table-cell>
          <table:table-cell table:formula="of:=SQRT(ABS([.$D$2]^2-[.B1012]^2))" office:value-type="float" office:value="67.7480442522081">
            <text:p>67.7480442522081</text:p>
          </table:table-cell>
          <table:table-cell table:formula="of:=([.$C$10]-[.C1012])*[.$B$4]" office:value-type="float" office:value="159278.681997792">
            <text:p>159278.681997792</text:p>
          </table:table-cell>
          <table:table-cell table:formula="of:=ROUND([.D1012])" office:value-type="float" office:value="159279">
            <text:p>159279</text:p>
          </table:table-cell>
          <table:table-cell table:formula="of:=([.$C$8]-([.E1012]*[.$C$4]))" office:value-type="float" office:value="67.7479182692308">
            <text:p>67.7479182692308</text:p>
          </table:table-cell>
          <table:table-cell table:formula="of:=SQRT(ABS([.$D$2]^2-[.F1012]^2))" office:value-type="float" office:value="150.450056730417">
            <text:p>150.450056730417</text:p>
          </table:table-cell>
          <table:table-cell table:formula="of:=ABS([.B1012]-[.G1012])" office:value-type="float" office:value="0.0000567304139451608">
            <text:p>0.0000567304139451608</text:p>
          </table:table-cell>
          <table:table-cell table:number-columns-repeated="3"/>
        </table:table-row>
        <table:table-row table:style-name="ro2">
          <table:table-cell table:formula="of:=[.A1012]+[.A$4]" office:value-type="float" office:value="301.200000000006">
            <text:p>301.200000000006</text:p>
          </table:table-cell>
          <table:table-cell table:formula="of:=[.A1013]/([.$D$4]*2)" office:value-type="float" office:value="150.600000000003">
            <text:p>150.600000000003</text:p>
          </table:table-cell>
          <table:table-cell table:formula="of:=SQRT(ABS([.$D$2]^2-[.B1013]^2))" office:value-type="float" office:value="67.4139451448967">
            <text:p>67.4139451448967</text:p>
          </table:table-cell>
          <table:table-cell table:formula="of:=([.$C$10]-[.C1013])*[.$B$4]" office:value-type="float" office:value="159825.867937326">
            <text:p>159825.867937326</text:p>
          </table:table-cell>
          <table:table-cell table:formula="of:=ROUND([.D1013])" office:value-type="float" office:value="159826">
            <text:p>159826</text:p>
          </table:table-cell>
          <table:table-cell table:formula="of:=([.$C$8]-([.E1013]*[.$C$4]))" office:value-type="float" office:value="67.4139326923077">
            <text:p>67.4139326923077</text:p>
          </table:table-cell>
          <table:table-cell table:formula="of:=SQRT(ABS([.$D$2]^2-[.F1013]^2))" office:value-type="float" office:value="150.600005574226">
            <text:p>150.600005574226</text:p>
          </table:table-cell>
          <table:table-cell table:formula="of:=ABS([.B1013]-[.G1013])" office:value-type="float" office:value="0.00000557422350766501">
            <text:p>0.00000557422350766501</text:p>
          </table:table-cell>
          <table:table-cell table:number-columns-repeated="3"/>
        </table:table-row>
        <table:table-row table:style-name="ro2">
          <table:table-cell table:formula="of:=[.A1013]+[.A$4]" office:value-type="float" office:value="301.500000000006">
            <text:p>301.500000000006</text:p>
          </table:table-cell>
          <table:table-cell table:formula="of:=[.A1014]/([.$D$4]*2)" office:value-type="float" office:value="150.750000000003">
            <text:p>150.750000000003</text:p>
          </table:table-cell>
          <table:table-cell table:formula="of:=SQRT(ABS([.$D$2]^2-[.B1014]^2))" office:value-type="float" office:value="67.0778465665017">
            <text:p>67.0778465665017</text:p>
          </table:table-cell>
          <table:table-cell table:formula="of:=([.$C$10]-[.C1014])*[.$B$4]" office:value-type="float" office:value="160376.328601154">
            <text:p>160376.328601154</text:p>
          </table:table-cell>
          <table:table-cell table:formula="of:=ROUND([.D1014])" office:value-type="float" office:value="160376">
            <text:p>160376</text:p>
          </table:table-cell>
          <table:table-cell table:formula="of:=([.$C$8]-([.E1014]*[.$C$4]))" office:value-type="float" office:value="67.0781153846154">
            <text:p>67.0781153846154</text:p>
          </table:table-cell>
          <table:table-cell table:formula="of:=SQRT(ABS([.$D$2]^2-[.F1014]^2))" office:value-type="float" office:value="150.749880386182">
            <text:p>150.749880386182</text:p>
          </table:table-cell>
          <table:table-cell table:formula="of:=ABS([.B1014]-[.G1014])" office:value-type="float" office:value="0.000119613820686482">
            <text:p>0.000119613820686482</text:p>
          </table:table-cell>
          <table:table-cell table:number-columns-repeated="3"/>
        </table:table-row>
        <table:table-row table:style-name="ro2">
          <table:table-cell table:formula="of:=[.A1014]+[.A$4]" office:value-type="float" office:value="301.800000000006">
            <text:p>301.800000000006</text:p>
          </table:table-cell>
          <table:table-cell table:formula="of:=[.A1015]/([.$D$4]*2)" office:value-type="float" office:value="150.900000000003">
            <text:p>150.900000000003</text:p>
          </table:table-cell>
          <table:table-cell table:formula="of:=SQRT(ABS([.$D$2]^2-[.B1015]^2))" office:value-type="float" office:value="66.7397183092583">
            <text:p>66.7397183092583</text:p>
          </table:table-cell>
          <table:table-cell table:formula="of:=([.$C$10]-[.C1015])*[.$B$4]" office:value-type="float" office:value="160930.113463411">
            <text:p>160930.113463411</text:p>
          </table:table-cell>
          <table:table-cell table:formula="of:=ROUND([.D1015])" office:value-type="float" office:value="160930">
            <text:p>160930</text:p>
          </table:table-cell>
          <table:table-cell table:formula="of:=([.$C$8]-([.E1015]*[.$C$4]))" office:value-type="float" office:value="66.7398557692308">
            <text:p>66.7398557692308</text:p>
          </table:table-cell>
          <table:table-cell table:formula="of:=SQRT(ABS([.$D$2]^2-[.F1015]^2))" office:value-type="float" office:value="150.899939204435">
            <text:p>150.899939204435</text:p>
          </table:table-cell>
          <table:table-cell table:formula="of:=ABS([.B1015]-[.G1015])" office:value-type="float" office:value="0.0000607955675491212">
            <text:p>0.0000607955675491212</text:p>
          </table:table-cell>
          <table:table-cell table:number-columns-repeated="3"/>
        </table:table-row>
        <table:table-row table:style-name="ro2">
          <table:table-cell table:formula="of:=[.A1015]+[.A$4]" office:value-type="float" office:value="302.100000000006">
            <text:p>302.100000000006</text:p>
          </table:table-cell>
          <table:table-cell table:formula="of:=[.A1016]/([.$D$4]*2)" office:value-type="float" office:value="151.050000000003">
            <text:p>151.050000000003</text:p>
          </table:table-cell>
          <table:table-cell table:formula="of:=SQRT(ABS([.$D$2]^2-[.B1016]^2))" office:value-type="float" office:value="66.3995293657955">
            <text:p>66.3995293657955</text:p>
          </table:table-cell>
          <table:table-cell table:formula="of:=([.$C$10]-[.C1016])*[.$B$4]" office:value-type="float" office:value="161487.273307822">
            <text:p>161487.273307822</text:p>
          </table:table-cell>
          <table:table-cell table:formula="of:=ROUND([.D1016])" office:value-type="float" office:value="161487">
            <text:p>161487</text:p>
          </table:table-cell>
          <table:table-cell table:formula="of:=([.$C$8]-([.E1016]*[.$C$4]))" office:value-type="float" office:value="66.3997644230769">
            <text:p>66.3997644230769</text:p>
          </table:table-cell>
          <table:table-cell table:formula="of:=SQRT(ABS([.$D$2]^2-[.F1016]^2))" office:value-type="float" office:value="151.049896671795">
            <text:p>151.049896671795</text:p>
          </table:table-cell>
          <table:table-cell table:formula="of:=ABS([.B1016]-[.G1016])" office:value-type="float" office:value="0.000103328208041376">
            <text:p>0.000103328208041376</text:p>
          </table:table-cell>
          <table:table-cell table:number-columns-repeated="3"/>
        </table:table-row>
        <table:table-row table:style-name="ro2">
          <table:table-cell table:formula="of:=[.A1016]+[.A$4]" office:value-type="float" office:value="302.400000000006">
            <text:p>302.400000000006</text:p>
          </table:table-cell>
          <table:table-cell table:formula="of:=[.A1017]/([.$D$4]*2)" office:value-type="float" office:value="151.200000000003">
            <text:p>151.200000000003</text:p>
          </table:table-cell>
          <table:table-cell table:formula="of:=SQRT(ABS([.$D$2]^2-[.B1017]^2))" office:value-type="float" office:value="66.0572478990696">
            <text:p>66.0572478990696</text:p>
          </table:table-cell>
          <table:table-cell table:formula="of:=([.$C$10]-[.C1017])*[.$B$4]" office:value-type="float" office:value="162047.860276948">
            <text:p>162047.860276948</text:p>
          </table:table-cell>
          <table:table-cell table:formula="of:=ROUND([.D1017])" office:value-type="float" office:value="162048">
            <text:p>162048</text:p>
          </table:table-cell>
          <table:table-cell table:formula="of:=([.$C$8]-([.E1017]*[.$C$4]))" office:value-type="float" office:value="66.0572307692308">
            <text:p>66.0572307692308</text:p>
          </table:table-cell>
          <table:table-cell table:formula="of:=SQRT(ABS([.$D$2]^2-[.F1017]^2))" office:value-type="float" office:value="151.200007483798">
            <text:p>151.200007483798</text:p>
          </table:table-cell>
          <table:table-cell table:formula="of:=ABS([.B1017]-[.G1017])" office:value-type="float" office:value="0.00000748379520132403">
            <text:p>0.00000748379520132403</text:p>
          </table:table-cell>
          <table:table-cell table:number-columns-repeated="3"/>
        </table:table-row>
        <table:table-row table:style-name="ro2">
          <table:table-cell table:formula="of:=[.A1017]+[.A$4]" office:value-type="float" office:value="302.700000000006">
            <text:p>302.700000000006</text:p>
          </table:table-cell>
          <table:table-cell table:formula="of:=[.A1018]/([.$D$4]*2)" office:value-type="float" office:value="151.350000000003">
            <text:p>151.350000000003</text:p>
          </table:table-cell>
          <table:table-cell table:formula="of:=SQRT(ABS([.$D$2]^2-[.B1018]^2))" office:value-type="float" office:value="65.7128412108253">
            <text:p>65.7128412108253</text:p>
          </table:table-cell>
          <table:table-cell table:formula="of:=([.$C$10]-[.C1018])*[.$B$4]" office:value-type="float" office:value="162611.927923837">
            <text:p>162611.927923837</text:p>
          </table:table-cell>
          <table:table-cell table:formula="of:=ROUND([.D1018])" office:value-type="float" office:value="162612">
            <text:p>162612</text:p>
          </table:table-cell>
          <table:table-cell table:formula="of:=([.$C$8]-([.E1018]*[.$C$4]))" office:value-type="float" office:value="65.7128653846154">
            <text:p>65.7128653846154</text:p>
          </table:table-cell>
          <table:table-cell table:formula="of:=SQRT(ABS([.$D$2]^2-[.F1018]^2))" office:value-type="float" office:value="151.349989504273">
            <text:p>151.349989504273</text:p>
          </table:table-cell>
          <table:table-cell table:formula="of:=ABS([.B1018]-[.G1018])" office:value-type="float" office:value="0.0000104957302937692">
            <text:p>0.0000104957302937692</text:p>
          </table:table-cell>
          <table:table-cell table:number-columns-repeated="3"/>
        </table:table-row>
        <table:table-row table:style-name="ro2">
          <table:table-cell table:formula="of:=[.A1018]+[.A$4]" office:value-type="float" office:value="303.000000000006">
            <text:p>303.000000000006</text:p>
          </table:table-cell>
          <table:table-cell table:formula="of:=[.A1019]/([.$D$4]*2)" office:value-type="float" office:value="151.500000000003">
            <text:p>151.500000000003</text:p>
          </table:table-cell>
          <table:table-cell table:formula="of:=SQRT(ABS([.$D$2]^2-[.B1019]^2))" office:value-type="float" office:value="65.3662757084961">
            <text:p>65.3662757084961</text:p>
          </table:table-cell>
          <table:table-cell table:formula="of:=([.$C$10]-[.C1019])*[.$B$4]" office:value-type="float" office:value="163179.531266234">
            <text:p>163179.531266234</text:p>
          </table:table-cell>
          <table:table-cell table:formula="of:=ROUND([.D1019])" office:value-type="float" office:value="163180">
            <text:p>163180</text:p>
          </table:table-cell>
          <table:table-cell table:formula="of:=([.$C$8]-([.E1019]*[.$C$4]))" office:value-type="float" office:value="65.3660576923077">
            <text:p>65.3660576923077</text:p>
          </table:table-cell>
          <table:table-cell table:formula="of:=SQRT(ABS([.$D$2]^2-[.F1019]^2))" office:value-type="float" office:value="151.500094065205">
            <text:p>151.500094065205</text:p>
          </table:table-cell>
          <table:table-cell table:formula="of:=ABS([.B1019]-[.G1019])" office:value-type="float" office:value="0.000094065201921012">
            <text:p>0.000094065201921012</text:p>
          </table:table-cell>
          <table:table-cell table:number-columns-repeated="3"/>
        </table:table-row>
        <table:table-row table:style-name="ro2">
          <table:table-cell table:formula="of:=[.A1019]+[.A$4]" office:value-type="float" office:value="303.300000000006">
            <text:p>303.300000000006</text:p>
          </table:table-cell>
          <table:table-cell table:formula="of:=[.A1020]/([.$D$4]*2)" office:value-type="float" office:value="151.650000000003">
            <text:p>151.650000000003</text:p>
          </table:table-cell>
          <table:table-cell table:formula="of:=SQRT(ABS([.$D$2]^2-[.B1020]^2))" office:value-type="float" office:value="65.0175168704491">
            <text:p>65.0175168704491</text:p>
          </table:table-cell>
          <table:table-cell table:formula="of:=([.$C$10]-[.C1020])*[.$B$4]" office:value-type="float" office:value="163750.726843508">
            <text:p>163750.726843508</text:p>
          </table:table-cell>
          <table:table-cell table:formula="of:=ROUND([.D1020])" office:value-type="float" office:value="163751">
            <text:p>163751</text:p>
          </table:table-cell>
          <table:table-cell table:formula="of:=([.$C$8]-([.E1020]*[.$C$4]))" office:value-type="float" office:value="65.0174182692308">
            <text:p>65.0174182692308</text:p>
          </table:table-cell>
          <table:table-cell table:formula="of:=SQRT(ABS([.$D$2]^2-[.F1020]^2))" office:value-type="float" office:value="151.650042273663">
            <text:p>151.650042273663</text:p>
          </table:table-cell>
          <table:table-cell table:formula="of:=ABS([.B1020]-[.G1020])" office:value-type="float" office:value="0.0000422736605401042">
            <text:p>0.0000422736605401042</text:p>
          </table:table-cell>
          <table:table-cell table:number-columns-repeated="3"/>
        </table:table-row>
        <table:table-row table:style-name="ro2">
          <table:table-cell table:formula="of:=[.A1020]+[.A$4]" office:value-type="float" office:value="303.600000000006">
            <text:p>303.600000000006</text:p>
          </table:table-cell>
          <table:table-cell table:formula="of:=[.A1021]/([.$D$4]*2)" office:value-type="float" office:value="151.800000000003">
            <text:p>151.800000000003</text:p>
          </table:table-cell>
          <table:table-cell table:formula="of:=SQRT(ABS([.$D$2]^2-[.B1021]^2))" office:value-type="float" office:value="64.6665292094691">
            <text:p>64.6665292094691</text:p>
          </table:table-cell>
          <table:table-cell table:formula="of:=([.$C$10]-[.C1021])*[.$B$4]" office:value-type="float" office:value="164325.572776451">
            <text:p>164325.572776451</text:p>
          </table:table-cell>
          <table:table-cell table:formula="of:=ROUND([.D1021])" office:value-type="float" office:value="164326">
            <text:p>164326</text:p>
          </table:table-cell>
          <table:table-cell table:formula="of:=([.$C$8]-([.E1021]*[.$C$4]))" office:value-type="float" office:value="64.6663365384615">
            <text:p>64.6663365384615</text:p>
          </table:table-cell>
          <table:table-cell table:formula="of:=SQRT(ABS([.$D$2]^2-[.F1021]^2))" office:value-type="float" office:value="151.800082077364">
            <text:p>151.800082077364</text:p>
          </table:table-cell>
          <table:table-cell table:formula="of:=ABS([.B1021]-[.G1021])" office:value-type="float" office:value="0.0000820773610712422">
            <text:p>0.0000820773610712422</text:p>
          </table:table-cell>
          <table:table-cell table:number-columns-repeated="3"/>
        </table:table-row>
        <table:table-row table:style-name="ro2">
          <table:table-cell table:formula="of:=[.A1021]+[.A$4]" office:value-type="float" office:value="303.900000000006">
            <text:p>303.900000000006</text:p>
          </table:table-cell>
          <table:table-cell table:formula="of:=[.A1022]/([.$D$4]*2)" office:value-type="float" office:value="151.950000000003">
            <text:p>151.950000000003</text:p>
          </table:table-cell>
          <table:table-cell table:formula="of:=SQRT(ABS([.$D$2]^2-[.B1022]^2))" office:value-type="float" office:value="64.3132762343758">
            <text:p>64.3132762343758</text:p>
          </table:table-cell>
          <table:table-cell table:formula="of:=([.$C$10]-[.C1022])*[.$B$4]" office:value-type="float" office:value="164904.128830148">
            <text:p>164904.128830148</text:p>
          </table:table-cell>
          <table:table-cell table:formula="of:=ROUND([.D1022])" office:value-type="float" office:value="164904">
            <text:p>164904</text:p>
          </table:table-cell>
          <table:table-cell table:formula="of:=([.$C$8]-([.E1022]*[.$C$4]))" office:value-type="float" office:value="64.3134230769231">
            <text:p>64.3134230769231</text:p>
          </table:table-cell>
          <table:table-cell table:formula="of:=SQRT(ABS([.$D$2]^2-[.F1022]^2))" office:value-type="float" office:value="151.949937848387">
            <text:p>151.949937848387</text:p>
          </table:table-cell>
          <table:table-cell table:formula="of:=ABS([.B1022]-[.G1022])" office:value-type="float" office:value="0.000062151615793482">
            <text:p>0.000062151615793482</text:p>
          </table:table-cell>
          <table:table-cell table:number-columns-repeated="3"/>
        </table:table-row>
        <table:table-row table:style-name="ro2">
          <table:table-cell table:formula="of:=[.A1022]+[.A$4]" office:value-type="float" office:value="304.200000000006">
            <text:p>304.200000000006</text:p>
          </table:table-cell>
          <table:table-cell table:formula="of:=[.A1023]/([.$D$4]*2)" office:value-type="float" office:value="152.100000000003">
            <text:p>152.100000000003</text:p>
          </table:table-cell>
          <table:table-cell table:formula="of:=SQRT(ABS([.$D$2]^2-[.B1023]^2))" office:value-type="float" office:value="63.9577204096512">
            <text:p>63.9577204096512</text:p>
          </table:table-cell>
          <table:table-cell table:formula="of:=([.$C$10]-[.C1023])*[.$B$4]" office:value-type="float" office:value="165486.45648009">
            <text:p>165486.45648009</text:p>
          </table:table-cell>
          <table:table-cell table:formula="of:=ROUND([.D1023])" office:value-type="float" office:value="165486">
            <text:p>165486</text:p>
          </table:table-cell>
          <table:table-cell table:formula="of:=([.$C$8]-([.E1023]*[.$C$4]))" office:value-type="float" office:value="63.9580673076923">
            <text:p>63.9580673076923</text:p>
          </table:table-cell>
          <table:table-cell table:formula="of:=SQRT(ABS([.$D$2]^2-[.F1023]^2))" office:value-type="float" office:value="152.099854129663">
            <text:p>152.099854129663</text:p>
          </table:table-cell>
          <table:table-cell table:formula="of:=ABS([.B1023]-[.G1023])" office:value-type="float" office:value="0.000145870340105603">
            <text:p>0.000145870340105603</text:p>
          </table:table-cell>
          <table:table-cell table:number-columns-repeated="3"/>
        </table:table-row>
        <table:table-row table:style-name="ro2">
          <table:table-cell table:formula="of:=[.A1023]+[.A$4]" office:value-type="float" office:value="304.500000000006">
            <text:p>304.500000000006</text:p>
          </table:table-cell>
          <table:table-cell table:formula="of:=[.A1024]/([.$D$4]*2)" office:value-type="float" office:value="152.250000000003">
            <text:p>152.250000000003</text:p>
          </table:table-cell>
          <table:table-cell table:formula="of:=SQRT(ABS([.$D$2]^2-[.B1024]^2))" office:value-type="float" office:value="63.5998231129546">
            <text:p>63.5998231129546</text:p>
          </table:table-cell>
          <table:table-cell table:formula="of:=([.$C$10]-[.C1024])*[.$B$4]" office:value-type="float" office:value="166072.618981766">
            <text:p>166072.618981766</text:p>
          </table:table-cell>
          <table:table-cell table:formula="of:=ROUND([.D1024])" office:value-type="float" office:value="166073">
            <text:p>166073</text:p>
          </table:table-cell>
          <table:table-cell table:formula="of:=([.$C$8]-([.E1024]*[.$C$4]))" office:value-type="float" office:value="63.5996586538461">
            <text:p>63.5996586538461</text:p>
          </table:table-cell>
          <table:table-cell table:formula="of:=SQRT(ABS([.$D$2]^2-[.F1024]^2))" office:value-type="float" office:value="152.250068699867">
            <text:p>152.250068699867</text:p>
          </table:table-cell>
          <table:table-cell table:formula="of:=ABS([.B1024]-[.G1024])" office:value-type="float" office:value="0.0000686998642152048">
            <text:p>0.0000686998642152048</text:p>
          </table:table-cell>
          <table:table-cell table:number-columns-repeated="3"/>
        </table:table-row>
        <table:table-row table:style-name="ro2">
          <table:table-cell table:formula="of:=[.A1024]+[.A$4]" office:value-type="float" office:value="304.800000000006">
            <text:p>304.800000000006</text:p>
          </table:table-cell>
          <table:table-cell table:formula="of:=[.A1025]/([.$D$4]*2)" office:value-type="float" office:value="152.400000000003">
            <text:p>152.400000000003</text:p>
          </table:table-cell>
          <table:table-cell table:formula="of:=SQRT(ABS([.$D$2]^2-[.B1025]^2))" office:value-type="float" office:value="63.2395445903836">
            <text:p>63.2395445903836</text:p>
          </table:table-cell>
          <table:table-cell table:formula="of:=([.$C$10]-[.C1025])*[.$B$4]" office:value-type="float" office:value="166662.68144393">
            <text:p>166662.68144393</text:p>
          </table:table-cell>
          <table:table-cell table:formula="of:=ROUND([.D1025])" office:value-type="float" office:value="166663">
            <text:p>166663</text:p>
          </table:table-cell>
          <table:table-cell table:formula="of:=([.$C$8]-([.E1025]*[.$C$4]))" office:value-type="float" office:value="63.2394182692308">
            <text:p>63.2394182692308</text:p>
          </table:table-cell>
          <table:table-cell table:formula="of:=SQRT(ABS([.$D$2]^2-[.F1025]^2))" office:value-type="float" office:value="152.400052417869">
            <text:p>152.400052417869</text:p>
          </table:table-cell>
          <table:table-cell table:formula="of:=ABS([.B1025]-[.G1025])" office:value-type="float" office:value="0.0000524178662999475">
            <text:p>0.0000524178662999475</text:p>
          </table:table-cell>
          <table:table-cell table:number-columns-repeated="3"/>
        </table:table-row>
        <table:table-row table:style-name="ro2">
          <table:table-cell table:formula="of:=[.A1025]+[.A$4]" office:value-type="float" office:value="305.100000000006">
            <text:p>305.100000000006</text:p>
          </table:table-cell>
          <table:table-cell table:formula="of:=[.A1026]/([.$D$4]*2)" office:value-type="float" office:value="152.550000000003">
            <text:p>152.550000000003</text:p>
          </table:table-cell>
          <table:table-cell table:formula="of:=SQRT(ABS([.$D$2]^2-[.B1026]^2))" office:value-type="float" office:value="62.8768439093369">
            <text:p>62.8768439093369</text:p>
          </table:table-cell>
          <table:table-cell table:formula="of:=([.$C$10]-[.C1026])*[.$B$4]" office:value-type="float" office:value="167256.710905802">
            <text:p>167256.710905802</text:p>
          </table:table-cell>
          <table:table-cell table:formula="of:=ROUND([.D1026])" office:value-type="float" office:value="167257">
            <text:p>167257</text:p>
          </table:table-cell>
          <table:table-cell table:formula="of:=([.$C$8]-([.E1026]*[.$C$4]))" office:value-type="float" office:value="62.8767355769231">
            <text:p>62.8767355769231</text:p>
          </table:table-cell>
          <table:table-cell table:formula="of:=SQRT(ABS([.$D$2]^2-[.F1026]^2))" office:value-type="float" office:value="152.550044651549">
            <text:p>152.550044651549</text:p>
          </table:table-cell>
          <table:table-cell table:formula="of:=ABS([.B1026]-[.G1026])" office:value-type="float" office:value="0.0000446515464318509">
            <text:p>0.0000446515464318509</text:p>
          </table:table-cell>
          <table:table-cell table:number-columns-repeated="3"/>
        </table:table-row>
        <table:table-row table:style-name="ro2">
          <table:table-cell table:formula="of:=[.A1026]+[.A$4]" office:value-type="float" office:value="305.400000000006">
            <text:p>305.400000000006</text:p>
          </table:table-cell>
          <table:table-cell table:formula="of:=[.A1027]/([.$D$4]*2)" office:value-type="float" office:value="152.700000000003">
            <text:p>152.700000000003</text:p>
          </table:table-cell>
          <table:table-cell table:formula="of:=SQRT(ABS([.$D$2]^2-[.B1027]^2))" office:value-type="float" office:value="62.5116789088176">
            <text:p>62.5116789088176</text:p>
          </table:table-cell>
          <table:table-cell table:formula="of:=([.$C$10]-[.C1027])*[.$B$4]" office:value-type="float" office:value="167854.776418463">
            <text:p>167854.776418463</text:p>
          </table:table-cell>
          <table:table-cell table:formula="of:=ROUND([.D1027])" office:value-type="float" office:value="167855">
            <text:p>167855</text:p>
          </table:table-cell>
          <table:table-cell table:formula="of:=([.$C$8]-([.E1027]*[.$C$4]))" office:value-type="float" office:value="62.5116105769231">
            <text:p>62.5116105769231</text:p>
          </table:table-cell>
          <table:table-cell table:formula="of:=SQRT(ABS([.$D$2]^2-[.F1027]^2))" office:value-type="float" office:value="152.700027973406">
            <text:p>152.700027973406</text:p>
          </table:table-cell>
          <table:table-cell table:formula="of:=ABS([.B1027]-[.G1027])" office:value-type="float" office:value="0.0000279734035473211">
            <text:p>0.0000279734035473211</text:p>
          </table:table-cell>
          <table:table-cell table:number-columns-repeated="3"/>
        </table:table-row>
        <table:table-row table:style-name="ro2">
          <table:table-cell table:formula="of:=[.A1027]+[.A$4]" office:value-type="float" office:value="305.700000000006">
            <text:p>305.700000000006</text:p>
          </table:table-cell>
          <table:table-cell table:formula="of:=[.A1028]/([.$D$4]*2)" office:value-type="float" office:value="152.850000000003">
            <text:p>152.850000000003</text:p>
          </table:table-cell>
          <table:table-cell table:formula="of:=SQRT(ABS([.$D$2]^2-[.B1028]^2))" office:value-type="float" office:value="62.1440061470059">
            <text:p>62.1440061470059</text:p>
          </table:table-cell>
          <table:table-cell table:formula="of:=([.$C$10]-[.C1028])*[.$B$4]" office:value-type="float" office:value="168456.949130722">
            <text:p>168456.949130722</text:p>
          </table:table-cell>
          <table:table-cell table:formula="of:=ROUND([.D1028])" office:value-type="float" office:value="168457">
            <text:p>168457</text:p>
          </table:table-cell>
          <table:table-cell table:formula="of:=([.$C$8]-([.E1028]*[.$C$4]))" office:value-type="float" office:value="62.1440432692308">
            <text:p>62.1440432692308</text:p>
          </table:table-cell>
          <table:table-cell table:formula="of:=SQRT(ABS([.$D$2]^2-[.F1028]^2))" office:value-type="float" office:value="152.849984907268">
            <text:p>152.849984907268</text:p>
          </table:table-cell>
          <table:table-cell table:formula="of:=ABS([.B1028]-[.G1028])" office:value-type="float" office:value="0.0000150927351967312">
            <text:p>0.0000150927351967312</text:p>
          </table:table-cell>
          <table:table-cell table:number-columns-repeated="3"/>
        </table:table-row>
        <table:table-row table:style-name="ro2">
          <table:table-cell table:formula="of:=[.A1028]+[.A$4]" office:value-type="float" office:value="306.000000000006">
            <text:p>306.000000000006</text:p>
          </table:table-cell>
          <table:table-cell table:formula="of:=[.A1029]/([.$D$4]*2)" office:value-type="float" office:value="153.000000000003">
            <text:p>153.000000000003</text:p>
          </table:table-cell>
          <table:table-cell table:formula="of:=SQRT(ABS([.$D$2]^2-[.B1029]^2))" office:value-type="float" office:value="61.7737808459148">
            <text:p>61.7737808459148</text:p>
          </table:table-cell>
          <table:table-cell table:formula="of:=([.$C$10]-[.C1029])*[.$B$4]" office:value-type="float" office:value="169063.302379753">
            <text:p>169063.302379753</text:p>
          </table:table-cell>
          <table:table-cell table:formula="of:=ROUND([.D1029])" office:value-type="float" office:value="169063">
            <text:p>169063</text:p>
          </table:table-cell>
          <table:table-cell table:formula="of:=([.$C$8]-([.E1029]*[.$C$4]))" office:value-type="float" office:value="61.7740336538462">
            <text:p>61.7740336538462</text:p>
          </table:table-cell>
          <table:table-cell table:formula="of:=SQRT(ABS([.$D$2]^2-[.F1029]^2))" office:value-type="float" office:value="152.999897928507">
            <text:p>152.999897928507</text:p>
          </table:table-cell>
          <table:table-cell table:formula="of:=ABS([.B1029]-[.G1029])" office:value-type="float" office:value="0.000102071496172584">
            <text:p>0.000102071496172584</text:p>
          </table:table-cell>
          <table:table-cell table:number-columns-repeated="3"/>
        </table:table-row>
        <table:table-row table:style-name="ro2">
          <table:table-cell table:formula="of:=[.A1029]+[.A$4]" office:value-type="float" office:value="306.300000000006">
            <text:p>306.300000000006</text:p>
          </table:table-cell>
          <table:table-cell table:formula="of:=[.A1030]/([.$D$4]*2)" office:value-type="float" office:value="153.150000000003">
            <text:p>153.150000000003</text:p>
          </table:table-cell>
          <table:table-cell table:formula="of:=SQRT(ABS([.$D$2]^2-[.B1030]^2))" office:value-type="float" office:value="61.4009568329281">
            <text:p>61.4009568329281</text:p>
          </table:table-cell>
          <table:table-cell table:formula="of:=([.$C$10]-[.C1030])*[.$B$4]" office:value-type="float" office:value="169673.911786849">
            <text:p>169673.911786849</text:p>
          </table:table-cell>
          <table:table-cell table:formula="of:=ROUND([.D1030])" office:value-type="float" office:value="169674">
            <text:p>169674</text:p>
          </table:table-cell>
          <table:table-cell table:formula="of:=([.$C$8]-([.E1030]*[.$C$4]))" office:value-type="float" office:value="61.4009711538461">
            <text:p>61.4009711538461</text:p>
          </table:table-cell>
          <table:table-cell table:formula="of:=SQRT(ABS([.$D$2]^2-[.F1030]^2))" office:value-type="float" office:value="153.149994258454">
            <text:p>153.149994258454</text:p>
          </table:table-cell>
          <table:table-cell table:formula="of:=ABS([.B1030]-[.G1030])" office:value-type="float" office:value="0.0000057415487333401">
            <text:p>0.0000057415487333401</text:p>
          </table:table-cell>
          <table:table-cell table:number-columns-repeated="3"/>
        </table:table-row>
        <table:table-row table:style-name="ro2">
          <table:table-cell table:formula="of:=[.A1030]+[.A$4]" office:value-type="float" office:value="306.600000000006">
            <text:p>306.600000000006</text:p>
          </table:table-cell>
          <table:table-cell table:formula="of:=[.A1031]/([.$D$4]*2)" office:value-type="float" office:value="153.300000000003">
            <text:p>153.300000000003</text:p>
          </table:table-cell>
          <table:table-cell table:formula="of:=SQRT(ABS([.$D$2]^2-[.B1031]^2))" office:value-type="float" office:value="61.025486479004">
            <text:p>61.025486479004</text:p>
          </table:table-cell>
          <table:table-cell table:formula="of:=([.$C$10]-[.C1031])*[.$B$4]" office:value-type="float" office:value="170288.85535863">
            <text:p>170288.85535863</text:p>
          </table:table-cell>
          <table:table-cell table:formula="of:=ROUND([.D1031])" office:value-type="float" office:value="170289">
            <text:p>170289</text:p>
          </table:table-cell>
          <table:table-cell table:formula="of:=([.$C$8]-([.E1031]*[.$C$4]))" office:value-type="float" office:value="61.0254663461538">
            <text:p>61.0254663461538</text:p>
          </table:table-cell>
          <table:table-cell table:formula="of:=SQRT(ABS([.$D$2]^2-[.F1031]^2))" office:value-type="float" office:value="153.300008014463">
            <text:p>153.300008014463</text:p>
          </table:table-cell>
          <table:table-cell table:formula="of:=ABS([.B1031]-[.G1031])" office:value-type="float" office:value="0.00000801446014975227">
            <text:p>0.00000801446014975227</text:p>
          </table:table-cell>
          <table:table-cell table:number-columns-repeated="3"/>
        </table:table-row>
        <table:table-row table:style-name="ro2">
          <table:table-cell table:formula="of:=[.A1031]+[.A$4]" office:value-type="float" office:value="306.900000000006">
            <text:p>306.900000000006</text:p>
          </table:table-cell>
          <table:table-cell table:formula="of:=[.A1032]/([.$D$4]*2)" office:value-type="float" office:value="153.450000000003">
            <text:p>153.450000000003</text:p>
          </table:table-cell>
          <table:table-cell table:formula="of:=SQRT(ABS([.$D$2]^2-[.B1032]^2))" office:value-type="float" office:value="60.6473206333066">
            <text:p>60.6473206333066</text:p>
          </table:table-cell>
          <table:table-cell table:formula="of:=([.$C$10]-[.C1032])*[.$B$4]" office:value-type="float" office:value="170908.213594103">
            <text:p>170908.213594103</text:p>
          </table:table-cell>
          <table:table-cell table:formula="of:=ROUND([.D1032])" office:value-type="float" office:value="170908">
            <text:p>170908</text:p>
          </table:table-cell>
          <table:table-cell table:formula="of:=([.$C$8]-([.E1032]*[.$C$4]))" office:value-type="float" office:value="60.6475192307692">
            <text:p>60.6475192307692</text:p>
          </table:table-cell>
          <table:table-cell table:formula="of:=SQRT(ABS([.$D$2]^2-[.F1032]^2))" office:value-type="float" office:value="153.449921509115">
            <text:p>153.449921509115</text:p>
          </table:table-cell>
          <table:table-cell table:formula="of:=ABS([.B1032]-[.G1032])" office:value-type="float" office:value="0.0000784908881996671">
            <text:p>0.0000784908881996671</text:p>
          </table:table-cell>
          <table:table-cell table:number-columns-repeated="3"/>
        </table:table-row>
        <table:table-row table:style-name="ro2">
          <table:table-cell table:formula="of:=[.A1032]+[.A$4]" office:value-type="float" office:value="307.200000000006">
            <text:p>307.200000000006</text:p>
          </table:table-cell>
          <table:table-cell table:formula="of:=[.A1033]/([.$D$4]*2)" office:value-type="float" office:value="153.600000000003">
            <text:p>153.600000000003</text:p>
          </table:table-cell>
          <table:table-cell table:formula="of:=SQRT(ABS([.$D$2]^2-[.B1033]^2))" office:value-type="float" office:value="60.266408554012">
            <text:p>60.266408554012</text:p>
          </table:table-cell>
          <table:table-cell table:formula="of:=([.$C$10]-[.C1033])*[.$B$4]" office:value-type="float" office:value="171532.069597987">
            <text:p>171532.069597987</text:p>
          </table:table-cell>
          <table:table-cell table:formula="of:=ROUND([.D1033])" office:value-type="float" office:value="171532">
            <text:p>171532</text:p>
          </table:table-cell>
          <table:table-cell table:formula="of:=([.$C$8]-([.E1033]*[.$C$4]))" office:value-type="float" office:value="60.2665192307692">
            <text:p>60.2665192307692</text:p>
          </table:table-cell>
          <table:table-cell table:formula="of:=SQRT(ABS([.$D$2]^2-[.F1033]^2))" office:value-type="float" office:value="153.599956574888">
            <text:p>153.599956574888</text:p>
          </table:table-cell>
          <table:table-cell table:formula="of:=ABS([.B1033]-[.G1033])" office:value-type="float" office:value="0.0000434251154501908">
            <text:p>0.0000434251154501908</text:p>
          </table:table-cell>
          <table:table-cell table:number-columns-repeated="3"/>
        </table:table-row>
        <table:table-row table:style-name="ro2">
          <table:table-cell table:formula="of:=[.A1033]+[.A$4]" office:value-type="float" office:value="307.500000000006">
            <text:p>307.500000000006</text:p>
          </table:table-cell>
          <table:table-cell table:formula="of:=[.A1034]/([.$D$4]*2)" office:value-type="float" office:value="153.750000000003">
            <text:p>153.750000000003</text:p>
          </table:table-cell>
          <table:table-cell table:formula="of:=SQRT(ABS([.$D$2]^2-[.B1034]^2))" office:value-type="float" office:value="59.8826978350098">
            <text:p>59.8826978350098</text:p>
          </table:table-cell>
          <table:table-cell table:formula="of:=([.$C$10]-[.C1034])*[.$B$4]" office:value-type="float" office:value="172160.509200763">
            <text:p>172160.509200763</text:p>
          </table:table-cell>
          <table:table-cell table:formula="of:=ROUND([.D1034])" office:value-type="float" office:value="172161">
            <text:p>172161</text:p>
          </table:table-cell>
          <table:table-cell table:formula="of:=([.$C$8]-([.E1034]*[.$C$4]))" office:value-type="float" office:value="59.8824663461538">
            <text:p>59.8824663461538</text:p>
          </table:table-cell>
          <table:table-cell table:formula="of:=SQRT(ABS([.$D$2]^2-[.F1034]^2))" office:value-type="float" office:value="153.750090160304">
            <text:p>153.750090160304</text:p>
          </table:table-cell>
          <table:table-cell table:formula="of:=ABS([.B1034]-[.G1034])" office:value-type="float" office:value="0.0000901603015108776">
            <text:p>0.0000901603015108776</text:p>
          </table:table-cell>
          <table:table-cell table:number-columns-repeated="3"/>
        </table:table-row>
        <table:table-row table:style-name="ro2">
          <table:table-cell table:formula="of:=[.A1034]+[.A$4]" office:value-type="float" office:value="307.800000000006">
            <text:p>307.800000000006</text:p>
          </table:table-cell>
          <table:table-cell table:formula="of:=[.A1035]/([.$D$4]*2)" office:value-type="float" office:value="153.900000000003">
            <text:p>153.900000000003</text:p>
          </table:table-cell>
          <table:table-cell table:formula="of:=SQRT(ABS([.$D$2]^2-[.B1035]^2))" office:value-type="float" office:value="59.4961343281989">
            <text:p>59.4961343281989</text:p>
          </table:table-cell>
          <table:table-cell table:formula="of:=([.$C$10]-[.C1035])*[.$B$4]" office:value-type="float" office:value="172793.621085933">
            <text:p>172793.621085933</text:p>
          </table:table-cell>
          <table:table-cell table:formula="of:=ROUND([.D1035])" office:value-type="float" office:value="172794">
            <text:p>172794</text:p>
          </table:table-cell>
          <table:table-cell table:formula="of:=([.$C$8]-([.E1035]*[.$C$4]))" office:value-type="float" office:value="59.4959711538462">
            <text:p>59.4959711538462</text:p>
          </table:table-cell>
          <table:table-cell table:formula="of:=SQRT(ABS([.$D$2]^2-[.F1035]^2))" office:value-type="float" office:value="153.900063081406">
            <text:p>153.900063081406</text:p>
          </table:table-cell>
          <table:table-cell table:formula="of:=ABS([.B1035]-[.G1035])" office:value-type="float" office:value="0.0000630814029136673">
            <text:p>0.0000630814029136673</text:p>
          </table:table-cell>
          <table:table-cell table:number-columns-repeated="3"/>
        </table:table-row>
        <table:table-row table:style-name="ro2">
          <table:table-cell table:formula="of:=[.A1035]+[.A$4]" office:value-type="float" office:value="308.100000000006">
            <text:p>308.100000000006</text:p>
          </table:table-cell>
          <table:table-cell table:formula="of:=[.A1036]/([.$D$4]*2)" office:value-type="float" office:value="154.050000000003">
            <text:p>154.050000000003</text:p>
          </table:table-cell>
          <table:table-cell table:formula="of:=SQRT(ABS([.$D$2]^2-[.B1036]^2))" office:value-type="float" office:value="59.1066620610493">
            <text:p>59.1066620610493</text:p>
          </table:table-cell>
          <table:table-cell table:formula="of:=([.$C$10]-[.C1036])*[.$B$4]" office:value-type="float" office:value="173431.496925044">
            <text:p>173431.496925044</text:p>
          </table:table-cell>
          <table:table-cell table:formula="of:=ROUND([.D1036])" office:value-type="float" office:value="173431">
            <text:p>173431</text:p>
          </table:table-cell>
          <table:table-cell table:formula="of:=([.$C$8]-([.E1036]*[.$C$4]))" office:value-type="float" office:value="59.1070336538462">
            <text:p>59.1070336538462</text:p>
          </table:table-cell>
          <table:table-cell table:formula="of:=SQRT(ABS([.$D$2]^2-[.F1036]^2))" office:value-type="float" office:value="154.049857424936">
            <text:p>154.049857424936</text:p>
          </table:table-cell>
          <table:table-cell table:formula="of:=ABS([.B1036]-[.G1036])" office:value-type="float" office:value="0.000142575067002326">
            <text:p>0.000142575067002326</text:p>
          </table:table-cell>
          <table:table-cell table:number-columns-repeated="3"/>
        </table:table-row>
        <table:table-row table:style-name="ro2">
          <table:table-cell table:formula="of:=[.A1036]+[.A$4]" office:value-type="float" office:value="308.400000000006">
            <text:p>308.400000000006</text:p>
          </table:table-cell>
          <table:table-cell table:formula="of:=[.A1037]/([.$D$4]*2)" office:value-type="float" office:value="154.200000000003">
            <text:p>154.200000000003</text:p>
          </table:table-cell>
          <table:table-cell table:formula="of:=SQRT(ABS([.$D$2]^2-[.B1037]^2))" office:value-type="float" office:value="58.7142231490725">
            <text:p>58.7142231490725</text:p>
          </table:table-cell>
          <table:table-cell table:formula="of:=([.$C$10]-[.C1037])*[.$B$4]" office:value-type="float" office:value="174074.231521038">
            <text:p>174074.231521038</text:p>
          </table:table-cell>
          <table:table-cell table:formula="of:=ROUND([.D1037])" office:value-type="float" office:value="174074">
            <text:p>174074</text:p>
          </table:table-cell>
          <table:table-cell table:formula="of:=([.$C$8]-([.E1037]*[.$C$4]))" office:value-type="float" office:value="58.7144326923077">
            <text:p>58.7144326923077</text:p>
          </table:table-cell>
          <table:table-cell table:formula="of:=SQRT(ABS([.$D$2]^2-[.F1037]^2))" office:value-type="float" office:value="154.199920212757">
            <text:p>154.199920212757</text:p>
          </table:table-cell>
          <table:table-cell table:formula="of:=ABS([.B1037]-[.G1037])" office:value-type="float" office:value="0.0000797872464772809">
            <text:p>0.0000797872464772809</text:p>
          </table:table-cell>
          <table:table-cell table:number-columns-repeated="3"/>
        </table:table-row>
        <table:table-row table:style-name="ro2">
          <table:table-cell table:formula="of:=[.A1037]+[.A$4]" office:value-type="float" office:value="308.700000000006">
            <text:p>308.700000000006</text:p>
          </table:table-cell>
          <table:table-cell table:formula="of:=[.A1038]/([.$D$4]*2)" office:value-type="float" office:value="154.350000000003">
            <text:p>154.350000000003</text:p>
          </table:table-cell>
          <table:table-cell table:formula="of:=SQRT(ABS([.$D$2]^2-[.B1038]^2))" office:value-type="float" office:value="58.3187577028102">
            <text:p>58.3187577028102</text:p>
          </table:table-cell>
          <table:table-cell table:formula="of:=([.$C$10]-[.C1038])*[.$B$4]" office:value-type="float" office:value="174721.922960586">
            <text:p>174721.922960586</text:p>
          </table:table-cell>
          <table:table-cell table:formula="of:=ROUND([.D1038])" office:value-type="float" office:value="174722">
            <text:p>174722</text:p>
          </table:table-cell>
          <table:table-cell table:formula="of:=([.$C$8]-([.E1038]*[.$C$4]))" office:value-type="float" office:value="58.3187788461539">
            <text:p>58.3187788461539</text:p>
          </table:table-cell>
          <table:table-cell table:formula="of:=SQRT(ABS([.$D$2]^2-[.F1038]^2))" office:value-type="float" office:value="154.349992011316">
            <text:p>154.349992011316</text:p>
          </table:table-cell>
          <table:table-cell table:formula="of:=ABS([.B1038]-[.G1038])" office:value-type="float" office:value="0.00000798868668994146">
            <text:p>0.00000798868668994146</text:p>
          </table:table-cell>
          <table:table-cell table:number-columns-repeated="3"/>
        </table:table-row>
        <table:table-row table:style-name="ro2">
          <table:table-cell table:formula="of:=[.A1038]+[.A$4]" office:value-type="float" office:value="309.000000000006">
            <text:p>309.000000000006</text:p>
          </table:table-cell>
          <table:table-cell table:formula="of:=[.A1039]/([.$D$4]*2)" office:value-type="float" office:value="154.500000000003">
            <text:p>154.500000000003</text:p>
          </table:table-cell>
          <table:table-cell table:formula="of:=SQRT(ABS([.$D$2]^2-[.B1039]^2))" office:value-type="float" office:value="57.9202037289155">
            <text:p>57.9202037289155</text:p>
          </table:table-cell>
          <table:table-cell table:formula="of:=([.$C$10]-[.C1039])*[.$B$4]" office:value-type="float" office:value="175374.672776098">
            <text:p>175374.672776098</text:p>
          </table:table-cell>
          <table:table-cell table:formula="of:=ROUND([.D1039])" office:value-type="float" office:value="175375">
            <text:p>175375</text:p>
          </table:table-cell>
          <table:table-cell table:formula="of:=([.$C$8]-([.E1039]*[.$C$4]))" office:value-type="float" office:value="57.9200721153846">
            <text:p>57.9200721153846</text:p>
          </table:table-cell>
          <table:table-cell table:formula="of:=SQRT(ABS([.$D$2]^2-[.F1039]^2))" office:value-type="float" office:value="154.500049340279">
            <text:p>154.500049340279</text:p>
          </table:table-cell>
          <table:table-cell table:formula="of:=ABS([.B1039]-[.G1039])" office:value-type="float" office:value="0.0000493402760071149">
            <text:p>0.0000493402760071149</text:p>
          </table:table-cell>
          <table:table-cell table:number-columns-repeated="3"/>
        </table:table-row>
        <table:table-row table:style-name="ro2">
          <table:table-cell table:formula="of:=[.A1039]+[.A$4]" office:value-type="float" office:value="309.300000000006">
            <text:p>309.300000000006</text:p>
          </table:table-cell>
          <table:table-cell table:formula="of:=[.A1040]/([.$D$4]*2)" office:value-type="float" office:value="154.650000000003">
            <text:p>154.650000000003</text:p>
          </table:table-cell>
          <table:table-cell table:formula="of:=SQRT(ABS([.$D$2]^2-[.B1040]^2))" office:value-type="float" office:value="57.5184970248621">
            <text:p>57.5184970248621</text:p>
          </table:table-cell>
          <table:table-cell table:formula="of:=([.$C$10]-[.C1040])*[.$B$4]" office:value-type="float" office:value="176032.58611817">
            <text:p>176032.58611817</text:p>
          </table:table-cell>
          <table:table-cell table:formula="of:=ROUND([.D1040])" office:value-type="float" office:value="176033">
            <text:p>176033</text:p>
          </table:table-cell>
          <table:table-cell table:formula="of:=([.$C$8]-([.E1040]*[.$C$4]))" office:value-type="float" office:value="57.5183125">
            <text:p>57.5183125</text:p>
          </table:table-cell>
          <table:table-cell table:formula="of:=SQRT(ABS([.$D$2]^2-[.F1040]^2))" office:value-type="float" office:value="154.65006862964">
            <text:p>154.65006862964</text:p>
          </table:table-cell>
          <table:table-cell table:formula="of:=ABS([.B1040]-[.G1040])" office:value-type="float" office:value="0.0000686296369565298">
            <text:p>0.0000686296369565298</text:p>
          </table:table-cell>
          <table:table-cell table:number-columns-repeated="3"/>
        </table:table-row>
        <table:table-row table:style-name="ro2">
          <table:table-cell table:formula="of:=[.A1040]+[.A$4]" office:value-type="float" office:value="309.600000000006">
            <text:p>309.600000000006</text:p>
          </table:table-cell>
          <table:table-cell table:formula="of:=[.A1041]/([.$D$4]*2)" office:value-type="float" office:value="154.800000000003">
            <text:p>154.800000000003</text:p>
          </table:table-cell>
          <table:table-cell table:formula="of:=SQRT(ABS([.$D$2]^2-[.B1041]^2))" office:value-type="float" office:value="57.1135710667707">
            <text:p>57.1135710667707</text:p>
          </table:table-cell>
          <table:table-cell table:formula="of:=([.$C$10]-[.C1041])*[.$B$4]" office:value-type="float" office:value="176695.771939296">
            <text:p>176695.771939296</text:p>
          </table:table-cell>
          <table:table-cell table:formula="of:=ROUND([.D1041])" office:value-type="float" office:value="176696">
            <text:p>176696</text:p>
          </table:table-cell>
          <table:table-cell table:formula="of:=([.$C$8]-([.E1041]*[.$C$4]))" office:value-type="float" office:value="57.1135">
            <text:p>57.1135</text:p>
          </table:table-cell>
          <table:table-cell table:formula="of:=SQRT(ABS([.$D$2]^2-[.F1041]^2))" office:value-type="float" office:value="154.800026220121">
            <text:p>154.800026220121</text:p>
          </table:table-cell>
          <table:table-cell table:formula="of:=ABS([.B1041]-[.G1041])" office:value-type="float" office:value="0.0000262201175189602">
            <text:p>0.0000262201175189602</text:p>
          </table:table-cell>
          <table:table-cell table:number-columns-repeated="3"/>
        </table:table-row>
        <table:table-row table:style-name="ro2">
          <table:table-cell table:formula="of:=[.A1041]+[.A$4]" office:value-type="float" office:value="309.900000000006">
            <text:p>309.900000000006</text:p>
          </table:table-cell>
          <table:table-cell table:formula="of:=[.A1042]/([.$D$4]*2)" office:value-type="float" office:value="154.950000000003">
            <text:p>154.950000000003</text:p>
          </table:table-cell>
          <table:table-cell table:formula="of:=SQRT(ABS([.$D$2]^2-[.B1042]^2))" office:value-type="float" office:value="56.7053568897954">
            <text:p>56.7053568897954</text:p>
          </table:table-cell>
          <table:table-cell table:formula="of:=([.$C$10]-[.C1042])*[.$B$4]" office:value-type="float" office:value="177364.343189775">
            <text:p>177364.343189775</text:p>
          </table:table-cell>
          <table:table-cell table:formula="of:=ROUND([.D1042])" office:value-type="float" office:value="177364">
            <text:p>177364</text:p>
          </table:table-cell>
          <table:table-cell table:formula="of:=([.$C$8]-([.E1042]*[.$C$4]))" office:value-type="float" office:value="56.7056346153846">
            <text:p>56.7056346153846</text:p>
          </table:table-cell>
          <table:table-cell table:formula="of:=SQRT(ABS([.$D$2]^2-[.F1042]^2))" office:value-type="float" office:value="154.949898363524">
            <text:p>154.949898363524</text:p>
          </table:table-cell>
          <table:table-cell table:formula="of:=ABS([.B1042]-[.G1042])" office:value-type="float" office:value="0.000101636478746059">
            <text:p>0.000101636478746059</text:p>
          </table:table-cell>
          <table:table-cell table:number-columns-repeated="3"/>
        </table:table-row>
        <table:table-row table:style-name="ro2">
          <table:table-cell table:formula="of:=[.A1042]+[.A$4]" office:value-type="float" office:value="310.200000000006">
            <text:p>310.200000000006</text:p>
          </table:table-cell>
          <table:table-cell table:formula="of:=[.A1043]/([.$D$4]*2)" office:value-type="float" office:value="155.100000000003">
            <text:p>155.100000000003</text:p>
          </table:table-cell>
          <table:table-cell table:formula="of:=SQRT(ABS([.$D$2]^2-[.B1043]^2))" office:value-type="float" office:value="56.2937829604573">
            <text:p>56.2937829604573</text:p>
          </table:table-cell>
          <table:table-cell table:formula="of:=([.$C$10]-[.C1043])*[.$B$4]" office:value-type="float" office:value="178038.417026801">
            <text:p>178038.417026801</text:p>
          </table:table-cell>
          <table:table-cell table:formula="of:=ROUND([.D1043])" office:value-type="float" office:value="178038">
            <text:p>178038</text:p>
          </table:table-cell>
          <table:table-cell table:formula="of:=([.$C$8]-([.E1043]*[.$C$4]))" office:value-type="float" office:value="56.2941057692308">
            <text:p>56.2941057692308</text:p>
          </table:table-cell>
          <table:table-cell table:formula="of:=SQRT(ABS([.$D$2]^2-[.F1043]^2))" office:value-type="float" office:value="155.099882835683">
            <text:p>155.099882835683</text:p>
          </table:table-cell>
          <table:table-cell table:formula="of:=ABS([.B1043]-[.G1043])" office:value-type="float" office:value="0.000117164319789254">
            <text:p>0.000117164319789254</text:p>
          </table:table-cell>
          <table:table-cell table:number-columns-repeated="3"/>
        </table:table-row>
        <table:table-row table:style-name="ro2">
          <table:table-cell table:formula="of:=[.A1043]+[.A$4]" office:value-type="float" office:value="310.500000000006">
            <text:p>310.500000000006</text:p>
          </table:table-cell>
          <table:table-cell table:formula="of:=[.A1044]/([.$D$4]*2)" office:value-type="float" office:value="155.250000000003">
            <text:p>155.250000000003</text:p>
          </table:table-cell>
          <table:table-cell table:formula="of:=SQRT(ABS([.$D$2]^2-[.B1044]^2))" office:value-type="float" office:value="55.8787750402518">
            <text:p>55.8787750402518</text:p>
          </table:table-cell>
          <table:table-cell table:formula="of:=([.$C$10]-[.C1044])*[.$B$4]" office:value-type="float" office:value="178718.115037847">
            <text:p>178718.115037847</text:p>
          </table:table-cell>
          <table:table-cell table:formula="of:=ROUND([.D1044])" office:value-type="float" office:value="178718">
            <text:p>178718</text:p>
          </table:table-cell>
          <table:table-cell table:formula="of:=([.$C$8]-([.E1044]*[.$C$4]))" office:value-type="float" office:value="55.8789134615385">
            <text:p>55.8789134615385</text:p>
          </table:table-cell>
          <table:table-cell table:formula="of:=SQRT(ABS([.$D$2]^2-[.F1044]^2))" office:value-type="float" office:value="155.249950178278">
            <text:p>155.249950178278</text:p>
          </table:table-cell>
          <table:table-cell table:formula="of:=ABS([.B1044]-[.G1044])" office:value-type="float" office:value="0.0000498217247013599">
            <text:p>0.0000498217247013599</text:p>
          </table:table-cell>
          <table:table-cell table:number-columns-repeated="3"/>
        </table:table-row>
        <table:table-row table:style-name="ro2">
          <table:table-cell table:formula="of:=[.A1044]+[.A$4]" office:value-type="float" office:value="310.800000000006">
            <text:p>310.800000000006</text:p>
          </table:table-cell>
          <table:table-cell table:formula="of:=[.A1045]/([.$D$4]*2)" office:value-type="float" office:value="155.400000000003">
            <text:p>155.400000000003</text:p>
          </table:table-cell>
          <table:table-cell table:formula="of:=SQRT(ABS([.$D$2]^2-[.B1045]^2))" office:value-type="float" office:value="55.46025603979">
            <text:p>55.46025603979</text:p>
          </table:table-cell>
          <table:table-cell table:formula="of:=([.$C$10]-[.C1045])*[.$B$4]" office:value-type="float" office:value="179403.563479548">
            <text:p>179403.563479548</text:p>
          </table:table-cell>
          <table:table-cell table:formula="of:=ROUND([.D1045])" office:value-type="float" office:value="179404">
            <text:p>179404</text:p>
          </table:table-cell>
          <table:table-cell table:formula="of:=([.$C$8]-([.E1045]*[.$C$4]))" office:value-type="float" office:value="55.4600576923077">
            <text:p>55.4600576923077</text:p>
          </table:table-cell>
          <table:table-cell table:formula="of:=SQRT(ABS([.$D$2]^2-[.F1045]^2))" office:value-type="float" office:value="155.400070787519">
            <text:p>155.400070787519</text:p>
          </table:table-cell>
          <table:table-cell table:formula="of:=ABS([.B1045]-[.G1045])" office:value-type="float" office:value="0.0000707875159378091">
            <text:p>0.0000707875159378091</text:p>
          </table:table-cell>
          <table:table-cell table:number-columns-repeated="3"/>
        </table:table-row>
        <table:table-row table:style-name="ro2">
          <table:table-cell table:formula="of:=[.A1045]+[.A$4]" office:value-type="float" office:value="311.100000000006">
            <text:p>311.100000000006</text:p>
          </table:table-cell>
          <table:table-cell table:formula="of:=[.A1046]/([.$D$4]*2)" office:value-type="float" office:value="155.550000000003">
            <text:p>155.550000000003</text:p>
          </table:table-cell>
          <table:table-cell table:formula="of:=SQRT(ABS([.$D$2]^2-[.B1046]^2))" office:value-type="float" office:value="55.0381458626566">
            <text:p>55.0381458626566</text:p>
          </table:table-cell>
          <table:table-cell table:formula="of:=([.$C$10]-[.C1046])*[.$B$4]" office:value-type="float" office:value="180094.893533436">
            <text:p>180094.893533436</text:p>
          </table:table-cell>
          <table:table-cell table:formula="of:=ROUND([.D1046])" office:value-type="float" office:value="180095">
            <text:p>180095</text:p>
          </table:table-cell>
          <table:table-cell table:formula="of:=([.$C$8]-([.E1046]*[.$C$4]))" office:value-type="float" office:value="55.0381490384615">
            <text:p>55.0381490384615</text:p>
          </table:table-cell>
          <table:table-cell table:formula="of:=SQRT(ABS([.$D$2]^2-[.F1046]^2))" office:value-type="float" office:value="155.54999887631">
            <text:p>155.54999887631</text:p>
          </table:table-cell>
          <table:table-cell table:formula="of:=ABS([.B1046]-[.G1046])" office:value-type="float" office:value="0.00000112369284011038">
            <text:p>0.00000112369284011038</text:p>
          </table:table-cell>
          <table:table-cell table:number-columns-repeated="3"/>
        </table:table-row>
        <table:table-row table:style-name="ro2">
          <table:table-cell table:formula="of:=[.A1046]+[.A$4]" office:value-type="float" office:value="311.400000000006">
            <text:p>311.400000000006</text:p>
          </table:table-cell>
          <table:table-cell table:formula="of:=[.A1047]/([.$D$4]*2)" office:value-type="float" office:value="155.700000000003">
            <text:p>155.700000000003</text:p>
          </table:table-cell>
          <table:table-cell table:formula="of:=SQRT(ABS([.$D$2]^2-[.B1047]^2))" office:value-type="float" office:value="54.6123612380847">
            <text:p>54.6123612380847</text:p>
          </table:table-cell>
          <table:table-cell table:formula="of:=([.$C$10]-[.C1047])*[.$B$4]" office:value-type="float" office:value="180792.241579979">
            <text:p>180792.241579979</text:p>
          </table:table-cell>
          <table:table-cell table:formula="of:=ROUND([.D1047])" office:value-type="float" office:value="180792">
            <text:p>180792</text:p>
          </table:table-cell>
          <table:table-cell table:formula="of:=([.$C$8]-([.E1047]*[.$C$4]))" office:value-type="float" office:value="54.6125769230769">
            <text:p>54.6125769230769</text:p>
          </table:table-cell>
          <table:table-cell table:formula="of:=SQRT(ABS([.$D$2]^2-[.F1047]^2))" office:value-type="float" office:value="155.699924347512">
            <text:p>155.699924347512</text:p>
          </table:table-cell>
          <table:table-cell table:formula="of:=ABS([.B1047]-[.G1047])" office:value-type="float" office:value="0.0000756524908638312">
            <text:p>0.0000756524908638312</text:p>
          </table:table-cell>
          <table:table-cell table:number-columns-repeated="3"/>
        </table:table-row>
        <table:table-row table:style-name="ro2">
          <table:table-cell table:formula="of:=[.A1047]+[.A$4]" office:value-type="float" office:value="311.700000000006">
            <text:p>311.700000000006</text:p>
          </table:table-cell>
          <table:table-cell table:formula="of:=[.A1048]/([.$D$4]*2)" office:value-type="float" office:value="155.850000000003">
            <text:p>155.850000000003</text:p>
          </table:table-cell>
          <table:table-cell table:formula="of:=SQRT(ABS([.$D$2]^2-[.B1048]^2))" office:value-type="float" office:value="54.1828155414524">
            <text:p>54.1828155414524</text:p>
          </table:table-cell>
          <table:table-cell table:formula="of:=([.$C$10]-[.C1048])*[.$B$4]" office:value-type="float" office:value="181495.749492573">
            <text:p>181495.749492573</text:p>
          </table:table-cell>
          <table:table-cell table:formula="of:=ROUND([.D1048])" office:value-type="float" office:value="181496">
            <text:p>181496</text:p>
          </table:table-cell>
          <table:table-cell table:formula="of:=([.$C$8]-([.E1048]*[.$C$4]))" office:value-type="float" office:value="54.1827307692308">
            <text:p>54.1827307692308</text:p>
          </table:table-cell>
          <table:table-cell table:formula="of:=SQRT(ABS([.$D$2]^2-[.F1048]^2))" office:value-type="float" office:value="155.85002947189">
            <text:p>155.85002947189</text:p>
          </table:table-cell>
          <table:table-cell table:formula="of:=ABS([.B1048]-[.G1048])" office:value-type="float" office:value="0.0000294718871884925">
            <text:p>0.0000294718871884925</text:p>
          </table:table-cell>
          <table:table-cell table:number-columns-repeated="3"/>
        </table:table-row>
        <table:table-row table:style-name="ro2">
          <table:table-cell table:formula="of:=[.A1048]+[.A$4]" office:value-type="float" office:value="312.000000000006">
            <text:p>312.000000000006</text:p>
          </table:table-cell>
          <table:table-cell table:formula="of:=[.A1049]/([.$D$4]*2)" office:value-type="float" office:value="156.000000000003">
            <text:p>156.000000000003</text:p>
          </table:table-cell>
          <table:table-cell table:formula="of:=SQRT(ABS([.$D$2]^2-[.B1049]^2))" office:value-type="float" office:value="53.7494186014979">
            <text:p>53.7494186014979</text:p>
          </table:table-cell>
          <table:table-cell table:formula="of:=([.$C$10]-[.C1049])*[.$B$4]" office:value-type="float" office:value="182205.564953286">
            <text:p>182205.564953286</text:p>
          </table:table-cell>
          <table:table-cell table:formula="of:=ROUND([.D1049])" office:value-type="float" office:value="182206">
            <text:p>182206</text:p>
          </table:table-cell>
          <table:table-cell table:formula="of:=([.$C$8]-([.E1049]*[.$C$4]))" office:value-type="float" office:value="53.7492211538462">
            <text:p>53.7492211538462</text:p>
          </table:table-cell>
          <table:table-cell table:formula="of:=SQRT(ABS([.$D$2]^2-[.F1049]^2))" office:value-type="float" office:value="156.000068029969">
            <text:p>156.000068029969</text:p>
          </table:table-cell>
          <table:table-cell table:formula="of:=ABS([.B1049]-[.G1049])" office:value-type="float" office:value="0.0000680299658881722">
            <text:p>0.0000680299658881722</text:p>
          </table:table-cell>
          <table:table-cell table:number-columns-repeated="3"/>
        </table:table-row>
        <table:table-row table:style-name="ro2">
          <table:table-cell table:formula="of:=[.A1049]+[.A$4]" office:value-type="float" office:value="312.300000000006">
            <text:p>312.300000000006</text:p>
          </table:table-cell>
          <table:table-cell table:formula="of:=[.A1050]/([.$D$4]*2)" office:value-type="float" office:value="156.150000000003">
            <text:p>156.150000000003</text:p>
          </table:table-cell>
          <table:table-cell table:formula="of:=SQRT(ABS([.$D$2]^2-[.B1050]^2))" office:value-type="float" office:value="53.3120764930334">
            <text:p>53.3120764930334</text:p>
          </table:table-cell>
          <table:table-cell table:formula="of:=([.$C$10]-[.C1050])*[.$B$4]" office:value-type="float" office:value="182921.841792346">
            <text:p>182921.841792346</text:p>
          </table:table-cell>
          <table:table-cell table:formula="of:=ROUND([.D1050])" office:value-type="float" office:value="182922">
            <text:p>182922</text:p>
          </table:table-cell>
          <table:table-cell table:formula="of:=([.$C$8]-([.E1050]*[.$C$4]))" office:value-type="float" office:value="53.3120480769231">
            <text:p>53.3120480769231</text:p>
          </table:table-cell>
          <table:table-cell table:formula="of:=SQRT(ABS([.$D$2]^2-[.F1050]^2))" office:value-type="float" office:value="156.150009701709">
            <text:p>156.150009701709</text:p>
          </table:table-cell>
          <table:table-cell table:formula="of:=ABS([.B1050]-[.G1050])" office:value-type="float" office:value="0.00000970170603409315">
            <text:p>0.00000970170603409315</text:p>
          </table:table-cell>
          <table:table-cell table:number-columns-repeated="3"/>
        </table:table-row>
        <table:table-row table:style-name="ro2">
          <table:table-cell table:formula="of:=[.A1050]+[.A$4]" office:value-type="float" office:value="312.600000000006">
            <text:p>312.600000000006</text:p>
          </table:table-cell>
          <table:table-cell table:formula="of:=[.A1051]/([.$D$4]*2)" office:value-type="float" office:value="156.300000000003">
            <text:p>156.300000000003</text:p>
          </table:table-cell>
          <table:table-cell table:formula="of:=SQRT(ABS([.$D$2]^2-[.B1051]^2))" office:value-type="float" office:value="52.8706913137992">
            <text:p>52.8706913137992</text:p>
          </table:table-cell>
          <table:table-cell table:formula="of:=([.$C$10]-[.C1051])*[.$B$4]" office:value-type="float" office:value="183644.740353611">
            <text:p>183644.740353611</text:p>
          </table:table-cell>
          <table:table-cell table:formula="of:=ROUND([.D1051])" office:value-type="float" office:value="183645">
            <text:p>183645</text:p>
          </table:table-cell>
          <table:table-cell table:formula="of:=([.$C$8]-([.E1051]*[.$C$4]))" office:value-type="float" office:value="52.8706009615385">
            <text:p>52.8706009615385</text:p>
          </table:table-cell>
          <table:table-cell table:formula="of:=SQRT(ABS([.$D$2]^2-[.F1051]^2))" office:value-type="float" office:value="156.300030562907">
            <text:p>156.300030562907</text:p>
          </table:table-cell>
          <table:table-cell table:formula="of:=ABS([.B1051]-[.G1051])" office:value-type="float" office:value="0.0000305629042998134">
            <text:p>0.0000305629042998134</text:p>
          </table:table-cell>
          <table:table-cell table:number-columns-repeated="3"/>
        </table:table-row>
        <table:table-row table:style-name="ro2">
          <table:table-cell table:formula="of:=[.A1051]+[.A$4]" office:value-type="float" office:value="312.900000000006">
            <text:p>312.900000000006</text:p>
          </table:table-cell>
          <table:table-cell table:formula="of:=[.A1052]/([.$D$4]*2)" office:value-type="float" office:value="156.450000000003">
            <text:p>156.450000000003</text:p>
          </table:table-cell>
          <table:table-cell table:formula="of:=SQRT(ABS([.$D$2]^2-[.B1052]^2))" office:value-type="float" office:value="52.4251609439498">
            <text:p>52.4251609439498</text:p>
          </table:table-cell>
          <table:table-cell table:formula="of:=([.$C$10]-[.C1052])*[.$B$4]" office:value-type="float" office:value="184374.427888483">
            <text:p>184374.427888483</text:p>
          </table:table-cell>
          <table:table-cell table:formula="of:=ROUND([.D1052])" office:value-type="float" office:value="184374">
            <text:p>184374</text:p>
          </table:table-cell>
          <table:table-cell table:formula="of:=([.$C$8]-([.E1052]*[.$C$4]))" office:value-type="float" office:value="52.4254903846154">
            <text:p>52.4254903846154</text:p>
          </table:table-cell>
          <table:table-cell table:formula="of:=SQRT(ABS([.$D$2]^2-[.F1052]^2))" office:value-type="float" office:value="156.449889606649">
            <text:p>156.449889606649</text:p>
          </table:table-cell>
          <table:table-cell table:formula="of:=ABS([.B1052]-[.G1052])" office:value-type="float" office:value="0.000110393354248117">
            <text:p>0.000110393354248117</text:p>
          </table:table-cell>
          <table:table-cell table:number-columns-repeated="3"/>
        </table:table-row>
        <table:table-row table:style-name="ro2">
          <table:table-cell table:formula="of:=[.A1052]+[.A$4]" office:value-type="float" office:value="313.200000000006">
            <text:p>313.200000000006</text:p>
          </table:table-cell>
          <table:table-cell table:formula="of:=[.A1053]/([.$D$4]*2)" office:value-type="float" office:value="156.600000000003">
            <text:p>156.600000000003</text:p>
          </table:table-cell>
          <table:table-cell table:formula="of:=SQRT(ABS([.$D$2]^2-[.B1053]^2))" office:value-type="float" office:value="51.9753787864893">
            <text:p>51.9753787864893</text:p>
          </table:table-cell>
          <table:table-cell table:formula="of:=([.$C$10]-[.C1053])*[.$B$4]" office:value-type="float" office:value="185111.078981017">
            <text:p>185111.078981017</text:p>
          </table:table-cell>
          <table:table-cell table:formula="of:=ROUND([.D1053])" office:value-type="float" office:value="185111">
            <text:p>185111</text:p>
          </table:table-cell>
          <table:table-cell table:formula="of:=([.$C$8]-([.E1053]*[.$C$4]))" office:value-type="float" office:value="51.9754951923077">
            <text:p>51.9754951923077</text:p>
          </table:table-cell>
          <table:table-cell table:formula="of:=SQRT(ABS([.$D$2]^2-[.F1053]^2))" office:value-type="float" office:value="156.599961364984">
            <text:p>156.599961364984</text:p>
          </table:table-cell>
          <table:table-cell table:formula="of:=ABS([.B1053]-[.G1053])" office:value-type="float" office:value="0.0000386350193366525">
            <text:p>0.0000386350193366525</text:p>
          </table:table-cell>
          <table:table-cell table:number-columns-repeated="3"/>
        </table:table-row>
        <table:table-row table:style-name="ro2">
          <table:table-cell table:formula="of:=[.A1053]+[.A$4]" office:value-type="float" office:value="313.500000000006">
            <text:p>313.500000000006</text:p>
          </table:table-cell>
          <table:table-cell table:formula="of:=[.A1054]/([.$D$4]*2)" office:value-type="float" office:value="156.750000000003">
            <text:p>156.750000000003</text:p>
          </table:table-cell>
          <table:table-cell table:formula="of:=SQRT(ABS([.$D$2]^2-[.B1054]^2))" office:value-type="float" office:value="51.5212334867774">
            <text:p>51.5212334867774</text:p>
          </table:table-cell>
          <table:table-cell table:formula="of:=([.$C$10]-[.C1054])*[.$B$4]" office:value-type="float" office:value="185854.876007316">
            <text:p>185854.876007316</text:p>
          </table:table-cell>
          <table:table-cell table:formula="of:=ROUND([.D1054])" office:value-type="float" office:value="185855">
            <text:p>185855</text:p>
          </table:table-cell>
          <table:table-cell table:formula="of:=([.$C$8]-([.E1054]*[.$C$4]))" office:value-type="float" office:value="51.5212259615385">
            <text:p>51.5212259615385</text:p>
          </table:table-cell>
          <table:table-cell table:formula="of:=SQRT(ABS([.$D$2]^2-[.F1054]^2))" office:value-type="float" office:value="156.750002473429">
            <text:p>156.750002473429</text:p>
          </table:table-cell>
          <table:table-cell table:formula="of:=ABS([.B1054]-[.G1054])" office:value-type="float" office:value="0.00000247342623538316">
            <text:p>0.00000247342623538316</text:p>
          </table:table-cell>
          <table:table-cell table:number-columns-repeated="3"/>
        </table:table-row>
        <table:table-row table:style-name="ro2">
          <table:table-cell table:formula="of:=[.A1054]+[.A$4]" office:value-type="float" office:value="313.800000000006">
            <text:p>313.800000000006</text:p>
          </table:table-cell>
          <table:table-cell table:formula="of:=[.A1055]/([.$D$4]*2)" office:value-type="float" office:value="156.900000000003">
            <text:p>156.900000000003</text:p>
          </table:table-cell>
          <table:table-cell table:formula="of:=SQRT(ABS([.$D$2]^2-[.B1055]^2))" office:value-type="float" office:value="51.062608629006">
            <text:p>51.062608629006</text:p>
          </table:table-cell>
          <table:table-cell table:formula="of:=([.$C$10]-[.C1055])*[.$B$4]" office:value-type="float" office:value="186606.009632643">
            <text:p>186606.009632643</text:p>
          </table:table-cell>
          <table:table-cell table:formula="of:=ROUND([.D1055])" office:value-type="float" office:value="186606">
            <text:p>186606</text:p>
          </table:table-cell>
          <table:table-cell table:formula="of:=([.$C$8]-([.E1055]*[.$C$4]))" office:value-type="float" office:value="51.0626826923077">
            <text:p>51.0626826923077</text:p>
          </table:table-cell>
          <table:table-cell table:formula="of:=SQRT(ABS([.$D$2]^2-[.F1055]^2))" office:value-type="float" office:value="156.899975896317">
            <text:p>156.899975896317</text:p>
          </table:table-cell>
          <table:table-cell table:formula="of:=ABS([.B1055]-[.G1055])" office:value-type="float" office:value="0.0000241036865702426">
            <text:p>0.0000241036865702426</text:p>
          </table:table-cell>
          <table:table-cell table:number-columns-repeated="3"/>
        </table:table-row>
        <table:table-row table:style-name="ro2">
          <table:table-cell table:formula="of:=[.A1055]+[.A$4]" office:value-type="float" office:value="314.100000000006">
            <text:p>314.100000000006</text:p>
          </table:table-cell>
          <table:table-cell table:formula="of:=[.A1056]/([.$D$4]*2)" office:value-type="float" office:value="157.050000000003">
            <text:p>157.050000000003</text:p>
          </table:table-cell>
          <table:table-cell table:formula="of:=SQRT(ABS([.$D$2]^2-[.B1056]^2))" office:value-type="float" office:value="50.5993824072887">
            <text:p>50.5993824072887</text:p>
          </table:table-cell>
          <table:table-cell table:formula="of:=([.$C$10]-[.C1056])*[.$B$4]" office:value-type="float" office:value="187364.679350101">
            <text:p>187364.679350101</text:p>
          </table:table-cell>
          <table:table-cell table:formula="of:=ROUND([.D1056])" office:value-type="float" office:value="187365">
            <text:p>187365</text:p>
          </table:table-cell>
          <table:table-cell table:formula="of:=([.$C$8]-([.E1056]*[.$C$4]))" office:value-type="float" office:value="50.5992548076923">
            <text:p>50.5992548076923</text:p>
          </table:table-cell>
          <table:table-cell table:formula="of:=SQRT(ABS([.$D$2]^2-[.F1056]^2))" office:value-type="float" office:value="157.050041110807">
            <text:p>157.050041110807</text:p>
          </table:table-cell>
          <table:table-cell table:formula="of:=ABS([.B1056]-[.G1056])" office:value-type="float" office:value="0.0000411108040907493">
            <text:p>0.0000411108040907493</text:p>
          </table:table-cell>
          <table:table-cell table:number-columns-repeated="3"/>
        </table:table-row>
        <table:table-row table:style-name="ro2">
          <table:table-cell table:formula="of:=[.A1056]+[.A$4]" office:value-type="float" office:value="314.400000000006">
            <text:p>314.400000000006</text:p>
          </table:table-cell>
          <table:table-cell table:formula="of:=[.A1057]/([.$D$4]*2)" office:value-type="float" office:value="157.200000000003">
            <text:p>157.200000000003</text:p>
          </table:table-cell>
          <table:table-cell table:formula="of:=SQRT(ABS([.$D$2]^2-[.B1057]^2))" office:value-type="float" office:value="50.1314272687207">
            <text:p>50.1314272687207</text:p>
          </table:table-cell>
          <table:table-cell table:formula="of:=([.$C$10]-[.C1057])*[.$B$4]" office:value-type="float" office:value="188131.094065236">
            <text:p>188131.094065236</text:p>
          </table:table-cell>
          <table:table-cell table:formula="of:=ROUND([.D1057])" office:value-type="float" office:value="188131">
            <text:p>188131</text:p>
          </table:table-cell>
          <table:table-cell table:formula="of:=([.$C$8]-([.E1057]*[.$C$4]))" office:value-type="float" office:value="50.1315528846154">
            <text:p>50.1315528846154</text:p>
          </table:table-cell>
          <table:table-cell table:formula="of:=SQRT(ABS([.$D$2]^2-[.F1057]^2))" office:value-type="float" office:value="157.199959940761">
            <text:p>157.199959940761</text:p>
          </table:table-cell>
          <table:table-cell table:formula="of:=ABS([.B1057]-[.G1057])" office:value-type="float" office:value="0.0000400592416269774">
            <text:p>0.0000400592416269774</text:p>
          </table:table-cell>
          <table:table-cell table:number-columns-repeated="3"/>
        </table:table-row>
        <table:table-row table:style-name="ro2">
          <table:table-cell table:formula="of:=[.A1057]+[.A$4]" office:value-type="float" office:value="314.700000000006">
            <text:p>314.700000000006</text:p>
          </table:table-cell>
          <table:table-cell table:formula="of:=[.A1058]/([.$D$4]*2)" office:value-type="float" office:value="157.350000000003">
            <text:p>157.350000000003</text:p>
          </table:table-cell>
          <table:table-cell table:formula="of:=SQRT(ABS([.$D$2]^2-[.B1058]^2))" office:value-type="float" office:value="49.658609525429">
            <text:p>49.658609525429</text:p>
          </table:table-cell>
          <table:table-cell table:formula="of:=([.$C$10]-[.C1058])*[.$B$4]" office:value-type="float" office:value="188905.472731415">
            <text:p>188905.472731415</text:p>
          </table:table-cell>
          <table:table-cell table:formula="of:=ROUND([.D1058])" office:value-type="float" office:value="188905">
            <text:p>188905</text:p>
          </table:table-cell>
          <table:table-cell table:formula="of:=([.$C$8]-([.E1058]*[.$C$4]))" office:value-type="float" office:value="49.6589663461539">
            <text:p>49.6589663461539</text:p>
          </table:table-cell>
          <table:table-cell table:formula="of:=SQRT(ABS([.$D$2]^2-[.F1058]^2))" office:value-type="float" office:value="157.34988738932">
            <text:p>157.34988738932</text:p>
          </table:table-cell>
          <table:table-cell table:formula="of:=ABS([.B1058]-[.G1058])" office:value-type="float" office:value="0.000112610683487446">
            <text:p>0.000112610683487446</text:p>
          </table:table-cell>
          <table:table-cell table:number-columns-repeated="3"/>
        </table:table-row>
        <table:table-row table:style-name="ro2">
          <table:table-cell table:formula="of:=[.A1058]+[.A$4]" office:value-type="float" office:value="315.000000000006">
            <text:p>315.000000000006</text:p>
          </table:table-cell>
          <table:table-cell table:formula="of:=[.A1059]/([.$D$4]*2)" office:value-type="float" office:value="157.500000000003">
            <text:p>157.500000000003</text:p>
          </table:table-cell>
          <table:table-cell table:formula="of:=SQRT(ABS([.$D$2]^2-[.B1059]^2))" office:value-type="float" office:value="49.1807889322551">
            <text:p>49.1807889322551</text:p>
          </table:table-cell>
          <table:table-cell table:formula="of:=([.$C$10]-[.C1059])*[.$B$4]" office:value-type="float" office:value="189688.045041495">
            <text:p>189688.045041495</text:p>
          </table:table-cell>
          <table:table-cell table:formula="of:=ROUND([.D1059])" office:value-type="float" office:value="189688">
            <text:p>189688</text:p>
          </table:table-cell>
          <table:table-cell table:formula="of:=([.$C$8]-([.E1059]*[.$C$4]))" office:value-type="float" office:value="49.1808846153846">
            <text:p>49.1808846153846</text:p>
          </table:table-cell>
          <table:table-cell table:formula="of:=SQRT(ABS([.$D$2]^2-[.F1059]^2))" office:value-type="float" office:value="157.499970122055">
            <text:p>157.499970122055</text:p>
          </table:table-cell>
          <table:table-cell table:formula="of:=ABS([.B1059]-[.G1059])" office:value-type="float" office:value="0.0000298779480658595">
            <text:p>0.0000298779480658595</text:p>
          </table:table-cell>
          <table:table-cell table:number-columns-repeated="3"/>
        </table:table-row>
        <table:table-row table:style-name="ro2">
          <table:table-cell table:formula="of:=[.A1059]+[.A$4]" office:value-type="float" office:value="315.300000000006">
            <text:p>315.300000000006</text:p>
          </table:table-cell>
          <table:table-cell table:formula="of:=[.A1060]/([.$D$4]*2)" office:value-type="float" office:value="157.650000000003">
            <text:p>157.650000000003</text:p>
          </table:table-cell>
          <table:table-cell table:formula="of:=SQRT(ABS([.$D$2]^2-[.B1060]^2))" office:value-type="float" office:value="48.6978182262719">
            <text:p>48.6978182262719</text:p>
          </table:table-cell>
          <table:table-cell table:formula="of:=([.$C$10]-[.C1060])*[.$B$4]" office:value-type="float" office:value="190479.052182003">
            <text:p>190479.052182003</text:p>
          </table:table-cell>
          <table:table-cell table:formula="of:=ROUND([.D1060])" office:value-type="float" office:value="190479">
            <text:p>190479</text:p>
          </table:table-cell>
          <table:table-cell table:formula="of:=([.$C$8]-([.E1060]*[.$C$4]))" office:value-type="float" office:value="48.6979182692308">
            <text:p>48.6979182692308</text:p>
          </table:table-cell>
          <table:table-cell table:formula="of:=SQRT(ABS([.$D$2]^2-[.F1060]^2))" office:value-type="float" office:value="157.649969096868">
            <text:p>157.649969096868</text:p>
          </table:table-cell>
          <table:table-cell table:formula="of:=ABS([.B1060]-[.G1060])" office:value-type="float" office:value="0.0000309031354674971">
            <text:p>0.0000309031354674971</text:p>
          </table:table-cell>
          <table:table-cell table:number-columns-repeated="3"/>
        </table:table-row>
        <table:table-row table:style-name="ro2">
          <table:table-cell table:formula="of:=[.A1060]+[.A$4]" office:value-type="float" office:value="315.600000000006">
            <text:p>315.600000000006</text:p>
          </table:table-cell>
          <table:table-cell table:formula="of:=[.A1061]/([.$D$4]*2)" office:value-type="float" office:value="157.800000000003">
            <text:p>157.800000000003</text:p>
          </table:table-cell>
          <table:table-cell table:formula="of:=SQRT(ABS([.$D$2]^2-[.B1061]^2))" office:value-type="float" office:value="48.2095426238314">
            <text:p>48.2095426238314</text:p>
          </table:table-cell>
          <table:table-cell table:formula="of:=([.$C$10]-[.C1061])*[.$B$4]" office:value-type="float" office:value="191278.747656866">
            <text:p>191278.747656866</text:p>
          </table:table-cell>
          <table:table-cell table:formula="of:=ROUND([.D1061])" office:value-type="float" office:value="191279">
            <text:p>191279</text:p>
          </table:table-cell>
          <table:table-cell table:formula="of:=([.$C$8]-([.E1061]*[.$C$4]))" office:value-type="float" office:value="48.2094567307692">
            <text:p>48.2094567307692</text:p>
          </table:table-cell>
          <table:table-cell table:formula="of:=SQRT(ABS([.$D$2]^2-[.F1061]^2))" office:value-type="float" office:value="157.800026241202">
            <text:p>157.800026241202</text:p>
          </table:table-cell>
          <table:table-cell table:formula="of:=ABS([.B1061]-[.G1061])" office:value-type="float" office:value="0.0000262411990377132">
            <text:p>0.0000262411990377132</text:p>
          </table:table-cell>
          <table:table-cell table:number-columns-repeated="3"/>
        </table:table-row>
        <table:table-row table:style-name="ro2">
          <table:table-cell table:formula="of:=[.A1061]+[.A$4]" office:value-type="float" office:value="315.900000000006">
            <text:p>315.900000000006</text:p>
          </table:table-cell>
          <table:table-cell table:formula="of:=[.A1062]/([.$D$4]*2)" office:value-type="float" office:value="157.950000000003">
            <text:p>157.950000000003</text:p>
          </table:table-cell>
          <table:table-cell table:formula="of:=SQRT(ABS([.$D$2]^2-[.B1062]^2))" office:value-type="float" office:value="47.7157992702523">
            <text:p>47.7157992702523</text:p>
          </table:table-cell>
          <table:table-cell table:formula="of:=([.$C$10]-[.C1062])*[.$B$4]" office:value-type="float" office:value="192087.398188712">
            <text:p>192087.398188712</text:p>
          </table:table-cell>
          <table:table-cell table:formula="of:=ROUND([.D1062])" office:value-type="float" office:value="192087">
            <text:p>192087</text:p>
          </table:table-cell>
          <table:table-cell table:formula="of:=([.$C$8]-([.E1062]*[.$C$4]))" office:value-type="float" office:value="47.7161105769231">
            <text:p>47.7161105769231</text:p>
          </table:table-cell>
          <table:table-cell table:formula="of:=SQRT(ABS([.$D$2]^2-[.F1062]^2))" office:value-type="float" office:value="157.949905955689">
            <text:p>157.949905955689</text:p>
          </table:table-cell>
          <table:table-cell table:formula="of:=ABS([.B1062]-[.G1062])" office:value-type="float" office:value="0.0000940443145793779">
            <text:p>0.0000940443145793779</text:p>
          </table:table-cell>
          <table:table-cell table:number-columns-repeated="3"/>
        </table:table-row>
        <table:table-row table:style-name="ro2">
          <table:table-cell table:formula="of:=[.A1062]+[.A$4]" office:value-type="float" office:value="316.200000000006">
            <text:p>316.200000000006</text:p>
          </table:table-cell>
          <table:table-cell table:formula="of:=[.A1063]/([.$D$4]*2)" office:value-type="float" office:value="158.100000000003">
            <text:p>158.100000000003</text:p>
          </table:table-cell>
          <table:table-cell table:formula="of:=SQRT(ABS([.$D$2]^2-[.B1063]^2))" office:value-type="float" office:value="47.216416636579">
            <text:p>47.216416636579</text:p>
          </table:table-cell>
          <table:table-cell table:formula="of:=([.$C$10]-[.C1063])*[.$B$4]" office:value-type="float" office:value="192905.284706854">
            <text:p>192905.284706854</text:p>
          </table:table-cell>
          <table:table-cell table:formula="of:=ROUND([.D1063])" office:value-type="float" office:value="192905">
            <text:p>192905</text:p>
          </table:table-cell>
          <table:table-cell table:formula="of:=([.$C$8]-([.E1063]*[.$C$4]))" office:value-type="float" office:value="47.2166586538462">
            <text:p>47.2166586538462</text:p>
          </table:table-cell>
          <table:table-cell table:formula="of:=SQRT(ABS([.$D$2]^2-[.F1063]^2))" office:value-type="float" office:value="158.099927721572">
            <text:p>158.099927721572</text:p>
          </table:table-cell>
          <table:table-cell table:formula="of:=ABS([.B1063]-[.G1063])" office:value-type="float" office:value="0.000072278431474615">
            <text:p>0.000072278431474615</text:p>
          </table:table-cell>
          <table:table-cell table:number-columns-repeated="3"/>
        </table:table-row>
        <table:table-row table:style-name="ro2">
          <table:table-cell table:formula="of:=[.A1063]+[.A$4]" office:value-type="float" office:value="316.500000000006">
            <text:p>316.500000000006</text:p>
          </table:table-cell>
          <table:table-cell table:formula="of:=[.A1064]/([.$D$4]*2)" office:value-type="float" office:value="158.250000000003">
            <text:p>158.250000000003</text:p>
          </table:table-cell>
          <table:table-cell table:formula="of:=SQRT(ABS([.$D$2]^2-[.B1064]^2))" office:value-type="float" office:value="46.7112138570495">
            <text:p>46.7112138570495</text:p>
          </table:table-cell>
          <table:table-cell table:formula="of:=([.$C$10]-[.C1064])*[.$B$4]" office:value-type="float" office:value="193732.703432383">
            <text:p>193732.703432383</text:p>
          </table:table-cell>
          <table:table-cell table:formula="of:=ROUND([.D1064])" office:value-type="float" office:value="193733">
            <text:p>193733</text:p>
          </table:table-cell>
          <table:table-cell table:formula="of:=([.$C$8]-([.E1064]*[.$C$4]))" office:value-type="float" office:value="46.7111009615385">
            <text:p>46.7111009615385</text:p>
          </table:table-cell>
          <table:table-cell table:formula="of:=SQRT(ABS([.$D$2]^2-[.F1064]^2))" office:value-type="float" office:value="158.250033323728">
            <text:p>158.250033323728</text:p>
          </table:table-cell>
          <table:table-cell table:formula="of:=ABS([.B1064]-[.G1064])" office:value-type="float" office:value="0.0000333237246650242">
            <text:p>0.0000333237246650242</text:p>
          </table:table-cell>
          <table:table-cell table:number-columns-repeated="3"/>
        </table:table-row>
        <table:table-row table:style-name="ro2">
          <table:table-cell table:formula="of:=[.A1064]+[.A$4]" office:value-type="float" office:value="316.800000000006">
            <text:p>316.800000000006</text:p>
          </table:table-cell>
          <table:table-cell table:formula="of:=[.A1065]/([.$D$4]*2)" office:value-type="float" office:value="158.400000000003">
            <text:p>158.400000000003</text:p>
          </table:table-cell>
          <table:table-cell table:formula="of:=SQRT(ABS([.$D$2]^2-[.B1065]^2))" office:value-type="float" office:value="46.1999999999893">
            <text:p>46.1999999999893</text:p>
          </table:table-cell>
          <table:table-cell table:formula="of:=([.$C$10]-[.C1065])*[.$B$4]" office:value-type="float" office:value="194569.967072292">
            <text:p>194569.967072292</text:p>
          </table:table-cell>
          <table:table-cell table:formula="of:=ROUND([.D1065])" office:value-type="float" office:value="194570">
            <text:p>194570</text:p>
          </table:table-cell>
          <table:table-cell table:formula="of:=([.$C$8]-([.E1065]*[.$C$4]))" office:value-type="float" office:value="46.2000480769231">
            <text:p>46.2000480769231</text:p>
          </table:table-cell>
          <table:table-cell table:formula="of:=SQRT(ABS([.$D$2]^2-[.F1065]^2))" office:value-type="float" office:value="158.399985977556">
            <text:p>158.399985977556</text:p>
          </table:table-cell>
          <table:table-cell table:formula="of:=ABS([.B1065]-[.G1065])" office:value-type="float" office:value="0.0000140224469475925">
            <text:p>0.0000140224469475925</text:p>
          </table:table-cell>
          <table:table-cell table:number-columns-repeated="3"/>
        </table:table-row>
        <table:table-row table:style-name="ro2">
          <table:table-cell table:formula="of:=[.A1065]+[.A$4]" office:value-type="float" office:value="317.100000000006">
            <text:p>317.100000000006</text:p>
          </table:table-cell>
          <table:table-cell table:formula="of:=[.A1066]/([.$D$4]*2)" office:value-type="float" office:value="158.550000000003">
            <text:p>158.550000000003</text:p>
          </table:table-cell>
          <table:table-cell table:formula="of:=SQRT(ABS([.$D$2]^2-[.B1066]^2))" office:value-type="float" office:value="45.6825732637623">
            <text:p>45.6825732637623</text:p>
          </table:table-cell>
          <table:table-cell table:formula="of:=([.$C$10]-[.C1066])*[.$B$4]" office:value-type="float" office:value="195417.406136349">
            <text:p>195417.406136349</text:p>
          </table:table-cell>
          <table:table-cell table:formula="of:=ROUND([.D1066])" office:value-type="float" office:value="195417">
            <text:p>195417</text:p>
          </table:table-cell>
          <table:table-cell table:formula="of:=([.$C$8]-([.E1066]*[.$C$4]))" office:value-type="float" office:value="45.6828894230769">
            <text:p>45.6828894230769</text:p>
          </table:table-cell>
          <table:table-cell table:formula="of:=SQRT(ABS([.$D$2]^2-[.F1066]^2))" office:value-type="float" office:value="158.549908905552">
            <text:p>158.549908905552</text:p>
          </table:table-cell>
          <table:table-cell table:formula="of:=ABS([.B1066]-[.G1066])" office:value-type="float" office:value="0.0000910944508518696">
            <text:p>0.0000910944508518696</text:p>
          </table:table-cell>
          <table:table-cell table:number-columns-repeated="3"/>
        </table:table-row>
        <table:table-row table:style-name="ro2">
          <table:table-cell table:formula="of:=[.A1066]+[.A$4]" office:value-type="float" office:value="317.400000000006">
            <text:p>317.400000000006</text:p>
          </table:table-cell>
          <table:table-cell table:formula="of:=[.A1067]/([.$D$4]*2)" office:value-type="float" office:value="158.700000000003">
            <text:p>158.700000000003</text:p>
          </table:table-cell>
          <table:table-cell table:formula="of:=SQRT(ABS([.$D$2]^2-[.B1067]^2))" office:value-type="float" office:value="45.1587200881402">
            <text:p>45.1587200881402</text:p>
          </table:table-cell>
          <table:table-cell table:formula="of:=([.$C$10]-[.C1067])*[.$B$4]" office:value-type="float" office:value="196275.370392486">
            <text:p>196275.370392486</text:p>
          </table:table-cell>
          <table:table-cell table:formula="of:=ROUND([.D1067])" office:value-type="float" office:value="196275">
            <text:p>196275</text:p>
          </table:table-cell>
          <table:table-cell table:formula="of:=([.$C$8]-([.E1067]*[.$C$4]))" office:value-type="float" office:value="45.1590144230769">
            <text:p>45.1590144230769</text:p>
          </table:table-cell>
          <table:table-cell table:formula="of:=SQRT(ABS([.$D$2]^2-[.F1067]^2))" office:value-type="float" office:value="158.699916245524">
            <text:p>158.699916245524</text:p>
          </table:table-cell>
          <table:table-cell table:formula="of:=ABS([.B1067]-[.G1067])" office:value-type="float" office:value="0.0000837544791352229">
            <text:p>0.0000837544791352229</text:p>
          </table:table-cell>
          <table:table-cell table:number-columns-repeated="3"/>
        </table:table-row>
        <table:table-row table:style-name="ro2">
          <table:table-cell table:formula="of:=[.A1067]+[.A$4]" office:value-type="float" office:value="317.700000000006">
            <text:p>317.700000000006</text:p>
          </table:table-cell>
          <table:table-cell table:formula="of:=[.A1068]/([.$D$4]*2)" office:value-type="float" office:value="158.850000000003">
            <text:p>158.850000000003</text:p>
          </table:table-cell>
          <table:table-cell table:formula="of:=SQRT(ABS([.$D$2]^2-[.B1068]^2))" office:value-type="float" office:value="44.6282141699508">
            <text:p>44.6282141699508</text:p>
          </table:table-cell>
          <table:table-cell table:formula="of:=([.$C$10]-[.C1068])*[.$B$4]" office:value-type="float" office:value="197144.230478969">
            <text:p>197144.230478969</text:p>
          </table:table-cell>
          <table:table-cell table:formula="of:=ROUND([.D1068])" office:value-type="float" office:value="197144">
            <text:p>197144</text:p>
          </table:table-cell>
          <table:table-cell table:formula="of:=([.$C$8]-([.E1068]*[.$C$4]))" office:value-type="float" office:value="44.6284230769231">
            <text:p>44.6284230769231</text:p>
          </table:table-cell>
          <table:table-cell table:formula="of:=SQRT(ABS([.$D$2]^2-[.F1068]^2))" office:value-type="float" office:value="158.849941308353">
            <text:p>158.849941308353</text:p>
          </table:table-cell>
          <table:table-cell table:formula="of:=ABS([.B1068]-[.G1068])" office:value-type="float" office:value="0.0000586916502527401">
            <text:p>0.0000586916502527401</text:p>
          </table:table-cell>
          <table:table-cell table:number-columns-repeated="3"/>
        </table:table-row>
        <table:table-row table:style-name="ro2">
          <table:table-cell table:formula="of:=[.A1068]+[.A$4]" office:value-type="float" office:value="318.000000000006">
            <text:p>318.000000000006</text:p>
          </table:table-cell>
          <table:table-cell table:formula="of:=[.A1069]/([.$D$4]*2)" office:value-type="float" office:value="159.000000000003">
            <text:p>159.000000000003</text:p>
          </table:table-cell>
          <table:table-cell table:formula="of:=SQRT(ABS([.$D$2]^2-[.B1069]^2))" office:value-type="float" office:value="44.0908153700858">
            <text:p>44.0908153700858</text:p>
          </table:table-cell>
          <table:table-cell table:formula="of:=([.$C$10]-[.C1069])*[.$B$4]" office:value-type="float" office:value="198024.379694496">
            <text:p>198024.379694496</text:p>
          </table:table-cell>
          <table:table-cell table:formula="of:=ROUND([.D1069])" office:value-type="float" office:value="198024">
            <text:p>198024</text:p>
          </table:table-cell>
          <table:table-cell table:formula="of:=([.$C$8]-([.E1069]*[.$C$4]))" office:value-type="float" office:value="44.0911153846154">
            <text:p>44.0911153846154</text:p>
          </table:table-cell>
          <table:table-cell table:formula="of:=SQRT(ABS([.$D$2]^2-[.F1069]^2))" office:value-type="float" office:value="158.999916805452">
            <text:p>158.999916805452</text:p>
          </table:table-cell>
          <table:table-cell table:formula="of:=ABS([.B1069]-[.G1069])" office:value-type="float" office:value="0.0000831945515358257">
            <text:p>0.0000831945515358257</text:p>
          </table:table-cell>
          <table:table-cell table:number-columns-repeated="3"/>
        </table:table-row>
        <table:table-row table:style-name="ro2">
          <table:table-cell table:formula="of:=[.A1069]+[.A$4]" office:value-type="float" office:value="318.300000000006">
            <text:p>318.300000000006</text:p>
          </table:table-cell>
          <table:table-cell table:formula="of:=[.A1070]/([.$D$4]*2)" office:value-type="float" office:value="159.150000000003">
            <text:p>159.150000000003</text:p>
          </table:table-cell>
          <table:table-cell table:formula="of:=SQRT(ABS([.$D$2]^2-[.B1070]^2))" office:value-type="float" office:value="43.5462684968413">
            <text:p>43.5462684968413</text:p>
          </table:table-cell>
          <table:table-cell table:formula="of:=([.$C$10]-[.C1070])*[.$B$4]" office:value-type="float" office:value="198916.235990834">
            <text:p>198916.235990834</text:p>
          </table:table-cell>
          <table:table-cell table:formula="of:=ROUND([.D1070])" office:value-type="float" office:value="198916">
            <text:p>198916</text:p>
          </table:table-cell>
          <table:table-cell table:formula="of:=([.$C$8]-([.E1070]*[.$C$4]))" office:value-type="float" office:value="43.5464807692308">
            <text:p>43.5464807692308</text:p>
          </table:table-cell>
          <table:table-cell table:formula="of:=SQRT(ABS([.$D$2]^2-[.F1070]^2))" office:value-type="float" office:value="159.149941918353">
            <text:p>159.149941918353</text:p>
          </table:table-cell>
          <table:table-cell table:formula="of:=ABS([.B1070]-[.G1070])" office:value-type="float" office:value="0.0000580816505362236">
            <text:p>0.0000580816505362236</text:p>
          </table:table-cell>
          <table:table-cell table:number-columns-repeated="3"/>
        </table:table-row>
        <table:table-row table:style-name="ro2">
          <table:table-cell table:formula="of:=[.A1070]+[.A$4]" office:value-type="float" office:value="318.600000000006">
            <text:p>318.600000000006</text:p>
          </table:table-cell>
          <table:table-cell table:formula="of:=[.A1071]/([.$D$4]*2)" office:value-type="float" office:value="159.300000000003">
            <text:p>159.300000000003</text:p>
          </table:table-cell>
          <table:table-cell table:formula="of:=SQRT(ABS([.$D$2]^2-[.B1071]^2))" office:value-type="float" office:value="42.9943019480371">
            <text:p>42.9943019480371</text:p>
          </table:table-cell>
          <table:table-cell table:formula="of:=([.$C$10]-[.C1071])*[.$B$4]" office:value-type="float" office:value="199820.244196749">
            <text:p>199820.244196749</text:p>
          </table:table-cell>
          <table:table-cell table:formula="of:=ROUND([.D1071])" office:value-type="float" office:value="199820">
            <text:p>199820</text:p>
          </table:table-cell>
          <table:table-cell table:formula="of:=([.$C$8]-([.E1071]*[.$C$4]))" office:value-type="float" office:value="42.9945192307692">
            <text:p>42.9945192307692</text:p>
          </table:table-cell>
          <table:table-cell table:formula="of:=SQRT(ABS([.$D$2]^2-[.F1071]^2))" office:value-type="float" office:value="159.299941356282">
            <text:p>159.299941356282</text:p>
          </table:table-cell>
          <table:table-cell table:formula="of:=ABS([.B1071]-[.G1071])" office:value-type="float" office:value="0.0000586437207630297">
            <text:p>0.0000586437207630297</text:p>
          </table:table-cell>
          <table:table-cell table:number-columns-repeated="3"/>
        </table:table-row>
        <table:table-row table:style-name="ro2">
          <table:table-cell table:formula="of:=[.A1071]+[.A$4]" office:value-type="float" office:value="318.900000000006">
            <text:p>318.900000000006</text:p>
          </table:table-cell>
          <table:table-cell table:formula="of:=[.A1072]/([.$D$4]*2)" office:value-type="float" office:value="159.450000000003">
            <text:p>159.450000000003</text:p>
          </table:table-cell>
          <table:table-cell table:formula="of:=SQRT(ABS([.$D$2]^2-[.B1072]^2))" office:value-type="float" office:value="42.4346261913427">
            <text:p>42.4346261913427</text:p>
          </table:table-cell>
          <table:table-cell table:formula="of:=([.$C$10]-[.C1072])*[.$B$4]" office:value-type="float" office:value="200736.878506926">
            <text:p>200736.878506926</text:p>
          </table:table-cell>
          <table:table-cell table:formula="of:=ROUND([.D1072])" office:value-type="float" office:value="200737">
            <text:p>200737</text:p>
          </table:table-cell>
          <table:table-cell table:formula="of:=([.$C$8]-([.E1072]*[.$C$4]))" office:value-type="float" office:value="42.4346201923077">
            <text:p>42.4346201923077</text:p>
          </table:table-cell>
          <table:table-cell table:formula="of:=SQRT(ABS([.$D$2]^2-[.F1072]^2))" office:value-type="float" office:value="159.450001596534">
            <text:p>159.450001596534</text:p>
          </table:table-cell>
          <table:table-cell table:formula="of:=ABS([.B1072]-[.G1072])" office:value-type="float" office:value="0.00000159653052378417">
            <text:p>0.00000159653052378417</text:p>
          </table:table-cell>
          <table:table-cell table:number-columns-repeated="3"/>
        </table:table-row>
        <table:table-row table:style-name="ro2">
          <table:table-cell table:formula="of:=[.A1072]+[.A$4]" office:value-type="float" office:value="319.200000000006">
            <text:p>319.200000000006</text:p>
          </table:table-cell>
          <table:table-cell table:formula="of:=[.A1073]/([.$D$4]*2)" office:value-type="float" office:value="159.600000000003">
            <text:p>159.600000000003</text:p>
          </table:table-cell>
          <table:table-cell table:formula="of:=SQRT(ABS([.$D$2]^2-[.B1073]^2))" office:value-type="float" office:value="41.8669320585947">
            <text:p>41.8669320585947</text:p>
          </table:table-cell>
          <table:table-cell table:formula="of:=([.$C$10]-[.C1073])*[.$B$4]" office:value-type="float" office:value="201666.645275521">
            <text:p>201666.645275521</text:p>
          </table:table-cell>
          <table:table-cell table:formula="of:=ROUND([.D1073])" office:value-type="float" office:value="201667">
            <text:p>201667</text:p>
          </table:table-cell>
          <table:table-cell table:formula="of:=([.$C$8]-([.E1073]*[.$C$4]))" office:value-type="float" office:value="41.8667836538462">
            <text:p>41.8667836538462</text:p>
          </table:table-cell>
          <table:table-cell table:formula="of:=SQRT(ABS([.$D$2]^2-[.F1073]^2))" office:value-type="float" office:value="159.600038930077">
            <text:p>159.600038930077</text:p>
          </table:table-cell>
          <table:table-cell table:formula="of:=ABS([.B1073]-[.G1073])" office:value-type="float" office:value="0.000038930073657184">
            <text:p>0.000038930073657184</text:p>
          </table:table-cell>
          <table:table-cell table:number-columns-repeated="3"/>
        </table:table-row>
        <table:table-row table:style-name="ro2">
          <table:table-cell table:formula="of:=[.A1073]+[.A$4]" office:value-type="float" office:value="319.500000000006">
            <text:p>319.500000000006</text:p>
          </table:table-cell>
          <table:table-cell table:formula="of:=[.A1074]/([.$D$4]*2)" office:value-type="float" office:value="159.750000000003">
            <text:p>159.750000000003</text:p>
          </table:table-cell>
          <table:table-cell table:formula="of:=SQRT(ABS([.$D$2]^2-[.B1074]^2))" office:value-type="float" office:value="41.2908888254901">
            <text:p>41.2908888254901</text:p>
          </table:table-cell>
          <table:table-cell table:formula="of:=([.$C$10]-[.C1074])*[.$B$4]" office:value-type="float" office:value="202610.086161236">
            <text:p>202610.086161236</text:p>
          </table:table-cell>
          <table:table-cell table:formula="of:=ROUND([.D1074])" office:value-type="float" office:value="202610">
            <text:p>202610</text:p>
          </table:table-cell>
          <table:table-cell table:formula="of:=([.$C$8]-([.E1074]*[.$C$4]))" office:value-type="float" office:value="41.2910096153846">
            <text:p>41.2910096153846</text:p>
          </table:table-cell>
          <table:table-cell table:formula="of:=SQRT(ABS([.$D$2]^2-[.F1074]^2))" office:value-type="float" office:value="159.749968779159">
            <text:p>159.749968779159</text:p>
          </table:table-cell>
          <table:table-cell table:formula="of:=ABS([.B1074]-[.G1074])" office:value-type="float" office:value="0.0000312208443631334">
            <text:p>0.0000312208443631334</text:p>
          </table:table-cell>
          <table:table-cell table:number-columns-repeated="3"/>
        </table:table-row>
        <table:table-row table:style-name="ro2">
          <table:table-cell table:formula="of:=[.A1074]+[.A$4]" office:value-type="float" office:value="319.800000000006">
            <text:p>319.800000000006</text:p>
          </table:table-cell>
          <table:table-cell table:formula="of:=[.A1075]/([.$D$4]*2)" office:value-type="float" office:value="159.900000000003">
            <text:p>159.900000000003</text:p>
          </table:table-cell>
          <table:table-cell table:formula="of:=SQRT(ABS([.$D$2]^2-[.B1075]^2))" office:value-type="float" office:value="40.7061420426817">
            <text:p>40.7061420426817</text:p>
          </table:table-cell>
          <table:table-cell table:formula="of:=([.$C$10]-[.C1075])*[.$B$4]" office:value-type="float" office:value="203567.781679536">
            <text:p>203567.781679536</text:p>
          </table:table-cell>
          <table:table-cell table:formula="of:=ROUND([.D1075])" office:value-type="float" office:value="203568">
            <text:p>203568</text:p>
          </table:table-cell>
          <table:table-cell table:formula="of:=([.$C$8]-([.E1075]*[.$C$4]))" office:value-type="float" office:value="40.7060769230769">
            <text:p>40.7060769230769</text:p>
          </table:table-cell>
          <table:table-cell table:formula="of:=SQRT(ABS([.$D$2]^2-[.F1075]^2))" office:value-type="float" office:value="159.900016577649">
            <text:p>159.900016577649</text:p>
          </table:table-cell>
          <table:table-cell table:formula="of:=ABS([.B1075]-[.G1075])" office:value-type="float" office:value="0.0000165776461926725">
            <text:p>0.0000165776461926725</text:p>
          </table:table-cell>
          <table:table-cell table:number-columns-repeated="3"/>
        </table:table-row>
        <table:table-row table:style-name="ro2">
          <table:table-cell table:formula="of:=[.A1075]+[.A$4]" office:value-type="float" office:value="320.100000000006">
            <text:p>320.100000000006</text:p>
          </table:table-cell>
          <table:table-cell table:formula="of:=[.A1076]/([.$D$4]*2)" office:value-type="float" office:value="160.050000000003">
            <text:p>160.050000000003</text:p>
          </table:table-cell>
          <table:table-cell table:formula="of:=SQRT(ABS([.$D$2]^2-[.B1076]^2))" office:value-type="float" office:value="40.1123110777599">
            <text:p>40.1123110777599</text:p>
          </table:table-cell>
          <table:table-cell table:formula="of:=([.$C$10]-[.C1076])*[.$B$4]" office:value-type="float" office:value="204540.355228384">
            <text:p>204540.355228384</text:p>
          </table:table-cell>
          <table:table-cell table:formula="of:=ROUND([.D1076])" office:value-type="float" office:value="204540">
            <text:p>204540</text:p>
          </table:table-cell>
          <table:table-cell table:formula="of:=([.$C$8]-([.E1076]*[.$C$4]))" office:value-type="float" office:value="40.1125961538462">
            <text:p>40.1125961538462</text:p>
          </table:table-cell>
          <table:table-cell table:formula="of:=SQRT(ABS([.$D$2]^2-[.F1076]^2))" office:value-type="float" office:value="160.049928552931">
            <text:p>160.049928552931</text:p>
          </table:table-cell>
          <table:table-cell table:formula="of:=ABS([.B1076]-[.G1076])" office:value-type="float" office:value="0.0000714470718037319">
            <text:p>0.0000714470718037319</text:p>
          </table:table-cell>
          <table:table-cell table:number-columns-repeated="3"/>
        </table:table-row>
        <table:table-row table:style-name="ro2">
          <table:table-cell table:formula="of:=[.A1076]+[.A$4]" office:value-type="float" office:value="320.400000000006">
            <text:p>320.400000000006</text:p>
          </table:table-cell>
          <table:table-cell table:formula="of:=[.A1077]/([.$D$4]*2)" office:value-type="float" office:value="160.200000000003">
            <text:p>160.200000000003</text:p>
          </table:table-cell>
          <table:table-cell table:formula="of:=SQRT(ABS([.$D$2]^2-[.B1077]^2))" office:value-type="float" office:value="39.5089863195574">
            <text:p>39.5089863195574</text:p>
          </table:table-cell>
          <table:table-cell table:formula="of:=([.$C$10]-[.C1077])*[.$B$4]" office:value-type="float" office:value="205528.477667015">
            <text:p>205528.477667015</text:p>
          </table:table-cell>
          <table:table-cell table:formula="of:=ROUND([.D1077])" office:value-type="float" office:value="205528">
            <text:p>205528</text:p>
          </table:table-cell>
          <table:table-cell table:formula="of:=([.$C$8]-([.E1077]*[.$C$4]))" office:value-type="float" office:value="39.5093461538462">
            <text:p>39.5093461538462</text:p>
          </table:table-cell>
          <table:table-cell table:formula="of:=SQRT(ABS([.$D$2]^2-[.F1077]^2))" office:value-type="float" office:value="160.199911256204">
            <text:p>160.199911256204</text:p>
          </table:table-cell>
          <table:table-cell table:formula="of:=ABS([.B1077]-[.G1077])" office:value-type="float" office:value="0.000088743799437907">
            <text:p>0.000088743799437907</text:p>
          </table:table-cell>
          <table:table-cell table:number-columns-repeated="3"/>
        </table:table-row>
        <table:table-row table:style-name="ro2">
          <table:table-cell table:formula="of:=[.A1077]+[.A$4]" office:value-type="float" office:value="320.700000000006">
            <text:p>320.700000000006</text:p>
          </table:table-cell>
          <table:table-cell table:formula="of:=[.A1078]/([.$D$4]*2)" office:value-type="float" office:value="160.350000000003">
            <text:p>160.350000000003</text:p>
          </table:table-cell>
          <table:table-cell table:formula="of:=SQRT(ABS([.$D$2]^2-[.B1078]^2))" office:value-type="float" office:value="38.8957259862697">
            <text:p>38.8957259862697</text:p>
          </table:table-cell>
          <table:table-cell table:formula="of:=([.$C$10]-[.C1078])*[.$B$4]" office:value-type="float" office:value="206532.872543581">
            <text:p>206532.872543581</text:p>
          </table:table-cell>
          <table:table-cell table:formula="of:=ROUND([.D1078])" office:value-type="float" office:value="206533">
            <text:p>206533</text:p>
          </table:table-cell>
          <table:table-cell table:formula="of:=([.$C$8]-([.E1078]*[.$C$4]))" office:value-type="float" office:value="38.8957163461538">
            <text:p>38.8957163461538</text:p>
          </table:table-cell>
          <table:table-cell table:formula="of:=SQRT(ABS([.$D$2]^2-[.F1078]^2))" office:value-type="float" office:value="160.350002338383">
            <text:p>160.350002338383</text:p>
          </table:table-cell>
          <table:table-cell table:formula="of:=ABS([.B1078]-[.G1078])" office:value-type="float" office:value="0.00000233838011354237">
            <text:p>0.00000233838011354237</text:p>
          </table:table-cell>
          <table:table-cell table:number-columns-repeated="3"/>
        </table:table-row>
        <table:table-row table:style-name="ro2">
          <table:table-cell table:formula="of:=[.A1078]+[.A$4]" office:value-type="float" office:value="321.000000000006">
            <text:p>321.000000000006</text:p>
          </table:table-cell>
          <table:table-cell table:formula="of:=[.A1079]/([.$D$4]*2)" office:value-type="float" office:value="160.500000000003">
            <text:p>160.500000000003</text:p>
          </table:table-cell>
          <table:table-cell table:formula="of:=SQRT(ABS([.$D$2]^2-[.B1079]^2))" office:value-type="float" office:value="38.2720524665058">
            <text:p>38.2720524665058</text:p>
          </table:table-cell>
          <table:table-cell table:formula="of:=([.$C$10]-[.C1079])*[.$B$4]" office:value-type="float" office:value="207554.322087761">
            <text:p>207554.322087761</text:p>
          </table:table-cell>
          <table:table-cell table:formula="of:=ROUND([.D1079])" office:value-type="float" office:value="207554">
            <text:p>207554</text:p>
          </table:table-cell>
          <table:table-cell table:formula="of:=([.$C$8]-([.E1079]*[.$C$4]))" office:value-type="float" office:value="38.2723173076923">
            <text:p>38.2723173076923</text:p>
          </table:table-cell>
          <table:table-cell table:formula="of:=SQRT(ABS([.$D$2]^2-[.F1079]^2))" office:value-type="float" office:value="160.499936847026">
            <text:p>160.499936847026</text:p>
          </table:table-cell>
          <table:table-cell table:formula="of:=ABS([.B1079]-[.G1079])" office:value-type="float" office:value="0.0000631529772761041">
            <text:p>0.0000631529772761041</text:p>
          </table:table-cell>
          <table:table-cell table:number-columns-repeated="3"/>
        </table:table-row>
        <table:table-row table:style-name="ro2">
          <table:table-cell table:formula="of:=[.A1079]+[.A$4]" office:value-type="float" office:value="321.300000000006">
            <text:p>321.300000000006</text:p>
          </table:table-cell>
          <table:table-cell table:formula="of:=[.A1080]/([.$D$4]*2)" office:value-type="float" office:value="160.650000000003">
            <text:p>160.650000000003</text:p>
          </table:table-cell>
          <table:table-cell table:formula="of:=SQRT(ABS([.$D$2]^2-[.B1080]^2))" office:value-type="float" office:value="37.6374481068917">
            <text:p>37.6374481068917</text:p>
          </table:table-cell>
          <table:table-cell table:formula="of:=([.$C$10]-[.C1080])*[.$B$4]" office:value-type="float" office:value="208593.674109806">
            <text:p>208593.674109806</text:p>
          </table:table-cell>
          <table:table-cell table:formula="of:=ROUND([.D1080])" office:value-type="float" office:value="208594">
            <text:p>208594</text:p>
          </table:table-cell>
          <table:table-cell table:formula="of:=([.$C$8]-([.E1080]*[.$C$4]))" office:value-type="float" office:value="37.6373173076923">
            <text:p>37.6373173076923</text:p>
          </table:table-cell>
          <table:table-cell table:formula="of:=SQRT(ABS([.$D$2]^2-[.F1080]^2))" office:value-type="float" office:value="160.650030643882">
            <text:p>160.650030643882</text:p>
          </table:table-cell>
          <table:table-cell table:formula="of:=ABS([.B1080]-[.G1080])" office:value-type="float" office:value="0.0000306438783468366">
            <text:p>0.0000306438783468366</text:p>
          </table:table-cell>
          <table:table-cell table:number-columns-repeated="3"/>
        </table:table-row>
        <table:table-row table:style-name="ro2">
          <table:table-cell table:formula="of:=[.A1080]+[.A$4]" office:value-type="float" office:value="321.600000000006">
            <text:p>321.600000000006</text:p>
          </table:table-cell>
          <table:table-cell table:formula="of:=[.A1081]/([.$D$4]*2)" office:value-type="float" office:value="160.800000000003">
            <text:p>160.800000000003</text:p>
          </table:table-cell>
          <table:table-cell table:formula="of:=SQRT(ABS([.$D$2]^2-[.B1081]^2))" office:value-type="float" office:value="36.991350340302">
            <text:p>36.991350340302</text:p>
          </table:table-cell>
          <table:table-cell table:formula="of:=([.$C$10]-[.C1081])*[.$B$4]" office:value-type="float" office:value="209651.849979497">
            <text:p>209651.849979497</text:p>
          </table:table-cell>
          <table:table-cell table:formula="of:=ROUND([.D1081])" office:value-type="float" office:value="209652">
            <text:p>209652</text:p>
          </table:table-cell>
          <table:table-cell table:formula="of:=([.$C$8]-([.E1081]*[.$C$4]))" office:value-type="float" office:value="36.9913269230769">
            <text:p>36.9913269230769</text:p>
          </table:table-cell>
          <table:table-cell table:formula="of:=SQRT(ABS([.$D$2]^2-[.F1081]^2))" office:value-type="float" office:value="160.800005387034">
            <text:p>160.800005387034</text:p>
          </table:table-cell>
          <table:table-cell table:formula="of:=ABS([.B1081]-[.G1081])" office:value-type="float" office:value="0.0000053870303986514">
            <text:p>0.0000053870303986514</text:p>
          </table:table-cell>
          <table:table-cell table:number-columns-repeated="3"/>
        </table:table-row>
        <table:table-row table:style-name="ro2">
          <table:table-cell table:formula="of:=[.A1081]+[.A$4]" office:value-type="float" office:value="321.900000000006">
            <text:p>321.900000000006</text:p>
          </table:table-cell>
          <table:table-cell table:formula="of:=[.A1082]/([.$D$4]*2)" office:value-type="float" office:value="160.950000000003">
            <text:p>160.950000000003</text:p>
          </table:table-cell>
          <table:table-cell table:formula="of:=SQRT(ABS([.$D$2]^2-[.B1082]^2))" office:value-type="float" office:value="36.3331460239677">
            <text:p>36.3331460239677</text:p>
          </table:table-cell>
          <table:table-cell table:formula="of:=([.$C$10]-[.C1082])*[.$B$4]" office:value-type="float" office:value="210729.853899162">
            <text:p>210729.853899162</text:p>
          </table:table-cell>
          <table:table-cell table:formula="of:=ROUND([.D1082])" office:value-type="float" office:value="210730">
            <text:p>210730</text:p>
          </table:table-cell>
          <table:table-cell table:formula="of:=([.$C$8]-([.E1082]*[.$C$4]))" office:value-type="float" office:value="36.333125">
            <text:p>36.333125</text:p>
          </table:table-cell>
          <table:table-cell table:formula="of:=SQRT(ABS([.$D$2]^2-[.F1082]^2))" office:value-type="float" office:value="160.950004745991">
            <text:p>160.950004745991</text:p>
          </table:table-cell>
          <table:table-cell table:formula="of:=ABS([.B1082]-[.G1082])" office:value-type="float" office:value="0.00000474598729738318">
            <text:p>0.00000474598729738318</text:p>
          </table:table-cell>
          <table:table-cell table:number-columns-repeated="3"/>
        </table:table-row>
        <table:table-row table:style-name="ro2">
          <table:table-cell table:formula="of:=[.A1082]+[.A$4]" office:value-type="float" office:value="322.200000000006">
            <text:p>322.200000000006</text:p>
          </table:table-cell>
          <table:table-cell table:formula="of:=[.A1083]/([.$D$4]*2)" office:value-type="float" office:value="161.100000000003">
            <text:p>161.100000000003</text:p>
          </table:table-cell>
          <table:table-cell table:formula="of:=SQRT(ABS([.$D$2]^2-[.B1083]^2))" office:value-type="float" office:value="35.6621648249087">
            <text:p>35.6621648249087</text:p>
          </table:table-cell>
          <table:table-cell table:formula="of:=([.$C$10]-[.C1083])*[.$B$4]" office:value-type="float" office:value="211828.783736991">
            <text:p>211828.783736991</text:p>
          </table:table-cell>
          <table:table-cell table:formula="of:=ROUND([.D1083])" office:value-type="float" office:value="211829">
            <text:p>211829</text:p>
          </table:table-cell>
          <table:table-cell table:formula="of:=([.$C$8]-([.E1083]*[.$C$4]))" office:value-type="float" office:value="35.6621009615384">
            <text:p>35.6621009615384</text:p>
          </table:table-cell>
          <table:table-cell table:formula="of:=SQRT(ABS([.$D$2]^2-[.F1083]^2))" office:value-type="float" office:value="161.100014137209">
            <text:p>161.100014137209</text:p>
          </table:table-cell>
          <table:table-cell table:formula="of:=ABS([.B1083]-[.G1083])" office:value-type="float" office:value="0.0000141372060795675">
            <text:p>0.0000141372060795675</text:p>
          </table:table-cell>
          <table:table-cell table:number-columns-repeated="3"/>
        </table:table-row>
        <table:table-row table:style-name="ro2">
          <table:table-cell table:formula="of:=[.A1083]+[.A$4]" office:value-type="float" office:value="322.500000000006">
            <text:p>322.500000000006</text:p>
          </table:table-cell>
          <table:table-cell table:formula="of:=[.A1084]/([.$D$4]*2)" office:value-type="float" office:value="161.250000000003">
            <text:p>161.250000000003</text:p>
          </table:table-cell>
          <table:table-cell table:formula="of:=SQRT(ABS([.$D$2]^2-[.B1084]^2))" office:value-type="float" office:value="34.9776714490681">
            <text:p>34.9776714490681</text:p>
          </table:table-cell>
          <table:table-cell table:formula="of:=([.$C$10]-[.C1084])*[.$B$4]" office:value-type="float" office:value="212949.843754116">
            <text:p>212949.843754116</text:p>
          </table:table-cell>
          <table:table-cell table:formula="of:=ROUND([.D1084])" office:value-type="float" office:value="212950">
            <text:p>212950</text:p>
          </table:table-cell>
          <table:table-cell table:formula="of:=([.$C$8]-([.E1084]*[.$C$4]))" office:value-type="float" office:value="34.9776442307692">
            <text:p>34.9776442307692</text:p>
          </table:table-cell>
          <table:table-cell table:formula="of:=SQRT(ABS([.$D$2]^2-[.F1084]^2))" office:value-type="float" office:value="161.25000590408">
            <text:p>161.25000590408</text:p>
          </table:table-cell>
          <table:table-cell table:formula="of:=ABS([.B1084]-[.G1084])" office:value-type="float" office:value="0.00000590407645972846">
            <text:p>0.00000590407645972846</text:p>
          </table:table-cell>
          <table:table-cell table:number-columns-repeated="3"/>
        </table:table-row>
        <table:table-row table:style-name="ro2">
          <table:table-cell table:formula="of:=[.A1084]+[.A$4]" office:value-type="float" office:value="322.800000000006">
            <text:p>322.800000000006</text:p>
          </table:table-cell>
          <table:table-cell table:formula="of:=[.A1085]/([.$D$4]*2)" office:value-type="float" office:value="161.400000000003">
            <text:p>161.400000000003</text:p>
          </table:table-cell>
          <table:table-cell table:formula="of:=SQRT(ABS([.$D$2]^2-[.B1085]^2))" office:value-type="float" office:value="34.2788564569904">
            <text:p>34.2788564569904</text:p>
          </table:table-cell>
          <table:table-cell table:formula="of:=([.$C$10]-[.C1085])*[.$B$4]" office:value-type="float" office:value="214094.359646653">
            <text:p>214094.359646653</text:p>
          </table:table-cell>
          <table:table-cell table:formula="of:=ROUND([.D1085])" office:value-type="float" office:value="214094">
            <text:p>214094</text:p>
          </table:table-cell>
          <table:table-cell table:formula="of:=([.$C$8]-([.E1085]*[.$C$4]))" office:value-type="float" office:value="34.2791442307692">
            <text:p>34.2791442307692</text:p>
          </table:table-cell>
          <table:table-cell table:formula="of:=SQRT(ABS([.$D$2]^2-[.F1085]^2))" office:value-type="float" office:value="161.399938881048">
            <text:p>161.399938881048</text:p>
          </table:table-cell>
          <table:table-cell table:formula="of:=ABS([.B1085]-[.G1085])" office:value-type="float" office:value="0.0000611189549601931">
            <text:p>0.0000611189549601931</text:p>
          </table:table-cell>
          <table:table-cell table:number-columns-repeated="3"/>
        </table:table-row>
        <table:table-row table:style-name="ro2">
          <table:table-cell table:formula="of:=[.A1085]+[.A$4]" office:value-type="float" office:value="323.100000000007">
            <text:p>323.100000000007</text:p>
          </table:table-cell>
          <table:table-cell table:formula="of:=[.A1086]/([.$D$4]*2)" office:value-type="float" office:value="161.550000000003">
            <text:p>161.550000000003</text:p>
          </table:table-cell>
          <table:table-cell table:formula="of:=SQRT(ABS([.$D$2]^2-[.B1086]^2))" office:value-type="float" office:value="33.5648253384246">
            <text:p>33.5648253384246</text:p>
          </table:table-cell>
          <table:table-cell table:formula="of:=([.$C$10]-[.C1086])*[.$B$4]" office:value-type="float" office:value="215263.796439264">
            <text:p>215263.796439264</text:p>
          </table:table-cell>
          <table:table-cell table:formula="of:=ROUND([.D1086])" office:value-type="float" office:value="215264">
            <text:p>215264</text:p>
          </table:table-cell>
          <table:table-cell table:formula="of:=([.$C$8]-([.E1086]*[.$C$4]))" office:value-type="float" office:value="33.5647692307692">
            <text:p>33.5647692307692</text:p>
          </table:table-cell>
          <table:table-cell table:formula="of:=SQRT(ABS([.$D$2]^2-[.F1086]^2))" office:value-type="float" office:value="161.550011657335">
            <text:p>161.550011657335</text:p>
          </table:table-cell>
          <table:table-cell table:formula="of:=ABS([.B1086]-[.G1086])" office:value-type="float" office:value="0.0000116573321520264">
            <text:p>0.0000116573321520264</text:p>
          </table:table-cell>
          <table:table-cell table:number-columns-repeated="3"/>
        </table:table-row>
        <table:table-row table:style-name="ro2">
          <table:table-cell table:formula="of:=[.A1086]+[.A$4]" office:value-type="float" office:value="323.400000000007">
            <text:p>323.400000000007</text:p>
          </table:table-cell>
          <table:table-cell table:formula="of:=[.A1087]/([.$D$4]*2)" office:value-type="float" office:value="161.700000000003">
            <text:p>161.700000000003</text:p>
          </table:table-cell>
          <table:table-cell table:formula="of:=SQRT(ABS([.$D$2]^2-[.B1087]^2))" office:value-type="float" office:value="32.8345854245024">
            <text:p>32.8345854245024</text:p>
          </table:table-cell>
          <table:table-cell table:formula="of:=([.$C$10]-[.C1087])*[.$B$4]" office:value-type="float" office:value="216459.779920334">
            <text:p>216459.779920334</text:p>
          </table:table-cell>
          <table:table-cell table:formula="of:=ROUND([.D1087])" office:value-type="float" office:value="216460">
            <text:p>216460</text:p>
          </table:table-cell>
          <table:table-cell table:formula="of:=([.$C$8]-([.E1087]*[.$C$4]))" office:value-type="float" office:value="32.8345192307692">
            <text:p>32.8345192307692</text:p>
          </table:table-cell>
          <table:table-cell table:formula="of:=SQRT(ABS([.$D$2]^2-[.F1087]^2))" office:value-type="float" office:value="161.7000134412">
            <text:p>161.7000134412</text:p>
          </table:table-cell>
          <table:table-cell table:formula="of:=ABS([.B1087]-[.G1087])" office:value-type="float" office:value="0.0000134411966996595">
            <text:p>0.0000134411966996595</text:p>
          </table:table-cell>
          <table:table-cell table:number-columns-repeated="3"/>
        </table:table-row>
        <table:table-row table:style-name="ro2">
          <table:table-cell table:formula="of:=[.A1087]+[.A$4]" office:value-type="float" office:value="323.700000000007">
            <text:p>323.700000000007</text:p>
          </table:table-cell>
          <table:table-cell table:formula="of:=[.A1088]/([.$D$4]*2)" office:value-type="float" office:value="161.850000000003">
            <text:p>161.850000000003</text:p>
          </table:table-cell>
          <table:table-cell table:formula="of:=SQRT(ABS([.$D$2]^2-[.B1088]^2))" office:value-type="float" office:value="32.0870300900371">
            <text:p>32.0870300900371</text:p>
          </table:table-cell>
          <table:table-cell table:formula="of:=([.$C$10]-[.C1088])*[.$B$4]" office:value-type="float" office:value="217684.122515364">
            <text:p>217684.122515364</text:p>
          </table:table-cell>
          <table:table-cell table:formula="of:=ROUND([.D1088])" office:value-type="float" office:value="217684">
            <text:p>217684</text:p>
          </table:table-cell>
          <table:table-cell table:formula="of:=([.$C$8]-([.E1088]*[.$C$4]))" office:value-type="float" office:value="32.0871730769231">
            <text:p>32.0871730769231</text:p>
          </table:table-cell>
          <table:table-cell table:formula="of:=SQRT(ABS([.$D$2]^2-[.F1088]^2))" office:value-type="float" office:value="161.849971652551">
            <text:p>161.849971652551</text:p>
          </table:table-cell>
          <table:table-cell table:formula="of:=ABS([.B1088]-[.G1088])" office:value-type="float" office:value="0.0000283474522007054">
            <text:p>0.0000283474522007054</text:p>
          </table:table-cell>
          <table:table-cell table:number-columns-repeated="3"/>
        </table:table-row>
        <table:table-row table:style-name="ro2">
          <table:table-cell table:formula="of:=[.A1088]+[.A$4]" office:value-type="float" office:value="324.000000000007">
            <text:p>324.000000000007</text:p>
          </table:table-cell>
          <table:table-cell table:formula="of:=[.A1089]/([.$D$4]*2)" office:value-type="float" office:value="162.000000000003">
            <text:p>162.000000000003</text:p>
          </table:table-cell>
          <table:table-cell table:formula="of:=SQRT(ABS([.$D$2]^2-[.B1089]^2))" office:value-type="float" office:value="31.3209195267147">
            <text:p>31.3209195267147</text:p>
          </table:table-cell>
          <table:table-cell table:formula="of:=([.$C$10]-[.C1089])*[.$B$4]" office:value-type="float" office:value="218938.854776553">
            <text:p>218938.854776553</text:p>
          </table:table-cell>
          <table:table-cell table:formula="of:=ROUND([.D1089])" office:value-type="float" office:value="218939">
            <text:p>218939</text:p>
          </table:table-cell>
          <table:table-cell table:formula="of:=([.$C$8]-([.E1089]*[.$C$4]))" office:value-type="float" office:value="31.3208990384615">
            <text:p>31.3208990384615</text:p>
          </table:table-cell>
          <table:table-cell table:formula="of:=SQRT(ABS([.$D$2]^2-[.F1089]^2))" office:value-type="float" office:value="162.000003961181">
            <text:p>162.000003961181</text:p>
          </table:table-cell>
          <table:table-cell table:formula="of:=ABS([.B1089]-[.G1089])" office:value-type="float" office:value="0.00000396117724221767">
            <text:p>0.00000396117724221767</text:p>
          </table:table-cell>
          <table:table-cell table:number-columns-repeated="3"/>
        </table:table-row>
        <table:table-row table:style-name="ro2">
          <table:table-cell table:formula="of:=[.A1089]+[.A$4]" office:value-type="float" office:value="324.300000000007">
            <text:p>324.300000000007</text:p>
          </table:table-cell>
          <table:table-cell table:formula="of:=[.A1090]/([.$D$4]*2)" office:value-type="float" office:value="162.150000000003">
            <text:p>162.150000000003</text:p>
          </table:table-cell>
          <table:table-cell table:formula="of:=SQRT(ABS([.$D$2]^2-[.B1090]^2))" office:value-type="float" office:value="30.5348571308093">
            <text:p>30.5348571308093</text:p>
          </table:table-cell>
          <table:table-cell table:formula="of:=([.$C$10]-[.C1090])*[.$B$4]" office:value-type="float" office:value="220226.264054886">
            <text:p>220226.264054886</text:p>
          </table:table-cell>
          <table:table-cell table:formula="of:=ROUND([.D1090])" office:value-type="float" office:value="220226">
            <text:p>220226</text:p>
          </table:table-cell>
          <table:table-cell table:formula="of:=([.$C$8]-([.E1090]*[.$C$4]))" office:value-type="float" office:value="30.5350865384615">
            <text:p>30.5350865384615</text:p>
          </table:table-cell>
          <table:table-cell table:formula="of:=SQRT(ABS([.$D$2]^2-[.F1090]^2))" office:value-type="float" office:value="162.149956799528">
            <text:p>162.149956799528</text:p>
          </table:table-cell>
          <table:table-cell table:formula="of:=ABS([.B1090]-[.G1090])" office:value-type="float" office:value="0.0000432004756873994">
            <text:p>0.0000432004756873994</text:p>
          </table:table-cell>
          <table:table-cell table:number-columns-repeated="3"/>
        </table:table-row>
        <table:table-row table:style-name="ro2">
          <table:table-cell table:formula="of:=[.A1090]+[.A$4]" office:value-type="float" office:value="324.600000000007">
            <text:p>324.600000000007</text:p>
          </table:table-cell>
          <table:table-cell table:formula="of:=[.A1091]/([.$D$4]*2)" office:value-type="float" office:value="162.300000000003">
            <text:p>162.300000000003</text:p>
          </table:table-cell>
          <table:table-cell table:formula="of:=SQRT(ABS([.$D$2]^2-[.B1091]^2))" office:value-type="float" office:value="29.7272602168269">
            <text:p>29.7272602168269</text:p>
          </table:table-cell>
          <table:table-cell table:formula="of:=([.$C$10]-[.C1091])*[.$B$4]" office:value-type="float" office:value="221548.942465188">
            <text:p>221548.942465188</text:p>
          </table:table-cell>
          <table:table-cell table:formula="of:=ROUND([.D1091])" office:value-type="float" office:value="221549">
            <text:p>221549</text:p>
          </table:table-cell>
          <table:table-cell table:formula="of:=([.$C$8]-([.E1091]*[.$C$4]))" office:value-type="float" office:value="29.7272932692308">
            <text:p>29.7272932692308</text:p>
          </table:table-cell>
          <table:table-cell table:formula="of:=SQRT(ABS([.$D$2]^2-[.F1091]^2))" office:value-type="float" office:value="162.299993946042">
            <text:p>162.299993946042</text:p>
          </table:table-cell>
          <table:table-cell table:formula="of:=ABS([.B1091]-[.G1091])" office:value-type="float" office:value="0.0000060539616697497">
            <text:p>0.0000060539616697497</text:p>
          </table:table-cell>
          <table:table-cell table:number-columns-repeated="3"/>
        </table:table-row>
        <table:table-row table:style-name="ro2">
          <table:table-cell table:formula="of:=[.A1091]+[.A$4]" office:value-type="float" office:value="324.900000000007">
            <text:p>324.900000000007</text:p>
          </table:table-cell>
          <table:table-cell table:formula="of:=[.A1092]/([.$D$4]*2)" office:value-type="float" office:value="162.450000000003">
            <text:p>162.450000000003</text:p>
          </table:table-cell>
          <table:table-cell table:formula="of:=SQRT(ABS([.$D$2]^2-[.B1092]^2))" office:value-type="float" office:value="28.8963232955152">
            <text:p>28.8963232955152</text:p>
          </table:table-cell>
          <table:table-cell table:formula="of:=([.$C$10]-[.C1092])*[.$B$4]" office:value-type="float" office:value="222909.847029226">
            <text:p>222909.847029226</text:p>
          </table:table-cell>
          <table:table-cell table:formula="of:=ROUND([.D1092])" office:value-type="float" office:value="222910">
            <text:p>222910</text:p>
          </table:table-cell>
          <table:table-cell table:formula="of:=([.$C$8]-([.E1092]*[.$C$4]))" office:value-type="float" office:value="28.8962980769231">
            <text:p>28.8962980769231</text:p>
          </table:table-cell>
          <table:table-cell table:formula="of:=SQRT(ABS([.$D$2]^2-[.F1092]^2))" office:value-type="float" office:value="162.450004485841">
            <text:p>162.450004485841</text:p>
          </table:table-cell>
          <table:table-cell table:formula="of:=ABS([.B1092]-[.G1092])" office:value-type="float" office:value="0.00000448583725187746">
            <text:p>0.00000448583725187746</text:p>
          </table:table-cell>
          <table:table-cell table:number-columns-repeated="3"/>
        </table:table-row>
        <table:table-row table:style-name="ro2">
          <table:table-cell table:formula="of:=[.A1092]+[.A$4]" office:value-type="float" office:value="325.200000000007">
            <text:p>325.200000000007</text:p>
          </table:table-cell>
          <table:table-cell table:formula="of:=[.A1093]/([.$D$4]*2)" office:value-type="float" office:value="162.600000000003">
            <text:p>162.600000000003</text:p>
          </table:table-cell>
          <table:table-cell table:formula="of:=SQRT(ABS([.$D$2]^2-[.B1093]^2))" office:value-type="float" office:value="28.0399714692959">
            <text:p>28.0399714692959</text:p>
          </table:table-cell>
          <table:table-cell table:formula="of:=([.$C$10]-[.C1093])*[.$B$4]" office:value-type="float" office:value="224312.376004452">
            <text:p>224312.376004452</text:p>
          </table:table-cell>
          <table:table-cell table:formula="of:=ROUND([.D1093])" office:value-type="float" office:value="224312">
            <text:p>224312</text:p>
          </table:table-cell>
          <table:table-cell table:formula="of:=([.$C$8]-([.E1093]*[.$C$4]))" office:value-type="float" office:value="28.0402692307692">
            <text:p>28.0402692307692</text:p>
          </table:table-cell>
          <table:table-cell table:formula="of:=SQRT(ABS([.$D$2]^2-[.F1093]^2))" office:value-type="float" office:value="162.599948651486">
            <text:p>162.599948651486</text:p>
          </table:table-cell>
          <table:table-cell table:formula="of:=ABS([.B1093]-[.G1093])" office:value-type="float" office:value="0.0000513485170188233">
            <text:p>0.0000513485170188233</text:p>
          </table:table-cell>
          <table:table-cell table:number-columns-repeated="3"/>
        </table:table-row>
        <table:table-row table:style-name="ro2">
          <table:table-cell table:formula="of:=[.A1093]+[.A$4]" office:value-type="float" office:value="325.500000000007">
            <text:p>325.500000000007</text:p>
          </table:table-cell>
          <table:table-cell table:formula="of:=[.A1094]/([.$D$4]*2)" office:value-type="float" office:value="162.750000000003">
            <text:p>162.750000000003</text:p>
          </table:table-cell>
          <table:table-cell table:formula="of:=SQRT(ABS([.$D$2]^2-[.B1094]^2))" office:value-type="float" office:value="27.1558004853277">
            <text:p>27.1558004853277</text:p>
          </table:table-cell>
          <table:table-cell table:formula="of:=([.$C$10]-[.C1094])*[.$B$4]" office:value-type="float" office:value="225760.467064809">
            <text:p>225760.467064809</text:p>
          </table:table-cell>
          <table:table-cell table:formula="of:=ROUND([.D1094])" office:value-type="float" office:value="225760">
            <text:p>225760</text:p>
          </table:table-cell>
          <table:table-cell table:formula="of:=([.$C$8]-([.E1094]*[.$C$4]))" office:value-type="float" office:value="27.1561538461538">
            <text:p>27.1561538461538</text:p>
          </table:table-cell>
          <table:table-cell table:formula="of:=SQRT(ABS([.$D$2]^2-[.F1094]^2))" office:value-type="float" office:value="162.749941039264">
            <text:p>162.749941039264</text:p>
          </table:table-cell>
          <table:table-cell table:formula="of:=ABS([.B1094]-[.G1094])" office:value-type="float" office:value="0.0000589607389258617">
            <text:p>0.0000589607389258617</text:p>
          </table:table-cell>
          <table:table-cell table:number-columns-repeated="3"/>
        </table:table-row>
        <table:table-row table:style-name="ro2">
          <table:table-cell table:formula="of:=[.A1094]+[.A$4]" office:value-type="float" office:value="325.800000000007">
            <text:p>325.800000000007</text:p>
          </table:table-cell>
          <table:table-cell table:formula="of:=[.A1095]/([.$D$4]*2)" office:value-type="float" office:value="162.900000000003">
            <text:p>162.900000000003</text:p>
          </table:table-cell>
          <table:table-cell table:formula="of:=SQRT(ABS([.$D$2]^2-[.B1095]^2))" office:value-type="float" office:value="26.2409984565931">
            <text:p>26.2409984565931</text:p>
          </table:table-cell>
          <table:table-cell table:formula="of:=([.$C$10]-[.C1095])*[.$B$4]" office:value-type="float" office:value="227258.725505571">
            <text:p>227258.725505571</text:p>
          </table:table-cell>
          <table:table-cell table:formula="of:=ROUND([.D1095])" office:value-type="float" office:value="227259">
            <text:p>227259</text:p>
          </table:table-cell>
          <table:table-cell table:formula="of:=([.$C$8]-([.E1095]*[.$C$4]))" office:value-type="float" office:value="26.2408990384615">
            <text:p>26.2408990384615</text:p>
          </table:table-cell>
          <table:table-cell table:formula="of:=SQRT(ABS([.$D$2]^2-[.F1095]^2))" office:value-type="float" office:value="162.900016014896">
            <text:p>162.900016014896</text:p>
          </table:table-cell>
          <table:table-cell table:formula="of:=ABS([.B1095]-[.G1095])" office:value-type="float" office:value="0.0000160148923669112">
            <text:p>0.0000160148923669112</text:p>
          </table:table-cell>
          <table:table-cell table:number-columns-repeated="3"/>
        </table:table-row>
        <table:table-row table:style-name="ro2">
          <table:table-cell table:formula="of:=[.A1095]+[.A$4]" office:value-type="float" office:value="326.100000000007">
            <text:p>326.100000000007</text:p>
          </table:table-cell>
          <table:table-cell table:formula="of:=[.A1096]/([.$D$4]*2)" office:value-type="float" office:value="163.050000000003">
            <text:p>163.050000000003</text:p>
          </table:table-cell>
          <table:table-cell table:formula="of:=SQRT(ABS([.$D$2]^2-[.B1096]^2))" office:value-type="float" office:value="25.2922418934922">
            <text:p>25.2922418934922</text:p>
          </table:table-cell>
          <table:table-cell table:formula="of:=([.$C$10]-[.C1096])*[.$B$4]" office:value-type="float" office:value="228812.594522303">
            <text:p>228812.594522303</text:p>
          </table:table-cell>
          <table:table-cell table:formula="of:=ROUND([.D1096])" office:value-type="float" office:value="228813">
            <text:p>228813</text:p>
          </table:table-cell>
          <table:table-cell table:formula="of:=([.$C$8]-([.E1096]*[.$C$4]))" office:value-type="float" office:value="25.2920625">
            <text:p>25.2920625</text:p>
          </table:table-cell>
          <table:table-cell table:formula="of:=SQRT(ABS([.$D$2]^2-[.F1096]^2))" office:value-type="float" office:value="163.050027827339">
            <text:p>163.050027827339</text:p>
          </table:table-cell>
          <table:table-cell table:formula="of:=ABS([.B1096]-[.G1096])" office:value-type="float" office:value="0.0000278273359128889">
            <text:p>0.0000278273359128889</text:p>
          </table:table-cell>
          <table:table-cell table:number-columns-repeated="3"/>
        </table:table-row>
        <table:table-row table:style-name="ro2">
          <table:table-cell table:formula="of:=[.A1096]+[.A$4]" office:value-type="float" office:value="326.400000000007">
            <text:p>326.400000000007</text:p>
          </table:table-cell>
          <table:table-cell table:formula="of:=[.A1097]/([.$D$4]*2)" office:value-type="float" office:value="163.200000000003">
            <text:p>163.200000000003</text:p>
          </table:table-cell>
          <table:table-cell table:formula="of:=SQRT(ABS([.$D$2]^2-[.B1097]^2))" office:value-type="float" office:value="24.3055549206127">
            <text:p>24.3055549206127</text:p>
          </table:table-cell>
          <table:table-cell table:formula="of:=([.$C$10]-[.C1097])*[.$B$4]" office:value-type="float" office:value="230428.585784972">
            <text:p>230428.585784972</text:p>
          </table:table-cell>
          <table:table-cell table:formula="of:=ROUND([.D1097])" office:value-type="float" office:value="230429">
            <text:p>230429</text:p>
          </table:table-cell>
          <table:table-cell table:formula="of:=([.$C$8]-([.E1097]*[.$C$4]))" office:value-type="float" office:value="24.3053701923077">
            <text:p>24.3053701923077</text:p>
          </table:table-cell>
          <table:table-cell table:formula="of:=SQRT(ABS([.$D$2]^2-[.F1097]^2))" office:value-type="float" office:value="163.200027511685">
            <text:p>163.200027511685</text:p>
          </table:table-cell>
          <table:table-cell table:formula="of:=ABS([.B1097]-[.G1097])" office:value-type="float" office:value="0.0000275116821057963">
            <text:p>0.0000275116821057963</text:p>
          </table:table-cell>
          <table:table-cell table:number-columns-repeated="3"/>
        </table:table-row>
        <table:table-row table:style-name="ro2">
          <table:table-cell table:formula="of:=[.A1097]+[.A$4]" office:value-type="float" office:value="326.700000000007">
            <text:p>326.700000000007</text:p>
          </table:table-cell>
          <table:table-cell table:formula="of:=[.A1098]/([.$D$4]*2)" office:value-type="float" office:value="163.350000000003">
            <text:p>163.350000000003</text:p>
          </table:table-cell>
          <table:table-cell table:formula="of:=SQRT(ABS([.$D$2]^2-[.B1098]^2))" office:value-type="float" office:value="23.2761143664254">
            <text:p>23.2761143664254</text:p>
          </table:table-cell>
          <table:table-cell table:formula="of:=([.$C$10]-[.C1098])*[.$B$4]" office:value-type="float" office:value="232114.598661121">
            <text:p>232114.598661121</text:p>
          </table:table-cell>
          <table:table-cell table:formula="of:=ROUND([.D1098])" office:value-type="float" office:value="232115">
            <text:p>232115</text:p>
          </table:table-cell>
          <table:table-cell table:formula="of:=([.$C$8]-([.E1098]*[.$C$4]))" office:value-type="float" office:value="23.2759375">
            <text:p>23.2759375</text:p>
          </table:table-cell>
          <table:table-cell table:formula="of:=SQRT(ABS([.$D$2]^2-[.F1098]^2))" office:value-type="float" office:value="163.350025202006">
            <text:p>163.350025202006</text:p>
          </table:table-cell>
          <table:table-cell table:formula="of:=ABS([.B1098]-[.G1098])" office:value-type="float" office:value="0.0000252020029734012">
            <text:p>0.0000252020029734012</text:p>
          </table:table-cell>
          <table:table-cell table:number-columns-repeated="3"/>
        </table:table-row>
        <table:table-row table:style-name="ro2">
          <table:table-cell table:formula="of:=[.A1098]+[.A$4]" office:value-type="float" office:value="327.000000000007">
            <text:p>327.000000000007</text:p>
          </table:table-cell>
          <table:table-cell table:formula="of:=[.A1099]/([.$D$4]*2)" office:value-type="float" office:value="163.500000000003">
            <text:p>163.500000000003</text:p>
          </table:table-cell>
          <table:table-cell table:formula="of:=SQRT(ABS([.$D$2]^2-[.B1099]^2))" office:value-type="float" office:value="22.1979728803986">
            <text:p>22.1979728803986</text:p>
          </table:table-cell>
          <table:table-cell table:formula="of:=([.$C$10]-[.C1099])*[.$B$4]" office:value-type="float" office:value="233880.373693354">
            <text:p>233880.373693354</text:p>
          </table:table-cell>
          <table:table-cell table:formula="of:=ROUND([.D1099])" office:value-type="float" office:value="233880">
            <text:p>233880</text:p>
          </table:table-cell>
          <table:table-cell table:formula="of:=([.$C$8]-([.E1099]*[.$C$4]))" office:value-type="float" office:value="22.1982692307692">
            <text:p>22.1982692307692</text:p>
          </table:table-cell>
          <table:table-cell table:formula="of:=SQRT(ABS([.$D$2]^2-[.F1099]^2))" office:value-type="float" office:value="163.499959765005">
            <text:p>163.499959765005</text:p>
          </table:table-cell>
          <table:table-cell table:formula="of:=ABS([.B1099]-[.G1099])" office:value-type="float" office:value="0.0000402349982380201">
            <text:p>0.0000402349982380201</text:p>
          </table:table-cell>
          <table:table-cell table:number-columns-repeated="3"/>
        </table:table-row>
        <table:table-row table:style-name="ro2">
          <table:table-cell table:formula="of:=[.A1099]+[.A$4]" office:value-type="float" office:value="327.300000000007">
            <text:p>327.300000000007</text:p>
          </table:table-cell>
          <table:table-cell table:formula="of:=[.A1100]/([.$D$4]*2)" office:value-type="float" office:value="163.650000000003">
            <text:p>163.650000000003</text:p>
          </table:table-cell>
          <table:table-cell table:formula="of:=SQRT(ABS([.$D$2]^2-[.B1100]^2))" office:value-type="float" office:value="21.0636535292173">
            <text:p>21.0636535292173</text:p>
          </table:table-cell>
          <table:table-cell table:formula="of:=([.$C$10]-[.C1100])*[.$B$4]" office:value-type="float" office:value="235738.15656773">
            <text:p>235738.15656773</text:p>
          </table:table-cell>
          <table:table-cell table:formula="of:=ROUND([.D1100])" office:value-type="float" office:value="235738">
            <text:p>235738</text:p>
          </table:table-cell>
          <table:table-cell table:formula="of:=([.$C$8]-([.E1100]*[.$C$4]))" office:value-type="float" office:value="21.0638173076923">
            <text:p>21.0638173076923</text:p>
          </table:table-cell>
          <table:table-cell table:formula="of:=SQRT(ABS([.$D$2]^2-[.F1100]^2))" office:value-type="float" office:value="163.64997891973">
            <text:p>163.64997891973</text:p>
          </table:table-cell>
          <table:table-cell table:formula="of:=ABS([.B1100]-[.G1100])" office:value-type="float" office:value="0.0000210802730578052">
            <text:p>0.0000210802730578052</text:p>
          </table:table-cell>
          <table:table-cell table:number-columns-repeated="3"/>
        </table:table-row>
        <table:table-row table:style-name="ro2">
          <table:table-cell table:formula="of:=[.A1100]+[.A$4]" office:value-type="float" office:value="327.600000000007">
            <text:p>327.600000000007</text:p>
          </table:table-cell>
          <table:table-cell table:formula="of:=[.A1101]/([.$D$4]*2)" office:value-type="float" office:value="163.800000000003">
            <text:p>163.800000000003</text:p>
          </table:table-cell>
          <table:table-cell table:formula="of:=SQRT(ABS([.$D$2]^2-[.B1101]^2))" office:value-type="float" office:value="19.8635344286687">
            <text:p>19.8635344286687</text:p>
          </table:table-cell>
          <table:table-cell table:formula="of:=([.$C$10]-[.C1101])*[.$B$4]" office:value-type="float" office:value="237703.705960754">
            <text:p>237703.705960754</text:p>
          </table:table-cell>
          <table:table-cell table:formula="of:=ROUND([.D1101])" office:value-type="float" office:value="237704">
            <text:p>237704</text:p>
          </table:table-cell>
          <table:table-cell table:formula="of:=([.$C$8]-([.E1101]*[.$C$4]))" office:value-type="float" office:value="19.8634230769231">
            <text:p>19.8634230769231</text:p>
          </table:table-cell>
          <table:table-cell table:formula="of:=SQRT(ABS([.$D$2]^2-[.F1101]^2))" office:value-type="float" office:value="163.800013503257">
            <text:p>163.800013503257</text:p>
          </table:table-cell>
          <table:table-cell table:formula="of:=ABS([.B1101]-[.G1101])" office:value-type="float" office:value="0.000013503253626368">
            <text:p>0.000013503253626368</text:p>
          </table:table-cell>
          <table:table-cell table:number-columns-repeated="3"/>
        </table:table-row>
        <table:table-row table:style-name="ro2">
          <table:table-cell table:formula="of:=[.A1101]+[.A$4]" office:value-type="float" office:value="327.900000000007">
            <text:p>327.900000000007</text:p>
          </table:table-cell>
          <table:table-cell table:formula="of:=[.A1102]/([.$D$4]*2)" office:value-type="float" office:value="163.950000000003">
            <text:p>163.950000000003</text:p>
          </table:table-cell>
          <table:table-cell table:formula="of:=SQRT(ABS([.$D$2]^2-[.B1102]^2))" office:value-type="float" office:value="18.5848728808917">
            <text:p>18.5848728808917</text:p>
          </table:table-cell>
          <table:table-cell table:formula="of:=([.$C$10]-[.C1102])*[.$B$4]" office:value-type="float" office:value="239797.891802783">
            <text:p>239797.891802783</text:p>
          </table:table-cell>
          <table:table-cell table:formula="of:=ROUND([.D1102])" office:value-type="float" office:value="239798">
            <text:p>239798</text:p>
          </table:table-cell>
          <table:table-cell table:formula="of:=([.$C$8]-([.E1102]*[.$C$4]))" office:value-type="float" office:value="18.584875">
            <text:p>18.584875</text:p>
          </table:table-cell>
          <table:table-cell table:formula="of:=SQRT(ABS([.$D$2]^2-[.F1102]^2))" office:value-type="float" office:value="163.949999759788">
            <text:p>163.949999759788</text:p>
          </table:table-cell>
          <table:table-cell table:formula="of:=ABS([.B1102]-[.G1102])" office:value-type="float" office:value="0.000000240215683788847">
            <text:p>0.000000240215683788847</text:p>
          </table:table-cell>
          <table:table-cell table:number-columns-repeated="3"/>
        </table:table-row>
        <table:table-row table:style-name="ro2">
          <table:table-cell table:formula="of:=[.A1102]+[.A$4]" office:value-type="float" office:value="328.200000000007">
            <text:p>328.200000000007</text:p>
          </table:table-cell>
          <table:table-cell table:formula="of:=[.A1103]/([.$D$4]*2)" office:value-type="float" office:value="164.100000000003">
            <text:p>164.100000000003</text:p>
          </table:table-cell>
          <table:table-cell table:formula="of:=SQRT(ABS([.$D$2]^2-[.B1103]^2))" office:value-type="float" office:value="17.2101714110842">
            <text:p>17.2101714110842</text:p>
          </table:table-cell>
          <table:table-cell table:formula="of:=([.$C$10]-[.C1103])*[.$B$4]" office:value-type="float" office:value="242049.371375381">
            <text:p>242049.371375381</text:p>
          </table:table-cell>
          <table:table-cell table:formula="of:=ROUND([.D1103])" office:value-type="float" office:value="242049">
            <text:p>242049</text:p>
          </table:table-cell>
          <table:table-cell table:formula="of:=([.$C$8]-([.E1103]*[.$C$4]))" office:value-type="float" office:value="17.2104663461539">
            <text:p>17.2104663461539</text:p>
          </table:table-cell>
          <table:table-cell table:formula="of:=SQRT(ABS([.$D$2]^2-[.F1103]^2))" office:value-type="float" office:value="164.099969068089">
            <text:p>164.099969068089</text:p>
          </table:table-cell>
          <table:table-cell table:formula="of:=ABS([.B1103]-[.G1103])" office:value-type="float" office:value="0.0000309319139262243">
            <text:p>0.0000309319139262243</text:p>
          </table:table-cell>
          <table:table-cell table:number-columns-repeated="3"/>
        </table:table-row>
        <table:table-row table:style-name="ro2">
          <table:table-cell table:formula="of:=[.A1103]+[.A$4]" office:value-type="float" office:value="328.500000000007">
            <text:p>328.500000000007</text:p>
          </table:table-cell>
          <table:table-cell table:formula="of:=[.A1104]/([.$D$4]*2)" office:value-type="float" office:value="164.250000000003">
            <text:p>164.250000000003</text:p>
          </table:table-cell>
          <table:table-cell table:formula="of:=SQRT(ABS([.$D$2]^2-[.B1104]^2))" office:value-type="float" office:value="15.7142451297827">
            <text:p>15.7142451297827</text:p>
          </table:table-cell>
          <table:table-cell table:formula="of:=([.$C$10]-[.C1104])*[.$B$4]" office:value-type="float" office:value="244499.392371528">
            <text:p>244499.392371528</text:p>
          </table:table-cell>
          <table:table-cell table:formula="of:=ROUND([.D1104])" office:value-type="float" office:value="244499">
            <text:p>244499</text:p>
          </table:table-cell>
          <table:table-cell table:formula="of:=([.$C$8]-([.E1104]*[.$C$4]))" office:value-type="float" office:value="15.7145528846154">
            <text:p>15.7145528846154</text:p>
          </table:table-cell>
          <table:table-cell table:formula="of:=SQRT(ABS([.$D$2]^2-[.F1104]^2))" office:value-type="float" office:value="164.249970555969">
            <text:p>164.249970555969</text:p>
          </table:table-cell>
          <table:table-cell table:formula="of:=ABS([.B1104]-[.G1104])" office:value-type="float" office:value="0.0000294440345101066">
            <text:p>0.0000294440345101066</text:p>
          </table:table-cell>
          <table:table-cell table:number-columns-repeated="3"/>
        </table:table-row>
        <table:table-row table:style-name="ro2">
          <table:table-cell table:formula="of:=[.A1104]+[.A$4]" office:value-type="float" office:value="328.800000000007">
            <text:p>328.800000000007</text:p>
          </table:table-cell>
          <table:table-cell table:formula="of:=[.A1105]/([.$D$4]*2)" office:value-type="float" office:value="164.400000000003">
            <text:p>164.400000000003</text:p>
          </table:table-cell>
          <table:table-cell table:formula="of:=SQRT(ABS([.$D$2]^2-[.B1105]^2))" office:value-type="float" office:value="14.0584494165928">
            <text:p>14.0584494165928</text:p>
          </table:table-cell>
          <table:table-cell table:formula="of:=([.$C$10]-[.C1105])*[.$B$4]" office:value-type="float" office:value="247211.246767934">
            <text:p>247211.246767934</text:p>
          </table:table-cell>
          <table:table-cell table:formula="of:=ROUND([.D1105])" office:value-type="float" office:value="247211">
            <text:p>247211</text:p>
          </table:table-cell>
          <table:table-cell table:formula="of:=([.$C$8]-([.E1105]*[.$C$4]))" office:value-type="float" office:value="14.0586682692308">
            <text:p>14.0586682692308</text:p>
          </table:table-cell>
          <table:table-cell table:formula="of:=SQRT(ABS([.$D$2]^2-[.F1105]^2))" office:value-type="float" office:value="164.399981284962">
            <text:p>164.399981284962</text:p>
          </table:table-cell>
          <table:table-cell table:formula="of:=ABS([.B1105]-[.G1105])" office:value-type="float" office:value="0.0000187150417616522">
            <text:p>0.0000187150417616522</text:p>
          </table:table-cell>
          <table:table-cell table:number-columns-repeated="3"/>
        </table:table-row>
        <table:table-row table:style-name="ro2">
          <table:table-cell table:formula="of:=[.A1105]+[.A$4]" office:value-type="float" office:value="329.100000000007">
            <text:p>329.100000000007</text:p>
          </table:table-cell>
          <table:table-cell table:formula="of:=[.A1106]/([.$D$4]*2)" office:value-type="float" office:value="164.550000000003">
            <text:p>164.550000000003</text:p>
          </table:table-cell>
          <table:table-cell table:formula="of:=SQRT(ABS([.$D$2]^2-[.B1106]^2))" office:value-type="float" office:value="12.1777460968313">
            <text:p>12.1777460968313</text:p>
          </table:table-cell>
          <table:table-cell table:formula="of:=([.$C$10]-[.C1106])*[.$B$4]" office:value-type="float" office:value="250291.453779827">
            <text:p>250291.453779827</text:p>
          </table:table-cell>
          <table:table-cell table:formula="of:=ROUND([.D1106])" office:value-type="float" office:value="250291">
            <text:p>250291</text:p>
          </table:table-cell>
          <table:table-cell table:formula="of:=([.$C$8]-([.E1106]*[.$C$4]))" office:value-type="float" office:value="12.1780913461539">
            <text:p>12.1780913461539</text:p>
          </table:table-cell>
          <table:table-cell table:formula="of:=SQRT(ABS([.$D$2]^2-[.F1106]^2))" office:value-type="float" office:value="164.549974448994">
            <text:p>164.549974448994</text:p>
          </table:table-cell>
          <table:table-cell table:formula="of:=ABS([.B1106]-[.G1106])" office:value-type="float" office:value="0.0000255510088891242">
            <text:p>0.0000255510088891242</text:p>
          </table:table-cell>
          <table:table-cell table:number-columns-repeated="3"/>
        </table:table-row>
        <table:table-row table:style-name="ro2">
          <table:table-cell table:formula="of:=[.A1106]+[.A$4]" office:value-type="float" office:value="329.400000000007">
            <text:p>329.400000000007</text:p>
          </table:table-cell>
          <table:table-cell table:formula="of:=[.A1107]/([.$D$4]*2)" office:value-type="float" office:value="164.700000000003">
            <text:p>164.700000000003</text:p>
          </table:table-cell>
          <table:table-cell table:formula="of:=SQRT(ABS([.$D$2]^2-[.B1107]^2))" office:value-type="float" office:value="9.94535067249467">
            <text:p>9.94535067249467</text:p>
          </table:table-cell>
          <table:table-cell table:formula="of:=([.$C$10]-[.C1107])*[.$B$4]" office:value-type="float" office:value="253947.660459055">
            <text:p>253947.660459055</text:p>
          </table:table-cell>
          <table:table-cell table:formula="of:=ROUND([.D1107])" office:value-type="float" office:value="253948">
            <text:p>253948</text:p>
          </table:table-cell>
          <table:table-cell table:formula="of:=([.$C$8]-([.E1107]*[.$C$4]))" office:value-type="float" office:value="9.94521153846154">
            <text:p>9.94521153846154</text:p>
          </table:table-cell>
          <table:table-cell table:formula="of:=SQRT(ABS([.$D$2]^2-[.F1107]^2))" office:value-type="float" office:value="164.700008401503">
            <text:p>164.700008401503</text:p>
          </table:table-cell>
          <table:table-cell table:formula="of:=ABS([.B1107]-[.G1107])" office:value-type="float" office:value="0.00000840149991176986">
            <text:p>0.00000840149991176986</text:p>
          </table:table-cell>
          <table:table-cell table:number-columns-repeated="3"/>
        </table:table-row>
        <table:table-row table:style-name="ro2">
          <table:table-cell table:formula="of:=[.A1107]+[.A$4]" office:value-type="float" office:value="329.700000000007">
            <text:p>329.700000000007</text:p>
          </table:table-cell>
          <table:table-cell table:formula="of:=[.A1108]/([.$D$4]*2)" office:value-type="float" office:value="164.850000000003">
            <text:p>164.850000000003</text:p>
          </table:table-cell>
          <table:table-cell table:formula="of:=SQRT(ABS([.$D$2]^2-[.B1108]^2))" office:value-type="float" office:value="7.03402445253694">
            <text:p>7.03402445253694</text:p>
          </table:table-cell>
          <table:table-cell table:formula="of:=([.$C$10]-[.C1108])*[.$B$4]" office:value-type="float" office:value="258715.816787805">
            <text:p>258715.816787805</text:p>
          </table:table-cell>
          <table:table-cell table:formula="of:=ROUND([.D1108])" office:value-type="float" office:value="258716">
            <text:p>258716</text:p>
          </table:table-cell>
          <table:table-cell table:formula="of:=([.$C$8]-([.E1108]*[.$C$4]))" office:value-type="float" office:value="7.03398076923077">
            <text:p>7.03398076923077</text:p>
          </table:table-cell>
          <table:table-cell table:formula="of:=SQRT(ABS([.$D$2]^2-[.F1108]^2))" office:value-type="float" office:value="164.850001863931">
            <text:p>164.850001863931</text:p>
          </table:table-cell>
          <table:table-cell table:formula="of:=ABS([.B1108]-[.G1108])" office:value-type="float" office:value="0.00000186392773571242">
            <text:p>0.00000186392773571242</text:p>
          </table:table-cell>
          <table:table-cell table:number-columns-repeated="3"/>
        </table:table-row>
        <table:table-row table:style-name="ro2">
          <table:table-cell table:formula="of:=[.A1108]+[.A$4]" office:value-type="float" office:value="330.000000000007">
            <text:p>330.000000000007</text:p>
          </table:table-cell>
          <table:table-cell table:formula="of:=[.A1109]/([.$D$4]*2)" office:value-type="float" office:value="165.000000000003">
            <text:p>165.000000000003</text:p>
          </table:table-cell>
          <table:table-cell table:formula="of:=SQRT(ABS([.$D$2]^2-[.B1109]^2))" office:value-type="float" office:value="0.000033419447837706">
            <text:p>0.000033419447837706</text:p>
          </table:table-cell>
          <table:table-cell table:formula="of:=([.$C$10]-[.C1109])*[.$B$4]" office:value-type="float" office:value="270236.054070344">
            <text:p>270236.054070344</text:p>
          </table:table-cell>
          <table:table-cell table:formula="of:=ROUND([.D1109])" office:value-type="float" office:value="270236">
            <text:p>270236</text:p>
          </table:table-cell>
          <table:table-cell table:formula="of:=([.$C$8]-([.E1109]*[.$C$4]))" office:value-type="float" office:value="0.000134615384610015">
            <text:p>0.000134615384610015</text:p>
          </table:table-cell>
          <table:table-cell table:formula="of:=SQRT(ABS([.$D$2]^2-[.F1109]^2))" office:value-type="float" office:value="164.999999999945">
            <text:p>164.999999999945</text:p>
          </table:table-cell>
          <table:table-cell table:formula="of:=ABS([.B1109]-[.G1109])" office:value-type="float" office:value="0.0000000000582929260417586">
            <text:p>0.0000000000582929260417586</text:p>
          </table:table-cell>
          <table:table-cell table:number-columns-repeated="3"/>
        </table:table-row>
        <table:table-row table:style-name="ro2">
          <table:table-cell table:formula="of:=[.A1109]+[.A$4]" office:value-type="float" office:value="330.300000000007">
            <text:p>330.300000000007</text:p>
          </table:table-cell>
          <table:table-cell table:formula="of:=[.A1110]/([.$D$4]*2)" office:value-type="float" office:value="165.150000000003">
            <text:p>165.150000000003</text:p>
          </table:table-cell>
          <table:table-cell table:formula="of:=SQRT(ABS([.$D$2]^2-[.B1110]^2))" office:value-type="float" office:value="7.03722246352349">
            <text:p>7.03722246352349</text:p>
          </table:table-cell>
          <table:table-cell table:formula="of:=([.$C$10]-[.C1110])*[.$B$4]" office:value-type="float" office:value="258710.57910052">
            <text:p>258710.57910052</text:p>
          </table:table-cell>
          <table:table-cell table:formula="of:=ROUND([.D1110])" office:value-type="float" office:value="258711">
            <text:p>258711</text:p>
          </table:table-cell>
          <table:table-cell table:formula="of:=([.$C$8]-([.E1110]*[.$C$4]))" office:value-type="float" office:value="7.03703365384615">
            <text:p>7.03703365384615</text:p>
          </table:table-cell>
          <table:table-cell table:formula="of:=SQRT(ABS([.$D$2]^2-[.F1110]^2))" office:value-type="float" office:value="164.849871572151">
            <text:p>164.849871572151</text:p>
          </table:table-cell>
          <table:table-cell table:formula="of:=ABS([.B1110]-[.G1110])" office:value-type="float" office:value="0.300128427852513">
            <text:p>0.300128427852513</text:p>
          </table:table-cell>
          <table:table-cell table:number-columns-repeated="3"/>
        </table:table-row>
        <table:table-row table:style-name="ro2">
          <table:table-cell table:formula="of:=[.A1110]+[.A$4]" office:value-type="float" office:value="330.600000000007">
            <text:p>330.600000000007</text:p>
          </table:table-cell>
          <table:table-cell table:formula="of:=[.A1111]/([.$D$4]*2)" office:value-type="float" office:value="165.300000000003">
            <text:p>165.300000000003</text:p>
          </table:table-cell>
          <table:table-cell table:formula="of:=SQRT(ABS([.$D$2]^2-[.B1111]^2))" office:value-type="float" office:value="9.95439601387852">
            <text:p>9.95439601387852</text:p>
          </table:table-cell>
          <table:table-cell table:formula="of:=([.$C$10]-[.C1111])*[.$B$4]" office:value-type="float" office:value="253932.846041671">
            <text:p>253932.846041671</text:p>
          </table:table-cell>
          <table:table-cell table:formula="of:=ROUND([.D1111])" office:value-type="float" office:value="253933">
            <text:p>253933</text:p>
          </table:table-cell>
          <table:table-cell table:formula="of:=([.$C$8]-([.E1111]*[.$C$4]))" office:value-type="float" office:value="9.95437019230769">
            <text:p>9.95437019230769</text:p>
          </table:table-cell>
          <table:table-cell table:formula="of:=SQRT(ABS([.$D$2]^2-[.F1111]^2))" office:value-type="float" office:value="164.69945511165">
            <text:p>164.69945511165</text:p>
          </table:table-cell>
          <table:table-cell table:formula="of:=ABS([.B1111]-[.G1111])" office:value-type="float" office:value="0.600544888353141">
            <text:p>0.600544888353141</text:p>
          </table:table-cell>
          <table:table-cell table:number-columns-repeated="3"/>
        </table:table-row>
        <table:table-row table:style-name="ro2">
          <table:table-cell table:formula="of:=[.A1111]+[.A$4]" office:value-type="float" office:value="330.900000000007">
            <text:p>330.900000000007</text:p>
          </table:table-cell>
          <table:table-cell table:formula="of:=[.A1112]/([.$D$4]*2)" office:value-type="float" office:value="165.450000000003">
            <text:p>165.450000000003</text:p>
          </table:table-cell>
          <table:table-cell table:formula="of:=SQRT(ABS([.$D$2]^2-[.B1112]^2))" office:value-type="float" office:value="12.1943634520677">
            <text:p>12.1943634520677</text:p>
          </table:table-cell>
          <table:table-cell table:formula="of:=([.$C$10]-[.C1112])*[.$B$4]" office:value-type="float" office:value="250264.237953928">
            <text:p>250264.237953928</text:p>
          </table:table-cell>
          <table:table-cell table:formula="of:=ROUND([.D1112])" office:value-type="float" office:value="250264">
            <text:p>250264</text:p>
          </table:table-cell>
          <table:table-cell table:formula="of:=([.$C$8]-([.E1112]*[.$C$4]))" office:value-type="float" office:value="12.1945769230769">
            <text:p>12.1945769230769</text:p>
          </table:table-cell>
          <table:table-cell table:formula="of:=SQRT(ABS([.$D$2]^2-[.F1112]^2))" office:value-type="float" office:value="164.54875354638">
            <text:p>164.54875354638</text:p>
          </table:table-cell>
          <table:table-cell table:formula="of:=ABS([.B1112]-[.G1112])" office:value-type="float" office:value="0.901246453623827">
            <text:p>0.901246453623827</text:p>
          </table:table-cell>
          <table:table-cell table:number-columns-repeated="3"/>
        </table:table-row>
        <table:table-row table:style-name="ro2">
          <table:table-cell table:formula="of:=[.A1112]+[.A$4]" office:value-type="float" office:value="331.200000000007">
            <text:p>331.200000000007</text:p>
          </table:table-cell>
          <table:table-cell table:formula="of:=[.A1113]/([.$D$4]*2)" office:value-type="float" office:value="165.600000000003">
            <text:p>165.600000000003</text:p>
          </table:table-cell>
          <table:table-cell table:formula="of:=SQRT(ABS([.$D$2]^2-[.B1113]^2))" office:value-type="float" office:value="14.0840335132067">
            <text:p>14.0840335132067</text:p>
          </table:table-cell>
          <table:table-cell table:formula="of:=([.$C$10]-[.C1113])*[.$B$4]" office:value-type="float" office:value="247169.345255369">
            <text:p>247169.345255369</text:p>
          </table:table-cell>
          <table:table-cell table:formula="of:=ROUND([.D1113])" office:value-type="float" office:value="247169">
            <text:p>247169</text:p>
          </table:table-cell>
          <table:table-cell table:formula="of:=([.$C$8]-([.E1113]*[.$C$4]))" office:value-type="float" office:value="14.0843125">
            <text:p>14.0843125</text:p>
          </table:table-cell>
          <table:table-cell table:formula="of:=SQRT(ABS([.$D$2]^2-[.F1113]^2))" office:value-type="float" office:value="164.39778630323">
            <text:p>164.39778630323</text:p>
          </table:table-cell>
          <table:table-cell table:formula="of:=ABS([.B1113]-[.G1113])" office:value-type="float" office:value="1.20221369677381">
            <text:p>1.20221369677381</text:p>
          </table:table-cell>
          <table:table-cell table:number-columns-repeated="3"/>
        </table:table-row>
        <table:table-row table:style-name="ro2">
          <table:table-cell table:formula="of:=[.A1113]+[.A$4]" office:value-type="float" office:value="331.500000000007">
            <text:p>331.500000000007</text:p>
          </table:table-cell>
          <table:table-cell table:formula="of:=[.A1114]/([.$D$4]*2)" office:value-type="float" office:value="165.750000000003">
            <text:p>165.750000000003</text:p>
          </table:table-cell>
          <table:table-cell table:formula="of:=SQRT(ABS([.$D$2]^2-[.B1114]^2))" office:value-type="float" office:value="15.7500000000359">
            <text:p>15.7500000000359</text:p>
          </table:table-cell>
          <table:table-cell table:formula="of:=([.$C$10]-[.C1114])*[.$B$4]" office:value-type="float" office:value="244440.833213948">
            <text:p>244440.833213948</text:p>
          </table:table-cell>
          <table:table-cell table:formula="of:=ROUND([.D1114])" office:value-type="float" office:value="244441">
            <text:p>244441</text:p>
          </table:table-cell>
          <table:table-cell table:formula="of:=([.$C$8]-([.E1114]*[.$C$4]))" office:value-type="float" office:value="15.7499663461538">
            <text:p>15.7499663461538</text:p>
          </table:table-cell>
          <table:table-cell table:formula="of:=SQRT(ABS([.$D$2]^2-[.F1114]^2))" office:value-type="float" office:value="164.246578533907">
            <text:p>164.246578533907</text:p>
          </table:table-cell>
          <table:table-cell table:formula="of:=ABS([.B1114]-[.G1114])" office:value-type="float" office:value="1.50342146609597">
            <text:p>1.50342146609597</text:p>
          </table:table-cell>
          <table:table-cell table:number-columns-repeated="3"/>
        </table:table-row>
        <table:table-row table:style-name="ro2">
          <table:table-cell table:formula="of:=[.A1114]+[.A$4]" office:value-type="float" office:value="331.800000000007">
            <text:p>331.800000000007</text:p>
          </table:table-cell>
          <table:table-cell table:formula="of:=[.A1115]/([.$D$4]*2)" office:value-type="float" office:value="165.900000000003">
            <text:p>165.900000000003</text:p>
          </table:table-cell>
          <table:table-cell table:formula="of:=SQRT(ABS([.$D$2]^2-[.B1115]^2))" office:value-type="float" office:value="17.2571724219564">
            <text:p>17.2571724219564</text:p>
          </table:table-cell>
          <table:table-cell table:formula="of:=([.$C$10]-[.C1115])*[.$B$4]" office:value-type="float" office:value="241972.393341826">
            <text:p>241972.393341826</text:p>
          </table:table-cell>
          <table:table-cell table:formula="of:=ROUND([.D1115])" office:value-type="float" office:value="241972">
            <text:p>241972</text:p>
          </table:table-cell>
          <table:table-cell table:formula="of:=([.$C$8]-([.E1115]*[.$C$4]))" office:value-type="float" office:value="17.2574807692308">
            <text:p>17.2574807692308</text:p>
          </table:table-cell>
          <table:table-cell table:formula="of:=SQRT(ABS([.$D$2]^2-[.F1115]^2))" office:value-type="float" office:value="164.095031483283">
            <text:p>164.095031483283</text:p>
          </table:table-cell>
          <table:table-cell table:formula="of:=ABS([.B1115]-[.G1115])" office:value-type="float" office:value="1.80496851672044">
            <text:p>1.80496851672044</text:p>
          </table:table-cell>
          <table:table-cell table:number-columns-repeated="3"/>
        </table:table-row>
        <table:table-row table:style-name="ro2">
          <table:table-cell table:formula="of:=[.A1115]+[.A$4]" office:value-type="float" office:value="332.100000000007">
            <text:p>332.100000000007</text:p>
          </table:table-cell>
          <table:table-cell table:formula="of:=[.A1116]/([.$D$4]*2)" office:value-type="float" office:value="166.050000000003">
            <text:p>166.050000000003</text:p>
          </table:table-cell>
          <table:table-cell table:formula="of:=SQRT(ABS([.$D$2]^2-[.B1116]^2))" office:value-type="float" office:value="18.6441009437606">
            <text:p>18.6441009437606</text:p>
          </table:table-cell>
          <table:table-cell table:formula="of:=([.$C$10]-[.C1116])*[.$B$4]" office:value-type="float" office:value="239700.888361234">
            <text:p>239700.888361234</text:p>
          </table:table-cell>
          <table:table-cell table:formula="of:=ROUND([.D1116])" office:value-type="float" office:value="239701">
            <text:p>239701</text:p>
          </table:table-cell>
          <table:table-cell table:formula="of:=([.$C$8]-([.E1116]*[.$C$4]))" office:value-type="float" office:value="18.6441009615384">
            <text:p>18.6441009615384</text:p>
          </table:table-cell>
          <table:table-cell table:formula="of:=SQRT(ABS([.$D$2]^2-[.F1116]^2))" office:value-type="float" office:value="163.943275248898">
            <text:p>163.943275248898</text:p>
          </table:table-cell>
          <table:table-cell table:formula="of:=ABS([.B1116]-[.G1116])" office:value-type="float" office:value="2.10672475110533">
            <text:p>2.10672475110533</text:p>
          </table:table-cell>
          <table:table-cell table:number-columns-repeated="3"/>
        </table:table-row>
        <table:table-row table:style-name="ro2">
          <table:table-cell table:formula="of:=[.A1116]+[.A$4]" office:value-type="float" office:value="332.400000000007">
            <text:p>332.400000000007</text:p>
          </table:table-cell>
          <table:table-cell table:formula="of:=[.A1117]/([.$D$4]*2)" office:value-type="float" office:value="166.200000000003">
            <text:p>166.200000000003</text:p>
          </table:table-cell>
          <table:table-cell table:formula="of:=SQRT(ABS([.$D$2]^2-[.B1117]^2))" office:value-type="float" office:value="19.935897271032">
            <text:p>19.935897271032</text:p>
          </table:table-cell>
          <table:table-cell table:formula="of:=([.$C$10]-[.C1117])*[.$B$4]" office:value-type="float" office:value="237585.190439403">
            <text:p>237585.190439403</text:p>
          </table:table-cell>
          <table:table-cell table:formula="of:=ROUND([.D1117])" office:value-type="float" office:value="237585">
            <text:p>237585</text:p>
          </table:table-cell>
          <table:table-cell table:formula="of:=([.$C$8]-([.E1117]*[.$C$4]))" office:value-type="float" office:value="19.9360817307692">
            <text:p>19.9360817307692</text:p>
          </table:table-cell>
          <table:table-cell table:formula="of:=SQRT(ABS([.$D$2]^2-[.F1117]^2))" office:value-type="float" office:value="163.7911861036">
            <text:p>163.7911861036</text:p>
          </table:table-cell>
          <table:table-cell table:formula="of:=ABS([.B1117]-[.G1117])" office:value-type="float" office:value="2.40881389640356">
            <text:p>2.40881389640356</text:p>
          </table:table-cell>
          <table:table-cell table:number-columns-repeated="3"/>
        </table:table-row>
        <table:table-row table:style-name="ro2">
          <table:table-cell table:formula="of:=[.A1117]+[.A$4]" office:value-type="float" office:value="332.700000000007">
            <text:p>332.700000000007</text:p>
          </table:table-cell>
          <table:table-cell table:formula="of:=[.A1118]/([.$D$4]*2)" office:value-type="float" office:value="166.350000000003">
            <text:p>166.350000000003</text:p>
          </table:table-cell>
          <table:table-cell table:formula="of:=SQRT(ABS([.$D$2]^2-[.B1118]^2))" office:value-type="float" office:value="21.150000000027">
            <text:p>21.150000000027</text:p>
          </table:table-cell>
          <table:table-cell table:formula="of:=([.$C$10]-[.C1118])*[.$B$4]" office:value-type="float" office:value="235596.738725774">
            <text:p>235596.738725774</text:p>
          </table:table-cell>
          <table:table-cell table:formula="of:=ROUND([.D1118])" office:value-type="float" office:value="235597">
            <text:p>235597</text:p>
          </table:table-cell>
          <table:table-cell table:formula="of:=([.$C$8]-([.E1118]*[.$C$4]))" office:value-type="float" office:value="21.1499086538462">
            <text:p>21.1499086538462</text:p>
          </table:table-cell>
          <table:table-cell table:formula="of:=SQRT(ABS([.$D$2]^2-[.F1118]^2))" office:value-type="float" office:value="163.638874855378">
            <text:p>163.638874855378</text:p>
          </table:table-cell>
          <table:table-cell table:formula="of:=ABS([.B1118]-[.G1118])" office:value-type="float" office:value="2.71112514462573">
            <text:p>2.71112514462573</text:p>
          </table:table-cell>
          <table:table-cell table:number-columns-repeated="3"/>
        </table:table-row>
        <table:table-row table:style-name="ro2">
          <table:table-cell table:formula="of:=[.A1118]+[.A$4]" office:value-type="float" office:value="333.000000000007">
            <text:p>333.000000000007</text:p>
          </table:table-cell>
          <table:table-cell table:formula="of:=[.A1119]/([.$D$4]*2)" office:value-type="float" office:value="166.500000000003">
            <text:p>166.500000000003</text:p>
          </table:table-cell>
          <table:table-cell table:formula="of:=SQRT(ABS([.$D$2]^2-[.B1119]^2))" office:value-type="float" office:value="22.2991031210035">
            <text:p>22.2991031210035</text:p>
          </table:table-cell>
          <table:table-cell table:formula="of:=([.$C$10]-[.C1119])*[.$B$4]" office:value-type="float" office:value="233714.743063072">
            <text:p>233714.743063072</text:p>
          </table:table-cell>
          <table:table-cell table:formula="of:=ROUND([.D1119])" office:value-type="float" office:value="233715">
            <text:p>233715</text:p>
          </table:table-cell>
          <table:table-cell table:formula="of:=([.$C$8]-([.E1119]*[.$C$4]))" office:value-type="float" office:value="22.2990144230769">
            <text:p>22.2990144230769</text:p>
          </table:table-cell>
          <table:table-cell table:formula="of:=SQRT(ABS([.$D$2]^2-[.F1119]^2))" office:value-type="float" office:value="163.486250051065">
            <text:p>163.486250051065</text:p>
          </table:table-cell>
          <table:table-cell table:formula="of:=ABS([.B1119]-[.G1119])" office:value-type="float" office:value="3.01374994893825">
            <text:p>3.01374994893825</text:p>
          </table:table-cell>
          <table:table-cell table:number-columns-repeated="3"/>
        </table:table-row>
        <table:table-row table:style-name="ro2">
          <table:table-cell table:formula="of:=[.A1119]+[.A$4]" office:value-type="float" office:value="333.300000000007">
            <text:p>333.300000000007</text:p>
          </table:table-cell>
          <table:table-cell table:formula="of:=[.A1120]/([.$D$4]*2)" office:value-type="float" office:value="166.650000000003">
            <text:p>166.650000000003</text:p>
          </table:table-cell>
          <table:table-cell table:formula="of:=SQRT(ABS([.$D$2]^2-[.B1120]^2))" office:value-type="float" office:value="23.392787349975">
            <text:p>23.392787349975</text:p>
          </table:table-cell>
          <table:table-cell table:formula="of:=([.$C$10]-[.C1120])*[.$B$4]" office:value-type="float" office:value="231923.512199875">
            <text:p>231923.512199875</text:p>
          </table:table-cell>
          <table:table-cell table:formula="of:=ROUND([.D1120])" office:value-type="float" office:value="231924">
            <text:p>231924</text:p>
          </table:table-cell>
          <table:table-cell table:formula="of:=([.$C$8]-([.E1120]*[.$C$4]))" office:value-type="float" office:value="23.3925576923077">
            <text:p>23.3925576923077</text:p>
          </table:table-cell>
          <table:table-cell table:formula="of:=SQRT(ABS([.$D$2]^2-[.F1120]^2))" office:value-type="float" office:value="163.33336537466">
            <text:p>163.33336537466</text:p>
          </table:table-cell>
          <table:table-cell table:formula="of:=ABS([.B1120]-[.G1120])" office:value-type="float" office:value="3.31663462534382">
            <text:p>3.31663462534382</text:p>
          </table:table-cell>
          <table:table-cell table:number-columns-repeated="3"/>
        </table:table-row>
        <table:table-row table:style-name="ro2">
          <table:table-cell table:formula="of:=[.A1120]+[.A$4]" office:value-type="float" office:value="333.600000000007">
            <text:p>333.600000000007</text:p>
          </table:table-cell>
          <table:table-cell table:formula="of:=[.A1121]/([.$D$4]*2)" office:value-type="float" office:value="166.800000000003">
            <text:p>166.800000000003</text:p>
          </table:table-cell>
          <table:table-cell table:formula="of:=SQRT(ABS([.$D$2]^2-[.B1121]^2))" office:value-type="float" office:value="24.4384942253231">
            <text:p>24.4384942253231</text:p>
          </table:table-cell>
          <table:table-cell table:formula="of:=([.$C$10]-[.C1121])*[.$B$4]" office:value-type="float" office:value="230210.858419777">
            <text:p>230210.858419777</text:p>
          </table:table-cell>
          <table:table-cell table:formula="of:=ROUND([.D1121])" office:value-type="float" office:value="230211">
            <text:p>230211</text:p>
          </table:table-cell>
          <table:table-cell table:formula="of:=([.$C$8]-([.E1121]*[.$C$4]))" office:value-type="float" office:value="24.4384759615384">
            <text:p>24.4384759615384</text:p>
          </table:table-cell>
          <table:table-cell table:formula="of:=SQRT(ABS([.$D$2]^2-[.F1121]^2))" office:value-type="float" office:value="163.180148586393">
            <text:p>163.180148586393</text:p>
          </table:table-cell>
          <table:table-cell table:formula="of:=ABS([.B1121]-[.G1121])" office:value-type="float" office:value="3.61985141361043">
            <text:p>3.61985141361043</text:p>
          </table:table-cell>
          <table:table-cell table:number-columns-repeated="3"/>
        </table:table-row>
        <table:table-row table:style-name="ro2">
          <table:table-cell table:formula="of:=[.A1121]+[.A$4]" office:value-type="float" office:value="333.900000000007">
            <text:p>333.900000000007</text:p>
          </table:table-cell>
          <table:table-cell table:formula="of:=[.A1122]/([.$D$4]*2)" office:value-type="float" office:value="166.950000000003">
            <text:p>166.950000000003</text:p>
          </table:table-cell>
          <table:table-cell table:formula="of:=SQRT(ABS([.$D$2]^2-[.B1122]^2))" office:value-type="float" office:value="25.4421402401833">
            <text:p>25.4421402401833</text:p>
          </table:table-cell>
          <table:table-cell table:formula="of:=([.$C$10]-[.C1122])*[.$B$4]" office:value-type="float" office:value="228567.091718274">
            <text:p>228567.091718274</text:p>
          </table:table-cell>
          <table:table-cell table:formula="of:=ROUND([.D1122])" office:value-type="float" office:value="228567">
            <text:p>228567</text:p>
          </table:table-cell>
          <table:table-cell table:formula="of:=([.$C$8]-([.E1122]*[.$C$4]))" office:value-type="float" office:value="25.4422644230769">
            <text:p>25.4422644230769</text:p>
          </table:table-cell>
          <table:table-cell table:formula="of:=SQRT(ABS([.$D$2]^2-[.F1122]^2))" office:value-type="float" office:value="163.026657884612">
            <text:p>163.026657884612</text:p>
          </table:table-cell>
          <table:table-cell table:formula="of:=ABS([.B1122]-[.G1122])" office:value-type="float" office:value="3.92334211539173">
            <text:p>3.92334211539173</text:p>
          </table:table-cell>
          <table:table-cell table:number-columns-repeated="3"/>
        </table:table-row>
        <table:table-row table:style-name="ro2">
          <table:table-cell table:formula="of:=[.A1122]+[.A$4]" office:value-type="float" office:value="334.200000000007">
            <text:p>334.200000000007</text:p>
          </table:table-cell>
          <table:table-cell table:formula="of:=[.A1123]/([.$D$4]*2)" office:value-type="float" office:value="167.100000000003">
            <text:p>167.100000000003</text:p>
          </table:table-cell>
          <table:table-cell table:formula="of:=SQRT(ABS([.$D$2]^2-[.B1123]^2))" office:value-type="float" office:value="26.4085213520401">
            <text:p>26.4085213520401</text:p>
          </table:table-cell>
          <table:table-cell table:formula="of:=([.$C$10]-[.C1123])*[.$B$4]" office:value-type="float" office:value="226984.357298855">
            <text:p>226984.357298855</text:p>
          </table:table-cell>
          <table:table-cell table:formula="of:=ROUND([.D1123])" office:value-type="float" office:value="226984">
            <text:p>226984</text:p>
          </table:table-cell>
          <table:table-cell table:formula="of:=([.$C$8]-([.E1123]*[.$C$4]))" office:value-type="float" office:value="26.4088076923077">
            <text:p>26.4088076923077</text:p>
          </table:table-cell>
          <table:table-cell table:formula="of:=SQRT(ABS([.$D$2]^2-[.F1123]^2))" office:value-type="float" office:value="162.872879498923">
            <text:p>162.872879498923</text:p>
          </table:table-cell>
          <table:table-cell table:formula="of:=ABS([.B1123]-[.G1123])" office:value-type="float" office:value="4.22712050108041">
            <text:p>4.22712050108041</text:p>
          </table:table-cell>
          <table:table-cell table:number-columns-repeated="3"/>
        </table:table-row>
        <table:table-row table:style-name="ro2">
          <table:table-cell table:formula="of:=[.A1123]+[.A$4]" office:value-type="float" office:value="334.500000000007">
            <text:p>334.500000000007</text:p>
          </table:table-cell>
          <table:table-cell table:formula="of:=[.A1124]/([.$D$4]*2)" office:value-type="float" office:value="167.250000000003">
            <text:p>167.250000000003</text:p>
          </table:table-cell>
          <table:table-cell table:formula="of:=SQRT(ABS([.$D$2]^2-[.B1124]^2))" office:value-type="float" office:value="27.3415892003585">
            <text:p>27.3415892003585</text:p>
          </table:table-cell>
          <table:table-cell table:formula="of:=([.$C$10]-[.C1124])*[.$B$4]" office:value-type="float" office:value="225456.183185073">
            <text:p>225456.183185073</text:p>
          </table:table-cell>
          <table:table-cell table:formula="of:=ROUND([.D1124])" office:value-type="float" office:value="225456">
            <text:p>225456</text:p>
          </table:table-cell>
          <table:table-cell table:formula="of:=([.$C$8]-([.E1124]*[.$C$4]))" office:value-type="float" office:value="27.3417692307692">
            <text:p>27.3417692307692</text:p>
          </table:table-cell>
          <table:table-cell table:formula="of:=SQRT(ABS([.$D$2]^2-[.F1124]^2))" office:value-type="float" office:value="162.718860785501">
            <text:p>162.718860785501</text:p>
          </table:table-cell>
          <table:table-cell table:formula="of:=ABS([.B1124]-[.G1124])" office:value-type="float" office:value="4.53113921450213">
            <text:p>4.53113921450213</text:p>
          </table:table-cell>
          <table:table-cell table:number-columns-repeated="3"/>
        </table:table-row>
        <table:table-row table:style-name="ro2">
          <table:table-cell table:formula="of:=[.A1124]+[.A$4]" office:value-type="float" office:value="334.800000000007">
            <text:p>334.800000000007</text:p>
          </table:table-cell>
          <table:table-cell table:formula="of:=[.A1125]/([.$D$4]*2)" office:value-type="float" office:value="167.400000000003">
            <text:p>167.400000000003</text:p>
          </table:table-cell>
          <table:table-cell table:formula="of:=SQRT(ABS([.$D$2]^2-[.B1125]^2))" office:value-type="float" office:value="28.2446455102761">
            <text:p>28.2446455102761</text:p>
          </table:table-cell>
          <table:table-cell table:formula="of:=([.$C$10]-[.C1125])*[.$B$4]" office:value-type="float" office:value="223977.161827098">
            <text:p>223977.161827098</text:p>
          </table:table-cell>
          <table:table-cell table:formula="of:=ROUND([.D1125])" office:value-type="float" office:value="223977">
            <text:p>223977</text:p>
          </table:table-cell>
          <table:table-cell table:formula="of:=([.$C$8]-([.E1125]*[.$C$4]))" office:value-type="float" office:value="28.2448125">
            <text:p>28.2448125</text:p>
          </table:table-cell>
          <table:table-cell table:formula="of:=SQRT(ABS([.$D$2]^2-[.F1125]^2))" office:value-type="float" office:value="162.564542772524">
            <text:p>162.564542772524</text:p>
          </table:table-cell>
          <table:table-cell table:formula="of:=ABS([.B1125]-[.G1125])" office:value-type="float" office:value="4.83545722747928">
            <text:p>4.83545722747928</text:p>
          </table:table-cell>
          <table:table-cell table:number-columns-repeated="3"/>
        </table:table-row>
        <table:table-row table:style-name="ro2">
          <table:table-cell table:formula="of:=[.A1125]+[.A$4]" office:value-type="float" office:value="335.100000000007">
            <text:p>335.100000000007</text:p>
          </table:table-cell>
          <table:table-cell table:formula="of:=[.A1126]/([.$D$4]*2)" office:value-type="float" office:value="167.550000000003">
            <text:p>167.550000000003</text:p>
          </table:table-cell>
          <table:table-cell table:formula="of:=SQRT(ABS([.$D$2]^2-[.B1126]^2))" office:value-type="float" office:value="29.1204824822867">
            <text:p>29.1204824822867</text:p>
          </table:table-cell>
          <table:table-cell table:formula="of:=([.$C$10]-[.C1126])*[.$B$4]" office:value-type="float" office:value="222542.720172152">
            <text:p>222542.720172152</text:p>
          </table:table-cell>
          <table:table-cell table:formula="of:=ROUND([.D1126])" office:value-type="float" office:value="222543">
            <text:p>222543</text:p>
          </table:table-cell>
          <table:table-cell table:formula="of:=([.$C$8]-([.E1126]*[.$C$4]))" office:value-type="float" office:value="29.1203798076923">
            <text:p>29.1203798076923</text:p>
          </table:table-cell>
          <table:table-cell table:formula="of:=SQRT(ABS([.$D$2]^2-[.F1126]^2))" office:value-type="float" office:value="162.409985776293">
            <text:p>162.409985776293</text:p>
          </table:table-cell>
          <table:table-cell table:formula="of:=ABS([.B1126]-[.G1126])" office:value-type="float" office:value="5.14001422371032">
            <text:p>5.14001422371032</text:p>
          </table:table-cell>
          <table:table-cell table:number-columns-repeated="3"/>
        </table:table-row>
        <table:table-row table:style-name="ro2">
          <table:table-cell table:formula="of:=[.A1126]+[.A$4]" office:value-type="float" office:value="335.400000000007">
            <text:p>335.400000000007</text:p>
          </table:table-cell>
          <table:table-cell table:formula="of:=[.A1127]/([.$D$4]*2)" office:value-type="float" office:value="167.700000000004">
            <text:p>167.700000000004</text:p>
          </table:table-cell>
          <table:table-cell table:formula="of:=SQRT(ABS([.$D$2]^2-[.B1127]^2))" office:value-type="float" office:value="29.9714864496436">
            <text:p>29.9714864496436</text:p>
          </table:table-cell>
          <table:table-cell table:formula="of:=([.$C$10]-[.C1127])*[.$B$4]" office:value-type="float" office:value="221148.949894906">
            <text:p>221148.949894906</text:p>
          </table:table-cell>
          <table:table-cell table:formula="of:=ROUND([.D1127])" office:value-type="float" office:value="221149">
            <text:p>221149</text:p>
          </table:table-cell>
          <table:table-cell table:formula="of:=([.$C$8]-([.E1127]*[.$C$4]))" office:value-type="float" office:value="29.9715240384615">
            <text:p>29.9715240384615</text:p>
          </table:table-cell>
          <table:table-cell table:formula="of:=SQRT(ABS([.$D$2]^2-[.F1127]^2))" office:value-type="float" office:value="162.255070018819">
            <text:p>162.255070018819</text:p>
          </table:table-cell>
          <table:table-cell table:formula="of:=ABS([.B1127]-[.G1127])" office:value-type="float" office:value="5.44492998118429">
            <text:p>5.44492998118429</text:p>
          </table:table-cell>
          <table:table-cell table:number-columns-repeated="3"/>
        </table:table-row>
        <table:table-row table:style-name="ro2">
          <table:table-cell table:formula="of:=[.A1127]+[.A$4]" office:value-type="float" office:value="335.700000000007">
            <text:p>335.700000000007</text:p>
          </table:table-cell>
          <table:table-cell table:formula="of:=[.A1128]/([.$D$4]*2)" office:value-type="float" office:value="167.850000000004">
            <text:p>167.850000000004</text:p>
          </table:table-cell>
          <table:table-cell table:formula="of:=SQRT(ABS([.$D$2]^2-[.B1128]^2))" office:value-type="float" office:value="30.7997159077997">
            <text:p>30.7997159077997</text:p>
          </table:table-cell>
          <table:table-cell table:formula="of:=([.$C$10]-[.C1128])*[.$B$4]" office:value-type="float" office:value="219792.479601233">
            <text:p>219792.479601233</text:p>
          </table:table-cell>
          <table:table-cell table:formula="of:=ROUND([.D1128])" office:value-type="float" office:value="219792">
            <text:p>219792</text:p>
          </table:table-cell>
          <table:table-cell table:formula="of:=([.$C$8]-([.E1128]*[.$C$4]))" office:value-type="float" office:value="30.8000769230769">
            <text:p>30.8000769230769</text:p>
          </table:table-cell>
          <table:table-cell table:formula="of:=SQRT(ABS([.$D$2]^2-[.F1128]^2))" office:value-type="float" office:value="162.099831158248">
            <text:p>162.099831158248</text:p>
          </table:table-cell>
          <table:table-cell table:formula="of:=ABS([.B1128]-[.G1128])" office:value-type="float" office:value="5.75016884175537">
            <text:p>5.75016884175537</text:p>
          </table:table-cell>
          <table:table-cell table:number-columns-repeated="3"/>
        </table:table-row>
        <table:table-row table:style-name="ro2">
          <table:table-cell table:formula="of:=[.A1128]+[.A$4]" office:value-type="float" office:value="336.000000000007">
            <text:p>336.000000000007</text:p>
          </table:table-cell>
          <table:table-cell table:formula="of:=[.A1129]/([.$D$4]*2)" office:value-type="float" office:value="168.000000000004">
            <text:p>168.000000000004</text:p>
          </table:table-cell>
          <table:table-cell table:formula="of:=SQRT(ABS([.$D$2]^2-[.B1129]^2))" office:value-type="float" office:value="31.6069612585768">
            <text:p>31.6069612585768</text:p>
          </table:table-cell>
          <table:table-cell table:formula="of:=([.$C$10]-[.C1129])*[.$B$4]" office:value-type="float" office:value="218470.376979488">
            <text:p>218470.376979488</text:p>
          </table:table-cell>
          <table:table-cell table:formula="of:=ROUND([.D1129])" office:value-type="float" office:value="218470">
            <text:p>218470</text:p>
          </table:table-cell>
          <table:table-cell table:formula="of:=([.$C$8]-([.E1129]*[.$C$4]))" office:value-type="float" office:value="31.6072596153846">
            <text:p>31.6072596153846</text:p>
          </table:table-cell>
          <table:table-cell table:formula="of:=SQRT(ABS([.$D$2]^2-[.F1129]^2))" office:value-type="float" office:value="161.944376684112">
            <text:p>161.944376684112</text:p>
          </table:table-cell>
          <table:table-cell table:formula="of:=ABS([.B1129]-[.G1129])" office:value-type="float" office:value="6.05562331589113">
            <text:p>6.05562331589113</text:p>
          </table:table-cell>
          <table:table-cell table:number-columns-repeated="3"/>
        </table:table-row>
        <table:table-row table:style-name="ro2">
          <table:table-cell table:formula="of:=[.A1129]+[.A$4]" office:value-type="float" office:value="336.300000000007">
            <text:p>336.300000000007</text:p>
          </table:table-cell>
          <table:table-cell table:formula="of:=[.A1130]/([.$D$4]*2)" office:value-type="float" office:value="168.150000000004">
            <text:p>168.150000000004</text:p>
          </table:table-cell>
          <table:table-cell table:formula="of:=SQRT(ABS([.$D$2]^2-[.B1130]^2))" office:value-type="float" office:value="32.3947912479951">
            <text:p>32.3947912479951</text:p>
          </table:table-cell>
          <table:table-cell table:formula="of:=([.$C$10]-[.C1130])*[.$B$4]" office:value-type="float" office:value="217180.07274485">
            <text:p>217180.07274485</text:p>
          </table:table-cell>
          <table:table-cell table:formula="of:=ROUND([.D1130])" office:value-type="float" office:value="217180">
            <text:p>217180</text:p>
          </table:table-cell>
          <table:table-cell table:formula="of:=([.$C$8]-([.E1130]*[.$C$4]))" office:value-type="float" office:value="32.3949038461539">
            <text:p>32.3949038461539</text:p>
          </table:table-cell>
          <table:table-cell table:formula="of:=SQRT(ABS([.$D$2]^2-[.F1130]^2))" office:value-type="float" office:value="161.788659073491">
            <text:p>161.788659073491</text:p>
          </table:table-cell>
          <table:table-cell table:formula="of:=ABS([.B1130]-[.G1130])" office:value-type="float" office:value="6.36134092651207">
            <text:p>6.36134092651207</text:p>
          </table:table-cell>
          <table:table-cell table:number-columns-repeated="3"/>
        </table:table-row>
        <table:table-row table:style-name="ro2">
          <table:table-cell table:formula="of:=[.A1130]+[.A$4]" office:value-type="float" office:value="336.600000000007">
            <text:p>336.600000000007</text:p>
          </table:table-cell>
          <table:table-cell table:formula="of:=[.A1131]/([.$D$4]*2)" office:value-type="float" office:value="168.300000000004">
            <text:p>168.300000000004</text:p>
          </table:table-cell>
          <table:table-cell table:formula="of:=SQRT(ABS([.$D$2]^2-[.B1131]^2))" office:value-type="float" office:value="33.1645895497167">
            <text:p>33.1645895497167</text:p>
          </table:table-cell>
          <table:table-cell table:formula="of:=([.$C$10]-[.C1131])*[.$B$4]" office:value-type="float" office:value="215919.300723132">
            <text:p>215919.300723132</text:p>
          </table:table-cell>
          <table:table-cell table:formula="of:=ROUND([.D1131])" office:value-type="float" office:value="215919">
            <text:p>215919</text:p>
          </table:table-cell>
          <table:table-cell table:formula="of:=([.$C$8]-([.E1131]*[.$C$4]))" office:value-type="float" office:value="33.1648413461538">
            <text:p>33.1648413461538</text:p>
          </table:table-cell>
          <table:table-cell table:formula="of:=SQRT(ABS([.$D$2]^2-[.F1131]^2))" office:value-type="float" office:value="161.632587365557">
            <text:p>161.632587365557</text:p>
          </table:table-cell>
          <table:table-cell table:formula="of:=ABS([.B1131]-[.G1131])" office:value-type="float" office:value="6.66741263444644">
            <text:p>6.66741263444644</text:p>
          </table:table-cell>
          <table:table-cell table:number-columns-repeated="3"/>
        </table:table-row>
        <table:table-row table:style-name="ro2">
          <table:table-cell table:formula="of:=[.A1131]+[.A$4]" office:value-type="float" office:value="336.900000000007">
            <text:p>336.900000000007</text:p>
          </table:table-cell>
          <table:table-cell table:formula="of:=[.A1132]/([.$D$4]*2)" office:value-type="float" office:value="168.450000000004">
            <text:p>168.450000000004</text:p>
          </table:table-cell>
          <table:table-cell table:formula="of:=SQRT(ABS([.$D$2]^2-[.B1132]^2))" office:value-type="float" office:value="33.9175839351977">
            <text:p>33.9175839351977</text:p>
          </table:table-cell>
          <table:table-cell table:formula="of:=([.$C$10]-[.C1132])*[.$B$4]" office:value-type="float" office:value="214686.050076045">
            <text:p>214686.050076045</text:p>
          </table:table-cell>
          <table:table-cell table:formula="of:=ROUND([.D1132])" office:value-type="float" office:value="214686">
            <text:p>214686</text:p>
          </table:table-cell>
          <table:table-cell table:formula="of:=([.$C$8]-([.E1132]*[.$C$4]))" office:value-type="float" office:value="33.9176826923077">
            <text:p>33.9176826923077</text:p>
          </table:table-cell>
          <table:table-cell table:formula="of:=SQRT(ABS([.$D$2]^2-[.F1132]^2))" office:value-type="float" office:value="161.476285567832">
            <text:p>161.476285567832</text:p>
          </table:table-cell>
          <table:table-cell table:formula="of:=ABS([.B1132]-[.G1132])" office:value-type="float" office:value="6.97371443217182">
            <text:p>6.97371443217182</text:p>
          </table:table-cell>
          <table:table-cell table:number-columns-repeated="3"/>
        </table:table-row>
        <table:table-row table:style-name="ro2">
          <table:table-cell table:formula="of:=[.A1132]+[.A$4]" office:value-type="float" office:value="337.200000000007">
            <text:p>337.200000000007</text:p>
          </table:table-cell>
          <table:table-cell table:formula="of:=[.A1133]/([.$D$4]*2)" office:value-type="float" office:value="168.600000000004">
            <text:p>168.600000000004</text:p>
          </table:table-cell>
          <table:table-cell table:formula="of:=SQRT(ABS([.$D$2]^2-[.B1133]^2))" office:value-type="float" office:value="34.6548697876819">
            <text:p>34.6548697876819</text:p>
          </table:table-cell>
          <table:table-cell table:formula="of:=([.$C$10]-[.C1133])*[.$B$4]" office:value-type="float" office:value="213478.526790087">
            <text:p>213478.526790087</text:p>
          </table:table-cell>
          <table:table-cell table:formula="of:=ROUND([.D1133])" office:value-type="float" office:value="213479">
            <text:p>213479</text:p>
          </table:table-cell>
          <table:table-cell table:formula="of:=([.$C$8]-([.E1133]*[.$C$4]))" office:value-type="float" office:value="34.6546490384615">
            <text:p>34.6546490384615</text:p>
          </table:table-cell>
          <table:table-cell table:formula="of:=SQRT(ABS([.$D$2]^2-[.F1133]^2))" office:value-type="float" office:value="161.319730039512">
            <text:p>161.319730039512</text:p>
          </table:table-cell>
          <table:table-cell table:formula="of:=ABS([.B1133]-[.G1133])" office:value-type="float" office:value="7.28026996049144">
            <text:p>7.28026996049144</text:p>
          </table:table-cell>
          <table:table-cell table:number-columns-repeated="3"/>
        </table:table-row>
        <table:table-row table:style-name="ro2">
          <table:table-cell table:formula="of:=[.A1133]+[.A$4]" office:value-type="float" office:value="337.500000000007">
            <text:p>337.500000000007</text:p>
          </table:table-cell>
          <table:table-cell table:formula="of:=[.A1134]/([.$D$4]*2)" office:value-type="float" office:value="168.750000000004">
            <text:p>168.750000000004</text:p>
          </table:table-cell>
          <table:table-cell table:formula="of:=SQRT(ABS([.$D$2]^2-[.B1134]^2))" office:value-type="float" office:value="35.3774292452291">
            <text:p>35.3774292452291</text:p>
          </table:table-cell>
          <table:table-cell table:formula="of:=([.$C$10]-[.C1134])*[.$B$4]" office:value-type="float" office:value="212295.122324183">
            <text:p>212295.122324183</text:p>
          </table:table-cell>
          <table:table-cell table:formula="of:=ROUND([.D1134])" office:value-type="float" office:value="212295">
            <text:p>212295</text:p>
          </table:table-cell>
          <table:table-cell table:formula="of:=([.$C$8]-([.E1134]*[.$C$4]))" office:value-type="float" office:value="35.3775721153846">
            <text:p>35.3775721153846</text:p>
          </table:table-cell>
          <table:table-cell table:formula="of:=SQRT(ABS([.$D$2]^2-[.F1134]^2))" office:value-type="float" office:value="161.162735740061">
            <text:p>161.162735740061</text:p>
          </table:table-cell>
          <table:table-cell table:formula="of:=ABS([.B1134]-[.G1134])" office:value-type="float" office:value="7.58726425994246">
            <text:p>7.58726425994246</text:p>
          </table:table-cell>
          <table:table-cell table:number-columns-repeated="3"/>
        </table:table-row>
        <table:table-row table:style-name="ro2">
          <table:table-cell table:formula="of:=[.A1134]+[.A$4]" office:value-type="float" office:value="337.800000000007">
            <text:p>337.800000000007</text:p>
          </table:table-cell>
          <table:table-cell table:formula="of:=[.A1135]/([.$D$4]*2)" office:value-type="float" office:value="168.900000000004">
            <text:p>168.900000000004</text:p>
          </table:table-cell>
          <table:table-cell table:formula="of:=SQRT(ABS([.$D$2]^2-[.B1135]^2))" office:value-type="float" office:value="36.0861469265034">
            <text:p>36.0861469265034</text:p>
          </table:table-cell>
          <table:table-cell table:formula="of:=([.$C$10]-[.C1135])*[.$B$4]" office:value-type="float" office:value="211134.387854064">
            <text:p>211134.387854064</text:p>
          </table:table-cell>
          <table:table-cell table:formula="of:=ROUND([.D1135])" office:value-type="float" office:value="211134">
            <text:p>211134</text:p>
          </table:table-cell>
          <table:table-cell table:formula="of:=([.$C$8]-([.E1135]*[.$C$4]))" office:value-type="float" office:value="36.0864519230769">
            <text:p>36.0864519230769</text:p>
          </table:table-cell>
          <table:table-cell table:formula="of:=SQRT(ABS([.$D$2]^2-[.F1135]^2))" office:value-type="float" office:value="161.00549055111">
            <text:p>161.00549055111</text:p>
          </table:table-cell>
          <table:table-cell table:formula="of:=ABS([.B1135]-[.G1135])" office:value-type="float" office:value="7.89450944889387">
            <text:p>7.89450944889387</text:p>
          </table:table-cell>
          <table:table-cell table:number-columns-repeated="3"/>
        </table:table-row>
        <table:table-row table:style-name="ro2">
          <table:table-cell table:formula="of:=[.A1135]+[.A$4]" office:value-type="float" office:value="338.100000000007">
            <text:p>338.100000000007</text:p>
          </table:table-cell>
          <table:table-cell table:formula="of:=[.A1136]/([.$D$4]*2)" office:value-type="float" office:value="169.050000000004">
            <text:p>169.050000000004</text:p>
          </table:table-cell>
          <table:table-cell table:formula="of:=SQRT(ABS([.$D$2]^2-[.B1136]^2))" office:value-type="float" office:value="36.7818229564713">
            <text:p>36.7818229564713</text:p>
          </table:table-cell>
          <table:table-cell table:formula="of:=([.$C$10]-[.C1136])*[.$B$4]" office:value-type="float" office:value="209995.012938841">
            <text:p>209995.012938841</text:p>
          </table:table-cell>
          <table:table-cell table:formula="of:=ROUND([.D1136])" office:value-type="float" office:value="209995">
            <text:p>209995</text:p>
          </table:table-cell>
          <table:table-cell table:formula="of:=([.$C$8]-([.E1136]*[.$C$4]))" office:value-type="float" office:value="36.7818990384615">
            <text:p>36.7818990384615</text:p>
          </table:table-cell>
          <table:table-cell table:formula="of:=SQRT(ABS([.$D$2]^2-[.F1136]^2))" office:value-type="float" office:value="160.848039786391">
            <text:p>160.848039786391</text:p>
          </table:table-cell>
          <table:table-cell table:formula="of:=ABS([.B1136]-[.G1136])" office:value-type="float" office:value="8.20196021361252">
            <text:p>8.20196021361252</text:p>
          </table:table-cell>
          <table:table-cell table:number-columns-repeated="3"/>
        </table:table-row>
        <table:table-row table:style-name="ro2">
          <table:table-cell table:formula="of:=[.A1136]+[.A$4]" office:value-type="float" office:value="338.400000000007">
            <text:p>338.400000000007</text:p>
          </table:table-cell>
          <table:table-cell table:formula="of:=[.A1137]/([.$D$4]*2)" office:value-type="float" office:value="169.200000000004">
            <text:p>169.200000000004</text:p>
          </table:table-cell>
          <table:table-cell table:formula="of:=SQRT(ABS([.$D$2]^2-[.B1137]^2))" office:value-type="float" office:value="37.465183837814">
            <text:p>37.465183837814</text:p>
          </table:table-cell>
          <table:table-cell table:formula="of:=([.$C$10]-[.C1137])*[.$B$4]" office:value-type="float" office:value="208875.807715855">
            <text:p>208875.807715855</text:p>
          </table:table-cell>
          <table:table-cell table:formula="of:=ROUND([.D1137])" office:value-type="float" office:value="208876">
            <text:p>208876</text:p>
          </table:table-cell>
          <table:table-cell table:formula="of:=([.$C$8]-([.E1137]*[.$C$4]))" office:value-type="float" office:value="37.4651346153846">
            <text:p>37.4651346153846</text:p>
          </table:table-cell>
          <table:table-cell table:formula="of:=SQRT(ABS([.$D$2]^2-[.F1137]^2))" office:value-type="float" office:value="160.690272537734">
            <text:p>160.690272537734</text:p>
          </table:table-cell>
          <table:table-cell table:formula="of:=ABS([.B1137]-[.G1137])" office:value-type="float" office:value="8.50972746226992">
            <text:p>8.50972746226992</text:p>
          </table:table-cell>
          <table:table-cell table:number-columns-repeated="3"/>
        </table:table-row>
        <table:table-row table:style-name="ro2">
          <table:table-cell table:formula="of:=[.A1137]+[.A$4]" office:value-type="float" office:value="338.700000000007">
            <text:p>338.700000000007</text:p>
          </table:table-cell>
          <table:table-cell table:formula="of:=[.A1138]/([.$D$4]*2)" office:value-type="float" office:value="169.350000000004">
            <text:p>169.350000000004</text:p>
          </table:table-cell>
          <table:table-cell table:formula="of:=SQRT(ABS([.$D$2]^2-[.B1138]^2))" office:value-type="float" office:value="38.1368915880831">
            <text:p>38.1368915880831</text:p>
          </table:table-cell>
          <table:table-cell table:formula="of:=([.$C$10]-[.C1138])*[.$B$4]" office:value-type="float" office:value="207775.687935887">
            <text:p>207775.687935887</text:p>
          </table:table-cell>
          <table:table-cell table:formula="of:=ROUND([.D1138])" office:value-type="float" office:value="207776">
            <text:p>207776</text:p>
          </table:table-cell>
          <table:table-cell table:formula="of:=([.$C$8]-([.E1138]*[.$C$4]))" office:value-type="float" office:value="38.1367692307692">
            <text:p>38.1367692307692</text:p>
          </table:table-cell>
          <table:table-cell table:formula="of:=SQRT(ABS([.$D$2]^2-[.F1138]^2))" office:value-type="float" office:value="160.53219874106">
            <text:p>160.53219874106</text:p>
          </table:table-cell>
          <table:table-cell table:formula="of:=ABS([.B1138]-[.G1138])" office:value-type="float" office:value="8.81780125894397">
            <text:p>8.81780125894397</text:p>
          </table:table-cell>
          <table:table-cell table:number-columns-repeated="3"/>
        </table:table-row>
        <table:table-row table:style-name="ro2">
          <table:table-cell table:formula="of:=[.A1138]+[.A$4]" office:value-type="float" office:value="339.000000000007">
            <text:p>339.000000000007</text:p>
          </table:table-cell>
          <table:table-cell table:formula="of:=[.A1139]/([.$D$4]*2)" office:value-type="float" office:value="169.500000000004">
            <text:p>169.500000000004</text:p>
          </table:table-cell>
          <table:table-cell table:formula="of:=SQRT(ABS([.$D$2]^2-[.B1139]^2))" office:value-type="float" office:value="38.7975514691482">
            <text:p>38.7975514691482</text:p>
          </table:table-cell>
          <table:table-cell table:formula="of:=([.$C$10]-[.C1139])*[.$B$4]" office:value-type="float" office:value="206693.662303906">
            <text:p>206693.662303906</text:p>
          </table:table-cell>
          <table:table-cell table:formula="of:=ROUND([.D1139])" office:value-type="float" office:value="206694">
            <text:p>206694</text:p>
          </table:table-cell>
          <table:table-cell table:formula="of:=([.$C$8]-([.E1139]*[.$C$4]))" office:value-type="float" office:value="38.7974134615385">
            <text:p>38.7974134615385</text:p>
          </table:table-cell>
          <table:table-cell table:formula="of:=SQRT(ABS([.$D$2]^2-[.F1139]^2))" office:value-type="float" office:value="160.373815533255">
            <text:p>160.373815533255</text:p>
          </table:table-cell>
          <table:table-cell table:formula="of:=ABS([.B1139]-[.G1139])" office:value-type="float" office:value="9.12618446674878">
            <text:p>9.12618446674878</text:p>
          </table:table-cell>
          <table:table-cell table:number-columns-repeated="3"/>
        </table:table-row>
        <table:table-row table:style-name="ro2">
          <table:table-cell table:formula="of:=[.A1139]+[.A$4]" office:value-type="float" office:value="339.300000000007">
            <text:p>339.300000000007</text:p>
          </table:table-cell>
          <table:table-cell table:formula="of:=[.A1140]/([.$D$4]*2)" office:value-type="float" office:value="169.650000000004">
            <text:p>169.650000000004</text:p>
          </table:table-cell>
          <table:table-cell table:formula="of:=SQRT(ABS([.$D$2]^2-[.B1140]^2))" office:value-type="float" office:value="39.4477185652252">
            <text:p>39.4477185652252</text:p>
          </table:table-cell>
          <table:table-cell table:formula="of:=([.$C$10]-[.C1140])*[.$B$4]" office:value-type="float" office:value="205628.821705607">
            <text:p>205628.821705607</text:p>
          </table:table-cell>
          <table:table-cell table:formula="of:=ROUND([.D1140])" office:value-type="float" office:value="205629">
            <text:p>205629</text:p>
          </table:table-cell>
          <table:table-cell table:formula="of:=([.$C$8]-([.E1140]*[.$C$4]))" office:value-type="float" office:value="39.4476778846154">
            <text:p>39.4476778846154</text:p>
          </table:table-cell>
          <table:table-cell table:formula="of:=SQRT(ABS([.$D$2]^2-[.F1140]^2))" office:value-type="float" office:value="160.215107619449">
            <text:p>160.215107619449</text:p>
          </table:table-cell>
          <table:table-cell table:formula="of:=ABS([.B1140]-[.G1140])" office:value-type="float" office:value="9.43489238055454">
            <text:p>9.43489238055454</text:p>
          </table:table-cell>
          <table:table-cell table:number-columns-repeated="3"/>
        </table:table-row>
        <table:table-row table:style-name="ro2">
          <table:table-cell table:formula="of:=[.A1140]+[.A$4]" office:value-type="float" office:value="339.600000000007">
            <text:p>339.600000000007</text:p>
          </table:table-cell>
          <table:table-cell table:formula="of:=[.A1141]/([.$D$4]*2)" office:value-type="float" office:value="169.800000000004">
            <text:p>169.800000000004</text:p>
          </table:table-cell>
          <table:table-cell table:formula="of:=SQRT(ABS([.$D$2]^2-[.B1141]^2))" office:value-type="float" office:value="40.0879034123912">
            <text:p>40.0879034123912</text:p>
          </table:table-cell>
          <table:table-cell table:formula="of:=([.$C$10]-[.C1141])*[.$B$4]" office:value-type="float" office:value="204580.329987414">
            <text:p>204580.329987414</text:p>
          </table:table-cell>
          <table:table-cell table:formula="of:=ROUND([.D1141])" office:value-type="float" office:value="204580">
            <text:p>204580</text:p>
          </table:table-cell>
          <table:table-cell table:formula="of:=([.$C$8]-([.E1141]*[.$C$4]))" office:value-type="float" office:value="40.0881730769231">
            <text:p>40.0881730769231</text:p>
          </table:table-cell>
          <table:table-cell table:formula="of:=SQRT(ABS([.$D$2]^2-[.F1141]^2))" office:value-type="float" office:value="160.05604761881">
            <text:p>160.05604761881</text:p>
          </table:table-cell>
          <table:table-cell table:formula="of:=ABS([.B1141]-[.G1141])" office:value-type="float" office:value="9.74395238119394">
            <text:p>9.74395238119394</text:p>
          </table:table-cell>
          <table:table-cell table:number-columns-repeated="3"/>
        </table:table-row>
        <table:table-row table:style-name="ro2">
          <table:table-cell table:formula="of:=[.A1141]+[.A$4]" office:value-type="float" office:value="339.900000000007">
            <text:p>339.900000000007</text:p>
          </table:table-cell>
          <table:table-cell table:formula="of:=[.A1142]/([.$D$4]*2)" office:value-type="float" office:value="169.950000000004">
            <text:p>169.950000000004</text:p>
          </table:table-cell>
          <table:table-cell table:formula="of:=SQRT(ABS([.$D$2]^2-[.B1142]^2))" office:value-type="float" office:value="40.71857684155">
            <text:p>40.71857684155</text:p>
          </table:table-cell>
          <table:table-cell table:formula="of:=([.$C$10]-[.C1142])*[.$B$4]" office:value-type="float" office:value="203547.416024697">
            <text:p>203547.416024697</text:p>
          </table:table-cell>
          <table:table-cell table:formula="of:=ROUND([.D1142])" office:value-type="float" office:value="203547">
            <text:p>203547</text:p>
          </table:table-cell>
          <table:table-cell table:formula="of:=([.$C$8]-([.E1142]*[.$C$4]))" office:value-type="float" office:value="40.7188990384615">
            <text:p>40.7188990384615</text:p>
          </table:table-cell>
          <table:table-cell table:formula="of:=SQRT(ABS([.$D$2]^2-[.F1142]^2))" office:value-type="float" office:value="159.896751877878">
            <text:p>159.896751877878</text:p>
          </table:table-cell>
          <table:table-cell table:formula="of:=ABS([.B1142]-[.G1142])" office:value-type="float" office:value="10.0532481221259">
            <text:p>10.0532481221259</text:p>
          </table:table-cell>
          <table:table-cell table:number-columns-repeated="3"/>
        </table:table-row>
        <table:table-row table:style-name="ro2">
          <table:table-cell table:formula="of:=[.A1142]+[.A$4]" office:value-type="float" office:value="340.200000000007">
            <text:p>340.200000000007</text:p>
          </table:table-cell>
          <table:table-cell table:formula="of:=[.A1143]/([.$D$4]*2)" office:value-type="float" office:value="170.100000000004">
            <text:p>170.100000000004</text:p>
          </table:table-cell>
          <table:table-cell table:formula="of:=SQRT(ABS([.$D$2]^2-[.B1143]^2))" office:value-type="float" office:value="41.340174165105">
            <text:p>41.340174165105</text:p>
          </table:table-cell>
          <table:table-cell table:formula="of:=([.$C$10]-[.C1143])*[.$B$4]" office:value-type="float" office:value="202529.366864859">
            <text:p>202529.366864859</text:p>
          </table:table-cell>
          <table:table-cell table:formula="of:=ROUND([.D1143])" office:value-type="float" office:value="202529">
            <text:p>202529</text:p>
          </table:table-cell>
          <table:table-cell table:formula="of:=([.$C$8]-([.E1143]*[.$C$4]))" office:value-type="float" office:value="41.3404663461539">
            <text:p>41.3404663461539</text:p>
          </table:table-cell>
          <table:table-cell table:formula="of:=SQRT(ABS([.$D$2]^2-[.F1143]^2))" office:value-type="float" office:value="159.737177395503">
            <text:p>159.737177395503</text:p>
          </table:table-cell>
          <table:table-cell table:formula="of:=ABS([.B1143]-[.G1143])" office:value-type="float" office:value="10.3628226045002">
            <text:p>10.3628226045002</text:p>
          </table:table-cell>
          <table:table-cell table:number-columns-repeated="3"/>
        </table:table-row>
        <table:table-row table:style-name="ro2">
          <table:table-cell table:formula="of:=[.A1143]+[.A$4]" office:value-type="float" office:value="340.500000000007">
            <text:p>340.500000000007</text:p>
          </table:table-cell>
          <table:table-cell table:formula="of:=[.A1144]/([.$D$4]*2)" office:value-type="float" office:value="170.250000000004">
            <text:p>170.250000000004</text:p>
          </table:table-cell>
          <table:table-cell table:formula="of:=SQRT(ABS([.$D$2]^2-[.B1144]^2))" office:value-type="float" office:value="41.9530988128555">
            <text:p>41.9530988128555</text:p>
          </table:table-cell>
          <table:table-cell table:formula="of:=([.$C$10]-[.C1144])*[.$B$4]" office:value-type="float" office:value="201525.52177248">
            <text:p>201525.52177248</text:p>
          </table:table-cell>
          <table:table-cell table:formula="of:=ROUND([.D1144])" office:value-type="float" office:value="201526">
            <text:p>201526</text:p>
          </table:table-cell>
          <table:table-cell table:formula="of:=([.$C$8]-([.E1144]*[.$C$4]))" office:value-type="float" office:value="41.952875">
            <text:p>41.952875</text:p>
          </table:table-cell>
          <table:table-cell table:formula="of:=SQRT(ABS([.$D$2]^2-[.F1144]^2))" office:value-type="float" office:value="159.577430356659">
            <text:p>159.577430356659</text:p>
          </table:table-cell>
          <table:table-cell table:formula="of:=ABS([.B1144]-[.G1144])" office:value-type="float" office:value="10.6725696433445">
            <text:p>10.6725696433445</text:p>
          </table:table-cell>
          <table:table-cell table:number-columns-repeated="3"/>
        </table:table-row>
        <table:table-row table:style-name="ro2">
          <table:table-cell table:formula="of:=[.A1144]+[.A$4]" office:value-type="float" office:value="340.800000000007">
            <text:p>340.800000000007</text:p>
          </table:table-cell>
          <table:table-cell table:formula="of:=[.A1145]/([.$D$4]*2)" office:value-type="float" office:value="170.400000000004">
            <text:p>170.400000000004</text:p>
          </table:table-cell>
          <table:table-cell table:formula="of:=SQRT(ABS([.$D$2]^2-[.B1145]^2))" office:value-type="float" office:value="42.5577255031472">
            <text:p>42.5577255031472</text:p>
          </table:table-cell>
          <table:table-cell table:formula="of:=([.$C$10]-[.C1145])*[.$B$4]" office:value-type="float" office:value="200535.267035624">
            <text:p>200535.267035624</text:p>
          </table:table-cell>
          <table:table-cell table:formula="of:=ROUND([.D1145])" office:value-type="float" office:value="200535">
            <text:p>200535</text:p>
          </table:table-cell>
          <table:table-cell table:formula="of:=([.$C$8]-([.E1145]*[.$C$4]))" office:value-type="float" office:value="42.5579567307692">
            <text:p>42.5579567307692</text:p>
          </table:table-cell>
          <table:table-cell table:formula="of:=SQRT(ABS([.$D$2]^2-[.F1145]^2))" office:value-type="float" office:value="159.417126805441">
            <text:p>159.417126805441</text:p>
          </table:table-cell>
          <table:table-cell table:formula="of:=ABS([.B1145]-[.G1145])" office:value-type="float" office:value="10.9828731945628">
            <text:p>10.9828731945628</text:p>
          </table:table-cell>
          <table:table-cell table:number-columns-repeated="3"/>
        </table:table-row>
        <table:table-row table:style-name="ro2">
          <table:table-cell table:formula="of:=[.A1145]+[.A$4]" office:value-type="float" office:value="341.100000000007">
            <text:p>341.100000000007</text:p>
          </table:table-cell>
          <table:table-cell table:formula="of:=[.A1146]/([.$D$4]*2)" office:value-type="float" office:value="170.550000000004">
            <text:p>170.550000000004</text:p>
          </table:table-cell>
          <table:table-cell table:formula="of:=SQRT(ABS([.$D$2]^2-[.B1146]^2))" office:value-type="float" office:value="43.1544030198684">
            <text:p>43.1544030198684</text:p>
          </table:table-cell>
          <table:table-cell table:formula="of:=([.$C$10]-[.C1146])*[.$B$4]" office:value-type="float" office:value="199558.031417687">
            <text:p>199558.031417687</text:p>
          </table:table-cell>
          <table:table-cell table:formula="of:=ROUND([.D1146])" office:value-type="float" office:value="199558">
            <text:p>199558</text:p>
          </table:table-cell>
          <table:table-cell table:formula="of:=([.$C$8]-([.E1146]*[.$C$4]))" office:value-type="float" office:value="43.1544903846154">
            <text:p>43.1544903846154</text:p>
          </table:table-cell>
          <table:table-cell table:formula="of:=SQRT(ABS([.$D$2]^2-[.F1146]^2))" office:value-type="float" office:value="159.256679482037">
            <text:p>159.256679482037</text:p>
          </table:table-cell>
          <table:table-cell table:formula="of:=ABS([.B1146]-[.G1146])" office:value-type="float" office:value="11.293320517967">
            <text:p>11.293320517967</text:p>
          </table:table-cell>
          <table:table-cell table:number-columns-repeated="3"/>
        </table:table-row>
        <table:table-row table:style-name="ro2">
          <table:table-cell table:formula="of:=[.A1146]+[.A$4]" office:value-type="float" office:value="341.400000000007">
            <text:p>341.400000000007</text:p>
          </table:table-cell>
          <table:table-cell table:formula="of:=[.A1147]/([.$D$4]*2)" office:value-type="float" office:value="170.700000000004">
            <text:p>170.700000000004</text:p>
          </table:table-cell>
          <table:table-cell table:formula="of:=SQRT(ABS([.$D$2]^2-[.B1147]^2))" office:value-type="float" office:value="43.7434566535525">
            <text:p>43.7434566535525</text:p>
          </table:table-cell>
          <table:table-cell table:formula="of:=([.$C$10]-[.C1147])*[.$B$4]" office:value-type="float" office:value="198593.28215937">
            <text:p>198593.28215937</text:p>
          </table:table-cell>
          <table:table-cell table:formula="of:=ROUND([.D1147])" office:value-type="float" office:value="198593">
            <text:p>198593</text:p>
          </table:table-cell>
          <table:table-cell table:formula="of:=([.$C$8]-([.E1147]*[.$C$4]))" office:value-type="float" office:value="43.7436971153846">
            <text:p>43.7436971153846</text:p>
          </table:table-cell>
          <table:table-cell table:formula="of:=SQRT(ABS([.$D$2]^2-[.F1147]^2))" office:value-type="float" office:value="159.095848351481">
            <text:p>159.095848351481</text:p>
          </table:table-cell>
          <table:table-cell table:formula="of:=ABS([.B1147]-[.G1147])" office:value-type="float" office:value="11.6041516485224">
            <text:p>11.6041516485224</text:p>
          </table:table-cell>
          <table:table-cell table:number-columns-repeated="3"/>
        </table:table-row>
        <table:table-row table:style-name="ro2">
          <table:table-cell table:formula="of:=[.A1147]+[.A$4]" office:value-type="float" office:value="341.700000000007">
            <text:p>341.700000000007</text:p>
          </table:table-cell>
          <table:table-cell table:formula="of:=[.A1148]/([.$D$4]*2)" office:value-type="float" office:value="170.850000000004">
            <text:p>170.850000000004</text:p>
          </table:table-cell>
          <table:table-cell table:formula="of:=SQRT(ABS([.$D$2]^2-[.B1148]^2))" office:value-type="float" office:value="44.3251903549351">
            <text:p>44.3251903549351</text:p>
          </table:table-cell>
          <table:table-cell table:formula="of:=([.$C$10]-[.C1148])*[.$B$4]" office:value-type="float" office:value="197640.521451594">
            <text:p>197640.521451594</text:p>
          </table:table-cell>
          <table:table-cell table:formula="of:=ROUND([.D1148])" office:value-type="float" office:value="197641">
            <text:p>197641</text:p>
          </table:table-cell>
          <table:table-cell table:formula="of:=([.$C$8]-([.E1148]*[.$C$4]))" office:value-type="float" office:value="44.3249663461539">
            <text:p>44.3249663461539</text:p>
          </table:table-cell>
          <table:table-cell table:formula="of:=SQRT(ABS([.$D$2]^2-[.F1148]^2))" office:value-type="float" office:value="158.934884019879">
            <text:p>158.934884019879</text:p>
          </table:table-cell>
          <table:table-cell table:formula="of:=ABS([.B1148]-[.G1148])" office:value-type="float" office:value="11.9151159801248">
            <text:p>11.9151159801248</text:p>
          </table:table-cell>
          <table:table-cell table:number-columns-repeated="3"/>
        </table:table-row>
        <table:table-row table:style-name="ro2">
          <table:table-cell table:formula="of:=[.A1148]+[.A$4]" office:value-type="float" office:value="342.000000000007">
            <text:p>342.000000000007</text:p>
          </table:table-cell>
          <table:table-cell table:formula="of:=[.A1149]/([.$D$4]*2)" office:value-type="float" office:value="171.000000000004">
            <text:p>171.000000000004</text:p>
          </table:table-cell>
          <table:table-cell table:formula="of:=SQRT(ABS([.$D$2]^2-[.B1149]^2))" office:value-type="float" office:value="44.899888641301">
            <text:p>44.899888641301</text:p>
          </table:table-cell>
          <table:table-cell table:formula="of:=([.$C$10]-[.C1149])*[.$B$4]" office:value-type="float" office:value="196699.283313293">
            <text:p>196699.283313293</text:p>
          </table:table-cell>
          <table:table-cell table:formula="of:=ROUND([.D1149])" office:value-type="float" office:value="196699">
            <text:p>196699</text:p>
          </table:table-cell>
          <table:table-cell table:formula="of:=([.$C$8]-([.E1149]*[.$C$4]))" office:value-type="float" office:value="44.9001298076923">
            <text:p>44.9001298076923</text:p>
          </table:table-cell>
          <table:table-cell table:formula="of:=SQRT(ABS([.$D$2]^2-[.F1149]^2))" office:value-type="float" office:value="158.77335526861">
            <text:p>158.77335526861</text:p>
          </table:table-cell>
          <table:table-cell table:formula="of:=ABS([.B1149]-[.G1149])" office:value-type="float" office:value="12.2266447313932">
            <text:p>12.2266447313932</text:p>
          </table:table-cell>
          <table:table-cell table:number-columns-repeated="3"/>
        </table:table-row>
        <table:table-row table:style-name="ro2">
          <table:table-cell table:formula="of:=[.A1149]+[.A$4]" office:value-type="float" office:value="342.300000000007">
            <text:p>342.300000000007</text:p>
          </table:table-cell>
          <table:table-cell table:formula="of:=[.A1150]/([.$D$4]*2)" office:value-type="float" office:value="171.150000000004">
            <text:p>171.150000000004</text:p>
          </table:table-cell>
          <table:table-cell table:formula="of:=SQRT(ABS([.$D$2]^2-[.B1150]^2))" office:value-type="float" office:value="45.4678182894368">
            <text:p>45.4678182894368</text:p>
          </table:table-cell>
          <table:table-cell table:formula="of:=([.$C$10]-[.C1150])*[.$B$4]" office:value-type="float" office:value="195769.130818709">
            <text:p>195769.130818709</text:p>
          </table:table-cell>
          <table:table-cell table:formula="of:=ROUND([.D1150])" office:value-type="float" office:value="195769">
            <text:p>195769</text:p>
          </table:table-cell>
          <table:table-cell table:formula="of:=([.$C$8]-([.E1150]*[.$C$4]))" office:value-type="float" office:value="45.4679663461539">
            <text:p>45.4679663461539</text:p>
          </table:table-cell>
          <table:table-cell table:formula="of:=SQRT(ABS([.$D$2]^2-[.F1150]^2))" office:value-type="float" office:value="158.611676860013">
            <text:p>158.611676860013</text:p>
          </table:table-cell>
          <table:table-cell table:formula="of:=ABS([.B1150]-[.G1150])" office:value-type="float" office:value="12.5383231399911">
            <text:p>12.5383231399911</text:p>
          </table:table-cell>
          <table:table-cell table:number-columns-repeated="3"/>
        </table:table-row>
        <table:table-row table:style-name="ro2">
          <table:table-cell table:formula="of:=[.A1150]+[.A$4]" office:value-type="float" office:value="342.600000000007">
            <text:p>342.600000000007</text:p>
          </table:table-cell>
          <table:table-cell table:formula="of:=[.A1151]/([.$D$4]*2)" office:value-type="float" office:value="171.300000000004">
            <text:p>171.300000000004</text:p>
          </table:table-cell>
          <table:table-cell table:formula="of:=SQRT(ABS([.$D$2]^2-[.B1151]^2))" office:value-type="float" office:value="46.0292298436682">
            <text:p>46.0292298436682</text:p>
          </table:table-cell>
          <table:table-cell table:formula="of:=([.$C$10]-[.C1151])*[.$B$4]" office:value-type="float" office:value="194849.653627527">
            <text:p>194849.653627527</text:p>
          </table:table-cell>
          <table:table-cell table:formula="of:=ROUND([.D1151])" office:value-type="float" office:value="194850">
            <text:p>194850</text:p>
          </table:table-cell>
          <table:table-cell table:formula="of:=([.$C$8]-([.E1151]*[.$C$4]))" office:value-type="float" office:value="46.0290865384615">
            <text:p>46.0290865384615</text:p>
          </table:table-cell>
          <table:table-cell table:formula="of:=SQRT(ABS([.$D$2]^2-[.F1151]^2))" office:value-type="float" office:value="158.449749739262">
            <text:p>158.449749739262</text:p>
          </table:table-cell>
          <table:table-cell table:formula="of:=ABS([.B1151]-[.G1151])" office:value-type="float" office:value="12.8502502607414">
            <text:p>12.8502502607414</text:p>
          </table:table-cell>
          <table:table-cell table:number-columns-repeated="3"/>
        </table:table-row>
        <table:table-row table:style-name="ro2">
          <table:table-cell table:formula="of:=[.A1151]+[.A$4]" office:value-type="float" office:value="342.900000000007">
            <text:p>342.900000000007</text:p>
          </table:table-cell>
          <table:table-cell table:formula="of:=[.A1152]/([.$D$4]*2)" office:value-type="float" office:value="171.450000000004">
            <text:p>171.450000000004</text:p>
          </table:table-cell>
          <table:table-cell table:formula="of:=SQRT(ABS([.$D$2]^2-[.B1152]^2))" office:value-type="float" office:value="46.5843589630816">
            <text:p>46.5843589630816</text:p>
          </table:table-cell>
          <table:table-cell table:formula="of:=([.$C$10]-[.C1152])*[.$B$4]" office:value-type="float" office:value="193940.465778409">
            <text:p>193940.465778409</text:p>
          </table:table-cell>
          <table:table-cell table:formula="of:=ROUND([.D1152])" office:value-type="float" office:value="193940">
            <text:p>193940</text:p>
          </table:table-cell>
          <table:table-cell table:formula="of:=([.$C$8]-([.E1152]*[.$C$4]))" office:value-type="float" office:value="46.5847115384615">
            <text:p>46.5847115384615</text:p>
          </table:table-cell>
          <table:table-cell table:formula="of:=SQRT(ABS([.$D$2]^2-[.F1152]^2))" office:value-type="float" office:value="158.287285183865">
            <text:p>158.287285183865</text:p>
          </table:table-cell>
          <table:table-cell table:formula="of:=ABS([.B1152]-[.G1152])" office:value-type="float" office:value="13.1627148161382">
            <text:p>13.1627148161382</text:p>
          </table:table-cell>
          <table:table-cell table:number-columns-repeated="3"/>
        </table:table-row>
        <table:table-row table:style-name="ro2">
          <table:table-cell table:formula="of:=[.A1152]+[.A$4]" office:value-type="float" office:value="343.200000000007">
            <text:p>343.200000000007</text:p>
          </table:table-cell>
          <table:table-cell table:formula="of:=[.A1153]/([.$D$4]*2)" office:value-type="float" office:value="171.600000000004">
            <text:p>171.600000000004</text:p>
          </table:table-cell>
          <table:table-cell table:formula="of:=SQRT(ABS([.$D$2]^2-[.B1153]^2))" office:value-type="float" office:value="47.133427628396">
            <text:p>47.133427628396</text:p>
          </table:table-cell>
          <table:table-cell table:formula="of:=([.$C$10]-[.C1153])*[.$B$4]" office:value-type="float" office:value="193041.203712382">
            <text:p>193041.203712382</text:p>
          </table:table-cell>
          <table:table-cell table:formula="of:=ROUND([.D1153])" office:value-type="float" office:value="193041">
            <text:p>193041</text:p>
          </table:table-cell>
          <table:table-cell table:formula="of:=([.$C$8]-([.E1153]*[.$C$4]))" office:value-type="float" office:value="47.1336201923077">
            <text:p>47.1336201923077</text:p>
          </table:table-cell>
          <table:table-cell table:formula="of:=SQRT(ABS([.$D$2]^2-[.F1153]^2))" office:value-type="float" office:value="158.12470347029">
            <text:p>158.12470347029</text:p>
          </table:table-cell>
          <table:table-cell table:formula="of:=ABS([.B1153]-[.G1153])" office:value-type="float" office:value="13.4752965297132">
            <text:p>13.4752965297132</text:p>
          </table:table-cell>
          <table:table-cell table:number-columns-repeated="3"/>
        </table:table-row>
        <table:table-row table:style-name="ro2">
          <table:table-cell table:formula="of:=[.A1153]+[.A$4]" office:value-type="float" office:value="343.500000000007">
            <text:p>343.500000000007</text:p>
          </table:table-cell>
          <table:table-cell table:formula="of:=[.A1154]/([.$D$4]*2)" office:value-type="float" office:value="171.750000000004">
            <text:p>171.750000000004</text:p>
          </table:table-cell>
          <table:table-cell table:formula="of:=SQRT(ABS([.$D$2]^2-[.B1154]^2))" office:value-type="float" office:value="47.6766452259516">
            <text:p>47.6766452259516</text:p>
          </table:table-cell>
          <table:table-cell table:formula="of:=([.$C$10]-[.C1154])*[.$B$4]" office:value-type="float" office:value="192151.524497488">
            <text:p>192151.524497488</text:p>
          </table:table-cell>
          <table:table-cell table:formula="of:=ROUND([.D1154])" office:value-type="float" office:value="192152">
            <text:p>192152</text:p>
          </table:table-cell>
          <table:table-cell table:formula="of:=([.$C$8]-([.E1154]*[.$C$4]))" office:value-type="float" office:value="47.6764230769231">
            <text:p>47.6764230769231</text:p>
          </table:table-cell>
          <table:table-cell table:formula="of:=SQRT(ABS([.$D$2]^2-[.F1154]^2))" office:value-type="float" office:value="157.961889969037">
            <text:p>157.961889969037</text:p>
          </table:table-cell>
          <table:table-cell table:formula="of:=ABS([.B1154]-[.G1154])" office:value-type="float" office:value="13.7881100309664">
            <text:p>13.7881100309664</text:p>
          </table:table-cell>
          <table:table-cell table:number-columns-repeated="3"/>
        </table:table-row>
        <table:table-row table:style-name="ro2">
          <table:table-cell table:formula="of:=[.A1154]+[.A$4]" office:value-type="float" office:value="343.800000000007">
            <text:p>343.800000000007</text:p>
          </table:table-cell>
          <table:table-cell table:formula="of:=[.A1155]/([.$D$4]*2)" office:value-type="float" office:value="171.900000000004">
            <text:p>171.900000000004</text:p>
          </table:table-cell>
          <table:table-cell table:formula="of:=SQRT(ABS([.$D$2]^2-[.B1155]^2))" office:value-type="float" office:value="48.2142095237623">
            <text:p>48.2142095237623</text:p>
          </table:table-cell>
          <table:table-cell table:formula="of:=([.$C$10]-[.C1155])*[.$B$4]" office:value-type="float" office:value="191271.104230207">
            <text:p>191271.104230207</text:p>
          </table:table-cell>
          <table:table-cell table:formula="of:=ROUND([.D1155])" office:value-type="float" office:value="191271">
            <text:p>191271</text:p>
          </table:table-cell>
          <table:table-cell table:formula="of:=([.$C$8]-([.E1155]*[.$C$4]))" office:value-type="float" office:value="48.2143413461538">
            <text:p>48.2143413461538</text:p>
          </table:table-cell>
          <table:table-cell table:formula="of:=SQRT(ABS([.$D$2]^2-[.F1155]^2))" office:value-type="float" office:value="157.798533860605">
            <text:p>157.798533860605</text:p>
          </table:table-cell>
          <table:table-cell table:formula="of:=ABS([.B1155]-[.G1155])" office:value-type="float" office:value="14.1014661393985">
            <text:p>14.1014661393985</text:p>
          </table:table-cell>
          <table:table-cell table:number-columns-repeated="3"/>
        </table:table-row>
        <table:table-row table:style-name="ro2">
          <table:table-cell table:formula="of:=[.A1155]+[.A$4]" office:value-type="float" office:value="344.100000000007">
            <text:p>344.100000000007</text:p>
          </table:table-cell>
          <table:table-cell table:formula="of:=[.A1156]/([.$D$4]*2)" office:value-type="float" office:value="172.050000000004">
            <text:p>172.050000000004</text:p>
          </table:table-cell>
          <table:table-cell table:formula="of:=SQRT(ABS([.$D$2]^2-[.B1156]^2))" office:value-type="float" office:value="48.7463075524829">
            <text:p>48.7463075524829</text:p>
          </table:table-cell>
          <table:table-cell table:formula="of:=([.$C$10]-[.C1156])*[.$B$4]" office:value-type="float" office:value="190399.636592618">
            <text:p>190399.636592618</text:p>
          </table:table-cell>
          <table:table-cell table:formula="of:=ROUND([.D1156])" office:value-type="float" office:value="190400">
            <text:p>190400</text:p>
          </table:table-cell>
          <table:table-cell table:formula="of:=([.$C$8]-([.E1156]*[.$C$4]))" office:value-type="float" office:value="48.7461538461538">
            <text:p>48.7461538461538</text:p>
          </table:table-cell>
          <table:table-cell table:formula="of:=SQRT(ABS([.$D$2]^2-[.F1156]^2))" office:value-type="float" office:value="157.635061091139">
            <text:p>157.635061091139</text:p>
          </table:table-cell>
          <table:table-cell table:formula="of:=ABS([.B1156]-[.G1156])" office:value-type="float" office:value="14.4149389088647">
            <text:p>14.4149389088647</text:p>
          </table:table-cell>
          <table:table-cell table:number-columns-repeated="3"/>
        </table:table-row>
        <table:table-row table:style-name="ro2">
          <table:table-cell table:formula="of:=[.A1156]+[.A$4]" office:value-type="float" office:value="344.400000000007">
            <text:p>344.400000000007</text:p>
          </table:table-cell>
          <table:table-cell table:formula="of:=[.A1157]/([.$D$4]*2)" office:value-type="float" office:value="172.200000000004">
            <text:p>172.200000000004</text:p>
          </table:table-cell>
          <table:table-cell table:formula="of:=SQRT(ABS([.$D$2]^2-[.B1157]^2))" office:value-type="float" office:value="49.2731164023675">
            <text:p>49.2731164023675</text:p>
          </table:table-cell>
          <table:table-cell table:formula="of:=([.$C$10]-[.C1157])*[.$B$4]" office:value-type="float" office:value="189536.831547137">
            <text:p>189536.831547137</text:p>
          </table:table-cell>
          <table:table-cell table:formula="of:=ROUND([.D1157])" office:value-type="float" office:value="189537">
            <text:p>189537</text:p>
          </table:table-cell>
          <table:table-cell table:formula="of:=([.$C$8]-([.E1157]*[.$C$4]))" office:value-type="float" office:value="49.2730817307692">
            <text:p>49.2730817307692</text:p>
          </table:table-cell>
          <table:table-cell table:formula="of:=SQRT(ABS([.$D$2]^2-[.F1157]^2))" office:value-type="float" office:value="157.471151061878">
            <text:p>157.471151061878</text:p>
          </table:table-cell>
          <table:table-cell table:formula="of:=ABS([.B1157]-[.G1157])" office:value-type="float" office:value="14.7288489381252">
            <text:p>14.7288489381252</text:p>
          </table:table-cell>
          <table:table-cell table:number-columns-repeated="3"/>
        </table:table-row>
        <table:table-row table:style-name="ro2">
          <table:table-cell table:formula="of:=[.A1157]+[.A$4]" office:value-type="float" office:value="344.700000000007">
            <text:p>344.700000000007</text:p>
          </table:table-cell>
          <table:table-cell table:formula="of:=[.A1158]/([.$D$4]*2)" office:value-type="float" office:value="172.350000000004">
            <text:p>172.350000000004</text:p>
          </table:table-cell>
          <table:table-cell table:formula="of:=SQRT(ABS([.$D$2]^2-[.B1158]^2))" office:value-type="float" office:value="49.794803945806">
            <text:p>49.794803945806</text:p>
          </table:table-cell>
          <table:table-cell table:formula="of:=([.$C$10]-[.C1158])*[.$B$4]" office:value-type="float" office:value="188682.414153159">
            <text:p>188682.414153159</text:p>
          </table:table-cell>
          <table:table-cell table:formula="of:=ROUND([.D1158])" office:value-type="float" office:value="188682">
            <text:p>188682</text:p>
          </table:table-cell>
          <table:table-cell table:formula="of:=([.$C$8]-([.E1158]*[.$C$4]))" office:value-type="float" office:value="49.795125">
            <text:p>49.795125</text:p>
          </table:table-cell>
          <table:table-cell table:formula="of:=SQRT(ABS([.$D$2]^2-[.F1158]^2))" office:value-type="float" office:value="157.306851491708">
            <text:p>157.306851491708</text:p>
          </table:table-cell>
          <table:table-cell table:formula="of:=ABS([.B1158]-[.G1158])" office:value-type="float" office:value="15.0431485082953">
            <text:p>15.0431485082953</text:p>
          </table:table-cell>
          <table:table-cell table:number-columns-repeated="3"/>
        </table:table-row>
        <table:table-row table:style-name="ro2">
          <table:table-cell table:formula="of:=[.A1158]+[.A$4]" office:value-type="float" office:value="345.000000000007">
            <text:p>345.000000000007</text:p>
          </table:table-cell>
          <table:table-cell table:formula="of:=[.A1159]/([.$D$4]*2)" office:value-type="float" office:value="172.500000000004">
            <text:p>172.500000000004</text:p>
          </table:table-cell>
          <table:table-cell table:formula="of:=SQRT(ABS([.$D$2]^2-[.B1159]^2))" office:value-type="float" office:value="50.3115294937579">
            <text:p>50.3115294937579</text:p>
          </table:table-cell>
          <table:table-cell table:formula="of:=([.$C$10]-[.C1159])*[.$B$4]" office:value-type="float" office:value="187836.123491947">
            <text:p>187836.123491947</text:p>
          </table:table-cell>
          <table:table-cell table:formula="of:=ROUND([.D1159])" office:value-type="float" office:value="187836">
            <text:p>187836</text:p>
          </table:table-cell>
          <table:table-cell table:formula="of:=([.$C$8]-([.E1159]*[.$C$4]))" office:value-type="float" office:value="50.3116730769231">
            <text:p>50.3116730769231</text:p>
          </table:table-cell>
          <table:table-cell table:formula="of:=SQRT(ABS([.$D$2]^2-[.F1159]^2))" office:value-type="float" office:value="157.142405327782">
            <text:p>157.142405327782</text:p>
          </table:table-cell>
          <table:table-cell table:formula="of:=ABS([.B1159]-[.G1159])" office:value-type="float" office:value="15.357594672222">
            <text:p>15.357594672222</text:p>
          </table:table-cell>
          <table:table-cell table:number-columns-repeated="3"/>
        </table:table-row>
        <table:table-row table:style-name="ro2">
          <table:table-cell table:formula="of:=[.A1159]+[.A$4]" office:value-type="float" office:value="345.300000000007">
            <text:p>345.300000000007</text:p>
          </table:table-cell>
          <table:table-cell table:formula="of:=[.A1160]/([.$D$4]*2)" office:value-type="float" office:value="172.650000000004">
            <text:p>172.650000000004</text:p>
          </table:table-cell>
          <table:table-cell table:formula="of:=SQRT(ABS([.$D$2]^2-[.B1160]^2))" office:value-type="float" office:value="50.8234443933237">
            <text:p>50.8234443933237</text:p>
          </table:table-cell>
          <table:table-cell table:formula="of:=([.$C$10]-[.C1160])*[.$B$4]" office:value-type="float" office:value="186997.711687934">
            <text:p>186997.711687934</text:p>
          </table:table-cell>
          <table:table-cell table:formula="of:=ROUND([.D1160])" office:value-type="float" office:value="186998">
            <text:p>186998</text:p>
          </table:table-cell>
          <table:table-cell table:formula="of:=([.$C$8]-([.E1160]*[.$C$4]))" office:value-type="float" office:value="50.8233365384615">
            <text:p>50.8233365384615</text:p>
          </table:table-cell>
          <table:table-cell table:formula="of:=SQRT(ABS([.$D$2]^2-[.F1160]^2))" office:value-type="float" office:value="156.977668676466">
            <text:p>156.977668676466</text:p>
          </table:table-cell>
          <table:table-cell table:formula="of:=ABS([.B1160]-[.G1160])" office:value-type="float" office:value="15.6723313235378">
            <text:p>15.6723313235378</text:p>
          </table:table-cell>
          <table:table-cell table:number-columns-repeated="3"/>
        </table:table-row>
        <table:table-row table:style-name="ro2">
          <table:table-cell table:formula="of:=[.A1160]+[.A$4]" office:value-type="float" office:value="345.600000000007">
            <text:p>345.600000000007</text:p>
          </table:table-cell>
          <table:table-cell table:formula="of:=[.A1161]/([.$D$4]*2)" office:value-type="float" office:value="172.800000000004">
            <text:p>172.800000000004</text:p>
          </table:table-cell>
          <table:table-cell table:formula="of:=SQRT(ABS([.$D$2]^2-[.B1161]^2))" office:value-type="float" office:value="51.3306925727802">
            <text:p>51.3306925727802</text:p>
          </table:table-cell>
          <table:table-cell table:formula="of:=([.$C$10]-[.C1161])*[.$B$4]" office:value-type="float" office:value="186166.943016068">
            <text:p>186166.943016068</text:p>
          </table:table-cell>
          <table:table-cell table:formula="of:=ROUND([.D1161])" office:value-type="float" office:value="186167">
            <text:p>186167</text:p>
          </table:table-cell>
          <table:table-cell table:formula="of:=([.$C$8]-([.E1161]*[.$C$4]))" office:value-type="float" office:value="51.3307259615385">
            <text:p>51.3307259615385</text:p>
          </table:table-cell>
          <table:table-cell table:formula="of:=SQRT(ABS([.$D$2]^2-[.F1161]^2))" office:value-type="float" office:value="156.812488572376">
            <text:p>156.812488572376</text:p>
          </table:table-cell>
          <table:table-cell table:formula="of:=ABS([.B1161]-[.G1161])" office:value-type="float" office:value="15.9875114276281">
            <text:p>15.9875114276281</text:p>
          </table:table-cell>
          <table:table-cell table:number-columns-repeated="3"/>
        </table:table-row>
        <table:table-row table:style-name="ro2">
          <table:table-cell table:formula="of:=[.A1161]+[.A$4]" office:value-type="float" office:value="345.900000000007">
            <text:p>345.900000000007</text:p>
          </table:table-cell>
          <table:table-cell table:formula="of:=[.A1162]/([.$D$4]*2)" office:value-type="float" office:value="172.950000000004">
            <text:p>172.950000000004</text:p>
          </table:table-cell>
          <table:table-cell table:formula="of:=SQRT(ABS([.$D$2]^2-[.B1162]^2))" office:value-type="float" office:value="51.8334110396111">
            <text:p>51.8334110396111</text:p>
          </table:table-cell>
          <table:table-cell table:formula="of:=([.$C$10]-[.C1162])*[.$B$4]" office:value-type="float" office:value="185343.59308614">
            <text:p>185343.59308614</text:p>
          </table:table-cell>
          <table:table-cell table:formula="of:=ROUND([.D1162])" office:value-type="float" office:value="185344">
            <text:p>185344</text:p>
          </table:table-cell>
          <table:table-cell table:formula="of:=([.$C$8]-([.E1162]*[.$C$4]))" office:value-type="float" office:value="51.8332307692308">
            <text:p>51.8332307692308</text:p>
          </table:table-cell>
          <table:table-cell table:formula="of:=SQRT(ABS([.$D$2]^2-[.F1162]^2))" office:value-type="float" office:value="156.647107180515">
            <text:p>156.647107180515</text:p>
          </table:table-cell>
          <table:table-cell table:formula="of:=ABS([.B1162]-[.G1162])" office:value-type="float" office:value="16.302892819489">
            <text:p>16.302892819489</text:p>
          </table:table-cell>
          <table:table-cell table:number-columns-repeated="3"/>
        </table:table-row>
        <table:table-row table:style-name="ro2">
          <table:table-cell table:formula="of:=[.A1162]+[.A$4]" office:value-type="float" office:value="346.200000000007">
            <text:p>346.200000000007</text:p>
          </table:table-cell>
          <table:table-cell table:formula="of:=[.A1163]/([.$D$4]*2)" office:value-type="float" office:value="173.100000000004">
            <text:p>173.100000000004</text:p>
          </table:table-cell>
          <table:table-cell table:formula="of:=SQRT(ABS([.$D$2]^2-[.B1163]^2))" office:value-type="float" office:value="52.3317303363961">
            <text:p>52.3317303363961</text:p>
          </table:table-cell>
          <table:table-cell table:formula="of:=([.$C$10]-[.C1163])*[.$B$4]" office:value-type="float" office:value="184527.44809613">
            <text:p>184527.44809613</text:p>
          </table:table-cell>
          <table:table-cell table:formula="of:=ROUND([.D1163])" office:value-type="float" office:value="184527">
            <text:p>184527</text:p>
          </table:table-cell>
          <table:table-cell table:formula="of:=([.$C$8]-([.E1163]*[.$C$4]))" office:value-type="float" office:value="52.3320721153846">
            <text:p>52.3320721153846</text:p>
          </table:table-cell>
          <table:table-cell table:formula="of:=SQRT(ABS([.$D$2]^2-[.F1163]^2))" office:value-type="float" office:value="156.481162534377">
            <text:p>156.481162534377</text:p>
          </table:table-cell>
          <table:table-cell table:formula="of:=ABS([.B1163]-[.G1163])" office:value-type="float" office:value="16.6188374656265">
            <text:p>16.6188374656265</text:p>
          </table:table-cell>
          <table:table-cell table:number-columns-repeated="3"/>
        </table:table-row>
        <table:table-row table:style-name="ro2">
          <table:table-cell table:formula="of:=[.A1163]+[.A$4]" office:value-type="float" office:value="346.500000000007">
            <text:p>346.500000000007</text:p>
          </table:table-cell>
          <table:table-cell table:formula="of:=[.A1164]/([.$D$4]*2)" office:value-type="float" office:value="173.250000000004">
            <text:p>173.250000000004</text:p>
          </table:table-cell>
          <table:table-cell table:formula="of:=SQRT(ABS([.$D$2]^2-[.B1164]^2))" office:value-type="float" office:value="52.8257749588331">
            <text:p>52.8257749588331</text:p>
          </table:table-cell>
          <table:table-cell table:formula="of:=([.$C$10]-[.C1164])*[.$B$4]" office:value-type="float" office:value="183718.304147572">
            <text:p>183718.304147572</text:p>
          </table:table-cell>
          <table:table-cell table:formula="of:=ROUND([.D1164])" office:value-type="float" office:value="183718">
            <text:p>183718</text:p>
          </table:table-cell>
          <table:table-cell table:formula="of:=([.$C$8]-([.E1164]*[.$C$4]))" office:value-type="float" office:value="52.8260288461538">
            <text:p>52.8260288461538</text:p>
          </table:table-cell>
          <table:table-cell table:formula="of:=SQRT(ABS([.$D$2]^2-[.F1164]^2))" office:value-type="float" office:value="156.315100602422">
            <text:p>156.315100602422</text:p>
          </table:table-cell>
          <table:table-cell table:formula="of:=ABS([.B1164]-[.G1164])" office:value-type="float" office:value="16.9348993975817">
            <text:p>16.9348993975817</text:p>
          </table:table-cell>
          <table:table-cell table:number-columns-repeated="3"/>
        </table:table-row>
        <table:table-row table:style-name="ro2">
          <table:table-cell table:formula="of:=[.A1164]+[.A$4]" office:value-type="float" office:value="346.800000000007">
            <text:p>346.800000000007</text:p>
          </table:table-cell>
          <table:table-cell table:formula="of:=[.A1165]/([.$D$4]*2)" office:value-type="float" office:value="173.400000000004">
            <text:p>173.400000000004</text:p>
          </table:table-cell>
          <table:table-cell table:formula="of:=SQRT(ABS([.$D$2]^2-[.B1165]^2))" office:value-type="float" office:value="53.3156637396674">
            <text:p>53.3156637396674</text:p>
          </table:table-cell>
          <table:table-cell table:formula="of:=([.$C$10]-[.C1165])*[.$B$4]" office:value-type="float" office:value="182915.966616757">
            <text:p>182915.966616757</text:p>
          </table:table-cell>
          <table:table-cell table:formula="of:=ROUND([.D1165])" office:value-type="float" office:value="182916">
            <text:p>182916</text:p>
          </table:table-cell>
          <table:table-cell table:formula="of:=([.$C$8]-([.E1165]*[.$C$4]))" office:value-type="float" office:value="53.3157115384615">
            <text:p>53.3157115384615</text:p>
          </table:table-cell>
          <table:table-cell table:formula="of:=SQRT(ABS([.$D$2]^2-[.F1165]^2))" office:value-type="float" office:value="156.148758890833">
            <text:p>156.148758890833</text:p>
          </table:table-cell>
          <table:table-cell table:formula="of:=ABS([.B1165]-[.G1165])" office:value-type="float" office:value="17.2512411091705">
            <text:p>17.2512411091705</text:p>
          </table:table-cell>
          <table:table-cell table:number-columns-repeated="3"/>
        </table:table-row>
        <table:table-row table:style-name="ro2">
          <table:table-cell table:formula="of:=[.A1165]+[.A$4]" office:value-type="float" office:value="347.100000000007">
            <text:p>347.100000000007</text:p>
          </table:table-cell>
          <table:table-cell table:formula="of:=[.A1166]/([.$D$4]*2)" office:value-type="float" office:value="173.550000000004">
            <text:p>173.550000000004</text:p>
          </table:table-cell>
          <table:table-cell table:formula="of:=SQRT(ABS([.$D$2]^2-[.B1166]^2))" office:value-type="float" office:value="53.8015102018641">
            <text:p>53.8015102018641</text:p>
          </table:table-cell>
          <table:table-cell table:formula="of:=([.$C$10]-[.C1166])*[.$B$4]" office:value-type="float" office:value="182120.249576308">
            <text:p>182120.249576308</text:p>
          </table:table-cell>
          <table:table-cell table:formula="of:=ROUND([.D1166])" office:value-type="float" office:value="182120">
            <text:p>182120</text:p>
          </table:table-cell>
          <table:table-cell table:formula="of:=([.$C$8]-([.E1166]*[.$C$4]))" office:value-type="float" office:value="53.8017307692308">
            <text:p>53.8017307692308</text:p>
          </table:table-cell>
          <table:table-cell table:formula="of:=SQRT(ABS([.$D$2]^2-[.F1166]^2))" office:value-type="float" office:value="155.981966157102">
            <text:p>155.981966157102</text:p>
          </table:table-cell>
          <table:table-cell table:formula="of:=ABS([.B1166]-[.G1166])" office:value-type="float" office:value="17.5680338429021">
            <text:p>17.5680338429021</text:p>
          </table:table-cell>
          <table:table-cell table:number-columns-repeated="3"/>
        </table:table-row>
        <table:table-row table:style-name="ro2">
          <table:table-cell table:formula="of:=[.A1166]+[.A$4]" office:value-type="float" office:value="347.400000000007">
            <text:p>347.400000000007</text:p>
          </table:table-cell>
          <table:table-cell table:formula="of:=[.A1167]/([.$D$4]*2)" office:value-type="float" office:value="173.700000000004">
            <text:p>173.700000000004</text:p>
          </table:table-cell>
          <table:table-cell table:formula="of:=SQRT(ABS([.$D$2]^2-[.B1167]^2))" office:value-type="float" office:value="54.2834228839826">
            <text:p>54.2834228839826</text:p>
          </table:table-cell>
          <table:table-cell table:formula="of:=([.$C$10]-[.C1167])*[.$B$4]" office:value-type="float" office:value="181330.975262287">
            <text:p>181330.975262287</text:p>
          </table:table-cell>
          <table:table-cell table:formula="of:=ROUND([.D1167])" office:value-type="float" office:value="181331">
            <text:p>181331</text:p>
          </table:table-cell>
          <table:table-cell table:formula="of:=([.$C$8]-([.E1167]*[.$C$4]))" office:value-type="float" office:value="54.2834759615385">
            <text:p>54.2834759615385</text:p>
          </table:table-cell>
          <table:table-cell table:formula="of:=SQRT(ABS([.$D$2]^2-[.F1167]^2))" office:value-type="float" office:value="155.814967950878">
            <text:p>155.814967950878</text:p>
          </table:table-cell>
          <table:table-cell table:formula="of:=ABS([.B1167]-[.G1167])" office:value-type="float" office:value="17.8850320491259">
            <text:p>17.8850320491259</text:p>
          </table:table-cell>
          <table:table-cell table:number-columns-repeated="3"/>
        </table:table-row>
        <table:table-row table:style-name="ro2">
          <table:table-cell table:formula="of:=[.A1167]+[.A$4]" office:value-type="float" office:value="347.700000000007">
            <text:p>347.700000000007</text:p>
          </table:table-cell>
          <table:table-cell table:formula="of:=[.A1168]/([.$D$4]*2)" office:value-type="float" office:value="173.850000000004">
            <text:p>173.850000000004</text:p>
          </table:table-cell>
          <table:table-cell table:formula="of:=SQRT(ABS([.$D$2]^2-[.B1168]^2))" office:value-type="float" office:value="54.7615056403793">
            <text:p>54.7615056403793</text:p>
          </table:table-cell>
          <table:table-cell table:formula="of:=([.$C$10]-[.C1168])*[.$B$4]" office:value-type="float" office:value="180547.97358252">
            <text:p>180547.97358252</text:p>
          </table:table-cell>
          <table:table-cell table:formula="of:=ROUND([.D1168])" office:value-type="float" office:value="180548">
            <text:p>180548</text:p>
          </table:table-cell>
          <table:table-cell table:formula="of:=([.$C$8]-([.E1168]*[.$C$4]))" office:value-type="float" office:value="54.7615576923077">
            <text:p>54.7615576923077</text:p>
          </table:table-cell>
          <table:table-cell table:formula="of:=SQRT(ABS([.$D$2]^2-[.F1168]^2))" office:value-type="float" office:value="155.647588478306">
            <text:p>155.647588478306</text:p>
          </table:table-cell>
          <table:table-cell table:formula="of:=ABS([.B1168]-[.G1168])" office:value-type="float" office:value="18.2024115216978">
            <text:p>18.2024115216978</text:p>
          </table:table-cell>
          <table:table-cell table:number-columns-repeated="3"/>
        </table:table-row>
        <table:table-row table:style-name="ro2">
          <table:table-cell table:formula="of:=[.A1168]+[.A$4]" office:value-type="float" office:value="348.000000000007">
            <text:p>348.000000000007</text:p>
          </table:table-cell>
          <table:table-cell table:formula="of:=[.A1169]/([.$D$4]*2)" office:value-type="float" office:value="174.000000000004">
            <text:p>174.000000000004</text:p>
          </table:table-cell>
          <table:table-cell table:formula="of:=SQRT(ABS([.$D$2]^2-[.B1169]^2))" office:value-type="float" office:value="55.2358579185776">
            <text:p>55.2358579185776</text:p>
          </table:table-cell>
          <table:table-cell table:formula="of:=([.$C$10]-[.C1169])*[.$B$4]" office:value-type="float" office:value="179771.081662321">
            <text:p>179771.081662321</text:p>
          </table:table-cell>
          <table:table-cell table:formula="of:=ROUND([.D1169])" office:value-type="float" office:value="179771">
            <text:p>179771</text:p>
          </table:table-cell>
          <table:table-cell table:formula="of:=([.$C$8]-([.E1169]*[.$C$4]))" office:value-type="float" office:value="55.2359759615385">
            <text:p>55.2359759615385</text:p>
          </table:table-cell>
          <table:table-cell table:formula="of:=SQRT(ABS([.$D$2]^2-[.F1169]^2))" office:value-type="float" office:value="155.479860302151">
            <text:p>155.479860302151</text:p>
          </table:table-cell>
          <table:table-cell table:formula="of:=ABS([.B1169]-[.G1169])" office:value-type="float" office:value="18.5201396978529">
            <text:p>18.5201396978529</text:p>
          </table:table-cell>
          <table:table-cell table:number-columns-repeated="3"/>
        </table:table-row>
        <table:table-row table:style-name="ro2">
          <table:table-cell table:formula="of:=[.A1169]+[.A$4]" office:value-type="float" office:value="348.300000000007">
            <text:p>348.300000000007</text:p>
          </table:table-cell>
          <table:table-cell table:formula="of:=[.A1170]/([.$D$4]*2)" office:value-type="float" office:value="174.150000000004">
            <text:p>174.150000000004</text:p>
          </table:table-cell>
          <table:table-cell table:formula="of:=SQRT(ABS([.$D$2]^2-[.B1170]^2))" office:value-type="float" office:value="55.7065750158929">
            <text:p>55.7065750158929</text:p>
          </table:table-cell>
          <table:table-cell table:formula="of:=([.$C$10]-[.C1170])*[.$B$4]" office:value-type="float" office:value="179000.143424198">
            <text:p>179000.143424198</text:p>
          </table:table-cell>
          <table:table-cell table:formula="of:=ROUND([.D1170])" office:value-type="float" office:value="179000">
            <text:p>179000</text:p>
          </table:table-cell>
          <table:table-cell table:formula="of:=([.$C$8]-([.E1170]*[.$C$4]))" office:value-type="float" office:value="55.7067307692308">
            <text:p>55.7067307692308</text:p>
          </table:table-cell>
          <table:table-cell table:formula="of:=SQRT(ABS([.$D$2]^2-[.F1170]^2))" office:value-type="float" office:value="155.311815864101">
            <text:p>155.311815864101</text:p>
          </table:table-cell>
          <table:table-cell table:formula="of:=ABS([.B1170]-[.G1170])" office:value-type="float" office:value="18.8381841359027">
            <text:p>18.8381841359027</text:p>
          </table:table-cell>
          <table:table-cell table:number-columns-repeated="3"/>
        </table:table-row>
        <table:table-row table:style-name="ro2">
          <table:table-cell table:formula="of:=[.A1170]+[.A$4]" office:value-type="float" office:value="348.600000000007">
            <text:p>348.600000000007</text:p>
          </table:table-cell>
          <table:table-cell table:formula="of:=[.A1171]/([.$D$4]*2)" office:value-type="float" office:value="174.300000000004">
            <text:p>174.300000000004</text:p>
          </table:table-cell>
          <table:table-cell table:formula="of:=SQRT(ABS([.$D$2]^2-[.B1171]^2))" office:value-type="float" office:value="56.1737483171748">
            <text:p>56.1737483171748</text:p>
          </table:table-cell>
          <table:table-cell table:formula="of:=([.$C$10]-[.C1171])*[.$B$4]" office:value-type="float" office:value="178235.009198477">
            <text:p>178235.009198477</text:p>
          </table:table-cell>
          <table:table-cell table:formula="of:=ROUND([.D1171])" office:value-type="float" office:value="178235">
            <text:p>178235</text:p>
          </table:table-cell>
          <table:table-cell table:formula="of:=([.$C$8]-([.E1171]*[.$C$4]))" office:value-type="float" office:value="56.1738221153846">
            <text:p>56.1738221153846</text:p>
          </table:table-cell>
          <table:table-cell table:formula="of:=SQRT(ABS([.$D$2]^2-[.F1171]^2))" office:value-type="float" office:value="155.143487484809">
            <text:p>155.143487484809</text:p>
          </table:table-cell>
          <table:table-cell table:formula="of:=ABS([.B1171]-[.G1171])" office:value-type="float" office:value="19.1565125151946">
            <text:p>19.1565125151946</text:p>
          </table:table-cell>
          <table:table-cell table:number-columns-repeated="3"/>
        </table:table-row>
        <table:table-row table:style-name="ro2">
          <table:table-cell table:formula="of:=[.A1171]+[.A$4]" office:value-type="float" office:value="348.900000000007">
            <text:p>348.900000000007</text:p>
          </table:table-cell>
          <table:table-cell table:formula="of:=[.A1172]/([.$D$4]*2)" office:value-type="float" office:value="174.450000000004">
            <text:p>174.450000000004</text:p>
          </table:table-cell>
          <table:table-cell table:formula="of:=SQRT(ABS([.$D$2]^2-[.B1172]^2))" office:value-type="float" office:value="56.6374655153398">
            <text:p>56.6374655153398</text:p>
          </table:table-cell>
          <table:table-cell table:formula="of:=([.$C$10]-[.C1172])*[.$B$4]" office:value-type="float" office:value="177475.535362112">
            <text:p>177475.535362112</text:p>
          </table:table-cell>
          <table:table-cell table:formula="of:=ROUND([.D1172])" office:value-type="float" office:value="177476">
            <text:p>177476</text:p>
          </table:table-cell>
          <table:table-cell table:formula="of:=([.$C$8]-([.E1172]*[.$C$4]))" office:value-type="float" office:value="56.63725">
            <text:p>56.63725</text:p>
          </table:table-cell>
          <table:table-cell table:formula="of:=SQRT(ABS([.$D$2]^2-[.F1172]^2))" office:value-type="float" office:value="154.974907363862">
            <text:p>154.974907363862</text:p>
          </table:table-cell>
          <table:table-cell table:formula="of:=ABS([.B1172]-[.G1172])" office:value-type="float" office:value="19.4750926361421">
            <text:p>19.4750926361421</text:p>
          </table:table-cell>
          <table:table-cell table:number-columns-repeated="3"/>
        </table:table-row>
        <table:table-row table:style-name="ro2">
          <table:table-cell table:formula="of:=[.A1172]+[.A$4]" office:value-type="float" office:value="349.200000000007">
            <text:p>349.200000000007</text:p>
          </table:table-cell>
          <table:table-cell table:formula="of:=[.A1173]/([.$D$4]*2)" office:value-type="float" office:value="174.600000000004">
            <text:p>174.600000000004</text:p>
          </table:table-cell>
          <table:table-cell table:formula="of:=SQRT(ABS([.$D$2]^2-[.B1173]^2))" office:value-type="float" office:value="57.097810816189">
            <text:p>57.097810816189</text:p>
          </table:table-cell>
          <table:table-cell table:formula="of:=([.$C$10]-[.C1173])*[.$B$4]" office:value-type="float" office:value="176721.584003241">
            <text:p>176721.584003241</text:p>
          </table:table-cell>
          <table:table-cell table:formula="of:=ROUND([.D1173])" office:value-type="float" office:value="176722">
            <text:p>176722</text:p>
          </table:table-cell>
          <table:table-cell table:formula="of:=([.$C$8]-([.E1173]*[.$C$4]))" office:value-type="float" office:value="57.097625">
            <text:p>57.097625</text:p>
          </table:table-cell>
          <table:table-cell table:formula="of:=SQRT(ABS([.$D$2]^2-[.F1173]^2))" office:value-type="float" office:value="154.805882379706">
            <text:p>154.805882379706</text:p>
          </table:table-cell>
          <table:table-cell table:formula="of:=ABS([.B1173]-[.G1173])" office:value-type="float" office:value="19.7941176202977">
            <text:p>19.7941176202977</text:p>
          </table:table-cell>
          <table:table-cell table:number-columns-repeated="3"/>
        </table:table-row>
        <table:table-row table:style-name="ro2">
          <table:table-cell table:formula="of:=[.A1173]+[.A$4]" office:value-type="float" office:value="349.500000000008">
            <text:p>349.500000000008</text:p>
          </table:table-cell>
          <table:table-cell table:formula="of:=[.A1174]/([.$D$4]*2)" office:value-type="float" office:value="174.750000000004">
            <text:p>174.750000000004</text:p>
          </table:table-cell>
          <table:table-cell table:formula="of:=SQRT(ABS([.$D$2]^2-[.B1174]^2))" office:value-type="float" office:value="57.5548651288604">
            <text:p>57.5548651288604</text:p>
          </table:table-cell>
          <table:table-cell table:formula="of:=([.$C$10]-[.C1174])*[.$B$4]" office:value-type="float" office:value="175973.022609259">
            <text:p>175973.022609259</text:p>
          </table:table-cell>
          <table:table-cell table:formula="of:=ROUND([.D1174])" office:value-type="float" office:value="175973">
            <text:p>175973</text:p>
          </table:table-cell>
          <table:table-cell table:formula="of:=([.$C$8]-([.E1174]*[.$C$4]))" office:value-type="float" office:value="57.5549471153846">
            <text:p>57.5549471153846</text:p>
          </table:table-cell>
          <table:table-cell table:formula="of:=SQRT(ABS([.$D$2]^2-[.F1174]^2))" office:value-type="float" office:value="154.636438340209">
            <text:p>154.636438340209</text:p>
          </table:table-cell>
          <table:table-cell table:formula="of:=ABS([.B1174]-[.G1174])" office:value-type="float" office:value="20.1135616597947">
            <text:p>20.1135616597947</text:p>
          </table:table-cell>
          <table:table-cell table:number-columns-repeated="3"/>
        </table:table-row>
        <table:table-row table:style-name="ro2">
          <table:table-cell table:formula="of:=[.A1174]+[.A$4]" office:value-type="float" office:value="349.800000000008">
            <text:p>349.800000000008</text:p>
          </table:table-cell>
          <table:table-cell table:formula="of:=[.A1175]/([.$D$4]*2)" office:value-type="float" office:value="174.900000000004">
            <text:p>174.900000000004</text:p>
          </table:table-cell>
          <table:table-cell table:formula="of:=SQRT(ABS([.$D$2]^2-[.B1175]^2))" office:value-type="float" office:value="58.0087062431263">
            <text:p>58.0087062431263</text:p>
          </table:table-cell>
          <table:table-cell table:formula="of:=([.$C$10]-[.C1175])*[.$B$4]" office:value-type="float" office:value="175229.723776446">
            <text:p>175229.723776446</text:p>
          </table:table-cell>
          <table:table-cell table:formula="of:=ROUND([.D1175])" office:value-type="float" office:value="175230">
            <text:p>175230</text:p>
          </table:table-cell>
          <table:table-cell table:formula="of:=([.$C$8]-([.E1175]*[.$C$4]))" office:value-type="float" office:value="58.0086057692308">
            <text:p>58.0086057692308</text:p>
          </table:table-cell>
          <table:table-cell table:formula="of:=SQRT(ABS([.$D$2]^2-[.F1175]^2))" office:value-type="float" office:value="154.466830279869">
            <text:p>154.466830279869</text:p>
          </table:table-cell>
          <table:table-cell table:formula="of:=ABS([.B1175]-[.G1175])" office:value-type="float" office:value="20.4331697201344">
            <text:p>20.4331697201344</text:p>
          </table:table-cell>
          <table:table-cell table:number-columns-repeated="3"/>
        </table:table-row>
        <table:table-row table:style-name="ro2">
          <table:table-cell table:formula="of:=[.A1175]+[.A$4]" office:value-type="float" office:value="350.100000000008">
            <text:p>350.100000000008</text:p>
          </table:table-cell>
          <table:table-cell table:formula="of:=[.A1176]/([.$D$4]*2)" office:value-type="float" office:value="175.050000000004">
            <text:p>175.050000000004</text:p>
          </table:table-cell>
          <table:table-cell table:formula="of:=SQRT(ABS([.$D$2]^2-[.B1176]^2))" office:value-type="float" office:value="58.4594089946291">
            <text:p>58.4594089946291</text:p>
          </table:table-cell>
          <table:table-cell table:formula="of:=([.$C$10]-[.C1176])*[.$B$4]" office:value-type="float" office:value="174491.564939339">
            <text:p>174491.564939339</text:p>
          </table:table-cell>
          <table:table-cell table:formula="of:=ROUND([.D1176])" office:value-type="float" office:value="174492">
            <text:p>174492</text:p>
          </table:table-cell>
          <table:table-cell table:formula="of:=([.$C$8]-([.E1176]*[.$C$4]))" office:value-type="float" office:value="58.4592115384615">
            <text:p>58.4592115384615</text:p>
          </table:table-cell>
          <table:table-cell table:formula="of:=SQRT(ABS([.$D$2]^2-[.F1176]^2))" office:value-type="float" office:value="154.296858640419">
            <text:p>154.296858640419</text:p>
          </table:table-cell>
          <table:table-cell table:formula="of:=ABS([.B1176]-[.G1176])" office:value-type="float" office:value="20.7531413595849">
            <text:p>20.7531413595849</text:p>
          </table:table-cell>
          <table:table-cell table:number-columns-repeated="3"/>
        </table:table-row>
        <table:table-row table:style-name="ro2">
          <table:table-cell table:formula="of:=[.A1176]+[.A$4]" office:value-type="float" office:value="350.400000000008">
            <text:p>350.400000000008</text:p>
          </table:table-cell>
          <table:table-cell table:formula="of:=[.A1177]/([.$D$4]*2)" office:value-type="float" office:value="175.200000000004">
            <text:p>175.200000000004</text:p>
          </table:table-cell>
          <table:table-cell table:formula="of:=SQRT(ABS([.$D$2]^2-[.B1177]^2))" office:value-type="float" office:value="58.9070454190441">
            <text:p>58.9070454190441</text:p>
          </table:table-cell>
          <table:table-cell table:formula="of:=([.$C$10]-[.C1177])*[.$B$4]" office:value-type="float" office:value="173758.42811825">
            <text:p>173758.42811825</text:p>
          </table:table-cell>
          <table:table-cell table:formula="of:=ROUND([.D1177])" office:value-type="float" office:value="173758">
            <text:p>173758</text:p>
          </table:table-cell>
          <table:table-cell table:formula="of:=([.$C$8]-([.E1177]*[.$C$4]))" office:value-type="float" office:value="58.907375">
            <text:p>58.907375</text:p>
          </table:table-cell>
          <table:table-cell table:formula="of:=SQRT(ABS([.$D$2]^2-[.F1177]^2))" office:value-type="float" office:value="154.12631563302">
            <text:p>154.12631563302</text:p>
          </table:table-cell>
          <table:table-cell table:formula="of:=ABS([.B1177]-[.G1177])" office:value-type="float" office:value="21.0736843669835">
            <text:p>21.0736843669835</text:p>
          </table:table-cell>
          <table:table-cell table:number-columns-repeated="3"/>
        </table:table-row>
        <table:table-row table:style-name="ro2">
          <table:table-cell table:formula="of:=[.A1177]+[.A$4]" office:value-type="float" office:value="350.700000000008">
            <text:p>350.700000000008</text:p>
          </table:table-cell>
          <table:table-cell table:formula="of:=[.A1178]/([.$D$4]*2)" office:value-type="float" office:value="175.350000000004">
            <text:p>175.350000000004</text:p>
          </table:table-cell>
          <table:table-cell table:formula="of:=SQRT(ABS([.$D$2]^2-[.B1178]^2))" office:value-type="float" office:value="59.3516848960611">
            <text:p>59.3516848960611</text:p>
          </table:table-cell>
          <table:table-cell table:formula="of:=([.$C$10]-[.C1178])*[.$B$4]" office:value-type="float" office:value="173030.19968345">
            <text:p>173030.19968345</text:p>
          </table:table-cell>
          <table:table-cell table:formula="of:=ROUND([.D1178])" office:value-type="float" office:value="173030">
            <text:p>173030</text:p>
          </table:table-cell>
          <table:table-cell table:formula="of:=([.$C$8]-([.E1178]*[.$C$4]))" office:value-type="float" office:value="59.351875">
            <text:p>59.351875</text:p>
          </table:table-cell>
          <table:table-cell table:formula="of:=SQRT(ABS([.$D$2]^2-[.F1178]^2))" office:value-type="float" office:value="153.955691463435">
            <text:p>153.955691463435</text:p>
          </table:table-cell>
          <table:table-cell table:formula="of:=ABS([.B1178]-[.G1178])" office:value-type="float" office:value="21.3943085365688">
            <text:p>21.3943085365688</text:p>
          </table:table-cell>
          <table:table-cell table:number-columns-repeated="3"/>
        </table:table-row>
        <table:table-row table:style-name="ro2">
          <table:table-cell table:formula="of:=[.A1178]+[.A$4]" office:value-type="float" office:value="351.000000000008">
            <text:p>351.000000000008</text:p>
          </table:table-cell>
          <table:table-cell table:formula="of:=[.A1179]/([.$D$4]*2)" office:value-type="float" office:value="175.500000000004">
            <text:p>175.500000000004</text:p>
          </table:table-cell>
          <table:table-cell table:formula="of:=SQRT(ABS([.$D$2]^2-[.B1179]^2))" office:value-type="float" office:value="59.7933942839954">
            <text:p>59.7933942839954</text:p>
          </table:table-cell>
          <table:table-cell table:formula="of:=([.$C$10]-[.C1179])*[.$B$4]" office:value-type="float" office:value="172306.770134708">
            <text:p>172306.770134708</text:p>
          </table:table-cell>
          <table:table-cell table:formula="of:=ROUND([.D1179])" office:value-type="float" office:value="172307">
            <text:p>172307</text:p>
          </table:table-cell>
          <table:table-cell table:formula="of:=([.$C$8]-([.E1179]*[.$C$4]))" office:value-type="float" office:value="59.7933221153846">
            <text:p>59.7933221153846</text:p>
          </table:table-cell>
          <table:table-cell table:formula="of:=SQRT(ABS([.$D$2]^2-[.F1179]^2))" office:value-type="float" office:value="153.784780230054">
            <text:p>153.784780230054</text:p>
          </table:table-cell>
          <table:table-cell table:formula="of:=ABS([.B1179]-[.G1179])" office:value-type="float" office:value="21.7152197699503">
            <text:p>21.7152197699503</text:p>
          </table:table-cell>
          <table:table-cell table:number-columns-repeated="3"/>
        </table:table-row>
        <table:table-row table:style-name="ro2">
          <table:table-cell table:formula="of:=[.A1179]+[.A$4]" office:value-type="float" office:value="351.300000000008">
            <text:p>351.300000000008</text:p>
          </table:table-cell>
          <table:table-cell table:formula="of:=[.A1180]/([.$D$4]*2)" office:value-type="float" office:value="175.650000000004">
            <text:p>175.650000000004</text:p>
          </table:table-cell>
          <table:table-cell table:formula="of:=SQRT(ABS([.$D$2]^2-[.B1180]^2))" office:value-type="float" office:value="60.2322380457619">
            <text:p>60.2322380457619</text:p>
          </table:table-cell>
          <table:table-cell table:formula="of:=([.$C$10]-[.C1180])*[.$B$4]" office:value-type="float" office:value="171588.033894964">
            <text:p>171588.033894964</text:p>
          </table:table-cell>
          <table:table-cell table:formula="of:=ROUND([.D1180])" office:value-type="float" office:value="171588">
            <text:p>171588</text:p>
          </table:table-cell>
          <table:table-cell table:formula="of:=([.$C$8]-([.E1180]*[.$C$4]))" office:value-type="float" office:value="60.2323269230769">
            <text:p>60.2323269230769</text:p>
          </table:table-cell>
          <table:table-cell table:formula="of:=SQRT(ABS([.$D$2]^2-[.F1180]^2))" office:value-type="float" office:value="153.613367886495">
            <text:p>153.613367886495</text:p>
          </table:table-cell>
          <table:table-cell table:formula="of:=ABS([.B1180]-[.G1180])" office:value-type="float" office:value="22.036632113509">
            <text:p>22.036632113509</text:p>
          </table:table-cell>
          <table:table-cell table:number-columns-repeated="3"/>
        </table:table-row>
        <table:table-row table:style-name="ro2">
          <table:table-cell table:formula="of:=[.A1180]+[.A$4]" office:value-type="float" office:value="351.600000000008">
            <text:p>351.600000000008</text:p>
          </table:table-cell>
          <table:table-cell table:formula="of:=[.A1181]/([.$D$4]*2)" office:value-type="float" office:value="175.800000000004">
            <text:p>175.800000000004</text:p>
          </table:table-cell>
          <table:table-cell table:formula="of:=SQRT(ABS([.$D$2]^2-[.B1181]^2))" office:value-type="float" office:value="60.6682783668808">
            <text:p>60.6682783668808</text:p>
          </table:table-cell>
          <table:table-cell table:formula="of:=([.$C$10]-[.C1181])*[.$B$4]" office:value-type="float" office:value="170873.889117068">
            <text:p>170873.889117068</text:p>
          </table:table-cell>
          <table:table-cell table:formula="of:=ROUND([.D1181])" office:value-type="float" office:value="170874">
            <text:p>170874</text:p>
          </table:table-cell>
          <table:table-cell table:formula="of:=([.$C$8]-([.E1181]*[.$C$4]))" office:value-type="float" office:value="60.6682788461538">
            <text:p>60.6682788461538</text:p>
          </table:table-cell>
          <table:table-cell table:formula="of:=SQRT(ABS([.$D$2]^2-[.F1181]^2))" office:value-type="float" office:value="153.441715129378">
            <text:p>153.441715129378</text:p>
          </table:table-cell>
          <table:table-cell table:formula="of:=ABS([.B1181]-[.G1181])" office:value-type="float" office:value="22.3582848706254">
            <text:p>22.3582848706254</text:p>
          </table:table-cell>
          <table:table-cell table:number-columns-repeated="3"/>
        </table:table-row>
        <table:table-row table:style-name="ro2">
          <table:table-cell table:formula="of:=[.A1181]+[.A$4]" office:value-type="float" office:value="351.900000000008">
            <text:p>351.900000000008</text:p>
          </table:table-cell>
          <table:table-cell table:formula="of:=[.A1182]/([.$D$4]*2)" office:value-type="float" office:value="175.950000000004">
            <text:p>175.950000000004</text:p>
          </table:table-cell>
          <table:table-cell table:formula="of:=SQRT(ABS([.$D$2]^2-[.B1182]^2))" office:value-type="float" office:value="61.1015752661201">
            <text:p>61.1015752661201</text:p>
          </table:table-cell>
          <table:table-cell table:formula="of:=([.$C$10]-[.C1182])*[.$B$4]" office:value-type="float" office:value="170164.237502566">
            <text:p>170164.237502566</text:p>
          </table:table-cell>
          <table:table-cell table:formula="of:=ROUND([.D1182])" office:value-type="float" office:value="170164">
            <text:p>170164</text:p>
          </table:table-cell>
          <table:table-cell table:formula="of:=([.$C$8]-([.E1182]*[.$C$4]))" office:value-type="float" office:value="61.1017884615385">
            <text:p>61.1017884615385</text:p>
          </table:table-cell>
          <table:table-cell table:formula="of:=SQRT(ABS([.$D$2]^2-[.F1182]^2))" office:value-type="float" office:value="153.269603792798">
            <text:p>153.269603792798</text:p>
          </table:table-cell>
          <table:table-cell table:formula="of:=ABS([.B1182]-[.G1182])" office:value-type="float" office:value="22.6803962072054">
            <text:p>22.6803962072054</text:p>
          </table:table-cell>
          <table:table-cell table:number-columns-repeated="3"/>
        </table:table-row>
        <table:table-row table:style-name="ro2">
          <table:table-cell table:formula="of:=[.A1182]+[.A$4]" office:value-type="float" office:value="352.200000000008">
            <text:p>352.200000000008</text:p>
          </table:table-cell>
          <table:table-cell table:formula="of:=[.A1183]/([.$D$4]*2)" office:value-type="float" office:value="176.100000000004">
            <text:p>176.100000000004</text:p>
          </table:table-cell>
          <table:table-cell table:formula="of:=SQRT(ABS([.$D$2]^2-[.B1183]^2))" office:value-type="float" office:value="61.5321866993311">
            <text:p>61.5321866993311</text:p>
          </table:table-cell>
          <table:table-cell table:formula="of:=([.$C$10]-[.C1183])*[.$B$4]" office:value-type="float" office:value="169458.984131638">
            <text:p>169458.984131638</text:p>
          </table:table-cell>
          <table:table-cell table:formula="of:=ROUND([.D1183])" office:value-type="float" office:value="169459">
            <text:p>169459</text:p>
          </table:table-cell>
          <table:table-cell table:formula="of:=([.$C$8]-([.E1183]*[.$C$4]))" office:value-type="float" office:value="61.5322451923077">
            <text:p>61.5322451923077</text:p>
          </table:table-cell>
          <table:table-cell table:formula="of:=SQRT(ABS([.$D$2]^2-[.F1183]^2))" office:value-type="float" office:value="153.097298479084">
            <text:p>153.097298479084</text:p>
          </table:table-cell>
          <table:table-cell table:formula="of:=ABS([.B1183]-[.G1183])" office:value-type="float" office:value="23.0027015209198">
            <text:p>23.0027015209198</text:p>
          </table:table-cell>
          <table:table-cell table:number-columns-repeated="3"/>
        </table:table-row>
        <table:table-row table:style-name="ro2">
          <table:table-cell table:formula="of:=[.A1183]+[.A$4]" office:value-type="float" office:value="352.500000000008">
            <text:p>352.500000000008</text:p>
          </table:table-cell>
          <table:table-cell table:formula="of:=[.A1184]/([.$D$4]*2)" office:value-type="float" office:value="176.250000000004">
            <text:p>176.250000000004</text:p>
          </table:table-cell>
          <table:table-cell table:formula="of:=SQRT(ABS([.$D$2]^2-[.B1184]^2))" office:value-type="float" office:value="61.9601686569795">
            <text:p>61.9601686569795</text:p>
          </table:table-cell>
          <table:table-cell table:formula="of:=([.$C$10]-[.C1184])*[.$B$4]" office:value-type="float" office:value="168758.037303363">
            <text:p>168758.037303363</text:p>
          </table:table-cell>
          <table:table-cell table:formula="of:=ROUND([.D1184])" office:value-type="float" office:value="168758">
            <text:p>168758</text:p>
          </table:table-cell>
          <table:table-cell table:formula="of:=([.$C$8]-([.E1184]*[.$C$4]))" office:value-type="float" office:value="61.9602596153846">
            <text:p>61.9602596153846</text:p>
          </table:table-cell>
          <table:table-cell table:formula="of:=SQRT(ABS([.$D$2]^2-[.F1184]^2))" office:value-type="float" office:value="152.924576927301">
            <text:p>152.924576927301</text:p>
          </table:table-cell>
          <table:table-cell table:formula="of:=ABS([.B1184]-[.G1184])" office:value-type="float" office:value="23.3254230727024">
            <text:p>23.3254230727024</text:p>
          </table:table-cell>
          <table:table-cell table:number-columns-repeated="3"/>
        </table:table-row>
        <table:table-row table:style-name="ro2">
          <table:table-cell table:formula="of:=[.A1184]+[.A$4]" office:value-type="float" office:value="352.800000000008">
            <text:p>352.800000000008</text:p>
          </table:table-cell>
          <table:table-cell table:formula="of:=[.A1185]/([.$D$4]*2)" office:value-type="float" office:value="176.400000000004">
            <text:p>176.400000000004</text:p>
          </table:table-cell>
          <table:table-cell table:formula="of:=SQRT(ABS([.$D$2]^2-[.B1185]^2))" office:value-type="float" office:value="62.3855752558341">
            <text:p>62.3855752558341</text:p>
          </table:table-cell>
          <table:table-cell table:formula="of:=([.$C$10]-[.C1185])*[.$B$4]" office:value-type="float" office:value="168061.308385554">
            <text:p>168061.308385554</text:p>
          </table:table-cell>
          <table:table-cell table:formula="of:=ROUND([.D1185])" office:value-type="float" office:value="168061">
            <text:p>168061</text:p>
          </table:table-cell>
          <table:table-cell table:formula="of:=([.$C$8]-([.E1185]*[.$C$4]))" office:value-type="float" office:value="62.3858317307692">
            <text:p>62.3858317307692</text:p>
          </table:table-cell>
          <table:table-cell table:formula="of:=SQRT(ABS([.$D$2]^2-[.F1185]^2))" office:value-type="float" office:value="152.751458255757">
            <text:p>152.751458255757</text:p>
          </table:table-cell>
          <table:table-cell table:formula="of:=ABS([.B1185]-[.G1185])" office:value-type="float" office:value="23.6485417442472">
            <text:p>23.6485417442472</text:p>
          </table:table-cell>
          <table:table-cell table:number-columns-repeated="3"/>
        </table:table-row>
        <table:table-row table:style-name="ro2">
          <table:table-cell table:formula="of:=[.A1185]+[.A$4]" office:value-type="float" office:value="353.100000000008">
            <text:p>353.100000000008</text:p>
          </table:table-cell>
          <table:table-cell table:formula="of:=[.A1186]/([.$D$4]*2)" office:value-type="float" office:value="176.550000000004">
            <text:p>176.550000000004</text:p>
          </table:table-cell>
          <table:table-cell table:formula="of:=SQRT(ABS([.$D$2]^2-[.B1186]^2))" office:value-type="float" office:value="62.8084588252359">
            <text:p>62.8084588252359</text:p>
          </table:table-cell>
          <table:table-cell table:formula="of:=([.$C$10]-[.C1186])*[.$B$4]" office:value-type="float" office:value="167368.711673463">
            <text:p>167368.711673463</text:p>
          </table:table-cell>
          <table:table-cell table:formula="of:=ROUND([.D1186])" office:value-type="float" office:value="167369">
            <text:p>167369</text:p>
          </table:table-cell>
          <table:table-cell table:formula="of:=([.$C$8]-([.E1186]*[.$C$4]))" office:value-type="float" office:value="62.8083509615385">
            <text:p>62.8083509615385</text:p>
          </table:table-cell>
          <table:table-cell table:formula="of:=SQRT(ABS([.$D$2]^2-[.F1186]^2))" office:value-type="float" office:value="152.578212892576">
            <text:p>152.578212892576</text:p>
          </table:table-cell>
          <table:table-cell table:formula="of:=ABS([.B1186]-[.G1186])" office:value-type="float" office:value="23.9717871074279">
            <text:p>23.9717871074279</text:p>
          </table:table-cell>
          <table:table-cell table:number-columns-repeated="3"/>
        </table:table-row>
        <table:table-row table:style-name="ro2">
          <table:table-cell table:formula="of:=[.A1186]+[.A$4]" office:value-type="float" office:value="353.400000000008">
            <text:p>353.400000000008</text:p>
          </table:table-cell>
          <table:table-cell table:formula="of:=[.A1187]/([.$D$4]*2)" office:value-type="float" office:value="176.700000000004">
            <text:p>176.700000000004</text:p>
          </table:table-cell>
          <table:table-cell table:formula="of:=SQRT(ABS([.$D$2]^2-[.B1187]^2))" office:value-type="float" office:value="63.2288699883317">
            <text:p>63.2288699883317</text:p>
          </table:table-cell>
          <table:table-cell table:formula="of:=([.$C$10]-[.C1187])*[.$B$4]" office:value-type="float" office:value="166680.164256739">
            <text:p>166680.164256739</text:p>
          </table:table-cell>
          <table:table-cell table:formula="of:=ROUND([.D1187])" office:value-type="float" office:value="166680">
            <text:p>166680</text:p>
          </table:table-cell>
          <table:table-cell table:formula="of:=([.$C$8]-([.E1187]*[.$C$4]))" office:value-type="float" office:value="63.2290384615385">
            <text:p>63.2290384615385</text:p>
          </table:table-cell>
          <table:table-cell table:formula="of:=SQRT(ABS([.$D$2]^2-[.F1187]^2))" office:value-type="float" office:value="152.404359173973">
            <text:p>152.404359173973</text:p>
          </table:table-cell>
          <table:table-cell table:formula="of:=ABS([.B1187]-[.G1187])" office:value-type="float" office:value="24.2956408260311">
            <text:p>24.2956408260311</text:p>
          </table:table-cell>
          <table:table-cell table:number-columns-repeated="3"/>
        </table:table-row>
        <table:table-row table:style-name="ro2">
          <table:table-cell table:formula="of:=[.A1187]+[.A$4]" office:value-type="float" office:value="353.700000000008">
            <text:p>353.700000000008</text:p>
          </table:table-cell>
          <table:table-cell table:formula="of:=[.A1188]/([.$D$4]*2)" office:value-type="float" office:value="176.850000000004">
            <text:p>176.850000000004</text:p>
          </table:table-cell>
          <table:table-cell table:formula="of:=SQRT(ABS([.$D$2]^2-[.B1188]^2))" office:value-type="float" office:value="63.6468577386296">
            <text:p>63.6468577386296</text:p>
          </table:table-cell>
          <table:table-cell table:formula="of:=([.$C$10]-[.C1188])*[.$B$4]" office:value-type="float" office:value="165995.585894047">
            <text:p>165995.585894047</text:p>
          </table:table-cell>
          <table:table-cell table:formula="of:=ROUND([.D1188])" office:value-type="float" office:value="165996">
            <text:p>165996</text:p>
          </table:table-cell>
          <table:table-cell table:formula="of:=([.$C$8]-([.E1188]*[.$C$4]))" office:value-type="float" office:value="63.6466730769231">
            <text:p>63.6466730769231</text:p>
          </table:table-cell>
          <table:table-cell table:formula="of:=SQRT(ABS([.$D$2]^2-[.F1188]^2))" office:value-type="float" office:value="152.230420764837">
            <text:p>152.230420764837</text:p>
          </table:table-cell>
          <table:table-cell table:formula="of:=ABS([.B1188]-[.G1188])" office:value-type="float" office:value="24.619579235167">
            <text:p>24.619579235167</text:p>
          </table:table-cell>
          <table:table-cell table:number-columns-repeated="3"/>
        </table:table-row>
        <table:table-row table:style-name="ro2">
          <table:table-cell table:formula="of:=[.A1188]+[.A$4]" office:value-type="float" office:value="354.000000000008">
            <text:p>354.000000000008</text:p>
          </table:table-cell>
          <table:table-cell table:formula="of:=[.A1189]/([.$D$4]*2)" office:value-type="float" office:value="177.000000000004">
            <text:p>177.000000000004</text:p>
          </table:table-cell>
          <table:table-cell table:formula="of:=SQRT(ABS([.$D$2]^2-[.B1189]^2))" office:value-type="float" office:value="64.0624695121985">
            <text:p>64.0624695121985</text:p>
          </table:table-cell>
          <table:table-cell table:formula="of:=([.$C$10]-[.C1189])*[.$B$4]" office:value-type="float" office:value="165314.898894816">
            <text:p>165314.898894816</text:p>
          </table:table-cell>
          <table:table-cell table:formula="of:=ROUND([.D1189])" office:value-type="float" office:value="165315">
            <text:p>165315</text:p>
          </table:table-cell>
          <table:table-cell table:formula="of:=([.$C$8]-([.E1189]*[.$C$4]))" office:value-type="float" office:value="64.0624759615385">
            <text:p>64.0624759615385</text:p>
          </table:table-cell>
          <table:table-cell table:formula="of:=SQRT(ABS([.$D$2]^2-[.F1189]^2))" office:value-type="float" office:value="152.055908052523">
            <text:p>152.055908052523</text:p>
          </table:table-cell>
          <table:table-cell table:formula="of:=ABS([.B1189]-[.G1189])" office:value-type="float" office:value="24.9440919474809">
            <text:p>24.9440919474809</text:p>
          </table:table-cell>
          <table:table-cell table:number-columns-repeated="3"/>
        </table:table-row>
        <table:table-row table:style-name="ro2">
          <table:table-cell table:formula="of:=[.A1189]+[.A$4]" office:value-type="float" office:value="354.300000000008">
            <text:p>354.300000000008</text:p>
          </table:table-cell>
          <table:table-cell table:formula="of:=[.A1190]/([.$D$4]*2)" office:value-type="float" office:value="177.150000000004">
            <text:p>177.150000000004</text:p>
          </table:table-cell>
          <table:table-cell table:formula="of:=SQRT(ABS([.$D$2]^2-[.B1190]^2))" office:value-type="float" office:value="64.4757512558121">
            <text:p>64.4757512558121</text:p>
          </table:table-cell>
          <table:table-cell table:formula="of:=([.$C$10]-[.C1190])*[.$B$4]" office:value-type="float" office:value="164638.028007638">
            <text:p>164638.028007638</text:p>
          </table:table-cell>
          <table:table-cell table:formula="of:=ROUND([.D1190])" office:value-type="float" office:value="164638">
            <text:p>164638</text:p>
          </table:table-cell>
          <table:table-cell table:formula="of:=([.$C$8]-([.E1190]*[.$C$4]))" office:value-type="float" office:value="64.4758365384615">
            <text:p>64.4758365384615</text:p>
          </table:table-cell>
          <table:table-cell table:formula="of:=SQRT(ABS([.$D$2]^2-[.F1190]^2))" office:value-type="float" office:value="151.88109330218">
            <text:p>151.88109330218</text:p>
          </table:table-cell>
          <table:table-cell table:formula="of:=ABS([.B1190]-[.G1190])" office:value-type="float" office:value="25.2689066978236">
            <text:p>25.2689066978236</text:p>
          </table:table-cell>
          <table:table-cell table:number-columns-repeated="3"/>
        </table:table-row>
        <table:table-row table:style-name="ro2">
          <table:table-cell table:formula="of:=[.A1190]+[.A$4]" office:value-type="float" office:value="354.600000000008">
            <text:p>354.600000000008</text:p>
          </table:table-cell>
          <table:table-cell table:formula="of:=[.A1191]/([.$D$4]*2)" office:value-type="float" office:value="177.300000000004">
            <text:p>177.300000000004</text:p>
          </table:table-cell>
          <table:table-cell table:formula="of:=SQRT(ABS([.$D$2]^2-[.B1191]^2))" office:value-type="float" office:value="64.8867474913126">
            <text:p>64.8867474913126</text:p>
          </table:table-cell>
          <table:table-cell table:formula="of:=([.$C$10]-[.C1191])*[.$B$4]" office:value-type="float" office:value="163964.900314849">
            <text:p>163964.900314849</text:p>
          </table:table-cell>
          <table:table-cell table:formula="of:=ROUND([.D1191])" office:value-type="float" office:value="163965">
            <text:p>163965</text:p>
          </table:table-cell>
          <table:table-cell table:formula="of:=([.$C$8]-([.E1191]*[.$C$4]))" office:value-type="float" office:value="64.8867548076923">
            <text:p>64.8867548076923</text:p>
          </table:table-cell>
          <table:table-cell table:formula="of:=SQRT(ABS([.$D$2]^2-[.F1191]^2))" office:value-type="float" office:value="151.705995433689">
            <text:p>151.705995433689</text:p>
          </table:table-cell>
          <table:table-cell table:formula="of:=ABS([.B1191]-[.G1191])" office:value-type="float" office:value="25.594004566315">
            <text:p>25.594004566315</text:p>
          </table:table-cell>
          <table:table-cell table:number-columns-repeated="3"/>
        </table:table-row>
        <table:table-row table:style-name="ro2">
          <table:table-cell table:formula="of:=[.A1191]+[.A$4]" office:value-type="float" office:value="354.900000000008">
            <text:p>354.900000000008</text:p>
          </table:table-cell>
          <table:table-cell table:formula="of:=[.A1192]/([.$D$4]*2)" office:value-type="float" office:value="177.450000000004">
            <text:p>177.450000000004</text:p>
          </table:table-cell>
          <table:table-cell table:formula="of:=SQRT(ABS([.$D$2]^2-[.B1192]^2))" office:value-type="float" office:value="65.2955013764453">
            <text:p>65.2955013764453</text:p>
          </table:table-cell>
          <table:table-cell table:formula="of:=([.$C$10]-[.C1192])*[.$B$4]" office:value-type="float" office:value="163295.4451329">
            <text:p>163295.4451329</text:p>
          </table:table-cell>
          <table:table-cell table:formula="of:=ROUND([.D1192])" office:value-type="float" office:value="163295">
            <text:p>163295</text:p>
          </table:table-cell>
          <table:table-cell table:formula="of:=([.$C$8]-([.E1192]*[.$C$4]))" office:value-type="float" office:value="65.2958413461538">
            <text:p>65.2958413461538</text:p>
          </table:table-cell>
          <table:table-cell table:formula="of:=SQRT(ABS([.$D$2]^2-[.F1192]^2))" office:value-type="float" office:value="151.530370232828">
            <text:p>151.530370232828</text:p>
          </table:table-cell>
          <table:table-cell table:formula="of:=ABS([.B1192]-[.G1192])" office:value-type="float" office:value="25.9196297671759">
            <text:p>25.9196297671759</text:p>
          </table:table-cell>
          <table:table-cell table:number-columns-repeated="3"/>
        </table:table-row>
        <table:table-row table:style-name="ro2">
          <table:table-cell table:formula="of:=[.A1192]+[.A$4]" office:value-type="float" office:value="355.200000000008">
            <text:p>355.200000000008</text:p>
          </table:table-cell>
          <table:table-cell table:formula="of:=[.A1193]/([.$D$4]*2)" office:value-type="float" office:value="177.600000000004">
            <text:p>177.600000000004</text:p>
          </table:table-cell>
          <table:table-cell table:formula="of:=SQRT(ABS([.$D$2]^2-[.B1193]^2))" office:value-type="float" office:value="65.7020547623997">
            <text:p>65.7020547623997</text:p>
          </table:table-cell>
          <table:table-cell table:formula="of:=([.$C$10]-[.C1193])*[.$B$4]" office:value-type="float" office:value="162629.593918108">
            <text:p>162629.593918108</text:p>
          </table:table-cell>
          <table:table-cell table:formula="of:=ROUND([.D1193])" office:value-type="float" office:value="162630">
            <text:p>162630</text:p>
          </table:table-cell>
          <table:table-cell table:formula="of:=([.$C$8]-([.E1193]*[.$C$4]))" office:value-type="float" office:value="65.701875">
            <text:p>65.701875</text:p>
          </table:table-cell>
          <table:table-cell table:formula="of:=SQRT(ABS([.$D$2]^2-[.F1193]^2))" office:value-type="float" office:value="151.354760815392">
            <text:p>151.354760815392</text:p>
          </table:table-cell>
          <table:table-cell table:formula="of:=ABS([.B1193]-[.G1193])" office:value-type="float" office:value="26.2452391846124">
            <text:p>26.2452391846124</text:p>
          </table:table-cell>
          <table:table-cell table:number-columns-repeated="3"/>
        </table:table-row>
        <table:table-row table:style-name="ro2">
          <table:table-cell table:formula="of:=[.A1193]+[.A$4]" office:value-type="float" office:value="355.500000000008">
            <text:p>355.500000000008</text:p>
          </table:table-cell>
          <table:table-cell table:formula="of:=[.A1194]/([.$D$4]*2)" office:value-type="float" office:value="177.750000000004">
            <text:p>177.750000000004</text:p>
          </table:table-cell>
          <table:table-cell table:formula="of:=SQRT(ABS([.$D$2]^2-[.B1194]^2))" office:value-type="float" office:value="66.1064482482713">
            <text:p>66.1064482482713</text:p>
          </table:table-cell>
          <table:table-cell table:formula="of:=([.$C$10]-[.C1194])*[.$B$4]" office:value-type="float" office:value="161967.280177468">
            <text:p>161967.280177468</text:p>
          </table:table-cell>
          <table:table-cell table:formula="of:=ROUND([.D1194])" office:value-type="float" office:value="161967">
            <text:p>161967</text:p>
          </table:table-cell>
          <table:table-cell table:formula="of:=([.$C$8]-([.E1194]*[.$C$4]))" office:value-type="float" office:value="66.1066875">
            <text:p>66.1066875</text:p>
          </table:table-cell>
          <table:table-cell table:formula="of:=SQRT(ABS([.$D$2]^2-[.F1194]^2))" office:value-type="float" office:value="151.178390875738">
            <text:p>151.178390875738</text:p>
          </table:table-cell>
          <table:table-cell table:formula="of:=ABS([.B1194]-[.G1194])" office:value-type="float" office:value="26.5716091242661">
            <text:p>26.5716091242661</text:p>
          </table:table-cell>
          <table:table-cell table:number-columns-repeated="3"/>
        </table:table-row>
        <table:table-row table:style-name="ro2">
          <table:table-cell table:formula="of:=[.A1194]+[.A$4]" office:value-type="float" office:value="355.800000000008">
            <text:p>355.800000000008</text:p>
          </table:table-cell>
          <table:table-cell table:formula="of:=[.A1195]/([.$D$4]*2)" office:value-type="float" office:value="177.900000000004">
            <text:p>177.900000000004</text:p>
          </table:table-cell>
          <table:table-cell table:formula="of:=SQRT(ABS([.$D$2]^2-[.B1195]^2))" office:value-type="float" office:value="66.5087212326427">
            <text:p>66.5087212326427</text:p>
          </table:table-cell>
          <table:table-cell table:formula="of:=([.$C$10]-[.C1195])*[.$B$4]" office:value-type="float" office:value="161308.439384167">
            <text:p>161308.439384167</text:p>
          </table:table-cell>
          <table:table-cell table:formula="of:=ROUND([.D1195])" office:value-type="float" office:value="161308">
            <text:p>161308</text:p>
          </table:table-cell>
          <table:table-cell table:formula="of:=([.$C$8]-([.E1195]*[.$C$4]))" office:value-type="float" office:value="66.5090576923077">
            <text:p>66.5090576923077</text:p>
          </table:table-cell>
          <table:table-cell table:formula="of:=SQRT(ABS([.$D$2]^2-[.F1195]^2))" office:value-type="float" office:value="151.001805435833">
            <text:p>151.001805435833</text:p>
          </table:table-cell>
          <table:table-cell table:formula="of:=ABS([.B1195]-[.G1195])" office:value-type="float" office:value="26.8981945641705">
            <text:p>26.8981945641705</text:p>
          </table:table-cell>
          <table:table-cell table:number-columns-repeated="3"/>
        </table:table-row>
        <table:table-row table:style-name="ro2">
          <table:table-cell table:formula="of:=[.A1195]+[.A$4]" office:value-type="float" office:value="356.100000000008">
            <text:p>356.100000000008</text:p>
          </table:table-cell>
          <table:table-cell table:formula="of:=[.A1196]/([.$D$4]*2)" office:value-type="float" office:value="178.050000000004">
            <text:p>178.050000000004</text:p>
          </table:table-cell>
          <table:table-cell table:formula="of:=SQRT(ABS([.$D$2]^2-[.B1196]^2))" office:value-type="float" office:value="66.9089119624687">
            <text:p>66.9089119624687</text:p>
          </table:table-cell>
          <table:table-cell table:formula="of:=([.$C$10]-[.C1196])*[.$B$4]" office:value-type="float" office:value="160653.008897523">
            <text:p>160653.008897523</text:p>
          </table:table-cell>
          <table:table-cell table:formula="of:=ROUND([.D1196])" office:value-type="float" office:value="160653">
            <text:p>160653</text:p>
          </table:table-cell>
          <table:table-cell table:formula="of:=([.$C$8]-([.E1196]*[.$C$4]))" office:value-type="float" office:value="66.9089855769231">
            <text:p>66.9089855769231</text:p>
          </table:table-cell>
          <table:table-cell table:formula="of:=SQRT(ABS([.$D$2]^2-[.F1196]^2))" office:value-type="float" office:value="150.825023285485">
            <text:p>150.825023285485</text:p>
          </table:table-cell>
          <table:table-cell table:formula="of:=ABS([.B1196]-[.G1196])" office:value-type="float" office:value="27.2249767145188">
            <text:p>27.2249767145188</text:p>
          </table:table-cell>
          <table:table-cell table:number-columns-repeated="3"/>
        </table:table-row>
        <table:table-row table:style-name="ro2">
          <table:table-cell table:formula="of:=[.A1196]+[.A$4]" office:value-type="float" office:value="356.400000000008">
            <text:p>356.400000000008</text:p>
          </table:table-cell>
          <table:table-cell table:formula="of:=[.A1197]/([.$D$4]*2)" office:value-type="float" office:value="178.200000000004">
            <text:p>178.200000000004</text:p>
          </table:table-cell>
          <table:table-cell table:formula="of:=SQRT(ABS([.$D$2]^2-[.B1197]^2))" office:value-type="float" office:value="67.307057579435">
            <text:p>67.307057579435</text:p>
          </table:table-cell>
          <table:table-cell table:formula="of:=([.$C$10]-[.C1197])*[.$B$4]" office:value-type="float" office:value="160000.927887058">
            <text:p>160000.927887058</text:p>
          </table:table-cell>
          <table:table-cell table:formula="of:=ROUND([.D1197])" office:value-type="float" office:value="160001">
            <text:p>160001</text:p>
          </table:table-cell>
          <table:table-cell table:formula="of:=([.$C$8]-([.E1197]*[.$C$4]))" office:value-type="float" office:value="67.3070817307692">
            <text:p>67.3070817307692</text:p>
          </table:table-cell>
          <table:table-cell table:formula="of:=SQRT(ABS([.$D$2]^2-[.F1197]^2))" office:value-type="float" office:value="150.647790388334">
            <text:p>150.647790388334</text:p>
          </table:table-cell>
          <table:table-cell table:formula="of:=ABS([.B1197]-[.G1197])" office:value-type="float" office:value="27.5522096116694">
            <text:p>27.5522096116694</text:p>
          </table:table-cell>
          <table:table-cell table:number-columns-repeated="3"/>
        </table:table-row>
        <table:table-row table:style-name="ro2">
          <table:table-cell table:formula="of:=[.A1197]+[.A$4]" office:value-type="float" office:value="356.700000000008">
            <text:p>356.700000000008</text:p>
          </table:table-cell>
          <table:table-cell table:formula="of:=[.A1198]/([.$D$4]*2)" office:value-type="float" office:value="178.350000000004">
            <text:p>178.350000000004</text:p>
          </table:table-cell>
          <table:table-cell table:formula="of:=SQRT(ABS([.$D$2]^2-[.B1198]^2))" office:value-type="float" office:value="67.7031941639491">
            <text:p>67.7031941639491</text:p>
          </table:table-cell>
          <table:table-cell table:formula="of:=([.$C$10]-[.C1198])*[.$B$4]" office:value-type="float" office:value="159352.137260453">
            <text:p>159352.137260453</text:p>
          </table:table-cell>
          <table:table-cell table:formula="of:=ROUND([.D1198])" office:value-type="float" office:value="159352">
            <text:p>159352</text:p>
          </table:table-cell>
          <table:table-cell table:formula="of:=([.$C$8]-([.E1198]*[.$C$4]))" office:value-type="float" office:value="67.7033461538462">
            <text:p>67.7033461538462</text:p>
          </table:table-cell>
          <table:table-cell table:formula="of:=SQRT(ABS([.$D$2]^2-[.F1198]^2))" office:value-type="float" office:value="150.470119690165">
            <text:p>150.470119690165</text:p>
          </table:table-cell>
          <table:table-cell table:formula="of:=ABS([.B1198]-[.G1198])" office:value-type="float" office:value="27.8798803098392">
            <text:p>27.8798803098392</text:p>
          </table:table-cell>
          <table:table-cell table:number-columns-repeated="3"/>
        </table:table-row>
        <table:table-row table:style-name="ro2">
          <table:table-cell table:formula="of:=[.A1198]+[.A$4]" office:value-type="float" office:value="357.000000000008">
            <text:p>357.000000000008</text:p>
          </table:table-cell>
          <table:table-cell table:formula="of:=[.A1199]/([.$D$4]*2)" office:value-type="float" office:value="178.500000000004">
            <text:p>178.500000000004</text:p>
          </table:table-cell>
          <table:table-cell table:formula="of:=SQRT(ABS([.$D$2]^2-[.B1199]^2))" office:value-type="float" office:value="68.0973567769072">
            <text:p>68.0973567769072</text:p>
          </table:table-cell>
          <table:table-cell table:formula="of:=([.$C$10]-[.C1199])*[.$B$4]" office:value-type="float" office:value="158706.579595135">
            <text:p>158706.579595135</text:p>
          </table:table-cell>
          <table:table-cell table:formula="of:=ROUND([.D1199])" office:value-type="float" office:value="158707">
            <text:p>158707</text:p>
          </table:table-cell>
          <table:table-cell table:formula="of:=([.$C$8]-([.E1199]*[.$C$4]))" office:value-type="float" office:value="68.0971682692308">
            <text:p>68.0971682692308</text:p>
          </table:table-cell>
          <table:table-cell table:formula="of:=SQRT(ABS([.$D$2]^2-[.F1199]^2))" office:value-type="float" office:value="150.292300779887">
            <text:p>150.292300779887</text:p>
          </table:table-cell>
          <table:table-cell table:formula="of:=ABS([.B1199]-[.G1199])" office:value-type="float" office:value="28.2076992201167">
            <text:p>28.2076992201167</text:p>
          </table:table-cell>
          <table:table-cell table:number-columns-repeated="3"/>
        </table:table-row>
        <table:table-row table:style-name="ro2">
          <table:table-cell table:formula="of:=[.A1199]+[.A$4]" office:value-type="float" office:value="357.300000000008">
            <text:p>357.300000000008</text:p>
          </table:table-cell>
          <table:table-cell table:formula="of:=[.A1200]/([.$D$4]*2)" office:value-type="float" office:value="178.650000000004">
            <text:p>178.650000000004</text:p>
          </table:table-cell>
          <table:table-cell table:formula="of:=SQRT(ABS([.$D$2]^2-[.B1200]^2))" office:value-type="float" office:value="68.4895794993763">
            <text:p>68.4895794993763</text:p>
          </table:table-cell>
          <table:table-cell table:formula="of:=([.$C$10]-[.C1200])*[.$B$4]" office:value-type="float" office:value="158064.199073296">
            <text:p>158064.199073296</text:p>
          </table:table-cell>
          <table:table-cell table:formula="of:=ROUND([.D1200])" office:value-type="float" office:value="158064">
            <text:p>158064</text:p>
          </table:table-cell>
          <table:table-cell table:formula="of:=([.$C$8]-([.E1200]*[.$C$4]))" office:value-type="float" office:value="68.4897692307692">
            <text:p>68.4897692307692</text:p>
          </table:table-cell>
          <table:table-cell table:formula="of:=SQRT(ABS([.$D$2]^2-[.F1200]^2))" office:value-type="float" office:value="150.113795204558">
            <text:p>150.113795204558</text:p>
          </table:table-cell>
          <table:table-cell table:formula="of:=ABS([.B1200]-[.G1200])" office:value-type="float" office:value="28.5362047954459">
            <text:p>28.5362047954459</text:p>
          </table:table-cell>
          <table:table-cell table:number-columns-repeated="3"/>
        </table:table-row>
        <table:table-row table:style-name="ro2">
          <table:table-cell table:formula="of:=[.A1200]+[.A$4]" office:value-type="float" office:value="357.600000000008">
            <text:p>357.600000000008</text:p>
          </table:table-cell>
          <table:table-cell table:formula="of:=[.A1201]/([.$D$4]*2)" office:value-type="float" office:value="178.800000000004">
            <text:p>178.800000000004</text:p>
          </table:table-cell>
          <table:table-cell table:formula="of:=SQRT(ABS([.$D$2]^2-[.B1201]^2))" office:value-type="float" office:value="68.8798954703141">
            <text:p>68.8798954703141</text:p>
          </table:table-cell>
          <table:table-cell table:formula="of:=([.$C$10]-[.C1201])*[.$B$4]" office:value-type="float" office:value="157424.941420107">
            <text:p>157424.941420107</text:p>
          </table:table-cell>
          <table:table-cell table:formula="of:=ROUND([.D1201])" office:value-type="float" office:value="157425">
            <text:p>157425</text:p>
          </table:table-cell>
          <table:table-cell table:formula="of:=([.$C$8]-([.E1201]*[.$C$4]))" office:value-type="float" office:value="68.8799278846154">
            <text:p>68.8799278846154</text:p>
          </table:table-cell>
          <table:table-cell table:formula="of:=SQRT(ABS([.$D$2]^2-[.F1201]^2))" office:value-type="float" office:value="149.935171106082">
            <text:p>149.935171106082</text:p>
          </table:table-cell>
          <table:table-cell table:formula="of:=ABS([.B1201]-[.G1201])" office:value-type="float" office:value="28.8648288939216">
            <text:p>28.8648288939216</text:p>
          </table:table-cell>
          <table:table-cell table:number-columns-repeated="3"/>
        </table:table-row>
        <table:table-row table:style-name="ro2">
          <table:table-cell table:formula="of:=[.A1201]+[.A$4]" office:value-type="float" office:value="357.900000000008">
            <text:p>357.900000000008</text:p>
          </table:table-cell>
          <table:table-cell table:formula="of:=[.A1202]/([.$D$4]*2)" office:value-type="float" office:value="178.950000000004">
            <text:p>178.950000000004</text:p>
          </table:table-cell>
          <table:table-cell table:formula="of:=SQRT(ABS([.$D$2]^2-[.B1202]^2))" office:value-type="float" office:value="69.2683369224453">
            <text:p>69.2683369224453</text:p>
          </table:table-cell>
          <table:table-cell table:formula="of:=([.$C$10]-[.C1202])*[.$B$4]" office:value-type="float" office:value="156788.753844963">
            <text:p>156788.753844963</text:p>
          </table:table-cell>
          <table:table-cell table:formula="of:=ROUND([.D1202])" office:value-type="float" office:value="156789">
            <text:p>156789</text:p>
          </table:table-cell>
          <table:table-cell table:formula="of:=([.$C$8]-([.E1202]*[.$C$4]))" office:value-type="float" office:value="69.2682548076923">
            <text:p>69.2682548076923</text:p>
          </table:table-cell>
          <table:table-cell table:formula="of:=SQRT(ABS([.$D$2]^2-[.F1202]^2))" office:value-type="float" office:value="149.756164734199">
            <text:p>149.756164734199</text:p>
          </table:table-cell>
          <table:table-cell table:formula="of:=ABS([.B1202]-[.G1202])" office:value-type="float" office:value="29.1938352658047">
            <text:p>29.1938352658047</text:p>
          </table:table-cell>
          <table:table-cell table:number-columns-repeated="3"/>
        </table:table-row>
        <table:table-row table:style-name="ro2">
          <table:table-cell table:formula="of:=[.A1202]+[.A$4]" office:value-type="float" office:value="358.200000000008">
            <text:p>358.200000000008</text:p>
          </table:table-cell>
          <table:table-cell table:formula="of:=[.A1203]/([.$D$4]*2)" office:value-type="float" office:value="179.100000000004">
            <text:p>179.100000000004</text:p>
          </table:table-cell>
          <table:table-cell table:formula="of:=SQRT(ABS([.$D$2]^2-[.B1203]^2))" office:value-type="float" office:value="69.6549352164037">
            <text:p>69.6549352164037</text:p>
          </table:table-cell>
          <table:table-cell table:formula="of:=([.$C$10]-[.C1203])*[.$B$4]" office:value-type="float" office:value="156155.584985566">
            <text:p>156155.584985566</text:p>
          </table:table-cell>
          <table:table-cell table:formula="of:=ROUND([.D1203])" office:value-type="float" office:value="156156">
            <text:p>156156</text:p>
          </table:table-cell>
          <table:table-cell table:formula="of:=([.$C$8]-([.E1203]*[.$C$4]))" office:value-type="float" office:value="69.65475">
            <text:p>69.65475</text:p>
          </table:table-cell>
          <table:table-cell table:formula="of:=SQRT(ABS([.$D$2]^2-[.F1203]^2))" office:value-type="float" office:value="149.576788982908">
            <text:p>149.576788982908</text:p>
          </table:table-cell>
          <table:table-cell table:formula="of:=ABS([.B1203]-[.G1203])" office:value-type="float" office:value="29.5232110170955">
            <text:p>29.5232110170955</text:p>
          </table:table-cell>
          <table:table-cell table:number-columns-repeated="3"/>
        </table:table-row>
        <table:table-row table:style-name="ro2">
          <table:table-cell table:formula="of:=[.A1203]+[.A$4]" office:value-type="float" office:value="358.500000000008">
            <text:p>358.500000000008</text:p>
          </table:table-cell>
          <table:table-cell table:formula="of:=[.A1204]/([.$D$4]*2)" office:value-type="float" office:value="179.250000000004">
            <text:p>179.250000000004</text:p>
          </table:table-cell>
          <table:table-cell table:formula="of:=SQRT(ABS([.$D$2]^2-[.B1204]^2))" office:value-type="float" office:value="70.0397208732403">
            <text:p>70.0397208732403</text:p>
          </table:table-cell>
          <table:table-cell table:formula="of:=([.$C$10]-[.C1204])*[.$B$4]" office:value-type="float" office:value="155525.384854684">
            <text:p>155525.384854684</text:p>
          </table:table-cell>
          <table:table-cell table:formula="of:=ROUND([.D1204])" office:value-type="float" office:value="155525">
            <text:p>155525</text:p>
          </table:table-cell>
          <table:table-cell table:formula="of:=([.$C$8]-([.E1204]*[.$C$4]))" office:value-type="float" office:value="70.0400240384615">
            <text:p>70.0400240384615</text:p>
          </table:table-cell>
          <table:table-cell table:formula="of:=SQRT(ABS([.$D$2]^2-[.F1204]^2))" office:value-type="float" office:value="149.396770489498">
            <text:p>149.396770489498</text:p>
          </table:table-cell>
          <table:table-cell table:formula="of:=ABS([.B1204]-[.G1204])" office:value-type="float" office:value="29.853229510506">
            <text:p>29.853229510506</text:p>
          </table:table-cell>
          <table:table-cell table:number-columns-repeated="3"/>
        </table:table-row>
        <table:table-row table:style-name="ro2">
          <table:table-cell table:formula="of:=[.A1204]+[.A$4]" office:value-type="float" office:value="358.800000000008">
            <text:p>358.800000000008</text:p>
          </table:table-cell>
          <table:table-cell table:formula="of:=[.A1205]/([.$D$4]*2)" office:value-type="float" office:value="179.400000000004">
            <text:p>179.400000000004</text:p>
          </table:table-cell>
          <table:table-cell table:formula="of:=SQRT(ABS([.$D$2]^2-[.B1205]^2))" office:value-type="float" office:value="70.4227236053918">
            <text:p>70.4227236053918</text:p>
          </table:table-cell>
          <table:table-cell table:formula="of:=([.$C$10]-[.C1205])*[.$B$4]" office:value-type="float" office:value="154898.104789428">
            <text:p>154898.104789428</text:p>
          </table:table-cell>
          <table:table-cell table:formula="of:=ROUND([.D1205])" office:value-type="float" office:value="154898">
            <text:p>154898</text:p>
          </table:table-cell>
          <table:table-cell table:formula="of:=([.$C$8]-([.E1205]*[.$C$4]))" office:value-type="float" office:value="70.4228557692308">
            <text:p>70.4228557692308</text:p>
          </table:table-cell>
          <table:table-cell table:formula="of:=SQRT(ABS([.$D$2]^2-[.F1205]^2))" office:value-type="float" office:value="149.216692716687">
            <text:p>149.216692716687</text:p>
          </table:table-cell>
          <table:table-cell table:formula="of:=ABS([.B1205]-[.G1205])" office:value-type="float" office:value="30.1833072833172">
            <text:p>30.1833072833172</text:p>
          </table:table-cell>
          <table:table-cell table:number-columns-repeated="3"/>
        </table:table-row>
        <table:table-row table:style-name="ro2">
          <table:table-cell table:formula="of:=[.A1205]+[.A$4]" office:value-type="float" office:value="359.100000000008">
            <text:p>359.100000000008</text:p>
          </table:table-cell>
          <table:table-cell table:formula="of:=[.A1206]/([.$D$4]*2)" office:value-type="float" office:value="179.550000000004">
            <text:p>179.550000000004</text:p>
          </table:table-cell>
          <table:table-cell table:formula="of:=SQRT(ABS([.$D$2]^2-[.B1206]^2))" office:value-type="float" office:value="70.8039723461997">
            <text:p>70.8039723461997</text:p>
          </table:table-cell>
          <table:table-cell table:formula="of:=([.$C$10]-[.C1206])*[.$B$4]" office:value-type="float" office:value="154273.697402908">
            <text:p>154273.697402908</text:p>
          </table:table-cell>
          <table:table-cell table:formula="of:=ROUND([.D1206])" office:value-type="float" office:value="154274">
            <text:p>154274</text:p>
          </table:table-cell>
          <table:table-cell table:formula="of:=([.$C$8]-([.E1206]*[.$C$4]))" office:value-type="float" office:value="70.8038557692308">
            <text:p>70.8038557692308</text:p>
          </table:table-cell>
          <table:table-cell table:formula="of:=SQRT(ABS([.$D$2]^2-[.F1206]^2))" office:value-type="float" office:value="149.036284200224">
            <text:p>149.036284200224</text:p>
          </table:table-cell>
          <table:table-cell table:formula="of:=ABS([.B1206]-[.G1206])" office:value-type="float" office:value="30.5137157997798">
            <text:p>30.5137157997798</text:p>
          </table:table-cell>
          <table:table-cell table:number-columns-repeated="3"/>
        </table:table-row>
        <table:table-row table:style-name="ro2">
          <table:table-cell table:formula="of:=[.A1206]+[.A$4]" office:value-type="float" office:value="359.400000000008">
            <text:p>359.400000000008</text:p>
          </table:table-cell>
          <table:table-cell table:formula="of:=[.A1207]/([.$D$4]*2)" office:value-type="float" office:value="179.700000000004">
            <text:p>179.700000000004</text:p>
          </table:table-cell>
          <table:table-cell table:formula="of:=SQRT(ABS([.$D$2]^2-[.B1207]^2))" office:value-type="float" office:value="71.1834952780588">
            <text:p>71.1834952780588</text:p>
          </table:table-cell>
          <table:table-cell table:formula="of:=([.$C$10]-[.C1207])*[.$B$4]" office:value-type="float" office:value="153652.116538131">
            <text:p>153652.116538131</text:p>
          </table:table-cell>
          <table:table-cell table:formula="of:=ROUND([.D1207])" office:value-type="float" office:value="153652">
            <text:p>153652</text:p>
          </table:table-cell>
          <table:table-cell table:formula="of:=([.$C$8]-([.E1207]*[.$C$4]))" office:value-type="float" office:value="71.1836346153846">
            <text:p>71.1836346153846</text:p>
          </table:table-cell>
          <table:table-cell table:formula="of:=SQRT(ABS([.$D$2]^2-[.F1207]^2))" office:value-type="float" office:value="148.855265822017">
            <text:p>148.855265822017</text:p>
          </table:table-cell>
          <table:table-cell table:formula="of:=ABS([.B1207]-[.G1207])" office:value-type="float" office:value="30.8447341779867">
            <text:p>30.8447341779867</text:p>
          </table:table-cell>
          <table:table-cell table:number-columns-repeated="3"/>
        </table:table-row>
        <table:table-row table:style-name="ro2">
          <table:table-cell table:formula="of:=[.A1207]+[.A$4]" office:value-type="float" office:value="359.700000000008">
            <text:p>359.700000000008</text:p>
          </table:table-cell>
          <table:table-cell table:formula="of:=[.A1208]/([.$D$4]*2)" office:value-type="float" office:value="179.850000000004">
            <text:p>179.850000000004</text:p>
          </table:table-cell>
          <table:table-cell table:formula="of:=SQRT(ABS([.$D$2]^2-[.B1208]^2))" office:value-type="float" office:value="71.5613198592747">
            <text:p>71.5613198592747</text:p>
          </table:table-cell>
          <table:table-cell table:formula="of:=([.$C$10]-[.C1208])*[.$B$4]" office:value-type="float" office:value="153033.317224014">
            <text:p>153033.317224014</text:p>
          </table:table-cell>
          <table:table-cell table:formula="of:=ROUND([.D1208])" office:value-type="float" office:value="153033">
            <text:p>153033</text:p>
          </table:table-cell>
          <table:table-cell table:formula="of:=([.$C$8]-([.E1208]*[.$C$4]))" office:value-type="float" office:value="71.5615817307692">
            <text:p>71.5615817307692</text:p>
          </table:table-cell>
          <table:table-cell table:formula="of:=SQRT(ABS([.$D$2]^2-[.F1208]^2))" office:value-type="float" office:value="148.673938604553">
            <text:p>148.673938604553</text:p>
          </table:table-cell>
          <table:table-cell table:formula="of:=ABS([.B1208]-[.G1208])" office:value-type="float" office:value="31.1760613954508">
            <text:p>31.1760613954508</text:p>
          </table:table-cell>
          <table:table-cell table:number-columns-repeated="3"/>
        </table:table-row>
        <table:table-row table:style-name="ro2">
          <table:table-cell table:formula="of:=[.A1208]+[.A$4]" office:value-type="float" office:value="360.000000000008">
            <text:p>360.000000000008</text:p>
          </table:table-cell>
          <table:table-cell table:formula="of:=[.A1209]/([.$D$4]*2)" office:value-type="float" office:value="180.000000000004">
            <text:p>180.000000000004</text:p>
          </table:table-cell>
          <table:table-cell table:formula="of:=SQRT(ABS([.$D$2]^2-[.B1209]^2))" office:value-type="float" office:value="71.9374728497007">
            <text:p>71.9374728497007</text:p>
          </table:table-cell>
          <table:table-cell table:formula="of:=([.$C$10]-[.C1209])*[.$B$4]" office:value-type="float" office:value="152417.255633395">
            <text:p>152417.255633395</text:p>
          </table:table-cell>
          <table:table-cell table:formula="of:=ROUND([.D1209])" office:value-type="float" office:value="152417">
            <text:p>152417</text:p>
          </table:table-cell>
          <table:table-cell table:formula="of:=([.$C$8]-([.E1209]*[.$C$4]))" office:value-type="float" office:value="71.9376971153846">
            <text:p>71.9376971153846</text:p>
          </table:table-cell>
          <table:table-cell table:formula="of:=SQRT(ABS([.$D$2]^2-[.F1209]^2))" office:value-type="float" office:value="148.49231540297">
            <text:p>148.49231540297</text:p>
          </table:table-cell>
          <table:table-cell table:formula="of:=ABS([.B1209]-[.G1209])" office:value-type="float" office:value="31.5076845970337">
            <text:p>31.5076845970337</text:p>
          </table:table-cell>
          <table:table-cell table:number-columns-repeated="3"/>
        </table:table-row>
        <table:table-row table:style-name="ro2">
          <table:table-cell table:formula="of:=[.A1209]+[.A$4]" office:value-type="float" office:value="360.300000000008">
            <text:p>360.300000000008</text:p>
          </table:table-cell>
          <table:table-cell table:formula="of:=[.A1210]/([.$D$4]*2)" office:value-type="float" office:value="180.150000000004">
            <text:p>180.150000000004</text:p>
          </table:table-cell>
          <table:table-cell table:formula="of:=SQRT(ABS([.$D$2]^2-[.B1210]^2))" office:value-type="float" office:value="72.3119803352212">
            <text:p>72.3119803352212</text:p>
          </table:table-cell>
          <table:table-cell table:formula="of:=([.$C$10]-[.C1210])*[.$B$4]" office:value-type="float" office:value="151803.889042936">
            <text:p>151803.889042936</text:p>
          </table:table-cell>
          <table:table-cell table:formula="of:=ROUND([.D1210])" office:value-type="float" office:value="151804">
            <text:p>151804</text:p>
          </table:table-cell>
          <table:table-cell table:formula="of:=([.$C$8]-([.E1210]*[.$C$4]))" office:value-type="float" office:value="72.3119807692308">
            <text:p>72.3119807692308</text:p>
          </table:table-cell>
          <table:table-cell table:formula="of:=SQRT(ABS([.$D$2]^2-[.F1210]^2))" office:value-type="float" office:value="148.310409065684">
            <text:p>148.310409065684</text:p>
          </table:table-cell>
          <table:table-cell table:formula="of:=ABS([.B1210]-[.G1210])" office:value-type="float" office:value="31.8395909343204">
            <text:p>31.8395909343204</text:p>
          </table:table-cell>
          <table:table-cell table:number-columns-repeated="3"/>
        </table:table-row>
        <table:table-row table:style-name="ro2">
          <table:table-cell table:formula="of:=[.A1210]+[.A$4]" office:value-type="float" office:value="360.600000000008">
            <text:p>360.600000000008</text:p>
          </table:table-cell>
          <table:table-cell table:formula="of:=[.A1211]/([.$D$4]*2)" office:value-type="float" office:value="180.300000000004">
            <text:p>180.300000000004</text:p>
          </table:table-cell>
          <table:table-cell table:formula="of:=SQRT(ABS([.$D$2]^2-[.B1211]^2))" office:value-type="float" office:value="72.6848677511449">
            <text:p>72.6848677511449</text:p>
          </table:table-cell>
          <table:table-cell table:formula="of:=([.$C$10]-[.C1211])*[.$B$4]" office:value-type="float" office:value="151193.175794809">
            <text:p>151193.175794809</text:p>
          </table:table-cell>
          <table:table-cell table:formula="of:=ROUND([.D1211])" office:value-type="float" office:value="151193">
            <text:p>151193</text:p>
          </table:table-cell>
          <table:table-cell table:formula="of:=([.$C$8]-([.E1211]*[.$C$4]))" office:value-type="float" office:value="72.6850432692308">
            <text:p>72.6850432692308</text:p>
          </table:table-cell>
          <table:table-cell table:formula="of:=SQRT(ABS([.$D$2]^2-[.F1211]^2))" office:value-type="float" office:value="148.127932831556">
            <text:p>148.127932831556</text:p>
          </table:table-cell>
          <table:table-cell table:formula="of:=ABS([.B1211]-[.G1211])" office:value-type="float" office:value="32.1720671684477">
            <text:p>32.1720671684477</text:p>
          </table:table-cell>
          <table:table-cell table:number-columns-repeated="3"/>
        </table:table-row>
        <table:table-row table:style-name="ro2">
          <table:table-cell table:formula="of:=[.A1211]+[.A$4]" office:value-type="float" office:value="360.900000000008">
            <text:p>360.900000000008</text:p>
          </table:table-cell>
          <table:table-cell table:formula="of:=[.A1212]/([.$D$4]*2)" office:value-type="float" office:value="180.450000000004">
            <text:p>180.450000000004</text:p>
          </table:table-cell>
          <table:table-cell table:formula="of:=SQRT(ABS([.$D$2]^2-[.B1212]^2))" office:value-type="float" office:value="73.0561599045654">
            <text:p>73.0561599045654</text:p>
          </table:table-cell>
          <table:table-cell table:formula="of:=([.$C$10]-[.C1212])*[.$B$4]" office:value-type="float" office:value="150585.075260073">
            <text:p>150585.075260073</text:p>
          </table:table-cell>
          <table:table-cell table:formula="of:=ROUND([.D1212])" office:value-type="float" office:value="150585">
            <text:p>150585</text:p>
          </table:table-cell>
          <table:table-cell table:formula="of:=([.$C$8]-([.E1212]*[.$C$4]))" office:value-type="float" office:value="73.0562740384615">
            <text:p>73.0562740384615</text:p>
          </table:table-cell>
          <table:table-cell table:formula="of:=SQRT(ABS([.$D$2]^2-[.F1212]^2))" office:value-type="float" office:value="147.945195338062">
            <text:p>147.945195338062</text:p>
          </table:table-cell>
          <table:table-cell table:formula="of:=ABS([.B1212]-[.G1212])" office:value-type="float" office:value="32.5048046619424">
            <text:p>32.5048046619424</text:p>
          </table:table-cell>
          <table:table-cell table:number-columns-repeated="3"/>
        </table:table-row>
        <table:table-row table:style-name="ro2">
          <table:table-cell table:formula="of:=[.A1212]+[.A$4]" office:value-type="float" office:value="361.200000000008">
            <text:p>361.200000000008</text:p>
          </table:table-cell>
          <table:table-cell table:formula="of:=[.A1213]/([.$D$4]*2)" office:value-type="float" office:value="180.600000000004">
            <text:p>180.600000000004</text:p>
          </table:table-cell>
          <table:table-cell table:formula="of:=SQRT(ABS([.$D$2]^2-[.B1213]^2))" office:value-type="float" office:value="73.4258809957459">
            <text:p>73.4258809957459</text:p>
          </table:table-cell>
          <table:table-cell table:formula="of:=([.$C$10]-[.C1213])*[.$B$4]" office:value-type="float" office:value="149979.547803652">
            <text:p>149979.547803652</text:p>
          </table:table-cell>
          <table:table-cell table:formula="of:=ROUND([.D1213])" office:value-type="float" office:value="149980">
            <text:p>149980</text:p>
          </table:table-cell>
          <table:table-cell table:formula="of:=([.$C$8]-([.E1213]*[.$C$4]))" office:value-type="float" office:value="73.4256730769231">
            <text:p>73.4256730769231</text:p>
          </table:table-cell>
          <table:table-cell table:formula="of:=SQRT(ABS([.$D$2]^2-[.F1213]^2))" office:value-type="float" office:value="147.762209421763">
            <text:p>147.762209421763</text:p>
          </table:table-cell>
          <table:table-cell table:formula="of:=ABS([.B1213]-[.G1213])" office:value-type="float" office:value="32.8377905782414">
            <text:p>32.8377905782414</text:p>
          </table:table-cell>
          <table:table-cell table:number-columns-repeated="3"/>
        </table:table-row>
        <table:table-row table:style-name="ro2">
          <table:table-cell table:formula="of:=[.A1213]+[.A$4]" office:value-type="float" office:value="361.500000000008">
            <text:p>361.500000000008</text:p>
          </table:table-cell>
          <table:table-cell table:formula="of:=[.A1214]/([.$D$4]*2)" office:value-type="float" office:value="180.750000000004">
            <text:p>180.750000000004</text:p>
          </table:table-cell>
          <table:table-cell table:formula="of:=SQRT(ABS([.$D$2]^2-[.B1214]^2))" office:value-type="float" office:value="73.794054638578">
            <text:p>73.794054638578</text:p>
          </table:table-cell>
          <table:table-cell table:formula="of:=([.$C$10]-[.C1214])*[.$B$4]" office:value-type="float" office:value="149376.554750824">
            <text:p>149376.554750824</text:p>
          </table:table-cell>
          <table:table-cell table:formula="of:=ROUND([.D1214])" office:value-type="float" office:value="149377">
            <text:p>149377</text:p>
          </table:table-cell>
          <table:table-cell table:formula="of:=([.$C$8]-([.E1214]*[.$C$4]))" office:value-type="float" office:value="73.7938509615385">
            <text:p>73.7938509615385</text:p>
          </table:table-cell>
          <table:table-cell table:formula="of:=SQRT(ABS([.$D$2]^2-[.F1214]^2))" office:value-type="float" office:value="147.578682607842">
            <text:p>147.578682607842</text:p>
          </table:table-cell>
          <table:table-cell table:formula="of:=ABS([.B1214]-[.G1214])" office:value-type="float" office:value="33.1713173921617">
            <text:p>33.1713173921617</text:p>
          </table:table-cell>
          <table:table-cell table:number-columns-repeated="3"/>
        </table:table-row>
        <table:table-row table:style-name="ro2">
          <table:table-cell table:formula="of:=[.A1214]+[.A$4]" office:value-type="float" office:value="361.800000000008">
            <text:p>361.800000000008</text:p>
          </table:table-cell>
          <table:table-cell table:formula="of:=[.A1215]/([.$D$4]*2)" office:value-type="float" office:value="180.900000000004">
            <text:p>180.900000000004</text:p>
          </table:table-cell>
          <table:table-cell table:formula="of:=SQRT(ABS([.$D$2]^2-[.B1215]^2))" office:value-type="float" office:value="74.1607038801645">
            <text:p>74.1607038801645</text:p>
          </table:table-cell>
          <table:table-cell table:formula="of:=([.$C$10]-[.C1215])*[.$B$4]" office:value-type="float" office:value="148776.058355155">
            <text:p>148776.058355155</text:p>
          </table:table-cell>
          <table:table-cell table:formula="of:=ROUND([.D1215])" office:value-type="float" office:value="148776">
            <text:p>148776</text:p>
          </table:table-cell>
          <table:table-cell table:formula="of:=([.$C$8]-([.E1215]*[.$C$4]))" office:value-type="float" office:value="74.1608076923077">
            <text:p>74.1608076923077</text:p>
          </table:table-cell>
          <table:table-cell table:formula="of:=SQRT(ABS([.$D$2]^2-[.F1215]^2))" office:value-type="float" office:value="147.394622026804">
            <text:p>147.394622026804</text:p>
          </table:table-cell>
          <table:table-cell table:formula="of:=ABS([.B1215]-[.G1215])" office:value-type="float" office:value="33.5053779731995">
            <text:p>33.5053779731995</text:p>
          </table:table-cell>
          <table:table-cell table:number-columns-repeated="3"/>
        </table:table-row>
        <table:table-row table:style-name="ro2">
          <table:table-cell table:formula="of:=[.A1215]+[.A$4]" office:value-type="float" office:value="362.100000000008">
            <text:p>362.100000000008</text:p>
          </table:table-cell>
          <table:table-cell table:formula="of:=[.A1216]/([.$D$4]*2)" office:value-type="float" office:value="181.050000000004">
            <text:p>181.050000000004</text:p>
          </table:table-cell>
          <table:table-cell table:formula="of:=SQRT(ABS([.$D$2]^2-[.B1216]^2))" office:value-type="float" office:value="74.5258512195697">
            <text:p>74.5258512195697</text:p>
          </table:table-cell>
          <table:table-cell table:formula="of:=([.$C$10]-[.C1216])*[.$B$4]" office:value-type="float" office:value="148178.021767783">
            <text:p>148178.021767783</text:p>
          </table:table-cell>
          <table:table-cell table:formula="of:=ROUND([.D1216])" office:value-type="float" office:value="148178">
            <text:p>148178</text:p>
          </table:table-cell>
          <table:table-cell table:formula="of:=([.$C$8]-([.E1216]*[.$C$4]))" office:value-type="float" office:value="74.5259326923077">
            <text:p>74.5259326923077</text:p>
          </table:table-cell>
          <table:table-cell table:formula="of:=SQRT(ABS([.$D$2]^2-[.F1216]^2))" office:value-type="float" office:value="147.210343917612">
            <text:p>147.210343917612</text:p>
          </table:table-cell>
          <table:table-cell table:formula="of:=ABS([.B1216]-[.G1216])" office:value-type="float" office:value="33.8396560823919">
            <text:p>33.8396560823919</text:p>
          </table:table-cell>
          <table:table-cell table:number-columns-repeated="3"/>
        </table:table-row>
        <table:table-row table:style-name="ro2">
          <table:table-cell table:formula="of:=[.A1216]+[.A$4]" office:value-type="float" office:value="362.400000000008">
            <text:p>362.400000000008</text:p>
          </table:table-cell>
          <table:table-cell table:formula="of:=[.A1217]/([.$D$4]*2)" office:value-type="float" office:value="181.200000000004">
            <text:p>181.200000000004</text:p>
          </table:table-cell>
          <table:table-cell table:formula="of:=SQRT(ABS([.$D$2]^2-[.B1217]^2))" office:value-type="float" office:value="74.8895186257827">
            <text:p>74.8895186257827</text:p>
          </table:table-cell>
          <table:table-cell table:formula="of:=([.$C$10]-[.C1217])*[.$B$4]" office:value-type="float" office:value="147582.409008001">
            <text:p>147582.409008001</text:p>
          </table:table-cell>
          <table:table-cell table:formula="of:=ROUND([.D1217])" office:value-type="float" office:value="147582">
            <text:p>147582</text:p>
          </table:table-cell>
          <table:table-cell table:formula="of:=([.$C$8]-([.E1217]*[.$C$4]))" office:value-type="float" office:value="74.8898365384615">
            <text:p>74.8898365384615</text:p>
          </table:table-cell>
          <table:table-cell table:formula="of:=SQRT(ABS([.$D$2]^2-[.F1217]^2))" office:value-type="float" office:value="147.025550103519">
            <text:p>147.025550103519</text:p>
          </table:table-cell>
          <table:table-cell table:formula="of:=ABS([.B1217]-[.G1217])" office:value-type="float" office:value="34.1744498964845">
            <text:p>34.1744498964845</text:p>
          </table:table-cell>
          <table:table-cell table:number-columns-repeated="3"/>
        </table:table-row>
        <table:table-row table:style-name="ro2">
          <table:table-cell table:formula="of:=[.A1217]+[.A$4]" office:value-type="float" office:value="362.700000000008">
            <text:p>362.700000000008</text:p>
          </table:table-cell>
          <table:table-cell table:formula="of:=[.A1218]/([.$D$4]*2)" office:value-type="float" office:value="181.350000000004">
            <text:p>181.350000000004</text:p>
          </table:table-cell>
          <table:table-cell table:formula="of:=SQRT(ABS([.$D$2]^2-[.B1218]^2))" office:value-type="float" office:value="75.2517275549303">
            <text:p>75.2517275549303</text:p>
          </table:table-cell>
          <table:table-cell table:formula="of:=([.$C$10]-[.C1218])*[.$B$4]" office:value-type="float" office:value="146989.184935066">
            <text:p>146989.184935066</text:p>
          </table:table-cell>
          <table:table-cell table:formula="of:=ROUND([.D1218])" office:value-type="float" office:value="146989">
            <text:p>146989</text:p>
          </table:table-cell>
          <table:table-cell table:formula="of:=([.$C$8]-([.E1218]*[.$C$4]))" office:value-type="float" office:value="75.2519086538461">
            <text:p>75.2519086538461</text:p>
          </table:table-cell>
          <table:table-cell table:formula="of:=SQRT(ABS([.$D$2]^2-[.F1218]^2))" office:value-type="float" office:value="146.840560622579">
            <text:p>146.840560622579</text:p>
          </table:table-cell>
          <table:table-cell table:formula="of:=ABS([.B1218]-[.G1218])" office:value-type="float" office:value="34.5094393774253">
            <text:p>34.5094393774253</text:p>
          </table:table-cell>
          <table:table-cell table:number-columns-repeated="3"/>
        </table:table-row>
        <table:table-row table:style-name="ro2">
          <table:table-cell table:formula="of:=[.A1218]+[.A$4]" office:value-type="float" office:value="363.000000000008">
            <text:p>363.000000000008</text:p>
          </table:table-cell>
          <table:table-cell table:formula="of:=[.A1219]/([.$D$4]*2)" office:value-type="float" office:value="181.500000000004">
            <text:p>181.500000000004</text:p>
          </table:table-cell>
          <table:table-cell table:formula="of:=SQRT(ABS([.$D$2]^2-[.B1219]^2))" office:value-type="float" office:value="75.612498966781">
            <text:p>75.612498966781</text:p>
          </table:table-cell>
          <table:table-cell table:formula="of:=([.$C$10]-[.C1219])*[.$B$4]" office:value-type="float" office:value="146398.315221169">
            <text:p>146398.315221169</text:p>
          </table:table-cell>
          <table:table-cell table:formula="of:=ROUND([.D1219])" office:value-type="float" office:value="146398">
            <text:p>146398</text:p>
          </table:table-cell>
          <table:table-cell table:formula="of:=([.$C$8]-([.E1219]*[.$C$4]))" office:value-type="float" office:value="75.6127596153846">
            <text:p>75.6127596153846</text:p>
          </table:table-cell>
          <table:table-cell table:formula="of:=SQRT(ABS([.$D$2]^2-[.F1219]^2))" office:value-type="float" office:value="146.65507350019">
            <text:p>146.65507350019</text:p>
          </table:table-cell>
          <table:table-cell table:formula="of:=ABS([.B1219]-[.G1219])" office:value-type="float" office:value="34.8449264998142">
            <text:p>34.8449264998142</text:p>
          </table:table-cell>
          <table:table-cell table:number-columns-repeated="3"/>
        </table:table-row>
        <table:table-row table:style-name="ro2">
          <table:table-cell table:formula="of:=[.A1219]+[.A$4]" office:value-type="float" office:value="363.300000000008">
            <text:p>363.300000000008</text:p>
          </table:table-cell>
          <table:table-cell table:formula="of:=[.A1220]/([.$D$4]*2)" office:value-type="float" office:value="181.650000000004">
            <text:p>181.650000000004</text:p>
          </table:table-cell>
          <table:table-cell table:formula="of:=SQRT(ABS([.$D$2]^2-[.B1220]^2))" office:value-type="float" office:value="75.9718533405725">
            <text:p>75.9718533405725</text:p>
          </table:table-cell>
          <table:table-cell table:formula="of:=([.$C$10]-[.C1220])*[.$B$4]" office:value-type="float" office:value="145809.76632551">
            <text:p>145809.76632551</text:p>
          </table:table-cell>
          <table:table-cell table:formula="of:=ROUND([.D1220])" office:value-type="float" office:value="145810">
            <text:p>145810</text:p>
          </table:table-cell>
          <table:table-cell table:formula="of:=([.$C$8]-([.E1220]*[.$C$4]))" office:value-type="float" office:value="75.9717788461538">
            <text:p>75.9717788461538</text:p>
          </table:table-cell>
          <table:table-cell table:formula="of:=SQRT(ABS([.$D$2]^2-[.F1220]^2))" office:value-type="float" office:value="146.469412571196">
            <text:p>146.469412571196</text:p>
          </table:table-cell>
          <table:table-cell table:formula="of:=ABS([.B1220]-[.G1220])" office:value-type="float" office:value="35.1805874288085">
            <text:p>35.1805874288085</text:p>
          </table:table-cell>
          <table:table-cell table:number-columns-repeated="3"/>
        </table:table-row>
        <table:table-row table:style-name="ro2">
          <table:table-cell table:formula="of:=[.A1220]+[.A$4]" office:value-type="float" office:value="363.600000000008">
            <text:p>363.600000000008</text:p>
          </table:table-cell>
          <table:table-cell table:formula="of:=[.A1221]/([.$D$4]*2)" office:value-type="float" office:value="181.800000000004">
            <text:p>181.800000000004</text:p>
          </table:table-cell>
          <table:table-cell table:formula="of:=SQRT(ABS([.$D$2]^2-[.B1221]^2))" office:value-type="float" office:value="76.329810690198">
            <text:p>76.329810690198</text:p>
          </table:table-cell>
          <table:table-cell table:formula="of:=([.$C$10]-[.C1221])*[.$B$4]" office:value-type="float" office:value="145223.505469431">
            <text:p>145223.505469431</text:p>
          </table:table-cell>
          <table:table-cell table:formula="of:=ROUND([.D1221])" office:value-type="float" office:value="145224">
            <text:p>145224</text:p>
          </table:table-cell>
          <table:table-cell table:formula="of:=([.$C$8]-([.E1221]*[.$C$4]))" office:value-type="float" office:value="76.3295769230769">
            <text:p>76.3295769230769</text:p>
          </table:table-cell>
          <table:table-cell table:formula="of:=SQRT(ABS([.$D$2]^2-[.F1221]^2))" office:value-type="float" office:value="146.283272067397">
            <text:p>146.283272067397</text:p>
          </table:table-cell>
          <table:table-cell table:formula="of:=ABS([.B1221]-[.G1221])" office:value-type="float" office:value="35.516727932607">
            <text:p>35.516727932607</text:p>
          </table:table-cell>
          <table:table-cell table:number-columns-repeated="3"/>
        </table:table-row>
        <table:table-row table:style-name="ro2">
          <table:table-cell table:formula="of:=[.A1221]+[.A$4]" office:value-type="float" office:value="363.900000000008">
            <text:p>363.900000000008</text:p>
          </table:table-cell>
          <table:table-cell table:formula="of:=[.A1222]/([.$D$4]*2)" office:value-type="float" office:value="181.950000000004">
            <text:p>181.950000000004</text:p>
          </table:table-cell>
          <table:table-cell table:formula="of:=SQRT(ABS([.$D$2]^2-[.B1222]^2))" office:value-type="float" office:value="76.6863905787818">
            <text:p>76.6863905787818</text:p>
          </table:table-cell>
          <table:table-cell table:formula="of:=([.$C$10]-[.C1222])*[.$B$4]" office:value-type="float" office:value="144639.500612538">
            <text:p>144639.500612538</text:p>
          </table:table-cell>
          <table:table-cell table:formula="of:=ROUND([.D1222])" office:value-type="float" office:value="144640">
            <text:p>144640</text:p>
          </table:table-cell>
          <table:table-cell table:formula="of:=([.$C$8]-([.E1222]*[.$C$4]))" office:value-type="float" office:value="76.6861538461538">
            <text:p>76.6861538461538</text:p>
          </table:table-cell>
          <table:table-cell table:formula="of:=SQRT(ABS([.$D$2]^2-[.F1222]^2))" office:value-type="float" office:value="146.09665912773">
            <text:p>146.09665912773</text:p>
          </table:table-cell>
          <table:table-cell table:formula="of:=ABS([.B1222]-[.G1222])" office:value-type="float" office:value="35.8533408722744">
            <text:p>35.8533408722744</text:p>
          </table:table-cell>
          <table:table-cell table:number-columns-repeated="3"/>
        </table:table-row>
        <table:table-row table:style-name="ro2">
          <table:table-cell table:formula="of:=[.A1222]+[.A$4]" office:value-type="float" office:value="364.200000000008">
            <text:p>364.200000000008</text:p>
          </table:table-cell>
          <table:table-cell table:formula="of:=[.A1223]/([.$D$4]*2)" office:value-type="float" office:value="182.100000000004">
            <text:p>182.100000000004</text:p>
          </table:table-cell>
          <table:table-cell table:formula="of:=SQRT(ABS([.$D$2]^2-[.B1223]^2))" office:value-type="float" office:value="77.0416121326745">
            <text:p>77.0416121326745</text:p>
          </table:table-cell>
          <table:table-cell table:formula="of:=([.$C$10]-[.C1223])*[.$B$4]" office:value-type="float" office:value="144057.720429784">
            <text:p>144057.720429784</text:p>
          </table:table-cell>
          <table:table-cell table:formula="of:=ROUND([.D1223])" office:value-type="float" office:value="144058">
            <text:p>144058</text:p>
          </table:table-cell>
          <table:table-cell table:formula="of:=([.$C$8]-([.E1223]*[.$C$4]))" office:value-type="float" office:value="77.0415096153846">
            <text:p>77.0415096153846</text:p>
          </table:table-cell>
          <table:table-cell table:formula="of:=SQRT(ABS([.$D$2]^2-[.F1223]^2))" office:value-type="float" office:value="145.909580892355">
            <text:p>145.909580892355</text:p>
          </table:table-cell>
          <table:table-cell table:formula="of:=ABS([.B1223]-[.G1223])" office:value-type="float" office:value="36.1904191076493">
            <text:p>36.1904191076493</text:p>
          </table:table-cell>
          <table:table-cell table:number-columns-repeated="3"/>
        </table:table-row>
        <table:table-row table:style-name="ro2">
          <table:table-cell table:formula="of:=[.A1223]+[.A$4]" office:value-type="float" office:value="364.500000000008">
            <text:p>364.500000000008</text:p>
          </table:table-cell>
          <table:table-cell table:formula="of:=[.A1224]/([.$D$4]*2)" office:value-type="float" office:value="182.250000000004">
            <text:p>182.250000000004</text:p>
          </table:table-cell>
          <table:table-cell table:formula="of:=SQRT(ABS([.$D$2]^2-[.B1224]^2))" office:value-type="float" office:value="77.3954940548962">
            <text:p>77.3954940548962</text:p>
          </table:table-cell>
          <table:table-cell table:formula="of:=([.$C$10]-[.C1224])*[.$B$4]" office:value-type="float" office:value="143478.134289453">
            <text:p>143478.134289453</text:p>
          </table:table-cell>
          <table:table-cell table:formula="of:=ROUND([.D1224])" office:value-type="float" office:value="143478">
            <text:p>143478</text:p>
          </table:table-cell>
          <table:table-cell table:formula="of:=([.$C$8]-([.E1224]*[.$C$4]))" office:value-type="float" office:value="77.3956442307692">
            <text:p>77.3956442307692</text:p>
          </table:table-cell>
          <table:table-cell table:formula="of:=SQRT(ABS([.$D$2]^2-[.F1224]^2))" office:value-type="float" office:value="145.722044502897">
            <text:p>145.722044502897</text:p>
          </table:table-cell>
          <table:table-cell table:formula="of:=ABS([.B1224]-[.G1224])" office:value-type="float" office:value="36.5279554971074">
            <text:p>36.5279554971074</text:p>
          </table:table-cell>
          <table:table-cell table:number-columns-repeated="3"/>
        </table:table-row>
        <table:table-row table:style-name="ro2">
          <table:table-cell table:formula="of:=[.A1224]+[.A$4]" office:value-type="float" office:value="364.800000000008">
            <text:p>364.800000000008</text:p>
          </table:table-cell>
          <table:table-cell table:formula="of:=[.A1225]/([.$D$4]*2)" office:value-type="float" office:value="182.400000000004">
            <text:p>182.400000000004</text:p>
          </table:table-cell>
          <table:table-cell table:formula="of:=SQRT(ABS([.$D$2]^2-[.B1225]^2))" office:value-type="float" office:value="77.7480546380517">
            <text:p>77.7480546380517</text:p>
          </table:table-cell>
          <table:table-cell table:formula="of:=([.$C$10]-[.C1225])*[.$B$4]" office:value-type="float" office:value="142900.712232001">
            <text:p>142900.712232001</text:p>
          </table:table-cell>
          <table:table-cell table:formula="of:=ROUND([.D1225])" office:value-type="float" office:value="142901">
            <text:p>142901</text:p>
          </table:table-cell>
          <table:table-cell table:formula="of:=([.$C$8]-([.E1225]*[.$C$4]))" office:value-type="float" office:value="77.7479471153846">
            <text:p>77.7479471153846</text:p>
          </table:table-cell>
          <table:table-cell table:formula="of:=SQRT(ABS([.$D$2]^2-[.F1225]^2))" office:value-type="float" office:value="145.534383289116">
            <text:p>145.534383289116</text:p>
          </table:table-cell>
          <table:table-cell table:formula="of:=ABS([.B1225]-[.G1225])" office:value-type="float" office:value="36.8656167108879">
            <text:p>36.8656167108879</text:p>
          </table:table-cell>
          <table:table-cell table:number-columns-repeated="3"/>
        </table:table-row>
        <table:table-row table:style-name="ro2">
          <table:table-cell table:formula="of:=[.A1225]+[.A$4]" office:value-type="float" office:value="365.100000000008">
            <text:p>365.100000000008</text:p>
          </table:table-cell>
          <table:table-cell table:formula="of:=[.A1226]/([.$D$4]*2)" office:value-type="float" office:value="182.550000000004">
            <text:p>182.550000000004</text:p>
          </table:table-cell>
          <table:table-cell table:formula="of:=SQRT(ABS([.$D$2]^2-[.B1226]^2))" office:value-type="float" office:value="78.0993117767467">
            <text:p>78.0993117767467</text:p>
          </table:table-cell>
          <table:table-cell table:formula="of:=([.$C$10]-[.C1226])*[.$B$4]" office:value-type="float" office:value="142325.424949729">
            <text:p>142325.424949729</text:p>
          </table:table-cell>
          <table:table-cell table:formula="of:=ROUND([.D1226])" office:value-type="float" office:value="142325">
            <text:p>142325</text:p>
          </table:table-cell>
          <table:table-cell table:formula="of:=([.$C$8]-([.E1226]*[.$C$4]))" office:value-type="float" office:value="78.0996394230769">
            <text:p>78.0996394230769</text:p>
          </table:table-cell>
          <table:table-cell table:formula="of:=SQRT(ABS([.$D$2]^2-[.F1226]^2))" office:value-type="float" office:value="145.345953923683">
            <text:p>145.345953923683</text:p>
          </table:table-cell>
          <table:table-cell table:formula="of:=ABS([.B1226]-[.G1226])" office:value-type="float" office:value="37.2040460763211">
            <text:p>37.2040460763211</text:p>
          </table:table-cell>
          <table:table-cell table:number-columns-repeated="3"/>
        </table:table-row>
        <table:table-row table:style-name="ro2">
          <table:table-cell table:formula="of:=[.A1226]+[.A$4]" office:value-type="float" office:value="365.400000000008">
            <text:p>365.400000000008</text:p>
          </table:table-cell>
          <table:table-cell table:formula="of:=[.A1227]/([.$D$4]*2)" office:value-type="float" office:value="182.700000000004">
            <text:p>182.700000000004</text:p>
          </table:table-cell>
          <table:table-cell table:formula="of:=SQRT(ABS([.$D$2]^2-[.B1227]^2))" office:value-type="float" office:value="78.4492829795243">
            <text:p>78.4492829795243</text:p>
          </table:table-cell>
          <table:table-cell table:formula="of:=([.$C$10]-[.C1227])*[.$B$4]" office:value-type="float" office:value="141752.243767227">
            <text:p>141752.243767227</text:p>
          </table:table-cell>
          <table:table-cell table:formula="of:=ROUND([.D1227])" office:value-type="float" office:value="141752">
            <text:p>141752</text:p>
          </table:table-cell>
          <table:table-cell table:formula="of:=([.$C$8]-([.E1227]*[.$C$4]))" office:value-type="float" office:value="78.4495">
            <text:p>78.4495</text:p>
          </table:table-cell>
          <table:table-cell table:formula="of:=SQRT(ABS([.$D$2]^2-[.F1227]^2))" office:value-type="float" office:value="145.157417825442">
            <text:p>145.157417825442</text:p>
          </table:table-cell>
          <table:table-cell table:formula="of:=ABS([.B1227]-[.G1227])" office:value-type="float" office:value="37.5425821745619">
            <text:p>37.5425821745619</text:p>
          </table:table-cell>
          <table:table-cell table:number-columns-repeated="3"/>
        </table:table-row>
        <table:table-row table:style-name="ro2">
          <table:table-cell table:formula="of:=[.A1227]+[.A$4]" office:value-type="float" office:value="365.700000000008">
            <text:p>365.700000000008</text:p>
          </table:table-cell>
          <table:table-cell table:formula="of:=[.A1228]/([.$D$4]*2)" office:value-type="float" office:value="182.850000000004">
            <text:p>182.850000000004</text:p>
          </table:table-cell>
          <table:table-cell table:formula="of:=SQRT(ABS([.$D$2]^2-[.B1228]^2))" office:value-type="float" office:value="78.7979853803477">
            <text:p>78.7979853803477</text:p>
          </table:table-cell>
          <table:table-cell table:formula="of:=([.$C$10]-[.C1228])*[.$B$4]" office:value-type="float" office:value="141181.140622572">
            <text:p>141181.140622572</text:p>
          </table:table-cell>
          <table:table-cell table:formula="of:=ROUND([.D1228])" office:value-type="float" office:value="141181">
            <text:p>141181</text:p>
          </table:table-cell>
          <table:table-cell table:formula="of:=([.$C$8]-([.E1228]*[.$C$4]))" office:value-type="float" office:value="78.7981394230769">
            <text:p>78.7981394230769</text:p>
          </table:table-cell>
          <table:table-cell table:formula="of:=SQRT(ABS([.$D$2]^2-[.F1228]^2))" office:value-type="float" office:value="144.96845596012">
            <text:p>144.96845596012</text:p>
          </table:table-cell>
          <table:table-cell table:formula="of:=ABS([.B1228]-[.G1228])" office:value-type="float" office:value="37.8815440398838">
            <text:p>37.8815440398838</text:p>
          </table:table-cell>
          <table:table-cell table:number-columns-repeated="3"/>
        </table:table-row>
        <table:table-row table:style-name="ro2">
          <table:table-cell table:formula="of:=[.A1228]+[.A$4]" office:value-type="float" office:value="366.000000000008">
            <text:p>366.000000000008</text:p>
          </table:table-cell>
          <table:table-cell table:formula="of:=[.A1229]/([.$D$4]*2)" office:value-type="float" office:value="183.000000000004">
            <text:p>183.000000000004</text:p>
          </table:table-cell>
          <table:table-cell table:formula="of:=SQRT(ABS([.$D$2]^2-[.B1229]^2))" office:value-type="float" office:value="79.1454357496469">
            <text:p>79.1454357496469</text:p>
          </table:table-cell>
          <table:table-cell table:formula="of:=([.$C$10]-[.C1229])*[.$B$4]" office:value-type="float" office:value="140612.088049231">
            <text:p>140612.088049231</text:p>
          </table:table-cell>
          <table:table-cell table:formula="of:=ROUND([.D1229])" office:value-type="float" office:value="140612">
            <text:p>140612</text:p>
          </table:table-cell>
          <table:table-cell table:formula="of:=([.$C$8]-([.E1229]*[.$C$4]))" office:value-type="float" office:value="79.1455576923077">
            <text:p>79.1455576923077</text:p>
          </table:table-cell>
          <table:table-cell table:formula="of:=SQRT(ABS([.$D$2]^2-[.F1229]^2))" office:value-type="float" office:value="144.779075482521">
            <text:p>144.779075482521</text:p>
          </table:table-cell>
          <table:table-cell table:formula="of:=ABS([.B1229]-[.G1229])" office:value-type="float" office:value="38.2209245174828">
            <text:p>38.2209245174828</text:p>
          </table:table-cell>
          <table:table-cell table:number-columns-repeated="3"/>
        </table:table-row>
        <table:table-row table:style-name="ro2">
          <table:table-cell table:formula="of:=[.A1229]+[.A$4]" office:value-type="float" office:value="366.300000000008">
            <text:p>366.300000000008</text:p>
          </table:table-cell>
          <table:table-cell table:formula="of:=[.A1230]/([.$D$4]*2)" office:value-type="float" office:value="183.150000000004">
            <text:p>183.150000000004</text:p>
          </table:table-cell>
          <table:table-cell table:formula="of:=SQRT(ABS([.$D$2]^2-[.B1230]^2))" office:value-type="float" office:value="79.4916505049524">
            <text:p>79.4916505049524</text:p>
          </table:table-cell>
          <table:table-cell table:formula="of:=([.$C$10]-[.C1230])*[.$B$4]" office:value-type="float" office:value="140045.059158652">
            <text:p>140045.059158652</text:p>
          </table:table-cell>
          <table:table-cell table:formula="of:=ROUND([.D1230])" office:value-type="float" office:value="140045">
            <text:p>140045</text:p>
          </table:table-cell>
          <table:table-cell table:formula="of:=([.$C$8]-([.E1230]*[.$C$4]))" office:value-type="float" office:value="79.4917548076923">
            <text:p>79.4917548076923</text:p>
          </table:table-cell>
          <table:table-cell table:formula="of:=SQRT(ABS([.$D$2]^2-[.F1230]^2))" office:value-type="float" office:value="144.589283550316">
            <text:p>144.589283550316</text:p>
          </table:table-cell>
          <table:table-cell table:formula="of:=ABS([.B1230]-[.G1230])" office:value-type="float" office:value="38.5607164496879">
            <text:p>38.5607164496879</text:p>
          </table:table-cell>
          <table:table-cell table:number-columns-repeated="3"/>
        </table:table-row>
        <table:table-row table:style-name="ro2">
          <table:table-cell table:formula="of:=[.A1230]+[.A$4]" office:value-type="float" office:value="366.600000000008">
            <text:p>366.600000000008</text:p>
          </table:table-cell>
          <table:table-cell table:formula="of:=[.A1231]/([.$D$4]*2)" office:value-type="float" office:value="183.300000000004">
            <text:p>183.300000000004</text:p>
          </table:table-cell>
          <table:table-cell table:formula="of:=SQRT(ABS([.$D$2]^2-[.B1231]^2))" office:value-type="float" office:value="79.8366457211317">
            <text:p>79.8366457211317</text:p>
          </table:table-cell>
          <table:table-cell table:formula="of:=([.$C$10]-[.C1231])*[.$B$4]" office:value-type="float" office:value="139480.027623492">
            <text:p>139480.027623492</text:p>
          </table:table-cell>
          <table:table-cell table:formula="of:=ROUND([.D1231])" office:value-type="float" office:value="139480">
            <text:p>139480</text:p>
          </table:table-cell>
          <table:table-cell table:formula="of:=([.$C$8]-([.E1231]*[.$C$4]))" office:value-type="float" office:value="79.8367307692308">
            <text:p>79.8367307692308</text:p>
          </table:table-cell>
          <table:table-cell table:formula="of:=SQRT(ABS([.$D$2]^2-[.F1231]^2))" office:value-type="float" office:value="144.399087324267">
            <text:p>144.399087324267</text:p>
          </table:table-cell>
          <table:table-cell table:formula="of:=ABS([.B1231]-[.G1231])" office:value-type="float" office:value="38.9009126757368">
            <text:p>38.9009126757368</text:p>
          </table:table-cell>
          <table:table-cell table:number-columns-repeated="3"/>
        </table:table-row>
        <table:table-row table:style-name="ro2">
          <table:table-cell table:formula="of:=[.A1231]+[.A$4]" office:value-type="float" office:value="366.900000000008">
            <text:p>366.900000000008</text:p>
          </table:table-cell>
          <table:table-cell table:formula="of:=[.A1232]/([.$D$4]*2)" office:value-type="float" office:value="183.450000000004">
            <text:p>183.450000000004</text:p>
          </table:table-cell>
          <table:table-cell table:formula="of:=SQRT(ABS([.$D$2]^2-[.B1232]^2))" office:value-type="float" office:value="80.1804371402495">
            <text:p>80.1804371402495</text:p>
          </table:table-cell>
          <table:table-cell table:formula="of:=([.$C$10]-[.C1232])*[.$B$4]" office:value-type="float" office:value="138916.967661472">
            <text:p>138916.967661472</text:p>
          </table:table-cell>
          <table:table-cell table:formula="of:=ROUND([.D1232])" office:value-type="float" office:value="138917">
            <text:p>138917</text:p>
          </table:table-cell>
          <table:table-cell table:formula="of:=([.$C$8]-([.E1232]*[.$C$4]))" office:value-type="float" office:value="80.1804855769231">
            <text:p>80.1804855769231</text:p>
          </table:table-cell>
          <table:table-cell table:formula="of:=SQRT(ABS([.$D$2]^2-[.F1232]^2))" office:value-type="float" office:value="144.208493968451">
            <text:p>144.208493968451</text:p>
          </table:table-cell>
          <table:table-cell table:formula="of:=ABS([.B1232]-[.G1232])" office:value-type="float" office:value="39.2415060315529">
            <text:p>39.2415060315529</text:p>
          </table:table-cell>
          <table:table-cell table:number-columns-repeated="3"/>
        </table:table-row>
        <table:table-row table:style-name="ro2">
          <table:table-cell table:formula="of:=[.A1232]+[.A$4]" office:value-type="float" office:value="367.200000000008">
            <text:p>367.200000000008</text:p>
          </table:table-cell>
          <table:table-cell table:formula="of:=[.A1233]/([.$D$4]*2)" office:value-type="float" office:value="183.600000000004">
            <text:p>183.600000000004</text:p>
          </table:table-cell>
          <table:table-cell table:formula="of:=SQRT(ABS([.$D$2]^2-[.B1233]^2))" office:value-type="float" office:value="80.5230401810656">
            <text:p>80.5230401810656</text:p>
          </table:table-cell>
          <table:table-cell table:formula="of:=([.$C$10]-[.C1233])*[.$B$4]" office:value-type="float" office:value="138355.854019821">
            <text:p>138355.854019821</text:p>
          </table:table-cell>
          <table:table-cell table:formula="of:=ROUND([.D1233])" office:value-type="float" office:value="138356">
            <text:p>138356</text:p>
          </table:table-cell>
          <table:table-cell table:formula="of:=([.$C$8]-([.E1233]*[.$C$4]))" office:value-type="float" office:value="80.5230192307692">
            <text:p>80.5230192307692</text:p>
          </table:table-cell>
          <table:table-cell table:formula="of:=SQRT(ABS([.$D$2]^2-[.F1233]^2))" office:value-type="float" office:value="144.01751065048">
            <text:p>144.01751065048</text:p>
          </table:table-cell>
          <table:table-cell table:formula="of:=ABS([.B1233]-[.G1233])" office:value-type="float" office:value="39.5824893495239">
            <text:p>39.5824893495239</text:p>
          </table:table-cell>
          <table:table-cell table:number-columns-repeated="3"/>
        </table:table-row>
        <table:table-row table:style-name="ro2">
          <table:table-cell table:formula="of:=[.A1233]+[.A$4]" office:value-type="float" office:value="367.500000000008">
            <text:p>367.500000000008</text:p>
          </table:table-cell>
          <table:table-cell table:formula="of:=[.A1234]/([.$D$4]*2)" office:value-type="float" office:value="183.750000000004">
            <text:p>183.750000000004</text:p>
          </table:table-cell>
          <table:table-cell table:formula="of:=SQRT(ABS([.$D$2]^2-[.B1234]^2))" office:value-type="float" office:value="80.8644699481887">
            <text:p>80.8644699481887</text:p>
          </table:table-cell>
          <table:table-cell table:formula="of:=([.$C$10]-[.C1234])*[.$B$4]" office:value-type="float" office:value="137796.661960281">
            <text:p>137796.661960281</text:p>
          </table:table-cell>
          <table:table-cell table:formula="of:=ROUND([.D1234])" office:value-type="float" office:value="137797">
            <text:p>137797</text:p>
          </table:table-cell>
          <table:table-cell table:formula="of:=([.$C$8]-([.E1234]*[.$C$4]))" office:value-type="float" office:value="80.8643317307692">
            <text:p>80.8643317307692</text:p>
          </table:table-cell>
          <table:table-cell table:formula="of:=SQRT(ABS([.$D$2]^2-[.F1234]^2))" office:value-type="float" office:value="143.826144541721">
            <text:p>143.826144541721</text:p>
          </table:table-cell>
          <table:table-cell table:formula="of:=ABS([.B1234]-[.G1234])" office:value-type="float" office:value="39.9238554582828">
            <text:p>39.9238554582828</text:p>
          </table:table-cell>
          <table:table-cell table:number-columns-repeated="3"/>
        </table:table-row>
        <table:table-row table:style-name="ro2">
          <table:table-cell table:formula="of:=[.A1234]+[.A$4]" office:value-type="float" office:value="367.800000000008">
            <text:p>367.800000000008</text:p>
          </table:table-cell>
          <table:table-cell table:formula="of:=[.A1235]/([.$D$4]*2)" office:value-type="float" office:value="183.900000000004">
            <text:p>183.900000000004</text:p>
          </table:table-cell>
          <table:table-cell table:formula="of:=SQRT(ABS([.$D$2]^2-[.B1235]^2))" office:value-type="float" office:value="81.2047412408999">
            <text:p>81.2047412408999</text:p>
          </table:table-cell>
          <table:table-cell table:formula="of:=([.$C$10]-[.C1235])*[.$B$4]" office:value-type="float" office:value="137239.367244659">
            <text:p>137239.367244659</text:p>
          </table:table-cell>
          <table:table-cell table:formula="of:=ROUND([.D1235])" office:value-type="float" office:value="137239">
            <text:p>137239</text:p>
          </table:table-cell>
          <table:table-cell table:formula="of:=([.$C$8]-([.E1235]*[.$C$4]))" office:value-type="float" office:value="81.2050336538461">
            <text:p>81.2050336538461</text:p>
          </table:table-cell>
          <table:table-cell table:formula="of:=SQRT(ABS([.$D$2]^2-[.F1235]^2))" office:value-type="float" office:value="143.634057623106">
            <text:p>143.634057623106</text:p>
          </table:table-cell>
          <table:table-cell table:formula="of:=ABS([.B1235]-[.G1235])" office:value-type="float" office:value="40.2659423768982">
            <text:p>40.2659423768982</text:p>
          </table:table-cell>
          <table:table-cell table:number-columns-repeated="3"/>
        </table:table-row>
        <table:table-row table:style-name="ro2">
          <table:table-cell table:formula="of:=[.A1235]+[.A$4]" office:value-type="float" office:value="368.100000000008">
            <text:p>368.100000000008</text:p>
          </table:table-cell>
          <table:table-cell table:formula="of:=[.A1236]/([.$D$4]*2)" office:value-type="float" office:value="184.050000000004">
            <text:p>184.050000000004</text:p>
          </table:table-cell>
          <table:table-cell table:formula="of:=SQRT(ABS([.$D$2]^2-[.B1236]^2))" office:value-type="float" office:value="81.5438685616614">
            <text:p>81.5438685616614</text:p>
          </table:table-cell>
          <table:table-cell table:formula="of:=([.$C$10]-[.C1236])*[.$B$4]" office:value-type="float" office:value="136683.946120892">
            <text:p>136683.946120892</text:p>
          </table:table-cell>
          <table:table-cell table:formula="of:=ROUND([.D1236])" office:value-type="float" office:value="136684">
            <text:p>136684</text:p>
          </table:table-cell>
          <table:table-cell table:formula="of:=([.$C$8]-([.E1236]*[.$C$4]))" office:value-type="float" office:value="81.5439038461538">
            <text:p>81.5439038461538</text:p>
          </table:table-cell>
          <table:table-cell table:formula="of:=SQRT(ABS([.$D$2]^2-[.F1236]^2))" office:value-type="float" office:value="143.441945558227">
            <text:p>143.441945558227</text:p>
          </table:table-cell>
          <table:table-cell table:formula="of:=ABS([.B1236]-[.G1236])" office:value-type="float" office:value="40.6080544417776">
            <text:p>40.6080544417776</text:p>
          </table:table-cell>
          <table:table-cell table:number-columns-repeated="3"/>
        </table:table-row>
        <table:table-row table:style-name="ro2">
          <table:table-cell table:formula="of:=[.A1236]+[.A$4]" office:value-type="float" office:value="368.400000000008">
            <text:p>368.400000000008</text:p>
          </table:table-cell>
          <table:table-cell table:formula="of:=[.A1237]/([.$D$4]*2)" office:value-type="float" office:value="184.200000000004">
            <text:p>184.200000000004</text:p>
          </table:table-cell>
          <table:table-cell table:formula="of:=SQRT(ABS([.$D$2]^2-[.B1237]^2))" office:value-type="float" office:value="81.8818661243227">
            <text:p>81.8818661243227</text:p>
          </table:table-cell>
          <table:table-cell table:formula="of:=([.$C$10]-[.C1237])*[.$B$4]" office:value-type="float" office:value="136130.375309604">
            <text:p>136130.375309604</text:p>
          </table:table-cell>
          <table:table-cell table:formula="of:=ROUND([.D1237])" office:value-type="float" office:value="136130">
            <text:p>136130</text:p>
          </table:table-cell>
          <table:table-cell table:formula="of:=([.$C$8]-([.E1237]*[.$C$4]))" office:value-type="float" office:value="81.8821634615385">
            <text:p>81.8821634615385</text:p>
          </table:table-cell>
          <table:table-cell table:formula="of:=SQRT(ABS([.$D$2]^2-[.F1237]^2))" office:value-type="float" office:value="143.249123232423">
            <text:p>143.249123232423</text:p>
          </table:table-cell>
          <table:table-cell table:formula="of:=ABS([.B1237]-[.G1237])" office:value-type="float" office:value="40.9508767675812">
            <text:p>40.9508767675812</text:p>
          </table:table-cell>
          <table:table-cell table:number-columns-repeated="3"/>
        </table:table-row>
        <table:table-row table:style-name="ro2">
          <table:table-cell table:formula="of:=[.A1237]+[.A$4]" office:value-type="float" office:value="368.700000000008">
            <text:p>368.700000000008</text:p>
          </table:table-cell>
          <table:table-cell table:formula="of:=[.A1238]/([.$D$4]*2)" office:value-type="float" office:value="184.350000000004">
            <text:p>184.350000000004</text:p>
          </table:table-cell>
          <table:table-cell table:formula="of:=SQRT(ABS([.$D$2]^2-[.B1238]^2))" office:value-type="float" office:value="82.2187478620388">
            <text:p>82.2187478620388</text:p>
          </table:table-cell>
          <table:table-cell table:formula="of:=([.$C$10]-[.C1238])*[.$B$4]" office:value-type="float" office:value="135578.63199114">
            <text:p>135578.63199114</text:p>
          </table:table-cell>
          <table:table-cell table:formula="of:=ROUND([.D1238])" office:value-type="float" office:value="135579">
            <text:p>135579</text:p>
          </table:table-cell>
          <table:table-cell table:formula="of:=([.$C$8]-([.E1238]*[.$C$4]))" office:value-type="float" office:value="82.2185913461538">
            <text:p>82.2185913461538</text:p>
          </table:table-cell>
          <table:table-cell table:formula="of:=SQRT(ABS([.$D$2]^2-[.F1238]^2))" office:value-type="float" office:value="143.056293944217">
            <text:p>143.056293944217</text:p>
          </table:table-cell>
          <table:table-cell table:formula="of:=ABS([.B1238]-[.G1238])" office:value-type="float" office:value="41.2937060557873">
            <text:p>41.2937060557873</text:p>
          </table:table-cell>
          <table:table-cell table:number-columns-repeated="3"/>
        </table:table-row>
        <table:table-row table:style-name="ro2">
          <table:table-cell table:formula="of:=[.A1238]+[.A$4]" office:value-type="float" office:value="369.000000000008">
            <text:p>369.000000000008</text:p>
          </table:table-cell>
          <table:table-cell table:formula="of:=[.A1239]/([.$D$4]*2)" office:value-type="float" office:value="184.500000000004">
            <text:p>184.500000000004</text:p>
          </table:table-cell>
          <table:table-cell table:formula="of:=SQRT(ABS([.$D$2]^2-[.B1239]^2))" office:value-type="float" office:value="82.5545274349113">
            <text:p>82.5545274349113</text:p>
          </table:table-cell>
          <table:table-cell table:formula="of:=([.$C$10]-[.C1239])*[.$B$4]" office:value-type="float" office:value="135028.69379305">
            <text:p>135028.69379305</text:p>
          </table:table-cell>
          <table:table-cell table:formula="of:=ROUND([.D1239])" office:value-type="float" office:value="135029">
            <text:p>135029</text:p>
          </table:table-cell>
          <table:table-cell table:formula="of:=([.$C$8]-([.E1239]*[.$C$4]))" office:value-type="float" office:value="82.5544086538462">
            <text:p>82.5544086538462</text:p>
          </table:table-cell>
          <table:table-cell table:formula="of:=SQRT(ABS([.$D$2]^2-[.F1239]^2))" office:value-type="float" office:value="142.862764959292">
            <text:p>142.862764959292</text:p>
          </table:table-cell>
          <table:table-cell table:formula="of:=ABS([.B1239]-[.G1239])" office:value-type="float" office:value="41.6372350407126">
            <text:p>41.6372350407126</text:p>
          </table:table-cell>
          <table:table-cell table:number-columns-repeated="3"/>
        </table:table-row>
        <table:table-row table:style-name="ro2">
          <table:table-cell table:formula="of:=[.A1239]+[.A$4]" office:value-type="float" office:value="369.300000000008">
            <text:p>369.300000000008</text:p>
          </table:table-cell>
          <table:table-cell table:formula="of:=[.A1240]/([.$D$4]*2)" office:value-type="float" office:value="184.650000000004">
            <text:p>184.650000000004</text:p>
          </table:table-cell>
          <table:table-cell table:formula="of:=SQRT(ABS([.$D$2]^2-[.B1240]^2))" office:value-type="float" office:value="82.889218237365">
            <text:p>82.889218237365</text:p>
          </table:table-cell>
          <table:table-cell table:formula="of:=([.$C$10]-[.C1240])*[.$B$4]" office:value-type="float" office:value="134480.538778008">
            <text:p>134480.538778008</text:p>
          </table:table-cell>
          <table:table-cell table:formula="of:=ROUND([.D1240])" office:value-type="float" office:value="134481">
            <text:p>134481</text:p>
          </table:table-cell>
          <table:table-cell table:formula="of:=([.$C$8]-([.E1240]*[.$C$4]))" office:value-type="float" office:value="82.8890048076923">
            <text:p>82.8890048076923</text:p>
          </table:table-cell>
          <table:table-cell table:formula="of:=SQRT(ABS([.$D$2]^2-[.F1240]^2))" office:value-type="float" office:value="142.668892481824">
            <text:p>142.668892481824</text:p>
          </table:table-cell>
          <table:table-cell table:formula="of:=ABS([.B1240]-[.G1240])" office:value-type="float" office:value="41.9811075181798">
            <text:p>41.9811075181798</text:p>
          </table:table-cell>
          <table:table-cell table:number-columns-repeated="3"/>
        </table:table-row>
        <table:table-row table:style-name="ro2">
          <table:table-cell table:formula="of:=[.A1240]+[.A$4]" office:value-type="float" office:value="369.600000000008">
            <text:p>369.600000000008</text:p>
          </table:table-cell>
          <table:table-cell table:formula="of:=[.A1241]/([.$D$4]*2)" office:value-type="float" office:value="184.800000000004">
            <text:p>184.800000000004</text:p>
          </table:table-cell>
          <table:table-cell table:formula="of:=SQRT(ABS([.$D$2]^2-[.B1241]^2))" office:value-type="float" office:value="83.2228334052712">
            <text:p>83.2228334052712</text:p>
          </table:table-cell>
          <table:table-cell table:formula="of:=([.$C$10]-[.C1241])*[.$B$4]" office:value-type="float" office:value="133934.145432145">
            <text:p>133934.145432145</text:p>
          </table:table-cell>
          <table:table-cell table:formula="of:=ROUND([.D1241])" office:value-type="float" office:value="133934">
            <text:p>133934</text:p>
          </table:table-cell>
          <table:table-cell table:formula="of:=([.$C$8]-([.E1241]*[.$C$4]))" office:value-type="float" office:value="83.2229903846154">
            <text:p>83.2229903846154</text:p>
          </table:table-cell>
          <table:table-cell table:formula="of:=SQRT(ABS([.$D$2]^2-[.F1241]^2))" office:value-type="float" office:value="142.474327060851">
            <text:p>142.474327060851</text:p>
          </table:table-cell>
          <table:table-cell table:formula="of:=ABS([.B1241]-[.G1241])" office:value-type="float" office:value="42.3256729391536">
            <text:p>42.3256729391536</text:p>
          </table:table-cell>
          <table:table-cell table:number-columns-repeated="3"/>
        </table:table-row>
        <table:table-row table:style-name="ro2">
          <table:table-cell table:formula="of:=[.A1241]+[.A$4]" office:value-type="float" office:value="369.900000000008">
            <text:p>369.900000000008</text:p>
          </table:table-cell>
          <table:table-cell table:formula="of:=[.A1242]/([.$D$4]*2)" office:value-type="float" office:value="184.950000000004">
            <text:p>184.950000000004</text:p>
          </table:table-cell>
          <table:table-cell table:formula="of:=SQRT(ABS([.$D$2]^2-[.B1242]^2))" office:value-type="float" office:value="83.5553858228273">
            <text:p>83.5553858228273</text:p>
          </table:table-cell>
          <table:table-cell table:formula="of:=([.$C$10]-[.C1242])*[.$B$4]" office:value-type="float" office:value="133389.492653786">
            <text:p>133389.492653786</text:p>
          </table:table-cell>
          <table:table-cell table:formula="of:=ROUND([.D1242])" office:value-type="float" office:value="133389">
            <text:p>133389</text:p>
          </table:table-cell>
          <table:table-cell table:formula="of:=([.$C$8]-([.E1242]*[.$C$4]))" office:value-type="float" office:value="83.5557548076923">
            <text:p>83.5557548076923</text:p>
          </table:table-cell>
          <table:table-cell table:formula="of:=SQRT(ABS([.$D$2]^2-[.F1242]^2))" office:value-type="float" office:value="142.279428725718">
            <text:p>142.279428725718</text:p>
          </table:table-cell>
          <table:table-cell table:formula="of:=ABS([.B1242]-[.G1242])" office:value-type="float" office:value="42.6705712742857">
            <text:p>42.6705712742857</text:p>
          </table:table-cell>
          <table:table-cell table:number-columns-repeated="3"/>
        </table:table-row>
        <table:table-row table:style-name="ro2">
          <table:table-cell table:formula="of:=[.A1242]+[.A$4]" office:value-type="float" office:value="370.200000000008">
            <text:p>370.200000000008</text:p>
          </table:table-cell>
          <table:table-cell table:formula="of:=[.A1243]/([.$D$4]*2)" office:value-type="float" office:value="185.100000000004">
            <text:p>185.100000000004</text:p>
          </table:table-cell>
          <table:table-cell table:formula="of:=SQRT(ABS([.$D$2]^2-[.B1243]^2))" office:value-type="float" office:value="83.8868881292037">
            <text:p>83.8868881292037</text:p>
          </table:table-cell>
          <table:table-cell table:formula="of:=([.$C$10]-[.C1243])*[.$B$4]" office:value-type="float" office:value="132846.559742555">
            <text:p>132846.559742555</text:p>
          </table:table-cell>
          <table:table-cell table:formula="of:=ROUND([.D1243])" office:value-type="float" office:value="132847">
            <text:p>132847</text:p>
          </table:table-cell>
          <table:table-cell table:formula="of:=([.$C$8]-([.E1243]*[.$C$4]))" office:value-type="float" office:value="83.8866875">
            <text:p>83.8866875</text:p>
          </table:table-cell>
          <table:table-cell table:formula="of:=SQRT(ABS([.$D$2]^2-[.F1243]^2))" office:value-type="float" office:value="142.084565172567">
            <text:p>142.084565172567</text:p>
          </table:table-cell>
          <table:table-cell table:formula="of:=ABS([.B1243]-[.G1243])" office:value-type="float" office:value="43.0154348274375">
            <text:p>43.0154348274375</text:p>
          </table:table-cell>
          <table:table-cell table:number-columns-repeated="3"/>
        </table:table-row>
        <table:table-row table:style-name="ro2">
          <table:table-cell table:formula="of:=[.A1243]+[.A$4]" office:value-type="float" office:value="370.500000000008">
            <text:p>370.500000000008</text:p>
          </table:table-cell>
          <table:table-cell table:formula="of:=[.A1244]/([.$D$4]*2)" office:value-type="float" office:value="185.250000000004">
            <text:p>185.250000000004</text:p>
          </table:table-cell>
          <table:table-cell table:formula="of:=SQRT(ABS([.$D$2]^2-[.B1244]^2))" office:value-type="float" office:value="84.2173527249672">
            <text:p>84.2173527249672</text:p>
          </table:table-cell>
          <table:table-cell table:formula="of:=([.$C$10]-[.C1244])*[.$B$4]" office:value-type="float" office:value="132305.326388864">
            <text:p>132305.326388864</text:p>
          </table:table-cell>
          <table:table-cell table:formula="of:=ROUND([.D1244])" office:value-type="float" office:value="132305">
            <text:p>132305</text:p>
          </table:table-cell>
          <table:table-cell table:formula="of:=([.$C$8]-([.E1244]*[.$C$4]))" office:value-type="float" office:value="84.2176201923077">
            <text:p>84.2176201923077</text:p>
          </table:table-cell>
          <table:table-cell table:formula="of:=SQRT(ABS([.$D$2]^2-[.F1244]^2))" office:value-type="float" office:value="141.888662158554">
            <text:p>141.888662158554</text:p>
          </table:table-cell>
          <table:table-cell table:formula="of:=ABS([.B1244]-[.G1244])" office:value-type="float" office:value="43.3613378414504">
            <text:p>43.3613378414504</text:p>
          </table:table-cell>
          <table:table-cell table:number-columns-repeated="3"/>
        </table:table-row>
        <table:table-row table:style-name="ro2">
          <table:table-cell table:formula="of:=[.A1244]+[.A$4]" office:value-type="float" office:value="370.800000000008">
            <text:p>370.800000000008</text:p>
          </table:table-cell>
          <table:table-cell table:formula="of:=[.A1245]/([.$D$4]*2)" office:value-type="float" office:value="185.400000000004">
            <text:p>185.400000000004</text:p>
          </table:table-cell>
          <table:table-cell table:formula="of:=SQRT(ABS([.$D$2]^2-[.B1245]^2))" office:value-type="float" office:value="84.5467917782901">
            <text:p>84.5467917782901</text:p>
          </table:table-cell>
          <table:table-cell table:formula="of:=([.$C$10]-[.C1245])*[.$B$4]" office:value-type="float" office:value="131765.772663737">
            <text:p>131765.772663737</text:p>
          </table:table-cell>
          <table:table-cell table:formula="of:=ROUND([.D1245])" office:value-type="float" office:value="131766">
            <text:p>131766</text:p>
          </table:table-cell>
          <table:table-cell table:formula="of:=([.$C$8]-([.E1245]*[.$C$4]))" office:value-type="float" office:value="84.5467211538461">
            <text:p>84.5467211538461</text:p>
          </table:table-cell>
          <table:table-cell table:formula="of:=SQRT(ABS([.$D$2]^2-[.F1245]^2))" office:value-type="float" office:value="141.6928083642">
            <text:p>141.6928083642</text:p>
          </table:table-cell>
          <table:table-cell table:formula="of:=ABS([.B1245]-[.G1245])" office:value-type="float" office:value="43.7071916358046">
            <text:p>43.7071916358046</text:p>
          </table:table-cell>
          <table:table-cell table:number-columns-repeated="3"/>
        </table:table-row>
        <table:table-row table:style-name="ro2">
          <table:table-cell table:formula="of:=[.A1245]+[.A$4]" office:value-type="float" office:value="371.100000000008">
            <text:p>371.100000000008</text:p>
          </table:table-cell>
          <table:table-cell table:formula="of:=[.A1246]/([.$D$4]*2)" office:value-type="float" office:value="185.550000000004">
            <text:p>185.550000000004</text:p>
          </table:table-cell>
          <table:table-cell table:formula="of:=SQRT(ABS([.$D$2]^2-[.B1246]^2))" office:value-type="float" office:value="84.8752172309535">
            <text:p>84.8752172309535</text:p>
          </table:table-cell>
          <table:table-cell table:formula="of:=([.$C$10]-[.C1246])*[.$B$4]" office:value-type="float" office:value="131227.879008981">
            <text:p>131227.879008981</text:p>
          </table:table-cell>
          <table:table-cell table:formula="of:=ROUND([.D1246])" office:value-type="float" office:value="131228">
            <text:p>131228</text:p>
          </table:table-cell>
          <table:table-cell table:formula="of:=([.$C$8]-([.E1246]*[.$C$4]))" office:value-type="float" office:value="84.8752115384615">
            <text:p>84.8752115384615</text:p>
          </table:table-cell>
          <table:table-cell table:formula="of:=SQRT(ABS([.$D$2]^2-[.F1246]^2))" office:value-type="float" office:value="141.496284284434">
            <text:p>141.496284284434</text:p>
          </table:table-cell>
          <table:table-cell table:formula="of:=ABS([.B1246]-[.G1246])" office:value-type="float" office:value="44.05371571557">
            <text:p>44.05371571557</text:p>
          </table:table-cell>
          <table:table-cell table:number-columns-repeated="3"/>
        </table:table-row>
        <table:table-row table:style-name="ro2">
          <table:table-cell table:formula="of:=[.A1246]+[.A$4]" office:value-type="float" office:value="371.400000000008">
            <text:p>371.400000000008</text:p>
          </table:table-cell>
          <table:table-cell table:formula="of:=[.A1247]/([.$D$4]*2)" office:value-type="float" office:value="185.700000000004">
            <text:p>185.700000000004</text:p>
          </table:table-cell>
          <table:table-cell table:formula="of:=SQRT(ABS([.$D$2]^2-[.B1247]^2))" office:value-type="float" office:value="85.2026408041532">
            <text:p>85.2026408041532</text:p>
          </table:table-cell>
          <table:table-cell table:formula="of:=([.$C$10]-[.C1247])*[.$B$4]" office:value-type="float" office:value="130691.626227677">
            <text:p>130691.626227677</text:p>
          </table:table-cell>
          <table:table-cell table:formula="of:=ROUND([.D1247])" office:value-type="float" office:value="130692">
            <text:p>130692</text:p>
          </table:table-cell>
          <table:table-cell table:formula="of:=([.$C$8]-([.E1247]*[.$C$4]))" office:value-type="float" office:value="85.2024807692308">
            <text:p>85.2024807692308</text:p>
          </table:table-cell>
          <table:table-cell table:formula="of:=SQRT(ABS([.$D$2]^2-[.F1247]^2))" office:value-type="float" office:value="141.299459555827">
            <text:p>141.299459555827</text:p>
          </table:table-cell>
          <table:table-cell table:formula="of:=ABS([.B1247]-[.G1247])" office:value-type="float" office:value="44.4005404441769">
            <text:p>44.4005404441769</text:p>
          </table:table-cell>
          <table:table-cell table:number-columns-repeated="3"/>
        </table:table-row>
        <table:table-row table:style-name="ro2">
          <table:table-cell table:formula="of:=[.A1247]+[.A$4]" office:value-type="float" office:value="371.700000000008">
            <text:p>371.700000000008</text:p>
          </table:table-cell>
          <table:table-cell table:formula="of:=[.A1248]/([.$D$4]*2)" office:value-type="float" office:value="185.850000000004">
            <text:p>185.850000000004</text:p>
          </table:table-cell>
          <table:table-cell table:formula="of:=SQRT(ABS([.$D$2]^2-[.B1248]^2))" office:value-type="float" office:value="85.529074004116">
            <text:p>85.529074004116</text:p>
          </table:table-cell>
          <table:table-cell table:formula="of:=([.$C$10]-[.C1248])*[.$B$4]" office:value-type="float" office:value="130156.995474982">
            <text:p>130156.995474982</text:p>
          </table:table-cell>
          <table:table-cell table:formula="of:=ROUND([.D1248])" office:value-type="float" office:value="130157">
            <text:p>130157</text:p>
          </table:table-cell>
          <table:table-cell table:formula="of:=([.$C$8]-([.E1248]*[.$C$4]))" office:value-type="float" office:value="85.5291394230769">
            <text:p>85.5291394230769</text:p>
          </table:table-cell>
          <table:table-cell table:formula="of:=SQRT(ABS([.$D$2]^2-[.F1248]^2))" office:value-type="float" office:value="141.101971317016">
            <text:p>141.101971317016</text:p>
          </table:table-cell>
          <table:table-cell table:formula="of:=ABS([.B1248]-[.G1248])" office:value-type="float" office:value="44.7480286829887">
            <text:p>44.7480286829887</text:p>
          </table:table-cell>
          <table:table-cell table:number-columns-repeated="3"/>
        </table:table-row>
        <table:table-row table:style-name="ro2">
          <table:table-cell table:formula="of:=[.A1248]+[.A$4]" office:value-type="float" office:value="372.000000000008">
            <text:p>372.000000000008</text:p>
          </table:table-cell>
          <table:table-cell table:formula="of:=[.A1249]/([.$D$4]*2)" office:value-type="float" office:value="186.000000000004">
            <text:p>186.000000000004</text:p>
          </table:table-cell>
          <table:table-cell table:formula="of:=SQRT(ABS([.$D$2]^2-[.B1249]^2))" office:value-type="float" office:value="85.8545281275342">
            <text:p>85.8545281275342</text:p>
          </table:table-cell>
          <table:table-cell table:formula="of:=([.$C$10]-[.C1249])*[.$B$4]" office:value-type="float" office:value="129623.968249227">
            <text:p>129623.968249227</text:p>
          </table:table-cell>
          <table:table-cell table:formula="of:=ROUND([.D1249])" office:value-type="float" office:value="129624">
            <text:p>129624</text:p>
          </table:table-cell>
          <table:table-cell table:formula="of:=([.$C$8]-([.E1249]*[.$C$4]))" office:value-type="float" office:value="85.8545769230769">
            <text:p>85.8545769230769</text:p>
          </table:table-cell>
          <table:table-cell table:formula="of:=SQRT(ABS([.$D$2]^2-[.F1249]^2))" office:value-type="float" office:value="140.904193058118">
            <text:p>140.904193058118</text:p>
          </table:table-cell>
          <table:table-cell table:formula="of:=ABS([.B1249]-[.G1249])" office:value-type="float" office:value="45.0958069418859">
            <text:p>45.0958069418859</text:p>
          </table:table-cell>
          <table:table-cell table:number-columns-repeated="3"/>
        </table:table-row>
        <table:table-row table:style-name="ro2">
          <table:table-cell table:formula="of:=[.A1249]+[.A$4]" office:value-type="float" office:value="372.300000000008">
            <text:p>372.300000000008</text:p>
          </table:table-cell>
          <table:table-cell table:formula="of:=[.A1250]/([.$D$4]*2)" office:value-type="float" office:value="186.150000000004">
            <text:p>186.150000000004</text:p>
          </table:table-cell>
          <table:table-cell table:formula="of:=SQRT(ABS([.$D$2]^2-[.B1250]^2))" office:value-type="float" office:value="86.1790142668246">
            <text:p>86.1790142668246</text:p>
          </table:table-cell>
          <table:table-cell table:formula="of:=([.$C$10]-[.C1250])*[.$B$4]" office:value-type="float" office:value="129092.526383302">
            <text:p>129092.526383302</text:p>
          </table:table-cell>
          <table:table-cell table:formula="of:=ROUND([.D1250])" office:value-type="float" office:value="129093">
            <text:p>129093</text:p>
          </table:table-cell>
          <table:table-cell table:formula="of:=([.$C$8]-([.E1250]*[.$C$4]))" office:value-type="float" office:value="86.1787932692308">
            <text:p>86.1787932692308</text:p>
          </table:table-cell>
          <table:table-cell table:formula="of:=SQRT(ABS([.$D$2]^2-[.F1250]^2))" office:value-type="float" office:value="140.706132029344">
            <text:p>140.706132029344</text:p>
          </table:table-cell>
          <table:table-cell table:formula="of:=ABS([.B1250]-[.G1250])" office:value-type="float" office:value="45.4438679706602">
            <text:p>45.4438679706602</text:p>
          </table:table-cell>
          <table:table-cell table:number-columns-repeated="3"/>
        </table:table-row>
        <table:table-row table:style-name="ro2">
          <table:table-cell table:formula="of:=[.A1250]+[.A$4]" office:value-type="float" office:value="372.600000000008">
            <text:p>372.600000000008</text:p>
          </table:table-cell>
          <table:table-cell table:formula="of:=[.A1251]/([.$D$4]*2)" office:value-type="float" office:value="186.300000000004">
            <text:p>186.300000000004</text:p>
          </table:table-cell>
          <table:table-cell table:formula="of:=SQRT(ABS([.$D$2]^2-[.B1251]^2))" office:value-type="float" office:value="86.5025433152203">
            <text:p>86.5025433152203</text:p>
          </table:table-cell>
          <table:table-cell table:formula="of:=([.$C$10]-[.C1251])*[.$B$4]" office:value-type="float" office:value="128562.652036323">
            <text:p>128562.652036323</text:p>
          </table:table-cell>
          <table:table-cell table:formula="of:=ROUND([.D1251])" office:value-type="float" office:value="128563">
            <text:p>128563</text:p>
          </table:table-cell>
          <table:table-cell table:formula="of:=([.$C$8]-([.E1251]*[.$C$4]))" office:value-type="float" office:value="86.5023990384615">
            <text:p>86.5023990384615</text:p>
          </table:table-cell>
          <table:table-cell table:formula="of:=SQRT(ABS([.$D$2]^2-[.F1251]^2))" office:value-type="float" office:value="140.507419592671">
            <text:p>140.507419592671</text:p>
          </table:table-cell>
          <table:table-cell table:formula="of:=ABS([.B1251]-[.G1251])" office:value-type="float" office:value="45.7925804073337">
            <text:p>45.7925804073337</text:p>
          </table:table-cell>
          <table:table-cell table:number-columns-repeated="3"/>
        </table:table-row>
        <table:table-row table:style-name="ro2">
          <table:table-cell table:formula="of:=[.A1251]+[.A$4]" office:value-type="float" office:value="372.900000000008">
            <text:p>372.900000000008</text:p>
          </table:table-cell>
          <table:table-cell table:formula="of:=[.A1252]/([.$D$4]*2)" office:value-type="float" office:value="186.450000000004">
            <text:p>186.450000000004</text:p>
          </table:table-cell>
          <table:table-cell table:formula="of:=SQRT(ABS([.$D$2]^2-[.B1252]^2))" office:value-type="float" office:value="86.8251259716999">
            <text:p>86.8251259716999</text:p>
          </table:table-cell>
          <table:table-cell table:formula="of:=([.$C$10]-[.C1252])*[.$B$4]" office:value-type="float" office:value="128034.327685554">
            <text:p>128034.327685554</text:p>
          </table:table-cell>
          <table:table-cell table:formula="of:=ROUND([.D1252])" office:value-type="float" office:value="128034">
            <text:p>128034</text:p>
          </table:table-cell>
          <table:table-cell table:formula="of:=([.$C$8]-([.E1252]*[.$C$4]))" office:value-type="float" office:value="86.8253942307692">
            <text:p>86.8253942307692</text:p>
          </table:table-cell>
          <table:table-cell table:formula="of:=SQRT(ABS([.$D$2]^2-[.F1252]^2))" office:value-type="float" office:value="140.308057205107">
            <text:p>140.308057205107</text:p>
          </table:table-cell>
          <table:table-cell table:formula="of:=ABS([.B1252]-[.G1252])" office:value-type="float" office:value="46.1419427948975">
            <text:p>46.1419427948975</text:p>
          </table:table-cell>
          <table:table-cell table:number-columns-repeated="3"/>
        </table:table-row>
        <table:table-row table:style-name="ro2">
          <table:table-cell table:formula="of:=[.A1252]+[.A$4]" office:value-type="float" office:value="373.200000000008">
            <text:p>373.200000000008</text:p>
          </table:table-cell>
          <table:table-cell table:formula="of:=[.A1253]/([.$D$4]*2)" office:value-type="float" office:value="186.600000000004">
            <text:p>186.600000000004</text:p>
          </table:table-cell>
          <table:table-cell table:formula="of:=SQRT(ABS([.$D$2]^2-[.B1253]^2))" office:value-type="float" office:value="87.1467727457625">
            <text:p>87.1467727457625</text:p>
          </table:table-cell>
          <table:table-cell table:formula="of:=([.$C$10]-[.C1253])*[.$B$4]" office:value-type="float" office:value="127507.536118585">
            <text:p>127507.536118585</text:p>
          </table:table-cell>
          <table:table-cell table:formula="of:=ROUND([.D1253])" office:value-type="float" office:value="127508">
            <text:p>127508</text:p>
          </table:table-cell>
          <table:table-cell table:formula="of:=([.$C$8]-([.E1253]*[.$C$4]))" office:value-type="float" office:value="87.1465576923077">
            <text:p>87.1465576923077</text:p>
          </table:table-cell>
          <table:table-cell table:formula="of:=SQRT(ABS([.$D$2]^2-[.F1253]^2))" office:value-type="float" office:value="140.108805870228">
            <text:p>140.108805870228</text:p>
          </table:table-cell>
          <table:table-cell table:formula="of:=ABS([.B1253]-[.G1253])" office:value-type="float" office:value="46.491194129776">
            <text:p>46.491194129776</text:p>
          </table:table-cell>
          <table:table-cell table:number-columns-repeated="3"/>
        </table:table-row>
        <table:table-row table:style-name="ro2">
          <table:table-cell table:formula="of:=[.A1253]+[.A$4]" office:value-type="float" office:value="373.500000000008">
            <text:p>373.500000000008</text:p>
          </table:table-cell>
          <table:table-cell table:formula="of:=[.A1254]/([.$D$4]*2)" office:value-type="float" office:value="186.750000000004">
            <text:p>186.750000000004</text:p>
          </table:table-cell>
          <table:table-cell table:formula="of:=SQRT(ABS([.$D$2]^2-[.B1254]^2))" office:value-type="float" office:value="87.4674939620518">
            <text:p>87.4674939620518</text:p>
          </table:table-cell>
          <table:table-cell table:formula="of:=([.$C$10]-[.C1254])*[.$B$4]" office:value-type="float" office:value="126982.260425765">
            <text:p>126982.260425765</text:p>
          </table:table-cell>
          <table:table-cell table:formula="of:=ROUND([.D1254])" office:value-type="float" office:value="126982">
            <text:p>126982</text:p>
          </table:table-cell>
          <table:table-cell table:formula="of:=([.$C$8]-([.E1254]*[.$C$4]))" office:value-type="float" office:value="87.4677211538462">
            <text:p>87.4677211538462</text:p>
          </table:table-cell>
          <table:table-cell table:formula="of:=SQRT(ABS([.$D$2]^2-[.F1254]^2))" office:value-type="float" office:value="139.908533535853">
            <text:p>139.908533535853</text:p>
          </table:table-cell>
          <table:table-cell table:formula="of:=ABS([.B1254]-[.G1254])" office:value-type="float" office:value="46.8414664641508">
            <text:p>46.8414664641508</text:p>
          </table:table-cell>
          <table:table-cell table:number-columns-repeated="3"/>
        </table:table-row>
        <table:table-row table:style-name="ro2">
          <table:table-cell table:formula="of:=[.A1254]+[.A$4]" office:value-type="float" office:value="373.800000000008">
            <text:p>373.800000000008</text:p>
          </table:table-cell>
          <table:table-cell table:formula="of:=[.A1255]/([.$D$4]*2)" office:value-type="float" office:value="186.900000000004">
            <text:p>186.900000000004</text:p>
          </table:table-cell>
          <table:table-cell table:formula="of:=SQRT(ABS([.$D$2]^2-[.B1255]^2))" office:value-type="float" office:value="87.7872997648383">
            <text:p>87.7872997648383</text:p>
          </table:table-cell>
          <table:table-cell table:formula="of:=([.$C$10]-[.C1255])*[.$B$4]" office:value-type="float" office:value="126458.483992855">
            <text:p>126458.483992855</text:p>
          </table:table-cell>
          <table:table-cell table:formula="of:=ROUND([.D1255])" office:value-type="float" office:value="126458">
            <text:p>126458</text:p>
          </table:table-cell>
          <table:table-cell table:formula="of:=([.$C$8]-([.E1255]*[.$C$4]))" office:value-type="float" office:value="87.7876634615385">
            <text:p>87.7876634615385</text:p>
          </table:table-cell>
          <table:table-cell table:formula="of:=SQRT(ABS([.$D$2]^2-[.F1255]^2))" office:value-type="float" office:value="139.708003149296">
            <text:p>139.708003149296</text:p>
          </table:table-cell>
          <table:table-cell table:formula="of:=ABS([.B1255]-[.G1255])" office:value-type="float" office:value="47.1919968507083">
            <text:p>47.1919968507083</text:p>
          </table:table-cell>
          <table:table-cell table:number-columns-repeated="3"/>
        </table:table-row>
        <table:table-row table:style-name="ro2">
          <table:table-cell table:formula="of:=[.A1255]+[.A$4]" office:value-type="float" office:value="374.100000000008">
            <text:p>374.100000000008</text:p>
          </table:table-cell>
          <table:table-cell table:formula="of:=[.A1256]/([.$D$4]*2)" office:value-type="float" office:value="187.050000000004">
            <text:p>187.050000000004</text:p>
          </table:table-cell>
          <table:table-cell table:formula="of:=SQRT(ABS([.$D$2]^2-[.B1256]^2))" office:value-type="float" office:value="88.1062001223613">
            <text:p>88.1062001223613</text:p>
          </table:table-cell>
          <table:table-cell table:formula="of:=([.$C$10]-[.C1256])*[.$B$4]" office:value-type="float" office:value="125936.190493919">
            <text:p>125936.190493919</text:p>
          </table:table-cell>
          <table:table-cell table:formula="of:=ROUND([.D1256])" office:value-type="float" office:value="125936">
            <text:p>125936</text:p>
          </table:table-cell>
          <table:table-cell table:formula="of:=([.$C$8]-([.E1256]*[.$C$4]))" office:value-type="float" office:value="88.1063846153846">
            <text:p>88.1063846153846</text:p>
          </table:table-cell>
          <table:table-cell table:formula="of:=SQRT(ABS([.$D$2]^2-[.F1256]^2))" office:value-type="float" office:value="139.507221999458">
            <text:p>139.507221999458</text:p>
          </table:table-cell>
          <table:table-cell table:formula="of:=ABS([.B1256]-[.G1256])" office:value-type="float" office:value="47.5427780005467">
            <text:p>47.5427780005467</text:p>
          </table:table-cell>
          <table:table-cell table:number-columns-repeated="3"/>
        </table:table-row>
        <table:table-row table:style-name="ro2">
          <table:table-cell table:formula="of:=[.A1256]+[.A$4]" office:value-type="float" office:value="374.400000000008">
            <text:p>374.400000000008</text:p>
          </table:table-cell>
          <table:table-cell table:formula="of:=[.A1257]/([.$D$4]*2)" office:value-type="float" office:value="187.200000000004">
            <text:p>187.200000000004</text:p>
          </table:table-cell>
          <table:table-cell table:formula="of:=SQRT(ABS([.$D$2]^2-[.B1257]^2))" office:value-type="float" office:value="88.4242048310392">
            <text:p>88.4242048310392</text:p>
          </table:table-cell>
          <table:table-cell table:formula="of:=([.$C$10]-[.C1257])*[.$B$4]" office:value-type="float" office:value="125415.363884431">
            <text:p>125415.363884431</text:p>
          </table:table-cell>
          <table:table-cell table:formula="of:=ROUND([.D1257])" office:value-type="float" office:value="125415">
            <text:p>125415</text:p>
          </table:table-cell>
          <table:table-cell table:formula="of:=([.$C$8]-([.E1257]*[.$C$4]))" office:value-type="float" office:value="88.4244951923077">
            <text:p>88.4244951923077</text:p>
          </table:table-cell>
          <table:table-cell table:formula="of:=SQRT(ABS([.$D$2]^2-[.F1257]^2))" office:value-type="float" office:value="139.305809821362">
            <text:p>139.305809821362</text:p>
          </table:table-cell>
          <table:table-cell table:formula="of:=ABS([.B1257]-[.G1257])" office:value-type="float" office:value="47.8941901786419">
            <text:p>47.8941901786419</text:p>
          </table:table-cell>
          <table:table-cell table:number-columns-repeated="3"/>
        </table:table-row>
        <table:table-row table:style-name="ro2">
          <table:table-cell table:formula="of:=[.A1257]+[.A$4]" office:value-type="float" office:value="374.700000000008">
            <text:p>374.700000000008</text:p>
          </table:table-cell>
          <table:table-cell table:formula="of:=[.A1258]/([.$D$4]*2)" office:value-type="float" office:value="187.350000000004">
            <text:p>187.350000000004</text:p>
          </table:table-cell>
          <table:table-cell table:formula="of:=SQRT(ABS([.$D$2]^2-[.B1258]^2))" office:value-type="float" office:value="88.7413235195508">
            <text:p>88.7413235195508</text:p>
          </table:table-cell>
          <table:table-cell table:formula="of:=([.$C$10]-[.C1258])*[.$B$4]" office:value-type="float" office:value="124895.988394585">
            <text:p>124895.988394585</text:p>
          </table:table-cell>
          <table:table-cell table:formula="of:=ROUND([.D1258])" office:value-type="float" office:value="124896">
            <text:p>124896</text:p>
          </table:table-cell>
          <table:table-cell table:formula="of:=([.$C$8]-([.E1258]*[.$C$4]))" office:value-type="float" office:value="88.7413846153846">
            <text:p>88.7413846153846</text:p>
          </table:table-cell>
          <table:table-cell table:formula="of:=SQRT(ABS([.$D$2]^2-[.F1258]^2))" office:value-type="float" office:value="139.104157581808">
            <text:p>139.104157581808</text:p>
          </table:table-cell>
          <table:table-cell table:formula="of:=ABS([.B1258]-[.G1258])" office:value-type="float" office:value="48.2458424181966">
            <text:p>48.2458424181966</text:p>
          </table:table-cell>
          <table:table-cell table:number-columns-repeated="3"/>
        </table:table-row>
        <table:table-row table:style-name="ro2">
          <table:table-cell table:formula="of:=[.A1258]+[.A$4]" office:value-type="float" office:value="375.000000000008">
            <text:p>375.000000000008</text:p>
          </table:table-cell>
          <table:table-cell table:formula="of:=[.A1259]/([.$D$4]*2)" office:value-type="float" office:value="187.500000000004">
            <text:p>187.500000000004</text:p>
          </table:table-cell>
          <table:table-cell table:formula="of:=SQRT(ABS([.$D$2]^2-[.B1259]^2))" office:value-type="float" office:value="89.0575656527933">
            <text:p>89.0575656527933</text:p>
          </table:table-cell>
          <table:table-cell table:formula="of:=([.$C$10]-[.C1259])*[.$B$4]" office:value-type="float" office:value="124378.048522818">
            <text:p>124378.048522818</text:p>
          </table:table-cell>
          <table:table-cell table:formula="of:=ROUND([.D1259])" office:value-type="float" office:value="124378">
            <text:p>124378</text:p>
          </table:table-cell>
          <table:table-cell table:formula="of:=([.$C$8]-([.E1259]*[.$C$4]))" office:value-type="float" office:value="89.0576634615385">
            <text:p>89.0576634615385</text:p>
          </table:table-cell>
          <table:table-cell table:formula="of:=SQRT(ABS([.$D$2]^2-[.F1259]^2))" office:value-type="float" office:value="138.901881120348">
            <text:p>138.901881120348</text:p>
          </table:table-cell>
          <table:table-cell table:formula="of:=ABS([.B1259]-[.G1259])" office:value-type="float" office:value="48.598118879656">
            <text:p>48.598118879656</text:p>
          </table:table-cell>
          <table:table-cell table:number-columns-repeated="3"/>
        </table:table-row>
        <table:table-row table:style-name="ro2">
          <table:table-cell table:formula="of:=[.A1259]+[.A$4]" office:value-type="float" office:value="375.300000000008">
            <text:p>375.300000000008</text:p>
          </table:table-cell>
          <table:table-cell table:formula="of:=[.A1260]/([.$D$4]*2)" office:value-type="float" office:value="187.650000000004">
            <text:p>187.650000000004</text:p>
          </table:table-cell>
          <table:table-cell table:formula="of:=SQRT(ABS([.$D$2]^2-[.B1260]^2))" office:value-type="float" office:value="89.3729405357214">
            <text:p>89.3729405357214</text:p>
          </table:table-cell>
          <table:table-cell table:formula="of:=([.$C$10]-[.C1260])*[.$B$4]" office:value-type="float" office:value="123861.529029518">
            <text:p>123861.529029518</text:p>
          </table:table-cell>
          <table:table-cell table:formula="of:=ROUND([.D1260])" office:value-type="float" office:value="123862">
            <text:p>123862</text:p>
          </table:table-cell>
          <table:table-cell table:formula="of:=([.$C$8]-([.E1260]*[.$C$4]))" office:value-type="float" office:value="89.3727211538462">
            <text:p>89.3727211538462</text:p>
          </table:table-cell>
          <table:table-cell table:formula="of:=SQRT(ABS([.$D$2]^2-[.F1260]^2))" office:value-type="float" office:value="138.699375317832">
            <text:p>138.699375317832</text:p>
          </table:table-cell>
          <table:table-cell table:formula="of:=ABS([.B1260]-[.G1260])" office:value-type="float" office:value="48.9506246821721">
            <text:p>48.9506246821721</text:p>
          </table:table-cell>
          <table:table-cell table:number-columns-repeated="3"/>
        </table:table-row>
        <table:table-row table:style-name="ro2">
          <table:table-cell table:formula="of:=[.A1260]+[.A$4]" office:value-type="float" office:value="375.600000000008">
            <text:p>375.600000000008</text:p>
          </table:table-cell>
          <table:table-cell table:formula="of:=[.A1261]/([.$D$4]*2)" office:value-type="float" office:value="187.800000000004">
            <text:p>187.800000000004</text:p>
          </table:table-cell>
          <table:table-cell table:formula="of:=SQRT(ABS([.$D$2]^2-[.B1261]^2))" office:value-type="float" office:value="89.6874573170719">
            <text:p>89.6874573170719</text:p>
          </table:table-cell>
          <table:table-cell table:formula="of:=([.$C$10]-[.C1261])*[.$B$4]" office:value-type="float" office:value="123346.414930929">
            <text:p>123346.414930929</text:p>
          </table:table-cell>
          <table:table-cell table:formula="of:=ROUND([.D1261])" office:value-type="float" office:value="123346">
            <text:p>123346</text:p>
          </table:table-cell>
          <table:table-cell table:formula="of:=([.$C$8]-([.E1261]*[.$C$4]))" office:value-type="float" office:value="89.6877788461539">
            <text:p>89.6877788461539</text:p>
          </table:table-cell>
          <table:table-cell table:formula="of:=SQRT(ABS([.$D$2]^2-[.F1261]^2))" office:value-type="float" office:value="138.495856709302">
            <text:p>138.495856709302</text:p>
          </table:table-cell>
          <table:table-cell table:formula="of:=ABS([.B1261]-[.G1261])" office:value-type="float" office:value="49.3041432907027">
            <text:p>49.3041432907027</text:p>
          </table:table-cell>
          <table:table-cell table:number-columns-repeated="3"/>
        </table:table-row>
        <table:table-row table:style-name="ro2">
          <table:table-cell table:formula="of:=[.A1261]+[.A$4]" office:value-type="float" office:value="375.900000000009">
            <text:p>375.900000000009</text:p>
          </table:table-cell>
          <table:table-cell table:formula="of:=[.A1262]/([.$D$4]*2)" office:value-type="float" office:value="187.950000000004">
            <text:p>187.950000000004</text:p>
          </table:table-cell>
          <table:table-cell table:formula="of:=SQRT(ABS([.$D$2]^2-[.B1262]^2))" office:value-type="float" office:value="90.0011249929777">
            <text:p>90.0011249929777</text:p>
          </table:table-cell>
          <table:table-cell table:formula="of:=([.$C$10]-[.C1262])*[.$B$4]" office:value-type="float" office:value="122832.691493225">
            <text:p>122832.691493225</text:p>
          </table:table-cell>
          <table:table-cell table:formula="of:=ROUND([.D1262])" office:value-type="float" office:value="122833">
            <text:p>122833</text:p>
          </table:table-cell>
          <table:table-cell table:formula="of:=([.$C$8]-([.E1262]*[.$C$4]))" office:value-type="float" office:value="90.0010048076923">
            <text:p>90.0010048076923</text:p>
          </table:table-cell>
          <table:table-cell table:formula="of:=SQRT(ABS([.$D$2]^2-[.F1262]^2))" office:value-type="float" office:value="138.292512934019">
            <text:p>138.292512934019</text:p>
          </table:table-cell>
          <table:table-cell table:formula="of:=ABS([.B1262]-[.G1262])" office:value-type="float" office:value="49.6574870659855">
            <text:p>49.6574870659855</text:p>
          </table:table-cell>
          <table:table-cell table:number-columns-repeated="3"/>
        </table:table-row>
        <table:table-row table:style-name="ro2">
          <table:table-cell table:formula="of:=[.A1262]+[.A$4]" office:value-type="float" office:value="376.200000000009">
            <text:p>376.200000000009</text:p>
          </table:table-cell>
          <table:table-cell table:formula="of:=[.A1263]/([.$D$4]*2)" office:value-type="float" office:value="188.100000000004">
            <text:p>188.100000000004</text:p>
          </table:table-cell>
          <table:table-cell table:formula="of:=SQRT(ABS([.$D$2]^2-[.B1263]^2))" office:value-type="float" office:value="90.3139524104753">
            <text:p>90.3139524104753</text:p>
          </table:table-cell>
          <table:table-cell table:formula="of:=([.$C$10]-[.C1263])*[.$B$4]" office:value-type="float" office:value="122320.344226772">
            <text:p>122320.344226772</text:p>
          </table:table-cell>
          <table:table-cell table:formula="of:=ROUND([.D1263])" office:value-type="float" office:value="122320">
            <text:p>122320</text:p>
          </table:table-cell>
          <table:table-cell table:formula="of:=([.$C$8]-([.E1263]*[.$C$4]))" office:value-type="float" office:value="90.3142307692308">
            <text:p>90.3142307692308</text:p>
          </table:table-cell>
          <table:table-cell table:formula="of:=SQRT(ABS([.$D$2]^2-[.F1263]^2))" office:value-type="float" office:value="138.088159233738">
            <text:p>138.088159233738</text:p>
          </table:table-cell>
          <table:table-cell table:formula="of:=ABS([.B1263]-[.G1263])" office:value-type="float" office:value="50.0118407662664">
            <text:p>50.0118407662664</text:p>
          </table:table-cell>
          <table:table-cell table:number-columns-repeated="3"/>
        </table:table-row>
        <table:table-row table:style-name="ro2">
          <table:table-cell table:formula="of:=[.A1263]+[.A$4]" office:value-type="float" office:value="376.500000000009">
            <text:p>376.500000000009</text:p>
          </table:table-cell>
          <table:table-cell table:formula="of:=[.A1264]/([.$D$4]*2)" office:value-type="float" office:value="188.250000000004">
            <text:p>188.250000000004</text:p>
          </table:table-cell>
          <table:table-cell table:formula="of:=SQRT(ABS([.$D$2]^2-[.B1264]^2))" office:value-type="float" office:value="90.6259482709097">
            <text:p>90.6259482709097</text:p>
          </table:table-cell>
          <table:table-cell table:formula="of:=([.$C$10]-[.C1264])*[.$B$4]" office:value-type="float" office:value="121809.358880549">
            <text:p>121809.358880549</text:p>
          </table:table-cell>
          <table:table-cell table:formula="of:=ROUND([.D1264])" office:value-type="float" office:value="121809">
            <text:p>121809</text:p>
          </table:table-cell>
          <table:table-cell table:formula="of:=([.$C$8]-([.E1264]*[.$C$4]))" office:value-type="float" office:value="90.6262355769231">
            <text:p>90.6262355769231</text:p>
          </table:table-cell>
          <table:table-cell table:formula="of:=SQRT(ABS([.$D$2]^2-[.F1264]^2))" office:value-type="float" office:value="137.883593749061">
            <text:p>137.883593749061</text:p>
          </table:table-cell>
          <table:table-cell table:formula="of:=ABS([.B1264]-[.G1264])" office:value-type="float" office:value="50.3664062509434">
            <text:p>50.3664062509434</text:p>
          </table:table-cell>
          <table:table-cell table:number-columns-repeated="3"/>
        </table:table-row>
        <table:table-row table:style-name="ro2">
          <table:table-cell table:formula="of:=[.A1264]+[.A$4]" office:value-type="float" office:value="376.800000000009">
            <text:p>376.800000000009</text:p>
          </table:table-cell>
          <table:table-cell table:formula="of:=[.A1265]/([.$D$4]*2)" office:value-type="float" office:value="188.400000000004">
            <text:p>188.400000000004</text:p>
          </table:table-cell>
          <table:table-cell table:formula="of:=SQRT(ABS([.$D$2]^2-[.B1265]^2))" office:value-type="float" office:value="90.9371211332402">
            <text:p>90.9371211332402</text:p>
          </table:table-cell>
          <table:table-cell table:formula="of:=([.$C$10]-[.C1265])*[.$B$4]" office:value-type="float" office:value="121299.721436732">
            <text:p>121299.721436732</text:p>
          </table:table-cell>
          <table:table-cell table:formula="of:=ROUND([.D1265])" office:value-type="float" office:value="121300">
            <text:p>121300</text:p>
          </table:table-cell>
          <table:table-cell table:formula="of:=([.$C$8]-([.E1265]*[.$C$4]))" office:value-type="float" office:value="90.9370192307692">
            <text:p>90.9370192307692</text:p>
          </table:table-cell>
          <table:table-cell table:formula="of:=SQRT(ABS([.$D$2]^2-[.F1265]^2))" office:value-type="float" office:value="137.678823838028">
            <text:p>137.678823838028</text:p>
          </table:table-cell>
          <table:table-cell table:formula="of:=ABS([.B1265]-[.G1265])" office:value-type="float" office:value="50.7211761619764">
            <text:p>50.7211761619764</text:p>
          </table:table-cell>
          <table:table-cell table:number-columns-repeated="3"/>
        </table:table-row>
        <table:table-row table:style-name="ro2">
          <table:table-cell table:formula="of:=[.A1265]+[.A$4]" office:value-type="float" office:value="377.100000000009">
            <text:p>377.100000000009</text:p>
          </table:table-cell>
          <table:table-cell table:formula="of:=[.A1266]/([.$D$4]*2)" office:value-type="float" office:value="188.550000000004">
            <text:p>188.550000000004</text:p>
          </table:table-cell>
          <table:table-cell table:formula="of:=SQRT(ABS([.$D$2]^2-[.B1266]^2))" office:value-type="float" office:value="91.2474794172508">
            <text:p>91.2474794172508</text:p>
          </table:table-cell>
          <table:table-cell table:formula="of:=([.$C$10]-[.C1266])*[.$B$4]" office:value-type="float" office:value="120791.418105439">
            <text:p>120791.418105439</text:p>
          </table:table-cell>
          <table:table-cell table:formula="of:=ROUND([.D1266])" office:value-type="float" office:value="120791">
            <text:p>120791</text:p>
          </table:table-cell>
          <table:table-cell table:formula="of:=([.$C$8]-([.E1266]*[.$C$4]))" office:value-type="float" office:value="91.2478028846154">
            <text:p>91.2478028846154</text:p>
          </table:table-cell>
          <table:table-cell table:formula="of:=SQRT(ABS([.$D$2]^2-[.F1266]^2))" office:value-type="float" office:value="137.473046335383">
            <text:p>137.473046335383</text:p>
          </table:table-cell>
          <table:table-cell table:formula="of:=ABS([.B1266]-[.G1266])" office:value-type="float" office:value="51.0769536646212">
            <text:p>51.0769536646212</text:p>
          </table:table-cell>
          <table:table-cell table:number-columns-repeated="3"/>
        </table:table-row>
        <table:table-row table:style-name="ro2">
          <table:table-cell table:formula="of:=[.A1266]+[.A$4]" office:value-type="float" office:value="377.400000000009">
            <text:p>377.400000000009</text:p>
          </table:table-cell>
          <table:table-cell table:formula="of:=[.A1267]/([.$D$4]*2)" office:value-type="float" office:value="188.700000000004">
            <text:p>188.700000000004</text:p>
          </table:table-cell>
          <table:table-cell table:formula="of:=SQRT(ABS([.$D$2]^2-[.B1267]^2))" office:value-type="float" office:value="91.5570314066681">
            <text:p>91.5570314066681</text:p>
          </table:table-cell>
          <table:table-cell table:formula="of:=([.$C$10]-[.C1267])*[.$B$4]" office:value-type="float" office:value="120284.435319621">
            <text:p>120284.435319621</text:p>
          </table:table-cell>
          <table:table-cell table:formula="of:=ROUND([.D1267])" office:value-type="float" office:value="120284">
            <text:p>120284</text:p>
          </table:table-cell>
          <table:table-cell table:formula="of:=([.$C$8]-([.E1267]*[.$C$4]))" office:value-type="float" office:value="91.5573653846154">
            <text:p>91.5573653846154</text:p>
          </table:table-cell>
          <table:table-cell table:formula="of:=SQRT(ABS([.$D$2]^2-[.F1267]^2))" office:value-type="float" office:value="137.267071229148">
            <text:p>137.267071229148</text:p>
          </table:table-cell>
          <table:table-cell table:formula="of:=ABS([.B1267]-[.G1267])" office:value-type="float" office:value="51.4329287708561">
            <text:p>51.4329287708561</text:p>
          </table:table-cell>
          <table:table-cell table:number-columns-repeated="3"/>
        </table:table-row>
        <table:table-row table:style-name="ro2">
          <table:table-cell table:formula="of:=[.A1267]+[.A$4]" office:value-type="float" office:value="377.700000000009">
            <text:p>377.700000000009</text:p>
          </table:table-cell>
          <table:table-cell table:formula="of:=[.A1268]/([.$D$4]*2)" office:value-type="float" office:value="188.850000000004">
            <text:p>188.850000000004</text:p>
          </table:table-cell>
          <table:table-cell table:formula="of:=SQRT(ABS([.$D$2]^2-[.B1268]^2))" office:value-type="float" office:value="91.8657852521907">
            <text:p>91.8657852521907</text:p>
          </table:table-cell>
          <table:table-cell table:formula="of:=([.$C$10]-[.C1268])*[.$B$4]" office:value-type="float" office:value="119778.759730104">
            <text:p>119778.759730104</text:p>
          </table:table-cell>
          <table:table-cell table:formula="of:=ROUND([.D1268])" office:value-type="float" office:value="119779">
            <text:p>119779</text:p>
          </table:table-cell>
          <table:table-cell table:formula="of:=([.$C$8]-([.E1268]*[.$C$4]))" office:value-type="float" office:value="91.8657067307692">
            <text:p>91.8657067307692</text:p>
          </table:table-cell>
          <table:table-cell table:formula="of:=SQRT(ABS([.$D$2]^2-[.F1268]^2))" office:value-type="float" office:value="137.060905902654">
            <text:p>137.060905902654</text:p>
          </table:table-cell>
          <table:table-cell table:formula="of:=ABS([.B1268]-[.G1268])" office:value-type="float" office:value="51.7890940973498">
            <text:p>51.7890940973498</text:p>
          </table:table-cell>
          <table:table-cell table:number-columns-repeated="3"/>
        </table:table-row>
        <table:table-row table:style-name="ro2">
          <table:table-cell table:formula="of:=[.A1268]+[.A$4]" office:value-type="float" office:value="378.000000000009">
            <text:p>378.000000000009</text:p>
          </table:table-cell>
          <table:table-cell table:formula="of:=[.A1269]/([.$D$4]*2)" office:value-type="float" office:value="189.000000000004">
            <text:p>189.000000000004</text:p>
          </table:table-cell>
          <table:table-cell table:formula="of:=SQRT(ABS([.$D$2]^2-[.B1269]^2))" office:value-type="float" office:value="92.1737489744321">
            <text:p>92.1737489744321</text:p>
          </table:table-cell>
          <table:table-cell table:formula="of:=([.$C$10]-[.C1269])*[.$B$4]" office:value-type="float" office:value="119274.378200764">
            <text:p>119274.378200764</text:p>
          </table:table-cell>
          <table:table-cell table:formula="of:=ROUND([.D1269])" office:value-type="float" office:value="119274">
            <text:p>119274</text:p>
          </table:table-cell>
          <table:table-cell table:formula="of:=([.$C$8]-([.E1269]*[.$C$4]))" office:value-type="float" office:value="92.1740480769231">
            <text:p>92.1740480769231</text:p>
          </table:table-cell>
          <table:table-cell table:formula="of:=SQRT(ABS([.$D$2]^2-[.F1269]^2))" office:value-type="float" office:value="136.853735283744">
            <text:p>136.853735283744</text:p>
          </table:table-cell>
          <table:table-cell table:formula="of:=ABS([.B1269]-[.G1269])" office:value-type="float" office:value="52.1462647162603">
            <text:p>52.1462647162603</text:p>
          </table:table-cell>
          <table:table-cell table:number-columns-repeated="3"/>
        </table:table-row>
        <table:table-row table:style-name="ro2">
          <table:table-cell table:formula="of:=[.A1269]+[.A$4]" office:value-type="float" office:value="378.300000000009">
            <text:p>378.300000000009</text:p>
          </table:table-cell>
          <table:table-cell table:formula="of:=[.A1270]/([.$D$4]*2)" office:value-type="float" office:value="189.150000000004">
            <text:p>189.150000000004</text:p>
          </table:table-cell>
          <table:table-cell table:formula="of:=SQRT(ABS([.$D$2]^2-[.B1270]^2))" office:value-type="float" office:value="92.4809304667812">
            <text:p>92.4809304667812</text:p>
          </table:table-cell>
          <table:table-cell table:formula="of:=([.$C$10]-[.C1270])*[.$B$4]" office:value-type="float" office:value="118771.277803846">
            <text:p>118771.277803846</text:p>
          </table:table-cell>
          <table:table-cell table:formula="of:=ROUND([.D1270])" office:value-type="float" office:value="118771">
            <text:p>118771</text:p>
          </table:table-cell>
          <table:table-cell table:formula="of:=([.$C$8]-([.E1270]*[.$C$4]))" office:value-type="float" office:value="92.4811682692308">
            <text:p>92.4811682692308</text:p>
          </table:table-cell>
          <table:table-cell table:formula="of:=SQRT(ABS([.$D$2]^2-[.F1270]^2))" office:value-type="float" office:value="136.64638127502">
            <text:p>136.64638127502</text:p>
          </table:table-cell>
          <table:table-cell table:formula="of:=ABS([.B1270]-[.G1270])" office:value-type="float" office:value="52.503618724984">
            <text:p>52.503618724984</text:p>
          </table:table-cell>
          <table:table-cell table:number-columns-repeated="3"/>
        </table:table-row>
        <table:table-row table:style-name="ro2">
          <table:table-cell table:formula="of:=[.A1270]+[.A$4]" office:value-type="float" office:value="378.600000000009">
            <text:p>378.600000000009</text:p>
          </table:table-cell>
          <table:table-cell table:formula="of:=[.A1271]/([.$D$4]*2)" office:value-type="float" office:value="189.300000000004">
            <text:p>189.300000000004</text:p>
          </table:table-cell>
          <table:table-cell table:formula="of:=SQRT(ABS([.$D$2]^2-[.B1271]^2))" office:value-type="float" office:value="92.7873374981825">
            <text:p>92.7873374981825</text:p>
          </table:table-cell>
          <table:table-cell table:formula="of:=([.$C$10]-[.C1271])*[.$B$4]" office:value-type="float" office:value="118269.445815409">
            <text:p>118269.445815409</text:p>
          </table:table-cell>
          <table:table-cell table:formula="of:=ROUND([.D1271])" office:value-type="float" office:value="118269">
            <text:p>118269</text:p>
          </table:table-cell>
          <table:table-cell table:formula="of:=([.$C$8]-([.E1271]*[.$C$4]))" office:value-type="float" office:value="92.7876778846154">
            <text:p>92.7876778846154</text:p>
          </table:table-cell>
          <table:table-cell table:formula="of:=SQRT(ABS([.$D$2]^2-[.F1271]^2))" office:value-type="float" office:value="136.438436053705">
            <text:p>136.438436053705</text:p>
          </table:table-cell>
          <table:table-cell table:formula="of:=ABS([.B1271]-[.G1271])" office:value-type="float" office:value="52.8615639462996">
            <text:p>52.8615639462996</text:p>
          </table:table-cell>
          <table:table-cell table:number-columns-repeated="3"/>
        </table:table-row>
        <table:table-row table:style-name="ro2">
          <table:table-cell table:formula="of:=[.A1271]+[.A$4]" office:value-type="float" office:value="378.900000000009">
            <text:p>378.900000000009</text:p>
          </table:table-cell>
          <table:table-cell table:formula="of:=[.A1272]/([.$D$4]*2)" office:value-type="float" office:value="189.450000000004">
            <text:p>189.450000000004</text:p>
          </table:table-cell>
          <table:table-cell table:formula="of:=SQRT(ABS([.$D$2]^2-[.B1272]^2))" office:value-type="float" office:value="93.0929777158387">
            <text:p>93.0929777158387</text:p>
          </table:table-cell>
          <table:table-cell table:formula="of:=([.$C$10]-[.C1272])*[.$B$4]" office:value-type="float" office:value="117768.869710901">
            <text:p>117768.869710901</text:p>
          </table:table-cell>
          <table:table-cell table:formula="of:=ROUND([.D1272])" office:value-type="float" office:value="117769">
            <text:p>117769</text:p>
          </table:table-cell>
          <table:table-cell table:formula="of:=([.$C$8]-([.E1272]*[.$C$4]))" office:value-type="float" office:value="93.0929663461538">
            <text:p>93.0929663461538</text:p>
          </table:table-cell>
          <table:table-cell table:formula="of:=SQRT(ABS([.$D$2]^2-[.F1272]^2))" office:value-type="float" office:value="136.230318273407">
            <text:p>136.230318273407</text:p>
          </table:table-cell>
          <table:table-cell table:formula="of:=ABS([.B1272]-[.G1272])" office:value-type="float" office:value="53.2196817265969">
            <text:p>53.2196817265969</text:p>
          </table:table-cell>
          <table:table-cell table:number-columns-repeated="3"/>
        </table:table-row>
        <table:table-row table:style-name="ro2">
          <table:table-cell table:formula="of:=[.A1272]+[.A$4]" office:value-type="float" office:value="379.200000000009">
            <text:p>379.200000000009</text:p>
          </table:table-cell>
          <table:table-cell table:formula="of:=[.A1273]/([.$D$4]*2)" office:value-type="float" office:value="189.600000000004">
            <text:p>189.600000000004</text:p>
          </table:table-cell>
          <table:table-cell table:formula="of:=SQRT(ABS([.$D$2]^2-[.B1273]^2))" office:value-type="float" office:value="93.3978586478386">
            <text:p>93.3978586478386</text:p>
          </table:table-cell>
          <table:table-cell table:formula="of:=([.$C$10]-[.C1273])*[.$B$4]" office:value-type="float" office:value="117269.537160854">
            <text:p>117269.537160854</text:p>
          </table:table-cell>
          <table:table-cell table:formula="of:=ROUND([.D1273])" office:value-type="float" office:value="117270">
            <text:p>117270</text:p>
          </table:table-cell>
          <table:table-cell table:formula="of:=([.$C$8]-([.E1273]*[.$C$4]))" office:value-type="float" office:value="93.3976442307692">
            <text:p>93.3976442307692</text:p>
          </table:table-cell>
          <table:table-cell table:formula="of:=SQRT(ABS([.$D$2]^2-[.F1273]^2))" office:value-type="float" office:value="136.021616120904">
            <text:p>136.021616120904</text:p>
          </table:table-cell>
          <table:table-cell table:formula="of:=ABS([.B1273]-[.G1273])" office:value-type="float" office:value="53.5783838791">
            <text:p>53.5783838791</text:p>
          </table:table-cell>
          <table:table-cell table:number-columns-repeated="3"/>
        </table:table-row>
        <table:table-row table:style-name="ro2">
          <table:table-cell table:formula="of:=[.A1273]+[.A$4]" office:value-type="float" office:value="379.500000000009">
            <text:p>379.500000000009</text:p>
          </table:table-cell>
          <table:table-cell table:formula="of:=[.A1274]/([.$D$4]*2)" office:value-type="float" office:value="189.750000000004">
            <text:p>189.750000000004</text:p>
          </table:table-cell>
          <table:table-cell table:formula="of:=SQRT(ABS([.$D$2]^2-[.B1274]^2))" office:value-type="float" office:value="93.7019877057132">
            <text:p>93.7019877057132</text:p>
          </table:table-cell>
          <table:table-cell table:formula="of:=([.$C$10]-[.C1274])*[.$B$4]" office:value-type="float" office:value="116771.436026697">
            <text:p>116771.436026697</text:p>
          </table:table-cell>
          <table:table-cell table:formula="of:=ROUND([.D1274])" office:value-type="float" office:value="116771">
            <text:p>116771</text:p>
          </table:table-cell>
          <table:table-cell table:formula="of:=([.$C$8]-([.E1274]*[.$C$4]))" office:value-type="float" office:value="93.7023221153846">
            <text:p>93.7023221153846</text:p>
          </table:table-cell>
          <table:table-cell table:formula="of:=SQRT(ABS([.$D$2]^2-[.F1274]^2))" office:value-type="float" office:value="135.811909750893">
            <text:p>135.811909750893</text:p>
          </table:table-cell>
          <table:table-cell table:formula="of:=ABS([.B1274]-[.G1274])" office:value-type="float" office:value="53.9380902491113">
            <text:p>53.9380902491113</text:p>
          </table:table-cell>
          <table:table-cell table:number-columns-repeated="3"/>
        </table:table-row>
        <table:table-row table:style-name="ro2">
          <table:table-cell table:formula="of:=[.A1274]+[.A$4]" office:value-type="float" office:value="379.800000000009">
            <text:p>379.800000000009</text:p>
          </table:table-cell>
          <table:table-cell table:formula="of:=[.A1275]/([.$D$4]*2)" office:value-type="float" office:value="189.900000000004">
            <text:p>189.900000000004</text:p>
          </table:table-cell>
          <table:table-cell table:formula="of:=SQRT(ABS([.$D$2]^2-[.B1275]^2))" office:value-type="float" office:value="94.0053721869216">
            <text:p>94.0053721869216</text:p>
          </table:table-cell>
          <table:table-cell table:formula="of:=([.$C$10]-[.C1275])*[.$B$4]" office:value-type="float" office:value="116274.554356687">
            <text:p>116274.554356687</text:p>
          </table:table-cell>
          <table:table-cell table:formula="of:=ROUND([.D1275])" office:value-type="float" office:value="116275">
            <text:p>116275</text:p>
          </table:table-cell>
          <table:table-cell table:formula="of:=([.$C$8]-([.E1275]*[.$C$4]))" office:value-type="float" office:value="94.0051682692308">
            <text:p>94.0051682692308</text:p>
          </table:table-cell>
          <table:table-cell table:formula="of:=SQRT(ABS([.$D$2]^2-[.F1275]^2))" office:value-type="float" office:value="135.602464353247">
            <text:p>135.602464353247</text:p>
          </table:table-cell>
          <table:table-cell table:formula="of:=ABS([.B1275]-[.G1275])" office:value-type="float" office:value="54.2975356467574">
            <text:p>54.2975356467574</text:p>
          </table:table-cell>
          <table:table-cell table:number-columns-repeated="3"/>
        </table:table-row>
        <table:table-row table:style-name="ro2">
          <table:table-cell table:formula="of:=[.A1275]+[.A$4]" office:value-type="float" office:value="380.100000000009">
            <text:p>380.100000000009</text:p>
          </table:table-cell>
          <table:table-cell table:formula="of:=[.A1276]/([.$D$4]*2)" office:value-type="float" office:value="190.050000000004">
            <text:p>190.050000000004</text:p>
          </table:table-cell>
          <table:table-cell table:formula="of:=SQRT(ABS([.$D$2]^2-[.B1276]^2))" office:value-type="float" office:value="94.3080192772685">
            <text:p>94.3080192772685</text:p>
          </table:table-cell>
          <table:table-cell table:formula="of:=([.$C$10]-[.C1276])*[.$B$4]" office:value-type="float" office:value="115778.880381945">
            <text:p>115778.880381945</text:p>
          </table:table-cell>
          <table:table-cell table:formula="of:=ROUND([.D1276])" office:value-type="float" office:value="115779">
            <text:p>115779</text:p>
          </table:table-cell>
          <table:table-cell table:formula="of:=([.$C$8]-([.E1276]*[.$C$4]))" office:value-type="float" office:value="94.3080144230769">
            <text:p>94.3080144230769</text:p>
          </table:table-cell>
          <table:table-cell table:formula="of:=SQRT(ABS([.$D$2]^2-[.F1276]^2))" office:value-type="float" office:value="135.392017547478">
            <text:p>135.392017547478</text:p>
          </table:table-cell>
          <table:table-cell table:formula="of:=ABS([.B1276]-[.G1276])" office:value-type="float" office:value="54.6579824525259">
            <text:p>54.6579824525259</text:p>
          </table:table-cell>
          <table:table-cell table:number-columns-repeated="3"/>
        </table:table-row>
        <table:table-row table:style-name="ro2">
          <table:table-cell table:formula="of:=[.A1276]+[.A$4]" office:value-type="float" office:value="380.400000000009">
            <text:p>380.400000000009</text:p>
          </table:table-cell>
          <table:table-cell table:formula="of:=[.A1277]/([.$D$4]*2)" office:value-type="float" office:value="190.200000000004">
            <text:p>190.200000000004</text:p>
          </table:table-cell>
          <table:table-cell table:formula="of:=SQRT(ABS([.$D$2]^2-[.B1277]^2))" office:value-type="float" office:value="94.6099360532585">
            <text:p>94.6099360532585</text:p>
          </table:table-cell>
          <table:table-cell table:formula="of:=([.$C$10]-[.C1277])*[.$B$4]" office:value-type="float" office:value="115284.402512607">
            <text:p>115284.402512607</text:p>
          </table:table-cell>
          <table:table-cell table:formula="of:=ROUND([.D1277])" office:value-type="float" office:value="115284">
            <text:p>115284</text:p>
          </table:table-cell>
          <table:table-cell table:formula="of:=([.$C$8]-([.E1277]*[.$C$4]))" office:value-type="float" office:value="94.61025">
            <text:p>94.61025</text:p>
          </table:table-cell>
          <table:table-cell table:formula="of:=SQRT(ABS([.$D$2]^2-[.F1277]^2))" office:value-type="float" office:value="135.180991988288">
            <text:p>135.180991988288</text:p>
          </table:table-cell>
          <table:table-cell table:formula="of:=ABS([.B1277]-[.G1277])" office:value-type="float" office:value="55.0190080117167">
            <text:p>55.0190080117167</text:p>
          </table:table-cell>
          <table:table-cell table:number-columns-repeated="3"/>
        </table:table-row>
        <table:table-row table:style-name="ro2">
          <table:table-cell table:formula="of:=[.A1277]+[.A$4]" office:value-type="float" office:value="380.700000000009">
            <text:p>380.700000000009</text:p>
          </table:table-cell>
          <table:table-cell table:formula="of:=[.A1278]/([.$D$4]*2)" office:value-type="float" office:value="190.350000000004">
            <text:p>190.350000000004</text:p>
          </table:table-cell>
          <table:table-cell table:formula="of:=SQRT(ABS([.$D$2]^2-[.B1278]^2))" office:value-type="float" office:value="94.9111294843848">
            <text:p>94.9111294843848</text:p>
          </table:table-cell>
          <table:table-cell table:formula="of:=([.$C$10]-[.C1278])*[.$B$4]" office:value-type="float" office:value="114791.10933407">
            <text:p>114791.10933407</text:p>
          </table:table-cell>
          <table:table-cell table:formula="of:=ROUND([.D1278])" office:value-type="float" office:value="114791">
            <text:p>114791</text:p>
          </table:table-cell>
          <table:table-cell table:formula="of:=([.$C$8]-([.E1278]*[.$C$4]))" office:value-type="float" office:value="94.9112644230769">
            <text:p>94.9112644230769</text:p>
          </table:table-cell>
          <table:table-cell table:formula="of:=SQRT(ABS([.$D$2]^2-[.F1278]^2))" office:value-type="float" office:value="134.96981842476">
            <text:p>134.96981842476</text:p>
          </table:table-cell>
          <table:table-cell table:formula="of:=ABS([.B1278]-[.G1278])" office:value-type="float" office:value="55.380181575244">
            <text:p>55.380181575244</text:p>
          </table:table-cell>
          <table:table-cell table:number-columns-repeated="3"/>
        </table:table-row>
        <table:table-row table:style-name="ro2">
          <table:table-cell table:formula="of:=[.A1278]+[.A$4]" office:value-type="float" office:value="381.000000000009">
            <text:p>381.000000000009</text:p>
          </table:table-cell>
          <table:table-cell table:formula="of:=[.A1279]/([.$D$4]*2)" office:value-type="float" office:value="190.500000000004">
            <text:p>190.500000000004</text:p>
          </table:table-cell>
          <table:table-cell table:formula="of:=SQRT(ABS([.$D$2]^2-[.B1279]^2))" office:value-type="float" office:value="95.2116064353588">
            <text:p>95.2116064353588</text:p>
          </table:table-cell>
          <table:table-cell table:formula="of:=([.$C$10]-[.C1279])*[.$B$4]" office:value-type="float" office:value="114298.989603341">
            <text:p>114298.989603341</text:p>
          </table:table-cell>
          <table:table-cell table:formula="of:=ROUND([.D1279])" office:value-type="float" office:value="114299">
            <text:p>114299</text:p>
          </table:table-cell>
          <table:table-cell table:formula="of:=([.$C$8]-([.E1279]*[.$C$4]))" office:value-type="float" office:value="95.2116682692308">
            <text:p>95.2116682692308</text:p>
          </table:table-cell>
          <table:table-cell table:formula="of:=SQRT(ABS([.$D$2]^2-[.F1279]^2))" office:value-type="float" office:value="134.758072950714">
            <text:p>134.758072950714</text:p>
          </table:table-cell>
          <table:table-cell table:formula="of:=ABS([.B1279]-[.G1279])" office:value-type="float" office:value="55.7419270492904">
            <text:p>55.7419270492904</text:p>
          </table:table-cell>
          <table:table-cell table:number-columns-repeated="3"/>
        </table:table-row>
        <table:table-row table:style-name="ro2">
          <table:table-cell table:formula="of:=[.A1279]+[.A$4]" office:value-type="float" office:value="381.300000000009">
            <text:p>381.300000000009</text:p>
          </table:table-cell>
          <table:table-cell table:formula="of:=[.A1280]/([.$D$4]*2)" office:value-type="float" office:value="190.650000000004">
            <text:p>190.650000000004</text:p>
          </table:table-cell>
          <table:table-cell table:formula="of:=SQRT(ABS([.$D$2]^2-[.B1280]^2))" office:value-type="float" office:value="95.5113736682792">
            <text:p>95.5113736682792</text:p>
          </table:table-cell>
          <table:table-cell table:formula="of:=([.$C$10]-[.C1280])*[.$B$4]" office:value-type="float" office:value="113808.032245487">
            <text:p>113808.032245487</text:p>
          </table:table-cell>
          <table:table-cell table:formula="of:=ROUND([.D1280])" office:value-type="float" office:value="113808">
            <text:p>113808</text:p>
          </table:table-cell>
          <table:table-cell table:formula="of:=([.$C$8]-([.E1280]*[.$C$4]))" office:value-type="float" office:value="95.5114615384615">
            <text:p>95.5114615384615</text:p>
          </table:table-cell>
          <table:table-cell table:formula="of:=SQRT(ABS([.$D$2]^2-[.F1280]^2))" office:value-type="float" office:value="134.545756955717">
            <text:p>134.545756955717</text:p>
          </table:table-cell>
          <table:table-cell table:formula="of:=ABS([.B1280]-[.G1280])" office:value-type="float" office:value="56.1042430442869">
            <text:p>56.1042430442869</text:p>
          </table:table-cell>
          <table:table-cell table:number-columns-repeated="3"/>
        </table:table-row>
        <table:table-row table:style-name="ro2">
          <table:table-cell table:formula="of:=[.A1280]+[.A$4]" office:value-type="float" office:value="381.600000000009">
            <text:p>381.600000000009</text:p>
          </table:table-cell>
          <table:table-cell table:formula="of:=[.A1281]/([.$D$4]*2)" office:value-type="float" office:value="190.800000000004">
            <text:p>190.800000000004</text:p>
          </table:table-cell>
          <table:table-cell table:formula="of:=SQRT(ABS([.$D$2]^2-[.B1281]^2))" office:value-type="float" office:value="95.8104378447446">
            <text:p>95.8104378447446</text:p>
          </table:table-cell>
          <table:table-cell table:formula="of:=([.$C$10]-[.C1281])*[.$B$4]" office:value-type="float" office:value="113318.226350173">
            <text:p>113318.226350173</text:p>
          </table:table-cell>
          <table:table-cell table:formula="of:=ROUND([.D1281])" office:value-type="float" office:value="113318">
            <text:p>113318</text:p>
          </table:table-cell>
          <table:table-cell table:formula="of:=([.$C$8]-([.E1281]*[.$C$4]))" office:value-type="float" office:value="95.8106442307692">
            <text:p>95.8106442307692</text:p>
          </table:table-cell>
          <table:table-cell table:formula="of:=SQRT(ABS([.$D$2]^2-[.F1281]^2))" office:value-type="float" office:value="134.332871822518">
            <text:p>134.332871822518</text:p>
          </table:table-cell>
          <table:table-cell table:formula="of:=ABS([.B1281]-[.G1281])" office:value-type="float" office:value="56.4671281774867">
            <text:p>56.4671281774867</text:p>
          </table:table-cell>
          <table:table-cell table:number-columns-repeated="3"/>
        </table:table-row>
        <table:table-row table:style-name="ro2">
          <table:table-cell table:formula="of:=[.A1281]+[.A$4]" office:value-type="float" office:value="381.900000000009">
            <text:p>381.900000000009</text:p>
          </table:table-cell>
          <table:table-cell table:formula="of:=[.A1282]/([.$D$4]*2)" office:value-type="float" office:value="190.950000000004">
            <text:p>190.950000000004</text:p>
          </table:table-cell>
          <table:table-cell table:formula="of:=SQRT(ABS([.$D$2]^2-[.B1282]^2))" office:value-type="float" office:value="96.1088055279102">
            <text:p>96.1088055279102</text:p>
          </table:table-cell>
          <table:table-cell table:formula="of:=([.$C$10]-[.C1282])*[.$B$4]" office:value-type="float" office:value="112829.561168296">
            <text:p>112829.561168296</text:p>
          </table:table-cell>
          <table:table-cell table:formula="of:=ROUND([.D1282])" office:value-type="float" office:value="112830">
            <text:p>112830</text:p>
          </table:table-cell>
          <table:table-cell table:formula="of:=([.$C$8]-([.E1282]*[.$C$4]))" office:value-type="float" office:value="96.1086057692308">
            <text:p>96.1086057692308</text:p>
          </table:table-cell>
          <table:table-cell table:formula="of:=SQRT(ABS([.$D$2]^2-[.F1282]^2))" office:value-type="float" office:value="134.119856460908">
            <text:p>134.119856460908</text:p>
          </table:table-cell>
          <table:table-cell table:formula="of:=ABS([.B1282]-[.G1282])" office:value-type="float" office:value="56.8301435390963">
            <text:p>56.8301435390963</text:p>
          </table:table-cell>
          <table:table-cell table:number-columns-repeated="3"/>
        </table:table-row>
        <table:table-row table:style-name="ro2">
          <table:table-cell table:formula="of:=[.A1282]+[.A$4]" office:value-type="float" office:value="382.200000000009">
            <text:p>382.200000000009</text:p>
          </table:table-cell>
          <table:table-cell table:formula="of:=[.A1283]/([.$D$4]*2)" office:value-type="float" office:value="191.100000000004">
            <text:p>191.100000000004</text:p>
          </table:table-cell>
          <table:table-cell table:formula="of:=SQRT(ABS([.$D$2]^2-[.B1283]^2))" office:value-type="float" office:value="96.4064831844917">
            <text:p>96.4064831844917</text:p>
          </table:table-cell>
          <table:table-cell table:formula="of:=([.$C$10]-[.C1283])*[.$B$4]" office:value-type="float" office:value="112342.026108698">
            <text:p>112342.026108698</text:p>
          </table:table-cell>
          <table:table-cell table:formula="of:=ROUND([.D1283])" office:value-type="float" office:value="112342">
            <text:p>112342</text:p>
          </table:table-cell>
          <table:table-cell table:formula="of:=([.$C$8]-([.E1283]*[.$C$4]))" office:value-type="float" office:value="96.4065673076923">
            <text:p>96.4065673076923</text:p>
          </table:table-cell>
          <table:table-cell table:formula="of:=SQRT(ABS([.$D$2]^2-[.F1283]^2))" office:value-type="float" office:value="133.905839230212">
            <text:p>133.905839230212</text:p>
          </table:table-cell>
          <table:table-cell table:formula="of:=ABS([.B1283]-[.G1283])" office:value-type="float" office:value="57.1941607697923">
            <text:p>57.1941607697923</text:p>
          </table:table-cell>
          <table:table-cell table:number-columns-repeated="3"/>
        </table:table-row>
        <table:table-row table:style-name="ro2">
          <table:table-cell table:formula="of:=[.A1283]+[.A$4]" office:value-type="float" office:value="382.500000000009">
            <text:p>382.500000000009</text:p>
          </table:table-cell>
          <table:table-cell table:formula="of:=[.A1284]/([.$D$4]*2)" office:value-type="float" office:value="191.250000000004">
            <text:p>191.250000000004</text:p>
          </table:table-cell>
          <table:table-cell table:formula="of:=SQRT(ABS([.$D$2]^2-[.B1284]^2))" office:value-type="float" office:value="96.7034771867159">
            <text:p>96.7034771867159</text:p>
          </table:table-cell>
          <table:table-cell table:formula="of:=([.$C$10]-[.C1284])*[.$B$4]" office:value-type="float" office:value="111855.610734976">
            <text:p>111855.610734976</text:p>
          </table:table-cell>
          <table:table-cell table:formula="of:=ROUND([.D1284])" office:value-type="float" office:value="111856">
            <text:p>111856</text:p>
          </table:table-cell>
          <table:table-cell table:formula="of:=([.$C$8]-([.E1284]*[.$C$4]))" office:value-type="float" office:value="96.7033076923077">
            <text:p>96.7033076923077</text:p>
          </table:table-cell>
          <table:table-cell table:formula="of:=SQRT(ABS([.$D$2]^2-[.F1284]^2))" office:value-type="float" office:value="133.691698625483">
            <text:p>133.691698625483</text:p>
          </table:table-cell>
          <table:table-cell table:formula="of:=ABS([.B1284]-[.G1284])" office:value-type="float" office:value="57.5583013745218">
            <text:p>57.5583013745218</text:p>
          </table:table-cell>
          <table:table-cell table:number-columns-repeated="3"/>
        </table:table-row>
        <table:table-row table:style-name="ro2">
          <table:table-cell table:formula="of:=[.A1284]+[.A$4]" office:value-type="float" office:value="382.800000000009">
            <text:p>382.800000000009</text:p>
          </table:table-cell>
          <table:table-cell table:formula="of:=[.A1285]/([.$D$4]*2)" office:value-type="float" office:value="191.400000000004">
            <text:p>191.400000000004</text:p>
          </table:table-cell>
          <table:table-cell table:formula="of:=SQRT(ABS([.$D$2]^2-[.B1285]^2))" office:value-type="float" office:value="96.9997938142225">
            <text:p>96.9997938142225</text:p>
          </table:table-cell>
          <table:table-cell table:formula="of:=([.$C$10]-[.C1285])*[.$B$4]" office:value-type="float" office:value="111370.304762367">
            <text:p>111370.304762367</text:p>
          </table:table-cell>
          <table:table-cell table:formula="of:=ROUND([.D1285])" office:value-type="float" office:value="111370">
            <text:p>111370</text:p>
          </table:table-cell>
          <table:table-cell table:formula="of:=([.$C$8]-([.E1285]*[.$C$4]))" office:value-type="float" office:value="97.0000480769231">
            <text:p>97.0000480769231</text:p>
          </table:table-cell>
          <table:table-cell table:formula="of:=SQRT(ABS([.$D$2]^2-[.F1285]^2))" office:value-type="float" office:value="133.476554769273">
            <text:p>133.476554769273</text:p>
          </table:table-cell>
          <table:table-cell table:formula="of:=ABS([.B1285]-[.G1285])" office:value-type="float" office:value="57.9234452307319">
            <text:p>57.9234452307319</text:p>
          </table:table-cell>
          <table:table-cell table:number-columns-repeated="3"/>
        </table:table-row>
        <table:table-row table:style-name="ro2">
          <table:table-cell table:formula="of:=[.A1285]+[.A$4]" office:value-type="float" office:value="383.100000000009">
            <text:p>383.100000000009</text:p>
          </table:table-cell>
          <table:table-cell table:formula="of:=[.A1286]/([.$D$4]*2)" office:value-type="float" office:value="191.550000000004">
            <text:p>191.550000000004</text:p>
          </table:table-cell>
          <table:table-cell table:formula="of:=SQRT(ABS([.$D$2]^2-[.B1286]^2))" office:value-type="float" office:value="97.2954392559162">
            <text:p>97.2954392559162</text:p>
          </table:table-cell>
          <table:table-cell table:formula="of:=([.$C$10]-[.C1286])*[.$B$4]" office:value-type="float" office:value="110886.098054711">
            <text:p>110886.098054711</text:p>
          </table:table-cell>
          <table:table-cell table:formula="of:=ROUND([.D1286])" office:value-type="float" office:value="110886">
            <text:p>110886</text:p>
          </table:table-cell>
          <table:table-cell table:formula="of:=([.$C$8]-([.E1286]*[.$C$4]))" office:value-type="float" office:value="97.2955673076923">
            <text:p>97.2955673076923</text:p>
          </table:table-cell>
          <table:table-cell table:formula="of:=SQRT(ABS([.$D$2]^2-[.F1286]^2))" office:value-type="float" office:value="133.26129438916">
            <text:p>133.26129438916</text:p>
          </table:table-cell>
          <table:table-cell table:formula="of:=ABS([.B1286]-[.G1286])" office:value-type="float" office:value="58.2887056108446">
            <text:p>58.2887056108446</text:p>
          </table:table-cell>
          <table:table-cell table:number-columns-repeated="3"/>
        </table:table-row>
        <table:table-row table:style-name="ro2">
          <table:table-cell table:formula="of:=[.A1286]+[.A$4]" office:value-type="float" office:value="383.400000000009">
            <text:p>383.400000000009</text:p>
          </table:table-cell>
          <table:table-cell table:formula="of:=[.A1287]/([.$D$4]*2)" office:value-type="float" office:value="191.700000000004">
            <text:p>191.700000000004</text:p>
          </table:table-cell>
          <table:table-cell table:formula="of:=SQRT(ABS([.$D$2]^2-[.B1287]^2))" office:value-type="float" office:value="97.5904196117718">
            <text:p>97.5904196117718</text:p>
          </table:table-cell>
          <table:table-cell table:formula="of:=([.$C$10]-[.C1287])*[.$B$4]" office:value-type="float" office:value="110402.980621499">
            <text:p>110402.980621499</text:p>
          </table:table-cell>
          <table:table-cell table:formula="of:=ROUND([.D1287])" office:value-type="float" office:value="110403">
            <text:p>110403</text:p>
          </table:table-cell>
          <table:table-cell table:formula="of:=([.$C$8]-([.E1287]*[.$C$4]))" office:value-type="float" office:value="97.5904759615385">
            <text:p>97.5904759615385</text:p>
          </table:table-cell>
          <table:table-cell table:formula="of:=SQRT(ABS([.$D$2]^2-[.F1287]^2))" office:value-type="float" office:value="133.045477193328">
            <text:p>133.045477193328</text:p>
          </table:table-cell>
          <table:table-cell table:formula="of:=ABS([.B1287]-[.G1287])" office:value-type="float" office:value="58.6545228066763">
            <text:p>58.6545228066763</text:p>
          </table:table-cell>
          <table:table-cell table:number-columns-repeated="3"/>
        </table:table-row>
        <table:table-row table:style-name="ro2">
          <table:table-cell table:formula="of:=[.A1287]+[.A$4]" office:value-type="float" office:value="383.700000000009">
            <text:p>383.700000000009</text:p>
          </table:table-cell>
          <table:table-cell table:formula="of:=[.A1288]/([.$D$4]*2)" office:value-type="float" office:value="191.850000000004">
            <text:p>191.850000000004</text:p>
          </table:table-cell>
          <table:table-cell table:formula="of:=SQRT(ABS([.$D$2]^2-[.B1288]^2))" office:value-type="float" office:value="97.8847408945934">
            <text:p>97.8847408945934</text:p>
          </table:table-cell>
          <table:table-cell table:formula="of:=([.$C$10]-[.C1288])*[.$B$4]" office:value-type="float" office:value="109920.942614988">
            <text:p>109920.942614988</text:p>
          </table:table-cell>
          <table:table-cell table:formula="of:=ROUND([.D1288])" office:value-type="float" office:value="109921">
            <text:p>109921</text:p>
          </table:table-cell>
          <table:table-cell table:formula="of:=([.$C$8]-([.E1288]*[.$C$4]))" office:value-type="float" office:value="97.8847740384615">
            <text:p>97.8847740384615</text:p>
          </table:table-cell>
          <table:table-cell table:formula="of:=SQRT(ABS([.$D$2]^2-[.F1288]^2))" office:value-type="float" office:value="132.829104534508">
            <text:p>132.829104534508</text:p>
          </table:table-cell>
          <table:table-cell table:formula="of:=ABS([.B1288]-[.G1288])" office:value-type="float" office:value="59.0208954654961">
            <text:p>59.0208954654961</text:p>
          </table:table-cell>
          <table:table-cell table:number-columns-repeated="3"/>
        </table:table-row>
        <table:table-row table:style-name="ro2">
          <table:table-cell table:formula="of:=[.A1288]+[.A$4]" office:value-type="float" office:value="384.000000000009">
            <text:p>384.000000000009</text:p>
          </table:table-cell>
          <table:table-cell table:formula="of:=[.A1289]/([.$D$4]*2)" office:value-type="float" office:value="192.000000000004">
            <text:p>192.000000000004</text:p>
          </table:table-cell>
          <table:table-cell table:formula="of:=SQRT(ABS([.$D$2]^2-[.B1289]^2))" office:value-type="float" office:value="98.17840903173">
            <text:p>98.17840903173</text:p>
          </table:table-cell>
          <table:table-cell table:formula="of:=([.$C$10]-[.C1289])*[.$B$4]" office:value-type="float" office:value="109439.974327394">
            <text:p>109439.974327394</text:p>
          </table:table-cell>
          <table:table-cell table:formula="of:=ROUND([.D1289])" office:value-type="float" office:value="109440">
            <text:p>109440</text:p>
          </table:table-cell>
          <table:table-cell table:formula="of:=([.$C$8]-([.E1289]*[.$C$4]))" office:value-type="float" office:value="98.1784615384615">
            <text:p>98.1784615384615</text:p>
          </table:table-cell>
          <table:table-cell table:formula="of:=SQRT(ABS([.$D$2]^2-[.F1289]^2))" office:value-type="float" office:value="132.612177758835">
            <text:p>132.612177758835</text:p>
          </table:table-cell>
          <table:table-cell table:formula="of:=ABS([.B1289]-[.G1289])" office:value-type="float" office:value="59.3878222411695">
            <text:p>59.3878222411695</text:p>
          </table:table-cell>
          <table:table-cell table:number-columns-repeated="3"/>
        </table:table-row>
        <table:table-row table:style-name="ro2">
          <table:table-cell table:formula="of:=[.A1289]+[.A$4]" office:value-type="float" office:value="384.300000000009">
            <text:p>384.300000000009</text:p>
          </table:table-cell>
          <table:table-cell table:formula="of:=[.A1290]/([.$D$4]*2)" office:value-type="float" office:value="192.150000000004">
            <text:p>192.150000000004</text:p>
          </table:table-cell>
          <table:table-cell table:formula="of:=SQRT(ABS([.$D$2]^2-[.B1290]^2))" office:value-type="float" office:value="98.4714298667471">
            <text:p>98.4714298667471</text:p>
          </table:table-cell>
          <table:table-cell table:formula="of:=([.$C$10]-[.C1290])*[.$B$4]" office:value-type="float" office:value="108960.066188153">
            <text:p>108960.066188153</text:p>
          </table:table-cell>
          <table:table-cell table:formula="of:=ROUND([.D1290])" office:value-type="float" office:value="108960">
            <text:p>108960</text:p>
          </table:table-cell>
          <table:table-cell table:formula="of:=([.$C$8]-([.E1290]*[.$C$4]))" office:value-type="float" office:value="98.4715384615385">
            <text:p>98.4715384615385</text:p>
          </table:table-cell>
          <table:table-cell table:formula="of:=SQRT(ABS([.$D$2]^2-[.F1290]^2))" office:value-type="float" office:value="132.394698205849">
            <text:p>132.394698205849</text:p>
          </table:table-cell>
          <table:table-cell table:formula="of:=ABS([.B1290]-[.G1290])" office:value-type="float" office:value="59.7553017941557">
            <text:p>59.7553017941557</text:p>
          </table:table-cell>
          <table:table-cell table:number-columns-repeated="3"/>
        </table:table-row>
        <table:table-row table:style-name="ro2">
          <table:table-cell table:formula="of:=[.A1290]+[.A$4]" office:value-type="float" office:value="384.600000000009">
            <text:p>384.600000000009</text:p>
          </table:table-cell>
          <table:table-cell table:formula="of:=[.A1291]/([.$D$4]*2)" office:value-type="float" office:value="192.300000000004">
            <text:p>192.300000000004</text:p>
          </table:table-cell>
          <table:table-cell table:formula="of:=SQRT(ABS([.$D$2]^2-[.B1291]^2))" office:value-type="float" office:value="98.7638091610571">
            <text:p>98.7638091610571</text:p>
          </table:table-cell>
          <table:table-cell table:formula="of:=([.$C$10]-[.C1291])*[.$B$4]" office:value-type="float" office:value="108481.208761252">
            <text:p>108481.208761252</text:p>
          </table:table-cell>
          <table:table-cell table:formula="of:=ROUND([.D1291])" office:value-type="float" office:value="108481">
            <text:p>108481</text:p>
          </table:table-cell>
          <table:table-cell table:formula="of:=([.$C$8]-([.E1291]*[.$C$4]))" office:value-type="float" office:value="98.7640048076923">
            <text:p>98.7640048076923</text:p>
          </table:table-cell>
          <table:table-cell table:formula="of:=SQRT(ABS([.$D$2]^2-[.F1291]^2))" office:value-type="float" office:value="132.176667208498">
            <text:p>132.176667208498</text:p>
          </table:table-cell>
          <table:table-cell table:formula="of:=ABS([.B1291]-[.G1291])" office:value-type="float" office:value="60.1233327915061">
            <text:p>60.1233327915061</text:p>
          </table:table-cell>
          <table:table-cell table:number-columns-repeated="3"/>
        </table:table-row>
        <table:table-row table:style-name="ro2">
          <table:table-cell table:formula="of:=[.A1291]+[.A$4]" office:value-type="float" office:value="384.900000000009">
            <text:p>384.900000000009</text:p>
          </table:table-cell>
          <table:table-cell table:formula="of:=[.A1292]/([.$D$4]*2)" office:value-type="float" office:value="192.450000000004">
            <text:p>192.450000000004</text:p>
          </table:table-cell>
          <table:table-cell table:formula="of:=SQRT(ABS([.$D$2]^2-[.B1292]^2))" office:value-type="float" office:value="99.0555525955093">
            <text:p>99.0555525955093</text:p>
          </table:table-cell>
          <table:table-cell table:formula="of:=([.$C$10]-[.C1292])*[.$B$4]" office:value-type="float" office:value="108003.392742622">
            <text:p>108003.392742622</text:p>
          </table:table-cell>
          <table:table-cell table:formula="of:=ROUND([.D1292])" office:value-type="float" office:value="108003">
            <text:p>108003</text:p>
          </table:table-cell>
          <table:table-cell table:formula="of:=([.$C$8]-([.E1292]*[.$C$4]))" office:value-type="float" office:value="99.0558605769231">
            <text:p>99.0558605769231</text:p>
          </table:table-cell>
          <table:table-cell table:formula="of:=SQRT(ABS([.$D$2]^2-[.F1292]^2))" office:value-type="float" office:value="131.958086093142">
            <text:p>131.958086093142</text:p>
          </table:table-cell>
          <table:table-cell table:formula="of:=ABS([.B1292]-[.G1292])" office:value-type="float" office:value="60.491913906862">
            <text:p>60.491913906862</text:p>
          </table:table-cell>
          <table:table-cell table:number-columns-repeated="3"/>
        </table:table-row>
        <table:table-row table:style-name="ro2">
          <table:table-cell table:formula="of:=[.A1292]+[.A$4]" office:value-type="float" office:value="385.200000000009">
            <text:p>385.200000000009</text:p>
          </table:table-cell>
          <table:table-cell table:formula="of:=[.A1293]/([.$D$4]*2)" office:value-type="float" office:value="192.600000000004">
            <text:p>192.600000000004</text:p>
          </table:table-cell>
          <table:table-cell table:formula="of:=SQRT(ABS([.$D$2]^2-[.B1293]^2))" office:value-type="float" office:value="99.3466657719408">
            <text:p>99.3466657719408</text:p>
          </table:table-cell>
          <table:table-cell table:formula="of:=([.$C$10]-[.C1293])*[.$B$4]" office:value-type="float" office:value="107526.6089576">
            <text:p>107526.6089576</text:p>
          </table:table-cell>
          <table:table-cell table:formula="of:=ROUND([.D1293])" office:value-type="float" office:value="107527">
            <text:p>107527</text:p>
          </table:table-cell>
          <table:table-cell table:formula="of:=([.$C$8]-([.E1293]*[.$C$4]))" office:value-type="float" office:value="99.3464951923077">
            <text:p>99.3464951923077</text:p>
          </table:table-cell>
          <table:table-cell table:formula="of:=SQRT(ABS([.$D$2]^2-[.F1293]^2))" office:value-type="float" office:value="131.739416626175">
            <text:p>131.739416626175</text:p>
          </table:table-cell>
          <table:table-cell table:formula="of:=ABS([.B1293]-[.G1293])" office:value-type="float" office:value="60.8605833738299">
            <text:p>60.8605833738299</text:p>
          </table:table-cell>
          <table:table-cell table:number-columns-repeated="3"/>
        </table:table-row>
        <table:table-row table:style-name="ro2">
          <table:table-cell table:formula="of:=[.A1293]+[.A$4]" office:value-type="float" office:value="385.500000000009">
            <text:p>385.500000000009</text:p>
          </table:table-cell>
          <table:table-cell table:formula="of:=[.A1294]/([.$D$4]*2)" office:value-type="float" office:value="192.750000000004">
            <text:p>192.750000000004</text:p>
          </table:table-cell>
          <table:table-cell table:formula="of:=SQRT(ABS([.$D$2]^2-[.B1294]^2))" office:value-type="float" office:value="99.637154214689">
            <text:p>99.637154214689</text:p>
          </table:table-cell>
          <table:table-cell table:formula="of:=([.$C$10]-[.C1294])*[.$B$4]" office:value-type="float" office:value="107050.848358453">
            <text:p>107050.848358453</text:p>
          </table:table-cell>
          <table:table-cell table:formula="of:=ROUND([.D1294])" office:value-type="float" office:value="107051">
            <text:p>107051</text:p>
          </table:table-cell>
          <table:table-cell table:formula="of:=([.$C$8]-([.E1294]*[.$C$4]))" office:value-type="float" office:value="99.6371298076923">
            <text:p>99.6371298076923</text:p>
          </table:table-cell>
          <table:table-cell table:formula="of:=SQRT(ABS([.$D$2]^2-[.F1294]^2))" office:value-type="float" office:value="131.519741345872">
            <text:p>131.519741345872</text:p>
          </table:table-cell>
          <table:table-cell table:formula="of:=ABS([.B1294]-[.G1294])" office:value-type="float" office:value="61.2302586541324">
            <text:p>61.2302586541324</text:p>
          </table:table-cell>
          <table:table-cell table:number-columns-repeated="3"/>
        </table:table-row>
        <table:table-row table:style-name="ro2">
          <table:table-cell table:formula="of:=[.A1294]+[.A$4]" office:value-type="float" office:value="385.800000000009">
            <text:p>385.800000000009</text:p>
          </table:table-cell>
          <table:table-cell table:formula="of:=[.A1295]/([.$D$4]*2)" office:value-type="float" office:value="192.900000000004">
            <text:p>192.900000000004</text:p>
          </table:table-cell>
          <table:table-cell table:formula="of:=SQRT(ABS([.$D$2]^2-[.B1295]^2))" office:value-type="float" office:value="99.9270233720674">
            <text:p>99.9270233720674</text:p>
          </table:table-cell>
          <table:table-cell table:formula="of:=([.$C$10]-[.C1295])*[.$B$4]" office:value-type="float" office:value="106576.10202196">
            <text:p>106576.10202196</text:p>
          </table:table-cell>
          <table:table-cell table:formula="of:=ROUND([.D1295])" office:value-type="float" office:value="106576">
            <text:p>106576</text:p>
          </table:table-cell>
          <table:table-cell table:formula="of:=([.$C$8]-([.E1295]*[.$C$4]))" office:value-type="float" office:value="99.9271538461538">
            <text:p>99.9271538461538</text:p>
          </table:table-cell>
          <table:table-cell table:formula="of:=SQRT(ABS([.$D$2]^2-[.F1295]^2))" office:value-type="float" office:value="131.299519893285">
            <text:p>131.299519893285</text:p>
          </table:table-cell>
          <table:table-cell table:formula="of:=ABS([.B1295]-[.G1295])" office:value-type="float" office:value="61.6004801067196">
            <text:p>61.6004801067196</text:p>
          </table:table-cell>
          <table:table-cell table:number-columns-repeated="3"/>
        </table:table-row>
        <table:table-row table:style-name="ro2">
          <table:table-cell table:formula="of:=[.A1295]+[.A$4]" office:value-type="float" office:value="386.100000000009">
            <text:p>386.100000000009</text:p>
          </table:table-cell>
          <table:table-cell table:formula="of:=[.A1296]/([.$D$4]*2)" office:value-type="float" office:value="193.050000000004">
            <text:p>193.050000000004</text:p>
          </table:table-cell>
          <table:table-cell table:formula="of:=SQRT(ABS([.$D$2]^2-[.B1296]^2))" office:value-type="float" office:value="100.216278617806">
            <text:p>100.216278617806</text:p>
          </table:table-cell>
          <table:table-cell table:formula="of:=([.$C$10]-[.C1296])*[.$B$4]" office:value-type="float" office:value="106102.361147049">
            <text:p>106102.361147049</text:p>
          </table:table-cell>
          <table:table-cell table:formula="of:=ROUND([.D1296])" office:value-type="float" office:value="106102">
            <text:p>106102</text:p>
          </table:table-cell>
          <table:table-cell table:formula="of:=([.$C$8]-([.E1296]*[.$C$4]))" office:value-type="float" office:value="100.216567307692">
            <text:p>100.216567307692</text:p>
          </table:table-cell>
          <table:table-cell table:formula="of:=SQRT(ABS([.$D$2]^2-[.F1296]^2))" office:value-type="float" office:value="131.078753568467">
            <text:p>131.078753568467</text:p>
          </table:table-cell>
          <table:table-cell table:formula="of:=ABS([.B1296]-[.G1296])" office:value-type="float" office:value="61.9712464315379">
            <text:p>61.9712464315379</text:p>
          </table:table-cell>
          <table:table-cell table:number-columns-repeated="3"/>
        </table:table-row>
        <table:table-row table:style-name="ro2">
          <table:table-cell table:formula="of:=[.A1296]+[.A$4]" office:value-type="float" office:value="386.400000000009">
            <text:p>386.400000000009</text:p>
          </table:table-cell>
          <table:table-cell table:formula="of:=[.A1297]/([.$D$4]*2)" office:value-type="float" office:value="193.200000000004">
            <text:p>193.200000000004</text:p>
          </table:table-cell>
          <table:table-cell table:formula="of:=SQRT(ABS([.$D$2]^2-[.B1297]^2))" office:value-type="float" office:value="100.504925252456">
            <text:p>100.504925252456</text:p>
          </table:table-cell>
          <table:table-cell table:formula="of:=([.$C$10]-[.C1297])*[.$B$4]" office:value-type="float" office:value="105629.617052505">
            <text:p>105629.617052505</text:p>
          </table:table-cell>
          <table:table-cell table:formula="of:=ROUND([.D1297])" office:value-type="float" office:value="105630">
            <text:p>105630</text:p>
          </table:table-cell>
          <table:table-cell table:formula="of:=([.$C$8]-([.E1297]*[.$C$4]))" office:value-type="float" office:value="100.504759615385">
            <text:p>100.504759615385</text:p>
          </table:table-cell>
          <table:table-cell table:formula="of:=SQRT(ABS([.$D$2]^2-[.F1297]^2))" office:value-type="float" office:value="130.85791261767">
            <text:p>130.85791261767</text:p>
          </table:table-cell>
          <table:table-cell table:formula="of:=ABS([.B1297]-[.G1297])" office:value-type="float" office:value="62.3420873823345">
            <text:p>62.3420873823345</text:p>
          </table:table-cell>
          <table:table-cell table:number-columns-repeated="3"/>
        </table:table-row>
        <table:table-row table:style-name="ro2">
          <table:table-cell table:formula="of:=[.A1297]+[.A$4]" office:value-type="float" office:value="386.700000000009">
            <text:p>386.700000000009</text:p>
          </table:table-cell>
          <table:table-cell table:formula="of:=[.A1298]/([.$D$4]*2)" office:value-type="float" office:value="193.350000000004">
            <text:p>193.350000000004</text:p>
          </table:table-cell>
          <table:table-cell table:formula="of:=SQRT(ABS([.$D$2]^2-[.B1298]^2))" office:value-type="float" office:value="100.792968504761">
            <text:p>100.792968504761</text:p>
          </table:table-cell>
          <table:table-cell table:formula="of:=([.$C$10]-[.C1298])*[.$B$4]" office:value-type="float" office:value="105157.861174714">
            <text:p>105157.861174714</text:p>
          </table:table-cell>
          <table:table-cell table:formula="of:=ROUND([.D1298])" office:value-type="float" office:value="105158">
            <text:p>105158</text:p>
          </table:table-cell>
          <table:table-cell table:formula="of:=([.$C$8]-([.E1298]*[.$C$4]))" office:value-type="float" office:value="100.792951923077">
            <text:p>100.792951923077</text:p>
          </table:table-cell>
          <table:table-cell table:formula="of:=SQRT(ABS([.$D$2]^2-[.F1298]^2))" office:value-type="float" office:value="130.636062565558">
            <text:p>130.636062565558</text:p>
          </table:table-cell>
          <table:table-cell table:formula="of:=ABS([.B1298]-[.G1298])" office:value-type="float" office:value="62.7139374344468">
            <text:p>62.7139374344468</text:p>
          </table:table-cell>
          <table:table-cell table:number-columns-repeated="3"/>
        </table:table-row>
        <table:table-row table:style-name="ro2">
          <table:table-cell table:formula="of:=[.A1298]+[.A$4]" office:value-type="float" office:value="387.000000000009">
            <text:p>387.000000000009</text:p>
          </table:table-cell>
          <table:table-cell table:formula="of:=[.A1299]/([.$D$4]*2)" office:value-type="float" office:value="193.500000000004">
            <text:p>193.500000000004</text:p>
          </table:table-cell>
          <table:table-cell table:formula="of:=SQRT(ABS([.$D$2]^2-[.B1299]^2))" office:value-type="float" office:value="101.080413532997">
            <text:p>101.080413532997</text:p>
          </table:table-cell>
          <table:table-cell table:formula="of:=([.$C$10]-[.C1299])*[.$B$4]" office:value-type="float" office:value="104687.085065476">
            <text:p>104687.085065476</text:p>
          </table:table-cell>
          <table:table-cell table:formula="of:=ROUND([.D1299])" office:value-type="float" office:value="104687">
            <text:p>104687</text:p>
          </table:table-cell>
          <table:table-cell table:formula="of:=([.$C$8]-([.E1299]*[.$C$4]))" office:value-type="float" office:value="101.080533653846">
            <text:p>101.080533653846</text:p>
          </table:table-cell>
          <table:table-cell table:formula="of:=SQRT(ABS([.$D$2]^2-[.F1299]^2))" office:value-type="float" office:value="130.413671508219">
            <text:p>130.413671508219</text:p>
          </table:table-cell>
          <table:table-cell table:formula="of:=ABS([.B1299]-[.G1299])" office:value-type="float" office:value="63.0863284917854">
            <text:p>63.0863284917854</text:p>
          </table:table-cell>
          <table:table-cell table:number-columns-repeated="3"/>
        </table:table-row>
        <table:table-row table:style-name="ro2">
          <table:table-cell table:formula="of:=[.A1299]+[.A$4]" office:value-type="float" office:value="387.300000000009">
            <text:p>387.300000000009</text:p>
          </table:table-cell>
          <table:table-cell table:formula="of:=[.A1300]/([.$D$4]*2)" office:value-type="float" office:value="193.650000000004">
            <text:p>193.650000000004</text:p>
          </table:table-cell>
          <table:table-cell table:formula="of:=SQRT(ABS([.$D$2]^2-[.B1300]^2))" office:value-type="float" office:value="101.367265426279">
            <text:p>101.367265426279</text:p>
          </table:table-cell>
          <table:table-cell table:formula="of:=([.$C$10]-[.C1300])*[.$B$4]" office:value-type="float" office:value="104217.280389865">
            <text:p>104217.280389865</text:p>
          </table:table-cell>
          <table:table-cell table:formula="of:=ROUND([.D1300])" office:value-type="float" office:value="104217">
            <text:p>104217</text:p>
          </table:table-cell>
          <table:table-cell table:formula="of:=([.$C$8]-([.E1300]*[.$C$4]))" office:value-type="float" office:value="101.367504807692">
            <text:p>101.367504807692</text:p>
          </table:table-cell>
          <table:table-cell table:formula="of:=SQRT(ABS([.$D$2]^2-[.F1300]^2))" office:value-type="float" office:value="130.190740719386">
            <text:p>130.190740719386</text:p>
          </table:table-cell>
          <table:table-cell table:formula="of:=ABS([.B1300]-[.G1300])" office:value-type="float" office:value="63.4592592806181">
            <text:p>63.4592592806181</text:p>
          </table:table-cell>
          <table:table-cell table:number-columns-repeated="3"/>
        </table:table-row>
        <table:table-row table:style-name="ro2">
          <table:table-cell table:formula="of:=[.A1300]+[.A$4]" office:value-type="float" office:value="387.600000000009">
            <text:p>387.600000000009</text:p>
          </table:table-cell>
          <table:table-cell table:formula="of:=[.A1301]/([.$D$4]*2)" office:value-type="float" office:value="193.800000000004">
            <text:p>193.800000000004</text:p>
          </table:table-cell>
          <table:table-cell table:formula="of:=SQRT(ABS([.$D$2]^2-[.B1301]^2))" office:value-type="float" office:value="101.653529205836">
            <text:p>101.653529205836</text:p>
          </table:table-cell>
          <table:table-cell table:formula="of:=([.$C$10]-[.C1301])*[.$B$4]" office:value-type="float" office:value="103748.438924134">
            <text:p>103748.438924134</text:p>
          </table:table-cell>
          <table:table-cell table:formula="of:=ROUND([.D1301])" office:value-type="float" office:value="103748">
            <text:p>103748</text:p>
          </table:table-cell>
          <table:table-cell table:formula="of:=([.$C$8]-([.E1301]*[.$C$4]))" office:value-type="float" office:value="101.653865384615">
            <text:p>101.653865384615</text:p>
          </table:table-cell>
          <table:table-cell table:formula="of:=SQRT(ABS([.$D$2]^2-[.F1301]^2))" office:value-type="float" office:value="129.967271466191">
            <text:p>129.967271466191</text:p>
          </table:table-cell>
          <table:table-cell table:formula="of:=ABS([.B1301]-[.G1301])" office:value-type="float" office:value="63.8327285338138">
            <text:p>63.8327285338138</text:p>
          </table:table-cell>
          <table:table-cell table:number-columns-repeated="3"/>
        </table:table-row>
        <table:table-row table:style-name="ro2">
          <table:table-cell table:formula="of:=[.A1301]+[.A$4]" office:value-type="float" office:value="387.900000000009">
            <text:p>387.900000000009</text:p>
          </table:table-cell>
          <table:table-cell table:formula="of:=[.A1302]/([.$D$4]*2)" office:value-type="float" office:value="193.950000000005">
            <text:p>193.950000000005</text:p>
          </table:table-cell>
          <table:table-cell table:formula="of:=SQRT(ABS([.$D$2]^2-[.B1302]^2))" office:value-type="float" office:value="101.939209826257">
            <text:p>101.939209826257</text:p>
          </table:table-cell>
          <table:table-cell table:formula="of:=([.$C$10]-[.C1302])*[.$B$4]" office:value-type="float" office:value="103280.55255368">
            <text:p>103280.55255368</text:p>
          </table:table-cell>
          <table:table-cell table:formula="of:=ROUND([.D1302])" office:value-type="float" office:value="103281">
            <text:p>103281</text:p>
          </table:table-cell>
          <table:table-cell table:formula="of:=([.$C$8]-([.E1302]*[.$C$4]))" office:value-type="float" office:value="101.939004807692">
            <text:p>101.939004807692</text:p>
          </table:table-cell>
          <table:table-cell table:formula="of:=SQRT(ABS([.$D$2]^2-[.F1302]^2))" office:value-type="float" office:value="129.743744738686">
            <text:p>129.743744738686</text:p>
          </table:table-cell>
          <table:table-cell table:formula="of:=ABS([.B1302]-[.G1302])" office:value-type="float" office:value="64.2062552613186">
            <text:p>64.2062552613186</text:p>
          </table:table-cell>
          <table:table-cell table:number-columns-repeated="3"/>
        </table:table-row>
        <table:table-row table:style-name="ro2">
          <table:table-cell table:formula="of:=[.A1302]+[.A$4]" office:value-type="float" office:value="388.200000000009">
            <text:p>388.200000000009</text:p>
          </table:table-cell>
          <table:table-cell table:formula="of:=[.A1303]/([.$D$4]*2)" office:value-type="float" office:value="194.100000000005">
            <text:p>194.100000000005</text:p>
          </table:table-cell>
          <table:table-cell table:formula="of:=SQRT(ABS([.$D$2]^2-[.B1303]^2))" office:value-type="float" office:value="102.224312176711">
            <text:p>102.224312176711</text:p>
          </table:table-cell>
          <table:table-cell table:formula="of:=([.$C$10]-[.C1303])*[.$B$4]" office:value-type="float" office:value="102813.613271047">
            <text:p>102813.613271047</text:p>
          </table:table-cell>
          <table:table-cell table:formula="of:=ROUND([.D1303])" office:value-type="float" office:value="102814">
            <text:p>102814</text:p>
          </table:table-cell>
          <table:table-cell table:formula="of:=([.$C$8]-([.E1303]*[.$C$4]))" office:value-type="float" office:value="102.224144230769">
            <text:p>102.224144230769</text:p>
          </table:table-cell>
          <table:table-cell table:formula="of:=SQRT(ABS([.$D$2]^2-[.F1303]^2))" office:value-type="float" office:value="129.519204507621">
            <text:p>129.519204507621</text:p>
          </table:table-cell>
          <table:table-cell table:formula="of:=ABS([.B1303]-[.G1303])" office:value-type="float" office:value="64.5807954923837">
            <text:p>64.5807954923837</text:p>
          </table:table-cell>
          <table:table-cell table:number-columns-repeated="3"/>
        </table:table-row>
        <table:table-row table:style-name="ro2">
          <table:table-cell table:formula="of:=[.A1303]+[.A$4]" office:value-type="float" office:value="388.500000000009">
            <text:p>388.500000000009</text:p>
          </table:table-cell>
          <table:table-cell table:formula="of:=[.A1304]/([.$D$4]*2)" office:value-type="float" office:value="194.250000000005">
            <text:p>194.250000000005</text:p>
          </table:table-cell>
          <table:table-cell table:formula="of:=SQRT(ABS([.$D$2]^2-[.B1304]^2))" office:value-type="float" office:value="102.508841082132">
            <text:p>102.508841082132</text:p>
          </table:table-cell>
          <table:table-cell table:formula="of:=([.$C$10]-[.C1304])*[.$B$4]" office:value-type="float" office:value="102347.61317398">
            <text:p>102347.61317398</text:p>
          </table:table-cell>
          <table:table-cell table:formula="of:=ROUND([.D1304])" office:value-type="float" office:value="102348">
            <text:p>102348</text:p>
          </table:table-cell>
          <table:table-cell table:formula="of:=([.$C$8]-([.E1304]*[.$C$4]))" office:value-type="float" office:value="102.508673076923">
            <text:p>102.508673076923</text:p>
          </table:table-cell>
          <table:table-cell table:formula="of:=SQRT(ABS([.$D$2]^2-[.F1304]^2))" office:value-type="float" office:value="129.294129580614">
            <text:p>129.294129580614</text:p>
          </table:table-cell>
          <table:table-cell table:formula="of:=ABS([.B1304]-[.G1304])" office:value-type="float" office:value="64.9558704193909">
            <text:p>64.9558704193909</text:p>
          </table:table-cell>
          <table:table-cell table:number-columns-repeated="3"/>
        </table:table-row>
        <table:table-row table:style-name="ro2">
          <table:table-cell table:formula="of:=[.A1304]+[.A$4]" office:value-type="float" office:value="388.800000000009">
            <text:p>388.800000000009</text:p>
          </table:table-cell>
          <table:table-cell table:formula="of:=[.A1305]/([.$D$4]*2)" office:value-type="float" office:value="194.400000000005">
            <text:p>194.400000000005</text:p>
          </table:table-cell>
          <table:table-cell table:formula="of:=SQRT(ABS([.$D$2]^2-[.B1305]^2))" office:value-type="float" office:value="102.79280130438">
            <text:p>102.79280130438</text:p>
          </table:table-cell>
          <table:table-cell table:formula="of:=([.$C$10]-[.C1305])*[.$B$4]" office:value-type="float" office:value="101882.544463526">
            <text:p>101882.544463526</text:p>
          </table:table-cell>
          <table:table-cell table:formula="of:=ROUND([.D1305])" office:value-type="float" office:value="101883">
            <text:p>101883</text:p>
          </table:table-cell>
          <table:table-cell table:formula="of:=([.$C$8]-([.E1305]*[.$C$4]))" office:value-type="float" office:value="102.792591346154">
            <text:p>102.792591346154</text:p>
          </table:table-cell>
          <table:table-cell table:formula="of:=SQRT(ABS([.$D$2]^2-[.F1305]^2))" office:value-type="float" office:value="129.068521198403">
            <text:p>129.068521198403</text:p>
          </table:table-cell>
          <table:table-cell table:formula="of:=ABS([.B1305]-[.G1305])" office:value-type="float" office:value="65.3314788016014">
            <text:p>65.3314788016014</text:p>
          </table:table-cell>
          <table:table-cell table:number-columns-repeated="3"/>
        </table:table-row>
        <table:table-row table:style-name="ro2">
          <table:table-cell table:formula="of:=[.A1305]+[.A$4]" office:value-type="float" office:value="389.100000000009">
            <text:p>389.100000000009</text:p>
          </table:table-cell>
          <table:table-cell table:formula="of:=[.A1306]/([.$D$4]*2)" office:value-type="float" office:value="194.550000000005">
            <text:p>194.550000000005</text:p>
          </table:table-cell>
          <table:table-cell table:formula="of:=SQRT(ABS([.$D$2]^2-[.B1306]^2))" office:value-type="float" office:value="103.076197543379">
            <text:p>103.076197543379</text:p>
          </table:table-cell>
          <table:table-cell table:formula="of:=([.$C$10]-[.C1306])*[.$B$4]" office:value-type="float" office:value="101418.399442173">
            <text:p>101418.399442173</text:p>
          </table:table-cell>
          <table:table-cell table:formula="of:=ROUND([.D1306])" office:value-type="float" office:value="101418">
            <text:p>101418</text:p>
          </table:table-cell>
          <table:table-cell table:formula="of:=([.$C$8]-([.E1306]*[.$C$4]))" office:value-type="float" office:value="103.076509615385">
            <text:p>103.076509615385</text:p>
          </table:table-cell>
          <table:table-cell table:formula="of:=SQRT(ABS([.$D$2]^2-[.F1306]^2))" office:value-type="float" office:value="128.841892121738">
            <text:p>128.841892121738</text:p>
          </table:table-cell>
          <table:table-cell table:formula="of:=ABS([.B1306]-[.G1306])" office:value-type="float" office:value="65.7081078782667">
            <text:p>65.7081078782667</text:p>
          </table:table-cell>
          <table:table-cell table:number-columns-repeated="3"/>
        </table:table-row>
        <table:table-row table:style-name="ro2">
          <table:table-cell table:formula="of:=[.A1306]+[.A$4]" office:value-type="float" office:value="389.400000000009">
            <text:p>389.400000000009</text:p>
          </table:table-cell>
          <table:table-cell table:formula="of:=[.A1307]/([.$D$4]*2)" office:value-type="float" office:value="194.700000000005">
            <text:p>194.700000000005</text:p>
          </table:table-cell>
          <table:table-cell table:formula="of:=SQRT(ABS([.$D$2]^2-[.B1307]^2))" office:value-type="float" office:value="103.359034438223">
            <text:p>103.359034438223</text:p>
          </table:table-cell>
          <table:table-cell table:formula="of:=([.$C$10]-[.C1307])*[.$B$4]" office:value-type="float" office:value="100955.170512036">
            <text:p>100955.170512036</text:p>
          </table:table-cell>
          <table:table-cell table:formula="of:=ROUND([.D1307])" office:value-type="float" office:value="100955">
            <text:p>100955</text:p>
          </table:table-cell>
          <table:table-cell table:formula="of:=([.$C$8]-([.E1307]*[.$C$4]))" office:value-type="float" office:value="103.359206730769">
            <text:p>103.359206730769</text:p>
          </table:table-cell>
          <table:table-cell table:formula="of:=SQRT(ABS([.$D$2]^2-[.F1307]^2))" office:value-type="float" office:value="128.615218321885">
            <text:p>128.615218321885</text:p>
          </table:table-cell>
          <table:table-cell table:formula="of:=ABS([.B1307]-[.G1307])" office:value-type="float" office:value="66.0847816781196">
            <text:p>66.0847816781196</text:p>
          </table:table-cell>
          <table:table-cell table:number-columns-repeated="3"/>
        </table:table-row>
        <table:table-row table:style-name="ro2">
          <table:table-cell table:formula="of:=[.A1307]+[.A$4]" office:value-type="float" office:value="389.700000000009">
            <text:p>389.700000000009</text:p>
          </table:table-cell>
          <table:table-cell table:formula="of:=[.A1308]/([.$D$4]*2)" office:value-type="float" office:value="194.850000000005">
            <text:p>194.850000000005</text:p>
          </table:table-cell>
          <table:table-cell table:formula="of:=SQRT(ABS([.$D$2]^2-[.B1308]^2))" office:value-type="float" office:value="103.641316568257">
            <text:p>103.641316568257</text:p>
          </table:table-cell>
          <table:table-cell table:formula="of:=([.$C$10]-[.C1308])*[.$B$4]" office:value-type="float" office:value="100492.850173081">
            <text:p>100492.850173081</text:p>
          </table:table-cell>
          <table:table-cell table:formula="of:=ROUND([.D1308])" office:value-type="float" office:value="100493">
            <text:p>100493</text:p>
          </table:table-cell>
          <table:table-cell table:formula="of:=([.$C$8]-([.E1308]*[.$C$4]))" office:value-type="float" office:value="103.641293269231">
            <text:p>103.641293269231</text:p>
          </table:table-cell>
          <table:table-cell table:formula="of:=SQRT(ABS([.$D$2]^2-[.F1308]^2))" office:value-type="float" office:value="128.388014742348">
            <text:p>128.388014742348</text:p>
          </table:table-cell>
          <table:table-cell table:formula="of:=ABS([.B1308]-[.G1308])" office:value-type="float" office:value="66.4619852576568">
            <text:p>66.4619852576568</text:p>
          </table:table-cell>
          <table:table-cell table:number-columns-repeated="3"/>
        </table:table-row>
        <table:table-row table:style-name="ro2">
          <table:table-cell table:formula="of:=[.A1308]+[.A$4]" office:value-type="float" office:value="390.000000000009">
            <text:p>390.000000000009</text:p>
          </table:table-cell>
          <table:table-cell table:formula="of:=[.A1309]/([.$D$4]*2)" office:value-type="float" office:value="195.000000000005">
            <text:p>195.000000000005</text:p>
          </table:table-cell>
          <table:table-cell table:formula="of:=SQRT(ABS([.$D$2]^2-[.B1309]^2))" office:value-type="float" office:value="103.923048454141">
            <text:p>103.923048454141</text:p>
          </table:table-cell>
          <table:table-cell table:formula="of:=([.$C$10]-[.C1309])*[.$B$4]" office:value-type="float" office:value="100031.431021398">
            <text:p>100031.431021398</text:p>
          </table:table-cell>
          <table:table-cell table:formula="of:=ROUND([.D1309])" office:value-type="float" office:value="100031">
            <text:p>100031</text:p>
          </table:table-cell>
          <table:table-cell table:formula="of:=([.$C$8]-([.E1309]*[.$C$4]))" office:value-type="float" office:value="103.923379807692">
            <text:p>103.923379807692</text:p>
          </table:table-cell>
          <table:table-cell table:formula="of:=SQRT(ABS([.$D$2]^2-[.F1309]^2))" office:value-type="float" office:value="128.15978748947">
            <text:p>128.15978748947</text:p>
          </table:table-cell>
          <table:table-cell table:formula="of:=ABS([.B1309]-[.G1309])" office:value-type="float" office:value="66.8402125105344">
            <text:p>66.8402125105344</text:p>
          </table:table-cell>
          <table:table-cell table:number-columns-repeated="3"/>
        </table:table-row>
        <table:table-row table:style-name="ro2">
          <table:table-cell table:formula="of:=[.A1309]+[.A$4]" office:value-type="float" office:value="390.300000000009">
            <text:p>390.300000000009</text:p>
          </table:table-cell>
          <table:table-cell table:formula="of:=[.A1310]/([.$D$4]*2)" office:value-type="float" office:value="195.150000000005">
            <text:p>195.150000000005</text:p>
          </table:table-cell>
          <table:table-cell table:formula="of:=SQRT(ABS([.$D$2]^2-[.B1310]^2))" office:value-type="float" office:value="104.204234558879">
            <text:p>104.204234558879</text:p>
          </table:table-cell>
          <table:table-cell table:formula="of:=([.$C$10]-[.C1310])*[.$B$4]" office:value-type="float" office:value="99570.9057474973">
            <text:p>99570.9057474973</text:p>
          </table:table-cell>
          <table:table-cell table:formula="of:=ROUND([.D1310])" office:value-type="float" office:value="99571">
            <text:p>99571</text:p>
          </table:table-cell>
          <table:table-cell table:formula="of:=([.$C$8]-([.E1310]*[.$C$4]))" office:value-type="float" office:value="104.204245192308">
            <text:p>104.204245192308</text:p>
          </table:table-cell>
          <table:table-cell table:formula="of:=SQRT(ABS([.$D$2]^2-[.F1310]^2))" office:value-type="float" office:value="127.931525762423">
            <text:p>127.931525762423</text:p>
          </table:table-cell>
          <table:table-cell table:formula="of:=ABS([.B1310]-[.G1310])" office:value-type="float" office:value="67.2184742375818">
            <text:p>67.2184742375818</text:p>
          </table:table-cell>
          <table:table-cell table:number-columns-repeated="3"/>
        </table:table-row>
        <table:table-row table:style-name="ro2">
          <table:table-cell table:formula="of:=[.A1310]+[.A$4]" office:value-type="float" office:value="390.600000000009">
            <text:p>390.600000000009</text:p>
          </table:table-cell>
          <table:table-cell table:formula="of:=[.A1311]/([.$D$4]*2)" office:value-type="float" office:value="195.300000000005">
            <text:p>195.300000000005</text:p>
          </table:table-cell>
          <table:table-cell table:formula="of:=SQRT(ABS([.$D$2]^2-[.B1311]^2))" office:value-type="float" office:value="104.484879288832">
            <text:p>104.484879288832</text:p>
          </table:table-cell>
          <table:table-cell table:formula="of:=([.$C$10]-[.C1311])*[.$B$4]" office:value-type="float" office:value="99111.2671346603">
            <text:p>99111.2671346603</text:p>
          </table:table-cell>
          <table:table-cell table:formula="of:=ROUND([.D1311])" office:value-type="float" office:value="99111">
            <text:p>99111</text:p>
          </table:table-cell>
          <table:table-cell table:formula="of:=([.$C$8]-([.E1311]*[.$C$4]))" office:value-type="float" office:value="104.485110576923">
            <text:p>104.485110576923</text:p>
          </table:table-cell>
          <table:table-cell table:formula="of:=SQRT(ABS([.$D$2]^2-[.F1311]^2))" office:value-type="float" office:value="127.702238303517">
            <text:p>127.702238303517</text:p>
          </table:table-cell>
          <table:table-cell table:formula="of:=ABS([.B1311]-[.G1311])" office:value-type="float" office:value="67.5977616964879">
            <text:p>67.5977616964879</text:p>
          </table:table-cell>
          <table:table-cell table:number-columns-repeated="3"/>
        </table:table-row>
        <table:table-row table:style-name="ro2">
          <table:table-cell table:formula="of:=[.A1311]+[.A$4]" office:value-type="float" office:value="390.900000000009">
            <text:p>390.900000000009</text:p>
          </table:table-cell>
          <table:table-cell table:formula="of:=[.A1312]/([.$D$4]*2)" office:value-type="float" office:value="195.450000000005">
            <text:p>195.450000000005</text:p>
          </table:table-cell>
          <table:table-cell table:formula="of:=SQRT(ABS([.$D$2]^2-[.B1312]^2))" office:value-type="float" office:value="104.76498699471">
            <text:p>104.76498699471</text:p>
          </table:table-cell>
          <table:table-cell table:formula="of:=([.$C$10]-[.C1312])*[.$B$4]" office:value-type="float" office:value="98652.5080573165">
            <text:p>98652.5080573165</text:p>
          </table:table-cell>
          <table:table-cell table:formula="of:=ROUND([.D1312])" office:value-type="float" office:value="98653">
            <text:p>98653</text:p>
          </table:table-cell>
          <table:table-cell table:formula="of:=([.$C$8]-([.E1312]*[.$C$4]))" office:value-type="float" office:value="104.764754807692">
            <text:p>104.764754807692</text:p>
          </table:table-cell>
          <table:table-cell table:formula="of:=SQRT(ABS([.$D$2]^2-[.F1312]^2))" office:value-type="float" office:value="127.472923203652">
            <text:p>127.472923203652</text:p>
          </table:table-cell>
          <table:table-cell table:formula="of:=ABS([.B1312]-[.G1312])" office:value-type="float" office:value="67.9770767963527">
            <text:p>67.9770767963527</text:p>
          </table:table-cell>
          <table:table-cell table:number-columns-repeated="3"/>
        </table:table-row>
        <table:table-row table:style-name="ro2">
          <table:table-cell table:formula="of:=[.A1312]+[.A$4]" office:value-type="float" office:value="391.200000000009">
            <text:p>391.200000000009</text:p>
          </table:table-cell>
          <table:table-cell table:formula="of:=[.A1313]/([.$D$4]*2)" office:value-type="float" office:value="195.600000000005">
            <text:p>195.600000000005</text:p>
          </table:table-cell>
          <table:table-cell table:formula="of:=SQRT(ABS([.$D$2]^2-[.B1313]^2))" office:value-type="float" office:value="105.044561972535">
            <text:p>105.044561972535</text:p>
          </table:table-cell>
          <table:table-cell table:formula="of:=([.$C$10]-[.C1313])*[.$B$4]" office:value-type="float" office:value="98194.6214794613">
            <text:p>98194.6214794613</text:p>
          </table:table-cell>
          <table:table-cell table:formula="of:=ROUND([.D1313])" office:value-type="float" office:value="98195">
            <text:p>98195</text:p>
          </table:table-cell>
          <table:table-cell table:formula="of:=([.$C$8]-([.E1313]*[.$C$4]))" office:value-type="float" office:value="105.044399038462">
            <text:p>105.044399038462</text:p>
          </table:table-cell>
          <table:table-cell table:formula="of:=SQRT(ABS([.$D$2]^2-[.F1313]^2))" office:value-type="float" office:value="127.242580257744">
            <text:p>127.242580257744</text:p>
          </table:table-cell>
          <table:table-cell table:formula="of:=ABS([.B1313]-[.G1313])" office:value-type="float" office:value="68.3574197422604">
            <text:p>68.3574197422604</text:p>
          </table:table-cell>
          <table:table-cell table:number-columns-repeated="3"/>
        </table:table-row>
        <table:table-row table:style-name="ro2">
          <table:table-cell table:formula="of:=[.A1313]+[.A$4]" office:value-type="float" office:value="391.500000000009">
            <text:p>391.500000000009</text:p>
          </table:table-cell>
          <table:table-cell table:formula="of:=[.A1314]/([.$D$4]*2)" office:value-type="float" office:value="195.750000000005">
            <text:p>195.750000000005</text:p>
          </table:table-cell>
          <table:table-cell table:formula="of:=SQRT(ABS([.$D$2]^2-[.B1314]^2))" office:value-type="float" office:value="105.323608464588">
            <text:p>105.323608464588</text:p>
          </table:table-cell>
          <table:table-cell table:formula="of:=([.$C$10]-[.C1314])*[.$B$4]" office:value-type="float" office:value="97737.6004531074">
            <text:p>97737.6004531074</text:p>
          </table:table-cell>
          <table:table-cell table:formula="of:=ROUND([.D1314])" office:value-type="float" office:value="97738">
            <text:p>97738</text:p>
          </table:table-cell>
          <table:table-cell table:formula="of:=([.$C$8]-([.E1314]*[.$C$4]))" office:value-type="float" office:value="105.323432692308">
            <text:p>105.323432692308</text:p>
          </table:table-cell>
          <table:table-cell table:formula="of:=SQRT(ABS([.$D$2]^2-[.F1314]^2))" office:value-type="float" office:value="127.011710192049">
            <text:p>127.011710192049</text:p>
          </table:table-cell>
          <table:table-cell table:formula="of:=ABS([.B1314]-[.G1314])" office:value-type="float" office:value="68.738289807956">
            <text:p>68.738289807956</text:p>
          </table:table-cell>
          <table:table-cell table:number-columns-repeated="3"/>
        </table:table-row>
        <table:table-row table:style-name="ro2">
          <table:table-cell table:formula="of:=[.A1314]+[.A$4]" office:value-type="float" office:value="391.800000000009">
            <text:p>391.800000000009</text:p>
          </table:table-cell>
          <table:table-cell table:formula="of:=[.A1315]/([.$D$4]*2)" office:value-type="float" office:value="195.900000000005">
            <text:p>195.900000000005</text:p>
          </table:table-cell>
          <table:table-cell table:formula="of:=SQRT(ABS([.$D$2]^2-[.B1315]^2))" office:value-type="float" office:value="105.602130660332">
            <text:p>105.602130660332</text:p>
          </table:table-cell>
          <table:table-cell table:formula="of:=([.$C$10]-[.C1315])*[.$B$4]" office:value-type="float" office:value="97281.4381167707">
            <text:p>97281.4381167707</text:p>
          </table:table-cell>
          <table:table-cell table:formula="of:=ROUND([.D1315])" office:value-type="float" office:value="97281">
            <text:p>97281</text:p>
          </table:table-cell>
          <table:table-cell table:formula="of:=([.$C$8]-([.E1315]*[.$C$4]))" office:value-type="float" office:value="105.602466346154">
            <text:p>105.602466346154</text:p>
          </table:table-cell>
          <table:table-cell table:formula="of:=SQRT(ABS([.$D$2]^2-[.F1315]^2))" office:value-type="float" office:value="126.7798055749">
            <text:p>126.7798055749</text:p>
          </table:table-cell>
          <table:table-cell table:formula="of:=ABS([.B1315]-[.G1315])" office:value-type="float" office:value="69.1201944251046">
            <text:p>69.1201944251046</text:p>
          </table:table-cell>
          <table:table-cell table:number-columns-repeated="3"/>
        </table:table-row>
        <table:table-row table:style-name="ro2">
          <table:table-cell table:formula="of:=[.A1315]+[.A$4]" office:value-type="float" office:value="392.100000000009">
            <text:p>392.100000000009</text:p>
          </table:table-cell>
          <table:table-cell table:formula="of:=[.A1316]/([.$D$4]*2)" office:value-type="float" office:value="196.050000000005">
            <text:p>196.050000000005</text:p>
          </table:table-cell>
          <table:table-cell table:formula="of:=SQRT(ABS([.$D$2]^2-[.B1316]^2))" office:value-type="float" office:value="105.880132697319">
            <text:p>105.880132697319</text:p>
          </table:table-cell>
          <table:table-cell table:formula="of:=([.$C$10]-[.C1316])*[.$B$4]" office:value-type="float" office:value="96826.1276939892">
            <text:p>96826.1276939892</text:p>
          </table:table-cell>
          <table:table-cell table:formula="of:=ROUND([.D1316])" office:value-type="float" office:value="96826">
            <text:p>96826</text:p>
          </table:table-cell>
          <table:table-cell table:formula="of:=([.$C$8]-([.E1316]*[.$C$4]))" office:value-type="float" office:value="105.880278846154">
            <text:p>105.880278846154</text:p>
          </table:table-cell>
          <table:table-cell table:formula="of:=SQRT(ABS([.$D$2]^2-[.F1316]^2))" office:value-type="float" office:value="126.547882445581">
            <text:p>126.547882445581</text:p>
          </table:table-cell>
          <table:table-cell table:formula="of:=ABS([.B1316]-[.G1316])" office:value-type="float" office:value="69.5021175544231">
            <text:p>69.5021175544231</text:p>
          </table:table-cell>
          <table:table-cell table:number-columns-repeated="3"/>
        </table:table-row>
        <table:table-row table:style-name="ro2">
          <table:table-cell table:formula="of:=[.A1316]+[.A$4]" office:value-type="float" office:value="392.400000000009">
            <text:p>392.400000000009</text:p>
          </table:table-cell>
          <table:table-cell table:formula="of:=[.A1317]/([.$D$4]*2)" office:value-type="float" office:value="196.200000000005">
            <text:p>196.200000000005</text:p>
          </table:table-cell>
          <table:table-cell table:formula="of:=SQRT(ABS([.$D$2]^2-[.B1317]^2))" office:value-type="float" office:value="106.157618662072">
            <text:p>106.157618662072</text:p>
          </table:table-cell>
          <table:table-cell table:formula="of:=([.$C$10]-[.C1317])*[.$B$4]" office:value-type="float" office:value="96371.6624918742">
            <text:p>96371.6624918742</text:p>
          </table:table-cell>
          <table:table-cell table:formula="of:=ROUND([.D1317])" office:value-type="float" office:value="96372">
            <text:p>96372</text:p>
          </table:table-cell>
          <table:table-cell table:formula="of:=([.$C$8]-([.E1317]*[.$C$4]))" office:value-type="float" office:value="106.157480769231">
            <text:p>106.157480769231</text:p>
          </table:table-cell>
          <table:table-cell table:formula="of:=SQRT(ABS([.$D$2]^2-[.F1317]^2))" office:value-type="float" office:value="126.315435623404">
            <text:p>126.315435623404</text:p>
          </table:table-cell>
          <table:table-cell table:formula="of:=ABS([.B1317]-[.G1317])" office:value-type="float" office:value="69.8845643766003">
            <text:p>69.8845643766003</text:p>
          </table:table-cell>
          <table:table-cell table:number-columns-repeated="3"/>
        </table:table-row>
        <table:table-row table:style-name="ro2">
          <table:table-cell table:formula="of:=[.A1317]+[.A$4]" office:value-type="float" office:value="392.700000000009">
            <text:p>392.700000000009</text:p>
          </table:table-cell>
          <table:table-cell table:formula="of:=[.A1318]/([.$D$4]*2)" office:value-type="float" office:value="196.350000000005">
            <text:p>196.350000000005</text:p>
          </table:table-cell>
          <table:table-cell table:formula="of:=SQRT(ABS([.$D$2]^2-[.B1318]^2))" office:value-type="float" office:value="106.434592590951">
            <text:p>106.434592590951</text:p>
          </table:table-cell>
          <table:table-cell table:formula="of:=([.$C$10]-[.C1318])*[.$B$4]" office:value-type="float" office:value="95918.035899693">
            <text:p>95918.035899693</text:p>
          </table:table-cell>
          <table:table-cell table:formula="of:=ROUND([.D1318])" office:value-type="float" office:value="95918">
            <text:p>95918</text:p>
          </table:table-cell>
          <table:table-cell table:formula="of:=([.$C$8]-([.E1318]*[.$C$4]))" office:value-type="float" office:value="106.434682692308">
            <text:p>106.434682692308</text:p>
          </table:table-cell>
          <table:table-cell table:formula="of:=SQRT(ABS([.$D$2]^2-[.F1318]^2))" office:value-type="float" office:value="126.081950810526">
            <text:p>126.081950810526</text:p>
          </table:table-cell>
          <table:table-cell table:formula="of:=ABS([.B1318]-[.G1318])" office:value-type="float" office:value="70.2680491894791">
            <text:p>70.2680491894791</text:p>
          </table:table-cell>
          <table:table-cell table:number-columns-repeated="3"/>
        </table:table-row>
        <table:table-row table:style-name="ro2">
          <table:table-cell table:formula="of:=[.A1318]+[.A$4]" office:value-type="float" office:value="393.000000000009">
            <text:p>393.000000000009</text:p>
          </table:table-cell>
          <table:table-cell table:formula="of:=[.A1319]/([.$D$4]*2)" office:value-type="float" office:value="196.500000000005">
            <text:p>196.500000000005</text:p>
          </table:table-cell>
          <table:table-cell table:formula="of:=SQRT(ABS([.$D$2]^2-[.B1319]^2))" office:value-type="float" office:value="106.711058471003">
            <text:p>106.711058471003</text:p>
          </table:table-cell>
          <table:table-cell table:formula="of:=([.$C$10]-[.C1319])*[.$B$4]" office:value-type="float" office:value="95465.2413874826">
            <text:p>95465.2413874826</text:p>
          </table:table-cell>
          <table:table-cell table:formula="of:=ROUND([.D1319])" office:value-type="float" office:value="95465">
            <text:p>95465</text:p>
          </table:table-cell>
          <table:table-cell table:formula="of:=([.$C$8]-([.E1319]*[.$C$4]))" office:value-type="float" office:value="106.711274038462">
            <text:p>106.711274038462</text:p>
          </table:table-cell>
          <table:table-cell table:formula="of:=SQRT(ABS([.$D$2]^2-[.F1319]^2))" office:value-type="float" office:value="125.847939963626">
            <text:p>125.847939963626</text:p>
          </table:table-cell>
          <table:table-cell table:formula="of:=ABS([.B1319]-[.G1319])" office:value-type="float" office:value="70.6520600363788">
            <text:p>70.6520600363788</text:p>
          </table:table-cell>
          <table:table-cell table:number-columns-repeated="3"/>
        </table:table-row>
        <table:table-row table:style-name="ro2">
          <table:table-cell table:formula="of:=[.A1319]+[.A$4]" office:value-type="float" office:value="393.300000000009">
            <text:p>393.300000000009</text:p>
          </table:table-cell>
          <table:table-cell table:formula="of:=[.A1320]/([.$D$4]*2)" office:value-type="float" office:value="196.650000000005">
            <text:p>196.650000000005</text:p>
          </table:table-cell>
          <table:table-cell table:formula="of:=SQRT(ABS([.$D$2]^2-[.B1320]^2))" office:value-type="float" office:value="106.987020240783">
            <text:p>106.987020240783</text:p>
          </table:table-cell>
          <table:table-cell table:formula="of:=([.$C$10]-[.C1320])*[.$B$4]" office:value-type="float" office:value="95013.2725046924">
            <text:p>95013.2725046924</text:p>
          </table:table-cell>
          <table:table-cell table:formula="of:=ROUND([.D1320])" office:value-type="float" office:value="95013">
            <text:p>95013</text:p>
          </table:table-cell>
          <table:table-cell table:formula="of:=([.$C$8]-([.E1320]*[.$C$4]))" office:value-type="float" office:value="106.987254807692">
            <text:p>106.987254807692</text:p>
          </table:table-cell>
          <table:table-cell table:formula="of:=SQRT(ABS([.$D$2]^2-[.F1320]^2))" office:value-type="float" office:value="125.613404176123">
            <text:p>125.613404176123</text:p>
          </table:table-cell>
          <table:table-cell table:formula="of:=ABS([.B1320]-[.G1320])" office:value-type="float" office:value="71.036595823882">
            <text:p>71.036595823882</text:p>
          </table:table-cell>
          <table:table-cell table:number-columns-repeated="3"/>
        </table:table-row>
        <table:table-row table:style-name="ro2">
          <table:table-cell table:formula="of:=[.A1320]+[.A$4]" office:value-type="float" office:value="393.600000000009">
            <text:p>393.600000000009</text:p>
          </table:table-cell>
          <table:table-cell table:formula="of:=[.A1321]/([.$D$4]*2)" office:value-type="float" office:value="196.800000000005">
            <text:p>196.800000000005</text:p>
          </table:table-cell>
          <table:table-cell table:formula="of:=SQRT(ABS([.$D$2]^2-[.B1321]^2))" office:value-type="float" office:value="107.262481791173">
            <text:p>107.262481791173</text:p>
          </table:table-cell>
          <table:table-cell table:formula="of:=([.$C$10]-[.C1321])*[.$B$4]" office:value-type="float" office:value="94562.1228788569">
            <text:p>94562.1228788569</text:p>
          </table:table-cell>
          <table:table-cell table:formula="of:=ROUND([.D1321])" office:value-type="float" office:value="94562">
            <text:p>94562</text:p>
          </table:table-cell>
          <table:table-cell table:formula="of:=([.$C$8]-([.E1321]*[.$C$4]))" office:value-type="float" office:value="107.262625">
            <text:p>107.262625</text:p>
          </table:table-cell>
          <table:table-cell table:formula="of:=SQRT(ABS([.$D$2]^2-[.F1321]^2))" office:value-type="float" office:value="125.378344534092">
            <text:p>125.378344534092</text:p>
          </table:table-cell>
          <table:table-cell table:formula="of:=ABS([.B1321]-[.G1321])" office:value-type="float" office:value="71.421655465913">
            <text:p>71.421655465913</text:p>
          </table:table-cell>
          <table:table-cell table:number-columns-repeated="3"/>
        </table:table-row>
        <table:table-row table:style-name="ro2">
          <table:table-cell table:formula="of:=[.A1321]+[.A$4]" office:value-type="float" office:value="393.900000000009">
            <text:p>393.900000000009</text:p>
          </table:table-cell>
          <table:table-cell table:formula="of:=[.A1322]/([.$D$4]*2)" office:value-type="float" office:value="196.950000000005">
            <text:p>196.950000000005</text:p>
          </table:table-cell>
          <table:table-cell table:formula="of:=SQRT(ABS([.$D$2]^2-[.B1322]^2))" office:value-type="float" office:value="107.53744696617">
            <text:p>107.53744696617</text:p>
          </table:table-cell>
          <table:table-cell table:formula="of:=([.$C$10]-[.C1322])*[.$B$4]" office:value-type="float" office:value="94111.7862142956">
            <text:p>94111.7862142956</text:p>
          </table:table-cell>
          <table:table-cell table:formula="of:=ROUND([.D1322])" office:value-type="float" office:value="94112">
            <text:p>94112</text:p>
          </table:table-cell>
          <table:table-cell table:formula="of:=([.$C$8]-([.E1322]*[.$C$4]))" office:value-type="float" office:value="107.537384615385">
            <text:p>107.537384615385</text:p>
          </table:table-cell>
          <table:table-cell table:formula="of:=SQRT(ABS([.$D$2]^2-[.F1322]^2))" office:value-type="float" office:value="125.142762116244">
            <text:p>125.142762116244</text:p>
          </table:table-cell>
          <table:table-cell table:formula="of:=ABS([.B1322]-[.G1322])" office:value-type="float" office:value="71.8072378837606">
            <text:p>71.8072378837606</text:p>
          </table:table-cell>
          <table:table-cell table:number-columns-repeated="3"/>
        </table:table-row>
        <table:table-row table:style-name="ro2">
          <table:table-cell table:formula="of:=[.A1322]+[.A$4]" office:value-type="float" office:value="394.200000000009">
            <text:p>394.200000000009</text:p>
          </table:table-cell>
          <table:table-cell table:formula="of:=[.A1323]/([.$D$4]*2)" office:value-type="float" office:value="197.100000000005">
            <text:p>197.100000000005</text:p>
          </table:table-cell>
          <table:table-cell table:formula="of:=SQRT(ABS([.$D$2]^2-[.B1323]^2))" office:value-type="float" office:value="107.811919563663">
            <text:p>107.811919563663</text:p>
          </table:table-cell>
          <table:table-cell table:formula="of:=([.$C$10]-[.C1323])*[.$B$4]" office:value-type="float" office:value="93662.2562908418">
            <text:p>93662.2562908418</text:p>
          </table:table-cell>
          <table:table-cell table:formula="of:=ROUND([.D1323])" office:value-type="float" office:value="93662">
            <text:p>93662</text:p>
          </table:table-cell>
          <table:table-cell table:formula="of:=([.$C$8]-([.E1323]*[.$C$4]))" office:value-type="float" office:value="107.812144230769">
            <text:p>107.812144230769</text:p>
          </table:table-cell>
          <table:table-cell table:formula="of:=SQRT(ABS([.$D$2]^2-[.F1323]^2))" office:value-type="float" office:value="124.906130979884">
            <text:p>124.906130979884</text:p>
          </table:table-cell>
          <table:table-cell table:formula="of:=ABS([.B1323]-[.G1323])" office:value-type="float" office:value="72.1938690201211">
            <text:p>72.1938690201211</text:p>
          </table:table-cell>
          <table:table-cell table:number-columns-repeated="3"/>
        </table:table-row>
        <table:table-row table:style-name="ro2">
          <table:table-cell table:formula="of:=[.A1323]+[.A$4]" office:value-type="float" office:value="394.500000000009">
            <text:p>394.500000000009</text:p>
          </table:table-cell>
          <table:table-cell table:formula="of:=[.A1324]/([.$D$4]*2)" office:value-type="float" office:value="197.250000000005">
            <text:p>197.250000000005</text:p>
          </table:table-cell>
          <table:table-cell table:formula="of:=SQRT(ABS([.$D$2]^2-[.B1324]^2))" office:value-type="float" office:value="108.085903336197">
            <text:p>108.085903336197</text:p>
          </table:table-cell>
          <table:table-cell table:formula="of:=([.$C$10]-[.C1324])*[.$B$4]" office:value-type="float" office:value="93213.526962597">
            <text:p>93213.526962597</text:p>
          </table:table-cell>
          <table:table-cell table:formula="of:=ROUND([.D1324])" office:value-type="float" office:value="93214">
            <text:p>93214</text:p>
          </table:table-cell>
          <table:table-cell table:formula="of:=([.$C$8]-([.E1324]*[.$C$4]))" office:value-type="float" office:value="108.085682692308">
            <text:p>108.085682692308</text:p>
          </table:table-cell>
          <table:table-cell table:formula="of:=SQRT(ABS([.$D$2]^2-[.F1324]^2))" office:value-type="float" office:value="124.669503877002">
            <text:p>124.669503877002</text:p>
          </table:table-cell>
          <table:table-cell table:formula="of:=ABS([.B1324]-[.G1324])" office:value-type="float" office:value="72.5804961230028">
            <text:p>72.5804961230028</text:p>
          </table:table-cell>
          <table:table-cell table:number-columns-repeated="3"/>
        </table:table-row>
        <table:table-row table:style-name="ro2">
          <table:table-cell table:formula="of:=[.A1324]+[.A$4]" office:value-type="float" office:value="394.800000000009">
            <text:p>394.800000000009</text:p>
          </table:table-cell>
          <table:table-cell table:formula="of:=[.A1325]/([.$D$4]*2)" office:value-type="float" office:value="197.400000000005">
            <text:p>197.400000000005</text:p>
          </table:table-cell>
          <table:table-cell table:formula="of:=SQRT(ABS([.$D$2]^2-[.B1325]^2))" office:value-type="float" office:value="108.359401991714">
            <text:p>108.359401991714</text:p>
          </table:table-cell>
          <table:table-cell table:formula="of:=([.$C$10]-[.C1325])*[.$B$4]" office:value-type="float" office:value="92765.592156712">
            <text:p>92765.592156712</text:p>
          </table:table-cell>
          <table:table-cell table:formula="of:=ROUND([.D1325])" office:value-type="float" office:value="92766">
            <text:p>92766</text:p>
          </table:table-cell>
          <table:table-cell table:formula="of:=([.$C$8]-([.E1325]*[.$C$4]))" office:value-type="float" office:value="108.359221153846">
            <text:p>108.359221153846</text:p>
          </table:table-cell>
          <table:table-cell table:formula="of:=SQRT(ABS([.$D$2]^2-[.F1325]^2))" office:value-type="float" office:value="124.431825474562">
            <text:p>124.431825474562</text:p>
          </table:table-cell>
          <table:table-cell table:formula="of:=ABS([.B1325]-[.G1325])" office:value-type="float" office:value="72.9681745254426">
            <text:p>72.9681745254426</text:p>
          </table:table-cell>
          <table:table-cell table:number-columns-repeated="3"/>
        </table:table-row>
        <table:table-row table:style-name="ro2">
          <table:table-cell table:formula="of:=[.A1325]+[.A$4]" office:value-type="float" office:value="395.100000000009">
            <text:p>395.100000000009</text:p>
          </table:table-cell>
          <table:table-cell table:formula="of:=[.A1326]/([.$D$4]*2)" office:value-type="float" office:value="197.550000000005">
            <text:p>197.550000000005</text:p>
          </table:table-cell>
          <table:table-cell table:formula="of:=SQRT(ABS([.$D$2]^2-[.B1326]^2))" office:value-type="float" office:value="108.63241919428">
            <text:p>108.63241919428</text:p>
          </table:table-cell>
          <table:table-cell table:formula="of:=([.$C$10]-[.C1326])*[.$B$4]" office:value-type="float" office:value="92318.4458721937">
            <text:p>92318.4458721937</text:p>
          </table:table-cell>
          <table:table-cell table:formula="of:=ROUND([.D1326])" office:value-type="float" office:value="92318">
            <text:p>92318</text:p>
          </table:table-cell>
          <table:table-cell table:formula="of:=([.$C$8]-([.E1326]*[.$C$4]))" office:value-type="float" office:value="108.632759615385">
            <text:p>108.632759615385</text:p>
          </table:table-cell>
          <table:table-cell table:formula="of:=SQRT(ABS([.$D$2]^2-[.F1326]^2))" office:value-type="float" office:value="124.193089736692">
            <text:p>124.193089736692</text:p>
          </table:table-cell>
          <table:table-cell table:formula="of:=ABS([.B1326]-[.G1326])" office:value-type="float" office:value="73.3569102633125">
            <text:p>73.3569102633125</text:p>
          </table:table-cell>
          <table:table-cell table:number-columns-repeated="3"/>
        </table:table-row>
        <table:table-row table:style-name="ro2">
          <table:table-cell table:formula="of:=[.A1326]+[.A$4]" office:value-type="float" office:value="395.400000000009">
            <text:p>395.400000000009</text:p>
          </table:table-cell>
          <table:table-cell table:formula="of:=[.A1327]/([.$D$4]*2)" office:value-type="float" office:value="197.700000000005">
            <text:p>197.700000000005</text:p>
          </table:table-cell>
          <table:table-cell table:formula="of:=SQRT(ABS([.$D$2]^2-[.B1327]^2))" office:value-type="float" office:value="108.904958564805">
            <text:p>108.904958564805</text:p>
          </table:table-cell>
          <table:table-cell table:formula="of:=([.$C$10]-[.C1327])*[.$B$4]" office:value-type="float" office:value="91872.0821787363">
            <text:p>91872.0821787363</text:p>
          </table:table-cell>
          <table:table-cell table:formula="of:=ROUND([.D1327])" office:value-type="float" office:value="91872">
            <text:p>91872</text:p>
          </table:table-cell>
          <table:table-cell table:formula="of:=([.$C$8]-([.E1327]*[.$C$4]))" office:value-type="float" office:value="108.905076923077">
            <text:p>108.905076923077</text:p>
          </table:table-cell>
          <table:table-cell table:formula="of:=SQRT(ABS([.$D$2]^2-[.F1327]^2))" office:value-type="float" office:value="123.954363458406">
            <text:p>123.954363458406</text:p>
          </table:table-cell>
          <table:table-cell table:formula="of:=ABS([.B1327]-[.G1327])" office:value-type="float" office:value="73.7456365415983">
            <text:p>73.7456365415983</text:p>
          </table:table-cell>
          <table:table-cell table:number-columns-repeated="3"/>
        </table:table-row>
        <table:table-row table:style-name="ro2">
          <table:table-cell table:formula="of:=[.A1327]+[.A$4]" office:value-type="float" office:value="395.700000000009">
            <text:p>395.700000000009</text:p>
          </table:table-cell>
          <table:table-cell table:formula="of:=[.A1328]/([.$D$4]*2)" office:value-type="float" office:value="197.850000000005">
            <text:p>197.850000000005</text:p>
          </table:table-cell>
          <table:table-cell table:formula="of:=SQRT(ABS([.$D$2]^2-[.B1328]^2))" office:value-type="float" office:value="109.177023681734">
            <text:p>109.177023681734</text:p>
          </table:table-cell>
          <table:table-cell table:formula="of:=([.$C$10]-[.C1328])*[.$B$4]" office:value-type="float" office:value="91426.4952155771">
            <text:p>91426.4952155771</text:p>
          </table:table-cell>
          <table:table-cell table:formula="of:=ROUND([.D1328])" office:value-type="float" office:value="91426">
            <text:p>91426</text:p>
          </table:table-cell>
          <table:table-cell table:formula="of:=([.$C$8]-([.E1328]*[.$C$4]))" office:value-type="float" office:value="109.177394230769">
            <text:p>109.177394230769</text:p>
          </table:table-cell>
          <table:table-cell table:formula="of:=SQRT(ABS([.$D$2]^2-[.F1328]^2))" office:value-type="float" office:value="123.71457710787">
            <text:p>123.71457710787</text:p>
          </table:table-cell>
          <table:table-cell table:formula="of:=ABS([.B1328]-[.G1328])" office:value-type="float" office:value="74.1354228921343">
            <text:p>74.1354228921343</text:p>
          </table:table-cell>
          <table:table-cell table:number-columns-repeated="3"/>
        </table:table-row>
        <table:table-row table:style-name="ro2">
          <table:table-cell table:formula="of:=[.A1328]+[.A$4]" office:value-type="float" office:value="396.000000000009">
            <text:p>396.000000000009</text:p>
          </table:table-cell>
          <table:table-cell table:formula="of:=[.A1329]/([.$D$4]*2)" office:value-type="float" office:value="198.000000000005">
            <text:p>198.000000000005</text:p>
          </table:table-cell>
          <table:table-cell table:formula="of:=SQRT(ABS([.$D$2]^2-[.B1329]^2))" office:value-type="float" office:value="109.448618081737">
            <text:p>109.448618081737</text:p>
          </table:table-cell>
          <table:table-cell table:formula="of:=([.$C$10]-[.C1329])*[.$B$4]" office:value-type="float" office:value="90981.6791903755">
            <text:p>90981.6791903755</text:p>
          </table:table-cell>
          <table:table-cell table:formula="of:=ROUND([.D1329])" office:value-type="float" office:value="90982">
            <text:p>90982</text:p>
          </table:table-cell>
          <table:table-cell table:formula="of:=([.$C$8]-([.E1329]*[.$C$4]))" office:value-type="float" office:value="109.448490384615">
            <text:p>109.448490384615</text:p>
          </table:table-cell>
          <table:table-cell table:formula="of:=SQRT(ABS([.$D$2]^2-[.F1329]^2))" office:value-type="float" office:value="123.474806954815">
            <text:p>123.474806954815</text:p>
          </table:table-cell>
          <table:table-cell table:formula="of:=ABS([.B1329]-[.G1329])" office:value-type="float" office:value="74.52519304519">
            <text:p>74.52519304519</text:p>
          </table:table-cell>
          <table:table-cell table:number-columns-repeated="3"/>
        </table:table-row>
        <table:table-row table:style-name="ro2">
          <table:table-cell table:formula="of:=[.A1329]+[.A$4]" office:value-type="float" office:value="396.300000000009">
            <text:p>396.300000000009</text:p>
          </table:table-cell>
          <table:table-cell table:formula="of:=[.A1330]/([.$D$4]*2)" office:value-type="float" office:value="198.150000000005">
            <text:p>198.150000000005</text:p>
          </table:table-cell>
          <table:table-cell table:formula="of:=SQRT(ABS([.$D$2]^2-[.B1330]^2))" office:value-type="float" office:value="109.719745260376">
            <text:p>109.719745260376</text:p>
          </table:table-cell>
          <table:table-cell table:formula="of:=([.$C$10]-[.C1330])*[.$B$4]" office:value-type="float" office:value="90537.6283781153">
            <text:p>90537.6283781153</text:p>
          </table:table-cell>
          <table:table-cell table:formula="of:=ROUND([.D1330])" office:value-type="float" office:value="90538">
            <text:p>90538</text:p>
          </table:table-cell>
          <table:table-cell table:formula="of:=([.$C$8]-([.E1330]*[.$C$4]))" office:value-type="float" office:value="109.719586538462">
            <text:p>109.719586538462</text:p>
          </table:table-cell>
          <table:table-cell table:formula="of:=SQRT(ABS([.$D$2]^2-[.F1330]^2))" office:value-type="float" office:value="123.233973926953">
            <text:p>123.233973926953</text:p>
          </table:table-cell>
          <table:table-cell table:formula="of:=ABS([.B1330]-[.G1330])" office:value-type="float" office:value="74.9160260730512">
            <text:p>74.9160260730512</text:p>
          </table:table-cell>
          <table:table-cell table:number-columns-repeated="3"/>
        </table:table-row>
        <table:table-row table:style-name="ro2">
          <table:table-cell table:formula="of:=[.A1330]+[.A$4]" office:value-type="float" office:value="396.600000000009">
            <text:p>396.600000000009</text:p>
          </table:table-cell>
          <table:table-cell table:formula="of:=[.A1331]/([.$D$4]*2)" office:value-type="float" office:value="198.300000000005">
            <text:p>198.300000000005</text:p>
          </table:table-cell>
          <table:table-cell table:formula="of:=SQRT(ABS([.$D$2]^2-[.B1331]^2))" office:value-type="float" office:value="109.990408672765">
            <text:p>109.990408672765</text:p>
          </table:table-cell>
          <table:table-cell table:formula="of:=([.$C$10]-[.C1331])*[.$B$4]" office:value-type="float" office:value="90094.3371200298">
            <text:p>90094.3371200298</text:p>
          </table:table-cell>
          <table:table-cell table:formula="of:=ROUND([.D1331])" office:value-type="float" office:value="90094">
            <text:p>90094</text:p>
          </table:table-cell>
          <table:table-cell table:formula="of:=([.$C$8]-([.E1331]*[.$C$4]))" office:value-type="float" office:value="109.990682692308">
            <text:p>109.990682692308</text:p>
          </table:table-cell>
          <table:table-cell table:formula="of:=SQRT(ABS([.$D$2]^2-[.F1331]^2))" office:value-type="float" office:value="122.992071780583">
            <text:p>122.992071780583</text:p>
          </table:table-cell>
          <table:table-cell table:formula="of:=ABS([.B1331]-[.G1331])" office:value-type="float" office:value="75.3079282194216">
            <text:p>75.3079282194216</text:p>
          </table:table-cell>
          <table:table-cell table:number-columns-repeated="3"/>
        </table:table-row>
        <table:table-row table:style-name="ro2">
          <table:table-cell table:formula="of:=[.A1331]+[.A$4]" office:value-type="float" office:value="396.900000000009">
            <text:p>396.900000000009</text:p>
          </table:table-cell>
          <table:table-cell table:formula="of:=[.A1332]/([.$D$4]*2)" office:value-type="float" office:value="198.450000000005">
            <text:p>198.450000000005</text:p>
          </table:table-cell>
          <table:table-cell table:formula="of:=SQRT(ABS([.$D$2]^2-[.B1332]^2))" office:value-type="float" office:value="110.260611734208">
            <text:p>110.260611734208</text:p>
          </table:table-cell>
          <table:table-cell table:formula="of:=([.$C$10]-[.C1332])*[.$B$4]" office:value-type="float" office:value="89651.7998225477">
            <text:p>89651.7998225477</text:p>
          </table:table-cell>
          <table:table-cell table:formula="of:=ROUND([.D1332])" office:value-type="float" office:value="89652">
            <text:p>89652</text:p>
          </table:table-cell>
          <table:table-cell table:formula="of:=([.$C$8]-([.E1332]*[.$C$4]))" office:value-type="float" office:value="110.260557692308">
            <text:p>110.260557692308</text:p>
          </table:table-cell>
          <table:table-cell table:formula="of:=SQRT(ABS([.$D$2]^2-[.F1332]^2))" office:value-type="float" office:value="122.750191109347">
            <text:p>122.750191109347</text:p>
          </table:table-cell>
          <table:table-cell table:formula="of:=ABS([.B1332]-[.G1332])" office:value-type="float" office:value="75.6998088906573">
            <text:p>75.6998088906573</text:p>
          </table:table-cell>
          <table:table-cell table:number-columns-repeated="3"/>
        </table:table-row>
        <table:table-row table:style-name="ro2">
          <table:table-cell table:formula="of:=[.A1332]+[.A$4]" office:value-type="float" office:value="397.200000000009">
            <text:p>397.200000000009</text:p>
          </table:table-cell>
          <table:table-cell table:formula="of:=[.A1333]/([.$D$4]*2)" office:value-type="float" office:value="198.600000000005">
            <text:p>198.600000000005</text:p>
          </table:table-cell>
          <table:table-cell table:formula="of:=SQRT(ABS([.$D$2]^2-[.B1333]^2))" office:value-type="float" office:value="110.530357820835">
            <text:p>110.530357820835</text:p>
          </table:table-cell>
          <table:table-cell table:formula="of:=([.$C$10]-[.C1333])*[.$B$4]" office:value-type="float" office:value="89210.0109562613">
            <text:p>89210.0109562613</text:p>
          </table:table-cell>
          <table:table-cell table:formula="of:=ROUND([.D1333])" office:value-type="float" office:value="89210">
            <text:p>89210</text:p>
          </table:table-cell>
          <table:table-cell table:formula="of:=([.$C$8]-([.E1333]*[.$C$4]))" office:value-type="float" office:value="110.530432692308">
            <text:p>110.530432692308</text:p>
          </table:table-cell>
          <table:table-cell table:formula="of:=SQRT(ABS([.$D$2]^2-[.F1333]^2))" office:value-type="float" office:value="122.507238352888">
            <text:p>122.507238352888</text:p>
          </table:table-cell>
          <table:table-cell table:formula="of:=ABS([.B1333]-[.G1333])" office:value-type="float" office:value="76.092761647117">
            <text:p>76.092761647117</text:p>
          </table:table-cell>
          <table:table-cell table:number-columns-repeated="3"/>
        </table:table-row>
        <table:table-row table:style-name="ro2">
          <table:table-cell table:formula="of:=[.A1333]+[.A$4]" office:value-type="float" office:value="397.500000000009">
            <text:p>397.500000000009</text:p>
          </table:table-cell>
          <table:table-cell table:formula="of:=[.A1334]/([.$D$4]*2)" office:value-type="float" office:value="198.750000000005">
            <text:p>198.750000000005</text:p>
          </table:table-cell>
          <table:table-cell table:formula="of:=SQRT(ABS([.$D$2]^2-[.B1334]^2))" office:value-type="float" office:value="110.799650270215">
            <text:p>110.799650270215</text:p>
          </table:table-cell>
          <table:table-cell table:formula="of:=([.$C$10]-[.C1334])*[.$B$4]" office:value-type="float" office:value="88768.9650549154">
            <text:p>88768.9650549154</text:p>
          </table:table-cell>
          <table:table-cell table:formula="of:=ROUND([.D1334])" office:value-type="float" office:value="88769">
            <text:p>88769</text:p>
          </table:table-cell>
          <table:table-cell table:formula="of:=([.$C$8]-([.E1334]*[.$C$4]))" office:value-type="float" office:value="110.799697115385">
            <text:p>110.799697115385</text:p>
          </table:table-cell>
          <table:table-cell table:formula="of:=SQRT(ABS([.$D$2]^2-[.F1334]^2))" office:value-type="float" office:value="122.263760449035">
            <text:p>122.263760449035</text:p>
          </table:table-cell>
          <table:table-cell table:formula="of:=ABS([.B1334]-[.G1334])" office:value-type="float" office:value="76.4862395509696">
            <text:p>76.4862395509696</text:p>
          </table:table-cell>
          <table:table-cell table:number-columns-repeated="3"/>
        </table:table-row>
        <table:table-row table:style-name="ro2">
          <table:table-cell table:formula="of:=[.A1334]+[.A$4]" office:value-type="float" office:value="397.800000000009">
            <text:p>397.800000000009</text:p>
          </table:table-cell>
          <table:table-cell table:formula="of:=[.A1335]/([.$D$4]*2)" office:value-type="float" office:value="198.900000000005">
            <text:p>198.900000000005</text:p>
          </table:table-cell>
          <table:table-cell table:formula="of:=SQRT(ABS([.$D$2]^2-[.B1335]^2))" office:value-type="float" office:value="111.068492381962">
            <text:p>111.068492381962</text:p>
          </table:table-cell>
          <table:table-cell table:formula="of:=([.$C$10]-[.C1335])*[.$B$4]" office:value-type="float" office:value="88328.6567144164">
            <text:p>88328.6567144164</text:p>
          </table:table-cell>
          <table:table-cell table:formula="of:=ROUND([.D1335])" office:value-type="float" office:value="88329">
            <text:p>88329</text:p>
          </table:table-cell>
          <table:table-cell table:formula="of:=([.$C$8]-([.E1335]*[.$C$4]))" office:value-type="float" office:value="111.068350961538">
            <text:p>111.068350961538</text:p>
          </table:table-cell>
          <table:table-cell table:formula="of:=SQRT(ABS([.$D$2]^2-[.F1335]^2))" office:value-type="float" office:value="122.019758296288">
            <text:p>122.019758296288</text:p>
          </table:table-cell>
          <table:table-cell table:formula="of:=ABS([.B1335]-[.G1335])" office:value-type="float" office:value="76.8802417037168">
            <text:p>76.8802417037168</text:p>
          </table:table-cell>
          <table:table-cell table:number-columns-repeated="3"/>
        </table:table-row>
        <table:table-row table:style-name="ro2">
          <table:table-cell table:formula="of:=[.A1335]+[.A$4]" office:value-type="float" office:value="398.100000000009">
            <text:p>398.100000000009</text:p>
          </table:table-cell>
          <table:table-cell table:formula="of:=[.A1336]/([.$D$4]*2)" office:value-type="float" office:value="199.050000000005">
            <text:p>199.050000000005</text:p>
          </table:table-cell>
          <table:table-cell table:formula="of:=SQRT(ABS([.$D$2]^2-[.B1336]^2))" office:value-type="float" office:value="111.33688741833">
            <text:p>111.33688741833</text:p>
          </table:table-cell>
          <table:table-cell table:formula="of:=([.$C$10]-[.C1336])*[.$B$4]" office:value-type="float" office:value="87889.0805918605">
            <text:p>87889.0805918605</text:p>
          </table:table-cell>
          <table:table-cell table:formula="of:=ROUND([.D1336])" office:value-type="float" office:value="87889">
            <text:p>87889</text:p>
          </table:table-cell>
          <table:table-cell table:formula="of:=([.$C$8]-([.E1336]*[.$C$4]))" office:value-type="float" office:value="111.337004807692">
            <text:p>111.337004807692</text:p>
          </table:table-cell>
          <table:table-cell table:formula="of:=SQRT(ABS([.$D$2]^2-[.F1336]^2))" office:value-type="float" office:value="121.774674544636">
            <text:p>121.774674544636</text:p>
          </table:table-cell>
          <table:table-cell table:formula="of:=ABS([.B1336]-[.G1336])" office:value-type="float" office:value="77.2753254553692">
            <text:p>77.2753254553692</text:p>
          </table:table-cell>
          <table:table-cell table:number-columns-repeated="3"/>
        </table:table-row>
        <table:table-row table:style-name="ro2">
          <table:table-cell table:formula="of:=[.A1336]+[.A$4]" office:value-type="float" office:value="398.400000000009">
            <text:p>398.400000000009</text:p>
          </table:table-cell>
          <table:table-cell table:formula="of:=[.A1337]/([.$D$4]*2)" office:value-type="float" office:value="199.200000000005">
            <text:p>199.200000000005</text:p>
          </table:table-cell>
          <table:table-cell table:formula="of:=SQRT(ABS([.$D$2]^2-[.B1337]^2))" office:value-type="float" office:value="111.604838604793">
            <text:p>111.604838604793</text:p>
          </table:table-cell>
          <table:table-cell table:formula="of:=([.$C$10]-[.C1337])*[.$B$4]" office:value-type="float" office:value="87450.2314045825">
            <text:p>87450.2314045825</text:p>
          </table:table-cell>
          <table:table-cell table:formula="of:=ROUND([.D1337])" office:value-type="float" office:value="87450">
            <text:p>87450</text:p>
          </table:table-cell>
          <table:table-cell table:formula="of:=([.$C$8]-([.E1337]*[.$C$4]))" office:value-type="float" office:value="111.605048076923">
            <text:p>111.605048076923</text:p>
          </table:table-cell>
          <table:table-cell table:formula="of:=SQRT(ABS([.$D$2]^2-[.F1337]^2))" office:value-type="float" office:value="121.529063370651">
            <text:p>121.529063370651</text:p>
          </table:table-cell>
          <table:table-cell table:formula="of:=ABS([.B1337]-[.G1337])" office:value-type="float" office:value="77.6709366293538">
            <text:p>77.6709366293538</text:p>
          </table:table-cell>
          <table:table-cell table:number-columns-repeated="3"/>
        </table:table-row>
        <table:table-row table:style-name="ro2">
          <table:table-cell table:formula="of:=[.A1337]+[.A$4]" office:value-type="float" office:value="398.700000000009">
            <text:p>398.700000000009</text:p>
          </table:table-cell>
          <table:table-cell table:formula="of:=[.A1338]/([.$D$4]*2)" office:value-type="float" office:value="199.350000000005">
            <text:p>199.350000000005</text:p>
          </table:table-cell>
          <table:table-cell table:formula="of:=SQRT(ABS([.$D$2]^2-[.B1338]^2))" office:value-type="float" office:value="111.872349130613">
            <text:p>111.872349130613</text:p>
          </table:table-cell>
          <table:table-cell table:formula="of:=([.$C$10]-[.C1338])*[.$B$4]" office:value-type="float" office:value="87012.1039292228">
            <text:p>87012.1039292228</text:p>
          </table:table-cell>
          <table:table-cell table:formula="of:=ROUND([.D1338])" office:value-type="float" office:value="87012">
            <text:p>87012</text:p>
          </table:table-cell>
          <table:table-cell table:formula="of:=([.$C$8]-([.E1338]*[.$C$4]))" office:value-type="float" office:value="111.872480769231">
            <text:p>111.872480769231</text:p>
          </table:table-cell>
          <table:table-cell table:formula="of:=SQRT(ABS([.$D$2]^2-[.F1338]^2))" office:value-type="float" office:value="121.282925618316">
            <text:p>121.282925618316</text:p>
          </table:table-cell>
          <table:table-cell table:formula="of:=ABS([.B1338]-[.G1338])" office:value-type="float" office:value="78.0670743816882">
            <text:p>78.0670743816882</text:p>
          </table:table-cell>
          <table:table-cell table:number-columns-repeated="3"/>
        </table:table-row>
        <table:table-row table:style-name="ro2">
          <table:table-cell table:formula="of:=[.A1338]+[.A$4]" office:value-type="float" office:value="399.000000000009">
            <text:p>399.000000000009</text:p>
          </table:table-cell>
          <table:table-cell table:formula="of:=[.A1339]/([.$D$4]*2)" office:value-type="float" office:value="199.500000000005">
            <text:p>199.500000000005</text:p>
          </table:table-cell>
          <table:table-cell table:formula="of:=SQRT(ABS([.$D$2]^2-[.B1339]^2))" office:value-type="float" office:value="112.139422149402">
            <text:p>112.139422149402</text:p>
          </table:table-cell>
          <table:table-cell table:formula="of:=([.$C$10]-[.C1339])*[.$B$4]" office:value-type="float" office:value="86574.6930008126">
            <text:p>86574.6930008126</text:p>
          </table:table-cell>
          <table:table-cell table:formula="of:=ROUND([.D1339])" office:value-type="float" office:value="86575">
            <text:p>86575</text:p>
          </table:table-cell>
          <table:table-cell table:formula="of:=([.$C$8]-([.E1339]*[.$C$4]))" office:value-type="float" office:value="112.139302884615">
            <text:p>112.139302884615</text:p>
          </table:table-cell>
          <table:table-cell table:formula="of:=SQRT(ABS([.$D$2]^2-[.F1339]^2))" office:value-type="float" office:value="121.036262122359">
            <text:p>121.036262122359</text:p>
          </table:table-cell>
          <table:table-cell table:formula="of:=ABS([.B1339]-[.G1339])" office:value-type="float" office:value="78.4637378776453">
            <text:p>78.4637378776453</text:p>
          </table:table-cell>
          <table:table-cell table:number-columns-repeated="3"/>
        </table:table-row>
        <table:table-row table:style-name="ro2">
          <table:table-cell table:formula="of:=[.A1339]+[.A$4]" office:value-type="float" office:value="399.300000000009">
            <text:p>399.300000000009</text:p>
          </table:table-cell>
          <table:table-cell table:formula="of:=[.A1340]/([.$D$4]*2)" office:value-type="float" office:value="199.650000000005">
            <text:p>199.650000000005</text:p>
          </table:table-cell>
          <table:table-cell table:formula="of:=SQRT(ABS([.$D$2]^2-[.B1340]^2))" office:value-type="float" office:value="112.406060779666">
            <text:p>112.406060779666</text:p>
          </table:table-cell>
          <table:table-cell table:formula="of:=([.$C$10]-[.C1340])*[.$B$4]" office:value-type="float" office:value="86137.9935118775">
            <text:p>86137.9935118775</text:p>
          </table:table-cell>
          <table:table-cell table:formula="of:=ROUND([.D1340])" office:value-type="float" office:value="86138">
            <text:p>86138</text:p>
          </table:table-cell>
          <table:table-cell table:formula="of:=([.$C$8]-([.E1340]*[.$C$4]))" office:value-type="float" office:value="112.406125">
            <text:p>112.406125</text:p>
          </table:table-cell>
          <table:table-cell table:formula="of:=SQRT(ABS([.$D$2]^2-[.F1340]^2))" office:value-type="float" office:value="120.788505506461">
            <text:p>120.788505506461</text:p>
          </table:table-cell>
          <table:table-cell table:formula="of:=ABS([.B1340]-[.G1340])" office:value-type="float" office:value="78.8614944935436">
            <text:p>78.8614944935436</text:p>
          </table:table-cell>
          <table:table-cell table:number-columns-repeated="3"/>
        </table:table-row>
        <table:table-row table:style-name="ro2">
          <table:table-cell table:formula="of:=[.A1340]+[.A$4]" office:value-type="float" office:value="399.600000000009">
            <text:p>399.600000000009</text:p>
          </table:table-cell>
          <table:table-cell table:formula="of:=[.A1341]/([.$D$4]*2)" office:value-type="float" office:value="199.800000000005">
            <text:p>199.800000000005</text:p>
          </table:table-cell>
          <table:table-cell table:formula="of:=SQRT(ABS([.$D$2]^2-[.B1341]^2))" office:value-type="float" office:value="112.672268105341">
            <text:p>112.672268105341</text:p>
          </table:table-cell>
          <table:table-cell table:formula="of:=([.$C$10]-[.C1341])*[.$B$4]" office:value-type="float" office:value="85702.0004115585">
            <text:p>85702.0004115585</text:p>
          </table:table-cell>
          <table:table-cell table:formula="of:=ROUND([.D1341])" office:value-type="float" office:value="85702">
            <text:p>85702</text:p>
          </table:table-cell>
          <table:table-cell table:formula="of:=([.$C$8]-([.E1341]*[.$C$4]))" office:value-type="float" office:value="112.672336538462">
            <text:p>112.672336538462</text:p>
          </table:table-cell>
          <table:table-cell table:formula="of:=SQRT(ABS([.$D$2]^2-[.F1341]^2))" office:value-type="float" office:value="120.540219756576">
            <text:p>120.540219756576</text:p>
          </table:table-cell>
          <table:table-cell table:formula="of:=ABS([.B1341]-[.G1341])" office:value-type="float" office:value="79.2597802434286">
            <text:p>79.2597802434286</text:p>
          </table:table-cell>
          <table:table-cell table:number-columns-repeated="3"/>
        </table:table-row>
        <table:table-row table:style-name="ro2">
          <table:table-cell table:formula="of:=[.A1341]+[.A$4]" office:value-type="float" office:value="399.900000000009">
            <text:p>399.900000000009</text:p>
          </table:table-cell>
          <table:table-cell table:formula="of:=[.A1342]/([.$D$4]*2)" office:value-type="float" office:value="199.950000000005">
            <text:p>199.950000000005</text:p>
          </table:table-cell>
          <table:table-cell table:formula="of:=SQRT(ABS([.$D$2]^2-[.B1342]^2))" office:value-type="float" office:value="112.938047176325">
            <text:p>112.938047176325</text:p>
          </table:table-cell>
          <table:table-cell table:formula="of:=([.$C$10]-[.C1342])*[.$B$4]" office:value-type="float" office:value="85266.7087047498">
            <text:p>85266.7087047498</text:p>
          </table:table-cell>
          <table:table-cell table:formula="of:=ROUND([.D1342])" office:value-type="float" office:value="85267">
            <text:p>85267</text:p>
          </table:table-cell>
          <table:table-cell table:formula="of:=([.$C$8]-([.E1342]*[.$C$4]))" office:value-type="float" office:value="112.9379375">
            <text:p>112.9379375</text:p>
          </table:table-cell>
          <table:table-cell table:formula="of:=SQRT(ABS([.$D$2]^2-[.F1342]^2))" office:value-type="float" office:value="120.291405649972">
            <text:p>120.291405649972</text:p>
          </table:table-cell>
          <table:table-cell table:formula="of:=ABS([.B1342]-[.G1342])" office:value-type="float" office:value="79.6585943500328">
            <text:p>79.6585943500328</text:p>
          </table:table-cell>
          <table:table-cell table:number-columns-repeated="3"/>
        </table:table-row>
        <table:table-row table:style-name="ro2">
          <table:table-cell table:formula="of:=[.A1342]+[.A$4]" office:value-type="float" office:value="400.200000000009">
            <text:p>400.200000000009</text:p>
          </table:table-cell>
          <table:table-cell table:formula="of:=[.A1343]/([.$D$4]*2)" office:value-type="float" office:value="200.100000000005">
            <text:p>200.100000000005</text:p>
          </table:table-cell>
          <table:table-cell table:formula="of:=SQRT(ABS([.$D$2]^2-[.B1343]^2))" office:value-type="float" office:value="113.203401008989">
            <text:p>113.203401008989</text:p>
          </table:table-cell>
          <table:table-cell table:formula="of:=([.$C$10]-[.C1343])*[.$B$4]" office:value-type="float" office:value="84832.113451254">
            <text:p>84832.113451254</text:p>
          </table:table-cell>
          <table:table-cell table:formula="of:=ROUND([.D1343])" office:value-type="float" office:value="84832">
            <text:p>84832</text:p>
          </table:table-cell>
          <table:table-cell table:formula="of:=([.$C$8]-([.E1343]*[.$C$4]))" office:value-type="float" office:value="113.203538461538">
            <text:p>113.203538461538</text:p>
          </table:table-cell>
          <table:table-cell table:formula="of:=SQRT(ABS([.$D$2]^2-[.F1343]^2))" office:value-type="float" office:value="120.041488160498">
            <text:p>120.041488160498</text:p>
          </table:table-cell>
          <table:table-cell table:formula="of:=ABS([.B1343]-[.G1343])" office:value-type="float" office:value="80.0585118395067">
            <text:p>80.0585118395067</text:p>
          </table:table-cell>
          <table:table-cell table:number-columns-repeated="3"/>
        </table:table-row>
        <table:table-row table:style-name="ro2">
          <table:table-cell table:formula="of:=[.A1343]+[.A$4]" office:value-type="float" office:value="400.500000000009">
            <text:p>400.500000000009</text:p>
          </table:table-cell>
          <table:table-cell table:formula="of:=[.A1344]/([.$D$4]*2)" office:value-type="float" office:value="200.250000000005">
            <text:p>200.250000000005</text:p>
          </table:table-cell>
          <table:table-cell table:formula="of:=SQRT(ABS([.$D$2]^2-[.B1344]^2))" office:value-type="float" office:value="113.468332586682">
            <text:p>113.468332586682</text:p>
          </table:table-cell>
          <table:table-cell table:formula="of:=([.$C$10]-[.C1344])*[.$B$4]" office:value-type="float" office:value="84398.2097649529">
            <text:p>84398.2097649529</text:p>
          </table:table-cell>
          <table:table-cell table:formula="of:=ROUND([.D1344])" office:value-type="float" office:value="84398">
            <text:p>84398</text:p>
          </table:table-cell>
          <table:table-cell table:formula="of:=([.$C$8]-([.E1344]*[.$C$4]))" office:value-type="float" office:value="113.468528846154">
            <text:p>113.468528846154</text:p>
          </table:table-cell>
          <table:table-cell table:formula="of:=SQRT(ABS([.$D$2]^2-[.F1344]^2))" office:value-type="float" office:value="119.791038736166">
            <text:p>119.791038736166</text:p>
          </table:table-cell>
          <table:table-cell table:formula="of:=ABS([.B1344]-[.G1344])" office:value-type="float" office:value="80.458961263839">
            <text:p>80.458961263839</text:p>
          </table:table-cell>
          <table:table-cell table:number-columns-repeated="3"/>
        </table:table-row>
        <table:table-row table:style-name="ro2">
          <table:table-cell table:formula="of:=[.A1344]+[.A$4]" office:value-type="float" office:value="400.800000000009">
            <text:p>400.800000000009</text:p>
          </table:table-cell>
          <table:table-cell table:formula="of:=[.A1345]/([.$D$4]*2)" office:value-type="float" office:value="200.400000000005">
            <text:p>200.400000000005</text:p>
          </table:table-cell>
          <table:table-cell table:formula="of:=SQRT(ABS([.$D$2]^2-[.B1345]^2))" office:value-type="float" office:value="113.732844860233">
            <text:p>113.732844860233</text:p>
          </table:table-cell>
          <table:table-cell table:formula="of:=([.$C$10]-[.C1345])*[.$B$4]" office:value-type="float" office:value="83964.992812995">
            <text:p>83964.992812995</text:p>
          </table:table-cell>
          <table:table-cell table:formula="of:=ROUND([.D1345])" office:value-type="float" office:value="83965">
            <text:p>83965</text:p>
          </table:table-cell>
          <table:table-cell table:formula="of:=([.$C$8]-([.E1345]*[.$C$4]))" office:value-type="float" office:value="113.732908653846">
            <text:p>113.732908653846</text:p>
          </table:table-cell>
          <table:table-cell table:formula="of:=SQRT(ABS([.$D$2]^2-[.F1345]^2))" office:value-type="float" office:value="119.540058094079">
            <text:p>119.540058094079</text:p>
          </table:table-cell>
          <table:table-cell table:formula="of:=ABS([.B1345]-[.G1345])" office:value-type="float" office:value="80.8599419059253">
            <text:p>80.8599419059253</text:p>
          </table:table-cell>
          <table:table-cell table:number-columns-repeated="3"/>
        </table:table-row>
        <table:table-row table:style-name="ro2">
          <table:table-cell table:formula="of:=[.A1345]+[.A$4]" office:value-type="float" office:value="401.100000000009">
            <text:p>401.100000000009</text:p>
          </table:table-cell>
          <table:table-cell table:formula="of:=[.A1346]/([.$D$4]*2)" office:value-type="float" office:value="200.550000000005">
            <text:p>200.550000000005</text:p>
          </table:table-cell>
          <table:table-cell table:formula="of:=SQRT(ABS([.$D$2]^2-[.B1346]^2))" office:value-type="float" office:value="113.996940748434">
            <text:p>113.996940748434</text:p>
          </table:table-cell>
          <table:table-cell table:formula="of:=([.$C$10]-[.C1346])*[.$B$4]" office:value-type="float" office:value="83532.4578149975">
            <text:p>83532.4578149975</text:p>
          </table:table-cell>
          <table:table-cell table:formula="of:=ROUND([.D1346])" office:value-type="float" office:value="83532">
            <text:p>83532</text:p>
          </table:table-cell>
          <table:table-cell table:formula="of:=([.$C$8]-([.E1346]*[.$C$4]))" office:value-type="float" office:value="113.997288461538">
            <text:p>113.997288461538</text:p>
          </table:table-cell>
          <table:table-cell table:formula="of:=SQRT(ABS([.$D$2]^2-[.F1346]^2))" office:value-type="float" office:value="119.287963447352">
            <text:p>119.287963447352</text:p>
          </table:table-cell>
          <table:table-cell table:formula="of:=ABS([.B1346]-[.G1346])" office:value-type="float" office:value="81.2620365526527">
            <text:p>81.2620365526527</text:p>
          </table:table-cell>
          <table:table-cell table:number-columns-repeated="3"/>
        </table:table-row>
        <table:table-row table:style-name="ro2">
          <table:table-cell table:formula="of:=[.A1346]+[.A$4]" office:value-type="float" office:value="401.400000000009">
            <text:p>401.400000000009</text:p>
          </table:table-cell>
          <table:table-cell table:formula="of:=[.A1347]/([.$D$4]*2)" office:value-type="float" office:value="200.700000000005">
            <text:p>200.700000000005</text:p>
          </table:table-cell>
          <table:table-cell table:formula="of:=SQRT(ABS([.$D$2]^2-[.B1347]^2))" office:value-type="float" office:value="114.260623138516">
            <text:p>114.260623138516</text:p>
          </table:table-cell>
          <table:table-cell table:formula="of:=([.$C$10]-[.C1347])*[.$B$4]" office:value-type="float" office:value="83100.6000422648">
            <text:p>83100.6000422648</text:p>
          </table:table-cell>
          <table:table-cell table:formula="of:=ROUND([.D1347])" office:value-type="float" office:value="83101">
            <text:p>83101</text:p>
          </table:table-cell>
          <table:table-cell table:formula="of:=([.$C$8]-([.E1347]*[.$C$4]))" office:value-type="float" office:value="114.260447115385">
            <text:p>114.260447115385</text:p>
          </table:table-cell>
          <table:table-cell table:formula="of:=SQRT(ABS([.$D$2]^2-[.F1347]^2))" office:value-type="float" office:value="119.035919893923">
            <text:p>119.035919893923</text:p>
          </table:table-cell>
          <table:table-cell table:formula="of:=ABS([.B1347]-[.G1347])" office:value-type="float" office:value="81.664080106082">
            <text:p>81.664080106082</text:p>
          </table:table-cell>
          <table:table-cell table:number-columns-repeated="3"/>
        </table:table-row>
        <table:table-row table:style-name="ro2">
          <table:table-cell table:formula="of:=[.A1347]+[.A$4]" office:value-type="float" office:value="401.700000000009">
            <text:p>401.700000000009</text:p>
          </table:table-cell>
          <table:table-cell table:formula="of:=[.A1348]/([.$D$4]*2)" office:value-type="float" office:value="200.850000000005">
            <text:p>200.850000000005</text:p>
          </table:table-cell>
          <table:table-cell table:formula="of:=SQRT(ABS([.$D$2]^2-[.B1348]^2))" office:value-type="float" office:value="114.523894886621">
            <text:p>114.523894886621</text:p>
          </table:table-cell>
          <table:table-cell table:formula="of:=([.$C$10]-[.C1348])*[.$B$4]" office:value-type="float" office:value="82669.4148170208">
            <text:p>82669.4148170208</text:p>
          </table:table-cell>
          <table:table-cell table:formula="of:=ROUND([.D1348])" office:value-type="float" office:value="82669">
            <text:p>82669</text:p>
          </table:table-cell>
          <table:table-cell table:formula="of:=([.$C$8]-([.E1348]*[.$C$4]))" office:value-type="float" office:value="114.524216346154">
            <text:p>114.524216346154</text:p>
          </table:table-cell>
          <table:table-cell table:formula="of:=SQRT(ABS([.$D$2]^2-[.F1348]^2))" office:value-type="float" office:value="118.782169833268">
            <text:p>118.782169833268</text:p>
          </table:table-cell>
          <table:table-cell table:formula="of:=ABS([.B1348]-[.G1348])" office:value-type="float" office:value="82.0678301667367">
            <text:p>82.0678301667367</text:p>
          </table:table-cell>
          <table:table-cell table:number-columns-repeated="3"/>
        </table:table-row>
        <table:table-row table:style-name="ro2">
          <table:table-cell table:formula="of:=[.A1348]+[.A$4]" office:value-type="float" office:value="402.000000000009">
            <text:p>402.000000000009</text:p>
          </table:table-cell>
          <table:table-cell table:formula="of:=[.A1349]/([.$D$4]*2)" office:value-type="float" office:value="201.000000000005">
            <text:p>201.000000000005</text:p>
          </table:table-cell>
          <table:table-cell table:formula="of:=SQRT(ABS([.$D$2]^2-[.B1349]^2))" office:value-type="float" office:value="114.786758818262">
            <text:p>114.786758818262</text:p>
          </table:table-cell>
          <table:table-cell table:formula="of:=([.$C$10]-[.C1349])*[.$B$4]" office:value-type="float" office:value="82238.8975116563">
            <text:p>82238.8975116563</text:p>
          </table:table-cell>
          <table:table-cell table:formula="of:=ROUND([.D1349])" office:value-type="float" office:value="82239">
            <text:p>82239</text:p>
          </table:table-cell>
          <table:table-cell table:formula="of:=([.$C$8]-([.E1349]*[.$C$4]))" office:value-type="float" office:value="114.786764423077">
            <text:p>114.786764423077</text:p>
          </table:table-cell>
          <table:table-cell table:formula="of:=SQRT(ABS([.$D$2]^2-[.F1349]^2))" office:value-type="float" office:value="118.528472162941">
            <text:p>118.528472162941</text:p>
          </table:table-cell>
          <table:table-cell table:formula="of:=ABS([.B1349]-[.G1349])" office:value-type="float" office:value="82.4715278370639">
            <text:p>82.4715278370639</text:p>
          </table:table-cell>
          <table:table-cell table:number-columns-repeated="3"/>
        </table:table-row>
        <table:table-row table:style-name="ro2">
          <table:table-cell table:formula="of:=[.A1349]+[.A$4]" office:value-type="float" office:value="402.30000000001">
            <text:p>402.30000000001</text:p>
          </table:table-cell>
          <table:table-cell table:formula="of:=[.A1350]/([.$D$4]*2)" office:value-type="float" office:value="201.150000000005">
            <text:p>201.150000000005</text:p>
          </table:table-cell>
          <table:table-cell table:formula="of:=SQRT(ABS([.$D$2]^2-[.B1350]^2))" office:value-type="float" office:value="115.04921772877">
            <text:p>115.04921772877</text:p>
          </table:table-cell>
          <table:table-cell table:formula="of:=([.$C$10]-[.C1350])*[.$B$4]" office:value-type="float" office:value="81809.0435479901">
            <text:p>81809.0435479901</text:p>
          </table:table-cell>
          <table:table-cell table:formula="of:=ROUND([.D1350])" office:value-type="float" office:value="81809">
            <text:p>81809</text:p>
          </table:table-cell>
          <table:table-cell table:formula="of:=([.$C$8]-([.E1350]*[.$C$4]))" office:value-type="float" office:value="115.0493125">
            <text:p>115.0493125</text:p>
          </table:table-cell>
          <table:table-cell table:formula="of:=SQRT(ABS([.$D$2]^2-[.F1350]^2))" office:value-type="float" office:value="118.273647501366">
            <text:p>118.273647501366</text:p>
          </table:table-cell>
          <table:table-cell table:formula="of:=ABS([.B1350]-[.G1350])" office:value-type="float" office:value="82.8763524986389">
            <text:p>82.8763524986389</text:p>
          </table:table-cell>
          <table:table-cell table:number-columns-repeated="3"/>
        </table:table-row>
        <table:table-row table:style-name="ro2">
          <table:table-cell table:formula="of:=[.A1350]+[.A$4]" office:value-type="float" office:value="402.60000000001">
            <text:p>402.60000000001</text:p>
          </table:table-cell>
          <table:table-cell table:formula="of:=[.A1351]/([.$D$4]*2)" office:value-type="float" office:value="201.300000000005">
            <text:p>201.300000000005</text:p>
          </table:table-cell>
          <table:table-cell table:formula="of:=SQRT(ABS([.$D$2]^2-[.B1351]^2))" office:value-type="float" office:value="115.311274383739">
            <text:p>115.311274383739</text:p>
          </table:table-cell>
          <table:table-cell table:formula="of:=([.$C$10]-[.C1351])*[.$B$4]" office:value-type="float" office:value="81379.8483965449">
            <text:p>81379.8483965449</text:p>
          </table:table-cell>
          <table:table-cell table:formula="of:=ROUND([.D1351])" office:value-type="float" office:value="81380">
            <text:p>81380</text:p>
          </table:table-cell>
          <table:table-cell table:formula="of:=([.$C$8]-([.E1351]*[.$C$4]))" office:value-type="float" office:value="115.31125">
            <text:p>115.31125</text:p>
          </table:table-cell>
          <table:table-cell table:formula="of:=SQRT(ABS([.$D$2]^2-[.F1351]^2))" office:value-type="float" office:value="118.01828512327">
            <text:p>118.01828512327</text:p>
          </table:table-cell>
          <table:table-cell table:formula="of:=ABS([.B1351]-[.G1351])" office:value-type="float" office:value="83.2817148767346">
            <text:p>83.2817148767346</text:p>
          </table:table-cell>
          <table:table-cell table:number-columns-repeated="3"/>
        </table:table-row>
        <table:table-row table:style-name="ro2">
          <table:table-cell table:formula="of:=[.A1351]+[.A$4]" office:value-type="float" office:value="402.90000000001">
            <text:p>402.90000000001</text:p>
          </table:table-cell>
          <table:table-cell table:formula="of:=[.A1352]/([.$D$4]*2)" office:value-type="float" office:value="201.450000000005">
            <text:p>201.450000000005</text:p>
          </table:table-cell>
          <table:table-cell table:formula="of:=SQRT(ABS([.$D$2]^2-[.B1352]^2))" office:value-type="float" office:value="115.572931519461">
            <text:p>115.572931519461</text:p>
          </table:table-cell>
          <table:table-cell table:formula="of:=([.$C$10]-[.C1352])*[.$B$4]" office:value-type="float" office:value="80951.3075758354">
            <text:p>80951.3075758354</text:p>
          </table:table-cell>
          <table:table-cell table:formula="of:=ROUND([.D1352])" office:value-type="float" office:value="80951">
            <text:p>80951</text:p>
          </table:table-cell>
          <table:table-cell table:formula="of:=([.$C$8]-([.E1352]*[.$C$4]))" office:value-type="float" office:value="115.5731875">
            <text:p>115.5731875</text:p>
          </table:table-cell>
          <table:table-cell table:formula="of:=SQRT(ABS([.$D$2]^2-[.F1352]^2))" office:value-type="float" office:value="117.761786378646">
            <text:p>117.761786378646</text:p>
          </table:table-cell>
          <table:table-cell table:formula="of:=ABS([.B1352]-[.G1352])" office:value-type="float" office:value="83.6882136213588">
            <text:p>83.6882136213588</text:p>
          </table:table-cell>
          <table:table-cell table:number-columns-repeated="3"/>
        </table:table-row>
        <table:table-row table:style-name="ro2">
          <table:table-cell table:formula="of:=[.A1352]+[.A$4]" office:value-type="float" office:value="403.20000000001">
            <text:p>403.20000000001</text:p>
          </table:table-cell>
          <table:table-cell table:formula="of:=[.A1353]/([.$D$4]*2)" office:value-type="float" office:value="201.600000000005">
            <text:p>201.600000000005</text:p>
          </table:table-cell>
          <table:table-cell table:formula="of:=SQRT(ABS([.$D$2]^2-[.B1353]^2))" office:value-type="float" office:value="115.83419184335">
            <text:p>115.83419184335</text:p>
          </table:table-cell>
          <table:table-cell table:formula="of:=([.$C$10]-[.C1353])*[.$B$4]" office:value-type="float" office:value="80523.4166516706">
            <text:p>80523.4166516706</text:p>
          </table:table-cell>
          <table:table-cell table:formula="of:=ROUND([.D1353])" office:value-type="float" office:value="80523">
            <text:p>80523</text:p>
          </table:table-cell>
          <table:table-cell table:formula="of:=([.$C$8]-([.E1353]*[.$C$4]))" office:value-type="float" office:value="115.834514423077">
            <text:p>115.834514423077</text:p>
          </table:table-cell>
          <table:table-cell table:formula="of:=SQRT(ABS([.$D$2]^2-[.F1353]^2))" office:value-type="float" office:value="117.504745727013">
            <text:p>117.504745727013</text:p>
          </table:table-cell>
          <table:table-cell table:formula="of:=ABS([.B1353]-[.G1353])" office:value-type="float" office:value="84.0952542729917">
            <text:p>84.0952542729917</text:p>
          </table:table-cell>
          <table:table-cell table:number-columns-repeated="3"/>
        </table:table-row>
        <table:table-row table:style-name="ro2">
          <table:table-cell table:formula="of:=[.A1353]+[.A$4]" office:value-type="float" office:value="403.50000000001">
            <text:p>403.50000000001</text:p>
          </table:table-cell>
          <table:table-cell table:formula="of:=[.A1354]/([.$D$4]*2)" office:value-type="float" office:value="201.750000000005">
            <text:p>201.750000000005</text:p>
          </table:table-cell>
          <table:table-cell table:formula="of:=SQRT(ABS([.$D$2]^2-[.B1354]^2))" office:value-type="float" office:value="116.095058034362">
            <text:p>116.095058034362</text:p>
          </table:table-cell>
          <table:table-cell table:formula="of:=([.$C$10]-[.C1354])*[.$B$4]" office:value-type="float" office:value="80096.1712364689">
            <text:p>80096.1712364689</text:p>
          </table:table-cell>
          <table:table-cell table:formula="of:=ROUND([.D1354])" office:value-type="float" office:value="80096">
            <text:p>80096</text:p>
          </table:table-cell>
          <table:table-cell table:formula="of:=([.$C$8]-([.E1354]*[.$C$4]))" office:value-type="float" office:value="116.095230769231">
            <text:p>116.095230769231</text:p>
          </table:table-cell>
          <table:table-cell table:formula="of:=SQRT(ABS([.$D$2]^2-[.F1354]^2))" office:value-type="float" office:value="117.24716368697">
            <text:p>117.24716368697</text:p>
          </table:table-cell>
          <table:table-cell table:formula="of:=ABS([.B1354]-[.G1354])" office:value-type="float" office:value="84.5028363130351">
            <text:p>84.5028363130351</text:p>
          </table:table-cell>
          <table:table-cell table:number-columns-repeated="3"/>
        </table:table-row>
        <table:table-row table:style-name="ro2">
          <table:table-cell table:formula="of:=[.A1354]+[.A$4]" office:value-type="float" office:value="403.80000000001">
            <text:p>403.80000000001</text:p>
          </table:table-cell>
          <table:table-cell table:formula="of:=[.A1355]/([.$D$4]*2)" office:value-type="float" office:value="201.900000000005">
            <text:p>201.900000000005</text:p>
          </table:table-cell>
          <table:table-cell table:formula="of:=SQRT(ABS([.$D$2]^2-[.B1355]^2))" office:value-type="float" office:value="116.355532743406">
            <text:p>116.355532743406</text:p>
          </table:table-cell>
          <table:table-cell table:formula="of:=([.$C$10]-[.C1355])*[.$B$4]" office:value-type="float" office:value="79669.5669885854">
            <text:p>79669.5669885854</text:p>
          </table:table-cell>
          <table:table-cell table:formula="of:=ROUND([.D1355])" office:value-type="float" office:value="79670">
            <text:p>79670</text:p>
          </table:table-cell>
          <table:table-cell table:formula="of:=([.$C$8]-([.E1355]*[.$C$4]))" office:value-type="float" office:value="116.355336538462">
            <text:p>116.355336538462</text:p>
          </table:table-cell>
          <table:table-cell table:formula="of:=SQRT(ABS([.$D$2]^2-[.F1355]^2))" office:value-type="float" office:value="116.989040764601">
            <text:p>116.989040764601</text:p>
          </table:table-cell>
          <table:table-cell table:formula="of:=ABS([.B1355]-[.G1355])" office:value-type="float" office:value="84.9109592354043">
            <text:p>84.9109592354043</text:p>
          </table:table-cell>
          <table:table-cell table:number-columns-repeated="3"/>
        </table:table-row>
        <table:table-row table:style-name="ro2">
          <table:table-cell table:formula="of:=[.A1355]+[.A$4]" office:value-type="float" office:value="404.10000000001">
            <text:p>404.10000000001</text:p>
          </table:table-cell>
          <table:table-cell table:formula="of:=[.A1356]/([.$D$4]*2)" office:value-type="float" office:value="202.050000000005">
            <text:p>202.050000000005</text:p>
          </table:table-cell>
          <table:table-cell table:formula="of:=SQRT(ABS([.$D$2]^2-[.B1356]^2))" office:value-type="float" office:value="116.615618593746">
            <text:p>116.615618593746</text:p>
          </table:table-cell>
          <table:table-cell table:formula="of:=([.$C$10]-[.C1356])*[.$B$4]" office:value-type="float" office:value="79243.5996116521">
            <text:p>79243.5996116521</text:p>
          </table:table-cell>
          <table:table-cell table:formula="of:=ROUND([.D1356])" office:value-type="float" office:value="79244">
            <text:p>79244</text:p>
          </table:table-cell>
          <table:table-cell table:formula="of:=([.$C$8]-([.E1356]*[.$C$4]))" office:value-type="float" office:value="116.615442307692">
            <text:p>116.615442307692</text:p>
          </table:table-cell>
          <table:table-cell table:formula="of:=SQRT(ABS([.$D$2]^2-[.F1356]^2))" office:value-type="float" office:value="116.729767477629">
            <text:p>116.729767477629</text:p>
          </table:table-cell>
          <table:table-cell table:formula="of:=ABS([.B1356]-[.G1356])" office:value-type="float" office:value="85.320232522376">
            <text:p>85.320232522376</text:p>
          </table:table-cell>
          <table:table-cell table:number-columns-repeated="3"/>
        </table:table-row>
        <table:table-row table:style-name="ro2">
          <table:table-cell table:formula="of:=[.A1356]+[.A$4]" office:value-type="float" office:value="404.40000000001">
            <text:p>404.40000000001</text:p>
          </table:table-cell>
          <table:table-cell table:formula="of:=[.A1357]/([.$D$4]*2)" office:value-type="float" office:value="202.200000000005">
            <text:p>202.200000000005</text:p>
          </table:table-cell>
          <table:table-cell table:formula="of:=SQRT(ABS([.$D$2]^2-[.B1357]^2))" office:value-type="float" office:value="116.875318181393">
            <text:p>116.875318181393</text:p>
          </table:table-cell>
          <table:table-cell table:formula="of:=([.$C$10]-[.C1357])*[.$B$4]" office:value-type="float" office:value="78818.2648539297">
            <text:p>78818.2648539297</text:p>
          </table:table-cell>
          <table:table-cell table:formula="of:=ROUND([.D1357])" office:value-type="float" office:value="78818">
            <text:p>78818</text:p>
          </table:table-cell>
          <table:table-cell table:formula="of:=([.$C$8]-([.E1357]*[.$C$4]))" office:value-type="float" office:value="116.875548076923">
            <text:p>116.875548076923</text:p>
          </table:table-cell>
          <table:table-cell table:formula="of:=SQRT(ABS([.$D$2]^2-[.F1357]^2))" office:value-type="float" office:value="116.469336143548">
            <text:p>116.469336143548</text:p>
          </table:table-cell>
          <table:table-cell table:formula="of:=ABS([.B1357]-[.G1357])" office:value-type="float" office:value="85.7306638564565">
            <text:p>85.7306638564565</text:p>
          </table:table-cell>
          <table:table-cell table:number-columns-repeated="3"/>
        </table:table-row>
        <table:table-row table:style-name="ro2">
          <table:table-cell table:formula="of:=[.A1357]+[.A$4]" office:value-type="float" office:value="404.70000000001">
            <text:p>404.70000000001</text:p>
          </table:table-cell>
          <table:table-cell table:formula="of:=[.A1358]/([.$D$4]*2)" office:value-type="float" office:value="202.350000000005">
            <text:p>202.350000000005</text:p>
          </table:table-cell>
          <table:table-cell table:formula="of:=SQRT(ABS([.$D$2]^2-[.B1358]^2))" office:value-type="float" office:value="117.134634075503">
            <text:p>117.134634075503</text:p>
          </table:table-cell>
          <table:table-cell table:formula="of:=([.$C$10]-[.C1358])*[.$B$4]" office:value-type="float" office:value="78393.5585076717">
            <text:p>78393.5585076717</text:p>
          </table:table-cell>
          <table:table-cell table:formula="of:=ROUND([.D1358])" office:value-type="float" office:value="78394">
            <text:p>78394</text:p>
          </table:table-cell>
          <table:table-cell table:formula="of:=([.$C$8]-([.E1358]*[.$C$4]))" office:value-type="float" office:value="117.134432692308">
            <text:p>117.134432692308</text:p>
          </table:table-cell>
          <table:table-cell table:formula="of:=SQRT(ABS([.$D$2]^2-[.F1358]^2))" office:value-type="float" office:value="116.208969868299">
            <text:p>116.208969868299</text:p>
          </table:table-cell>
          <table:table-cell table:formula="of:=ABS([.B1358]-[.G1358])" office:value-type="float" office:value="86.1410301317057">
            <text:p>86.1410301317057</text:p>
          </table:table-cell>
          <table:table-cell table:number-columns-repeated="3"/>
        </table:table-row>
        <table:table-row table:style-name="ro2">
          <table:table-cell table:formula="of:=[.A1358]+[.A$4]" office:value-type="float" office:value="405.00000000001">
            <text:p>405.00000000001</text:p>
          </table:table-cell>
          <table:table-cell table:formula="of:=[.A1359]/([.$D$4]*2)" office:value-type="float" office:value="202.500000000005">
            <text:p>202.500000000005</text:p>
          </table:table-cell>
          <table:table-cell table:formula="of:=SQRT(ABS([.$D$2]^2-[.B1359]^2))" office:value-type="float" office:value="117.393568818747">
            <text:p>117.393568818747</text:p>
          </table:table-cell>
          <table:table-cell table:formula="of:=([.$C$10]-[.C1359])*[.$B$4]" office:value-type="float" office:value="77969.4764084997">
            <text:p>77969.4764084997</text:p>
          </table:table-cell>
          <table:table-cell table:formula="of:=ROUND([.D1359])" office:value-type="float" office:value="77969">
            <text:p>77969</text:p>
          </table:table-cell>
          <table:table-cell table:formula="of:=([.$C$8]-([.E1359]*[.$C$4]))" office:value-type="float" office:value="117.393927884615">
            <text:p>117.393927884615</text:p>
          </table:table-cell>
          <table:table-cell table:formula="of:=SQRT(ABS([.$D$2]^2-[.F1359]^2))" office:value-type="float" office:value="115.946822706885">
            <text:p>115.946822706885</text:p>
          </table:table-cell>
          <table:table-cell table:formula="of:=ABS([.B1359]-[.G1359])" office:value-type="float" office:value="86.5531772931202">
            <text:p>86.5531772931202</text:p>
          </table:table-cell>
          <table:table-cell table:number-columns-repeated="3"/>
        </table:table-row>
        <table:table-row table:style-name="ro2">
          <table:table-cell table:formula="of:=[.A1359]+[.A$4]" office:value-type="float" office:value="405.30000000001">
            <text:p>405.30000000001</text:p>
          </table:table-cell>
          <table:table-cell table:formula="of:=[.A1360]/([.$D$4]*2)" office:value-type="float" office:value="202.650000000005">
            <text:p>202.650000000005</text:p>
          </table:table-cell>
          <table:table-cell table:formula="of:=SQRT(ABS([.$D$2]^2-[.B1360]^2))" office:value-type="float" office:value="117.652124927695">
            <text:p>117.652124927695</text:p>
          </table:table-cell>
          <table:table-cell table:formula="of:=([.$C$10]-[.C1360])*[.$B$4]" office:value-type="float" office:value="77546.01443479">
            <text:p>77546.01443479</text:p>
          </table:table-cell>
          <table:table-cell table:formula="of:=ROUND([.D1360])" office:value-type="float" office:value="77546">
            <text:p>77546</text:p>
          </table:table-cell>
          <table:table-cell table:formula="of:=([.$C$8]-([.E1360]*[.$C$4]))" office:value-type="float" office:value="117.652201923077">
            <text:p>117.652201923077</text:p>
          </table:table-cell>
          <table:table-cell table:formula="of:=SQRT(ABS([.$D$2]^2-[.F1360]^2))" office:value-type="float" office:value="115.684741356203">
            <text:p>115.684741356203</text:p>
          </table:table-cell>
          <table:table-cell table:formula="of:=ABS([.B1360]-[.G1360])" office:value-type="float" office:value="86.965258643802">
            <text:p>86.965258643802</text:p>
          </table:table-cell>
          <table:table-cell table:number-columns-repeated="3"/>
        </table:table-row>
        <table:table-row table:style-name="ro2">
          <table:table-cell table:formula="of:=[.A1360]+[.A$4]" office:value-type="float" office:value="405.60000000001">
            <text:p>405.60000000001</text:p>
          </table:table-cell>
          <table:table-cell table:formula="of:=[.A1361]/([.$D$4]*2)" office:value-type="float" office:value="202.800000000005">
            <text:p>202.800000000005</text:p>
          </table:table-cell>
          <table:table-cell table:formula="of:=SQRT(ABS([.$D$2]^2-[.B1361]^2))" office:value-type="float" office:value="117.910304893177">
            <text:p>117.910304893177</text:p>
          </table:table-cell>
          <table:table-cell table:formula="of:=([.$C$10]-[.C1361])*[.$B$4]" office:value-type="float" office:value="77123.1685070715">
            <text:p>77123.1685070715</text:p>
          </table:table-cell>
          <table:table-cell table:formula="of:=ROUND([.D1361])" office:value-type="float" office:value="77123">
            <text:p>77123</text:p>
          </table:table-cell>
          <table:table-cell table:formula="of:=([.$C$8]-([.E1361]*[.$C$4]))" office:value-type="float" office:value="117.910475961538">
            <text:p>117.910475961538</text:p>
          </table:table-cell>
          <table:table-cell table:formula="of:=SQRT(ABS([.$D$2]^2-[.F1361]^2))" office:value-type="float" office:value="115.42148698801">
            <text:p>115.42148698801</text:p>
          </table:table-cell>
          <table:table-cell table:formula="of:=ABS([.B1361]-[.G1361])" office:value-type="float" office:value="87.3785130119944">
            <text:p>87.3785130119944</text:p>
          </table:table-cell>
          <table:table-cell table:number-columns-repeated="3"/>
        </table:table-row>
        <table:table-row table:style-name="ro2">
          <table:table-cell table:formula="of:=[.A1361]+[.A$4]" office:value-type="float" office:value="405.90000000001">
            <text:p>405.90000000001</text:p>
          </table:table-cell>
          <table:table-cell table:formula="of:=[.A1362]/([.$D$4]*2)" office:value-type="float" office:value="202.950000000005">
            <text:p>202.950000000005</text:p>
          </table:table-cell>
          <table:table-cell table:formula="of:=SQRT(ABS([.$D$2]^2-[.B1362]^2))" office:value-type="float" office:value="118.168111180648">
            <text:p>118.168111180648</text:p>
          </table:table-cell>
          <table:table-cell table:formula="of:=([.$C$10]-[.C1362])*[.$B$4]" office:value-type="float" office:value="76700.9345874341">
            <text:p>76700.9345874341</text:p>
          </table:table-cell>
          <table:table-cell table:formula="of:=ROUND([.D1362])" office:value-type="float" office:value="76701">
            <text:p>76701</text:p>
          </table:table-cell>
          <table:table-cell table:formula="of:=([.$C$8]-([.E1362]*[.$C$4]))" office:value-type="float" office:value="118.168139423077">
            <text:p>118.168139423077</text:p>
          </table:table-cell>
          <table:table-cell table:formula="of:=SQRT(ABS([.$D$2]^2-[.F1362]^2))" office:value-type="float" office:value="115.157678099588">
            <text:p>115.157678099588</text:p>
          </table:table-cell>
          <table:table-cell table:formula="of:=ABS([.B1362]-[.G1362])" office:value-type="float" office:value="87.7923219004171">
            <text:p>87.7923219004171</text:p>
          </table:table-cell>
          <table:table-cell table:number-columns-repeated="3"/>
        </table:table-row>
        <table:table-row table:style-name="ro2">
          <table:table-cell table:formula="of:=[.A1362]+[.A$4]" office:value-type="float" office:value="406.20000000001">
            <text:p>406.20000000001</text:p>
          </table:table-cell>
          <table:table-cell table:formula="of:=[.A1363]/([.$D$4]*2)" office:value-type="float" office:value="203.100000000005">
            <text:p>203.100000000005</text:p>
          </table:table-cell>
          <table:table-cell table:formula="of:=SQRT(ABS([.$D$2]^2-[.B1363]^2))" office:value-type="float" office:value="118.425546230541">
            <text:p>118.425546230541</text:p>
          </table:table-cell>
          <table:table-cell table:formula="of:=([.$C$10]-[.C1363])*[.$B$4]" office:value-type="float" office:value="76279.3086789481">
            <text:p>76279.3086789481</text:p>
          </table:table-cell>
          <table:table-cell table:formula="of:=ROUND([.D1363])" office:value-type="float" office:value="76279">
            <text:p>76279</text:p>
          </table:table-cell>
          <table:table-cell table:formula="of:=([.$C$8]-([.E1363]*[.$C$4]))" office:value-type="float" office:value="118.425802884615">
            <text:p>118.425802884615</text:p>
          </table:table-cell>
          <table:table-cell table:formula="of:=SQRT(ABS([.$D$2]^2-[.F1363]^2))" office:value-type="float" office:value="114.892685629392">
            <text:p>114.892685629392</text:p>
          </table:table-cell>
          <table:table-cell table:formula="of:=ABS([.B1363]-[.G1363])" office:value-type="float" office:value="88.2073143706132">
            <text:p>88.2073143706132</text:p>
          </table:table-cell>
          <table:table-cell table:number-columns-repeated="3"/>
        </table:table-row>
        <table:table-row table:style-name="ro2">
          <table:table-cell table:formula="of:=[.A1363]+[.A$4]" office:value-type="float" office:value="406.50000000001">
            <text:p>406.50000000001</text:p>
          </table:table-cell>
          <table:table-cell table:formula="of:=[.A1364]/([.$D$4]*2)" office:value-type="float" office:value="203.250000000005">
            <text:p>203.250000000005</text:p>
          </table:table-cell>
          <table:table-cell table:formula="of:=SQRT(ABS([.$D$2]^2-[.B1364]^2))" office:value-type="float" office:value="118.682612458616">
            <text:p>118.682612458616</text:p>
          </table:table-cell>
          <table:table-cell table:formula="of:=([.$C$10]-[.C1364])*[.$B$4]" office:value-type="float" office:value="75858.2868250931">
            <text:p>75858.2868250931</text:p>
          </table:table-cell>
          <table:table-cell table:formula="of:=ROUND([.D1364])" office:value-type="float" office:value="75858">
            <text:p>75858</text:p>
          </table:table-cell>
          <table:table-cell table:formula="of:=([.$C$8]-([.E1364]*[.$C$4]))" office:value-type="float" office:value="118.682855769231">
            <text:p>118.682855769231</text:p>
          </table:table-cell>
          <table:table-cell table:formula="of:=SQRT(ABS([.$D$2]^2-[.F1364]^2))" office:value-type="float" office:value="114.627133552488">
            <text:p>114.627133552488</text:p>
          </table:table-cell>
          <table:table-cell table:formula="of:=ABS([.B1364]-[.G1364])" office:value-type="float" office:value="88.6228664475166">
            <text:p>88.6228664475166</text:p>
          </table:table-cell>
          <table:table-cell table:number-columns-repeated="3"/>
        </table:table-row>
        <table:table-row table:style-name="ro2">
          <table:table-cell table:formula="of:=[.A1364]+[.A$4]" office:value-type="float" office:value="406.80000000001">
            <text:p>406.80000000001</text:p>
          </table:table-cell>
          <table:table-cell table:formula="of:=[.A1365]/([.$D$4]*2)" office:value-type="float" office:value="203.400000000005">
            <text:p>203.400000000005</text:p>
          </table:table-cell>
          <table:table-cell table:formula="of:=SQRT(ABS([.$D$2]^2-[.B1365]^2))" office:value-type="float" office:value="118.939312256301">
            <text:p>118.939312256301</text:p>
          </table:table-cell>
          <table:table-cell table:formula="of:=([.$C$10]-[.C1365])*[.$B$4]" office:value-type="float" office:value="75437.8651091984">
            <text:p>75437.8651091984</text:p>
          </table:table-cell>
          <table:table-cell table:formula="of:=ROUND([.D1365])" office:value-type="float" office:value="75438">
            <text:p>75438</text:p>
          </table:table-cell>
          <table:table-cell table:formula="of:=([.$C$8]-([.E1365]*[.$C$4]))" office:value-type="float" office:value="118.939298076923">
            <text:p>118.939298076923</text:p>
          </table:table-cell>
          <table:table-cell table:formula="of:=SQRT(ABS([.$D$2]^2-[.F1365]^2))" office:value-type="float" office:value="114.361022087811">
            <text:p>114.361022087811</text:p>
          </table:table-cell>
          <table:table-cell table:formula="of:=ABS([.B1365]-[.G1365])" office:value-type="float" office:value="89.0389779121936">
            <text:p>89.0389779121936</text:p>
          </table:table-cell>
          <table:table-cell table:number-columns-repeated="3"/>
        </table:table-row>
        <table:table-row table:style-name="ro2">
          <table:table-cell table:formula="of:=[.A1365]+[.A$4]" office:value-type="float" office:value="407.10000000001">
            <text:p>407.10000000001</text:p>
          </table:table-cell>
          <table:table-cell table:formula="of:=[.A1366]/([.$D$4]*2)" office:value-type="float" office:value="203.550000000005">
            <text:p>203.550000000005</text:p>
          </table:table-cell>
          <table:table-cell table:formula="of:=SQRT(ABS([.$D$2]^2-[.B1366]^2))" office:value-type="float" office:value="119.195647991032">
            <text:p>119.195647991032</text:p>
          </table:table-cell>
          <table:table-cell table:formula="of:=([.$C$10]-[.C1366])*[.$B$4]" office:value-type="float" office:value="75018.0396538919">
            <text:p>75018.0396538919</text:p>
          </table:table-cell>
          <table:table-cell table:formula="of:=ROUND([.D1366])" office:value-type="float" office:value="75018">
            <text:p>75018</text:p>
          </table:table-cell>
          <table:table-cell table:formula="of:=([.$C$8]-([.E1366]*[.$C$4]))" office:value-type="float" office:value="119.195740384615">
            <text:p>119.195740384615</text:p>
          </table:table-cell>
          <table:table-cell table:formula="of:=SQRT(ABS([.$D$2]^2-[.F1366]^2))" office:value-type="float" office:value="114.093713561105">
            <text:p>114.093713561105</text:p>
          </table:table-cell>
          <table:table-cell table:formula="of:=ABS([.B1366]-[.G1366])" office:value-type="float" office:value="89.4562864389003">
            <text:p>89.4562864389003</text:p>
          </table:table-cell>
          <table:table-cell table:number-columns-repeated="3"/>
        </table:table-row>
        <table:table-row table:style-name="ro2">
          <table:table-cell table:formula="of:=[.A1366]+[.A$4]" office:value-type="float" office:value="407.40000000001">
            <text:p>407.40000000001</text:p>
          </table:table-cell>
          <table:table-cell table:formula="of:=[.A1367]/([.$D$4]*2)" office:value-type="float" office:value="203.700000000005">
            <text:p>203.700000000005</text:p>
          </table:table-cell>
          <table:table-cell table:formula="of:=SQRT(ABS([.$D$2]^2-[.B1367]^2))" office:value-type="float" office:value="119.451622006576">
            <text:p>119.451622006576</text:p>
          </table:table-cell>
          <table:table-cell table:formula="of:=([.$C$10]-[.C1367])*[.$B$4]" office:value-type="float" office:value="74598.8066205593">
            <text:p>74598.8066205593</text:p>
          </table:table-cell>
          <table:table-cell table:formula="of:=ROUND([.D1367])" office:value-type="float" office:value="74599">
            <text:p>74599</text:p>
          </table:table-cell>
          <table:table-cell table:formula="of:=([.$C$8]-([.E1367]*[.$C$4]))" office:value-type="float" office:value="119.451572115385">
            <text:p>119.451572115385</text:p>
          </table:table-cell>
          <table:table-cell table:formula="of:=SQRT(ABS([.$D$2]^2-[.F1367]^2))" office:value-type="float" office:value="113.825840296319">
            <text:p>113.825840296319</text:p>
          </table:table-cell>
          <table:table-cell table:formula="of:=ABS([.B1367]-[.G1367])" office:value-type="float" office:value="89.8741597036861">
            <text:p>89.8741597036861</text:p>
          </table:table-cell>
          <table:table-cell table:number-columns-repeated="3"/>
        </table:table-row>
        <table:table-row table:style-name="ro2">
          <table:table-cell table:formula="of:=[.A1367]+[.A$4]" office:value-type="float" office:value="407.70000000001">
            <text:p>407.70000000001</text:p>
          </table:table-cell>
          <table:table-cell table:formula="of:=[.A1368]/([.$D$4]*2)" office:value-type="float" office:value="203.850000000005">
            <text:p>203.850000000005</text:p>
          </table:table-cell>
          <table:table-cell table:formula="of:=SQRT(ABS([.$D$2]^2-[.B1368]^2))" office:value-type="float" office:value="119.707236623364">
            <text:p>119.707236623364</text:p>
          </table:table-cell>
          <table:table-cell table:formula="of:=([.$C$10]-[.C1368])*[.$B$4]" office:value-type="float" office:value="74180.162208813">
            <text:p>74180.162208813</text:p>
          </table:table-cell>
          <table:table-cell table:formula="of:=ROUND([.D1368])" office:value-type="float" office:value="74180">
            <text:p>74180</text:p>
          </table:table-cell>
          <table:table-cell table:formula="of:=([.$C$8]-([.E1368]*[.$C$4]))" office:value-type="float" office:value="119.707403846154">
            <text:p>119.707403846154</text:p>
          </table:table-cell>
          <table:table-cell table:formula="of:=SQRT(ABS([.$D$2]^2-[.F1368]^2))" office:value-type="float" office:value="113.556758779096">
            <text:p>113.556758779096</text:p>
          </table:table-cell>
          <table:table-cell table:formula="of:=ABS([.B1368]-[.G1368])" office:value-type="float" office:value="90.2932412209087">
            <text:p>90.2932412209087</text:p>
          </table:table-cell>
          <table:table-cell table:number-columns-repeated="3"/>
        </table:table-row>
        <table:table-row table:style-name="ro2">
          <table:table-cell table:formula="of:=[.A1368]+[.A$4]" office:value-type="float" office:value="408.00000000001">
            <text:p>408.00000000001</text:p>
          </table:table-cell>
          <table:table-cell table:formula="of:=[.A1369]/([.$D$4]*2)" office:value-type="float" office:value="204.000000000005">
            <text:p>204.000000000005</text:p>
          </table:table-cell>
          <table:table-cell table:formula="of:=SQRT(ABS([.$D$2]^2-[.B1369]^2))" office:value-type="float" office:value="119.962494138802">
            <text:p>119.962494138802</text:p>
          </table:table-cell>
          <table:table-cell table:formula="of:=([.$C$10]-[.C1369])*[.$B$4]" office:value-type="float" office:value="73762.1026559699">
            <text:p>73762.1026559699</text:p>
          </table:table-cell>
          <table:table-cell table:formula="of:=ROUND([.D1369])" office:value-type="float" office:value="73762">
            <text:p>73762</text:p>
          </table:table-cell>
          <table:table-cell table:formula="of:=([.$C$8]-([.E1369]*[.$C$4]))" office:value-type="float" office:value="119.962625">
            <text:p>119.962625</text:p>
          </table:table-cell>
          <table:table-cell table:formula="of:=SQRT(ABS([.$D$2]^2-[.F1369]^2))" office:value-type="float" office:value="113.287106958865">
            <text:p>113.287106958865</text:p>
          </table:table-cell>
          <table:table-cell table:formula="of:=ABS([.B1369]-[.G1369])" office:value-type="float" office:value="90.7128930411396">
            <text:p>90.7128930411396</text:p>
          </table:table-cell>
          <table:table-cell table:number-columns-repeated="3"/>
        </table:table-row>
        <table:table-row table:style-name="ro2">
          <table:table-cell table:formula="of:=[.A1369]+[.A$4]" office:value-type="float" office:value="408.30000000001">
            <text:p>408.30000000001</text:p>
          </table:table-cell>
          <table:table-cell table:formula="of:=[.A1370]/([.$D$4]*2)" office:value-type="float" office:value="204.150000000005">
            <text:p>204.150000000005</text:p>
          </table:table-cell>
          <table:table-cell table:formula="of:=SQRT(ABS([.$D$2]^2-[.B1370]^2))" office:value-type="float" office:value="120.217396827589">
            <text:p>120.217396827589</text:p>
          </table:table-cell>
          <table:table-cell table:formula="of:=([.$C$10]-[.C1370])*[.$B$4]" office:value-type="float" office:value="73344.6242365385">
            <text:p>73344.6242365385</text:p>
          </table:table-cell>
          <table:table-cell table:formula="of:=ROUND([.D1370])" office:value-type="float" office:value="73345">
            <text:p>73345</text:p>
          </table:table-cell>
          <table:table-cell table:formula="of:=([.$C$8]-([.E1370]*[.$C$4]))" office:value-type="float" office:value="120.217235576923">
            <text:p>120.217235576923</text:p>
          </table:table-cell>
          <table:table-cell table:formula="of:=SQRT(ABS([.$D$2]^2-[.F1370]^2))" office:value-type="float" office:value="113.016884890014">
            <text:p>113.016884890014</text:p>
          </table:table-cell>
          <table:table-cell table:formula="of:=ABS([.B1370]-[.G1370])" office:value-type="float" office:value="91.1331151099913">
            <text:p>91.1331151099913</text:p>
          </table:table-cell>
          <table:table-cell table:number-columns-repeated="3"/>
        </table:table-row>
        <table:table-row table:style-name="ro2">
          <table:table-cell table:formula="of:=[.A1370]+[.A$4]" office:value-type="float" office:value="408.60000000001">
            <text:p>408.60000000001</text:p>
          </table:table-cell>
          <table:table-cell table:formula="of:=[.A1371]/([.$D$4]*2)" office:value-type="float" office:value="204.300000000005">
            <text:p>204.300000000005</text:p>
          </table:table-cell>
          <table:table-cell table:formula="of:=SQRT(ABS([.$D$2]^2-[.B1371]^2))" office:value-type="float" office:value="120.471946942025">
            <text:p>120.471946942025</text:p>
          </table:table-cell>
          <table:table-cell table:formula="of:=([.$C$10]-[.C1371])*[.$B$4]" office:value-type="float" office:value="72927.7232617148">
            <text:p>72927.7232617148</text:p>
          </table:table-cell>
          <table:table-cell table:formula="of:=ROUND([.D1371])" office:value-type="float" office:value="72928">
            <text:p>72928</text:p>
          </table:table-cell>
          <table:table-cell table:formula="of:=([.$C$8]-([.E1371]*[.$C$4]))" office:value-type="float" office:value="120.471846153846">
            <text:p>120.471846153846</text:p>
          </table:table-cell>
          <table:table-cell table:formula="of:=SQRT(ABS([.$D$2]^2-[.F1371]^2))" office:value-type="float" office:value="112.74544019287">
            <text:p>112.74544019287</text:p>
          </table:table-cell>
          <table:table-cell table:formula="of:=ABS([.B1371]-[.G1371])" office:value-type="float" office:value="91.5545598071349">
            <text:p>91.5545598071349</text:p>
          </table:table-cell>
          <table:table-cell table:number-columns-repeated="3"/>
        </table:table-row>
        <table:table-row table:style-name="ro2">
          <table:table-cell table:formula="of:=[.A1371]+[.A$4]" office:value-type="float" office:value="408.90000000001">
            <text:p>408.90000000001</text:p>
          </table:table-cell>
          <table:table-cell table:formula="of:=[.A1372]/([.$D$4]*2)" office:value-type="float" office:value="204.450000000005">
            <text:p>204.450000000005</text:p>
          </table:table-cell>
          <table:table-cell table:formula="of:=SQRT(ABS([.$D$2]^2-[.B1372]^2))" office:value-type="float" office:value="120.726146712309">
            <text:p>120.726146712309</text:p>
          </table:table-cell>
          <table:table-cell table:formula="of:=([.$C$10]-[.C1372])*[.$B$4]" office:value-type="float" office:value="72511.3960788865">
            <text:p>72511.3960788865</text:p>
          </table:table-cell>
          <table:table-cell table:formula="of:=ROUND([.D1372])" office:value-type="float" office:value="72511">
            <text:p>72511</text:p>
          </table:table-cell>
          <table:table-cell table:formula="of:=([.$C$8]-([.E1372]*[.$C$4]))" office:value-type="float" office:value="120.726456730769">
            <text:p>120.726456730769</text:p>
          </table:table-cell>
          <table:table-cell table:formula="of:=SQRT(ABS([.$D$2]^2-[.F1372]^2))" office:value-type="float" office:value="112.472764015266">
            <text:p>112.472764015266</text:p>
          </table:table-cell>
          <table:table-cell table:formula="of:=ABS([.B1372]-[.G1372])" office:value-type="float" office:value="91.9772359847389">
            <text:p>91.9772359847389</text:p>
          </table:table-cell>
          <table:table-cell table:number-columns-repeated="3"/>
        </table:table-row>
        <table:table-row table:style-name="ro2">
          <table:table-cell table:formula="of:=[.A1372]+[.A$4]" office:value-type="float" office:value="409.20000000001">
            <text:p>409.20000000001</text:p>
          </table:table-cell>
          <table:table-cell table:formula="of:=[.A1373]/([.$D$4]*2)" office:value-type="float" office:value="204.600000000005">
            <text:p>204.600000000005</text:p>
          </table:table-cell>
          <table:table-cell table:formula="of:=SQRT(ABS([.$D$2]^2-[.B1373]^2))" office:value-type="float" office:value="120.979998346842">
            <text:p>120.979998346842</text:p>
          </table:table-cell>
          <table:table-cell table:formula="of:=([.$C$10]-[.C1373])*[.$B$4]" office:value-type="float" office:value="72095.639071147">
            <text:p>72095.639071147</text:p>
          </table:table-cell>
          <table:table-cell table:formula="of:=ROUND([.D1373])" office:value-type="float" office:value="72096">
            <text:p>72096</text:p>
          </table:table-cell>
          <table:table-cell table:formula="of:=([.$C$8]-([.E1373]*[.$C$4]))" office:value-type="float" office:value="120.979846153846">
            <text:p>120.979846153846</text:p>
          </table:table-cell>
          <table:table-cell table:formula="of:=SQRT(ABS([.$D$2]^2-[.F1373]^2))" office:value-type="float" office:value="112.200164102339">
            <text:p>112.200164102339</text:p>
          </table:table-cell>
          <table:table-cell table:formula="of:=ABS([.B1373]-[.G1373])" office:value-type="float" office:value="92.3998358976663">
            <text:p>92.3998358976663</text:p>
          </table:table-cell>
          <table:table-cell table:number-columns-repeated="3"/>
        </table:table-row>
        <table:table-row table:style-name="ro2">
          <table:table-cell table:formula="of:=[.A1373]+[.A$4]" office:value-type="float" office:value="409.50000000001">
            <text:p>409.50000000001</text:p>
          </table:table-cell>
          <table:table-cell table:formula="of:=[.A1374]/([.$D$4]*2)" office:value-type="float" office:value="204.750000000005">
            <text:p>204.750000000005</text:p>
          </table:table-cell>
          <table:table-cell table:formula="of:=SQRT(ABS([.$D$2]^2-[.B1374]^2))" office:value-type="float" office:value="121.233504032516">
            <text:p>121.233504032516</text:p>
          </table:table-cell>
          <table:table-cell table:formula="of:=([.$C$10]-[.C1374])*[.$B$4]" office:value-type="float" office:value="71680.448656816">
            <text:p>71680.448656816</text:p>
          </table:table-cell>
          <table:table-cell table:formula="of:=ROUND([.D1374])" office:value-type="float" office:value="71680">
            <text:p>71680</text:p>
          </table:table-cell>
          <table:table-cell table:formula="of:=([.$C$8]-([.E1374]*[.$C$4]))" office:value-type="float" office:value="121.233846153846">
            <text:p>121.233846153846</text:p>
          </table:table-cell>
          <table:table-cell table:formula="of:=SQRT(ABS([.$D$2]^2-[.F1374]^2))" office:value-type="float" office:value="111.925665272741">
            <text:p>111.925665272741</text:p>
          </table:table-cell>
          <table:table-cell table:formula="of:=ABS([.B1374]-[.G1374])" office:value-type="float" office:value="92.8243347272643">
            <text:p>92.8243347272643</text:p>
          </table:table-cell>
          <table:table-cell table:number-columns-repeated="3"/>
        </table:table-row>
        <table:table-row table:style-name="ro2">
          <table:table-cell table:formula="of:=[.A1374]+[.A$4]" office:value-type="float" office:value="409.80000000001">
            <text:p>409.80000000001</text:p>
          </table:table-cell>
          <table:table-cell table:formula="of:=[.A1375]/([.$D$4]*2)" office:value-type="float" office:value="204.900000000005">
            <text:p>204.900000000005</text:p>
          </table:table-cell>
          <table:table-cell table:formula="of:=SQRT(ABS([.$D$2]^2-[.B1375]^2))" office:value-type="float" office:value="121.486665934999">
            <text:p>121.486665934999</text:p>
          </table:table-cell>
          <table:table-cell table:formula="of:=([.$C$10]-[.C1375])*[.$B$4]" office:value-type="float" office:value="71265.8212889696">
            <text:p>71265.8212889696</text:p>
          </table:table-cell>
          <table:table-cell table:formula="of:=ROUND([.D1375])" office:value-type="float" office:value="71266">
            <text:p>71266</text:p>
          </table:table-cell>
          <table:table-cell table:formula="of:=([.$C$8]-([.E1375]*[.$C$4]))" office:value-type="float" office:value="121.486625">
            <text:p>121.486625</text:p>
          </table:table-cell>
          <table:table-cell table:formula="of:=SQRT(ABS([.$D$2]^2-[.F1375]^2))" office:value-type="float" office:value="111.651242474544">
            <text:p>111.651242474544</text:p>
          </table:table-cell>
          <table:table-cell table:formula="of:=ABS([.B1375]-[.G1375])" office:value-type="float" office:value="93.2487575254611">
            <text:p>93.2487575254611</text:p>
          </table:table-cell>
          <table:table-cell table:number-columns-repeated="3"/>
        </table:table-row>
        <table:table-row table:style-name="ro2">
          <table:table-cell table:formula="of:=[.A1375]+[.A$4]" office:value-type="float" office:value="410.10000000001">
            <text:p>410.10000000001</text:p>
          </table:table-cell>
          <table:table-cell table:formula="of:=[.A1376]/([.$D$4]*2)" office:value-type="float" office:value="205.050000000005">
            <text:p>205.050000000005</text:p>
          </table:table-cell>
          <table:table-cell table:formula="of:=SQRT(ABS([.$D$2]^2-[.B1376]^2))" office:value-type="float" office:value="121.739486199023">
            <text:p>121.739486199023</text:p>
          </table:table-cell>
          <table:table-cell table:formula="of:=([.$C$10]-[.C1376])*[.$B$4]" office:value-type="float" office:value="70851.7534549779">
            <text:p>70851.7534549779</text:p>
          </table:table-cell>
          <table:table-cell table:formula="of:=ROUND([.D1376])" office:value-type="float" office:value="70852">
            <text:p>70852</text:p>
          </table:table-cell>
          <table:table-cell table:formula="of:=([.$C$8]-([.E1376]*[.$C$4]))" office:value-type="float" office:value="121.739403846154">
            <text:p>121.739403846154</text:p>
          </table:table-cell>
          <table:table-cell table:formula="of:=SQRT(ABS([.$D$2]^2-[.F1376]^2))" office:value-type="float" office:value="111.375569813057">
            <text:p>111.375569813057</text:p>
          </table:table-cell>
          <table:table-cell table:formula="of:=ABS([.B1376]-[.G1376])" office:value-type="float" office:value="93.6744301869482">
            <text:p>93.6744301869482</text:p>
          </table:table-cell>
          <table:table-cell table:number-columns-repeated="3"/>
        </table:table-row>
        <table:table-row table:style-name="ro2">
          <table:table-cell table:formula="of:=[.A1376]+[.A$4]" office:value-type="float" office:value="410.40000000001">
            <text:p>410.40000000001</text:p>
          </table:table-cell>
          <table:table-cell table:formula="of:=[.A1377]/([.$D$4]*2)" office:value-type="float" office:value="205.200000000005">
            <text:p>205.200000000005</text:p>
          </table:table-cell>
          <table:table-cell table:formula="of:=SQRT(ABS([.$D$2]^2-[.B1377]^2))" office:value-type="float" office:value="121.991966948656">
            <text:p>121.991966948656</text:p>
          </table:table-cell>
          <table:table-cell table:formula="of:=([.$C$10]-[.C1377])*[.$B$4]" office:value-type="float" office:value="70438.2416760505">
            <text:p>70438.2416760505</text:p>
          </table:table-cell>
          <table:table-cell table:formula="of:=ROUND([.D1377])" office:value-type="float" office:value="70438">
            <text:p>70438</text:p>
          </table:table-cell>
          <table:table-cell table:formula="of:=([.$C$8]-([.E1377]*[.$C$4]))" office:value-type="float" office:value="121.992182692308">
            <text:p>121.992182692308</text:p>
          </table:table-cell>
          <table:table-cell table:formula="of:=SQRT(ABS([.$D$2]^2-[.F1377]^2))" office:value-type="float" office:value="111.0986379843">
            <text:p>111.0986379843</text:p>
          </table:table-cell>
          <table:table-cell table:formula="of:=ABS([.B1377]-[.G1377])" office:value-type="float" office:value="94.1013620157046">
            <text:p>94.1013620157046</text:p>
          </table:table-cell>
          <table:table-cell table:number-columns-repeated="3"/>
        </table:table-row>
        <table:table-row table:style-name="ro2">
          <table:table-cell table:formula="of:=[.A1377]+[.A$4]" office:value-type="float" office:value="410.70000000001">
            <text:p>410.70000000001</text:p>
          </table:table-cell>
          <table:table-cell table:formula="of:=[.A1378]/([.$D$4]*2)" office:value-type="float" office:value="205.350000000005">
            <text:p>205.350000000005</text:p>
          </table:table-cell>
          <table:table-cell table:formula="of:=SQRT(ABS([.$D$2]^2-[.B1378]^2))" office:value-type="float" office:value="122.24411028758">
            <text:p>122.24411028758</text:p>
          </table:table-cell>
          <table:table-cell table:formula="of:=([.$C$10]-[.C1378])*[.$B$4]" office:value-type="float" office:value="70025.2825067894">
            <text:p>70025.2825067894</text:p>
          </table:table-cell>
          <table:table-cell table:formula="of:=ROUND([.D1378])" office:value-type="float" office:value="70025">
            <text:p>70025</text:p>
          </table:table-cell>
          <table:table-cell table:formula="of:=([.$C$8]-([.E1378]*[.$C$4]))" office:value-type="float" office:value="122.244350961538">
            <text:p>122.244350961538</text:p>
          </table:table-cell>
          <table:table-cell table:formula="of:=SQRT(ABS([.$D$2]^2-[.F1378]^2))" office:value-type="float" office:value="110.821111066404">
            <text:p>110.821111066404</text:p>
          </table:table-cell>
          <table:table-cell table:formula="of:=ABS([.B1378]-[.G1378])" office:value-type="float" office:value="94.5288889336011">
            <text:p>94.5288889336011</text:p>
          </table:table-cell>
          <table:table-cell table:number-columns-repeated="3"/>
        </table:table-row>
        <table:table-row table:style-name="ro2">
          <table:table-cell table:formula="of:=[.A1378]+[.A$4]" office:value-type="float" office:value="411.00000000001">
            <text:p>411.00000000001</text:p>
          </table:table-cell>
          <table:table-cell table:formula="of:=[.A1379]/([.$D$4]*2)" office:value-type="float" office:value="205.500000000005">
            <text:p>205.500000000005</text:p>
          </table:table-cell>
          <table:table-cell table:formula="of:=SQRT(ABS([.$D$2]^2-[.B1379]^2))" office:value-type="float" office:value="122.495918299354">
            <text:p>122.495918299354</text:p>
          </table:table-cell>
          <table:table-cell table:formula="of:=([.$C$10]-[.C1379])*[.$B$4]" office:value-type="float" office:value="69612.87253475">
            <text:p>69612.87253475</text:p>
          </table:table-cell>
          <table:table-cell table:formula="of:=ROUND([.D1379])" office:value-type="float" office:value="69613">
            <text:p>69613</text:p>
          </table:table-cell>
          <table:table-cell table:formula="of:=([.$C$8]-([.E1379]*[.$C$4]))" office:value-type="float" office:value="122.495908653846">
            <text:p>122.495908653846</text:p>
          </table:table-cell>
          <table:table-cell table:formula="of:=SQRT(ABS([.$D$2]^2-[.F1379]^2))" office:value-type="float" office:value="110.542988755817">
            <text:p>110.542988755817</text:p>
          </table:table-cell>
          <table:table-cell table:formula="of:=ABS([.B1379]-[.G1379])" office:value-type="float" office:value="94.9570112441884">
            <text:p>94.9570112441884</text:p>
          </table:table-cell>
          <table:table-cell table:number-columns-repeated="3"/>
        </table:table-row>
        <table:table-row table:style-name="ro2">
          <table:table-cell table:formula="of:=[.A1379]+[.A$4]" office:value-type="float" office:value="411.30000000001">
            <text:p>411.30000000001</text:p>
          </table:table-cell>
          <table:table-cell table:formula="of:=[.A1380]/([.$D$4]*2)" office:value-type="float" office:value="205.650000000005">
            <text:p>205.650000000005</text:p>
          </table:table-cell>
          <table:table-cell table:formula="of:=SQRT(ABS([.$D$2]^2-[.B1380]^2))" office:value-type="float" office:value="122.747393047682">
            <text:p>122.747393047682</text:p>
          </table:table-cell>
          <table:table-cell table:formula="of:=([.$C$10]-[.C1380])*[.$B$4]" office:value-type="float" office:value="69201.0083800089">
            <text:p>69201.0083800089</text:p>
          </table:table-cell>
          <table:table-cell table:formula="of:=ROUND([.D1380])" office:value-type="float" office:value="69201">
            <text:p>69201</text:p>
          </table:table-cell>
          <table:table-cell table:formula="of:=([.$C$8]-([.E1380]*[.$C$4]))" office:value-type="float" office:value="122.747466346154">
            <text:p>122.747466346154</text:p>
          </table:table-cell>
          <table:table-cell table:formula="of:=SQRT(ABS([.$D$2]^2-[.F1380]^2))" office:value-type="float" office:value="110.263591024417">
            <text:p>110.263591024417</text:p>
          </table:table-cell>
          <table:table-cell table:formula="of:=ABS([.B1380]-[.G1380])" office:value-type="float" office:value="95.3864089755882">
            <text:p>95.3864089755882</text:p>
          </table:table-cell>
          <table:table-cell table:number-columns-repeated="3"/>
        </table:table-row>
        <table:table-row table:style-name="ro2">
          <table:table-cell table:formula="of:=[.A1380]+[.A$4]" office:value-type="float" office:value="411.60000000001">
            <text:p>411.60000000001</text:p>
          </table:table-cell>
          <table:table-cell table:formula="of:=[.A1381]/([.$D$4]*2)" office:value-type="float" office:value="205.800000000005">
            <text:p>205.800000000005</text:p>
          </table:table-cell>
          <table:table-cell table:formula="of:=SQRT(ABS([.$D$2]^2-[.B1381]^2))" office:value-type="float" office:value="122.998536576668">
            <text:p>122.998536576668</text:p>
          </table:table-cell>
          <table:table-cell table:formula="of:=([.$C$10]-[.C1381])*[.$B$4]" office:value-type="float" office:value="68789.6866947391">
            <text:p>68789.6866947391</text:p>
          </table:table-cell>
          <table:table-cell table:formula="of:=ROUND([.D1381])" office:value-type="float" office:value="68790">
            <text:p>68790</text:p>
          </table:table-cell>
          <table:table-cell table:formula="of:=([.$C$8]-([.E1381]*[.$C$4]))" office:value-type="float" office:value="122.998413461538">
            <text:p>122.998413461538</text:p>
          </table:table-cell>
          <table:table-cell table:formula="of:=SQRT(ABS([.$D$2]^2-[.F1381]^2))" office:value-type="float" office:value="109.983590984948">
            <text:p>109.983590984948</text:p>
          </table:table-cell>
          <table:table-cell table:formula="of:=ABS([.B1381]-[.G1381])" office:value-type="float" office:value="95.8164090150565">
            <text:p>95.8164090150565</text:p>
          </table:table-cell>
          <table:table-cell table:number-columns-repeated="3"/>
        </table:table-row>
        <table:table-row table:style-name="ro2">
          <table:table-cell table:formula="of:=[.A1381]+[.A$4]" office:value-type="float" office:value="411.90000000001">
            <text:p>411.90000000001</text:p>
          </table:table-cell>
          <table:table-cell table:formula="of:=[.A1382]/([.$D$4]*2)" office:value-type="float" office:value="205.950000000005">
            <text:p>205.950000000005</text:p>
          </table:table-cell>
          <table:table-cell table:formula="of:=SQRT(ABS([.$D$2]^2-[.B1382]^2))" office:value-type="float" office:value="123.249350911078">
            <text:p>123.249350911078</text:p>
          </table:table-cell>
          <table:table-cell table:formula="of:=([.$C$10]-[.C1382])*[.$B$4]" office:value-type="float" office:value="68378.9041627927">
            <text:p>68378.9041627927</text:p>
          </table:table-cell>
          <table:table-cell table:formula="of:=ROUND([.D1382])" office:value-type="float" office:value="68379">
            <text:p>68379</text:p>
          </table:table-cell>
          <table:table-cell table:formula="of:=([.$C$8]-([.E1382]*[.$C$4]))" office:value-type="float" office:value="123.249360576923">
            <text:p>123.249360576923</text:p>
          </table:table-cell>
          <table:table-cell table:formula="of:=SQRT(ABS([.$D$2]^2-[.F1382]^2))" office:value-type="float" office:value="109.702302242841">
            <text:p>109.702302242841</text:p>
          </table:table-cell>
          <table:table-cell table:formula="of:=ABS([.B1382]-[.G1382])" office:value-type="float" office:value="96.2476977571641">
            <text:p>96.2476977571641</text:p>
          </table:table-cell>
          <table:table-cell table:number-columns-repeated="3"/>
        </table:table-row>
        <table:table-row table:style-name="ro2">
          <table:table-cell table:formula="of:=[.A1382]+[.A$4]" office:value-type="float" office:value="412.20000000001">
            <text:p>412.20000000001</text:p>
          </table:table-cell>
          <table:table-cell table:formula="of:=[.A1383]/([.$D$4]*2)" office:value-type="float" office:value="206.100000000005">
            <text:p>206.100000000005</text:p>
          </table:table-cell>
          <table:table-cell table:formula="of:=SQRT(ABS([.$D$2]^2-[.B1383]^2))" office:value-type="float" office:value="123.499838056582">
            <text:p>123.499838056582</text:p>
          </table:table-cell>
          <table:table-cell table:formula="of:=([.$C$10]-[.C1383])*[.$B$4]" office:value-type="float" office:value="67968.6574992896">
            <text:p>67968.6574992896</text:p>
          </table:table-cell>
          <table:table-cell table:formula="of:=ROUND([.D1383])" office:value-type="float" office:value="67969">
            <text:p>67969</text:p>
          </table:table-cell>
          <table:table-cell table:formula="of:=([.$C$8]-([.E1383]*[.$C$4]))" office:value-type="float" office:value="123.499697115385">
            <text:p>123.499697115385</text:p>
          </table:table-cell>
          <table:table-cell table:formula="of:=SQRT(ABS([.$D$2]^2-[.F1383]^2))" office:value-type="float" office:value="109.420404004044">
            <text:p>109.420404004044</text:p>
          </table:table-cell>
          <table:table-cell table:formula="of:=ABS([.B1383]-[.G1383])" office:value-type="float" office:value="96.6795959959607">
            <text:p>96.6795959959607</text:p>
          </table:table-cell>
          <table:table-cell table:number-columns-repeated="3"/>
        </table:table-row>
        <table:table-row table:style-name="ro2">
          <table:table-cell table:formula="of:=[.A1383]+[.A$4]" office:value-type="float" office:value="412.50000000001">
            <text:p>412.50000000001</text:p>
          </table:table-cell>
          <table:table-cell table:formula="of:=[.A1384]/([.$D$4]*2)" office:value-type="float" office:value="206.250000000005">
            <text:p>206.250000000005</text:p>
          </table:table-cell>
          <table:table-cell table:formula="of:=SQRT(ABS([.$D$2]^2-[.B1384]^2))" office:value-type="float" office:value="123.750000000008">
            <text:p>123.750000000008</text:p>
          </table:table-cell>
          <table:table-cell table:formula="of:=([.$C$10]-[.C1384])*[.$B$4]" office:value-type="float" office:value="67558.943450214">
            <text:p>67558.943450214</text:p>
          </table:table-cell>
          <table:table-cell table:formula="of:=ROUND([.D1384])" office:value-type="float" office:value="67559">
            <text:p>67559</text:p>
          </table:table-cell>
          <table:table-cell table:formula="of:=([.$C$8]-([.E1384]*[.$C$4]))" office:value-type="float" office:value="123.750033653846">
            <text:p>123.750033653846</text:p>
          </table:table-cell>
          <table:table-cell table:formula="of:=SQRT(ABS([.$D$2]^2-[.F1384]^2))" office:value-type="float" office:value="109.137203421528">
            <text:p>109.137203421528</text:p>
          </table:table-cell>
          <table:table-cell table:formula="of:=ABS([.B1384]-[.G1384])" office:value-type="float" office:value="97.1127965784771">
            <text:p>97.1127965784771</text:p>
          </table:table-cell>
          <table:table-cell table:number-columns-repeated="3"/>
        </table:table-row>
        <table:table-row table:style-name="ro2">
          <table:table-cell table:formula="of:=[.A1384]+[.A$4]" office:value-type="float" office:value="412.80000000001">
            <text:p>412.80000000001</text:p>
          </table:table-cell>
          <table:table-cell table:formula="of:=[.A1385]/([.$D$4]*2)" office:value-type="float" office:value="206.400000000005">
            <text:p>206.400000000005</text:p>
          </table:table-cell>
          <table:table-cell table:formula="of:=SQRT(ABS([.$D$2]^2-[.B1385]^2))" office:value-type="float" office:value="123.999838709581">
            <text:p>123.999838709581</text:p>
          </table:table-cell>
          <table:table-cell table:formula="of:=([.$C$10]-[.C1385])*[.$B$4]" office:value-type="float" office:value="67149.7587920165">
            <text:p>67149.7587920165</text:p>
          </table:table-cell>
          <table:table-cell table:formula="of:=ROUND([.D1385])" office:value-type="float" office:value="67150">
            <text:p>67150</text:p>
          </table:table-cell>
          <table:table-cell table:formula="of:=([.$C$8]-([.E1385]*[.$C$4]))" office:value-type="float" office:value="123.999759615385">
            <text:p>123.999759615385</text:p>
          </table:table-cell>
          <table:table-cell table:formula="of:=SQRT(ABS([.$D$2]^2-[.F1385]^2))" office:value-type="float" office:value="108.853385869833">
            <text:p>108.853385869833</text:p>
          </table:table-cell>
          <table:table-cell table:formula="of:=ABS([.B1385]-[.G1385])" office:value-type="float" office:value="97.5466141301716">
            <text:p>97.5466141301716</text:p>
          </table:table-cell>
          <table:table-cell table:number-columns-repeated="3"/>
        </table:table-row>
        <table:table-row table:style-name="ro2">
          <table:table-cell table:formula="of:=[.A1385]+[.A$4]" office:value-type="float" office:value="413.10000000001">
            <text:p>413.10000000001</text:p>
          </table:table-cell>
          <table:table-cell table:formula="of:=[.A1386]/([.$D$4]*2)" office:value-type="float" office:value="206.550000000005">
            <text:p>206.550000000005</text:p>
          </table:table-cell>
          <table:table-cell table:formula="of:=SQRT(ABS([.$D$2]^2-[.B1386]^2))" office:value-type="float" office:value="124.249356135161">
            <text:p>124.249356135161</text:p>
          </table:table-cell>
          <table:table-cell table:formula="of:=([.$C$10]-[.C1386])*[.$B$4]" office:value-type="float" office:value="66741.1003312238">
            <text:p>66741.1003312238</text:p>
          </table:table-cell>
          <table:table-cell table:formula="of:=ROUND([.D1386])" office:value-type="float" office:value="66741">
            <text:p>66741</text:p>
          </table:table-cell>
          <table:table-cell table:formula="of:=([.$C$8]-([.E1386]*[.$C$4]))" office:value-type="float" office:value="124.249485576923">
            <text:p>124.249485576923</text:p>
          </table:table-cell>
          <table:table-cell table:formula="of:=SQRT(ABS([.$D$2]^2-[.F1386]^2))" office:value-type="float" office:value="108.568251961013">
            <text:p>108.568251961013</text:p>
          </table:table-cell>
          <table:table-cell table:formula="of:=ABS([.B1386]-[.G1386])" office:value-type="float" office:value="97.981748038992">
            <text:p>97.981748038992</text:p>
          </table:table-cell>
          <table:table-cell table:number-columns-repeated="3"/>
        </table:table-row>
        <table:table-row table:style-name="ro2">
          <table:table-cell table:formula="of:=[.A1386]+[.A$4]" office:value-type="float" office:value="413.40000000001">
            <text:p>413.40000000001</text:p>
          </table:table-cell>
          <table:table-cell table:formula="of:=[.A1387]/([.$D$4]*2)" office:value-type="float" office:value="206.700000000005">
            <text:p>206.700000000005</text:p>
          </table:table-cell>
          <table:table-cell table:formula="of:=SQRT(ABS([.$D$2]^2-[.B1387]^2))" office:value-type="float" office:value="124.498554208481">
            <text:p>124.498554208481</text:p>
          </table:table-cell>
          <table:table-cell table:formula="of:=([.$C$10]-[.C1387])*[.$B$4]" office:value-type="float" office:value="66332.9649040541">
            <text:p>66332.9649040541</text:p>
          </table:table-cell>
          <table:table-cell table:formula="of:=ROUND([.D1387])" office:value-type="float" office:value="66333">
            <text:p>66333</text:p>
          </table:table-cell>
          <table:table-cell table:formula="of:=([.$C$8]-([.E1387]*[.$C$4]))" office:value-type="float" office:value="124.498600961538">
            <text:p>124.498600961538</text:p>
          </table:table-cell>
          <table:table-cell table:formula="of:=SQRT(ABS([.$D$2]^2-[.F1387]^2))" office:value-type="float" office:value="108.282493315492">
            <text:p>108.282493315492</text:p>
          </table:table-cell>
          <table:table-cell table:formula="of:=ABS([.B1387]-[.G1387])" office:value-type="float" office:value="98.4175066845127">
            <text:p>98.4175066845127</text:p>
          </table:table-cell>
          <table:table-cell table:number-columns-repeated="3"/>
        </table:table-row>
        <table:table-row table:style-name="ro2">
          <table:table-cell table:formula="of:=[.A1387]+[.A$4]" office:value-type="float" office:value="413.70000000001">
            <text:p>413.70000000001</text:p>
          </table:table-cell>
          <table:table-cell table:formula="of:=[.A1388]/([.$D$4]*2)" office:value-type="float" office:value="206.850000000005">
            <text:p>206.850000000005</text:p>
          </table:table-cell>
          <table:table-cell table:formula="of:=SQRT(ABS([.$D$2]^2-[.B1388]^2))" office:value-type="float" office:value="124.747434843375">
            <text:p>124.747434843375</text:p>
          </table:table-cell>
          <table:table-cell table:formula="of:=([.$C$10]-[.C1388])*[.$B$4]" office:value-type="float" office:value="65925.3493760388">
            <text:p>65925.3493760388</text:p>
          </table:table-cell>
          <table:table-cell table:formula="of:=ROUND([.D1388])" office:value-type="float" office:value="65925">
            <text:p>65925</text:p>
          </table:table-cell>
          <table:table-cell table:formula="of:=([.$C$8]-([.E1388]*[.$C$4]))" office:value-type="float" office:value="124.747716346154">
            <text:p>124.747716346154</text:p>
          </table:table-cell>
          <table:table-cell table:formula="of:=SQRT(ABS([.$D$2]^2-[.F1388]^2))" office:value-type="float" office:value="107.995403913405">
            <text:p>107.995403913405</text:p>
          </table:table-cell>
          <table:table-cell table:formula="of:=ABS([.B1388]-[.G1388])" office:value-type="float" office:value="98.8545960865998">
            <text:p>98.8545960865998</text:p>
          </table:table-cell>
          <table:table-cell table:number-columns-repeated="3"/>
        </table:table-row>
        <table:table-row table:style-name="ro2">
          <table:table-cell table:formula="of:=[.A1388]+[.A$4]" office:value-type="float" office:value="414.00000000001">
            <text:p>414.00000000001</text:p>
          </table:table-cell>
          <table:table-cell table:formula="of:=[.A1389]/([.$D$4]*2)" office:value-type="float" office:value="207.000000000005">
            <text:p>207.000000000005</text:p>
          </table:table-cell>
          <table:table-cell table:formula="of:=SQRT(ABS([.$D$2]^2-[.B1389]^2))" office:value-type="float" office:value="124.995999936006">
            <text:p>124.995999936006</text:p>
          </table:table-cell>
          <table:table-cell table:formula="of:=([.$C$10]-[.C1389])*[.$B$4]" office:value-type="float" office:value="65518.2506416504">
            <text:p>65518.2506416504</text:p>
          </table:table-cell>
          <table:table-cell table:formula="of:=ROUND([.D1389])" office:value-type="float" office:value="65518">
            <text:p>65518</text:p>
          </table:table-cell>
          <table:table-cell table:formula="of:=([.$C$8]-([.E1389]*[.$C$4]))" office:value-type="float" office:value="124.996221153846">
            <text:p>124.996221153846</text:p>
          </table:table-cell>
          <table:table-cell table:formula="of:=SQRT(ABS([.$D$2]^2-[.F1389]^2))" office:value-type="float" office:value="107.707681700326">
            <text:p>107.707681700326</text:p>
          </table:table-cell>
          <table:table-cell table:formula="of:=ABS([.B1389]-[.G1389])" office:value-type="float" office:value="99.2923182996788">
            <text:p>99.2923182996788</text:p>
          </table:table-cell>
          <table:table-cell table:number-columns-repeated="3"/>
        </table:table-row>
        <table:table-row table:style-name="ro2">
          <table:table-cell table:formula="of:=[.A1389]+[.A$4]" office:value-type="float" office:value="414.30000000001">
            <text:p>414.30000000001</text:p>
          </table:table-cell>
          <table:table-cell table:formula="of:=[.A1390]/([.$D$4]*2)" office:value-type="float" office:value="207.150000000005">
            <text:p>207.150000000005</text:p>
          </table:table-cell>
          <table:table-cell table:formula="of:=SQRT(ABS([.$D$2]^2-[.B1390]^2))" office:value-type="float" office:value="125.244251365091">
            <text:p>125.244251365091</text:p>
          </table:table-cell>
          <table:table-cell table:formula="of:=([.$C$10]-[.C1390])*[.$B$4]" office:value-type="float" office:value="65111.6656239369">
            <text:p>65111.6656239369</text:p>
          </table:table-cell>
          <table:table-cell table:formula="of:=ROUND([.D1390])" office:value-type="float" office:value="65112">
            <text:p>65112</text:p>
          </table:table-cell>
          <table:table-cell table:formula="of:=([.$C$8]-([.E1390]*[.$C$4]))" office:value-type="float" office:value="125.244115384615">
            <text:p>125.244115384615</text:p>
          </table:table-cell>
          <table:table-cell table:formula="of:=SQRT(ABS([.$D$2]^2-[.F1390]^2))" office:value-type="float" office:value="107.419325828852">
            <text:p>107.419325828852</text:p>
          </table:table-cell>
          <table:table-cell table:formula="of:=ABS([.B1390]-[.G1390])" office:value-type="float" office:value="99.7306741711526">
            <text:p>99.7306741711526</text:p>
          </table:table-cell>
          <table:table-cell table:number-columns-repeated="3"/>
        </table:table-row>
        <table:table-row table:style-name="ro2">
          <table:table-cell table:formula="of:=[.A1390]+[.A$4]" office:value-type="float" office:value="414.60000000001">
            <text:p>414.60000000001</text:p>
          </table:table-cell>
          <table:table-cell table:formula="of:=[.A1391]/([.$D$4]*2)" office:value-type="float" office:value="207.300000000005">
            <text:p>207.300000000005</text:p>
          </table:table-cell>
          <table:table-cell table:formula="of:=SQRT(ABS([.$D$2]^2-[.B1391]^2))" office:value-type="float" office:value="125.492190992117">
            <text:p>125.492190992117</text:p>
          </table:table-cell>
          <table:table-cell table:formula="of:=([.$C$10]-[.C1391])*[.$B$4]" office:value-type="float" office:value="64705.5912741612">
            <text:p>64705.5912741612</text:p>
          </table:table-cell>
          <table:table-cell table:formula="of:=ROUND([.D1391])" office:value-type="float" office:value="64706">
            <text:p>64706</text:p>
          </table:table-cell>
          <table:table-cell table:formula="of:=([.$C$8]-([.E1391]*[.$C$4]))" office:value-type="float" office:value="125.492009615385">
            <text:p>125.492009615385</text:p>
          </table:table-cell>
          <table:table-cell table:formula="of:=SQRT(ABS([.$D$2]^2-[.F1391]^2))" office:value-type="float" office:value="107.12962019298">
            <text:p>107.12962019298</text:p>
          </table:table-cell>
          <table:table-cell table:formula="of:=ABS([.B1391]-[.G1391])" office:value-type="float" office:value="100.170379807025">
            <text:p>100.170379807025</text:p>
          </table:table-cell>
          <table:table-cell table:number-columns-repeated="3"/>
        </table:table-row>
        <table:table-row table:style-name="ro2">
          <table:table-cell table:formula="of:=[.A1391]+[.A$4]" office:value-type="float" office:value="414.90000000001">
            <text:p>414.90000000001</text:p>
          </table:table-cell>
          <table:table-cell table:formula="of:=[.A1392]/([.$D$4]*2)" office:value-type="float" office:value="207.450000000005">
            <text:p>207.450000000005</text:p>
          </table:table-cell>
          <table:table-cell table:formula="of:=SQRT(ABS([.$D$2]^2-[.B1392]^2))" office:value-type="float" office:value="125.739820661563">
            <text:p>125.739820661563</text:p>
          </table:table-cell>
          <table:table-cell table:formula="of:=([.$C$10]-[.C1392])*[.$B$4]" office:value-type="float" office:value="64300.0245714469">
            <text:p>64300.0245714469</text:p>
          </table:table-cell>
          <table:table-cell table:formula="of:=ROUND([.D1392])" office:value-type="float" office:value="64300">
            <text:p>64300</text:p>
          </table:table-cell>
          <table:table-cell table:formula="of:=([.$C$8]-([.E1392]*[.$C$4]))" office:value-type="float" office:value="125.739903846154">
            <text:p>125.739903846154</text:p>
          </table:table-cell>
          <table:table-cell table:formula="of:=SQRT(ABS([.$D$2]^2-[.F1392]^2))" office:value-type="float" office:value="106.838553812563">
            <text:p>106.838553812563</text:p>
          </table:table-cell>
          <table:table-cell table:formula="of:=ABS([.B1392]-[.G1392])" office:value-type="float" office:value="100.611446187442">
            <text:p>100.611446187442</text:p>
          </table:table-cell>
          <table:table-cell table:number-columns-repeated="3"/>
        </table:table-row>
        <table:table-row table:style-name="ro2">
          <table:table-cell table:formula="of:=[.A1392]+[.A$4]" office:value-type="float" office:value="415.20000000001">
            <text:p>415.20000000001</text:p>
          </table:table-cell>
          <table:table-cell table:formula="of:=[.A1393]/([.$D$4]*2)" office:value-type="float" office:value="207.600000000005">
            <text:p>207.600000000005</text:p>
          </table:table-cell>
          <table:table-cell table:formula="of:=SQRT(ABS([.$D$2]^2-[.B1393]^2))" office:value-type="float" office:value="125.987142201107">
            <text:p>125.987142201107</text:p>
          </table:table-cell>
          <table:table-cell table:formula="of:=([.$C$10]-[.C1393])*[.$B$4]" office:value-type="float" office:value="63894.9625224294">
            <text:p>63894.9625224294</text:p>
          </table:table-cell>
          <table:table-cell table:formula="of:=ROUND([.D1393])" office:value-type="float" office:value="63895">
            <text:p>63895</text:p>
          </table:table-cell>
          <table:table-cell table:formula="of:=([.$C$8]-([.E1393]*[.$C$4]))" office:value-type="float" office:value="125.9871875">
            <text:p>125.9871875</text:p>
          </table:table-cell>
          <table:table-cell table:formula="of:=SQRT(ABS([.$D$2]^2-[.F1393]^2))" office:value-type="float" office:value="106.546837521532">
            <text:p>106.546837521532</text:p>
          </table:table-cell>
          <table:table-cell table:formula="of:=ABS([.B1393]-[.G1393])" office:value-type="float" office:value="101.053162478473">
            <text:p>101.053162478473</text:p>
          </table:table-cell>
          <table:table-cell table:number-columns-repeated="3"/>
        </table:table-row>
        <table:table-row table:style-name="ro2">
          <table:table-cell table:formula="of:=[.A1393]+[.A$4]" office:value-type="float" office:value="415.50000000001">
            <text:p>415.50000000001</text:p>
          </table:table-cell>
          <table:table-cell table:formula="of:=[.A1394]/([.$D$4]*2)" office:value-type="float" office:value="207.750000000005">
            <text:p>207.750000000005</text:p>
          </table:table-cell>
          <table:table-cell table:formula="of:=SQRT(ABS([.$D$2]^2-[.B1394]^2))" office:value-type="float" office:value="126.234157421841">
            <text:p>126.234157421841</text:p>
          </table:table-cell>
          <table:table-cell table:formula="of:=([.$C$10]-[.C1394])*[.$B$4]" office:value-type="float" office:value="63490.4021609134">
            <text:p>63490.4021609134</text:p>
          </table:table-cell>
          <table:table-cell table:formula="of:=ROUND([.D1394])" office:value-type="float" office:value="63490">
            <text:p>63490</text:p>
          </table:table-cell>
          <table:table-cell table:formula="of:=([.$C$8]-([.E1394]*[.$C$4]))" office:value-type="float" office:value="126.234471153846">
            <text:p>126.234471153846</text:p>
          </table:table-cell>
          <table:table-cell table:formula="of:=SQRT(ABS([.$D$2]^2-[.F1394]^2))" office:value-type="float" office:value="106.253744839929">
            <text:p>106.253744839929</text:p>
          </table:table-cell>
          <table:table-cell table:formula="of:=ABS([.B1394]-[.G1394])" office:value-type="float" office:value="101.496255160076">
            <text:p>101.496255160076</text:p>
          </table:table-cell>
          <table:table-cell table:number-columns-repeated="3"/>
        </table:table-row>
        <table:table-row table:style-name="ro2">
          <table:table-cell table:formula="of:=[.A1394]+[.A$4]" office:value-type="float" office:value="415.80000000001">
            <text:p>415.80000000001</text:p>
          </table:table-cell>
          <table:table-cell table:formula="of:=[.A1395]/([.$D$4]*2)" office:value-type="float" office:value="207.900000000005">
            <text:p>207.900000000005</text:p>
          </table:table-cell>
          <table:table-cell table:formula="of:=SQRT(ABS([.$D$2]^2-[.B1395]^2))" office:value-type="float" office:value="126.480868118471">
            <text:p>126.480868118471</text:p>
          </table:table-cell>
          <table:table-cell table:formula="of:=([.$C$10]-[.C1395])*[.$B$4]" office:value-type="float" office:value="63086.3405475346">
            <text:p>63086.3405475346</text:p>
          </table:table-cell>
          <table:table-cell table:formula="of:=ROUND([.D1395])" office:value-type="float" office:value="63086">
            <text:p>63086</text:p>
          </table:table-cell>
          <table:table-cell table:formula="of:=([.$C$8]-([.E1395]*[.$C$4]))" office:value-type="float" office:value="126.481144230769">
            <text:p>126.481144230769</text:p>
          </table:table-cell>
          <table:table-cell table:formula="of:=SQRT(ABS([.$D$2]^2-[.F1395]^2))" office:value-type="float" office:value="105.959993177026">
            <text:p>105.959993177026</text:p>
          </table:table-cell>
          <table:table-cell table:formula="of:=ABS([.B1395]-[.G1395])" office:value-type="float" office:value="101.940006822979">
            <text:p>101.940006822979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4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05/25/2013</text:date>, <text:time>03:2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9T00:23:45</meta:creation-date>
    <dc:date>2013-05-25T03:23:26</dc:date>
    <meta:editing-duration>PT03H32M35S</meta:editing-duration>
    <meta:editing-cycles>17</meta:editing-cycles>
    <meta:generator>OpenOffice.org/3.2$Linux OpenOffice.org_project/320m12$Build-9483</meta:generator>
    <meta:document-statistic meta:table-count="3" meta:cell-count="11138" meta:object-count="0"/>
  </office:meta>
</office:document-meta>
</file>